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0"/>
    <style:style style:name="ce3" style:family="table-cell" style:parent-style-name="Default">
      <style:table-cell-properties style:glyph-orientation-vertical="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">
      <style:table-cell-properties fo:background-color="#2a6099"/>
    </style:style>
    <style:style style:name="ce2" style:family="table-cell" style:parent-style-name="Default" style:data-style-name="N0">
      <style:table-cell-properties fo:background-color="#ff0000"/>
    </style:style>
    <style:style style:name="ce1" style:family="table-cell" style:parent-style-name="Default">
      <style:table-cell-properties fo:background-color="#2a6099"/>
    </style:style>
    <style:style style:name="ce6" style:family="table-cell" style:parent-style-name="Default">
      <style:table-cell-properties style:glyph-orientation-vertical="0" fo:background-color="#2a609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glyph-orientation-vertical="0" fo:background-color="#55308d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glyph-orientation-vertical="0" fo:background-color="#ff8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glyph-orientation-vertical="0" fo:background-color="#2a6099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glyph-orientation-vertical="0" fo:background-color="#7b3d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1c1c1c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glyph-orientation-vertical="0" fo:background-color="#e16173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glyph-orientation-vertical="0" fo:background-color="#ff8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">
      <style:table-cell-properties fo:border-bottom="none" fo:background-color="#2a6099" fo:border-left="0.74pt solid #000000" fo:border-right="0.74pt solid #000000" fo:border-top="none"/>
    </style:style>
    <style:style style:name="ce9" style:family="table-cell" style:parent-style-name="Default" style:data-style-name="N0">
      <style:table-cell-properties fo:border-bottom="none" fo:background-color="#ff0000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 style:data-style-name="N0">
      <style:table-cell-properties fo:border-bottom="none" fo:background-color="#000000" fo:border-left="0.74pt solid #000000" fo:border-right="0.74pt solid #000000" fo:border-top="none"/>
    </style:style>
    <style:style style:name="ce22" style:family="table-cell" style:parent-style-name="Default">
      <style:table-cell-properties style:glyph-orientation-vertical="0" fo:background-color="#35526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0">
      <style:table-cell-properties fo:background-color="#000000"/>
    </style:style>
    <style:style style:name="ce26" style:family="table-cell" style:parent-style-name="Default">
      <style:table-cell-properties style:glyph-orientation-vertical="0" fo:background-color="#80808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fo:border-bottom="none" fo:background-color="#2a6099" fo:border-left="0.74pt solid #000000" fo:border-right="0.74pt solid #000000" fo:border-top="none"/>
    </style:style>
    <style:style style:name="ce23" style:family="table-cell" style:parent-style-name="Default" style:data-style-name="N0">
      <style:table-cell-properties fo:background-color="#2a6099"/>
    </style:style>
    <style:style style:name="ce47" style:family="table-cell" style:parent-style-name="Default" style:data-style-name="N10">
      <style:table-cell-properties fo:background-color="#ff0000"/>
    </style:style>
    <style:style style:name="ce24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style:glyph-orientation-vertical="0" fo:background-color="#81d41a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style:glyph-orientation-vertical="0" fo:background-color="#ff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glyph-orientation-vertical="0" fo:background-color="#ffff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style:glyph-orientation-vertical="0" fo:background-color="#e16173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glyph-orientation-vertical="0" fo:background-color="#80808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glyph-orientation-vertical="0" fo:background-color="#ffff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style:glyph-orientation-vertical="0" fo:background-color="#ff0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glyph-orientation-vertical="0" fo:background-color="#81d41a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/>
    <style:style style:name="ce58" style:family="table-cell" style:parent-style-name="Default">
      <style:table-cell-properties fo:background-color="#e16173"/>
    </style:style>
    <style:style style:name="ce59" style:family="table-cell" style:parent-style-name="Default">
      <style:table-cell-properties fo:background-color="#813709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ackground-color="#55308d"/>
    </style:style>
    <style:style style:name="ce62" style:family="table-cell" style:parent-style-name="Default">
      <style:table-cell-properties fo:background-color="#999999"/>
    </style:style>
    <style:style style:name="ce63" style:family="table-cell" style:parent-style-name="Default">
      <style:table-cell-properties fo:background-color="#ff8000"/>
    </style:style>
    <style:style style:name="ce64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355269"/>
    </style:style>
    <style:style style:name="ce66" style:family="table-cell" style:parent-style-name="Default">
      <style:table-cell-properties fo:background-color="#333333"/>
    </style:style>
    <style:style style:name="ce67" style:family="table-cell" style:parent-style-name="Default" style:data-style-name="N11">
      <style:table-cell-properties fo:background-color="#2a6099"/>
    </style:style>
    <style:style style:name="ce68" style:family="table-cell" style:parent-style-name="Default" style:data-style-name="N11"/>
    <style:style style:name="ce69" style:family="table-cell" style:parent-style-name="Default">
      <style:table-cell-properties fo:background-color="#7b3d00"/>
    </style:style>
    <style:style style:name="ce70" style:family="table-cell" style:parent-style-name="Default">
      <style:table-cell-properties fo:background-color="#1c1c1c"/>
    </style:style>
    <style:style style:name="ce7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Meter" table:style-name="ta1">
        <table:table-column table:style-name="co1" table:default-cell-style-name="Default"/>
        <table:table-column table:style-name="co2" table:number-columns-repeated="25" table:default-cell-style-name="Default"/>
        <table:table-column table:style-name="co2" table:number-columns-repeated="2" table:default-cell-style-name="ce14"/>
        <table:table-column table:style-name="co2" table:default-cell-style-name="Default"/>
        <table:table-column table:style-name="co2" table:default-cell-style-name="ce14"/>
        <table:table-column table:style-name="co2" table:number-columns-repeated="41" table:default-cell-style-name="Default"/>
        <table:table-column table:style-name="co3" table:visibility="collapse" table:default-cell-style-name="Default"/>
        <table:table-column table:style-name="co4" table:number-columns-repeated="952" table:default-cell-style-name="Default"/>
        <table:table-row table:style-name="ro1">
          <table:table-cell table:style-name="ce4"/>
          <table:table-cell table:style-name="ce16" office:value-type="percentage" office:value="-0.32" calcext:value-type="percentage">
            <text:p>-32%</text:p>
          </table:table-cell>
          <table:table-cell table:style-name="ce16" office:value-type="percentage" office:value="-0.31" calcext:value-type="percentage">
            <text:p>-31%</text:p>
          </table:table-cell>
          <table:table-cell table:style-name="ce16" office:value-type="percentage" office:value="-0.3" calcext:value-type="percentage">
            <text:p>-30%</text:p>
          </table:table-cell>
          <table:table-cell table:style-name="ce16" office:value-type="percentage" office:value="-0.29" calcext:value-type="percentage">
            <text:p>-29%</text:p>
          </table:table-cell>
          <table:table-cell table:style-name="ce16" office:value-type="percentage" office:value="-0.28" calcext:value-type="percentage">
            <text:p>-28%</text:p>
          </table:table-cell>
          <table:table-cell table:style-name="ce16" office:value-type="percentage" office:value="-0.27" calcext:value-type="percentage">
            <text:p>-27%</text:p>
          </table:table-cell>
          <table:table-cell table:style-name="ce16" office:value-type="percentage" office:value="-0.26" calcext:value-type="percentage">
            <text:p>-26%</text:p>
          </table:table-cell>
          <table:table-cell table:style-name="ce16" office:value-type="percentage" office:value="-0.25" calcext:value-type="percentage">
            <text:p>-25%</text:p>
          </table:table-cell>
          <table:table-cell table:style-name="ce16" office:value-type="percentage" office:value="-0.24" calcext:value-type="percentage">
            <text:p>-24%</text:p>
          </table:table-cell>
          <table:table-cell table:style-name="ce16" office:value-type="percentage" office:value="-0.23" calcext:value-type="percentage">
            <text:p>-23%</text:p>
          </table:table-cell>
          <table:table-cell table:style-name="ce16" office:value-type="percentage" office:value="-0.22" calcext:value-type="percentage">
            <text:p>-22%</text:p>
          </table:table-cell>
          <table:table-cell table:style-name="ce16" office:value-type="percentage" office:value="-0.21" calcext:value-type="percentage">
            <text:p>-21%</text:p>
          </table:table-cell>
          <table:table-cell table:style-name="ce16" office:value-type="percentage" office:value="-0.2" calcext:value-type="percentage">
            <text:p>-20%</text:p>
          </table:table-cell>
          <table:table-cell table:style-name="ce16" office:value-type="percentage" office:value="-0.19" calcext:value-type="percentage">
            <text:p>-19%</text:p>
          </table:table-cell>
          <table:table-cell table:style-name="ce16" office:value-type="percentage" office:value="-0.18" calcext:value-type="percentage">
            <text:p>-18%</text:p>
          </table:table-cell>
          <table:table-cell table:style-name="ce16" office:value-type="percentage" office:value="-0.17" calcext:value-type="percentage">
            <text:p>-17%</text:p>
          </table:table-cell>
          <table:table-cell table:style-name="ce16" office:value-type="percentage" office:value="-0.16" calcext:value-type="percentage">
            <text:p>-16%</text:p>
          </table:table-cell>
          <table:table-cell table:style-name="ce16" office:value-type="percentage" office:value="-0.15" calcext:value-type="percentage">
            <text:p>-15%</text:p>
          </table:table-cell>
          <table:table-cell table:style-name="ce16" office:value-type="percentage" office:value="-0.14" calcext:value-type="percentage">
            <text:p>-14%</text:p>
          </table:table-cell>
          <table:table-cell table:style-name="ce16" office:value-type="percentage" office:value="-0.13" calcext:value-type="percentage">
            <text:p>-13%</text:p>
          </table:table-cell>
          <table:table-cell table:style-name="ce16" office:value-type="percentage" office:value="-0.12" calcext:value-type="percentage">
            <text:p>-12%</text:p>
          </table:table-cell>
          <table:table-cell table:style-name="ce16" office:value-type="percentage" office:value="-0.11" calcext:value-type="percentage">
            <text:p>-11%</text:p>
          </table:table-cell>
          <table:table-cell table:style-name="ce16" office:value-type="percentage" office:value="-0.1" calcext:value-type="percentage">
            <text:p>-10%</text:p>
          </table:table-cell>
          <table:table-cell table:style-name="ce16" office:value-type="percentage" office:value="-0.09" calcext:value-type="percentage">
            <text:p>-9%</text:p>
          </table:table-cell>
          <table:table-cell table:style-name="ce16" office:value-type="percentage" office:value="-0.08" calcext:value-type="percentage">
            <text:p>-8%</text:p>
          </table:table-cell>
          <table:table-cell table:style-name="ce34" office:value-type="percentage" office:value="-0.07" calcext:value-type="percentage">
            <text:p>-7%</text:p>
          </table:table-cell>
          <table:table-cell table:style-name="ce34" office:value-type="percentage" office:value="-0.06" calcext:value-type="percentage">
            <text:p>-6%</text:p>
          </table:table-cell>
          <table:table-cell table:style-name="ce16" office:value-type="percentage" office:value="-0.05" calcext:value-type="percentage">
            <text:p>-5%</text:p>
          </table:table-cell>
          <table:table-cell table:style-name="ce34" office:value-type="percentage" office:value="-0.04" calcext:value-type="percentage">
            <text:p>-4%</text:p>
          </table:table-cell>
          <table:table-cell table:style-name="ce16" office:value-type="percentage" office:value="-0.03" calcext:value-type="percentage">
            <text:p>-3%</text:p>
          </table:table-cell>
          <table:table-cell table:style-name="ce16" office:value-type="percentage" office:value="-0.02" calcext:value-type="percentage">
            <text:p>-2%</text:p>
          </table:table-cell>
          <table:table-cell table:style-name="ce16" office:value-type="percentage" office:value="-0.01" calcext:value-type="percentage">
            <text:p>-1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7" office:value-type="percentage" office:value="0.01" calcext:value-type="percentage">
            <text:p>1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3" calcext:value-type="percentage">
            <text:p>3%</text:p>
          </table:table-cell>
          <table:table-cell table:style-name="ce47" office:value-type="percentage" office:value="0.04" calcext:value-type="percentage">
            <text:p>4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7" calcext:value-type="percentage">
            <text:p>7%</text:p>
          </table:table-cell>
          <table:table-cell table:style-name="ce47" office:value-type="percentage" office:value="0.08" calcext:value-type="percentage">
            <text:p>8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11" calcext:value-type="percentage">
            <text:p>11%</text:p>
          </table:table-cell>
          <table:table-cell table:style-name="ce47" office:value-type="percentage" office:value="0.12" calcext:value-type="percentage">
            <text:p>12%</text:p>
          </table:table-cell>
          <table:table-cell table:style-name="ce47" office:value-type="percentage" office:value="0.13" calcext:value-type="percentage">
            <text:p>13%</text:p>
          </table:table-cell>
          <table:table-cell table:style-name="ce47" office:value-type="percentage" office:value="0.14" calcext:value-type="percentage">
            <text:p>14%</text:p>
          </table:table-cell>
          <table:table-cell table:style-name="ce47" office:value-type="percentage" office:value="0.15" calcext:value-type="percentage">
            <text:p>15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17" calcext:value-type="percentage">
            <text:p>17%</text:p>
          </table:table-cell>
          <table:table-cell table:style-name="ce47" office:value-type="percentage" office:value="0.18" calcext:value-type="percentage">
            <text:p>18%</text:p>
          </table:table-cell>
          <table:table-cell table:style-name="ce47" office:value-type="percentage" office:value="0.19" calcext:value-type="percentage">
            <text:p>19%</text:p>
          </table:table-cell>
          <table:table-cell table:style-name="ce47" office:value-type="percentage" office:value="0.2" calcext:value-type="percentage">
            <text:p>20%</text:p>
          </table:table-cell>
          <table:table-cell table:style-name="ce47" office:value-type="percentage" office:value="0.21" calcext:value-type="percentage">
            <text:p>21%</text:p>
          </table:table-cell>
          <table:table-cell table:style-name="ce47" office:value-type="percentage" office:value="0.22" calcext:value-type="percentage">
            <text:p>22%</text:p>
          </table:table-cell>
          <table:table-cell table:style-name="ce47" office:value-type="percentage" office:value="0.23" calcext:value-type="percentage">
            <text:p>23%</text:p>
          </table:table-cell>
          <table:table-cell table:style-name="ce47" office:value-type="percentage" office:value="0.24" calcext:value-type="percentage">
            <text:p>24%</text:p>
          </table:table-cell>
          <table:table-cell table:style-name="ce47" office:value-type="percentage" office:value="0.25" calcext:value-type="percentage">
            <text:p>25%</text:p>
          </table:table-cell>
          <table:table-cell table:style-name="ce47" office:value-type="percentage" office:value="0.26" calcext:value-type="percentage">
            <text:p>26%</text:p>
          </table:table-cell>
          <table:table-cell table:style-name="ce47" office:value-type="percentage" office:value="0.27" calcext:value-type="percentage">
            <text:p>27%</text:p>
          </table:table-cell>
          <table:table-cell table:style-name="ce47" office:value-type="percentage" office:value="0.28" calcext:value-type="percentage">
            <text:p>28%</text:p>
          </table:table-cell>
          <table:table-cell table:style-name="ce47" office:value-type="percentage" office:value="0.29" calcext:value-type="percentage">
            <text:p>29%</text:p>
          </table:table-cell>
          <table:table-cell table:style-name="ce47" office:value-type="percentage" office:value="0.3" calcext:value-type="percentage">
            <text:p>30%</text:p>
          </table:table-cell>
          <table:table-cell table:style-name="ce47" office:value-type="percentage" office:value="0.31" calcext:value-type="percentage">
            <text:p>31%</text:p>
          </table:table-cell>
          <table:table-cell table:style-name="ce47" office:value-type="percentage" office:value="0.32" calcext:value-type="percentage">
            <text:p>32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7" office:value-type="percentage" office:value="0.34" calcext:value-type="percentage">
            <text:p>34%</text:p>
          </table:table-cell>
          <table:table-cell table:style-name="ce47" office:value-type="percentage" office:value="0.35" calcext:value-type="percentage">
            <text:p>35%</text:p>
          </table:table-cell>
          <table:table-cell table:style-name="ce47" office:value-type="percentage" office:value="0.36" calcext:value-type="percentage">
            <text:p>36%</text:p>
          </table:table-cell>
          <table:table-cell table:style-name="ce47" office:value-type="percentage" office:value="0.37" calcext:value-type="percentage">
            <text:p>37%</text:p>
          </table:table-cell>
          <table:table-cell table:style-name="ce4" table:number-columns-repeated="953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table:formula="of:=[.A2]-2*(100-COUNTIF([.B4:.B133];&quot;&quot;))" office:value-type="float" office:value="584" calcext:value-type="float">
            <text:p>584</text:p>
          </table:table-cell>
          <table:table-cell table:style-name="ce2" table:formula="of:=[.B2]-2*(100-COUNTIF([.C4:.C133];&quot;&quot;))" office:value-type="float" office:value="538" calcext:value-type="float">
            <text:p>538</text:p>
          </table:table-cell>
          <table:table-cell table:style-name="ce2" table:formula="of:=[.C2]-2*(100-COUNTIF([.D4:.D133];&quot;&quot;))" office:value-type="float" office:value="486" calcext:value-type="float">
            <text:p>486</text:p>
          </table:table-cell>
          <table:table-cell table:style-name="ce2" table:formula="of:=[.D2]-2*(100-COUNTIF([.E4:.E133];&quot;&quot;))" office:value-type="float" office:value="436" calcext:value-type="float">
            <text:p>436</text:p>
          </table:table-cell>
          <table:table-cell table:style-name="ce2" table:formula="of:=[.E2]-2*(100-COUNTIF([.F4:.F133];&quot;&quot;))" office:value-type="float" office:value="386" calcext:value-type="float">
            <text:p>386</text:p>
          </table:table-cell>
          <table:table-cell table:style-name="ce2" table:formula="of:=[.F2]-2*(100-COUNTIF([.G4:.G133];&quot;&quot;))" office:value-type="float" office:value="336" calcext:value-type="float">
            <text:p>336</text:p>
          </table:table-cell>
          <table:table-cell table:style-name="ce2" table:formula="of:=[.G2]-2*(100-COUNTIF([.H4:.H133];&quot;&quot;))" office:value-type="float" office:value="278" calcext:value-type="float">
            <text:p>278</text:p>
          </table:table-cell>
          <table:table-cell table:style-name="ce2" table:formula="of:=[.H2]-2*(100-COUNTIF([.I4:.I133];&quot;&quot;))" office:value-type="float" office:value="218" calcext:value-type="float">
            <text:p>218</text:p>
          </table:table-cell>
          <table:table-cell table:style-name="ce2" table:formula="of:=[.I2]-2*(100-COUNTIF([.J4:.J133];&quot;&quot;))" office:value-type="float" office:value="154" calcext:value-type="float">
            <text:p>154</text:p>
          </table:table-cell>
          <table:table-cell table:style-name="ce2" table:formula="of:=[.J2]-2*(100-COUNTIF([.K4:.K133];&quot;&quot;))" office:value-type="float" office:value="80" calcext:value-type="float">
            <text:p>80</text:p>
          </table:table-cell>
          <table:table-cell table:style-name="ce2" table:formula="of:=[.K2]-2*(100-COUNTIF([.L4:.L133];&quot;&quot;))" office:value-type="float" office:value="-14" calcext:value-type="float">
            <text:p>-14</text:p>
          </table:table-cell>
          <table:table-cell table:style-name="ce2" table:formula="of:=[.L2]-2*(100-COUNTIF([.M4:.M133];&quot;&quot;))" office:value-type="float" office:value="-90" calcext:value-type="float">
            <text:p>-90</text:p>
          </table:table-cell>
          <table:table-cell table:style-name="ce2" table:formula="of:=[.M2]-2*(100-COUNTIF([.N4:.N133];&quot;&quot;))" office:value-type="float" office:value="-176" calcext:value-type="float">
            <text:p>-176</text:p>
          </table:table-cell>
          <table:table-cell table:style-name="ce2" table:formula="of:=[.N2]-2*(100-COUNTIF([.O4:.O133];&quot;&quot;))" office:value-type="float" office:value="-254" calcext:value-type="float">
            <text:p>-254</text:p>
          </table:table-cell>
          <table:table-cell table:style-name="ce2" table:formula="of:=[.O2]-2*(100-COUNTIF([.P4:.P133];&quot;&quot;))" office:value-type="float" office:value="-338" calcext:value-type="float">
            <text:p>-338</text:p>
          </table:table-cell>
          <table:table-cell table:style-name="ce2" table:formula="of:=[.P2]-2*(100-COUNTIF([.Q4:.Q133];&quot;&quot;))" office:value-type="float" office:value="-420" calcext:value-type="float">
            <text:p>-420</text:p>
          </table:table-cell>
          <table:table-cell table:style-name="ce2" table:formula="of:=[.Q2]-2*(100-COUNTIF([.R4:.R133];&quot;&quot;))" office:value-type="float" office:value="-498" calcext:value-type="float">
            <text:p>-498</text:p>
          </table:table-cell>
          <table:table-cell table:style-name="ce2" table:formula="of:=[.R2]-2*(100-COUNTIF([.S4:.S133];&quot;&quot;))" office:value-type="float" office:value="-578" calcext:value-type="float">
            <text:p>-578</text:p>
          </table:table-cell>
          <table:table-cell table:style-name="ce2" table:formula="of:=[.S2]-2*(100-COUNTIF([.T4:.T133];&quot;&quot;))" office:value-type="float" office:value="-654" calcext:value-type="float">
            <text:p>-654</text:p>
          </table:table-cell>
          <table:table-cell table:style-name="ce2" table:formula="of:=[.T2]-2*(100-COUNTIF([.U4:.U133];&quot;&quot;))" office:value-type="float" office:value="-726" calcext:value-type="float">
            <text:p>-726</text:p>
          </table:table-cell>
          <table:table-cell table:style-name="ce2" table:formula="of:=[.U2]-2*(100-COUNTIF([.V4:.V133];&quot;&quot;))" office:value-type="float" office:value="-792" calcext:value-type="float">
            <text:p>-792</text:p>
          </table:table-cell>
          <table:table-cell table:style-name="ce2" table:formula="of:=[.V2]-2*(100-COUNTIF([.W4:.W133];&quot;&quot;))" office:value-type="float" office:value="-856" calcext:value-type="float">
            <text:p>-856</text:p>
          </table:table-cell>
          <table:table-cell table:style-name="ce2" table:formula="of:=[.W2]-2*(100-COUNTIF([.X4:.X133];&quot;&quot;))" office:value-type="float" office:value="-928" calcext:value-type="float">
            <text:p>-928</text:p>
          </table:table-cell>
          <table:table-cell table:style-name="ce2" table:formula="of:=[.X2]-2*(100-COUNTIF([.Y4:.Y133];&quot;&quot;))" office:value-type="float" office:value="-1006" calcext:value-type="float">
            <text:p>-1006</text:p>
          </table:table-cell>
          <table:table-cell table:style-name="ce2" table:formula="of:=[.Y2]-2*(100-COUNTIF([.Z4:.Z133];&quot;&quot;))" office:value-type="float" office:value="-1072" calcext:value-type="float">
            <text:p>-1072</text:p>
          </table:table-cell>
          <table:table-cell table:style-name="ce9" table:formula="of:=[.Z2]-2*(100-COUNTIF([.AA4:.AA133];&quot;&quot;))" office:value-type="float" office:value="-1144" calcext:value-type="float">
            <text:p>-1144</text:p>
          </table:table-cell>
          <table:table-cell table:style-name="ce15" table:formula="of:=[.AA2]-2*(100-COUNTIF([.AB4:.AB133];&quot;&quot;))" office:value-type="float" office:value="-1216" calcext:value-type="float">
            <text:p>-1216</text:p>
          </table:table-cell>
          <table:table-cell table:style-name="ce18" table:formula="of:=[.AB2]-2*(100-COUNTIF([.AC4:.AC133];&quot;&quot;))" office:value-type="float" office:value="-1300" calcext:value-type="float">
            <text:p>-1300</text:p>
          </table:table-cell>
          <table:table-cell table:style-name="ce21" table:formula="of:=[.AC2]-2*(100-COUNTIF([.AD4:.AD133];&quot;&quot;))" office:value-type="float" office:value="-1374" calcext:value-type="float">
            <text:p>-1374</text:p>
          </table:table-cell>
          <table:table-cell table:style-name="ce23" table:formula="of:=[.AD2]-2*(100-COUNTIF([.AE4:.AE133];&quot;&quot;))" office:value-type="float" office:value="-1444" calcext:value-type="float">
            <text:p>-1444</text:p>
          </table:table-cell>
          <table:table-cell table:style-name="ce23" table:formula="of:=[.AE2]-2*(100-COUNTIF([.AF4:.AF133];&quot;&quot;))" office:value-type="float" office:value="-1508" calcext:value-type="float">
            <text:p>-1508</text:p>
          </table:table-cell>
          <table:table-cell table:style-name="ce23" table:formula="of:=[.AF2]-2*(100-COUNTIF([.AG4:.AG133];&quot;&quot;))" office:value-type="float" office:value="-1566" calcext:value-type="float">
            <text:p>-1566</text:p>
          </table:table-cell>
          <table:table-cell table:style-name="ce23" table:formula="of:=[.AG2]-2*(100-COUNTIF([.AH4:.AH133];&quot;&quot;))" office:value-type="float" office:value="-1640" calcext:value-type="float">
            <text:p>-1640</text:p>
          </table:table-cell>
          <table:table-cell table:style-name="ce23" table:formula="of:=[.AH2]-2*(100-COUNTIF([.AI4:.AI133];&quot;&quot;))" office:value-type="float" office:value="-1708" calcext:value-type="float">
            <text:p>-1708</text:p>
          </table:table-cell>
          <table:table-cell table:style-name="ce23" table:formula="of:=[.AI2]-2*(100-COUNTIF([.AJ4:.AJ133];&quot;&quot;))" office:value-type="float" office:value="-1784" calcext:value-type="float">
            <text:p>-1784</text:p>
          </table:table-cell>
          <table:table-cell table:style-name="ce23" table:formula="of:=[.AJ2]-2*(100-COUNTIF([.AK4:.AK133];&quot;&quot;))" office:value-type="float" office:value="-1852" calcext:value-type="float">
            <text:p>-1852</text:p>
          </table:table-cell>
          <table:table-cell table:style-name="ce23" table:formula="of:=[.AK2]-2*(100-COUNTIF([.AL4:.AL133];&quot;&quot;))" office:value-type="float" office:value="-1922" calcext:value-type="float">
            <text:p>-1922</text:p>
          </table:table-cell>
          <table:table-cell table:style-name="ce23" table:formula="of:=[.AL2]-2*(100-COUNTIF([.AM4:.AM133];&quot;&quot;))" office:value-type="float" office:value="-2002" calcext:value-type="float">
            <text:p>-2002</text:p>
          </table:table-cell>
          <table:table-cell table:style-name="ce23" table:formula="of:=[.AM2]-2*(100-COUNTIF([.AN4:.AN133];&quot;&quot;))" office:value-type="float" office:value="-2082" calcext:value-type="float">
            <text:p>-2082</text:p>
          </table:table-cell>
          <table:table-cell table:style-name="ce23" table:formula="of:=[.AN2]-2*(100-COUNTIF([.AO4:.AO133];&quot;&quot;))" office:value-type="float" office:value="-2148" calcext:value-type="float">
            <text:p>-2148</text:p>
          </table:table-cell>
          <table:table-cell table:style-name="ce23" table:formula="of:=[.AO2]-2*(100-COUNTIF([.AP4:.AP133];&quot;&quot;))" office:value-type="float" office:value="-2230" calcext:value-type="float">
            <text:p>-2230</text:p>
          </table:table-cell>
          <table:table-cell table:style-name="ce23" table:formula="of:=[.AP2]-2*(100-COUNTIF([.AQ4:.AQ133];&quot;&quot;))" office:value-type="float" office:value="-2300" calcext:value-type="float">
            <text:p>-2300</text:p>
          </table:table-cell>
          <table:table-cell table:style-name="ce23" table:formula="of:=[.AQ2]-2*(100-COUNTIF([.AR4:.AR133];&quot;&quot;))" office:value-type="float" office:value="-2372" calcext:value-type="float">
            <text:p>-2372</text:p>
          </table:table-cell>
          <table:table-cell table:style-name="ce23" table:formula="of:=[.AR2]-2*(100-COUNTIF([.AS4:.AS133];&quot;&quot;))" office:value-type="float" office:value="-2440" calcext:value-type="float">
            <text:p>-2440</text:p>
          </table:table-cell>
          <table:table-cell table:style-name="ce23" table:formula="of:=[.AS2]-2*(100-COUNTIF([.AT4:.AT133];&quot;&quot;))" office:value-type="float" office:value="-2506" calcext:value-type="float">
            <text:p>-2506</text:p>
          </table:table-cell>
          <table:table-cell table:style-name="ce23" table:formula="of:=[.AT2]-2*(100-COUNTIF([.AU4:.AU133];&quot;&quot;))" office:value-type="float" office:value="-2586" calcext:value-type="float">
            <text:p>-2586</text:p>
          </table:table-cell>
          <table:table-cell table:style-name="ce23" table:formula="of:=[.AU2]-2*(100-COUNTIF([.AV4:.AV133];&quot;&quot;))" office:value-type="float" office:value="-2644" calcext:value-type="float">
            <text:p>-2644</text:p>
          </table:table-cell>
          <table:table-cell table:style-name="ce23" table:formula="of:=[.AV2]-2*(100-COUNTIF([.AW4:.AW133];&quot;&quot;))" office:value-type="float" office:value="-2698" calcext:value-type="float">
            <text:p>-2698</text:p>
          </table:table-cell>
          <table:table-cell table:style-name="ce23" table:formula="of:=[.AW2]-2*(100-COUNTIF([.AX4:.AX133];&quot;&quot;))" office:value-type="float" office:value="-2766" calcext:value-type="float">
            <text:p>-2766</text:p>
          </table:table-cell>
          <table:table-cell table:style-name="ce23" table:formula="of:=[.AX2]-2*(100-COUNTIF([.AY4:.AY133];&quot;&quot;))" office:value-type="float" office:value="-2820" calcext:value-type="float">
            <text:p>-2820</text:p>
          </table:table-cell>
          <table:table-cell table:style-name="ce23" table:formula="of:=[.AY2]-2*(100-COUNTIF([.AZ4:.AZ133];&quot;&quot;))" office:value-type="float" office:value="-2876" calcext:value-type="float">
            <text:p>-2876</text:p>
          </table:table-cell>
          <table:table-cell table:style-name="ce23" table:formula="of:=[.AZ2]-2*(100-COUNTIF([.BA4:.BA133];&quot;&quot;))" office:value-type="float" office:value="-2932" calcext:value-type="float">
            <text:p>-2932</text:p>
          </table:table-cell>
          <table:table-cell table:style-name="ce23" table:formula="of:=[.BA2]-2*(100-COUNTIF([.BB4:.BB133];&quot;&quot;))" office:value-type="float" office:value="-2984" calcext:value-type="float">
            <text:p>-2984</text:p>
          </table:table-cell>
          <table:table-cell table:style-name="ce23" table:formula="of:=[.BB2]-2*(100-COUNTIF([.BC4:.BC133];&quot;&quot;))" office:value-type="float" office:value="-3046" calcext:value-type="float">
            <text:p>-3046</text:p>
          </table:table-cell>
          <table:table-cell table:style-name="ce23" table:formula="of:=[.BC2]-2*(100-COUNTIF([.BD4:.BD133];&quot;&quot;))" office:value-type="float" office:value="-3094" calcext:value-type="float">
            <text:p>-3094</text:p>
          </table:table-cell>
          <table:table-cell table:style-name="ce23" table:formula="of:=[.BD2]-2*(100-COUNTIF([.BE4:.BE133];&quot;&quot;))" office:value-type="float" office:value="-3146" calcext:value-type="float">
            <text:p>-3146</text:p>
          </table:table-cell>
          <table:table-cell table:style-name="ce23" table:formula="of:=[.BE2]-2*(100-COUNTIF([.BF4:.BF133];&quot;&quot;))" office:value-type="float" office:value="-3196" calcext:value-type="float">
            <text:p>-3196</text:p>
          </table:table-cell>
          <table:table-cell table:style-name="ce23" table:formula="of:=[.BF2]-2*(100-COUNTIF([.BG4:.BG133];&quot;&quot;))" office:value-type="float" office:value="-3242" calcext:value-type="float">
            <text:p>-3242</text:p>
          </table:table-cell>
          <table:table-cell table:style-name="ce23" table:formula="of:=[.BG2]-2*(100-COUNTIF([.BH4:.BH133];&quot;&quot;))" office:value-type="float" office:value="-3298" calcext:value-type="float">
            <text:p>-3298</text:p>
          </table:table-cell>
          <table:table-cell table:style-name="ce23" table:formula="of:=[.BH2]-2*(100-COUNTIF([.BI4:.BI133];&quot;&quot;))" office:value-type="float" office:value="-3344" calcext:value-type="float">
            <text:p>-3344</text:p>
          </table:table-cell>
          <table:table-cell table:style-name="ce23" table:formula="of:=[.BI2]-2*(100-COUNTIF([.BJ4:.BJ133];&quot;&quot;))" office:value-type="float" office:value="-3392" calcext:value-type="float">
            <text:p>-3392</text:p>
          </table:table-cell>
          <table:table-cell table:style-name="ce23" table:formula="of:=[.BJ2]-2*(100-COUNTIF([.BK4:.BK133];&quot;&quot;))" office:value-type="float" office:value="-3446" calcext:value-type="float">
            <text:p>-3446</text:p>
          </table:table-cell>
          <table:table-cell table:style-name="ce23" table:formula="of:=[.BK2]-2*(100-COUNTIF([.BL4:.BL133];&quot;&quot;))" office:value-type="float" office:value="-3496" calcext:value-type="float">
            <text:p>-3496</text:p>
          </table:table-cell>
          <table:table-cell table:style-name="ce23" table:formula="of:=[.BL2]-2*(100-COUNTIF([.BM4:.BM133];&quot;&quot;))" office:value-type="float" office:value="-3550" calcext:value-type="float">
            <text:p>-3550</text:p>
          </table:table-cell>
          <table:table-cell table:style-name="ce23" table:formula="of:=[.BM2]-2*(100-COUNTIF([.BN4:.BN133];&quot;&quot;))" office:value-type="float" office:value="-3600" calcext:value-type="float">
            <text:p>-3600</text:p>
          </table:table-cell>
          <table:table-cell table:style-name="ce23" table:formula="of:=[.BN2]-2*(100-COUNTIF([.BO4:.BO133];&quot;&quot;))" office:value-type="float" office:value="-3654" calcext:value-type="float">
            <text:p>-3654</text:p>
          </table:table-cell>
          <table:table-cell table:style-name="ce23" table:formula="of:=[.BO2]-2*(100-COUNTIF([.BP4:.BP133];&quot;&quot;))" office:value-type="float" office:value="-3704" calcext:value-type="float">
            <text:p>-3704</text:p>
          </table:table-cell>
          <table:table-cell table:style-name="ce23" table:formula="of:=[.BP2]-2*(100-COUNTIF([.BQ4:.BQ133];&quot;&quot;))" office:value-type="float" office:value="-3754" calcext:value-type="float">
            <text:p>-3754</text:p>
          </table:table-cell>
          <table:table-cell table:style-name="ce23" table:formula="of:=[.BQ2]-2*(100-COUNTIF([.BR4:.BR133];&quot;&quot;))" office:value-type="float" office:value="-3802" calcext:value-type="float">
            <text:p>-3802</text:p>
          </table:table-cell>
          <table:table-cell table:style-name="ce23" table:formula="of:=[.BR2]-2*(100-COUNTIF([.BS4:.BS133];&quot;&quot;))" office:value-type="float" office:value="-3852" calcext:value-type="float">
            <text:p>-3852</text:p>
          </table:table-cell>
          <table:table-cell table:style-name="ce27" table:formula="of:=[.BS2]-2*(100-COUNTIF([.BT4:.BT133];&quot;&quot;))" office:value-type="float" office:value="-3792" calcext:value-type="float">
            <text:p>-3792</text:p>
          </table:table-cell>
          <table:table-cell table:number-columns-repeated="952"/>
        </table:table-row>
        <table:table-row table:style-name="ro1">
          <table:table-cell/>
          <table:table-cell table:style-name="ce1" table:formula="of:=24-COUNTIF([.B4:.B27];&quot;&quot;)" office:value-type="float" office:value="1" calcext:value-type="float">
            <text:p>1</text:p>
          </table:table-cell>
          <table:table-cell table:style-name="ce1" table:formula="of:=24-COUNTIF([.C4:.C27];&quot;&quot;)" office:value-type="float" office:value="0" calcext:value-type="float">
            <text:p>0</text:p>
          </table:table-cell>
          <table:table-cell table:style-name="ce1" table:formula="of:=24-COUNTIF([.D4:.D27];&quot;&quot;)" office:value-type="float" office:value="3" calcext:value-type="float">
            <text:p>3</text:p>
          </table:table-cell>
          <table:table-cell table:style-name="ce1" table:formula="of:=24-COUNTIF([.E4:.E27];&quot;&quot;)" office:value-type="float" office:value="2" calcext:value-type="float">
            <text:p>2</text:p>
          </table:table-cell>
          <table:table-cell table:style-name="ce1" table:formula="of:=24-COUNTIF([.F4:.F27];&quot;&quot;)" office:value-type="float" office:value="2" calcext:value-type="float">
            <text:p>2</text:p>
          </table:table-cell>
          <table:table-cell table:style-name="ce1" table:formula="of:=24-COUNTIF([.G4:.G27];&quot;&quot;)" office:value-type="float" office:value="2" calcext:value-type="float">
            <text:p>2</text:p>
          </table:table-cell>
          <table:table-cell table:style-name="ce1" table:formula="of:=24-COUNTIF([.H4:.H27];&quot;&quot;)" office:value-type="float" office:value="6" calcext:value-type="float">
            <text:p>6</text:p>
          </table:table-cell>
          <table:table-cell table:style-name="ce1" table:formula="of:=24-COUNTIF([.I4:.I27];&quot;&quot;)" office:value-type="float" office:value="7" calcext:value-type="float">
            <text:p>7</text:p>
          </table:table-cell>
          <table:table-cell table:style-name="ce1" table:formula="of:=24-COUNTIF([.J4:.J27];&quot;&quot;)" office:value-type="float" office:value="9" calcext:value-type="float">
            <text:p>9</text:p>
          </table:table-cell>
          <table:table-cell table:style-name="ce1" table:formula="of:=24-COUNTIF([.K4:.K27];&quot;&quot;)" office:value-type="float" office:value="14" calcext:value-type="float">
            <text:p>14</text:p>
          </table:table-cell>
          <table:table-cell table:style-name="ce1" table:formula="of:=24-COUNTIF([.L4:.L27];&quot;&quot;)" office:value-type="float" office:value="24" calcext:value-type="float">
            <text:p>24</text:p>
          </table:table-cell>
          <table:table-cell table:style-name="ce1" table:formula="of:=24-COUNTIF([.M4:.M27];&quot;&quot;)" office:value-type="float" office:value="15" calcext:value-type="float">
            <text:p>15</text:p>
          </table:table-cell>
          <table:table-cell table:style-name="ce1" table:formula="of:=24-COUNTIF([.N4:.N27];&quot;&quot;)" office:value-type="float" office:value="20" calcext:value-type="float">
            <text:p>20</text:p>
          </table:table-cell>
          <table:table-cell table:style-name="ce1" table:formula="of:=24-COUNTIF([.O4:.O27];&quot;&quot;)" office:value-type="float" office:value="16" calcext:value-type="float">
            <text:p>16</text:p>
          </table:table-cell>
          <table:table-cell table:style-name="ce1" table:formula="of:=24-COUNTIF([.P4:.P27];&quot;&quot;)" office:value-type="float" office:value="19" calcext:value-type="float">
            <text:p>19</text:p>
          </table:table-cell>
          <table:table-cell table:style-name="ce1" table:formula="of:=24-COUNTIF([.Q4:.Q27];&quot;&quot;)" office:value-type="float" office:value="18" calcext:value-type="float">
            <text:p>18</text:p>
          </table:table-cell>
          <table:table-cell table:style-name="ce1" table:formula="of:=24-COUNTIF([.R4:.R27];&quot;&quot;)" office:value-type="float" office:value="16" calcext:value-type="float">
            <text:p>16</text:p>
          </table:table-cell>
          <table:table-cell table:style-name="ce1" table:formula="of:=24-COUNTIF([.S4:.S27];&quot;&quot;)" office:value-type="float" office:value="17" calcext:value-type="float">
            <text:p>17</text:p>
          </table:table-cell>
          <table:table-cell table:style-name="ce1" table:formula="of:=24-COUNTIF([.T4:.T27];&quot;&quot;)" office:value-type="float" office:value="15" calcext:value-type="float">
            <text:p>15</text:p>
          </table:table-cell>
          <table:table-cell table:style-name="ce1" table:formula="of:=24-COUNTIF([.U4:.U27];&quot;&quot;)" office:value-type="float" office:value="13" calcext:value-type="float">
            <text:p>13</text:p>
          </table:table-cell>
          <table:table-cell table:style-name="ce1" table:formula="of:=24-COUNTIF([.V4:.V27];&quot;&quot;)" office:value-type="float" office:value="10" calcext:value-type="float">
            <text:p>10</text:p>
          </table:table-cell>
          <table:table-cell table:style-name="ce1" table:formula="of:=24-COUNTIF([.W4:.W27];&quot;&quot;)" office:value-type="float" office:value="9" calcext:value-type="float">
            <text:p>9</text:p>
          </table:table-cell>
          <table:table-cell table:style-name="ce1" table:formula="of:=24-COUNTIF([.X4:.X27];&quot;&quot;)" office:value-type="float" office:value="13" calcext:value-type="float">
            <text:p>13</text:p>
          </table:table-cell>
          <table:table-cell table:style-name="ce1" table:formula="of:=24-COUNTIF([.Y4:.Y27];&quot;&quot;)" office:value-type="float" office:value="16" calcext:value-type="float">
            <text:p>16</text:p>
          </table:table-cell>
          <table:table-cell table:style-name="ce1" table:formula="of:=24-COUNTIF([.Z4:.Z27];&quot;&quot;)" office:value-type="float" office:value="10" calcext:value-type="float">
            <text:p>10</text:p>
          </table:table-cell>
          <table:table-cell table:style-name="ce8" table:formula="of:=24-COUNTIF([.AA4:.AA27];&quot;&quot;)" office:value-type="float" office:value="13" calcext:value-type="float">
            <text:p>13</text:p>
          </table:table-cell>
          <table:table-cell table:style-name="ce8" table:formula="of:=24-COUNTIF([.AB4:.AB27];&quot;&quot;)" office:value-type="float" office:value="13" calcext:value-type="float">
            <text:p>13</text:p>
          </table:table-cell>
          <table:table-cell table:style-name="ce1" table:formula="of:=24-COUNTIF([.AC4:.AC27];&quot;&quot;)" office:value-type="float" office:value="19" calcext:value-type="float">
            <text:p>19</text:p>
          </table:table-cell>
          <table:table-cell table:style-name="ce8" table:formula="of:=24-COUNTIF([.AD4:.AD27];&quot;&quot;)" office:value-type="float" office:value="14" calcext:value-type="float">
            <text:p>14</text:p>
          </table:table-cell>
          <table:table-cell table:style-name="ce1" table:formula="of:=24-COUNTIF([.AE4:.AE27];&quot;&quot;)" office:value-type="float" office:value="12" calcext:value-type="float">
            <text:p>12</text:p>
          </table:table-cell>
          <table:table-cell table:style-name="ce1" table:formula="of:=24-COUNTIF([.AF4:.AF27];&quot;&quot;)" office:value-type="float" office:value="9" calcext:value-type="float">
            <text:p>9</text:p>
          </table:table-cell>
          <table:table-cell table:style-name="ce1" table:formula="of:=24-COUNTIF([.AG4:.AG27];&quot;&quot;)" office:value-type="float" office:value="6" calcext:value-type="float">
            <text:p>6</text:p>
          </table:table-cell>
          <table:table-cell table:formula="of:=24-COUNTIF([.AH4:.AH27];&quot;&quot;)" office:value-type="float" office:value="14" calcext:value-type="float">
            <text:p>14</text:p>
          </table:table-cell>
          <table:table-cell table:style-name="ce24" table:formula="of:=24-COUNTIF([.AI4:.AI27];&quot;&quot;)" office:value-type="float" office:value="11" calcext:value-type="float">
            <text:p>11</text:p>
          </table:table-cell>
          <table:table-cell table:style-name="ce24" table:formula="of:=24-COUNTIF([.AJ4:.AJ27];&quot;&quot;)" office:value-type="float" office:value="15" calcext:value-type="float">
            <text:p>15</text:p>
          </table:table-cell>
          <table:table-cell table:style-name="ce24" table:formula="of:=24-COUNTIF([.AK4:.AK27];&quot;&quot;)" office:value-type="float" office:value="11" calcext:value-type="float">
            <text:p>11</text:p>
          </table:table-cell>
          <table:table-cell table:style-name="ce24" table:formula="of:=24-COUNTIF([.AL4:.AL27];&quot;&quot;)" office:value-type="float" office:value="12" calcext:value-type="float">
            <text:p>12</text:p>
          </table:table-cell>
          <table:table-cell table:style-name="ce24" table:formula="of:=24-COUNTIF([.AM4:.AM27];&quot;&quot;)" office:value-type="float" office:value="17" calcext:value-type="float">
            <text:p>17</text:p>
          </table:table-cell>
          <table:table-cell table:style-name="ce24" table:formula="of:=24-COUNTIF([.AN4:.AN27];&quot;&quot;)" office:value-type="float" office:value="17" calcext:value-type="float">
            <text:p>17</text:p>
          </table:table-cell>
          <table:table-cell table:style-name="ce24" table:formula="of:=24-COUNTIF([.AO4:.AO27];&quot;&quot;)" office:value-type="float" office:value="10" calcext:value-type="float">
            <text:p>10</text:p>
          </table:table-cell>
          <table:table-cell table:style-name="ce24" table:formula="of:=24-COUNTIF([.AP4:.AP27];&quot;&quot;)" office:value-type="float" office:value="18" calcext:value-type="float">
            <text:p>18</text:p>
          </table:table-cell>
          <table:table-cell table:style-name="ce24" table:formula="of:=24-COUNTIF([.AQ4:.AQ27];&quot;&quot;)" office:value-type="float" office:value="12" calcext:value-type="float">
            <text:p>12</text:p>
          </table:table-cell>
          <table:table-cell table:style-name="ce24" table:formula="of:=24-COUNTIF([.AR4:.AR27];&quot;&quot;)" office:value-type="float" office:value="13" calcext:value-type="float">
            <text:p>13</text:p>
          </table:table-cell>
          <table:table-cell table:style-name="ce24" table:formula="of:=24-COUNTIF([.AS4:.AS27];&quot;&quot;)" office:value-type="float" office:value="11" calcext:value-type="float">
            <text:p>11</text:p>
          </table:table-cell>
          <table:table-cell table:style-name="ce24" table:formula="of:=24-COUNTIF([.AT4:.AT27];&quot;&quot;)" office:value-type="float" office:value="10" calcext:value-type="float">
            <text:p>10</text:p>
          </table:table-cell>
          <table:table-cell table:style-name="ce24" table:formula="of:=24-COUNTIF([.AU4:.AU27];&quot;&quot;)" office:value-type="float" office:value="17" calcext:value-type="float">
            <text:p>17</text:p>
          </table:table-cell>
          <table:table-cell table:style-name="ce24" table:formula="of:=24-COUNTIF([.AV4:.AV27];&quot;&quot;)" office:value-type="float" office:value="6" calcext:value-type="float">
            <text:p>6</text:p>
          </table:table-cell>
          <table:table-cell table:style-name="ce24" table:formula="of:=24-COUNTIF([.AW4:.AW27];&quot;&quot;)" office:value-type="float" office:value="4" calcext:value-type="float">
            <text:p>4</text:p>
          </table:table-cell>
          <table:table-cell table:style-name="ce24" table:formula="of:=24-COUNTIF([.AX4:.AX27];&quot;&quot;)" office:value-type="float" office:value="11" calcext:value-type="float">
            <text:p>11</text:p>
          </table:table-cell>
          <table:table-cell table:style-name="ce24" table:formula="of:=24-COUNTIF([.AY4:.AY27];&quot;&quot;)" office:value-type="float" office:value="4" calcext:value-type="float">
            <text:p>4</text:p>
          </table:table-cell>
          <table:table-cell table:style-name="ce24" table:formula="of:=24-COUNTIF([.AZ4:.AZ27];&quot;&quot;)" office:value-type="float" office:value="5" calcext:value-type="float">
            <text:p>5</text:p>
          </table:table-cell>
          <table:table-cell table:style-name="ce24" table:formula="of:=24-COUNTIF([.BA4:.BA27];&quot;&quot;)" office:value-type="float" office:value="5" calcext:value-type="float">
            <text:p>5</text:p>
          </table:table-cell>
          <table:table-cell table:style-name="ce24" table:formula="of:=24-COUNTIF([.BB4:.BB27];&quot;&quot;)" office:value-type="float" office:value="3" calcext:value-type="float">
            <text:p>3</text:p>
          </table:table-cell>
          <table:table-cell table:style-name="ce24" table:formula="of:=24-COUNTIF([.BC4:.BC27];&quot;&quot;)" office:value-type="float" office:value="8" calcext:value-type="float">
            <text:p>8</text:p>
          </table:table-cell>
          <table:table-cell table:style-name="ce24" table:formula="of:=24-COUNTIF([.BD4:.BD27];&quot;&quot;)" office:value-type="float" office:value="1" calcext:value-type="float">
            <text:p>1</text:p>
          </table:table-cell>
          <table:table-cell table:style-name="ce24" table:formula="of:=24-COUNTIF([.BE4:.BE27];&quot;&quot;)" office:value-type="float" office:value="3" calcext:value-type="float">
            <text:p>3</text:p>
          </table:table-cell>
          <table:table-cell table:style-name="ce24" table:formula="of:=24-COUNTIF([.BF4:.BF27];&quot;&quot;)" office:value-type="float" office:value="2" calcext:value-type="float">
            <text:p>2</text:p>
          </table:table-cell>
          <table:table-cell table:style-name="ce24" table:formula="of:=24-COUNTIF([.BG4:.BG27];&quot;&quot;)" office:value-type="float" office:value="0" calcext:value-type="float">
            <text:p>0</text:p>
          </table:table-cell>
          <table:table-cell table:style-name="ce24" table:formula="of:=24-COUNTIF([.BH4:.BH27];&quot;&quot;)" office:value-type="float" office:value="5" calcext:value-type="float">
            <text:p>5</text:p>
          </table:table-cell>
          <table:table-cell table:style-name="ce24" table:formula="of:=24-COUNTIF([.BI4:.BI27];&quot;&quot;)" office:value-type="float" office:value="0" calcext:value-type="float">
            <text:p>0</text:p>
          </table:table-cell>
          <table:table-cell table:style-name="ce24" table:formula="of:=24-COUNTIF([.BJ4:.BJ27];&quot;&quot;)" office:value-type="float" office:value="1" calcext:value-type="float">
            <text:p>1</text:p>
          </table:table-cell>
          <table:table-cell table:style-name="ce24" table:formula="of:=24-COUNTIF([.BK4:.BK27];&quot;&quot;)" office:value-type="float" office:value="4" calcext:value-type="float">
            <text:p>4</text:p>
          </table:table-cell>
          <table:table-cell table:style-name="ce24" table:formula="of:=24-COUNTIF([.BL4:.BL27];&quot;&quot;)" office:value-type="float" office:value="2" calcext:value-type="float">
            <text:p>2</text:p>
          </table:table-cell>
          <table:table-cell table:style-name="ce24" table:formula="of:=24-COUNTIF([.BM4:.BM27];&quot;&quot;)" office:value-type="float" office:value="4" calcext:value-type="float">
            <text:p>4</text:p>
          </table:table-cell>
          <table:table-cell table:style-name="ce24" table:formula="of:=24-COUNTIF([.BN4:.BN27];&quot;&quot;)" office:value-type="float" office:value="2" calcext:value-type="float">
            <text:p>2</text:p>
          </table:table-cell>
          <table:table-cell table:style-name="ce24" table:formula="of:=24-COUNTIF([.BO4:.BO27];&quot;&quot;)" office:value-type="float" office:value="4" calcext:value-type="float">
            <text:p>4</text:p>
          </table:table-cell>
          <table:table-cell table:style-name="ce24" table:formula="of:=24-COUNTIF([.BP4:.BP27];&quot;&quot;)" office:value-type="float" office:value="2" calcext:value-type="float">
            <text:p>2</text:p>
          </table:table-cell>
          <table:table-cell table:style-name="ce24" table:formula="of:=24-COUNTIF([.BQ4:.BQ27];&quot;&quot;)" office:value-type="float" office:value="2" calcext:value-type="float">
            <text:p>2</text:p>
          </table:table-cell>
          <table:table-cell table:style-name="ce24" table:formula="of:=24-COUNTIF([.BR4:.BR27];&quot;&quot;)" office:value-type="float" office:value="1" calcext:value-type="float">
            <text:p>1</text:p>
          </table:table-cell>
          <table:table-cell table:style-name="ce24" table:formula="of:=24-COUNTIF([.BS4:.BS27];&quot;&quot;)" office:value-type="float" office:value="2" calcext:value-type="float">
            <text:p>2</text:p>
          </table:table-cell>
          <table:table-cell table:number-columns-repeated="953"/>
        </table:table-row>
        <table:table-row table:style-name="ro2">
          <table:table-cell table:style-name="ce3"/>
          <table:table-cell table:style-name="ce6" office:value-type="string" calcext:value-type="string">
            <text:p>South Holland and The Deepings</text:p>
          </table:table-cell>
          <table:table-cell table:style-name="ce3"/>
          <table:table-cell table:style-name="ce6" office:value-type="string" calcext:value-type="string">
            <text:p>Boston and Skegness</text:p>
          </table:table-cell>
          <table:table-cell table:style-name="ce6" office:value-type="string" calcext:value-type="string">
            <text:p>North East Cambridgeshire</text:p>
          </table:table-cell>
          <table:table-cell table:style-name="ce6" office:value-type="string" calcext:value-type="string">
            <text:p>Clacton</text:p>
          </table:table-cell>
          <table:table-cell table:style-name="ce6" office:value-type="string" calcext:value-type="string">
            <text:p>Louth and Horncastle</text:p>
          </table:table-cell>
          <table:table-cell table:style-name="ce6" office:value-type="string" calcext:value-type="string">
            <text:p>Kingswinford and South Staffordshire</text:p>
          </table:table-cell>
          <table:table-cell table:style-name="ce6" office:value-type="string" calcext:value-type="string">
            <text:p>Tonbridge</text:p>
          </table:table-cell>
          <table:table-cell table:style-name="ce6" office:value-type="string" calcext:value-type="string">
            <text:p>Grantham and Bourne</text:p>
          </table:table-cell>
          <table:table-cell table:style-name="ce6" office:value-type="string" calcext:value-type="string">
            <text:p>Daventry</text:p>
          </table:table-cell>
          <table:table-cell table:style-name="ce6" office:value-type="string" calcext:value-type="string">
            <text:p>Gainsborough</text:p>
          </table:table-cell>
          <table:table-cell table:style-name="ce7" office:value-type="string" calcext:value-type="string">
            <text:p>Broxbourne</text:p>
          </table:table-cell>
          <table:table-cell table:style-name="ce6" office:value-type="string" calcext:value-type="string">
            <text:p>Bridgwater</text:p>
          </table:table-cell>
          <table:table-cell table:style-name="ce7" office:value-type="string" calcext:value-type="string">
            <text:p>Spelthorne</text:p>
          </table:table-cell>
          <table:table-cell table:style-name="ce6" office:value-type="string" calcext:value-type="string">
            <text:p>Suffolk Coastal</text:p>
          </table:table-cell>
          <table:table-cell table:style-name="ce10" office:value-type="string" calcext:value-type="string">
            <text:p>Mid Buckinghamshire</text:p>
          </table:table-cell>
          <table:table-cell table:style-name="ce6" office:value-type="string" calcext:value-type="string">
            <text:p>Mid Dorset and North Poole</text:p>
          </table:table-cell>
          <table:table-cell table:style-name="ce10" office:value-type="string" calcext:value-type="string">
            <text:p>Chelmsford</text:p>
          </table:table-cell>
          <table:table-cell table:style-name="ce6" office:value-type="string" calcext:value-type="string">
            <text:p>North Northumberland</text:p>
          </table:table-cell>
          <table:table-cell table:style-name="ce6" office:value-type="string" calcext:value-type="string">
            <text:p>North East Derbyshire</text:p>
          </table:table-cell>
          <table:table-cell table:style-name="ce10" office:value-type="string" calcext:value-type="string">
            <text:p>Thornbury and Yate</text:p>
          </table:table-cell>
          <table:table-cell table:style-name="ce7" office:value-type="string" calcext:value-type="string">
            <text:p>Scunthorpe</text:p>
          </table:table-cell>
          <table:table-cell table:style-name="ce10" office:value-type="string" calcext:value-type="string">
            <text:p>St Neots and Mid Cambridgeshire</text:p>
          </table:table-cell>
          <table:table-cell table:style-name="ce13" office:value-type="string" calcext:value-type="string">
            <text:p>Doncaster East and the Isle of Axholme</text:p>
          </table:table-cell>
          <table:table-cell table:style-name="ce7" office:value-type="string" calcext:value-type="string">
            <text:p>Corby and East Northamptonshire</text:p>
          </table:table-cell>
          <table:table-cell table:style-name="ce11" office:value-type="string" calcext:value-type="string">
            <text:p>Mid and South Pembrokeshire</text:p>
          </table:table-cell>
          <table:table-cell table:style-name="ce11" office:value-type="string" calcext:value-type="string">
            <text:p>Barrow and Furness</text:p>
          </table:table-cell>
          <table:table-cell table:style-name="ce7" office:value-type="string" calcext:value-type="string">
            <text:p>Leeds South West and Morley</text:p>
          </table:table-cell>
          <table:table-cell table:style-name="ce10" office:value-type="string" calcext:value-type="string">
            <text:p>Guildford</text:p>
          </table:table-cell>
          <table:table-cell table:style-name="ce11" office:value-type="string" calcext:value-type="string">
            <text:p>Vale of Glamorgan</text:p>
          </table:table-cell>
          <table:table-cell table:style-name="ce11" office:value-type="string" calcext:value-type="string">
            <text:p>Clwyd East</text:p>
          </table:table-cell>
          <table:table-cell table:style-name="ce26" office:value-type="string" calcext:value-type="string">
            <text:p>Chipping Barnet</text:p>
          </table:table-cell>
          <table:table-cell table:style-name="ce26" office:value-type="string" calcext:value-type="string">
            <text:p>Chingford and Woodford Green</text:p>
          </table:table-cell>
          <table:table-cell table:style-name="ce13" office:value-type="string" calcext:value-type="string">
            <text:p>Heywood and Middleton North</text:p>
          </table:table-cell>
          <table:table-cell table:style-name="ce26" office:value-type="string" calcext:value-type="string">
            <text:p>Leeds East</text:p>
          </table:table-cell>
          <table:table-cell table:style-name="ce22" office:value-type="string" calcext:value-type="string">
            <text:p>Ayr, Carrick and Cumnock</text:p>
          </table:table-cell>
          <table:table-cell table:style-name="ce13" office:value-type="string" calcext:value-type="string">
            <text:p>Sunderland Central</text:p>
          </table:table-cell>
          <table:table-cell table:style-name="ce44" office:value-type="string" calcext:value-type="string">
            <text:p>Plymouth Sutton and Devonport</text:p>
          </table:table-cell>
          <table:table-cell table:style-name="ce10" office:value-type="string" calcext:value-type="string">
            <text:p>St Albans</text:p>
          </table:table-cell>
          <table:table-cell table:style-name="ce11" office:value-type="string" calcext:value-type="string">
            <text:p>Chester North and Neston</text:p>
          </table:table-cell>
          <table:table-cell table:style-name="ce26" office:value-type="string" calcext:value-type="string">
            <text:p>Coventry East</text:p>
          </table:table-cell>
          <table:table-cell table:style-name="ce12" office:value-type="string" calcext:value-type="string">
            <text:p>Kingston and Surbiton</text:p>
          </table:table-cell>
          <table:table-cell table:style-name="ce13" office:value-type="string" calcext:value-type="string">
            <text:p>Neath and Swansea East</text:p>
          </table:table-cell>
          <table:table-cell table:style-name="ce45" office:value-type="string" calcext:value-type="string">
            <text:p>Dunfermline and Dollar</text:p>
          </table:table-cell>
          <table:table-cell table:style-name="ce22" office:value-type="string" calcext:value-type="string">
            <text:p>Glenrothes and Mid Fife</text:p>
          </table:table-cell>
          <table:table-cell table:style-name="ce44" office:value-type="string" calcext:value-type="string">
            <text:p>Nottingham South</text:p>
          </table:table-cell>
          <table:table-cell table:style-name="ce38" office:value-type="string" calcext:value-type="string">
            <text:p>Southgate and Wood Green</text:p>
          </table:table-cell>
          <table:table-cell table:style-name="ce13" office:value-type="string" calcext:value-type="string">
            <text:p>Blaenau Gwent and Rhymney</text:p>
          </table:table-cell>
          <table:table-cell table:style-name="ce26" office:value-type="string" calcext:value-type="string">
            <text:p>Birmingham Yardley</text:p>
          </table:table-cell>
          <table:table-cell table:style-name="ce26" office:value-type="string" calcext:value-type="string">
            <text:p>Stretford and Urmston</text:p>
          </table:table-cell>
          <table:table-cell table:style-name="ce26" office:value-type="string" calcext:value-type="string">
            <text:p>Leeds North East</text:p>
          </table:table-cell>
          <table:table-cell table:style-name="ce13" office:value-type="string" calcext:value-type="string">
            <text:p>Wallasey</text:p>
          </table:table-cell>
          <table:table-cell table:style-name="ce13" office:value-type="string" calcext:value-type="string">
            <text:p>St Helens South and Whiston</text:p>
          </table:table-cell>
          <table:table-cell table:style-name="ce26" office:value-type="string" calcext:value-type="string">
            <text:p>Blackburn</text:p>
          </table:table-cell>
          <table:table-cell table:style-name="ce38" office:value-type="string" calcext:value-type="string">
            <text:p>Leyton and Wanstead</text:p>
          </table:table-cell>
          <table:table-cell table:style-name="ce44" office:value-type="string" calcext:value-type="string">
            <text:p>Manchester Central</text:p>
          </table:table-cell>
          <table:table-cell table:style-name="ce12" office:value-type="string" calcext:value-type="string">
            <text:p>Chorley</text:p>
          </table:table-cell>
          <table:table-cell table:style-name="ce3"/>
          <table:table-cell table:style-name="ce38" office:value-type="string" calcext:value-type="string">
            <text:p>Holborn and St Pancras</text:p>
          </table:table-cell>
          <table:table-cell table:style-name="ce3"/>
          <table:table-cell table:style-name="ce38" office:value-type="string" calcext:value-type="string">
            <text:p>Manchester Withington</text:p>
          </table:table-cell>
          <table:table-cell table:style-name="ce38" office:value-type="string" calcext:value-type="string">
            <text:p>West Ham and Beckton</text:p>
          </table:table-cell>
          <table:table-cell table:style-name="ce38" office:value-type="string" calcext:value-type="string">
            <text:p>Dulwich and West Norwood</text:p>
          </table:table-cell>
          <table:table-cell table:style-name="ce13" office:value-type="string" calcext:value-type="string">
            <text:p>Liverpool Garston</text:p>
          </table:table-cell>
          <table:table-cell table:style-name="ce44" office:value-type="string" calcext:value-type="string">
            <text:p>Manchester Rusholme</text:p>
          </table:table-cell>
          <table:table-cell table:style-name="ce38" office:value-type="string" calcext:value-type="string">
            <text:p>Hackney South and Shoreditch</text:p>
          </table:table-cell>
          <table:table-cell table:style-name="ce12" office:value-type="string" calcext:value-type="string">
            <text:p>Bristol Central</text:p>
          </table:table-cell>
          <table:table-cell table:style-name="ce12" office:value-type="string" calcext:value-type="string">
            <text:p>Liverpool West Derby</text:p>
          </table:table-cell>
          <table:table-cell table:style-name="ce12" office:value-type="string" calcext:value-type="string">
            <text:p>Bootle</text:p>
          </table:table-cell>
          <table:table-cell table:style-name="ce12" office:value-type="string" calcext:value-type="string">
            <text:p>Knowsley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Maldon</text:p>
          </table:table-cell>
          <table:table-cell table:style-name="ce6" office:value-type="string" calcext:value-type="string">
            <text:p>Rayleigh and Wickford</text:p>
          </table:table-cell>
          <table:table-cell table:style-name="ce7" office:value-type="string" calcext:value-type="string">
            <text:p>Brentwood and Ongar</text:p>
          </table:table-cell>
          <table:table-cell table:style-name="ce6" office:value-type="string" calcext:value-type="string">
            <text:p>North Herefordshire</text:p>
          </table:table-cell>
          <table:table-cell table:style-name="ce6" office:value-type="string" calcext:value-type="string">
            <text:p>New Forest West</text:p>
          </table:table-cell>
          <table:table-cell table:style-name="ce6" office:value-type="string" calcext:value-type="string">
            <text:p>Sleaford and North Hykeham</text:p>
          </table:table-cell>
          <table:table-cell table:style-name="ce7" office:value-type="string" calcext:value-type="string">
            <text:p>Sittingbourne and Sheppey</text:p>
          </table:table-cell>
          <table:table-cell table:style-name="ce6" office:value-type="string" calcext:value-type="string">
            <text:p>Thirsk and Malton</text:p>
          </table:table-cell>
          <table:table-cell table:style-name="ce7" office:value-type="string" calcext:value-type="string">
            <text:p>Hornchurch and Upminster</text:p>
          </table:table-cell>
          <table:table-cell table:style-name="ce7" office:value-type="string" calcext:value-type="string">
            <text:p>South Leicestershire</text:p>
          </table:table-cell>
          <table:table-cell table:style-name="ce29" office:value-type="string" calcext:value-type="string">
            <text:p>Mid Norfolk</text:p>
          </table:table-cell>
          <table:table-cell table:style-name="ce7" office:value-type="string" calcext:value-type="string">
            <text:p>Bracknell</text:p>
          </table:table-cell>
          <table:table-cell table:style-name="ce10" office:value-type="string" calcext:value-type="string">
            <text:p>Windsor</text:p>
          </table:table-cell>
          <table:table-cell table:style-name="ce7" office:value-type="string" calcext:value-type="string">
            <text:p>North East Hertfordshire</text:p>
          </table:table-cell>
          <table:table-cell table:style-name="ce11" office:value-type="string" calcext:value-type="string">
            <text:p>Stafford</text:p>
          </table:table-cell>
          <table:table-cell table:style-name="ce7" office:value-type="string" calcext:value-type="string">
            <text:p>Banbury</text:p>
          </table:table-cell>
          <table:table-cell table:style-name="ce7" office:value-type="string" calcext:value-type="string">
            <text:p>Basingstoke</text:p>
          </table:table-cell>
          <table:table-cell table:style-name="ce10" office:value-type="string" calcext:value-type="string">
            <text:p>Tunbridge Wells</text:p>
          </table:table-cell>
          <table:table-cell table:style-name="ce11" office:value-type="string" calcext:value-type="string">
            <text:p>Dover and Deal</text:p>
          </table:table-cell>
          <table:table-cell table:style-name="ce11" office:value-type="string" calcext:value-type="string">
            <text:p>Middlesbrough South and East Cleveland</text:p>
          </table:table-cell>
          <table:table-cell table:style-name="ce11" office:value-type="string" calcext:value-type="string">
            <text:p>Macclesfield</text:p>
          </table:table-cell>
          <table:table-cell table:style-name="ce6" office:value-type="string" calcext:value-type="string">
            <text:p>Brecon, Radnor and Cwm Tawe</text:p>
          </table:table-cell>
          <table:table-cell table:style-name="ce10" office:value-type="string" calcext:value-type="string">
            <text:p>Sutton and Cheam</text:p>
          </table:table-cell>
          <table:table-cell table:style-name="ce7" office:value-type="string" calcext:value-type="string">
            <text:p>Blackpool South</text:p>
          </table:table-cell>
          <table:table-cell table:style-name="ce7" office:value-type="string" calcext:value-type="string">
            <text:p>Harrow East</text:p>
          </table:table-cell>
          <table:table-cell table:style-name="ce11" office:value-type="string" calcext:value-type="string">
            <text:p>Southport</text:p>
          </table:table-cell>
          <table:table-cell table:style-name="ce11" office:value-type="string" calcext:value-type="string">
            <text:p>Truro and Falmouth</text:p>
          </table:table-cell>
          <table:table-cell table:style-name="ce22" office:value-type="string" calcext:value-type="string">
            <text:p>Dumfriesshire, Clydesdale and Tweeddale</text:p>
          </table:table-cell>
          <table:table-cell table:style-name="ce11" office:value-type="string" calcext:value-type="string">
            <text:p>Ossett and Denby Dale</text:p>
          </table:table-cell>
          <table:table-cell table:style-name="ce10" office:value-type="string" calcext:value-type="string">
            <text:p>Cheltenham</text:p>
          </table:table-cell>
          <table:table-cell table:style-name="ce11" office:value-type="string" calcext:value-type="string">
            <text:p>Bangor Aberconwy</text:p>
          </table:table-cell>
          <table:table-cell table:style-name="ce13" office:value-type="string" calcext:value-type="string">
            <text:p>Bolton North East</text:p>
          </table:table-cell>
          <table:table-cell table:style-name="ce11" office:value-type="string" calcext:value-type="string">
            <text:p>Canterbury</text:p>
          </table:table-cell>
          <table:table-cell table:style-name="ce22" office:value-type="string" calcext:value-type="string">
            <text:p>Moray West, Nairn and Strathspey</text:p>
          </table:table-cell>
          <table:table-cell table:style-name="ce11" office:value-type="string" calcext:value-type="string">
            <text:p>Leeds North West</text:p>
          </table:table-cell>
          <table:table-cell table:style-name="ce11" office:value-type="string" calcext:value-type="string">
            <text:p>Wirral West</text:p>
          </table:table-cell>
          <table:table-cell table:style-name="ce52" office:value-type="string" calcext:value-type="string">
            <text:p>Sheffield South East</text:p>
          </table:table-cell>
          <table:table-cell table:style-name="ce45" office:value-type="string" calcext:value-type="string">
            <text:p>Airdrie and Shotts</text:p>
          </table:table-cell>
          <table:table-cell table:style-name="ce26" office:value-type="string" calcext:value-type="string">
            <text:p>Bolton South and Walkden</text:p>
          </table:table-cell>
          <table:table-cell table:style-name="ce22" office:value-type="string" calcext:value-type="string">
            <text:p>Hamilton and Clyde Valley</text:p>
          </table:table-cell>
          <table:table-cell table:style-name="ce45" office:value-type="string" calcext:value-type="string">
            <text:p>Glasgow South</text:p>
          </table:table-cell>
          <table:table-cell table:style-name="ce26" office:value-type="string" calcext:value-type="string">
            <text:p>Hayes and Harlington</text:p>
          </table:table-cell>
          <table:table-cell table:style-name="ce13" office:value-type="string" calcext:value-type="string">
            <text:p>Swansea West</text:p>
          </table:table-cell>
          <table:table-cell table:style-name="ce45" office:value-type="string" calcext:value-type="string">
            <text:p>Livingston</text:p>
          </table:table-cell>
          <table:table-cell table:style-name="ce26" office:value-type="string" calcext:value-type="string">
            <text:p>Slough</text:p>
          </table:table-cell>
          <table:table-cell table:style-name="ce26" office:value-type="string" calcext:value-type="string">
            <text:p>Croydon West</text:p>
          </table:table-cell>
          <table:table-cell table:style-name="ce26" office:value-type="string" calcext:value-type="string">
            <text:p>Blackley and Middleton South</text:p>
          </table:table-cell>
          <table:table-cell table:style-name="ce38" office:value-type="string" calcext:value-type="string">
            <text:p>Bristol East</text:p>
          </table:table-cell>
          <table:table-cell table:style-name="ce26" office:value-type="string" calcext:value-type="string">
            <text:p>Barking</text:p>
          </table:table-cell>
          <table:table-cell table:style-name="ce26" office:value-type="string" calcext:value-type="string">
            <text:p>Leeds South</text:p>
          </table:table-cell>
          <table:table-cell table:style-name="ce38" office:value-type="string" calcext:value-type="string">
            <text:p>Vauxhall and Camberwell Green</text:p>
          </table:table-cell>
          <table:table-cell table:style-name="ce26" office:value-type="string" calcext:value-type="string">
            <text:p>Ilford South</text:p>
          </table:table-cell>
          <table:table-cell table:style-name="ce3"/>
          <table:table-cell table:style-name="ce44" office:value-type="string" calcext:value-type="string">
            <text:p>Leicester South</text:p>
          </table:table-cell>
          <table:table-cell table:style-name="ce38" office:value-type="string" calcext:value-type="string">
            <text:p>Poplar and Limehouse</text:p>
          </table:table-cell>
          <table:table-cell table:style-name="ce3"/>
          <table:table-cell table:style-name="ce26" office:value-type="string" calcext:value-type="string">
            <text:p>Gorton and Denton</text:p>
          </table:table-cell>
          <table:table-cell table:style-name="ce3" table:number-columns-repeated="2"/>
          <table:table-cell table:style-name="ce38" office:value-type="string" calcext:value-type="string">
            <text:p>Stratford and Bow</text:p>
          </table:table-cell>
          <table:table-cell table:style-name="ce38" office:value-type="string" calcext:value-type="string">
            <text:p>Lewisham North</text:p>
          </table:table-cell>
          <table:table-cell table:style-name="ce26" office:value-type="string" calcext:value-type="string">
            <text:p>East Ham</text:p>
          </table:table-cell>
          <table:table-cell table:style-name="ce38" office:value-type="string" calcext:value-type="string">
            <text:p>Hackney North and Stoke Newington</text:p>
          </table:table-cell>
          <table:table-cell table:style-name="ce12" office:value-type="string" calcext:value-type="string">
            <text:p>Birmingham Ladywood</text:p>
          </table:table-cell>
          <table:table-cell table:style-name="ce44" office:value-type="string" calcext:value-type="string">
            <text:p>Liverpool Wavertree</text:p>
          </table:table-cell>
          <table:table-cell table:style-name="ce26" office:value-type="string" calcext:value-type="string">
            <text:p>Liverpool Walton</text:p>
          </table:table-cell>
          <table:table-cell table:style-name="ce3"/>
          <table:table-cell table:style-name="ce44" office:value-type="string" calcext:value-type="string">
            <text:p>Liverpool Riverside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Castle Point</text:p>
          </table:table-cell>
          <table:table-cell table:style-name="ce3" table:number-columns-repeated="3"/>
          <table:table-cell table:style-name="ce6" office:value-type="string" calcext:value-type="string">
            <text:p>South West Norfolk</text:p>
          </table:table-cell>
          <table:table-cell table:style-name="ce6" office:value-type="string" calcext:value-type="string">
            <text:p>Gosport</text:p>
          </table:table-cell>
          <table:table-cell table:style-name="ce6" office:value-type="string" calcext:value-type="string">
            <text:p>Fareham and Waterlooville</text:p>
          </table:table-cell>
          <table:table-cell table:style-name="ce6" office:value-type="string" calcext:value-type="string">
            <text:p>Stone, Great Wyrley and Penkridge</text:p>
          </table:table-cell>
          <table:table-cell table:style-name="ce6" office:value-type="string" calcext:value-type="string">
            <text:p>North West Norfolk</text:p>
          </table:table-cell>
          <table:table-cell table:style-name="ce7" office:value-type="string" calcext:value-type="string">
            <text:p>Chatham and Aylesford</text:p>
          </table:table-cell>
          <table:table-cell table:style-name="ce7" office:value-type="string" calcext:value-type="string">
            <text:p>Solihull West and Shirley</text:p>
          </table:table-cell>
          <table:table-cell table:style-name="ce7" office:value-type="string" calcext:value-type="string">
            <text:p>Redditch</text:p>
          </table:table-cell>
          <table:table-cell table:style-name="ce6" office:value-type="string" calcext:value-type="string">
            <text:p>Wetherby and Easingwold</text:p>
          </table:table-cell>
          <table:table-cell table:style-name="ce7" office:value-type="string" calcext:value-type="string">
            <text:p>Aylesbury</text:p>
          </table:table-cell>
          <table:table-cell table:style-name="ce7" office:value-type="string" calcext:value-type="string">
            <text:p>Stoke-on-Trent South</text:p>
          </table:table-cell>
          <table:table-cell table:style-name="ce7" office:value-type="string" calcext:value-type="string">
            <text:p>Southend West and Leigh</text:p>
          </table:table-cell>
          <table:table-cell table:style-name="ce6" office:value-type="string" calcext:value-type="string">
            <text:p>North Norfolk</text:p>
          </table:table-cell>
          <table:table-cell table:style-name="ce12" office:value-type="string" calcext:value-type="string">
            <text:p>Beaconsfield</text:p>
          </table:table-cell>
          <table:table-cell table:style-name="ce10" office:value-type="string" calcext:value-type="string">
            <text:p>Bicester and Woodstock</text:p>
          </table:table-cell>
          <table:table-cell table:style-name="ce33" office:value-type="string" calcext:value-type="string">
            <text:p>Witney</text:p>
          </table:table-cell>
          <table:table-cell table:style-name="ce6" office:value-type="string" calcext:value-type="string">
            <text:p>Scarborough and Whitby</text:p>
          </table:table-cell>
          <table:table-cell table:style-name="ce7" office:value-type="string" calcext:value-type="string">
            <text:p>Rossendale and Darwen</text:p>
          </table:table-cell>
          <table:table-cell table:style-name="ce11" office:value-type="string" calcext:value-type="string">
            <text:p>Monmouthshire</text:p>
          </table:table-cell>
          <table:table-cell table:style-name="ce11" office:value-type="string" calcext:value-type="string">
            <text:p>East Worthing and Shoreham</text:p>
          </table:table-cell>
          <table:table-cell table:style-name="ce11" office:value-type="string" calcext:value-type="string">
            <text:p>Whitehaven and Workington</text:p>
          </table:table-cell>
          <table:table-cell table:style-name="ce10" office:value-type="string" calcext:value-type="string">
            <text:p>Winchester</text:p>
          </table:table-cell>
          <table:table-cell table:style-name="ce11" office:value-type="string" calcext:value-type="string">
            <text:p>Colne Valley</text:p>
          </table:table-cell>
          <table:table-cell table:style-name="ce13" office:value-type="string" calcext:value-type="string">
            <text:p>Kingston upon Hull West and Haltemprice</text:p>
          </table:table-cell>
          <table:table-cell table:style-name="ce11" office:value-type="string" calcext:value-type="string">
            <text:p>Keighley and Ilkley</text:p>
          </table:table-cell>
          <table:table-cell table:style-name="ce22" office:value-type="string" calcext:value-type="string">
            <text:p>West Aberdeenshire and Kincardine</text:p>
          </table:table-cell>
          <table:table-cell table:style-name="ce26" office:value-type="string" calcext:value-type="string">
            <text:p>Eltham and Chislehurst</text:p>
          </table:table-cell>
          <table:table-cell table:style-name="ce13" office:value-type="string" calcext:value-type="string">
            <text:p>Stockton North</text:p>
          </table:table-cell>
          <table:table-cell table:style-name="ce12" office:value-type="string" calcext:value-type="string">
            <text:p>Edinburgh West</text:p>
          </table:table-cell>
          <table:table-cell table:style-name="ce26" office:value-type="string" calcext:value-type="string">
            <text:p>Reading Central</text:p>
          </table:table-cell>
          <table:table-cell table:style-name="ce13" office:value-type="string" calcext:value-type="string">
            <text:p>Stalybridge and Hyde</text:p>
          </table:table-cell>
          <table:table-cell table:style-name="ce13" office:value-type="string" calcext:value-type="string">
            <text:p>Newport West and Islwyn</text:p>
          </table:table-cell>
          <table:table-cell table:style-name="ce44" office:value-type="string" calcext:value-type="string">
            <text:p>Portsmouth South</text:p>
          </table:table-cell>
          <table:table-cell table:style-name="ce11" office:value-type="string" calcext:value-type="string">
            <text:p>Cardiff North</text:p>
          </table:table-cell>
          <table:table-cell table:style-name="ce26" office:value-type="string" calcext:value-type="string">
            <text:p>Harrow West</text:p>
          </table:table-cell>
          <table:table-cell table:style-name="ce11" office:value-type="string" calcext:value-type="string">
            <text:p>Brighton Kemptown and Peacehaven</text:p>
          </table:table-cell>
          <table:table-cell table:style-name="ce44" office:value-type="string" calcext:value-type="string">
            <text:p>Exeter</text:p>
          </table:table-cell>
          <table:table-cell table:style-name="ce45" office:value-type="string" calcext:value-type="string">
            <text:p>West Dunbartonshire</text:p>
          </table:table-cell>
          <table:table-cell table:style-name="ce22" office:value-type="string" calcext:value-type="string">
            <text:p>Inverness, Skye and West Ross-shire</text:p>
          </table:table-cell>
          <table:table-cell table:style-name="ce44" office:value-type="string" calcext:value-type="string">
            <text:p>Norwich South</text:p>
          </table:table-cell>
          <table:table-cell table:style-name="ce38" office:value-type="string" calcext:value-type="string">
            <text:p>Bermondsey and Old Southwark</text:p>
          </table:table-cell>
          <table:table-cell table:style-name="ce44" office:value-type="string" calcext:value-type="string">
            <text:p>Newcastle upon Tyne East and Wallsend</text:p>
          </table:table-cell>
          <table:table-cell table:style-name="ce13" office:value-type="string" calcext:value-type="string">
            <text:p>Merthyr Tydfil and Aberdare</text:p>
          </table:table-cell>
          <table:table-cell table:style-name="ce44" office:value-type="string" calcext:value-type="string">
            <text:p>Salford</text:p>
          </table:table-cell>
          <table:table-cell table:style-name="ce44" office:value-type="string" calcext:value-type="string">
            <text:p>Cardiff East</text:p>
          </table:table-cell>
          <table:table-cell table:style-name="ce26" office:value-type="string" calcext:value-type="string">
            <text:p>Ealing Southall</text:p>
          </table:table-cell>
          <table:table-cell table:style-name="ce38" office:value-type="string" calcext:value-type="string">
            <text:p>Islington South and Finsbury</text:p>
          </table:table-cell>
          <table:table-cell table:style-name="ce13" office:value-type="string" calcext:value-type="string">
            <text:p>Birkenhead</text:p>
          </table:table-cell>
          <table:table-cell table:style-name="ce3"/>
          <table:table-cell table:style-name="ce13" office:value-type="string" calcext:value-type="string">
            <text:p>Widnes and Halewood</text:p>
          </table:table-cell>
          <table:table-cell table:style-name="ce3" table:number-columns-repeated="2"/>
          <table:table-cell table:style-name="ce38" office:value-type="string" calcext:value-type="string">
            <text:p>Lewisham West and East Dulwich</text:p>
          </table:table-cell>
          <table:table-cell table:style-name="ce3" table:number-columns-repeated="2"/>
          <table:table-cell table:style-name="ce38" office:value-type="string" calcext:value-type="string">
            <text:p>Peckham</text:p>
          </table:table-cell>
          <table:table-cell table:style-name="ce3"/>
          <table:table-cell table:style-name="ce26" office:value-type="string" calcext:value-type="string">
            <text:p>Bradford West</text:p>
          </table:table-cell>
          <table:table-cell table:style-name="ce3"/>
          <table:table-cell table:style-name="ce38" office:value-type="string" calcext:value-type="string">
            <text:p>Walthamstow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New Forest East</text:p>
          </table:table-cell>
          <table:table-cell table:style-name="ce6" office:value-type="string" calcext:value-type="string">
            <text:p>Christchurch</text:p>
          </table:table-cell>
          <table:table-cell table:style-name="ce6" office:value-type="string" calcext:value-type="string">
            <text:p>Rutland and Stamford</text:p>
          </table:table-cell>
          <table:table-cell table:style-name="ce6" office:value-type="string" calcext:value-type="string">
            <text:p>Brigg and Immingham</text:p>
          </table:table-cell>
          <table:table-cell table:style-name="ce6" office:value-type="string" calcext:value-type="string">
            <text:p>West Worcestershire</text:p>
          </table:table-cell>
          <table:table-cell table:style-name="ce7" office:value-type="string" calcext:value-type="string">
            <text:p>South Basildon and East Thurrock</text:p>
          </table:table-cell>
          <table:table-cell table:style-name="ce7" office:value-type="string" calcext:value-type="string">
            <text:p>North Warwickshire and Bedworth</text:p>
          </table:table-cell>
          <table:table-cell table:style-name="ce6" office:value-type="string" calcext:value-type="string">
            <text:p>East Hampshire</text:p>
          </table:table-cell>
          <table:table-cell table:style-name="ce7" office:value-type="string" calcext:value-type="string">
            <text:p>Dartford</text:p>
          </table:table-cell>
          <table:table-cell table:style-name="ce7" office:value-type="string" calcext:value-type="string">
            <text:p>Stourbridge</text:p>
          </table:table-cell>
          <table:table-cell table:style-name="ce6" office:value-type="string" calcext:value-type="string">
            <text:p>Mid Derbyshire</text:p>
          </table:table-cell>
          <table:table-cell table:style-name="ce7" office:value-type="string" calcext:value-type="string">
            <text:p>Burton and Uttoxeter</text:p>
          </table:table-cell>
          <table:table-cell table:style-name="ce7" office:value-type="string" calcext:value-type="string">
            <text:p>Buckingham and Bletchley</text:p>
          </table:table-cell>
          <table:table-cell table:style-name="ce10" office:value-type="string" calcext:value-type="string">
            <text:p>Chippenham</text:p>
          </table:table-cell>
          <table:table-cell table:style-name="ce7" office:value-type="string" calcext:value-type="string">
            <text:p>Thurrock</text:p>
          </table:table-cell>
          <table:table-cell table:style-name="ce10" office:value-type="string" calcext:value-type="string">
            <text:p>Wokingham</text:p>
          </table:table-cell>
          <table:table-cell table:style-name="ce10" office:value-type="string" calcext:value-type="string">
            <text:p>Eastleigh</text:p>
          </table:table-cell>
          <table:table-cell table:style-name="ce7" office:value-type="string" calcext:value-type="string">
            <text:p>Bournemouth East</text:p>
          </table:table-cell>
          <table:table-cell table:style-name="ce11" office:value-type="string" calcext:value-type="string">
            <text:p>Camborne and Redruth</text:p>
          </table:table-cell>
          <table:table-cell table:style-name="ce11" office:value-type="string" calcext:value-type="string">
            <text:p>Penistone and Stocksbridge</text:p>
          </table:table-cell>
          <table:table-cell table:style-name="ce11" office:value-type="string" calcext:value-type="string">
            <text:p>Rushcliffe</text:p>
          </table:table-cell>
          <table:table-cell table:style-name="ce10" office:value-type="string" calcext:value-type="string">
            <text:p>Hazel Grove</text:p>
          </table:table-cell>
          <table:table-cell table:style-name="ce10" office:value-type="string" calcext:value-type="string">
            <text:p>Lewes</text:p>
          </table:table-cell>
          <table:table-cell table:style-name="ce12" office:value-type="string" calcext:value-type="string">
            <text:p>Cities of London and Westminster</text:p>
          </table:table-cell>
          <table:table-cell table:style-name="ce10" office:value-type="string" calcext:value-type="string">
            <text:p>Cheadle</text:p>
          </table:table-cell>
          <table:table-cell table:style-name="ce10" office:value-type="string" calcext:value-type="string">
            <text:p>Carshalton and Wallington</text:p>
          </table:table-cell>
          <table:table-cell table:style-name="ce22" office:value-type="string" calcext:value-type="string">
            <text:p>Gordon and Buchan</text:p>
          </table:table-cell>
          <table:table-cell table:style-name="ce12" office:value-type="string" calcext:value-type="string">
            <text:p>Wimbledon</text:p>
          </table:table-cell>
          <table:table-cell table:style-name="ce11" office:value-type="string" calcext:value-type="string">
            <text:p>Bridgend</text:p>
          </table:table-cell>
          <table:table-cell table:style-name="ce13" office:value-type="string" calcext:value-type="string">
            <text:p>Doncaster North</text:p>
          </table:table-cell>
          <table:table-cell table:style-name="ce13" office:value-type="string" calcext:value-type="string">
            <text:p>Cramlington and Killingworth</text:p>
          </table:table-cell>
          <table:table-cell table:style-name="ce26" office:value-type="string" calcext:value-type="string">
            <text:p>Nottingham North and Kimberley</text:p>
          </table:table-cell>
          <table:table-cell table:style-name="ce22" office:value-type="string" calcext:value-type="string">
            <text:p>Central Ayrshire</text:p>
          </table:table-cell>
          <table:table-cell table:style-name="ce26" office:value-type="string" calcext:value-type="string">
            <text:p>Brentford and Isleworth</text:p>
          </table:table-cell>
          <table:table-cell table:style-name="ce13" office:value-type="string" calcext:value-type="string">
            <text:p>Easington</text:p>
          </table:table-cell>
          <table:table-cell table:style-name="ce13" office:value-type="string" calcext:value-type="string">
            <text:p>Gateshead Central and Whickham</text:p>
          </table:table-cell>
          <table:table-cell table:style-name="ce22" office:value-type="string" calcext:value-type="string">
            <text:p>Inverclyde and Renfrewshire West</text:p>
          </table:table-cell>
          <table:table-cell table:style-name="ce12" office:value-type="string" calcext:value-type="string">
            <text:p>Twickenham</text:p>
          </table:table-cell>
          <table:table-cell table:style-name="ce45" office:value-type="string" calcext:value-type="string">
            <text:p>Edinburgh South West</text:p>
          </table:table-cell>
          <table:table-cell table:style-name="ce13" office:value-type="string" calcext:value-type="string">
            <text:p>South Shields</text:p>
          </table:table-cell>
          <table:table-cell table:style-name="ce13" office:value-type="string" calcext:value-type="string">
            <text:p>Sheffield Heeley</text:p>
          </table:table-cell>
          <table:table-cell table:style-name="ce38" office:value-type="string" calcext:value-type="string">
            <text:p>Hammersmith and Chiswick</text:p>
          </table:table-cell>
          <table:table-cell table:style-name="ce26" office:value-type="string" calcext:value-type="string">
            <text:p>Edmonton and Winchmore Hill</text:p>
          </table:table-cell>
          <table:table-cell table:style-name="ce38" office:value-type="string" calcext:value-type="string">
            <text:p>Clapham and Brixton Hill</text:p>
          </table:table-cell>
          <table:table-cell table:style-name="ce38" office:value-type="string" calcext:value-type="string">
            <text:p>Greenwich and Woolwich</text:p>
          </table:table-cell>
          <table:table-cell table:style-name="ce38" office:value-type="string" calcext:value-type="string">
            <text:p>Oxford East</text:p>
          </table:table-cell>
          <table:table-cell table:style-name="ce3"/>
          <table:table-cell table:style-name="ce26" office:value-type="string" calcext:value-type="string">
            <text:p>Bradford East</text:p>
          </table:table-cell>
          <table:table-cell table:style-name="ce3" table:number-columns-repeated="4"/>
          <table:table-cell table:style-name="ce26" office:value-type="string" calcext:value-type="string">
            <text:p>Birmingham Hall Green and Moseley</text:p>
          </table:table-cell>
          <table:table-cell table:style-name="ce3" table:number-columns-repeated="2"/>
          <table:table-cell table:style-name="ce12" office:value-type="string" calcext:value-type="string">
            <text:p>Sheffield Central</text:p>
          </table:table-cell>
          <table:table-cell table:style-name="ce3"/>
          <table:table-cell table:style-name="ce38" office:value-type="string" calcext:value-type="string">
            <text:p>Bethnal Green and Stepney</text:p>
          </table:table-cell>
          <table:table-cell table:style-name="ce3"/>
          <table:table-cell table:style-name="ce38" office:value-type="string" calcext:value-type="string">
            <text:p>Tottenham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Droitwich and Evesham</text:p>
          </table:table-cell>
          <table:table-cell table:style-name="ce6" office:value-type="string" calcext:value-type="string">
            <text:p>Richmond and Northallerton</text:p>
          </table:table-cell>
          <table:table-cell table:style-name="ce6" office:value-type="string" calcext:value-type="string">
            <text:p>South Shropshire</text:p>
          </table:table-cell>
          <table:table-cell table:style-name="ce7" office:value-type="string" calcext:value-type="string">
            <text:p>Epping Forest</text:p>
          </table:table-cell>
          <table:table-cell table:style-name="ce6" office:value-type="string" calcext:value-type="string">
            <text:p>North Dorset</text:p>
          </table:table-cell>
          <table:table-cell table:style-name="ce6" office:value-type="string" calcext:value-type="string">
            <text:p>Skipton and Ripon</text:p>
          </table:table-cell>
          <table:table-cell table:style-name="ce6" office:value-type="string" calcext:value-type="string">
            <text:p>Newark</text:p>
          </table:table-cell>
          <table:table-cell table:style-name="ce6" office:value-type="string" calcext:value-type="string">
            <text:p>Harwich and North Essex</text:p>
          </table:table-cell>
          <table:table-cell table:style-name="ce6" office:value-type="string" calcext:value-type="string">
            <text:p>Derbyshire Dales</text:p>
          </table:table-cell>
          <table:table-cell table:style-name="ce6" office:value-type="string" calcext:value-type="string">
            <text:p>Newton Abbot</text:p>
          </table:table-cell>
          <table:table-cell table:style-name="ce10" office:value-type="string" calcext:value-type="string">
            <text:p>East Grinstead and Uckfield</text:p>
          </table:table-cell>
          <table:table-cell table:style-name="ce12" office:value-type="string" calcext:value-type="string">
            <text:p>South West Hertfordshire</text:p>
          </table:table-cell>
          <table:table-cell table:style-name="ce6" office:value-type="string" calcext:value-type="string">
            <text:p>Yeovil</text:p>
          </table:table-cell>
          <table:table-cell table:style-name="ce7" office:value-type="string" calcext:value-type="string">
            <text:p>Telford</text:p>
          </table:table-cell>
          <table:table-cell table:style-name="ce11" office:value-type="string" calcext:value-type="string">
            <text:p>Carlisle</text:p>
          </table:table-cell>
          <table:table-cell table:style-name="ce10" office:value-type="string" calcext:value-type="string">
            <text:p>Farnham and Bordon</text:p>
          </table:table-cell>
          <table:table-cell table:style-name="ce6" office:value-type="string" calcext:value-type="string">
            <text:p>Hexham</text:p>
          </table:table-cell>
          <table:table-cell table:style-name="ce10" office:value-type="string" calcext:value-type="string">
            <text:p>Woking</text:p>
          </table:table-cell>
          <table:table-cell table:style-name="ce11" office:value-type="string" calcext:value-type="string">
            <text:p>Blackpool North and Fleetwood</text:p>
          </table:table-cell>
          <table:table-cell table:style-name="ce12" office:value-type="string" calcext:value-type="string">
            <text:p>Ashfield</text:p>
          </table:table-cell>
          <table:table-cell table:style-name="ce10" office:value-type="string" calcext:value-type="string">
            <text:p>Finchley and Golders Green</text:p>
          </table:table-cell>
          <table:table-cell table:style-name="ce26" office:value-type="string" calcext:value-type="string">
            <text:p>Milton Keynes Central</text:p>
          </table:table-cell>
          <table:table-cell table:style-name="ce26" office:value-type="string" calcext:value-type="string">
            <text:p>Wycombe</text:p>
          </table:table-cell>
          <table:table-cell table:style-name="ce13" office:value-type="string" calcext:value-type="string">
            <text:p>Leigh and Atherton</text:p>
          </table:table-cell>
          <table:table-cell table:style-name="ce7" office:value-type="string" calcext:value-type="string">
            <text:p>Wolverhampton West</text:p>
          </table:table-cell>
          <table:table-cell table:style-name="ce26" office:value-type="string" calcext:value-type="string">
            <text:p>Warwick and Leamington</text:p>
          </table:table-cell>
          <table:table-cell table:style-name="ce26" office:value-type="string" calcext:value-type="string">
            <text:p>Bedford</text:p>
          </table:table-cell>
          <table:table-cell table:style-name="ce26" office:value-type="string" calcext:value-type="string">
            <text:p>Dagenham and Rainham</text:p>
          </table:table-cell>
          <table:table-cell table:style-name="ce13" office:value-type="string" calcext:value-type="string">
            <text:p>Chesterfield</text:p>
          </table:table-cell>
          <table:table-cell table:style-name="ce22" office:value-type="string" calcext:value-type="string">
            <text:p>Cowdenbeath and Kirkcaldy</text:p>
          </table:table-cell>
          <table:table-cell table:style-name="ce26" office:value-type="string" calcext:value-type="string">
            <text:p>Huddersfield</text:p>
          </table:table-cell>
          <table:table-cell table:style-name="ce22" office:value-type="string" calcext:value-type="string">
            <text:p>Caithness, Sutherland and Easter Ross</text:p>
          </table:table-cell>
          <table:table-cell table:style-name="ce22" office:value-type="string" calcext:value-type="string">
            <text:p>Perth and Kinross-shire</text:p>
          </table:table-cell>
          <table:table-cell table:style-name="ce26" office:value-type="string" calcext:value-type="string">
            <text:p>Derby South</text:p>
          </table:table-cell>
          <table:table-cell table:style-name="ce13" office:value-type="string" calcext:value-type="string">
            <text:p>Wigan</text:p>
          </table:table-cell>
          <table:table-cell table:style-name="ce26" office:value-type="string" calcext:value-type="string">
            <text:p>Enfield North</text:p>
          </table:table-cell>
          <table:table-cell table:style-name="ce26" office:value-type="string" calcext:value-type="string">
            <text:p>Preston</text:p>
          </table:table-cell>
          <table:table-cell table:style-name="ce45" office:value-type="string" calcext:value-type="string">
            <text:p>Aberdeen North</text:p>
          </table:table-cell>
          <table:table-cell table:style-name="ce26" office:value-type="string" calcext:value-type="string">
            <text:p>Cardiff West</text:p>
          </table:table-cell>
          <table:table-cell table:style-name="ce26" office:value-type="string" calcext:value-type="string">
            <text:p>Oldham West, Chadderton and Royton</text:p>
          </table:table-cell>
          <table:table-cell table:style-name="ce38" office:value-type="string" calcext:value-type="string">
            <text:p>Queen's Park and Maida Vale</text:p>
          </table:table-cell>
          <table:table-cell table:style-name="ce3"/>
          <table:table-cell table:style-name="ce38" office:value-type="string" calcext:value-type="string">
            <text:p>Hove and Portslade</text:p>
          </table:table-cell>
          <table:table-cell table:style-name="ce3"/>
          <table:table-cell table:style-name="ce38" office:value-type="string" calcext:value-type="string">
            <text:p>Hornsey and Friern Barnet</text:p>
          </table:table-cell>
          <table:table-cell table:style-name="ce26" office:value-type="string" calcext:value-type="string">
            <text:p>Brent East</text:p>
          </table:table-cell>
          <table:table-cell table:style-name="ce3"/>
          <table:table-cell table:style-name="ce26" office:value-type="string" calcext:value-type="string">
            <text:p>Lewisham East</text:p>
          </table:table-cell>
          <table:table-cell table:style-name="ce3" table:number-columns-repeated="4"/>
          <table:table-cell table:style-name="ce38" office:value-type="string" calcext:value-type="string">
            <text:p>Islington North</text:p>
          </table:table-cell>
          <table:table-cell table:style-name="ce3" table:number-columns-repeated="964"/>
        </table:table-row>
        <table:table-row table:style-name="ro2">
          <table:table-cell table:style-name="ce3" table:number-columns-repeated="7"/>
          <table:table-cell table:style-name="ce7" office:value-type="string" calcext:value-type="string">
            <text:p>Witham</text:p>
          </table:table-cell>
          <table:table-cell table:style-name="ce7" office:value-type="string" calcext:value-type="string">
            <text:p>Braintree</text:p>
          </table:table-cell>
          <table:table-cell table:style-name="ce6" office:value-type="string" calcext:value-type="string">
            <text:p>Bury St Edmunds and Stowmarket</text:p>
          </table:table-cell>
          <table:table-cell table:style-name="ce10" office:value-type="string" calcext:value-type="string">
            <text:p>North West Essex</text:p>
          </table:table-cell>
          <table:table-cell table:style-name="ce6" office:value-type="string" calcext:value-type="string">
            <text:p>Wyre Forest</text:p>
          </table:table-cell>
          <table:table-cell table:style-name="ce7" office:value-type="string" calcext:value-type="string">
            <text:p>Hertsmere</text:p>
          </table:table-cell>
          <table:table-cell table:style-name="ce6" office:value-type="string" calcext:value-type="string">
            <text:p>South East Cornwall</text:p>
          </table:table-cell>
          <table:table-cell table:style-name="ce6" office:value-type="string" calcext:value-type="string">
            <text:p>Sutton Coldfield</text:p>
          </table:table-cell>
          <table:table-cell table:style-name="ce7" office:value-type="string" calcext:value-type="string">
            <text:p>South Norfolk</text:p>
          </table:table-cell>
          <table:table-cell table:style-name="ce7" office:value-type="string" calcext:value-type="string">
            <text:p>Kettering</text:p>
          </table:table-cell>
          <table:table-cell table:style-name="ce6" office:value-type="string" calcext:value-type="string">
            <text:p>Herne Bay and Sandwich</text:p>
          </table:table-cell>
          <table:table-cell table:style-name="ce6" office:value-type="string" calcext:value-type="string">
            <text:p>St Austell and Newquay</text:p>
          </table:table-cell>
          <table:table-cell table:style-name="ce7" office:value-type="string" calcext:value-type="string">
            <text:p>Southend East and Rochford</text:p>
          </table:table-cell>
          <table:table-cell table:style-name="ce6" office:value-type="string" calcext:value-type="string">
            <text:p>South Devon</text:p>
          </table:table-cell>
          <table:table-cell table:style-name="ce6" office:value-type="string" calcext:value-type="string">
            <text:p>West Dorset</text:p>
          </table:table-cell>
          <table:table-cell table:style-name="ce7" office:value-type="string" calcext:value-type="string">
            <text:p>Erewash</text:p>
          </table:table-cell>
          <table:table-cell table:style-name="ce7" office:value-type="string" calcext:value-type="string">
            <text:p>Pendle and Clitheroe</text:p>
          </table:table-cell>
          <table:table-cell table:style-name="ce7" office:value-type="string" calcext:value-type="string">
            <text:p>Stevenage</text:p>
          </table:table-cell>
          <table:table-cell table:style-name="ce12" office:value-type="string" calcext:value-type="string">
            <text:p>Chelsea and Fulham</text:p>
          </table:table-cell>
          <table:table-cell table:style-name="ce12" office:value-type="string" calcext:value-type="string">
            <text:p>Exmouth and Exeter East</text:p>
          </table:table-cell>
          <table:table-cell table:style-name="ce11" office:value-type="string" calcext:value-type="string">
            <text:p>Shipley</text:p>
          </table:table-cell>
          <table:table-cell table:style-name="ce11" office:value-type="string" calcext:value-type="string">
            <text:p>Broxtowe</text:p>
          </table:table-cell>
          <table:table-cell table:style-name="ce11" office:value-type="string" calcext:value-type="string">
            <text:p>Hastings and Rye</text:p>
          </table:table-cell>
          <table:table-cell table:style-name="ce10" office:value-type="string" calcext:value-type="string">
            <text:p>Esher and Walton</text:p>
          </table:table-cell>
          <table:table-cell table:style-name="ce22" office:value-type="string" calcext:value-type="string">
            <text:p>Dumfries and Galloway</text:p>
          </table:table-cell>
          <table:table-cell table:style-name="ce11" office:value-type="string" calcext:value-type="string">
            <text:p>High Peak</text:p>
          </table:table-cell>
          <table:table-cell table:style-name="ce11" office:value-type="string" calcext:value-type="string">
            <text:p>Bury North</text:p>
          </table:table-cell>
          <table:table-cell table:style-name="ce22" office:value-type="string" calcext:value-type="string">
            <text:p>Ceredigion Preseli</text:p>
          </table:table-cell>
          <table:table-cell table:style-name="ce13" office:value-type="string" calcext:value-type="string">
            <text:p>Oldham East and Saddleworth</text:p>
          </table:table-cell>
          <table:table-cell table:style-name="ce13" office:value-type="string" calcext:value-type="string">
            <text:p>Torfaen</text:p>
          </table:table-cell>
          <table:table-cell table:style-name="ce26" office:value-type="string" calcext:value-type="string">
            <text:p>Croydon East</text:p>
          </table:table-cell>
          <table:table-cell table:style-name="ce11" office:value-type="string" calcext:value-type="string">
            <text:p>Tynemouth</text:p>
          </table:table-cell>
          <table:table-cell table:style-name="ce45" office:value-type="string" calcext:value-type="string">
            <text:p>Rutherglen</text:p>
          </table:table-cell>
          <table:table-cell table:style-name="ce26" office:value-type="string" calcext:value-type="string">
            <text:p>Southampton Test</text:p>
          </table:table-cell>
          <table:table-cell table:style-name="ce45" office:value-type="string" calcext:value-type="string">
            <text:p>Glasgow East</text:p>
          </table:table-cell>
          <table:table-cell table:style-name="ce26" office:value-type="string" calcext:value-type="string">
            <text:p>Ilford North</text:p>
          </table:table-cell>
          <table:table-cell table:style-name="ce12" office:value-type="string" calcext:value-type="string">
            <text:p>Bath</text:p>
          </table:table-cell>
          <table:table-cell table:style-name="ce26" office:value-type="string" calcext:value-type="string">
            <text:p>Luton North</text:p>
          </table:table-cell>
          <table:table-cell table:style-name="ce26" office:value-type="string" calcext:value-type="string">
            <text:p>Wythenshawe and Sale East</text:p>
          </table:table-cell>
          <table:table-cell table:style-name="ce26" office:value-type="string" calcext:value-type="string">
            <text:p>Ealing North</text:p>
          </table:table-cell>
          <table:table-cell table:style-name="ce12" office:value-type="string" calcext:value-type="string">
            <text:p>Leeds Central and Headingley</text:p>
          </table:table-cell>
          <table:table-cell table:style-name="ce3"/>
          <table:table-cell table:style-name="ce26" office:value-type="string" calcext:value-type="string">
            <text:p>Mitcham and Morden</text:p>
          </table:table-cell>
          <table:table-cell table:style-name="ce3" table:number-columns-repeated="4"/>
          <table:table-cell table:style-name="ce44" office:value-type="string" calcext:value-type="string">
            <text:p>Nottingham East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8"/>
          <table:table-cell table:style-name="ce6" office:value-type="string" calcext:value-type="string">
            <text:p>Havant</text:p>
          </table:table-cell>
          <table:table-cell table:style-name="ce6" office:value-type="string" calcext:value-type="string">
            <text:p>Hinckley and Bosworth</text:p>
          </table:table-cell>
          <table:table-cell table:style-name="ce6" office:value-type="string" calcext:value-type="string">
            <text:p>Sussex Weald</text:p>
          </table:table-cell>
          <table:table-cell table:style-name="ce6" office:value-type="string" calcext:value-type="string">
            <text:p>Bromsgrove</text:p>
          </table:table-cell>
          <table:table-cell table:style-name="ce6" office:value-type="string" calcext:value-type="string">
            <text:p>South West Devon</text:p>
          </table:table-cell>
          <table:table-cell table:style-name="ce10" office:value-type="string" calcext:value-type="string">
            <text:p>Hamble Valley</text:p>
          </table:table-cell>
          <table:table-cell table:style-name="ce6" office:value-type="string" calcext:value-type="string">
            <text:p>Amber Valley</text:p>
          </table:table-cell>
          <table:table-cell table:style-name="ce6" office:value-type="string" calcext:value-type="string">
            <text:p>Fylde</text:p>
          </table:table-cell>
          <table:table-cell table:style-name="ce6" office:value-type="string" calcext:value-type="string">
            <text:p>South Cotswolds</text:p>
          </table:table-cell>
          <table:table-cell table:style-name="ce6" office:value-type="string" calcext:value-type="string">
            <text:p>Tatton</text:p>
          </table:table-cell>
          <table:table-cell table:style-name="ce7" office:value-type="string" calcext:value-type="string">
            <text:p>Hemel Hempstead</text:p>
          </table:table-cell>
          <table:table-cell table:style-name="ce7" office:value-type="string" calcext:value-type="string">
            <text:p>Ruislip, Northwood and Pinner</text:p>
          </table:table-cell>
          <table:table-cell table:style-name="ce7" office:value-type="string" calcext:value-type="string">
            <text:p>East Thanet</text:p>
          </table:table-cell>
          <table:table-cell table:style-name="ce10" office:value-type="string" calcext:value-type="string">
            <text:p>Romsey and Southampton North</text:p>
          </table:table-cell>
          <table:table-cell table:style-name="ce7" office:value-type="string" calcext:value-type="string">
            <text:p>Reading West and Mid Berkshire</text:p>
          </table:table-cell>
          <table:table-cell table:style-name="ce11" office:value-type="string" calcext:value-type="string">
            <text:p>South Ribble</text:p>
          </table:table-cell>
          <table:table-cell table:style-name="ce10" office:value-type="string" calcext:value-type="string">
            <text:p>Taunton and Wellington</text:p>
          </table:table-cell>
          <table:table-cell table:style-name="ce7" office:value-type="string" calcext:value-type="string">
            <text:p>Stoke-on-Trent North</text:p>
          </table:table-cell>
          <table:table-cell table:style-name="ce7" office:value-type="string" calcext:value-type="string">
            <text:p>Bolton West</text:p>
          </table:table-cell>
          <table:table-cell table:style-name="ce13" office:value-type="string" calcext:value-type="string">
            <text:p>Bolsover</text:p>
          </table:table-cell>
          <table:table-cell table:style-name="ce7" office:value-type="string" calcext:value-type="string">
            <text:p>Milton Keynes North</text:p>
          </table:table-cell>
          <table:table-cell table:style-name="ce11" office:value-type="string" calcext:value-type="string">
            <text:p>Darlington</text:p>
          </table:table-cell>
          <table:table-cell table:style-name="ce10" office:value-type="string" calcext:value-type="string">
            <text:p>South Cambridgeshire</text:p>
          </table:table-cell>
          <table:table-cell table:style-name="ce7" office:value-type="string" calcext:value-type="string">
            <text:p>Birmingham Northfield</text:p>
          </table:table-cell>
          <table:table-cell table:style-name="ce3"/>
          <table:table-cell table:style-name="ce26" office:value-type="string" calcext:value-type="string">
            <text:p>Wolverhampton South East</text:p>
          </table:table-cell>
          <table:table-cell table:style-name="ce12" office:value-type="string" calcext:value-type="string">
            <text:p>North East Fife</text:p>
          </table:table-cell>
          <table:table-cell table:style-name="ce13" office:value-type="string" calcext:value-type="string">
            <text:p>Warrington North</text:p>
          </table:table-cell>
          <table:table-cell table:style-name="ce13" office:value-type="string" calcext:value-type="string">
            <text:p>Kingston upon Hull East</text:p>
          </table:table-cell>
          <table:table-cell table:style-name="ce26" office:value-type="string" calcext:value-type="string">
            <text:p>Leeds West and Pudsey</text:p>
          </table:table-cell>
          <table:table-cell table:style-name="ce12" office:value-type="string" calcext:value-type="string">
            <text:p>Barnsley North</text:p>
          </table:table-cell>
          <table:table-cell table:style-name="ce12" office:value-type="string" calcext:value-type="string">
            <text:p>Oxford West and Abingdon</text:p>
          </table:table-cell>
          <table:table-cell table:style-name="ce45" office:value-type="string" calcext:value-type="string">
            <text:p>Glasgow South West</text:p>
          </table:table-cell>
          <table:table-cell table:style-name="ce22" office:value-type="string" calcext:value-type="string">
            <text:p>Alloa and Grangemouth</text:p>
          </table:table-cell>
          <table:table-cell table:style-name="ce26" office:value-type="string" calcext:value-type="string">
            <text:p>Birmingham Edgbaston</text:p>
          </table:table-cell>
          <table:table-cell table:style-name="ce13" office:value-type="string" calcext:value-type="string">
            <text:p>Pontypridd</text:p>
          </table:table-cell>
          <table:table-cell table:style-name="ce12" office:value-type="string" calcext:value-type="string">
            <text:p>Edinburgh North and Leith</text:p>
          </table:table-cell>
          <table:table-cell table:style-name="ce26" office:value-type="string" calcext:value-type="string">
            <text:p>Smethwick</text:p>
          </table:table-cell>
          <table:table-cell table:style-name="ce38" office:value-type="string" calcext:value-type="string">
            <text:p>Tooting</text:p>
          </table:table-cell>
          <table:table-cell table:style-name="ce3" table:number-columns-repeated="2"/>
          <table:table-cell table:style-name="ce45" office:value-type="string" calcext:value-type="string">
            <text:p>Dundee Central</text:p>
          </table:table-cell>
          <table:table-cell table:style-name="ce3" table:number-columns-repeated="4"/>
          <table:table-cell table:style-name="ce26" office:value-type="string" calcext:value-type="string">
            <text:p>Birmingham Perry Barr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Basildon and Billericay</text:p>
          </table:table-cell>
          <table:table-cell table:style-name="ce7" office:value-type="string" calcext:value-type="string">
            <text:p>North West Hampshire</text:p>
          </table:table-cell>
          <table:table-cell table:style-name="ce6" office:value-type="string" calcext:value-type="string">
            <text:p>Bridlington and The Wolds</text:p>
          </table:table-cell>
          <table:table-cell table:style-name="ce6" office:value-type="string" calcext:value-type="string">
            <text:p>North Shropshire</text:p>
          </table:table-cell>
          <table:table-cell table:style-name="ce7" office:value-type="string" calcext:value-type="string">
            <text:p>North West Leicestershire</text:p>
          </table:table-cell>
          <table:table-cell table:style-name="ce6" office:value-type="string" calcext:value-type="string">
            <text:p>Folkestone and Hythe</text:p>
          </table:table-cell>
          <table:table-cell table:style-name="ce7" office:value-type="string" calcext:value-type="string">
            <text:p>Huntingdon</text:p>
          </table:table-cell>
          <table:table-cell table:style-name="ce7" office:value-type="string" calcext:value-type="string">
            <text:p>Hertford and Stortford</text:p>
          </table:table-cell>
          <table:table-cell table:style-name="ce6" office:value-type="string" calcext:value-type="string">
            <text:p>Central Devon</text:p>
          </table:table-cell>
          <table:table-cell table:style-name="ce7" office:value-type="string" calcext:value-type="string">
            <text:p>Swindon North</text:p>
          </table:table-cell>
          <table:table-cell table:style-name="ce10" office:value-type="string" calcext:value-type="string">
            <text:p>Newbury</text:p>
          </table:table-cell>
          <table:table-cell table:style-name="ce10" office:value-type="string" calcext:value-type="string">
            <text:p>Harpenden and Berkhamsted</text:p>
          </table:table-cell>
          <table:table-cell table:style-name="ce10" office:value-type="string" calcext:value-type="string">
            <text:p>Ely and East Cambridgeshire</text:p>
          </table:table-cell>
          <table:table-cell table:style-name="ce7" office:value-type="string" calcext:value-type="string">
            <text:p>Mid Cheshire</text:p>
          </table:table-cell>
          <table:table-cell table:style-name="ce7" office:value-type="string" calcext:value-type="string">
            <text:p>Gloucester</text:p>
          </table:table-cell>
          <table:table-cell table:style-name="ce7" office:value-type="string" calcext:value-type="string">
            <text:p>Colchester</text:p>
          </table:table-cell>
          <table:table-cell table:style-name="ce10" office:value-type="string" calcext:value-type="string">
            <text:p>Godalming and Ash</text:p>
          </table:table-cell>
          <table:table-cell table:style-name="ce7" office:value-type="string" calcext:value-type="string">
            <text:p>Filton and Bradley Stoke</text:p>
          </table:table-cell>
          <table:table-cell table:style-name="ce22" office:value-type="string" calcext:value-type="string">
            <text:p>Caerfyrddin</text:p>
          </table:table-cell>
          <table:table-cell table:style-name="ce26" office:value-type="string" calcext:value-type="string">
            <text:p>Watford</text:p>
          </table:table-cell>
          <table:table-cell table:style-name="ce10" office:value-type="string" calcext:value-type="string">
            <text:p>Eastbourne</text:p>
          </table:table-cell>
          <table:table-cell table:style-name="ce11" office:value-type="string" calcext:value-type="string">
            <text:p>Wrexham</text:p>
          </table:table-cell>
          <table:table-cell table:style-name="ce11" office:value-type="string" calcext:value-type="string">
            <text:p>Warrington South</text:p>
          </table:table-cell>
          <table:table-cell table:style-name="ce3"/>
          <table:table-cell table:style-name="ce13" office:value-type="string" calcext:value-type="string">
            <text:p>Alyn and Deeside</text:p>
          </table:table-cell>
          <table:table-cell table:style-name="ce38" office:value-type="string" calcext:value-type="string">
            <text:p>Kensington and Bayswater</text:p>
          </table:table-cell>
          <table:table-cell table:style-name="ce10" office:value-type="string" calcext:value-type="string">
            <text:p>Sheffield Hallam</text:p>
          </table:table-cell>
          <table:table-cell table:style-name="ce22" office:value-type="string" calcext:value-type="string">
            <text:p>Lothian East</text:p>
          </table:table-cell>
          <table:table-cell table:style-name="ce13" office:value-type="string" calcext:value-type="string">
            <text:p>Houghton and Sunderland South</text:p>
          </table:table-cell>
          <table:table-cell table:style-name="ce38" office:value-type="string" calcext:value-type="string">
            <text:p>Putney</text:p>
          </table:table-cell>
          <table:table-cell table:style-name="ce13" office:value-type="string" calcext:value-type="string">
            <text:p>Worsley and Eccles</text:p>
          </table:table-cell>
          <table:table-cell table:style-name="ce26" office:value-type="string" calcext:value-type="string">
            <text:p>Birmingham Erdington</text:p>
          </table:table-cell>
          <table:table-cell table:style-name="ce45" office:value-type="string" calcext:value-type="string">
            <text:p>Motherwell, Wishaw and Carluke</text:p>
          </table:table-cell>
          <table:table-cell table:style-name="ce22" office:value-type="string" calcext:value-type="string">
            <text:p>North Ayrshire and Arran</text:p>
          </table:table-cell>
          <table:table-cell table:style-name="ce26" office:value-type="string" calcext:value-type="string">
            <text:p>Brent West</text:p>
          </table:table-cell>
          <table:table-cell table:style-name="ce54" office:value-type="string" calcext:value-type="string">
            <text:p>Paisley and Renfrewshire North</text:p>
          </table:table-cell>
          <table:table-cell table:style-name="ce22" office:value-type="string" calcext:value-type="string">
            <text:p>East Kilbride and Strathaven</text:p>
          </table:table-cell>
          <table:table-cell table:style-name="ce44" office:value-type="string" calcext:value-type="string">
            <text:p>York Central</text:p>
          </table:table-cell>
          <table:table-cell table:style-name="ce3" table:number-columns-repeated="2"/>
          <table:table-cell table:style-name="ce26" office:value-type="string" calcext:value-type="string">
            <text:p>Birmingham Hodge Hill and Solihull North</text:p>
          </table:table-cell>
          <table:table-cell table:style-name="ce3" table:number-columns-repeated="4"/>
          <table:table-cell table:style-name="ce38" office:value-type="string" calcext:value-type="string">
            <text:p>Streatham and Croydon North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West Suffolk</text:p>
          </table:table-cell>
          <table:table-cell table:style-name="ce7" office:value-type="string" calcext:value-type="string">
            <text:p>Cannock Chase</text:p>
          </table:table-cell>
          <table:table-cell table:style-name="ce7" office:value-type="string" calcext:value-type="string">
            <text:p>Orpington</text:p>
          </table:table-cell>
          <table:table-cell table:style-name="ce7" office:value-type="string" calcext:value-type="string">
            <text:p>North West Cambridgeshire</text:p>
          </table:table-cell>
          <table:table-cell table:style-name="ce7" office:value-type="string" calcext:value-type="string">
            <text:p>The Wrekin</text:p>
          </table:table-cell>
          <table:table-cell table:style-name="ce6" office:value-type="string" calcext:value-type="string">
            <text:p>Arundel and South Downs</text:p>
          </table:table-cell>
          <table:table-cell table:style-name="ce7" office:value-type="string" calcext:value-type="string">
            <text:p>Dunstable and Leighton Buzzard</text:p>
          </table:table-cell>
          <table:table-cell table:style-name="ce6" office:value-type="string" calcext:value-type="string">
            <text:p>Forest of Dean</text:p>
          </table:table-cell>
          <table:table-cell table:style-name="ce7" office:value-type="string" calcext:value-type="string">
            <text:p>Sherwood Forest</text:p>
          </table:table-cell>
          <table:table-cell table:style-name="ce7" office:value-type="string" calcext:value-type="string">
            <text:p>Nuneaton</text:p>
          </table:table-cell>
          <table:table-cell table:style-name="ce7" office:value-type="string" calcext:value-type="string">
            <text:p>Plymouth Moor View</text:p>
          </table:table-cell>
          <table:table-cell table:style-name="ce7" office:value-type="string" calcext:value-type="string">
            <text:p>Bexleyheath and Crayford</text:p>
          </table:table-cell>
          <table:table-cell table:style-name="ce7" office:value-type="string" calcext:value-type="string">
            <text:p>Bournemouth West</text:p>
          </table:table-cell>
          <table:table-cell table:style-name="ce7" office:value-type="string" calcext:value-type="string">
            <text:p>Welwyn Hatfield</text:p>
          </table:table-cell>
          <table:table-cell table:style-name="ce11" office:value-type="string" calcext:value-type="string">
            <text:p>Shrewsbury</text:p>
          </table:table-cell>
          <table:table-cell table:style-name="ce11" office:value-type="string" calcext:value-type="string">
            <text:p>Newcastle-under-Lyme</text:p>
          </table:table-cell>
          <table:table-cell table:style-name="ce7" office:value-type="string" calcext:value-type="string">
            <text:p>Crewe and Nantwich</text:p>
          </table:table-cell>
          <table:table-cell table:style-name="ce7" office:value-type="string" calcext:value-type="string">
            <text:p>Worcester</text:p>
          </table:table-cell>
          <table:table-cell table:style-name="ce7" office:value-type="string" calcext:value-type="string">
            <text:p>Norwich North</text:p>
          </table:table-cell>
          <table:table-cell table:style-name="ce12" office:value-type="string" calcext:value-type="string">
            <text:p>Westmorland and Lonsdale</text:p>
          </table:table-cell>
          <table:table-cell table:style-name="ce26" office:value-type="string" calcext:value-type="string">
            <text:p>Hendon</text:p>
          </table:table-cell>
          <table:table-cell table:style-name="ce7" office:value-type="string" calcext:value-type="string">
            <text:p>Derby North</text:p>
          </table:table-cell>
          <table:table-cell table:style-name="ce11" office:value-type="string" calcext:value-type="string">
            <text:p>Gedling</text:p>
          </table:table-cell>
          <table:table-cell table:style-name="ce3"/>
          <table:table-cell table:style-name="ce7" office:value-type="string" calcext:value-type="string">
            <text:p>Coventry North West</text:p>
          </table:table-cell>
          <table:table-cell table:style-name="ce13" office:value-type="string" calcext:value-type="string">
            <text:p>Pontefract, Castleford and Knottingley</text:p>
          </table:table-cell>
          <table:table-cell table:style-name="ce12" office:value-type="string" calcext:value-type="string">
            <text:p>Mid Dunbartonshire</text:p>
          </table:table-cell>
          <table:table-cell table:style-name="ce13" office:value-type="string" calcext:value-type="string">
            <text:p>Kingston upon Hull North and Cottingham</text:p>
          </table:table-cell>
          <table:table-cell table:style-name="ce11" office:value-type="string" calcext:value-type="string">
            <text:p>Gower</text:p>
          </table:table-cell>
          <table:table-cell table:style-name="ce38" office:value-type="string" calcext:value-type="string">
            <text:p>Battersea</text:p>
          </table:table-cell>
          <table:table-cell table:style-name="ce45" office:value-type="string" calcext:value-type="string">
            <text:p>Midlothian</text:p>
          </table:table-cell>
          <table:table-cell table:style-name="ce12" office:value-type="string" calcext:value-type="string">
            <text:p>Glasgow North</text:p>
          </table:table-cell>
          <table:table-cell table:style-name="ce26" office:value-type="string" calcext:value-type="string">
            <text:p>Bristol North West</text:p>
          </table:table-cell>
          <table:table-cell table:style-name="ce13" office:value-type="string" calcext:value-type="string">
            <text:p>Jarrow and Gateshead East</text:p>
          </table:table-cell>
          <table:table-cell table:style-name="ce45" office:value-type="string" calcext:value-type="string">
            <text:p>Glasgow West</text:p>
          </table:table-cell>
          <table:table-cell table:style-name="ce26" office:value-type="string" calcext:value-type="string">
            <text:p>Stockport</text:p>
          </table:table-cell>
          <table:table-cell table:style-name="ce45" office:value-type="string" calcext:value-type="string">
            <text:p>Paisley and Renfrewshire South</text:p>
          </table:table-cell>
          <table:table-cell table:style-name="ce11" office:value-type="string" calcext:value-type="string">
            <text:p>Sefton Central</text:p>
          </table:table-cell>
          <table:table-cell table:style-name="ce3" table:number-columns-repeated="2"/>
          <table:table-cell table:style-name="ce26" office:value-type="string" calcext:value-type="string">
            <text:p>Sheffield Brightside and Hillsborough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Faversham and Mid Kent</text:p>
          </table:table-cell>
          <table:table-cell table:style-name="ce6" office:value-type="string" calcext:value-type="string">
            <text:p>Central Suffolk and North Ipswich</text:p>
          </table:table-cell>
          <table:table-cell table:style-name="ce6" office:value-type="string" calcext:value-type="string">
            <text:p>Hereford and South Herefordshire</text:p>
          </table:table-cell>
          <table:table-cell table:style-name="ce7" office:value-type="string" calcext:value-type="string">
            <text:p>Mid Bedfordshire</text:p>
          </table:table-cell>
          <table:table-cell table:style-name="ce7" office:value-type="string" calcext:value-type="string">
            <text:p>North Bedfordshire</text:p>
          </table:table-cell>
          <table:table-cell table:style-name="ce10" office:value-type="string" calcext:value-type="string">
            <text:p>Tewkesbury</text:p>
          </table:table-cell>
          <table:table-cell table:style-name="ce7" office:value-type="string" calcext:value-type="string">
            <text:p>Harlow</text:p>
          </table:table-cell>
          <table:table-cell table:style-name="ce7" office:value-type="string" calcext:value-type="string">
            <text:p>Weston-super-Mare</text:p>
          </table:table-cell>
          <table:table-cell table:style-name="ce6" office:value-type="string" calcext:value-type="string">
            <text:p>Worthing West</text:p>
          </table:table-cell>
          <table:table-cell table:style-name="ce13" office:value-type="string" calcext:value-type="string">
            <text:p>Bassetlaw</text:p>
          </table:table-cell>
          <table:table-cell table:style-name="ce11" office:value-type="string" calcext:value-type="string">
            <text:p>North East Somerset and Hanham</text:p>
          </table:table-cell>
          <table:table-cell table:style-name="ce6" office:value-type="string" calcext:value-type="string">
            <text:p>Penrith and Solway</text:p>
          </table:table-cell>
          <table:table-cell table:style-name="ce3"/>
          <table:table-cell table:style-name="ce6" office:value-type="string" calcext:value-type="string">
            <text:p>Morecambe and Lunesdale</text:p>
          </table:table-cell>
          <table:table-cell table:style-name="ce11" office:value-type="string" calcext:value-type="string">
            <text:p>Chester South and Eddisbury</text:p>
          </table:table-cell>
          <table:table-cell table:style-name="ce7" office:value-type="string" calcext:value-type="string">
            <text:p>Swindon South</text:p>
          </table:table-cell>
          <table:table-cell table:style-name="ce11" office:value-type="string" calcext:value-type="string">
            <text:p>Bishop Auckland</text:p>
          </table:table-cell>
          <table:table-cell table:style-name="ce7" office:value-type="string" calcext:value-type="string">
            <text:p>Walsall and Bloxwich</text:p>
          </table:table-cell>
          <table:table-cell table:style-name="ce11" office:value-type="string" calcext:value-type="string">
            <text:p>Calder Valley</text:p>
          </table:table-cell>
          <table:table-cell table:style-name="ce7" office:value-type="string" calcext:value-type="string">
            <text:p>Tipton and Wednesbury</text:p>
          </table:table-cell>
          <table:table-cell table:style-name="ce26" office:value-type="string" calcext:value-type="string">
            <text:p>Peterborough</text:p>
          </table:table-cell>
          <table:table-cell table:style-name="ce3" table:number-columns-repeated="2"/>
          <table:table-cell table:style-name="ce13" office:value-type="string" calcext:value-type="string">
            <text:p>Rawmarsh and Conisbrough</text:p>
          </table:table-cell>
          <table:table-cell table:style-name="ce13" office:value-type="string" calcext:value-type="string">
            <text:p>Normanton and Hemsworth</text:p>
          </table:table-cell>
          <table:table-cell table:style-name="ce44" office:value-type="string" calcext:value-type="string">
            <text:p>Coventry South</text:p>
          </table:table-cell>
          <table:table-cell table:style-name="ce13" office:value-type="string" calcext:value-type="string">
            <text:p>Rotherham</text:p>
          </table:table-cell>
          <table:table-cell table:style-name="ce13" office:value-type="string" calcext:value-type="string">
            <text:p>Llanelli</text:p>
          </table:table-cell>
          <table:table-cell table:style-name="ce22" office:value-type="string" calcext:value-type="string">
            <text:p>East Renfrewshire</text:p>
          </table:table-cell>
          <table:table-cell table:style-name="ce12" office:value-type="string" calcext:value-type="string">
            <text:p>Richmond Park</text:p>
          </table:table-cell>
          <table:table-cell table:style-name="ce11" office:value-type="string" calcext:value-type="string">
            <text:p>Runcorn and Helsby</text:p>
          </table:table-cell>
          <table:table-cell table:style-name="ce13" office:value-type="string" calcext:value-type="string">
            <text:p>Middlesbrough and Thornaby East</text:p>
          </table:table-cell>
          <table:table-cell table:style-name="ce22" office:value-type="string" calcext:value-type="string">
            <text:p>Dwyfor Meirionnydd</text:p>
          </table:table-cell>
          <table:table-cell table:style-name="ce45" office:value-type="string" calcext:value-type="string">
            <text:p>Bathgate and Linlithgow</text:p>
          </table:table-cell>
          <table:table-cell table:style-name="ce44" office:value-type="string" calcext:value-type="string">
            <text:p>Newcastle upon Tyne North</text:p>
          </table:table-cell>
          <table:table-cell table:style-name="ce13" office:value-type="string" calcext:value-type="string">
            <text:p>Aberafan Maesteg</text:p>
          </table:table-cell>
          <table:table-cell table:style-name="ce44" office:value-type="string" calcext:value-type="string">
            <text:p>Newcastle upon Tyne Central and West</text:p>
          </table:table-cell>
          <table:table-cell table:style-name="ce3" table:number-columns-repeated="2"/>
          <table:table-cell table:style-name="ce38" office:value-type="string" calcext:value-type="string">
            <text:p>Hampstead and Highgat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Maidstone and Malling</text:p>
          </table:table-cell>
          <table:table-cell table:style-name="ce6" office:value-type="string" calcext:value-type="string">
            <text:p>Bexhill and Battle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Waveney Valley</text:p>
          </table:table-cell>
          <table:table-cell table:style-name="ce6" office:value-type="string" calcext:value-type="string">
            <text:p>Stratford-on-Avon</text:p>
          </table:table-cell>
          <table:table-cell table:style-name="ce6" office:value-type="string" calcext:value-type="string">
            <text:p>South Dorset</text:p>
          </table:table-cell>
          <table:table-cell table:style-name="ce7" office:value-type="string" calcext:value-type="string">
            <text:p>Dudley</text:p>
          </table:table-cell>
          <table:table-cell table:style-name="ce10" office:value-type="string" calcext:value-type="string">
            <text:p>Runnymede and Weybridge</text:p>
          </table:table-cell>
          <table:table-cell table:style-name="ce10" office:value-type="string" calcext:value-type="string">
            <text:p>Epsom and Ewell</text:p>
          </table:table-cell>
          <table:table-cell table:style-name="ce7" office:value-type="string" calcext:value-type="string">
            <text:p>Rugby</text:p>
          </table:table-cell>
          <table:table-cell table:style-name="ce6" office:value-type="string" calcext:value-type="string">
            <text:p>Wells and Mendip Hills</text:p>
          </table:table-cell>
          <table:table-cell table:style-name="ce3" table:number-columns-repeated="2"/>
          <table:table-cell table:style-name="ce10" office:value-type="string" calcext:value-type="string">
            <text:p>Earley and Woodley</text:p>
          </table:table-cell>
          <table:table-cell table:style-name="ce7" office:value-type="string" calcext:value-type="string">
            <text:p>Uxbridge and South Ruislip</text:p>
          </table:table-cell>
          <table:table-cell table:style-name="ce3"/>
          <table:table-cell table:style-name="ce7" office:value-type="string" calcext:value-type="string">
            <text:p>Northampton North</text:p>
          </table:table-cell>
          <table:table-cell table:style-name="ce7" office:value-type="string" calcext:value-type="string">
            <text:p>Altrincham and Sale West</text:p>
          </table:table-cell>
          <table:table-cell table:style-name="ce11" office:value-type="string" calcext:value-type="string">
            <text:p>Redcar</text:p>
          </table:table-cell>
          <table:table-cell table:style-name="ce22" office:value-type="string" calcext:value-type="string">
            <text:p>Aberdeenshire North and Moray East</text:p>
          </table:table-cell>
          <table:table-cell table:style-name="ce22" office:value-type="string" calcext:value-type="string">
            <text:p>Ynys Môn</text:p>
          </table:table-cell>
          <table:table-cell table:style-name="ce3" table:number-columns-repeated="2"/>
          <table:table-cell table:style-name="ce26" office:value-type="string" calcext:value-type="string">
            <text:p>Beckenham and Penge</text:p>
          </table:table-cell>
          <table:table-cell table:style-name="ce26" office:value-type="string" calcext:value-type="string">
            <text:p>Bury South</text:p>
          </table:table-cell>
          <table:table-cell table:style-name="ce13" office:value-type="string" calcext:value-type="string">
            <text:p>Newport East</text:p>
          </table:table-cell>
          <table:table-cell table:style-name="ce26" office:value-type="string" calcext:value-type="string">
            <text:p>Bradford South</text:p>
          </table:table-cell>
          <table:table-cell table:style-name="ce11" office:value-type="string" calcext:value-type="string">
            <text:p>City of Durham</text:p>
          </table:table-cell>
          <table:table-cell table:style-name="ce22" office:value-type="string" calcext:value-type="string">
            <text:p>Argyll, Bute and South Lochaber</text:p>
          </table:table-cell>
          <table:table-cell table:style-name="ce22" office:value-type="string" calcext:value-type="string">
            <text:p>Angus and Perthshire Glens</text:p>
          </table:table-cell>
          <table:table-cell table:style-name="ce3"/>
          <table:table-cell table:style-name="ce11" office:value-type="string" calcext:value-type="string">
            <text:p>West Lancashire</text:p>
          </table:table-cell>
          <table:table-cell table:style-name="ce12" office:value-type="string" calcext:value-type="string">
            <text:p>Cambridge</text:p>
          </table:table-cell>
          <table:table-cell table:style-name="ce45" office:value-type="string" calcext:value-type="string">
            <text:p>Edinburgh East and Musselburgh</text:p>
          </table:table-cell>
          <table:table-cell table:style-name="ce22" office:value-type="string" calcext:value-type="string">
            <text:p>Arbroath and Broughty Ferry</text:p>
          </table:table-cell>
          <table:table-cell table:style-name="ce3"/>
          <table:table-cell table:style-name="ce55" office:value-type="string" calcext:value-type="string">
            <text:p>Cardiff South and Penarth</text:p>
          </table:table-cell>
          <table:table-cell table:style-name="ce3" table:number-columns-repeated="2"/>
          <table:table-cell table:style-name="ce13" office:value-type="string" calcext:value-type="string">
            <text:p>Rhondda and Ogmor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Goole and Pocklington</text:p>
          </table:table-cell>
          <table:table-cell table:style-name="ce6" office:value-type="string" calcext:value-type="string">
            <text:p>Honiton and Sidmouth</text:p>
          </table:table-cell>
          <table:table-cell table:style-name="ce10" office:value-type="string" calcext:value-type="string">
            <text:p>East Surrey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Isle of Wight West</text:p>
          </table:table-cell>
          <table:table-cell table:style-name="ce6" office:value-type="string" calcext:value-type="string">
            <text:p>Torbay</text:p>
          </table:table-cell>
          <table:table-cell table:style-name="ce7" office:value-type="string" calcext:value-type="string">
            <text:p>Gravesham</text:p>
          </table:table-cell>
          <table:table-cell table:style-name="ce6" office:value-type="string" calcext:value-type="string">
            <text:p>Melksham and Devizes</text:p>
          </table:table-cell>
          <table:table-cell table:style-name="ce6" office:value-type="string" calcext:value-type="string">
            <text:p>North Somerset</text:p>
          </table:table-cell>
          <table:table-cell table:style-name="ce6" office:value-type="string" calcext:value-type="string">
            <text:p>North Devon</text:p>
          </table:table-cell>
          <table:table-cell table:style-name="ce7" office:value-type="string" calcext:value-type="string">
            <text:p>Northampton South</text:p>
          </table:table-cell>
          <table:table-cell table:style-name="ce3" table:number-columns-repeated="2"/>
          <table:table-cell table:style-name="ce7" office:value-type="string" calcext:value-type="string">
            <text:p>Croydon South</text:p>
          </table:table-cell>
          <table:table-cell table:style-name="ce11" office:value-type="string" calcext:value-type="string">
            <text:p>York Outer</text:p>
          </table:table-cell>
          <table:table-cell table:style-name="ce3"/>
          <table:table-cell table:style-name="ce11" office:value-type="string" calcext:value-type="string">
            <text:p>Loughborough</text:p>
          </table:table-cell>
          <table:table-cell table:style-name="ce7" office:value-type="string" calcext:value-type="string">
            <text:p>Ipswich</text:p>
          </table:table-cell>
          <table:table-cell table:style-name="ce11" office:value-type="string" calcext:value-type="string">
            <text:p>Newton Aycliffe and Spennymoor</text:p>
          </table:table-cell>
          <table:table-cell table:style-name="ce7" office:value-type="string" calcext:value-type="string">
            <text:p>Lincoln</text:p>
          </table:table-cell>
          <table:table-cell table:style-name="ce13" office:value-type="string" calcext:value-type="string">
            <text:p>Burnley</text:p>
          </table:table-cell>
          <table:table-cell table:style-name="ce3" table:number-columns-repeated="2"/>
          <table:table-cell table:style-name="ce13" office:value-type="string" calcext:value-type="string">
            <text:p>Blyth and Ashington</text:p>
          </table:table-cell>
          <table:table-cell table:style-name="ce3"/>
          <table:table-cell table:style-name="ce13" office:value-type="string" calcext:value-type="string">
            <text:p>Doncaster Central</text:p>
          </table:table-cell>
          <table:table-cell table:style-name="ce3"/>
          <table:table-cell table:style-name="ce13" office:value-type="string" calcext:value-type="string">
            <text:p>Hartlepool</text:p>
          </table:table-cell>
          <table:table-cell table:style-name="ce12" office:value-type="string" calcext:value-type="string">
            <text:p>Barnsley South</text:p>
          </table:table-cell>
          <table:table-cell table:style-name="ce26" office:value-type="string" calcext:value-type="string">
            <text:p>Erith and Thamesmead</text:p>
          </table:table-cell>
          <table:table-cell table:style-name="ce3"/>
          <table:table-cell table:style-name="ce26" office:value-type="string" calcext:value-type="string">
            <text:p>Leicester West</text:p>
          </table:table-cell>
          <table:table-cell table:style-name="ce26" office:value-type="string" calcext:value-type="string">
            <text:p>Bristol South</text:p>
          </table:table-cell>
          <table:table-cell table:style-name="ce26" office:value-type="string" calcext:value-type="string">
            <text:p>Rochdale</text:p>
          </table:table-cell>
          <table:table-cell table:style-name="ce3" table:number-columns-repeated="2"/>
          <table:table-cell table:style-name="ce45" office:value-type="string" calcext:value-type="string">
            <text:p>Cumbernauld and Kirkintilloc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South Suffolk</text:p>
          </table:table-cell>
          <table:table-cell table:style-name="ce7" office:value-type="string" calcext:value-type="string">
            <text:p>Tamworth</text:p>
          </table:table-cell>
          <table:table-cell table:style-name="ce6" office:value-type="string" calcext:value-type="string">
            <text:p>South West Wiltshire</text:p>
          </table:table-cell>
          <table:table-cell table:style-name="ce6" office:value-type="string" calcext:value-type="string">
            <text:p>Broadland and Fakenham</text:p>
          </table:table-cell>
          <table:table-cell table:style-name="ce6" office:value-type="string" calcext:value-type="string">
            <text:p>Isle of Wight East</text:p>
          </table:table-cell>
          <table:table-cell table:style-name="ce10" office:value-type="string" calcext:value-type="string">
            <text:p>Reigate</text:p>
          </table:table-cell>
          <table:table-cell table:style-name="ce7" office:value-type="string" calcext:value-type="string">
            <text:p>Rochester and Strood</text:p>
          </table:table-cell>
          <table:table-cell table:style-name="ce10" office:value-type="string" calcext:value-type="string">
            <text:p>Mid Sussex</text:p>
          </table:table-cell>
          <table:table-cell table:style-name="ce6" office:value-type="string" calcext:value-type="string">
            <text:p>North Cornwall</text:p>
          </table:table-cell>
          <table:table-cell table:style-name="ce10" office:value-type="string" calcext:value-type="string">
            <text:p>Dorking and Horley</text:p>
          </table:table-cell>
          <table:table-cell table:style-name="ce10" office:value-type="string" calcext:value-type="string">
            <text:p>Henley and Thame</text:p>
          </table:table-cell>
          <table:table-cell table:style-name="ce3" table:number-columns-repeated="2"/>
          <table:table-cell table:style-name="ce10" office:value-type="string" calcext:value-type="string">
            <text:p>Didcot and Wantage</text:p>
          </table:table-cell>
          <table:table-cell table:style-name="ce10" office:value-type="string" calcext:value-type="string">
            <text:p>Harrogate and Knaresborough</text:p>
          </table:table-cell>
          <table:table-cell table:style-name="ce3"/>
          <table:table-cell table:style-name="ce13" office:value-type="string" calcext:value-type="string">
            <text:p>Rother Valley</text:p>
          </table:table-cell>
          <table:table-cell table:style-name="ce11" office:value-type="string" calcext:value-type="string">
            <text:p>Clwyd North</text:p>
          </table:table-cell>
          <table:table-cell table:style-name="ce7" office:value-type="string" calcext:value-type="string">
            <text:p>West Bromwich</text:p>
          </table:table-cell>
          <table:table-cell table:style-name="ce11" office:value-type="string" calcext:value-type="string">
            <text:p>Lancaster and Wyre</text:p>
          </table:table-cell>
          <table:table-cell table:style-name="ce3" table:number-columns-repeated="3"/>
          <table:table-cell table:style-name="ce26" office:value-type="string" calcext:value-type="string">
            <text:p>Dewsbury and Batley</text:p>
          </table:table-cell>
          <table:table-cell table:style-name="ce3"/>
          <table:table-cell table:style-name="ce13" office:value-type="string" calcext:value-type="string">
            <text:p>Spen Valley</text:p>
          </table:table-cell>
          <table:table-cell table:style-name="ce3" table:number-columns-repeated="2"/>
          <table:table-cell table:style-name="ce45" office:value-type="string" calcext:value-type="string">
            <text:p>Glasgow North East</text:p>
          </table:table-cell>
          <table:table-cell table:style-name="ce45" office:value-type="string" calcext:value-type="string">
            <text:p>Coatbridge and Bellshill</text:p>
          </table:table-cell>
          <table:table-cell table:style-name="ce3"/>
          <table:table-cell table:style-name="ce26" office:value-type="string" calcext:value-type="string">
            <text:p>Luton South and South Bedfordshire</text:p>
          </table:table-cell>
          <table:table-cell table:style-name="ce3"/>
          <table:table-cell table:style-name="ce45" office:value-type="string" calcext:value-type="string">
            <text:p>Edinburgh South</text:p>
          </table:table-cell>
          <table:table-cell table:style-name="ce3" table:number-columns-repeated="2"/>
          <table:table-cell table:style-name="ce44" office:value-type="string" calcext:value-type="string">
            <text:p>Birmingham Selly Oa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Lichfield</text:p>
          </table:table-cell>
          <table:table-cell table:style-name="ce10" office:value-type="string" calcext:value-type="string">
            <text:p>Sevenoaks</text:p>
          </table:table-cell>
          <table:table-cell table:style-name="ce7" office:value-type="string" calcext:value-type="string">
            <text:p>Old Bexley and Sidcup</text:p>
          </table:table-cell>
          <table:table-cell table:style-name="ce6" office:value-type="string" calcext:value-type="string">
            <text:p>Beverley and Holderness</text:p>
          </table:table-cell>
          <table:table-cell table:style-name="ce7" office:value-type="string" calcext:value-type="string">
            <text:p>South Derbyshire</text:p>
          </table:table-cell>
          <table:table-cell table:style-name="ce10" office:value-type="string" calcext:value-type="string">
            <text:p>North East Hampshire</text:p>
          </table:table-cell>
          <table:table-cell table:style-name="ce6" office:value-type="string" calcext:value-type="string">
            <text:p>Ribble Valley</text:p>
          </table:table-cell>
          <table:table-cell table:style-name="ce10" office:value-type="string" calcext:value-type="string">
            <text:p>Surrey Heath</text:p>
          </table:table-cell>
          <table:table-cell table:style-name="ce7" office:value-type="string" calcext:value-type="string">
            <text:p>Halesowen</text:p>
          </table:table-cell>
          <table:table-cell table:style-name="ce6" office:value-type="string" calcext:value-type="string">
            <text:p>Glastonbury and Somerton</text:p>
          </table:table-cell>
          <table:table-cell table:style-name="ce3" table:number-columns-repeated="4"/>
          <table:table-cell table:style-name="ce7" office:value-type="string" calcext:value-type="string">
            <text:p>Wakefield and Rothwell</text:p>
          </table:table-cell>
          <table:table-cell table:style-name="ce3" table:number-columns-repeated="3"/>
          <table:table-cell table:style-name="ce6" office:value-type="string" calcext:value-type="string">
            <text:p>St Ives</text:p>
          </table:table-cell>
          <table:table-cell table:style-name="ce13" office:value-type="string" calcext:value-type="string">
            <text:p>Hyndburn</text:p>
          </table:table-cell>
          <table:table-cell table:style-name="ce3" table:number-columns-repeated="3"/>
          <table:table-cell table:style-name="ce26" office:value-type="string" calcext:value-type="string">
            <text:p>Bristol North East</text:p>
          </table:table-cell>
          <table:table-cell table:style-name="ce3"/>
          <table:table-cell table:style-name="ce13" office:value-type="string" calcext:value-type="string">
            <text:p>Blaydon and Consett</text:p>
          </table:table-cell>
          <table:table-cell table:style-name="ce3" table:number-columns-repeated="2"/>
          <table:table-cell table:style-name="ce13" office:value-type="string" calcext:value-type="string">
            <text:p>North Durham</text:p>
          </table:table-cell>
          <table:table-cell table:style-name="ce44" office:value-type="string" calcext:value-type="string">
            <text:p>Brighton Pavilion</text:p>
          </table:table-cell>
          <table:table-cell table:style-name="ce3"/>
          <table:table-cell table:style-name="ce26" office:value-type="string" calcext:value-type="string">
            <text:p>Feltham and Heston</text:p>
          </table:table-cell>
          <table:table-cell table:style-name="ce3" table:number-columns-repeated="4"/>
          <table:table-cell table:style-name="ce22" office:value-type="string" calcext:value-type="string">
            <text:p>Falkir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East Wiltshire</text:p>
          </table:table-cell>
          <table:table-cell table:style-name="ce7" office:value-type="string" calcext:value-type="string">
            <text:p>Ashford</text:p>
          </table:table-cell>
          <table:table-cell table:style-name="ce6" office:value-type="string" calcext:value-type="string">
            <text:p>North Cotswolds</text:p>
          </table:table-cell>
          <table:table-cell table:style-name="ce6" office:value-type="string" calcext:value-type="string">
            <text:p>Lowestoft</text:p>
          </table:table-cell>
          <table:table-cell table:style-name="ce10" office:value-type="string" calcext:value-type="string">
            <text:p>Maidenhead</text:p>
          </table:table-cell>
          <table:table-cell table:style-name="ce7" office:value-type="string" calcext:value-type="string">
            <text:p>Gillingham and Rainham</text:p>
          </table:table-cell>
          <table:table-cell table:style-name="ce7" office:value-type="string" calcext:value-type="string">
            <text:p>Great Grimsby and Cleethorpes</text:p>
          </table:table-cell>
          <table:table-cell table:style-name="ce10" office:value-type="string" calcext:value-type="string">
            <text:p>Frome and East Somerset</text:p>
          </table:table-cell>
          <table:table-cell table:style-name="ce10" office:value-type="string" calcext:value-type="string">
            <text:p>Hitchin</text:p>
          </table:table-cell>
          <table:table-cell table:style-name="ce3" table:number-columns-repeated="4"/>
          <table:table-cell table:style-name="ce7" office:value-type="string" calcext:value-type="string">
            <text:p>Crawley</text:p>
          </table:table-cell>
          <table:table-cell table:style-name="ce3" table:number-columns-repeated="3"/>
          <table:table-cell table:style-name="ce7" office:value-type="string" calcext:value-type="string">
            <text:p>Southampton Itchen</text:p>
          </table:table-cell>
          <table:table-cell table:style-name="ce3" table:number-columns-repeated="6"/>
          <table:table-cell table:style-name="ce13" office:value-type="string" calcext:value-type="string">
            <text:p>Halifax</text:p>
          </table:table-cell>
          <table:table-cell table:style-name="ce3" table:number-columns-repeated="2"/>
          <table:table-cell table:style-name="ce13" office:value-type="string" calcext:value-type="string">
            <text:p>Makerfield</text:p>
          </table:table-cell>
          <table:table-cell table:style-name="ce53" office:value-type="string" calcext:value-type="string">
            <text:p>Leicester East</text:p>
          </table:table-cell>
          <table:table-cell table:style-name="ce3"/>
          <table:table-cell table:style-name="ce22" office:value-type="string" calcext:value-type="string">
            <text:p>Na h-Eileanan an Iar</text:p>
          </table:table-cell>
          <table:table-cell table:style-name="ce3" table:number-columns-repeated="4"/>
          <table:table-cell table:style-name="ce56" office:value-type="string" calcext:value-type="string">
            <text:p>Ealing Central and Acto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iverton and Minehead</text:p>
          </table:table-cell>
          <table:table-cell table:style-name="ce3"/>
          <table:table-cell table:style-name="ce7" office:value-type="string" calcext:value-type="string">
            <text:p>Romford</text:p>
          </table:table-cell>
          <table:table-cell table:style-name="ce7" office:value-type="string" calcext:value-type="string">
            <text:p>Aldershot</text:p>
          </table:table-cell>
          <table:table-cell table:style-name="ce7" office:value-type="string" calcext:value-type="string">
            <text:p>Wellingborough and Rushden</text:p>
          </table:table-cell>
          <table:table-cell table:style-name="ce10" office:value-type="string" calcext:value-type="string">
            <text:p>Chesham and Amersham</text:p>
          </table:table-cell>
          <table:table-cell table:style-name="ce7" office:value-type="string" calcext:value-type="string">
            <text:p>Harborough, Oadby and Wigston</text:p>
          </table:table-cell>
          <table:table-cell table:style-name="ce7" office:value-type="string" calcext:value-type="string">
            <text:p>Bromley and Biggin Hill</text:p>
          </table:table-cell>
          <table:table-cell table:style-name="ce3" table:number-columns-repeated="5"/>
          <table:table-cell table:style-name="ce7" office:value-type="string" calcext:value-type="string">
            <text:p>Wolverhampton North East</text:p>
          </table:table-cell>
          <table:table-cell table:style-name="ce3" table:number-columns-repeated="3"/>
          <table:table-cell table:style-name="ce22" office:value-type="string" calcext:value-type="string">
            <text:p>Berwickshire, Roxburgh and Selkirk</text:p>
          </table:table-cell>
          <table:table-cell table:style-name="ce3" table:number-columns-repeated="9"/>
          <table:table-cell table:style-name="ce13" office:value-type="string" calcext:value-type="string">
            <text:p>Washington and Gateshead South</text:p>
          </table:table-cell>
          <table:table-cell table:style-name="ce13" office:value-type="string" calcext:value-type="string">
            <text:p>Ashton-under-Lyne</text:p>
          </table:table-cell>
          <table:table-cell table:style-name="ce3"/>
          <table:table-cell table:style-name="ce13" office:value-type="string" calcext:value-type="string">
            <text:p>Caerphilly</text:p>
          </table:table-cell>
          <table:table-cell table:style-name="ce3" table:number-columns-repeated="4"/>
          <table:table-cell table:style-name="ce22" office:value-type="string" calcext:value-type="string">
            <text:p>Kilmarnock and Loudou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id Leicestershire</text:p>
          </table:table-cell>
          <table:table-cell table:style-name="ce3"/>
          <table:table-cell table:style-name="ce6" office:value-type="string" calcext:value-type="string">
            <text:p>Chichester</text:p>
          </table:table-cell>
          <table:table-cell table:style-name="ce3"/>
          <table:table-cell table:style-name="ce7" office:value-type="string" calcext:value-type="string">
            <text:p>Selby</text:p>
          </table:table-cell>
          <table:table-cell table:style-name="ce6" office:value-type="string" calcext:value-type="string">
            <text:p>Congleton</text:p>
          </table:table-cell>
          <table:table-cell table:style-name="ce3"/>
          <table:table-cell table:style-name="ce6" office:value-type="string" calcext:value-type="string">
            <text:p>Montgomeryshire and Glyndwr</text:p>
          </table:table-cell>
          <table:table-cell table:style-name="ce3" table:number-columns-repeated="9"/>
          <table:table-cell table:style-name="ce11" office:value-type="string" calcext:value-type="string">
            <text:p>Stockton West</text:p>
          </table:table-cell>
          <table:table-cell table:style-name="ce3" table:number-columns-repeated="9"/>
          <table:table-cell table:style-name="ce12" office:value-type="string" calcext:value-type="string">
            <text:p>Orkney and Shetland</text:p>
          </table:table-cell>
          <table:table-cell table:style-name="ce45" office:value-type="string" calcext:value-type="string">
            <text:p>Aberdeen South</text:p>
          </table:table-cell>
          <table:table-cell table:style-name="ce3"/>
          <table:table-cell table:style-name="ce13" office:value-type="string" calcext:value-type="string">
            <text:p>Ellesmere Port and Bromborough</text:p>
          </table:table-cell>
          <table:table-cell table:style-name="ce3" table:number-columns-repeated="4"/>
          <table:table-cell table:style-name="ce13" office:value-type="string" calcext:value-type="string">
            <text:p>St Helens Nort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Melton and Syston</text:p>
          </table:table-cell>
          <table:table-cell table:style-name="ce3"/>
          <table:table-cell table:style-name="ce6" office:value-type="string" calcext:value-type="string">
            <text:p>Staffordshire Moorlands</text:p>
          </table:table-cell>
          <table:table-cell table:style-name="ce3"/>
          <table:table-cell table:style-name="ce7" office:value-type="string" calcext:value-type="string">
            <text:p>Portsmouth North</text:p>
          </table:table-cell>
          <table:table-cell table:style-name="ce7" office:value-type="string" calcext:value-type="string">
            <text:p>Mansfield</text:p>
          </table:table-cell>
          <table:table-cell table:style-name="ce3" table:number-columns-repeated="11"/>
          <table:table-cell table:style-name="ce11" office:value-type="string" calcext:value-type="string">
            <text:p>Stroud</text:p>
          </table:table-cell>
          <table:table-cell table:style-name="ce3" table:number-columns-repeated="12"/>
          <table:table-cell table:style-name="ce22" office:value-type="string" calcext:value-type="string">
            <text:p>Stirling and Strathallan</text:p>
          </table:table-cell>
          <table:table-cell table:style-name="ce3" table:number-columns-repeated="98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orridge and Tavistock</text:p>
          </table:table-cell>
          <table:table-cell table:style-name="ce3"/>
          <table:table-cell table:style-name="ce6" office:value-type="string" calcext:value-type="string">
            <text:p>Poole</text:p>
          </table:table-cell>
          <table:table-cell table:style-name="ce3"/>
          <table:table-cell table:style-name="ce10" office:value-type="string" calcext:value-type="string">
            <text:p>Horsham</text:p>
          </table:table-cell>
          <table:table-cell table:style-name="ce3" table:number-columns-repeated="12"/>
          <table:table-cell table:style-name="ce7" office:value-type="string" calcext:value-type="string">
            <text:p>Stoke-on-Trent Central</text:p>
          </table:table-cell>
          <table:table-cell table:style-name="ce3" table:number-columns-repeated="995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South Northamptonshire</text:p>
          </table:table-cell>
          <table:table-cell table:style-name="ce3"/>
          <table:table-cell table:style-name="ce6" office:value-type="string" calcext:value-type="string">
            <text:p>Kenilworth and Southam</text:p>
          </table:table-cell>
          <table:table-cell table:style-name="ce3" table:number-columns-repeated="1010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eriden and Solihull Eas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Aldridge-Brownhills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Weald of Ken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Bognor Regis and Littlehampton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Cluster</text:p>
          </table:table-cell>
          <table:table-cell table:number-columns-repeated="1023"/>
        </table:table-row>
        <table:table-row table:style-name="ro1">
          <table:table-cell/>
          <table:table-cell table:formula="of:=VLOOKUP([.B4];[$Majorities.$B2:.$C633];2;FALSE())" office:value-type="float" office:value="5" calcext:value-type="float">
            <text:p>5</text:p>
          </table:table-cell>
          <table:table-cell table:formula="of:=VLOOKUP([.C4];[$Majorities.$B2:.$C633];2;FALSE())" office:value-type="string" office:string-value="" calcext:value-type="error">
            <text:p>#N/A</text:p>
          </table:table-cell>
          <table:table-cell table:formula="of:=VLOOKUP([.D4];[$Majorities.$B2:.$C633];2;FALSE())" office:value-type="float" office:value="5" calcext:value-type="float">
            <text:p>5</text:p>
          </table:table-cell>
          <table:table-cell table:formula="of:=VLOOKUP([.E4];[$Majorities.$B2:.$C633];2;FALSE())" office:value-type="float" office:value="5" calcext:value-type="float">
            <text:p>5</text:p>
          </table:table-cell>
          <table:table-cell table:formula="of:=VLOOKUP([.F4];[$Majorities.$B2:.$C633];2;FALSE())" office:value-type="float" office:value="5" calcext:value-type="float">
            <text:p>5</text:p>
          </table:table-cell>
          <table:table-cell table:formula="of:=VLOOKUP([.G4];[$Majorities.$B2:.$C633];2;FALSE())" office:value-type="float" office:value="5" calcext:value-type="float">
            <text:p>5</text:p>
          </table:table-cell>
          <table:table-cell table:formula="of:=VLOOKUP([.H4];[$Majorities.$B2:.$C633];2;FALSE())" office:value-type="float" office:value="5" calcext:value-type="float">
            <text:p>5</text:p>
          </table:table-cell>
          <table:table-cell table:formula="of:=VLOOKUP([.I4];[$Majorities.$B2:.$C633];2;FALSE())" office:value-type="float" office:value="5" calcext:value-type="float">
            <text:p>5</text:p>
          </table:table-cell>
          <table:table-cell table:formula="of:=VLOOKUP([.J4];[$Majorities.$B2:.$C633];2;FALSE())" office:value-type="float" office:value="5" calcext:value-type="float">
            <text:p>5</text:p>
          </table:table-cell>
          <table:table-cell table:formula="of:=VLOOKUP([.K4];[$Majorities.$B2:.$C633];2;FALSE())" office:value-type="float" office:value="5" calcext:value-type="float">
            <text:p>5</text:p>
          </table:table-cell>
          <table:table-cell table:formula="of:=VLOOKUP([.L4];[$Majorities.$B2:.$C633];2;FALSE())" office:value-type="float" office:value="5" calcext:value-type="float">
            <text:p>5</text:p>
          </table:table-cell>
          <table:table-cell table:formula="of:=VLOOKUP([.M4];[$Majorities.$B2:.$C633];2;FALSE())" office:value-type="float" office:value="4" calcext:value-type="float">
            <text:p>4</text:p>
          </table:table-cell>
          <table:table-cell table:formula="of:=VLOOKUP([.N4];[$Majorities.$B2:.$C633];2;FALSE())" office:value-type="float" office:value="5" calcext:value-type="float">
            <text:p>5</text:p>
          </table:table-cell>
          <table:table-cell table:formula="of:=VLOOKUP([.O4];[$Majorities.$B2:.$C633];2;FALSE())" office:value-type="float" office:value="4" calcext:value-type="float">
            <text:p>4</text:p>
          </table:table-cell>
          <table:table-cell table:formula="of:=VLOOKUP([.P4];[$Majorities.$B2:.$C633];2;FALSE())" office:value-type="float" office:value="5" calcext:value-type="float">
            <text:p>5</text:p>
          </table:table-cell>
          <table:table-cell table:formula="of:=VLOOKUP([.Q4];[$Majorities.$B2:.$C633];2;FALSE())" office:value-type="float" office:value="7" calcext:value-type="float">
            <text:p>7</text:p>
          </table:table-cell>
          <table:table-cell table:formula="of:=VLOOKUP([.R4];[$Majorities.$B2:.$C633];2;FALSE())" office:value-type="float" office:value="5" calcext:value-type="float">
            <text:p>5</text:p>
          </table:table-cell>
          <table:table-cell table:formula="of:=VLOOKUP([.S4];[$Majorities.$B2:.$C633];2;FALSE())" office:value-type="float" office:value="7" calcext:value-type="float">
            <text:p>7</text:p>
          </table:table-cell>
          <table:table-cell table:formula="of:=VLOOKUP([.T4];[$Majorities.$B2:.$C633];2;FALSE())" office:value-type="float" office:value="5" calcext:value-type="float">
            <text:p>5</text:p>
          </table:table-cell>
          <table:table-cell table:formula="of:=VLOOKUP([.U4];[$Majorities.$B2:.$C633];2;FALSE())" office:value-type="float" office:value="5" calcext:value-type="float">
            <text:p>5</text:p>
          </table:table-cell>
          <table:table-cell table:formula="of:=VLOOKUP([.V4];[$Majorities.$B2:.$C633];2;FALSE())" office:value-type="float" office:value="7" calcext:value-type="float">
            <text:p>7</text:p>
          </table:table-cell>
          <table:table-cell table:formula="of:=VLOOKUP([.W4];[$Majorities.$B2:.$C633];2;FALSE())" office:value-type="float" office:value="4" calcext:value-type="float">
            <text:p>4</text:p>
          </table:table-cell>
          <table:table-cell table:formula="of:=VLOOKUP([.X4];[$Majorities.$B2:.$C633];2;FALSE())" office:value-type="float" office:value="7" calcext:value-type="float">
            <text:p>7</text:p>
          </table:table-cell>
          <table:table-cell table:formula="of:=VLOOKUP([.Y4];[$Majorities.$B2:.$C633];2;FALSE())" office:value-type="float" office:value="1" calcext:value-type="float">
            <text:p>1</text:p>
          </table:table-cell>
          <table:table-cell table:formula="of:=VLOOKUP([.Z4];[$Majorities.$B2:.$C633];2;FALSE())" office:value-type="float" office:value="4" calcext:value-type="float">
            <text:p>4</text:p>
          </table:table-cell>
          <table:table-cell table:style-name="Default" table:formula="of:=VLOOKUP([.AA4];[$Majorities.$B2:.$C633];2;FALSE())" office:value-type="float" office:value="2" calcext:value-type="float">
            <text:p>2</text:p>
          </table:table-cell>
          <table:table-cell table:style-name="Default" table:formula="of:=VLOOKUP([.AB4];[$Majorities.$B2:.$C633];2;FALSE())" office:value-type="float" office:value="2" calcext:value-type="float">
            <text:p>2</text:p>
          </table:table-cell>
          <table:table-cell table:formula="of:=VLOOKUP([.AC4];[$Majorities.$B2:.$C633];2;FALSE())" office:value-type="float" office:value="4" calcext:value-type="float">
            <text:p>4</text:p>
          </table:table-cell>
          <table:table-cell table:style-name="Default" table:formula="of:=VLOOKUP([.AD4];[$Majorities.$B2:.$C633];2;FALSE())" office:value-type="float" office:value="7" calcext:value-type="float">
            <text:p>7</text:p>
          </table:table-cell>
          <table:table-cell table:formula="of:=VLOOKUP([.AE4];[$Majorities.$B2:.$C633];2;FALSE())" office:value-type="float" office:value="2" calcext:value-type="float">
            <text:p>2</text:p>
          </table:table-cell>
          <table:table-cell table:formula="of:=VLOOKUP([.AF4];[$Majorities.$B2:.$C633];2;FALSE())" office:value-type="float" office:value="2" calcext:value-type="float">
            <text:p>2</text:p>
          </table:table-cell>
          <table:table-cell table:formula="of:=VLOOKUP([.AG4];[$Majorities.$B2:.$C633];2;FALSE())" office:value-type="float" office:value="6" calcext:value-type="float">
            <text:p>6</text:p>
          </table:table-cell>
          <table:table-cell table:formula="of:=VLOOKUP([.AH4];[$Majorities.$B2:.$C633];2;FALSE())" office:value-type="float" office:value="6" calcext:value-type="float">
            <text:p>6</text:p>
          </table:table-cell>
          <table:table-cell table:formula="of:=VLOOKUP([.AI4];[$Majorities.$B2:.$C633];2;FALSE())" office:value-type="float" office:value="1" calcext:value-type="float">
            <text:p>1</text:p>
          </table:table-cell>
          <table:table-cell table:formula="of:=VLOOKUP([.AJ4];[$Majorities.$B2:.$C633];2;FALSE())" office:value-type="float" office:value="6" calcext:value-type="float">
            <text:p>6</text:p>
          </table:table-cell>
          <table:table-cell table:formula="of:=VLOOKUP([.AK4];[$Majorities.$B2:.$C633];2;FALSE())" office:value-type="float" office:value="9" calcext:value-type="float">
            <text:p>9</text:p>
          </table:table-cell>
          <table:table-cell table:formula="of:=VLOOKUP([.AL4];[$Majorities.$B2:.$C633];2;FALSE())" office:value-type="float" office:value="1" calcext:value-type="float">
            <text:p>1</text:p>
          </table:table-cell>
          <table:table-cell table:formula="of:=VLOOKUP([.AM4];[$Majorities.$B2:.$C633];2;FALSE())" office:value-type="float" office:value="0" calcext:value-type="float">
            <text:p>0</text:p>
          </table:table-cell>
          <table:table-cell table:formula="of:=VLOOKUP([.AN4];[$Majorities.$B2:.$C633];2;FALSE())" office:value-type="float" office:value="7" calcext:value-type="float">
            <text:p>7</text:p>
          </table:table-cell>
          <table:table-cell table:formula="of:=VLOOKUP([.AO4];[$Majorities.$B2:.$C633];2;FALSE())" office:value-type="float" office:value="2" calcext:value-type="float">
            <text:p>2</text:p>
          </table:table-cell>
          <table:table-cell table:formula="of:=VLOOKUP([.AP4];[$Majorities.$B2:.$C633];2;FALSE())" office:value-type="float" office:value="6" calcext:value-type="float">
            <text:p>6</text:p>
          </table:table-cell>
          <table:table-cell table:formula="of:=VLOOKUP([.AQ4];[$Majorities.$B2:.$C633];2;FALSE())" office:value-type="float" office:value="999" calcext:value-type="float">
            <text:p>999</text:p>
          </table:table-cell>
          <table:table-cell table:formula="of:=VLOOKUP([.AR4];[$Majorities.$B2:.$C633];2;FALSE())" office:value-type="float" office:value="1" calcext:value-type="float">
            <text:p>1</text:p>
          </table:table-cell>
          <table:table-cell table:formula="of:=VLOOKUP([.AS4];[$Majorities.$B2:.$C633];2;FALSE())" office:value-type="float" office:value="3" calcext:value-type="float">
            <text:p>3</text:p>
          </table:table-cell>
          <table:table-cell table:formula="of:=VLOOKUP([.AT4];[$Majorities.$B2:.$C633];2;FALSE())" office:value-type="float" office:value="9" calcext:value-type="float">
            <text:p>9</text:p>
          </table:table-cell>
          <table:table-cell table:formula="of:=VLOOKUP([.AU4];[$Majorities.$B2:.$C633];2;FALSE())" office:value-type="float" office:value="0" calcext:value-type="float">
            <text:p>0</text:p>
          </table:table-cell>
          <table:table-cell table:formula="of:=VLOOKUP([.AV4];[$Majorities.$B2:.$C633];2;FALSE())" office:value-type="float" office:value="8" calcext:value-type="float">
            <text:p>8</text:p>
          </table:table-cell>
          <table:table-cell table:formula="of:=VLOOKUP([.AW4];[$Majorities.$B2:.$C633];2;FALSE())" office:value-type="float" office:value="1" calcext:value-type="float">
            <text:p>1</text:p>
          </table:table-cell>
          <table:table-cell table:formula="of:=VLOOKUP([.AX4];[$Majorities.$B2:.$C633];2;FALSE())" office:value-type="float" office:value="6" calcext:value-type="float">
            <text:p>6</text:p>
          </table:table-cell>
          <table:table-cell table:formula="of:=VLOOKUP([.AY4];[$Majorities.$B2:.$C633];2;FALSE())" office:value-type="float" office:value="6" calcext:value-type="float">
            <text:p>6</text:p>
          </table:table-cell>
          <table:table-cell table:formula="of:=VLOOKUP([.AZ4];[$Majorities.$B2:.$C633];2;FALSE())" office:value-type="float" office:value="6" calcext:value-type="float">
            <text:p>6</text:p>
          </table:table-cell>
          <table:table-cell table:formula="of:=VLOOKUP([.BA4];[$Majorities.$B2:.$C633];2;FALSE())" office:value-type="float" office:value="1" calcext:value-type="float">
            <text:p>1</text:p>
          </table:table-cell>
          <table:table-cell table:formula="of:=VLOOKUP([.BB4];[$Majorities.$B2:.$C633];2;FALSE())" office:value-type="float" office:value="1" calcext:value-type="float">
            <text:p>1</text:p>
          </table:table-cell>
          <table:table-cell table:formula="of:=VLOOKUP([.BC4];[$Majorities.$B2:.$C633];2;FALSE())" office:value-type="float" office:value="6" calcext:value-type="float">
            <text:p>6</text:p>
          </table:table-cell>
          <table:table-cell table:formula="of:=VLOOKUP([.BD4];[$Majorities.$B2:.$C633];2;FALSE())" office:value-type="float" office:value="8" calcext:value-type="float">
            <text:p>8</text:p>
          </table:table-cell>
          <table:table-cell table:formula="of:=VLOOKUP([.BE4];[$Majorities.$B2:.$C633];2;FALSE())" office:value-type="float" office:value="0" calcext:value-type="float">
            <text:p>0</text:p>
          </table:table-cell>
          <table:table-cell table:formula="of:=VLOOKUP([.BF4];[$Majorities.$B2:.$C633];2;FALSE())" office:value-type="float" office:value="999" calcext:value-type="float">
            <text:p>999</text:p>
          </table:table-cell>
          <table:table-cell table:formula="of:=VLOOKUP([.BG4];[$Majorities.$B2:.$C633];2;FALSE())" office:value-type="string" office:string-value="" calcext:value-type="error">
            <text:p>#N/A</text:p>
          </table:table-cell>
          <table:table-cell table:formula="of:=VLOOKUP([.BH4];[$Majorities.$B2:.$C633];2;FALSE())" office:value-type="float" office:value="8" calcext:value-type="float">
            <text:p>8</text:p>
          </table:table-cell>
          <table:table-cell table:formula="of:=VLOOKUP([.BI4];[$Majorities.$B2:.$C633];2;FALSE())" office:value-type="string" office:string-value="" calcext:value-type="error">
            <text:p>#N/A</text:p>
          </table:table-cell>
          <table:table-cell table:formula="of:=VLOOKUP([.BJ4];[$Majorities.$B2:.$C633];2;FALSE())" office:value-type="float" office:value="8" calcext:value-type="float">
            <text:p>8</text:p>
          </table:table-cell>
          <table:table-cell table:formula="of:=VLOOKUP([.BK4];[$Majorities.$B2:.$C633];2;FALSE())" office:value-type="float" office:value="8" calcext:value-type="float">
            <text:p>8</text:p>
          </table:table-cell>
          <table:table-cell table:formula="of:=VLOOKUP([.BL4];[$Majorities.$B2:.$C633];2;FALSE())" office:value-type="float" office:value="8" calcext:value-type="float">
            <text:p>8</text:p>
          </table:table-cell>
          <table:table-cell table:formula="of:=VLOOKUP([.BM4];[$Majorities.$B2:.$C633];2;FALSE())" office:value-type="float" office:value="1" calcext:value-type="float">
            <text:p>1</text:p>
          </table:table-cell>
          <table:table-cell table:formula="of:=VLOOKUP([.BN4];[$Majorities.$B2:.$C633];2;FALSE())" office:value-type="float" office:value="0" calcext:value-type="float">
            <text:p>0</text:p>
          </table:table-cell>
          <table:table-cell table:formula="of:=VLOOKUP([.BO4];[$Majorities.$B2:.$C633];2;FALSE())" office:value-type="float" office:value="8" calcext:value-type="float">
            <text:p>8</text:p>
          </table:table-cell>
          <table:table-cell table:formula="of:=VLOOKUP([.BP4];[$Majorities.$B2:.$C633];2;FALSE())" office:value-type="float" office:value="999" calcext:value-type="float">
            <text:p>999</text:p>
          </table:table-cell>
          <table:table-cell table:formula="of:=VLOOKUP([.BQ4];[$Majorities.$B2:.$C633];2;FALSE())" office:value-type="float" office:value="999" calcext:value-type="float">
            <text:p>999</text:p>
          </table:table-cell>
          <table:table-cell table:formula="of:=VLOOKUP([.BR4];[$Majorities.$B2:.$C633];2;FALSE())" office:value-type="float" office:value="999" calcext:value-type="float">
            <text:p>999</text:p>
          </table:table-cell>
          <table:table-cell table:formula="of:=VLOOKUP([.BS4];[$Majorities.$B2:.$C633];2;FALSE())" office:value-type="float" office:value="999" calcext:value-type="float">
            <text:p>999</text:p>
          </table:table-cell>
          <table:table-cell table:number-columns-repeated="953"/>
        </table:table-row>
        <table:table-row table:style-name="ro1">
          <table:table-cell/>
          <table:table-cell table:formula="of:=VLOOKUP([.B5];[$Majorities.$B3:.$C634];2;FALSE())" office:value-type="string" office:string-value="" calcext:value-type="error">
            <text:p>#N/A</text:p>
          </table:table-cell>
          <table:table-cell table:formula="of:=VLOOKUP([.C5];[$Majorities.$B3:.$C634];2;FALSE())" office:value-type="string" office:string-value="" calcext:value-type="error">
            <text:p>#N/A</text:p>
          </table:table-cell>
          <table:table-cell table:formula="of:=VLOOKUP([.D5];[$Majorities.$B3:.$C634];2;FALSE())" office:value-type="float" office:value="5" calcext:value-type="float">
            <text:p>5</text:p>
          </table:table-cell>
          <table:table-cell table:formula="of:=VLOOKUP([.E5];[$Majorities.$B3:.$C634];2;FALSE())" office:value-type="float" office:value="5" calcext:value-type="float">
            <text:p>5</text:p>
          </table:table-cell>
          <table:table-cell table:formula="of:=VLOOKUP([.F5];[$Majorities.$B3:.$C634];2;FALSE())" office:value-type="float" office:value="4" calcext:value-type="float">
            <text:p>4</text:p>
          </table:table-cell>
          <table:table-cell table:formula="of:=VLOOKUP([.G5];[$Majorities.$B3:.$C634];2;FALSE())" office:value-type="float" office:value="5" calcext:value-type="float">
            <text:p>5</text:p>
          </table:table-cell>
          <table:table-cell table:formula="of:=VLOOKUP([.H5];[$Majorities.$B3:.$C634];2;FALSE())" office:value-type="float" office:value="5" calcext:value-type="float">
            <text:p>5</text:p>
          </table:table-cell>
          <table:table-cell table:formula="of:=VLOOKUP([.I5];[$Majorities.$B3:.$C634];2;FALSE())" office:value-type="float" office:value="5" calcext:value-type="float">
            <text:p>5</text:p>
          </table:table-cell>
          <table:table-cell table:formula="of:=VLOOKUP([.J5];[$Majorities.$B3:.$C634];2;FALSE())" office:value-type="float" office:value="4" calcext:value-type="float">
            <text:p>4</text:p>
          </table:table-cell>
          <table:table-cell table:formula="of:=VLOOKUP([.K5];[$Majorities.$B3:.$C634];2;FALSE())" office:value-type="float" office:value="5" calcext:value-type="float">
            <text:p>5</text:p>
          </table:table-cell>
          <table:table-cell table:formula="of:=VLOOKUP([.L5];[$Majorities.$B3:.$C634];2;FALSE())" office:value-type="float" office:value="4" calcext:value-type="float">
            <text:p>4</text:p>
          </table:table-cell>
          <table:table-cell table:formula="of:=VLOOKUP([.M5];[$Majorities.$B3:.$C634];2;FALSE())" office:value-type="float" office:value="4" calcext:value-type="float">
            <text:p>4</text:p>
          </table:table-cell>
          <table:table-cell table:formula="of:=VLOOKUP([.N5];[$Majorities.$B3:.$C634];2;FALSE())" office:value-type="float" office:value="5" calcext:value-type="float">
            <text:p>5</text:p>
          </table:table-cell>
          <table:table-cell table:formula="of:=VLOOKUP([.O5];[$Majorities.$B3:.$C634];2;FALSE())" office:value-type="float" office:value="4" calcext:value-type="float">
            <text:p>4</text:p>
          </table:table-cell>
          <table:table-cell table:formula="of:=VLOOKUP([.P5];[$Majorities.$B3:.$C634];2;FALSE())" office:value-type="float" office:value="7" calcext:value-type="float">
            <text:p>7</text:p>
          </table:table-cell>
          <table:table-cell table:formula="of:=VLOOKUP([.Q5];[$Majorities.$B3:.$C634];2;FALSE())" office:value-type="float" office:value="4" calcext:value-type="float">
            <text:p>4</text:p>
          </table:table-cell>
          <table:table-cell table:formula="of:=VLOOKUP([.R5];[$Majorities.$B3:.$C634];2;FALSE())" office:value-type="float" office:value="2" calcext:value-type="float">
            <text:p>2</text:p>
          </table:table-cell>
          <table:table-cell table:formula="of:=VLOOKUP([.S5];[$Majorities.$B3:.$C634];2;FALSE())" office:value-type="float" office:value="4" calcext:value-type="float">
            <text:p>4</text:p>
          </table:table-cell>
          <table:table-cell table:formula="of:=VLOOKUP([.T5];[$Majorities.$B3:.$C634];2;FALSE())" office:value-type="float" office:value="4" calcext:value-type="float">
            <text:p>4</text:p>
          </table:table-cell>
          <table:table-cell table:formula="of:=VLOOKUP([.U5];[$Majorities.$B3:.$C634];2;FALSE())" office:value-type="float" office:value="7" calcext:value-type="float">
            <text:p>7</text:p>
          </table:table-cell>
          <table:table-cell table:formula="of:=VLOOKUP([.V5];[$Majorities.$B3:.$C634];2;FALSE())" office:value-type="float" office:value="2" calcext:value-type="float">
            <text:p>2</text:p>
          </table:table-cell>
          <table:table-cell table:formula="of:=VLOOKUP([.W5];[$Majorities.$B3:.$C634];2;FALSE())" office:value-type="float" office:value="2" calcext:value-type="float">
            <text:p>2</text:p>
          </table:table-cell>
          <table:table-cell table:formula="of:=VLOOKUP([.X5];[$Majorities.$B3:.$C634];2;FALSE())" office:value-type="float" office:value="2" calcext:value-type="float">
            <text:p>2</text:p>
          </table:table-cell>
          <table:table-cell table:formula="of:=VLOOKUP([.Y5];[$Majorities.$B3:.$C634];2;FALSE())" office:value-type="float" office:value="5" calcext:value-type="float">
            <text:p>5</text:p>
          </table:table-cell>
          <table:table-cell table:formula="of:=VLOOKUP([.Z5];[$Majorities.$B3:.$C634];2;FALSE())" office:value-type="float" office:value="7" calcext:value-type="float">
            <text:p>7</text:p>
          </table:table-cell>
          <table:table-cell table:style-name="Default" table:formula="of:=VLOOKUP([.AA5];[$Majorities.$B3:.$C634];2;FALSE())" office:value-type="float" office:value="4" calcext:value-type="float">
            <text:p>4</text:p>
          </table:table-cell>
          <table:table-cell table:style-name="Default" table:formula="of:=VLOOKUP([.AB5];[$Majorities.$B3:.$C634];2;FALSE())" office:value-type="float" office:value="4" calcext:value-type="float">
            <text:p>4</text:p>
          </table:table-cell>
          <table:table-cell table:formula="of:=VLOOKUP([.AC5];[$Majorities.$B3:.$C634];2;FALSE())" office:value-type="float" office:value="2" calcext:value-type="float">
            <text:p>2</text:p>
          </table:table-cell>
          <table:table-cell table:style-name="Default" table:formula="of:=VLOOKUP([.AD5];[$Majorities.$B3:.$C634];2;FALSE())" office:value-type="float" office:value="2" calcext:value-type="float">
            <text:p>2</text:p>
          </table:table-cell>
          <table:table-cell table:formula="of:=VLOOKUP([.AE5];[$Majorities.$B3:.$C634];2;FALSE())" office:value-type="float" office:value="9" calcext:value-type="float">
            <text:p>9</text:p>
          </table:table-cell>
          <table:table-cell table:formula="of:=VLOOKUP([.AF5];[$Majorities.$B3:.$C634];2;FALSE())" office:value-type="float" office:value="2" calcext:value-type="float">
            <text:p>2</text:p>
          </table:table-cell>
          <table:table-cell table:formula="of:=VLOOKUP([.AG5];[$Majorities.$B3:.$C634];2;FALSE())" office:value-type="float" office:value="7" calcext:value-type="float">
            <text:p>7</text:p>
          </table:table-cell>
          <table:table-cell table:formula="of:=VLOOKUP([.AH5];[$Majorities.$B3:.$C634];2;FALSE())" office:value-type="float" office:value="2" calcext:value-type="float">
            <text:p>2</text:p>
          </table:table-cell>
          <table:table-cell table:formula="of:=VLOOKUP([.AI5];[$Majorities.$B3:.$C634];2;FALSE())" office:value-type="float" office:value="1" calcext:value-type="float">
            <text:p>1</text:p>
          </table:table-cell>
          <table:table-cell table:formula="of:=VLOOKUP([.AJ5];[$Majorities.$B3:.$C634];2;FALSE())" office:value-type="float" office:value="2" calcext:value-type="float">
            <text:p>2</text:p>
          </table:table-cell>
          <table:table-cell table:formula="of:=VLOOKUP([.AK5];[$Majorities.$B3:.$C634];2;FALSE())" office:value-type="float" office:value="9" calcext:value-type="float">
            <text:p>9</text:p>
          </table:table-cell>
          <table:table-cell table:formula="of:=VLOOKUP([.AL5];[$Majorities.$B3:.$C634];2;FALSE())" office:value-type="float" office:value="2" calcext:value-type="float">
            <text:p>2</text:p>
          </table:table-cell>
          <table:table-cell table:formula="of:=VLOOKUP([.AM5];[$Majorities.$B3:.$C634];2;FALSE())" office:value-type="float" office:value="2" calcext:value-type="float">
            <text:p>2</text:p>
          </table:table-cell>
          <table:table-cell table:formula="of:=VLOOKUP([.AN5];[$Majorities.$B3:.$C634];2;FALSE())" office:value-type="float" office:value="1" calcext:value-type="float">
            <text:p>1</text:p>
          </table:table-cell>
          <table:table-cell table:formula="of:=VLOOKUP([.AO5];[$Majorities.$B3:.$C634];2;FALSE())" office:value-type="float" office:value="3" calcext:value-type="float">
            <text:p>3</text:p>
          </table:table-cell>
          <table:table-cell table:formula="of:=VLOOKUP([.AP5];[$Majorities.$B3:.$C634];2;FALSE())" office:value-type="float" office:value="6" calcext:value-type="float">
            <text:p>6</text:p>
          </table:table-cell>
          <table:table-cell table:formula="of:=VLOOKUP([.AQ5];[$Majorities.$B3:.$C634];2;FALSE())" office:value-type="float" office:value="9" calcext:value-type="float">
            <text:p>9</text:p>
          </table:table-cell>
          <table:table-cell table:formula="of:=VLOOKUP([.AR5];[$Majorities.$B3:.$C634];2;FALSE())" office:value-type="float" office:value="3" calcext:value-type="float">
            <text:p>3</text:p>
          </table:table-cell>
          <table:table-cell table:formula="of:=VLOOKUP([.AS5];[$Majorities.$B3:.$C634];2;FALSE())" office:value-type="float" office:value="6" calcext:value-type="float">
            <text:p>6</text:p>
          </table:table-cell>
          <table:table-cell table:formula="of:=VLOOKUP([.AT5];[$Majorities.$B3:.$C634];2;FALSE())" office:value-type="float" office:value="1" calcext:value-type="float">
            <text:p>1</text:p>
          </table:table-cell>
          <table:table-cell table:formula="of:=VLOOKUP([.AU5];[$Majorities.$B3:.$C634];2;FALSE())" office:value-type="float" office:value="3" calcext:value-type="float">
            <text:p>3</text:p>
          </table:table-cell>
          <table:table-cell table:formula="of:=VLOOKUP([.AV5];[$Majorities.$B3:.$C634];2;FALSE())" office:value-type="float" office:value="6" calcext:value-type="float">
            <text:p>6</text:p>
          </table:table-cell>
          <table:table-cell table:formula="of:=VLOOKUP([.AW5];[$Majorities.$B3:.$C634];2;FALSE())" office:value-type="float" office:value="6" calcext:value-type="float">
            <text:p>6</text:p>
          </table:table-cell>
          <table:table-cell table:formula="of:=VLOOKUP([.AX5];[$Majorities.$B3:.$C634];2;FALSE())" office:value-type="float" office:value="6" calcext:value-type="float">
            <text:p>6</text:p>
          </table:table-cell>
          <table:table-cell table:formula="of:=VLOOKUP([.AY5];[$Majorities.$B3:.$C634];2;FALSE())" office:value-type="float" office:value="8" calcext:value-type="float">
            <text:p>8</text:p>
          </table:table-cell>
          <table:table-cell table:formula="of:=VLOOKUP([.AZ5];[$Majorities.$B3:.$C634];2;FALSE())" office:value-type="float" office:value="6" calcext:value-type="float">
            <text:p>6</text:p>
          </table:table-cell>
          <table:table-cell table:formula="of:=VLOOKUP([.BA5];[$Majorities.$B3:.$C634];2;FALSE())" office:value-type="float" office:value="6" calcext:value-type="float">
            <text:p>6</text:p>
          </table:table-cell>
          <table:table-cell table:formula="of:=VLOOKUP([.BB5];[$Majorities.$B3:.$C634];2;FALSE())" office:value-type="float" office:value="8" calcext:value-type="float">
            <text:p>8</text:p>
          </table:table-cell>
          <table:table-cell table:formula="of:=VLOOKUP([.BC5];[$Majorities.$B3:.$C634];2;FALSE())" office:value-type="float" office:value="6" calcext:value-type="float">
            <text:p>6</text:p>
          </table:table-cell>
          <table:table-cell table:formula="of:=VLOOKUP([.BD5];[$Majorities.$B3:.$C634];2;FALSE())" office:value-type="string" office:string-value="" calcext:value-type="error">
            <text:p>#N/A</text:p>
          </table:table-cell>
          <table:table-cell table:formula="of:=VLOOKUP([.BE5];[$Majorities.$B3:.$C634];2;FALSE())" office:value-type="float" office:value="0" calcext:value-type="float">
            <text:p>0</text:p>
          </table:table-cell>
          <table:table-cell table:formula="of:=VLOOKUP([.BF5];[$Majorities.$B3:.$C634];2;FALSE())" office:value-type="float" office:value="8" calcext:value-type="float">
            <text:p>8</text:p>
          </table:table-cell>
          <table:table-cell table:formula="of:=VLOOKUP([.BG5];[$Majorities.$B3:.$C634];2;FALSE())" office:value-type="string" office:string-value="" calcext:value-type="error">
            <text:p>#N/A</text:p>
          </table:table-cell>
          <table:table-cell table:formula="of:=VLOOKUP([.BH5];[$Majorities.$B3:.$C634];2;FALSE())" office:value-type="float" office:value="6" calcext:value-type="float">
            <text:p>6</text:p>
          </table:table-cell>
          <table:table-cell table:formula="of:=VLOOKUP([.BI5];[$Majorities.$B3:.$C634];2;FALSE())" office:value-type="string" office:string-value="" calcext:value-type="error">
            <text:p>#N/A</text:p>
          </table:table-cell>
          <table:table-cell table:formula="of:=VLOOKUP([.BJ5];[$Majorities.$B3:.$C634];2;FALSE())" office:value-type="string" office:string-value="" calcext:value-type="error">
            <text:p>#N/A</text:p>
          </table:table-cell>
          <table:table-cell table:formula="of:=VLOOKUP([.BK5];[$Majorities.$B3:.$C634];2;FALSE())" office:value-type="float" office:value="8" calcext:value-type="float">
            <text:p>8</text:p>
          </table:table-cell>
          <table:table-cell table:formula="of:=VLOOKUP([.BL5];[$Majorities.$B3:.$C634];2;FALSE())" office:value-type="float" office:value="8" calcext:value-type="float">
            <text:p>8</text:p>
          </table:table-cell>
          <table:table-cell table:formula="of:=VLOOKUP([.BM5];[$Majorities.$B3:.$C634];2;FALSE())" office:value-type="float" office:value="6" calcext:value-type="float">
            <text:p>6</text:p>
          </table:table-cell>
          <table:table-cell table:formula="of:=VLOOKUP([.BN5];[$Majorities.$B3:.$C634];2;FALSE())" office:value-type="float" office:value="8" calcext:value-type="float">
            <text:p>8</text:p>
          </table:table-cell>
          <table:table-cell table:formula="of:=VLOOKUP([.BO5];[$Majorities.$B3:.$C634];2;FALSE())" office:value-type="float" office:value="999" calcext:value-type="float">
            <text:p>999</text:p>
          </table:table-cell>
          <table:table-cell table:formula="of:=VLOOKUP([.BP5];[$Majorities.$B3:.$C634];2;FALSE())" office:value-type="float" office:value="0" calcext:value-type="float">
            <text:p>0</text:p>
          </table:table-cell>
          <table:table-cell table:formula="of:=VLOOKUP([.BQ5];[$Majorities.$B3:.$C634];2;FALSE())" office:value-type="float" office:value="6" calcext:value-type="float">
            <text:p>6</text:p>
          </table:table-cell>
          <table:table-cell table:formula="of:=VLOOKUP([.BR5];[$Majorities.$B3:.$C634];2;FALSE())" office:value-type="string" office:string-value="" calcext:value-type="error">
            <text:p>#N/A</text:p>
          </table:table-cell>
          <table:table-cell table:formula="of:=VLOOKUP([.BS5];[$Majorities.$B3:.$C634];2;FALSE()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/>
          <table:table-cell table:formula="of:=VLOOKUP([.B6];[$Majorities.$B4:.$C635];2;FALSE())" office:value-type="string" office:string-value="" calcext:value-type="error">
            <text:p>#N/A</text:p>
          </table:table-cell>
          <table:table-cell table:formula="of:=VLOOKUP([.C6];[$Majorities.$B4:.$C635];2;FALSE())" office:value-type="string" office:string-value="" calcext:value-type="error">
            <text:p>#N/A</text:p>
          </table:table-cell>
          <table:table-cell table:formula="of:=VLOOKUP([.D6];[$Majorities.$B4:.$C635];2;FALSE())" office:value-type="float" office:value="5" calcext:value-type="float">
            <text:p>5</text:p>
          </table:table-cell>
          <table:table-cell table:formula="of:=VLOOKUP([.E6];[$Majorities.$B4:.$C635];2;FALSE())" office:value-type="string" office:string-value="" calcext:value-type="error">
            <text:p>#N/A</text:p>
          </table:table-cell>
          <table:table-cell table:formula="of:=VLOOKUP([.F6];[$Majorities.$B4:.$C635];2;FALSE())" office:value-type="string" office:string-value="" calcext:value-type="error">
            <text:p>#N/A</text:p>
          </table:table-cell>
          <table:table-cell table:formula="of:=VLOOKUP([.G6];[$Majorities.$B4:.$C635];2;FALSE())" office:value-type="string" office:string-value="" calcext:value-type="error">
            <text:p>#N/A</text:p>
          </table:table-cell>
          <table:table-cell table:formula="of:=VLOOKUP([.H6];[$Majorities.$B4:.$C635];2;FALSE())" office:value-type="float" office:value="5" calcext:value-type="float">
            <text:p>5</text:p>
          </table:table-cell>
          <table:table-cell table:formula="of:=VLOOKUP([.I6];[$Majorities.$B4:.$C635];2;FALSE())" office:value-type="float" office:value="5" calcext:value-type="float">
            <text:p>5</text:p>
          </table:table-cell>
          <table:table-cell table:formula="of:=VLOOKUP([.J6];[$Majorities.$B4:.$C635];2;FALSE())" office:value-type="float" office:value="5" calcext:value-type="float">
            <text:p>5</text:p>
          </table:table-cell>
          <table:table-cell table:formula="of:=VLOOKUP([.K6];[$Majorities.$B4:.$C635];2;FALSE())" office:value-type="float" office:value="5" calcext:value-type="float">
            <text:p>5</text:p>
          </table:table-cell>
          <table:table-cell table:formula="of:=VLOOKUP([.L6];[$Majorities.$B4:.$C635];2;FALSE())" office:value-type="float" office:value="5" calcext:value-type="float">
            <text:p>5</text:p>
          </table:table-cell>
          <table:table-cell table:formula="of:=VLOOKUP([.M6];[$Majorities.$B4:.$C635];2;FALSE())" office:value-type="float" office:value="4" calcext:value-type="float">
            <text:p>4</text:p>
          </table:table-cell>
          <table:table-cell table:formula="of:=VLOOKUP([.N6];[$Majorities.$B4:.$C635];2;FALSE())" office:value-type="float" office:value="4" calcext:value-type="float">
            <text:p>4</text:p>
          </table:table-cell>
          <table:table-cell table:formula="of:=VLOOKUP([.O6];[$Majorities.$B4:.$C635];2;FALSE())" office:value-type="float" office:value="4" calcext:value-type="float">
            <text:p>4</text:p>
          </table:table-cell>
          <table:table-cell table:formula="of:=VLOOKUP([.P6];[$Majorities.$B4:.$C635];2;FALSE())" office:value-type="float" office:value="5" calcext:value-type="float">
            <text:p>5</text:p>
          </table:table-cell>
          <table:table-cell table:formula="of:=VLOOKUP([.Q6];[$Majorities.$B4:.$C635];2;FALSE())" office:value-type="float" office:value="4" calcext:value-type="float">
            <text:p>4</text:p>
          </table:table-cell>
          <table:table-cell table:formula="of:=VLOOKUP([.R6];[$Majorities.$B4:.$C635];2;FALSE())" office:value-type="float" office:value="4" calcext:value-type="float">
            <text:p>4</text:p>
          </table:table-cell>
          <table:table-cell table:formula="of:=VLOOKUP([.S6];[$Majorities.$B4:.$C635];2;FALSE())" office:value-type="float" office:value="4" calcext:value-type="float">
            <text:p>4</text:p>
          </table:table-cell>
          <table:table-cell table:formula="of:=VLOOKUP([.T6];[$Majorities.$B4:.$C635];2;FALSE())" office:value-type="float" office:value="5" calcext:value-type="float">
            <text:p>5</text:p>
          </table:table-cell>
          <table:table-cell table:formula="of:=VLOOKUP([.U6];[$Majorities.$B4:.$C635];2;FALSE())" office:value-type="float" office:value="999" calcext:value-type="float">
            <text:p>999</text:p>
          </table:table-cell>
          <table:table-cell table:formula="of:=VLOOKUP([.V6];[$Majorities.$B4:.$C635];2;FALSE())" office:value-type="float" office:value="7" calcext:value-type="float">
            <text:p>7</text:p>
          </table:table-cell>
          <table:table-cell table:formula="of:=VLOOKUP([.W6];[$Majorities.$B4:.$C635];2;FALSE())" office:value-type="float" office:value="7" calcext:value-type="float">
            <text:p>7</text:p>
          </table:table-cell>
          <table:table-cell table:formula="of:=VLOOKUP([.X6];[$Majorities.$B4:.$C635];2;FALSE())" office:value-type="float" office:value="5" calcext:value-type="float">
            <text:p>5</text:p>
          </table:table-cell>
          <table:table-cell table:formula="of:=VLOOKUP([.Y6];[$Majorities.$B4:.$C635];2;FALSE())" office:value-type="float" office:value="4" calcext:value-type="float">
            <text:p>4</text:p>
          </table:table-cell>
          <table:table-cell table:formula="of:=VLOOKUP([.Z6];[$Majorities.$B4:.$C635];2;FALSE())" office:value-type="float" office:value="2" calcext:value-type="float">
            <text:p>2</text:p>
          </table:table-cell>
          <table:table-cell table:style-name="Default" table:formula="of:=VLOOKUP([.AA6];[$Majorities.$B4:.$C635];2;FALSE())" office:value-type="float" office:value="2" calcext:value-type="float">
            <text:p>2</text:p>
          </table:table-cell>
          <table:table-cell table:style-name="Default" table:formula="of:=VLOOKUP([.AB6];[$Majorities.$B4:.$C635];2;FALSE())" office:value-type="float" office:value="2" calcext:value-type="float">
            <text:p>2</text:p>
          </table:table-cell>
          <table:table-cell table:formula="of:=VLOOKUP([.AC6];[$Majorities.$B4:.$C635];2;FALSE())" office:value-type="float" office:value="7" calcext:value-type="float">
            <text:p>7</text:p>
          </table:table-cell>
          <table:table-cell table:style-name="Default" table:formula="of:=VLOOKUP([.AD6];[$Majorities.$B4:.$C635];2;FALSE())" office:value-type="float" office:value="2" calcext:value-type="float">
            <text:p>2</text:p>
          </table:table-cell>
          <table:table-cell table:formula="of:=VLOOKUP([.AE6];[$Majorities.$B4:.$C635];2;FALSE())" office:value-type="float" office:value="1" calcext:value-type="float">
            <text:p>1</text:p>
          </table:table-cell>
          <table:table-cell table:formula="of:=VLOOKUP([.AF6];[$Majorities.$B4:.$C635];2;FALSE())" office:value-type="float" office:value="2" calcext:value-type="float">
            <text:p>2</text:p>
          </table:table-cell>
          <table:table-cell table:formula="of:=VLOOKUP([.AG6];[$Majorities.$B4:.$C635];2;FALSE())" office:value-type="float" office:value="9" calcext:value-type="float">
            <text:p>9</text:p>
          </table:table-cell>
          <table:table-cell table:formula="of:=VLOOKUP([.AH6];[$Majorities.$B4:.$C635];2;FALSE())" office:value-type="float" office:value="6" calcext:value-type="float">
            <text:p>6</text:p>
          </table:table-cell>
          <table:table-cell table:formula="of:=VLOOKUP([.AI6];[$Majorities.$B4:.$C635];2;FALSE())" office:value-type="float" office:value="1" calcext:value-type="float">
            <text:p>1</text:p>
          </table:table-cell>
          <table:table-cell table:formula="of:=VLOOKUP([.AJ6];[$Majorities.$B4:.$C635];2;FALSE())" office:value-type="float" office:value="999" calcext:value-type="float">
            <text:p>999</text:p>
          </table:table-cell>
          <table:table-cell table:formula="of:=VLOOKUP([.AK6];[$Majorities.$B4:.$C635];2;FALSE())" office:value-type="float" office:value="6" calcext:value-type="float">
            <text:p>6</text:p>
          </table:table-cell>
          <table:table-cell table:formula="of:=VLOOKUP([.AL6];[$Majorities.$B4:.$C635];2;FALSE())" office:value-type="float" office:value="1" calcext:value-type="float">
            <text:p>1</text:p>
          </table:table-cell>
          <table:table-cell table:formula="of:=VLOOKUP([.AM6];[$Majorities.$B4:.$C635];2;FALSE())" office:value-type="float" office:value="1" calcext:value-type="float">
            <text:p>1</text:p>
          </table:table-cell>
          <table:table-cell table:formula="of:=VLOOKUP([.AN6];[$Majorities.$B4:.$C635];2;FALSE())" office:value-type="float" office:value="0" calcext:value-type="float">
            <text:p>0</text:p>
          </table:table-cell>
          <table:table-cell table:formula="of:=VLOOKUP([.AO6];[$Majorities.$B4:.$C635];2;FALSE())" office:value-type="float" office:value="2" calcext:value-type="float">
            <text:p>2</text:p>
          </table:table-cell>
          <table:table-cell table:formula="of:=VLOOKUP([.AP6];[$Majorities.$B4:.$C635];2;FALSE())" office:value-type="float" office:value="6" calcext:value-type="float">
            <text:p>6</text:p>
          </table:table-cell>
          <table:table-cell table:formula="of:=VLOOKUP([.AQ6];[$Majorities.$B4:.$C635];2;FALSE())" office:value-type="float" office:value="2" calcext:value-type="float">
            <text:p>2</text:p>
          </table:table-cell>
          <table:table-cell table:formula="of:=VLOOKUP([.AR6];[$Majorities.$B4:.$C635];2;FALSE())" office:value-type="float" office:value="0" calcext:value-type="float">
            <text:p>0</text:p>
          </table:table-cell>
          <table:table-cell table:formula="of:=VLOOKUP([.AS6];[$Majorities.$B4:.$C635];2;FALSE())" office:value-type="float" office:value="3" calcext:value-type="float">
            <text:p>3</text:p>
          </table:table-cell>
          <table:table-cell table:formula="of:=VLOOKUP([.AT6];[$Majorities.$B4:.$C635];2;FALSE())" office:value-type="float" office:value="9" calcext:value-type="float">
            <text:p>9</text:p>
          </table:table-cell>
          <table:table-cell table:formula="of:=VLOOKUP([.AU6];[$Majorities.$B4:.$C635];2;FALSE())" office:value-type="float" office:value="0" calcext:value-type="float">
            <text:p>0</text:p>
          </table:table-cell>
          <table:table-cell table:formula="of:=VLOOKUP([.AV6];[$Majorities.$B4:.$C635];2;FALSE())" office:value-type="float" office:value="8" calcext:value-type="float">
            <text:p>8</text:p>
          </table:table-cell>
          <table:table-cell table:formula="of:=VLOOKUP([.AW6];[$Majorities.$B4:.$C635];2;FALSE())" office:value-type="float" office:value="0" calcext:value-type="float">
            <text:p>0</text:p>
          </table:table-cell>
          <table:table-cell table:formula="of:=VLOOKUP([.AX6];[$Majorities.$B4:.$C635];2;FALSE())" office:value-type="float" office:value="1" calcext:value-type="float">
            <text:p>1</text:p>
          </table:table-cell>
          <table:table-cell table:formula="of:=VLOOKUP([.AY6];[$Majorities.$B4:.$C635];2;FALSE())" office:value-type="float" office:value="0" calcext:value-type="float">
            <text:p>0</text:p>
          </table:table-cell>
          <table:table-cell table:formula="of:=VLOOKUP([.AZ6];[$Majorities.$B4:.$C635];2;FALSE())" office:value-type="float" office:value="0" calcext:value-type="float">
            <text:p>0</text:p>
          </table:table-cell>
          <table:table-cell table:formula="of:=VLOOKUP([.BA6];[$Majorities.$B4:.$C635];2;FALSE())" office:value-type="float" office:value="6" calcext:value-type="float">
            <text:p>6</text:p>
          </table:table-cell>
          <table:table-cell table:formula="of:=VLOOKUP([.BB6];[$Majorities.$B4:.$C635];2;FALSE())" office:value-type="float" office:value="8" calcext:value-type="float">
            <text:p>8</text:p>
          </table:table-cell>
          <table:table-cell table:formula="of:=VLOOKUP([.BC6];[$Majorities.$B4:.$C635];2;FALSE())" office:value-type="float" office:value="1" calcext:value-type="float">
            <text:p>1</text:p>
          </table:table-cell>
          <table:table-cell table:formula="of:=VLOOKUP([.BD6];[$Majorities.$B4:.$C635];2;FALSE())" office:value-type="string" office:string-value="" calcext:value-type="error">
            <text:p>#N/A</text:p>
          </table:table-cell>
          <table:table-cell table:formula="of:=VLOOKUP([.BE6];[$Majorities.$B4:.$C635];2;FALSE())" office:value-type="float" office:value="1" calcext:value-type="float">
            <text:p>1</text:p>
          </table:table-cell>
          <table:table-cell table:formula="of:=VLOOKUP([.BF6];[$Majorities.$B4:.$C635];2;FALSE())" office:value-type="string" office:string-value="" calcext:value-type="error">
            <text:p>#N/A</text:p>
          </table:table-cell>
          <table:table-cell table:formula="of:=VLOOKUP([.BG6];[$Majorities.$B4:.$C635];2;FALSE())" office:value-type="string" office:string-value="" calcext:value-type="error">
            <text:p>#N/A</text:p>
          </table:table-cell>
          <table:table-cell table:formula="of:=VLOOKUP([.BH6];[$Majorities.$B4:.$C635];2;FALSE())" office:value-type="float" office:value="8" calcext:value-type="float">
            <text:p>8</text:p>
          </table:table-cell>
          <table:table-cell table:formula="of:=VLOOKUP([.BI6];[$Majorities.$B4:.$C635];2;FALSE())" office:value-type="string" office:string-value="" calcext:value-type="error">
            <text:p>#N/A</text:p>
          </table:table-cell>
          <table:table-cell table:formula="of:=VLOOKUP([.BJ6];[$Majorities.$B4:.$C635];2;FALSE())" office:value-type="string" office:string-value="" calcext:value-type="error">
            <text:p>#N/A</text:p>
          </table:table-cell>
          <table:table-cell table:formula="of:=VLOOKUP([.BK6];[$Majorities.$B4:.$C635];2;FALSE())" office:value-type="float" office:value="8" calcext:value-type="float">
            <text:p>8</text:p>
          </table:table-cell>
          <table:table-cell table:formula="of:=VLOOKUP([.BL6];[$Majorities.$B4:.$C635];2;FALSE())" office:value-type="string" office:string-value="" calcext:value-type="error">
            <text:p>#N/A</text:p>
          </table:table-cell>
          <table:table-cell table:formula="of:=VLOOKUP([.BM6];[$Majorities.$B4:.$C635];2;FALSE())" office:value-type="float" office:value="6" calcext:value-type="float">
            <text:p>6</text:p>
          </table:table-cell>
          <table:table-cell table:formula="of:=VLOOKUP([.BN6];[$Majorities.$B4:.$C635];2;FALSE())" office:value-type="string" office:string-value="" calcext:value-type="error">
            <text:p>#N/A</text:p>
          </table:table-cell>
          <table:table-cell table:formula="of:=VLOOKUP([.BO6];[$Majorities.$B4:.$C635];2;FALSE())" office:value-type="float" office:value="8" calcext:value-type="float">
            <text:p>8</text:p>
          </table:table-cell>
          <table:table-cell table:formula="of:=VLOOKUP([.BP6];[$Majorities.$B4:.$C635];2;FALSE())" office:value-type="string" office:string-value="" calcext:value-type="error">
            <text:p>#N/A</text:p>
          </table:table-cell>
          <table:table-cell table:formula="of:=VLOOKUP([.BQ6];[$Majorities.$B4:.$C635];2;FALSE())" office:value-type="string" office:string-value="" calcext:value-type="error">
            <text:p>#N/A</text:p>
          </table:table-cell>
          <table:table-cell table:formula="of:=VLOOKUP([.BR6];[$Majorities.$B4:.$C635];2;FALSE())" office:value-type="string" office:string-value="" calcext:value-type="error">
            <text:p>#N/A</text:p>
          </table:table-cell>
          <table:table-cell table:formula="of:=VLOOKUP([.BS6];[$Majorities.$B4:.$C63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7];[$Majorities.$B5:.$C636];2;FALSE())" office:value-type="string" office:string-value="" calcext:value-type="error">
            <text:p>#N/A</text:p>
          </table:table-cell>
          <table:table-cell table:formula="of:=VLOOKUP([.C7];[$Majorities.$B5:.$C636];2;FALSE())" office:value-type="string" office:string-value="" calcext:value-type="error">
            <text:p>#N/A</text:p>
          </table:table-cell>
          <table:table-cell table:formula="of:=VLOOKUP([.D7];[$Majorities.$B5:.$C636];2;FALSE())" office:value-type="string" office:string-value="" calcext:value-type="error">
            <text:p>#N/A</text:p>
          </table:table-cell>
          <table:table-cell table:formula="of:=VLOOKUP([.E7];[$Majorities.$B5:.$C636];2;FALSE())" office:value-type="string" office:string-value="" calcext:value-type="error">
            <text:p>#N/A</text:p>
          </table:table-cell>
          <table:table-cell table:formula="of:=VLOOKUP([.F7];[$Majorities.$B5:.$C636];2;FALSE())" office:value-type="string" office:string-value="" calcext:value-type="error">
            <text:p>#N/A</text:p>
          </table:table-cell>
          <table:table-cell table:formula="of:=VLOOKUP([.G7];[$Majorities.$B5:.$C636];2;FALSE())" office:value-type="string" office:string-value="" calcext:value-type="error">
            <text:p>#N/A</text:p>
          </table:table-cell>
          <table:table-cell table:formula="of:=VLOOKUP([.H7];[$Majorities.$B5:.$C636];2;FALSE())" office:value-type="float" office:value="5" calcext:value-type="float">
            <text:p>5</text:p>
          </table:table-cell>
          <table:table-cell table:formula="of:=VLOOKUP([.I7];[$Majorities.$B5:.$C636];2;FALSE())" office:value-type="float" office:value="5" calcext:value-type="float">
            <text:p>5</text:p>
          </table:table-cell>
          <table:table-cell table:formula="of:=VLOOKUP([.J7];[$Majorities.$B5:.$C636];2;FALSE())" office:value-type="float" office:value="5" calcext:value-type="float">
            <text:p>5</text:p>
          </table:table-cell>
          <table:table-cell table:formula="of:=VLOOKUP([.K7];[$Majorities.$B5:.$C636];2;FALSE())" office:value-type="float" office:value="5" calcext:value-type="float">
            <text:p>5</text:p>
          </table:table-cell>
          <table:table-cell table:formula="of:=VLOOKUP([.L7];[$Majorities.$B5:.$C636];2;FALSE())" office:value-type="float" office:value="5" calcext:value-type="float">
            <text:p>5</text:p>
          </table:table-cell>
          <table:table-cell table:formula="of:=VLOOKUP([.M7];[$Majorities.$B5:.$C636];2;FALSE())" office:value-type="float" office:value="4" calcext:value-type="float">
            <text:p>4</text:p>
          </table:table-cell>
          <table:table-cell table:formula="of:=VLOOKUP([.N7];[$Majorities.$B5:.$C636];2;FALSE())" office:value-type="float" office:value="4" calcext:value-type="float">
            <text:p>4</text:p>
          </table:table-cell>
          <table:table-cell table:formula="of:=VLOOKUP([.O7];[$Majorities.$B5:.$C636];2;FALSE())" office:value-type="float" office:value="5" calcext:value-type="float">
            <text:p>5</text:p>
          </table:table-cell>
          <table:table-cell table:formula="of:=VLOOKUP([.P7];[$Majorities.$B5:.$C636];2;FALSE())" office:value-type="float" office:value="4" calcext:value-type="float">
            <text:p>4</text:p>
          </table:table-cell>
          <table:table-cell table:formula="of:=VLOOKUP([.Q7];[$Majorities.$B5:.$C636];2;FALSE())" office:value-type="float" office:value="4" calcext:value-type="float">
            <text:p>4</text:p>
          </table:table-cell>
          <table:table-cell table:formula="of:=VLOOKUP([.R7];[$Majorities.$B5:.$C636];2;FALSE())" office:value-type="float" office:value="5" calcext:value-type="float">
            <text:p>5</text:p>
          </table:table-cell>
          <table:table-cell table:formula="of:=VLOOKUP([.S7];[$Majorities.$B5:.$C636];2;FALSE())" office:value-type="float" office:value="4" calcext:value-type="float">
            <text:p>4</text:p>
          </table:table-cell>
          <table:table-cell table:formula="of:=VLOOKUP([.T7];[$Majorities.$B5:.$C636];2;FALSE())" office:value-type="float" office:value="4" calcext:value-type="float">
            <text:p>4</text:p>
          </table:table-cell>
          <table:table-cell table:formula="of:=VLOOKUP([.U7];[$Majorities.$B5:.$C636];2;FALSE())" office:value-type="float" office:value="7" calcext:value-type="float">
            <text:p>7</text:p>
          </table:table-cell>
          <table:table-cell table:formula="of:=VLOOKUP([.V7];[$Majorities.$B5:.$C636];2;FALSE())" office:value-type="float" office:value="4" calcext:value-type="float">
            <text:p>4</text:p>
          </table:table-cell>
          <table:table-cell table:formula="of:=VLOOKUP([.W7];[$Majorities.$B5:.$C636];2;FALSE())" office:value-type="float" office:value="7" calcext:value-type="float">
            <text:p>7</text:p>
          </table:table-cell>
          <table:table-cell table:formula="of:=VLOOKUP([.X7];[$Majorities.$B5:.$C636];2;FALSE())" office:value-type="float" office:value="7" calcext:value-type="float">
            <text:p>7</text:p>
          </table:table-cell>
          <table:table-cell table:formula="of:=VLOOKUP([.Y7];[$Majorities.$B5:.$C636];2;FALSE())" office:value-type="float" office:value="4" calcext:value-type="float">
            <text:p>4</text:p>
          </table:table-cell>
          <table:table-cell table:formula="of:=VLOOKUP([.Z7];[$Majorities.$B5:.$C636];2;FALSE())" office:value-type="float" office:value="2" calcext:value-type="float">
            <text:p>2</text:p>
          </table:table-cell>
          <table:table-cell table:style-name="Default" table:formula="of:=VLOOKUP([.AA7];[$Majorities.$B5:.$C636];2;FALSE())" office:value-type="float" office:value="2" calcext:value-type="float">
            <text:p>2</text:p>
          </table:table-cell>
          <table:table-cell table:style-name="Default" table:formula="of:=VLOOKUP([.AB7];[$Majorities.$B5:.$C636];2;FALSE())" office:value-type="float" office:value="2" calcext:value-type="float">
            <text:p>2</text:p>
          </table:table-cell>
          <table:table-cell table:formula="of:=VLOOKUP([.AC7];[$Majorities.$B5:.$C636];2;FALSE())" office:value-type="float" office:value="7" calcext:value-type="float">
            <text:p>7</text:p>
          </table:table-cell>
          <table:table-cell table:style-name="Default" table:formula="of:=VLOOKUP([.AD7];[$Majorities.$B5:.$C636];2;FALSE())" office:value-type="float" office:value="7" calcext:value-type="float">
            <text:p>7</text:p>
          </table:table-cell>
          <table:table-cell table:formula="of:=VLOOKUP([.AE7];[$Majorities.$B5:.$C636];2;FALSE())" office:value-type="float" office:value="999" calcext:value-type="float">
            <text:p>999</text:p>
          </table:table-cell>
          <table:table-cell table:formula="of:=VLOOKUP([.AF7];[$Majorities.$B5:.$C636];2;FALSE())" office:value-type="float" office:value="7" calcext:value-type="float">
            <text:p>7</text:p>
          </table:table-cell>
          <table:table-cell table:formula="of:=VLOOKUP([.AG7];[$Majorities.$B5:.$C636];2;FALSE())" office:value-type="float" office:value="7" calcext:value-type="float">
            <text:p>7</text:p>
          </table:table-cell>
          <table:table-cell table:formula="of:=VLOOKUP([.AH7];[$Majorities.$B5:.$C636];2;FALSE())" office:value-type="float" office:value="9" calcext:value-type="float">
            <text:p>9</text:p>
          </table:table-cell>
          <table:table-cell table:formula="of:=VLOOKUP([.AI7];[$Majorities.$B5:.$C636];2;FALSE())" office:value-type="float" office:value="999" calcext:value-type="float">
            <text:p>999</text:p>
          </table:table-cell>
          <table:table-cell table:formula="of:=VLOOKUP([.AJ7];[$Majorities.$B5:.$C636];2;FALSE())" office:value-type="float" office:value="2" calcext:value-type="float">
            <text:p>2</text:p>
          </table:table-cell>
          <table:table-cell table:formula="of:=VLOOKUP([.AK7];[$Majorities.$B5:.$C636];2;FALSE())" office:value-type="float" office:value="1" calcext:value-type="float">
            <text:p>1</text:p>
          </table:table-cell>
          <table:table-cell table:formula="of:=VLOOKUP([.AL7];[$Majorities.$B5:.$C636];2;FALSE())" office:value-type="float" office:value="1" calcext:value-type="float">
            <text:p>1</text:p>
          </table:table-cell>
          <table:table-cell table:formula="of:=VLOOKUP([.AM7];[$Majorities.$B5:.$C636];2;FALSE())" office:value-type="float" office:value="6" calcext:value-type="float">
            <text:p>6</text:p>
          </table:table-cell>
          <table:table-cell table:formula="of:=VLOOKUP([.AN7];[$Majorities.$B5:.$C636];2;FALSE())" office:value-type="float" office:value="9" calcext:value-type="float">
            <text:p>9</text:p>
          </table:table-cell>
          <table:table-cell table:formula="of:=VLOOKUP([.AO7];[$Majorities.$B5:.$C636];2;FALSE())" office:value-type="float" office:value="6" calcext:value-type="float">
            <text:p>6</text:p>
          </table:table-cell>
          <table:table-cell table:formula="of:=VLOOKUP([.AP7];[$Majorities.$B5:.$C636];2;FALSE())" office:value-type="float" office:value="1" calcext:value-type="float">
            <text:p>1</text:p>
          </table:table-cell>
          <table:table-cell table:formula="of:=VLOOKUP([.AQ7];[$Majorities.$B5:.$C636];2;FALSE())" office:value-type="float" office:value="1" calcext:value-type="float">
            <text:p>1</text:p>
          </table:table-cell>
          <table:table-cell table:formula="of:=VLOOKUP([.AR7];[$Majorities.$B5:.$C636];2;FALSE())" office:value-type="float" office:value="9" calcext:value-type="float">
            <text:p>9</text:p>
          </table:table-cell>
          <table:table-cell table:formula="of:=VLOOKUP([.AS7];[$Majorities.$B5:.$C636];2;FALSE())" office:value-type="float" office:value="999" calcext:value-type="float">
            <text:p>999</text:p>
          </table:table-cell>
          <table:table-cell table:formula="of:=VLOOKUP([.AT7];[$Majorities.$B5:.$C636];2;FALSE())" office:value-type="float" office:value="3" calcext:value-type="float">
            <text:p>3</text:p>
          </table:table-cell>
          <table:table-cell table:formula="of:=VLOOKUP([.AU7];[$Majorities.$B5:.$C636];2;FALSE())" office:value-type="float" office:value="1" calcext:value-type="float">
            <text:p>1</text:p>
          </table:table-cell>
          <table:table-cell table:formula="of:=VLOOKUP([.AV7];[$Majorities.$B5:.$C636];2;FALSE())" office:value-type="float" office:value="1" calcext:value-type="float">
            <text:p>1</text:p>
          </table:table-cell>
          <table:table-cell table:formula="of:=VLOOKUP([.AW7];[$Majorities.$B5:.$C636];2;FALSE())" office:value-type="float" office:value="8" calcext:value-type="float">
            <text:p>8</text:p>
          </table:table-cell>
          <table:table-cell table:formula="of:=VLOOKUP([.AX7];[$Majorities.$B5:.$C636];2;FALSE())" office:value-type="float" office:value="6" calcext:value-type="float">
            <text:p>6</text:p>
          </table:table-cell>
          <table:table-cell table:formula="of:=VLOOKUP([.AY7];[$Majorities.$B5:.$C636];2;FALSE())" office:value-type="float" office:value="8" calcext:value-type="float">
            <text:p>8</text:p>
          </table:table-cell>
          <table:table-cell table:formula="of:=VLOOKUP([.AZ7];[$Majorities.$B5:.$C636];2;FALSE())" office:value-type="float" office:value="8" calcext:value-type="float">
            <text:p>8</text:p>
          </table:table-cell>
          <table:table-cell table:formula="of:=VLOOKUP([.BA7];[$Majorities.$B5:.$C636];2;FALSE())" office:value-type="float" office:value="8" calcext:value-type="float">
            <text:p>8</text:p>
          </table:table-cell>
          <table:table-cell table:formula="of:=VLOOKUP([.BB7];[$Majorities.$B5:.$C636];2;FALSE())" office:value-type="string" office:string-value="" calcext:value-type="error">
            <text:p>#N/A</text:p>
          </table:table-cell>
          <table:table-cell table:formula="of:=VLOOKUP([.BC7];[$Majorities.$B5:.$C636];2;FALSE())" office:value-type="float" office:value="6" calcext:value-type="float">
            <text:p>6</text:p>
          </table:table-cell>
          <table:table-cell table:formula="of:=VLOOKUP([.BD7];[$Majorities.$B5:.$C636];2;FALSE())" office:value-type="string" office:string-value="" calcext:value-type="error">
            <text:p>#N/A</text:p>
          </table:table-cell>
          <table:table-cell table:formula="of:=VLOOKUP([.BE7];[$Majorities.$B5:.$C636];2;FALSE())" office:value-type="string" office:string-value="" calcext:value-type="error">
            <text:p>#N/A</text:p>
          </table:table-cell>
          <table:table-cell table:formula="of:=VLOOKUP([.BF7];[$Majorities.$B5:.$C636];2;FALSE())" office:value-type="string" office:string-value="" calcext:value-type="error">
            <text:p>#N/A</text:p>
          </table:table-cell>
          <table:table-cell table:formula="of:=VLOOKUP([.BG7];[$Majorities.$B5:.$C636];2;FALSE())" office:value-type="string" office:string-value="" calcext:value-type="error">
            <text:p>#N/A</text:p>
          </table:table-cell>
          <table:table-cell table:formula="of:=VLOOKUP([.BH7];[$Majorities.$B5:.$C636];2;FALSE())" office:value-type="float" office:value="6" calcext:value-type="float">
            <text:p>6</text:p>
          </table:table-cell>
          <table:table-cell table:formula="of:=VLOOKUP([.BI7];[$Majorities.$B5:.$C636];2;FALSE())" office:value-type="string" office:string-value="" calcext:value-type="error">
            <text:p>#N/A</text:p>
          </table:table-cell>
          <table:table-cell table:formula="of:=VLOOKUP([.BJ7];[$Majorities.$B5:.$C636];2;FALSE())" office:value-type="string" office:string-value="" calcext:value-type="error">
            <text:p>#N/A</text:p>
          </table:table-cell>
          <table:table-cell table:formula="of:=VLOOKUP([.BK7];[$Majorities.$B5:.$C636];2;FALSE())" office:value-type="float" office:value="999" calcext:value-type="float">
            <text:p>999</text:p>
          </table:table-cell>
          <table:table-cell table:formula="of:=VLOOKUP([.BL7];[$Majorities.$B5:.$C636];2;FALSE())" office:value-type="string" office:string-value="" calcext:value-type="error">
            <text:p>#N/A</text:p>
          </table:table-cell>
          <table:table-cell table:formula="of:=VLOOKUP([.BM7];[$Majorities.$B5:.$C636];2;FALSE())" office:value-type="float" office:value="8" calcext:value-type="float">
            <text:p>8</text:p>
          </table:table-cell>
          <table:table-cell table:formula="of:=VLOOKUP([.BN7];[$Majorities.$B5:.$C636];2;FALSE())" office:value-type="string" office:string-value="" calcext:value-type="error">
            <text:p>#N/A</text:p>
          </table:table-cell>
          <table:table-cell table:formula="of:=VLOOKUP([.BO7];[$Majorities.$B5:.$C636];2;FALSE())" office:value-type="float" office:value="8" calcext:value-type="float">
            <text:p>8</text:p>
          </table:table-cell>
          <table:table-cell table:formula="of:=VLOOKUP([.BP7];[$Majorities.$B5:.$C636];2;FALSE())" office:value-type="string" office:string-value="" calcext:value-type="error">
            <text:p>#N/A</text:p>
          </table:table-cell>
          <table:table-cell table:formula="of:=VLOOKUP([.BQ7];[$Majorities.$B5:.$C636];2;FALSE())" office:value-type="string" office:string-value="" calcext:value-type="error">
            <text:p>#N/A</text:p>
          </table:table-cell>
          <table:table-cell table:formula="of:=VLOOKUP([.BR7];[$Majorities.$B5:.$C636];2;FALSE())" office:value-type="string" office:string-value="" calcext:value-type="error">
            <text:p>#N/A</text:p>
          </table:table-cell>
          <table:table-cell table:formula="of:=VLOOKUP([.BS7];[$Majorities.$B5:.$C63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8];[$Majorities.$B6:.$C637];2;FALSE())" office:value-type="string" office:string-value="" calcext:value-type="error">
            <text:p>#N/A</text:p>
          </table:table-cell>
          <table:table-cell table:formula="of:=VLOOKUP([.C8];[$Majorities.$B6:.$C637];2;FALSE())" office:value-type="string" office:string-value="" calcext:value-type="error">
            <text:p>#N/A</text:p>
          </table:table-cell>
          <table:table-cell table:formula="of:=VLOOKUP([.D8];[$Majorities.$B6:.$C637];2;FALSE())" office:value-type="string" office:string-value="" calcext:value-type="error">
            <text:p>#N/A</text:p>
          </table:table-cell>
          <table:table-cell table:formula="of:=VLOOKUP([.E8];[$Majorities.$B6:.$C637];2;FALSE())" office:value-type="string" office:string-value="" calcext:value-type="error">
            <text:p>#N/A</text:p>
          </table:table-cell>
          <table:table-cell table:formula="of:=VLOOKUP([.F8];[$Majorities.$B6:.$C637];2;FALSE())" office:value-type="string" office:string-value="" calcext:value-type="error">
            <text:p>#N/A</text:p>
          </table:table-cell>
          <table:table-cell table:formula="of:=VLOOKUP([.G8];[$Majorities.$B6:.$C637];2;FALSE())" office:value-type="string" office:string-value="" calcext:value-type="error">
            <text:p>#N/A</text:p>
          </table:table-cell>
          <table:table-cell table:formula="of:=VLOOKUP([.H8];[$Majorities.$B6:.$C637];2;FALSE())" office:value-type="float" office:value="5" calcext:value-type="float">
            <text:p>5</text:p>
          </table:table-cell>
          <table:table-cell table:formula="of:=VLOOKUP([.I8];[$Majorities.$B6:.$C637];2;FALSE())" office:value-type="float" office:value="5" calcext:value-type="float">
            <text:p>5</text:p>
          </table:table-cell>
          <table:table-cell table:formula="of:=VLOOKUP([.J8];[$Majorities.$B6:.$C637];2;FALSE())" office:value-type="float" office:value="5" calcext:value-type="float">
            <text:p>5</text:p>
          </table:table-cell>
          <table:table-cell table:formula="of:=VLOOKUP([.K8];[$Majorities.$B6:.$C637];2;FALSE())" office:value-type="float" office:value="4" calcext:value-type="float">
            <text:p>4</text:p>
          </table:table-cell>
          <table:table-cell table:formula="of:=VLOOKUP([.L8];[$Majorities.$B6:.$C637];2;FALSE())" office:value-type="float" office:value="5" calcext:value-type="float">
            <text:p>5</text:p>
          </table:table-cell>
          <table:table-cell table:formula="of:=VLOOKUP([.M8];[$Majorities.$B6:.$C637];2;FALSE())" office:value-type="float" office:value="5" calcext:value-type="float">
            <text:p>5</text:p>
          </table:table-cell>
          <table:table-cell table:formula="of:=VLOOKUP([.N8];[$Majorities.$B6:.$C637];2;FALSE())" office:value-type="float" office:value="5" calcext:value-type="float">
            <text:p>5</text:p>
          </table:table-cell>
          <table:table-cell table:formula="of:=VLOOKUP([.O8];[$Majorities.$B6:.$C637];2;FALSE())" office:value-type="float" office:value="5" calcext:value-type="float">
            <text:p>5</text:p>
          </table:table-cell>
          <table:table-cell table:formula="of:=VLOOKUP([.P8];[$Majorities.$B6:.$C637];2;FALSE())" office:value-type="float" office:value="5" calcext:value-type="float">
            <text:p>5</text:p>
          </table:table-cell>
          <table:table-cell table:formula="of:=VLOOKUP([.Q8];[$Majorities.$B6:.$C637];2;FALSE())" office:value-type="float" office:value="5" calcext:value-type="float">
            <text:p>5</text:p>
          </table:table-cell>
          <table:table-cell table:formula="of:=VLOOKUP([.R8];[$Majorities.$B6:.$C637];2;FALSE())" office:value-type="float" office:value="7" calcext:value-type="float">
            <text:p>7</text:p>
          </table:table-cell>
          <table:table-cell table:formula="of:=VLOOKUP([.S8];[$Majorities.$B6:.$C637];2;FALSE())" office:value-type="float" office:value="999" calcext:value-type="float">
            <text:p>999</text:p>
          </table:table-cell>
          <table:table-cell table:formula="of:=VLOOKUP([.T8];[$Majorities.$B6:.$C637];2;FALSE())" office:value-type="float" office:value="5" calcext:value-type="float">
            <text:p>5</text:p>
          </table:table-cell>
          <table:table-cell table:formula="of:=VLOOKUP([.U8];[$Majorities.$B6:.$C637];2;FALSE())" office:value-type="float" office:value="4" calcext:value-type="float">
            <text:p>4</text:p>
          </table:table-cell>
          <table:table-cell table:formula="of:=VLOOKUP([.V8];[$Majorities.$B6:.$C637];2;FALSE())" office:value-type="float" office:value="2" calcext:value-type="float">
            <text:p>2</text:p>
          </table:table-cell>
          <table:table-cell table:formula="of:=VLOOKUP([.W8];[$Majorities.$B6:.$C637];2;FALSE())" office:value-type="float" office:value="7" calcext:value-type="float">
            <text:p>7</text:p>
          </table:table-cell>
          <table:table-cell table:formula="of:=VLOOKUP([.X8];[$Majorities.$B6:.$C637];2;FALSE())" office:value-type="float" office:value="5" calcext:value-type="float">
            <text:p>5</text:p>
          </table:table-cell>
          <table:table-cell table:formula="of:=VLOOKUP([.Y8];[$Majorities.$B6:.$C637];2;FALSE())" office:value-type="float" office:value="7" calcext:value-type="float">
            <text:p>7</text:p>
          </table:table-cell>
          <table:table-cell table:formula="of:=VLOOKUP([.Z8];[$Majorities.$B6:.$C637];2;FALSE())" office:value-type="float" office:value="2" calcext:value-type="float">
            <text:p>2</text:p>
          </table:table-cell>
          <table:table-cell table:style-name="Default" table:formula="of:=VLOOKUP([.AA8];[$Majorities.$B6:.$C637];2;FALSE())" office:value-type="float" office:value="999" calcext:value-type="float">
            <text:p>999</text:p>
          </table:table-cell>
          <table:table-cell table:style-name="Default" table:formula="of:=VLOOKUP([.AB8];[$Majorities.$B6:.$C637];2;FALSE())" office:value-type="float" office:value="7" calcext:value-type="float">
            <text:p>7</text:p>
          </table:table-cell>
          <table:table-cell table:formula="of:=VLOOKUP([.AC8];[$Majorities.$B6:.$C637];2;FALSE())" office:value-type="float" office:value="6" calcext:value-type="float">
            <text:p>6</text:p>
          </table:table-cell>
          <table:table-cell table:style-name="Default" table:formula="of:=VLOOKUP([.AD8];[$Majorities.$B6:.$C637];2;FALSE())" office:value-type="float" office:value="6" calcext:value-type="float">
            <text:p>6</text:p>
          </table:table-cell>
          <table:table-cell table:formula="of:=VLOOKUP([.AE8];[$Majorities.$B6:.$C637];2;FALSE())" office:value-type="float" office:value="1" calcext:value-type="float">
            <text:p>1</text:p>
          </table:table-cell>
          <table:table-cell table:formula="of:=VLOOKUP([.AF8];[$Majorities.$B6:.$C637];2;FALSE())" office:value-type="float" office:value="4" calcext:value-type="float">
            <text:p>4</text:p>
          </table:table-cell>
          <table:table-cell table:formula="of:=VLOOKUP([.AG8];[$Majorities.$B6:.$C637];2;FALSE())" office:value-type="float" office:value="6" calcext:value-type="float">
            <text:p>6</text:p>
          </table:table-cell>
          <table:table-cell table:formula="of:=VLOOKUP([.AH8];[$Majorities.$B6:.$C637];2;FALSE())" office:value-type="float" office:value="6" calcext:value-type="float">
            <text:p>6</text:p>
          </table:table-cell>
          <table:table-cell table:formula="of:=VLOOKUP([.AI8];[$Majorities.$B6:.$C637];2;FALSE())" office:value-type="float" office:value="6" calcext:value-type="float">
            <text:p>6</text:p>
          </table:table-cell>
          <table:table-cell table:formula="of:=VLOOKUP([.AJ8];[$Majorities.$B6:.$C637];2;FALSE())" office:value-type="float" office:value="1" calcext:value-type="float">
            <text:p>1</text:p>
          </table:table-cell>
          <table:table-cell table:formula="of:=VLOOKUP([.AK8];[$Majorities.$B6:.$C637];2;FALSE())" office:value-type="float" office:value="9" calcext:value-type="float">
            <text:p>9</text:p>
          </table:table-cell>
          <table:table-cell table:formula="of:=VLOOKUP([.AL8];[$Majorities.$B6:.$C637];2;FALSE())" office:value-type="float" office:value="6" calcext:value-type="float">
            <text:p>6</text:p>
          </table:table-cell>
          <table:table-cell table:formula="of:=VLOOKUP([.AM8];[$Majorities.$B6:.$C637];2;FALSE())" office:value-type="float" office:value="9" calcext:value-type="float">
            <text:p>9</text:p>
          </table:table-cell>
          <table:table-cell table:formula="of:=VLOOKUP([.AN8];[$Majorities.$B6:.$C637];2;FALSE())" office:value-type="float" office:value="9" calcext:value-type="float">
            <text:p>9</text:p>
          </table:table-cell>
          <table:table-cell table:formula="of:=VLOOKUP([.AO8];[$Majorities.$B6:.$C637];2;FALSE())" office:value-type="float" office:value="6" calcext:value-type="float">
            <text:p>6</text:p>
          </table:table-cell>
          <table:table-cell table:formula="of:=VLOOKUP([.AP8];[$Majorities.$B6:.$C637];2;FALSE())" office:value-type="float" office:value="1" calcext:value-type="float">
            <text:p>1</text:p>
          </table:table-cell>
          <table:table-cell table:formula="of:=VLOOKUP([.AQ8];[$Majorities.$B6:.$C637];2;FALSE())" office:value-type="float" office:value="6" calcext:value-type="float">
            <text:p>6</text:p>
          </table:table-cell>
          <table:table-cell table:formula="of:=VLOOKUP([.AR8];[$Majorities.$B6:.$C637];2;FALSE())" office:value-type="float" office:value="6" calcext:value-type="float">
            <text:p>6</text:p>
          </table:table-cell>
          <table:table-cell table:formula="of:=VLOOKUP([.AS8];[$Majorities.$B6:.$C637];2;FALSE())" office:value-type="float" office:value="3" calcext:value-type="float">
            <text:p>3</text:p>
          </table:table-cell>
          <table:table-cell table:formula="of:=VLOOKUP([.AT8];[$Majorities.$B6:.$C637];2;FALSE())" office:value-type="float" office:value="6" calcext:value-type="float">
            <text:p>6</text:p>
          </table:table-cell>
          <table:table-cell table:formula="of:=VLOOKUP([.AU8];[$Majorities.$B6:.$C637];2;FALSE())" office:value-type="float" office:value="6" calcext:value-type="float">
            <text:p>6</text:p>
          </table:table-cell>
          <table:table-cell table:formula="of:=VLOOKUP([.AV8];[$Majorities.$B6:.$C637];2;FALSE())" office:value-type="float" office:value="8" calcext:value-type="float">
            <text:p>8</text:p>
          </table:table-cell>
          <table:table-cell table:formula="of:=VLOOKUP([.AW8];[$Majorities.$B6:.$C637];2;FALSE())" office:value-type="string" office:string-value="" calcext:value-type="error">
            <text:p>#N/A</text:p>
          </table:table-cell>
          <table:table-cell table:formula="of:=VLOOKUP([.AX8];[$Majorities.$B6:.$C637];2;FALSE())" office:value-type="float" office:value="8" calcext:value-type="float">
            <text:p>8</text:p>
          </table:table-cell>
          <table:table-cell table:formula="of:=VLOOKUP([.AY8];[$Majorities.$B6:.$C637];2;FALSE())" office:value-type="string" office:string-value="" calcext:value-type="error">
            <text:p>#N/A</text:p>
          </table:table-cell>
          <table:table-cell table:formula="of:=VLOOKUP([.AZ8];[$Majorities.$B6:.$C637];2;FALSE())" office:value-type="float" office:value="8" calcext:value-type="float">
            <text:p>8</text:p>
          </table:table-cell>
          <table:table-cell table:formula="of:=VLOOKUP([.BA8];[$Majorities.$B6:.$C637];2;FALSE())" office:value-type="float" office:value="6" calcext:value-type="float">
            <text:p>6</text:p>
          </table:table-cell>
          <table:table-cell table:formula="of:=VLOOKUP([.BB8];[$Majorities.$B6:.$C637];2;FALSE())" office:value-type="string" office:string-value="" calcext:value-type="error">
            <text:p>#N/A</text:p>
          </table:table-cell>
          <table:table-cell table:formula="of:=VLOOKUP([.BC8];[$Majorities.$B6:.$C637];2;FALSE())" office:value-type="float" office:value="6" calcext:value-type="float">
            <text:p>6</text:p>
          </table:table-cell>
          <table:table-cell table:formula="of:=VLOOKUP([.BD8];[$Majorities.$B6:.$C637];2;FALSE())" office:value-type="string" office:string-value="" calcext:value-type="error">
            <text:p>#N/A</text:p>
          </table:table-cell>
          <table:table-cell table:formula="of:=VLOOKUP([.BE8];[$Majorities.$B6:.$C637];2;FALSE())" office:value-type="string" office:string-value="" calcext:value-type="error">
            <text:p>#N/A</text:p>
          </table:table-cell>
          <table:table-cell table:formula="of:=VLOOKUP([.BF8];[$Majorities.$B6:.$C637];2;FALSE())" office:value-type="string" office:string-value="" calcext:value-type="error">
            <text:p>#N/A</text:p>
          </table:table-cell>
          <table:table-cell table:formula="of:=VLOOKUP([.BG8];[$Majorities.$B6:.$C637];2;FALSE())" office:value-type="string" office:string-value="" calcext:value-type="error">
            <text:p>#N/A</text:p>
          </table:table-cell>
          <table:table-cell table:formula="of:=VLOOKUP([.BH8];[$Majorities.$B6:.$C637];2;FALSE())" office:value-type="float" office:value="8" calcext:value-type="float">
            <text:p>8</text:p>
          </table:table-cell>
          <table:table-cell table:formula="of:=VLOOKUP([.BI8];[$Majorities.$B6:.$C637];2;FALSE())" office:value-type="string" office:string-value="" calcext:value-type="error">
            <text:p>#N/A</text:p>
          </table:table-cell>
          <table:table-cell table:formula="of:=VLOOKUP([.BJ8];[$Majorities.$B6:.$C637];2;FALSE())" office:value-type="string" office:string-value="" calcext:value-type="error">
            <text:p>#N/A</text:p>
          </table:table-cell>
          <table:table-cell table:formula="of:=VLOOKUP([.BK8];[$Majorities.$B6:.$C637];2;FALSE())" office:value-type="string" office:string-value="" calcext:value-type="error">
            <text:p>#N/A</text:p>
          </table:table-cell>
          <table:table-cell table:formula="of:=VLOOKUP([.BL8];[$Majorities.$B6:.$C637];2;FALSE())" office:value-type="string" office:string-value="" calcext:value-type="error">
            <text:p>#N/A</text:p>
          </table:table-cell>
          <table:table-cell table:formula="of:=VLOOKUP([.BM8];[$Majorities.$B6:.$C637];2;FALSE())" office:value-type="string" office:string-value="" calcext:value-type="error">
            <text:p>#N/A</text:p>
          </table:table-cell>
          <table:table-cell table:formula="of:=VLOOKUP([.BN8];[$Majorities.$B6:.$C637];2;FALSE())" office:value-type="string" office:string-value="" calcext:value-type="error">
            <text:p>#N/A</text:p>
          </table:table-cell>
          <table:table-cell table:formula="of:=VLOOKUP([.BO8];[$Majorities.$B6:.$C637];2;FALSE())" office:value-type="string" office:string-value="" calcext:value-type="error">
            <text:p>#N/A</text:p>
          </table:table-cell>
          <table:table-cell table:formula="of:=VLOOKUP([.BP8];[$Majorities.$B6:.$C637];2;FALSE())" office:value-type="string" office:string-value="" calcext:value-type="error">
            <text:p>#N/A</text:p>
          </table:table-cell>
          <table:table-cell table:formula="of:=VLOOKUP([.BQ8];[$Majorities.$B6:.$C637];2;FALSE())" office:value-type="string" office:string-value="" calcext:value-type="error">
            <text:p>#N/A</text:p>
          </table:table-cell>
          <table:table-cell table:formula="of:=VLOOKUP([.BR8];[$Majorities.$B6:.$C637];2;FALSE())" office:value-type="string" office:string-value="" calcext:value-type="error">
            <text:p>#N/A</text:p>
          </table:table-cell>
          <table:table-cell table:formula="of:=VLOOKUP([.BS8];[$Majorities.$B6:.$C63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9];[$Majorities.$B7:.$C638];2;FALSE())" office:value-type="string" office:string-value="" calcext:value-type="error">
            <text:p>#N/A</text:p>
          </table:table-cell>
          <table:table-cell table:formula="of:=VLOOKUP([.C9];[$Majorities.$B7:.$C638];2;FALSE())" office:value-type="string" office:string-value="" calcext:value-type="error">
            <text:p>#N/A</text:p>
          </table:table-cell>
          <table:table-cell table:formula="of:=VLOOKUP([.D9];[$Majorities.$B7:.$C638];2;FALSE())" office:value-type="string" office:string-value="" calcext:value-type="error">
            <text:p>#N/A</text:p>
          </table:table-cell>
          <table:table-cell table:formula="of:=VLOOKUP([.E9];[$Majorities.$B7:.$C638];2;FALSE())" office:value-type="string" office:string-value="" calcext:value-type="error">
            <text:p>#N/A</text:p>
          </table:table-cell>
          <table:table-cell table:formula="of:=VLOOKUP([.F9];[$Majorities.$B7:.$C638];2;FALSE())" office:value-type="string" office:string-value="" calcext:value-type="error">
            <text:p>#N/A</text:p>
          </table:table-cell>
          <table:table-cell table:formula="of:=VLOOKUP([.G9];[$Majorities.$B7:.$C638];2;FALSE())" office:value-type="string" office:string-value="" calcext:value-type="error">
            <text:p>#N/A</text:p>
          </table:table-cell>
          <table:table-cell table:formula="of:=VLOOKUP([.H9];[$Majorities.$B7:.$C638];2;FALSE())" office:value-type="float" office:value="4" calcext:value-type="float">
            <text:p>4</text:p>
          </table:table-cell>
          <table:table-cell table:formula="of:=VLOOKUP([.I9];[$Majorities.$B7:.$C638];2;FALSE())" office:value-type="float" office:value="4" calcext:value-type="float">
            <text:p>4</text:p>
          </table:table-cell>
          <table:table-cell table:formula="of:=VLOOKUP([.J9];[$Majorities.$B7:.$C638];2;FALSE())" office:value-type="float" office:value="5" calcext:value-type="float">
            <text:p>5</text:p>
          </table:table-cell>
          <table:table-cell table:formula="of:=VLOOKUP([.K9];[$Majorities.$B7:.$C638];2;FALSE())" office:value-type="float" office:value="7" calcext:value-type="float">
            <text:p>7</text:p>
          </table:table-cell>
          <table:table-cell table:formula="of:=VLOOKUP([.L9];[$Majorities.$B7:.$C638];2;FALSE())" office:value-type="float" office:value="5" calcext:value-type="float">
            <text:p>5</text:p>
          </table:table-cell>
          <table:table-cell table:formula="of:=VLOOKUP([.M9];[$Majorities.$B7:.$C638];2;FALSE())" office:value-type="float" office:value="4" calcext:value-type="float">
            <text:p>4</text:p>
          </table:table-cell>
          <table:table-cell table:formula="of:=VLOOKUP([.N9];[$Majorities.$B7:.$C638];2;FALSE())" office:value-type="float" office:value="5" calcext:value-type="float">
            <text:p>5</text:p>
          </table:table-cell>
          <table:table-cell table:formula="of:=VLOOKUP([.O9];[$Majorities.$B7:.$C638];2;FALSE())" office:value-type="float" office:value="5" calcext:value-type="float">
            <text:p>5</text:p>
          </table:table-cell>
          <table:table-cell table:formula="of:=VLOOKUP([.P9];[$Majorities.$B7:.$C638];2;FALSE())" office:value-type="float" office:value="4" calcext:value-type="float">
            <text:p>4</text:p>
          </table:table-cell>
          <table:table-cell table:formula="of:=VLOOKUP([.Q9];[$Majorities.$B7:.$C638];2;FALSE())" office:value-type="float" office:value="4" calcext:value-type="float">
            <text:p>4</text:p>
          </table:table-cell>
          <table:table-cell table:formula="of:=VLOOKUP([.R9];[$Majorities.$B7:.$C638];2;FALSE())" office:value-type="float" office:value="5" calcext:value-type="float">
            <text:p>5</text:p>
          </table:table-cell>
          <table:table-cell table:formula="of:=VLOOKUP([.S9];[$Majorities.$B7:.$C638];2;FALSE())" office:value-type="float" office:value="5" calcext:value-type="float">
            <text:p>5</text:p>
          </table:table-cell>
          <table:table-cell table:formula="of:=VLOOKUP([.T9];[$Majorities.$B7:.$C638];2;FALSE())" office:value-type="float" office:value="4" calcext:value-type="float">
            <text:p>4</text:p>
          </table:table-cell>
          <table:table-cell table:formula="of:=VLOOKUP([.U9];[$Majorities.$B7:.$C638];2;FALSE())" office:value-type="float" office:value="5" calcext:value-type="float">
            <text:p>5</text:p>
          </table:table-cell>
          <table:table-cell table:formula="of:=VLOOKUP([.V9];[$Majorities.$B7:.$C638];2;FALSE())" office:value-type="float" office:value="5" calcext:value-type="float">
            <text:p>5</text:p>
          </table:table-cell>
          <table:table-cell table:formula="of:=VLOOKUP([.W9];[$Majorities.$B7:.$C638];2;FALSE())" office:value-type="float" office:value="4" calcext:value-type="float">
            <text:p>4</text:p>
          </table:table-cell>
          <table:table-cell table:formula="of:=VLOOKUP([.X9];[$Majorities.$B7:.$C638];2;FALSE())" office:value-type="float" office:value="4" calcext:value-type="float">
            <text:p>4</text:p>
          </table:table-cell>
          <table:table-cell table:formula="of:=VLOOKUP([.Y9];[$Majorities.$B7:.$C638];2;FALSE())" office:value-type="float" office:value="4" calcext:value-type="float">
            <text:p>4</text:p>
          </table:table-cell>
          <table:table-cell table:formula="of:=VLOOKUP([.Z9];[$Majorities.$B7:.$C638];2;FALSE())" office:value-type="float" office:value="999" calcext:value-type="float">
            <text:p>999</text:p>
          </table:table-cell>
          <table:table-cell table:style-name="Default" table:formula="of:=VLOOKUP([.AA9];[$Majorities.$B7:.$C638];2;FALSE())" office:value-type="float" office:value="999" calcext:value-type="float">
            <text:p>999</text:p>
          </table:table-cell>
          <table:table-cell table:style-name="Default" table:formula="of:=VLOOKUP([.AB9];[$Majorities.$B7:.$C638];2;FALSE())" office:value-type="float" office:value="2" calcext:value-type="float">
            <text:p>2</text:p>
          </table:table-cell>
          <table:table-cell table:formula="of:=VLOOKUP([.AC9];[$Majorities.$B7:.$C638];2;FALSE())" office:value-type="float" office:value="2" calcext:value-type="float">
            <text:p>2</text:p>
          </table:table-cell>
          <table:table-cell table:style-name="Default" table:formula="of:=VLOOKUP([.AD9];[$Majorities.$B7:.$C638];2;FALSE())" office:value-type="float" office:value="2" calcext:value-type="float">
            <text:p>2</text:p>
          </table:table-cell>
          <table:table-cell table:formula="of:=VLOOKUP([.AE9];[$Majorities.$B7:.$C638];2;FALSE())" office:value-type="float" office:value="7" calcext:value-type="float">
            <text:p>7</text:p>
          </table:table-cell>
          <table:table-cell table:formula="of:=VLOOKUP([.AF9];[$Majorities.$B7:.$C638];2;FALSE())" office:value-type="float" office:value="9" calcext:value-type="float">
            <text:p>9</text:p>
          </table:table-cell>
          <table:table-cell table:formula="of:=VLOOKUP([.AG9];[$Majorities.$B7:.$C638];2;FALSE())" office:value-type="float" office:value="2" calcext:value-type="float">
            <text:p>2</text:p>
          </table:table-cell>
          <table:table-cell table:formula="of:=VLOOKUP([.AH9];[$Majorities.$B7:.$C638];2;FALSE())" office:value-type="float" office:value="2" calcext:value-type="float">
            <text:p>2</text:p>
          </table:table-cell>
          <table:table-cell table:formula="of:=VLOOKUP([.AI9];[$Majorities.$B7:.$C638];2;FALSE())" office:value-type="float" office:value="9" calcext:value-type="float">
            <text:p>9</text:p>
          </table:table-cell>
          <table:table-cell table:formula="of:=VLOOKUP([.AJ9];[$Majorities.$B7:.$C638];2;FALSE())" office:value-type="float" office:value="1" calcext:value-type="float">
            <text:p>1</text:p>
          </table:table-cell>
          <table:table-cell table:formula="of:=VLOOKUP([.AK9];[$Majorities.$B7:.$C638];2;FALSE())" office:value-type="float" office:value="1" calcext:value-type="float">
            <text:p>1</text:p>
          </table:table-cell>
          <table:table-cell table:formula="of:=VLOOKUP([.AL9];[$Majorities.$B7:.$C638];2;FALSE())" office:value-type="float" office:value="6" calcext:value-type="float">
            <text:p>6</text:p>
          </table:table-cell>
          <table:table-cell table:formula="of:=VLOOKUP([.AM9];[$Majorities.$B7:.$C638];2;FALSE())" office:value-type="float" office:value="2" calcext:value-type="float">
            <text:p>2</text:p>
          </table:table-cell>
          <table:table-cell table:formula="of:=VLOOKUP([.AN9];[$Majorities.$B7:.$C638];2;FALSE())" office:value-type="float" office:value="3" calcext:value-type="float">
            <text:p>3</text:p>
          </table:table-cell>
          <table:table-cell table:formula="of:=VLOOKUP([.AO9];[$Majorities.$B7:.$C638];2;FALSE())" office:value-type="float" office:value="6" calcext:value-type="float">
            <text:p>6</text:p>
          </table:table-cell>
          <table:table-cell table:formula="of:=VLOOKUP([.AP9];[$Majorities.$B7:.$C638];2;FALSE())" office:value-type="float" office:value="3" calcext:value-type="float">
            <text:p>3</text:p>
          </table:table-cell>
          <table:table-cell table:formula="of:=VLOOKUP([.AQ9];[$Majorities.$B7:.$C638];2;FALSE())" office:value-type="float" office:value="6" calcext:value-type="float">
            <text:p>6</text:p>
          </table:table-cell>
          <table:table-cell table:formula="of:=VLOOKUP([.AR9];[$Majorities.$B7:.$C638];2;FALSE())" office:value-type="float" office:value="999" calcext:value-type="float">
            <text:p>999</text:p>
          </table:table-cell>
          <table:table-cell table:formula="of:=VLOOKUP([.AS9];[$Majorities.$B7:.$C638];2;FALSE())" office:value-type="float" office:value="6" calcext:value-type="float">
            <text:p>6</text:p>
          </table:table-cell>
          <table:table-cell table:formula="of:=VLOOKUP([.AT9];[$Majorities.$B7:.$C638];2;FALSE())" office:value-type="float" office:value="6" calcext:value-type="float">
            <text:p>6</text:p>
          </table:table-cell>
          <table:table-cell table:formula="of:=VLOOKUP([.AU9];[$Majorities.$B7:.$C638];2;FALSE())" office:value-type="float" office:value="6" calcext:value-type="float">
            <text:p>6</text:p>
          </table:table-cell>
          <table:table-cell table:formula="of:=VLOOKUP([.AV9];[$Majorities.$B7:.$C638];2;FALSE())" office:value-type="float" office:value="999" calcext:value-type="float">
            <text:p>999</text:p>
          </table:table-cell>
          <table:table-cell table:formula="of:=VLOOKUP([.AW9];[$Majorities.$B7:.$C638];2;FALSE())" office:value-type="string" office:string-value="" calcext:value-type="error">
            <text:p>#N/A</text:p>
          </table:table-cell>
          <table:table-cell table:formula="of:=VLOOKUP([.AX9];[$Majorities.$B7:.$C638];2;FALSE())" office:value-type="float" office:value="6" calcext:value-type="float">
            <text:p>6</text:p>
          </table:table-cell>
          <table:table-cell table:formula="of:=VLOOKUP([.AY9];[$Majorities.$B7:.$C638];2;FALSE())" office:value-type="string" office:string-value="" calcext:value-type="error">
            <text:p>#N/A</text:p>
          </table:table-cell>
          <table:table-cell table:formula="of:=VLOOKUP([.AZ9];[$Majorities.$B7:.$C638];2;FALSE())" office:value-type="string" office:string-value="" calcext:value-type="error">
            <text:p>#N/A</text:p>
          </table:table-cell>
          <table:table-cell table:formula="of:=VLOOKUP([.BA9];[$Majorities.$B7:.$C638];2;FALSE())" office:value-type="string" office:string-value="" calcext:value-type="error">
            <text:p>#N/A</text:p>
          </table:table-cell>
          <table:table-cell table:formula="of:=VLOOKUP([.BB9];[$Majorities.$B7:.$C638];2;FALSE())" office:value-type="string" office:string-value="" calcext:value-type="error">
            <text:p>#N/A</text:p>
          </table:table-cell>
          <table:table-cell table:formula="of:=VLOOKUP([.BC9];[$Majorities.$B7:.$C638];2;FALSE())" office:value-type="float" office:value="0" calcext:value-type="float">
            <text:p>0</text:p>
          </table:table-cell>
          <table:table-cell table:formula="of:=VLOOKUP([.BD9];[$Majorities.$B7:.$C638];2;FALSE())" office:value-type="string" office:string-value="" calcext:value-type="error">
            <text:p>#N/A</text:p>
          </table:table-cell>
          <table:table-cell table:formula="of:=VLOOKUP([.BE9];[$Majorities.$B7:.$C638];2;FALSE())" office:value-type="string" office:string-value="" calcext:value-type="error">
            <text:p>#N/A</text:p>
          </table:table-cell>
          <table:table-cell table:formula="of:=VLOOKUP([.BF9];[$Majorities.$B7:.$C638];2;FALSE())" office:value-type="string" office:string-value="" calcext:value-type="error">
            <text:p>#N/A</text:p>
          </table:table-cell>
          <table:table-cell table:formula="of:=VLOOKUP([.BG9];[$Majorities.$B7:.$C638];2;FALSE())" office:value-type="string" office:string-value="" calcext:value-type="error">
            <text:p>#N/A</text:p>
          </table:table-cell>
          <table:table-cell table:formula="of:=VLOOKUP([.BH9];[$Majorities.$B7:.$C638];2;FALSE())" office:value-type="string" office:string-value="" calcext:value-type="error">
            <text:p>#N/A</text:p>
          </table:table-cell>
          <table:table-cell table:formula="of:=VLOOKUP([.BI9];[$Majorities.$B7:.$C638];2;FALSE())" office:value-type="string" office:string-value="" calcext:value-type="error">
            <text:p>#N/A</text:p>
          </table:table-cell>
          <table:table-cell table:formula="of:=VLOOKUP([.BJ9];[$Majorities.$B7:.$C638];2;FALSE())" office:value-type="string" office:string-value="" calcext:value-type="error">
            <text:p>#N/A</text:p>
          </table:table-cell>
          <table:table-cell table:formula="of:=VLOOKUP([.BK9];[$Majorities.$B7:.$C638];2;FALSE())" office:value-type="string" office:string-value="" calcext:value-type="error">
            <text:p>#N/A</text:p>
          </table:table-cell>
          <table:table-cell table:formula="of:=VLOOKUP([.BL9];[$Majorities.$B7:.$C638];2;FALSE())" office:value-type="string" office:string-value="" calcext:value-type="error">
            <text:p>#N/A</text:p>
          </table:table-cell>
          <table:table-cell table:formula="of:=VLOOKUP([.BM9];[$Majorities.$B7:.$C638];2;FALSE())" office:value-type="string" office:string-value="" calcext:value-type="error">
            <text:p>#N/A</text:p>
          </table:table-cell>
          <table:table-cell table:formula="of:=VLOOKUP([.BN9];[$Majorities.$B7:.$C638];2;FALSE())" office:value-type="string" office:string-value="" calcext:value-type="error">
            <text:p>#N/A</text:p>
          </table:table-cell>
          <table:table-cell table:formula="of:=VLOOKUP([.BO9];[$Majorities.$B7:.$C638];2;FALSE())" office:value-type="string" office:string-value="" calcext:value-type="error">
            <text:p>#N/A</text:p>
          </table:table-cell>
          <table:table-cell table:formula="of:=VLOOKUP([.BP9];[$Majorities.$B7:.$C638];2;FALSE())" office:value-type="string" office:string-value="" calcext:value-type="error">
            <text:p>#N/A</text:p>
          </table:table-cell>
          <table:table-cell table:formula="of:=VLOOKUP([.BQ9];[$Majorities.$B7:.$C638];2;FALSE())" office:value-type="string" office:string-value="" calcext:value-type="error">
            <text:p>#N/A</text:p>
          </table:table-cell>
          <table:table-cell table:formula="of:=VLOOKUP([.BR9];[$Majorities.$B7:.$C638];2;FALSE())" office:value-type="string" office:string-value="" calcext:value-type="error">
            <text:p>#N/A</text:p>
          </table:table-cell>
          <table:table-cell table:formula="of:=VLOOKUP([.BS9];[$Majorities.$B7:.$C63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0];[$Majorities.$B8:.$C639];2;FALSE())" office:value-type="string" office:string-value="" calcext:value-type="error">
            <text:p>#N/A</text:p>
          </table:table-cell>
          <table:table-cell table:formula="of:=VLOOKUP([.C10];[$Majorities.$B8:.$C639];2;FALSE())" office:value-type="string" office:string-value="" calcext:value-type="error">
            <text:p>#N/A</text:p>
          </table:table-cell>
          <table:table-cell table:formula="of:=VLOOKUP([.D10];[$Majorities.$B8:.$C639];2;FALSE())" office:value-type="string" office:string-value="" calcext:value-type="error">
            <text:p>#N/A</text:p>
          </table:table-cell>
          <table:table-cell table:formula="of:=VLOOKUP([.E10];[$Majorities.$B8:.$C639];2;FALSE())" office:value-type="string" office:string-value="" calcext:value-type="error">
            <text:p>#N/A</text:p>
          </table:table-cell>
          <table:table-cell table:formula="of:=VLOOKUP([.F10];[$Majorities.$B8:.$C639];2;FALSE())" office:value-type="string" office:string-value="" calcext:value-type="error">
            <text:p>#N/A</text:p>
          </table:table-cell>
          <table:table-cell table:formula="of:=VLOOKUP([.G10];[$Majorities.$B8:.$C639];2;FALSE())" office:value-type="string" office:string-value="" calcext:value-type="error">
            <text:p>#N/A</text:p>
          </table:table-cell>
          <table:table-cell table:formula="of:=VLOOKUP([.H10];[$Majorities.$B8:.$C639];2;FALSE())" office:value-type="string" office:string-value="" calcext:value-type="error">
            <text:p>#N/A</text:p>
          </table:table-cell>
          <table:table-cell table:formula="of:=VLOOKUP([.I10];[$Majorities.$B8:.$C639];2;FALSE())" office:value-type="float" office:value="5" calcext:value-type="float">
            <text:p>5</text:p>
          </table:table-cell>
          <table:table-cell table:formula="of:=VLOOKUP([.J10];[$Majorities.$B8:.$C639];2;FALSE())" office:value-type="float" office:value="5" calcext:value-type="float">
            <text:p>5</text:p>
          </table:table-cell>
          <table:table-cell table:formula="of:=VLOOKUP([.K10];[$Majorities.$B8:.$C639];2;FALSE())" office:value-type="float" office:value="5" calcext:value-type="float">
            <text:p>5</text:p>
          </table:table-cell>
          <table:table-cell table:formula="of:=VLOOKUP([.L10];[$Majorities.$B8:.$C639];2;FALSE())" office:value-type="float" office:value="5" calcext:value-type="float">
            <text:p>5</text:p>
          </table:table-cell>
          <table:table-cell table:formula="of:=VLOOKUP([.M10];[$Majorities.$B8:.$C639];2;FALSE())" office:value-type="float" office:value="5" calcext:value-type="float">
            <text:p>5</text:p>
          </table:table-cell>
          <table:table-cell table:formula="of:=VLOOKUP([.N10];[$Majorities.$B8:.$C639];2;FALSE())" office:value-type="float" office:value="7" calcext:value-type="float">
            <text:p>7</text:p>
          </table:table-cell>
          <table:table-cell table:formula="of:=VLOOKUP([.O10];[$Majorities.$B8:.$C639];2;FALSE())" office:value-type="float" office:value="5" calcext:value-type="float">
            <text:p>5</text:p>
          </table:table-cell>
          <table:table-cell table:formula="of:=VLOOKUP([.P10];[$Majorities.$B8:.$C639];2;FALSE())" office:value-type="float" office:value="5" calcext:value-type="float">
            <text:p>5</text:p>
          </table:table-cell>
          <table:table-cell table:formula="of:=VLOOKUP([.Q10];[$Majorities.$B8:.$C639];2;FALSE())" office:value-type="float" office:value="5" calcext:value-type="float">
            <text:p>5</text:p>
          </table:table-cell>
          <table:table-cell table:formula="of:=VLOOKUP([.R10];[$Majorities.$B8:.$C639];2;FALSE())" office:value-type="float" office:value="5" calcext:value-type="float">
            <text:p>5</text:p>
          </table:table-cell>
          <table:table-cell table:formula="of:=VLOOKUP([.S10];[$Majorities.$B8:.$C639];2;FALSE())" office:value-type="float" office:value="4" calcext:value-type="float">
            <text:p>4</text:p>
          </table:table-cell>
          <table:table-cell table:formula="of:=VLOOKUP([.T10];[$Majorities.$B8:.$C639];2;FALSE())" office:value-type="float" office:value="4" calcext:value-type="float">
            <text:p>4</text:p>
          </table:table-cell>
          <table:table-cell table:formula="of:=VLOOKUP([.U10];[$Majorities.$B8:.$C639];2;FALSE())" office:value-type="float" office:value="4" calcext:value-type="float">
            <text:p>4</text:p>
          </table:table-cell>
          <table:table-cell table:formula="of:=VLOOKUP([.V10];[$Majorities.$B8:.$C639];2;FALSE())" office:value-type="float" office:value="7" calcext:value-type="float">
            <text:p>7</text:p>
          </table:table-cell>
          <table:table-cell table:formula="of:=VLOOKUP([.W10];[$Majorities.$B8:.$C639];2;FALSE())" office:value-type="float" office:value="4" calcext:value-type="float">
            <text:p>4</text:p>
          </table:table-cell>
          <table:table-cell table:formula="of:=VLOOKUP([.X10];[$Majorities.$B8:.$C639];2;FALSE())" office:value-type="float" office:value="2" calcext:value-type="float">
            <text:p>2</text:p>
          </table:table-cell>
          <table:table-cell table:formula="of:=VLOOKUP([.Y10];[$Majorities.$B8:.$C639];2;FALSE())" office:value-type="float" office:value="7" calcext:value-type="float">
            <text:p>7</text:p>
          </table:table-cell>
          <table:table-cell table:formula="of:=VLOOKUP([.Z10];[$Majorities.$B8:.$C639];2;FALSE())" office:value-type="float" office:value="4" calcext:value-type="float">
            <text:p>4</text:p>
          </table:table-cell>
          <table:table-cell table:style-name="Default" table:formula="of:=VLOOKUP([.AA10];[$Majorities.$B8:.$C639];2;FALSE())" office:value-type="float" office:value="4" calcext:value-type="float">
            <text:p>4</text:p>
          </table:table-cell>
          <table:table-cell table:style-name="Default" table:formula="of:=VLOOKUP([.AB10];[$Majorities.$B8:.$C639];2;FALSE())" office:value-type="float" office:value="1" calcext:value-type="float">
            <text:p>1</text:p>
          </table:table-cell>
          <table:table-cell table:formula="of:=VLOOKUP([.AC10];[$Majorities.$B8:.$C639];2;FALSE())" office:value-type="float" office:value="4" calcext:value-type="float">
            <text:p>4</text:p>
          </table:table-cell>
          <table:table-cell table:style-name="Default" table:formula="of:=VLOOKUP([.AD10];[$Majorities.$B8:.$C639];2;FALSE())" office:value-type="float" office:value="2" calcext:value-type="float">
            <text:p>2</text:p>
          </table:table-cell>
          <table:table-cell table:formula="of:=VLOOKUP([.AE10];[$Majorities.$B8:.$C639];2;FALSE())" office:value-type="float" office:value="7" calcext:value-type="float">
            <text:p>7</text:p>
          </table:table-cell>
          <table:table-cell table:formula="of:=VLOOKUP([.AF10];[$Majorities.$B8:.$C639];2;FALSE())" office:value-type="float" office:value="4" calcext:value-type="float">
            <text:p>4</text:p>
          </table:table-cell>
          <table:table-cell table:formula="of:=VLOOKUP([.AG10];[$Majorities.$B8:.$C639];2;FALSE())" office:value-type="string" office:string-value="" calcext:value-type="error">
            <text:p>#N/A</text:p>
          </table:table-cell>
          <table:table-cell table:formula="of:=VLOOKUP([.AH10];[$Majorities.$B8:.$C639];2;FALSE())" office:value-type="float" office:value="6" calcext:value-type="float">
            <text:p>6</text:p>
          </table:table-cell>
          <table:table-cell table:formula="of:=VLOOKUP([.AI10];[$Majorities.$B8:.$C639];2;FALSE())" office:value-type="float" office:value="999" calcext:value-type="float">
            <text:p>999</text:p>
          </table:table-cell>
          <table:table-cell table:formula="of:=VLOOKUP([.AJ10];[$Majorities.$B8:.$C639];2;FALSE())" office:value-type="float" office:value="1" calcext:value-type="float">
            <text:p>1</text:p>
          </table:table-cell>
          <table:table-cell table:formula="of:=VLOOKUP([.AK10];[$Majorities.$B8:.$C639];2;FALSE())" office:value-type="float" office:value="1" calcext:value-type="float">
            <text:p>1</text:p>
          </table:table-cell>
          <table:table-cell table:formula="of:=VLOOKUP([.AL10];[$Majorities.$B8:.$C639];2;FALSE())" office:value-type="float" office:value="6" calcext:value-type="float">
            <text:p>6</text:p>
          </table:table-cell>
          <table:table-cell table:formula="of:=VLOOKUP([.AM10];[$Majorities.$B8:.$C639];2;FALSE())" office:value-type="float" office:value="999" calcext:value-type="float">
            <text:p>999</text:p>
          </table:table-cell>
          <table:table-cell table:formula="of:=VLOOKUP([.AN10];[$Majorities.$B8:.$C639];2;FALSE())" office:value-type="float" office:value="999" calcext:value-type="float">
            <text:p>999</text:p>
          </table:table-cell>
          <table:table-cell table:formula="of:=VLOOKUP([.AO10];[$Majorities.$B8:.$C639];2;FALSE())" office:value-type="float" office:value="3" calcext:value-type="float">
            <text:p>3</text:p>
          </table:table-cell>
          <table:table-cell table:formula="of:=VLOOKUP([.AP10];[$Majorities.$B8:.$C639];2;FALSE())" office:value-type="float" office:value="9" calcext:value-type="float">
            <text:p>9</text:p>
          </table:table-cell>
          <table:table-cell table:formula="of:=VLOOKUP([.AQ10];[$Majorities.$B8:.$C639];2;FALSE())" office:value-type="float" office:value="6" calcext:value-type="float">
            <text:p>6</text:p>
          </table:table-cell>
          <table:table-cell table:formula="of:=VLOOKUP([.AR10];[$Majorities.$B8:.$C639];2;FALSE())" office:value-type="float" office:value="1" calcext:value-type="float">
            <text:p>1</text:p>
          </table:table-cell>
          <table:table-cell table:formula="of:=VLOOKUP([.AS10];[$Majorities.$B8:.$C639];2;FALSE())" office:value-type="float" office:value="999" calcext:value-type="float">
            <text:p>999</text:p>
          </table:table-cell>
          <table:table-cell table:formula="of:=VLOOKUP([.AT10];[$Majorities.$B8:.$C639];2;FALSE())" office:value-type="float" office:value="6" calcext:value-type="float">
            <text:p>6</text:p>
          </table:table-cell>
          <table:table-cell table:formula="of:=VLOOKUP([.AU10];[$Majorities.$B8:.$C639];2;FALSE())" office:value-type="float" office:value="8" calcext:value-type="float">
            <text:p>8</text:p>
          </table:table-cell>
          <table:table-cell table:formula="of:=VLOOKUP([.AV10];[$Majorities.$B8:.$C639];2;FALSE())" office:value-type="string" office:string-value="" calcext:value-type="error">
            <text:p>#N/A</text:p>
          </table:table-cell>
          <table:table-cell table:formula="of:=VLOOKUP([.AW10];[$Majorities.$B8:.$C639];2;FALSE())" office:value-type="string" office:string-value="" calcext:value-type="error">
            <text:p>#N/A</text:p>
          </table:table-cell>
          <table:table-cell table:formula="of:=VLOOKUP([.AX10];[$Majorities.$B8:.$C639];2;FALSE())" office:value-type="float" office:value="3" calcext:value-type="float">
            <text:p>3</text:p>
          </table:table-cell>
          <table:table-cell table:formula="of:=VLOOKUP([.AY10];[$Majorities.$B8:.$C639];2;FALSE())" office:value-type="string" office:string-value="" calcext:value-type="error">
            <text:p>#N/A</text:p>
          </table:table-cell>
          <table:table-cell table:formula="of:=VLOOKUP([.AZ10];[$Majorities.$B8:.$C639];2;FALSE())" office:value-type="string" office:string-value="" calcext:value-type="error">
            <text:p>#N/A</text:p>
          </table:table-cell>
          <table:table-cell table:formula="of:=VLOOKUP([.BA10];[$Majorities.$B8:.$C639];2;FALSE())" office:value-type="string" office:string-value="" calcext:value-type="error">
            <text:p>#N/A</text:p>
          </table:table-cell>
          <table:table-cell table:formula="of:=VLOOKUP([.BB10];[$Majorities.$B8:.$C639];2;FALSE())" office:value-type="string" office:string-value="" calcext:value-type="error">
            <text:p>#N/A</text:p>
          </table:table-cell>
          <table:table-cell table:formula="of:=VLOOKUP([.BC10];[$Majorities.$B8:.$C639];2;FALSE())" office:value-type="float" office:value="6" calcext:value-type="float">
            <text:p>6</text:p>
          </table:table-cell>
          <table:table-cell table:formula="of:=VLOOKUP([.BD10];[$Majorities.$B8:.$C639];2;FALSE())" office:value-type="string" office:string-value="" calcext:value-type="error">
            <text:p>#N/A</text:p>
          </table:table-cell>
          <table:table-cell table:formula="of:=VLOOKUP([.BE10];[$Majorities.$B8:.$C639];2;FALSE())" office:value-type="string" office:string-value="" calcext:value-type="error">
            <text:p>#N/A</text:p>
          </table:table-cell>
          <table:table-cell table:formula="of:=VLOOKUP([.BF10];[$Majorities.$B8:.$C639];2;FALSE())" office:value-type="string" office:string-value="" calcext:value-type="error">
            <text:p>#N/A</text:p>
          </table:table-cell>
          <table:table-cell table:formula="of:=VLOOKUP([.BG10];[$Majorities.$B8:.$C639];2;FALSE())" office:value-type="string" office:string-value="" calcext:value-type="error">
            <text:p>#N/A</text:p>
          </table:table-cell>
          <table:table-cell table:formula="of:=VLOOKUP([.BH10];[$Majorities.$B8:.$C639];2;FALSE())" office:value-type="string" office:string-value="" calcext:value-type="error">
            <text:p>#N/A</text:p>
          </table:table-cell>
          <table:table-cell table:formula="of:=VLOOKUP([.BI10];[$Majorities.$B8:.$C639];2;FALSE())" office:value-type="string" office:string-value="" calcext:value-type="error">
            <text:p>#N/A</text:p>
          </table:table-cell>
          <table:table-cell table:formula="of:=VLOOKUP([.BJ10];[$Majorities.$B8:.$C639];2;FALSE())" office:value-type="string" office:string-value="" calcext:value-type="error">
            <text:p>#N/A</text:p>
          </table:table-cell>
          <table:table-cell table:formula="of:=VLOOKUP([.BK10];[$Majorities.$B8:.$C639];2;FALSE())" office:value-type="string" office:string-value="" calcext:value-type="error">
            <text:p>#N/A</text:p>
          </table:table-cell>
          <table:table-cell table:formula="of:=VLOOKUP([.BL10];[$Majorities.$B8:.$C639];2;FALSE())" office:value-type="string" office:string-value="" calcext:value-type="error">
            <text:p>#N/A</text:p>
          </table:table-cell>
          <table:table-cell table:formula="of:=VLOOKUP([.BM10];[$Majorities.$B8:.$C639];2;FALSE())" office:value-type="string" office:string-value="" calcext:value-type="error">
            <text:p>#N/A</text:p>
          </table:table-cell>
          <table:table-cell table:formula="of:=VLOOKUP([.BN10];[$Majorities.$B8:.$C639];2;FALSE())" office:value-type="string" office:string-value="" calcext:value-type="error">
            <text:p>#N/A</text:p>
          </table:table-cell>
          <table:table-cell table:formula="of:=VLOOKUP([.BO10];[$Majorities.$B8:.$C639];2;FALSE())" office:value-type="string" office:string-value="" calcext:value-type="error">
            <text:p>#N/A</text:p>
          </table:table-cell>
          <table:table-cell table:formula="of:=VLOOKUP([.BP10];[$Majorities.$B8:.$C639];2;FALSE())" office:value-type="string" office:string-value="" calcext:value-type="error">
            <text:p>#N/A</text:p>
          </table:table-cell>
          <table:table-cell table:formula="of:=VLOOKUP([.BQ10];[$Majorities.$B8:.$C639];2;FALSE())" office:value-type="string" office:string-value="" calcext:value-type="error">
            <text:p>#N/A</text:p>
          </table:table-cell>
          <table:table-cell table:formula="of:=VLOOKUP([.BR10];[$Majorities.$B8:.$C639];2;FALSE())" office:value-type="string" office:string-value="" calcext:value-type="error">
            <text:p>#N/A</text:p>
          </table:table-cell>
          <table:table-cell table:formula="of:=VLOOKUP([.BS10];[$Majorities.$B8:.$C63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1];[$Majorities.$B9:.$C640];2;FALSE())" office:value-type="string" office:string-value="" calcext:value-type="error">
            <text:p>#N/A</text:p>
          </table:table-cell>
          <table:table-cell table:formula="of:=VLOOKUP([.C11];[$Majorities.$B9:.$C640];2;FALSE())" office:value-type="string" office:string-value="" calcext:value-type="error">
            <text:p>#N/A</text:p>
          </table:table-cell>
          <table:table-cell table:formula="of:=VLOOKUP([.D11];[$Majorities.$B9:.$C640];2;FALSE())" office:value-type="string" office:string-value="" calcext:value-type="error">
            <text:p>#N/A</text:p>
          </table:table-cell>
          <table:table-cell table:formula="of:=VLOOKUP([.E11];[$Majorities.$B9:.$C640];2;FALSE())" office:value-type="string" office:string-value="" calcext:value-type="error">
            <text:p>#N/A</text:p>
          </table:table-cell>
          <table:table-cell table:formula="of:=VLOOKUP([.F11];[$Majorities.$B9:.$C640];2;FALSE())" office:value-type="string" office:string-value="" calcext:value-type="error">
            <text:p>#N/A</text:p>
          </table:table-cell>
          <table:table-cell table:formula="of:=VLOOKUP([.G11];[$Majorities.$B9:.$C640];2;FALSE())" office:value-type="string" office:string-value="" calcext:value-type="error">
            <text:p>#N/A</text:p>
          </table:table-cell>
          <table:table-cell table:formula="of:=VLOOKUP([.H11];[$Majorities.$B9:.$C640];2;FALSE())" office:value-type="string" office:string-value="" calcext:value-type="error">
            <text:p>#N/A</text:p>
          </table:table-cell>
          <table:table-cell table:formula="of:=VLOOKUP([.I11];[$Majorities.$B9:.$C640];2;FALSE())" office:value-type="string" office:string-value="" calcext:value-type="error">
            <text:p>#N/A</text:p>
          </table:table-cell>
          <table:table-cell table:formula="of:=VLOOKUP([.J11];[$Majorities.$B9:.$C640];2;FALSE())" office:value-type="float" office:value="4" calcext:value-type="float">
            <text:p>4</text:p>
          </table:table-cell>
          <table:table-cell table:formula="of:=VLOOKUP([.K11];[$Majorities.$B9:.$C640];2;FALSE())" office:value-type="float" office:value="4" calcext:value-type="float">
            <text:p>4</text:p>
          </table:table-cell>
          <table:table-cell table:formula="of:=VLOOKUP([.L11];[$Majorities.$B9:.$C640];2;FALSE())" office:value-type="float" office:value="5" calcext:value-type="float">
            <text:p>5</text:p>
          </table:table-cell>
          <table:table-cell table:formula="of:=VLOOKUP([.M11];[$Majorities.$B9:.$C640];2;FALSE())" office:value-type="float" office:value="5" calcext:value-type="float">
            <text:p>5</text:p>
          </table:table-cell>
          <table:table-cell table:formula="of:=VLOOKUP([.N11];[$Majorities.$B9:.$C640];2;FALSE())" office:value-type="float" office:value="4" calcext:value-type="float">
            <text:p>4</text:p>
          </table:table-cell>
          <table:table-cell table:formula="of:=VLOOKUP([.O11];[$Majorities.$B9:.$C640];2;FALSE())" office:value-type="float" office:value="5" calcext:value-type="float">
            <text:p>5</text:p>
          </table:table-cell>
          <table:table-cell table:formula="of:=VLOOKUP([.P11];[$Majorities.$B9:.$C640];2;FALSE())" office:value-type="float" office:value="4" calcext:value-type="float">
            <text:p>4</text:p>
          </table:table-cell>
          <table:table-cell table:formula="of:=VLOOKUP([.Q11];[$Majorities.$B9:.$C640];2;FALSE())" office:value-type="float" office:value="4" calcext:value-type="float">
            <text:p>4</text:p>
          </table:table-cell>
          <table:table-cell table:formula="of:=VLOOKUP([.R11];[$Majorities.$B9:.$C640];2;FALSE())" office:value-type="float" office:value="5" calcext:value-type="float">
            <text:p>5</text:p>
          </table:table-cell>
          <table:table-cell table:formula="of:=VLOOKUP([.S11];[$Majorities.$B9:.$C640];2;FALSE())" office:value-type="float" office:value="4" calcext:value-type="float">
            <text:p>4</text:p>
          </table:table-cell>
          <table:table-cell table:formula="of:=VLOOKUP([.T11];[$Majorities.$B9:.$C640];2;FALSE())" office:value-type="float" office:value="7" calcext:value-type="float">
            <text:p>7</text:p>
          </table:table-cell>
          <table:table-cell table:formula="of:=VLOOKUP([.U11];[$Majorities.$B9:.$C640];2;FALSE())" office:value-type="float" office:value="7" calcext:value-type="float">
            <text:p>7</text:p>
          </table:table-cell>
          <table:table-cell table:formula="of:=VLOOKUP([.V11];[$Majorities.$B9:.$C640];2;FALSE())" office:value-type="float" office:value="7" calcext:value-type="float">
            <text:p>7</text:p>
          </table:table-cell>
          <table:table-cell table:formula="of:=VLOOKUP([.W11];[$Majorities.$B9:.$C640];2;FALSE())" office:value-type="float" office:value="4" calcext:value-type="float">
            <text:p>4</text:p>
          </table:table-cell>
          <table:table-cell table:formula="of:=VLOOKUP([.X11];[$Majorities.$B9:.$C640];2;FALSE())" office:value-type="float" office:value="4" calcext:value-type="float">
            <text:p>4</text:p>
          </table:table-cell>
          <table:table-cell table:formula="of:=VLOOKUP([.Y11];[$Majorities.$B9:.$C640];2;FALSE())" office:value-type="float" office:value="4" calcext:value-type="float">
            <text:p>4</text:p>
          </table:table-cell>
          <table:table-cell table:formula="of:=VLOOKUP([.Z11];[$Majorities.$B9:.$C640];2;FALSE())" office:value-type="float" office:value="7" calcext:value-type="float">
            <text:p>7</text:p>
          </table:table-cell>
          <table:table-cell table:style-name="Default" table:formula="of:=VLOOKUP([.AA11];[$Majorities.$B9:.$C640];2;FALSE())" office:value-type="float" office:value="4" calcext:value-type="float">
            <text:p>4</text:p>
          </table:table-cell>
          <table:table-cell table:style-name="Default" table:formula="of:=VLOOKUP([.AB11];[$Majorities.$B9:.$C640];2;FALSE())" office:value-type="float" office:value="9" calcext:value-type="float">
            <text:p>9</text:p>
          </table:table-cell>
          <table:table-cell table:formula="of:=VLOOKUP([.AC11];[$Majorities.$B9:.$C640];2;FALSE())" office:value-type="float" office:value="6" calcext:value-type="float">
            <text:p>6</text:p>
          </table:table-cell>
          <table:table-cell table:style-name="Default" table:formula="of:=VLOOKUP([.AD11];[$Majorities.$B9:.$C640];2;FALSE())" office:value-type="float" office:value="7" calcext:value-type="float">
            <text:p>7</text:p>
          </table:table-cell>
          <table:table-cell table:formula="of:=VLOOKUP([.AE11];[$Majorities.$B9:.$C640];2;FALSE())" office:value-type="float" office:value="2" calcext:value-type="float">
            <text:p>2</text:p>
          </table:table-cell>
          <table:table-cell table:formula="of:=VLOOKUP([.AF11];[$Majorities.$B9:.$C640];2;FALSE())" office:value-type="float" office:value="2" calcext:value-type="float">
            <text:p>2</text:p>
          </table:table-cell>
          <table:table-cell table:formula="of:=VLOOKUP([.AG11];[$Majorities.$B9:.$C640];2;FALSE())" office:value-type="string" office:string-value="" calcext:value-type="error">
            <text:p>#N/A</text:p>
          </table:table-cell>
          <table:table-cell table:formula="of:=VLOOKUP([.AH11];[$Majorities.$B9:.$C640];2;FALSE())" office:value-type="float" office:value="1" calcext:value-type="float">
            <text:p>1</text:p>
          </table:table-cell>
          <table:table-cell table:formula="of:=VLOOKUP([.AI11];[$Majorities.$B9:.$C640];2;FALSE())" office:value-type="float" office:value="8" calcext:value-type="float">
            <text:p>8</text:p>
          </table:table-cell>
          <table:table-cell table:formula="of:=VLOOKUP([.AJ11];[$Majorities.$B9:.$C640];2;FALSE())" office:value-type="float" office:value="7" calcext:value-type="float">
            <text:p>7</text:p>
          </table:table-cell>
          <table:table-cell table:formula="of:=VLOOKUP([.AK11];[$Majorities.$B9:.$C640];2;FALSE())" office:value-type="float" office:value="9" calcext:value-type="float">
            <text:p>9</text:p>
          </table:table-cell>
          <table:table-cell table:formula="of:=VLOOKUP([.AL11];[$Majorities.$B9:.$C640];2;FALSE())" office:value-type="float" office:value="1" calcext:value-type="float">
            <text:p>1</text:p>
          </table:table-cell>
          <table:table-cell table:formula="of:=VLOOKUP([.AM11];[$Majorities.$B9:.$C640];2;FALSE())" office:value-type="float" office:value="8" calcext:value-type="float">
            <text:p>8</text:p>
          </table:table-cell>
          <table:table-cell table:formula="of:=VLOOKUP([.AN11];[$Majorities.$B9:.$C640];2;FALSE())" office:value-type="float" office:value="1" calcext:value-type="float">
            <text:p>1</text:p>
          </table:table-cell>
          <table:table-cell table:formula="of:=VLOOKUP([.AO11];[$Majorities.$B9:.$C640];2;FALSE())" office:value-type="float" office:value="6" calcext:value-type="float">
            <text:p>6</text:p>
          </table:table-cell>
          <table:table-cell table:formula="of:=VLOOKUP([.AP11];[$Majorities.$B9:.$C640];2;FALSE())" office:value-type="float" office:value="3" calcext:value-type="float">
            <text:p>3</text:p>
          </table:table-cell>
          <table:table-cell table:formula="of:=VLOOKUP([.AQ11];[$Majorities.$B9:.$C640];2;FALSE())" office:value-type="float" office:value="9" calcext:value-type="float">
            <text:p>9</text:p>
          </table:table-cell>
          <table:table-cell table:formula="of:=VLOOKUP([.AR11];[$Majorities.$B9:.$C640];2;FALSE())" office:value-type="float" office:value="6" calcext:value-type="float">
            <text:p>6</text:p>
          </table:table-cell>
          <table:table-cell table:formula="of:=VLOOKUP([.AS11];[$Majorities.$B9:.$C640];2;FALSE())" office:value-type="float" office:value="3" calcext:value-type="float">
            <text:p>3</text:p>
          </table:table-cell>
          <table:table-cell table:formula="of:=VLOOKUP([.AT11];[$Majorities.$B9:.$C640];2;FALSE())" office:value-type="float" office:value="9" calcext:value-type="float">
            <text:p>9</text:p>
          </table:table-cell>
          <table:table-cell table:formula="of:=VLOOKUP([.AU11];[$Majorities.$B9:.$C640];2;FALSE())" office:value-type="float" office:value="0" calcext:value-type="float">
            <text:p>0</text:p>
          </table:table-cell>
          <table:table-cell table:formula="of:=VLOOKUP([.AV11];[$Majorities.$B9:.$C640];2;FALSE())" office:value-type="string" office:string-value="" calcext:value-type="error">
            <text:p>#N/A</text:p>
          </table:table-cell>
          <table:table-cell table:formula="of:=VLOOKUP([.AW11];[$Majorities.$B9:.$C640];2;FALSE())" office:value-type="string" office:string-value="" calcext:value-type="error">
            <text:p>#N/A</text:p>
          </table:table-cell>
          <table:table-cell table:formula="of:=VLOOKUP([.AX11];[$Majorities.$B9:.$C640];2;FALSE())" office:value-type="float" office:value="6" calcext:value-type="float">
            <text:p>6</text:p>
          </table:table-cell>
          <table:table-cell table:formula="of:=VLOOKUP([.AY11];[$Majorities.$B9:.$C640];2;FALSE())" office:value-type="string" office:string-value="" calcext:value-type="error">
            <text:p>#N/A</text:p>
          </table:table-cell>
          <table:table-cell table:formula="of:=VLOOKUP([.AZ11];[$Majorities.$B9:.$C640];2;FALSE())" office:value-type="string" office:string-value="" calcext:value-type="error">
            <text:p>#N/A</text:p>
          </table:table-cell>
          <table:table-cell table:formula="of:=VLOOKUP([.BA11];[$Majorities.$B9:.$C640];2;FALSE())" office:value-type="string" office:string-value="" calcext:value-type="error">
            <text:p>#N/A</text:p>
          </table:table-cell>
          <table:table-cell table:formula="of:=VLOOKUP([.BB11];[$Majorities.$B9:.$C640];2;FALSE())" office:value-type="string" office:string-value="" calcext:value-type="error">
            <text:p>#N/A</text:p>
          </table:table-cell>
          <table:table-cell table:formula="of:=VLOOKUP([.BC11];[$Majorities.$B9:.$C640];2;FALSE())" office:value-type="float" office:value="8" calcext:value-type="float">
            <text:p>8</text:p>
          </table:table-cell>
          <table:table-cell table:formula="of:=VLOOKUP([.BD11];[$Majorities.$B9:.$C640];2;FALSE())" office:value-type="string" office:string-value="" calcext:value-type="error">
            <text:p>#N/A</text:p>
          </table:table-cell>
          <table:table-cell table:formula="of:=VLOOKUP([.BE11];[$Majorities.$B9:.$C640];2;FALSE())" office:value-type="string" office:string-value="" calcext:value-type="error">
            <text:p>#N/A</text:p>
          </table:table-cell>
          <table:table-cell table:formula="of:=VLOOKUP([.BF11];[$Majorities.$B9:.$C640];2;FALSE())" office:value-type="string" office:string-value="" calcext:value-type="error">
            <text:p>#N/A</text:p>
          </table:table-cell>
          <table:table-cell table:formula="of:=VLOOKUP([.BG11];[$Majorities.$B9:.$C640];2;FALSE())" office:value-type="string" office:string-value="" calcext:value-type="error">
            <text:p>#N/A</text:p>
          </table:table-cell>
          <table:table-cell table:formula="of:=VLOOKUP([.BH11];[$Majorities.$B9:.$C640];2;FALSE())" office:value-type="string" office:string-value="" calcext:value-type="error">
            <text:p>#N/A</text:p>
          </table:table-cell>
          <table:table-cell table:formula="of:=VLOOKUP([.BI11];[$Majorities.$B9:.$C640];2;FALSE())" office:value-type="string" office:string-value="" calcext:value-type="error">
            <text:p>#N/A</text:p>
          </table:table-cell>
          <table:table-cell table:formula="of:=VLOOKUP([.BJ11];[$Majorities.$B9:.$C640];2;FALSE())" office:value-type="string" office:string-value="" calcext:value-type="error">
            <text:p>#N/A</text:p>
          </table:table-cell>
          <table:table-cell table:formula="of:=VLOOKUP([.BK11];[$Majorities.$B9:.$C640];2;FALSE())" office:value-type="string" office:string-value="" calcext:value-type="error">
            <text:p>#N/A</text:p>
          </table:table-cell>
          <table:table-cell table:formula="of:=VLOOKUP([.BL11];[$Majorities.$B9:.$C640];2;FALSE())" office:value-type="string" office:string-value="" calcext:value-type="error">
            <text:p>#N/A</text:p>
          </table:table-cell>
          <table:table-cell table:formula="of:=VLOOKUP([.BM11];[$Majorities.$B9:.$C640];2;FALSE())" office:value-type="string" office:string-value="" calcext:value-type="error">
            <text:p>#N/A</text:p>
          </table:table-cell>
          <table:table-cell table:formula="of:=VLOOKUP([.BN11];[$Majorities.$B9:.$C640];2;FALSE())" office:value-type="string" office:string-value="" calcext:value-type="error">
            <text:p>#N/A</text:p>
          </table:table-cell>
          <table:table-cell table:formula="of:=VLOOKUP([.BO11];[$Majorities.$B9:.$C640];2;FALSE())" office:value-type="string" office:string-value="" calcext:value-type="error">
            <text:p>#N/A</text:p>
          </table:table-cell>
          <table:table-cell table:formula="of:=VLOOKUP([.BP11];[$Majorities.$B9:.$C640];2;FALSE())" office:value-type="string" office:string-value="" calcext:value-type="error">
            <text:p>#N/A</text:p>
          </table:table-cell>
          <table:table-cell table:formula="of:=VLOOKUP([.BQ11];[$Majorities.$B9:.$C640];2;FALSE())" office:value-type="string" office:string-value="" calcext:value-type="error">
            <text:p>#N/A</text:p>
          </table:table-cell>
          <table:table-cell table:formula="of:=VLOOKUP([.BR11];[$Majorities.$B9:.$C640];2;FALSE())" office:value-type="string" office:string-value="" calcext:value-type="error">
            <text:p>#N/A</text:p>
          </table:table-cell>
          <table:table-cell table:formula="of:=VLOOKUP([.BS11];[$Majorities.$B9:.$C64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2];[$Majorities.$B10:.$C641];2;FALSE())" office:value-type="string" office:string-value="" calcext:value-type="error">
            <text:p>#N/A</text:p>
          </table:table-cell>
          <table:table-cell table:formula="of:=VLOOKUP([.C12];[$Majorities.$B10:.$C641];2;FALSE())" office:value-type="string" office:string-value="" calcext:value-type="error">
            <text:p>#N/A</text:p>
          </table:table-cell>
          <table:table-cell table:formula="of:=VLOOKUP([.D12];[$Majorities.$B10:.$C641];2;FALSE())" office:value-type="string" office:string-value="" calcext:value-type="error">
            <text:p>#N/A</text:p>
          </table:table-cell>
          <table:table-cell table:formula="of:=VLOOKUP([.E12];[$Majorities.$B10:.$C641];2;FALSE())" office:value-type="string" office:string-value="" calcext:value-type="error">
            <text:p>#N/A</text:p>
          </table:table-cell>
          <table:table-cell table:formula="of:=VLOOKUP([.F12];[$Majorities.$B10:.$C641];2;FALSE())" office:value-type="string" office:string-value="" calcext:value-type="error">
            <text:p>#N/A</text:p>
          </table:table-cell>
          <table:table-cell table:formula="of:=VLOOKUP([.G12];[$Majorities.$B10:.$C641];2;FALSE())" office:value-type="string" office:string-value="" calcext:value-type="error">
            <text:p>#N/A</text:p>
          </table:table-cell>
          <table:table-cell table:formula="of:=VLOOKUP([.H12];[$Majorities.$B10:.$C641];2;FALSE())" office:value-type="string" office:string-value="" calcext:value-type="error">
            <text:p>#N/A</text:p>
          </table:table-cell>
          <table:table-cell table:formula="of:=VLOOKUP([.I12];[$Majorities.$B10:.$C641];2;FALSE())" office:value-type="string" office:string-value="" calcext:value-type="error">
            <text:p>#N/A</text:p>
          </table:table-cell>
          <table:table-cell table:formula="of:=VLOOKUP([.J12];[$Majorities.$B10:.$C641];2;FALSE())" office:value-type="float" office:value="4" calcext:value-type="float">
            <text:p>4</text:p>
          </table:table-cell>
          <table:table-cell table:formula="of:=VLOOKUP([.K12];[$Majorities.$B10:.$C641];2;FALSE())" office:value-type="float" office:value="4" calcext:value-type="float">
            <text:p>4</text:p>
          </table:table-cell>
          <table:table-cell table:formula="of:=VLOOKUP([.L12];[$Majorities.$B10:.$C641];2;FALSE())" office:value-type="float" office:value="4" calcext:value-type="float">
            <text:p>4</text:p>
          </table:table-cell>
          <table:table-cell table:formula="of:=VLOOKUP([.M12];[$Majorities.$B10:.$C641];2;FALSE())" office:value-type="float" office:value="4" calcext:value-type="float">
            <text:p>4</text:p>
          </table:table-cell>
          <table:table-cell table:formula="of:=VLOOKUP([.N12];[$Majorities.$B10:.$C641];2;FALSE())" office:value-type="float" office:value="4" calcext:value-type="float">
            <text:p>4</text:p>
          </table:table-cell>
          <table:table-cell table:formula="of:=VLOOKUP([.O12];[$Majorities.$B10:.$C641];2;FALSE())" office:value-type="float" office:value="5" calcext:value-type="float">
            <text:p>5</text:p>
          </table:table-cell>
          <table:table-cell table:formula="of:=VLOOKUP([.P12];[$Majorities.$B10:.$C641];2;FALSE())" office:value-type="float" office:value="4" calcext:value-type="float">
            <text:p>4</text:p>
          </table:table-cell>
          <table:table-cell table:formula="of:=VLOOKUP([.Q12];[$Majorities.$B10:.$C641];2;FALSE())" office:value-type="float" office:value="5" calcext:value-type="float">
            <text:p>5</text:p>
          </table:table-cell>
          <table:table-cell table:formula="of:=VLOOKUP([.R12];[$Majorities.$B10:.$C641];2;FALSE())" office:value-type="float" office:value="4" calcext:value-type="float">
            <text:p>4</text:p>
          </table:table-cell>
          <table:table-cell table:formula="of:=VLOOKUP([.S12];[$Majorities.$B10:.$C641];2;FALSE())" office:value-type="float" office:value="4" calcext:value-type="float">
            <text:p>4</text:p>
          </table:table-cell>
          <table:table-cell table:formula="of:=VLOOKUP([.T12];[$Majorities.$B10:.$C641];2;FALSE())" office:value-type="float" office:value="4" calcext:value-type="float">
            <text:p>4</text:p>
          </table:table-cell>
          <table:table-cell table:formula="of:=VLOOKUP([.U12];[$Majorities.$B10:.$C641];2;FALSE())" office:value-type="float" office:value="4" calcext:value-type="float">
            <text:p>4</text:p>
          </table:table-cell>
          <table:table-cell table:formula="of:=VLOOKUP([.V12];[$Majorities.$B10:.$C641];2;FALSE())" office:value-type="float" office:value="4" calcext:value-type="float">
            <text:p>4</text:p>
          </table:table-cell>
          <table:table-cell table:formula="of:=VLOOKUP([.W12];[$Majorities.$B10:.$C641];2;FALSE())" office:value-type="float" office:value="4" calcext:value-type="float">
            <text:p>4</text:p>
          </table:table-cell>
          <table:table-cell table:formula="of:=VLOOKUP([.X12];[$Majorities.$B10:.$C641];2;FALSE())" office:value-type="float" office:value="2" calcext:value-type="float">
            <text:p>2</text:p>
          </table:table-cell>
          <table:table-cell table:formula="of:=VLOOKUP([.Y12];[$Majorities.$B10:.$C641];2;FALSE())" office:value-type="float" office:value="2" calcext:value-type="float">
            <text:p>2</text:p>
          </table:table-cell>
          <table:table-cell table:formula="of:=VLOOKUP([.Z12];[$Majorities.$B10:.$C641];2;FALSE())" office:value-type="float" office:value="4" calcext:value-type="float">
            <text:p>4</text:p>
          </table:table-cell>
          <table:table-cell table:style-name="Default" table:formula="of:=VLOOKUP([.AA12];[$Majorities.$B10:.$C641];2;FALSE())" office:value-type="float" office:value="4" calcext:value-type="float">
            <text:p>4</text:p>
          </table:table-cell>
          <table:table-cell table:style-name="Default" table:formula="of:=VLOOKUP([.AB12];[$Majorities.$B10:.$C641];2;FALSE())" office:value-type="float" office:value="4" calcext:value-type="float">
            <text:p>4</text:p>
          </table:table-cell>
          <table:table-cell table:formula="of:=VLOOKUP([.AC12];[$Majorities.$B10:.$C641];2;FALSE())" office:value-type="float" office:value="999" calcext:value-type="float">
            <text:p>999</text:p>
          </table:table-cell>
          <table:table-cell table:style-name="Default" table:formula="of:=VLOOKUP([.AD12];[$Majorities.$B10:.$C641];2;FALSE())" office:value-type="float" office:value="6" calcext:value-type="float">
            <text:p>6</text:p>
          </table:table-cell>
          <table:table-cell table:formula="of:=VLOOKUP([.AE12];[$Majorities.$B10:.$C641];2;FALSE())" office:value-type="float" office:value="4" calcext:value-type="float">
            <text:p>4</text:p>
          </table:table-cell>
          <table:table-cell table:formula="of:=VLOOKUP([.AF12];[$Majorities.$B10:.$C641];2;FALSE())" office:value-type="float" office:value="2" calcext:value-type="float">
            <text:p>2</text:p>
          </table:table-cell>
          <table:table-cell table:formula="of:=VLOOKUP([.AG12];[$Majorities.$B10:.$C641];2;FALSE())" office:value-type="string" office:string-value="" calcext:value-type="error">
            <text:p>#N/A</text:p>
          </table:table-cell>
          <table:table-cell table:formula="of:=VLOOKUP([.AH12];[$Majorities.$B10:.$C641];2;FALSE())" office:value-type="float" office:value="4" calcext:value-type="float">
            <text:p>4</text:p>
          </table:table-cell>
          <table:table-cell table:formula="of:=VLOOKUP([.AI12];[$Majorities.$B10:.$C641];2;FALSE())" office:value-type="float" office:value="1" calcext:value-type="float">
            <text:p>1</text:p>
          </table:table-cell>
          <table:table-cell table:formula="of:=VLOOKUP([.AJ12];[$Majorities.$B10:.$C641];2;FALSE())" office:value-type="float" office:value="999" calcext:value-type="float">
            <text:p>999</text:p>
          </table:table-cell>
          <table:table-cell table:formula="of:=VLOOKUP([.AK12];[$Majorities.$B10:.$C641];2;FALSE())" office:value-type="float" office:value="1" calcext:value-type="float">
            <text:p>1</text:p>
          </table:table-cell>
          <table:table-cell table:formula="of:=VLOOKUP([.AL12];[$Majorities.$B10:.$C641];2;FALSE())" office:value-type="float" office:value="2" calcext:value-type="float">
            <text:p>2</text:p>
          </table:table-cell>
          <table:table-cell table:formula="of:=VLOOKUP([.AM12];[$Majorities.$B10:.$C641];2;FALSE())" office:value-type="float" office:value="8" calcext:value-type="float">
            <text:p>8</text:p>
          </table:table-cell>
          <table:table-cell table:formula="of:=VLOOKUP([.AN12];[$Majorities.$B10:.$C641];2;FALSE())" office:value-type="float" office:value="3" calcext:value-type="float">
            <text:p>3</text:p>
          </table:table-cell>
          <table:table-cell table:formula="of:=VLOOKUP([.AO12];[$Majorities.$B10:.$C641];2;FALSE())" office:value-type="float" office:value="999" calcext:value-type="float">
            <text:p>999</text:p>
          </table:table-cell>
          <table:table-cell table:formula="of:=VLOOKUP([.AP12];[$Majorities.$B10:.$C641];2;FALSE())" office:value-type="float" office:value="6" calcext:value-type="float">
            <text:p>6</text:p>
          </table:table-cell>
          <table:table-cell table:formula="of:=VLOOKUP([.AQ12];[$Majorities.$B10:.$C641];2;FALSE())" office:value-type="float" office:value="1" calcext:value-type="float">
            <text:p>1</text:p>
          </table:table-cell>
          <table:table-cell table:formula="of:=VLOOKUP([.AR12];[$Majorities.$B10:.$C641];2;FALSE())" office:value-type="float" office:value="3" calcext:value-type="float">
            <text:p>3</text:p>
          </table:table-cell>
          <table:table-cell table:formula="of:=VLOOKUP([.AS12];[$Majorities.$B10:.$C641];2;FALSE())" office:value-type="float" office:value="6" calcext:value-type="float">
            <text:p>6</text:p>
          </table:table-cell>
          <table:table-cell table:formula="of:=VLOOKUP([.AT12];[$Majorities.$B10:.$C641];2;FALSE())" office:value-type="float" office:value="3" calcext:value-type="float">
            <text:p>3</text:p>
          </table:table-cell>
          <table:table-cell table:formula="of:=VLOOKUP([.AU12];[$Majorities.$B10:.$C641];2;FALSE())" office:value-type="float" office:value="2" calcext:value-type="float">
            <text:p>2</text:p>
          </table:table-cell>
          <table:table-cell table:formula="of:=VLOOKUP([.AV12];[$Majorities.$B10:.$C641];2;FALSE())" office:value-type="string" office:string-value="" calcext:value-type="error">
            <text:p>#N/A</text:p>
          </table:table-cell>
          <table:table-cell table:formula="of:=VLOOKUP([.AW12];[$Majorities.$B10:.$C641];2;FALSE())" office:value-type="string" office:string-value="" calcext:value-type="error">
            <text:p>#N/A</text:p>
          </table:table-cell>
          <table:table-cell table:formula="of:=VLOOKUP([.AX12];[$Majorities.$B10:.$C641];2;FALSE())" office:value-type="float" office:value="6" calcext:value-type="float">
            <text:p>6</text:p>
          </table:table-cell>
          <table:table-cell table:formula="of:=VLOOKUP([.AY12];[$Majorities.$B10:.$C641];2;FALSE())" office:value-type="string" office:string-value="" calcext:value-type="error">
            <text:p>#N/A</text:p>
          </table:table-cell>
          <table:table-cell table:formula="of:=VLOOKUP([.AZ12];[$Majorities.$B10:.$C641];2;FALSE())" office:value-type="string" office:string-value="" calcext:value-type="error">
            <text:p>#N/A</text:p>
          </table:table-cell>
          <table:table-cell table:formula="of:=VLOOKUP([.BA12];[$Majorities.$B10:.$C641];2;FALSE())" office:value-type="string" office:string-value="" calcext:value-type="error">
            <text:p>#N/A</text:p>
          </table:table-cell>
          <table:table-cell table:formula="of:=VLOOKUP([.BB12];[$Majorities.$B10:.$C641];2;FALSE())" office:value-type="string" office:string-value="" calcext:value-type="error">
            <text:p>#N/A</text:p>
          </table:table-cell>
          <table:table-cell table:formula="of:=VLOOKUP([.BC12];[$Majorities.$B10:.$C641];2;FALSE())" office:value-type="string" office:string-value="" calcext:value-type="error">
            <text:p>#N/A</text:p>
          </table:table-cell>
          <table:table-cell table:formula="of:=VLOOKUP([.BD12];[$Majorities.$B10:.$C641];2;FALSE())" office:value-type="string" office:string-value="" calcext:value-type="error">
            <text:p>#N/A</text:p>
          </table:table-cell>
          <table:table-cell table:formula="of:=VLOOKUP([.BE12];[$Majorities.$B10:.$C641];2;FALSE())" office:value-type="string" office:string-value="" calcext:value-type="error">
            <text:p>#N/A</text:p>
          </table:table-cell>
          <table:table-cell table:formula="of:=VLOOKUP([.BF12];[$Majorities.$B10:.$C641];2;FALSE())" office:value-type="string" office:string-value="" calcext:value-type="error">
            <text:p>#N/A</text:p>
          </table:table-cell>
          <table:table-cell table:formula="of:=VLOOKUP([.BG12];[$Majorities.$B10:.$C641];2;FALSE())" office:value-type="string" office:string-value="" calcext:value-type="error">
            <text:p>#N/A</text:p>
          </table:table-cell>
          <table:table-cell table:formula="of:=VLOOKUP([.BH12];[$Majorities.$B10:.$C641];2;FALSE())" office:value-type="string" office:string-value="" calcext:value-type="error">
            <text:p>#N/A</text:p>
          </table:table-cell>
          <table:table-cell table:formula="of:=VLOOKUP([.BI12];[$Majorities.$B10:.$C641];2;FALSE())" office:value-type="string" office:string-value="" calcext:value-type="error">
            <text:p>#N/A</text:p>
          </table:table-cell>
          <table:table-cell table:formula="of:=VLOOKUP([.BJ12];[$Majorities.$B10:.$C641];2;FALSE())" office:value-type="string" office:string-value="" calcext:value-type="error">
            <text:p>#N/A</text:p>
          </table:table-cell>
          <table:table-cell table:formula="of:=VLOOKUP([.BK12];[$Majorities.$B10:.$C641];2;FALSE())" office:value-type="string" office:string-value="" calcext:value-type="error">
            <text:p>#N/A</text:p>
          </table:table-cell>
          <table:table-cell table:formula="of:=VLOOKUP([.BL12];[$Majorities.$B10:.$C641];2;FALSE())" office:value-type="string" office:string-value="" calcext:value-type="error">
            <text:p>#N/A</text:p>
          </table:table-cell>
          <table:table-cell table:formula="of:=VLOOKUP([.BM12];[$Majorities.$B10:.$C641];2;FALSE())" office:value-type="string" office:string-value="" calcext:value-type="error">
            <text:p>#N/A</text:p>
          </table:table-cell>
          <table:table-cell table:formula="of:=VLOOKUP([.BN12];[$Majorities.$B10:.$C641];2;FALSE())" office:value-type="string" office:string-value="" calcext:value-type="error">
            <text:p>#N/A</text:p>
          </table:table-cell>
          <table:table-cell table:formula="of:=VLOOKUP([.BO12];[$Majorities.$B10:.$C641];2;FALSE())" office:value-type="string" office:string-value="" calcext:value-type="error">
            <text:p>#N/A</text:p>
          </table:table-cell>
          <table:table-cell table:formula="of:=VLOOKUP([.BP12];[$Majorities.$B10:.$C641];2;FALSE())" office:value-type="string" office:string-value="" calcext:value-type="error">
            <text:p>#N/A</text:p>
          </table:table-cell>
          <table:table-cell table:formula="of:=VLOOKUP([.BQ12];[$Majorities.$B10:.$C641];2;FALSE())" office:value-type="string" office:string-value="" calcext:value-type="error">
            <text:p>#N/A</text:p>
          </table:table-cell>
          <table:table-cell table:formula="of:=VLOOKUP([.BR12];[$Majorities.$B10:.$C641];2;FALSE())" office:value-type="string" office:string-value="" calcext:value-type="error">
            <text:p>#N/A</text:p>
          </table:table-cell>
          <table:table-cell table:formula="of:=VLOOKUP([.BS12];[$Majorities.$B10:.$C64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3];[$Majorities.$B11:.$C642];2;FALSE())" office:value-type="string" office:string-value="" calcext:value-type="error">
            <text:p>#N/A</text:p>
          </table:table-cell>
          <table:table-cell table:formula="of:=VLOOKUP([.C13];[$Majorities.$B11:.$C642];2;FALSE())" office:value-type="string" office:string-value="" calcext:value-type="error">
            <text:p>#N/A</text:p>
          </table:table-cell>
          <table:table-cell table:formula="of:=VLOOKUP([.D13];[$Majorities.$B11:.$C642];2;FALSE())" office:value-type="string" office:string-value="" calcext:value-type="error">
            <text:p>#N/A</text:p>
          </table:table-cell>
          <table:table-cell table:formula="of:=VLOOKUP([.E13];[$Majorities.$B11:.$C642];2;FALSE())" office:value-type="string" office:string-value="" calcext:value-type="error">
            <text:p>#N/A</text:p>
          </table:table-cell>
          <table:table-cell table:formula="of:=VLOOKUP([.F13];[$Majorities.$B11:.$C642];2;FALSE())" office:value-type="string" office:string-value="" calcext:value-type="error">
            <text:p>#N/A</text:p>
          </table:table-cell>
          <table:table-cell table:formula="of:=VLOOKUP([.G13];[$Majorities.$B11:.$C642];2;FALSE())" office:value-type="string" office:string-value="" calcext:value-type="error">
            <text:p>#N/A</text:p>
          </table:table-cell>
          <table:table-cell table:formula="of:=VLOOKUP([.H13];[$Majorities.$B11:.$C642];2;FALSE())" office:value-type="string" office:string-value="" calcext:value-type="error">
            <text:p>#N/A</text:p>
          </table:table-cell>
          <table:table-cell table:formula="of:=VLOOKUP([.I13];[$Majorities.$B11:.$C642];2;FALSE())" office:value-type="string" office:string-value="" calcext:value-type="error">
            <text:p>#N/A</text:p>
          </table:table-cell>
          <table:table-cell table:formula="of:=VLOOKUP([.J13];[$Majorities.$B11:.$C642];2;FALSE())" office:value-type="string" office:string-value="" calcext:value-type="error">
            <text:p>#N/A</text:p>
          </table:table-cell>
          <table:table-cell table:formula="of:=VLOOKUP([.K13];[$Majorities.$B11:.$C642];2;FALSE())" office:value-type="float" office:value="4" calcext:value-type="float">
            <text:p>4</text:p>
          </table:table-cell>
          <table:table-cell table:formula="of:=VLOOKUP([.L13];[$Majorities.$B11:.$C642];2;FALSE())" office:value-type="float" office:value="5" calcext:value-type="float">
            <text:p>5</text:p>
          </table:table-cell>
          <table:table-cell table:formula="of:=VLOOKUP([.M13];[$Majorities.$B11:.$C642];2;FALSE())" office:value-type="float" office:value="5" calcext:value-type="float">
            <text:p>5</text:p>
          </table:table-cell>
          <table:table-cell table:formula="of:=VLOOKUP([.N13];[$Majorities.$B11:.$C642];2;FALSE())" office:value-type="float" office:value="4" calcext:value-type="float">
            <text:p>4</text:p>
          </table:table-cell>
          <table:table-cell table:formula="of:=VLOOKUP([.O13];[$Majorities.$B11:.$C642];2;FALSE())" office:value-type="float" office:value="4" calcext:value-type="float">
            <text:p>4</text:p>
          </table:table-cell>
          <table:table-cell table:formula="of:=VLOOKUP([.P13];[$Majorities.$B11:.$C642];2;FALSE())" office:value-type="float" office:value="7" calcext:value-type="float">
            <text:p>7</text:p>
          </table:table-cell>
          <table:table-cell table:formula="of:=VLOOKUP([.Q13];[$Majorities.$B11:.$C642];2;FALSE())" office:value-type="float" office:value="4" calcext:value-type="float">
            <text:p>4</text:p>
          </table:table-cell>
          <table:table-cell table:formula="of:=VLOOKUP([.R13];[$Majorities.$B11:.$C642];2;FALSE())" office:value-type="float" office:value="4" calcext:value-type="float">
            <text:p>4</text:p>
          </table:table-cell>
          <table:table-cell table:formula="of:=VLOOKUP([.S13];[$Majorities.$B11:.$C642];2;FALSE())" office:value-type="float" office:value="5" calcext:value-type="float">
            <text:p>5</text:p>
          </table:table-cell>
          <table:table-cell table:formula="of:=VLOOKUP([.T13];[$Majorities.$B11:.$C642];2;FALSE())" office:value-type="float" office:value="1" calcext:value-type="float">
            <text:p>1</text:p>
          </table:table-cell>
          <table:table-cell table:formula="of:=VLOOKUP([.U13];[$Majorities.$B11:.$C642];2;FALSE())" office:value-type="float" office:value="2" calcext:value-type="float">
            <text:p>2</text:p>
          </table:table-cell>
          <table:table-cell table:formula="of:=VLOOKUP([.V13];[$Majorities.$B11:.$C642];2;FALSE())" office:value-type="float" office:value="5" calcext:value-type="float">
            <text:p>5</text:p>
          </table:table-cell>
          <table:table-cell table:formula="of:=VLOOKUP([.W13];[$Majorities.$B11:.$C642];2;FALSE())" office:value-type="string" office:string-value="" calcext:value-type="error">
            <text:p>#N/A</text:p>
          </table:table-cell>
          <table:table-cell table:formula="of:=VLOOKUP([.X13];[$Majorities.$B11:.$C642];2;FALSE())" office:value-type="float" office:value="5" calcext:value-type="float">
            <text:p>5</text:p>
          </table:table-cell>
          <table:table-cell table:formula="of:=VLOOKUP([.Y13];[$Majorities.$B11:.$C642];2;FALSE())" office:value-type="float" office:value="2" calcext:value-type="float">
            <text:p>2</text:p>
          </table:table-cell>
          <table:table-cell table:formula="of:=VLOOKUP([.Z13];[$Majorities.$B11:.$C642];2;FALSE())" office:value-type="float" office:value="4" calcext:value-type="float">
            <text:p>4</text:p>
          </table:table-cell>
          <table:table-cell table:style-name="Default" table:formula="of:=VLOOKUP([.AA13];[$Majorities.$B11:.$C642];2;FALSE())" office:value-type="float" office:value="2" calcext:value-type="float">
            <text:p>2</text:p>
          </table:table-cell>
          <table:table-cell table:style-name="Default" table:formula="of:=VLOOKUP([.AB13];[$Majorities.$B11:.$C642];2;FALSE())" office:value-type="float" office:value="4" calcext:value-type="float">
            <text:p>4</text:p>
          </table:table-cell>
          <table:table-cell table:formula="of:=VLOOKUP([.AC13];[$Majorities.$B11:.$C642];2;FALSE())" office:value-type="float" office:value="2" calcext:value-type="float">
            <text:p>2</text:p>
          </table:table-cell>
          <table:table-cell table:style-name="Default" table:formula="of:=VLOOKUP([.AD13];[$Majorities.$B11:.$C642];2;FALSE())" office:value-type="float" office:value="4" calcext:value-type="float">
            <text:p>4</text:p>
          </table:table-cell>
          <table:table-cell table:formula="of:=VLOOKUP([.AE13];[$Majorities.$B11:.$C642];2;FALSE())" office:value-type="float" office:value="6" calcext:value-type="float">
            <text:p>6</text:p>
          </table:table-cell>
          <table:table-cell table:formula="of:=VLOOKUP([.AF13];[$Majorities.$B11:.$C642];2;FALSE())" office:value-type="string" office:string-value="" calcext:value-type="error">
            <text:p>#N/A</text:p>
          </table:table-cell>
          <table:table-cell table:formula="of:=VLOOKUP([.AG13];[$Majorities.$B11:.$C642];2;FALSE())" office:value-type="string" office:string-value="" calcext:value-type="error">
            <text:p>#N/A</text:p>
          </table:table-cell>
          <table:table-cell table:formula="of:=VLOOKUP([.AH13];[$Majorities.$B11:.$C642];2;FALSE())" office:value-type="float" office:value="1" calcext:value-type="float">
            <text:p>1</text:p>
          </table:table-cell>
          <table:table-cell table:formula="of:=VLOOKUP([.AI13];[$Majorities.$B11:.$C642];2;FALSE())" office:value-type="float" office:value="1" calcext:value-type="float">
            <text:p>1</text:p>
          </table:table-cell>
          <table:table-cell table:formula="of:=VLOOKUP([.AJ13];[$Majorities.$B11:.$C642];2;FALSE())" office:value-type="float" office:value="0" calcext:value-type="float">
            <text:p>0</text:p>
          </table:table-cell>
          <table:table-cell table:formula="of:=VLOOKUP([.AK13];[$Majorities.$B11:.$C642];2;FALSE())" office:value-type="float" office:value="1" calcext:value-type="float">
            <text:p>1</text:p>
          </table:table-cell>
          <table:table-cell table:formula="of:=VLOOKUP([.AL13];[$Majorities.$B11:.$C642];2;FALSE())" office:value-type="float" office:value="1" calcext:value-type="float">
            <text:p>1</text:p>
          </table:table-cell>
          <table:table-cell table:formula="of:=VLOOKUP([.AM13];[$Majorities.$B11:.$C642];2;FALSE())" office:value-type="float" office:value="9" calcext:value-type="float">
            <text:p>9</text:p>
          </table:table-cell>
          <table:table-cell table:formula="of:=VLOOKUP([.AN13];[$Majorities.$B11:.$C642];2;FALSE())" office:value-type="float" office:value="999" calcext:value-type="float">
            <text:p>999</text:p>
          </table:table-cell>
          <table:table-cell table:formula="of:=VLOOKUP([.AO13];[$Majorities.$B11:.$C642];2;FALSE())" office:value-type="float" office:value="2" calcext:value-type="float">
            <text:p>2</text:p>
          </table:table-cell>
          <table:table-cell table:formula="of:=VLOOKUP([.AP13];[$Majorities.$B11:.$C642];2;FALSE())" office:value-type="float" office:value="1" calcext:value-type="float">
            <text:p>1</text:p>
          </table:table-cell>
          <table:table-cell table:formula="of:=VLOOKUP([.AQ13];[$Majorities.$B11:.$C642];2;FALSE())" office:value-type="float" office:value="9" calcext:value-type="float">
            <text:p>9</text:p>
          </table:table-cell>
          <table:table-cell table:formula="of:=VLOOKUP([.AR13];[$Majorities.$B11:.$C642];2;FALSE())" office:value-type="float" office:value="3" calcext:value-type="float">
            <text:p>3</text:p>
          </table:table-cell>
          <table:table-cell table:formula="of:=VLOOKUP([.AS13];[$Majorities.$B11:.$C642];2;FALSE())" office:value-type="float" office:value="0" calcext:value-type="float">
            <text:p>0</text:p>
          </table:table-cell>
          <table:table-cell table:formula="of:=VLOOKUP([.AT13];[$Majorities.$B11:.$C642];2;FALSE())" office:value-type="float" office:value="1" calcext:value-type="float">
            <text:p>1</text:p>
          </table:table-cell>
          <table:table-cell table:formula="of:=VLOOKUP([.AU13];[$Majorities.$B11:.$C642];2;FALSE())" office:value-type="float" office:value="0" calcext:value-type="float">
            <text:p>0</text:p>
          </table:table-cell>
          <table:table-cell table:formula="of:=VLOOKUP([.AV13];[$Majorities.$B11:.$C642];2;FALSE())" office:value-type="string" office:string-value="" calcext:value-type="error">
            <text:p>#N/A</text:p>
          </table:table-cell>
          <table:table-cell table:formula="of:=VLOOKUP([.AW13];[$Majorities.$B11:.$C642];2;FALSE())" office:value-type="string" office:string-value="" calcext:value-type="error">
            <text:p>#N/A</text:p>
          </table:table-cell>
          <table:table-cell table:formula="of:=VLOOKUP([.AX13];[$Majorities.$B11:.$C642];2;FALSE())" office:value-type="float" office:value="8" calcext:value-type="float">
            <text:p>8</text:p>
          </table:table-cell>
          <table:table-cell table:formula="of:=VLOOKUP([.AY13];[$Majorities.$B11:.$C642];2;FALSE())" office:value-type="string" office:string-value="" calcext:value-type="error">
            <text:p>#N/A</text:p>
          </table:table-cell>
          <table:table-cell table:formula="of:=VLOOKUP([.AZ13];[$Majorities.$B11:.$C642];2;FALSE())" office:value-type="string" office:string-value="" calcext:value-type="error">
            <text:p>#N/A</text:p>
          </table:table-cell>
          <table:table-cell table:formula="of:=VLOOKUP([.BA13];[$Majorities.$B11:.$C642];2;FALSE())" office:value-type="string" office:string-value="" calcext:value-type="error">
            <text:p>#N/A</text:p>
          </table:table-cell>
          <table:table-cell table:formula="of:=VLOOKUP([.BB13];[$Majorities.$B11:.$C642];2;FALSE())" office:value-type="string" office:string-value="" calcext:value-type="error">
            <text:p>#N/A</text:p>
          </table:table-cell>
          <table:table-cell table:formula="of:=VLOOKUP([.BC13];[$Majorities.$B11:.$C642];2;FALSE())" office:value-type="string" office:string-value="" calcext:value-type="error">
            <text:p>#N/A</text:p>
          </table:table-cell>
          <table:table-cell table:formula="of:=VLOOKUP([.BD13];[$Majorities.$B11:.$C642];2;FALSE())" office:value-type="string" office:string-value="" calcext:value-type="error">
            <text:p>#N/A</text:p>
          </table:table-cell>
          <table:table-cell table:formula="of:=VLOOKUP([.BE13];[$Majorities.$B11:.$C642];2;FALSE())" office:value-type="string" office:string-value="" calcext:value-type="error">
            <text:p>#N/A</text:p>
          </table:table-cell>
          <table:table-cell table:formula="of:=VLOOKUP([.BF13];[$Majorities.$B11:.$C642];2;FALSE())" office:value-type="string" office:string-value="" calcext:value-type="error">
            <text:p>#N/A</text:p>
          </table:table-cell>
          <table:table-cell table:formula="of:=VLOOKUP([.BG13];[$Majorities.$B11:.$C642];2;FALSE())" office:value-type="string" office:string-value="" calcext:value-type="error">
            <text:p>#N/A</text:p>
          </table:table-cell>
          <table:table-cell table:formula="of:=VLOOKUP([.BH13];[$Majorities.$B11:.$C642];2;FALSE())" office:value-type="string" office:string-value="" calcext:value-type="error">
            <text:p>#N/A</text:p>
          </table:table-cell>
          <table:table-cell table:formula="of:=VLOOKUP([.BI13];[$Majorities.$B11:.$C642];2;FALSE())" office:value-type="string" office:string-value="" calcext:value-type="error">
            <text:p>#N/A</text:p>
          </table:table-cell>
          <table:table-cell table:formula="of:=VLOOKUP([.BJ13];[$Majorities.$B11:.$C642];2;FALSE())" office:value-type="string" office:string-value="" calcext:value-type="error">
            <text:p>#N/A</text:p>
          </table:table-cell>
          <table:table-cell table:formula="of:=VLOOKUP([.BK13];[$Majorities.$B11:.$C642];2;FALSE())" office:value-type="string" office:string-value="" calcext:value-type="error">
            <text:p>#N/A</text:p>
          </table:table-cell>
          <table:table-cell table:formula="of:=VLOOKUP([.BL13];[$Majorities.$B11:.$C642];2;FALSE())" office:value-type="string" office:string-value="" calcext:value-type="error">
            <text:p>#N/A</text:p>
          </table:table-cell>
          <table:table-cell table:formula="of:=VLOOKUP([.BM13];[$Majorities.$B11:.$C642];2;FALSE())" office:value-type="string" office:string-value="" calcext:value-type="error">
            <text:p>#N/A</text:p>
          </table:table-cell>
          <table:table-cell table:formula="of:=VLOOKUP([.BN13];[$Majorities.$B11:.$C642];2;FALSE())" office:value-type="string" office:string-value="" calcext:value-type="error">
            <text:p>#N/A</text:p>
          </table:table-cell>
          <table:table-cell table:formula="of:=VLOOKUP([.BO13];[$Majorities.$B11:.$C642];2;FALSE())" office:value-type="string" office:string-value="" calcext:value-type="error">
            <text:p>#N/A</text:p>
          </table:table-cell>
          <table:table-cell table:formula="of:=VLOOKUP([.BP13];[$Majorities.$B11:.$C642];2;FALSE())" office:value-type="string" office:string-value="" calcext:value-type="error">
            <text:p>#N/A</text:p>
          </table:table-cell>
          <table:table-cell table:formula="of:=VLOOKUP([.BQ13];[$Majorities.$B11:.$C642];2;FALSE())" office:value-type="string" office:string-value="" calcext:value-type="error">
            <text:p>#N/A</text:p>
          </table:table-cell>
          <table:table-cell table:formula="of:=VLOOKUP([.BR13];[$Majorities.$B11:.$C642];2;FALSE())" office:value-type="string" office:string-value="" calcext:value-type="error">
            <text:p>#N/A</text:p>
          </table:table-cell>
          <table:table-cell table:formula="of:=VLOOKUP([.BS13];[$Majorities.$B11:.$C64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4];[$Majorities.$B12:.$C643];2;FALSE())" office:value-type="string" office:string-value="" calcext:value-type="error">
            <text:p>#N/A</text:p>
          </table:table-cell>
          <table:table-cell table:formula="of:=VLOOKUP([.C14];[$Majorities.$B12:.$C643];2;FALSE())" office:value-type="string" office:string-value="" calcext:value-type="error">
            <text:p>#N/A</text:p>
          </table:table-cell>
          <table:table-cell table:formula="of:=VLOOKUP([.D14];[$Majorities.$B12:.$C643];2;FALSE())" office:value-type="string" office:string-value="" calcext:value-type="error">
            <text:p>#N/A</text:p>
          </table:table-cell>
          <table:table-cell table:formula="of:=VLOOKUP([.E14];[$Majorities.$B12:.$C643];2;FALSE())" office:value-type="string" office:string-value="" calcext:value-type="error">
            <text:p>#N/A</text:p>
          </table:table-cell>
          <table:table-cell table:formula="of:=VLOOKUP([.F14];[$Majorities.$B12:.$C643];2;FALSE())" office:value-type="string" office:string-value="" calcext:value-type="error">
            <text:p>#N/A</text:p>
          </table:table-cell>
          <table:table-cell table:formula="of:=VLOOKUP([.G14];[$Majorities.$B12:.$C643];2;FALSE())" office:value-type="string" office:string-value="" calcext:value-type="error">
            <text:p>#N/A</text:p>
          </table:table-cell>
          <table:table-cell table:formula="of:=VLOOKUP([.H14];[$Majorities.$B12:.$C643];2;FALSE())" office:value-type="string" office:string-value="" calcext:value-type="error">
            <text:p>#N/A</text:p>
          </table:table-cell>
          <table:table-cell table:formula="of:=VLOOKUP([.I14];[$Majorities.$B12:.$C643];2;FALSE())" office:value-type="string" office:string-value="" calcext:value-type="error">
            <text:p>#N/A</text:p>
          </table:table-cell>
          <table:table-cell table:formula="of:=VLOOKUP([.J14];[$Majorities.$B12:.$C643];2;FALSE())" office:value-type="string" office:string-value="" calcext:value-type="error">
            <text:p>#N/A</text:p>
          </table:table-cell>
          <table:table-cell table:formula="of:=VLOOKUP([.K14];[$Majorities.$B12:.$C643];2;FALSE())" office:value-type="float" office:value="4" calcext:value-type="float">
            <text:p>4</text:p>
          </table:table-cell>
          <table:table-cell table:formula="of:=VLOOKUP([.L14];[$Majorities.$B12:.$C643];2;FALSE())" office:value-type="float" office:value="5" calcext:value-type="float">
            <text:p>5</text:p>
          </table:table-cell>
          <table:table-cell table:formula="of:=VLOOKUP([.M14];[$Majorities.$B12:.$C643];2;FALSE())" office:value-type="float" office:value="5" calcext:value-type="float">
            <text:p>5</text:p>
          </table:table-cell>
          <table:table-cell table:formula="of:=VLOOKUP([.N14];[$Majorities.$B12:.$C643];2;FALSE())" office:value-type="float" office:value="5" calcext:value-type="float">
            <text:p>5</text:p>
          </table:table-cell>
          <table:table-cell table:formula="of:=VLOOKUP([.O14];[$Majorities.$B12:.$C643];2;FALSE())" office:value-type="float" office:value="5" calcext:value-type="float">
            <text:p>5</text:p>
          </table:table-cell>
          <table:table-cell table:formula="of:=VLOOKUP([.P14];[$Majorities.$B12:.$C643];2;FALSE())" office:value-type="float" office:value="5" calcext:value-type="float">
            <text:p>5</text:p>
          </table:table-cell>
          <table:table-cell table:formula="of:=VLOOKUP([.Q14];[$Majorities.$B12:.$C643];2;FALSE())" office:value-type="float" office:value="4" calcext:value-type="float">
            <text:p>4</text:p>
          </table:table-cell>
          <table:table-cell table:formula="of:=VLOOKUP([.R14];[$Majorities.$B12:.$C643];2;FALSE())" office:value-type="float" office:value="7" calcext:value-type="float">
            <text:p>7</text:p>
          </table:table-cell>
          <table:table-cell table:formula="of:=VLOOKUP([.S14];[$Majorities.$B12:.$C643];2;FALSE())" office:value-type="float" office:value="7" calcext:value-type="float">
            <text:p>7</text:p>
          </table:table-cell>
          <table:table-cell table:formula="of:=VLOOKUP([.T14];[$Majorities.$B12:.$C643];2;FALSE())" office:value-type="float" office:value="4" calcext:value-type="float">
            <text:p>4</text:p>
          </table:table-cell>
          <table:table-cell table:formula="of:=VLOOKUP([.U14];[$Majorities.$B12:.$C643];2;FALSE())" office:value-type="float" office:value="5" calcext:value-type="float">
            <text:p>5</text:p>
          </table:table-cell>
          <table:table-cell table:formula="of:=VLOOKUP([.V14];[$Majorities.$B12:.$C643];2;FALSE())" office:value-type="string" office:string-value="" calcext:value-type="error">
            <text:p>#N/A</text:p>
          </table:table-cell>
          <table:table-cell table:formula="of:=VLOOKUP([.W14];[$Majorities.$B12:.$C643];2;FALSE())" office:value-type="string" office:string-value="" calcext:value-type="error">
            <text:p>#N/A</text:p>
          </table:table-cell>
          <table:table-cell table:formula="of:=VLOOKUP([.X14];[$Majorities.$B12:.$C643];2;FALSE())" office:value-type="float" office:value="7" calcext:value-type="float">
            <text:p>7</text:p>
          </table:table-cell>
          <table:table-cell table:formula="of:=VLOOKUP([.Y14];[$Majorities.$B12:.$C643];2;FALSE())" office:value-type="float" office:value="4" calcext:value-type="float">
            <text:p>4</text:p>
          </table:table-cell>
          <table:table-cell table:formula="of:=VLOOKUP([.Z14];[$Majorities.$B12:.$C643];2;FALSE())" office:value-type="string" office:string-value="" calcext:value-type="error">
            <text:p>#N/A</text:p>
          </table:table-cell>
          <table:table-cell table:style-name="Default" table:formula="of:=VLOOKUP([.AA14];[$Majorities.$B12:.$C643];2;FALSE())" office:value-type="float" office:value="4" calcext:value-type="float">
            <text:p>4</text:p>
          </table:table-cell>
          <table:table-cell table:style-name="Default" table:formula="of:=VLOOKUP([.AB14];[$Majorities.$B12:.$C643];2;FALSE())" office:value-type="float" office:value="4" calcext:value-type="float">
            <text:p>4</text:p>
          </table:table-cell>
          <table:table-cell table:formula="of:=VLOOKUP([.AC14];[$Majorities.$B12:.$C643];2;FALSE())" office:value-type="float" office:value="2" calcext:value-type="float">
            <text:p>2</text:p>
          </table:table-cell>
          <table:table-cell table:style-name="Default" table:formula="of:=VLOOKUP([.AD14];[$Majorities.$B12:.$C643];2;FALSE())" office:value-type="float" office:value="9" calcext:value-type="float">
            <text:p>9</text:p>
          </table:table-cell>
          <table:table-cell table:formula="of:=VLOOKUP([.AE14];[$Majorities.$B12:.$C643];2;FALSE())" office:value-type="float" office:value="9" calcext:value-type="float">
            <text:p>9</text:p>
          </table:table-cell>
          <table:table-cell table:formula="of:=VLOOKUP([.AF14];[$Majorities.$B12:.$C643];2;FALSE())" office:value-type="string" office:string-value="" calcext:value-type="error">
            <text:p>#N/A</text:p>
          </table:table-cell>
          <table:table-cell table:formula="of:=VLOOKUP([.AG14];[$Majorities.$B12:.$C643];2;FALSE())" office:value-type="string" office:string-value="" calcext:value-type="error">
            <text:p>#N/A</text:p>
          </table:table-cell>
          <table:table-cell table:formula="of:=VLOOKUP([.AH14];[$Majorities.$B12:.$C643];2;FALSE())" office:value-type="float" office:value="6" calcext:value-type="float">
            <text:p>6</text:p>
          </table:table-cell>
          <table:table-cell table:formula="of:=VLOOKUP([.AI14];[$Majorities.$B12:.$C643];2;FALSE())" office:value-type="float" office:value="6" calcext:value-type="float">
            <text:p>6</text:p>
          </table:table-cell>
          <table:table-cell table:formula="of:=VLOOKUP([.AJ14];[$Majorities.$B12:.$C643];2;FALSE())" office:value-type="float" office:value="1" calcext:value-type="float">
            <text:p>1</text:p>
          </table:table-cell>
          <table:table-cell table:formula="of:=VLOOKUP([.AK14];[$Majorities.$B12:.$C643];2;FALSE())" office:value-type="float" office:value="6" calcext:value-type="float">
            <text:p>6</text:p>
          </table:table-cell>
          <table:table-cell table:formula="of:=VLOOKUP([.AL14];[$Majorities.$B12:.$C643];2;FALSE())" office:value-type="float" office:value="2" calcext:value-type="float">
            <text:p>2</text:p>
          </table:table-cell>
          <table:table-cell table:formula="of:=VLOOKUP([.AM14];[$Majorities.$B12:.$C643];2;FALSE())" office:value-type="float" office:value="9" calcext:value-type="float">
            <text:p>9</text:p>
          </table:table-cell>
          <table:table-cell table:formula="of:=VLOOKUP([.AN14];[$Majorities.$B12:.$C643];2;FALSE())" office:value-type="float" office:value="9" calcext:value-type="float">
            <text:p>9</text:p>
          </table:table-cell>
          <table:table-cell table:formula="of:=VLOOKUP([.AO14];[$Majorities.$B12:.$C643];2;FALSE())" office:value-type="string" office:string-value="" calcext:value-type="error">
            <text:p>#N/A</text:p>
          </table:table-cell>
          <table:table-cell table:formula="of:=VLOOKUP([.AP14];[$Majorities.$B12:.$C643];2;FALSE())" office:value-type="float" office:value="2" calcext:value-type="float">
            <text:p>2</text:p>
          </table:table-cell>
          <table:table-cell table:formula="of:=VLOOKUP([.AQ14];[$Majorities.$B12:.$C643];2;FALSE())" office:value-type="float" office:value="999" calcext:value-type="float">
            <text:p>999</text:p>
          </table:table-cell>
          <table:table-cell table:formula="of:=VLOOKUP([.AR14];[$Majorities.$B12:.$C643];2;FALSE())" office:value-type="float" office:value="3" calcext:value-type="float">
            <text:p>3</text:p>
          </table:table-cell>
          <table:table-cell table:formula="of:=VLOOKUP([.AS14];[$Majorities.$B12:.$C643];2;FALSE())" office:value-type="float" office:value="9" calcext:value-type="float">
            <text:p>9</text:p>
          </table:table-cell>
          <table:table-cell table:formula="of:=VLOOKUP([.AT14];[$Majorities.$B12:.$C643];2;FALSE())" office:value-type="string" office:string-value="" calcext:value-type="error">
            <text:p>#N/A</text:p>
          </table:table-cell>
          <table:table-cell table:formula="of:=VLOOKUP([.AU14];[$Majorities.$B12:.$C643];2;FALSE())" office:value-type="float" office:value="0" calcext:value-type="float">
            <text:p>0</text:p>
          </table:table-cell>
          <table:table-cell table:formula="of:=VLOOKUP([.AV14];[$Majorities.$B12:.$C643];2;FALSE())" office:value-type="string" office:string-value="" calcext:value-type="error">
            <text:p>#N/A</text:p>
          </table:table-cell>
          <table:table-cell table:formula="of:=VLOOKUP([.AW14];[$Majorities.$B12:.$C643];2;FALSE())" office:value-type="string" office:string-value="" calcext:value-type="error">
            <text:p>#N/A</text:p>
          </table:table-cell>
          <table:table-cell table:formula="of:=VLOOKUP([.AX14];[$Majorities.$B12:.$C643];2;FALSE())" office:value-type="float" office:value="1" calcext:value-type="float">
            <text:p>1</text:p>
          </table:table-cell>
          <table:table-cell table:formula="of:=VLOOKUP([.AY14];[$Majorities.$B12:.$C643];2;FALSE())" office:value-type="string" office:string-value="" calcext:value-type="error">
            <text:p>#N/A</text:p>
          </table:table-cell>
          <table:table-cell table:formula="of:=VLOOKUP([.AZ14];[$Majorities.$B12:.$C643];2;FALSE())" office:value-type="string" office:string-value="" calcext:value-type="error">
            <text:p>#N/A</text:p>
          </table:table-cell>
          <table:table-cell table:formula="of:=VLOOKUP([.BA14];[$Majorities.$B12:.$C643];2;FALSE())" office:value-type="string" office:string-value="" calcext:value-type="error">
            <text:p>#N/A</text:p>
          </table:table-cell>
          <table:table-cell table:formula="of:=VLOOKUP([.BB14];[$Majorities.$B12:.$C643];2;FALSE())" office:value-type="string" office:string-value="" calcext:value-type="error">
            <text:p>#N/A</text:p>
          </table:table-cell>
          <table:table-cell table:formula="of:=VLOOKUP([.BC14];[$Majorities.$B12:.$C643];2;FALSE())" office:value-type="string" office:string-value="" calcext:value-type="error">
            <text:p>#N/A</text:p>
          </table:table-cell>
          <table:table-cell table:formula="of:=VLOOKUP([.BD14];[$Majorities.$B12:.$C643];2;FALSE())" office:value-type="string" office:string-value="" calcext:value-type="error">
            <text:p>#N/A</text:p>
          </table:table-cell>
          <table:table-cell table:formula="of:=VLOOKUP([.BE14];[$Majorities.$B12:.$C643];2;FALSE())" office:value-type="string" office:string-value="" calcext:value-type="error">
            <text:p>#N/A</text:p>
          </table:table-cell>
          <table:table-cell table:formula="of:=VLOOKUP([.BF14];[$Majorities.$B12:.$C643];2;FALSE())" office:value-type="string" office:string-value="" calcext:value-type="error">
            <text:p>#N/A</text:p>
          </table:table-cell>
          <table:table-cell table:formula="of:=VLOOKUP([.BG14];[$Majorities.$B12:.$C643];2;FALSE())" office:value-type="string" office:string-value="" calcext:value-type="error">
            <text:p>#N/A</text:p>
          </table:table-cell>
          <table:table-cell table:formula="of:=VLOOKUP([.BH14];[$Majorities.$B12:.$C643];2;FALSE())" office:value-type="string" office:string-value="" calcext:value-type="error">
            <text:p>#N/A</text:p>
          </table:table-cell>
          <table:table-cell table:formula="of:=VLOOKUP([.BI14];[$Majorities.$B12:.$C643];2;FALSE())" office:value-type="string" office:string-value="" calcext:value-type="error">
            <text:p>#N/A</text:p>
          </table:table-cell>
          <table:table-cell table:formula="of:=VLOOKUP([.BJ14];[$Majorities.$B12:.$C643];2;FALSE())" office:value-type="string" office:string-value="" calcext:value-type="error">
            <text:p>#N/A</text:p>
          </table:table-cell>
          <table:table-cell table:formula="of:=VLOOKUP([.BK14];[$Majorities.$B12:.$C643];2;FALSE())" office:value-type="string" office:string-value="" calcext:value-type="error">
            <text:p>#N/A</text:p>
          </table:table-cell>
          <table:table-cell table:formula="of:=VLOOKUP([.BL14];[$Majorities.$B12:.$C643];2;FALSE())" office:value-type="string" office:string-value="" calcext:value-type="error">
            <text:p>#N/A</text:p>
          </table:table-cell>
          <table:table-cell table:formula="of:=VLOOKUP([.BM14];[$Majorities.$B12:.$C643];2;FALSE())" office:value-type="string" office:string-value="" calcext:value-type="error">
            <text:p>#N/A</text:p>
          </table:table-cell>
          <table:table-cell table:formula="of:=VLOOKUP([.BN14];[$Majorities.$B12:.$C643];2;FALSE())" office:value-type="string" office:string-value="" calcext:value-type="error">
            <text:p>#N/A</text:p>
          </table:table-cell>
          <table:table-cell table:formula="of:=VLOOKUP([.BO14];[$Majorities.$B12:.$C643];2;FALSE())" office:value-type="string" office:string-value="" calcext:value-type="error">
            <text:p>#N/A</text:p>
          </table:table-cell>
          <table:table-cell table:formula="of:=VLOOKUP([.BP14];[$Majorities.$B12:.$C643];2;FALSE())" office:value-type="string" office:string-value="" calcext:value-type="error">
            <text:p>#N/A</text:p>
          </table:table-cell>
          <table:table-cell table:formula="of:=VLOOKUP([.BQ14];[$Majorities.$B12:.$C643];2;FALSE())" office:value-type="string" office:string-value="" calcext:value-type="error">
            <text:p>#N/A</text:p>
          </table:table-cell>
          <table:table-cell table:formula="of:=VLOOKUP([.BR14];[$Majorities.$B12:.$C643];2;FALSE())" office:value-type="string" office:string-value="" calcext:value-type="error">
            <text:p>#N/A</text:p>
          </table:table-cell>
          <table:table-cell table:formula="of:=VLOOKUP([.BS14];[$Majorities.$B12:.$C64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5];[$Majorities.$B13:.$C644];2;FALSE())" office:value-type="string" office:string-value="" calcext:value-type="error">
            <text:p>#N/A</text:p>
          </table:table-cell>
          <table:table-cell table:formula="of:=VLOOKUP([.C15];[$Majorities.$B13:.$C644];2;FALSE())" office:value-type="string" office:string-value="" calcext:value-type="error">
            <text:p>#N/A</text:p>
          </table:table-cell>
          <table:table-cell table:formula="of:=VLOOKUP([.D15];[$Majorities.$B13:.$C644];2;FALSE())" office:value-type="string" office:string-value="" calcext:value-type="error">
            <text:p>#N/A</text:p>
          </table:table-cell>
          <table:table-cell table:formula="of:=VLOOKUP([.E15];[$Majorities.$B13:.$C644];2;FALSE())" office:value-type="string" office:string-value="" calcext:value-type="error">
            <text:p>#N/A</text:p>
          </table:table-cell>
          <table:table-cell table:formula="of:=VLOOKUP([.F15];[$Majorities.$B13:.$C644];2;FALSE())" office:value-type="string" office:string-value="" calcext:value-type="error">
            <text:p>#N/A</text:p>
          </table:table-cell>
          <table:table-cell table:formula="of:=VLOOKUP([.G15];[$Majorities.$B13:.$C644];2;FALSE())" office:value-type="string" office:string-value="" calcext:value-type="error">
            <text:p>#N/A</text:p>
          </table:table-cell>
          <table:table-cell table:formula="of:=VLOOKUP([.H15];[$Majorities.$B13:.$C644];2;FALSE())" office:value-type="string" office:string-value="" calcext:value-type="error">
            <text:p>#N/A</text:p>
          </table:table-cell>
          <table:table-cell table:formula="of:=VLOOKUP([.I15];[$Majorities.$B13:.$C644];2;FALSE())" office:value-type="string" office:string-value="" calcext:value-type="error">
            <text:p>#N/A</text:p>
          </table:table-cell>
          <table:table-cell table:formula="of:=VLOOKUP([.J15];[$Majorities.$B13:.$C644];2;FALSE())" office:value-type="string" office:string-value="" calcext:value-type="error">
            <text:p>#N/A</text:p>
          </table:table-cell>
          <table:table-cell table:formula="of:=VLOOKUP([.K15];[$Majorities.$B13:.$C644];2;FALSE())" office:value-type="float" office:value="5" calcext:value-type="float">
            <text:p>5</text:p>
          </table:table-cell>
          <table:table-cell table:formula="of:=VLOOKUP([.L15];[$Majorities.$B13:.$C644];2;FALSE())" office:value-type="float" office:value="5" calcext:value-type="float">
            <text:p>5</text:p>
          </table:table-cell>
          <table:table-cell table:formula="of:=VLOOKUP([.M15];[$Majorities.$B13:.$C644];2;FALSE())" office:value-type="float" office:value="7" calcext:value-type="float">
            <text:p>7</text:p>
          </table:table-cell>
          <table:table-cell table:formula="of:=VLOOKUP([.N15];[$Majorities.$B13:.$C644];2;FALSE())" office:value-type="float" office:value="5" calcext:value-type="float">
            <text:p>5</text:p>
          </table:table-cell>
          <table:table-cell table:formula="of:=VLOOKUP([.O15];[$Majorities.$B13:.$C644];2;FALSE())" office:value-type="float" office:value="5" calcext:value-type="float">
            <text:p>5</text:p>
          </table:table-cell>
          <table:table-cell table:formula="of:=VLOOKUP([.P15];[$Majorities.$B13:.$C644];2;FALSE())" office:value-type="float" office:value="5" calcext:value-type="float">
            <text:p>5</text:p>
          </table:table-cell>
          <table:table-cell table:formula="of:=VLOOKUP([.Q15];[$Majorities.$B13:.$C644];2;FALSE())" office:value-type="float" office:value="4" calcext:value-type="float">
            <text:p>4</text:p>
          </table:table-cell>
          <table:table-cell table:formula="of:=VLOOKUP([.R15];[$Majorities.$B13:.$C644];2;FALSE())" office:value-type="float" office:value="5" calcext:value-type="float">
            <text:p>5</text:p>
          </table:table-cell>
          <table:table-cell table:formula="of:=VLOOKUP([.S15];[$Majorities.$B13:.$C644];2;FALSE())" office:value-type="float" office:value="5" calcext:value-type="float">
            <text:p>5</text:p>
          </table:table-cell>
          <table:table-cell table:formula="of:=VLOOKUP([.T15];[$Majorities.$B13:.$C644];2;FALSE())" office:value-type="float" office:value="5" calcext:value-type="float">
            <text:p>5</text:p>
          </table:table-cell>
          <table:table-cell table:formula="of:=VLOOKUP([.U15];[$Majorities.$B13:.$C644];2;FALSE())" office:value-type="float" office:value="4" calcext:value-type="float">
            <text:p>4</text:p>
          </table:table-cell>
          <table:table-cell table:formula="of:=VLOOKUP([.V15];[$Majorities.$B13:.$C644];2;FALSE())" office:value-type="string" office:string-value="" calcext:value-type="error">
            <text:p>#N/A</text:p>
          </table:table-cell>
          <table:table-cell table:formula="of:=VLOOKUP([.W15];[$Majorities.$B13:.$C644];2;FALSE())" office:value-type="string" office:string-value="" calcext:value-type="error">
            <text:p>#N/A</text:p>
          </table:table-cell>
          <table:table-cell table:formula="of:=VLOOKUP([.X15];[$Majorities.$B13:.$C644];2;FALSE())" office:value-type="float" office:value="4" calcext:value-type="float">
            <text:p>4</text:p>
          </table:table-cell>
          <table:table-cell table:formula="of:=VLOOKUP([.Y15];[$Majorities.$B13:.$C644];2;FALSE())" office:value-type="float" office:value="2" calcext:value-type="float">
            <text:p>2</text:p>
          </table:table-cell>
          <table:table-cell table:formula="of:=VLOOKUP([.Z15];[$Majorities.$B13:.$C644];2;FALSE())" office:value-type="string" office:string-value="" calcext:value-type="error">
            <text:p>#N/A</text:p>
          </table:table-cell>
          <table:table-cell table:style-name="Default" table:formula="of:=VLOOKUP([.AA15];[$Majorities.$B13:.$C644];2;FALSE())" office:value-type="float" office:value="2" calcext:value-type="float">
            <text:p>2</text:p>
          </table:table-cell>
          <table:table-cell table:style-name="Default" table:formula="of:=VLOOKUP([.AB15];[$Majorities.$B13:.$C644];2;FALSE())" office:value-type="float" office:value="4" calcext:value-type="float">
            <text:p>4</text:p>
          </table:table-cell>
          <table:table-cell table:formula="of:=VLOOKUP([.AC15];[$Majorities.$B13:.$C644];2;FALSE())" office:value-type="float" office:value="2" calcext:value-type="float">
            <text:p>2</text:p>
          </table:table-cell>
          <table:table-cell table:style-name="Default" table:formula="of:=VLOOKUP([.AD15];[$Majorities.$B13:.$C644];2;FALSE())" office:value-type="float" office:value="4" calcext:value-type="float">
            <text:p>4</text:p>
          </table:table-cell>
          <table:table-cell table:formula="of:=VLOOKUP([.AE15];[$Majorities.$B13:.$C644];2;FALSE())" office:value-type="float" office:value="1" calcext:value-type="float">
            <text:p>1</text:p>
          </table:table-cell>
          <table:table-cell table:formula="of:=VLOOKUP([.AF15];[$Majorities.$B13:.$C644];2;FALSE())" office:value-type="string" office:string-value="" calcext:value-type="error">
            <text:p>#N/A</text:p>
          </table:table-cell>
          <table:table-cell table:formula="of:=VLOOKUP([.AG15];[$Majorities.$B13:.$C644];2;FALSE())" office:value-type="string" office:string-value="" calcext:value-type="error">
            <text:p>#N/A</text:p>
          </table:table-cell>
          <table:table-cell table:formula="of:=VLOOKUP([.AH15];[$Majorities.$B13:.$C644];2;FALSE())" office:value-type="float" office:value="1" calcext:value-type="float">
            <text:p>1</text:p>
          </table:table-cell>
          <table:table-cell table:formula="of:=VLOOKUP([.AI15];[$Majorities.$B13:.$C644];2;FALSE())" office:value-type="string" office:string-value="" calcext:value-type="error">
            <text:p>#N/A</text:p>
          </table:table-cell>
          <table:table-cell table:formula="of:=VLOOKUP([.AJ15];[$Majorities.$B13:.$C644];2;FALSE())" office:value-type="float" office:value="1" calcext:value-type="float">
            <text:p>1</text:p>
          </table:table-cell>
          <table:table-cell table:formula="of:=VLOOKUP([.AK15];[$Majorities.$B13:.$C644];2;FALSE())" office:value-type="string" office:string-value="" calcext:value-type="error">
            <text:p>#N/A</text:p>
          </table:table-cell>
          <table:table-cell table:formula="of:=VLOOKUP([.AL15];[$Majorities.$B13:.$C644];2;FALSE())" office:value-type="float" office:value="1" calcext:value-type="float">
            <text:p>1</text:p>
          </table:table-cell>
          <table:table-cell table:formula="of:=VLOOKUP([.AM15];[$Majorities.$B13:.$C644];2;FALSE())" office:value-type="float" office:value="999" calcext:value-type="float">
            <text:p>999</text:p>
          </table:table-cell>
          <table:table-cell table:formula="of:=VLOOKUP([.AN15];[$Majorities.$B13:.$C644];2;FALSE())" office:value-type="float" office:value="6" calcext:value-type="float">
            <text:p>6</text:p>
          </table:table-cell>
          <table:table-cell table:formula="of:=VLOOKUP([.AO15];[$Majorities.$B13:.$C644];2;FALSE())" office:value-type="string" office:string-value="" calcext:value-type="error">
            <text:p>#N/A</text:p>
          </table:table-cell>
          <table:table-cell table:formula="of:=VLOOKUP([.AP15];[$Majorities.$B13:.$C644];2;FALSE())" office:value-type="float" office:value="6" calcext:value-type="float">
            <text:p>6</text:p>
          </table:table-cell>
          <table:table-cell table:formula="of:=VLOOKUP([.AQ15];[$Majorities.$B13:.$C644];2;FALSE())" office:value-type="float" office:value="6" calcext:value-type="float">
            <text:p>6</text:p>
          </table:table-cell>
          <table:table-cell table:formula="of:=VLOOKUP([.AR15];[$Majorities.$B13:.$C644];2;FALSE())" office:value-type="float" office:value="6" calcext:value-type="float">
            <text:p>6</text:p>
          </table:table-cell>
          <table:table-cell table:formula="of:=VLOOKUP([.AS15];[$Majorities.$B13:.$C644];2;FALSE())" office:value-type="string" office:string-value="" calcext:value-type="error">
            <text:p>#N/A</text:p>
          </table:table-cell>
          <table:table-cell table:formula="of:=VLOOKUP([.AT15];[$Majorities.$B13:.$C644];2;FALSE())" office:value-type="string" office:string-value="" calcext:value-type="error">
            <text:p>#N/A</text:p>
          </table:table-cell>
          <table:table-cell table:formula="of:=VLOOKUP([.AU15];[$Majorities.$B13:.$C644];2;FALSE())" office:value-type="float" office:value="3" calcext:value-type="float">
            <text:p>3</text:p>
          </table:table-cell>
          <table:table-cell table:formula="of:=VLOOKUP([.AV15];[$Majorities.$B13:.$C644];2;FALSE())" office:value-type="string" office:string-value="" calcext:value-type="error">
            <text:p>#N/A</text:p>
          </table:table-cell>
          <table:table-cell table:formula="of:=VLOOKUP([.AW15];[$Majorities.$B13:.$C644];2;FALSE())" office:value-type="string" office:string-value="" calcext:value-type="error">
            <text:p>#N/A</text:p>
          </table:table-cell>
          <table:table-cell table:formula="of:=VLOOKUP([.AX15];[$Majorities.$B13:.$C644];2;FALSE())" office:value-type="string" office:string-value="" calcext:value-type="error">
            <text:p>#N/A</text:p>
          </table:table-cell>
          <table:table-cell table:formula="of:=VLOOKUP([.AY15];[$Majorities.$B13:.$C644];2;FALSE())" office:value-type="string" office:string-value="" calcext:value-type="error">
            <text:p>#N/A</text:p>
          </table:table-cell>
          <table:table-cell table:formula="of:=VLOOKUP([.AZ15];[$Majorities.$B13:.$C644];2;FALSE())" office:value-type="string" office:string-value="" calcext:value-type="error">
            <text:p>#N/A</text:p>
          </table:table-cell>
          <table:table-cell table:formula="of:=VLOOKUP([.BA15];[$Majorities.$B13:.$C644];2;FALSE())" office:value-type="string" office:string-value="" calcext:value-type="error">
            <text:p>#N/A</text:p>
          </table:table-cell>
          <table:table-cell table:formula="of:=VLOOKUP([.BB15];[$Majorities.$B13:.$C644];2;FALSE())" office:value-type="string" office:string-value="" calcext:value-type="error">
            <text:p>#N/A</text:p>
          </table:table-cell>
          <table:table-cell table:formula="of:=VLOOKUP([.BC15];[$Majorities.$B13:.$C644];2;FALSE())" office:value-type="string" office:string-value="" calcext:value-type="error">
            <text:p>#N/A</text:p>
          </table:table-cell>
          <table:table-cell table:formula="of:=VLOOKUP([.BD15];[$Majorities.$B13:.$C644];2;FALSE())" office:value-type="string" office:string-value="" calcext:value-type="error">
            <text:p>#N/A</text:p>
          </table:table-cell>
          <table:table-cell table:formula="of:=VLOOKUP([.BE15];[$Majorities.$B13:.$C644];2;FALSE())" office:value-type="string" office:string-value="" calcext:value-type="error">
            <text:p>#N/A</text:p>
          </table:table-cell>
          <table:table-cell table:formula="of:=VLOOKUP([.BF15];[$Majorities.$B13:.$C644];2;FALSE())" office:value-type="string" office:string-value="" calcext:value-type="error">
            <text:p>#N/A</text:p>
          </table:table-cell>
          <table:table-cell table:formula="of:=VLOOKUP([.BG15];[$Majorities.$B13:.$C644];2;FALSE())" office:value-type="string" office:string-value="" calcext:value-type="error">
            <text:p>#N/A</text:p>
          </table:table-cell>
          <table:table-cell table:formula="of:=VLOOKUP([.BH15];[$Majorities.$B13:.$C644];2;FALSE())" office:value-type="string" office:string-value="" calcext:value-type="error">
            <text:p>#N/A</text:p>
          </table:table-cell>
          <table:table-cell table:formula="of:=VLOOKUP([.BI15];[$Majorities.$B13:.$C644];2;FALSE())" office:value-type="string" office:string-value="" calcext:value-type="error">
            <text:p>#N/A</text:p>
          </table:table-cell>
          <table:table-cell table:formula="of:=VLOOKUP([.BJ15];[$Majorities.$B13:.$C644];2;FALSE())" office:value-type="string" office:string-value="" calcext:value-type="error">
            <text:p>#N/A</text:p>
          </table:table-cell>
          <table:table-cell table:formula="of:=VLOOKUP([.BK15];[$Majorities.$B13:.$C644];2;FALSE())" office:value-type="string" office:string-value="" calcext:value-type="error">
            <text:p>#N/A</text:p>
          </table:table-cell>
          <table:table-cell table:formula="of:=VLOOKUP([.BL15];[$Majorities.$B13:.$C644];2;FALSE())" office:value-type="string" office:string-value="" calcext:value-type="error">
            <text:p>#N/A</text:p>
          </table:table-cell>
          <table:table-cell table:formula="of:=VLOOKUP([.BM15];[$Majorities.$B13:.$C644];2;FALSE())" office:value-type="string" office:string-value="" calcext:value-type="error">
            <text:p>#N/A</text:p>
          </table:table-cell>
          <table:table-cell table:formula="of:=VLOOKUP([.BN15];[$Majorities.$B13:.$C644];2;FALSE())" office:value-type="string" office:string-value="" calcext:value-type="error">
            <text:p>#N/A</text:p>
          </table:table-cell>
          <table:table-cell table:formula="of:=VLOOKUP([.BO15];[$Majorities.$B13:.$C644];2;FALSE())" office:value-type="string" office:string-value="" calcext:value-type="error">
            <text:p>#N/A</text:p>
          </table:table-cell>
          <table:table-cell table:formula="of:=VLOOKUP([.BP15];[$Majorities.$B13:.$C644];2;FALSE())" office:value-type="string" office:string-value="" calcext:value-type="error">
            <text:p>#N/A</text:p>
          </table:table-cell>
          <table:table-cell table:formula="of:=VLOOKUP([.BQ15];[$Majorities.$B13:.$C644];2;FALSE())" office:value-type="string" office:string-value="" calcext:value-type="error">
            <text:p>#N/A</text:p>
          </table:table-cell>
          <table:table-cell table:formula="of:=VLOOKUP([.BR15];[$Majorities.$B13:.$C644];2;FALSE())" office:value-type="string" office:string-value="" calcext:value-type="error">
            <text:p>#N/A</text:p>
          </table:table-cell>
          <table:table-cell table:formula="of:=VLOOKUP([.BS15];[$Majorities.$B13:.$C64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6];[$Majorities.$B14:.$C645];2;FALSE())" office:value-type="string" office:string-value="" calcext:value-type="error">
            <text:p>#N/A</text:p>
          </table:table-cell>
          <table:table-cell table:formula="of:=VLOOKUP([.C16];[$Majorities.$B14:.$C645];2;FALSE())" office:value-type="string" office:string-value="" calcext:value-type="error">
            <text:p>#N/A</text:p>
          </table:table-cell>
          <table:table-cell table:formula="of:=VLOOKUP([.D16];[$Majorities.$B14:.$C645];2;FALSE())" office:value-type="string" office:string-value="" calcext:value-type="error">
            <text:p>#N/A</text:p>
          </table:table-cell>
          <table:table-cell table:formula="of:=VLOOKUP([.E16];[$Majorities.$B14:.$C645];2;FALSE())" office:value-type="string" office:string-value="" calcext:value-type="error">
            <text:p>#N/A</text:p>
          </table:table-cell>
          <table:table-cell table:formula="of:=VLOOKUP([.F16];[$Majorities.$B14:.$C645];2;FALSE())" office:value-type="string" office:string-value="" calcext:value-type="error">
            <text:p>#N/A</text:p>
          </table:table-cell>
          <table:table-cell table:formula="of:=VLOOKUP([.G16];[$Majorities.$B14:.$C645];2;FALSE())" office:value-type="string" office:string-value="" calcext:value-type="error">
            <text:p>#N/A</text:p>
          </table:table-cell>
          <table:table-cell table:formula="of:=VLOOKUP([.H16];[$Majorities.$B14:.$C645];2;FALSE())" office:value-type="string" office:string-value="" calcext:value-type="error">
            <text:p>#N/A</text:p>
          </table:table-cell>
          <table:table-cell table:formula="of:=VLOOKUP([.I16];[$Majorities.$B14:.$C645];2;FALSE())" office:value-type="string" office:string-value="" calcext:value-type="error">
            <text:p>#N/A</text:p>
          </table:table-cell>
          <table:table-cell table:formula="of:=VLOOKUP([.J16];[$Majorities.$B14:.$C645];2;FALSE())" office:value-type="string" office:string-value="" calcext:value-type="error">
            <text:p>#N/A</text:p>
          </table:table-cell>
          <table:table-cell table:formula="of:=VLOOKUP([.K16];[$Majorities.$B14:.$C645];2;FALSE())" office:value-type="float" office:value="5" calcext:value-type="float">
            <text:p>5</text:p>
          </table:table-cell>
          <table:table-cell table:formula="of:=VLOOKUP([.L16];[$Majorities.$B14:.$C645];2;FALSE())" office:value-type="float" office:value="4" calcext:value-type="float">
            <text:p>4</text:p>
          </table:table-cell>
          <table:table-cell table:formula="of:=VLOOKUP([.M16];[$Majorities.$B14:.$C645];2;FALSE())" office:value-type="float" office:value="5" calcext:value-type="float">
            <text:p>5</text:p>
          </table:table-cell>
          <table:table-cell table:formula="of:=VLOOKUP([.N16];[$Majorities.$B14:.$C645];2;FALSE())" office:value-type="float" office:value="5" calcext:value-type="float">
            <text:p>5</text:p>
          </table:table-cell>
          <table:table-cell table:formula="of:=VLOOKUP([.O16];[$Majorities.$B14:.$C645];2;FALSE())" office:value-type="float" office:value="5" calcext:value-type="float">
            <text:p>5</text:p>
          </table:table-cell>
          <table:table-cell table:formula="of:=VLOOKUP([.P16];[$Majorities.$B14:.$C645];2;FALSE())" office:value-type="float" office:value="7" calcext:value-type="float">
            <text:p>7</text:p>
          </table:table-cell>
          <table:table-cell table:formula="of:=VLOOKUP([.Q16];[$Majorities.$B14:.$C645];2;FALSE())" office:value-type="float" office:value="4" calcext:value-type="float">
            <text:p>4</text:p>
          </table:table-cell>
          <table:table-cell table:formula="of:=VLOOKUP([.R16];[$Majorities.$B14:.$C645];2;FALSE())" office:value-type="float" office:value="7" calcext:value-type="float">
            <text:p>7</text:p>
          </table:table-cell>
          <table:table-cell table:formula="of:=VLOOKUP([.S16];[$Majorities.$B14:.$C645];2;FALSE())" office:value-type="float" office:value="5" calcext:value-type="float">
            <text:p>5</text:p>
          </table:table-cell>
          <table:table-cell table:formula="of:=VLOOKUP([.T16];[$Majorities.$B14:.$C645];2;FALSE())" office:value-type="float" office:value="7" calcext:value-type="float">
            <text:p>7</text:p>
          </table:table-cell>
          <table:table-cell table:formula="of:=VLOOKUP([.U16];[$Majorities.$B14:.$C645];2;FALSE())" office:value-type="float" office:value="7" calcext:value-type="float">
            <text:p>7</text:p>
          </table:table-cell>
          <table:table-cell table:formula="of:=VLOOKUP([.V16];[$Majorities.$B14:.$C645];2;FALSE())" office:value-type="string" office:string-value="" calcext:value-type="error">
            <text:p>#N/A</text:p>
          </table:table-cell>
          <table:table-cell table:formula="of:=VLOOKUP([.W16];[$Majorities.$B14:.$C645];2;FALSE())" office:value-type="string" office:string-value="" calcext:value-type="error">
            <text:p>#N/A</text:p>
          </table:table-cell>
          <table:table-cell table:formula="of:=VLOOKUP([.X16];[$Majorities.$B14:.$C645];2;FALSE())" office:value-type="float" office:value="7" calcext:value-type="float">
            <text:p>7</text:p>
          </table:table-cell>
          <table:table-cell table:formula="of:=VLOOKUP([.Y16];[$Majorities.$B14:.$C645];2;FALSE())" office:value-type="float" office:value="7" calcext:value-type="float">
            <text:p>7</text:p>
          </table:table-cell>
          <table:table-cell table:formula="of:=VLOOKUP([.Z16];[$Majorities.$B14:.$C645];2;FALSE())" office:value-type="string" office:string-value="" calcext:value-type="error">
            <text:p>#N/A</text:p>
          </table:table-cell>
          <table:table-cell table:style-name="Default" table:formula="of:=VLOOKUP([.AA16];[$Majorities.$B14:.$C645];2;FALSE())" office:value-type="float" office:value="1" calcext:value-type="float">
            <text:p>1</text:p>
          </table:table-cell>
          <table:table-cell table:style-name="Default" table:formula="of:=VLOOKUP([.AB16];[$Majorities.$B14:.$C645];2;FALSE())" office:value-type="float" office:value="2" calcext:value-type="float">
            <text:p>2</text:p>
          </table:table-cell>
          <table:table-cell table:formula="of:=VLOOKUP([.AC16];[$Majorities.$B14:.$C645];2;FALSE())" office:value-type="float" office:value="4" calcext:value-type="float">
            <text:p>4</text:p>
          </table:table-cell>
          <table:table-cell table:style-name="Default" table:formula="of:=VLOOKUP([.AD16];[$Majorities.$B14:.$C645];2;FALSE())" office:value-type="float" office:value="2" calcext:value-type="float">
            <text:p>2</text:p>
          </table:table-cell>
          <table:table-cell table:formula="of:=VLOOKUP([.AE16];[$Majorities.$B14:.$C645];2;FALSE())" office:value-type="string" office:string-value="" calcext:value-type="error">
            <text:p>#N/A</text:p>
          </table:table-cell>
          <table:table-cell table:formula="of:=VLOOKUP([.AF16];[$Majorities.$B14:.$C645];2;FALSE())" office:value-type="string" office:string-value="" calcext:value-type="error">
            <text:p>#N/A</text:p>
          </table:table-cell>
          <table:table-cell table:formula="of:=VLOOKUP([.AG16];[$Majorities.$B14:.$C645];2;FALSE())" office:value-type="string" office:string-value="" calcext:value-type="error">
            <text:p>#N/A</text:p>
          </table:table-cell>
          <table:table-cell table:formula="of:=VLOOKUP([.AH16];[$Majorities.$B14:.$C645];2;FALSE())" office:value-type="float" office:value="6" calcext:value-type="float">
            <text:p>6</text:p>
          </table:table-cell>
          <table:table-cell table:formula="of:=VLOOKUP([.AI16];[$Majorities.$B14:.$C645];2;FALSE())" office:value-type="string" office:string-value="" calcext:value-type="error">
            <text:p>#N/A</text:p>
          </table:table-cell>
          <table:table-cell table:formula="of:=VLOOKUP([.AJ16];[$Majorities.$B14:.$C645];2;FALSE())" office:value-type="float" office:value="1" calcext:value-type="float">
            <text:p>1</text:p>
          </table:table-cell>
          <table:table-cell table:formula="of:=VLOOKUP([.AK16];[$Majorities.$B14:.$C645];2;FALSE())" office:value-type="string" office:string-value="" calcext:value-type="error">
            <text:p>#N/A</text:p>
          </table:table-cell>
          <table:table-cell table:formula="of:=VLOOKUP([.AL16];[$Majorities.$B14:.$C645];2;FALSE())" office:value-type="string" office:string-value="" calcext:value-type="error">
            <text:p>#N/A</text:p>
          </table:table-cell>
          <table:table-cell table:formula="of:=VLOOKUP([.AM16];[$Majorities.$B14:.$C645];2;FALSE())" office:value-type="float" office:value="3" calcext:value-type="float">
            <text:p>3</text:p>
          </table:table-cell>
          <table:table-cell table:formula="of:=VLOOKUP([.AN16];[$Majorities.$B14:.$C645];2;FALSE())" office:value-type="float" office:value="3" calcext:value-type="float">
            <text:p>3</text:p>
          </table:table-cell>
          <table:table-cell table:formula="of:=VLOOKUP([.AO16];[$Majorities.$B14:.$C645];2;FALSE())" office:value-type="string" office:string-value="" calcext:value-type="error">
            <text:p>#N/A</text:p>
          </table:table-cell>
          <table:table-cell table:formula="of:=VLOOKUP([.AP16];[$Majorities.$B14:.$C645];2;FALSE())" office:value-type="float" office:value="6" calcext:value-type="float">
            <text:p>6</text:p>
          </table:table-cell>
          <table:table-cell table:formula="of:=VLOOKUP([.AQ16];[$Majorities.$B14:.$C645];2;FALSE())" office:value-type="string" office:string-value="" calcext:value-type="error">
            <text:p>#N/A</text:p>
          </table:table-cell>
          <table:table-cell table:formula="of:=VLOOKUP([.AR16];[$Majorities.$B14:.$C645];2;FALSE())" office:value-type="float" office:value="3" calcext:value-type="float">
            <text:p>3</text:p>
          </table:table-cell>
          <table:table-cell table:formula="of:=VLOOKUP([.AS16];[$Majorities.$B14:.$C645];2;FALSE())" office:value-type="string" office:string-value="" calcext:value-type="error">
            <text:p>#N/A</text:p>
          </table:table-cell>
          <table:table-cell table:formula="of:=VLOOKUP([.AT16];[$Majorities.$B14:.$C645];2;FALSE())" office:value-type="string" office:string-value="" calcext:value-type="error">
            <text:p>#N/A</text:p>
          </table:table-cell>
          <table:table-cell table:formula="of:=VLOOKUP([.AU16];[$Majorities.$B14:.$C645];2;FALSE())" office:value-type="float" office:value="0" calcext:value-type="float">
            <text:p>0</text:p>
          </table:table-cell>
          <table:table-cell table:formula="of:=VLOOKUP([.AV16];[$Majorities.$B14:.$C645];2;FALSE())" office:value-type="string" office:string-value="" calcext:value-type="error">
            <text:p>#N/A</text:p>
          </table:table-cell>
          <table:table-cell table:formula="of:=VLOOKUP([.AW16];[$Majorities.$B14:.$C645];2;FALSE())" office:value-type="string" office:string-value="" calcext:value-type="error">
            <text:p>#N/A</text:p>
          </table:table-cell>
          <table:table-cell table:formula="of:=VLOOKUP([.AX16];[$Majorities.$B14:.$C645];2;FALSE())" office:value-type="string" office:string-value="" calcext:value-type="error">
            <text:p>#N/A</text:p>
          </table:table-cell>
          <table:table-cell table:formula="of:=VLOOKUP([.AY16];[$Majorities.$B14:.$C645];2;FALSE())" office:value-type="string" office:string-value="" calcext:value-type="error">
            <text:p>#N/A</text:p>
          </table:table-cell>
          <table:table-cell table:formula="of:=VLOOKUP([.AZ16];[$Majorities.$B14:.$C645];2;FALSE())" office:value-type="string" office:string-value="" calcext:value-type="error">
            <text:p>#N/A</text:p>
          </table:table-cell>
          <table:table-cell table:formula="of:=VLOOKUP([.BA16];[$Majorities.$B14:.$C645];2;FALSE())" office:value-type="string" office:string-value="" calcext:value-type="error">
            <text:p>#N/A</text:p>
          </table:table-cell>
          <table:table-cell table:formula="of:=VLOOKUP([.BB16];[$Majorities.$B14:.$C645];2;FALSE())" office:value-type="string" office:string-value="" calcext:value-type="error">
            <text:p>#N/A</text:p>
          </table:table-cell>
          <table:table-cell table:formula="of:=VLOOKUP([.BC16];[$Majorities.$B14:.$C645];2;FALSE())" office:value-type="string" office:string-value="" calcext:value-type="error">
            <text:p>#N/A</text:p>
          </table:table-cell>
          <table:table-cell table:formula="of:=VLOOKUP([.BD16];[$Majorities.$B14:.$C645];2;FALSE())" office:value-type="string" office:string-value="" calcext:value-type="error">
            <text:p>#N/A</text:p>
          </table:table-cell>
          <table:table-cell table:formula="of:=VLOOKUP([.BE16];[$Majorities.$B14:.$C645];2;FALSE())" office:value-type="string" office:string-value="" calcext:value-type="error">
            <text:p>#N/A</text:p>
          </table:table-cell>
          <table:table-cell table:formula="of:=VLOOKUP([.BF16];[$Majorities.$B14:.$C645];2;FALSE())" office:value-type="string" office:string-value="" calcext:value-type="error">
            <text:p>#N/A</text:p>
          </table:table-cell>
          <table:table-cell table:formula="of:=VLOOKUP([.BG16];[$Majorities.$B14:.$C645];2;FALSE())" office:value-type="string" office:string-value="" calcext:value-type="error">
            <text:p>#N/A</text:p>
          </table:table-cell>
          <table:table-cell table:formula="of:=VLOOKUP([.BH16];[$Majorities.$B14:.$C645];2;FALSE())" office:value-type="string" office:string-value="" calcext:value-type="error">
            <text:p>#N/A</text:p>
          </table:table-cell>
          <table:table-cell table:formula="of:=VLOOKUP([.BI16];[$Majorities.$B14:.$C645];2;FALSE())" office:value-type="string" office:string-value="" calcext:value-type="error">
            <text:p>#N/A</text:p>
          </table:table-cell>
          <table:table-cell table:formula="of:=VLOOKUP([.BJ16];[$Majorities.$B14:.$C645];2;FALSE())" office:value-type="string" office:string-value="" calcext:value-type="error">
            <text:p>#N/A</text:p>
          </table:table-cell>
          <table:table-cell table:formula="of:=VLOOKUP([.BK16];[$Majorities.$B14:.$C645];2;FALSE())" office:value-type="string" office:string-value="" calcext:value-type="error">
            <text:p>#N/A</text:p>
          </table:table-cell>
          <table:table-cell table:formula="of:=VLOOKUP([.BL16];[$Majorities.$B14:.$C645];2;FALSE())" office:value-type="string" office:string-value="" calcext:value-type="error">
            <text:p>#N/A</text:p>
          </table:table-cell>
          <table:table-cell table:formula="of:=VLOOKUP([.BM16];[$Majorities.$B14:.$C645];2;FALSE())" office:value-type="string" office:string-value="" calcext:value-type="error">
            <text:p>#N/A</text:p>
          </table:table-cell>
          <table:table-cell table:formula="of:=VLOOKUP([.BN16];[$Majorities.$B14:.$C645];2;FALSE())" office:value-type="string" office:string-value="" calcext:value-type="error">
            <text:p>#N/A</text:p>
          </table:table-cell>
          <table:table-cell table:formula="of:=VLOOKUP([.BO16];[$Majorities.$B14:.$C645];2;FALSE())" office:value-type="string" office:string-value="" calcext:value-type="error">
            <text:p>#N/A</text:p>
          </table:table-cell>
          <table:table-cell table:formula="of:=VLOOKUP([.BP16];[$Majorities.$B14:.$C645];2;FALSE())" office:value-type="string" office:string-value="" calcext:value-type="error">
            <text:p>#N/A</text:p>
          </table:table-cell>
          <table:table-cell table:formula="of:=VLOOKUP([.BQ16];[$Majorities.$B14:.$C645];2;FALSE())" office:value-type="string" office:string-value="" calcext:value-type="error">
            <text:p>#N/A</text:p>
          </table:table-cell>
          <table:table-cell table:formula="of:=VLOOKUP([.BR16];[$Majorities.$B14:.$C645];2;FALSE())" office:value-type="string" office:string-value="" calcext:value-type="error">
            <text:p>#N/A</text:p>
          </table:table-cell>
          <table:table-cell table:formula="of:=VLOOKUP([.BS16];[$Majorities.$B14:.$C64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7];[$Majorities.$B15:.$C646];2;FALSE())" office:value-type="string" office:string-value="" calcext:value-type="error">
            <text:p>#N/A</text:p>
          </table:table-cell>
          <table:table-cell table:formula="of:=VLOOKUP([.C17];[$Majorities.$B15:.$C646];2;FALSE())" office:value-type="string" office:string-value="" calcext:value-type="error">
            <text:p>#N/A</text:p>
          </table:table-cell>
          <table:table-cell table:formula="of:=VLOOKUP([.D17];[$Majorities.$B15:.$C646];2;FALSE())" office:value-type="string" office:string-value="" calcext:value-type="error">
            <text:p>#N/A</text:p>
          </table:table-cell>
          <table:table-cell table:formula="of:=VLOOKUP([.E17];[$Majorities.$B15:.$C646];2;FALSE())" office:value-type="string" office:string-value="" calcext:value-type="error">
            <text:p>#N/A</text:p>
          </table:table-cell>
          <table:table-cell table:formula="of:=VLOOKUP([.F17];[$Majorities.$B15:.$C646];2;FALSE())" office:value-type="string" office:string-value="" calcext:value-type="error">
            <text:p>#N/A</text:p>
          </table:table-cell>
          <table:table-cell table:formula="of:=VLOOKUP([.G17];[$Majorities.$B15:.$C646];2;FALSE())" office:value-type="string" office:string-value="" calcext:value-type="error">
            <text:p>#N/A</text:p>
          </table:table-cell>
          <table:table-cell table:formula="of:=VLOOKUP([.H17];[$Majorities.$B15:.$C646];2;FALSE())" office:value-type="string" office:string-value="" calcext:value-type="error">
            <text:p>#N/A</text:p>
          </table:table-cell>
          <table:table-cell table:formula="of:=VLOOKUP([.I17];[$Majorities.$B15:.$C646];2;FALSE())" office:value-type="string" office:string-value="" calcext:value-type="error">
            <text:p>#N/A</text:p>
          </table:table-cell>
          <table:table-cell table:formula="of:=VLOOKUP([.J17];[$Majorities.$B15:.$C646];2;FALSE())" office:value-type="string" office:string-value="" calcext:value-type="error">
            <text:p>#N/A</text:p>
          </table:table-cell>
          <table:table-cell table:formula="of:=VLOOKUP([.K17];[$Majorities.$B15:.$C646];2;FALSE())" office:value-type="float" office:value="5" calcext:value-type="float">
            <text:p>5</text:p>
          </table:table-cell>
          <table:table-cell table:formula="of:=VLOOKUP([.L17];[$Majorities.$B15:.$C646];2;FALSE())" office:value-type="float" office:value="7" calcext:value-type="float">
            <text:p>7</text:p>
          </table:table-cell>
          <table:table-cell table:formula="of:=VLOOKUP([.M17];[$Majorities.$B15:.$C646];2;FALSE())" office:value-type="float" office:value="4" calcext:value-type="float">
            <text:p>4</text:p>
          </table:table-cell>
          <table:table-cell table:formula="of:=VLOOKUP([.N17];[$Majorities.$B15:.$C646];2;FALSE())" office:value-type="float" office:value="5" calcext:value-type="float">
            <text:p>5</text:p>
          </table:table-cell>
          <table:table-cell table:formula="of:=VLOOKUP([.O17];[$Majorities.$B15:.$C646];2;FALSE())" office:value-type="float" office:value="4" calcext:value-type="float">
            <text:p>4</text:p>
          </table:table-cell>
          <table:table-cell table:formula="of:=VLOOKUP([.P17];[$Majorities.$B15:.$C646];2;FALSE())" office:value-type="float" office:value="7" calcext:value-type="float">
            <text:p>7</text:p>
          </table:table-cell>
          <table:table-cell table:formula="of:=VLOOKUP([.Q17];[$Majorities.$B15:.$C646];2;FALSE())" office:value-type="float" office:value="5" calcext:value-type="float">
            <text:p>5</text:p>
          </table:table-cell>
          <table:table-cell table:formula="of:=VLOOKUP([.R17];[$Majorities.$B15:.$C646];2;FALSE())" office:value-type="float" office:value="7" calcext:value-type="float">
            <text:p>7</text:p>
          </table:table-cell>
          <table:table-cell table:formula="of:=VLOOKUP([.S17];[$Majorities.$B15:.$C646];2;FALSE())" office:value-type="float" office:value="4" calcext:value-type="float">
            <text:p>4</text:p>
          </table:table-cell>
          <table:table-cell table:formula="of:=VLOOKUP([.T17];[$Majorities.$B15:.$C646];2;FALSE())" office:value-type="float" office:value="5" calcext:value-type="float">
            <text:p>5</text:p>
          </table:table-cell>
          <table:table-cell table:formula="of:=VLOOKUP([.U17];[$Majorities.$B15:.$C646];2;FALSE())" office:value-type="string" office:string-value="" calcext:value-type="error">
            <text:p>#N/A</text:p>
          </table:table-cell>
          <table:table-cell table:formula="of:=VLOOKUP([.V17];[$Majorities.$B15:.$C646];2;FALSE())" office:value-type="string" office:string-value="" calcext:value-type="error">
            <text:p>#N/A</text:p>
          </table:table-cell>
          <table:table-cell table:formula="of:=VLOOKUP([.W17];[$Majorities.$B15:.$C646];2;FALSE())" office:value-type="string" office:string-value="" calcext:value-type="error">
            <text:p>#N/A</text:p>
          </table:table-cell>
          <table:table-cell table:formula="of:=VLOOKUP([.X17];[$Majorities.$B15:.$C646];2;FALSE())" office:value-type="string" office:string-value="" calcext:value-type="error">
            <text:p>#N/A</text:p>
          </table:table-cell>
          <table:table-cell table:formula="of:=VLOOKUP([.Y17];[$Majorities.$B15:.$C646];2;FALSE())" office:value-type="float" office:value="4" calcext:value-type="float">
            <text:p>4</text:p>
          </table:table-cell>
          <table:table-cell table:formula="of:=VLOOKUP([.Z17];[$Majorities.$B15:.$C646];2;FALSE())" office:value-type="string" office:string-value="" calcext:value-type="error">
            <text:p>#N/A</text:p>
          </table:table-cell>
          <table:table-cell table:style-name="Default" table:formula="of:=VLOOKUP([.AA17];[$Majorities.$B15:.$C646];2;FALSE())" office:value-type="string" office:string-value="" calcext:value-type="error">
            <text:p>#N/A</text:p>
          </table:table-cell>
          <table:table-cell table:style-name="Default" table:formula="of:=VLOOKUP([.AB17];[$Majorities.$B15:.$C646];2;FALSE())" office:value-type="string" office:string-value="" calcext:value-type="error">
            <text:p>#N/A</text:p>
          </table:table-cell>
          <table:table-cell table:formula="of:=VLOOKUP([.AC17];[$Majorities.$B15:.$C646];2;FALSE())" office:value-type="float" office:value="5" calcext:value-type="float">
            <text:p>5</text:p>
          </table:table-cell>
          <table:table-cell table:style-name="Default" table:formula="of:=VLOOKUP([.AD17];[$Majorities.$B15:.$C646];2;FALSE())" office:value-type="float" office:value="1" calcext:value-type="float">
            <text:p>1</text:p>
          </table:table-cell>
          <table:table-cell table:formula="of:=VLOOKUP([.AE17];[$Majorities.$B15:.$C646];2;FALSE())" office:value-type="string" office:string-value="" calcext:value-type="error">
            <text:p>#N/A</text:p>
          </table:table-cell>
          <table:table-cell table:formula="of:=VLOOKUP([.AF17];[$Majorities.$B15:.$C646];2;FALSE())" office:value-type="string" office:string-value="" calcext:value-type="error">
            <text:p>#N/A</text:p>
          </table:table-cell>
          <table:table-cell table:formula="of:=VLOOKUP([.AG17];[$Majorities.$B15:.$C646];2;FALSE())" office:value-type="string" office:string-value="" calcext:value-type="error">
            <text:p>#N/A</text:p>
          </table:table-cell>
          <table:table-cell table:formula="of:=VLOOKUP([.AH17];[$Majorities.$B15:.$C646];2;FALSE())" office:value-type="float" office:value="6" calcext:value-type="float">
            <text:p>6</text:p>
          </table:table-cell>
          <table:table-cell table:formula="of:=VLOOKUP([.AI17];[$Majorities.$B15:.$C646];2;FALSE())" office:value-type="string" office:string-value="" calcext:value-type="error">
            <text:p>#N/A</text:p>
          </table:table-cell>
          <table:table-cell table:formula="of:=VLOOKUP([.AJ17];[$Majorities.$B15:.$C646];2;FALSE())" office:value-type="float" office:value="1" calcext:value-type="float">
            <text:p>1</text:p>
          </table:table-cell>
          <table:table-cell table:formula="of:=VLOOKUP([.AK17];[$Majorities.$B15:.$C646];2;FALSE())" office:value-type="string" office:string-value="" calcext:value-type="error">
            <text:p>#N/A</text:p>
          </table:table-cell>
          <table:table-cell table:formula="of:=VLOOKUP([.AL17];[$Majorities.$B15:.$C646];2;FALSE())" office:value-type="string" office:string-value="" calcext:value-type="error">
            <text:p>#N/A</text:p>
          </table:table-cell>
          <table:table-cell table:formula="of:=VLOOKUP([.AM17];[$Majorities.$B15:.$C646];2;FALSE())" office:value-type="float" office:value="1" calcext:value-type="float">
            <text:p>1</text:p>
          </table:table-cell>
          <table:table-cell table:formula="of:=VLOOKUP([.AN17];[$Majorities.$B15:.$C646];2;FALSE())" office:value-type="float" office:value="0" calcext:value-type="float">
            <text:p>0</text:p>
          </table:table-cell>
          <table:table-cell table:formula="of:=VLOOKUP([.AO17];[$Majorities.$B15:.$C646];2;FALSE())" office:value-type="string" office:string-value="" calcext:value-type="error">
            <text:p>#N/A</text:p>
          </table:table-cell>
          <table:table-cell table:formula="of:=VLOOKUP([.AP17];[$Majorities.$B15:.$C646];2;FALSE())" office:value-type="float" office:value="6" calcext:value-type="float">
            <text:p>6</text:p>
          </table:table-cell>
          <table:table-cell table:formula="of:=VLOOKUP([.AQ17];[$Majorities.$B15:.$C646];2;FALSE())" office:value-type="string" office:string-value="" calcext:value-type="error">
            <text:p>#N/A</text:p>
          </table:table-cell>
          <table:table-cell table:formula="of:=VLOOKUP([.AR17];[$Majorities.$B15:.$C646];2;FALSE())" office:value-type="string" office:string-value="" calcext:value-type="error">
            <text:p>#N/A</text:p>
          </table:table-cell>
          <table:table-cell table:formula="of:=VLOOKUP([.AS17];[$Majorities.$B15:.$C646];2;FALSE())" office:value-type="string" office:string-value="" calcext:value-type="error">
            <text:p>#N/A</text:p>
          </table:table-cell>
          <table:table-cell table:formula="of:=VLOOKUP([.AT17];[$Majorities.$B15:.$C646];2;FALSE())" office:value-type="string" office:string-value="" calcext:value-type="error">
            <text:p>#N/A</text:p>
          </table:table-cell>
          <table:table-cell table:formula="of:=VLOOKUP([.AU17];[$Majorities.$B15:.$C646];2;FALSE())" office:value-type="float" office:value="9" calcext:value-type="float">
            <text:p>9</text:p>
          </table:table-cell>
          <table:table-cell table:formula="of:=VLOOKUP([.AV17];[$Majorities.$B15:.$C646];2;FALSE())" office:value-type="string" office:string-value="" calcext:value-type="error">
            <text:p>#N/A</text:p>
          </table:table-cell>
          <table:table-cell table:formula="of:=VLOOKUP([.AW17];[$Majorities.$B15:.$C646];2;FALSE())" office:value-type="string" office:string-value="" calcext:value-type="error">
            <text:p>#N/A</text:p>
          </table:table-cell>
          <table:table-cell table:formula="of:=VLOOKUP([.AX17];[$Majorities.$B15:.$C646];2;FALSE())" office:value-type="string" office:string-value="" calcext:value-type="error">
            <text:p>#N/A</text:p>
          </table:table-cell>
          <table:table-cell table:formula="of:=VLOOKUP([.AY17];[$Majorities.$B15:.$C646];2;FALSE())" office:value-type="string" office:string-value="" calcext:value-type="error">
            <text:p>#N/A</text:p>
          </table:table-cell>
          <table:table-cell table:formula="of:=VLOOKUP([.AZ17];[$Majorities.$B15:.$C646];2;FALSE())" office:value-type="string" office:string-value="" calcext:value-type="error">
            <text:p>#N/A</text:p>
          </table:table-cell>
          <table:table-cell table:formula="of:=VLOOKUP([.BA17];[$Majorities.$B15:.$C646];2;FALSE())" office:value-type="string" office:string-value="" calcext:value-type="error">
            <text:p>#N/A</text:p>
          </table:table-cell>
          <table:table-cell table:formula="of:=VLOOKUP([.BB17];[$Majorities.$B15:.$C646];2;FALSE())" office:value-type="string" office:string-value="" calcext:value-type="error">
            <text:p>#N/A</text:p>
          </table:table-cell>
          <table:table-cell table:formula="of:=VLOOKUP([.BC17];[$Majorities.$B15:.$C646];2;FALSE())" office:value-type="string" office:string-value="" calcext:value-type="error">
            <text:p>#N/A</text:p>
          </table:table-cell>
          <table:table-cell table:formula="of:=VLOOKUP([.BD17];[$Majorities.$B15:.$C646];2;FALSE())" office:value-type="string" office:string-value="" calcext:value-type="error">
            <text:p>#N/A</text:p>
          </table:table-cell>
          <table:table-cell table:formula="of:=VLOOKUP([.BE17];[$Majorities.$B15:.$C646];2;FALSE())" office:value-type="string" office:string-value="" calcext:value-type="error">
            <text:p>#N/A</text:p>
          </table:table-cell>
          <table:table-cell table:formula="of:=VLOOKUP([.BF17];[$Majorities.$B15:.$C646];2;FALSE())" office:value-type="string" office:string-value="" calcext:value-type="error">
            <text:p>#N/A</text:p>
          </table:table-cell>
          <table:table-cell table:formula="of:=VLOOKUP([.BG17];[$Majorities.$B15:.$C646];2;FALSE())" office:value-type="string" office:string-value="" calcext:value-type="error">
            <text:p>#N/A</text:p>
          </table:table-cell>
          <table:table-cell table:formula="of:=VLOOKUP([.BH17];[$Majorities.$B15:.$C646];2;FALSE())" office:value-type="string" office:string-value="" calcext:value-type="error">
            <text:p>#N/A</text:p>
          </table:table-cell>
          <table:table-cell table:formula="of:=VLOOKUP([.BI17];[$Majorities.$B15:.$C646];2;FALSE())" office:value-type="string" office:string-value="" calcext:value-type="error">
            <text:p>#N/A</text:p>
          </table:table-cell>
          <table:table-cell table:formula="of:=VLOOKUP([.BJ17];[$Majorities.$B15:.$C646];2;FALSE())" office:value-type="string" office:string-value="" calcext:value-type="error">
            <text:p>#N/A</text:p>
          </table:table-cell>
          <table:table-cell table:formula="of:=VLOOKUP([.BK17];[$Majorities.$B15:.$C646];2;FALSE())" office:value-type="string" office:string-value="" calcext:value-type="error">
            <text:p>#N/A</text:p>
          </table:table-cell>
          <table:table-cell table:formula="of:=VLOOKUP([.BL17];[$Majorities.$B15:.$C646];2;FALSE())" office:value-type="string" office:string-value="" calcext:value-type="error">
            <text:p>#N/A</text:p>
          </table:table-cell>
          <table:table-cell table:formula="of:=VLOOKUP([.BM17];[$Majorities.$B15:.$C646];2;FALSE())" office:value-type="string" office:string-value="" calcext:value-type="error">
            <text:p>#N/A</text:p>
          </table:table-cell>
          <table:table-cell table:formula="of:=VLOOKUP([.BN17];[$Majorities.$B15:.$C646];2;FALSE())" office:value-type="string" office:string-value="" calcext:value-type="error">
            <text:p>#N/A</text:p>
          </table:table-cell>
          <table:table-cell table:formula="of:=VLOOKUP([.BO17];[$Majorities.$B15:.$C646];2;FALSE())" office:value-type="string" office:string-value="" calcext:value-type="error">
            <text:p>#N/A</text:p>
          </table:table-cell>
          <table:table-cell table:formula="of:=VLOOKUP([.BP17];[$Majorities.$B15:.$C646];2;FALSE())" office:value-type="string" office:string-value="" calcext:value-type="error">
            <text:p>#N/A</text:p>
          </table:table-cell>
          <table:table-cell table:formula="of:=VLOOKUP([.BQ17];[$Majorities.$B15:.$C646];2;FALSE())" office:value-type="string" office:string-value="" calcext:value-type="error">
            <text:p>#N/A</text:p>
          </table:table-cell>
          <table:table-cell table:formula="of:=VLOOKUP([.BR17];[$Majorities.$B15:.$C646];2;FALSE())" office:value-type="string" office:string-value="" calcext:value-type="error">
            <text:p>#N/A</text:p>
          </table:table-cell>
          <table:table-cell table:formula="of:=VLOOKUP([.BS17];[$Majorities.$B15:.$C64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8];[$Majorities.$B16:.$C647];2;FALSE())" office:value-type="string" office:string-value="" calcext:value-type="error">
            <text:p>#N/A</text:p>
          </table:table-cell>
          <table:table-cell table:formula="of:=VLOOKUP([.C18];[$Majorities.$B16:.$C647];2;FALSE())" office:value-type="string" office:string-value="" calcext:value-type="error">
            <text:p>#N/A</text:p>
          </table:table-cell>
          <table:table-cell table:formula="of:=VLOOKUP([.D18];[$Majorities.$B16:.$C647];2;FALSE())" office:value-type="string" office:string-value="" calcext:value-type="error">
            <text:p>#N/A</text:p>
          </table:table-cell>
          <table:table-cell table:formula="of:=VLOOKUP([.E18];[$Majorities.$B16:.$C647];2;FALSE())" office:value-type="string" office:string-value="" calcext:value-type="error">
            <text:p>#N/A</text:p>
          </table:table-cell>
          <table:table-cell table:formula="of:=VLOOKUP([.F18];[$Majorities.$B16:.$C647];2;FALSE())" office:value-type="string" office:string-value="" calcext:value-type="error">
            <text:p>#N/A</text:p>
          </table:table-cell>
          <table:table-cell table:formula="of:=VLOOKUP([.G18];[$Majorities.$B16:.$C647];2;FALSE())" office:value-type="string" office:string-value="" calcext:value-type="error">
            <text:p>#N/A</text:p>
          </table:table-cell>
          <table:table-cell table:formula="of:=VLOOKUP([.H18];[$Majorities.$B16:.$C647];2;FALSE())" office:value-type="string" office:string-value="" calcext:value-type="error">
            <text:p>#N/A</text:p>
          </table:table-cell>
          <table:table-cell table:formula="of:=VLOOKUP([.I18];[$Majorities.$B16:.$C647];2;FALSE())" office:value-type="string" office:string-value="" calcext:value-type="error">
            <text:p>#N/A</text:p>
          </table:table-cell>
          <table:table-cell table:formula="of:=VLOOKUP([.J18];[$Majorities.$B16:.$C647];2;FALSE())" office:value-type="string" office:string-value="" calcext:value-type="error">
            <text:p>#N/A</text:p>
          </table:table-cell>
          <table:table-cell table:formula="of:=VLOOKUP([.K18];[$Majorities.$B16:.$C647];2;FALSE())" office:value-type="string" office:string-value="" calcext:value-type="error">
            <text:p>#N/A</text:p>
          </table:table-cell>
          <table:table-cell table:formula="of:=VLOOKUP([.L18];[$Majorities.$B16:.$C647];2;FALSE())" office:value-type="float" office:value="4" calcext:value-type="float">
            <text:p>4</text:p>
          </table:table-cell>
          <table:table-cell table:formula="of:=VLOOKUP([.M18];[$Majorities.$B16:.$C647];2;FALSE())" office:value-type="float" office:value="4" calcext:value-type="float">
            <text:p>4</text:p>
          </table:table-cell>
          <table:table-cell table:formula="of:=VLOOKUP([.N18];[$Majorities.$B16:.$C647];2;FALSE())" office:value-type="float" office:value="5" calcext:value-type="float">
            <text:p>5</text:p>
          </table:table-cell>
          <table:table-cell table:formula="of:=VLOOKUP([.O18];[$Majorities.$B16:.$C647];2;FALSE())" office:value-type="float" office:value="5" calcext:value-type="float">
            <text:p>5</text:p>
          </table:table-cell>
          <table:table-cell table:formula="of:=VLOOKUP([.P18];[$Majorities.$B16:.$C647];2;FALSE())" office:value-type="float" office:value="7" calcext:value-type="float">
            <text:p>7</text:p>
          </table:table-cell>
          <table:table-cell table:formula="of:=VLOOKUP([.Q18];[$Majorities.$B16:.$C647];2;FALSE())" office:value-type="float" office:value="4" calcext:value-type="float">
            <text:p>4</text:p>
          </table:table-cell>
          <table:table-cell table:formula="of:=VLOOKUP([.R18];[$Majorities.$B16:.$C647];2;FALSE())" office:value-type="float" office:value="4" calcext:value-type="float">
            <text:p>4</text:p>
          </table:table-cell>
          <table:table-cell table:formula="of:=VLOOKUP([.S18];[$Majorities.$B16:.$C647];2;FALSE())" office:value-type="float" office:value="7" calcext:value-type="float">
            <text:p>7</text:p>
          </table:table-cell>
          <table:table-cell table:formula="of:=VLOOKUP([.T18];[$Majorities.$B16:.$C647];2;FALSE())" office:value-type="float" office:value="7" calcext:value-type="float">
            <text:p>7</text:p>
          </table:table-cell>
          <table:table-cell table:formula="of:=VLOOKUP([.U18];[$Majorities.$B16:.$C647];2;FALSE())" office:value-type="string" office:string-value="" calcext:value-type="error">
            <text:p>#N/A</text:p>
          </table:table-cell>
          <table:table-cell table:formula="of:=VLOOKUP([.V18];[$Majorities.$B16:.$C647];2;FALSE())" office:value-type="string" office:string-value="" calcext:value-type="error">
            <text:p>#N/A</text:p>
          </table:table-cell>
          <table:table-cell table:formula="of:=VLOOKUP([.W18];[$Majorities.$B16:.$C647];2;FALSE())" office:value-type="string" office:string-value="" calcext:value-type="error">
            <text:p>#N/A</text:p>
          </table:table-cell>
          <table:table-cell table:formula="of:=VLOOKUP([.X18];[$Majorities.$B16:.$C647];2;FALSE())" office:value-type="string" office:string-value="" calcext:value-type="error">
            <text:p>#N/A</text:p>
          </table:table-cell>
          <table:table-cell table:formula="of:=VLOOKUP([.Y18];[$Majorities.$B16:.$C647];2;FALSE())" office:value-type="float" office:value="4" calcext:value-type="float">
            <text:p>4</text:p>
          </table:table-cell>
          <table:table-cell table:formula="of:=VLOOKUP([.Z18];[$Majorities.$B16:.$C647];2;FALSE())" office:value-type="string" office:string-value="" calcext:value-type="error">
            <text:p>#N/A</text:p>
          </table:table-cell>
          <table:table-cell table:style-name="Default" table:formula="of:=VLOOKUP([.AA18];[$Majorities.$B16:.$C647];2;FALSE())" office:value-type="string" office:string-value="" calcext:value-type="error">
            <text:p>#N/A</text:p>
          </table:table-cell>
          <table:table-cell table:style-name="Default" table:formula="of:=VLOOKUP([.AB18];[$Majorities.$B16:.$C647];2;FALSE())" office:value-type="string" office:string-value="" calcext:value-type="error">
            <text:p>#N/A</text:p>
          </table:table-cell>
          <table:table-cell table:formula="of:=VLOOKUP([.AC18];[$Majorities.$B16:.$C647];2;FALSE())" office:value-type="float" office:value="4" calcext:value-type="float">
            <text:p>4</text:p>
          </table:table-cell>
          <table:table-cell table:style-name="Default" table:formula="of:=VLOOKUP([.AD18];[$Majorities.$B16:.$C647];2;FALSE())" office:value-type="string" office:string-value="" calcext:value-type="error">
            <text:p>#N/A</text:p>
          </table:table-cell>
          <table:table-cell table:formula="of:=VLOOKUP([.AE18];[$Majorities.$B16:.$C647];2;FALSE())" office:value-type="string" office:string-value="" calcext:value-type="error">
            <text:p>#N/A</text:p>
          </table:table-cell>
          <table:table-cell table:formula="of:=VLOOKUP([.AF18];[$Majorities.$B16:.$C647];2;FALSE())" office:value-type="string" office:string-value="" calcext:value-type="error">
            <text:p>#N/A</text:p>
          </table:table-cell>
          <table:table-cell table:formula="of:=VLOOKUP([.AG18];[$Majorities.$B16:.$C647];2;FALSE())" office:value-type="string" office:string-value="" calcext:value-type="error">
            <text:p>#N/A</text:p>
          </table:table-cell>
          <table:table-cell table:formula="of:=VLOOKUP([.AH18];[$Majorities.$B16:.$C647];2;FALSE())" office:value-type="string" office:string-value="" calcext:value-type="error">
            <text:p>#N/A</text:p>
          </table:table-cell>
          <table:table-cell table:formula="of:=VLOOKUP([.AI18];[$Majorities.$B16:.$C647];2;FALSE())" office:value-type="string" office:string-value="" calcext:value-type="error">
            <text:p>#N/A</text:p>
          </table:table-cell>
          <table:table-cell table:formula="of:=VLOOKUP([.AJ18];[$Majorities.$B16:.$C647];2;FALSE())" office:value-type="float" office:value="1" calcext:value-type="float">
            <text:p>1</text:p>
          </table:table-cell>
          <table:table-cell table:formula="of:=VLOOKUP([.AK18];[$Majorities.$B16:.$C647];2;FALSE())" office:value-type="string" office:string-value="" calcext:value-type="error">
            <text:p>#N/A</text:p>
          </table:table-cell>
          <table:table-cell table:formula="of:=VLOOKUP([.AL18];[$Majorities.$B16:.$C647];2;FALSE())" office:value-type="string" office:string-value="" calcext:value-type="error">
            <text:p>#N/A</text:p>
          </table:table-cell>
          <table:table-cell table:formula="of:=VLOOKUP([.AM18];[$Majorities.$B16:.$C647];2;FALSE())" office:value-type="float" office:value="1" calcext:value-type="float">
            <text:p>1</text:p>
          </table:table-cell>
          <table:table-cell table:formula="of:=VLOOKUP([.AN18];[$Majorities.$B16:.$C647];2;FALSE())" office:value-type="float" office:value="6" calcext:value-type="float">
            <text:p>6</text:p>
          </table:table-cell>
          <table:table-cell table:formula="of:=VLOOKUP([.AO18];[$Majorities.$B16:.$C647];2;FALSE())" office:value-type="string" office:string-value="" calcext:value-type="error">
            <text:p>#N/A</text:p>
          </table:table-cell>
          <table:table-cell table:formula="of:=VLOOKUP([.AP18];[$Majorities.$B16:.$C647];2;FALSE())" office:value-type="float" office:value="9" calcext:value-type="float">
            <text:p>9</text:p>
          </table:table-cell>
          <table:table-cell table:formula="of:=VLOOKUP([.AQ18];[$Majorities.$B16:.$C647];2;FALSE())" office:value-type="string" office:string-value="" calcext:value-type="error">
            <text:p>#N/A</text:p>
          </table:table-cell>
          <table:table-cell table:formula="of:=VLOOKUP([.AR18];[$Majorities.$B16:.$C647];2;FALSE())" office:value-type="string" office:string-value="" calcext:value-type="error">
            <text:p>#N/A</text:p>
          </table:table-cell>
          <table:table-cell table:formula="of:=VLOOKUP([.AS18];[$Majorities.$B16:.$C647];2;FALSE())" office:value-type="string" office:string-value="" calcext:value-type="error">
            <text:p>#N/A</text:p>
          </table:table-cell>
          <table:table-cell table:formula="of:=VLOOKUP([.AT18];[$Majorities.$B16:.$C647];2;FALSE())" office:value-type="string" office:string-value="" calcext:value-type="error">
            <text:p>#N/A</text:p>
          </table:table-cell>
          <table:table-cell table:formula="of:=VLOOKUP([.AU18];[$Majorities.$B16:.$C647];2;FALSE())" office:value-type="float" office:value="8" calcext:value-type="float">
            <text:p>8</text:p>
          </table:table-cell>
          <table:table-cell table:formula="of:=VLOOKUP([.AV18];[$Majorities.$B16:.$C647];2;FALSE())" office:value-type="string" office:string-value="" calcext:value-type="error">
            <text:p>#N/A</text:p>
          </table:table-cell>
          <table:table-cell table:formula="of:=VLOOKUP([.AW18];[$Majorities.$B16:.$C647];2;FALSE())" office:value-type="string" office:string-value="" calcext:value-type="error">
            <text:p>#N/A</text:p>
          </table:table-cell>
          <table:table-cell table:formula="of:=VLOOKUP([.AX18];[$Majorities.$B16:.$C647];2;FALSE())" office:value-type="string" office:string-value="" calcext:value-type="error">
            <text:p>#N/A</text:p>
          </table:table-cell>
          <table:table-cell table:formula="of:=VLOOKUP([.AY18];[$Majorities.$B16:.$C647];2;FALSE())" office:value-type="string" office:string-value="" calcext:value-type="error">
            <text:p>#N/A</text:p>
          </table:table-cell>
          <table:table-cell table:formula="of:=VLOOKUP([.AZ18];[$Majorities.$B16:.$C647];2;FALSE())" office:value-type="string" office:string-value="" calcext:value-type="error">
            <text:p>#N/A</text:p>
          </table:table-cell>
          <table:table-cell table:formula="of:=VLOOKUP([.BA18];[$Majorities.$B16:.$C647];2;FALSE())" office:value-type="string" office:string-value="" calcext:value-type="error">
            <text:p>#N/A</text:p>
          </table:table-cell>
          <table:table-cell table:formula="of:=VLOOKUP([.BB18];[$Majorities.$B16:.$C647];2;FALSE())" office:value-type="string" office:string-value="" calcext:value-type="error">
            <text:p>#N/A</text:p>
          </table:table-cell>
          <table:table-cell table:formula="of:=VLOOKUP([.BC18];[$Majorities.$B16:.$C647];2;FALSE())" office:value-type="string" office:string-value="" calcext:value-type="error">
            <text:p>#N/A</text:p>
          </table:table-cell>
          <table:table-cell table:formula="of:=VLOOKUP([.BD18];[$Majorities.$B16:.$C647];2;FALSE())" office:value-type="string" office:string-value="" calcext:value-type="error">
            <text:p>#N/A</text:p>
          </table:table-cell>
          <table:table-cell table:formula="of:=VLOOKUP([.BE18];[$Majorities.$B16:.$C647];2;FALSE())" office:value-type="string" office:string-value="" calcext:value-type="error">
            <text:p>#N/A</text:p>
          </table:table-cell>
          <table:table-cell table:formula="of:=VLOOKUP([.BF18];[$Majorities.$B16:.$C647];2;FALSE())" office:value-type="string" office:string-value="" calcext:value-type="error">
            <text:p>#N/A</text:p>
          </table:table-cell>
          <table:table-cell table:formula="of:=VLOOKUP([.BG18];[$Majorities.$B16:.$C647];2;FALSE())" office:value-type="string" office:string-value="" calcext:value-type="error">
            <text:p>#N/A</text:p>
          </table:table-cell>
          <table:table-cell table:formula="of:=VLOOKUP([.BH18];[$Majorities.$B16:.$C647];2;FALSE())" office:value-type="string" office:string-value="" calcext:value-type="error">
            <text:p>#N/A</text:p>
          </table:table-cell>
          <table:table-cell table:formula="of:=VLOOKUP([.BI18];[$Majorities.$B16:.$C647];2;FALSE())" office:value-type="string" office:string-value="" calcext:value-type="error">
            <text:p>#N/A</text:p>
          </table:table-cell>
          <table:table-cell table:formula="of:=VLOOKUP([.BJ18];[$Majorities.$B16:.$C647];2;FALSE())" office:value-type="string" office:string-value="" calcext:value-type="error">
            <text:p>#N/A</text:p>
          </table:table-cell>
          <table:table-cell table:formula="of:=VLOOKUP([.BK18];[$Majorities.$B16:.$C647];2;FALSE())" office:value-type="string" office:string-value="" calcext:value-type="error">
            <text:p>#N/A</text:p>
          </table:table-cell>
          <table:table-cell table:formula="of:=VLOOKUP([.BL18];[$Majorities.$B16:.$C647];2;FALSE())" office:value-type="string" office:string-value="" calcext:value-type="error">
            <text:p>#N/A</text:p>
          </table:table-cell>
          <table:table-cell table:formula="of:=VLOOKUP([.BM18];[$Majorities.$B16:.$C647];2;FALSE())" office:value-type="string" office:string-value="" calcext:value-type="error">
            <text:p>#N/A</text:p>
          </table:table-cell>
          <table:table-cell table:formula="of:=VLOOKUP([.BN18];[$Majorities.$B16:.$C647];2;FALSE())" office:value-type="string" office:string-value="" calcext:value-type="error">
            <text:p>#N/A</text:p>
          </table:table-cell>
          <table:table-cell table:formula="of:=VLOOKUP([.BO18];[$Majorities.$B16:.$C647];2;FALSE())" office:value-type="string" office:string-value="" calcext:value-type="error">
            <text:p>#N/A</text:p>
          </table:table-cell>
          <table:table-cell table:formula="of:=VLOOKUP([.BP18];[$Majorities.$B16:.$C647];2;FALSE())" office:value-type="string" office:string-value="" calcext:value-type="error">
            <text:p>#N/A</text:p>
          </table:table-cell>
          <table:table-cell table:formula="of:=VLOOKUP([.BQ18];[$Majorities.$B16:.$C647];2;FALSE())" office:value-type="string" office:string-value="" calcext:value-type="error">
            <text:p>#N/A</text:p>
          </table:table-cell>
          <table:table-cell table:formula="of:=VLOOKUP([.BR18];[$Majorities.$B16:.$C647];2;FALSE())" office:value-type="string" office:string-value="" calcext:value-type="error">
            <text:p>#N/A</text:p>
          </table:table-cell>
          <table:table-cell table:formula="of:=VLOOKUP([.BS18];[$Majorities.$B16:.$C64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19];[$Majorities.$B17:.$C648];2;FALSE())" office:value-type="string" office:string-value="" calcext:value-type="error">
            <text:p>#N/A</text:p>
          </table:table-cell>
          <table:table-cell table:formula="of:=VLOOKUP([.C19];[$Majorities.$B17:.$C648];2;FALSE())" office:value-type="string" office:string-value="" calcext:value-type="error">
            <text:p>#N/A</text:p>
          </table:table-cell>
          <table:table-cell table:formula="of:=VLOOKUP([.D19];[$Majorities.$B17:.$C648];2;FALSE())" office:value-type="string" office:string-value="" calcext:value-type="error">
            <text:p>#N/A</text:p>
          </table:table-cell>
          <table:table-cell table:formula="of:=VLOOKUP([.E19];[$Majorities.$B17:.$C648];2;FALSE())" office:value-type="string" office:string-value="" calcext:value-type="error">
            <text:p>#N/A</text:p>
          </table:table-cell>
          <table:table-cell table:formula="of:=VLOOKUP([.F19];[$Majorities.$B17:.$C648];2;FALSE())" office:value-type="string" office:string-value="" calcext:value-type="error">
            <text:p>#N/A</text:p>
          </table:table-cell>
          <table:table-cell table:formula="of:=VLOOKUP([.G19];[$Majorities.$B17:.$C648];2;FALSE())" office:value-type="string" office:string-value="" calcext:value-type="error">
            <text:p>#N/A</text:p>
          </table:table-cell>
          <table:table-cell table:formula="of:=VLOOKUP([.H19];[$Majorities.$B17:.$C648];2;FALSE())" office:value-type="string" office:string-value="" calcext:value-type="error">
            <text:p>#N/A</text:p>
          </table:table-cell>
          <table:table-cell table:formula="of:=VLOOKUP([.I19];[$Majorities.$B17:.$C648];2;FALSE())" office:value-type="string" office:string-value="" calcext:value-type="error">
            <text:p>#N/A</text:p>
          </table:table-cell>
          <table:table-cell table:formula="of:=VLOOKUP([.J19];[$Majorities.$B17:.$C648];2;FALSE())" office:value-type="string" office:string-value="" calcext:value-type="error">
            <text:p>#N/A</text:p>
          </table:table-cell>
          <table:table-cell table:formula="of:=VLOOKUP([.K19];[$Majorities.$B17:.$C648];2;FALSE())" office:value-type="string" office:string-value="" calcext:value-type="error">
            <text:p>#N/A</text:p>
          </table:table-cell>
          <table:table-cell table:formula="of:=VLOOKUP([.L19];[$Majorities.$B17:.$C648];2;FALSE())" office:value-type="float" office:value="5" calcext:value-type="float">
            <text:p>5</text:p>
          </table:table-cell>
          <table:table-cell table:formula="of:=VLOOKUP([.M19];[$Majorities.$B17:.$C648];2;FALSE())" office:value-type="string" office:string-value="" calcext:value-type="error">
            <text:p>#N/A</text:p>
          </table:table-cell>
          <table:table-cell table:formula="of:=VLOOKUP([.N19];[$Majorities.$B17:.$C648];2;FALSE())" office:value-type="float" office:value="4" calcext:value-type="float">
            <text:p>4</text:p>
          </table:table-cell>
          <table:table-cell table:formula="of:=VLOOKUP([.O19];[$Majorities.$B17:.$C648];2;FALSE())" office:value-type="float" office:value="4" calcext:value-type="float">
            <text:p>4</text:p>
          </table:table-cell>
          <table:table-cell table:formula="of:=VLOOKUP([.P19];[$Majorities.$B17:.$C648];2;FALSE())" office:value-type="float" office:value="4" calcext:value-type="float">
            <text:p>4</text:p>
          </table:table-cell>
          <table:table-cell table:formula="of:=VLOOKUP([.Q19];[$Majorities.$B17:.$C648];2;FALSE())" office:value-type="float" office:value="7" calcext:value-type="float">
            <text:p>7</text:p>
          </table:table-cell>
          <table:table-cell table:formula="of:=VLOOKUP([.R19];[$Majorities.$B17:.$C648];2;FALSE())" office:value-type="float" office:value="4" calcext:value-type="float">
            <text:p>4</text:p>
          </table:table-cell>
          <table:table-cell table:formula="of:=VLOOKUP([.S19];[$Majorities.$B17:.$C648];2;FALSE())" office:value-type="float" office:value="4" calcext:value-type="float">
            <text:p>4</text:p>
          </table:table-cell>
          <table:table-cell table:formula="of:=VLOOKUP([.T19];[$Majorities.$B17:.$C648];2;FALSE())" office:value-type="string" office:string-value="" calcext:value-type="error">
            <text:p>#N/A</text:p>
          </table:table-cell>
          <table:table-cell table:formula="of:=VLOOKUP([.U19];[$Majorities.$B17:.$C648];2;FALSE())" office:value-type="string" office:string-value="" calcext:value-type="error">
            <text:p>#N/A</text:p>
          </table:table-cell>
          <table:table-cell table:formula="of:=VLOOKUP([.V19];[$Majorities.$B17:.$C648];2;FALSE())" office:value-type="string" office:string-value="" calcext:value-type="error">
            <text:p>#N/A</text:p>
          </table:table-cell>
          <table:table-cell table:formula="of:=VLOOKUP([.W19];[$Majorities.$B17:.$C648];2;FALSE())" office:value-type="string" office:string-value="" calcext:value-type="error">
            <text:p>#N/A</text:p>
          </table:table-cell>
          <table:table-cell table:formula="of:=VLOOKUP([.X19];[$Majorities.$B17:.$C648];2;FALSE())" office:value-type="string" office:string-value="" calcext:value-type="error">
            <text:p>#N/A</text:p>
          </table:table-cell>
          <table:table-cell table:formula="of:=VLOOKUP([.Y19];[$Majorities.$B17:.$C648];2;FALSE())" office:value-type="float" office:value="4" calcext:value-type="float">
            <text:p>4</text:p>
          </table:table-cell>
          <table:table-cell table:formula="of:=VLOOKUP([.Z19];[$Majorities.$B17:.$C648];2;FALSE())" office:value-type="string" office:string-value="" calcext:value-type="error">
            <text:p>#N/A</text:p>
          </table:table-cell>
          <table:table-cell table:style-name="Default" table:formula="of:=VLOOKUP([.AA19];[$Majorities.$B17:.$C648];2;FALSE())" office:value-type="string" office:string-value="" calcext:value-type="error">
            <text:p>#N/A</text:p>
          </table:table-cell>
          <table:table-cell table:style-name="Default" table:formula="of:=VLOOKUP([.AB19];[$Majorities.$B17:.$C648];2;FALSE())" office:value-type="string" office:string-value="" calcext:value-type="error">
            <text:p>#N/A</text:p>
          </table:table-cell>
          <table:table-cell table:formula="of:=VLOOKUP([.AC19];[$Majorities.$B17:.$C648];2;FALSE())" office:value-type="float" office:value="9" calcext:value-type="float">
            <text:p>9</text:p>
          </table:table-cell>
          <table:table-cell table:style-name="Default" table:formula="of:=VLOOKUP([.AD19];[$Majorities.$B17:.$C648];2;FALSE())" office:value-type="string" office:string-value="" calcext:value-type="error">
            <text:p>#N/A</text:p>
          </table:table-cell>
          <table:table-cell table:formula="of:=VLOOKUP([.AE19];[$Majorities.$B17:.$C648];2;FALSE())" office:value-type="string" office:string-value="" calcext:value-type="error">
            <text:p>#N/A</text:p>
          </table:table-cell>
          <table:table-cell table:formula="of:=VLOOKUP([.AF19];[$Majorities.$B17:.$C648];2;FALSE())" office:value-type="string" office:string-value="" calcext:value-type="error">
            <text:p>#N/A</text:p>
          </table:table-cell>
          <table:table-cell table:formula="of:=VLOOKUP([.AG19];[$Majorities.$B17:.$C648];2;FALSE())" office:value-type="string" office:string-value="" calcext:value-type="error">
            <text:p>#N/A</text:p>
          </table:table-cell>
          <table:table-cell table:formula="of:=VLOOKUP([.AH19];[$Majorities.$B17:.$C648];2;FALSE())" office:value-type="string" office:string-value="" calcext:value-type="error">
            <text:p>#N/A</text:p>
          </table:table-cell>
          <table:table-cell table:formula="of:=VLOOKUP([.AI19];[$Majorities.$B17:.$C648];2;FALSE())" office:value-type="string" office:string-value="" calcext:value-type="error">
            <text:p>#N/A</text:p>
          </table:table-cell>
          <table:table-cell table:formula="of:=VLOOKUP([.AJ19];[$Majorities.$B17:.$C648];2;FALSE())" office:value-type="string" office:string-value="" calcext:value-type="error">
            <text:p>#N/A</text:p>
          </table:table-cell>
          <table:table-cell table:formula="of:=VLOOKUP([.AK19];[$Majorities.$B17:.$C648];2;FALSE())" office:value-type="string" office:string-value="" calcext:value-type="error">
            <text:p>#N/A</text:p>
          </table:table-cell>
          <table:table-cell table:formula="of:=VLOOKUP([.AL19];[$Majorities.$B17:.$C648];2;FALSE())" office:value-type="string" office:string-value="" calcext:value-type="error">
            <text:p>#N/A</text:p>
          </table:table-cell>
          <table:table-cell table:formula="of:=VLOOKUP([.AM19];[$Majorities.$B17:.$C648];2;FALSE())" office:value-type="float" office:value="1" calcext:value-type="float">
            <text:p>1</text:p>
          </table:table-cell>
          <table:table-cell table:formula="of:=VLOOKUP([.AN19];[$Majorities.$B17:.$C648];2;FALSE())" office:value-type="float" office:value="1" calcext:value-type="float">
            <text:p>1</text:p>
          </table:table-cell>
          <table:table-cell table:formula="of:=VLOOKUP([.AO19];[$Majorities.$B17:.$C648];2;FALSE())" office:value-type="string" office:string-value="" calcext:value-type="error">
            <text:p>#N/A</text:p>
          </table:table-cell>
          <table:table-cell table:formula="of:=VLOOKUP([.AP19];[$Majorities.$B17:.$C648];2;FALSE())" office:value-type="float" office:value="1" calcext:value-type="float">
            <text:p>1</text:p>
          </table:table-cell>
          <table:table-cell table:formula="of:=VLOOKUP([.AQ19];[$Majorities.$B17:.$C648];2;FALSE())" office:value-type="string" office:string-value="" calcext:value-type="error">
            <text:p>#N/A</text:p>
          </table:table-cell>
          <table:table-cell table:formula="of:=VLOOKUP([.AR19];[$Majorities.$B17:.$C648];2;FALSE())" office:value-type="string" office:string-value="" calcext:value-type="error">
            <text:p>#N/A</text:p>
          </table:table-cell>
          <table:table-cell table:formula="of:=VLOOKUP([.AS19];[$Majorities.$B17:.$C648];2;FALSE())" office:value-type="string" office:string-value="" calcext:value-type="error">
            <text:p>#N/A</text:p>
          </table:table-cell>
          <table:table-cell table:formula="of:=VLOOKUP([.AT19];[$Majorities.$B17:.$C648];2;FALSE())" office:value-type="string" office:string-value="" calcext:value-type="error">
            <text:p>#N/A</text:p>
          </table:table-cell>
          <table:table-cell table:formula="of:=VLOOKUP([.AU19];[$Majorities.$B17:.$C648];2;FALSE())" office:value-type="float" office:value="9" calcext:value-type="float">
            <text:p>9</text:p>
          </table:table-cell>
          <table:table-cell table:formula="of:=VLOOKUP([.AV19];[$Majorities.$B17:.$C648];2;FALSE())" office:value-type="string" office:string-value="" calcext:value-type="error">
            <text:p>#N/A</text:p>
          </table:table-cell>
          <table:table-cell table:formula="of:=VLOOKUP([.AW19];[$Majorities.$B17:.$C648];2;FALSE())" office:value-type="string" office:string-value="" calcext:value-type="error">
            <text:p>#N/A</text:p>
          </table:table-cell>
          <table:table-cell table:formula="of:=VLOOKUP([.AX19];[$Majorities.$B17:.$C648];2;FALSE())" office:value-type="string" office:string-value="" calcext:value-type="error">
            <text:p>#N/A</text:p>
          </table:table-cell>
          <table:table-cell table:formula="of:=VLOOKUP([.AY19];[$Majorities.$B17:.$C648];2;FALSE())" office:value-type="string" office:string-value="" calcext:value-type="error">
            <text:p>#N/A</text:p>
          </table:table-cell>
          <table:table-cell table:formula="of:=VLOOKUP([.AZ19];[$Majorities.$B17:.$C648];2;FALSE())" office:value-type="string" office:string-value="" calcext:value-type="error">
            <text:p>#N/A</text:p>
          </table:table-cell>
          <table:table-cell table:formula="of:=VLOOKUP([.BA19];[$Majorities.$B17:.$C648];2;FALSE())" office:value-type="string" office:string-value="" calcext:value-type="error">
            <text:p>#N/A</text:p>
          </table:table-cell>
          <table:table-cell table:formula="of:=VLOOKUP([.BB19];[$Majorities.$B17:.$C648];2;FALSE())" office:value-type="string" office:string-value="" calcext:value-type="error">
            <text:p>#N/A</text:p>
          </table:table-cell>
          <table:table-cell table:formula="of:=VLOOKUP([.BC19];[$Majorities.$B17:.$C648];2;FALSE())" office:value-type="string" office:string-value="" calcext:value-type="error">
            <text:p>#N/A</text:p>
          </table:table-cell>
          <table:table-cell table:formula="of:=VLOOKUP([.BD19];[$Majorities.$B17:.$C648];2;FALSE())" office:value-type="string" office:string-value="" calcext:value-type="error">
            <text:p>#N/A</text:p>
          </table:table-cell>
          <table:table-cell table:formula="of:=VLOOKUP([.BE19];[$Majorities.$B17:.$C648];2;FALSE())" office:value-type="string" office:string-value="" calcext:value-type="error">
            <text:p>#N/A</text:p>
          </table:table-cell>
          <table:table-cell table:formula="of:=VLOOKUP([.BF19];[$Majorities.$B17:.$C648];2;FALSE())" office:value-type="string" office:string-value="" calcext:value-type="error">
            <text:p>#N/A</text:p>
          </table:table-cell>
          <table:table-cell table:formula="of:=VLOOKUP([.BG19];[$Majorities.$B17:.$C648];2;FALSE())" office:value-type="string" office:string-value="" calcext:value-type="error">
            <text:p>#N/A</text:p>
          </table:table-cell>
          <table:table-cell table:formula="of:=VLOOKUP([.BH19];[$Majorities.$B17:.$C648];2;FALSE())" office:value-type="string" office:string-value="" calcext:value-type="error">
            <text:p>#N/A</text:p>
          </table:table-cell>
          <table:table-cell table:formula="of:=VLOOKUP([.BI19];[$Majorities.$B17:.$C648];2;FALSE())" office:value-type="string" office:string-value="" calcext:value-type="error">
            <text:p>#N/A</text:p>
          </table:table-cell>
          <table:table-cell table:formula="of:=VLOOKUP([.BJ19];[$Majorities.$B17:.$C648];2;FALSE())" office:value-type="string" office:string-value="" calcext:value-type="error">
            <text:p>#N/A</text:p>
          </table:table-cell>
          <table:table-cell table:formula="of:=VLOOKUP([.BK19];[$Majorities.$B17:.$C648];2;FALSE())" office:value-type="string" office:string-value="" calcext:value-type="error">
            <text:p>#N/A</text:p>
          </table:table-cell>
          <table:table-cell table:formula="of:=VLOOKUP([.BL19];[$Majorities.$B17:.$C648];2;FALSE())" office:value-type="string" office:string-value="" calcext:value-type="error">
            <text:p>#N/A</text:p>
          </table:table-cell>
          <table:table-cell table:formula="of:=VLOOKUP([.BM19];[$Majorities.$B17:.$C648];2;FALSE())" office:value-type="string" office:string-value="" calcext:value-type="error">
            <text:p>#N/A</text:p>
          </table:table-cell>
          <table:table-cell table:formula="of:=VLOOKUP([.BN19];[$Majorities.$B17:.$C648];2;FALSE())" office:value-type="string" office:string-value="" calcext:value-type="error">
            <text:p>#N/A</text:p>
          </table:table-cell>
          <table:table-cell table:formula="of:=VLOOKUP([.BO19];[$Majorities.$B17:.$C648];2;FALSE())" office:value-type="string" office:string-value="" calcext:value-type="error">
            <text:p>#N/A</text:p>
          </table:table-cell>
          <table:table-cell table:formula="of:=VLOOKUP([.BP19];[$Majorities.$B17:.$C648];2;FALSE())" office:value-type="string" office:string-value="" calcext:value-type="error">
            <text:p>#N/A</text:p>
          </table:table-cell>
          <table:table-cell table:formula="of:=VLOOKUP([.BQ19];[$Majorities.$B17:.$C648];2;FALSE())" office:value-type="string" office:string-value="" calcext:value-type="error">
            <text:p>#N/A</text:p>
          </table:table-cell>
          <table:table-cell table:formula="of:=VLOOKUP([.BR19];[$Majorities.$B17:.$C648];2;FALSE())" office:value-type="string" office:string-value="" calcext:value-type="error">
            <text:p>#N/A</text:p>
          </table:table-cell>
          <table:table-cell table:formula="of:=VLOOKUP([.BS19];[$Majorities.$B17:.$C64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0];[$Majorities.$B18:.$C649];2;FALSE())" office:value-type="string" office:string-value="" calcext:value-type="error">
            <text:p>#N/A</text:p>
          </table:table-cell>
          <table:table-cell table:formula="of:=VLOOKUP([.C20];[$Majorities.$B18:.$C649];2;FALSE())" office:value-type="string" office:string-value="" calcext:value-type="error">
            <text:p>#N/A</text:p>
          </table:table-cell>
          <table:table-cell table:formula="of:=VLOOKUP([.D20];[$Majorities.$B18:.$C649];2;FALSE())" office:value-type="string" office:string-value="" calcext:value-type="error">
            <text:p>#N/A</text:p>
          </table:table-cell>
          <table:table-cell table:formula="of:=VLOOKUP([.E20];[$Majorities.$B18:.$C649];2;FALSE())" office:value-type="string" office:string-value="" calcext:value-type="error">
            <text:p>#N/A</text:p>
          </table:table-cell>
          <table:table-cell table:formula="of:=VLOOKUP([.F20];[$Majorities.$B18:.$C649];2;FALSE())" office:value-type="string" office:string-value="" calcext:value-type="error">
            <text:p>#N/A</text:p>
          </table:table-cell>
          <table:table-cell table:formula="of:=VLOOKUP([.G20];[$Majorities.$B18:.$C649];2;FALSE())" office:value-type="string" office:string-value="" calcext:value-type="error">
            <text:p>#N/A</text:p>
          </table:table-cell>
          <table:table-cell table:formula="of:=VLOOKUP([.H20];[$Majorities.$B18:.$C649];2;FALSE())" office:value-type="string" office:string-value="" calcext:value-type="error">
            <text:p>#N/A</text:p>
          </table:table-cell>
          <table:table-cell table:formula="of:=VLOOKUP([.I20];[$Majorities.$B18:.$C649];2;FALSE())" office:value-type="string" office:string-value="" calcext:value-type="error">
            <text:p>#N/A</text:p>
          </table:table-cell>
          <table:table-cell table:formula="of:=VLOOKUP([.J20];[$Majorities.$B18:.$C649];2;FALSE())" office:value-type="string" office:string-value="" calcext:value-type="error">
            <text:p>#N/A</text:p>
          </table:table-cell>
          <table:table-cell table:formula="of:=VLOOKUP([.K20];[$Majorities.$B18:.$C649];2;FALSE())" office:value-type="string" office:string-value="" calcext:value-type="error">
            <text:p>#N/A</text:p>
          </table:table-cell>
          <table:table-cell table:formula="of:=VLOOKUP([.L20];[$Majorities.$B18:.$C649];2;FALSE())" office:value-type="float" office:value="4" calcext:value-type="float">
            <text:p>4</text:p>
          </table:table-cell>
          <table:table-cell table:formula="of:=VLOOKUP([.M20];[$Majorities.$B18:.$C649];2;FALSE())" office:value-type="string" office:string-value="" calcext:value-type="error">
            <text:p>#N/A</text:p>
          </table:table-cell>
          <table:table-cell table:formula="of:=VLOOKUP([.N20];[$Majorities.$B18:.$C649];2;FALSE())" office:value-type="float" office:value="5" calcext:value-type="float">
            <text:p>5</text:p>
          </table:table-cell>
          <table:table-cell table:formula="of:=VLOOKUP([.O20];[$Majorities.$B18:.$C649];2;FALSE())" office:value-type="string" office:string-value="" calcext:value-type="error">
            <text:p>#N/A</text:p>
          </table:table-cell>
          <table:table-cell table:formula="of:=VLOOKUP([.P20];[$Majorities.$B18:.$C649];2;FALSE())" office:value-type="float" office:value="4" calcext:value-type="float">
            <text:p>4</text:p>
          </table:table-cell>
          <table:table-cell table:formula="of:=VLOOKUP([.Q20];[$Majorities.$B18:.$C649];2;FALSE())" office:value-type="float" office:value="5" calcext:value-type="float">
            <text:p>5</text:p>
          </table:table-cell>
          <table:table-cell table:formula="of:=VLOOKUP([.R20];[$Majorities.$B18:.$C649];2;FALSE())" office:value-type="string" office:string-value="" calcext:value-type="error">
            <text:p>#N/A</text:p>
          </table:table-cell>
          <table:table-cell table:formula="of:=VLOOKUP([.S20];[$Majorities.$B18:.$C649];2;FALSE())" office:value-type="float" office:value="5" calcext:value-type="float">
            <text:p>5</text:p>
          </table:table-cell>
          <table:table-cell table:formula="of:=VLOOKUP([.T20];[$Majorities.$B18:.$C649];2;FALSE())" office:value-type="string" office:string-value="" calcext:value-type="error">
            <text:p>#N/A</text:p>
          </table:table-cell>
          <table:table-cell table:formula="of:=VLOOKUP([.U20];[$Majorities.$B18:.$C649];2;FALSE())" office:value-type="string" office:string-value="" calcext:value-type="error">
            <text:p>#N/A</text:p>
          </table:table-cell>
          <table:table-cell table:formula="of:=VLOOKUP([.V20];[$Majorities.$B18:.$C649];2;FALSE())" office:value-type="string" office:string-value="" calcext:value-type="error">
            <text:p>#N/A</text:p>
          </table:table-cell>
          <table:table-cell table:formula="of:=VLOOKUP([.W20];[$Majorities.$B18:.$C649];2;FALSE())" office:value-type="string" office:string-value="" calcext:value-type="error">
            <text:p>#N/A</text:p>
          </table:table-cell>
          <table:table-cell table:formula="of:=VLOOKUP([.X20];[$Majorities.$B18:.$C649];2;FALSE())" office:value-type="string" office:string-value="" calcext:value-type="error">
            <text:p>#N/A</text:p>
          </table:table-cell>
          <table:table-cell table:formula="of:=VLOOKUP([.Y20];[$Majorities.$B18:.$C649];2;FALSE())" office:value-type="string" office:string-value="" calcext:value-type="error">
            <text:p>#N/A</text:p>
          </table:table-cell>
          <table:table-cell table:formula="of:=VLOOKUP([.Z20];[$Majorities.$B18:.$C649];2;FALSE())" office:value-type="string" office:string-value="" calcext:value-type="error">
            <text:p>#N/A</text:p>
          </table:table-cell>
          <table:table-cell table:style-name="Default" table:formula="of:=VLOOKUP([.AA20];[$Majorities.$B18:.$C649];2;FALSE())" office:value-type="string" office:string-value="" calcext:value-type="error">
            <text:p>#N/A</text:p>
          </table:table-cell>
          <table:table-cell table:style-name="Default" table:formula="of:=VLOOKUP([.AB20];[$Majorities.$B18:.$C649];2;FALSE())" office:value-type="string" office:string-value="" calcext:value-type="error">
            <text:p>#N/A</text:p>
          </table:table-cell>
          <table:table-cell table:formula="of:=VLOOKUP([.AC20];[$Majorities.$B18:.$C649];2;FALSE())" office:value-type="float" office:value="2" calcext:value-type="float">
            <text:p>2</text:p>
          </table:table-cell>
          <table:table-cell table:style-name="Default" table:formula="of:=VLOOKUP([.AD20];[$Majorities.$B18:.$C649];2;FALSE())" office:value-type="string" office:string-value="" calcext:value-type="error">
            <text:p>#N/A</text:p>
          </table:table-cell>
          <table:table-cell table:formula="of:=VLOOKUP([.AE20];[$Majorities.$B18:.$C649];2;FALSE())" office:value-type="string" office:string-value="" calcext:value-type="error">
            <text:p>#N/A</text:p>
          </table:table-cell>
          <table:table-cell table:formula="of:=VLOOKUP([.AF20];[$Majorities.$B18:.$C649];2;FALSE())" office:value-type="string" office:string-value="" calcext:value-type="error">
            <text:p>#N/A</text:p>
          </table:table-cell>
          <table:table-cell table:formula="of:=VLOOKUP([.AG20];[$Majorities.$B18:.$C649];2;FALSE())" office:value-type="string" office:string-value="" calcext:value-type="error">
            <text:p>#N/A</text:p>
          </table:table-cell>
          <table:table-cell table:formula="of:=VLOOKUP([.AH20];[$Majorities.$B18:.$C649];2;FALSE())" office:value-type="string" office:string-value="" calcext:value-type="error">
            <text:p>#N/A</text:p>
          </table:table-cell>
          <table:table-cell table:formula="of:=VLOOKUP([.AI20];[$Majorities.$B18:.$C649];2;FALSE())" office:value-type="string" office:string-value="" calcext:value-type="error">
            <text:p>#N/A</text:p>
          </table:table-cell>
          <table:table-cell table:formula="of:=VLOOKUP([.AJ20];[$Majorities.$B18:.$C649];2;FALSE())" office:value-type="string" office:string-value="" calcext:value-type="error">
            <text:p>#N/A</text:p>
          </table:table-cell>
          <table:table-cell table:formula="of:=VLOOKUP([.AK20];[$Majorities.$B18:.$C649];2;FALSE())" office:value-type="string" office:string-value="" calcext:value-type="error">
            <text:p>#N/A</text:p>
          </table:table-cell>
          <table:table-cell table:formula="of:=VLOOKUP([.AL20];[$Majorities.$B18:.$C649];2;FALSE())" office:value-type="string" office:string-value="" calcext:value-type="error">
            <text:p>#N/A</text:p>
          </table:table-cell>
          <table:table-cell table:formula="of:=VLOOKUP([.AM20];[$Majorities.$B18:.$C649];2;FALSE())" office:value-type="float" office:value="999" calcext:value-type="float">
            <text:p>999</text:p>
          </table:table-cell>
          <table:table-cell table:formula="of:=VLOOKUP([.AN20];[$Majorities.$B18:.$C649];2;FALSE())" office:value-type="float" office:value="3" calcext:value-type="float">
            <text:p>3</text:p>
          </table:table-cell>
          <table:table-cell table:formula="of:=VLOOKUP([.AO20];[$Majorities.$B18:.$C649];2;FALSE())" office:value-type="string" office:string-value="" calcext:value-type="error">
            <text:p>#N/A</text:p>
          </table:table-cell>
          <table:table-cell table:formula="of:=VLOOKUP([.AP20];[$Majorities.$B18:.$C649];2;FALSE())" office:value-type="float" office:value="1" calcext:value-type="float">
            <text:p>1</text:p>
          </table:table-cell>
          <table:table-cell table:formula="of:=VLOOKUP([.AQ20];[$Majorities.$B18:.$C649];2;FALSE())" office:value-type="string" office:string-value="" calcext:value-type="error">
            <text:p>#N/A</text:p>
          </table:table-cell>
          <table:table-cell table:formula="of:=VLOOKUP([.AR20];[$Majorities.$B18:.$C649];2;FALSE())" office:value-type="string" office:string-value="" calcext:value-type="error">
            <text:p>#N/A</text:p>
          </table:table-cell>
          <table:table-cell table:formula="of:=VLOOKUP([.AS20];[$Majorities.$B18:.$C649];2;FALSE())" office:value-type="string" office:string-value="" calcext:value-type="error">
            <text:p>#N/A</text:p>
          </table:table-cell>
          <table:table-cell table:formula="of:=VLOOKUP([.AT20];[$Majorities.$B18:.$C649];2;FALSE())" office:value-type="string" office:string-value="" calcext:value-type="error">
            <text:p>#N/A</text:p>
          </table:table-cell>
          <table:table-cell table:formula="of:=VLOOKUP([.AU20];[$Majorities.$B18:.$C649];2;FALSE())" office:value-type="float" office:value="1" calcext:value-type="float">
            <text:p>1</text:p>
          </table:table-cell>
          <table:table-cell table:formula="of:=VLOOKUP([.AV20];[$Majorities.$B18:.$C649];2;FALSE())" office:value-type="string" office:string-value="" calcext:value-type="error">
            <text:p>#N/A</text:p>
          </table:table-cell>
          <table:table-cell table:formula="of:=VLOOKUP([.AW20];[$Majorities.$B18:.$C649];2;FALSE())" office:value-type="string" office:string-value="" calcext:value-type="error">
            <text:p>#N/A</text:p>
          </table:table-cell>
          <table:table-cell table:formula="of:=VLOOKUP([.AX20];[$Majorities.$B18:.$C649];2;FALSE())" office:value-type="string" office:string-value="" calcext:value-type="error">
            <text:p>#N/A</text:p>
          </table:table-cell>
          <table:table-cell table:formula="of:=VLOOKUP([.AY20];[$Majorities.$B18:.$C649];2;FALSE())" office:value-type="string" office:string-value="" calcext:value-type="error">
            <text:p>#N/A</text:p>
          </table:table-cell>
          <table:table-cell table:formula="of:=VLOOKUP([.AZ20];[$Majorities.$B18:.$C649];2;FALSE())" office:value-type="string" office:string-value="" calcext:value-type="error">
            <text:p>#N/A</text:p>
          </table:table-cell>
          <table:table-cell table:formula="of:=VLOOKUP([.BA20];[$Majorities.$B18:.$C649];2;FALSE())" office:value-type="string" office:string-value="" calcext:value-type="error">
            <text:p>#N/A</text:p>
          </table:table-cell>
          <table:table-cell table:formula="of:=VLOOKUP([.BB20];[$Majorities.$B18:.$C649];2;FALSE())" office:value-type="string" office:string-value="" calcext:value-type="error">
            <text:p>#N/A</text:p>
          </table:table-cell>
          <table:table-cell table:formula="of:=VLOOKUP([.BC20];[$Majorities.$B18:.$C649];2;FALSE())" office:value-type="string" office:string-value="" calcext:value-type="error">
            <text:p>#N/A</text:p>
          </table:table-cell>
          <table:table-cell table:formula="of:=VLOOKUP([.BD20];[$Majorities.$B18:.$C649];2;FALSE())" office:value-type="string" office:string-value="" calcext:value-type="error">
            <text:p>#N/A</text:p>
          </table:table-cell>
          <table:table-cell table:formula="of:=VLOOKUP([.BE20];[$Majorities.$B18:.$C649];2;FALSE())" office:value-type="string" office:string-value="" calcext:value-type="error">
            <text:p>#N/A</text:p>
          </table:table-cell>
          <table:table-cell table:formula="of:=VLOOKUP([.BF20];[$Majorities.$B18:.$C649];2;FALSE())" office:value-type="string" office:string-value="" calcext:value-type="error">
            <text:p>#N/A</text:p>
          </table:table-cell>
          <table:table-cell table:formula="of:=VLOOKUP([.BG20];[$Majorities.$B18:.$C649];2;FALSE())" office:value-type="string" office:string-value="" calcext:value-type="error">
            <text:p>#N/A</text:p>
          </table:table-cell>
          <table:table-cell table:formula="of:=VLOOKUP([.BH20];[$Majorities.$B18:.$C649];2;FALSE())" office:value-type="string" office:string-value="" calcext:value-type="error">
            <text:p>#N/A</text:p>
          </table:table-cell>
          <table:table-cell table:formula="of:=VLOOKUP([.BI20];[$Majorities.$B18:.$C649];2;FALSE())" office:value-type="string" office:string-value="" calcext:value-type="error">
            <text:p>#N/A</text:p>
          </table:table-cell>
          <table:table-cell table:formula="of:=VLOOKUP([.BJ20];[$Majorities.$B18:.$C649];2;FALSE())" office:value-type="string" office:string-value="" calcext:value-type="error">
            <text:p>#N/A</text:p>
          </table:table-cell>
          <table:table-cell table:formula="of:=VLOOKUP([.BK20];[$Majorities.$B18:.$C649];2;FALSE())" office:value-type="string" office:string-value="" calcext:value-type="error">
            <text:p>#N/A</text:p>
          </table:table-cell>
          <table:table-cell table:formula="of:=VLOOKUP([.BL20];[$Majorities.$B18:.$C649];2;FALSE())" office:value-type="string" office:string-value="" calcext:value-type="error">
            <text:p>#N/A</text:p>
          </table:table-cell>
          <table:table-cell table:formula="of:=VLOOKUP([.BM20];[$Majorities.$B18:.$C649];2;FALSE())" office:value-type="string" office:string-value="" calcext:value-type="error">
            <text:p>#N/A</text:p>
          </table:table-cell>
          <table:table-cell table:formula="of:=VLOOKUP([.BN20];[$Majorities.$B18:.$C649];2;FALSE())" office:value-type="string" office:string-value="" calcext:value-type="error">
            <text:p>#N/A</text:p>
          </table:table-cell>
          <table:table-cell table:formula="of:=VLOOKUP([.BO20];[$Majorities.$B18:.$C649];2;FALSE())" office:value-type="string" office:string-value="" calcext:value-type="error">
            <text:p>#N/A</text:p>
          </table:table-cell>
          <table:table-cell table:formula="of:=VLOOKUP([.BP20];[$Majorities.$B18:.$C649];2;FALSE())" office:value-type="string" office:string-value="" calcext:value-type="error">
            <text:p>#N/A</text:p>
          </table:table-cell>
          <table:table-cell table:formula="of:=VLOOKUP([.BQ20];[$Majorities.$B18:.$C649];2;FALSE())" office:value-type="string" office:string-value="" calcext:value-type="error">
            <text:p>#N/A</text:p>
          </table:table-cell>
          <table:table-cell table:formula="of:=VLOOKUP([.BR20];[$Majorities.$B18:.$C649];2;FALSE())" office:value-type="string" office:string-value="" calcext:value-type="error">
            <text:p>#N/A</text:p>
          </table:table-cell>
          <table:table-cell table:formula="of:=VLOOKUP([.BS20];[$Majorities.$B18:.$C64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1];[$Majorities.$B19:.$C650];2;FALSE())" office:value-type="string" office:string-value="" calcext:value-type="error">
            <text:p>#N/A</text:p>
          </table:table-cell>
          <table:table-cell table:formula="of:=VLOOKUP([.C21];[$Majorities.$B19:.$C650];2;FALSE())" office:value-type="string" office:string-value="" calcext:value-type="error">
            <text:p>#N/A</text:p>
          </table:table-cell>
          <table:table-cell table:formula="of:=VLOOKUP([.D21];[$Majorities.$B19:.$C650];2;FALSE())" office:value-type="string" office:string-value="" calcext:value-type="error">
            <text:p>#N/A</text:p>
          </table:table-cell>
          <table:table-cell table:formula="of:=VLOOKUP([.E21];[$Majorities.$B19:.$C650];2;FALSE())" office:value-type="string" office:string-value="" calcext:value-type="error">
            <text:p>#N/A</text:p>
          </table:table-cell>
          <table:table-cell table:formula="of:=VLOOKUP([.F21];[$Majorities.$B19:.$C650];2;FALSE())" office:value-type="string" office:string-value="" calcext:value-type="error">
            <text:p>#N/A</text:p>
          </table:table-cell>
          <table:table-cell table:formula="of:=VLOOKUP([.G21];[$Majorities.$B19:.$C650];2;FALSE())" office:value-type="string" office:string-value="" calcext:value-type="error">
            <text:p>#N/A</text:p>
          </table:table-cell>
          <table:table-cell table:formula="of:=VLOOKUP([.H21];[$Majorities.$B19:.$C650];2;FALSE())" office:value-type="string" office:string-value="" calcext:value-type="error">
            <text:p>#N/A</text:p>
          </table:table-cell>
          <table:table-cell table:formula="of:=VLOOKUP([.I21];[$Majorities.$B19:.$C650];2;FALSE())" office:value-type="string" office:string-value="" calcext:value-type="error">
            <text:p>#N/A</text:p>
          </table:table-cell>
          <table:table-cell table:formula="of:=VLOOKUP([.J21];[$Majorities.$B19:.$C650];2;FALSE())" office:value-type="string" office:string-value="" calcext:value-type="error">
            <text:p>#N/A</text:p>
          </table:table-cell>
          <table:table-cell table:formula="of:=VLOOKUP([.K21];[$Majorities.$B19:.$C650];2;FALSE())" office:value-type="string" office:string-value="" calcext:value-type="error">
            <text:p>#N/A</text:p>
          </table:table-cell>
          <table:table-cell table:formula="of:=VLOOKUP([.L21];[$Majorities.$B19:.$C650];2;FALSE())" office:value-type="float" office:value="5" calcext:value-type="float">
            <text:p>5</text:p>
          </table:table-cell>
          <table:table-cell table:formula="of:=VLOOKUP([.M21];[$Majorities.$B19:.$C650];2;FALSE())" office:value-type="string" office:string-value="" calcext:value-type="error">
            <text:p>#N/A</text:p>
          </table:table-cell>
          <table:table-cell table:formula="of:=VLOOKUP([.N21];[$Majorities.$B19:.$C650];2;FALSE())" office:value-type="float" office:value="5" calcext:value-type="float">
            <text:p>5</text:p>
          </table:table-cell>
          <table:table-cell table:formula="of:=VLOOKUP([.O21];[$Majorities.$B19:.$C650];2;FALSE())" office:value-type="string" office:string-value="" calcext:value-type="error">
            <text:p>#N/A</text:p>
          </table:table-cell>
          <table:table-cell table:formula="of:=VLOOKUP([.P21];[$Majorities.$B19:.$C650];2;FALSE())" office:value-type="float" office:value="4" calcext:value-type="float">
            <text:p>4</text:p>
          </table:table-cell>
          <table:table-cell table:formula="of:=VLOOKUP([.Q21];[$Majorities.$B19:.$C650];2;FALSE())" office:value-type="float" office:value="4" calcext:value-type="float">
            <text:p>4</text:p>
          </table:table-cell>
          <table:table-cell table:formula="of:=VLOOKUP([.R21];[$Majorities.$B19:.$C650];2;FALSE())" office:value-type="string" office:string-value="" calcext:value-type="error">
            <text:p>#N/A</text:p>
          </table:table-cell>
          <table:table-cell table:formula="of:=VLOOKUP([.S21];[$Majorities.$B19:.$C650];2;FALSE())" office:value-type="string" office:string-value="" calcext:value-type="error">
            <text:p>#N/A</text:p>
          </table:table-cell>
          <table:table-cell table:formula="of:=VLOOKUP([.T21];[$Majorities.$B19:.$C650];2;FALSE())" office:value-type="string" office:string-value="" calcext:value-type="error">
            <text:p>#N/A</text:p>
          </table:table-cell>
          <table:table-cell table:formula="of:=VLOOKUP([.U21];[$Majorities.$B19:.$C650];2;FALSE())" office:value-type="string" office:string-value="" calcext:value-type="error">
            <text:p>#N/A</text:p>
          </table:table-cell>
          <table:table-cell table:formula="of:=VLOOKUP([.V21];[$Majorities.$B19:.$C650];2;FALSE())" office:value-type="string" office:string-value="" calcext:value-type="error">
            <text:p>#N/A</text:p>
          </table:table-cell>
          <table:table-cell table:formula="of:=VLOOKUP([.W21];[$Majorities.$B19:.$C650];2;FALSE())" office:value-type="string" office:string-value="" calcext:value-type="error">
            <text:p>#N/A</text:p>
          </table:table-cell>
          <table:table-cell table:formula="of:=VLOOKUP([.X21];[$Majorities.$B19:.$C650];2;FALSE())" office:value-type="string" office:string-value="" calcext:value-type="error">
            <text:p>#N/A</text:p>
          </table:table-cell>
          <table:table-cell table:formula="of:=VLOOKUP([.Y21];[$Majorities.$B19:.$C650];2;FALSE())" office:value-type="string" office:string-value="" calcext:value-type="error">
            <text:p>#N/A</text:p>
          </table:table-cell>
          <table:table-cell table:formula="of:=VLOOKUP([.Z21];[$Majorities.$B19:.$C650];2;FALSE())" office:value-type="string" office:string-value="" calcext:value-type="error">
            <text:p>#N/A</text:p>
          </table:table-cell>
          <table:table-cell table:style-name="Default" table:formula="of:=VLOOKUP([.AA21];[$Majorities.$B19:.$C650];2;FALSE())" office:value-type="string" office:string-value="" calcext:value-type="error">
            <text:p>#N/A</text:p>
          </table:table-cell>
          <table:table-cell table:style-name="Default" table:formula="of:=VLOOKUP([.AB21];[$Majorities.$B19:.$C650];2;FALSE())" office:value-type="string" office:string-value="" calcext:value-type="error">
            <text:p>#N/A</text:p>
          </table:table-cell>
          <table:table-cell table:formula="of:=VLOOKUP([.AC21];[$Majorities.$B19:.$C650];2;FALSE())" office:value-type="float" office:value="2" calcext:value-type="float">
            <text:p>2</text:p>
          </table:table-cell>
          <table:table-cell table:style-name="Default" table:formula="of:=VLOOKUP([.AD21];[$Majorities.$B19:.$C650];2;FALSE())" office:value-type="string" office:string-value="" calcext:value-type="error">
            <text:p>#N/A</text:p>
          </table:table-cell>
          <table:table-cell table:formula="of:=VLOOKUP([.AE21];[$Majorities.$B19:.$C650];2;FALSE())" office:value-type="string" office:string-value="" calcext:value-type="error">
            <text:p>#N/A</text:p>
          </table:table-cell>
          <table:table-cell table:formula="of:=VLOOKUP([.AF21];[$Majorities.$B19:.$C650];2;FALSE())" office:value-type="string" office:string-value="" calcext:value-type="error">
            <text:p>#N/A</text:p>
          </table:table-cell>
          <table:table-cell table:formula="of:=VLOOKUP([.AG21];[$Majorities.$B19:.$C650];2;FALSE())" office:value-type="string" office:string-value="" calcext:value-type="error">
            <text:p>#N/A</text:p>
          </table:table-cell>
          <table:table-cell table:formula="of:=VLOOKUP([.AH21];[$Majorities.$B19:.$C650];2;FALSE())" office:value-type="string" office:string-value="" calcext:value-type="error">
            <text:p>#N/A</text:p>
          </table:table-cell>
          <table:table-cell table:formula="of:=VLOOKUP([.AI21];[$Majorities.$B19:.$C650];2;FALSE())" office:value-type="string" office:string-value="" calcext:value-type="error">
            <text:p>#N/A</text:p>
          </table:table-cell>
          <table:table-cell table:formula="of:=VLOOKUP([.AJ21];[$Majorities.$B19:.$C650];2;FALSE())" office:value-type="string" office:string-value="" calcext:value-type="error">
            <text:p>#N/A</text:p>
          </table:table-cell>
          <table:table-cell table:formula="of:=VLOOKUP([.AK21];[$Majorities.$B19:.$C650];2;FALSE())" office:value-type="string" office:string-value="" calcext:value-type="error">
            <text:p>#N/A</text:p>
          </table:table-cell>
          <table:table-cell table:formula="of:=VLOOKUP([.AL21];[$Majorities.$B19:.$C650];2;FALSE())" office:value-type="string" office:string-value="" calcext:value-type="error">
            <text:p>#N/A</text:p>
          </table:table-cell>
          <table:table-cell table:formula="of:=VLOOKUP([.AM21];[$Majorities.$B19:.$C650];2;FALSE())" office:value-type="string" office:string-value="" calcext:value-type="error">
            <text:p>#N/A</text:p>
          </table:table-cell>
          <table:table-cell table:formula="of:=VLOOKUP([.AN21];[$Majorities.$B19:.$C650];2;FALSE())" office:value-type="string" office:string-value="" calcext:value-type="error">
            <text:p>#N/A</text:p>
          </table:table-cell>
          <table:table-cell table:formula="of:=VLOOKUP([.AO21];[$Majorities.$B19:.$C650];2;FALSE())" office:value-type="string" office:string-value="" calcext:value-type="error">
            <text:p>#N/A</text:p>
          </table:table-cell>
          <table:table-cell table:formula="of:=VLOOKUP([.AP21];[$Majorities.$B19:.$C650];2;FALSE())" office:value-type="float" office:value="9" calcext:value-type="float">
            <text:p>9</text:p>
          </table:table-cell>
          <table:table-cell table:formula="of:=VLOOKUP([.AQ21];[$Majorities.$B19:.$C650];2;FALSE())" office:value-type="string" office:string-value="" calcext:value-type="error">
            <text:p>#N/A</text:p>
          </table:table-cell>
          <table:table-cell table:formula="of:=VLOOKUP([.AR21];[$Majorities.$B19:.$C650];2;FALSE())" office:value-type="string" office:string-value="" calcext:value-type="error">
            <text:p>#N/A</text:p>
          </table:table-cell>
          <table:table-cell table:formula="of:=VLOOKUP([.AS21];[$Majorities.$B19:.$C650];2;FALSE())" office:value-type="string" office:string-value="" calcext:value-type="error">
            <text:p>#N/A</text:p>
          </table:table-cell>
          <table:table-cell table:formula="of:=VLOOKUP([.AT21];[$Majorities.$B19:.$C650];2;FALSE())" office:value-type="string" office:string-value="" calcext:value-type="error">
            <text:p>#N/A</text:p>
          </table:table-cell>
          <table:table-cell table:formula="of:=VLOOKUP([.AU21];[$Majorities.$B19:.$C650];2;FALSE())" office:value-type="string" office:string-value="" calcext:value-type="error">
            <text:p>#N/A</text:p>
          </table:table-cell>
          <table:table-cell table:formula="of:=VLOOKUP([.AV21];[$Majorities.$B19:.$C650];2;FALSE())" office:value-type="string" office:string-value="" calcext:value-type="error">
            <text:p>#N/A</text:p>
          </table:table-cell>
          <table:table-cell table:formula="of:=VLOOKUP([.AW21];[$Majorities.$B19:.$C650];2;FALSE())" office:value-type="string" office:string-value="" calcext:value-type="error">
            <text:p>#N/A</text:p>
          </table:table-cell>
          <table:table-cell table:formula="of:=VLOOKUP([.AX21];[$Majorities.$B19:.$C650];2;FALSE())" office:value-type="string" office:string-value="" calcext:value-type="error">
            <text:p>#N/A</text:p>
          </table:table-cell>
          <table:table-cell table:formula="of:=VLOOKUP([.AY21];[$Majorities.$B19:.$C650];2;FALSE())" office:value-type="string" office:string-value="" calcext:value-type="error">
            <text:p>#N/A</text:p>
          </table:table-cell>
          <table:table-cell table:formula="of:=VLOOKUP([.AZ21];[$Majorities.$B19:.$C650];2;FALSE())" office:value-type="string" office:string-value="" calcext:value-type="error">
            <text:p>#N/A</text:p>
          </table:table-cell>
          <table:table-cell table:formula="of:=VLOOKUP([.BA21];[$Majorities.$B19:.$C650];2;FALSE())" office:value-type="string" office:string-value="" calcext:value-type="error">
            <text:p>#N/A</text:p>
          </table:table-cell>
          <table:table-cell table:formula="of:=VLOOKUP([.BB21];[$Majorities.$B19:.$C650];2;FALSE())" office:value-type="string" office:string-value="" calcext:value-type="error">
            <text:p>#N/A</text:p>
          </table:table-cell>
          <table:table-cell table:formula="of:=VLOOKUP([.BC21];[$Majorities.$B19:.$C650];2;FALSE())" office:value-type="string" office:string-value="" calcext:value-type="error">
            <text:p>#N/A</text:p>
          </table:table-cell>
          <table:table-cell table:formula="of:=VLOOKUP([.BD21];[$Majorities.$B19:.$C650];2;FALSE())" office:value-type="string" office:string-value="" calcext:value-type="error">
            <text:p>#N/A</text:p>
          </table:table-cell>
          <table:table-cell table:formula="of:=VLOOKUP([.BE21];[$Majorities.$B19:.$C650];2;FALSE())" office:value-type="string" office:string-value="" calcext:value-type="error">
            <text:p>#N/A</text:p>
          </table:table-cell>
          <table:table-cell table:formula="of:=VLOOKUP([.BF21];[$Majorities.$B19:.$C650];2;FALSE())" office:value-type="string" office:string-value="" calcext:value-type="error">
            <text:p>#N/A</text:p>
          </table:table-cell>
          <table:table-cell table:formula="of:=VLOOKUP([.BG21];[$Majorities.$B19:.$C650];2;FALSE())" office:value-type="string" office:string-value="" calcext:value-type="error">
            <text:p>#N/A</text:p>
          </table:table-cell>
          <table:table-cell table:formula="of:=VLOOKUP([.BH21];[$Majorities.$B19:.$C650];2;FALSE())" office:value-type="string" office:string-value="" calcext:value-type="error">
            <text:p>#N/A</text:p>
          </table:table-cell>
          <table:table-cell table:formula="of:=VLOOKUP([.BI21];[$Majorities.$B19:.$C650];2;FALSE())" office:value-type="string" office:string-value="" calcext:value-type="error">
            <text:p>#N/A</text:p>
          </table:table-cell>
          <table:table-cell table:formula="of:=VLOOKUP([.BJ21];[$Majorities.$B19:.$C650];2;FALSE())" office:value-type="string" office:string-value="" calcext:value-type="error">
            <text:p>#N/A</text:p>
          </table:table-cell>
          <table:table-cell table:formula="of:=VLOOKUP([.BK21];[$Majorities.$B19:.$C650];2;FALSE())" office:value-type="string" office:string-value="" calcext:value-type="error">
            <text:p>#N/A</text:p>
          </table:table-cell>
          <table:table-cell table:formula="of:=VLOOKUP([.BL21];[$Majorities.$B19:.$C650];2;FALSE())" office:value-type="string" office:string-value="" calcext:value-type="error">
            <text:p>#N/A</text:p>
          </table:table-cell>
          <table:table-cell table:formula="of:=VLOOKUP([.BM21];[$Majorities.$B19:.$C650];2;FALSE())" office:value-type="string" office:string-value="" calcext:value-type="error">
            <text:p>#N/A</text:p>
          </table:table-cell>
          <table:table-cell table:formula="of:=VLOOKUP([.BN21];[$Majorities.$B19:.$C650];2;FALSE())" office:value-type="string" office:string-value="" calcext:value-type="error">
            <text:p>#N/A</text:p>
          </table:table-cell>
          <table:table-cell table:formula="of:=VLOOKUP([.BO21];[$Majorities.$B19:.$C650];2;FALSE())" office:value-type="string" office:string-value="" calcext:value-type="error">
            <text:p>#N/A</text:p>
          </table:table-cell>
          <table:table-cell table:formula="of:=VLOOKUP([.BP21];[$Majorities.$B19:.$C650];2;FALSE())" office:value-type="string" office:string-value="" calcext:value-type="error">
            <text:p>#N/A</text:p>
          </table:table-cell>
          <table:table-cell table:formula="of:=VLOOKUP([.BQ21];[$Majorities.$B19:.$C650];2;FALSE())" office:value-type="string" office:string-value="" calcext:value-type="error">
            <text:p>#N/A</text:p>
          </table:table-cell>
          <table:table-cell table:formula="of:=VLOOKUP([.BR21];[$Majorities.$B19:.$C650];2;FALSE())" office:value-type="string" office:string-value="" calcext:value-type="error">
            <text:p>#N/A</text:p>
          </table:table-cell>
          <table:table-cell table:formula="of:=VLOOKUP([.BS21];[$Majorities.$B19:.$C65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2];[$Majorities.$B20:.$C651];2;FALSE())" office:value-type="string" office:string-value="" calcext:value-type="error">
            <text:p>#N/A</text:p>
          </table:table-cell>
          <table:table-cell table:formula="of:=VLOOKUP([.C22];[$Majorities.$B20:.$C651];2;FALSE())" office:value-type="string" office:string-value="" calcext:value-type="error">
            <text:p>#N/A</text:p>
          </table:table-cell>
          <table:table-cell table:formula="of:=VLOOKUP([.D22];[$Majorities.$B20:.$C651];2;FALSE())" office:value-type="string" office:string-value="" calcext:value-type="error">
            <text:p>#N/A</text:p>
          </table:table-cell>
          <table:table-cell table:formula="of:=VLOOKUP([.E22];[$Majorities.$B20:.$C651];2;FALSE())" office:value-type="string" office:string-value="" calcext:value-type="error">
            <text:p>#N/A</text:p>
          </table:table-cell>
          <table:table-cell table:formula="of:=VLOOKUP([.F22];[$Majorities.$B20:.$C651];2;FALSE())" office:value-type="string" office:string-value="" calcext:value-type="error">
            <text:p>#N/A</text:p>
          </table:table-cell>
          <table:table-cell table:formula="of:=VLOOKUP([.G22];[$Majorities.$B20:.$C651];2;FALSE())" office:value-type="string" office:string-value="" calcext:value-type="error">
            <text:p>#N/A</text:p>
          </table:table-cell>
          <table:table-cell table:formula="of:=VLOOKUP([.H22];[$Majorities.$B20:.$C651];2;FALSE())" office:value-type="string" office:string-value="" calcext:value-type="error">
            <text:p>#N/A</text:p>
          </table:table-cell>
          <table:table-cell table:formula="of:=VLOOKUP([.I22];[$Majorities.$B20:.$C651];2;FALSE())" office:value-type="string" office:string-value="" calcext:value-type="error">
            <text:p>#N/A</text:p>
          </table:table-cell>
          <table:table-cell table:formula="of:=VLOOKUP([.J22];[$Majorities.$B20:.$C651];2;FALSE())" office:value-type="string" office:string-value="" calcext:value-type="error">
            <text:p>#N/A</text:p>
          </table:table-cell>
          <table:table-cell table:formula="of:=VLOOKUP([.K22];[$Majorities.$B20:.$C651];2;FALSE())" office:value-type="string" office:string-value="" calcext:value-type="error">
            <text:p>#N/A</text:p>
          </table:table-cell>
          <table:table-cell table:formula="of:=VLOOKUP([.L22];[$Majorities.$B20:.$C651];2;FALSE())" office:value-type="float" office:value="5" calcext:value-type="float">
            <text:p>5</text:p>
          </table:table-cell>
          <table:table-cell table:formula="of:=VLOOKUP([.M22];[$Majorities.$B20:.$C651];2;FALSE())" office:value-type="string" office:string-value="" calcext:value-type="error">
            <text:p>#N/A</text:p>
          </table:table-cell>
          <table:table-cell table:formula="of:=VLOOKUP([.N22];[$Majorities.$B20:.$C651];2;FALSE())" office:value-type="float" office:value="5" calcext:value-type="float">
            <text:p>5</text:p>
          </table:table-cell>
          <table:table-cell table:formula="of:=VLOOKUP([.O22];[$Majorities.$B20:.$C651];2;FALSE())" office:value-type="string" office:string-value="" calcext:value-type="error">
            <text:p>#N/A</text:p>
          </table:table-cell>
          <table:table-cell table:formula="of:=VLOOKUP([.P22];[$Majorities.$B20:.$C651];2;FALSE())" office:value-type="float" office:value="7" calcext:value-type="float">
            <text:p>7</text:p>
          </table:table-cell>
          <table:table-cell table:formula="of:=VLOOKUP([.Q22];[$Majorities.$B20:.$C651];2;FALSE())" office:value-type="string" office:string-value="" calcext:value-type="error">
            <text:p>#N/A</text:p>
          </table:table-cell>
          <table:table-cell table:formula="of:=VLOOKUP([.R22];[$Majorities.$B20:.$C651];2;FALSE())" office:value-type="string" office:string-value="" calcext:value-type="error">
            <text:p>#N/A</text:p>
          </table:table-cell>
          <table:table-cell table:formula="of:=VLOOKUP([.S22];[$Majorities.$B20:.$C651];2;FALSE())" office:value-type="string" office:string-value="" calcext:value-type="error">
            <text:p>#N/A</text:p>
          </table:table-cell>
          <table:table-cell table:formula="of:=VLOOKUP([.T22];[$Majorities.$B20:.$C651];2;FALSE())" office:value-type="string" office:string-value="" calcext:value-type="error">
            <text:p>#N/A</text:p>
          </table:table-cell>
          <table:table-cell table:formula="of:=VLOOKUP([.U22];[$Majorities.$B20:.$C651];2;FALSE())" office:value-type="string" office:string-value="" calcext:value-type="error">
            <text:p>#N/A</text:p>
          </table:table-cell>
          <table:table-cell table:formula="of:=VLOOKUP([.V22];[$Majorities.$B20:.$C651];2;FALSE())" office:value-type="string" office:string-value="" calcext:value-type="error">
            <text:p>#N/A</text:p>
          </table:table-cell>
          <table:table-cell table:formula="of:=VLOOKUP([.W22];[$Majorities.$B20:.$C651];2;FALSE())" office:value-type="string" office:string-value="" calcext:value-type="error">
            <text:p>#N/A</text:p>
          </table:table-cell>
          <table:table-cell table:formula="of:=VLOOKUP([.X22];[$Majorities.$B20:.$C651];2;FALSE())" office:value-type="string" office:string-value="" calcext:value-type="error">
            <text:p>#N/A</text:p>
          </table:table-cell>
          <table:table-cell table:formula="of:=VLOOKUP([.Y22];[$Majorities.$B20:.$C651];2;FALSE())" office:value-type="string" office:string-value="" calcext:value-type="error">
            <text:p>#N/A</text:p>
          </table:table-cell>
          <table:table-cell table:formula="of:=VLOOKUP([.Z22];[$Majorities.$B20:.$C651];2;FALSE())" office:value-type="string" office:string-value="" calcext:value-type="error">
            <text:p>#N/A</text:p>
          </table:table-cell>
          <table:table-cell table:style-name="Default" table:formula="of:=VLOOKUP([.AA22];[$Majorities.$B20:.$C651];2;FALSE())" office:value-type="string" office:string-value="" calcext:value-type="error">
            <text:p>#N/A</text:p>
          </table:table-cell>
          <table:table-cell table:style-name="Default" table:formula="of:=VLOOKUP([.AB22];[$Majorities.$B20:.$C651];2;FALSE())" office:value-type="string" office:string-value="" calcext:value-type="error">
            <text:p>#N/A</text:p>
          </table:table-cell>
          <table:table-cell table:formula="of:=VLOOKUP([.AC22];[$Majorities.$B20:.$C651];2;FALSE())" office:value-type="float" office:value="4" calcext:value-type="float">
            <text:p>4</text:p>
          </table:table-cell>
          <table:table-cell table:style-name="Default" table:formula="of:=VLOOKUP([.AD22];[$Majorities.$B20:.$C651];2;FALSE())" office:value-type="string" office:string-value="" calcext:value-type="error">
            <text:p>#N/A</text:p>
          </table:table-cell>
          <table:table-cell table:formula="of:=VLOOKUP([.AE22];[$Majorities.$B20:.$C651];2;FALSE())" office:value-type="string" office:string-value="" calcext:value-type="error">
            <text:p>#N/A</text:p>
          </table:table-cell>
          <table:table-cell table:formula="of:=VLOOKUP([.AF22];[$Majorities.$B20:.$C651];2;FALSE())" office:value-type="string" office:string-value="" calcext:value-type="error">
            <text:p>#N/A</text:p>
          </table:table-cell>
          <table:table-cell table:formula="of:=VLOOKUP([.AG22];[$Majorities.$B20:.$C651];2;FALSE())" office:value-type="string" office:string-value="" calcext:value-type="error">
            <text:p>#N/A</text:p>
          </table:table-cell>
          <table:table-cell table:formula="of:=VLOOKUP([.AH22];[$Majorities.$B20:.$C651];2;FALSE())" office:value-type="string" office:string-value="" calcext:value-type="error">
            <text:p>#N/A</text:p>
          </table:table-cell>
          <table:table-cell table:formula="of:=VLOOKUP([.AI22];[$Majorities.$B20:.$C651];2;FALSE())" office:value-type="string" office:string-value="" calcext:value-type="error">
            <text:p>#N/A</text:p>
          </table:table-cell>
          <table:table-cell table:formula="of:=VLOOKUP([.AJ22];[$Majorities.$B20:.$C651];2;FALSE())" office:value-type="string" office:string-value="" calcext:value-type="error">
            <text:p>#N/A</text:p>
          </table:table-cell>
          <table:table-cell table:formula="of:=VLOOKUP([.AK22];[$Majorities.$B20:.$C651];2;FALSE())" office:value-type="string" office:string-value="" calcext:value-type="error">
            <text:p>#N/A</text:p>
          </table:table-cell>
          <table:table-cell table:formula="of:=VLOOKUP([.AL22];[$Majorities.$B20:.$C651];2;FALSE())" office:value-type="string" office:string-value="" calcext:value-type="error">
            <text:p>#N/A</text:p>
          </table:table-cell>
          <table:table-cell table:formula="of:=VLOOKUP([.AM22];[$Majorities.$B20:.$C651];2;FALSE())" office:value-type="string" office:string-value="" calcext:value-type="error">
            <text:p>#N/A</text:p>
          </table:table-cell>
          <table:table-cell table:formula="of:=VLOOKUP([.AN22];[$Majorities.$B20:.$C651];2;FALSE())" office:value-type="string" office:string-value="" calcext:value-type="error">
            <text:p>#N/A</text:p>
          </table:table-cell>
          <table:table-cell table:formula="of:=VLOOKUP([.AO22];[$Majorities.$B20:.$C651];2;FALSE())" office:value-type="string" office:string-value="" calcext:value-type="error">
            <text:p>#N/A</text:p>
          </table:table-cell>
          <table:table-cell table:formula="of:=VLOOKUP([.AP22];[$Majorities.$B20:.$C651];2;FALSE())" office:value-type="string" office:string-value="" calcext:value-type="error">
            <text:p>#N/A</text:p>
          </table:table-cell>
          <table:table-cell table:formula="of:=VLOOKUP([.AQ22];[$Majorities.$B20:.$C651];2;FALSE())" office:value-type="string" office:string-value="" calcext:value-type="error">
            <text:p>#N/A</text:p>
          </table:table-cell>
          <table:table-cell table:formula="of:=VLOOKUP([.AR22];[$Majorities.$B20:.$C651];2;FALSE())" office:value-type="string" office:string-value="" calcext:value-type="error">
            <text:p>#N/A</text:p>
          </table:table-cell>
          <table:table-cell table:formula="of:=VLOOKUP([.AS22];[$Majorities.$B20:.$C651];2;FALSE())" office:value-type="string" office:string-value="" calcext:value-type="error">
            <text:p>#N/A</text:p>
          </table:table-cell>
          <table:table-cell table:formula="of:=VLOOKUP([.AT22];[$Majorities.$B20:.$C651];2;FALSE())" office:value-type="string" office:string-value="" calcext:value-type="error">
            <text:p>#N/A</text:p>
          </table:table-cell>
          <table:table-cell table:formula="of:=VLOOKUP([.AU22];[$Majorities.$B20:.$C651];2;FALSE())" office:value-type="string" office:string-value="" calcext:value-type="error">
            <text:p>#N/A</text:p>
          </table:table-cell>
          <table:table-cell table:formula="of:=VLOOKUP([.AV22];[$Majorities.$B20:.$C651];2;FALSE())" office:value-type="string" office:string-value="" calcext:value-type="error">
            <text:p>#N/A</text:p>
          </table:table-cell>
          <table:table-cell table:formula="of:=VLOOKUP([.AW22];[$Majorities.$B20:.$C651];2;FALSE())" office:value-type="string" office:string-value="" calcext:value-type="error">
            <text:p>#N/A</text:p>
          </table:table-cell>
          <table:table-cell table:formula="of:=VLOOKUP([.AX22];[$Majorities.$B20:.$C651];2;FALSE())" office:value-type="string" office:string-value="" calcext:value-type="error">
            <text:p>#N/A</text:p>
          </table:table-cell>
          <table:table-cell table:formula="of:=VLOOKUP([.AY22];[$Majorities.$B20:.$C651];2;FALSE())" office:value-type="string" office:string-value="" calcext:value-type="error">
            <text:p>#N/A</text:p>
          </table:table-cell>
          <table:table-cell table:formula="of:=VLOOKUP([.AZ22];[$Majorities.$B20:.$C651];2;FALSE())" office:value-type="string" office:string-value="" calcext:value-type="error">
            <text:p>#N/A</text:p>
          </table:table-cell>
          <table:table-cell table:formula="of:=VLOOKUP([.BA22];[$Majorities.$B20:.$C651];2;FALSE())" office:value-type="string" office:string-value="" calcext:value-type="error">
            <text:p>#N/A</text:p>
          </table:table-cell>
          <table:table-cell table:formula="of:=VLOOKUP([.BB22];[$Majorities.$B20:.$C651];2;FALSE())" office:value-type="string" office:string-value="" calcext:value-type="error">
            <text:p>#N/A</text:p>
          </table:table-cell>
          <table:table-cell table:formula="of:=VLOOKUP([.BC22];[$Majorities.$B20:.$C651];2;FALSE())" office:value-type="string" office:string-value="" calcext:value-type="error">
            <text:p>#N/A</text:p>
          </table:table-cell>
          <table:table-cell table:formula="of:=VLOOKUP([.BD22];[$Majorities.$B20:.$C651];2;FALSE())" office:value-type="string" office:string-value="" calcext:value-type="error">
            <text:p>#N/A</text:p>
          </table:table-cell>
          <table:table-cell table:formula="of:=VLOOKUP([.BE22];[$Majorities.$B20:.$C651];2;FALSE())" office:value-type="string" office:string-value="" calcext:value-type="error">
            <text:p>#N/A</text:p>
          </table:table-cell>
          <table:table-cell table:formula="of:=VLOOKUP([.BF22];[$Majorities.$B20:.$C651];2;FALSE())" office:value-type="string" office:string-value="" calcext:value-type="error">
            <text:p>#N/A</text:p>
          </table:table-cell>
          <table:table-cell table:formula="of:=VLOOKUP([.BG22];[$Majorities.$B20:.$C651];2;FALSE())" office:value-type="string" office:string-value="" calcext:value-type="error">
            <text:p>#N/A</text:p>
          </table:table-cell>
          <table:table-cell table:formula="of:=VLOOKUP([.BH22];[$Majorities.$B20:.$C651];2;FALSE())" office:value-type="string" office:string-value="" calcext:value-type="error">
            <text:p>#N/A</text:p>
          </table:table-cell>
          <table:table-cell table:formula="of:=VLOOKUP([.BI22];[$Majorities.$B20:.$C651];2;FALSE())" office:value-type="string" office:string-value="" calcext:value-type="error">
            <text:p>#N/A</text:p>
          </table:table-cell>
          <table:table-cell table:formula="of:=VLOOKUP([.BJ22];[$Majorities.$B20:.$C651];2;FALSE())" office:value-type="string" office:string-value="" calcext:value-type="error">
            <text:p>#N/A</text:p>
          </table:table-cell>
          <table:table-cell table:formula="of:=VLOOKUP([.BK22];[$Majorities.$B20:.$C651];2;FALSE())" office:value-type="string" office:string-value="" calcext:value-type="error">
            <text:p>#N/A</text:p>
          </table:table-cell>
          <table:table-cell table:formula="of:=VLOOKUP([.BL22];[$Majorities.$B20:.$C651];2;FALSE())" office:value-type="string" office:string-value="" calcext:value-type="error">
            <text:p>#N/A</text:p>
          </table:table-cell>
          <table:table-cell table:formula="of:=VLOOKUP([.BM22];[$Majorities.$B20:.$C651];2;FALSE())" office:value-type="string" office:string-value="" calcext:value-type="error">
            <text:p>#N/A</text:p>
          </table:table-cell>
          <table:table-cell table:formula="of:=VLOOKUP([.BN22];[$Majorities.$B20:.$C651];2;FALSE())" office:value-type="string" office:string-value="" calcext:value-type="error">
            <text:p>#N/A</text:p>
          </table:table-cell>
          <table:table-cell table:formula="of:=VLOOKUP([.BO22];[$Majorities.$B20:.$C651];2;FALSE())" office:value-type="string" office:string-value="" calcext:value-type="error">
            <text:p>#N/A</text:p>
          </table:table-cell>
          <table:table-cell table:formula="of:=VLOOKUP([.BP22];[$Majorities.$B20:.$C651];2;FALSE())" office:value-type="string" office:string-value="" calcext:value-type="error">
            <text:p>#N/A</text:p>
          </table:table-cell>
          <table:table-cell table:formula="of:=VLOOKUP([.BQ22];[$Majorities.$B20:.$C651];2;FALSE())" office:value-type="string" office:string-value="" calcext:value-type="error">
            <text:p>#N/A</text:p>
          </table:table-cell>
          <table:table-cell table:formula="of:=VLOOKUP([.BR22];[$Majorities.$B20:.$C651];2;FALSE())" office:value-type="string" office:string-value="" calcext:value-type="error">
            <text:p>#N/A</text:p>
          </table:table-cell>
          <table:table-cell table:formula="of:=VLOOKUP([.BS22];[$Majorities.$B20:.$C65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3];[$Majorities.$B21:.$C652];2;FALSE())" office:value-type="string" office:string-value="" calcext:value-type="error">
            <text:p>#N/A</text:p>
          </table:table-cell>
          <table:table-cell table:formula="of:=VLOOKUP([.C23];[$Majorities.$B21:.$C652];2;FALSE())" office:value-type="string" office:string-value="" calcext:value-type="error">
            <text:p>#N/A</text:p>
          </table:table-cell>
          <table:table-cell table:formula="of:=VLOOKUP([.D23];[$Majorities.$B21:.$C652];2;FALSE())" office:value-type="string" office:string-value="" calcext:value-type="error">
            <text:p>#N/A</text:p>
          </table:table-cell>
          <table:table-cell table:formula="of:=VLOOKUP([.E23];[$Majorities.$B21:.$C652];2;FALSE())" office:value-type="string" office:string-value="" calcext:value-type="error">
            <text:p>#N/A</text:p>
          </table:table-cell>
          <table:table-cell table:formula="of:=VLOOKUP([.F23];[$Majorities.$B21:.$C652];2;FALSE())" office:value-type="string" office:string-value="" calcext:value-type="error">
            <text:p>#N/A</text:p>
          </table:table-cell>
          <table:table-cell table:formula="of:=VLOOKUP([.G23];[$Majorities.$B21:.$C652];2;FALSE())" office:value-type="string" office:string-value="" calcext:value-type="error">
            <text:p>#N/A</text:p>
          </table:table-cell>
          <table:table-cell table:formula="of:=VLOOKUP([.H23];[$Majorities.$B21:.$C652];2;FALSE())" office:value-type="string" office:string-value="" calcext:value-type="error">
            <text:p>#N/A</text:p>
          </table:table-cell>
          <table:table-cell table:formula="of:=VLOOKUP([.I23];[$Majorities.$B21:.$C652];2;FALSE())" office:value-type="string" office:string-value="" calcext:value-type="error">
            <text:p>#N/A</text:p>
          </table:table-cell>
          <table:table-cell table:formula="of:=VLOOKUP([.J23];[$Majorities.$B21:.$C652];2;FALSE())" office:value-type="string" office:string-value="" calcext:value-type="error">
            <text:p>#N/A</text:p>
          </table:table-cell>
          <table:table-cell table:formula="of:=VLOOKUP([.K23];[$Majorities.$B21:.$C652];2;FALSE())" office:value-type="string" office:string-value="" calcext:value-type="error">
            <text:p>#N/A</text:p>
          </table:table-cell>
          <table:table-cell table:formula="of:=VLOOKUP([.L23];[$Majorities.$B21:.$C652];2;FALSE())" office:value-type="float" office:value="4" calcext:value-type="float">
            <text:p>4</text:p>
          </table:table-cell>
          <table:table-cell table:formula="of:=VLOOKUP([.M23];[$Majorities.$B21:.$C652];2;FALSE())" office:value-type="string" office:string-value="" calcext:value-type="error">
            <text:p>#N/A</text:p>
          </table:table-cell>
          <table:table-cell table:formula="of:=VLOOKUP([.N23];[$Majorities.$B21:.$C652];2;FALSE())" office:value-type="float" office:value="5" calcext:value-type="float">
            <text:p>5</text:p>
          </table:table-cell>
          <table:table-cell table:formula="of:=VLOOKUP([.O23];[$Majorities.$B21:.$C652];2;FALSE())" office:value-type="string" office:string-value="" calcext:value-type="error">
            <text:p>#N/A</text:p>
          </table:table-cell>
          <table:table-cell table:formula="of:=VLOOKUP([.P23];[$Majorities.$B21:.$C652];2;FALSE())" office:value-type="string" office:string-value="" calcext:value-type="error">
            <text:p>#N/A</text:p>
          </table:table-cell>
          <table:table-cell table:formula="of:=VLOOKUP([.Q23];[$Majorities.$B21:.$C652];2;FALSE())" office:value-type="string" office:string-value="" calcext:value-type="error">
            <text:p>#N/A</text:p>
          </table:table-cell>
          <table:table-cell table:formula="of:=VLOOKUP([.R23];[$Majorities.$B21:.$C652];2;FALSE())" office:value-type="string" office:string-value="" calcext:value-type="error">
            <text:p>#N/A</text:p>
          </table:table-cell>
          <table:table-cell table:formula="of:=VLOOKUP([.S23];[$Majorities.$B21:.$C652];2;FALSE())" office:value-type="string" office:string-value="" calcext:value-type="error">
            <text:p>#N/A</text:p>
          </table:table-cell>
          <table:table-cell table:formula="of:=VLOOKUP([.T23];[$Majorities.$B21:.$C652];2;FALSE())" office:value-type="string" office:string-value="" calcext:value-type="error">
            <text:p>#N/A</text:p>
          </table:table-cell>
          <table:table-cell table:formula="of:=VLOOKUP([.U23];[$Majorities.$B21:.$C652];2;FALSE())" office:value-type="string" office:string-value="" calcext:value-type="error">
            <text:p>#N/A</text:p>
          </table:table-cell>
          <table:table-cell table:formula="of:=VLOOKUP([.V23];[$Majorities.$B21:.$C652];2;FALSE())" office:value-type="string" office:string-value="" calcext:value-type="error">
            <text:p>#N/A</text:p>
          </table:table-cell>
          <table:table-cell table:formula="of:=VLOOKUP([.W23];[$Majorities.$B21:.$C652];2;FALSE())" office:value-type="string" office:string-value="" calcext:value-type="error">
            <text:p>#N/A</text:p>
          </table:table-cell>
          <table:table-cell table:formula="of:=VLOOKUP([.X23];[$Majorities.$B21:.$C652];2;FALSE())" office:value-type="string" office:string-value="" calcext:value-type="error">
            <text:p>#N/A</text:p>
          </table:table-cell>
          <table:table-cell table:formula="of:=VLOOKUP([.Y23];[$Majorities.$B21:.$C652];2;FALSE())" office:value-type="string" office:string-value="" calcext:value-type="error">
            <text:p>#N/A</text:p>
          </table:table-cell>
          <table:table-cell table:formula="of:=VLOOKUP([.Z23];[$Majorities.$B21:.$C652];2;FALSE())" office:value-type="string" office:string-value="" calcext:value-type="error">
            <text:p>#N/A</text:p>
          </table:table-cell>
          <table:table-cell table:style-name="Default" table:formula="of:=VLOOKUP([.AA23];[$Majorities.$B21:.$C652];2;FALSE())" office:value-type="string" office:string-value="" calcext:value-type="error">
            <text:p>#N/A</text:p>
          </table:table-cell>
          <table:table-cell table:style-name="Default" table:formula="of:=VLOOKUP([.AB23];[$Majorities.$B21:.$C652];2;FALSE())" office:value-type="string" office:string-value="" calcext:value-type="error">
            <text:p>#N/A</text:p>
          </table:table-cell>
          <table:table-cell table:formula="of:=VLOOKUP([.AC23];[$Majorities.$B21:.$C652];2;FALSE())" office:value-type="string" office:string-value="" calcext:value-type="error">
            <text:p>#N/A</text:p>
          </table:table-cell>
          <table:table-cell table:style-name="Default" table:formula="of:=VLOOKUP([.AD23];[$Majorities.$B21:.$C652];2;FALSE())" office:value-type="string" office:string-value="" calcext:value-type="error">
            <text:p>#N/A</text:p>
          </table:table-cell>
          <table:table-cell table:formula="of:=VLOOKUP([.AE23];[$Majorities.$B21:.$C652];2;FALSE())" office:value-type="string" office:string-value="" calcext:value-type="error">
            <text:p>#N/A</text:p>
          </table:table-cell>
          <table:table-cell table:formula="of:=VLOOKUP([.AF23];[$Majorities.$B21:.$C652];2;FALSE())" office:value-type="string" office:string-value="" calcext:value-type="error">
            <text:p>#N/A</text:p>
          </table:table-cell>
          <table:table-cell table:formula="of:=VLOOKUP([.AG23];[$Majorities.$B21:.$C652];2;FALSE())" office:value-type="string" office:string-value="" calcext:value-type="error">
            <text:p>#N/A</text:p>
          </table:table-cell>
          <table:table-cell table:formula="of:=VLOOKUP([.AH23];[$Majorities.$B21:.$C652];2;FALSE())" office:value-type="string" office:string-value="" calcext:value-type="error">
            <text:p>#N/A</text:p>
          </table:table-cell>
          <table:table-cell table:formula="of:=VLOOKUP([.AI23];[$Majorities.$B21:.$C652];2;FALSE())" office:value-type="string" office:string-value="" calcext:value-type="error">
            <text:p>#N/A</text:p>
          </table:table-cell>
          <table:table-cell table:formula="of:=VLOOKUP([.AJ23];[$Majorities.$B21:.$C652];2;FALSE())" office:value-type="string" office:string-value="" calcext:value-type="error">
            <text:p>#N/A</text:p>
          </table:table-cell>
          <table:table-cell table:formula="of:=VLOOKUP([.AK23];[$Majorities.$B21:.$C652];2;FALSE())" office:value-type="string" office:string-value="" calcext:value-type="error">
            <text:p>#N/A</text:p>
          </table:table-cell>
          <table:table-cell table:formula="of:=VLOOKUP([.AL23];[$Majorities.$B21:.$C652];2;FALSE())" office:value-type="string" office:string-value="" calcext:value-type="error">
            <text:p>#N/A</text:p>
          </table:table-cell>
          <table:table-cell table:formula="of:=VLOOKUP([.AM23];[$Majorities.$B21:.$C652];2;FALSE())" office:value-type="string" office:string-value="" calcext:value-type="error">
            <text:p>#N/A</text:p>
          </table:table-cell>
          <table:table-cell table:formula="of:=VLOOKUP([.AN23];[$Majorities.$B21:.$C652];2;FALSE())" office:value-type="string" office:string-value="" calcext:value-type="error">
            <text:p>#N/A</text:p>
          </table:table-cell>
          <table:table-cell table:formula="of:=VLOOKUP([.AO23];[$Majorities.$B21:.$C652];2;FALSE())" office:value-type="string" office:string-value="" calcext:value-type="error">
            <text:p>#N/A</text:p>
          </table:table-cell>
          <table:table-cell table:formula="of:=VLOOKUP([.AP23];[$Majorities.$B21:.$C652];2;FALSE())" office:value-type="string" office:string-value="" calcext:value-type="error">
            <text:p>#N/A</text:p>
          </table:table-cell>
          <table:table-cell table:formula="of:=VLOOKUP([.AQ23];[$Majorities.$B21:.$C652];2;FALSE())" office:value-type="string" office:string-value="" calcext:value-type="error">
            <text:p>#N/A</text:p>
          </table:table-cell>
          <table:table-cell table:formula="of:=VLOOKUP([.AR23];[$Majorities.$B21:.$C652];2;FALSE())" office:value-type="string" office:string-value="" calcext:value-type="error">
            <text:p>#N/A</text:p>
          </table:table-cell>
          <table:table-cell table:formula="of:=VLOOKUP([.AS23];[$Majorities.$B21:.$C652];2;FALSE())" office:value-type="string" office:string-value="" calcext:value-type="error">
            <text:p>#N/A</text:p>
          </table:table-cell>
          <table:table-cell table:formula="of:=VLOOKUP([.AT23];[$Majorities.$B21:.$C652];2;FALSE())" office:value-type="string" office:string-value="" calcext:value-type="error">
            <text:p>#N/A</text:p>
          </table:table-cell>
          <table:table-cell table:formula="of:=VLOOKUP([.AU23];[$Majorities.$B21:.$C652];2;FALSE())" office:value-type="string" office:string-value="" calcext:value-type="error">
            <text:p>#N/A</text:p>
          </table:table-cell>
          <table:table-cell table:formula="of:=VLOOKUP([.AV23];[$Majorities.$B21:.$C652];2;FALSE())" office:value-type="string" office:string-value="" calcext:value-type="error">
            <text:p>#N/A</text:p>
          </table:table-cell>
          <table:table-cell table:formula="of:=VLOOKUP([.AW23];[$Majorities.$B21:.$C652];2;FALSE())" office:value-type="string" office:string-value="" calcext:value-type="error">
            <text:p>#N/A</text:p>
          </table:table-cell>
          <table:table-cell table:formula="of:=VLOOKUP([.AX23];[$Majorities.$B21:.$C652];2;FALSE())" office:value-type="string" office:string-value="" calcext:value-type="error">
            <text:p>#N/A</text:p>
          </table:table-cell>
          <table:table-cell table:formula="of:=VLOOKUP([.AY23];[$Majorities.$B21:.$C652];2;FALSE())" office:value-type="string" office:string-value="" calcext:value-type="error">
            <text:p>#N/A</text:p>
          </table:table-cell>
          <table:table-cell table:formula="of:=VLOOKUP([.AZ23];[$Majorities.$B21:.$C652];2;FALSE())" office:value-type="string" office:string-value="" calcext:value-type="error">
            <text:p>#N/A</text:p>
          </table:table-cell>
          <table:table-cell table:formula="of:=VLOOKUP([.BA23];[$Majorities.$B21:.$C652];2;FALSE())" office:value-type="string" office:string-value="" calcext:value-type="error">
            <text:p>#N/A</text:p>
          </table:table-cell>
          <table:table-cell table:formula="of:=VLOOKUP([.BB23];[$Majorities.$B21:.$C652];2;FALSE())" office:value-type="string" office:string-value="" calcext:value-type="error">
            <text:p>#N/A</text:p>
          </table:table-cell>
          <table:table-cell table:formula="of:=VLOOKUP([.BC23];[$Majorities.$B21:.$C652];2;FALSE())" office:value-type="string" office:string-value="" calcext:value-type="error">
            <text:p>#N/A</text:p>
          </table:table-cell>
          <table:table-cell table:formula="of:=VLOOKUP([.BD23];[$Majorities.$B21:.$C652];2;FALSE())" office:value-type="string" office:string-value="" calcext:value-type="error">
            <text:p>#N/A</text:p>
          </table:table-cell>
          <table:table-cell table:formula="of:=VLOOKUP([.BE23];[$Majorities.$B21:.$C652];2;FALSE())" office:value-type="string" office:string-value="" calcext:value-type="error">
            <text:p>#N/A</text:p>
          </table:table-cell>
          <table:table-cell table:formula="of:=VLOOKUP([.BF23];[$Majorities.$B21:.$C652];2;FALSE())" office:value-type="string" office:string-value="" calcext:value-type="error">
            <text:p>#N/A</text:p>
          </table:table-cell>
          <table:table-cell table:formula="of:=VLOOKUP([.BG23];[$Majorities.$B21:.$C652];2;FALSE())" office:value-type="string" office:string-value="" calcext:value-type="error">
            <text:p>#N/A</text:p>
          </table:table-cell>
          <table:table-cell table:formula="of:=VLOOKUP([.BH23];[$Majorities.$B21:.$C652];2;FALSE())" office:value-type="string" office:string-value="" calcext:value-type="error">
            <text:p>#N/A</text:p>
          </table:table-cell>
          <table:table-cell table:formula="of:=VLOOKUP([.BI23];[$Majorities.$B21:.$C652];2;FALSE())" office:value-type="string" office:string-value="" calcext:value-type="error">
            <text:p>#N/A</text:p>
          </table:table-cell>
          <table:table-cell table:formula="of:=VLOOKUP([.BJ23];[$Majorities.$B21:.$C652];2;FALSE())" office:value-type="string" office:string-value="" calcext:value-type="error">
            <text:p>#N/A</text:p>
          </table:table-cell>
          <table:table-cell table:formula="of:=VLOOKUP([.BK23];[$Majorities.$B21:.$C652];2;FALSE())" office:value-type="string" office:string-value="" calcext:value-type="error">
            <text:p>#N/A</text:p>
          </table:table-cell>
          <table:table-cell table:formula="of:=VLOOKUP([.BL23];[$Majorities.$B21:.$C652];2;FALSE())" office:value-type="string" office:string-value="" calcext:value-type="error">
            <text:p>#N/A</text:p>
          </table:table-cell>
          <table:table-cell table:formula="of:=VLOOKUP([.BM23];[$Majorities.$B21:.$C652];2;FALSE())" office:value-type="string" office:string-value="" calcext:value-type="error">
            <text:p>#N/A</text:p>
          </table:table-cell>
          <table:table-cell table:formula="of:=VLOOKUP([.BN23];[$Majorities.$B21:.$C652];2;FALSE())" office:value-type="string" office:string-value="" calcext:value-type="error">
            <text:p>#N/A</text:p>
          </table:table-cell>
          <table:table-cell table:formula="of:=VLOOKUP([.BO23];[$Majorities.$B21:.$C652];2;FALSE())" office:value-type="string" office:string-value="" calcext:value-type="error">
            <text:p>#N/A</text:p>
          </table:table-cell>
          <table:table-cell table:formula="of:=VLOOKUP([.BP23];[$Majorities.$B21:.$C652];2;FALSE())" office:value-type="string" office:string-value="" calcext:value-type="error">
            <text:p>#N/A</text:p>
          </table:table-cell>
          <table:table-cell table:formula="of:=VLOOKUP([.BQ23];[$Majorities.$B21:.$C652];2;FALSE())" office:value-type="string" office:string-value="" calcext:value-type="error">
            <text:p>#N/A</text:p>
          </table:table-cell>
          <table:table-cell table:formula="of:=VLOOKUP([.BR23];[$Majorities.$B21:.$C652];2;FALSE())" office:value-type="string" office:string-value="" calcext:value-type="error">
            <text:p>#N/A</text:p>
          </table:table-cell>
          <table:table-cell table:formula="of:=VLOOKUP([.BS23];[$Majorities.$B21:.$C65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4];[$Majorities.$B22:.$C653];2;FALSE())" office:value-type="string" office:string-value="" calcext:value-type="error">
            <text:p>#N/A</text:p>
          </table:table-cell>
          <table:table-cell table:formula="of:=VLOOKUP([.C24];[$Majorities.$B22:.$C653];2;FALSE())" office:value-type="string" office:string-value="" calcext:value-type="error">
            <text:p>#N/A</text:p>
          </table:table-cell>
          <table:table-cell table:formula="of:=VLOOKUP([.D24];[$Majorities.$B22:.$C653];2;FALSE())" office:value-type="string" office:string-value="" calcext:value-type="error">
            <text:p>#N/A</text:p>
          </table:table-cell>
          <table:table-cell table:formula="of:=VLOOKUP([.E24];[$Majorities.$B22:.$C653];2;FALSE())" office:value-type="string" office:string-value="" calcext:value-type="error">
            <text:p>#N/A</text:p>
          </table:table-cell>
          <table:table-cell table:formula="of:=VLOOKUP([.F24];[$Majorities.$B22:.$C653];2;FALSE())" office:value-type="string" office:string-value="" calcext:value-type="error">
            <text:p>#N/A</text:p>
          </table:table-cell>
          <table:table-cell table:formula="of:=VLOOKUP([.G24];[$Majorities.$B22:.$C653];2;FALSE())" office:value-type="string" office:string-value="" calcext:value-type="error">
            <text:p>#N/A</text:p>
          </table:table-cell>
          <table:table-cell table:formula="of:=VLOOKUP([.H24];[$Majorities.$B22:.$C653];2;FALSE())" office:value-type="string" office:string-value="" calcext:value-type="error">
            <text:p>#N/A</text:p>
          </table:table-cell>
          <table:table-cell table:formula="of:=VLOOKUP([.I24];[$Majorities.$B22:.$C653];2;FALSE())" office:value-type="string" office:string-value="" calcext:value-type="error">
            <text:p>#N/A</text:p>
          </table:table-cell>
          <table:table-cell table:formula="of:=VLOOKUP([.J24];[$Majorities.$B22:.$C653];2;FALSE())" office:value-type="string" office:string-value="" calcext:value-type="error">
            <text:p>#N/A</text:p>
          </table:table-cell>
          <table:table-cell table:formula="of:=VLOOKUP([.K24];[$Majorities.$B22:.$C653];2;FALSE())" office:value-type="string" office:string-value="" calcext:value-type="error">
            <text:p>#N/A</text:p>
          </table:table-cell>
          <table:table-cell table:formula="of:=VLOOKUP([.L24];[$Majorities.$B22:.$C653];2;FALSE())" office:value-type="float" office:value="4" calcext:value-type="float">
            <text:p>4</text:p>
          </table:table-cell>
          <table:table-cell table:formula="of:=VLOOKUP([.M24];[$Majorities.$B22:.$C653];2;FALSE())" office:value-type="string" office:string-value="" calcext:value-type="error">
            <text:p>#N/A</text:p>
          </table:table-cell>
          <table:table-cell table:formula="of:=VLOOKUP([.N24];[$Majorities.$B22:.$C653];2;FALSE())" office:value-type="string" office:string-value="" calcext:value-type="error">
            <text:p>#N/A</text:p>
          </table:table-cell>
          <table:table-cell table:formula="of:=VLOOKUP([.O24];[$Majorities.$B22:.$C653];2;FALSE())" office:value-type="string" office:string-value="" calcext:value-type="error">
            <text:p>#N/A</text:p>
          </table:table-cell>
          <table:table-cell table:formula="of:=VLOOKUP([.P24];[$Majorities.$B22:.$C653];2;FALSE())" office:value-type="string" office:string-value="" calcext:value-type="error">
            <text:p>#N/A</text:p>
          </table:table-cell>
          <table:table-cell table:formula="of:=VLOOKUP([.Q24];[$Majorities.$B22:.$C653];2;FALSE())" office:value-type="string" office:string-value="" calcext:value-type="error">
            <text:p>#N/A</text:p>
          </table:table-cell>
          <table:table-cell table:formula="of:=VLOOKUP([.R24];[$Majorities.$B22:.$C653];2;FALSE())" office:value-type="string" office:string-value="" calcext:value-type="error">
            <text:p>#N/A</text:p>
          </table:table-cell>
          <table:table-cell table:formula="of:=VLOOKUP([.S24];[$Majorities.$B22:.$C653];2;FALSE())" office:value-type="string" office:string-value="" calcext:value-type="error">
            <text:p>#N/A</text:p>
          </table:table-cell>
          <table:table-cell table:formula="of:=VLOOKUP([.T24];[$Majorities.$B22:.$C653];2;FALSE())" office:value-type="string" office:string-value="" calcext:value-type="error">
            <text:p>#N/A</text:p>
          </table:table-cell>
          <table:table-cell table:formula="of:=VLOOKUP([.U24];[$Majorities.$B22:.$C653];2;FALSE())" office:value-type="string" office:string-value="" calcext:value-type="error">
            <text:p>#N/A</text:p>
          </table:table-cell>
          <table:table-cell table:formula="of:=VLOOKUP([.V24];[$Majorities.$B22:.$C653];2;FALSE())" office:value-type="string" office:string-value="" calcext:value-type="error">
            <text:p>#N/A</text:p>
          </table:table-cell>
          <table:table-cell table:formula="of:=VLOOKUP([.W24];[$Majorities.$B22:.$C653];2;FALSE())" office:value-type="string" office:string-value="" calcext:value-type="error">
            <text:p>#N/A</text:p>
          </table:table-cell>
          <table:table-cell table:formula="of:=VLOOKUP([.X24];[$Majorities.$B22:.$C653];2;FALSE())" office:value-type="string" office:string-value="" calcext:value-type="error">
            <text:p>#N/A</text:p>
          </table:table-cell>
          <table:table-cell table:formula="of:=VLOOKUP([.Y24];[$Majorities.$B22:.$C653];2;FALSE())" office:value-type="string" office:string-value="" calcext:value-type="error">
            <text:p>#N/A</text:p>
          </table:table-cell>
          <table:table-cell table:formula="of:=VLOOKUP([.Z24];[$Majorities.$B22:.$C653];2;FALSE())" office:value-type="string" office:string-value="" calcext:value-type="error">
            <text:p>#N/A</text:p>
          </table:table-cell>
          <table:table-cell table:style-name="Default" table:formula="of:=VLOOKUP([.AA24];[$Majorities.$B22:.$C653];2;FALSE())" office:value-type="string" office:string-value="" calcext:value-type="error">
            <text:p>#N/A</text:p>
          </table:table-cell>
          <table:table-cell table:style-name="Default" table:formula="of:=VLOOKUP([.AB24];[$Majorities.$B22:.$C653];2;FALSE())" office:value-type="string" office:string-value="" calcext:value-type="error">
            <text:p>#N/A</text:p>
          </table:table-cell>
          <table:table-cell table:formula="of:=VLOOKUP([.AC24];[$Majorities.$B22:.$C653];2;FALSE())" office:value-type="string" office:string-value="" calcext:value-type="error">
            <text:p>#N/A</text:p>
          </table:table-cell>
          <table:table-cell table:style-name="Default" table:formula="of:=VLOOKUP([.AD24];[$Majorities.$B22:.$C653];2;FALSE())" office:value-type="string" office:string-value="" calcext:value-type="error">
            <text:p>#N/A</text:p>
          </table:table-cell>
          <table:table-cell table:formula="of:=VLOOKUP([.AE24];[$Majorities.$B22:.$C653];2;FALSE())" office:value-type="string" office:string-value="" calcext:value-type="error">
            <text:p>#N/A</text:p>
          </table:table-cell>
          <table:table-cell table:formula="of:=VLOOKUP([.AF24];[$Majorities.$B22:.$C653];2;FALSE())" office:value-type="string" office:string-value="" calcext:value-type="error">
            <text:p>#N/A</text:p>
          </table:table-cell>
          <table:table-cell table:formula="of:=VLOOKUP([.AG24];[$Majorities.$B22:.$C653];2;FALSE())" office:value-type="string" office:string-value="" calcext:value-type="error">
            <text:p>#N/A</text:p>
          </table:table-cell>
          <table:table-cell table:formula="of:=VLOOKUP([.AH24];[$Majorities.$B22:.$C653];2;FALSE())" office:value-type="string" office:string-value="" calcext:value-type="error">
            <text:p>#N/A</text:p>
          </table:table-cell>
          <table:table-cell table:formula="of:=VLOOKUP([.AI24];[$Majorities.$B22:.$C653];2;FALSE())" office:value-type="string" office:string-value="" calcext:value-type="error">
            <text:p>#N/A</text:p>
          </table:table-cell>
          <table:table-cell table:formula="of:=VLOOKUP([.AJ24];[$Majorities.$B22:.$C653];2;FALSE())" office:value-type="string" office:string-value="" calcext:value-type="error">
            <text:p>#N/A</text:p>
          </table:table-cell>
          <table:table-cell table:formula="of:=VLOOKUP([.AK24];[$Majorities.$B22:.$C653];2;FALSE())" office:value-type="string" office:string-value="" calcext:value-type="error">
            <text:p>#N/A</text:p>
          </table:table-cell>
          <table:table-cell table:formula="of:=VLOOKUP([.AL24];[$Majorities.$B22:.$C653];2;FALSE())" office:value-type="string" office:string-value="" calcext:value-type="error">
            <text:p>#N/A</text:p>
          </table:table-cell>
          <table:table-cell table:formula="of:=VLOOKUP([.AM24];[$Majorities.$B22:.$C653];2;FALSE())" office:value-type="string" office:string-value="" calcext:value-type="error">
            <text:p>#N/A</text:p>
          </table:table-cell>
          <table:table-cell table:formula="of:=VLOOKUP([.AN24];[$Majorities.$B22:.$C653];2;FALSE())" office:value-type="string" office:string-value="" calcext:value-type="error">
            <text:p>#N/A</text:p>
          </table:table-cell>
          <table:table-cell table:formula="of:=VLOOKUP([.AO24];[$Majorities.$B22:.$C653];2;FALSE())" office:value-type="string" office:string-value="" calcext:value-type="error">
            <text:p>#N/A</text:p>
          </table:table-cell>
          <table:table-cell table:formula="of:=VLOOKUP([.AP24];[$Majorities.$B22:.$C653];2;FALSE())" office:value-type="string" office:string-value="" calcext:value-type="error">
            <text:p>#N/A</text:p>
          </table:table-cell>
          <table:table-cell table:formula="of:=VLOOKUP([.AQ24];[$Majorities.$B22:.$C653];2;FALSE())" office:value-type="string" office:string-value="" calcext:value-type="error">
            <text:p>#N/A</text:p>
          </table:table-cell>
          <table:table-cell table:formula="of:=VLOOKUP([.AR24];[$Majorities.$B22:.$C653];2;FALSE())" office:value-type="string" office:string-value="" calcext:value-type="error">
            <text:p>#N/A</text:p>
          </table:table-cell>
          <table:table-cell table:formula="of:=VLOOKUP([.AS24];[$Majorities.$B22:.$C653];2;FALSE())" office:value-type="string" office:string-value="" calcext:value-type="error">
            <text:p>#N/A</text:p>
          </table:table-cell>
          <table:table-cell table:formula="of:=VLOOKUP([.AT24];[$Majorities.$B22:.$C653];2;FALSE())" office:value-type="string" office:string-value="" calcext:value-type="error">
            <text:p>#N/A</text:p>
          </table:table-cell>
          <table:table-cell table:formula="of:=VLOOKUP([.AU24];[$Majorities.$B22:.$C653];2;FALSE())" office:value-type="string" office:string-value="" calcext:value-type="error">
            <text:p>#N/A</text:p>
          </table:table-cell>
          <table:table-cell table:formula="of:=VLOOKUP([.AV24];[$Majorities.$B22:.$C653];2;FALSE())" office:value-type="string" office:string-value="" calcext:value-type="error">
            <text:p>#N/A</text:p>
          </table:table-cell>
          <table:table-cell table:formula="of:=VLOOKUP([.AW24];[$Majorities.$B22:.$C653];2;FALSE())" office:value-type="string" office:string-value="" calcext:value-type="error">
            <text:p>#N/A</text:p>
          </table:table-cell>
          <table:table-cell table:formula="of:=VLOOKUP([.AX24];[$Majorities.$B22:.$C653];2;FALSE())" office:value-type="string" office:string-value="" calcext:value-type="error">
            <text:p>#N/A</text:p>
          </table:table-cell>
          <table:table-cell table:formula="of:=VLOOKUP([.AY24];[$Majorities.$B22:.$C653];2;FALSE())" office:value-type="string" office:string-value="" calcext:value-type="error">
            <text:p>#N/A</text:p>
          </table:table-cell>
          <table:table-cell table:formula="of:=VLOOKUP([.AZ24];[$Majorities.$B22:.$C653];2;FALSE())" office:value-type="string" office:string-value="" calcext:value-type="error">
            <text:p>#N/A</text:p>
          </table:table-cell>
          <table:table-cell table:formula="of:=VLOOKUP([.BA24];[$Majorities.$B22:.$C653];2;FALSE())" office:value-type="string" office:string-value="" calcext:value-type="error">
            <text:p>#N/A</text:p>
          </table:table-cell>
          <table:table-cell table:formula="of:=VLOOKUP([.BB24];[$Majorities.$B22:.$C653];2;FALSE())" office:value-type="string" office:string-value="" calcext:value-type="error">
            <text:p>#N/A</text:p>
          </table:table-cell>
          <table:table-cell table:formula="of:=VLOOKUP([.BC24];[$Majorities.$B22:.$C653];2;FALSE())" office:value-type="string" office:string-value="" calcext:value-type="error">
            <text:p>#N/A</text:p>
          </table:table-cell>
          <table:table-cell table:formula="of:=VLOOKUP([.BD24];[$Majorities.$B22:.$C653];2;FALSE())" office:value-type="string" office:string-value="" calcext:value-type="error">
            <text:p>#N/A</text:p>
          </table:table-cell>
          <table:table-cell table:formula="of:=VLOOKUP([.BE24];[$Majorities.$B22:.$C653];2;FALSE())" office:value-type="string" office:string-value="" calcext:value-type="error">
            <text:p>#N/A</text:p>
          </table:table-cell>
          <table:table-cell table:formula="of:=VLOOKUP([.BF24];[$Majorities.$B22:.$C653];2;FALSE())" office:value-type="string" office:string-value="" calcext:value-type="error">
            <text:p>#N/A</text:p>
          </table:table-cell>
          <table:table-cell table:formula="of:=VLOOKUP([.BG24];[$Majorities.$B22:.$C653];2;FALSE())" office:value-type="string" office:string-value="" calcext:value-type="error">
            <text:p>#N/A</text:p>
          </table:table-cell>
          <table:table-cell table:formula="of:=VLOOKUP([.BH24];[$Majorities.$B22:.$C653];2;FALSE())" office:value-type="string" office:string-value="" calcext:value-type="error">
            <text:p>#N/A</text:p>
          </table:table-cell>
          <table:table-cell table:formula="of:=VLOOKUP([.BI24];[$Majorities.$B22:.$C653];2;FALSE())" office:value-type="string" office:string-value="" calcext:value-type="error">
            <text:p>#N/A</text:p>
          </table:table-cell>
          <table:table-cell table:formula="of:=VLOOKUP([.BJ24];[$Majorities.$B22:.$C653];2;FALSE())" office:value-type="string" office:string-value="" calcext:value-type="error">
            <text:p>#N/A</text:p>
          </table:table-cell>
          <table:table-cell table:formula="of:=VLOOKUP([.BK24];[$Majorities.$B22:.$C653];2;FALSE())" office:value-type="string" office:string-value="" calcext:value-type="error">
            <text:p>#N/A</text:p>
          </table:table-cell>
          <table:table-cell table:formula="of:=VLOOKUP([.BL24];[$Majorities.$B22:.$C653];2;FALSE())" office:value-type="string" office:string-value="" calcext:value-type="error">
            <text:p>#N/A</text:p>
          </table:table-cell>
          <table:table-cell table:formula="of:=VLOOKUP([.BM24];[$Majorities.$B22:.$C653];2;FALSE())" office:value-type="string" office:string-value="" calcext:value-type="error">
            <text:p>#N/A</text:p>
          </table:table-cell>
          <table:table-cell table:formula="of:=VLOOKUP([.BN24];[$Majorities.$B22:.$C653];2;FALSE())" office:value-type="string" office:string-value="" calcext:value-type="error">
            <text:p>#N/A</text:p>
          </table:table-cell>
          <table:table-cell table:formula="of:=VLOOKUP([.BO24];[$Majorities.$B22:.$C653];2;FALSE())" office:value-type="string" office:string-value="" calcext:value-type="error">
            <text:p>#N/A</text:p>
          </table:table-cell>
          <table:table-cell table:formula="of:=VLOOKUP([.BP24];[$Majorities.$B22:.$C653];2;FALSE())" office:value-type="string" office:string-value="" calcext:value-type="error">
            <text:p>#N/A</text:p>
          </table:table-cell>
          <table:table-cell table:formula="of:=VLOOKUP([.BQ24];[$Majorities.$B22:.$C653];2;FALSE())" office:value-type="string" office:string-value="" calcext:value-type="error">
            <text:p>#N/A</text:p>
          </table:table-cell>
          <table:table-cell table:formula="of:=VLOOKUP([.BR24];[$Majorities.$B22:.$C653];2;FALSE())" office:value-type="string" office:string-value="" calcext:value-type="error">
            <text:p>#N/A</text:p>
          </table:table-cell>
          <table:table-cell table:formula="of:=VLOOKUP([.BS24];[$Majorities.$B22:.$C65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5];[$Majorities.$B23:.$C654];2;FALSE())" office:value-type="string" office:string-value="" calcext:value-type="error">
            <text:p>#N/A</text:p>
          </table:table-cell>
          <table:table-cell table:formula="of:=VLOOKUP([.C25];[$Majorities.$B23:.$C654];2;FALSE())" office:value-type="string" office:string-value="" calcext:value-type="error">
            <text:p>#N/A</text:p>
          </table:table-cell>
          <table:table-cell table:formula="of:=VLOOKUP([.D25];[$Majorities.$B23:.$C654];2;FALSE())" office:value-type="string" office:string-value="" calcext:value-type="error">
            <text:p>#N/A</text:p>
          </table:table-cell>
          <table:table-cell table:formula="of:=VLOOKUP([.E25];[$Majorities.$B23:.$C654];2;FALSE())" office:value-type="string" office:string-value="" calcext:value-type="error">
            <text:p>#N/A</text:p>
          </table:table-cell>
          <table:table-cell table:formula="of:=VLOOKUP([.F25];[$Majorities.$B23:.$C654];2;FALSE())" office:value-type="string" office:string-value="" calcext:value-type="error">
            <text:p>#N/A</text:p>
          </table:table-cell>
          <table:table-cell table:formula="of:=VLOOKUP([.G25];[$Majorities.$B23:.$C654];2;FALSE())" office:value-type="string" office:string-value="" calcext:value-type="error">
            <text:p>#N/A</text:p>
          </table:table-cell>
          <table:table-cell table:formula="of:=VLOOKUP([.H25];[$Majorities.$B23:.$C654];2;FALSE())" office:value-type="string" office:string-value="" calcext:value-type="error">
            <text:p>#N/A</text:p>
          </table:table-cell>
          <table:table-cell table:formula="of:=VLOOKUP([.I25];[$Majorities.$B23:.$C654];2;FALSE())" office:value-type="string" office:string-value="" calcext:value-type="error">
            <text:p>#N/A</text:p>
          </table:table-cell>
          <table:table-cell table:formula="of:=VLOOKUP([.J25];[$Majorities.$B23:.$C654];2;FALSE())" office:value-type="string" office:string-value="" calcext:value-type="error">
            <text:p>#N/A</text:p>
          </table:table-cell>
          <table:table-cell table:formula="of:=VLOOKUP([.K25];[$Majorities.$B23:.$C654];2;FALSE())" office:value-type="string" office:string-value="" calcext:value-type="error">
            <text:p>#N/A</text:p>
          </table:table-cell>
          <table:table-cell table:formula="of:=VLOOKUP([.L25];[$Majorities.$B23:.$C654];2;FALSE())" office:value-type="float" office:value="5" calcext:value-type="float">
            <text:p>5</text:p>
          </table:table-cell>
          <table:table-cell table:formula="of:=VLOOKUP([.M25];[$Majorities.$B23:.$C654];2;FALSE())" office:value-type="string" office:string-value="" calcext:value-type="error">
            <text:p>#N/A</text:p>
          </table:table-cell>
          <table:table-cell table:formula="of:=VLOOKUP([.N25];[$Majorities.$B23:.$C654];2;FALSE())" office:value-type="string" office:string-value="" calcext:value-type="error">
            <text:p>#N/A</text:p>
          </table:table-cell>
          <table:table-cell table:formula="of:=VLOOKUP([.O25];[$Majorities.$B23:.$C654];2;FALSE())" office:value-type="string" office:string-value="" calcext:value-type="error">
            <text:p>#N/A</text:p>
          </table:table-cell>
          <table:table-cell table:formula="of:=VLOOKUP([.P25];[$Majorities.$B23:.$C654];2;FALSE())" office:value-type="string" office:string-value="" calcext:value-type="error">
            <text:p>#N/A</text:p>
          </table:table-cell>
          <table:table-cell table:formula="of:=VLOOKUP([.Q25];[$Majorities.$B23:.$C654];2;FALSE())" office:value-type="string" office:string-value="" calcext:value-type="error">
            <text:p>#N/A</text:p>
          </table:table-cell>
          <table:table-cell table:formula="of:=VLOOKUP([.R25];[$Majorities.$B23:.$C654];2;FALSE())" office:value-type="string" office:string-value="" calcext:value-type="error">
            <text:p>#N/A</text:p>
          </table:table-cell>
          <table:table-cell table:formula="of:=VLOOKUP([.S25];[$Majorities.$B23:.$C654];2;FALSE())" office:value-type="string" office:string-value="" calcext:value-type="error">
            <text:p>#N/A</text:p>
          </table:table-cell>
          <table:table-cell table:formula="of:=VLOOKUP([.T25];[$Majorities.$B23:.$C654];2;FALSE())" office:value-type="string" office:string-value="" calcext:value-type="error">
            <text:p>#N/A</text:p>
          </table:table-cell>
          <table:table-cell table:formula="of:=VLOOKUP([.U25];[$Majorities.$B23:.$C654];2;FALSE())" office:value-type="string" office:string-value="" calcext:value-type="error">
            <text:p>#N/A</text:p>
          </table:table-cell>
          <table:table-cell table:formula="of:=VLOOKUP([.V25];[$Majorities.$B23:.$C654];2;FALSE())" office:value-type="string" office:string-value="" calcext:value-type="error">
            <text:p>#N/A</text:p>
          </table:table-cell>
          <table:table-cell table:formula="of:=VLOOKUP([.W25];[$Majorities.$B23:.$C654];2;FALSE())" office:value-type="string" office:string-value="" calcext:value-type="error">
            <text:p>#N/A</text:p>
          </table:table-cell>
          <table:table-cell table:formula="of:=VLOOKUP([.X25];[$Majorities.$B23:.$C654];2;FALSE())" office:value-type="string" office:string-value="" calcext:value-type="error">
            <text:p>#N/A</text:p>
          </table:table-cell>
          <table:table-cell table:formula="of:=VLOOKUP([.Y25];[$Majorities.$B23:.$C654];2;FALSE())" office:value-type="string" office:string-value="" calcext:value-type="error">
            <text:p>#N/A</text:p>
          </table:table-cell>
          <table:table-cell table:formula="of:=VLOOKUP([.Z25];[$Majorities.$B23:.$C654];2;FALSE())" office:value-type="string" office:string-value="" calcext:value-type="error">
            <text:p>#N/A</text:p>
          </table:table-cell>
          <table:table-cell table:style-name="Default" table:formula="of:=VLOOKUP([.AA25];[$Majorities.$B23:.$C654];2;FALSE())" office:value-type="string" office:string-value="" calcext:value-type="error">
            <text:p>#N/A</text:p>
          </table:table-cell>
          <table:table-cell table:style-name="Default" table:formula="of:=VLOOKUP([.AB25];[$Majorities.$B23:.$C654];2;FALSE())" office:value-type="string" office:string-value="" calcext:value-type="error">
            <text:p>#N/A</text:p>
          </table:table-cell>
          <table:table-cell table:formula="of:=VLOOKUP([.AC25];[$Majorities.$B23:.$C654];2;FALSE())" office:value-type="string" office:string-value="" calcext:value-type="error">
            <text:p>#N/A</text:p>
          </table:table-cell>
          <table:table-cell table:style-name="Default" table:formula="of:=VLOOKUP([.AD25];[$Majorities.$B23:.$C654];2;FALSE())" office:value-type="string" office:string-value="" calcext:value-type="error">
            <text:p>#N/A</text:p>
          </table:table-cell>
          <table:table-cell table:formula="of:=VLOOKUP([.AE25];[$Majorities.$B23:.$C654];2;FALSE())" office:value-type="string" office:string-value="" calcext:value-type="error">
            <text:p>#N/A</text:p>
          </table:table-cell>
          <table:table-cell table:formula="of:=VLOOKUP([.AF25];[$Majorities.$B23:.$C654];2;FALSE())" office:value-type="string" office:string-value="" calcext:value-type="error">
            <text:p>#N/A</text:p>
          </table:table-cell>
          <table:table-cell table:formula="of:=VLOOKUP([.AG25];[$Majorities.$B23:.$C654];2;FALSE())" office:value-type="string" office:string-value="" calcext:value-type="error">
            <text:p>#N/A</text:p>
          </table:table-cell>
          <table:table-cell table:formula="of:=VLOOKUP([.AH25];[$Majorities.$B23:.$C654];2;FALSE())" office:value-type="string" office:string-value="" calcext:value-type="error">
            <text:p>#N/A</text:p>
          </table:table-cell>
          <table:table-cell table:formula="of:=VLOOKUP([.AI25];[$Majorities.$B23:.$C654];2;FALSE())" office:value-type="string" office:string-value="" calcext:value-type="error">
            <text:p>#N/A</text:p>
          </table:table-cell>
          <table:table-cell table:formula="of:=VLOOKUP([.AJ25];[$Majorities.$B23:.$C654];2;FALSE())" office:value-type="string" office:string-value="" calcext:value-type="error">
            <text:p>#N/A</text:p>
          </table:table-cell>
          <table:table-cell table:formula="of:=VLOOKUP([.AK25];[$Majorities.$B23:.$C654];2;FALSE())" office:value-type="string" office:string-value="" calcext:value-type="error">
            <text:p>#N/A</text:p>
          </table:table-cell>
          <table:table-cell table:formula="of:=VLOOKUP([.AL25];[$Majorities.$B23:.$C654];2;FALSE())" office:value-type="string" office:string-value="" calcext:value-type="error">
            <text:p>#N/A</text:p>
          </table:table-cell>
          <table:table-cell table:formula="of:=VLOOKUP([.AM25];[$Majorities.$B23:.$C654];2;FALSE())" office:value-type="string" office:string-value="" calcext:value-type="error">
            <text:p>#N/A</text:p>
          </table:table-cell>
          <table:table-cell table:formula="of:=VLOOKUP([.AN25];[$Majorities.$B23:.$C654];2;FALSE())" office:value-type="string" office:string-value="" calcext:value-type="error">
            <text:p>#N/A</text:p>
          </table:table-cell>
          <table:table-cell table:formula="of:=VLOOKUP([.AO25];[$Majorities.$B23:.$C654];2;FALSE())" office:value-type="string" office:string-value="" calcext:value-type="error">
            <text:p>#N/A</text:p>
          </table:table-cell>
          <table:table-cell table:formula="of:=VLOOKUP([.AP25];[$Majorities.$B23:.$C654];2;FALSE())" office:value-type="string" office:string-value="" calcext:value-type="error">
            <text:p>#N/A</text:p>
          </table:table-cell>
          <table:table-cell table:formula="of:=VLOOKUP([.AQ25];[$Majorities.$B23:.$C654];2;FALSE())" office:value-type="string" office:string-value="" calcext:value-type="error">
            <text:p>#N/A</text:p>
          </table:table-cell>
          <table:table-cell table:formula="of:=VLOOKUP([.AR25];[$Majorities.$B23:.$C654];2;FALSE())" office:value-type="string" office:string-value="" calcext:value-type="error">
            <text:p>#N/A</text:p>
          </table:table-cell>
          <table:table-cell table:formula="of:=VLOOKUP([.AS25];[$Majorities.$B23:.$C654];2;FALSE())" office:value-type="string" office:string-value="" calcext:value-type="error">
            <text:p>#N/A</text:p>
          </table:table-cell>
          <table:table-cell table:formula="of:=VLOOKUP([.AT25];[$Majorities.$B23:.$C654];2;FALSE())" office:value-type="string" office:string-value="" calcext:value-type="error">
            <text:p>#N/A</text:p>
          </table:table-cell>
          <table:table-cell table:formula="of:=VLOOKUP([.AU25];[$Majorities.$B23:.$C654];2;FALSE())" office:value-type="string" office:string-value="" calcext:value-type="error">
            <text:p>#N/A</text:p>
          </table:table-cell>
          <table:table-cell table:formula="of:=VLOOKUP([.AV25];[$Majorities.$B23:.$C654];2;FALSE())" office:value-type="string" office:string-value="" calcext:value-type="error">
            <text:p>#N/A</text:p>
          </table:table-cell>
          <table:table-cell table:formula="of:=VLOOKUP([.AW25];[$Majorities.$B23:.$C654];2;FALSE())" office:value-type="string" office:string-value="" calcext:value-type="error">
            <text:p>#N/A</text:p>
          </table:table-cell>
          <table:table-cell table:formula="of:=VLOOKUP([.AX25];[$Majorities.$B23:.$C654];2;FALSE())" office:value-type="string" office:string-value="" calcext:value-type="error">
            <text:p>#N/A</text:p>
          </table:table-cell>
          <table:table-cell table:formula="of:=VLOOKUP([.AY25];[$Majorities.$B23:.$C654];2;FALSE())" office:value-type="string" office:string-value="" calcext:value-type="error">
            <text:p>#N/A</text:p>
          </table:table-cell>
          <table:table-cell table:formula="of:=VLOOKUP([.AZ25];[$Majorities.$B23:.$C654];2;FALSE())" office:value-type="string" office:string-value="" calcext:value-type="error">
            <text:p>#N/A</text:p>
          </table:table-cell>
          <table:table-cell table:formula="of:=VLOOKUP([.BA25];[$Majorities.$B23:.$C654];2;FALSE())" office:value-type="string" office:string-value="" calcext:value-type="error">
            <text:p>#N/A</text:p>
          </table:table-cell>
          <table:table-cell table:formula="of:=VLOOKUP([.BB25];[$Majorities.$B23:.$C654];2;FALSE())" office:value-type="string" office:string-value="" calcext:value-type="error">
            <text:p>#N/A</text:p>
          </table:table-cell>
          <table:table-cell table:formula="of:=VLOOKUP([.BC25];[$Majorities.$B23:.$C654];2;FALSE())" office:value-type="string" office:string-value="" calcext:value-type="error">
            <text:p>#N/A</text:p>
          </table:table-cell>
          <table:table-cell table:formula="of:=VLOOKUP([.BD25];[$Majorities.$B23:.$C654];2;FALSE())" office:value-type="string" office:string-value="" calcext:value-type="error">
            <text:p>#N/A</text:p>
          </table:table-cell>
          <table:table-cell table:formula="of:=VLOOKUP([.BE25];[$Majorities.$B23:.$C654];2;FALSE())" office:value-type="string" office:string-value="" calcext:value-type="error">
            <text:p>#N/A</text:p>
          </table:table-cell>
          <table:table-cell table:formula="of:=VLOOKUP([.BF25];[$Majorities.$B23:.$C654];2;FALSE())" office:value-type="string" office:string-value="" calcext:value-type="error">
            <text:p>#N/A</text:p>
          </table:table-cell>
          <table:table-cell table:formula="of:=VLOOKUP([.BG25];[$Majorities.$B23:.$C654];2;FALSE())" office:value-type="string" office:string-value="" calcext:value-type="error">
            <text:p>#N/A</text:p>
          </table:table-cell>
          <table:table-cell table:formula="of:=VLOOKUP([.BH25];[$Majorities.$B23:.$C654];2;FALSE())" office:value-type="string" office:string-value="" calcext:value-type="error">
            <text:p>#N/A</text:p>
          </table:table-cell>
          <table:table-cell table:formula="of:=VLOOKUP([.BI25];[$Majorities.$B23:.$C654];2;FALSE())" office:value-type="string" office:string-value="" calcext:value-type="error">
            <text:p>#N/A</text:p>
          </table:table-cell>
          <table:table-cell table:formula="of:=VLOOKUP([.BJ25];[$Majorities.$B23:.$C654];2;FALSE())" office:value-type="string" office:string-value="" calcext:value-type="error">
            <text:p>#N/A</text:p>
          </table:table-cell>
          <table:table-cell table:formula="of:=VLOOKUP([.BK25];[$Majorities.$B23:.$C654];2;FALSE())" office:value-type="string" office:string-value="" calcext:value-type="error">
            <text:p>#N/A</text:p>
          </table:table-cell>
          <table:table-cell table:formula="of:=VLOOKUP([.BL25];[$Majorities.$B23:.$C654];2;FALSE())" office:value-type="string" office:string-value="" calcext:value-type="error">
            <text:p>#N/A</text:p>
          </table:table-cell>
          <table:table-cell table:formula="of:=VLOOKUP([.BM25];[$Majorities.$B23:.$C654];2;FALSE())" office:value-type="string" office:string-value="" calcext:value-type="error">
            <text:p>#N/A</text:p>
          </table:table-cell>
          <table:table-cell table:formula="of:=VLOOKUP([.BN25];[$Majorities.$B23:.$C654];2;FALSE())" office:value-type="string" office:string-value="" calcext:value-type="error">
            <text:p>#N/A</text:p>
          </table:table-cell>
          <table:table-cell table:formula="of:=VLOOKUP([.BO25];[$Majorities.$B23:.$C654];2;FALSE())" office:value-type="string" office:string-value="" calcext:value-type="error">
            <text:p>#N/A</text:p>
          </table:table-cell>
          <table:table-cell table:formula="of:=VLOOKUP([.BP25];[$Majorities.$B23:.$C654];2;FALSE())" office:value-type="string" office:string-value="" calcext:value-type="error">
            <text:p>#N/A</text:p>
          </table:table-cell>
          <table:table-cell table:formula="of:=VLOOKUP([.BQ25];[$Majorities.$B23:.$C654];2;FALSE())" office:value-type="string" office:string-value="" calcext:value-type="error">
            <text:p>#N/A</text:p>
          </table:table-cell>
          <table:table-cell table:formula="of:=VLOOKUP([.BR25];[$Majorities.$B23:.$C654];2;FALSE())" office:value-type="string" office:string-value="" calcext:value-type="error">
            <text:p>#N/A</text:p>
          </table:table-cell>
          <table:table-cell table:formula="of:=VLOOKUP([.BS25];[$Majorities.$B23:.$C65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6];[$Majorities.$B24:.$C655];2;FALSE())" office:value-type="string" office:string-value="" calcext:value-type="error">
            <text:p>#N/A</text:p>
          </table:table-cell>
          <table:table-cell table:formula="of:=VLOOKUP([.C26];[$Majorities.$B24:.$C655];2;FALSE())" office:value-type="string" office:string-value="" calcext:value-type="error">
            <text:p>#N/A</text:p>
          </table:table-cell>
          <table:table-cell table:formula="of:=VLOOKUP([.D26];[$Majorities.$B24:.$C655];2;FALSE())" office:value-type="string" office:string-value="" calcext:value-type="error">
            <text:p>#N/A</text:p>
          </table:table-cell>
          <table:table-cell table:formula="of:=VLOOKUP([.E26];[$Majorities.$B24:.$C655];2;FALSE())" office:value-type="string" office:string-value="" calcext:value-type="error">
            <text:p>#N/A</text:p>
          </table:table-cell>
          <table:table-cell table:formula="of:=VLOOKUP([.F26];[$Majorities.$B24:.$C655];2;FALSE())" office:value-type="string" office:string-value="" calcext:value-type="error">
            <text:p>#N/A</text:p>
          </table:table-cell>
          <table:table-cell table:formula="of:=VLOOKUP([.G26];[$Majorities.$B24:.$C655];2;FALSE())" office:value-type="string" office:string-value="" calcext:value-type="error">
            <text:p>#N/A</text:p>
          </table:table-cell>
          <table:table-cell table:formula="of:=VLOOKUP([.H26];[$Majorities.$B24:.$C655];2;FALSE())" office:value-type="string" office:string-value="" calcext:value-type="error">
            <text:p>#N/A</text:p>
          </table:table-cell>
          <table:table-cell table:formula="of:=VLOOKUP([.I26];[$Majorities.$B24:.$C655];2;FALSE())" office:value-type="string" office:string-value="" calcext:value-type="error">
            <text:p>#N/A</text:p>
          </table:table-cell>
          <table:table-cell table:formula="of:=VLOOKUP([.J26];[$Majorities.$B24:.$C655];2;FALSE())" office:value-type="string" office:string-value="" calcext:value-type="error">
            <text:p>#N/A</text:p>
          </table:table-cell>
          <table:table-cell table:formula="of:=VLOOKUP([.K26];[$Majorities.$B24:.$C655];2;FALSE())" office:value-type="string" office:string-value="" calcext:value-type="error">
            <text:p>#N/A</text:p>
          </table:table-cell>
          <table:table-cell table:formula="of:=VLOOKUP([.L26];[$Majorities.$B24:.$C655];2;FALSE())" office:value-type="float" office:value="5" calcext:value-type="float">
            <text:p>5</text:p>
          </table:table-cell>
          <table:table-cell table:formula="of:=VLOOKUP([.M26];[$Majorities.$B24:.$C655];2;FALSE())" office:value-type="string" office:string-value="" calcext:value-type="error">
            <text:p>#N/A</text:p>
          </table:table-cell>
          <table:table-cell table:formula="of:=VLOOKUP([.N26];[$Majorities.$B24:.$C655];2;FALSE())" office:value-type="string" office:string-value="" calcext:value-type="error">
            <text:p>#N/A</text:p>
          </table:table-cell>
          <table:table-cell table:formula="of:=VLOOKUP([.O26];[$Majorities.$B24:.$C655];2;FALSE())" office:value-type="string" office:string-value="" calcext:value-type="error">
            <text:p>#N/A</text:p>
          </table:table-cell>
          <table:table-cell table:formula="of:=VLOOKUP([.P26];[$Majorities.$B24:.$C655];2;FALSE())" office:value-type="string" office:string-value="" calcext:value-type="error">
            <text:p>#N/A</text:p>
          </table:table-cell>
          <table:table-cell table:formula="of:=VLOOKUP([.Q26];[$Majorities.$B24:.$C655];2;FALSE())" office:value-type="string" office:string-value="" calcext:value-type="error">
            <text:p>#N/A</text:p>
          </table:table-cell>
          <table:table-cell table:formula="of:=VLOOKUP([.R26];[$Majorities.$B24:.$C655];2;FALSE())" office:value-type="string" office:string-value="" calcext:value-type="error">
            <text:p>#N/A</text:p>
          </table:table-cell>
          <table:table-cell table:formula="of:=VLOOKUP([.S26];[$Majorities.$B24:.$C655];2;FALSE())" office:value-type="string" office:string-value="" calcext:value-type="error">
            <text:p>#N/A</text:p>
          </table:table-cell>
          <table:table-cell table:formula="of:=VLOOKUP([.T26];[$Majorities.$B24:.$C655];2;FALSE())" office:value-type="string" office:string-value="" calcext:value-type="error">
            <text:p>#N/A</text:p>
          </table:table-cell>
          <table:table-cell table:formula="of:=VLOOKUP([.U26];[$Majorities.$B24:.$C655];2;FALSE())" office:value-type="string" office:string-value="" calcext:value-type="error">
            <text:p>#N/A</text:p>
          </table:table-cell>
          <table:table-cell table:formula="of:=VLOOKUP([.V26];[$Majorities.$B24:.$C655];2;FALSE())" office:value-type="string" office:string-value="" calcext:value-type="error">
            <text:p>#N/A</text:p>
          </table:table-cell>
          <table:table-cell table:formula="of:=VLOOKUP([.W26];[$Majorities.$B24:.$C655];2;FALSE())" office:value-type="string" office:string-value="" calcext:value-type="error">
            <text:p>#N/A</text:p>
          </table:table-cell>
          <table:table-cell table:formula="of:=VLOOKUP([.X26];[$Majorities.$B24:.$C655];2;FALSE())" office:value-type="string" office:string-value="" calcext:value-type="error">
            <text:p>#N/A</text:p>
          </table:table-cell>
          <table:table-cell table:formula="of:=VLOOKUP([.Y26];[$Majorities.$B24:.$C655];2;FALSE())" office:value-type="string" office:string-value="" calcext:value-type="error">
            <text:p>#N/A</text:p>
          </table:table-cell>
          <table:table-cell table:formula="of:=VLOOKUP([.Z26];[$Majorities.$B24:.$C655];2;FALSE())" office:value-type="string" office:string-value="" calcext:value-type="error">
            <text:p>#N/A</text:p>
          </table:table-cell>
          <table:table-cell table:style-name="Default" table:formula="of:=VLOOKUP([.AA26];[$Majorities.$B24:.$C655];2;FALSE())" office:value-type="string" office:string-value="" calcext:value-type="error">
            <text:p>#N/A</text:p>
          </table:table-cell>
          <table:table-cell table:style-name="Default" table:formula="of:=VLOOKUP([.AB26];[$Majorities.$B24:.$C655];2;FALSE())" office:value-type="string" office:string-value="" calcext:value-type="error">
            <text:p>#N/A</text:p>
          </table:table-cell>
          <table:table-cell table:formula="of:=VLOOKUP([.AC26];[$Majorities.$B24:.$C655];2;FALSE())" office:value-type="string" office:string-value="" calcext:value-type="error">
            <text:p>#N/A</text:p>
          </table:table-cell>
          <table:table-cell table:style-name="Default" table:formula="of:=VLOOKUP([.AD26];[$Majorities.$B24:.$C655];2;FALSE())" office:value-type="string" office:string-value="" calcext:value-type="error">
            <text:p>#N/A</text:p>
          </table:table-cell>
          <table:table-cell table:formula="of:=VLOOKUP([.AE26];[$Majorities.$B24:.$C655];2;FALSE())" office:value-type="string" office:string-value="" calcext:value-type="error">
            <text:p>#N/A</text:p>
          </table:table-cell>
          <table:table-cell table:formula="of:=VLOOKUP([.AF26];[$Majorities.$B24:.$C655];2;FALSE())" office:value-type="string" office:string-value="" calcext:value-type="error">
            <text:p>#N/A</text:p>
          </table:table-cell>
          <table:table-cell table:formula="of:=VLOOKUP([.AG26];[$Majorities.$B24:.$C655];2;FALSE())" office:value-type="string" office:string-value="" calcext:value-type="error">
            <text:p>#N/A</text:p>
          </table:table-cell>
          <table:table-cell table:formula="of:=VLOOKUP([.AH26];[$Majorities.$B24:.$C655];2;FALSE())" office:value-type="string" office:string-value="" calcext:value-type="error">
            <text:p>#N/A</text:p>
          </table:table-cell>
          <table:table-cell table:formula="of:=VLOOKUP([.AI26];[$Majorities.$B24:.$C655];2;FALSE())" office:value-type="string" office:string-value="" calcext:value-type="error">
            <text:p>#N/A</text:p>
          </table:table-cell>
          <table:table-cell table:formula="of:=VLOOKUP([.AJ26];[$Majorities.$B24:.$C655];2;FALSE())" office:value-type="string" office:string-value="" calcext:value-type="error">
            <text:p>#N/A</text:p>
          </table:table-cell>
          <table:table-cell table:formula="of:=VLOOKUP([.AK26];[$Majorities.$B24:.$C655];2;FALSE())" office:value-type="string" office:string-value="" calcext:value-type="error">
            <text:p>#N/A</text:p>
          </table:table-cell>
          <table:table-cell table:formula="of:=VLOOKUP([.AL26];[$Majorities.$B24:.$C655];2;FALSE())" office:value-type="string" office:string-value="" calcext:value-type="error">
            <text:p>#N/A</text:p>
          </table:table-cell>
          <table:table-cell table:formula="of:=VLOOKUP([.AM26];[$Majorities.$B24:.$C655];2;FALSE())" office:value-type="string" office:string-value="" calcext:value-type="error">
            <text:p>#N/A</text:p>
          </table:table-cell>
          <table:table-cell table:formula="of:=VLOOKUP([.AN26];[$Majorities.$B24:.$C655];2;FALSE())" office:value-type="string" office:string-value="" calcext:value-type="error">
            <text:p>#N/A</text:p>
          </table:table-cell>
          <table:table-cell table:formula="of:=VLOOKUP([.AO26];[$Majorities.$B24:.$C655];2;FALSE())" office:value-type="string" office:string-value="" calcext:value-type="error">
            <text:p>#N/A</text:p>
          </table:table-cell>
          <table:table-cell table:formula="of:=VLOOKUP([.AP26];[$Majorities.$B24:.$C655];2;FALSE())" office:value-type="string" office:string-value="" calcext:value-type="error">
            <text:p>#N/A</text:p>
          </table:table-cell>
          <table:table-cell table:formula="of:=VLOOKUP([.AQ26];[$Majorities.$B24:.$C655];2;FALSE())" office:value-type="string" office:string-value="" calcext:value-type="error">
            <text:p>#N/A</text:p>
          </table:table-cell>
          <table:table-cell table:formula="of:=VLOOKUP([.AR26];[$Majorities.$B24:.$C655];2;FALSE())" office:value-type="string" office:string-value="" calcext:value-type="error">
            <text:p>#N/A</text:p>
          </table:table-cell>
          <table:table-cell table:formula="of:=VLOOKUP([.AS26];[$Majorities.$B24:.$C655];2;FALSE())" office:value-type="string" office:string-value="" calcext:value-type="error">
            <text:p>#N/A</text:p>
          </table:table-cell>
          <table:table-cell table:formula="of:=VLOOKUP([.AT26];[$Majorities.$B24:.$C655];2;FALSE())" office:value-type="string" office:string-value="" calcext:value-type="error">
            <text:p>#N/A</text:p>
          </table:table-cell>
          <table:table-cell table:formula="of:=VLOOKUP([.AU26];[$Majorities.$B24:.$C655];2;FALSE())" office:value-type="string" office:string-value="" calcext:value-type="error">
            <text:p>#N/A</text:p>
          </table:table-cell>
          <table:table-cell table:formula="of:=VLOOKUP([.AV26];[$Majorities.$B24:.$C655];2;FALSE())" office:value-type="string" office:string-value="" calcext:value-type="error">
            <text:p>#N/A</text:p>
          </table:table-cell>
          <table:table-cell table:formula="of:=VLOOKUP([.AW26];[$Majorities.$B24:.$C655];2;FALSE())" office:value-type="string" office:string-value="" calcext:value-type="error">
            <text:p>#N/A</text:p>
          </table:table-cell>
          <table:table-cell table:formula="of:=VLOOKUP([.AX26];[$Majorities.$B24:.$C655];2;FALSE())" office:value-type="string" office:string-value="" calcext:value-type="error">
            <text:p>#N/A</text:p>
          </table:table-cell>
          <table:table-cell table:formula="of:=VLOOKUP([.AY26];[$Majorities.$B24:.$C655];2;FALSE())" office:value-type="string" office:string-value="" calcext:value-type="error">
            <text:p>#N/A</text:p>
          </table:table-cell>
          <table:table-cell table:formula="of:=VLOOKUP([.AZ26];[$Majorities.$B24:.$C655];2;FALSE())" office:value-type="string" office:string-value="" calcext:value-type="error">
            <text:p>#N/A</text:p>
          </table:table-cell>
          <table:table-cell table:formula="of:=VLOOKUP([.BA26];[$Majorities.$B24:.$C655];2;FALSE())" office:value-type="string" office:string-value="" calcext:value-type="error">
            <text:p>#N/A</text:p>
          </table:table-cell>
          <table:table-cell table:formula="of:=VLOOKUP([.BB26];[$Majorities.$B24:.$C655];2;FALSE())" office:value-type="string" office:string-value="" calcext:value-type="error">
            <text:p>#N/A</text:p>
          </table:table-cell>
          <table:table-cell table:formula="of:=VLOOKUP([.BC26];[$Majorities.$B24:.$C655];2;FALSE())" office:value-type="string" office:string-value="" calcext:value-type="error">
            <text:p>#N/A</text:p>
          </table:table-cell>
          <table:table-cell table:formula="of:=VLOOKUP([.BD26];[$Majorities.$B24:.$C655];2;FALSE())" office:value-type="string" office:string-value="" calcext:value-type="error">
            <text:p>#N/A</text:p>
          </table:table-cell>
          <table:table-cell table:formula="of:=VLOOKUP([.BE26];[$Majorities.$B24:.$C655];2;FALSE())" office:value-type="string" office:string-value="" calcext:value-type="error">
            <text:p>#N/A</text:p>
          </table:table-cell>
          <table:table-cell table:formula="of:=VLOOKUP([.BF26];[$Majorities.$B24:.$C655];2;FALSE())" office:value-type="string" office:string-value="" calcext:value-type="error">
            <text:p>#N/A</text:p>
          </table:table-cell>
          <table:table-cell table:formula="of:=VLOOKUP([.BG26];[$Majorities.$B24:.$C655];2;FALSE())" office:value-type="string" office:string-value="" calcext:value-type="error">
            <text:p>#N/A</text:p>
          </table:table-cell>
          <table:table-cell table:formula="of:=VLOOKUP([.BH26];[$Majorities.$B24:.$C655];2;FALSE())" office:value-type="string" office:string-value="" calcext:value-type="error">
            <text:p>#N/A</text:p>
          </table:table-cell>
          <table:table-cell table:formula="of:=VLOOKUP([.BI26];[$Majorities.$B24:.$C655];2;FALSE())" office:value-type="string" office:string-value="" calcext:value-type="error">
            <text:p>#N/A</text:p>
          </table:table-cell>
          <table:table-cell table:formula="of:=VLOOKUP([.BJ26];[$Majorities.$B24:.$C655];2;FALSE())" office:value-type="string" office:string-value="" calcext:value-type="error">
            <text:p>#N/A</text:p>
          </table:table-cell>
          <table:table-cell table:formula="of:=VLOOKUP([.BK26];[$Majorities.$B24:.$C655];2;FALSE())" office:value-type="string" office:string-value="" calcext:value-type="error">
            <text:p>#N/A</text:p>
          </table:table-cell>
          <table:table-cell table:formula="of:=VLOOKUP([.BL26];[$Majorities.$B24:.$C655];2;FALSE())" office:value-type="string" office:string-value="" calcext:value-type="error">
            <text:p>#N/A</text:p>
          </table:table-cell>
          <table:table-cell table:formula="of:=VLOOKUP([.BM26];[$Majorities.$B24:.$C655];2;FALSE())" office:value-type="string" office:string-value="" calcext:value-type="error">
            <text:p>#N/A</text:p>
          </table:table-cell>
          <table:table-cell table:formula="of:=VLOOKUP([.BN26];[$Majorities.$B24:.$C655];2;FALSE())" office:value-type="string" office:string-value="" calcext:value-type="error">
            <text:p>#N/A</text:p>
          </table:table-cell>
          <table:table-cell table:formula="of:=VLOOKUP([.BO26];[$Majorities.$B24:.$C655];2;FALSE())" office:value-type="string" office:string-value="" calcext:value-type="error">
            <text:p>#N/A</text:p>
          </table:table-cell>
          <table:table-cell table:formula="of:=VLOOKUP([.BP26];[$Majorities.$B24:.$C655];2;FALSE())" office:value-type="string" office:string-value="" calcext:value-type="error">
            <text:p>#N/A</text:p>
          </table:table-cell>
          <table:table-cell table:formula="of:=VLOOKUP([.BQ26];[$Majorities.$B24:.$C655];2;FALSE())" office:value-type="string" office:string-value="" calcext:value-type="error">
            <text:p>#N/A</text:p>
          </table:table-cell>
          <table:table-cell table:formula="of:=VLOOKUP([.BR26];[$Majorities.$B24:.$C655];2;FALSE())" office:value-type="string" office:string-value="" calcext:value-type="error">
            <text:p>#N/A</text:p>
          </table:table-cell>
          <table:table-cell table:formula="of:=VLOOKUP([.BS26];[$Majorities.$B24:.$C65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7];[$Majorities.$B25:.$C656];2;FALSE())" office:value-type="string" office:string-value="" calcext:value-type="error">
            <text:p>#N/A</text:p>
          </table:table-cell>
          <table:table-cell table:formula="of:=VLOOKUP([.C27];[$Majorities.$B25:.$C656];2;FALSE())" office:value-type="string" office:string-value="" calcext:value-type="error">
            <text:p>#N/A</text:p>
          </table:table-cell>
          <table:table-cell table:formula="of:=VLOOKUP([.D27];[$Majorities.$B25:.$C656];2;FALSE())" office:value-type="string" office:string-value="" calcext:value-type="error">
            <text:p>#N/A</text:p>
          </table:table-cell>
          <table:table-cell table:formula="of:=VLOOKUP([.E27];[$Majorities.$B25:.$C656];2;FALSE())" office:value-type="string" office:string-value="" calcext:value-type="error">
            <text:p>#N/A</text:p>
          </table:table-cell>
          <table:table-cell table:formula="of:=VLOOKUP([.F27];[$Majorities.$B25:.$C656];2;FALSE())" office:value-type="string" office:string-value="" calcext:value-type="error">
            <text:p>#N/A</text:p>
          </table:table-cell>
          <table:table-cell table:formula="of:=VLOOKUP([.G27];[$Majorities.$B25:.$C656];2;FALSE())" office:value-type="string" office:string-value="" calcext:value-type="error">
            <text:p>#N/A</text:p>
          </table:table-cell>
          <table:table-cell table:formula="of:=VLOOKUP([.H27];[$Majorities.$B25:.$C656];2;FALSE())" office:value-type="string" office:string-value="" calcext:value-type="error">
            <text:p>#N/A</text:p>
          </table:table-cell>
          <table:table-cell table:formula="of:=VLOOKUP([.I27];[$Majorities.$B25:.$C656];2;FALSE())" office:value-type="string" office:string-value="" calcext:value-type="error">
            <text:p>#N/A</text:p>
          </table:table-cell>
          <table:table-cell table:formula="of:=VLOOKUP([.J27];[$Majorities.$B25:.$C656];2;FALSE())" office:value-type="string" office:string-value="" calcext:value-type="error">
            <text:p>#N/A</text:p>
          </table:table-cell>
          <table:table-cell table:formula="of:=VLOOKUP([.K27];[$Majorities.$B25:.$C656];2;FALSE())" office:value-type="string" office:string-value="" calcext:value-type="error">
            <text:p>#N/A</text:p>
          </table:table-cell>
          <table:table-cell table:formula="of:=VLOOKUP([.L27];[$Majorities.$B25:.$C656];2;FALSE())" office:value-type="float" office:value="5" calcext:value-type="float">
            <text:p>5</text:p>
          </table:table-cell>
          <table:table-cell table:formula="of:=VLOOKUP([.M27];[$Majorities.$B25:.$C656];2;FALSE())" office:value-type="string" office:string-value="" calcext:value-type="error">
            <text:p>#N/A</text:p>
          </table:table-cell>
          <table:table-cell table:formula="of:=VLOOKUP([.N27];[$Majorities.$B25:.$C656];2;FALSE())" office:value-type="string" office:string-value="" calcext:value-type="error">
            <text:p>#N/A</text:p>
          </table:table-cell>
          <table:table-cell table:formula="of:=VLOOKUP([.O27];[$Majorities.$B25:.$C656];2;FALSE())" office:value-type="string" office:string-value="" calcext:value-type="error">
            <text:p>#N/A</text:p>
          </table:table-cell>
          <table:table-cell table:formula="of:=VLOOKUP([.P27];[$Majorities.$B25:.$C656];2;FALSE())" office:value-type="string" office:string-value="" calcext:value-type="error">
            <text:p>#N/A</text:p>
          </table:table-cell>
          <table:table-cell table:formula="of:=VLOOKUP([.Q27];[$Majorities.$B25:.$C656];2;FALSE())" office:value-type="string" office:string-value="" calcext:value-type="error">
            <text:p>#N/A</text:p>
          </table:table-cell>
          <table:table-cell table:formula="of:=VLOOKUP([.R27];[$Majorities.$B25:.$C656];2;FALSE())" office:value-type="string" office:string-value="" calcext:value-type="error">
            <text:p>#N/A</text:p>
          </table:table-cell>
          <table:table-cell table:formula="of:=VLOOKUP([.S27];[$Majorities.$B25:.$C656];2;FALSE())" office:value-type="string" office:string-value="" calcext:value-type="error">
            <text:p>#N/A</text:p>
          </table:table-cell>
          <table:table-cell table:formula="of:=VLOOKUP([.T27];[$Majorities.$B25:.$C656];2;FALSE())" office:value-type="string" office:string-value="" calcext:value-type="error">
            <text:p>#N/A</text:p>
          </table:table-cell>
          <table:table-cell table:formula="of:=VLOOKUP([.U27];[$Majorities.$B25:.$C656];2;FALSE())" office:value-type="string" office:string-value="" calcext:value-type="error">
            <text:p>#N/A</text:p>
          </table:table-cell>
          <table:table-cell table:formula="of:=VLOOKUP([.V27];[$Majorities.$B25:.$C656];2;FALSE())" office:value-type="string" office:string-value="" calcext:value-type="error">
            <text:p>#N/A</text:p>
          </table:table-cell>
          <table:table-cell table:formula="of:=VLOOKUP([.W27];[$Majorities.$B25:.$C656];2;FALSE())" office:value-type="string" office:string-value="" calcext:value-type="error">
            <text:p>#N/A</text:p>
          </table:table-cell>
          <table:table-cell table:formula="of:=VLOOKUP([.X27];[$Majorities.$B25:.$C656];2;FALSE())" office:value-type="string" office:string-value="" calcext:value-type="error">
            <text:p>#N/A</text:p>
          </table:table-cell>
          <table:table-cell table:formula="of:=VLOOKUP([.Y27];[$Majorities.$B25:.$C656];2;FALSE())" office:value-type="string" office:string-value="" calcext:value-type="error">
            <text:p>#N/A</text:p>
          </table:table-cell>
          <table:table-cell table:formula="of:=VLOOKUP([.Z27];[$Majorities.$B25:.$C656];2;FALSE())" office:value-type="string" office:string-value="" calcext:value-type="error">
            <text:p>#N/A</text:p>
          </table:table-cell>
          <table:table-cell table:style-name="Default" table:formula="of:=VLOOKUP([.AA27];[$Majorities.$B25:.$C656];2;FALSE())" office:value-type="string" office:string-value="" calcext:value-type="error">
            <text:p>#N/A</text:p>
          </table:table-cell>
          <table:table-cell table:style-name="Default" table:formula="of:=VLOOKUP([.AB27];[$Majorities.$B25:.$C656];2;FALSE())" office:value-type="string" office:string-value="" calcext:value-type="error">
            <text:p>#N/A</text:p>
          </table:table-cell>
          <table:table-cell table:formula="of:=VLOOKUP([.AC27];[$Majorities.$B25:.$C656];2;FALSE())" office:value-type="string" office:string-value="" calcext:value-type="error">
            <text:p>#N/A</text:p>
          </table:table-cell>
          <table:table-cell table:style-name="Default" table:formula="of:=VLOOKUP([.AD27];[$Majorities.$B25:.$C656];2;FALSE())" office:value-type="string" office:string-value="" calcext:value-type="error">
            <text:p>#N/A</text:p>
          </table:table-cell>
          <table:table-cell table:formula="of:=VLOOKUP([.AE27];[$Majorities.$B25:.$C656];2;FALSE())" office:value-type="string" office:string-value="" calcext:value-type="error">
            <text:p>#N/A</text:p>
          </table:table-cell>
          <table:table-cell table:formula="of:=VLOOKUP([.AF27];[$Majorities.$B25:.$C656];2;FALSE())" office:value-type="string" office:string-value="" calcext:value-type="error">
            <text:p>#N/A</text:p>
          </table:table-cell>
          <table:table-cell table:formula="of:=VLOOKUP([.AG27];[$Majorities.$B25:.$C656];2;FALSE())" office:value-type="string" office:string-value="" calcext:value-type="error">
            <text:p>#N/A</text:p>
          </table:table-cell>
          <table:table-cell table:formula="of:=VLOOKUP([.AH27];[$Majorities.$B25:.$C656];2;FALSE())" office:value-type="string" office:string-value="" calcext:value-type="error">
            <text:p>#N/A</text:p>
          </table:table-cell>
          <table:table-cell table:formula="of:=VLOOKUP([.AI27];[$Majorities.$B25:.$C656];2;FALSE())" office:value-type="string" office:string-value="" calcext:value-type="error">
            <text:p>#N/A</text:p>
          </table:table-cell>
          <table:table-cell table:formula="of:=VLOOKUP([.AJ27];[$Majorities.$B25:.$C656];2;FALSE())" office:value-type="string" office:string-value="" calcext:value-type="error">
            <text:p>#N/A</text:p>
          </table:table-cell>
          <table:table-cell table:formula="of:=VLOOKUP([.AK27];[$Majorities.$B25:.$C656];2;FALSE())" office:value-type="string" office:string-value="" calcext:value-type="error">
            <text:p>#N/A</text:p>
          </table:table-cell>
          <table:table-cell table:formula="of:=VLOOKUP([.AL27];[$Majorities.$B25:.$C656];2;FALSE())" office:value-type="string" office:string-value="" calcext:value-type="error">
            <text:p>#N/A</text:p>
          </table:table-cell>
          <table:table-cell table:formula="of:=VLOOKUP([.AM27];[$Majorities.$B25:.$C656];2;FALSE())" office:value-type="string" office:string-value="" calcext:value-type="error">
            <text:p>#N/A</text:p>
          </table:table-cell>
          <table:table-cell table:formula="of:=VLOOKUP([.AN27];[$Majorities.$B25:.$C656];2;FALSE())" office:value-type="string" office:string-value="" calcext:value-type="error">
            <text:p>#N/A</text:p>
          </table:table-cell>
          <table:table-cell table:formula="of:=VLOOKUP([.AO27];[$Majorities.$B25:.$C656];2;FALSE())" office:value-type="string" office:string-value="" calcext:value-type="error">
            <text:p>#N/A</text:p>
          </table:table-cell>
          <table:table-cell table:formula="of:=VLOOKUP([.AP27];[$Majorities.$B25:.$C656];2;FALSE())" office:value-type="string" office:string-value="" calcext:value-type="error">
            <text:p>#N/A</text:p>
          </table:table-cell>
          <table:table-cell table:formula="of:=VLOOKUP([.AQ27];[$Majorities.$B25:.$C656];2;FALSE())" office:value-type="string" office:string-value="" calcext:value-type="error">
            <text:p>#N/A</text:p>
          </table:table-cell>
          <table:table-cell table:formula="of:=VLOOKUP([.AR27];[$Majorities.$B25:.$C656];2;FALSE())" office:value-type="string" office:string-value="" calcext:value-type="error">
            <text:p>#N/A</text:p>
          </table:table-cell>
          <table:table-cell table:formula="of:=VLOOKUP([.AS27];[$Majorities.$B25:.$C656];2;FALSE())" office:value-type="string" office:string-value="" calcext:value-type="error">
            <text:p>#N/A</text:p>
          </table:table-cell>
          <table:table-cell table:formula="of:=VLOOKUP([.AT27];[$Majorities.$B25:.$C656];2;FALSE())" office:value-type="string" office:string-value="" calcext:value-type="error">
            <text:p>#N/A</text:p>
          </table:table-cell>
          <table:table-cell table:formula="of:=VLOOKUP([.AU27];[$Majorities.$B25:.$C656];2;FALSE())" office:value-type="string" office:string-value="" calcext:value-type="error">
            <text:p>#N/A</text:p>
          </table:table-cell>
          <table:table-cell table:formula="of:=VLOOKUP([.AV27];[$Majorities.$B25:.$C656];2;FALSE())" office:value-type="string" office:string-value="" calcext:value-type="error">
            <text:p>#N/A</text:p>
          </table:table-cell>
          <table:table-cell table:formula="of:=VLOOKUP([.AW27];[$Majorities.$B25:.$C656];2;FALSE())" office:value-type="string" office:string-value="" calcext:value-type="error">
            <text:p>#N/A</text:p>
          </table:table-cell>
          <table:table-cell table:formula="of:=VLOOKUP([.AX27];[$Majorities.$B25:.$C656];2;FALSE())" office:value-type="string" office:string-value="" calcext:value-type="error">
            <text:p>#N/A</text:p>
          </table:table-cell>
          <table:table-cell table:formula="of:=VLOOKUP([.AY27];[$Majorities.$B25:.$C656];2;FALSE())" office:value-type="string" office:string-value="" calcext:value-type="error">
            <text:p>#N/A</text:p>
          </table:table-cell>
          <table:table-cell table:formula="of:=VLOOKUP([.AZ27];[$Majorities.$B25:.$C656];2;FALSE())" office:value-type="string" office:string-value="" calcext:value-type="error">
            <text:p>#N/A</text:p>
          </table:table-cell>
          <table:table-cell table:formula="of:=VLOOKUP([.BA27];[$Majorities.$B25:.$C656];2;FALSE())" office:value-type="string" office:string-value="" calcext:value-type="error">
            <text:p>#N/A</text:p>
          </table:table-cell>
          <table:table-cell table:formula="of:=VLOOKUP([.BB27];[$Majorities.$B25:.$C656];2;FALSE())" office:value-type="string" office:string-value="" calcext:value-type="error">
            <text:p>#N/A</text:p>
          </table:table-cell>
          <table:table-cell table:formula="of:=VLOOKUP([.BC27];[$Majorities.$B25:.$C656];2;FALSE())" office:value-type="string" office:string-value="" calcext:value-type="error">
            <text:p>#N/A</text:p>
          </table:table-cell>
          <table:table-cell table:formula="of:=VLOOKUP([.BD27];[$Majorities.$B25:.$C656];2;FALSE())" office:value-type="string" office:string-value="" calcext:value-type="error">
            <text:p>#N/A</text:p>
          </table:table-cell>
          <table:table-cell table:formula="of:=VLOOKUP([.BE27];[$Majorities.$B25:.$C656];2;FALSE())" office:value-type="string" office:string-value="" calcext:value-type="error">
            <text:p>#N/A</text:p>
          </table:table-cell>
          <table:table-cell table:formula="of:=VLOOKUP([.BF27];[$Majorities.$B25:.$C656];2;FALSE())" office:value-type="string" office:string-value="" calcext:value-type="error">
            <text:p>#N/A</text:p>
          </table:table-cell>
          <table:table-cell table:formula="of:=VLOOKUP([.BG27];[$Majorities.$B25:.$C656];2;FALSE())" office:value-type="string" office:string-value="" calcext:value-type="error">
            <text:p>#N/A</text:p>
          </table:table-cell>
          <table:table-cell table:formula="of:=VLOOKUP([.BH27];[$Majorities.$B25:.$C656];2;FALSE())" office:value-type="string" office:string-value="" calcext:value-type="error">
            <text:p>#N/A</text:p>
          </table:table-cell>
          <table:table-cell table:formula="of:=VLOOKUP([.BI27];[$Majorities.$B25:.$C656];2;FALSE())" office:value-type="string" office:string-value="" calcext:value-type="error">
            <text:p>#N/A</text:p>
          </table:table-cell>
          <table:table-cell table:formula="of:=VLOOKUP([.BJ27];[$Majorities.$B25:.$C656];2;FALSE())" office:value-type="string" office:string-value="" calcext:value-type="error">
            <text:p>#N/A</text:p>
          </table:table-cell>
          <table:table-cell table:formula="of:=VLOOKUP([.BK27];[$Majorities.$B25:.$C656];2;FALSE())" office:value-type="string" office:string-value="" calcext:value-type="error">
            <text:p>#N/A</text:p>
          </table:table-cell>
          <table:table-cell table:formula="of:=VLOOKUP([.BL27];[$Majorities.$B25:.$C656];2;FALSE())" office:value-type="string" office:string-value="" calcext:value-type="error">
            <text:p>#N/A</text:p>
          </table:table-cell>
          <table:table-cell table:formula="of:=VLOOKUP([.BM27];[$Majorities.$B25:.$C656];2;FALSE())" office:value-type="string" office:string-value="" calcext:value-type="error">
            <text:p>#N/A</text:p>
          </table:table-cell>
          <table:table-cell table:formula="of:=VLOOKUP([.BN27];[$Majorities.$B25:.$C656];2;FALSE())" office:value-type="string" office:string-value="" calcext:value-type="error">
            <text:p>#N/A</text:p>
          </table:table-cell>
          <table:table-cell table:formula="of:=VLOOKUP([.BO27];[$Majorities.$B25:.$C656];2;FALSE())" office:value-type="string" office:string-value="" calcext:value-type="error">
            <text:p>#N/A</text:p>
          </table:table-cell>
          <table:table-cell table:formula="of:=VLOOKUP([.BP27];[$Majorities.$B25:.$C656];2;FALSE())" office:value-type="string" office:string-value="" calcext:value-type="error">
            <text:p>#N/A</text:p>
          </table:table-cell>
          <table:table-cell table:formula="of:=VLOOKUP([.BQ27];[$Majorities.$B25:.$C656];2;FALSE())" office:value-type="string" office:string-value="" calcext:value-type="error">
            <text:p>#N/A</text:p>
          </table:table-cell>
          <table:table-cell table:formula="of:=VLOOKUP([.BR27];[$Majorities.$B25:.$C656];2;FALSE())" office:value-type="string" office:string-value="" calcext:value-type="error">
            <text:p>#N/A</text:p>
          </table:table-cell>
          <table:table-cell table:formula="of:=VLOOKUP([.BS27];[$Majorities.$B25:.$C65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8];[$Majorities.$B26:.$C657];2;FALSE())" office:value-type="string" office:string-value="" calcext:value-type="error">
            <text:p>#N/A</text:p>
          </table:table-cell>
          <table:table-cell table:formula="of:=VLOOKUP([.C28];[$Majorities.$B26:.$C657];2;FALSE())" office:value-type="string" office:string-value="" calcext:value-type="error">
            <text:p>#N/A</text:p>
          </table:table-cell>
          <table:table-cell table:formula="of:=VLOOKUP([.D28];[$Majorities.$B26:.$C657];2;FALSE())" office:value-type="string" office:string-value="" calcext:value-type="error">
            <text:p>#N/A</text:p>
          </table:table-cell>
          <table:table-cell table:formula="of:=VLOOKUP([.E28];[$Majorities.$B26:.$C657];2;FALSE())" office:value-type="string" office:string-value="" calcext:value-type="error">
            <text:p>#N/A</text:p>
          </table:table-cell>
          <table:table-cell table:formula="of:=VLOOKUP([.F28];[$Majorities.$B26:.$C657];2;FALSE())" office:value-type="string" office:string-value="" calcext:value-type="error">
            <text:p>#N/A</text:p>
          </table:table-cell>
          <table:table-cell table:formula="of:=VLOOKUP([.G28];[$Majorities.$B26:.$C657];2;FALSE())" office:value-type="string" office:string-value="" calcext:value-type="error">
            <text:p>#N/A</text:p>
          </table:table-cell>
          <table:table-cell table:formula="of:=VLOOKUP([.H28];[$Majorities.$B26:.$C657];2;FALSE())" office:value-type="string" office:string-value="" calcext:value-type="error">
            <text:p>#N/A</text:p>
          </table:table-cell>
          <table:table-cell table:formula="of:=VLOOKUP([.I28];[$Majorities.$B26:.$C657];2;FALSE())" office:value-type="string" office:string-value="" calcext:value-type="error">
            <text:p>#N/A</text:p>
          </table:table-cell>
          <table:table-cell table:formula="of:=VLOOKUP([.J28];[$Majorities.$B26:.$C657];2;FALSE())" office:value-type="string" office:string-value="" calcext:value-type="error">
            <text:p>#N/A</text:p>
          </table:table-cell>
          <table:table-cell table:formula="of:=VLOOKUP([.K28];[$Majorities.$B26:.$C657];2;FALSE())" office:value-type="string" office:string-value="" calcext:value-type="error">
            <text:p>#N/A</text:p>
          </table:table-cell>
          <table:table-cell table:formula="of:=VLOOKUP([.L28];[$Majorities.$B26:.$C657];2;FALSE())" office:value-type="string" office:string-value="" calcext:value-type="error">
            <text:p>#N/A</text:p>
          </table:table-cell>
          <table:table-cell table:formula="of:=VLOOKUP([.M28];[$Majorities.$B26:.$C657];2;FALSE())" office:value-type="string" office:string-value="" calcext:value-type="error">
            <text:p>#N/A</text:p>
          </table:table-cell>
          <table:table-cell table:formula="of:=VLOOKUP([.N28];[$Majorities.$B26:.$C657];2;FALSE())" office:value-type="string" office:string-value="" calcext:value-type="error">
            <text:p>#N/A</text:p>
          </table:table-cell>
          <table:table-cell table:formula="of:=VLOOKUP([.O28];[$Majorities.$B26:.$C657];2;FALSE())" office:value-type="string" office:string-value="" calcext:value-type="error">
            <text:p>#N/A</text:p>
          </table:table-cell>
          <table:table-cell table:formula="of:=VLOOKUP([.P28];[$Majorities.$B26:.$C657];2;FALSE())" office:value-type="string" office:string-value="" calcext:value-type="error">
            <text:p>#N/A</text:p>
          </table:table-cell>
          <table:table-cell table:formula="of:=VLOOKUP([.Q28];[$Majorities.$B26:.$C657];2;FALSE())" office:value-type="string" office:string-value="" calcext:value-type="error">
            <text:p>#N/A</text:p>
          </table:table-cell>
          <table:table-cell table:formula="of:=VLOOKUP([.R28];[$Majorities.$B26:.$C657];2;FALSE())" office:value-type="string" office:string-value="" calcext:value-type="error">
            <text:p>#N/A</text:p>
          </table:table-cell>
          <table:table-cell table:formula="of:=VLOOKUP([.S28];[$Majorities.$B26:.$C657];2;FALSE())" office:value-type="string" office:string-value="" calcext:value-type="error">
            <text:p>#N/A</text:p>
          </table:table-cell>
          <table:table-cell table:formula="of:=VLOOKUP([.T28];[$Majorities.$B26:.$C657];2;FALSE())" office:value-type="string" office:string-value="" calcext:value-type="error">
            <text:p>#N/A</text:p>
          </table:table-cell>
          <table:table-cell table:formula="of:=VLOOKUP([.U28];[$Majorities.$B26:.$C657];2;FALSE())" office:value-type="string" office:string-value="" calcext:value-type="error">
            <text:p>#N/A</text:p>
          </table:table-cell>
          <table:table-cell table:formula="of:=VLOOKUP([.V28];[$Majorities.$B26:.$C657];2;FALSE())" office:value-type="string" office:string-value="" calcext:value-type="error">
            <text:p>#N/A</text:p>
          </table:table-cell>
          <table:table-cell table:formula="of:=VLOOKUP([.W28];[$Majorities.$B26:.$C657];2;FALSE())" office:value-type="string" office:string-value="" calcext:value-type="error">
            <text:p>#N/A</text:p>
          </table:table-cell>
          <table:table-cell table:formula="of:=VLOOKUP([.X28];[$Majorities.$B26:.$C657];2;FALSE())" office:value-type="string" office:string-value="" calcext:value-type="error">
            <text:p>#N/A</text:p>
          </table:table-cell>
          <table:table-cell table:formula="of:=VLOOKUP([.Y28];[$Majorities.$B26:.$C657];2;FALSE())" office:value-type="string" office:string-value="" calcext:value-type="error">
            <text:p>#N/A</text:p>
          </table:table-cell>
          <table:table-cell table:formula="of:=VLOOKUP([.Z28];[$Majorities.$B26:.$C657];2;FALSE())" office:value-type="string" office:string-value="" calcext:value-type="error">
            <text:p>#N/A</text:p>
          </table:table-cell>
          <table:table-cell table:style-name="Default" table:formula="of:=VLOOKUP([.AA28];[$Majorities.$B26:.$C657];2;FALSE())" office:value-type="string" office:string-value="" calcext:value-type="error">
            <text:p>#N/A</text:p>
          </table:table-cell>
          <table:table-cell table:style-name="Default" table:formula="of:=VLOOKUP([.AB28];[$Majorities.$B26:.$C657];2;FALSE())" office:value-type="string" office:string-value="" calcext:value-type="error">
            <text:p>#N/A</text:p>
          </table:table-cell>
          <table:table-cell table:formula="of:=VLOOKUP([.AC28];[$Majorities.$B26:.$C657];2;FALSE())" office:value-type="string" office:string-value="" calcext:value-type="error">
            <text:p>#N/A</text:p>
          </table:table-cell>
          <table:table-cell table:style-name="Default" table:formula="of:=VLOOKUP([.AD28];[$Majorities.$B26:.$C657];2;FALSE())" office:value-type="string" office:string-value="" calcext:value-type="error">
            <text:p>#N/A</text:p>
          </table:table-cell>
          <table:table-cell table:formula="of:=VLOOKUP([.AE28];[$Majorities.$B26:.$C657];2;FALSE())" office:value-type="string" office:string-value="" calcext:value-type="error">
            <text:p>#N/A</text:p>
          </table:table-cell>
          <table:table-cell table:formula="of:=VLOOKUP([.AF28];[$Majorities.$B26:.$C657];2;FALSE())" office:value-type="string" office:string-value="" calcext:value-type="error">
            <text:p>#N/A</text:p>
          </table:table-cell>
          <table:table-cell table:formula="of:=VLOOKUP([.AG28];[$Majorities.$B26:.$C657];2;FALSE())" office:value-type="string" office:string-value="" calcext:value-type="error">
            <text:p>#N/A</text:p>
          </table:table-cell>
          <table:table-cell table:formula="of:=VLOOKUP([.AH28];[$Majorities.$B26:.$C657];2;FALSE())" office:value-type="string" office:string-value="" calcext:value-type="error">
            <text:p>#N/A</text:p>
          </table:table-cell>
          <table:table-cell table:formula="of:=VLOOKUP([.AI28];[$Majorities.$B26:.$C657];2;FALSE())" office:value-type="string" office:string-value="" calcext:value-type="error">
            <text:p>#N/A</text:p>
          </table:table-cell>
          <table:table-cell table:formula="of:=VLOOKUP([.AJ28];[$Majorities.$B26:.$C657];2;FALSE())" office:value-type="string" office:string-value="" calcext:value-type="error">
            <text:p>#N/A</text:p>
          </table:table-cell>
          <table:table-cell table:formula="of:=VLOOKUP([.AK28];[$Majorities.$B26:.$C657];2;FALSE())" office:value-type="string" office:string-value="" calcext:value-type="error">
            <text:p>#N/A</text:p>
          </table:table-cell>
          <table:table-cell table:formula="of:=VLOOKUP([.AL28];[$Majorities.$B26:.$C657];2;FALSE())" office:value-type="string" office:string-value="" calcext:value-type="error">
            <text:p>#N/A</text:p>
          </table:table-cell>
          <table:table-cell table:formula="of:=VLOOKUP([.AM28];[$Majorities.$B26:.$C657];2;FALSE())" office:value-type="string" office:string-value="" calcext:value-type="error">
            <text:p>#N/A</text:p>
          </table:table-cell>
          <table:table-cell table:formula="of:=VLOOKUP([.AN28];[$Majorities.$B26:.$C657];2;FALSE())" office:value-type="string" office:string-value="" calcext:value-type="error">
            <text:p>#N/A</text:p>
          </table:table-cell>
          <table:table-cell table:formula="of:=VLOOKUP([.AO28];[$Majorities.$B26:.$C657];2;FALSE())" office:value-type="string" office:string-value="" calcext:value-type="error">
            <text:p>#N/A</text:p>
          </table:table-cell>
          <table:table-cell table:formula="of:=VLOOKUP([.AP28];[$Majorities.$B26:.$C657];2;FALSE())" office:value-type="string" office:string-value="" calcext:value-type="error">
            <text:p>#N/A</text:p>
          </table:table-cell>
          <table:table-cell table:formula="of:=VLOOKUP([.AQ28];[$Majorities.$B26:.$C657];2;FALSE())" office:value-type="string" office:string-value="" calcext:value-type="error">
            <text:p>#N/A</text:p>
          </table:table-cell>
          <table:table-cell table:formula="of:=VLOOKUP([.AR28];[$Majorities.$B26:.$C657];2;FALSE())" office:value-type="string" office:string-value="" calcext:value-type="error">
            <text:p>#N/A</text:p>
          </table:table-cell>
          <table:table-cell table:formula="of:=VLOOKUP([.AS28];[$Majorities.$B26:.$C657];2;FALSE())" office:value-type="string" office:string-value="" calcext:value-type="error">
            <text:p>#N/A</text:p>
          </table:table-cell>
          <table:table-cell table:formula="of:=VLOOKUP([.AT28];[$Majorities.$B26:.$C657];2;FALSE())" office:value-type="string" office:string-value="" calcext:value-type="error">
            <text:p>#N/A</text:p>
          </table:table-cell>
          <table:table-cell table:formula="of:=VLOOKUP([.AU28];[$Majorities.$B26:.$C657];2;FALSE())" office:value-type="string" office:string-value="" calcext:value-type="error">
            <text:p>#N/A</text:p>
          </table:table-cell>
          <table:table-cell table:formula="of:=VLOOKUP([.AV28];[$Majorities.$B26:.$C657];2;FALSE())" office:value-type="string" office:string-value="" calcext:value-type="error">
            <text:p>#N/A</text:p>
          </table:table-cell>
          <table:table-cell table:formula="of:=VLOOKUP([.AW28];[$Majorities.$B26:.$C657];2;FALSE())" office:value-type="string" office:string-value="" calcext:value-type="error">
            <text:p>#N/A</text:p>
          </table:table-cell>
          <table:table-cell table:formula="of:=VLOOKUP([.AX28];[$Majorities.$B26:.$C657];2;FALSE())" office:value-type="string" office:string-value="" calcext:value-type="error">
            <text:p>#N/A</text:p>
          </table:table-cell>
          <table:table-cell table:formula="of:=VLOOKUP([.AY28];[$Majorities.$B26:.$C657];2;FALSE())" office:value-type="string" office:string-value="" calcext:value-type="error">
            <text:p>#N/A</text:p>
          </table:table-cell>
          <table:table-cell table:formula="of:=VLOOKUP([.AZ28];[$Majorities.$B26:.$C657];2;FALSE())" office:value-type="string" office:string-value="" calcext:value-type="error">
            <text:p>#N/A</text:p>
          </table:table-cell>
          <table:table-cell table:formula="of:=VLOOKUP([.BA28];[$Majorities.$B26:.$C657];2;FALSE())" office:value-type="string" office:string-value="" calcext:value-type="error">
            <text:p>#N/A</text:p>
          </table:table-cell>
          <table:table-cell table:formula="of:=VLOOKUP([.BB28];[$Majorities.$B26:.$C657];2;FALSE())" office:value-type="string" office:string-value="" calcext:value-type="error">
            <text:p>#N/A</text:p>
          </table:table-cell>
          <table:table-cell table:formula="of:=VLOOKUP([.BC28];[$Majorities.$B26:.$C657];2;FALSE())" office:value-type="string" office:string-value="" calcext:value-type="error">
            <text:p>#N/A</text:p>
          </table:table-cell>
          <table:table-cell table:formula="of:=VLOOKUP([.BD28];[$Majorities.$B26:.$C657];2;FALSE())" office:value-type="string" office:string-value="" calcext:value-type="error">
            <text:p>#N/A</text:p>
          </table:table-cell>
          <table:table-cell table:formula="of:=VLOOKUP([.BE28];[$Majorities.$B26:.$C657];2;FALSE())" office:value-type="string" office:string-value="" calcext:value-type="error">
            <text:p>#N/A</text:p>
          </table:table-cell>
          <table:table-cell table:formula="of:=VLOOKUP([.BF28];[$Majorities.$B26:.$C657];2;FALSE())" office:value-type="string" office:string-value="" calcext:value-type="error">
            <text:p>#N/A</text:p>
          </table:table-cell>
          <table:table-cell table:formula="of:=VLOOKUP([.BG28];[$Majorities.$B26:.$C657];2;FALSE())" office:value-type="string" office:string-value="" calcext:value-type="error">
            <text:p>#N/A</text:p>
          </table:table-cell>
          <table:table-cell table:formula="of:=VLOOKUP([.BH28];[$Majorities.$B26:.$C657];2;FALSE())" office:value-type="string" office:string-value="" calcext:value-type="error">
            <text:p>#N/A</text:p>
          </table:table-cell>
          <table:table-cell table:formula="of:=VLOOKUP([.BI28];[$Majorities.$B26:.$C657];2;FALSE())" office:value-type="string" office:string-value="" calcext:value-type="error">
            <text:p>#N/A</text:p>
          </table:table-cell>
          <table:table-cell table:formula="of:=VLOOKUP([.BJ28];[$Majorities.$B26:.$C657];2;FALSE())" office:value-type="string" office:string-value="" calcext:value-type="error">
            <text:p>#N/A</text:p>
          </table:table-cell>
          <table:table-cell table:formula="of:=VLOOKUP([.BK28];[$Majorities.$B26:.$C657];2;FALSE())" office:value-type="string" office:string-value="" calcext:value-type="error">
            <text:p>#N/A</text:p>
          </table:table-cell>
          <table:table-cell table:formula="of:=VLOOKUP([.BL28];[$Majorities.$B26:.$C657];2;FALSE())" office:value-type="string" office:string-value="" calcext:value-type="error">
            <text:p>#N/A</text:p>
          </table:table-cell>
          <table:table-cell table:formula="of:=VLOOKUP([.BM28];[$Majorities.$B26:.$C657];2;FALSE())" office:value-type="string" office:string-value="" calcext:value-type="error">
            <text:p>#N/A</text:p>
          </table:table-cell>
          <table:table-cell table:formula="of:=VLOOKUP([.BN28];[$Majorities.$B26:.$C657];2;FALSE())" office:value-type="string" office:string-value="" calcext:value-type="error">
            <text:p>#N/A</text:p>
          </table:table-cell>
          <table:table-cell table:formula="of:=VLOOKUP([.BO28];[$Majorities.$B26:.$C657];2;FALSE())" office:value-type="string" office:string-value="" calcext:value-type="error">
            <text:p>#N/A</text:p>
          </table:table-cell>
          <table:table-cell table:formula="of:=VLOOKUP([.BP28];[$Majorities.$B26:.$C657];2;FALSE())" office:value-type="string" office:string-value="" calcext:value-type="error">
            <text:p>#N/A</text:p>
          </table:table-cell>
          <table:table-cell table:formula="of:=VLOOKUP([.BQ28];[$Majorities.$B26:.$C657];2;FALSE())" office:value-type="string" office:string-value="" calcext:value-type="error">
            <text:p>#N/A</text:p>
          </table:table-cell>
          <table:table-cell table:formula="of:=VLOOKUP([.BR28];[$Majorities.$B26:.$C657];2;FALSE())" office:value-type="string" office:string-value="" calcext:value-type="error">
            <text:p>#N/A</text:p>
          </table:table-cell>
          <table:table-cell table:formula="of:=VLOOKUP([.BS28];[$Majorities.$B26:.$C65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29];[$Majorities.$B27:.$C658];2;FALSE())" office:value-type="string" office:string-value="" calcext:value-type="error">
            <text:p>#N/A</text:p>
          </table:table-cell>
          <table:table-cell table:formula="of:=VLOOKUP([.C29];[$Majorities.$B27:.$C658];2;FALSE())" office:value-type="string" office:string-value="" calcext:value-type="error">
            <text:p>#N/A</text:p>
          </table:table-cell>
          <table:table-cell table:formula="of:=VLOOKUP([.D29];[$Majorities.$B27:.$C658];2;FALSE())" office:value-type="string" office:string-value="" calcext:value-type="error">
            <text:p>#N/A</text:p>
          </table:table-cell>
          <table:table-cell table:formula="of:=VLOOKUP([.E29];[$Majorities.$B27:.$C658];2;FALSE())" office:value-type="string" office:string-value="" calcext:value-type="error">
            <text:p>#N/A</text:p>
          </table:table-cell>
          <table:table-cell table:formula="of:=VLOOKUP([.F29];[$Majorities.$B27:.$C658];2;FALSE())" office:value-type="string" office:string-value="" calcext:value-type="error">
            <text:p>#N/A</text:p>
          </table:table-cell>
          <table:table-cell table:formula="of:=VLOOKUP([.G29];[$Majorities.$B27:.$C658];2;FALSE())" office:value-type="string" office:string-value="" calcext:value-type="error">
            <text:p>#N/A</text:p>
          </table:table-cell>
          <table:table-cell table:formula="of:=VLOOKUP([.H29];[$Majorities.$B27:.$C658];2;FALSE())" office:value-type="string" office:string-value="" calcext:value-type="error">
            <text:p>#N/A</text:p>
          </table:table-cell>
          <table:table-cell table:formula="of:=VLOOKUP([.I29];[$Majorities.$B27:.$C658];2;FALSE())" office:value-type="string" office:string-value="" calcext:value-type="error">
            <text:p>#N/A</text:p>
          </table:table-cell>
          <table:table-cell table:formula="of:=VLOOKUP([.J29];[$Majorities.$B27:.$C658];2;FALSE())" office:value-type="string" office:string-value="" calcext:value-type="error">
            <text:p>#N/A</text:p>
          </table:table-cell>
          <table:table-cell table:formula="of:=VLOOKUP([.K29];[$Majorities.$B27:.$C658];2;FALSE())" office:value-type="string" office:string-value="" calcext:value-type="error">
            <text:p>#N/A</text:p>
          </table:table-cell>
          <table:table-cell table:formula="of:=VLOOKUP([.L29];[$Majorities.$B27:.$C658];2;FALSE())" office:value-type="string" office:string-value="" calcext:value-type="error">
            <text:p>#N/A</text:p>
          </table:table-cell>
          <table:table-cell table:formula="of:=VLOOKUP([.M29];[$Majorities.$B27:.$C658];2;FALSE())" office:value-type="string" office:string-value="" calcext:value-type="error">
            <text:p>#N/A</text:p>
          </table:table-cell>
          <table:table-cell table:formula="of:=VLOOKUP([.N29];[$Majorities.$B27:.$C658];2;FALSE())" office:value-type="string" office:string-value="" calcext:value-type="error">
            <text:p>#N/A</text:p>
          </table:table-cell>
          <table:table-cell table:formula="of:=VLOOKUP([.O29];[$Majorities.$B27:.$C658];2;FALSE())" office:value-type="string" office:string-value="" calcext:value-type="error">
            <text:p>#N/A</text:p>
          </table:table-cell>
          <table:table-cell table:formula="of:=VLOOKUP([.P29];[$Majorities.$B27:.$C658];2;FALSE())" office:value-type="string" office:string-value="" calcext:value-type="error">
            <text:p>#N/A</text:p>
          </table:table-cell>
          <table:table-cell table:formula="of:=VLOOKUP([.Q29];[$Majorities.$B27:.$C658];2;FALSE())" office:value-type="string" office:string-value="" calcext:value-type="error">
            <text:p>#N/A</text:p>
          </table:table-cell>
          <table:table-cell table:formula="of:=VLOOKUP([.R29];[$Majorities.$B27:.$C658];2;FALSE())" office:value-type="string" office:string-value="" calcext:value-type="error">
            <text:p>#N/A</text:p>
          </table:table-cell>
          <table:table-cell table:formula="of:=VLOOKUP([.S29];[$Majorities.$B27:.$C658];2;FALSE())" office:value-type="string" office:string-value="" calcext:value-type="error">
            <text:p>#N/A</text:p>
          </table:table-cell>
          <table:table-cell table:formula="of:=VLOOKUP([.T29];[$Majorities.$B27:.$C658];2;FALSE())" office:value-type="string" office:string-value="" calcext:value-type="error">
            <text:p>#N/A</text:p>
          </table:table-cell>
          <table:table-cell table:formula="of:=VLOOKUP([.U29];[$Majorities.$B27:.$C658];2;FALSE())" office:value-type="string" office:string-value="" calcext:value-type="error">
            <text:p>#N/A</text:p>
          </table:table-cell>
          <table:table-cell table:formula="of:=VLOOKUP([.V29];[$Majorities.$B27:.$C658];2;FALSE())" office:value-type="string" office:string-value="" calcext:value-type="error">
            <text:p>#N/A</text:p>
          </table:table-cell>
          <table:table-cell table:formula="of:=VLOOKUP([.W29];[$Majorities.$B27:.$C658];2;FALSE())" office:value-type="string" office:string-value="" calcext:value-type="error">
            <text:p>#N/A</text:p>
          </table:table-cell>
          <table:table-cell table:formula="of:=VLOOKUP([.X29];[$Majorities.$B27:.$C658];2;FALSE())" office:value-type="string" office:string-value="" calcext:value-type="error">
            <text:p>#N/A</text:p>
          </table:table-cell>
          <table:table-cell table:formula="of:=VLOOKUP([.Y29];[$Majorities.$B27:.$C658];2;FALSE())" office:value-type="string" office:string-value="" calcext:value-type="error">
            <text:p>#N/A</text:p>
          </table:table-cell>
          <table:table-cell table:formula="of:=VLOOKUP([.Z29];[$Majorities.$B27:.$C658];2;FALSE())" office:value-type="string" office:string-value="" calcext:value-type="error">
            <text:p>#N/A</text:p>
          </table:table-cell>
          <table:table-cell table:style-name="Default" table:formula="of:=VLOOKUP([.AA29];[$Majorities.$B27:.$C658];2;FALSE())" office:value-type="string" office:string-value="" calcext:value-type="error">
            <text:p>#N/A</text:p>
          </table:table-cell>
          <table:table-cell table:style-name="Default" table:formula="of:=VLOOKUP([.AB29];[$Majorities.$B27:.$C658];2;FALSE())" office:value-type="string" office:string-value="" calcext:value-type="error">
            <text:p>#N/A</text:p>
          </table:table-cell>
          <table:table-cell table:formula="of:=VLOOKUP([.AC29];[$Majorities.$B27:.$C658];2;FALSE())" office:value-type="string" office:string-value="" calcext:value-type="error">
            <text:p>#N/A</text:p>
          </table:table-cell>
          <table:table-cell table:style-name="Default" table:formula="of:=VLOOKUP([.AD29];[$Majorities.$B27:.$C658];2;FALSE())" office:value-type="string" office:string-value="" calcext:value-type="error">
            <text:p>#N/A</text:p>
          </table:table-cell>
          <table:table-cell table:formula="of:=VLOOKUP([.AE29];[$Majorities.$B27:.$C658];2;FALSE())" office:value-type="string" office:string-value="" calcext:value-type="error">
            <text:p>#N/A</text:p>
          </table:table-cell>
          <table:table-cell table:formula="of:=VLOOKUP([.AF29];[$Majorities.$B27:.$C658];2;FALSE())" office:value-type="string" office:string-value="" calcext:value-type="error">
            <text:p>#N/A</text:p>
          </table:table-cell>
          <table:table-cell table:formula="of:=VLOOKUP([.AG29];[$Majorities.$B27:.$C658];2;FALSE())" office:value-type="string" office:string-value="" calcext:value-type="error">
            <text:p>#N/A</text:p>
          </table:table-cell>
          <table:table-cell table:formula="of:=VLOOKUP([.AH29];[$Majorities.$B27:.$C658];2;FALSE())" office:value-type="string" office:string-value="" calcext:value-type="error">
            <text:p>#N/A</text:p>
          </table:table-cell>
          <table:table-cell table:formula="of:=VLOOKUP([.AI29];[$Majorities.$B27:.$C658];2;FALSE())" office:value-type="string" office:string-value="" calcext:value-type="error">
            <text:p>#N/A</text:p>
          </table:table-cell>
          <table:table-cell table:formula="of:=VLOOKUP([.AJ29];[$Majorities.$B27:.$C658];2;FALSE())" office:value-type="string" office:string-value="" calcext:value-type="error">
            <text:p>#N/A</text:p>
          </table:table-cell>
          <table:table-cell table:formula="of:=VLOOKUP([.AK29];[$Majorities.$B27:.$C658];2;FALSE())" office:value-type="string" office:string-value="" calcext:value-type="error">
            <text:p>#N/A</text:p>
          </table:table-cell>
          <table:table-cell table:formula="of:=VLOOKUP([.AL29];[$Majorities.$B27:.$C658];2;FALSE())" office:value-type="string" office:string-value="" calcext:value-type="error">
            <text:p>#N/A</text:p>
          </table:table-cell>
          <table:table-cell table:formula="of:=VLOOKUP([.AM29];[$Majorities.$B27:.$C658];2;FALSE())" office:value-type="string" office:string-value="" calcext:value-type="error">
            <text:p>#N/A</text:p>
          </table:table-cell>
          <table:table-cell table:formula="of:=VLOOKUP([.AN29];[$Majorities.$B27:.$C658];2;FALSE())" office:value-type="string" office:string-value="" calcext:value-type="error">
            <text:p>#N/A</text:p>
          </table:table-cell>
          <table:table-cell table:formula="of:=VLOOKUP([.AO29];[$Majorities.$B27:.$C658];2;FALSE())" office:value-type="string" office:string-value="" calcext:value-type="error">
            <text:p>#N/A</text:p>
          </table:table-cell>
          <table:table-cell table:formula="of:=VLOOKUP([.AP29];[$Majorities.$B27:.$C658];2;FALSE())" office:value-type="string" office:string-value="" calcext:value-type="error">
            <text:p>#N/A</text:p>
          </table:table-cell>
          <table:table-cell table:formula="of:=VLOOKUP([.AQ29];[$Majorities.$B27:.$C658];2;FALSE())" office:value-type="string" office:string-value="" calcext:value-type="error">
            <text:p>#N/A</text:p>
          </table:table-cell>
          <table:table-cell table:formula="of:=VLOOKUP([.AR29];[$Majorities.$B27:.$C658];2;FALSE())" office:value-type="string" office:string-value="" calcext:value-type="error">
            <text:p>#N/A</text:p>
          </table:table-cell>
          <table:table-cell table:formula="of:=VLOOKUP([.AS29];[$Majorities.$B27:.$C658];2;FALSE())" office:value-type="string" office:string-value="" calcext:value-type="error">
            <text:p>#N/A</text:p>
          </table:table-cell>
          <table:table-cell table:formula="of:=VLOOKUP([.AT29];[$Majorities.$B27:.$C658];2;FALSE())" office:value-type="string" office:string-value="" calcext:value-type="error">
            <text:p>#N/A</text:p>
          </table:table-cell>
          <table:table-cell table:formula="of:=VLOOKUP([.AU29];[$Majorities.$B27:.$C658];2;FALSE())" office:value-type="string" office:string-value="" calcext:value-type="error">
            <text:p>#N/A</text:p>
          </table:table-cell>
          <table:table-cell table:formula="of:=VLOOKUP([.AV29];[$Majorities.$B27:.$C658];2;FALSE())" office:value-type="string" office:string-value="" calcext:value-type="error">
            <text:p>#N/A</text:p>
          </table:table-cell>
          <table:table-cell table:formula="of:=VLOOKUP([.AW29];[$Majorities.$B27:.$C658];2;FALSE())" office:value-type="string" office:string-value="" calcext:value-type="error">
            <text:p>#N/A</text:p>
          </table:table-cell>
          <table:table-cell table:formula="of:=VLOOKUP([.AX29];[$Majorities.$B27:.$C658];2;FALSE())" office:value-type="string" office:string-value="" calcext:value-type="error">
            <text:p>#N/A</text:p>
          </table:table-cell>
          <table:table-cell table:formula="of:=VLOOKUP([.AY29];[$Majorities.$B27:.$C658];2;FALSE())" office:value-type="string" office:string-value="" calcext:value-type="error">
            <text:p>#N/A</text:p>
          </table:table-cell>
          <table:table-cell table:formula="of:=VLOOKUP([.AZ29];[$Majorities.$B27:.$C658];2;FALSE())" office:value-type="string" office:string-value="" calcext:value-type="error">
            <text:p>#N/A</text:p>
          </table:table-cell>
          <table:table-cell table:formula="of:=VLOOKUP([.BA29];[$Majorities.$B27:.$C658];2;FALSE())" office:value-type="string" office:string-value="" calcext:value-type="error">
            <text:p>#N/A</text:p>
          </table:table-cell>
          <table:table-cell table:formula="of:=VLOOKUP([.BB29];[$Majorities.$B27:.$C658];2;FALSE())" office:value-type="string" office:string-value="" calcext:value-type="error">
            <text:p>#N/A</text:p>
          </table:table-cell>
          <table:table-cell table:formula="of:=VLOOKUP([.BC29];[$Majorities.$B27:.$C658];2;FALSE())" office:value-type="string" office:string-value="" calcext:value-type="error">
            <text:p>#N/A</text:p>
          </table:table-cell>
          <table:table-cell table:formula="of:=VLOOKUP([.BD29];[$Majorities.$B27:.$C658];2;FALSE())" office:value-type="string" office:string-value="" calcext:value-type="error">
            <text:p>#N/A</text:p>
          </table:table-cell>
          <table:table-cell table:formula="of:=VLOOKUP([.BE29];[$Majorities.$B27:.$C658];2;FALSE())" office:value-type="string" office:string-value="" calcext:value-type="error">
            <text:p>#N/A</text:p>
          </table:table-cell>
          <table:table-cell table:formula="of:=VLOOKUP([.BF29];[$Majorities.$B27:.$C658];2;FALSE())" office:value-type="string" office:string-value="" calcext:value-type="error">
            <text:p>#N/A</text:p>
          </table:table-cell>
          <table:table-cell table:formula="of:=VLOOKUP([.BG29];[$Majorities.$B27:.$C658];2;FALSE())" office:value-type="string" office:string-value="" calcext:value-type="error">
            <text:p>#N/A</text:p>
          </table:table-cell>
          <table:table-cell table:formula="of:=VLOOKUP([.BH29];[$Majorities.$B27:.$C658];2;FALSE())" office:value-type="string" office:string-value="" calcext:value-type="error">
            <text:p>#N/A</text:p>
          </table:table-cell>
          <table:table-cell table:formula="of:=VLOOKUP([.BI29];[$Majorities.$B27:.$C658];2;FALSE())" office:value-type="string" office:string-value="" calcext:value-type="error">
            <text:p>#N/A</text:p>
          </table:table-cell>
          <table:table-cell table:formula="of:=VLOOKUP([.BJ29];[$Majorities.$B27:.$C658];2;FALSE())" office:value-type="string" office:string-value="" calcext:value-type="error">
            <text:p>#N/A</text:p>
          </table:table-cell>
          <table:table-cell table:formula="of:=VLOOKUP([.BK29];[$Majorities.$B27:.$C658];2;FALSE())" office:value-type="string" office:string-value="" calcext:value-type="error">
            <text:p>#N/A</text:p>
          </table:table-cell>
          <table:table-cell table:formula="of:=VLOOKUP([.BL29];[$Majorities.$B27:.$C658];2;FALSE())" office:value-type="string" office:string-value="" calcext:value-type="error">
            <text:p>#N/A</text:p>
          </table:table-cell>
          <table:table-cell table:formula="of:=VLOOKUP([.BM29];[$Majorities.$B27:.$C658];2;FALSE())" office:value-type="string" office:string-value="" calcext:value-type="error">
            <text:p>#N/A</text:p>
          </table:table-cell>
          <table:table-cell table:formula="of:=VLOOKUP([.BN29];[$Majorities.$B27:.$C658];2;FALSE())" office:value-type="string" office:string-value="" calcext:value-type="error">
            <text:p>#N/A</text:p>
          </table:table-cell>
          <table:table-cell table:formula="of:=VLOOKUP([.BO29];[$Majorities.$B27:.$C658];2;FALSE())" office:value-type="string" office:string-value="" calcext:value-type="error">
            <text:p>#N/A</text:p>
          </table:table-cell>
          <table:table-cell table:formula="of:=VLOOKUP([.BP29];[$Majorities.$B27:.$C658];2;FALSE())" office:value-type="string" office:string-value="" calcext:value-type="error">
            <text:p>#N/A</text:p>
          </table:table-cell>
          <table:table-cell table:formula="of:=VLOOKUP([.BQ29];[$Majorities.$B27:.$C658];2;FALSE())" office:value-type="string" office:string-value="" calcext:value-type="error">
            <text:p>#N/A</text:p>
          </table:table-cell>
          <table:table-cell table:formula="of:=VLOOKUP([.BR29];[$Majorities.$B27:.$C658];2;FALSE())" office:value-type="string" office:string-value="" calcext:value-type="error">
            <text:p>#N/A</text:p>
          </table:table-cell>
          <table:table-cell table:formula="of:=VLOOKUP([.BS29];[$Majorities.$B27:.$C65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30];[$Majorities.$B28:.$C659];2;FALSE())" office:value-type="string" office:string-value="" calcext:value-type="error">
            <text:p>#N/A</text:p>
          </table:table-cell>
          <table:table-cell table:formula="of:=VLOOKUP([.C30];[$Majorities.$B28:.$C659];2;FALSE())" office:value-type="string" office:string-value="" calcext:value-type="error">
            <text:p>#N/A</text:p>
          </table:table-cell>
          <table:table-cell table:formula="of:=VLOOKUP([.D30];[$Majorities.$B28:.$C659];2;FALSE())" office:value-type="string" office:string-value="" calcext:value-type="error">
            <text:p>#N/A</text:p>
          </table:table-cell>
          <table:table-cell table:formula="of:=VLOOKUP([.E30];[$Majorities.$B28:.$C659];2;FALSE())" office:value-type="string" office:string-value="" calcext:value-type="error">
            <text:p>#N/A</text:p>
          </table:table-cell>
          <table:table-cell table:formula="of:=VLOOKUP([.F30];[$Majorities.$B28:.$C659];2;FALSE())" office:value-type="string" office:string-value="" calcext:value-type="error">
            <text:p>#N/A</text:p>
          </table:table-cell>
          <table:table-cell table:formula="of:=VLOOKUP([.G30];[$Majorities.$B28:.$C659];2;FALSE())" office:value-type="string" office:string-value="" calcext:value-type="error">
            <text:p>#N/A</text:p>
          </table:table-cell>
          <table:table-cell table:formula="of:=VLOOKUP([.H30];[$Majorities.$B28:.$C659];2;FALSE())" office:value-type="string" office:string-value="" calcext:value-type="error">
            <text:p>#N/A</text:p>
          </table:table-cell>
          <table:table-cell table:formula="of:=VLOOKUP([.I30];[$Majorities.$B28:.$C659];2;FALSE())" office:value-type="string" office:string-value="" calcext:value-type="error">
            <text:p>#N/A</text:p>
          </table:table-cell>
          <table:table-cell table:formula="of:=VLOOKUP([.J30];[$Majorities.$B28:.$C659];2;FALSE())" office:value-type="string" office:string-value="" calcext:value-type="error">
            <text:p>#N/A</text:p>
          </table:table-cell>
          <table:table-cell table:formula="of:=VLOOKUP([.K30];[$Majorities.$B28:.$C659];2;FALSE())" office:value-type="string" office:string-value="" calcext:value-type="error">
            <text:p>#N/A</text:p>
          </table:table-cell>
          <table:table-cell table:formula="of:=VLOOKUP([.L30];[$Majorities.$B28:.$C659];2;FALSE())" office:value-type="string" office:string-value="" calcext:value-type="error">
            <text:p>#N/A</text:p>
          </table:table-cell>
          <table:table-cell table:formula="of:=VLOOKUP([.M30];[$Majorities.$B28:.$C659];2;FALSE())" office:value-type="string" office:string-value="" calcext:value-type="error">
            <text:p>#N/A</text:p>
          </table:table-cell>
          <table:table-cell table:formula="of:=VLOOKUP([.N30];[$Majorities.$B28:.$C659];2;FALSE())" office:value-type="string" office:string-value="" calcext:value-type="error">
            <text:p>#N/A</text:p>
          </table:table-cell>
          <table:table-cell table:formula="of:=VLOOKUP([.O30];[$Majorities.$B28:.$C659];2;FALSE())" office:value-type="string" office:string-value="" calcext:value-type="error">
            <text:p>#N/A</text:p>
          </table:table-cell>
          <table:table-cell table:formula="of:=VLOOKUP([.P30];[$Majorities.$B28:.$C659];2;FALSE())" office:value-type="string" office:string-value="" calcext:value-type="error">
            <text:p>#N/A</text:p>
          </table:table-cell>
          <table:table-cell table:formula="of:=VLOOKUP([.Q30];[$Majorities.$B28:.$C659];2;FALSE())" office:value-type="string" office:string-value="" calcext:value-type="error">
            <text:p>#N/A</text:p>
          </table:table-cell>
          <table:table-cell table:formula="of:=VLOOKUP([.R30];[$Majorities.$B28:.$C659];2;FALSE())" office:value-type="string" office:string-value="" calcext:value-type="error">
            <text:p>#N/A</text:p>
          </table:table-cell>
          <table:table-cell table:formula="of:=VLOOKUP([.S30];[$Majorities.$B28:.$C659];2;FALSE())" office:value-type="string" office:string-value="" calcext:value-type="error">
            <text:p>#N/A</text:p>
          </table:table-cell>
          <table:table-cell table:formula="of:=VLOOKUP([.T30];[$Majorities.$B28:.$C659];2;FALSE())" office:value-type="string" office:string-value="" calcext:value-type="error">
            <text:p>#N/A</text:p>
          </table:table-cell>
          <table:table-cell table:formula="of:=VLOOKUP([.U30];[$Majorities.$B28:.$C659];2;FALSE())" office:value-type="string" office:string-value="" calcext:value-type="error">
            <text:p>#N/A</text:p>
          </table:table-cell>
          <table:table-cell table:formula="of:=VLOOKUP([.V30];[$Majorities.$B28:.$C659];2;FALSE())" office:value-type="string" office:string-value="" calcext:value-type="error">
            <text:p>#N/A</text:p>
          </table:table-cell>
          <table:table-cell table:formula="of:=VLOOKUP([.W30];[$Majorities.$B28:.$C659];2;FALSE())" office:value-type="string" office:string-value="" calcext:value-type="error">
            <text:p>#N/A</text:p>
          </table:table-cell>
          <table:table-cell table:formula="of:=VLOOKUP([.X30];[$Majorities.$B28:.$C659];2;FALSE())" office:value-type="string" office:string-value="" calcext:value-type="error">
            <text:p>#N/A</text:p>
          </table:table-cell>
          <table:table-cell table:formula="of:=VLOOKUP([.Y30];[$Majorities.$B28:.$C659];2;FALSE())" office:value-type="string" office:string-value="" calcext:value-type="error">
            <text:p>#N/A</text:p>
          </table:table-cell>
          <table:table-cell table:formula="of:=VLOOKUP([.Z30];[$Majorities.$B28:.$C659];2;FALSE())" office:value-type="string" office:string-value="" calcext:value-type="error">
            <text:p>#N/A</text:p>
          </table:table-cell>
          <table:table-cell table:style-name="Default" table:formula="of:=VLOOKUP([.AA30];[$Majorities.$B28:.$C659];2;FALSE())" office:value-type="string" office:string-value="" calcext:value-type="error">
            <text:p>#N/A</text:p>
          </table:table-cell>
          <table:table-cell table:style-name="Default" table:formula="of:=VLOOKUP([.AB30];[$Majorities.$B28:.$C659];2;FALSE())" office:value-type="string" office:string-value="" calcext:value-type="error">
            <text:p>#N/A</text:p>
          </table:table-cell>
          <table:table-cell table:formula="of:=VLOOKUP([.AC30];[$Majorities.$B28:.$C659];2;FALSE())" office:value-type="string" office:string-value="" calcext:value-type="error">
            <text:p>#N/A</text:p>
          </table:table-cell>
          <table:table-cell table:style-name="Default" table:formula="of:=VLOOKUP([.AD30];[$Majorities.$B28:.$C659];2;FALSE())" office:value-type="string" office:string-value="" calcext:value-type="error">
            <text:p>#N/A</text:p>
          </table:table-cell>
          <table:table-cell table:formula="of:=VLOOKUP([.AE30];[$Majorities.$B28:.$C659];2;FALSE())" office:value-type="string" office:string-value="" calcext:value-type="error">
            <text:p>#N/A</text:p>
          </table:table-cell>
          <table:table-cell table:formula="of:=VLOOKUP([.AF30];[$Majorities.$B28:.$C659];2;FALSE())" office:value-type="string" office:string-value="" calcext:value-type="error">
            <text:p>#N/A</text:p>
          </table:table-cell>
          <table:table-cell table:formula="of:=VLOOKUP([.AG30];[$Majorities.$B28:.$C659];2;FALSE())" office:value-type="string" office:string-value="" calcext:value-type="error">
            <text:p>#N/A</text:p>
          </table:table-cell>
          <table:table-cell table:formula="of:=VLOOKUP([.AH30];[$Majorities.$B28:.$C659];2;FALSE())" office:value-type="string" office:string-value="" calcext:value-type="error">
            <text:p>#N/A</text:p>
          </table:table-cell>
          <table:table-cell table:formula="of:=VLOOKUP([.AI30];[$Majorities.$B28:.$C659];2;FALSE())" office:value-type="string" office:string-value="" calcext:value-type="error">
            <text:p>#N/A</text:p>
          </table:table-cell>
          <table:table-cell table:formula="of:=VLOOKUP([.AJ30];[$Majorities.$B28:.$C659];2;FALSE())" office:value-type="string" office:string-value="" calcext:value-type="error">
            <text:p>#N/A</text:p>
          </table:table-cell>
          <table:table-cell table:formula="of:=VLOOKUP([.AK30];[$Majorities.$B28:.$C659];2;FALSE())" office:value-type="string" office:string-value="" calcext:value-type="error">
            <text:p>#N/A</text:p>
          </table:table-cell>
          <table:table-cell table:formula="of:=VLOOKUP([.AL30];[$Majorities.$B28:.$C659];2;FALSE())" office:value-type="string" office:string-value="" calcext:value-type="error">
            <text:p>#N/A</text:p>
          </table:table-cell>
          <table:table-cell table:formula="of:=VLOOKUP([.AM30];[$Majorities.$B28:.$C659];2;FALSE())" office:value-type="string" office:string-value="" calcext:value-type="error">
            <text:p>#N/A</text:p>
          </table:table-cell>
          <table:table-cell table:formula="of:=VLOOKUP([.AN30];[$Majorities.$B28:.$C659];2;FALSE())" office:value-type="string" office:string-value="" calcext:value-type="error">
            <text:p>#N/A</text:p>
          </table:table-cell>
          <table:table-cell table:formula="of:=VLOOKUP([.AO30];[$Majorities.$B28:.$C659];2;FALSE())" office:value-type="string" office:string-value="" calcext:value-type="error">
            <text:p>#N/A</text:p>
          </table:table-cell>
          <table:table-cell table:formula="of:=VLOOKUP([.AP30];[$Majorities.$B28:.$C659];2;FALSE())" office:value-type="string" office:string-value="" calcext:value-type="error">
            <text:p>#N/A</text:p>
          </table:table-cell>
          <table:table-cell table:formula="of:=VLOOKUP([.AQ30];[$Majorities.$B28:.$C659];2;FALSE())" office:value-type="string" office:string-value="" calcext:value-type="error">
            <text:p>#N/A</text:p>
          </table:table-cell>
          <table:table-cell table:formula="of:=VLOOKUP([.AR30];[$Majorities.$B28:.$C659];2;FALSE())" office:value-type="string" office:string-value="" calcext:value-type="error">
            <text:p>#N/A</text:p>
          </table:table-cell>
          <table:table-cell table:formula="of:=VLOOKUP([.AS30];[$Majorities.$B28:.$C659];2;FALSE())" office:value-type="string" office:string-value="" calcext:value-type="error">
            <text:p>#N/A</text:p>
          </table:table-cell>
          <table:table-cell table:formula="of:=VLOOKUP([.AT30];[$Majorities.$B28:.$C659];2;FALSE())" office:value-type="string" office:string-value="" calcext:value-type="error">
            <text:p>#N/A</text:p>
          </table:table-cell>
          <table:table-cell table:formula="of:=VLOOKUP([.AU30];[$Majorities.$B28:.$C659];2;FALSE())" office:value-type="string" office:string-value="" calcext:value-type="error">
            <text:p>#N/A</text:p>
          </table:table-cell>
          <table:table-cell table:formula="of:=VLOOKUP([.AV30];[$Majorities.$B28:.$C659];2;FALSE())" office:value-type="string" office:string-value="" calcext:value-type="error">
            <text:p>#N/A</text:p>
          </table:table-cell>
          <table:table-cell table:formula="of:=VLOOKUP([.AW30];[$Majorities.$B28:.$C659];2;FALSE())" office:value-type="string" office:string-value="" calcext:value-type="error">
            <text:p>#N/A</text:p>
          </table:table-cell>
          <table:table-cell table:formula="of:=VLOOKUP([.AX30];[$Majorities.$B28:.$C659];2;FALSE())" office:value-type="string" office:string-value="" calcext:value-type="error">
            <text:p>#N/A</text:p>
          </table:table-cell>
          <table:table-cell table:formula="of:=VLOOKUP([.AY30];[$Majorities.$B28:.$C659];2;FALSE())" office:value-type="string" office:string-value="" calcext:value-type="error">
            <text:p>#N/A</text:p>
          </table:table-cell>
          <table:table-cell table:formula="of:=VLOOKUP([.AZ30];[$Majorities.$B28:.$C659];2;FALSE())" office:value-type="string" office:string-value="" calcext:value-type="error">
            <text:p>#N/A</text:p>
          </table:table-cell>
          <table:table-cell table:formula="of:=VLOOKUP([.BA30];[$Majorities.$B28:.$C659];2;FALSE())" office:value-type="string" office:string-value="" calcext:value-type="error">
            <text:p>#N/A</text:p>
          </table:table-cell>
          <table:table-cell table:formula="of:=VLOOKUP([.BB30];[$Majorities.$B28:.$C659];2;FALSE())" office:value-type="string" office:string-value="" calcext:value-type="error">
            <text:p>#N/A</text:p>
          </table:table-cell>
          <table:table-cell table:formula="of:=VLOOKUP([.BC30];[$Majorities.$B28:.$C659];2;FALSE())" office:value-type="string" office:string-value="" calcext:value-type="error">
            <text:p>#N/A</text:p>
          </table:table-cell>
          <table:table-cell table:formula="of:=VLOOKUP([.BD30];[$Majorities.$B28:.$C659];2;FALSE())" office:value-type="string" office:string-value="" calcext:value-type="error">
            <text:p>#N/A</text:p>
          </table:table-cell>
          <table:table-cell table:formula="of:=VLOOKUP([.BE30];[$Majorities.$B28:.$C659];2;FALSE())" office:value-type="string" office:string-value="" calcext:value-type="error">
            <text:p>#N/A</text:p>
          </table:table-cell>
          <table:table-cell table:formula="of:=VLOOKUP([.BF30];[$Majorities.$B28:.$C659];2;FALSE())" office:value-type="string" office:string-value="" calcext:value-type="error">
            <text:p>#N/A</text:p>
          </table:table-cell>
          <table:table-cell table:formula="of:=VLOOKUP([.BG30];[$Majorities.$B28:.$C659];2;FALSE())" office:value-type="string" office:string-value="" calcext:value-type="error">
            <text:p>#N/A</text:p>
          </table:table-cell>
          <table:table-cell table:formula="of:=VLOOKUP([.BH30];[$Majorities.$B28:.$C659];2;FALSE())" office:value-type="string" office:string-value="" calcext:value-type="error">
            <text:p>#N/A</text:p>
          </table:table-cell>
          <table:table-cell table:formula="of:=VLOOKUP([.BI30];[$Majorities.$B28:.$C659];2;FALSE())" office:value-type="string" office:string-value="" calcext:value-type="error">
            <text:p>#N/A</text:p>
          </table:table-cell>
          <table:table-cell table:formula="of:=VLOOKUP([.BJ30];[$Majorities.$B28:.$C659];2;FALSE())" office:value-type="string" office:string-value="" calcext:value-type="error">
            <text:p>#N/A</text:p>
          </table:table-cell>
          <table:table-cell table:formula="of:=VLOOKUP([.BK30];[$Majorities.$B28:.$C659];2;FALSE())" office:value-type="string" office:string-value="" calcext:value-type="error">
            <text:p>#N/A</text:p>
          </table:table-cell>
          <table:table-cell table:formula="of:=VLOOKUP([.BL30];[$Majorities.$B28:.$C659];2;FALSE())" office:value-type="string" office:string-value="" calcext:value-type="error">
            <text:p>#N/A</text:p>
          </table:table-cell>
          <table:table-cell table:formula="of:=VLOOKUP([.BM30];[$Majorities.$B28:.$C659];2;FALSE())" office:value-type="string" office:string-value="" calcext:value-type="error">
            <text:p>#N/A</text:p>
          </table:table-cell>
          <table:table-cell table:formula="of:=VLOOKUP([.BN30];[$Majorities.$B28:.$C659];2;FALSE())" office:value-type="string" office:string-value="" calcext:value-type="error">
            <text:p>#N/A</text:p>
          </table:table-cell>
          <table:table-cell table:formula="of:=VLOOKUP([.BO30];[$Majorities.$B28:.$C659];2;FALSE())" office:value-type="string" office:string-value="" calcext:value-type="error">
            <text:p>#N/A</text:p>
          </table:table-cell>
          <table:table-cell table:formula="of:=VLOOKUP([.BP30];[$Majorities.$B28:.$C659];2;FALSE())" office:value-type="string" office:string-value="" calcext:value-type="error">
            <text:p>#N/A</text:p>
          </table:table-cell>
          <table:table-cell table:formula="of:=VLOOKUP([.BQ30];[$Majorities.$B28:.$C659];2;FALSE())" office:value-type="string" office:string-value="" calcext:value-type="error">
            <text:p>#N/A</text:p>
          </table:table-cell>
          <table:table-cell table:formula="of:=VLOOKUP([.BR30];[$Majorities.$B28:.$C659];2;FALSE())" office:value-type="string" office:string-value="" calcext:value-type="error">
            <text:p>#N/A</text:p>
          </table:table-cell>
          <table:table-cell table:formula="of:=VLOOKUP([.BS30];[$Majorities.$B28:.$C65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31];[$Majorities.$B29:.$C660];2;FALSE())" office:value-type="string" office:string-value="" calcext:value-type="error">
            <text:p>#N/A</text:p>
          </table:table-cell>
          <table:table-cell table:formula="of:=VLOOKUP([.C31];[$Majorities.$B29:.$C660];2;FALSE())" office:value-type="string" office:string-value="" calcext:value-type="error">
            <text:p>#N/A</text:p>
          </table:table-cell>
          <table:table-cell table:formula="of:=VLOOKUP([.D31];[$Majorities.$B29:.$C660];2;FALSE())" office:value-type="string" office:string-value="" calcext:value-type="error">
            <text:p>#N/A</text:p>
          </table:table-cell>
          <table:table-cell table:formula="of:=VLOOKUP([.E31];[$Majorities.$B29:.$C660];2;FALSE())" office:value-type="string" office:string-value="" calcext:value-type="error">
            <text:p>#N/A</text:p>
          </table:table-cell>
          <table:table-cell table:formula="of:=VLOOKUP([.F31];[$Majorities.$B29:.$C660];2;FALSE())" office:value-type="string" office:string-value="" calcext:value-type="error">
            <text:p>#N/A</text:p>
          </table:table-cell>
          <table:table-cell table:formula="of:=VLOOKUP([.G31];[$Majorities.$B29:.$C660];2;FALSE())" office:value-type="string" office:string-value="" calcext:value-type="error">
            <text:p>#N/A</text:p>
          </table:table-cell>
          <table:table-cell table:formula="of:=VLOOKUP([.H31];[$Majorities.$B29:.$C660];2;FALSE())" office:value-type="string" office:string-value="" calcext:value-type="error">
            <text:p>#N/A</text:p>
          </table:table-cell>
          <table:table-cell table:formula="of:=VLOOKUP([.I31];[$Majorities.$B29:.$C660];2;FALSE())" office:value-type="string" office:string-value="" calcext:value-type="error">
            <text:p>#N/A</text:p>
          </table:table-cell>
          <table:table-cell table:formula="of:=VLOOKUP([.J31];[$Majorities.$B29:.$C660];2;FALSE())" office:value-type="string" office:string-value="" calcext:value-type="error">
            <text:p>#N/A</text:p>
          </table:table-cell>
          <table:table-cell table:formula="of:=VLOOKUP([.K31];[$Majorities.$B29:.$C660];2;FALSE())" office:value-type="string" office:string-value="" calcext:value-type="error">
            <text:p>#N/A</text:p>
          </table:table-cell>
          <table:table-cell table:formula="of:=VLOOKUP([.L31];[$Majorities.$B29:.$C660];2;FALSE())" office:value-type="string" office:string-value="" calcext:value-type="error">
            <text:p>#N/A</text:p>
          </table:table-cell>
          <table:table-cell table:formula="of:=VLOOKUP([.M31];[$Majorities.$B29:.$C660];2;FALSE())" office:value-type="string" office:string-value="" calcext:value-type="error">
            <text:p>#N/A</text:p>
          </table:table-cell>
          <table:table-cell table:formula="of:=VLOOKUP([.N31];[$Majorities.$B29:.$C660];2;FALSE())" office:value-type="string" office:string-value="" calcext:value-type="error">
            <text:p>#N/A</text:p>
          </table:table-cell>
          <table:table-cell table:formula="of:=VLOOKUP([.O31];[$Majorities.$B29:.$C660];2;FALSE())" office:value-type="string" office:string-value="" calcext:value-type="error">
            <text:p>#N/A</text:p>
          </table:table-cell>
          <table:table-cell table:formula="of:=VLOOKUP([.P31];[$Majorities.$B29:.$C660];2;FALSE())" office:value-type="string" office:string-value="" calcext:value-type="error">
            <text:p>#N/A</text:p>
          </table:table-cell>
          <table:table-cell table:formula="of:=VLOOKUP([.Q31];[$Majorities.$B29:.$C660];2;FALSE())" office:value-type="string" office:string-value="" calcext:value-type="error">
            <text:p>#N/A</text:p>
          </table:table-cell>
          <table:table-cell table:formula="of:=VLOOKUP([.R31];[$Majorities.$B29:.$C660];2;FALSE())" office:value-type="string" office:string-value="" calcext:value-type="error">
            <text:p>#N/A</text:p>
          </table:table-cell>
          <table:table-cell table:formula="of:=VLOOKUP([.S31];[$Majorities.$B29:.$C660];2;FALSE())" office:value-type="string" office:string-value="" calcext:value-type="error">
            <text:p>#N/A</text:p>
          </table:table-cell>
          <table:table-cell table:formula="of:=VLOOKUP([.T31];[$Majorities.$B29:.$C660];2;FALSE())" office:value-type="string" office:string-value="" calcext:value-type="error">
            <text:p>#N/A</text:p>
          </table:table-cell>
          <table:table-cell table:formula="of:=VLOOKUP([.U31];[$Majorities.$B29:.$C660];2;FALSE())" office:value-type="string" office:string-value="" calcext:value-type="error">
            <text:p>#N/A</text:p>
          </table:table-cell>
          <table:table-cell table:formula="of:=VLOOKUP([.V31];[$Majorities.$B29:.$C660];2;FALSE())" office:value-type="string" office:string-value="" calcext:value-type="error">
            <text:p>#N/A</text:p>
          </table:table-cell>
          <table:table-cell table:formula="of:=VLOOKUP([.W31];[$Majorities.$B29:.$C660];2;FALSE())" office:value-type="string" office:string-value="" calcext:value-type="error">
            <text:p>#N/A</text:p>
          </table:table-cell>
          <table:table-cell table:formula="of:=VLOOKUP([.X31];[$Majorities.$B29:.$C660];2;FALSE())" office:value-type="string" office:string-value="" calcext:value-type="error">
            <text:p>#N/A</text:p>
          </table:table-cell>
          <table:table-cell table:formula="of:=VLOOKUP([.Y31];[$Majorities.$B29:.$C660];2;FALSE())" office:value-type="string" office:string-value="" calcext:value-type="error">
            <text:p>#N/A</text:p>
          </table:table-cell>
          <table:table-cell table:formula="of:=VLOOKUP([.Z31];[$Majorities.$B29:.$C660];2;FALSE())" office:value-type="string" office:string-value="" calcext:value-type="error">
            <text:p>#N/A</text:p>
          </table:table-cell>
          <table:table-cell table:style-name="Default" table:formula="of:=VLOOKUP([.AA31];[$Majorities.$B29:.$C660];2;FALSE())" office:value-type="string" office:string-value="" calcext:value-type="error">
            <text:p>#N/A</text:p>
          </table:table-cell>
          <table:table-cell table:style-name="Default" table:formula="of:=VLOOKUP([.AB31];[$Majorities.$B29:.$C660];2;FALSE())" office:value-type="string" office:string-value="" calcext:value-type="error">
            <text:p>#N/A</text:p>
          </table:table-cell>
          <table:table-cell table:formula="of:=VLOOKUP([.AC31];[$Majorities.$B29:.$C660];2;FALSE())" office:value-type="string" office:string-value="" calcext:value-type="error">
            <text:p>#N/A</text:p>
          </table:table-cell>
          <table:table-cell table:style-name="Default" table:formula="of:=VLOOKUP([.AD31];[$Majorities.$B29:.$C660];2;FALSE())" office:value-type="string" office:string-value="" calcext:value-type="error">
            <text:p>#N/A</text:p>
          </table:table-cell>
          <table:table-cell table:formula="of:=VLOOKUP([.AE31];[$Majorities.$B29:.$C660];2;FALSE())" office:value-type="string" office:string-value="" calcext:value-type="error">
            <text:p>#N/A</text:p>
          </table:table-cell>
          <table:table-cell table:formula="of:=VLOOKUP([.AF31];[$Majorities.$B29:.$C660];2;FALSE())" office:value-type="string" office:string-value="" calcext:value-type="error">
            <text:p>#N/A</text:p>
          </table:table-cell>
          <table:table-cell table:formula="of:=VLOOKUP([.AG31];[$Majorities.$B29:.$C660];2;FALSE())" office:value-type="string" office:string-value="" calcext:value-type="error">
            <text:p>#N/A</text:p>
          </table:table-cell>
          <table:table-cell table:formula="of:=VLOOKUP([.AH31];[$Majorities.$B29:.$C660];2;FALSE())" office:value-type="string" office:string-value="" calcext:value-type="error">
            <text:p>#N/A</text:p>
          </table:table-cell>
          <table:table-cell table:formula="of:=VLOOKUP([.AI31];[$Majorities.$B29:.$C660];2;FALSE())" office:value-type="string" office:string-value="" calcext:value-type="error">
            <text:p>#N/A</text:p>
          </table:table-cell>
          <table:table-cell table:formula="of:=VLOOKUP([.AJ31];[$Majorities.$B29:.$C660];2;FALSE())" office:value-type="string" office:string-value="" calcext:value-type="error">
            <text:p>#N/A</text:p>
          </table:table-cell>
          <table:table-cell table:formula="of:=VLOOKUP([.AK31];[$Majorities.$B29:.$C660];2;FALSE())" office:value-type="string" office:string-value="" calcext:value-type="error">
            <text:p>#N/A</text:p>
          </table:table-cell>
          <table:table-cell table:formula="of:=VLOOKUP([.AL31];[$Majorities.$B29:.$C660];2;FALSE())" office:value-type="string" office:string-value="" calcext:value-type="error">
            <text:p>#N/A</text:p>
          </table:table-cell>
          <table:table-cell table:formula="of:=VLOOKUP([.AM31];[$Majorities.$B29:.$C660];2;FALSE())" office:value-type="string" office:string-value="" calcext:value-type="error">
            <text:p>#N/A</text:p>
          </table:table-cell>
          <table:table-cell table:formula="of:=VLOOKUP([.AN31];[$Majorities.$B29:.$C660];2;FALSE())" office:value-type="string" office:string-value="" calcext:value-type="error">
            <text:p>#N/A</text:p>
          </table:table-cell>
          <table:table-cell table:formula="of:=VLOOKUP([.AO31];[$Majorities.$B29:.$C660];2;FALSE())" office:value-type="string" office:string-value="" calcext:value-type="error">
            <text:p>#N/A</text:p>
          </table:table-cell>
          <table:table-cell table:formula="of:=VLOOKUP([.AP31];[$Majorities.$B29:.$C660];2;FALSE())" office:value-type="string" office:string-value="" calcext:value-type="error">
            <text:p>#N/A</text:p>
          </table:table-cell>
          <table:table-cell table:formula="of:=VLOOKUP([.AQ31];[$Majorities.$B29:.$C660];2;FALSE())" office:value-type="string" office:string-value="" calcext:value-type="error">
            <text:p>#N/A</text:p>
          </table:table-cell>
          <table:table-cell table:formula="of:=VLOOKUP([.AR31];[$Majorities.$B29:.$C660];2;FALSE())" office:value-type="string" office:string-value="" calcext:value-type="error">
            <text:p>#N/A</text:p>
          </table:table-cell>
          <table:table-cell table:formula="of:=VLOOKUP([.AS31];[$Majorities.$B29:.$C660];2;FALSE())" office:value-type="string" office:string-value="" calcext:value-type="error">
            <text:p>#N/A</text:p>
          </table:table-cell>
          <table:table-cell table:formula="of:=VLOOKUP([.AT31];[$Majorities.$B29:.$C660];2;FALSE())" office:value-type="string" office:string-value="" calcext:value-type="error">
            <text:p>#N/A</text:p>
          </table:table-cell>
          <table:table-cell table:formula="of:=VLOOKUP([.AU31];[$Majorities.$B29:.$C660];2;FALSE())" office:value-type="string" office:string-value="" calcext:value-type="error">
            <text:p>#N/A</text:p>
          </table:table-cell>
          <table:table-cell table:formula="of:=VLOOKUP([.AV31];[$Majorities.$B29:.$C660];2;FALSE())" office:value-type="string" office:string-value="" calcext:value-type="error">
            <text:p>#N/A</text:p>
          </table:table-cell>
          <table:table-cell table:formula="of:=VLOOKUP([.AW31];[$Majorities.$B29:.$C660];2;FALSE())" office:value-type="string" office:string-value="" calcext:value-type="error">
            <text:p>#N/A</text:p>
          </table:table-cell>
          <table:table-cell table:formula="of:=VLOOKUP([.AX31];[$Majorities.$B29:.$C660];2;FALSE())" office:value-type="string" office:string-value="" calcext:value-type="error">
            <text:p>#N/A</text:p>
          </table:table-cell>
          <table:table-cell table:formula="of:=VLOOKUP([.AY31];[$Majorities.$B29:.$C660];2;FALSE())" office:value-type="string" office:string-value="" calcext:value-type="error">
            <text:p>#N/A</text:p>
          </table:table-cell>
          <table:table-cell table:formula="of:=VLOOKUP([.AZ31];[$Majorities.$B29:.$C660];2;FALSE())" office:value-type="string" office:string-value="" calcext:value-type="error">
            <text:p>#N/A</text:p>
          </table:table-cell>
          <table:table-cell table:formula="of:=VLOOKUP([.BA31];[$Majorities.$B29:.$C660];2;FALSE())" office:value-type="string" office:string-value="" calcext:value-type="error">
            <text:p>#N/A</text:p>
          </table:table-cell>
          <table:table-cell table:formula="of:=VLOOKUP([.BB31];[$Majorities.$B29:.$C660];2;FALSE())" office:value-type="string" office:string-value="" calcext:value-type="error">
            <text:p>#N/A</text:p>
          </table:table-cell>
          <table:table-cell table:formula="of:=VLOOKUP([.BC31];[$Majorities.$B29:.$C660];2;FALSE())" office:value-type="string" office:string-value="" calcext:value-type="error">
            <text:p>#N/A</text:p>
          </table:table-cell>
          <table:table-cell table:formula="of:=VLOOKUP([.BD31];[$Majorities.$B29:.$C660];2;FALSE())" office:value-type="string" office:string-value="" calcext:value-type="error">
            <text:p>#N/A</text:p>
          </table:table-cell>
          <table:table-cell table:formula="of:=VLOOKUP([.BE31];[$Majorities.$B29:.$C660];2;FALSE())" office:value-type="string" office:string-value="" calcext:value-type="error">
            <text:p>#N/A</text:p>
          </table:table-cell>
          <table:table-cell table:formula="of:=VLOOKUP([.BF31];[$Majorities.$B29:.$C660];2;FALSE())" office:value-type="string" office:string-value="" calcext:value-type="error">
            <text:p>#N/A</text:p>
          </table:table-cell>
          <table:table-cell table:formula="of:=VLOOKUP([.BG31];[$Majorities.$B29:.$C660];2;FALSE())" office:value-type="string" office:string-value="" calcext:value-type="error">
            <text:p>#N/A</text:p>
          </table:table-cell>
          <table:table-cell table:formula="of:=VLOOKUP([.BH31];[$Majorities.$B29:.$C660];2;FALSE())" office:value-type="string" office:string-value="" calcext:value-type="error">
            <text:p>#N/A</text:p>
          </table:table-cell>
          <table:table-cell table:formula="of:=VLOOKUP([.BI31];[$Majorities.$B29:.$C660];2;FALSE())" office:value-type="string" office:string-value="" calcext:value-type="error">
            <text:p>#N/A</text:p>
          </table:table-cell>
          <table:table-cell table:formula="of:=VLOOKUP([.BJ31];[$Majorities.$B29:.$C660];2;FALSE())" office:value-type="string" office:string-value="" calcext:value-type="error">
            <text:p>#N/A</text:p>
          </table:table-cell>
          <table:table-cell table:formula="of:=VLOOKUP([.BK31];[$Majorities.$B29:.$C660];2;FALSE())" office:value-type="string" office:string-value="" calcext:value-type="error">
            <text:p>#N/A</text:p>
          </table:table-cell>
          <table:table-cell table:formula="of:=VLOOKUP([.BL31];[$Majorities.$B29:.$C660];2;FALSE())" office:value-type="string" office:string-value="" calcext:value-type="error">
            <text:p>#N/A</text:p>
          </table:table-cell>
          <table:table-cell table:formula="of:=VLOOKUP([.BM31];[$Majorities.$B29:.$C660];2;FALSE())" office:value-type="string" office:string-value="" calcext:value-type="error">
            <text:p>#N/A</text:p>
          </table:table-cell>
          <table:table-cell table:formula="of:=VLOOKUP([.BN31];[$Majorities.$B29:.$C660];2;FALSE())" office:value-type="string" office:string-value="" calcext:value-type="error">
            <text:p>#N/A</text:p>
          </table:table-cell>
          <table:table-cell table:formula="of:=VLOOKUP([.BO31];[$Majorities.$B29:.$C660];2;FALSE())" office:value-type="string" office:string-value="" calcext:value-type="error">
            <text:p>#N/A</text:p>
          </table:table-cell>
          <table:table-cell table:formula="of:=VLOOKUP([.BP31];[$Majorities.$B29:.$C660];2;FALSE())" office:value-type="string" office:string-value="" calcext:value-type="error">
            <text:p>#N/A</text:p>
          </table:table-cell>
          <table:table-cell table:formula="of:=VLOOKUP([.BQ31];[$Majorities.$B29:.$C660];2;FALSE())" office:value-type="string" office:string-value="" calcext:value-type="error">
            <text:p>#N/A</text:p>
          </table:table-cell>
          <table:table-cell table:formula="of:=VLOOKUP([.BR31];[$Majorities.$B29:.$C660];2;FALSE())" office:value-type="string" office:string-value="" calcext:value-type="error">
            <text:p>#N/A</text:p>
          </table:table-cell>
          <table:table-cell table:formula="of:=VLOOKUP([.BS31];[$Majorities.$B29:.$C66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32];[$Majorities.$B30:.$C661];2;FALSE())" office:value-type="string" office:string-value="" calcext:value-type="error">
            <text:p>#N/A</text:p>
          </table:table-cell>
          <table:table-cell table:formula="of:=VLOOKUP([.C32];[$Majorities.$B30:.$C661];2;FALSE())" office:value-type="string" office:string-value="" calcext:value-type="error">
            <text:p>#N/A</text:p>
          </table:table-cell>
          <table:table-cell table:formula="of:=VLOOKUP([.D32];[$Majorities.$B30:.$C661];2;FALSE())" office:value-type="string" office:string-value="" calcext:value-type="error">
            <text:p>#N/A</text:p>
          </table:table-cell>
          <table:table-cell table:formula="of:=VLOOKUP([.E32];[$Majorities.$B30:.$C661];2;FALSE())" office:value-type="string" office:string-value="" calcext:value-type="error">
            <text:p>#N/A</text:p>
          </table:table-cell>
          <table:table-cell table:formula="of:=VLOOKUP([.F32];[$Majorities.$B30:.$C661];2;FALSE())" office:value-type="string" office:string-value="" calcext:value-type="error">
            <text:p>#N/A</text:p>
          </table:table-cell>
          <table:table-cell table:formula="of:=VLOOKUP([.G32];[$Majorities.$B30:.$C661];2;FALSE())" office:value-type="string" office:string-value="" calcext:value-type="error">
            <text:p>#N/A</text:p>
          </table:table-cell>
          <table:table-cell table:formula="of:=VLOOKUP([.H32];[$Majorities.$B30:.$C661];2;FALSE())" office:value-type="string" office:string-value="" calcext:value-type="error">
            <text:p>#N/A</text:p>
          </table:table-cell>
          <table:table-cell table:formula="of:=VLOOKUP([.I32];[$Majorities.$B30:.$C661];2;FALSE())" office:value-type="string" office:string-value="" calcext:value-type="error">
            <text:p>#N/A</text:p>
          </table:table-cell>
          <table:table-cell table:formula="of:=VLOOKUP([.J32];[$Majorities.$B30:.$C661];2;FALSE())" office:value-type="string" office:string-value="" calcext:value-type="error">
            <text:p>#N/A</text:p>
          </table:table-cell>
          <table:table-cell table:formula="of:=VLOOKUP([.K32];[$Majorities.$B30:.$C661];2;FALSE())" office:value-type="string" office:string-value="" calcext:value-type="error">
            <text:p>#N/A</text:p>
          </table:table-cell>
          <table:table-cell table:formula="of:=VLOOKUP([.L32];[$Majorities.$B30:.$C661];2;FALSE())" office:value-type="string" office:string-value="" calcext:value-type="error">
            <text:p>#N/A</text:p>
          </table:table-cell>
          <table:table-cell table:formula="of:=VLOOKUP([.M32];[$Majorities.$B30:.$C661];2;FALSE())" office:value-type="string" office:string-value="" calcext:value-type="error">
            <text:p>#N/A</text:p>
          </table:table-cell>
          <table:table-cell table:formula="of:=VLOOKUP([.N32];[$Majorities.$B30:.$C661];2;FALSE())" office:value-type="string" office:string-value="" calcext:value-type="error">
            <text:p>#N/A</text:p>
          </table:table-cell>
          <table:table-cell table:formula="of:=VLOOKUP([.O32];[$Majorities.$B30:.$C661];2;FALSE())" office:value-type="string" office:string-value="" calcext:value-type="error">
            <text:p>#N/A</text:p>
          </table:table-cell>
          <table:table-cell table:formula="of:=VLOOKUP([.P32];[$Majorities.$B30:.$C661];2;FALSE())" office:value-type="string" office:string-value="" calcext:value-type="error">
            <text:p>#N/A</text:p>
          </table:table-cell>
          <table:table-cell table:formula="of:=VLOOKUP([.Q32];[$Majorities.$B30:.$C661];2;FALSE())" office:value-type="string" office:string-value="" calcext:value-type="error">
            <text:p>#N/A</text:p>
          </table:table-cell>
          <table:table-cell table:formula="of:=VLOOKUP([.R32];[$Majorities.$B30:.$C661];2;FALSE())" office:value-type="string" office:string-value="" calcext:value-type="error">
            <text:p>#N/A</text:p>
          </table:table-cell>
          <table:table-cell table:formula="of:=VLOOKUP([.S32];[$Majorities.$B30:.$C661];2;FALSE())" office:value-type="string" office:string-value="" calcext:value-type="error">
            <text:p>#N/A</text:p>
          </table:table-cell>
          <table:table-cell table:formula="of:=VLOOKUP([.T32];[$Majorities.$B30:.$C661];2;FALSE())" office:value-type="string" office:string-value="" calcext:value-type="error">
            <text:p>#N/A</text:p>
          </table:table-cell>
          <table:table-cell table:formula="of:=VLOOKUP([.U32];[$Majorities.$B30:.$C661];2;FALSE())" office:value-type="string" office:string-value="" calcext:value-type="error">
            <text:p>#N/A</text:p>
          </table:table-cell>
          <table:table-cell table:formula="of:=VLOOKUP([.V32];[$Majorities.$B30:.$C661];2;FALSE())" office:value-type="string" office:string-value="" calcext:value-type="error">
            <text:p>#N/A</text:p>
          </table:table-cell>
          <table:table-cell table:formula="of:=VLOOKUP([.W32];[$Majorities.$B30:.$C661];2;FALSE())" office:value-type="string" office:string-value="" calcext:value-type="error">
            <text:p>#N/A</text:p>
          </table:table-cell>
          <table:table-cell table:formula="of:=VLOOKUP([.X32];[$Majorities.$B30:.$C661];2;FALSE())" office:value-type="string" office:string-value="" calcext:value-type="error">
            <text:p>#N/A</text:p>
          </table:table-cell>
          <table:table-cell table:formula="of:=VLOOKUP([.Y32];[$Majorities.$B30:.$C661];2;FALSE())" office:value-type="string" office:string-value="" calcext:value-type="error">
            <text:p>#N/A</text:p>
          </table:table-cell>
          <table:table-cell table:formula="of:=VLOOKUP([.Z32];[$Majorities.$B30:.$C661];2;FALSE())" office:value-type="string" office:string-value="" calcext:value-type="error">
            <text:p>#N/A</text:p>
          </table:table-cell>
          <table:table-cell table:style-name="Default" table:formula="of:=VLOOKUP([.AA32];[$Majorities.$B30:.$C661];2;FALSE())" office:value-type="string" office:string-value="" calcext:value-type="error">
            <text:p>#N/A</text:p>
          </table:table-cell>
          <table:table-cell table:style-name="Default" table:formula="of:=VLOOKUP([.AB32];[$Majorities.$B30:.$C661];2;FALSE())" office:value-type="string" office:string-value="" calcext:value-type="error">
            <text:p>#N/A</text:p>
          </table:table-cell>
          <table:table-cell table:formula="of:=VLOOKUP([.AC32];[$Majorities.$B30:.$C661];2;FALSE())" office:value-type="string" office:string-value="" calcext:value-type="error">
            <text:p>#N/A</text:p>
          </table:table-cell>
          <table:table-cell table:style-name="Default" table:formula="of:=VLOOKUP([.AD32];[$Majorities.$B30:.$C661];2;FALSE())" office:value-type="string" office:string-value="" calcext:value-type="error">
            <text:p>#N/A</text:p>
          </table:table-cell>
          <table:table-cell table:formula="of:=VLOOKUP([.AE32];[$Majorities.$B30:.$C661];2;FALSE())" office:value-type="string" office:string-value="" calcext:value-type="error">
            <text:p>#N/A</text:p>
          </table:table-cell>
          <table:table-cell table:formula="of:=VLOOKUP([.AF32];[$Majorities.$B30:.$C661];2;FALSE())" office:value-type="string" office:string-value="" calcext:value-type="error">
            <text:p>#N/A</text:p>
          </table:table-cell>
          <table:table-cell table:formula="of:=VLOOKUP([.AG32];[$Majorities.$B30:.$C661];2;FALSE())" office:value-type="string" office:string-value="" calcext:value-type="error">
            <text:p>#N/A</text:p>
          </table:table-cell>
          <table:table-cell table:formula="of:=VLOOKUP([.AH32];[$Majorities.$B30:.$C661];2;FALSE())" office:value-type="string" office:string-value="" calcext:value-type="error">
            <text:p>#N/A</text:p>
          </table:table-cell>
          <table:table-cell table:formula="of:=VLOOKUP([.AI32];[$Majorities.$B30:.$C661];2;FALSE())" office:value-type="string" office:string-value="" calcext:value-type="error">
            <text:p>#N/A</text:p>
          </table:table-cell>
          <table:table-cell table:formula="of:=VLOOKUP([.AJ32];[$Majorities.$B30:.$C661];2;FALSE())" office:value-type="string" office:string-value="" calcext:value-type="error">
            <text:p>#N/A</text:p>
          </table:table-cell>
          <table:table-cell table:formula="of:=VLOOKUP([.AK32];[$Majorities.$B30:.$C661];2;FALSE())" office:value-type="string" office:string-value="" calcext:value-type="error">
            <text:p>#N/A</text:p>
          </table:table-cell>
          <table:table-cell table:formula="of:=VLOOKUP([.AL32];[$Majorities.$B30:.$C661];2;FALSE())" office:value-type="string" office:string-value="" calcext:value-type="error">
            <text:p>#N/A</text:p>
          </table:table-cell>
          <table:table-cell table:formula="of:=VLOOKUP([.AM32];[$Majorities.$B30:.$C661];2;FALSE())" office:value-type="string" office:string-value="" calcext:value-type="error">
            <text:p>#N/A</text:p>
          </table:table-cell>
          <table:table-cell table:formula="of:=VLOOKUP([.AN32];[$Majorities.$B30:.$C661];2;FALSE())" office:value-type="string" office:string-value="" calcext:value-type="error">
            <text:p>#N/A</text:p>
          </table:table-cell>
          <table:table-cell table:formula="of:=VLOOKUP([.AO32];[$Majorities.$B30:.$C661];2;FALSE())" office:value-type="string" office:string-value="" calcext:value-type="error">
            <text:p>#N/A</text:p>
          </table:table-cell>
          <table:table-cell table:formula="of:=VLOOKUP([.AP32];[$Majorities.$B30:.$C661];2;FALSE())" office:value-type="string" office:string-value="" calcext:value-type="error">
            <text:p>#N/A</text:p>
          </table:table-cell>
          <table:table-cell table:formula="of:=VLOOKUP([.AQ32];[$Majorities.$B30:.$C661];2;FALSE())" office:value-type="string" office:string-value="" calcext:value-type="error">
            <text:p>#N/A</text:p>
          </table:table-cell>
          <table:table-cell table:formula="of:=VLOOKUP([.AR32];[$Majorities.$B30:.$C661];2;FALSE())" office:value-type="string" office:string-value="" calcext:value-type="error">
            <text:p>#N/A</text:p>
          </table:table-cell>
          <table:table-cell table:formula="of:=VLOOKUP([.AS32];[$Majorities.$B30:.$C661];2;FALSE())" office:value-type="string" office:string-value="" calcext:value-type="error">
            <text:p>#N/A</text:p>
          </table:table-cell>
          <table:table-cell table:formula="of:=VLOOKUP([.AT32];[$Majorities.$B30:.$C661];2;FALSE())" office:value-type="string" office:string-value="" calcext:value-type="error">
            <text:p>#N/A</text:p>
          </table:table-cell>
          <table:table-cell table:formula="of:=VLOOKUP([.AU32];[$Majorities.$B30:.$C661];2;FALSE())" office:value-type="string" office:string-value="" calcext:value-type="error">
            <text:p>#N/A</text:p>
          </table:table-cell>
          <table:table-cell table:formula="of:=VLOOKUP([.AV32];[$Majorities.$B30:.$C661];2;FALSE())" office:value-type="string" office:string-value="" calcext:value-type="error">
            <text:p>#N/A</text:p>
          </table:table-cell>
          <table:table-cell table:formula="of:=VLOOKUP([.AW32];[$Majorities.$B30:.$C661];2;FALSE())" office:value-type="string" office:string-value="" calcext:value-type="error">
            <text:p>#N/A</text:p>
          </table:table-cell>
          <table:table-cell table:formula="of:=VLOOKUP([.AX32];[$Majorities.$B30:.$C661];2;FALSE())" office:value-type="string" office:string-value="" calcext:value-type="error">
            <text:p>#N/A</text:p>
          </table:table-cell>
          <table:table-cell table:formula="of:=VLOOKUP([.AY32];[$Majorities.$B30:.$C661];2;FALSE())" office:value-type="string" office:string-value="" calcext:value-type="error">
            <text:p>#N/A</text:p>
          </table:table-cell>
          <table:table-cell table:formula="of:=VLOOKUP([.AZ32];[$Majorities.$B30:.$C661];2;FALSE())" office:value-type="string" office:string-value="" calcext:value-type="error">
            <text:p>#N/A</text:p>
          </table:table-cell>
          <table:table-cell table:formula="of:=VLOOKUP([.BA32];[$Majorities.$B30:.$C661];2;FALSE())" office:value-type="string" office:string-value="" calcext:value-type="error">
            <text:p>#N/A</text:p>
          </table:table-cell>
          <table:table-cell table:formula="of:=VLOOKUP([.BB32];[$Majorities.$B30:.$C661];2;FALSE())" office:value-type="string" office:string-value="" calcext:value-type="error">
            <text:p>#N/A</text:p>
          </table:table-cell>
          <table:table-cell table:formula="of:=VLOOKUP([.BC32];[$Majorities.$B30:.$C661];2;FALSE())" office:value-type="string" office:string-value="" calcext:value-type="error">
            <text:p>#N/A</text:p>
          </table:table-cell>
          <table:table-cell table:formula="of:=VLOOKUP([.BD32];[$Majorities.$B30:.$C661];2;FALSE())" office:value-type="string" office:string-value="" calcext:value-type="error">
            <text:p>#N/A</text:p>
          </table:table-cell>
          <table:table-cell table:formula="of:=VLOOKUP([.BE32];[$Majorities.$B30:.$C661];2;FALSE())" office:value-type="string" office:string-value="" calcext:value-type="error">
            <text:p>#N/A</text:p>
          </table:table-cell>
          <table:table-cell table:formula="of:=VLOOKUP([.BF32];[$Majorities.$B30:.$C661];2;FALSE())" office:value-type="string" office:string-value="" calcext:value-type="error">
            <text:p>#N/A</text:p>
          </table:table-cell>
          <table:table-cell table:formula="of:=VLOOKUP([.BG32];[$Majorities.$B30:.$C661];2;FALSE())" office:value-type="string" office:string-value="" calcext:value-type="error">
            <text:p>#N/A</text:p>
          </table:table-cell>
          <table:table-cell table:formula="of:=VLOOKUP([.BH32];[$Majorities.$B30:.$C661];2;FALSE())" office:value-type="string" office:string-value="" calcext:value-type="error">
            <text:p>#N/A</text:p>
          </table:table-cell>
          <table:table-cell table:formula="of:=VLOOKUP([.BI32];[$Majorities.$B30:.$C661];2;FALSE())" office:value-type="string" office:string-value="" calcext:value-type="error">
            <text:p>#N/A</text:p>
          </table:table-cell>
          <table:table-cell table:formula="of:=VLOOKUP([.BJ32];[$Majorities.$B30:.$C661];2;FALSE())" office:value-type="string" office:string-value="" calcext:value-type="error">
            <text:p>#N/A</text:p>
          </table:table-cell>
          <table:table-cell table:formula="of:=VLOOKUP([.BK32];[$Majorities.$B30:.$C661];2;FALSE())" office:value-type="string" office:string-value="" calcext:value-type="error">
            <text:p>#N/A</text:p>
          </table:table-cell>
          <table:table-cell table:formula="of:=VLOOKUP([.BL32];[$Majorities.$B30:.$C661];2;FALSE())" office:value-type="string" office:string-value="" calcext:value-type="error">
            <text:p>#N/A</text:p>
          </table:table-cell>
          <table:table-cell table:formula="of:=VLOOKUP([.BM32];[$Majorities.$B30:.$C661];2;FALSE())" office:value-type="string" office:string-value="" calcext:value-type="error">
            <text:p>#N/A</text:p>
          </table:table-cell>
          <table:table-cell table:formula="of:=VLOOKUP([.BN32];[$Majorities.$B30:.$C661];2;FALSE())" office:value-type="string" office:string-value="" calcext:value-type="error">
            <text:p>#N/A</text:p>
          </table:table-cell>
          <table:table-cell table:formula="of:=VLOOKUP([.BO32];[$Majorities.$B30:.$C661];2;FALSE())" office:value-type="string" office:string-value="" calcext:value-type="error">
            <text:p>#N/A</text:p>
          </table:table-cell>
          <table:table-cell table:formula="of:=VLOOKUP([.BP32];[$Majorities.$B30:.$C661];2;FALSE())" office:value-type="string" office:string-value="" calcext:value-type="error">
            <text:p>#N/A</text:p>
          </table:table-cell>
          <table:table-cell table:formula="of:=VLOOKUP([.BQ32];[$Majorities.$B30:.$C661];2;FALSE())" office:value-type="string" office:string-value="" calcext:value-type="error">
            <text:p>#N/A</text:p>
          </table:table-cell>
          <table:table-cell table:formula="of:=VLOOKUP([.BR32];[$Majorities.$B30:.$C661];2;FALSE())" office:value-type="string" office:string-value="" calcext:value-type="error">
            <text:p>#N/A</text:p>
          </table:table-cell>
          <table:table-cell table:formula="of:=VLOOKUP([.BS32];[$Majorities.$B30:.$C66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/>
          <table:table-cell table:formula="of:=VLOOKUP([.B33];[$Majorities.$B31:.$C662];2;FALSE())" office:value-type="string" office:string-value="" calcext:value-type="error">
            <text:p>#N/A</text:p>
          </table:table-cell>
          <table:table-cell table:formula="of:=VLOOKUP([.C33];[$Majorities.$B31:.$C662];2;FALSE())" office:value-type="string" office:string-value="" calcext:value-type="error">
            <text:p>#N/A</text:p>
          </table:table-cell>
          <table:table-cell table:formula="of:=VLOOKUP([.D33];[$Majorities.$B31:.$C662];2;FALSE())" office:value-type="string" office:string-value="" calcext:value-type="error">
            <text:p>#N/A</text:p>
          </table:table-cell>
          <table:table-cell table:formula="of:=VLOOKUP([.E33];[$Majorities.$B31:.$C662];2;FALSE())" office:value-type="string" office:string-value="" calcext:value-type="error">
            <text:p>#N/A</text:p>
          </table:table-cell>
          <table:table-cell table:formula="of:=VLOOKUP([.F33];[$Majorities.$B31:.$C662];2;FALSE())" office:value-type="string" office:string-value="" calcext:value-type="error">
            <text:p>#N/A</text:p>
          </table:table-cell>
          <table:table-cell table:formula="of:=VLOOKUP([.G33];[$Majorities.$B31:.$C662];2;FALSE())" office:value-type="string" office:string-value="" calcext:value-type="error">
            <text:p>#N/A</text:p>
          </table:table-cell>
          <table:table-cell table:formula="of:=VLOOKUP([.H33];[$Majorities.$B31:.$C662];2;FALSE())" office:value-type="string" office:string-value="" calcext:value-type="error">
            <text:p>#N/A</text:p>
          </table:table-cell>
          <table:table-cell table:formula="of:=VLOOKUP([.I33];[$Majorities.$B31:.$C662];2;FALSE())" office:value-type="string" office:string-value="" calcext:value-type="error">
            <text:p>#N/A</text:p>
          </table:table-cell>
          <table:table-cell table:formula="of:=VLOOKUP([.J33];[$Majorities.$B31:.$C662];2;FALSE())" office:value-type="string" office:string-value="" calcext:value-type="error">
            <text:p>#N/A</text:p>
          </table:table-cell>
          <table:table-cell table:formula="of:=VLOOKUP([.K33];[$Majorities.$B31:.$C662];2;FALSE())" office:value-type="string" office:string-value="" calcext:value-type="error">
            <text:p>#N/A</text:p>
          </table:table-cell>
          <table:table-cell table:formula="of:=VLOOKUP([.L33];[$Majorities.$B31:.$C662];2;FALSE())" office:value-type="string" office:string-value="" calcext:value-type="error">
            <text:p>#N/A</text:p>
          </table:table-cell>
          <table:table-cell table:formula="of:=VLOOKUP([.M33];[$Majorities.$B31:.$C662];2;FALSE())" office:value-type="string" office:string-value="" calcext:value-type="error">
            <text:p>#N/A</text:p>
          </table:table-cell>
          <table:table-cell table:formula="of:=VLOOKUP([.N33];[$Majorities.$B31:.$C662];2;FALSE())" office:value-type="string" office:string-value="" calcext:value-type="error">
            <text:p>#N/A</text:p>
          </table:table-cell>
          <table:table-cell table:formula="of:=VLOOKUP([.O33];[$Majorities.$B31:.$C662];2;FALSE())" office:value-type="string" office:string-value="" calcext:value-type="error">
            <text:p>#N/A</text:p>
          </table:table-cell>
          <table:table-cell table:formula="of:=VLOOKUP([.P33];[$Majorities.$B31:.$C662];2;FALSE())" office:value-type="string" office:string-value="" calcext:value-type="error">
            <text:p>#N/A</text:p>
          </table:table-cell>
          <table:table-cell table:formula="of:=VLOOKUP([.Q33];[$Majorities.$B31:.$C662];2;FALSE())" office:value-type="string" office:string-value="" calcext:value-type="error">
            <text:p>#N/A</text:p>
          </table:table-cell>
          <table:table-cell table:formula="of:=VLOOKUP([.R33];[$Majorities.$B31:.$C662];2;FALSE())" office:value-type="string" office:string-value="" calcext:value-type="error">
            <text:p>#N/A</text:p>
          </table:table-cell>
          <table:table-cell table:formula="of:=VLOOKUP([.S33];[$Majorities.$B31:.$C662];2;FALSE())" office:value-type="string" office:string-value="" calcext:value-type="error">
            <text:p>#N/A</text:p>
          </table:table-cell>
          <table:table-cell table:formula="of:=VLOOKUP([.T33];[$Majorities.$B31:.$C662];2;FALSE())" office:value-type="string" office:string-value="" calcext:value-type="error">
            <text:p>#N/A</text:p>
          </table:table-cell>
          <table:table-cell table:formula="of:=VLOOKUP([.U33];[$Majorities.$B31:.$C662];2;FALSE())" office:value-type="string" office:string-value="" calcext:value-type="error">
            <text:p>#N/A</text:p>
          </table:table-cell>
          <table:table-cell table:formula="of:=VLOOKUP([.V33];[$Majorities.$B31:.$C662];2;FALSE())" office:value-type="string" office:string-value="" calcext:value-type="error">
            <text:p>#N/A</text:p>
          </table:table-cell>
          <table:table-cell table:formula="of:=VLOOKUP([.W33];[$Majorities.$B31:.$C662];2;FALSE())" office:value-type="string" office:string-value="" calcext:value-type="error">
            <text:p>#N/A</text:p>
          </table:table-cell>
          <table:table-cell table:formula="of:=VLOOKUP([.X33];[$Majorities.$B31:.$C662];2;FALSE())" office:value-type="string" office:string-value="" calcext:value-type="error">
            <text:p>#N/A</text:p>
          </table:table-cell>
          <table:table-cell table:formula="of:=VLOOKUP([.Y33];[$Majorities.$B31:.$C662];2;FALSE())" office:value-type="string" office:string-value="" calcext:value-type="error">
            <text:p>#N/A</text:p>
          </table:table-cell>
          <table:table-cell table:formula="of:=VLOOKUP([.Z33];[$Majorities.$B31:.$C662];2;FALSE())" office:value-type="string" office:string-value="" calcext:value-type="error">
            <text:p>#N/A</text:p>
          </table:table-cell>
          <table:table-cell table:style-name="Default" table:formula="of:=VLOOKUP([.AA33];[$Majorities.$B31:.$C662];2;FALSE())" office:value-type="string" office:string-value="" calcext:value-type="error">
            <text:p>#N/A</text:p>
          </table:table-cell>
          <table:table-cell table:style-name="Default" table:formula="of:=VLOOKUP([.AB33];[$Majorities.$B31:.$C662];2;FALSE())" office:value-type="string" office:string-value="" calcext:value-type="error">
            <text:p>#N/A</text:p>
          </table:table-cell>
          <table:table-cell table:formula="of:=VLOOKUP([.AC33];[$Majorities.$B31:.$C662];2;FALSE())" office:value-type="string" office:string-value="" calcext:value-type="error">
            <text:p>#N/A</text:p>
          </table:table-cell>
          <table:table-cell table:style-name="Default" table:formula="of:=VLOOKUP([.AD33];[$Majorities.$B31:.$C662];2;FALSE())" office:value-type="string" office:string-value="" calcext:value-type="error">
            <text:p>#N/A</text:p>
          </table:table-cell>
          <table:table-cell table:formula="of:=VLOOKUP([.AE33];[$Majorities.$B31:.$C662];2;FALSE())" office:value-type="string" office:string-value="" calcext:value-type="error">
            <text:p>#N/A</text:p>
          </table:table-cell>
          <table:table-cell table:formula="of:=VLOOKUP([.AF33];[$Majorities.$B31:.$C662];2;FALSE())" office:value-type="string" office:string-value="" calcext:value-type="error">
            <text:p>#N/A</text:p>
          </table:table-cell>
          <table:table-cell table:formula="of:=VLOOKUP([.AG33];[$Majorities.$B31:.$C662];2;FALSE())" office:value-type="string" office:string-value="" calcext:value-type="error">
            <text:p>#N/A</text:p>
          </table:table-cell>
          <table:table-cell table:formula="of:=VLOOKUP([.AH33];[$Majorities.$B31:.$C662];2;FALSE())" office:value-type="string" office:string-value="" calcext:value-type="error">
            <text:p>#N/A</text:p>
          </table:table-cell>
          <table:table-cell table:formula="of:=VLOOKUP([.AI33];[$Majorities.$B31:.$C662];2;FALSE())" office:value-type="string" office:string-value="" calcext:value-type="error">
            <text:p>#N/A</text:p>
          </table:table-cell>
          <table:table-cell table:formula="of:=VLOOKUP([.AJ33];[$Majorities.$B31:.$C662];2;FALSE())" office:value-type="string" office:string-value="" calcext:value-type="error">
            <text:p>#N/A</text:p>
          </table:table-cell>
          <table:table-cell table:formula="of:=VLOOKUP([.AK33];[$Majorities.$B31:.$C662];2;FALSE())" office:value-type="string" office:string-value="" calcext:value-type="error">
            <text:p>#N/A</text:p>
          </table:table-cell>
          <table:table-cell table:formula="of:=VLOOKUP([.AL33];[$Majorities.$B31:.$C662];2;FALSE())" office:value-type="string" office:string-value="" calcext:value-type="error">
            <text:p>#N/A</text:p>
          </table:table-cell>
          <table:table-cell table:formula="of:=VLOOKUP([.AM33];[$Majorities.$B31:.$C662];2;FALSE())" office:value-type="string" office:string-value="" calcext:value-type="error">
            <text:p>#N/A</text:p>
          </table:table-cell>
          <table:table-cell table:formula="of:=VLOOKUP([.AN33];[$Majorities.$B31:.$C662];2;FALSE())" office:value-type="string" office:string-value="" calcext:value-type="error">
            <text:p>#N/A</text:p>
          </table:table-cell>
          <table:table-cell table:formula="of:=VLOOKUP([.AO33];[$Majorities.$B31:.$C662];2;FALSE())" office:value-type="string" office:string-value="" calcext:value-type="error">
            <text:p>#N/A</text:p>
          </table:table-cell>
          <table:table-cell table:formula="of:=VLOOKUP([.AP33];[$Majorities.$B31:.$C662];2;FALSE())" office:value-type="string" office:string-value="" calcext:value-type="error">
            <text:p>#N/A</text:p>
          </table:table-cell>
          <table:table-cell table:formula="of:=VLOOKUP([.AQ33];[$Majorities.$B31:.$C662];2;FALSE())" office:value-type="string" office:string-value="" calcext:value-type="error">
            <text:p>#N/A</text:p>
          </table:table-cell>
          <table:table-cell table:formula="of:=VLOOKUP([.AR33];[$Majorities.$B31:.$C662];2;FALSE())" office:value-type="string" office:string-value="" calcext:value-type="error">
            <text:p>#N/A</text:p>
          </table:table-cell>
          <table:table-cell table:formula="of:=VLOOKUP([.AS33];[$Majorities.$B31:.$C662];2;FALSE())" office:value-type="string" office:string-value="" calcext:value-type="error">
            <text:p>#N/A</text:p>
          </table:table-cell>
          <table:table-cell table:formula="of:=VLOOKUP([.AT33];[$Majorities.$B31:.$C662];2;FALSE())" office:value-type="string" office:string-value="" calcext:value-type="error">
            <text:p>#N/A</text:p>
          </table:table-cell>
          <table:table-cell table:formula="of:=VLOOKUP([.AU33];[$Majorities.$B31:.$C662];2;FALSE())" office:value-type="string" office:string-value="" calcext:value-type="error">
            <text:p>#N/A</text:p>
          </table:table-cell>
          <table:table-cell table:formula="of:=VLOOKUP([.AV33];[$Majorities.$B31:.$C662];2;FALSE())" office:value-type="string" office:string-value="" calcext:value-type="error">
            <text:p>#N/A</text:p>
          </table:table-cell>
          <table:table-cell table:formula="of:=VLOOKUP([.AW33];[$Majorities.$B31:.$C662];2;FALSE())" office:value-type="string" office:string-value="" calcext:value-type="error">
            <text:p>#N/A</text:p>
          </table:table-cell>
          <table:table-cell table:formula="of:=VLOOKUP([.AX33];[$Majorities.$B31:.$C662];2;FALSE())" office:value-type="string" office:string-value="" calcext:value-type="error">
            <text:p>#N/A</text:p>
          </table:table-cell>
          <table:table-cell table:formula="of:=VLOOKUP([.AY33];[$Majorities.$B31:.$C662];2;FALSE())" office:value-type="string" office:string-value="" calcext:value-type="error">
            <text:p>#N/A</text:p>
          </table:table-cell>
          <table:table-cell table:formula="of:=VLOOKUP([.AZ33];[$Majorities.$B31:.$C662];2;FALSE())" office:value-type="string" office:string-value="" calcext:value-type="error">
            <text:p>#N/A</text:p>
          </table:table-cell>
          <table:table-cell table:formula="of:=VLOOKUP([.BA33];[$Majorities.$B31:.$C662];2;FALSE())" office:value-type="string" office:string-value="" calcext:value-type="error">
            <text:p>#N/A</text:p>
          </table:table-cell>
          <table:table-cell table:formula="of:=VLOOKUP([.BB33];[$Majorities.$B31:.$C662];2;FALSE())" office:value-type="string" office:string-value="" calcext:value-type="error">
            <text:p>#N/A</text:p>
          </table:table-cell>
          <table:table-cell table:formula="of:=VLOOKUP([.BC33];[$Majorities.$B31:.$C662];2;FALSE())" office:value-type="string" office:string-value="" calcext:value-type="error">
            <text:p>#N/A</text:p>
          </table:table-cell>
          <table:table-cell table:formula="of:=VLOOKUP([.BD33];[$Majorities.$B31:.$C662];2;FALSE())" office:value-type="string" office:string-value="" calcext:value-type="error">
            <text:p>#N/A</text:p>
          </table:table-cell>
          <table:table-cell table:formula="of:=VLOOKUP([.BE33];[$Majorities.$B31:.$C662];2;FALSE())" office:value-type="string" office:string-value="" calcext:value-type="error">
            <text:p>#N/A</text:p>
          </table:table-cell>
          <table:table-cell table:formula="of:=VLOOKUP([.BF33];[$Majorities.$B31:.$C662];2;FALSE())" office:value-type="string" office:string-value="" calcext:value-type="error">
            <text:p>#N/A</text:p>
          </table:table-cell>
          <table:table-cell table:formula="of:=VLOOKUP([.BG33];[$Majorities.$B31:.$C662];2;FALSE())" office:value-type="string" office:string-value="" calcext:value-type="error">
            <text:p>#N/A</text:p>
          </table:table-cell>
          <table:table-cell table:formula="of:=VLOOKUP([.BH33];[$Majorities.$B31:.$C662];2;FALSE())" office:value-type="string" office:string-value="" calcext:value-type="error">
            <text:p>#N/A</text:p>
          </table:table-cell>
          <table:table-cell table:formula="of:=VLOOKUP([.BI33];[$Majorities.$B31:.$C662];2;FALSE())" office:value-type="string" office:string-value="" calcext:value-type="error">
            <text:p>#N/A</text:p>
          </table:table-cell>
          <table:table-cell table:formula="of:=VLOOKUP([.BJ33];[$Majorities.$B31:.$C662];2;FALSE())" office:value-type="string" office:string-value="" calcext:value-type="error">
            <text:p>#N/A</text:p>
          </table:table-cell>
          <table:table-cell table:formula="of:=VLOOKUP([.BK33];[$Majorities.$B31:.$C662];2;FALSE())" office:value-type="string" office:string-value="" calcext:value-type="error">
            <text:p>#N/A</text:p>
          </table:table-cell>
          <table:table-cell table:formula="of:=VLOOKUP([.BL33];[$Majorities.$B31:.$C662];2;FALSE())" office:value-type="string" office:string-value="" calcext:value-type="error">
            <text:p>#N/A</text:p>
          </table:table-cell>
          <table:table-cell table:formula="of:=VLOOKUP([.BM33];[$Majorities.$B31:.$C662];2;FALSE())" office:value-type="string" office:string-value="" calcext:value-type="error">
            <text:p>#N/A</text:p>
          </table:table-cell>
          <table:table-cell table:formula="of:=VLOOKUP([.BN33];[$Majorities.$B31:.$C662];2;FALSE())" office:value-type="string" office:string-value="" calcext:value-type="error">
            <text:p>#N/A</text:p>
          </table:table-cell>
          <table:table-cell table:formula="of:=VLOOKUP([.BO33];[$Majorities.$B31:.$C662];2;FALSE())" office:value-type="string" office:string-value="" calcext:value-type="error">
            <text:p>#N/A</text:p>
          </table:table-cell>
          <table:table-cell table:formula="of:=VLOOKUP([.BP33];[$Majorities.$B31:.$C662];2;FALSE())" office:value-type="string" office:string-value="" calcext:value-type="error">
            <text:p>#N/A</text:p>
          </table:table-cell>
          <table:table-cell table:formula="of:=VLOOKUP([.BQ33];[$Majorities.$B31:.$C662];2;FALSE())" office:value-type="string" office:string-value="" calcext:value-type="error">
            <text:p>#N/A</text:p>
          </table:table-cell>
          <table:table-cell table:formula="of:=VLOOKUP([.BR33];[$Majorities.$B31:.$C662];2;FALSE())" office:value-type="string" office:string-value="" calcext:value-type="error">
            <text:p>#N/A</text:p>
          </table:table-cell>
          <table:table-cell table:formula="of:=VLOOKUP([.BS33];[$Majorities.$B31:.$C66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29:.B$58];[.$A59])" office:value-type="float" office:value="0" calcext:value-type="float">
            <text:p>0</text:p>
          </table:table-cell>
          <table:table-cell table:formula="of:=COUNTIF([.C$29:.C$58];[.$A59])" office:value-type="float" office:value="0" calcext:value-type="float">
            <text:p>0</text:p>
          </table:table-cell>
          <table:table-cell table:formula="of:=COUNTIF([.D$29:.D$58];[.$A59])" office:value-type="float" office:value="0" calcext:value-type="float">
            <text:p>0</text:p>
          </table:table-cell>
          <table:table-cell table:formula="of:=COUNTIF([.E$29:.E$58];[.$A59])" office:value-type="float" office:value="0" calcext:value-type="float">
            <text:p>0</text:p>
          </table:table-cell>
          <table:table-cell table:formula="of:=COUNTIF([.F$29:.F$58];[.$A59])" office:value-type="float" office:value="0" calcext:value-type="float">
            <text:p>0</text:p>
          </table:table-cell>
          <table:table-cell table:formula="of:=COUNTIF([.G$29:.G$58];[.$A59])" office:value-type="float" office:value="0" calcext:value-type="float">
            <text:p>0</text:p>
          </table:table-cell>
          <table:table-cell table:formula="of:=COUNTIF([.H$29:.H$58];[.$A59])" office:value-type="float" office:value="0" calcext:value-type="float">
            <text:p>0</text:p>
          </table:table-cell>
          <table:table-cell table:formula="of:=COUNTIF([.I$29:.I$58];[.$A59])" office:value-type="float" office:value="0" calcext:value-type="float">
            <text:p>0</text:p>
          </table:table-cell>
          <table:table-cell table:formula="of:=COUNTIF([.J$29:.J$58];[.$A59])" office:value-type="float" office:value="0" calcext:value-type="float">
            <text:p>0</text:p>
          </table:table-cell>
          <table:table-cell table:formula="of:=COUNTIF([.K$29:.K$58];[.$A59])" office:value-type="float" office:value="0" calcext:value-type="float">
            <text:p>0</text:p>
          </table:table-cell>
          <table:table-cell table:formula="of:=COUNTIF([.L$29:.L$58];[.$A59])" office:value-type="float" office:value="0" calcext:value-type="float">
            <text:p>0</text:p>
          </table:table-cell>
          <table:table-cell table:formula="of:=COUNTIF([.M$29:.M$58];[.$A59])" office:value-type="float" office:value="0" calcext:value-type="float">
            <text:p>0</text:p>
          </table:table-cell>
          <table:table-cell table:formula="of:=COUNTIF([.N$29:.N$58];[.$A59])" office:value-type="float" office:value="0" calcext:value-type="float">
            <text:p>0</text:p>
          </table:table-cell>
          <table:table-cell table:formula="of:=COUNTIF([.O$29:.O$58];[.$A59])" office:value-type="float" office:value="0" calcext:value-type="float">
            <text:p>0</text:p>
          </table:table-cell>
          <table:table-cell table:formula="of:=COUNTIF([.P$29:.P$58];[.$A59])" office:value-type="float" office:value="0" calcext:value-type="float">
            <text:p>0</text:p>
          </table:table-cell>
          <table:table-cell table:formula="of:=COUNTIF([.Q$29:.Q$58];[.$A59])" office:value-type="float" office:value="0" calcext:value-type="float">
            <text:p>0</text:p>
          </table:table-cell>
          <table:table-cell table:formula="of:=COUNTIF([.R$29:.R$58];[.$A59])" office:value-type="float" office:value="0" calcext:value-type="float">
            <text:p>0</text:p>
          </table:table-cell>
          <table:table-cell table:formula="of:=COUNTIF([.S$29:.S$58];[.$A59])" office:value-type="float" office:value="0" calcext:value-type="float">
            <text:p>0</text:p>
          </table:table-cell>
          <table:table-cell table:formula="of:=COUNTIF([.T$29:.T$58];[.$A59])" office:value-type="float" office:value="0" calcext:value-type="float">
            <text:p>0</text:p>
          </table:table-cell>
          <table:table-cell table:formula="of:=COUNTIF([.U$29:.U$58];[.$A59])" office:value-type="float" office:value="0" calcext:value-type="float">
            <text:p>0</text:p>
          </table:table-cell>
          <table:table-cell table:formula="of:=COUNTIF([.V$29:.V$58];[.$A59])" office:value-type="float" office:value="0" calcext:value-type="float">
            <text:p>0</text:p>
          </table:table-cell>
          <table:table-cell table:formula="of:=COUNTIF([.W$29:.W$58];[.$A59])" office:value-type="float" office:value="0" calcext:value-type="float">
            <text:p>0</text:p>
          </table:table-cell>
          <table:table-cell table:formula="of:=COUNTIF([.X$29:.X$58];[.$A59])" office:value-type="float" office:value="0" calcext:value-type="float">
            <text:p>0</text:p>
          </table:table-cell>
          <table:table-cell table:formula="of:=COUNTIF([.Y$29:.Y$58];[.$A59])" office:value-type="float" office:value="0" calcext:value-type="float">
            <text:p>0</text:p>
          </table:table-cell>
          <table:table-cell table:formula="of:=COUNTIF([.Z$29:.Z$58];[.$A59])" office:value-type="float" office:value="0" calcext:value-type="float">
            <text:p>0</text:p>
          </table:table-cell>
          <table:table-cell table:style-name="Default" table:formula="of:=COUNTIF([.AA$29:.AA$58];[.$A59])" office:value-type="float" office:value="0" calcext:value-type="float">
            <text:p>0</text:p>
          </table:table-cell>
          <table:table-cell table:style-name="Default" table:formula="of:=COUNTIF([.AB$29:.AB$58];[.$A59])" office:value-type="float" office:value="0" calcext:value-type="float">
            <text:p>0</text:p>
          </table:table-cell>
          <table:table-cell table:formula="of:=COUNTIF([.AC$29:.AC$58];[.$A59])" office:value-type="float" office:value="0" calcext:value-type="float">
            <text:p>0</text:p>
          </table:table-cell>
          <table:table-cell table:style-name="Default" table:formula="of:=COUNTIF([.AD$29:.AD$58];[.$A59])" office:value-type="float" office:value="0" calcext:value-type="float">
            <text:p>0</text:p>
          </table:table-cell>
          <table:table-cell table:formula="of:=COUNTIF([.AE$29:.AE$58];[.$A59])" office:value-type="float" office:value="0" calcext:value-type="float">
            <text:p>0</text:p>
          </table:table-cell>
          <table:table-cell table:formula="of:=COUNTIF([.AF$29:.AF$58];[.$A59])" office:value-type="float" office:value="0" calcext:value-type="float">
            <text:p>0</text:p>
          </table:table-cell>
          <table:table-cell table:formula="of:=COUNTIF([.AG$29:.AG$58];[.$A59])" office:value-type="float" office:value="0" calcext:value-type="float">
            <text:p>0</text:p>
          </table:table-cell>
          <table:table-cell table:formula="of:=COUNTIF([.AH$29:.AH$58];[.$A59])" office:value-type="float" office:value="0" calcext:value-type="float">
            <text:p>0</text:p>
          </table:table-cell>
          <table:table-cell table:formula="of:=COUNTIF([.AI$29:.AI$58];[.$A59])" office:value-type="float" office:value="0" calcext:value-type="float">
            <text:p>0</text:p>
          </table:table-cell>
          <table:table-cell table:formula="of:=COUNTIF([.AJ$29:.AJ$58];[.$A59])" office:value-type="float" office:value="1" calcext:value-type="float">
            <text:p>1</text:p>
          </table:table-cell>
          <table:table-cell table:formula="of:=COUNTIF([.AK$29:.AK$58];[.$A59])" office:value-type="float" office:value="0" calcext:value-type="float">
            <text:p>0</text:p>
          </table:table-cell>
          <table:table-cell table:formula="of:=COUNTIF([.AL$29:.AL$58];[.$A59])" office:value-type="float" office:value="0" calcext:value-type="float">
            <text:p>0</text:p>
          </table:table-cell>
          <table:table-cell table:formula="of:=COUNTIF([.AM$29:.AM$58];[.$A59])" office:value-type="float" office:value="1" calcext:value-type="float">
            <text:p>1</text:p>
          </table:table-cell>
          <table:table-cell table:formula="of:=COUNTIF([.AN$29:.AN$58];[.$A59])" office:value-type="float" office:value="2" calcext:value-type="float">
            <text:p>2</text:p>
          </table:table-cell>
          <table:table-cell table:formula="of:=COUNTIF([.AO$29:.AO$58];[.$A59])" office:value-type="float" office:value="0" calcext:value-type="float">
            <text:p>0</text:p>
          </table:table-cell>
          <table:table-cell table:formula="of:=COUNTIF([.AP$29:.AP$58];[.$A59])" office:value-type="float" office:value="0" calcext:value-type="float">
            <text:p>0</text:p>
          </table:table-cell>
          <table:table-cell table:formula="of:=COUNTIF([.AQ$29:.AQ$58];[.$A59])" office:value-type="float" office:value="0" calcext:value-type="float">
            <text:p>0</text:p>
          </table:table-cell>
          <table:table-cell table:formula="of:=COUNTIF([.AR$29:.AR$58];[.$A59])" office:value-type="float" office:value="1" calcext:value-type="float">
            <text:p>1</text:p>
          </table:table-cell>
          <table:table-cell table:formula="of:=COUNTIF([.AS$29:.AS$58];[.$A59])" office:value-type="float" office:value="1" calcext:value-type="float">
            <text:p>1</text:p>
          </table:table-cell>
          <table:table-cell table:formula="of:=COUNTIF([.AT$29:.AT$58];[.$A59])" office:value-type="float" office:value="0" calcext:value-type="float">
            <text:p>0</text:p>
          </table:table-cell>
          <table:table-cell table:formula="of:=COUNTIF([.AU$29:.AU$58];[.$A59])" office:value-type="float" office:value="6" calcext:value-type="float">
            <text:p>6</text:p>
          </table:table-cell>
          <table:table-cell table:formula="of:=COUNTIF([.AV$29:.AV$58];[.$A59])" office:value-type="float" office:value="0" calcext:value-type="float">
            <text:p>0</text:p>
          </table:table-cell>
          <table:table-cell table:formula="of:=COUNTIF([.AW$29:.AW$58];[.$A59])" office:value-type="float" office:value="1" calcext:value-type="float">
            <text:p>1</text:p>
          </table:table-cell>
          <table:table-cell table:formula="of:=COUNTIF([.AX$29:.AX$58];[.$A59])" office:value-type="float" office:value="0" calcext:value-type="float">
            <text:p>0</text:p>
          </table:table-cell>
          <table:table-cell table:formula="of:=COUNTIF([.AY$29:.AY$58];[.$A59])" office:value-type="float" office:value="1" calcext:value-type="float">
            <text:p>1</text:p>
          </table:table-cell>
          <table:table-cell table:formula="of:=COUNTIF([.AZ$29:.AZ$58];[.$A59])" office:value-type="float" office:value="1" calcext:value-type="float">
            <text:p>1</text:p>
          </table:table-cell>
          <table:table-cell table:formula="of:=COUNTIF([.BA$29:.BA$58];[.$A59])" office:value-type="float" office:value="0" calcext:value-type="float">
            <text:p>0</text:p>
          </table:table-cell>
          <table:table-cell table:formula="of:=COUNTIF([.BB$29:.BB$58];[.$A59])" office:value-type="float" office:value="0" calcext:value-type="float">
            <text:p>0</text:p>
          </table:table-cell>
          <table:table-cell table:formula="of:=COUNTIF([.BC$29:.BC$58];[.$A59])" office:value-type="float" office:value="1" calcext:value-type="float">
            <text:p>1</text:p>
          </table:table-cell>
          <table:table-cell table:formula="of:=COUNTIF([.BD$29:.BD$58];[.$A59])" office:value-type="float" office:value="0" calcext:value-type="float">
            <text:p>0</text:p>
          </table:table-cell>
          <table:table-cell table:formula="of:=COUNTIF([.BE$29:.BE$58];[.$A59])" office:value-type="float" office:value="2" calcext:value-type="float">
            <text:p>2</text:p>
          </table:table-cell>
          <table:table-cell table:formula="of:=COUNTIF([.BF$29:.BF$58];[.$A59])" office:value-type="float" office:value="0" calcext:value-type="float">
            <text:p>0</text:p>
          </table:table-cell>
          <table:table-cell table:formula="of:=COUNTIF([.BG$29:.BG$58];[.$A59])" office:value-type="float" office:value="0" calcext:value-type="float">
            <text:p>0</text:p>
          </table:table-cell>
          <table:table-cell table:formula="of:=COUNTIF([.BH$29:.BH$58];[.$A59])" office:value-type="float" office:value="0" calcext:value-type="float">
            <text:p>0</text:p>
          </table:table-cell>
          <table:table-cell table:formula="of:=COUNTIF([.BI$29:.BI$58];[.$A59])" office:value-type="float" office:value="0" calcext:value-type="float">
            <text:p>0</text:p>
          </table:table-cell>
          <table:table-cell table:formula="of:=COUNTIF([.BJ$29:.BJ$58];[.$A59])" office:value-type="float" office:value="0" calcext:value-type="float">
            <text:p>0</text:p>
          </table:table-cell>
          <table:table-cell table:formula="of:=COUNTIF([.BK$29:.BK$58];[.$A59])" office:value-type="float" office:value="0" calcext:value-type="float">
            <text:p>0</text:p>
          </table:table-cell>
          <table:table-cell table:formula="of:=COUNTIF([.BL$29:.BL$58];[.$A59])" office:value-type="float" office:value="0" calcext:value-type="float">
            <text:p>0</text:p>
          </table:table-cell>
          <table:table-cell table:formula="of:=COUNTIF([.BM$29:.BM$58];[.$A59])" office:value-type="float" office:value="0" calcext:value-type="float">
            <text:p>0</text:p>
          </table:table-cell>
          <table:table-cell table:formula="of:=COUNTIF([.BN$29:.BN$58];[.$A59])" office:value-type="float" office:value="1" calcext:value-type="float">
            <text:p>1</text:p>
          </table:table-cell>
          <table:table-cell table:formula="of:=COUNTIF([.BO$29:.BO$58];[.$A59])" office:value-type="float" office:value="0" calcext:value-type="float">
            <text:p>0</text:p>
          </table:table-cell>
          <table:table-cell table:formula="of:=COUNTIF([.BP$29:.BP$58];[.$A59])" office:value-type="float" office:value="1" calcext:value-type="float">
            <text:p>1</text:p>
          </table:table-cell>
          <table:table-cell table:formula="of:=COUNTIF([.BQ$29:.BQ$58];[.$A59])" office:value-type="float" office:value="0" calcext:value-type="float">
            <text:p>0</text:p>
          </table:table-cell>
          <table:table-cell table:formula="of:=COUNTIF([.BR$29:.BR$58];[.$A59])" office:value-type="float" office:value="0" calcext:value-type="float">
            <text:p>0</text:p>
          </table:table-cell>
          <table:table-cell table:formula="of:=COUNTIF([.BS$29:.BS$58];[.$A59])" office:value-type="float" office:value="1" calcext:value-type="float">
            <text:p>1</text:p>
          </table:table-cell>
          <table:table-cell table:number-columns-repeated="95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.B$29:.B$58];[.$A60])" office:value-type="float" office:value="0" calcext:value-type="float">
            <text:p>0</text:p>
          </table:table-cell>
          <table:table-cell table:formula="of:=COUNTIF([.C$29:.C$58];[.$A60])" office:value-type="float" office:value="0" calcext:value-type="float">
            <text:p>0</text:p>
          </table:table-cell>
          <table:table-cell table:formula="of:=COUNTIF([.D$29:.D$58];[.$A60])" office:value-type="float" office:value="0" calcext:value-type="float">
            <text:p>0</text:p>
          </table:table-cell>
          <table:table-cell table:formula="of:=COUNTIF([.E$29:.E$58];[.$A60])" office:value-type="float" office:value="0" calcext:value-type="float">
            <text:p>0</text:p>
          </table:table-cell>
          <table:table-cell table:formula="of:=COUNTIF([.F$29:.F$58];[.$A60])" office:value-type="float" office:value="0" calcext:value-type="float">
            <text:p>0</text:p>
          </table:table-cell>
          <table:table-cell table:formula="of:=COUNTIF([.G$29:.G$58];[.$A60])" office:value-type="float" office:value="0" calcext:value-type="float">
            <text:p>0</text:p>
          </table:table-cell>
          <table:table-cell table:formula="of:=COUNTIF([.H$29:.H$58];[.$A60])" office:value-type="float" office:value="0" calcext:value-type="float">
            <text:p>0</text:p>
          </table:table-cell>
          <table:table-cell table:formula="of:=COUNTIF([.I$29:.I$58];[.$A60])" office:value-type="float" office:value="0" calcext:value-type="float">
            <text:p>0</text:p>
          </table:table-cell>
          <table:table-cell table:formula="of:=COUNTIF([.J$29:.J$58];[.$A60])" office:value-type="float" office:value="0" calcext:value-type="float">
            <text:p>0</text:p>
          </table:table-cell>
          <table:table-cell table:formula="of:=COUNTIF([.K$29:.K$58];[.$A60])" office:value-type="float" office:value="0" calcext:value-type="float">
            <text:p>0</text:p>
          </table:table-cell>
          <table:table-cell table:formula="of:=COUNTIF([.L$29:.L$58];[.$A60])" office:value-type="float" office:value="0" calcext:value-type="float">
            <text:p>0</text:p>
          </table:table-cell>
          <table:table-cell table:formula="of:=COUNTIF([.M$29:.M$58];[.$A60])" office:value-type="float" office:value="0" calcext:value-type="float">
            <text:p>0</text:p>
          </table:table-cell>
          <table:table-cell table:formula="of:=COUNTIF([.N$29:.N$58];[.$A60])" office:value-type="float" office:value="0" calcext:value-type="float">
            <text:p>0</text:p>
          </table:table-cell>
          <table:table-cell table:formula="of:=COUNTIF([.O$29:.O$58];[.$A60])" office:value-type="float" office:value="0" calcext:value-type="float">
            <text:p>0</text:p>
          </table:table-cell>
          <table:table-cell table:formula="of:=COUNTIF([.P$29:.P$58];[.$A60])" office:value-type="float" office:value="0" calcext:value-type="float">
            <text:p>0</text:p>
          </table:table-cell>
          <table:table-cell table:formula="of:=COUNTIF([.Q$29:.Q$58];[.$A60])" office:value-type="float" office:value="0" calcext:value-type="float">
            <text:p>0</text:p>
          </table:table-cell>
          <table:table-cell table:formula="of:=COUNTIF([.R$29:.R$58];[.$A60])" office:value-type="float" office:value="0" calcext:value-type="float">
            <text:p>0</text:p>
          </table:table-cell>
          <table:table-cell table:formula="of:=COUNTIF([.S$29:.S$58];[.$A60])" office:value-type="float" office:value="0" calcext:value-type="float">
            <text:p>0</text:p>
          </table:table-cell>
          <table:table-cell table:formula="of:=COUNTIF([.T$29:.T$58];[.$A60])" office:value-type="float" office:value="1" calcext:value-type="float">
            <text:p>1</text:p>
          </table:table-cell>
          <table:table-cell table:formula="of:=COUNTIF([.U$29:.U$58];[.$A60])" office:value-type="float" office:value="0" calcext:value-type="float">
            <text:p>0</text:p>
          </table:table-cell>
          <table:table-cell table:formula="of:=COUNTIF([.V$29:.V$58];[.$A60])" office:value-type="float" office:value="0" calcext:value-type="float">
            <text:p>0</text:p>
          </table:table-cell>
          <table:table-cell table:formula="of:=COUNTIF([.W$29:.W$58];[.$A60])" office:value-type="float" office:value="0" calcext:value-type="float">
            <text:p>0</text:p>
          </table:table-cell>
          <table:table-cell table:formula="of:=COUNTIF([.X$29:.X$58];[.$A60])" office:value-type="float" office:value="0" calcext:value-type="float">
            <text:p>0</text:p>
          </table:table-cell>
          <table:table-cell table:formula="of:=COUNTIF([.Y$29:.Y$58];[.$A60])" office:value-type="float" office:value="1" calcext:value-type="float">
            <text:p>1</text:p>
          </table:table-cell>
          <table:table-cell table:formula="of:=COUNTIF([.Z$29:.Z$58];[.$A60])" office:value-type="float" office:value="0" calcext:value-type="float">
            <text:p>0</text:p>
          </table:table-cell>
          <table:table-cell table:style-name="Default" table:formula="of:=COUNTIF([.AA$29:.AA$58];[.$A60])" office:value-type="float" office:value="1" calcext:value-type="float">
            <text:p>1</text:p>
          </table:table-cell>
          <table:table-cell table:style-name="Default" table:formula="of:=COUNTIF([.AB$29:.AB$58];[.$A60])" office:value-type="float" office:value="1" calcext:value-type="float">
            <text:p>1</text:p>
          </table:table-cell>
          <table:table-cell table:formula="of:=COUNTIF([.AC$29:.AC$58];[.$A60])" office:value-type="float" office:value="0" calcext:value-type="float">
            <text:p>0</text:p>
          </table:table-cell>
          <table:table-cell table:style-name="Default" table:formula="of:=COUNTIF([.AD$29:.AD$58];[.$A60])" office:value-type="float" office:value="1" calcext:value-type="float">
            <text:p>1</text:p>
          </table:table-cell>
          <table:table-cell table:formula="of:=COUNTIF([.AE$29:.AE$58];[.$A60])" office:value-type="float" office:value="3" calcext:value-type="float">
            <text:p>3</text:p>
          </table:table-cell>
          <table:table-cell table:formula="of:=COUNTIF([.AF$29:.AF$58];[.$A60])" office:value-type="float" office:value="0" calcext:value-type="float">
            <text:p>0</text:p>
          </table:table-cell>
          <table:table-cell table:formula="of:=COUNTIF([.AG$29:.AG$58];[.$A60])" office:value-type="float" office:value="0" calcext:value-type="float">
            <text:p>0</text:p>
          </table:table-cell>
          <table:table-cell table:formula="of:=COUNTIF([.AH$29:.AH$58];[.$A60])" office:value-type="float" office:value="3" calcext:value-type="float">
            <text:p>3</text:p>
          </table:table-cell>
          <table:table-cell table:formula="of:=COUNTIF([.AI$29:.AI$58];[.$A60])" office:value-type="float" office:value="5" calcext:value-type="float">
            <text:p>5</text:p>
          </table:table-cell>
          <table:table-cell table:formula="of:=COUNTIF([.AJ$29:.AJ$58];[.$A60])" office:value-type="float" office:value="8" calcext:value-type="float">
            <text:p>8</text:p>
          </table:table-cell>
          <table:table-cell table:formula="of:=COUNTIF([.AK$29:.AK$58];[.$A60])" office:value-type="float" office:value="5" calcext:value-type="float">
            <text:p>5</text:p>
          </table:table-cell>
          <table:table-cell table:formula="of:=COUNTIF([.AL$29:.AL$58];[.$A60])" office:value-type="float" office:value="6" calcext:value-type="float">
            <text:p>6</text:p>
          </table:table-cell>
          <table:table-cell table:formula="of:=COUNTIF([.AM$29:.AM$58];[.$A60])" office:value-type="float" office:value="4" calcext:value-type="float">
            <text:p>4</text:p>
          </table:table-cell>
          <table:table-cell table:formula="of:=COUNTIF([.AN$29:.AN$58];[.$A60])" office:value-type="float" office:value="3" calcext:value-type="float">
            <text:p>3</text:p>
          </table:table-cell>
          <table:table-cell table:formula="of:=COUNTIF([.AO$29:.AO$58];[.$A60])" office:value-type="float" office:value="0" calcext:value-type="float">
            <text:p>0</text:p>
          </table:table-cell>
          <table:table-cell table:formula="of:=COUNTIF([.AP$29:.AP$58];[.$A60])" office:value-type="float" office:value="5" calcext:value-type="float">
            <text:p>5</text:p>
          </table:table-cell>
          <table:table-cell table:formula="of:=COUNTIF([.AQ$29:.AQ$58];[.$A60])" office:value-type="float" office:value="2" calcext:value-type="float">
            <text:p>2</text:p>
          </table:table-cell>
          <table:table-cell table:formula="of:=COUNTIF([.AR$29:.AR$58];[.$A60])" office:value-type="float" office:value="2" calcext:value-type="float">
            <text:p>2</text:p>
          </table:table-cell>
          <table:table-cell table:formula="of:=COUNTIF([.AS$29:.AS$58];[.$A60])" office:value-type="float" office:value="0" calcext:value-type="float">
            <text:p>0</text:p>
          </table:table-cell>
          <table:table-cell table:formula="of:=COUNTIF([.AT$29:.AT$58];[.$A60])" office:value-type="float" office:value="2" calcext:value-type="float">
            <text:p>2</text:p>
          </table:table-cell>
          <table:table-cell table:formula="of:=COUNTIF([.AU$29:.AU$58];[.$A60])" office:value-type="float" office:value="2" calcext:value-type="float">
            <text:p>2</text:p>
          </table:table-cell>
          <table:table-cell table:formula="of:=COUNTIF([.AV$29:.AV$58];[.$A60])" office:value-type="float" office:value="1" calcext:value-type="float">
            <text:p>1</text:p>
          </table:table-cell>
          <table:table-cell table:formula="of:=COUNTIF([.AW$29:.AW$58];[.$A60])" office:value-type="float" office:value="1" calcext:value-type="float">
            <text:p>1</text:p>
          </table:table-cell>
          <table:table-cell table:formula="of:=COUNTIF([.AX$29:.AX$58];[.$A60])" office:value-type="float" office:value="2" calcext:value-type="float">
            <text:p>2</text:p>
          </table:table-cell>
          <table:table-cell table:formula="of:=COUNTIF([.AY$29:.AY$58];[.$A60])" office:value-type="float" office:value="0" calcext:value-type="float">
            <text:p>0</text:p>
          </table:table-cell>
          <table:table-cell table:formula="of:=COUNTIF([.AZ$29:.AZ$58];[.$A60])" office:value-type="float" office:value="0" calcext:value-type="float">
            <text:p>0</text:p>
          </table:table-cell>
          <table:table-cell table:formula="of:=COUNTIF([.BA$29:.BA$58];[.$A60])" office:value-type="float" office:value="1" calcext:value-type="float">
            <text:p>1</text:p>
          </table:table-cell>
          <table:table-cell table:formula="of:=COUNTIF([.BB$29:.BB$58];[.$A60])" office:value-type="float" office:value="1" calcext:value-type="float">
            <text:p>1</text:p>
          </table:table-cell>
          <table:table-cell table:formula="of:=COUNTIF([.BC$29:.BC$58];[.$A60])" office:value-type="float" office:value="1" calcext:value-type="float">
            <text:p>1</text:p>
          </table:table-cell>
          <table:table-cell table:formula="of:=COUNTIF([.BD$29:.BD$58];[.$A60])" office:value-type="float" office:value="0" calcext:value-type="float">
            <text:p>0</text:p>
          </table:table-cell>
          <table:table-cell table:formula="of:=COUNTIF([.BE$29:.BE$58];[.$A60])" office:value-type="float" office:value="1" calcext:value-type="float">
            <text:p>1</text:p>
          </table:table-cell>
          <table:table-cell table:formula="of:=COUNTIF([.BF$29:.BF$58];[.$A60])" office:value-type="float" office:value="0" calcext:value-type="float">
            <text:p>0</text:p>
          </table:table-cell>
          <table:table-cell table:formula="of:=COUNTIF([.BG$29:.BG$58];[.$A60])" office:value-type="float" office:value="0" calcext:value-type="float">
            <text:p>0</text:p>
          </table:table-cell>
          <table:table-cell table:formula="of:=COUNTIF([.BH$29:.BH$58];[.$A60])" office:value-type="float" office:value="0" calcext:value-type="float">
            <text:p>0</text:p>
          </table:table-cell>
          <table:table-cell table:formula="of:=COUNTIF([.BI$29:.BI$58];[.$A60])" office:value-type="float" office:value="0" calcext:value-type="float">
            <text:p>0</text:p>
          </table:table-cell>
          <table:table-cell table:formula="of:=COUNTIF([.BJ$29:.BJ$58];[.$A60])" office:value-type="float" office:value="0" calcext:value-type="float">
            <text:p>0</text:p>
          </table:table-cell>
          <table:table-cell table:formula="of:=COUNTIF([.BK$29:.BK$58];[.$A60])" office:value-type="float" office:value="0" calcext:value-type="float">
            <text:p>0</text:p>
          </table:table-cell>
          <table:table-cell table:formula="of:=COUNTIF([.BL$29:.BL$58];[.$A60])" office:value-type="float" office:value="0" calcext:value-type="float">
            <text:p>0</text:p>
          </table:table-cell>
          <table:table-cell table:formula="of:=COUNTIF([.BM$29:.BM$58];[.$A60])" office:value-type="float" office:value="1" calcext:value-type="float">
            <text:p>1</text:p>
          </table:table-cell>
          <table:table-cell table:formula="of:=COUNTIF([.BN$29:.BN$58];[.$A60])" office:value-type="float" office:value="0" calcext:value-type="float">
            <text:p>0</text:p>
          </table:table-cell>
          <table:table-cell table:formula="of:=COUNTIF([.BO$29:.BO$58];[.$A60])" office:value-type="float" office:value="0" calcext:value-type="float">
            <text:p>0</text:p>
          </table:table-cell>
          <table:table-cell table:formula="of:=COUNTIF([.BP$29:.BP$58];[.$A60])" office:value-type="float" office:value="0" calcext:value-type="float">
            <text:p>0</text:p>
          </table:table-cell>
          <table:table-cell table:formula="of:=COUNTIF([.BQ$29:.BQ$58];[.$A60])" office:value-type="float" office:value="0" calcext:value-type="float">
            <text:p>0</text:p>
          </table:table-cell>
          <table:table-cell table:formula="of:=COUNTIF([.BR$29:.BR$58];[.$A60])" office:value-type="float" office:value="0" calcext:value-type="float">
            <text:p>0</text:p>
          </table:table-cell>
          <table:table-cell table:formula="of:=COUNTIF([.BS$29:.BS$58];[.$A60]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.B$29:.B$58];[.$A61])" office:value-type="float" office:value="0" calcext:value-type="float">
            <text:p>0</text:p>
          </table:table-cell>
          <table:table-cell table:formula="of:=COUNTIF([.C$29:.C$58];[.$A61])" office:value-type="float" office:value="0" calcext:value-type="float">
            <text:p>0</text:p>
          </table:table-cell>
          <table:table-cell table:formula="of:=COUNTIF([.D$29:.D$58];[.$A61])" office:value-type="float" office:value="0" calcext:value-type="float">
            <text:p>0</text:p>
          </table:table-cell>
          <table:table-cell table:formula="of:=COUNTIF([.E$29:.E$58];[.$A61])" office:value-type="float" office:value="0" calcext:value-type="float">
            <text:p>0</text:p>
          </table:table-cell>
          <table:table-cell table:formula="of:=COUNTIF([.F$29:.F$58];[.$A61])" office:value-type="float" office:value="0" calcext:value-type="float">
            <text:p>0</text:p>
          </table:table-cell>
          <table:table-cell table:formula="of:=COUNTIF([.G$29:.G$58];[.$A61])" office:value-type="float" office:value="0" calcext:value-type="float">
            <text:p>0</text:p>
          </table:table-cell>
          <table:table-cell table:formula="of:=COUNTIF([.H$29:.H$58];[.$A61])" office:value-type="float" office:value="0" calcext:value-type="float">
            <text:p>0</text:p>
          </table:table-cell>
          <table:table-cell table:formula="of:=COUNTIF([.I$29:.I$58];[.$A61])" office:value-type="float" office:value="0" calcext:value-type="float">
            <text:p>0</text:p>
          </table:table-cell>
          <table:table-cell table:formula="of:=COUNTIF([.J$29:.J$58];[.$A61])" office:value-type="float" office:value="0" calcext:value-type="float">
            <text:p>0</text:p>
          </table:table-cell>
          <table:table-cell table:formula="of:=COUNTIF([.K$29:.K$58];[.$A61])" office:value-type="float" office:value="0" calcext:value-type="float">
            <text:p>0</text:p>
          </table:table-cell>
          <table:table-cell table:formula="of:=COUNTIF([.L$29:.L$58];[.$A61])" office:value-type="float" office:value="0" calcext:value-type="float">
            <text:p>0</text:p>
          </table:table-cell>
          <table:table-cell table:formula="of:=COUNTIF([.M$29:.M$58];[.$A61])" office:value-type="float" office:value="0" calcext:value-type="float">
            <text:p>0</text:p>
          </table:table-cell>
          <table:table-cell table:formula="of:=COUNTIF([.N$29:.N$58];[.$A61])" office:value-type="float" office:value="0" calcext:value-type="float">
            <text:p>0</text:p>
          </table:table-cell>
          <table:table-cell table:formula="of:=COUNTIF([.O$29:.O$58];[.$A61])" office:value-type="float" office:value="0" calcext:value-type="float">
            <text:p>0</text:p>
          </table:table-cell>
          <table:table-cell table:formula="of:=COUNTIF([.P$29:.P$58];[.$A61])" office:value-type="float" office:value="0" calcext:value-type="float">
            <text:p>0</text:p>
          </table:table-cell>
          <table:table-cell table:formula="of:=COUNTIF([.Q$29:.Q$58];[.$A61])" office:value-type="float" office:value="0" calcext:value-type="float">
            <text:p>0</text:p>
          </table:table-cell>
          <table:table-cell table:formula="of:=COUNTIF([.R$29:.R$58];[.$A61])" office:value-type="float" office:value="1" calcext:value-type="float">
            <text:p>1</text:p>
          </table:table-cell>
          <table:table-cell table:formula="of:=COUNTIF([.S$29:.S$58];[.$A61])" office:value-type="float" office:value="0" calcext:value-type="float">
            <text:p>0</text:p>
          </table:table-cell>
          <table:table-cell table:formula="of:=COUNTIF([.T$29:.T$58];[.$A61])" office:value-type="float" office:value="0" calcext:value-type="float">
            <text:p>0</text:p>
          </table:table-cell>
          <table:table-cell table:formula="of:=COUNTIF([.U$29:.U$58];[.$A61])" office:value-type="float" office:value="1" calcext:value-type="float">
            <text:p>1</text:p>
          </table:table-cell>
          <table:table-cell table:formula="of:=COUNTIF([.V$29:.V$58];[.$A61])" office:value-type="float" office:value="2" calcext:value-type="float">
            <text:p>2</text:p>
          </table:table-cell>
          <table:table-cell table:formula="of:=COUNTIF([.W$29:.W$58];[.$A61])" office:value-type="float" office:value="1" calcext:value-type="float">
            <text:p>1</text:p>
          </table:table-cell>
          <table:table-cell table:formula="of:=COUNTIF([.X$29:.X$58];[.$A61])" office:value-type="float" office:value="3" calcext:value-type="float">
            <text:p>3</text:p>
          </table:table-cell>
          <table:table-cell table:formula="of:=COUNTIF([.Y$29:.Y$58];[.$A61])" office:value-type="float" office:value="3" calcext:value-type="float">
            <text:p>3</text:p>
          </table:table-cell>
          <table:table-cell table:formula="of:=COUNTIF([.Z$29:.Z$58];[.$A61])" office:value-type="float" office:value="3" calcext:value-type="float">
            <text:p>3</text:p>
          </table:table-cell>
          <table:table-cell table:style-name="Default" table:formula="of:=COUNTIF([.AA$29:.AA$58];[.$A61])" office:value-type="float" office:value="5" calcext:value-type="float">
            <text:p>5</text:p>
          </table:table-cell>
          <table:table-cell table:style-name="Default" table:formula="of:=COUNTIF([.AB$29:.AB$58];[.$A61])" office:value-type="float" office:value="5" calcext:value-type="float">
            <text:p>5</text:p>
          </table:table-cell>
          <table:table-cell table:formula="of:=COUNTIF([.AC$29:.AC$58];[.$A61])" office:value-type="float" office:value="7" calcext:value-type="float">
            <text:p>7</text:p>
          </table:table-cell>
          <table:table-cell table:style-name="Default" table:formula="of:=COUNTIF([.AD$29:.AD$58];[.$A61])" office:value-type="float" office:value="5" calcext:value-type="float">
            <text:p>5</text:p>
          </table:table-cell>
          <table:table-cell table:formula="of:=COUNTIF([.AE$29:.AE$58];[.$A61])" office:value-type="float" office:value="2" calcext:value-type="float">
            <text:p>2</text:p>
          </table:table-cell>
          <table:table-cell table:formula="of:=COUNTIF([.AF$29:.AF$58];[.$A61])" office:value-type="float" office:value="5" calcext:value-type="float">
            <text:p>5</text:p>
          </table:table-cell>
          <table:table-cell table:formula="of:=COUNTIF([.AG$29:.AG$58];[.$A61])" office:value-type="float" office:value="1" calcext:value-type="float">
            <text:p>1</text:p>
          </table:table-cell>
          <table:table-cell table:formula="of:=COUNTIF([.AH$29:.AH$58];[.$A61])" office:value-type="float" office:value="2" calcext:value-type="float">
            <text:p>2</text:p>
          </table:table-cell>
          <table:table-cell table:formula="of:=COUNTIF([.AI$29:.AI$58];[.$A61])" office:value-type="float" office:value="0" calcext:value-type="float">
            <text:p>0</text:p>
          </table:table-cell>
          <table:table-cell table:formula="of:=COUNTIF([.AJ$29:.AJ$58];[.$A61])" office:value-type="float" office:value="2" calcext:value-type="float">
            <text:p>2</text:p>
          </table:table-cell>
          <table:table-cell table:formula="of:=COUNTIF([.AK$29:.AK$58];[.$A61])" office:value-type="float" office:value="0" calcext:value-type="float">
            <text:p>0</text:p>
          </table:table-cell>
          <table:table-cell table:formula="of:=COUNTIF([.AL$29:.AL$58];[.$A61])" office:value-type="float" office:value="3" calcext:value-type="float">
            <text:p>3</text:p>
          </table:table-cell>
          <table:table-cell table:formula="of:=COUNTIF([.AM$29:.AM$58];[.$A61])" office:value-type="float" office:value="2" calcext:value-type="float">
            <text:p>2</text:p>
          </table:table-cell>
          <table:table-cell table:formula="of:=COUNTIF([.AN$29:.AN$58];[.$A61])" office:value-type="float" office:value="0" calcext:value-type="float">
            <text:p>0</text:p>
          </table:table-cell>
          <table:table-cell table:formula="of:=COUNTIF([.AO$29:.AO$58];[.$A61])" office:value-type="float" office:value="3" calcext:value-type="float">
            <text:p>3</text:p>
          </table:table-cell>
          <table:table-cell table:formula="of:=COUNTIF([.AP$29:.AP$58];[.$A61])" office:value-type="float" office:value="1" calcext:value-type="float">
            <text:p>1</text:p>
          </table:table-cell>
          <table:table-cell table:formula="of:=COUNTIF([.AQ$29:.AQ$58];[.$A61])" office:value-type="float" office:value="1" calcext:value-type="float">
            <text:p>1</text:p>
          </table:table-cell>
          <table:table-cell table:formula="of:=COUNTIF([.AR$29:.AR$58];[.$A61])" office:value-type="float" office:value="0" calcext:value-type="float">
            <text:p>0</text:p>
          </table:table-cell>
          <table:table-cell table:formula="of:=COUNTIF([.AS$29:.AS$58];[.$A61])" office:value-type="float" office:value="0" calcext:value-type="float">
            <text:p>0</text:p>
          </table:table-cell>
          <table:table-cell table:formula="of:=COUNTIF([.AT$29:.AT$58];[.$A61])" office:value-type="float" office:value="0" calcext:value-type="float">
            <text:p>0</text:p>
          </table:table-cell>
          <table:table-cell table:formula="of:=COUNTIF([.AU$29:.AU$58];[.$A61])" office:value-type="float" office:value="1" calcext:value-type="float">
            <text:p>1</text:p>
          </table:table-cell>
          <table:table-cell table:formula="of:=COUNTIF([.AV$29:.AV$58];[.$A61])" office:value-type="float" office:value="0" calcext:value-type="float">
            <text:p>0</text:p>
          </table:table-cell>
          <table:table-cell table:formula="of:=COUNTIF([.AW$29:.AW$58];[.$A61])" office:value-type="float" office:value="0" calcext:value-type="float">
            <text:p>0</text:p>
          </table:table-cell>
          <table:table-cell table:formula="of:=COUNTIF([.AX$29:.AX$58];[.$A61])" office:value-type="float" office:value="0" calcext:value-type="float">
            <text:p>0</text:p>
          </table:table-cell>
          <table:table-cell table:formula="of:=COUNTIF([.AY$29:.AY$58];[.$A61])" office:value-type="float" office:value="0" calcext:value-type="float">
            <text:p>0</text:p>
          </table:table-cell>
          <table:table-cell table:formula="of:=COUNTIF([.AZ$29:.AZ$58];[.$A61])" office:value-type="float" office:value="0" calcext:value-type="float">
            <text:p>0</text:p>
          </table:table-cell>
          <table:table-cell table:formula="of:=COUNTIF([.BA$29:.BA$58];[.$A61])" office:value-type="float" office:value="0" calcext:value-type="float">
            <text:p>0</text:p>
          </table:table-cell>
          <table:table-cell table:formula="of:=COUNTIF([.BB$29:.BB$58];[.$A61])" office:value-type="float" office:value="0" calcext:value-type="float">
            <text:p>0</text:p>
          </table:table-cell>
          <table:table-cell table:formula="of:=COUNTIF([.BC$29:.BC$58];[.$A61])" office:value-type="float" office:value="0" calcext:value-type="float">
            <text:p>0</text:p>
          </table:table-cell>
          <table:table-cell table:formula="of:=COUNTIF([.BD$29:.BD$58];[.$A61])" office:value-type="float" office:value="0" calcext:value-type="float">
            <text:p>0</text:p>
          </table:table-cell>
          <table:table-cell table:formula="of:=COUNTIF([.BE$29:.BE$58];[.$A61])" office:value-type="float" office:value="0" calcext:value-type="float">
            <text:p>0</text:p>
          </table:table-cell>
          <table:table-cell table:formula="of:=COUNTIF([.BF$29:.BF$58];[.$A61])" office:value-type="float" office:value="0" calcext:value-type="float">
            <text:p>0</text:p>
          </table:table-cell>
          <table:table-cell table:formula="of:=COUNTIF([.BG$29:.BG$58];[.$A61])" office:value-type="float" office:value="0" calcext:value-type="float">
            <text:p>0</text:p>
          </table:table-cell>
          <table:table-cell table:formula="of:=COUNTIF([.BH$29:.BH$58];[.$A61])" office:value-type="float" office:value="0" calcext:value-type="float">
            <text:p>0</text:p>
          </table:table-cell>
          <table:table-cell table:formula="of:=COUNTIF([.BI$29:.BI$58];[.$A61])" office:value-type="float" office:value="0" calcext:value-type="float">
            <text:p>0</text:p>
          </table:table-cell>
          <table:table-cell table:formula="of:=COUNTIF([.BJ$29:.BJ$58];[.$A61])" office:value-type="float" office:value="0" calcext:value-type="float">
            <text:p>0</text:p>
          </table:table-cell>
          <table:table-cell table:formula="of:=COUNTIF([.BK$29:.BK$58];[.$A61])" office:value-type="float" office:value="0" calcext:value-type="float">
            <text:p>0</text:p>
          </table:table-cell>
          <table:table-cell table:formula="of:=COUNTIF([.BL$29:.BL$58];[.$A61])" office:value-type="float" office:value="0" calcext:value-type="float">
            <text:p>0</text:p>
          </table:table-cell>
          <table:table-cell table:formula="of:=COUNTIF([.BM$29:.BM$58];[.$A61])" office:value-type="float" office:value="0" calcext:value-type="float">
            <text:p>0</text:p>
          </table:table-cell>
          <table:table-cell table:formula="of:=COUNTIF([.BN$29:.BN$58];[.$A61])" office:value-type="float" office:value="0" calcext:value-type="float">
            <text:p>0</text:p>
          </table:table-cell>
          <table:table-cell table:formula="of:=COUNTIF([.BO$29:.BO$58];[.$A61])" office:value-type="float" office:value="0" calcext:value-type="float">
            <text:p>0</text:p>
          </table:table-cell>
          <table:table-cell table:formula="of:=COUNTIF([.BP$29:.BP$58];[.$A61])" office:value-type="float" office:value="0" calcext:value-type="float">
            <text:p>0</text:p>
          </table:table-cell>
          <table:table-cell table:formula="of:=COUNTIF([.BQ$29:.BQ$58];[.$A61])" office:value-type="float" office:value="0" calcext:value-type="float">
            <text:p>0</text:p>
          </table:table-cell>
          <table:table-cell table:formula="of:=COUNTIF([.BR$29:.BR$58];[.$A61])" office:value-type="float" office:value="0" calcext:value-type="float">
            <text:p>0</text:p>
          </table:table-cell>
          <table:table-cell table:formula="of:=COUNTIF([.BS$29:.BS$58];[.$A61]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.B$29:.B$58];[.$A62])" office:value-type="float" office:value="0" calcext:value-type="float">
            <text:p>0</text:p>
          </table:table-cell>
          <table:table-cell table:formula="of:=COUNTIF([.C$29:.C$58];[.$A62])" office:value-type="float" office:value="0" calcext:value-type="float">
            <text:p>0</text:p>
          </table:table-cell>
          <table:table-cell table:formula="of:=COUNTIF([.D$29:.D$58];[.$A62])" office:value-type="float" office:value="0" calcext:value-type="float">
            <text:p>0</text:p>
          </table:table-cell>
          <table:table-cell table:formula="of:=COUNTIF([.E$29:.E$58];[.$A62])" office:value-type="float" office:value="0" calcext:value-type="float">
            <text:p>0</text:p>
          </table:table-cell>
          <table:table-cell table:formula="of:=COUNTIF([.F$29:.F$58];[.$A62])" office:value-type="float" office:value="0" calcext:value-type="float">
            <text:p>0</text:p>
          </table:table-cell>
          <table:table-cell table:formula="of:=COUNTIF([.G$29:.G$58];[.$A62])" office:value-type="float" office:value="0" calcext:value-type="float">
            <text:p>0</text:p>
          </table:table-cell>
          <table:table-cell table:formula="of:=COUNTIF([.H$29:.H$58];[.$A62])" office:value-type="float" office:value="0" calcext:value-type="float">
            <text:p>0</text:p>
          </table:table-cell>
          <table:table-cell table:formula="of:=COUNTIF([.I$29:.I$58];[.$A62])" office:value-type="float" office:value="0" calcext:value-type="float">
            <text:p>0</text:p>
          </table:table-cell>
          <table:table-cell table:formula="of:=COUNTIF([.J$29:.J$58];[.$A62])" office:value-type="float" office:value="0" calcext:value-type="float">
            <text:p>0</text:p>
          </table:table-cell>
          <table:table-cell table:formula="of:=COUNTIF([.K$29:.K$58];[.$A62])" office:value-type="float" office:value="0" calcext:value-type="float">
            <text:p>0</text:p>
          </table:table-cell>
          <table:table-cell table:formula="of:=COUNTIF([.L$29:.L$58];[.$A62])" office:value-type="float" office:value="0" calcext:value-type="float">
            <text:p>0</text:p>
          </table:table-cell>
          <table:table-cell table:formula="of:=COUNTIF([.M$29:.M$58];[.$A62])" office:value-type="float" office:value="0" calcext:value-type="float">
            <text:p>0</text:p>
          </table:table-cell>
          <table:table-cell table:formula="of:=COUNTIF([.N$29:.N$58];[.$A62])" office:value-type="float" office:value="0" calcext:value-type="float">
            <text:p>0</text:p>
          </table:table-cell>
          <table:table-cell table:formula="of:=COUNTIF([.O$29:.O$58];[.$A62])" office:value-type="float" office:value="0" calcext:value-type="float">
            <text:p>0</text:p>
          </table:table-cell>
          <table:table-cell table:formula="of:=COUNTIF([.P$29:.P$58];[.$A62])" office:value-type="float" office:value="0" calcext:value-type="float">
            <text:p>0</text:p>
          </table:table-cell>
          <table:table-cell table:formula="of:=COUNTIF([.Q$29:.Q$58];[.$A62])" office:value-type="float" office:value="0" calcext:value-type="float">
            <text:p>0</text:p>
          </table:table-cell>
          <table:table-cell table:formula="of:=COUNTIF([.R$29:.R$58];[.$A62])" office:value-type="float" office:value="0" calcext:value-type="float">
            <text:p>0</text:p>
          </table:table-cell>
          <table:table-cell table:formula="of:=COUNTIF([.S$29:.S$58];[.$A62])" office:value-type="float" office:value="0" calcext:value-type="float">
            <text:p>0</text:p>
          </table:table-cell>
          <table:table-cell table:formula="of:=COUNTIF([.T$29:.T$58];[.$A62])" office:value-type="float" office:value="0" calcext:value-type="float">
            <text:p>0</text:p>
          </table:table-cell>
          <table:table-cell table:formula="of:=COUNTIF([.U$29:.U$58];[.$A62])" office:value-type="float" office:value="0" calcext:value-type="float">
            <text:p>0</text:p>
          </table:table-cell>
          <table:table-cell table:formula="of:=COUNTIF([.V$29:.V$58];[.$A62])" office:value-type="float" office:value="0" calcext:value-type="float">
            <text:p>0</text:p>
          </table:table-cell>
          <table:table-cell table:formula="of:=COUNTIF([.W$29:.W$58];[.$A62])" office:value-type="float" office:value="0" calcext:value-type="float">
            <text:p>0</text:p>
          </table:table-cell>
          <table:table-cell table:formula="of:=COUNTIF([.X$29:.X$58];[.$A62])" office:value-type="float" office:value="0" calcext:value-type="float">
            <text:p>0</text:p>
          </table:table-cell>
          <table:table-cell table:formula="of:=COUNTIF([.Y$29:.Y$58];[.$A62])" office:value-type="float" office:value="0" calcext:value-type="float">
            <text:p>0</text:p>
          </table:table-cell>
          <table:table-cell table:formula="of:=COUNTIF([.Z$29:.Z$58];[.$A62])" office:value-type="float" office:value="0" calcext:value-type="float">
            <text:p>0</text:p>
          </table:table-cell>
          <table:table-cell table:style-name="Default" table:formula="of:=COUNTIF([.AA$29:.AA$58];[.$A62])" office:value-type="float" office:value="0" calcext:value-type="float">
            <text:p>0</text:p>
          </table:table-cell>
          <table:table-cell table:style-name="Default" table:formula="of:=COUNTIF([.AB$29:.AB$58];[.$A62])" office:value-type="float" office:value="0" calcext:value-type="float">
            <text:p>0</text:p>
          </table:table-cell>
          <table:table-cell table:formula="of:=COUNTIF([.AC$29:.AC$58];[.$A62])" office:value-type="float" office:value="0" calcext:value-type="float">
            <text:p>0</text:p>
          </table:table-cell>
          <table:table-cell table:style-name="Default" table:formula="of:=COUNTIF([.AD$29:.AD$58];[.$A62])" office:value-type="float" office:value="0" calcext:value-type="float">
            <text:p>0</text:p>
          </table:table-cell>
          <table:table-cell table:formula="of:=COUNTIF([.AE$29:.AE$58];[.$A62])" office:value-type="float" office:value="0" calcext:value-type="float">
            <text:p>0</text:p>
          </table:table-cell>
          <table:table-cell table:formula="of:=COUNTIF([.AF$29:.AF$58];[.$A62])" office:value-type="float" office:value="0" calcext:value-type="float">
            <text:p>0</text:p>
          </table:table-cell>
          <table:table-cell table:formula="of:=COUNTIF([.AG$29:.AG$58];[.$A62])" office:value-type="float" office:value="0" calcext:value-type="float">
            <text:p>0</text:p>
          </table:table-cell>
          <table:table-cell table:formula="of:=COUNTIF([.AH$29:.AH$58];[.$A62])" office:value-type="float" office:value="0" calcext:value-type="float">
            <text:p>0</text:p>
          </table:table-cell>
          <table:table-cell table:formula="of:=COUNTIF([.AI$29:.AI$58];[.$A62])" office:value-type="float" office:value="0" calcext:value-type="float">
            <text:p>0</text:p>
          </table:table-cell>
          <table:table-cell table:formula="of:=COUNTIF([.AJ$29:.AJ$58];[.$A62])" office:value-type="float" office:value="0" calcext:value-type="float">
            <text:p>0</text:p>
          </table:table-cell>
          <table:table-cell table:formula="of:=COUNTIF([.AK$29:.AK$58];[.$A62])" office:value-type="float" office:value="0" calcext:value-type="float">
            <text:p>0</text:p>
          </table:table-cell>
          <table:table-cell table:formula="of:=COUNTIF([.AL$29:.AL$58];[.$A62])" office:value-type="float" office:value="0" calcext:value-type="float">
            <text:p>0</text:p>
          </table:table-cell>
          <table:table-cell table:formula="of:=COUNTIF([.AM$29:.AM$58];[.$A62])" office:value-type="float" office:value="1" calcext:value-type="float">
            <text:p>1</text:p>
          </table:table-cell>
          <table:table-cell table:formula="of:=COUNTIF([.AN$29:.AN$58];[.$A62])" office:value-type="float" office:value="4" calcext:value-type="float">
            <text:p>4</text:p>
          </table:table-cell>
          <table:table-cell table:formula="of:=COUNTIF([.AO$29:.AO$58];[.$A62])" office:value-type="float" office:value="2" calcext:value-type="float">
            <text:p>2</text:p>
          </table:table-cell>
          <table:table-cell table:formula="of:=COUNTIF([.AP$29:.AP$58];[.$A62])" office:value-type="float" office:value="2" calcext:value-type="float">
            <text:p>2</text:p>
          </table:table-cell>
          <table:table-cell table:formula="of:=COUNTIF([.AQ$29:.AQ$58];[.$A62])" office:value-type="float" office:value="0" calcext:value-type="float">
            <text:p>0</text:p>
          </table:table-cell>
          <table:table-cell table:formula="of:=COUNTIF([.AR$29:.AR$58];[.$A62])" office:value-type="float" office:value="5" calcext:value-type="float">
            <text:p>5</text:p>
          </table:table-cell>
          <table:table-cell table:formula="of:=COUNTIF([.AS$29:.AS$58];[.$A62])" office:value-type="float" office:value="4" calcext:value-type="float">
            <text:p>4</text:p>
          </table:table-cell>
          <table:table-cell table:formula="of:=COUNTIF([.AT$29:.AT$58];[.$A62])" office:value-type="float" office:value="2" calcext:value-type="float">
            <text:p>2</text:p>
          </table:table-cell>
          <table:table-cell table:formula="of:=COUNTIF([.AU$29:.AU$58];[.$A62])" office:value-type="float" office:value="2" calcext:value-type="float">
            <text:p>2</text:p>
          </table:table-cell>
          <table:table-cell table:formula="of:=COUNTIF([.AV$29:.AV$58];[.$A62])" office:value-type="float" office:value="0" calcext:value-type="float">
            <text:p>0</text:p>
          </table:table-cell>
          <table:table-cell table:formula="of:=COUNTIF([.AW$29:.AW$58];[.$A62])" office:value-type="float" office:value="0" calcext:value-type="float">
            <text:p>0</text:p>
          </table:table-cell>
          <table:table-cell table:formula="of:=COUNTIF([.AX$29:.AX$58];[.$A62])" office:value-type="float" office:value="1" calcext:value-type="float">
            <text:p>1</text:p>
          </table:table-cell>
          <table:table-cell table:formula="of:=COUNTIF([.AY$29:.AY$58];[.$A62])" office:value-type="float" office:value="0" calcext:value-type="float">
            <text:p>0</text:p>
          </table:table-cell>
          <table:table-cell table:formula="of:=COUNTIF([.AZ$29:.AZ$58];[.$A62])" office:value-type="float" office:value="0" calcext:value-type="float">
            <text:p>0</text:p>
          </table:table-cell>
          <table:table-cell table:formula="of:=COUNTIF([.BA$29:.BA$58];[.$A62])" office:value-type="float" office:value="0" calcext:value-type="float">
            <text:p>0</text:p>
          </table:table-cell>
          <table:table-cell table:formula="of:=COUNTIF([.BB$29:.BB$58];[.$A62])" office:value-type="float" office:value="0" calcext:value-type="float">
            <text:p>0</text:p>
          </table:table-cell>
          <table:table-cell table:formula="of:=COUNTIF([.BC$29:.BC$58];[.$A62])" office:value-type="float" office:value="0" calcext:value-type="float">
            <text:p>0</text:p>
          </table:table-cell>
          <table:table-cell table:formula="of:=COUNTIF([.BD$29:.BD$58];[.$A62])" office:value-type="float" office:value="0" calcext:value-type="float">
            <text:p>0</text:p>
          </table:table-cell>
          <table:table-cell table:formula="of:=COUNTIF([.BE$29:.BE$58];[.$A62])" office:value-type="float" office:value="0" calcext:value-type="float">
            <text:p>0</text:p>
          </table:table-cell>
          <table:table-cell table:formula="of:=COUNTIF([.BF$29:.BF$58];[.$A62])" office:value-type="float" office:value="0" calcext:value-type="float">
            <text:p>0</text:p>
          </table:table-cell>
          <table:table-cell table:formula="of:=COUNTIF([.BG$29:.BG$58];[.$A62])" office:value-type="float" office:value="0" calcext:value-type="float">
            <text:p>0</text:p>
          </table:table-cell>
          <table:table-cell table:formula="of:=COUNTIF([.BH$29:.BH$58];[.$A62])" office:value-type="float" office:value="0" calcext:value-type="float">
            <text:p>0</text:p>
          </table:table-cell>
          <table:table-cell table:formula="of:=COUNTIF([.BI$29:.BI$58];[.$A62])" office:value-type="float" office:value="0" calcext:value-type="float">
            <text:p>0</text:p>
          </table:table-cell>
          <table:table-cell table:formula="of:=COUNTIF([.BJ$29:.BJ$58];[.$A62])" office:value-type="float" office:value="0" calcext:value-type="float">
            <text:p>0</text:p>
          </table:table-cell>
          <table:table-cell table:formula="of:=COUNTIF([.BK$29:.BK$58];[.$A62])" office:value-type="float" office:value="0" calcext:value-type="float">
            <text:p>0</text:p>
          </table:table-cell>
          <table:table-cell table:formula="of:=COUNTIF([.BL$29:.BL$58];[.$A62])" office:value-type="float" office:value="0" calcext:value-type="float">
            <text:p>0</text:p>
          </table:table-cell>
          <table:table-cell table:formula="of:=COUNTIF([.BM$29:.BM$58];[.$A62])" office:value-type="float" office:value="0" calcext:value-type="float">
            <text:p>0</text:p>
          </table:table-cell>
          <table:table-cell table:formula="of:=COUNTIF([.BN$29:.BN$58];[.$A62])" office:value-type="float" office:value="0" calcext:value-type="float">
            <text:p>0</text:p>
          </table:table-cell>
          <table:table-cell table:formula="of:=COUNTIF([.BO$29:.BO$58];[.$A62])" office:value-type="float" office:value="0" calcext:value-type="float">
            <text:p>0</text:p>
          </table:table-cell>
          <table:table-cell table:formula="of:=COUNTIF([.BP$29:.BP$58];[.$A62])" office:value-type="float" office:value="0" calcext:value-type="float">
            <text:p>0</text:p>
          </table:table-cell>
          <table:table-cell table:formula="of:=COUNTIF([.BQ$29:.BQ$58];[.$A62])" office:value-type="float" office:value="0" calcext:value-type="float">
            <text:p>0</text:p>
          </table:table-cell>
          <table:table-cell table:formula="of:=COUNTIF([.BR$29:.BR$58];[.$A62])" office:value-type="float" office:value="0" calcext:value-type="float">
            <text:p>0</text:p>
          </table:table-cell>
          <table:table-cell table:formula="of:=COUNTIF([.BS$29:.BS$58];[.$A62]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.B$29:.B$58];[.$A63])" office:value-type="float" office:value="0" calcext:value-type="float">
            <text:p>0</text:p>
          </table:table-cell>
          <table:table-cell table:formula="of:=COUNTIF([.C$29:.C$58];[.$A63])" office:value-type="float" office:value="0" calcext:value-type="float">
            <text:p>0</text:p>
          </table:table-cell>
          <table:table-cell table:formula="of:=COUNTIF([.D$29:.D$58];[.$A63])" office:value-type="float" office:value="0" calcext:value-type="float">
            <text:p>0</text:p>
          </table:table-cell>
          <table:table-cell table:formula="of:=COUNTIF([.E$29:.E$58];[.$A63])" office:value-type="float" office:value="0" calcext:value-type="float">
            <text:p>0</text:p>
          </table:table-cell>
          <table:table-cell table:formula="of:=COUNTIF([.F$29:.F$58];[.$A63])" office:value-type="float" office:value="1" calcext:value-type="float">
            <text:p>1</text:p>
          </table:table-cell>
          <table:table-cell table:formula="of:=COUNTIF([.G$29:.G$58];[.$A63])" office:value-type="float" office:value="0" calcext:value-type="float">
            <text:p>0</text:p>
          </table:table-cell>
          <table:table-cell table:formula="of:=COUNTIF([.H$29:.H$58];[.$A63])" office:value-type="float" office:value="1" calcext:value-type="float">
            <text:p>1</text:p>
          </table:table-cell>
          <table:table-cell table:formula="of:=COUNTIF([.I$29:.I$58];[.$A63])" office:value-type="float" office:value="1" calcext:value-type="float">
            <text:p>1</text:p>
          </table:table-cell>
          <table:table-cell table:formula="of:=COUNTIF([.J$29:.J$58];[.$A63])" office:value-type="float" office:value="3" calcext:value-type="float">
            <text:p>3</text:p>
          </table:table-cell>
          <table:table-cell table:formula="of:=COUNTIF([.K$29:.K$58];[.$A63])" office:value-type="float" office:value="5" calcext:value-type="float">
            <text:p>5</text:p>
          </table:table-cell>
          <table:table-cell table:formula="of:=COUNTIF([.L$29:.L$58];[.$A63])" office:value-type="float" office:value="7" calcext:value-type="float">
            <text:p>7</text:p>
          </table:table-cell>
          <table:table-cell table:formula="of:=COUNTIF([.M$29:.M$58];[.$A63])" office:value-type="float" office:value="8" calcext:value-type="float">
            <text:p>8</text:p>
          </table:table-cell>
          <table:table-cell table:formula="of:=COUNTIF([.N$29:.N$58];[.$A63])" office:value-type="float" office:value="6" calcext:value-type="float">
            <text:p>6</text:p>
          </table:table-cell>
          <table:table-cell table:formula="of:=COUNTIF([.O$29:.O$58];[.$A63])" office:value-type="float" office:value="6" calcext:value-type="float">
            <text:p>6</text:p>
          </table:table-cell>
          <table:table-cell table:formula="of:=COUNTIF([.P$29:.P$58];[.$A63])" office:value-type="float" office:value="7" calcext:value-type="float">
            <text:p>7</text:p>
          </table:table-cell>
          <table:table-cell table:formula="of:=COUNTIF([.Q$29:.Q$58];[.$A63])" office:value-type="float" office:value="11" calcext:value-type="float">
            <text:p>11</text:p>
          </table:table-cell>
          <table:table-cell table:formula="of:=COUNTIF([.R$29:.R$58];[.$A63])" office:value-type="float" office:value="5" calcext:value-type="float">
            <text:p>5</text:p>
          </table:table-cell>
          <table:table-cell table:formula="of:=COUNTIF([.S$29:.S$58];[.$A63])" office:value-type="float" office:value="8" calcext:value-type="float">
            <text:p>8</text:p>
          </table:table-cell>
          <table:table-cell table:formula="of:=COUNTIF([.T$29:.T$58];[.$A63])" office:value-type="float" office:value="6" calcext:value-type="float">
            <text:p>6</text:p>
          </table:table-cell>
          <table:table-cell table:formula="of:=COUNTIF([.U$29:.U$58];[.$A63])" office:value-type="float" office:value="4" calcext:value-type="float">
            <text:p>4</text:p>
          </table:table-cell>
          <table:table-cell table:formula="of:=COUNTIF([.V$29:.V$58];[.$A63])" office:value-type="float" office:value="2" calcext:value-type="float">
            <text:p>2</text:p>
          </table:table-cell>
          <table:table-cell table:formula="of:=COUNTIF([.W$29:.W$58];[.$A63])" office:value-type="float" office:value="5" calcext:value-type="float">
            <text:p>5</text:p>
          </table:table-cell>
          <table:table-cell table:formula="of:=COUNTIF([.X$29:.X$58];[.$A63])" office:value-type="float" office:value="3" calcext:value-type="float">
            <text:p>3</text:p>
          </table:table-cell>
          <table:table-cell table:formula="of:=COUNTIF([.Y$29:.Y$58];[.$A63])" office:value-type="float" office:value="8" calcext:value-type="float">
            <text:p>8</text:p>
          </table:table-cell>
          <table:table-cell table:formula="of:=COUNTIF([.Z$29:.Z$58];[.$A63])" office:value-type="float" office:value="4" calcext:value-type="float">
            <text:p>4</text:p>
          </table:table-cell>
          <table:table-cell table:style-name="Default" table:formula="of:=COUNTIF([.AA$29:.AA$58];[.$A63])" office:value-type="float" office:value="5" calcext:value-type="float">
            <text:p>5</text:p>
          </table:table-cell>
          <table:table-cell table:style-name="Default" table:formula="of:=COUNTIF([.AB$29:.AB$58];[.$A63])" office:value-type="float" office:value="5" calcext:value-type="float">
            <text:p>5</text:p>
          </table:table-cell>
          <table:table-cell table:formula="of:=COUNTIF([.AC$29:.AC$58];[.$A63])" office:value-type="float" office:value="5" calcext:value-type="float">
            <text:p>5</text:p>
          </table:table-cell>
          <table:table-cell table:style-name="Default" table:formula="of:=COUNTIF([.AD$29:.AD$58];[.$A63])" office:value-type="float" office:value="2" calcext:value-type="float">
            <text:p>2</text:p>
          </table:table-cell>
          <table:table-cell table:formula="of:=COUNTIF([.AE$29:.AE$58];[.$A63])" office:value-type="float" office:value="1" calcext:value-type="float">
            <text:p>1</text:p>
          </table:table-cell>
          <table:table-cell table:formula="of:=COUNTIF([.AF$29:.AF$58];[.$A63])" office:value-type="float" office:value="2" calcext:value-type="float">
            <text:p>2</text:p>
          </table:table-cell>
          <table:table-cell table:formula="of:=COUNTIF([.AG$29:.AG$58];[.$A63])" office:value-type="float" office:value="0" calcext:value-type="float">
            <text:p>0</text:p>
          </table:table-cell>
          <table:table-cell table:formula="of:=COUNTIF([.AH$29:.AH$58];[.$A63])" office:value-type="float" office:value="1" calcext:value-type="float">
            <text:p>1</text:p>
          </table:table-cell>
          <table:table-cell table:formula="of:=COUNTIF([.AI$29:.AI$58];[.$A63])" office:value-type="float" office:value="0" calcext:value-type="float">
            <text:p>0</text:p>
          </table:table-cell>
          <table:table-cell table:formula="of:=COUNTIF([.AJ$29:.AJ$58];[.$A63])" office:value-type="float" office:value="0" calcext:value-type="float">
            <text:p>0</text:p>
          </table:table-cell>
          <table:table-cell table:formula="of:=COUNTIF([.AK$29:.AK$58];[.$A63])" office:value-type="float" office:value="0" calcext:value-type="float">
            <text:p>0</text:p>
          </table:table-cell>
          <table:table-cell table:formula="of:=COUNTIF([.AL$29:.AL$58];[.$A63])" office:value-type="float" office:value="0" calcext:value-type="float">
            <text:p>0</text:p>
          </table:table-cell>
          <table:table-cell table:formula="of:=COUNTIF([.AM$29:.AM$58];[.$A63])" office:value-type="float" office:value="0" calcext:value-type="float">
            <text:p>0</text:p>
          </table:table-cell>
          <table:table-cell table:formula="of:=COUNTIF([.AN$29:.AN$58];[.$A63])" office:value-type="float" office:value="0" calcext:value-type="float">
            <text:p>0</text:p>
          </table:table-cell>
          <table:table-cell table:formula="of:=COUNTIF([.AO$29:.AO$58];[.$A63])" office:value-type="float" office:value="0" calcext:value-type="float">
            <text:p>0</text:p>
          </table:table-cell>
          <table:table-cell table:formula="of:=COUNTIF([.AP$29:.AP$58];[.$A63])" office:value-type="float" office:value="0" calcext:value-type="float">
            <text:p>0</text:p>
          </table:table-cell>
          <table:table-cell table:formula="of:=COUNTIF([.AQ$29:.AQ$58];[.$A63])" office:value-type="float" office:value="0" calcext:value-type="float">
            <text:p>0</text:p>
          </table:table-cell>
          <table:table-cell table:formula="of:=COUNTIF([.AR$29:.AR$58];[.$A63])" office:value-type="float" office:value="0" calcext:value-type="float">
            <text:p>0</text:p>
          </table:table-cell>
          <table:table-cell table:formula="of:=COUNTIF([.AS$29:.AS$58];[.$A63])" office:value-type="float" office:value="0" calcext:value-type="float">
            <text:p>0</text:p>
          </table:table-cell>
          <table:table-cell table:formula="of:=COUNTIF([.AT$29:.AT$58];[.$A63])" office:value-type="float" office:value="0" calcext:value-type="float">
            <text:p>0</text:p>
          </table:table-cell>
          <table:table-cell table:formula="of:=COUNTIF([.AU$29:.AU$58];[.$A63])" office:value-type="float" office:value="0" calcext:value-type="float">
            <text:p>0</text:p>
          </table:table-cell>
          <table:table-cell table:formula="of:=COUNTIF([.AV$29:.AV$58];[.$A63])" office:value-type="float" office:value="0" calcext:value-type="float">
            <text:p>0</text:p>
          </table:table-cell>
          <table:table-cell table:formula="of:=COUNTIF([.AW$29:.AW$58];[.$A63])" office:value-type="float" office:value="0" calcext:value-type="float">
            <text:p>0</text:p>
          </table:table-cell>
          <table:table-cell table:formula="of:=COUNTIF([.AX$29:.AX$58];[.$A63])" office:value-type="float" office:value="0" calcext:value-type="float">
            <text:p>0</text:p>
          </table:table-cell>
          <table:table-cell table:formula="of:=COUNTIF([.AY$29:.AY$58];[.$A63])" office:value-type="float" office:value="0" calcext:value-type="float">
            <text:p>0</text:p>
          </table:table-cell>
          <table:table-cell table:formula="of:=COUNTIF([.AZ$29:.AZ$58];[.$A63])" office:value-type="float" office:value="0" calcext:value-type="float">
            <text:p>0</text:p>
          </table:table-cell>
          <table:table-cell table:formula="of:=COUNTIF([.BA$29:.BA$58];[.$A63])" office:value-type="float" office:value="0" calcext:value-type="float">
            <text:p>0</text:p>
          </table:table-cell>
          <table:table-cell table:formula="of:=COUNTIF([.BB$29:.BB$58];[.$A63])" office:value-type="float" office:value="0" calcext:value-type="float">
            <text:p>0</text:p>
          </table:table-cell>
          <table:table-cell table:formula="of:=COUNTIF([.BC$29:.BC$58];[.$A63])" office:value-type="float" office:value="0" calcext:value-type="float">
            <text:p>0</text:p>
          </table:table-cell>
          <table:table-cell table:formula="of:=COUNTIF([.BD$29:.BD$58];[.$A63])" office:value-type="float" office:value="0" calcext:value-type="float">
            <text:p>0</text:p>
          </table:table-cell>
          <table:table-cell table:formula="of:=COUNTIF([.BE$29:.BE$58];[.$A63])" office:value-type="float" office:value="0" calcext:value-type="float">
            <text:p>0</text:p>
          </table:table-cell>
          <table:table-cell table:formula="of:=COUNTIF([.BF$29:.BF$58];[.$A63])" office:value-type="float" office:value="0" calcext:value-type="float">
            <text:p>0</text:p>
          </table:table-cell>
          <table:table-cell table:formula="of:=COUNTIF([.BG$29:.BG$58];[.$A63])" office:value-type="float" office:value="0" calcext:value-type="float">
            <text:p>0</text:p>
          </table:table-cell>
          <table:table-cell table:formula="of:=COUNTIF([.BH$29:.BH$58];[.$A63])" office:value-type="float" office:value="0" calcext:value-type="float">
            <text:p>0</text:p>
          </table:table-cell>
          <table:table-cell table:formula="of:=COUNTIF([.BI$29:.BI$58];[.$A63])" office:value-type="float" office:value="0" calcext:value-type="float">
            <text:p>0</text:p>
          </table:table-cell>
          <table:table-cell table:formula="of:=COUNTIF([.BJ$29:.BJ$58];[.$A63])" office:value-type="float" office:value="0" calcext:value-type="float">
            <text:p>0</text:p>
          </table:table-cell>
          <table:table-cell table:formula="of:=COUNTIF([.BK$29:.BK$58];[.$A63])" office:value-type="float" office:value="0" calcext:value-type="float">
            <text:p>0</text:p>
          </table:table-cell>
          <table:table-cell table:formula="of:=COUNTIF([.BL$29:.BL$58];[.$A63])" office:value-type="float" office:value="0" calcext:value-type="float">
            <text:p>0</text:p>
          </table:table-cell>
          <table:table-cell table:formula="of:=COUNTIF([.BM$29:.BM$58];[.$A63])" office:value-type="float" office:value="0" calcext:value-type="float">
            <text:p>0</text:p>
          </table:table-cell>
          <table:table-cell table:formula="of:=COUNTIF([.BN$29:.BN$58];[.$A63])" office:value-type="float" office:value="0" calcext:value-type="float">
            <text:p>0</text:p>
          </table:table-cell>
          <table:table-cell table:formula="of:=COUNTIF([.BO$29:.BO$58];[.$A63])" office:value-type="float" office:value="0" calcext:value-type="float">
            <text:p>0</text:p>
          </table:table-cell>
          <table:table-cell table:formula="of:=COUNTIF([.BP$29:.BP$58];[.$A63])" office:value-type="float" office:value="0" calcext:value-type="float">
            <text:p>0</text:p>
          </table:table-cell>
          <table:table-cell table:formula="of:=COUNTIF([.BQ$29:.BQ$58];[.$A63])" office:value-type="float" office:value="0" calcext:value-type="float">
            <text:p>0</text:p>
          </table:table-cell>
          <table:table-cell table:formula="of:=COUNTIF([.BR$29:.BR$58];[.$A63])" office:value-type="float" office:value="0" calcext:value-type="float">
            <text:p>0</text:p>
          </table:table-cell>
          <table:table-cell table:formula="of:=COUNTIF([.BS$29:.BS$58];[.$A63]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([.B$29:.B$58];[.$A64])" office:value-type="float" office:value="1" calcext:value-type="float">
            <text:p>1</text:p>
          </table:table-cell>
          <table:table-cell table:formula="of:=COUNTIF([.C$29:.C$58];[.$A64])" office:value-type="float" office:value="0" calcext:value-type="float">
            <text:p>0</text:p>
          </table:table-cell>
          <table:table-cell table:formula="of:=COUNTIF([.D$29:.D$58];[.$A64])" office:value-type="float" office:value="3" calcext:value-type="float">
            <text:p>3</text:p>
          </table:table-cell>
          <table:table-cell table:formula="of:=COUNTIF([.E$29:.E$58];[.$A64])" office:value-type="float" office:value="2" calcext:value-type="float">
            <text:p>2</text:p>
          </table:table-cell>
          <table:table-cell table:formula="of:=COUNTIF([.F$29:.F$58];[.$A64])" office:value-type="float" office:value="1" calcext:value-type="float">
            <text:p>1</text:p>
          </table:table-cell>
          <table:table-cell table:formula="of:=COUNTIF([.G$29:.G$58];[.$A64])" office:value-type="float" office:value="2" calcext:value-type="float">
            <text:p>2</text:p>
          </table:table-cell>
          <table:table-cell table:formula="of:=COUNTIF([.H$29:.H$58];[.$A64])" office:value-type="float" office:value="5" calcext:value-type="float">
            <text:p>5</text:p>
          </table:table-cell>
          <table:table-cell table:formula="of:=COUNTIF([.I$29:.I$58];[.$A64])" office:value-type="float" office:value="6" calcext:value-type="float">
            <text:p>6</text:p>
          </table:table-cell>
          <table:table-cell table:formula="of:=COUNTIF([.J$29:.J$58];[.$A64])" office:value-type="float" office:value="6" calcext:value-type="float">
            <text:p>6</text:p>
          </table:table-cell>
          <table:table-cell table:formula="of:=COUNTIF([.K$29:.K$58];[.$A64])" office:value-type="float" office:value="8" calcext:value-type="float">
            <text:p>8</text:p>
          </table:table-cell>
          <table:table-cell table:formula="of:=COUNTIF([.L$29:.L$58];[.$A64])" office:value-type="float" office:value="16" calcext:value-type="float">
            <text:p>16</text:p>
          </table:table-cell>
          <table:table-cell table:formula="of:=COUNTIF([.M$29:.M$58];[.$A64])" office:value-type="float" office:value="6" calcext:value-type="float">
            <text:p>6</text:p>
          </table:table-cell>
          <table:table-cell table:formula="of:=COUNTIF([.N$29:.N$58];[.$A64])" office:value-type="float" office:value="13" calcext:value-type="float">
            <text:p>13</text:p>
          </table:table-cell>
          <table:table-cell table:formula="of:=COUNTIF([.O$29:.O$58];[.$A64])" office:value-type="float" office:value="10" calcext:value-type="float">
            <text:p>10</text:p>
          </table:table-cell>
          <table:table-cell table:formula="of:=COUNTIF([.P$29:.P$58];[.$A64])" office:value-type="float" office:value="6" calcext:value-type="float">
            <text:p>6</text:p>
          </table:table-cell>
          <table:table-cell table:formula="of:=COUNTIF([.Q$29:.Q$58];[.$A64])" office:value-type="float" office:value="5" calcext:value-type="float">
            <text:p>5</text:p>
          </table:table-cell>
          <table:table-cell table:formula="of:=COUNTIF([.R$29:.R$58];[.$A64])" office:value-type="float" office:value="6" calcext:value-type="float">
            <text:p>6</text:p>
          </table:table-cell>
          <table:table-cell table:formula="of:=COUNTIF([.S$29:.S$58];[.$A64])" office:value-type="float" office:value="5" calcext:value-type="float">
            <text:p>5</text:p>
          </table:table-cell>
          <table:table-cell table:formula="of:=COUNTIF([.T$29:.T$58];[.$A64])" office:value-type="float" office:value="5" calcext:value-type="float">
            <text:p>5</text:p>
          </table:table-cell>
          <table:table-cell table:formula="of:=COUNTIF([.U$29:.U$58];[.$A64])" office:value-type="float" office:value="3" calcext:value-type="float">
            <text:p>3</text:p>
          </table:table-cell>
          <table:table-cell table:formula="of:=COUNTIF([.V$29:.V$58];[.$A64])" office:value-type="float" office:value="2" calcext:value-type="float">
            <text:p>2</text:p>
          </table:table-cell>
          <table:table-cell table:formula="of:=COUNTIF([.W$29:.W$58];[.$A64])" office:value-type="float" office:value="0" calcext:value-type="float">
            <text:p>0</text:p>
          </table:table-cell>
          <table:table-cell table:formula="of:=COUNTIF([.X$29:.X$58];[.$A64])" office:value-type="float" office:value="3" calcext:value-type="float">
            <text:p>3</text:p>
          </table:table-cell>
          <table:table-cell table:formula="of:=COUNTIF([.Y$29:.Y$58];[.$A64])" office:value-type="float" office:value="1" calcext:value-type="float">
            <text:p>1</text:p>
          </table:table-cell>
          <table:table-cell table:formula="of:=COUNTIF([.Z$29:.Z$58];[.$A64])" office:value-type="float" office:value="0" calcext:value-type="float">
            <text:p>0</text:p>
          </table:table-cell>
          <table:table-cell table:style-name="Default" table:formula="of:=COUNTIF([.AA$29:.AA$58];[.$A64])" office:value-type="float" office:value="0" calcext:value-type="float">
            <text:p>0</text:p>
          </table:table-cell>
          <table:table-cell table:style-name="Default" table:formula="of:=COUNTIF([.AB$29:.AB$58];[.$A64])" office:value-type="float" office:value="0" calcext:value-type="float">
            <text:p>0</text:p>
          </table:table-cell>
          <table:table-cell table:formula="of:=COUNTIF([.AC$29:.AC$58];[.$A64])" office:value-type="float" office:value="1" calcext:value-type="float">
            <text:p>1</text:p>
          </table:table-cell>
          <table:table-cell table:style-name="Default" table:formula="of:=COUNTIF([.AD$29:.AD$58];[.$A64])" office:value-type="float" office:value="0" calcext:value-type="float">
            <text:p>0</text:p>
          </table:table-cell>
          <table:table-cell table:formula="of:=COUNTIF([.AE$29:.AE$58];[.$A64])" office:value-type="float" office:value="0" calcext:value-type="float">
            <text:p>0</text:p>
          </table:table-cell>
          <table:table-cell table:formula="of:=COUNTIF([.AF$29:.AF$58];[.$A64])" office:value-type="float" office:value="0" calcext:value-type="float">
            <text:p>0</text:p>
          </table:table-cell>
          <table:table-cell table:formula="of:=COUNTIF([.AG$29:.AG$58];[.$A64])" office:value-type="float" office:value="0" calcext:value-type="float">
            <text:p>0</text:p>
          </table:table-cell>
          <table:table-cell table:formula="of:=COUNTIF([.AH$29:.AH$58];[.$A64])" office:value-type="float" office:value="0" calcext:value-type="float">
            <text:p>0</text:p>
          </table:table-cell>
          <table:table-cell table:formula="of:=COUNTIF([.AI$29:.AI$58];[.$A64])" office:value-type="float" office:value="0" calcext:value-type="float">
            <text:p>0</text:p>
          </table:table-cell>
          <table:table-cell table:formula="of:=COUNTIF([.AJ$29:.AJ$58];[.$A64])" office:value-type="float" office:value="0" calcext:value-type="float">
            <text:p>0</text:p>
          </table:table-cell>
          <table:table-cell table:formula="of:=COUNTIF([.AK$29:.AK$58];[.$A64])" office:value-type="float" office:value="0" calcext:value-type="float">
            <text:p>0</text:p>
          </table:table-cell>
          <table:table-cell table:formula="of:=COUNTIF([.AL$29:.AL$58];[.$A64])" office:value-type="float" office:value="0" calcext:value-type="float">
            <text:p>0</text:p>
          </table:table-cell>
          <table:table-cell table:formula="of:=COUNTIF([.AM$29:.AM$58];[.$A64])" office:value-type="float" office:value="0" calcext:value-type="float">
            <text:p>0</text:p>
          </table:table-cell>
          <table:table-cell table:formula="of:=COUNTIF([.AN$29:.AN$58];[.$A64])" office:value-type="float" office:value="0" calcext:value-type="float">
            <text:p>0</text:p>
          </table:table-cell>
          <table:table-cell table:formula="of:=COUNTIF([.AO$29:.AO$58];[.$A64])" office:value-type="float" office:value="0" calcext:value-type="float">
            <text:p>0</text:p>
          </table:table-cell>
          <table:table-cell table:formula="of:=COUNTIF([.AP$29:.AP$58];[.$A64])" office:value-type="float" office:value="0" calcext:value-type="float">
            <text:p>0</text:p>
          </table:table-cell>
          <table:table-cell table:formula="of:=COUNTIF([.AQ$29:.AQ$58];[.$A64])" office:value-type="float" office:value="0" calcext:value-type="float">
            <text:p>0</text:p>
          </table:table-cell>
          <table:table-cell table:formula="of:=COUNTIF([.AR$29:.AR$58];[.$A64])" office:value-type="float" office:value="0" calcext:value-type="float">
            <text:p>0</text:p>
          </table:table-cell>
          <table:table-cell table:formula="of:=COUNTIF([.AS$29:.AS$58];[.$A64])" office:value-type="float" office:value="0" calcext:value-type="float">
            <text:p>0</text:p>
          </table:table-cell>
          <table:table-cell table:formula="of:=COUNTIF([.AT$29:.AT$58];[.$A64])" office:value-type="float" office:value="0" calcext:value-type="float">
            <text:p>0</text:p>
          </table:table-cell>
          <table:table-cell table:formula="of:=COUNTIF([.AU$29:.AU$58];[.$A64])" office:value-type="float" office:value="0" calcext:value-type="float">
            <text:p>0</text:p>
          </table:table-cell>
          <table:table-cell table:formula="of:=COUNTIF([.AV$29:.AV$58];[.$A64])" office:value-type="float" office:value="0" calcext:value-type="float">
            <text:p>0</text:p>
          </table:table-cell>
          <table:table-cell table:formula="of:=COUNTIF([.AW$29:.AW$58];[.$A64])" office:value-type="float" office:value="0" calcext:value-type="float">
            <text:p>0</text:p>
          </table:table-cell>
          <table:table-cell table:formula="of:=COUNTIF([.AX$29:.AX$58];[.$A64])" office:value-type="float" office:value="0" calcext:value-type="float">
            <text:p>0</text:p>
          </table:table-cell>
          <table:table-cell table:formula="of:=COUNTIF([.AY$29:.AY$58];[.$A64])" office:value-type="float" office:value="0" calcext:value-type="float">
            <text:p>0</text:p>
          </table:table-cell>
          <table:table-cell table:formula="of:=COUNTIF([.AZ$29:.AZ$58];[.$A64])" office:value-type="float" office:value="0" calcext:value-type="float">
            <text:p>0</text:p>
          </table:table-cell>
          <table:table-cell table:formula="of:=COUNTIF([.BA$29:.BA$58];[.$A64])" office:value-type="float" office:value="0" calcext:value-type="float">
            <text:p>0</text:p>
          </table:table-cell>
          <table:table-cell table:formula="of:=COUNTIF([.BB$29:.BB$58];[.$A64])" office:value-type="float" office:value="0" calcext:value-type="float">
            <text:p>0</text:p>
          </table:table-cell>
          <table:table-cell table:formula="of:=COUNTIF([.BC$29:.BC$58];[.$A64])" office:value-type="float" office:value="0" calcext:value-type="float">
            <text:p>0</text:p>
          </table:table-cell>
          <table:table-cell table:formula="of:=COUNTIF([.BD$29:.BD$58];[.$A64])" office:value-type="float" office:value="0" calcext:value-type="float">
            <text:p>0</text:p>
          </table:table-cell>
          <table:table-cell table:formula="of:=COUNTIF([.BE$29:.BE$58];[.$A64])" office:value-type="float" office:value="0" calcext:value-type="float">
            <text:p>0</text:p>
          </table:table-cell>
          <table:table-cell table:formula="of:=COUNTIF([.BF$29:.BF$58];[.$A64])" office:value-type="float" office:value="0" calcext:value-type="float">
            <text:p>0</text:p>
          </table:table-cell>
          <table:table-cell table:formula="of:=COUNTIF([.BG$29:.BG$58];[.$A64])" office:value-type="float" office:value="0" calcext:value-type="float">
            <text:p>0</text:p>
          </table:table-cell>
          <table:table-cell table:formula="of:=COUNTIF([.BH$29:.BH$58];[.$A64])" office:value-type="float" office:value="0" calcext:value-type="float">
            <text:p>0</text:p>
          </table:table-cell>
          <table:table-cell table:formula="of:=COUNTIF([.BI$29:.BI$58];[.$A64])" office:value-type="float" office:value="0" calcext:value-type="float">
            <text:p>0</text:p>
          </table:table-cell>
          <table:table-cell table:formula="of:=COUNTIF([.BJ$29:.BJ$58];[.$A64])" office:value-type="float" office:value="0" calcext:value-type="float">
            <text:p>0</text:p>
          </table:table-cell>
          <table:table-cell table:formula="of:=COUNTIF([.BK$29:.BK$58];[.$A64])" office:value-type="float" office:value="0" calcext:value-type="float">
            <text:p>0</text:p>
          </table:table-cell>
          <table:table-cell table:formula="of:=COUNTIF([.BL$29:.BL$58];[.$A64])" office:value-type="float" office:value="0" calcext:value-type="float">
            <text:p>0</text:p>
          </table:table-cell>
          <table:table-cell table:formula="of:=COUNTIF([.BM$29:.BM$58];[.$A64])" office:value-type="float" office:value="0" calcext:value-type="float">
            <text:p>0</text:p>
          </table:table-cell>
          <table:table-cell table:formula="of:=COUNTIF([.BN$29:.BN$58];[.$A64])" office:value-type="float" office:value="0" calcext:value-type="float">
            <text:p>0</text:p>
          </table:table-cell>
          <table:table-cell table:formula="of:=COUNTIF([.BO$29:.BO$58];[.$A64])" office:value-type="float" office:value="0" calcext:value-type="float">
            <text:p>0</text:p>
          </table:table-cell>
          <table:table-cell table:formula="of:=COUNTIF([.BP$29:.BP$58];[.$A64])" office:value-type="float" office:value="0" calcext:value-type="float">
            <text:p>0</text:p>
          </table:table-cell>
          <table:table-cell table:formula="of:=COUNTIF([.BQ$29:.BQ$58];[.$A64])" office:value-type="float" office:value="0" calcext:value-type="float">
            <text:p>0</text:p>
          </table:table-cell>
          <table:table-cell table:formula="of:=COUNTIF([.BR$29:.BR$58];[.$A64])" office:value-type="float" office:value="0" calcext:value-type="float">
            <text:p>0</text:p>
          </table:table-cell>
          <table:table-cell table:formula="of:=COUNTIF([.BS$29:.BS$58];[.$A64]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IF([.B$29:.B$58];[.$A65])" office:value-type="float" office:value="0" calcext:value-type="float">
            <text:p>0</text:p>
          </table:table-cell>
          <table:table-cell table:formula="of:=COUNTIF([.C$29:.C$58];[.$A65])" office:value-type="float" office:value="0" calcext:value-type="float">
            <text:p>0</text:p>
          </table:table-cell>
          <table:table-cell table:formula="of:=COUNTIF([.D$29:.D$58];[.$A65])" office:value-type="float" office:value="0" calcext:value-type="float">
            <text:p>0</text:p>
          </table:table-cell>
          <table:table-cell table:formula="of:=COUNTIF([.E$29:.E$58];[.$A65])" office:value-type="float" office:value="0" calcext:value-type="float">
            <text:p>0</text:p>
          </table:table-cell>
          <table:table-cell table:formula="of:=COUNTIF([.F$29:.F$58];[.$A65])" office:value-type="float" office:value="0" calcext:value-type="float">
            <text:p>0</text:p>
          </table:table-cell>
          <table:table-cell table:formula="of:=COUNTIF([.G$29:.G$58];[.$A65])" office:value-type="float" office:value="0" calcext:value-type="float">
            <text:p>0</text:p>
          </table:table-cell>
          <table:table-cell table:formula="of:=COUNTIF([.H$29:.H$58];[.$A65])" office:value-type="float" office:value="0" calcext:value-type="float">
            <text:p>0</text:p>
          </table:table-cell>
          <table:table-cell table:formula="of:=COUNTIF([.I$29:.I$58];[.$A65])" office:value-type="float" office:value="0" calcext:value-type="float">
            <text:p>0</text:p>
          </table:table-cell>
          <table:table-cell table:formula="of:=COUNTIF([.J$29:.J$58];[.$A65])" office:value-type="float" office:value="0" calcext:value-type="float">
            <text:p>0</text:p>
          </table:table-cell>
          <table:table-cell table:formula="of:=COUNTIF([.K$29:.K$58];[.$A65])" office:value-type="float" office:value="0" calcext:value-type="float">
            <text:p>0</text:p>
          </table:table-cell>
          <table:table-cell table:formula="of:=COUNTIF([.L$29:.L$58];[.$A65])" office:value-type="float" office:value="0" calcext:value-type="float">
            <text:p>0</text:p>
          </table:table-cell>
          <table:table-cell table:formula="of:=COUNTIF([.M$29:.M$58];[.$A65])" office:value-type="float" office:value="0" calcext:value-type="float">
            <text:p>0</text:p>
          </table:table-cell>
          <table:table-cell table:formula="of:=COUNTIF([.N$29:.N$58];[.$A65])" office:value-type="float" office:value="0" calcext:value-type="float">
            <text:p>0</text:p>
          </table:table-cell>
          <table:table-cell table:formula="of:=COUNTIF([.O$29:.O$58];[.$A65])" office:value-type="float" office:value="0" calcext:value-type="float">
            <text:p>0</text:p>
          </table:table-cell>
          <table:table-cell table:formula="of:=COUNTIF([.P$29:.P$58];[.$A65])" office:value-type="float" office:value="0" calcext:value-type="float">
            <text:p>0</text:p>
          </table:table-cell>
          <table:table-cell table:formula="of:=COUNTIF([.Q$29:.Q$58];[.$A65])" office:value-type="float" office:value="0" calcext:value-type="float">
            <text:p>0</text:p>
          </table:table-cell>
          <table:table-cell table:formula="of:=COUNTIF([.R$29:.R$58];[.$A65])" office:value-type="float" office:value="0" calcext:value-type="float">
            <text:p>0</text:p>
          </table:table-cell>
          <table:table-cell table:formula="of:=COUNTIF([.S$29:.S$58];[.$A65])" office:value-type="float" office:value="0" calcext:value-type="float">
            <text:p>0</text:p>
          </table:table-cell>
          <table:table-cell table:formula="of:=COUNTIF([.T$29:.T$58];[.$A65])" office:value-type="float" office:value="0" calcext:value-type="float">
            <text:p>0</text:p>
          </table:table-cell>
          <table:table-cell table:formula="of:=COUNTIF([.U$29:.U$58];[.$A65])" office:value-type="float" office:value="0" calcext:value-type="float">
            <text:p>0</text:p>
          </table:table-cell>
          <table:table-cell table:formula="of:=COUNTIF([.V$29:.V$58];[.$A65])" office:value-type="float" office:value="0" calcext:value-type="float">
            <text:p>0</text:p>
          </table:table-cell>
          <table:table-cell table:formula="of:=COUNTIF([.W$29:.W$58];[.$A65])" office:value-type="float" office:value="0" calcext:value-type="float">
            <text:p>0</text:p>
          </table:table-cell>
          <table:table-cell table:formula="of:=COUNTIF([.X$29:.X$58];[.$A65])" office:value-type="float" office:value="0" calcext:value-type="float">
            <text:p>0</text:p>
          </table:table-cell>
          <table:table-cell table:formula="of:=COUNTIF([.Y$29:.Y$58];[.$A65])" office:value-type="float" office:value="0" calcext:value-type="float">
            <text:p>0</text:p>
          </table:table-cell>
          <table:table-cell table:formula="of:=COUNTIF([.Z$29:.Z$58];[.$A65])" office:value-type="float" office:value="0" calcext:value-type="float">
            <text:p>0</text:p>
          </table:table-cell>
          <table:table-cell table:style-name="Default" table:formula="of:=COUNTIF([.AA$29:.AA$58];[.$A65])" office:value-type="float" office:value="0" calcext:value-type="float">
            <text:p>0</text:p>
          </table:table-cell>
          <table:table-cell table:style-name="Default" table:formula="of:=COUNTIF([.AB$29:.AB$58];[.$A65])" office:value-type="float" office:value="0" calcext:value-type="float">
            <text:p>0</text:p>
          </table:table-cell>
          <table:table-cell table:formula="of:=COUNTIF([.AC$29:.AC$58];[.$A65])" office:value-type="float" office:value="2" calcext:value-type="float">
            <text:p>2</text:p>
          </table:table-cell>
          <table:table-cell table:style-name="Default" table:formula="of:=COUNTIF([.AD$29:.AD$58];[.$A65])" office:value-type="float" office:value="2" calcext:value-type="float">
            <text:p>2</text:p>
          </table:table-cell>
          <table:table-cell table:formula="of:=COUNTIF([.AE$29:.AE$58];[.$A65])" office:value-type="float" office:value="1" calcext:value-type="float">
            <text:p>1</text:p>
          </table:table-cell>
          <table:table-cell table:formula="of:=COUNTIF([.AF$29:.AF$58];[.$A65])" office:value-type="float" office:value="0" calcext:value-type="float">
            <text:p>0</text:p>
          </table:table-cell>
          <table:table-cell table:formula="of:=COUNTIF([.AG$29:.AG$58];[.$A65])" office:value-type="float" office:value="2" calcext:value-type="float">
            <text:p>2</text:p>
          </table:table-cell>
          <table:table-cell table:formula="of:=COUNTIF([.AH$29:.AH$58];[.$A65])" office:value-type="float" office:value="7" calcext:value-type="float">
            <text:p>7</text:p>
          </table:table-cell>
          <table:table-cell table:formula="of:=COUNTIF([.AI$29:.AI$58];[.$A65])" office:value-type="float" office:value="2" calcext:value-type="float">
            <text:p>2</text:p>
          </table:table-cell>
          <table:table-cell table:formula="of:=COUNTIF([.AJ$29:.AJ$58];[.$A65])" office:value-type="float" office:value="1" calcext:value-type="float">
            <text:p>1</text:p>
          </table:table-cell>
          <table:table-cell table:formula="of:=COUNTIF([.AK$29:.AK$58];[.$A65])" office:value-type="float" office:value="2" calcext:value-type="float">
            <text:p>2</text:p>
          </table:table-cell>
          <table:table-cell table:formula="of:=COUNTIF([.AL$29:.AL$58];[.$A65])" office:value-type="float" office:value="3" calcext:value-type="float">
            <text:p>3</text:p>
          </table:table-cell>
          <table:table-cell table:formula="of:=COUNTIF([.AM$29:.AM$58];[.$A65])" office:value-type="float" office:value="1" calcext:value-type="float">
            <text:p>1</text:p>
          </table:table-cell>
          <table:table-cell table:formula="of:=COUNTIF([.AN$29:.AN$58];[.$A65])" office:value-type="float" office:value="2" calcext:value-type="float">
            <text:p>2</text:p>
          </table:table-cell>
          <table:table-cell table:formula="of:=COUNTIF([.AO$29:.AO$58];[.$A65])" office:value-type="float" office:value="4" calcext:value-type="float">
            <text:p>4</text:p>
          </table:table-cell>
          <table:table-cell table:formula="of:=COUNTIF([.AP$29:.AP$58];[.$A65])" office:value-type="float" office:value="7" calcext:value-type="float">
            <text:p>7</text:p>
          </table:table-cell>
          <table:table-cell table:formula="of:=COUNTIF([.AQ$29:.AQ$58];[.$A65])" office:value-type="float" office:value="4" calcext:value-type="float">
            <text:p>4</text:p>
          </table:table-cell>
          <table:table-cell table:formula="of:=COUNTIF([.AR$29:.AR$58];[.$A65])" office:value-type="float" office:value="3" calcext:value-type="float">
            <text:p>3</text:p>
          </table:table-cell>
          <table:table-cell table:formula="of:=COUNTIF([.AS$29:.AS$58];[.$A65])" office:value-type="float" office:value="3" calcext:value-type="float">
            <text:p>3</text:p>
          </table:table-cell>
          <table:table-cell table:formula="of:=COUNTIF([.AT$29:.AT$58];[.$A65])" office:value-type="float" office:value="3" calcext:value-type="float">
            <text:p>3</text:p>
          </table:table-cell>
          <table:table-cell table:formula="of:=COUNTIF([.AU$29:.AU$58];[.$A65])" office:value-type="float" office:value="2" calcext:value-type="float">
            <text:p>2</text:p>
          </table:table-cell>
          <table:table-cell table:formula="of:=COUNTIF([.AV$29:.AV$58];[.$A65])" office:value-type="float" office:value="1" calcext:value-type="float">
            <text:p>1</text:p>
          </table:table-cell>
          <table:table-cell table:formula="of:=COUNTIF([.AW$29:.AW$58];[.$A65])" office:value-type="float" office:value="1" calcext:value-type="float">
            <text:p>1</text:p>
          </table:table-cell>
          <table:table-cell table:formula="of:=COUNTIF([.AX$29:.AX$58];[.$A65])" office:value-type="float" office:value="6" calcext:value-type="float">
            <text:p>6</text:p>
          </table:table-cell>
          <table:table-cell table:formula="of:=COUNTIF([.AY$29:.AY$58];[.$A65])" office:value-type="float" office:value="1" calcext:value-type="float">
            <text:p>1</text:p>
          </table:table-cell>
          <table:table-cell table:formula="of:=COUNTIF([.AZ$29:.AZ$58];[.$A65])" office:value-type="float" office:value="2" calcext:value-type="float">
            <text:p>2</text:p>
          </table:table-cell>
          <table:table-cell table:formula="of:=COUNTIF([.BA$29:.BA$58];[.$A65])" office:value-type="float" office:value="3" calcext:value-type="float">
            <text:p>3</text:p>
          </table:table-cell>
          <table:table-cell table:formula="of:=COUNTIF([.BB$29:.BB$58];[.$A65])" office:value-type="float" office:value="0" calcext:value-type="float">
            <text:p>0</text:p>
          </table:table-cell>
          <table:table-cell table:formula="of:=COUNTIF([.BC$29:.BC$58];[.$A65])" office:value-type="float" office:value="5" calcext:value-type="float">
            <text:p>5</text:p>
          </table:table-cell>
          <table:table-cell table:formula="of:=COUNTIF([.BD$29:.BD$58];[.$A65])" office:value-type="float" office:value="0" calcext:value-type="float">
            <text:p>0</text:p>
          </table:table-cell>
          <table:table-cell table:formula="of:=COUNTIF([.BE$29:.BE$58];[.$A65])" office:value-type="float" office:value="0" calcext:value-type="float">
            <text:p>0</text:p>
          </table:table-cell>
          <table:table-cell table:formula="of:=COUNTIF([.BF$29:.BF$58];[.$A65])" office:value-type="float" office:value="0" calcext:value-type="float">
            <text:p>0</text:p>
          </table:table-cell>
          <table:table-cell table:formula="of:=COUNTIF([.BG$29:.BG$58];[.$A65])" office:value-type="float" office:value="0" calcext:value-type="float">
            <text:p>0</text:p>
          </table:table-cell>
          <table:table-cell table:formula="of:=COUNTIF([.BH$29:.BH$58];[.$A65])" office:value-type="float" office:value="2" calcext:value-type="float">
            <text:p>2</text:p>
          </table:table-cell>
          <table:table-cell table:formula="of:=COUNTIF([.BI$29:.BI$58];[.$A65])" office:value-type="float" office:value="0" calcext:value-type="float">
            <text:p>0</text:p>
          </table:table-cell>
          <table:table-cell table:formula="of:=COUNTIF([.BJ$29:.BJ$58];[.$A65])" office:value-type="float" office:value="0" calcext:value-type="float">
            <text:p>0</text:p>
          </table:table-cell>
          <table:table-cell table:formula="of:=COUNTIF([.BK$29:.BK$58];[.$A65])" office:value-type="float" office:value="0" calcext:value-type="float">
            <text:p>0</text:p>
          </table:table-cell>
          <table:table-cell table:formula="of:=COUNTIF([.BL$29:.BL$58];[.$A65])" office:value-type="float" office:value="0" calcext:value-type="float">
            <text:p>0</text:p>
          </table:table-cell>
          <table:table-cell table:formula="of:=COUNTIF([.BM$29:.BM$58];[.$A65])" office:value-type="float" office:value="2" calcext:value-type="float">
            <text:p>2</text:p>
          </table:table-cell>
          <table:table-cell table:formula="of:=COUNTIF([.BN$29:.BN$58];[.$A65])" office:value-type="float" office:value="0" calcext:value-type="float">
            <text:p>0</text:p>
          </table:table-cell>
          <table:table-cell table:formula="of:=COUNTIF([.BO$29:.BO$58];[.$A65])" office:value-type="float" office:value="0" calcext:value-type="float">
            <text:p>0</text:p>
          </table:table-cell>
          <table:table-cell table:formula="of:=COUNTIF([.BP$29:.BP$58];[.$A65])" office:value-type="float" office:value="0" calcext:value-type="float">
            <text:p>0</text:p>
          </table:table-cell>
          <table:table-cell table:formula="of:=COUNTIF([.BQ$29:.BQ$58];[.$A65])" office:value-type="float" office:value="1" calcext:value-type="float">
            <text:p>1</text:p>
          </table:table-cell>
          <table:table-cell table:formula="of:=COUNTIF([.BR$29:.BR$58];[.$A65])" office:value-type="float" office:value="0" calcext:value-type="float">
            <text:p>0</text:p>
          </table:table-cell>
          <table:table-cell table:formula="of:=COUNTIF([.BS$29:.BS$58];[.$A65]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IF([.B$29:.B$58];[.$A66])" office:value-type="float" office:value="0" calcext:value-type="float">
            <text:p>0</text:p>
          </table:table-cell>
          <table:table-cell table:formula="of:=COUNTIF([.C$29:.C$58];[.$A66])" office:value-type="float" office:value="0" calcext:value-type="float">
            <text:p>0</text:p>
          </table:table-cell>
          <table:table-cell table:formula="of:=COUNTIF([.D$29:.D$58];[.$A66])" office:value-type="float" office:value="0" calcext:value-type="float">
            <text:p>0</text:p>
          </table:table-cell>
          <table:table-cell table:formula="of:=COUNTIF([.E$29:.E$58];[.$A66])" office:value-type="float" office:value="0" calcext:value-type="float">
            <text:p>0</text:p>
          </table:table-cell>
          <table:table-cell table:formula="of:=COUNTIF([.F$29:.F$58];[.$A66])" office:value-type="float" office:value="0" calcext:value-type="float">
            <text:p>0</text:p>
          </table:table-cell>
          <table:table-cell table:formula="of:=COUNTIF([.G$29:.G$58];[.$A66])" office:value-type="float" office:value="0" calcext:value-type="float">
            <text:p>0</text:p>
          </table:table-cell>
          <table:table-cell table:formula="of:=COUNTIF([.H$29:.H$58];[.$A66])" office:value-type="float" office:value="0" calcext:value-type="float">
            <text:p>0</text:p>
          </table:table-cell>
          <table:table-cell table:formula="of:=COUNTIF([.I$29:.I$58];[.$A66])" office:value-type="float" office:value="0" calcext:value-type="float">
            <text:p>0</text:p>
          </table:table-cell>
          <table:table-cell table:formula="of:=COUNTIF([.J$29:.J$58];[.$A66])" office:value-type="float" office:value="0" calcext:value-type="float">
            <text:p>0</text:p>
          </table:table-cell>
          <table:table-cell table:formula="of:=COUNTIF([.K$29:.K$58];[.$A66])" office:value-type="float" office:value="1" calcext:value-type="float">
            <text:p>1</text:p>
          </table:table-cell>
          <table:table-cell table:formula="of:=COUNTIF([.L$29:.L$58];[.$A66])" office:value-type="float" office:value="1" calcext:value-type="float">
            <text:p>1</text:p>
          </table:table-cell>
          <table:table-cell table:formula="of:=COUNTIF([.M$29:.M$58];[.$A66])" office:value-type="float" office:value="1" calcext:value-type="float">
            <text:p>1</text:p>
          </table:table-cell>
          <table:table-cell table:formula="of:=COUNTIF([.N$29:.N$58];[.$A66])" office:value-type="float" office:value="1" calcext:value-type="float">
            <text:p>1</text:p>
          </table:table-cell>
          <table:table-cell table:formula="of:=COUNTIF([.O$29:.O$58];[.$A66])" office:value-type="float" office:value="0" calcext:value-type="float">
            <text:p>0</text:p>
          </table:table-cell>
          <table:table-cell table:formula="of:=COUNTIF([.P$29:.P$58];[.$A66])" office:value-type="float" office:value="6" calcext:value-type="float">
            <text:p>6</text:p>
          </table:table-cell>
          <table:table-cell table:formula="of:=COUNTIF([.Q$29:.Q$58];[.$A66])" office:value-type="float" office:value="2" calcext:value-type="float">
            <text:p>2</text:p>
          </table:table-cell>
          <table:table-cell table:formula="of:=COUNTIF([.R$29:.R$58];[.$A66])" office:value-type="float" office:value="4" calcext:value-type="float">
            <text:p>4</text:p>
          </table:table-cell>
          <table:table-cell table:formula="of:=COUNTIF([.S$29:.S$58];[.$A66])" office:value-type="float" office:value="3" calcext:value-type="float">
            <text:p>3</text:p>
          </table:table-cell>
          <table:table-cell table:formula="of:=COUNTIF([.T$29:.T$58];[.$A66])" office:value-type="float" office:value="3" calcext:value-type="float">
            <text:p>3</text:p>
          </table:table-cell>
          <table:table-cell table:formula="of:=COUNTIF([.U$29:.U$58];[.$A66])" office:value-type="float" office:value="4" calcext:value-type="float">
            <text:p>4</text:p>
          </table:table-cell>
          <table:table-cell table:formula="of:=COUNTIF([.V$29:.V$58];[.$A66])" office:value-type="float" office:value="4" calcext:value-type="float">
            <text:p>4</text:p>
          </table:table-cell>
          <table:table-cell table:formula="of:=COUNTIF([.W$29:.W$58];[.$A66])" office:value-type="float" office:value="3" calcext:value-type="float">
            <text:p>3</text:p>
          </table:table-cell>
          <table:table-cell table:formula="of:=COUNTIF([.X$29:.X$58];[.$A66])" office:value-type="float" office:value="4" calcext:value-type="float">
            <text:p>4</text:p>
          </table:table-cell>
          <table:table-cell table:formula="of:=COUNTIF([.Y$29:.Y$58];[.$A66])" office:value-type="float" office:value="3" calcext:value-type="float">
            <text:p>3</text:p>
          </table:table-cell>
          <table:table-cell table:formula="of:=COUNTIF([.Z$29:.Z$58];[.$A66])" office:value-type="float" office:value="2" calcext:value-type="float">
            <text:p>2</text:p>
          </table:table-cell>
          <table:table-cell table:style-name="Default" table:formula="of:=COUNTIF([.AA$29:.AA$58];[.$A66])" office:value-type="float" office:value="0" calcext:value-type="float">
            <text:p>0</text:p>
          </table:table-cell>
          <table:table-cell table:style-name="Default" table:formula="of:=COUNTIF([.AB$29:.AB$58];[.$A66])" office:value-type="float" office:value="1" calcext:value-type="float">
            <text:p>1</text:p>
          </table:table-cell>
          <table:table-cell table:formula="of:=COUNTIF([.AC$29:.AC$58];[.$A66])" office:value-type="float" office:value="2" calcext:value-type="float">
            <text:p>2</text:p>
          </table:table-cell>
          <table:table-cell table:style-name="Default" table:formula="of:=COUNTIF([.AD$29:.AD$58];[.$A66])" office:value-type="float" office:value="3" calcext:value-type="float">
            <text:p>3</text:p>
          </table:table-cell>
          <table:table-cell table:formula="of:=COUNTIF([.AE$29:.AE$58];[.$A66])" office:value-type="float" office:value="2" calcext:value-type="float">
            <text:p>2</text:p>
          </table:table-cell>
          <table:table-cell table:formula="of:=COUNTIF([.AF$29:.AF$58];[.$A66])" office:value-type="float" office:value="1" calcext:value-type="float">
            <text:p>1</text:p>
          </table:table-cell>
          <table:table-cell table:formula="of:=COUNTIF([.AG$29:.AG$58];[.$A66])" office:value-type="float" office:value="2" calcext:value-type="float">
            <text:p>2</text:p>
          </table:table-cell>
          <table:table-cell table:formula="of:=COUNTIF([.AH$29:.AH$58];[.$A66])" office:value-type="float" office:value="0" calcext:value-type="float">
            <text:p>0</text:p>
          </table:table-cell>
          <table:table-cell table:formula="of:=COUNTIF([.AI$29:.AI$58];[.$A66])" office:value-type="float" office:value="0" calcext:value-type="float">
            <text:p>0</text:p>
          </table:table-cell>
          <table:table-cell table:formula="of:=COUNTIF([.AJ$29:.AJ$58];[.$A66])" office:value-type="float" office:value="1" calcext:value-type="float">
            <text:p>1</text:p>
          </table:table-cell>
          <table:table-cell table:formula="of:=COUNTIF([.AK$29:.AK$58];[.$A66])" office:value-type="float" office:value="0" calcext:value-type="float">
            <text:p>0</text:p>
          </table:table-cell>
          <table:table-cell table:formula="of:=COUNTIF([.AL$29:.AL$58];[.$A66])" office:value-type="float" office:value="0" calcext:value-type="float">
            <text:p>0</text:p>
          </table:table-cell>
          <table:table-cell table:formula="of:=COUNTIF([.AM$29:.AM$58];[.$A66])" office:value-type="float" office:value="0" calcext:value-type="float">
            <text:p>0</text:p>
          </table:table-cell>
          <table:table-cell table:formula="of:=COUNTIF([.AN$29:.AN$58];[.$A66])" office:value-type="float" office:value="1" calcext:value-type="float">
            <text:p>1</text:p>
          </table:table-cell>
          <table:table-cell table:formula="of:=COUNTIF([.AO$29:.AO$58];[.$A66])" office:value-type="float" office:value="0" calcext:value-type="float">
            <text:p>0</text:p>
          </table:table-cell>
          <table:table-cell table:formula="of:=COUNTIF([.AP$29:.AP$58];[.$A66])" office:value-type="float" office:value="0" calcext:value-type="float">
            <text:p>0</text:p>
          </table:table-cell>
          <table:table-cell table:formula="of:=COUNTIF([.AQ$29:.AQ$58];[.$A66])" office:value-type="float" office:value="0" calcext:value-type="float">
            <text:p>0</text:p>
          </table:table-cell>
          <table:table-cell table:formula="of:=COUNTIF([.AR$29:.AR$58];[.$A66])" office:value-type="float" office:value="0" calcext:value-type="float">
            <text:p>0</text:p>
          </table:table-cell>
          <table:table-cell table:formula="of:=COUNTIF([.AS$29:.AS$58];[.$A66])" office:value-type="float" office:value="0" calcext:value-type="float">
            <text:p>0</text:p>
          </table:table-cell>
          <table:table-cell table:formula="of:=COUNTIF([.AT$29:.AT$58];[.$A66])" office:value-type="float" office:value="0" calcext:value-type="float">
            <text:p>0</text:p>
          </table:table-cell>
          <table:table-cell table:formula="of:=COUNTIF([.AU$29:.AU$58];[.$A66])" office:value-type="float" office:value="0" calcext:value-type="float">
            <text:p>0</text:p>
          </table:table-cell>
          <table:table-cell table:formula="of:=COUNTIF([.AV$29:.AV$58];[.$A66])" office:value-type="float" office:value="0" calcext:value-type="float">
            <text:p>0</text:p>
          </table:table-cell>
          <table:table-cell table:formula="of:=COUNTIF([.AW$29:.AW$58];[.$A66])" office:value-type="float" office:value="0" calcext:value-type="float">
            <text:p>0</text:p>
          </table:table-cell>
          <table:table-cell table:formula="of:=COUNTIF([.AX$29:.AX$58];[.$A66])" office:value-type="float" office:value="0" calcext:value-type="float">
            <text:p>0</text:p>
          </table:table-cell>
          <table:table-cell table:formula="of:=COUNTIF([.AY$29:.AY$58];[.$A66])" office:value-type="float" office:value="0" calcext:value-type="float">
            <text:p>0</text:p>
          </table:table-cell>
          <table:table-cell table:formula="of:=COUNTIF([.AZ$29:.AZ$58];[.$A66])" office:value-type="float" office:value="0" calcext:value-type="float">
            <text:p>0</text:p>
          </table:table-cell>
          <table:table-cell table:formula="of:=COUNTIF([.BA$29:.BA$58];[.$A66])" office:value-type="float" office:value="0" calcext:value-type="float">
            <text:p>0</text:p>
          </table:table-cell>
          <table:table-cell table:formula="of:=COUNTIF([.BB$29:.BB$58];[.$A66])" office:value-type="float" office:value="0" calcext:value-type="float">
            <text:p>0</text:p>
          </table:table-cell>
          <table:table-cell table:formula="of:=COUNTIF([.BC$29:.BC$58];[.$A66])" office:value-type="float" office:value="0" calcext:value-type="float">
            <text:p>0</text:p>
          </table:table-cell>
          <table:table-cell table:formula="of:=COUNTIF([.BD$29:.BD$58];[.$A66])" office:value-type="float" office:value="0" calcext:value-type="float">
            <text:p>0</text:p>
          </table:table-cell>
          <table:table-cell table:formula="of:=COUNTIF([.BE$29:.BE$58];[.$A66])" office:value-type="float" office:value="0" calcext:value-type="float">
            <text:p>0</text:p>
          </table:table-cell>
          <table:table-cell table:formula="of:=COUNTIF([.BF$29:.BF$58];[.$A66])" office:value-type="float" office:value="0" calcext:value-type="float">
            <text:p>0</text:p>
          </table:table-cell>
          <table:table-cell table:formula="of:=COUNTIF([.BG$29:.BG$58];[.$A66])" office:value-type="float" office:value="0" calcext:value-type="float">
            <text:p>0</text:p>
          </table:table-cell>
          <table:table-cell table:formula="of:=COUNTIF([.BH$29:.BH$58];[.$A66])" office:value-type="float" office:value="0" calcext:value-type="float">
            <text:p>0</text:p>
          </table:table-cell>
          <table:table-cell table:formula="of:=COUNTIF([.BI$29:.BI$58];[.$A66])" office:value-type="float" office:value="0" calcext:value-type="float">
            <text:p>0</text:p>
          </table:table-cell>
          <table:table-cell table:formula="of:=COUNTIF([.BJ$29:.BJ$58];[.$A66])" office:value-type="float" office:value="0" calcext:value-type="float">
            <text:p>0</text:p>
          </table:table-cell>
          <table:table-cell table:formula="of:=COUNTIF([.BK$29:.BK$58];[.$A66])" office:value-type="float" office:value="0" calcext:value-type="float">
            <text:p>0</text:p>
          </table:table-cell>
          <table:table-cell table:formula="of:=COUNTIF([.BL$29:.BL$58];[.$A66])" office:value-type="float" office:value="0" calcext:value-type="float">
            <text:p>0</text:p>
          </table:table-cell>
          <table:table-cell table:formula="of:=COUNTIF([.BM$29:.BM$58];[.$A66])" office:value-type="float" office:value="0" calcext:value-type="float">
            <text:p>0</text:p>
          </table:table-cell>
          <table:table-cell table:formula="of:=COUNTIF([.BN$29:.BN$58];[.$A66])" office:value-type="float" office:value="0" calcext:value-type="float">
            <text:p>0</text:p>
          </table:table-cell>
          <table:table-cell table:formula="of:=COUNTIF([.BO$29:.BO$58];[.$A66])" office:value-type="float" office:value="0" calcext:value-type="float">
            <text:p>0</text:p>
          </table:table-cell>
          <table:table-cell table:formula="of:=COUNTIF([.BP$29:.BP$58];[.$A66])" office:value-type="float" office:value="0" calcext:value-type="float">
            <text:p>0</text:p>
          </table:table-cell>
          <table:table-cell table:formula="of:=COUNTIF([.BQ$29:.BQ$58];[.$A66])" office:value-type="float" office:value="0" calcext:value-type="float">
            <text:p>0</text:p>
          </table:table-cell>
          <table:table-cell table:formula="of:=COUNTIF([.BR$29:.BR$58];[.$A66])" office:value-type="float" office:value="0" calcext:value-type="float">
            <text:p>0</text:p>
          </table:table-cell>
          <table:table-cell table:formula="of:=COUNTIF([.BS$29:.BS$58];[.$A66]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IF([.B$29:.B$58];[.$A67])" office:value-type="float" office:value="0" calcext:value-type="float">
            <text:p>0</text:p>
          </table:table-cell>
          <table:table-cell table:formula="of:=COUNTIF([.C$29:.C$58];[.$A67])" office:value-type="float" office:value="0" calcext:value-type="float">
            <text:p>0</text:p>
          </table:table-cell>
          <table:table-cell table:formula="of:=COUNTIF([.D$29:.D$58];[.$A67])" office:value-type="float" office:value="0" calcext:value-type="float">
            <text:p>0</text:p>
          </table:table-cell>
          <table:table-cell table:formula="of:=COUNTIF([.E$29:.E$58];[.$A67])" office:value-type="float" office:value="0" calcext:value-type="float">
            <text:p>0</text:p>
          </table:table-cell>
          <table:table-cell table:formula="of:=COUNTIF([.F$29:.F$58];[.$A67])" office:value-type="float" office:value="0" calcext:value-type="float">
            <text:p>0</text:p>
          </table:table-cell>
          <table:table-cell table:formula="of:=COUNTIF([.G$29:.G$58];[.$A67])" office:value-type="float" office:value="0" calcext:value-type="float">
            <text:p>0</text:p>
          </table:table-cell>
          <table:table-cell table:formula="of:=COUNTIF([.H$29:.H$58];[.$A67])" office:value-type="float" office:value="0" calcext:value-type="float">
            <text:p>0</text:p>
          </table:table-cell>
          <table:table-cell table:formula="of:=COUNTIF([.I$29:.I$58];[.$A67])" office:value-type="float" office:value="0" calcext:value-type="float">
            <text:p>0</text:p>
          </table:table-cell>
          <table:table-cell table:formula="of:=COUNTIF([.J$29:.J$58];[.$A67])" office:value-type="float" office:value="0" calcext:value-type="float">
            <text:p>0</text:p>
          </table:table-cell>
          <table:table-cell table:formula="of:=COUNTIF([.K$29:.K$58];[.$A67])" office:value-type="float" office:value="0" calcext:value-type="float">
            <text:p>0</text:p>
          </table:table-cell>
          <table:table-cell table:formula="of:=COUNTIF([.L$29:.L$58];[.$A67])" office:value-type="float" office:value="0" calcext:value-type="float">
            <text:p>0</text:p>
          </table:table-cell>
          <table:table-cell table:formula="of:=COUNTIF([.M$29:.M$58];[.$A67])" office:value-type="float" office:value="0" calcext:value-type="float">
            <text:p>0</text:p>
          </table:table-cell>
          <table:table-cell table:formula="of:=COUNTIF([.N$29:.N$58];[.$A67])" office:value-type="float" office:value="0" calcext:value-type="float">
            <text:p>0</text:p>
          </table:table-cell>
          <table:table-cell table:formula="of:=COUNTIF([.O$29:.O$58];[.$A67])" office:value-type="float" office:value="0" calcext:value-type="float">
            <text:p>0</text:p>
          </table:table-cell>
          <table:table-cell table:formula="of:=COUNTIF([.P$29:.P$58];[.$A67])" office:value-type="float" office:value="0" calcext:value-type="float">
            <text:p>0</text:p>
          </table:table-cell>
          <table:table-cell table:formula="of:=COUNTIF([.Q$29:.Q$58];[.$A67])" office:value-type="float" office:value="0" calcext:value-type="float">
            <text:p>0</text:p>
          </table:table-cell>
          <table:table-cell table:formula="of:=COUNTIF([.R$29:.R$58];[.$A67])" office:value-type="float" office:value="0" calcext:value-type="float">
            <text:p>0</text:p>
          </table:table-cell>
          <table:table-cell table:formula="of:=COUNTIF([.S$29:.S$58];[.$A67])" office:value-type="float" office:value="0" calcext:value-type="float">
            <text:p>0</text:p>
          </table:table-cell>
          <table:table-cell table:formula="of:=COUNTIF([.T$29:.T$58];[.$A67])" office:value-type="float" office:value="0" calcext:value-type="float">
            <text:p>0</text:p>
          </table:table-cell>
          <table:table-cell table:formula="of:=COUNTIF([.U$29:.U$58];[.$A67])" office:value-type="float" office:value="0" calcext:value-type="float">
            <text:p>0</text:p>
          </table:table-cell>
          <table:table-cell table:formula="of:=COUNTIF([.V$29:.V$58];[.$A67])" office:value-type="float" office:value="0" calcext:value-type="float">
            <text:p>0</text:p>
          </table:table-cell>
          <table:table-cell table:formula="of:=COUNTIF([.W$29:.W$58];[.$A67])" office:value-type="float" office:value="0" calcext:value-type="float">
            <text:p>0</text:p>
          </table:table-cell>
          <table:table-cell table:formula="of:=COUNTIF([.X$29:.X$58];[.$A67])" office:value-type="float" office:value="0" calcext:value-type="float">
            <text:p>0</text:p>
          </table:table-cell>
          <table:table-cell table:formula="of:=COUNTIF([.Y$29:.Y$58];[.$A67])" office:value-type="float" office:value="0" calcext:value-type="float">
            <text:p>0</text:p>
          </table:table-cell>
          <table:table-cell table:formula="of:=COUNTIF([.Z$29:.Z$58];[.$A67])" office:value-type="float" office:value="0" calcext:value-type="float">
            <text:p>0</text:p>
          </table:table-cell>
          <table:table-cell table:style-name="Default" table:formula="of:=COUNTIF([.AA$29:.AA$58];[.$A67])" office:value-type="float" office:value="0" calcext:value-type="float">
            <text:p>0</text:p>
          </table:table-cell>
          <table:table-cell table:style-name="Default" table:formula="of:=COUNTIF([.AB$29:.AB$58];[.$A67])" office:value-type="float" office:value="0" calcext:value-type="float">
            <text:p>0</text:p>
          </table:table-cell>
          <table:table-cell table:formula="of:=COUNTIF([.AC$29:.AC$58];[.$A67])" office:value-type="float" office:value="0" calcext:value-type="float">
            <text:p>0</text:p>
          </table:table-cell>
          <table:table-cell table:style-name="Default" table:formula="of:=COUNTIF([.AD$29:.AD$58];[.$A67])" office:value-type="float" office:value="0" calcext:value-type="float">
            <text:p>0</text:p>
          </table:table-cell>
          <table:table-cell table:formula="of:=COUNTIF([.AE$29:.AE$58];[.$A67])" office:value-type="float" office:value="0" calcext:value-type="float">
            <text:p>0</text:p>
          </table:table-cell>
          <table:table-cell table:formula="of:=COUNTIF([.AF$29:.AF$58];[.$A67])" office:value-type="float" office:value="0" calcext:value-type="float">
            <text:p>0</text:p>
          </table:table-cell>
          <table:table-cell table:formula="of:=COUNTIF([.AG$29:.AG$58];[.$A67])" office:value-type="float" office:value="0" calcext:value-type="float">
            <text:p>0</text:p>
          </table:table-cell>
          <table:table-cell table:formula="of:=COUNTIF([.AH$29:.AH$58];[.$A67])" office:value-type="float" office:value="0" calcext:value-type="float">
            <text:p>0</text:p>
          </table:table-cell>
          <table:table-cell table:formula="of:=COUNTIF([.AI$29:.AI$58];[.$A67])" office:value-type="float" office:value="1" calcext:value-type="float">
            <text:p>1</text:p>
          </table:table-cell>
          <table:table-cell table:formula="of:=COUNTIF([.AJ$29:.AJ$58];[.$A67])" office:value-type="float" office:value="0" calcext:value-type="float">
            <text:p>0</text:p>
          </table:table-cell>
          <table:table-cell table:formula="of:=COUNTIF([.AK$29:.AK$58];[.$A67])" office:value-type="float" office:value="0" calcext:value-type="float">
            <text:p>0</text:p>
          </table:table-cell>
          <table:table-cell table:formula="of:=COUNTIF([.AL$29:.AL$58];[.$A67])" office:value-type="float" office:value="0" calcext:value-type="float">
            <text:p>0</text:p>
          </table:table-cell>
          <table:table-cell table:formula="of:=COUNTIF([.AM$29:.AM$58];[.$A67])" office:value-type="float" office:value="2" calcext:value-type="float">
            <text:p>2</text:p>
          </table:table-cell>
          <table:table-cell table:formula="of:=COUNTIF([.AN$29:.AN$58];[.$A67])" office:value-type="float" office:value="0" calcext:value-type="float">
            <text:p>0</text:p>
          </table:table-cell>
          <table:table-cell table:formula="of:=COUNTIF([.AO$29:.AO$58];[.$A67])" office:value-type="float" office:value="0" calcext:value-type="float">
            <text:p>0</text:p>
          </table:table-cell>
          <table:table-cell table:formula="of:=COUNTIF([.AP$29:.AP$58];[.$A67])" office:value-type="float" office:value="0" calcext:value-type="float">
            <text:p>0</text:p>
          </table:table-cell>
          <table:table-cell table:formula="of:=COUNTIF([.AQ$29:.AQ$58];[.$A67])" office:value-type="float" office:value="0" calcext:value-type="float">
            <text:p>0</text:p>
          </table:table-cell>
          <table:table-cell table:formula="of:=COUNTIF([.AR$29:.AR$58];[.$A67])" office:value-type="float" office:value="0" calcext:value-type="float">
            <text:p>0</text:p>
          </table:table-cell>
          <table:table-cell table:formula="of:=COUNTIF([.AS$29:.AS$58];[.$A67])" office:value-type="float" office:value="0" calcext:value-type="float">
            <text:p>0</text:p>
          </table:table-cell>
          <table:table-cell table:formula="of:=COUNTIF([.AT$29:.AT$58];[.$A67])" office:value-type="float" office:value="0" calcext:value-type="float">
            <text:p>0</text:p>
          </table:table-cell>
          <table:table-cell table:formula="of:=COUNTIF([.AU$29:.AU$58];[.$A67])" office:value-type="float" office:value="2" calcext:value-type="float">
            <text:p>2</text:p>
          </table:table-cell>
          <table:table-cell table:formula="of:=COUNTIF([.AV$29:.AV$58];[.$A67])" office:value-type="float" office:value="3" calcext:value-type="float">
            <text:p>3</text:p>
          </table:table-cell>
          <table:table-cell table:formula="of:=COUNTIF([.AW$29:.AW$58];[.$A67])" office:value-type="float" office:value="1" calcext:value-type="float">
            <text:p>1</text:p>
          </table:table-cell>
          <table:table-cell table:formula="of:=COUNTIF([.AX$29:.AX$58];[.$A67])" office:value-type="float" office:value="2" calcext:value-type="float">
            <text:p>2</text:p>
          </table:table-cell>
          <table:table-cell table:formula="of:=COUNTIF([.AY$29:.AY$58];[.$A67])" office:value-type="float" office:value="2" calcext:value-type="float">
            <text:p>2</text:p>
          </table:table-cell>
          <table:table-cell table:formula="of:=COUNTIF([.AZ$29:.AZ$58];[.$A67])" office:value-type="float" office:value="2" calcext:value-type="float">
            <text:p>2</text:p>
          </table:table-cell>
          <table:table-cell table:formula="of:=COUNTIF([.BA$29:.BA$58];[.$A67])" office:value-type="float" office:value="1" calcext:value-type="float">
            <text:p>1</text:p>
          </table:table-cell>
          <table:table-cell table:formula="of:=COUNTIF([.BB$29:.BB$58];[.$A67])" office:value-type="float" office:value="2" calcext:value-type="float">
            <text:p>2</text:p>
          </table:table-cell>
          <table:table-cell table:formula="of:=COUNTIF([.BC$29:.BC$58];[.$A67])" office:value-type="float" office:value="1" calcext:value-type="float">
            <text:p>1</text:p>
          </table:table-cell>
          <table:table-cell table:formula="of:=COUNTIF([.BD$29:.BD$58];[.$A67])" office:value-type="float" office:value="1" calcext:value-type="float">
            <text:p>1</text:p>
          </table:table-cell>
          <table:table-cell table:formula="of:=COUNTIF([.BE$29:.BE$58];[.$A67])" office:value-type="float" office:value="0" calcext:value-type="float">
            <text:p>0</text:p>
          </table:table-cell>
          <table:table-cell table:formula="of:=COUNTIF([.BF$29:.BF$58];[.$A67])" office:value-type="float" office:value="1" calcext:value-type="float">
            <text:p>1</text:p>
          </table:table-cell>
          <table:table-cell table:formula="of:=COUNTIF([.BG$29:.BG$58];[.$A67])" office:value-type="float" office:value="0" calcext:value-type="float">
            <text:p>0</text:p>
          </table:table-cell>
          <table:table-cell table:formula="of:=COUNTIF([.BH$29:.BH$58];[.$A67])" office:value-type="float" office:value="3" calcext:value-type="float">
            <text:p>3</text:p>
          </table:table-cell>
          <table:table-cell table:formula="of:=COUNTIF([.BI$29:.BI$58];[.$A67])" office:value-type="float" office:value="0" calcext:value-type="float">
            <text:p>0</text:p>
          </table:table-cell>
          <table:table-cell table:formula="of:=COUNTIF([.BJ$29:.BJ$58];[.$A67])" office:value-type="float" office:value="1" calcext:value-type="float">
            <text:p>1</text:p>
          </table:table-cell>
          <table:table-cell table:formula="of:=COUNTIF([.BK$29:.BK$58];[.$A67])" office:value-type="float" office:value="3" calcext:value-type="float">
            <text:p>3</text:p>
          </table:table-cell>
          <table:table-cell table:formula="of:=COUNTIF([.BL$29:.BL$58];[.$A67])" office:value-type="float" office:value="2" calcext:value-type="float">
            <text:p>2</text:p>
          </table:table-cell>
          <table:table-cell table:formula="of:=COUNTIF([.BM$29:.BM$58];[.$A67])" office:value-type="float" office:value="1" calcext:value-type="float">
            <text:p>1</text:p>
          </table:table-cell>
          <table:table-cell table:formula="of:=COUNTIF([.BN$29:.BN$58];[.$A67])" office:value-type="float" office:value="1" calcext:value-type="float">
            <text:p>1</text:p>
          </table:table-cell>
          <table:table-cell table:formula="of:=COUNTIF([.BO$29:.BO$58];[.$A67])" office:value-type="float" office:value="3" calcext:value-type="float">
            <text:p>3</text:p>
          </table:table-cell>
          <table:table-cell table:formula="of:=COUNTIF([.BP$29:.BP$58];[.$A67])" office:value-type="float" office:value="0" calcext:value-type="float">
            <text:p>0</text:p>
          </table:table-cell>
          <table:table-cell table:formula="of:=COUNTIF([.BQ$29:.BQ$58];[.$A67])" office:value-type="float" office:value="0" calcext:value-type="float">
            <text:p>0</text:p>
          </table:table-cell>
          <table:table-cell table:formula="of:=COUNTIF([.BR$29:.BR$58];[.$A67])" office:value-type="float" office:value="0" calcext:value-type="float">
            <text:p>0</text:p>
          </table:table-cell>
          <table:table-cell table:formula="of:=COUNTIF([.BS$29:.BS$58];[.$A67]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IF([.B$29:.B$58];[.$A68])" office:value-type="float" office:value="0" calcext:value-type="float">
            <text:p>0</text:p>
          </table:table-cell>
          <table:table-cell table:formula="of:=COUNTIF([.C$29:.C$58];[.$A68])" office:value-type="float" office:value="0" calcext:value-type="float">
            <text:p>0</text:p>
          </table:table-cell>
          <table:table-cell table:formula="of:=COUNTIF([.D$29:.D$58];[.$A68])" office:value-type="float" office:value="0" calcext:value-type="float">
            <text:p>0</text:p>
          </table:table-cell>
          <table:table-cell table:formula="of:=COUNTIF([.E$29:.E$58];[.$A68])" office:value-type="float" office:value="0" calcext:value-type="float">
            <text:p>0</text:p>
          </table:table-cell>
          <table:table-cell table:formula="of:=COUNTIF([.F$29:.F$58];[.$A68])" office:value-type="float" office:value="0" calcext:value-type="float">
            <text:p>0</text:p>
          </table:table-cell>
          <table:table-cell table:formula="of:=COUNTIF([.G$29:.G$58];[.$A68])" office:value-type="float" office:value="0" calcext:value-type="float">
            <text:p>0</text:p>
          </table:table-cell>
          <table:table-cell table:formula="of:=COUNTIF([.H$29:.H$58];[.$A68])" office:value-type="float" office:value="0" calcext:value-type="float">
            <text:p>0</text:p>
          </table:table-cell>
          <table:table-cell table:formula="of:=COUNTIF([.I$29:.I$58];[.$A68])" office:value-type="float" office:value="0" calcext:value-type="float">
            <text:p>0</text:p>
          </table:table-cell>
          <table:table-cell table:formula="of:=COUNTIF([.J$29:.J$58];[.$A68])" office:value-type="float" office:value="0" calcext:value-type="float">
            <text:p>0</text:p>
          </table:table-cell>
          <table:table-cell table:formula="of:=COUNTIF([.K$29:.K$58];[.$A68])" office:value-type="float" office:value="0" calcext:value-type="float">
            <text:p>0</text:p>
          </table:table-cell>
          <table:table-cell table:formula="of:=COUNTIF([.L$29:.L$58];[.$A68])" office:value-type="float" office:value="0" calcext:value-type="float">
            <text:p>0</text:p>
          </table:table-cell>
          <table:table-cell table:formula="of:=COUNTIF([.M$29:.M$58];[.$A68])" office:value-type="float" office:value="0" calcext:value-type="float">
            <text:p>0</text:p>
          </table:table-cell>
          <table:table-cell table:formula="of:=COUNTIF([.N$29:.N$58];[.$A68])" office:value-type="float" office:value="0" calcext:value-type="float">
            <text:p>0</text:p>
          </table:table-cell>
          <table:table-cell table:formula="of:=COUNTIF([.O$29:.O$58];[.$A68])" office:value-type="float" office:value="0" calcext:value-type="float">
            <text:p>0</text:p>
          </table:table-cell>
          <table:table-cell table:formula="of:=COUNTIF([.P$29:.P$58];[.$A68])" office:value-type="float" office:value="0" calcext:value-type="float">
            <text:p>0</text:p>
          </table:table-cell>
          <table:table-cell table:formula="of:=COUNTIF([.Q$29:.Q$58];[.$A68])" office:value-type="float" office:value="0" calcext:value-type="float">
            <text:p>0</text:p>
          </table:table-cell>
          <table:table-cell table:formula="of:=COUNTIF([.R$29:.R$58];[.$A68])" office:value-type="float" office:value="0" calcext:value-type="float">
            <text:p>0</text:p>
          </table:table-cell>
          <table:table-cell table:formula="of:=COUNTIF([.S$29:.S$58];[.$A68])" office:value-type="float" office:value="0" calcext:value-type="float">
            <text:p>0</text:p>
          </table:table-cell>
          <table:table-cell table:formula="of:=COUNTIF([.T$29:.T$58];[.$A68])" office:value-type="float" office:value="0" calcext:value-type="float">
            <text:p>0</text:p>
          </table:table-cell>
          <table:table-cell table:formula="of:=COUNTIF([.U$29:.U$58];[.$A68])" office:value-type="float" office:value="0" calcext:value-type="float">
            <text:p>0</text:p>
          </table:table-cell>
          <table:table-cell table:formula="of:=COUNTIF([.V$29:.V$58];[.$A68])" office:value-type="float" office:value="0" calcext:value-type="float">
            <text:p>0</text:p>
          </table:table-cell>
          <table:table-cell table:formula="of:=COUNTIF([.W$29:.W$58];[.$A68])" office:value-type="float" office:value="0" calcext:value-type="float">
            <text:p>0</text:p>
          </table:table-cell>
          <table:table-cell table:formula="of:=COUNTIF([.X$29:.X$58];[.$A68])" office:value-type="float" office:value="0" calcext:value-type="float">
            <text:p>0</text:p>
          </table:table-cell>
          <table:table-cell table:formula="of:=COUNTIF([.Y$29:.Y$58];[.$A68])" office:value-type="float" office:value="0" calcext:value-type="float">
            <text:p>0</text:p>
          </table:table-cell>
          <table:table-cell table:formula="of:=COUNTIF([.Z$29:.Z$58];[.$A68])" office:value-type="float" office:value="0" calcext:value-type="float">
            <text:p>0</text:p>
          </table:table-cell>
          <table:table-cell table:style-name="Default" table:formula="of:=COUNTIF([.AA$29:.AA$58];[.$A68])" office:value-type="float" office:value="0" calcext:value-type="float">
            <text:p>0</text:p>
          </table:table-cell>
          <table:table-cell table:style-name="Default" table:formula="of:=COUNTIF([.AB$29:.AB$58];[.$A68])" office:value-type="float" office:value="1" calcext:value-type="float">
            <text:p>1</text:p>
          </table:table-cell>
          <table:table-cell table:formula="of:=COUNTIF([.AC$29:.AC$58];[.$A68])" office:value-type="float" office:value="1" calcext:value-type="float">
            <text:p>1</text:p>
          </table:table-cell>
          <table:table-cell table:style-name="Default" table:formula="of:=COUNTIF([.AD$29:.AD$58];[.$A68])" office:value-type="float" office:value="1" calcext:value-type="float">
            <text:p>1</text:p>
          </table:table-cell>
          <table:table-cell table:formula="of:=COUNTIF([.AE$29:.AE$58];[.$A68])" office:value-type="float" office:value="2" calcext:value-type="float">
            <text:p>2</text:p>
          </table:table-cell>
          <table:table-cell table:formula="of:=COUNTIF([.AF$29:.AF$58];[.$A68])" office:value-type="float" office:value="1" calcext:value-type="float">
            <text:p>1</text:p>
          </table:table-cell>
          <table:table-cell table:formula="of:=COUNTIF([.AG$29:.AG$58];[.$A68])" office:value-type="float" office:value="1" calcext:value-type="float">
            <text:p>1</text:p>
          </table:table-cell>
          <table:table-cell table:formula="of:=COUNTIF([.AH$29:.AH$58];[.$A68])" office:value-type="float" office:value="1" calcext:value-type="float">
            <text:p>1</text:p>
          </table:table-cell>
          <table:table-cell table:formula="of:=COUNTIF([.AI$29:.AI$58];[.$A68])" office:value-type="float" office:value="1" calcext:value-type="float">
            <text:p>1</text:p>
          </table:table-cell>
          <table:table-cell table:formula="of:=COUNTIF([.AJ$29:.AJ$58];[.$A68])" office:value-type="float" office:value="0" calcext:value-type="float">
            <text:p>0</text:p>
          </table:table-cell>
          <table:table-cell table:formula="of:=COUNTIF([.AK$29:.AK$58];[.$A68])" office:value-type="float" office:value="4" calcext:value-type="float">
            <text:p>4</text:p>
          </table:table-cell>
          <table:table-cell table:formula="of:=COUNTIF([.AL$29:.AL$58];[.$A68])" office:value-type="float" office:value="0" calcext:value-type="float">
            <text:p>0</text:p>
          </table:table-cell>
          <table:table-cell table:formula="of:=COUNTIF([.AM$29:.AM$58];[.$A68])" office:value-type="float" office:value="3" calcext:value-type="float">
            <text:p>3</text:p>
          </table:table-cell>
          <table:table-cell table:formula="of:=COUNTIF([.AN$29:.AN$58];[.$A68])" office:value-type="float" office:value="3" calcext:value-type="float">
            <text:p>3</text:p>
          </table:table-cell>
          <table:table-cell table:formula="of:=COUNTIF([.AO$29:.AO$58];[.$A68])" office:value-type="float" office:value="0" calcext:value-type="float">
            <text:p>0</text:p>
          </table:table-cell>
          <table:table-cell table:formula="of:=COUNTIF([.AP$29:.AP$58];[.$A68])" office:value-type="float" office:value="3" calcext:value-type="float">
            <text:p>3</text:p>
          </table:table-cell>
          <table:table-cell table:formula="of:=COUNTIF([.AQ$29:.AQ$58];[.$A68])" office:value-type="float" office:value="3" calcext:value-type="float">
            <text:p>3</text:p>
          </table:table-cell>
          <table:table-cell table:formula="of:=COUNTIF([.AR$29:.AR$58];[.$A68])" office:value-type="float" office:value="1" calcext:value-type="float">
            <text:p>1</text:p>
          </table:table-cell>
          <table:table-cell table:formula="of:=COUNTIF([.AS$29:.AS$58];[.$A68])" office:value-type="float" office:value="1" calcext:value-type="float">
            <text:p>1</text:p>
          </table:table-cell>
          <table:table-cell table:formula="of:=COUNTIF([.AT$29:.AT$58];[.$A68])" office:value-type="float" office:value="3" calcext:value-type="float">
            <text:p>3</text:p>
          </table:table-cell>
          <table:table-cell table:formula="of:=COUNTIF([.AU$29:.AU$58];[.$A68])" office:value-type="float" office:value="2" calcext:value-type="float">
            <text:p>2</text:p>
          </table:table-cell>
          <table:table-cell table:formula="of:=COUNTIF([.AV$29:.AV$58];[.$A68])" office:value-type="float" office:value="0" calcext:value-type="float">
            <text:p>0</text:p>
          </table:table-cell>
          <table:table-cell table:formula="of:=COUNTIF([.AW$29:.AW$58];[.$A68])" office:value-type="float" office:value="0" calcext:value-type="float">
            <text:p>0</text:p>
          </table:table-cell>
          <table:table-cell table:formula="of:=COUNTIF([.AX$29:.AX$58];[.$A68])" office:value-type="float" office:value="0" calcext:value-type="float">
            <text:p>0</text:p>
          </table:table-cell>
          <table:table-cell table:formula="of:=COUNTIF([.AY$29:.AY$58];[.$A68])" office:value-type="float" office:value="0" calcext:value-type="float">
            <text:p>0</text:p>
          </table:table-cell>
          <table:table-cell table:formula="of:=COUNTIF([.AZ$29:.AZ$58];[.$A68])" office:value-type="float" office:value="0" calcext:value-type="float">
            <text:p>0</text:p>
          </table:table-cell>
          <table:table-cell table:formula="of:=COUNTIF([.BA$29:.BA$58];[.$A68])" office:value-type="float" office:value="0" calcext:value-type="float">
            <text:p>0</text:p>
          </table:table-cell>
          <table:table-cell table:formula="of:=COUNTIF([.BB$29:.BB$58];[.$A68])" office:value-type="float" office:value="0" calcext:value-type="float">
            <text:p>0</text:p>
          </table:table-cell>
          <table:table-cell table:formula="of:=COUNTIF([.BC$29:.BC$58];[.$A68])" office:value-type="float" office:value="0" calcext:value-type="float">
            <text:p>0</text:p>
          </table:table-cell>
          <table:table-cell table:formula="of:=COUNTIF([.BD$29:.BD$58];[.$A68])" office:value-type="float" office:value="0" calcext:value-type="float">
            <text:p>0</text:p>
          </table:table-cell>
          <table:table-cell table:formula="of:=COUNTIF([.BE$29:.BE$58];[.$A68])" office:value-type="float" office:value="0" calcext:value-type="float">
            <text:p>0</text:p>
          </table:table-cell>
          <table:table-cell table:formula="of:=COUNTIF([.BF$29:.BF$58];[.$A68])" office:value-type="float" office:value="0" calcext:value-type="float">
            <text:p>0</text:p>
          </table:table-cell>
          <table:table-cell table:formula="of:=COUNTIF([.BG$29:.BG$58];[.$A68])" office:value-type="float" office:value="0" calcext:value-type="float">
            <text:p>0</text:p>
          </table:table-cell>
          <table:table-cell table:formula="of:=COUNTIF([.BH$29:.BH$58];[.$A68])" office:value-type="float" office:value="0" calcext:value-type="float">
            <text:p>0</text:p>
          </table:table-cell>
          <table:table-cell table:formula="of:=COUNTIF([.BI$29:.BI$58];[.$A68])" office:value-type="float" office:value="0" calcext:value-type="float">
            <text:p>0</text:p>
          </table:table-cell>
          <table:table-cell table:formula="of:=COUNTIF([.BJ$29:.BJ$58];[.$A68])" office:value-type="float" office:value="0" calcext:value-type="float">
            <text:p>0</text:p>
          </table:table-cell>
          <table:table-cell table:formula="of:=COUNTIF([.BK$29:.BK$58];[.$A68])" office:value-type="float" office:value="0" calcext:value-type="float">
            <text:p>0</text:p>
          </table:table-cell>
          <table:table-cell table:formula="of:=COUNTIF([.BL$29:.BL$58];[.$A68])" office:value-type="float" office:value="0" calcext:value-type="float">
            <text:p>0</text:p>
          </table:table-cell>
          <table:table-cell table:formula="of:=COUNTIF([.BM$29:.BM$58];[.$A68])" office:value-type="float" office:value="0" calcext:value-type="float">
            <text:p>0</text:p>
          </table:table-cell>
          <table:table-cell table:formula="of:=COUNTIF([.BN$29:.BN$58];[.$A68])" office:value-type="float" office:value="0" calcext:value-type="float">
            <text:p>0</text:p>
          </table:table-cell>
          <table:table-cell table:formula="of:=COUNTIF([.BO$29:.BO$58];[.$A68])" office:value-type="float" office:value="0" calcext:value-type="float">
            <text:p>0</text:p>
          </table:table-cell>
          <table:table-cell table:formula="of:=COUNTIF([.BP$29:.BP$58];[.$A68])" office:value-type="float" office:value="0" calcext:value-type="float">
            <text:p>0</text:p>
          </table:table-cell>
          <table:table-cell table:formula="of:=COUNTIF([.BQ$29:.BQ$58];[.$A68])" office:value-type="float" office:value="0" calcext:value-type="float">
            <text:p>0</text:p>
          </table:table-cell>
          <table:table-cell table:formula="of:=COUNTIF([.BR$29:.BR$58];[.$A68])" office:value-type="float" office:value="0" calcext:value-type="float">
            <text:p>0</text:p>
          </table:table-cell>
          <table:table-cell table:formula="of:=COUNTIF([.BS$29:.BS$58];[.$A68]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COUNTIF([.B$29:.B$58];[.$A69])" office:value-type="float" office:value="0" calcext:value-type="float">
            <text:p>0</text:p>
          </table:table-cell>
          <table:table-cell table:formula="of:=COUNTIF([.C$29:.C$58];[.$A69])" office:value-type="float" office:value="0" calcext:value-type="float">
            <text:p>0</text:p>
          </table:table-cell>
          <table:table-cell table:formula="of:=COUNTIF([.D$29:.D$58];[.$A69])" office:value-type="float" office:value="0" calcext:value-type="float">
            <text:p>0</text:p>
          </table:table-cell>
          <table:table-cell table:formula="of:=COUNTIF([.E$29:.E$58];[.$A69])" office:value-type="float" office:value="0" calcext:value-type="float">
            <text:p>0</text:p>
          </table:table-cell>
          <table:table-cell table:formula="of:=COUNTIF([.F$29:.F$58];[.$A69])" office:value-type="float" office:value="0" calcext:value-type="float">
            <text:p>0</text:p>
          </table:table-cell>
          <table:table-cell table:formula="of:=COUNTIF([.G$29:.G$58];[.$A69])" office:value-type="float" office:value="0" calcext:value-type="float">
            <text:p>0</text:p>
          </table:table-cell>
          <table:table-cell table:formula="of:=COUNTIF([.H$29:.H$58];[.$A69])" office:value-type="float" office:value="0" calcext:value-type="float">
            <text:p>0</text:p>
          </table:table-cell>
          <table:table-cell table:formula="of:=COUNTIF([.I$29:.I$58];[.$A69])" office:value-type="float" office:value="0" calcext:value-type="float">
            <text:p>0</text:p>
          </table:table-cell>
          <table:table-cell table:formula="of:=COUNTIF([.J$29:.J$58];[.$A69])" office:value-type="float" office:value="0" calcext:value-type="float">
            <text:p>0</text:p>
          </table:table-cell>
          <table:table-cell table:formula="of:=COUNTIF([.K$29:.K$58];[.$A69])" office:value-type="float" office:value="0" calcext:value-type="float">
            <text:p>0</text:p>
          </table:table-cell>
          <table:table-cell table:formula="of:=COUNTIF([.L$29:.L$58];[.$A69])" office:value-type="float" office:value="0" calcext:value-type="float">
            <text:p>0</text:p>
          </table:table-cell>
          <table:table-cell table:formula="of:=COUNTIF([.M$29:.M$58];[.$A69])" office:value-type="float" office:value="0" calcext:value-type="float">
            <text:p>0</text:p>
          </table:table-cell>
          <table:table-cell table:formula="of:=COUNTIF([.N$29:.N$58];[.$A69])" office:value-type="float" office:value="0" calcext:value-type="float">
            <text:p>0</text:p>
          </table:table-cell>
          <table:table-cell table:formula="of:=COUNTIF([.O$29:.O$58];[.$A69])" office:value-type="float" office:value="0" calcext:value-type="float">
            <text:p>0</text:p>
          </table:table-cell>
          <table:table-cell table:formula="of:=COUNTIF([.P$29:.P$58];[.$A69])" office:value-type="float" office:value="0" calcext:value-type="float">
            <text:p>0</text:p>
          </table:table-cell>
          <table:table-cell table:formula="of:=COUNTIF([.Q$29:.Q$58];[.$A69])" office:value-type="float" office:value="0" calcext:value-type="float">
            <text:p>0</text:p>
          </table:table-cell>
          <table:table-cell table:formula="of:=COUNTIF([.R$29:.R$58];[.$A69])" office:value-type="float" office:value="0" calcext:value-type="float">
            <text:p>0</text:p>
          </table:table-cell>
          <table:table-cell table:formula="of:=COUNTIF([.S$29:.S$58];[.$A69])" office:value-type="float" office:value="1" calcext:value-type="float">
            <text:p>1</text:p>
          </table:table-cell>
          <table:table-cell table:formula="of:=COUNTIF([.T$29:.T$58];[.$A69])" office:value-type="float" office:value="0" calcext:value-type="float">
            <text:p>0</text:p>
          </table:table-cell>
          <table:table-cell table:formula="of:=COUNTIF([.U$29:.U$58];[.$A69])" office:value-type="float" office:value="1" calcext:value-type="float">
            <text:p>1</text:p>
          </table:table-cell>
          <table:table-cell table:formula="of:=COUNTIF([.V$29:.V$58];[.$A69])" office:value-type="float" office:value="0" calcext:value-type="float">
            <text:p>0</text:p>
          </table:table-cell>
          <table:table-cell table:formula="of:=COUNTIF([.W$29:.W$58];[.$A69])" office:value-type="float" office:value="0" calcext:value-type="float">
            <text:p>0</text:p>
          </table:table-cell>
          <table:table-cell table:formula="of:=COUNTIF([.X$29:.X$58];[.$A69])" office:value-type="float" office:value="0" calcext:value-type="float">
            <text:p>0</text:p>
          </table:table-cell>
          <table:table-cell table:formula="of:=COUNTIF([.Y$29:.Y$58];[.$A69])" office:value-type="float" office:value="0" calcext:value-type="float">
            <text:p>0</text:p>
          </table:table-cell>
          <table:table-cell table:formula="of:=COUNTIF([.Z$29:.Z$58];[.$A69])" office:value-type="float" office:value="1" calcext:value-type="float">
            <text:p>1</text:p>
          </table:table-cell>
          <table:table-cell table:style-name="Default" table:formula="of:=COUNTIF([.AA$29:.AA$58];[.$A69])" office:value-type="float" office:value="2" calcext:value-type="float">
            <text:p>2</text:p>
          </table:table-cell>
          <table:table-cell table:style-name="Default" table:formula="of:=COUNTIF([.AB$29:.AB$58];[.$A69])" office:value-type="float" office:value="0" calcext:value-type="float">
            <text:p>0</text:p>
          </table:table-cell>
          <table:table-cell table:formula="of:=COUNTIF([.AC$29:.AC$58];[.$A69])" office:value-type="float" office:value="1" calcext:value-type="float">
            <text:p>1</text:p>
          </table:table-cell>
          <table:table-cell table:style-name="Default" table:formula="of:=COUNTIF([.AD$29:.AD$58];[.$A69])" office:value-type="float" office:value="0" calcext:value-type="float">
            <text:p>0</text:p>
          </table:table-cell>
          <table:table-cell table:formula="of:=COUNTIF([.AE$29:.AE$58];[.$A69])" office:value-type="float" office:value="1" calcext:value-type="float">
            <text:p>1</text:p>
          </table:table-cell>
          <table:table-cell table:formula="of:=COUNTIF([.AF$29:.AF$58];[.$A69])" office:value-type="float" office:value="0" calcext:value-type="float">
            <text:p>0</text:p>
          </table:table-cell>
          <table:table-cell table:formula="of:=COUNTIF([.AG$29:.AG$58];[.$A69])" office:value-type="float" office:value="0" calcext:value-type="float">
            <text:p>0</text:p>
          </table:table-cell>
          <table:table-cell table:formula="of:=COUNTIF([.AH$29:.AH$58];[.$A69])" office:value-type="float" office:value="0" calcext:value-type="float">
            <text:p>0</text:p>
          </table:table-cell>
          <table:table-cell table:formula="of:=COUNTIF([.AI$29:.AI$58];[.$A69])" office:value-type="float" office:value="2" calcext:value-type="float">
            <text:p>2</text:p>
          </table:table-cell>
          <table:table-cell table:formula="of:=COUNTIF([.AJ$29:.AJ$58];[.$A69])" office:value-type="float" office:value="2" calcext:value-type="float">
            <text:p>2</text:p>
          </table:table-cell>
          <table:table-cell table:formula="of:=COUNTIF([.AK$29:.AK$58];[.$A69])" office:value-type="float" office:value="0" calcext:value-type="float">
            <text:p>0</text:p>
          </table:table-cell>
          <table:table-cell table:formula="of:=COUNTIF([.AL$29:.AL$58];[.$A69])" office:value-type="float" office:value="0" calcext:value-type="float">
            <text:p>0</text:p>
          </table:table-cell>
          <table:table-cell table:formula="of:=COUNTIF([.AM$29:.AM$58];[.$A69])" office:value-type="float" office:value="3" calcext:value-type="float">
            <text:p>3</text:p>
          </table:table-cell>
          <table:table-cell table:formula="of:=COUNTIF([.AN$29:.AN$58];[.$A69])" office:value-type="float" office:value="2" calcext:value-type="float">
            <text:p>2</text:p>
          </table:table-cell>
          <table:table-cell table:formula="of:=COUNTIF([.AO$29:.AO$58];[.$A69])" office:value-type="float" office:value="1" calcext:value-type="float">
            <text:p>1</text:p>
          </table:table-cell>
          <table:table-cell table:formula="of:=COUNTIF([.AP$29:.AP$58];[.$A69])" office:value-type="float" office:value="0" calcext:value-type="float">
            <text:p>0</text:p>
          </table:table-cell>
          <table:table-cell table:formula="of:=COUNTIF([.AQ$29:.AQ$58];[.$A69])" office:value-type="float" office:value="2" calcext:value-type="float">
            <text:p>2</text:p>
          </table:table-cell>
          <table:table-cell table:formula="of:=COUNTIF([.AR$29:.AR$58];[.$A69])" office:value-type="float" office:value="1" calcext:value-type="float">
            <text:p>1</text:p>
          </table:table-cell>
          <table:table-cell table:formula="of:=COUNTIF([.AS$29:.AS$58];[.$A69])" office:value-type="float" office:value="2" calcext:value-type="float">
            <text:p>2</text:p>
          </table:table-cell>
          <table:table-cell table:formula="of:=COUNTIF([.AT$29:.AT$58];[.$A69])" office:value-type="float" office:value="0" calcext:value-type="float">
            <text:p>0</text:p>
          </table:table-cell>
          <table:table-cell table:formula="of:=COUNTIF([.AU$29:.AU$58];[.$A69])" office:value-type="float" office:value="0" calcext:value-type="float">
            <text:p>0</text:p>
          </table:table-cell>
          <table:table-cell table:formula="of:=COUNTIF([.AV$29:.AV$58];[.$A69])" office:value-type="float" office:value="1" calcext:value-type="float">
            <text:p>1</text:p>
          </table:table-cell>
          <table:table-cell table:formula="of:=COUNTIF([.AW$29:.AW$58];[.$A69])" office:value-type="float" office:value="0" calcext:value-type="float">
            <text:p>0</text:p>
          </table:table-cell>
          <table:table-cell table:formula="of:=COUNTIF([.AX$29:.AX$58];[.$A69])" office:value-type="float" office:value="0" calcext:value-type="float">
            <text:p>0</text:p>
          </table:table-cell>
          <table:table-cell table:formula="of:=COUNTIF([.AY$29:.AY$58];[.$A69])" office:value-type="float" office:value="0" calcext:value-type="float">
            <text:p>0</text:p>
          </table:table-cell>
          <table:table-cell table:formula="of:=COUNTIF([.AZ$29:.AZ$58];[.$A69])" office:value-type="float" office:value="0" calcext:value-type="float">
            <text:p>0</text:p>
          </table:table-cell>
          <table:table-cell table:formula="of:=COUNTIF([.BA$29:.BA$58];[.$A69])" office:value-type="float" office:value="0" calcext:value-type="float">
            <text:p>0</text:p>
          </table:table-cell>
          <table:table-cell table:formula="of:=COUNTIF([.BB$29:.BB$58];[.$A69])" office:value-type="float" office:value="0" calcext:value-type="float">
            <text:p>0</text:p>
          </table:table-cell>
          <table:table-cell table:formula="of:=COUNTIF([.BC$29:.BC$58];[.$A69])" office:value-type="float" office:value="0" calcext:value-type="float">
            <text:p>0</text:p>
          </table:table-cell>
          <table:table-cell table:formula="of:=COUNTIF([.BD$29:.BD$58];[.$A69])" office:value-type="float" office:value="0" calcext:value-type="float">
            <text:p>0</text:p>
          </table:table-cell>
          <table:table-cell table:formula="of:=COUNTIF([.BE$29:.BE$58];[.$A69])" office:value-type="float" office:value="0" calcext:value-type="float">
            <text:p>0</text:p>
          </table:table-cell>
          <table:table-cell table:formula="of:=COUNTIF([.BF$29:.BF$58];[.$A69])" office:value-type="float" office:value="1" calcext:value-type="float">
            <text:p>1</text:p>
          </table:table-cell>
          <table:table-cell table:formula="of:=COUNTIF([.BG$29:.BG$58];[.$A69])" office:value-type="float" office:value="0" calcext:value-type="float">
            <text:p>0</text:p>
          </table:table-cell>
          <table:table-cell table:formula="of:=COUNTIF([.BH$29:.BH$58];[.$A69])" office:value-type="float" office:value="0" calcext:value-type="float">
            <text:p>0</text:p>
          </table:table-cell>
          <table:table-cell table:formula="of:=COUNTIF([.BI$29:.BI$58];[.$A69])" office:value-type="float" office:value="0" calcext:value-type="float">
            <text:p>0</text:p>
          </table:table-cell>
          <table:table-cell table:formula="of:=COUNTIF([.BJ$29:.BJ$58];[.$A69])" office:value-type="float" office:value="0" calcext:value-type="float">
            <text:p>0</text:p>
          </table:table-cell>
          <table:table-cell table:formula="of:=COUNTIF([.BK$29:.BK$58];[.$A69])" office:value-type="float" office:value="1" calcext:value-type="float">
            <text:p>1</text:p>
          </table:table-cell>
          <table:table-cell table:formula="of:=COUNTIF([.BL$29:.BL$58];[.$A69])" office:value-type="float" office:value="0" calcext:value-type="float">
            <text:p>0</text:p>
          </table:table-cell>
          <table:table-cell table:formula="of:=COUNTIF([.BM$29:.BM$58];[.$A69])" office:value-type="float" office:value="0" calcext:value-type="float">
            <text:p>0</text:p>
          </table:table-cell>
          <table:table-cell table:formula="of:=COUNTIF([.BN$29:.BN$58];[.$A69])" office:value-type="float" office:value="0" calcext:value-type="float">
            <text:p>0</text:p>
          </table:table-cell>
          <table:table-cell table:formula="of:=COUNTIF([.BO$29:.BO$58];[.$A69])" office:value-type="float" office:value="1" calcext:value-type="float">
            <text:p>1</text:p>
          </table:table-cell>
          <table:table-cell table:formula="of:=COUNTIF([.BP$29:.BP$58];[.$A69])" office:value-type="float" office:value="1" calcext:value-type="float">
            <text:p>1</text:p>
          </table:table-cell>
          <table:table-cell table:formula="of:=COUNTIF([.BQ$29:.BQ$58];[.$A69])" office:value-type="float" office:value="1" calcext:value-type="float">
            <text:p>1</text:p>
          </table:table-cell>
          <table:table-cell table:formula="of:=COUNTIF([.BR$29:.BR$58];[.$A69])" office:value-type="float" office:value="1" calcext:value-type="float">
            <text:p>1</text:p>
          </table:table-cell>
          <table:table-cell table:formula="of:=COUNTIF([.BS$29:.BS$58];[.$A69])" office:value-type="float" office:value="1" calcext:value-type="float">
            <text:p>1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2019 con seats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3" calcext:value-type="float">
            <text:p>3</text:p>
          </table:table-cell>
          <table:table-cell table:formula="of:=[.E3]" office:value-type="float" office:value="2" calcext:value-type="float">
            <text:p>2</text:p>
          </table:table-cell>
          <table:table-cell table:formula="of:=[.F3]" office:value-type="float" office:value="2" calcext:value-type="float">
            <text:p>2</text:p>
          </table:table-cell>
          <table:table-cell table:formula="of:=[.G3]" office:value-type="float" office:value="2" calcext:value-type="float">
            <text:p>2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7" calcext:value-type="float">
            <text:p>7</text:p>
          </table:table-cell>
          <table:table-cell table:formula="of:=[.J3]" office:value-type="float" office:value="9" calcext:value-type="float">
            <text:p>9</text:p>
          </table:table-cell>
          <table:table-cell table:formula="of:=[.K3]" office:value-type="float" office:value="14" calcext:value-type="float">
            <text:p>14</text:p>
          </table:table-cell>
          <table:table-cell table:formula="of:=[.L3]" office:value-type="float" office:value="24" calcext:value-type="float">
            <text:p>24</text:p>
          </table:table-cell>
          <table:table-cell table:formula="of:=[.M3]" office:value-type="float" office:value="15" calcext:value-type="float">
            <text:p>15</text:p>
          </table:table-cell>
          <table:table-cell table:formula="of:=[.N3]" office:value-type="float" office:value="20" calcext:value-type="float">
            <text:p>20</text:p>
          </table:table-cell>
          <table:table-cell table:formula="of:=[.O3]" office:value-type="float" office:value="16" calcext:value-type="float">
            <text:p>16</text:p>
          </table:table-cell>
          <table:table-cell table:formula="of:=[.P3]" office:value-type="float" office:value="19" calcext:value-type="float">
            <text:p>19</text:p>
          </table:table-cell>
          <table:table-cell table:formula="of:=[.Q3]" office:value-type="float" office:value="18" calcext:value-type="float">
            <text:p>18</text:p>
          </table:table-cell>
          <table:table-cell table:formula="of:=[.R3]" office:value-type="float" office:value="16" calcext:value-type="float">
            <text:p>16</text:p>
          </table:table-cell>
          <table:table-cell table:formula="of:=[.S3]" office:value-type="float" office:value="17" calcext:value-type="float">
            <text:p>17</text:p>
          </table:table-cell>
          <table:table-cell table:formula="of:=[.T3]" office:value-type="float" office:value="15" calcext:value-type="float">
            <text:p>15</text:p>
          </table:table-cell>
          <table:table-cell table:formula="of:=[.U3]" office:value-type="float" office:value="13" calcext:value-type="float">
            <text:p>13</text:p>
          </table:table-cell>
          <table:table-cell table:formula="of:=[.V3]" office:value-type="float" office:value="10" calcext:value-type="float">
            <text:p>10</text:p>
          </table:table-cell>
          <table:table-cell table:formula="of:=[.W3]" office:value-type="float" office:value="9" calcext:value-type="float">
            <text:p>9</text:p>
          </table:table-cell>
          <table:table-cell table:formula="of:=[.X3]" office:value-type="float" office:value="13" calcext:value-type="float">
            <text:p>13</text:p>
          </table:table-cell>
          <table:table-cell table:formula="of:=[.Y3]" office:value-type="float" office:value="16" calcext:value-type="float">
            <text:p>16</text:p>
          </table:table-cell>
          <table:table-cell table:formula="of:=[.Z3]" office:value-type="float" office:value="10" calcext:value-type="float">
            <text:p>10</text:p>
          </table:table-cell>
          <table:table-cell table:style-name="Default" table:formula="of:=[.AA3]" office:value-type="float" office:value="13" calcext:value-type="float">
            <text:p>13</text:p>
          </table:table-cell>
          <table:table-cell table:style-name="Default" table:formula="of:=[.AB3]" office:value-type="float" office:value="13" calcext:value-type="float">
            <text:p>13</text:p>
          </table:table-cell>
          <table:table-cell table:formula="of:=[.AC3]" office:value-type="float" office:value="19" calcext:value-type="float">
            <text:p>19</text:p>
          </table:table-cell>
          <table:table-cell table:style-name="Default" table:formula="of:=[.AD3]" office:value-type="float" office:value="14" calcext:value-type="float">
            <text:p>14</text:p>
          </table:table-cell>
          <table:table-cell table:formula="of:=[.AE3]" office:value-type="float" office:value="12" calcext:value-type="float">
            <text:p>12</text:p>
          </table:table-cell>
          <table:table-cell table:formula="of:=[.AF3]" office:value-type="float" office:value="9" calcext:value-type="float">
            <text:p>9</text:p>
          </table:table-cell>
          <table:table-cell table:formula="of:=[.AG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Cluster Seats Pred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$ClusterSwings.$D2]&gt;[.B$1];[.B59];0)" office:value-type="float" office:value="0" calcext:value-type="float">
            <text:p>0</text:p>
          </table:table-cell>
          <table:table-cell table:formula="of:=IF([$ClusterSwings.$D2]&gt;[.C$1];[.C59];0)" office:value-type="float" office:value="0" calcext:value-type="float">
            <text:p>0</text:p>
          </table:table-cell>
          <table:table-cell table:formula="of:=IF([$ClusterSwings.$D2]&gt;[.D$1];[.D59];0)" office:value-type="float" office:value="0" calcext:value-type="float">
            <text:p>0</text:p>
          </table:table-cell>
          <table:table-cell table:formula="of:=IF([$ClusterSwings.$D2]&gt;[.E$1];[.E59];0)" office:value-type="float" office:value="0" calcext:value-type="float">
            <text:p>0</text:p>
          </table:table-cell>
          <table:table-cell table:formula="of:=IF([$ClusterSwings.$D2]&gt;[.F$1];[.F59];0)" office:value-type="float" office:value="0" calcext:value-type="float">
            <text:p>0</text:p>
          </table:table-cell>
          <table:table-cell table:formula="of:=IF([$ClusterSwings.$D2]&gt;[.G$1];[.G59];0)" office:value-type="float" office:value="0" calcext:value-type="float">
            <text:p>0</text:p>
          </table:table-cell>
          <table:table-cell table:formula="of:=IF([$ClusterSwings.$D2]&gt;[.H$1];[.H59];0)" office:value-type="float" office:value="0" calcext:value-type="float">
            <text:p>0</text:p>
          </table:table-cell>
          <table:table-cell table:formula="of:=IF([$ClusterSwings.$D2]&gt;[.I$1];[.I59];0)" office:value-type="float" office:value="0" calcext:value-type="float">
            <text:p>0</text:p>
          </table:table-cell>
          <table:table-cell table:formula="of:=IF([$ClusterSwings.$D2]&gt;[.J$1];[.J59];0)" office:value-type="float" office:value="0" calcext:value-type="float">
            <text:p>0</text:p>
          </table:table-cell>
          <table:table-cell table:formula="of:=IF([$ClusterSwings.$D2]&gt;[.K$1];[.K59];0)" office:value-type="float" office:value="0" calcext:value-type="float">
            <text:p>0</text:p>
          </table:table-cell>
          <table:table-cell table:formula="of:=IF([$ClusterSwings.$D2]&gt;[.L$1];[.L59];0)" office:value-type="float" office:value="0" calcext:value-type="float">
            <text:p>0</text:p>
          </table:table-cell>
          <table:table-cell table:formula="of:=IF([$ClusterSwings.$D2]&gt;[.M$1];[.M59];0)" office:value-type="float" office:value="0" calcext:value-type="float">
            <text:p>0</text:p>
          </table:table-cell>
          <table:table-cell table:formula="of:=IF([$ClusterSwings.$D2]&gt;[.N$1];[.N59];0)" office:value-type="float" office:value="0" calcext:value-type="float">
            <text:p>0</text:p>
          </table:table-cell>
          <table:table-cell table:formula="of:=IF([$ClusterSwings.$D2]&gt;[.O$1];[.O59];0)" office:value-type="float" office:value="0" calcext:value-type="float">
            <text:p>0</text:p>
          </table:table-cell>
          <table:table-cell table:formula="of:=IF([$ClusterSwings.$D2]&gt;[.P$1];[.P59];0)" office:value-type="float" office:value="0" calcext:value-type="float">
            <text:p>0</text:p>
          </table:table-cell>
          <table:table-cell table:formula="of:=IF([$ClusterSwings.$D2]&gt;[.Q$1];[.Q59];0)" office:value-type="float" office:value="0" calcext:value-type="float">
            <text:p>0</text:p>
          </table:table-cell>
          <table:table-cell table:formula="of:=IF([$ClusterSwings.$D2]&gt;[.R$1];[.R59];0)" office:value-type="float" office:value="0" calcext:value-type="float">
            <text:p>0</text:p>
          </table:table-cell>
          <table:table-cell table:formula="of:=IF([$ClusterSwings.$D2]&gt;[.S$1];[.S59];0)" office:value-type="float" office:value="0" calcext:value-type="float">
            <text:p>0</text:p>
          </table:table-cell>
          <table:table-cell table:formula="of:=IF([$ClusterSwings.$D2]&gt;[.T$1];[.T59];0)" office:value-type="float" office:value="0" calcext:value-type="float">
            <text:p>0</text:p>
          </table:table-cell>
          <table:table-cell table:formula="of:=IF([$ClusterSwings.$D2]&gt;[.U$1];[.U59];0)" office:value-type="float" office:value="0" calcext:value-type="float">
            <text:p>0</text:p>
          </table:table-cell>
          <table:table-cell table:formula="of:=IF([$ClusterSwings.$D2]&gt;[.V$1];[.V59];0)" office:value-type="float" office:value="0" calcext:value-type="float">
            <text:p>0</text:p>
          </table:table-cell>
          <table:table-cell table:formula="of:=IF([$ClusterSwings.$D2]&gt;[.W$1];[.W59];0)" office:value-type="float" office:value="0" calcext:value-type="float">
            <text:p>0</text:p>
          </table:table-cell>
          <table:table-cell table:formula="of:=IF([$ClusterSwings.$D2]&gt;[.X$1];[.X59];0)" office:value-type="float" office:value="0" calcext:value-type="float">
            <text:p>0</text:p>
          </table:table-cell>
          <table:table-cell table:formula="of:=IF([$ClusterSwings.$D2]&gt;[.Y$1];[.Y59];0)" office:value-type="float" office:value="0" calcext:value-type="float">
            <text:p>0</text:p>
          </table:table-cell>
          <table:table-cell table:formula="of:=IF([$ClusterSwings.$D2]&gt;[.Z$1];[.Z59];0)" office:value-type="float" office:value="0" calcext:value-type="float">
            <text:p>0</text:p>
          </table:table-cell>
          <table:table-cell table:style-name="Default" table:formula="of:=IF([$ClusterSwings.$D2]&gt;[.AA$1];[.AA59];0)" office:value-type="float" office:value="0" calcext:value-type="float">
            <text:p>0</text:p>
          </table:table-cell>
          <table:table-cell table:style-name="Default" table:formula="of:=IF([$ClusterSwings.$D2]&gt;[.AB$1];[.AB59];0)" office:value-type="float" office:value="0" calcext:value-type="float">
            <text:p>0</text:p>
          </table:table-cell>
          <table:table-cell table:formula="of:=IF([$ClusterSwings.$D2]&gt;[.AC$1];[.AC59];0)" office:value-type="float" office:value="0" calcext:value-type="float">
            <text:p>0</text:p>
          </table:table-cell>
          <table:table-cell table:style-name="Default" table:formula="of:=IF([$ClusterSwings.$D2]&gt;[.AD$1];[.AD59];0)" office:value-type="float" office:value="0" calcext:value-type="float">
            <text:p>0</text:p>
          </table:table-cell>
          <table:table-cell table:formula="of:=IF([$ClusterSwings.$D2]&gt;[.AE$1];[.AE59];0)" office:value-type="float" office:value="0" calcext:value-type="float">
            <text:p>0</text:p>
          </table:table-cell>
          <table:table-cell table:formula="of:=IF([$ClusterSwings.$D2]&gt;[.AF$1];[.AF59];0)" office:value-type="float" office:value="0" calcext:value-type="float">
            <text:p>0</text:p>
          </table:table-cell>
          <table:table-cell table:formula="of:=IF([$ClusterSwings.$D2]&gt;[.AG$1];[.AG59];0)" office:value-type="float" office:value="0" calcext:value-type="float">
            <text:p>0</text:p>
          </table:table-cell>
          <table:table-cell table:formula="of:=IF([$ClusterSwings.$D2]&gt;[.AH$1];[.AH59];0)" office:value-type="float" office:value="0" calcext:value-type="float">
            <text:p>0</text:p>
          </table:table-cell>
          <table:table-cell table:formula="of:=IF([$ClusterSwings.$D2]&gt;[.AI$1];[.AI59];0)" office:value-type="float" office:value="0" calcext:value-type="float">
            <text:p>0</text:p>
          </table:table-cell>
          <table:table-cell table:formula="of:=IF([$ClusterSwings.$D2]&gt;[.AJ$1];[.AJ59];0)" office:value-type="float" office:value="0" calcext:value-type="float">
            <text:p>0</text:p>
          </table:table-cell>
          <table:table-cell table:formula="of:=IF([$ClusterSwings.$D2]&gt;[.AK$1];[.AK59];0)" office:value-type="float" office:value="0" calcext:value-type="float">
            <text:p>0</text:p>
          </table:table-cell>
          <table:table-cell table:formula="of:=IF([$ClusterSwings.$D2]&gt;[.AL$1];[.AL59];0)" office:value-type="float" office:value="0" calcext:value-type="float">
            <text:p>0</text:p>
          </table:table-cell>
          <table:table-cell table:formula="of:=IF([$ClusterSwings.$D2]&gt;[.AM$1];[.AM59];0)" office:value-type="float" office:value="0" calcext:value-type="float">
            <text:p>0</text:p>
          </table:table-cell>
          <table:table-cell table:formula="of:=IF([$ClusterSwings.$D2]&gt;[.AN$1];[.AN59];0)" office:value-type="float" office:value="0" calcext:value-type="float">
            <text:p>0</text:p>
          </table:table-cell>
          <table:table-cell table:formula="of:=IF([$ClusterSwings.$D2]&gt;[.AO$1];[.AO59];0)" office:value-type="float" office:value="0" calcext:value-type="float">
            <text:p>0</text:p>
          </table:table-cell>
          <table:table-cell table:formula="of:=IF([$ClusterSwings.$D2]&gt;[.AP$1];[.AP59];0)" office:value-type="float" office:value="0" calcext:value-type="float">
            <text:p>0</text:p>
          </table:table-cell>
          <table:table-cell table:formula="of:=IF([$ClusterSwings.$D2]&gt;[.AQ$1];[.AQ59];0)" office:value-type="float" office:value="0" calcext:value-type="float">
            <text:p>0</text:p>
          </table:table-cell>
          <table:table-cell table:formula="of:=IF([$ClusterSwings.$D2]&gt;[.AR$1];[.AR59];0)" office:value-type="float" office:value="0" calcext:value-type="float">
            <text:p>0</text:p>
          </table:table-cell>
          <table:table-cell table:formula="of:=IF([$ClusterSwings.$D2]&gt;[.AS$1];[.AS59];0)" office:value-type="float" office:value="0" calcext:value-type="float">
            <text:p>0</text:p>
          </table:table-cell>
          <table:table-cell table:formula="of:=IF([$ClusterSwings.$D2]&gt;[.AT$1];[.AT59];0)" office:value-type="float" office:value="0" calcext:value-type="float">
            <text:p>0</text:p>
          </table:table-cell>
          <table:table-cell table:formula="of:=IF([$ClusterSwings.$D2]&gt;[.AU$1];[.AU59];0)" office:value-type="float" office:value="0" calcext:value-type="float">
            <text:p>0</text:p>
          </table:table-cell>
          <table:table-cell table:formula="of:=IF([$ClusterSwings.$D2]&gt;[.AV$1];[.AV59];0)" office:value-type="float" office:value="0" calcext:value-type="float">
            <text:p>0</text:p>
          </table:table-cell>
          <table:table-cell table:formula="of:=IF([$ClusterSwings.$D2]&gt;[.AW$1];[.AW59];0)" office:value-type="float" office:value="0" calcext:value-type="float">
            <text:p>0</text:p>
          </table:table-cell>
          <table:table-cell table:formula="of:=IF([$ClusterSwings.$D2]&gt;[.AX$1];[.AX59];0)" office:value-type="float" office:value="0" calcext:value-type="float">
            <text:p>0</text:p>
          </table:table-cell>
          <table:table-cell table:formula="of:=IF([$ClusterSwings.$D2]&gt;[.AY$1];[.AY59];0)" office:value-type="float" office:value="0" calcext:value-type="float">
            <text:p>0</text:p>
          </table:table-cell>
          <table:table-cell table:formula="of:=IF([$ClusterSwings.$D2]&gt;[.AZ$1];[.AZ59];0)" office:value-type="float" office:value="0" calcext:value-type="float">
            <text:p>0</text:p>
          </table:table-cell>
          <table:table-cell table:formula="of:=IF([$ClusterSwings.$D2]&gt;[.BA$1];[.BA59];0)" office:value-type="float" office:value="0" calcext:value-type="float">
            <text:p>0</text:p>
          </table:table-cell>
          <table:table-cell table:formula="of:=IF([$ClusterSwings.$D2]&gt;[.BB$1];[.BB59];0)" office:value-type="float" office:value="0" calcext:value-type="float">
            <text:p>0</text:p>
          </table:table-cell>
          <table:table-cell table:formula="of:=IF([$ClusterSwings.$D2]&gt;[.BC$1];[.BC59];0)" office:value-type="float" office:value="0" calcext:value-type="float">
            <text:p>0</text:p>
          </table:table-cell>
          <table:table-cell table:formula="of:=IF([$ClusterSwings.$D2]&gt;[.BD$1];[.BD59];0)" office:value-type="float" office:value="0" calcext:value-type="float">
            <text:p>0</text:p>
          </table:table-cell>
          <table:table-cell table:formula="of:=IF([$ClusterSwings.$D2]&gt;[.BE$1];[.BE59];0)" office:value-type="float" office:value="0" calcext:value-type="float">
            <text:p>0</text:p>
          </table:table-cell>
          <table:table-cell table:formula="of:=IF([$ClusterSwings.$D2]&gt;[.BF$1];[.BF59];0)" office:value-type="float" office:value="0" calcext:value-type="float">
            <text:p>0</text:p>
          </table:table-cell>
          <table:table-cell table:formula="of:=IF([$ClusterSwings.$D2]&gt;[.BG$1];[.BG59];0)" office:value-type="float" office:value="0" calcext:value-type="float">
            <text:p>0</text:p>
          </table:table-cell>
          <table:table-cell table:formula="of:=IF([$ClusterSwings.$D2]&gt;[.BH$1];[.BH59];0)" office:value-type="float" office:value="0" calcext:value-type="float">
            <text:p>0</text:p>
          </table:table-cell>
          <table:table-cell table:formula="of:=IF([$ClusterSwings.$D2]&gt;[.BI$1];[.BI59];0)" office:value-type="float" office:value="0" calcext:value-type="float">
            <text:p>0</text:p>
          </table:table-cell>
          <table:table-cell table:formula="of:=IF([$ClusterSwings.$D2]&gt;[.BJ$1];[.BJ59];0)" office:value-type="float" office:value="0" calcext:value-type="float">
            <text:p>0</text:p>
          </table:table-cell>
          <table:table-cell table:formula="of:=IF([$ClusterSwings.$D2]&gt;[.BK$1];[.BK59];0)" office:value-type="float" office:value="0" calcext:value-type="float">
            <text:p>0</text:p>
          </table:table-cell>
          <table:table-cell table:formula="of:=IF([$ClusterSwings.$D2]&gt;[.BL$1];[.BL59];0)" office:value-type="float" office:value="0" calcext:value-type="float">
            <text:p>0</text:p>
          </table:table-cell>
          <table:table-cell table:formula="of:=IF([$ClusterSwings.$D2]&gt;[.BM$1];[.BM59];0)" office:value-type="float" office:value="0" calcext:value-type="float">
            <text:p>0</text:p>
          </table:table-cell>
          <table:table-cell table:formula="of:=IF([$ClusterSwings.$D2]&gt;[.BN$1];[.BN59];0)" office:value-type="float" office:value="0" calcext:value-type="float">
            <text:p>0</text:p>
          </table:table-cell>
          <table:table-cell table:formula="of:=IF([$ClusterSwings.$D2]&gt;[.BO$1];[.BO59];0)" office:value-type="float" office:value="0" calcext:value-type="float">
            <text:p>0</text:p>
          </table:table-cell>
          <table:table-cell table:formula="of:=IF([$ClusterSwings.$D2]&gt;[.BP$1];[.BP59];0)" office:value-type="float" office:value="0" calcext:value-type="float">
            <text:p>0</text:p>
          </table:table-cell>
          <table:table-cell table:formula="of:=IF([$ClusterSwings.$D2]&gt;[.BQ$1];[.BQ59];0)" office:value-type="float" office:value="0" calcext:value-type="float">
            <text:p>0</text:p>
          </table:table-cell>
          <table:table-cell table:formula="of:=IF([$ClusterSwings.$D2]&gt;[.BR$1];[.BR59];0)" office:value-type="float" office:value="0" calcext:value-type="float">
            <text:p>0</text:p>
          </table:table-cell>
          <table:table-cell table:formula="of:=IF([$ClusterSwings.$D2]&gt;[.BS$1];[.BS59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$ClusterSwings.$D3]&gt;[.B$1];[.B60];0)" office:value-type="float" office:value="0" calcext:value-type="float">
            <text:p>0</text:p>
          </table:table-cell>
          <table:table-cell table:formula="of:=IF([$ClusterSwings.$D3]&gt;[.C$1];[.C60];0)" office:value-type="float" office:value="0" calcext:value-type="float">
            <text:p>0</text:p>
          </table:table-cell>
          <table:table-cell table:formula="of:=IF([$ClusterSwings.$D3]&gt;[.D$1];[.D60];0)" office:value-type="float" office:value="0" calcext:value-type="float">
            <text:p>0</text:p>
          </table:table-cell>
          <table:table-cell table:formula="of:=IF([$ClusterSwings.$D3]&gt;[.E$1];[.E60];0)" office:value-type="float" office:value="0" calcext:value-type="float">
            <text:p>0</text:p>
          </table:table-cell>
          <table:table-cell table:formula="of:=IF([$ClusterSwings.$D3]&gt;[.F$1];[.F60];0)" office:value-type="float" office:value="0" calcext:value-type="float">
            <text:p>0</text:p>
          </table:table-cell>
          <table:table-cell table:formula="of:=IF([$ClusterSwings.$D3]&gt;[.G$1];[.G60];0)" office:value-type="float" office:value="0" calcext:value-type="float">
            <text:p>0</text:p>
          </table:table-cell>
          <table:table-cell table:formula="of:=IF([$ClusterSwings.$D3]&gt;[.H$1];[.H60];0)" office:value-type="float" office:value="0" calcext:value-type="float">
            <text:p>0</text:p>
          </table:table-cell>
          <table:table-cell table:formula="of:=IF([$ClusterSwings.$D3]&gt;[.I$1];[.I60];0)" office:value-type="float" office:value="0" calcext:value-type="float">
            <text:p>0</text:p>
          </table:table-cell>
          <table:table-cell table:formula="of:=IF([$ClusterSwings.$D3]&gt;[.J$1];[.J60];0)" office:value-type="float" office:value="0" calcext:value-type="float">
            <text:p>0</text:p>
          </table:table-cell>
          <table:table-cell table:formula="of:=IF([$ClusterSwings.$D3]&gt;[.K$1];[.K60];0)" office:value-type="float" office:value="0" calcext:value-type="float">
            <text:p>0</text:p>
          </table:table-cell>
          <table:table-cell table:formula="of:=IF([$ClusterSwings.$D3]&gt;[.L$1];[.L60];0)" office:value-type="float" office:value="0" calcext:value-type="float">
            <text:p>0</text:p>
          </table:table-cell>
          <table:table-cell table:formula="of:=IF([$ClusterSwings.$D3]&gt;[.M$1];[.M60];0)" office:value-type="float" office:value="0" calcext:value-type="float">
            <text:p>0</text:p>
          </table:table-cell>
          <table:table-cell table:formula="of:=IF([$ClusterSwings.$D3]&gt;[.N$1];[.N60];0)" office:value-type="float" office:value="0" calcext:value-type="float">
            <text:p>0</text:p>
          </table:table-cell>
          <table:table-cell table:formula="of:=IF([$ClusterSwings.$D3]&gt;[.O$1];[.O60];0)" office:value-type="float" office:value="0" calcext:value-type="float">
            <text:p>0</text:p>
          </table:table-cell>
          <table:table-cell table:formula="of:=IF([$ClusterSwings.$D3]&gt;[.P$1];[.P60];0)" office:value-type="float" office:value="0" calcext:value-type="float">
            <text:p>0</text:p>
          </table:table-cell>
          <table:table-cell table:formula="of:=IF([$ClusterSwings.$D3]&gt;[.Q$1];[.Q60];0)" office:value-type="float" office:value="0" calcext:value-type="float">
            <text:p>0</text:p>
          </table:table-cell>
          <table:table-cell table:formula="of:=IF([$ClusterSwings.$D3]&gt;[.R$1];[.R60];0)" office:value-type="float" office:value="0" calcext:value-type="float">
            <text:p>0</text:p>
          </table:table-cell>
          <table:table-cell table:formula="of:=IF([$ClusterSwings.$D3]&gt;[.S$1];[.S60];0)" office:value-type="float" office:value="0" calcext:value-type="float">
            <text:p>0</text:p>
          </table:table-cell>
          <table:table-cell table:formula="of:=IF([$ClusterSwings.$D3]&gt;[.T$1];[.T60];0)" office:value-type="float" office:value="1" calcext:value-type="float">
            <text:p>1</text:p>
          </table:table-cell>
          <table:table-cell table:formula="of:=IF([$ClusterSwings.$D3]&gt;[.U$1];[.U60];0)" office:value-type="float" office:value="0" calcext:value-type="float">
            <text:p>0</text:p>
          </table:table-cell>
          <table:table-cell table:formula="of:=IF([$ClusterSwings.$D3]&gt;[.V$1];[.V60];0)" office:value-type="float" office:value="0" calcext:value-type="float">
            <text:p>0</text:p>
          </table:table-cell>
          <table:table-cell table:formula="of:=IF([$ClusterSwings.$D3]&gt;[.W$1];[.W60];0)" office:value-type="float" office:value="0" calcext:value-type="float">
            <text:p>0</text:p>
          </table:table-cell>
          <table:table-cell table:formula="of:=IF([$ClusterSwings.$D3]&gt;[.X$1];[.X60];0)" office:value-type="float" office:value="0" calcext:value-type="float">
            <text:p>0</text:p>
          </table:table-cell>
          <table:table-cell table:formula="of:=IF([$ClusterSwings.$D3]&gt;[.Y$1];[.Y60];0)" office:value-type="float" office:value="1" calcext:value-type="float">
            <text:p>1</text:p>
          </table:table-cell>
          <table:table-cell table:formula="of:=IF([$ClusterSwings.$D3]&gt;[.Z$1];[.Z60];0)" office:value-type="float" office:value="0" calcext:value-type="float">
            <text:p>0</text:p>
          </table:table-cell>
          <table:table-cell table:style-name="Default" table:formula="of:=IF([$ClusterSwings.$D3]&gt;[.AA$1];[.AA60];0)" office:value-type="float" office:value="1" calcext:value-type="float">
            <text:p>1</text:p>
          </table:table-cell>
          <table:table-cell table:style-name="Default" table:formula="of:=IF([$ClusterSwings.$D3]&gt;[.AB$1];[.AB60];0)" office:value-type="float" office:value="1" calcext:value-type="float">
            <text:p>1</text:p>
          </table:table-cell>
          <table:table-cell table:formula="of:=IF([$ClusterSwings.$D3]&gt;[.AC$1];[.AC60];0)" office:value-type="float" office:value="0" calcext:value-type="float">
            <text:p>0</text:p>
          </table:table-cell>
          <table:table-cell table:style-name="Default" table:formula="of:=IF([$ClusterSwings.$D3]&gt;[.AD$1];[.AD60];0)" office:value-type="float" office:value="1" calcext:value-type="float">
            <text:p>1</text:p>
          </table:table-cell>
          <table:table-cell table:formula="of:=IF([$ClusterSwings.$D3]&gt;[.AE$1];[.AE60];0)" office:value-type="float" office:value="3" calcext:value-type="float">
            <text:p>3</text:p>
          </table:table-cell>
          <table:table-cell table:formula="of:=IF([$ClusterSwings.$D3]&gt;[.AF$1];[.AF60];0)" office:value-type="float" office:value="0" calcext:value-type="float">
            <text:p>0</text:p>
          </table:table-cell>
          <table:table-cell table:formula="of:=IF([$ClusterSwings.$D3]&gt;[.AG$1];[.AG60];0)" office:value-type="float" office:value="0" calcext:value-type="float">
            <text:p>0</text:p>
          </table:table-cell>
          <table:table-cell table:formula="of:=IF([$ClusterSwings.$D3]&gt;[.AH$1];[.AH60];0)" office:value-type="float" office:value="0" calcext:value-type="float">
            <text:p>0</text:p>
          </table:table-cell>
          <table:table-cell table:formula="of:=IF([$ClusterSwings.$D3]&gt;[.AI$1];[.AI60];0)" office:value-type="float" office:value="0" calcext:value-type="float">
            <text:p>0</text:p>
          </table:table-cell>
          <table:table-cell table:formula="of:=IF([$ClusterSwings.$D3]&gt;[.AJ$1];[.AJ60];0)" office:value-type="float" office:value="0" calcext:value-type="float">
            <text:p>0</text:p>
          </table:table-cell>
          <table:table-cell table:formula="of:=IF([$ClusterSwings.$D3]&gt;[.AK$1];[.AK60];0)" office:value-type="float" office:value="0" calcext:value-type="float">
            <text:p>0</text:p>
          </table:table-cell>
          <table:table-cell table:formula="of:=IF([$ClusterSwings.$D3]&gt;[.AL$1];[.AL60];0)" office:value-type="float" office:value="0" calcext:value-type="float">
            <text:p>0</text:p>
          </table:table-cell>
          <table:table-cell table:formula="of:=IF([$ClusterSwings.$D3]&gt;[.AM$1];[.AM60];0)" office:value-type="float" office:value="0" calcext:value-type="float">
            <text:p>0</text:p>
          </table:table-cell>
          <table:table-cell table:formula="of:=IF([$ClusterSwings.$D3]&gt;[.AN$1];[.AN60];0)" office:value-type="float" office:value="0" calcext:value-type="float">
            <text:p>0</text:p>
          </table:table-cell>
          <table:table-cell table:formula="of:=IF([$ClusterSwings.$D3]&gt;[.AO$1];[.AO60];0)" office:value-type="float" office:value="0" calcext:value-type="float">
            <text:p>0</text:p>
          </table:table-cell>
          <table:table-cell table:formula="of:=IF([$ClusterSwings.$D3]&gt;[.AP$1];[.AP60];0)" office:value-type="float" office:value="0" calcext:value-type="float">
            <text:p>0</text:p>
          </table:table-cell>
          <table:table-cell table:formula="of:=IF([$ClusterSwings.$D3]&gt;[.AQ$1];[.AQ60];0)" office:value-type="float" office:value="0" calcext:value-type="float">
            <text:p>0</text:p>
          </table:table-cell>
          <table:table-cell table:formula="of:=IF([$ClusterSwings.$D3]&gt;[.AR$1];[.AR60];0)" office:value-type="float" office:value="0" calcext:value-type="float">
            <text:p>0</text:p>
          </table:table-cell>
          <table:table-cell table:formula="of:=IF([$ClusterSwings.$D3]&gt;[.AS$1];[.AS60];0)" office:value-type="float" office:value="0" calcext:value-type="float">
            <text:p>0</text:p>
          </table:table-cell>
          <table:table-cell table:formula="of:=IF([$ClusterSwings.$D3]&gt;[.AT$1];[.AT60];0)" office:value-type="float" office:value="0" calcext:value-type="float">
            <text:p>0</text:p>
          </table:table-cell>
          <table:table-cell table:formula="of:=IF([$ClusterSwings.$D3]&gt;[.AU$1];[.AU60];0)" office:value-type="float" office:value="0" calcext:value-type="float">
            <text:p>0</text:p>
          </table:table-cell>
          <table:table-cell table:formula="of:=IF([$ClusterSwings.$D3]&gt;[.AV$1];[.AV60];0)" office:value-type="float" office:value="0" calcext:value-type="float">
            <text:p>0</text:p>
          </table:table-cell>
          <table:table-cell table:formula="of:=IF([$ClusterSwings.$D3]&gt;[.AW$1];[.AW60];0)" office:value-type="float" office:value="0" calcext:value-type="float">
            <text:p>0</text:p>
          </table:table-cell>
          <table:table-cell table:formula="of:=IF([$ClusterSwings.$D3]&gt;[.AX$1];[.AX60];0)" office:value-type="float" office:value="0" calcext:value-type="float">
            <text:p>0</text:p>
          </table:table-cell>
          <table:table-cell table:formula="of:=IF([$ClusterSwings.$D3]&gt;[.AY$1];[.AY60];0)" office:value-type="float" office:value="0" calcext:value-type="float">
            <text:p>0</text:p>
          </table:table-cell>
          <table:table-cell table:formula="of:=IF([$ClusterSwings.$D3]&gt;[.AZ$1];[.AZ60];0)" office:value-type="float" office:value="0" calcext:value-type="float">
            <text:p>0</text:p>
          </table:table-cell>
          <table:table-cell table:formula="of:=IF([$ClusterSwings.$D3]&gt;[.BA$1];[.BA60];0)" office:value-type="float" office:value="0" calcext:value-type="float">
            <text:p>0</text:p>
          </table:table-cell>
          <table:table-cell table:formula="of:=IF([$ClusterSwings.$D3]&gt;[.BB$1];[.BB60];0)" office:value-type="float" office:value="0" calcext:value-type="float">
            <text:p>0</text:p>
          </table:table-cell>
          <table:table-cell table:formula="of:=IF([$ClusterSwings.$D3]&gt;[.BC$1];[.BC60];0)" office:value-type="float" office:value="0" calcext:value-type="float">
            <text:p>0</text:p>
          </table:table-cell>
          <table:table-cell table:formula="of:=IF([$ClusterSwings.$D3]&gt;[.BD$1];[.BD60];0)" office:value-type="float" office:value="0" calcext:value-type="float">
            <text:p>0</text:p>
          </table:table-cell>
          <table:table-cell table:formula="of:=IF([$ClusterSwings.$D3]&gt;[.BE$1];[.BE60];0)" office:value-type="float" office:value="0" calcext:value-type="float">
            <text:p>0</text:p>
          </table:table-cell>
          <table:table-cell table:formula="of:=IF([$ClusterSwings.$D3]&gt;[.BF$1];[.BF60];0)" office:value-type="float" office:value="0" calcext:value-type="float">
            <text:p>0</text:p>
          </table:table-cell>
          <table:table-cell table:formula="of:=IF([$ClusterSwings.$D3]&gt;[.BG$1];[.BG60];0)" office:value-type="float" office:value="0" calcext:value-type="float">
            <text:p>0</text:p>
          </table:table-cell>
          <table:table-cell table:formula="of:=IF([$ClusterSwings.$D3]&gt;[.BH$1];[.BH60];0)" office:value-type="float" office:value="0" calcext:value-type="float">
            <text:p>0</text:p>
          </table:table-cell>
          <table:table-cell table:formula="of:=IF([$ClusterSwings.$D3]&gt;[.BI$1];[.BI60];0)" office:value-type="float" office:value="0" calcext:value-type="float">
            <text:p>0</text:p>
          </table:table-cell>
          <table:table-cell table:formula="of:=IF([$ClusterSwings.$D3]&gt;[.BJ$1];[.BJ60];0)" office:value-type="float" office:value="0" calcext:value-type="float">
            <text:p>0</text:p>
          </table:table-cell>
          <table:table-cell table:formula="of:=IF([$ClusterSwings.$D3]&gt;[.BK$1];[.BK60];0)" office:value-type="float" office:value="0" calcext:value-type="float">
            <text:p>0</text:p>
          </table:table-cell>
          <table:table-cell table:formula="of:=IF([$ClusterSwings.$D3]&gt;[.BL$1];[.BL60];0)" office:value-type="float" office:value="0" calcext:value-type="float">
            <text:p>0</text:p>
          </table:table-cell>
          <table:table-cell table:formula="of:=IF([$ClusterSwings.$D3]&gt;[.BM$1];[.BM60];0)" office:value-type="float" office:value="0" calcext:value-type="float">
            <text:p>0</text:p>
          </table:table-cell>
          <table:table-cell table:formula="of:=IF([$ClusterSwings.$D3]&gt;[.BN$1];[.BN60];0)" office:value-type="float" office:value="0" calcext:value-type="float">
            <text:p>0</text:p>
          </table:table-cell>
          <table:table-cell table:formula="of:=IF([$ClusterSwings.$D3]&gt;[.BO$1];[.BO60];0)" office:value-type="float" office:value="0" calcext:value-type="float">
            <text:p>0</text:p>
          </table:table-cell>
          <table:table-cell table:formula="of:=IF([$ClusterSwings.$D3]&gt;[.BP$1];[.BP60];0)" office:value-type="float" office:value="0" calcext:value-type="float">
            <text:p>0</text:p>
          </table:table-cell>
          <table:table-cell table:formula="of:=IF([$ClusterSwings.$D3]&gt;[.BQ$1];[.BQ60];0)" office:value-type="float" office:value="0" calcext:value-type="float">
            <text:p>0</text:p>
          </table:table-cell>
          <table:table-cell table:formula="of:=IF([$ClusterSwings.$D3]&gt;[.BR$1];[.BR60];0)" office:value-type="float" office:value="0" calcext:value-type="float">
            <text:p>0</text:p>
          </table:table-cell>
          <table:table-cell table:formula="of:=IF([$ClusterSwings.$D3]&gt;[.BS$1];[.BS60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$ClusterSwings.$D4]&gt;[.B$1];[.B61];0)" office:value-type="float" office:value="0" calcext:value-type="float">
            <text:p>0</text:p>
          </table:table-cell>
          <table:table-cell table:formula="of:=IF([$ClusterSwings.$D4]&gt;[.C$1];[.C61];0)" office:value-type="float" office:value="0" calcext:value-type="float">
            <text:p>0</text:p>
          </table:table-cell>
          <table:table-cell table:formula="of:=IF([$ClusterSwings.$D4]&gt;[.D$1];[.D61];0)" office:value-type="float" office:value="0" calcext:value-type="float">
            <text:p>0</text:p>
          </table:table-cell>
          <table:table-cell table:formula="of:=IF([$ClusterSwings.$D4]&gt;[.E$1];[.E61];0)" office:value-type="float" office:value="0" calcext:value-type="float">
            <text:p>0</text:p>
          </table:table-cell>
          <table:table-cell table:formula="of:=IF([$ClusterSwings.$D4]&gt;[.F$1];[.F61];0)" office:value-type="float" office:value="0" calcext:value-type="float">
            <text:p>0</text:p>
          </table:table-cell>
          <table:table-cell table:formula="of:=IF([$ClusterSwings.$D4]&gt;[.G$1];[.G61];0)" office:value-type="float" office:value="0" calcext:value-type="float">
            <text:p>0</text:p>
          </table:table-cell>
          <table:table-cell table:formula="of:=IF([$ClusterSwings.$D4]&gt;[.H$1];[.H61];0)" office:value-type="float" office:value="0" calcext:value-type="float">
            <text:p>0</text:p>
          </table:table-cell>
          <table:table-cell table:formula="of:=IF([$ClusterSwings.$D4]&gt;[.I$1];[.I61];0)" office:value-type="float" office:value="0" calcext:value-type="float">
            <text:p>0</text:p>
          </table:table-cell>
          <table:table-cell table:formula="of:=IF([$ClusterSwings.$D4]&gt;[.J$1];[.J61];0)" office:value-type="float" office:value="0" calcext:value-type="float">
            <text:p>0</text:p>
          </table:table-cell>
          <table:table-cell table:formula="of:=IF([$ClusterSwings.$D4]&gt;[.K$1];[.K61];0)" office:value-type="float" office:value="0" calcext:value-type="float">
            <text:p>0</text:p>
          </table:table-cell>
          <table:table-cell table:formula="of:=IF([$ClusterSwings.$D4]&gt;[.L$1];[.L61];0)" office:value-type="float" office:value="0" calcext:value-type="float">
            <text:p>0</text:p>
          </table:table-cell>
          <table:table-cell table:formula="of:=IF([$ClusterSwings.$D4]&gt;[.M$1];[.M61];0)" office:value-type="float" office:value="0" calcext:value-type="float">
            <text:p>0</text:p>
          </table:table-cell>
          <table:table-cell table:formula="of:=IF([$ClusterSwings.$D4]&gt;[.N$1];[.N61];0)" office:value-type="float" office:value="0" calcext:value-type="float">
            <text:p>0</text:p>
          </table:table-cell>
          <table:table-cell table:formula="of:=IF([$ClusterSwings.$D4]&gt;[.O$1];[.O61];0)" office:value-type="float" office:value="0" calcext:value-type="float">
            <text:p>0</text:p>
          </table:table-cell>
          <table:table-cell table:formula="of:=IF([$ClusterSwings.$D4]&gt;[.P$1];[.P61];0)" office:value-type="float" office:value="0" calcext:value-type="float">
            <text:p>0</text:p>
          </table:table-cell>
          <table:table-cell table:formula="of:=IF([$ClusterSwings.$D4]&gt;[.Q$1];[.Q61];0)" office:value-type="float" office:value="0" calcext:value-type="float">
            <text:p>0</text:p>
          </table:table-cell>
          <table:table-cell table:formula="of:=IF([$ClusterSwings.$D4]&gt;[.R$1];[.R61];0)" office:value-type="float" office:value="1" calcext:value-type="float">
            <text:p>1</text:p>
          </table:table-cell>
          <table:table-cell table:formula="of:=IF([$ClusterSwings.$D4]&gt;[.S$1];[.S61];0)" office:value-type="float" office:value="0" calcext:value-type="float">
            <text:p>0</text:p>
          </table:table-cell>
          <table:table-cell table:formula="of:=IF([$ClusterSwings.$D4]&gt;[.T$1];[.T61];0)" office:value-type="float" office:value="0" calcext:value-type="float">
            <text:p>0</text:p>
          </table:table-cell>
          <table:table-cell table:formula="of:=IF([$ClusterSwings.$D4]&gt;[.U$1];[.U61];0)" office:value-type="float" office:value="1" calcext:value-type="float">
            <text:p>1</text:p>
          </table:table-cell>
          <table:table-cell table:formula="of:=IF([$ClusterSwings.$D4]&gt;[.V$1];[.V61];0)" office:value-type="float" office:value="2" calcext:value-type="float">
            <text:p>2</text:p>
          </table:table-cell>
          <table:table-cell table:formula="of:=IF([$ClusterSwings.$D4]&gt;[.W$1];[.W61];0)" office:value-type="float" office:value="1" calcext:value-type="float">
            <text:p>1</text:p>
          </table:table-cell>
          <table:table-cell table:formula="of:=IF([$ClusterSwings.$D4]&gt;[.X$1];[.X61];0)" office:value-type="float" office:value="3" calcext:value-type="float">
            <text:p>3</text:p>
          </table:table-cell>
          <table:table-cell table:formula="of:=IF([$ClusterSwings.$D4]&gt;[.Y$1];[.Y61];0)" office:value-type="float" office:value="3" calcext:value-type="float">
            <text:p>3</text:p>
          </table:table-cell>
          <table:table-cell table:formula="of:=IF([$ClusterSwings.$D4]&gt;[.Z$1];[.Z61];0)" office:value-type="float" office:value="3" calcext:value-type="float">
            <text:p>3</text:p>
          </table:table-cell>
          <table:table-cell table:style-name="Default" table:formula="of:=IF([$ClusterSwings.$D4]&gt;[.AA$1];[.AA61];0)" office:value-type="float" office:value="5" calcext:value-type="float">
            <text:p>5</text:p>
          </table:table-cell>
          <table:table-cell table:style-name="Default" table:formula="of:=IF([$ClusterSwings.$D4]&gt;[.AB$1];[.AB61];0)" office:value-type="float" office:value="5" calcext:value-type="float">
            <text:p>5</text:p>
          </table:table-cell>
          <table:table-cell table:formula="of:=IF([$ClusterSwings.$D4]&gt;[.AC$1];[.AC61];0)" office:value-type="float" office:value="7" calcext:value-type="float">
            <text:p>7</text:p>
          </table:table-cell>
          <table:table-cell table:style-name="Default" table:formula="of:=IF([$ClusterSwings.$D4]&gt;[.AD$1];[.AD61];0)" office:value-type="float" office:value="5" calcext:value-type="float">
            <text:p>5</text:p>
          </table:table-cell>
          <table:table-cell table:formula="of:=IF([$ClusterSwings.$D4]&gt;[.AE$1];[.AE61];0)" office:value-type="float" office:value="2" calcext:value-type="float">
            <text:p>2</text:p>
          </table:table-cell>
          <table:table-cell table:formula="of:=IF([$ClusterSwings.$D4]&gt;[.AF$1];[.AF61];0)" office:value-type="float" office:value="5" calcext:value-type="float">
            <text:p>5</text:p>
          </table:table-cell>
          <table:table-cell table:formula="of:=IF([$ClusterSwings.$D4]&gt;[.AG$1];[.AG61];0)" office:value-type="float" office:value="1" calcext:value-type="float">
            <text:p>1</text:p>
          </table:table-cell>
          <table:table-cell table:formula="of:=IF([$ClusterSwings.$D4]&gt;[.AH$1];[.AH61];0)" office:value-type="float" office:value="0" calcext:value-type="float">
            <text:p>0</text:p>
          </table:table-cell>
          <table:table-cell table:formula="of:=IF([$ClusterSwings.$D4]&gt;[.AI$1];[.AI61];0)" office:value-type="float" office:value="0" calcext:value-type="float">
            <text:p>0</text:p>
          </table:table-cell>
          <table:table-cell table:formula="of:=IF([$ClusterSwings.$D4]&gt;[.AJ$1];[.AJ61];0)" office:value-type="float" office:value="0" calcext:value-type="float">
            <text:p>0</text:p>
          </table:table-cell>
          <table:table-cell table:formula="of:=IF([$ClusterSwings.$D4]&gt;[.AK$1];[.AK61];0)" office:value-type="float" office:value="0" calcext:value-type="float">
            <text:p>0</text:p>
          </table:table-cell>
          <table:table-cell table:formula="of:=IF([$ClusterSwings.$D4]&gt;[.AL$1];[.AL61];0)" office:value-type="float" office:value="0" calcext:value-type="float">
            <text:p>0</text:p>
          </table:table-cell>
          <table:table-cell table:formula="of:=IF([$ClusterSwings.$D4]&gt;[.AM$1];[.AM61];0)" office:value-type="float" office:value="0" calcext:value-type="float">
            <text:p>0</text:p>
          </table:table-cell>
          <table:table-cell table:formula="of:=IF([$ClusterSwings.$D4]&gt;[.AN$1];[.AN61];0)" office:value-type="float" office:value="0" calcext:value-type="float">
            <text:p>0</text:p>
          </table:table-cell>
          <table:table-cell table:formula="of:=IF([$ClusterSwings.$D4]&gt;[.AO$1];[.AO61];0)" office:value-type="float" office:value="0" calcext:value-type="float">
            <text:p>0</text:p>
          </table:table-cell>
          <table:table-cell table:formula="of:=IF([$ClusterSwings.$D4]&gt;[.AP$1];[.AP61];0)" office:value-type="float" office:value="0" calcext:value-type="float">
            <text:p>0</text:p>
          </table:table-cell>
          <table:table-cell table:formula="of:=IF([$ClusterSwings.$D4]&gt;[.AQ$1];[.AQ61];0)" office:value-type="float" office:value="0" calcext:value-type="float">
            <text:p>0</text:p>
          </table:table-cell>
          <table:table-cell table:formula="of:=IF([$ClusterSwings.$D4]&gt;[.AR$1];[.AR61];0)" office:value-type="float" office:value="0" calcext:value-type="float">
            <text:p>0</text:p>
          </table:table-cell>
          <table:table-cell table:formula="of:=IF([$ClusterSwings.$D4]&gt;[.AS$1];[.AS61];0)" office:value-type="float" office:value="0" calcext:value-type="float">
            <text:p>0</text:p>
          </table:table-cell>
          <table:table-cell table:formula="of:=IF([$ClusterSwings.$D4]&gt;[.AT$1];[.AT61];0)" office:value-type="float" office:value="0" calcext:value-type="float">
            <text:p>0</text:p>
          </table:table-cell>
          <table:table-cell table:formula="of:=IF([$ClusterSwings.$D4]&gt;[.AU$1];[.AU61];0)" office:value-type="float" office:value="0" calcext:value-type="float">
            <text:p>0</text:p>
          </table:table-cell>
          <table:table-cell table:formula="of:=IF([$ClusterSwings.$D4]&gt;[.AV$1];[.AV61];0)" office:value-type="float" office:value="0" calcext:value-type="float">
            <text:p>0</text:p>
          </table:table-cell>
          <table:table-cell table:formula="of:=IF([$ClusterSwings.$D4]&gt;[.AW$1];[.AW61];0)" office:value-type="float" office:value="0" calcext:value-type="float">
            <text:p>0</text:p>
          </table:table-cell>
          <table:table-cell table:formula="of:=IF([$ClusterSwings.$D4]&gt;[.AX$1];[.AX61];0)" office:value-type="float" office:value="0" calcext:value-type="float">
            <text:p>0</text:p>
          </table:table-cell>
          <table:table-cell table:formula="of:=IF([$ClusterSwings.$D4]&gt;[.AY$1];[.AY61];0)" office:value-type="float" office:value="0" calcext:value-type="float">
            <text:p>0</text:p>
          </table:table-cell>
          <table:table-cell table:formula="of:=IF([$ClusterSwings.$D4]&gt;[.AZ$1];[.AZ61];0)" office:value-type="float" office:value="0" calcext:value-type="float">
            <text:p>0</text:p>
          </table:table-cell>
          <table:table-cell table:formula="of:=IF([$ClusterSwings.$D4]&gt;[.BA$1];[.BA61];0)" office:value-type="float" office:value="0" calcext:value-type="float">
            <text:p>0</text:p>
          </table:table-cell>
          <table:table-cell table:formula="of:=IF([$ClusterSwings.$D4]&gt;[.BB$1];[.BB61];0)" office:value-type="float" office:value="0" calcext:value-type="float">
            <text:p>0</text:p>
          </table:table-cell>
          <table:table-cell table:formula="of:=IF([$ClusterSwings.$D4]&gt;[.BC$1];[.BC61];0)" office:value-type="float" office:value="0" calcext:value-type="float">
            <text:p>0</text:p>
          </table:table-cell>
          <table:table-cell table:formula="of:=IF([$ClusterSwings.$D4]&gt;[.BD$1];[.BD61];0)" office:value-type="float" office:value="0" calcext:value-type="float">
            <text:p>0</text:p>
          </table:table-cell>
          <table:table-cell table:formula="of:=IF([$ClusterSwings.$D4]&gt;[.BE$1];[.BE61];0)" office:value-type="float" office:value="0" calcext:value-type="float">
            <text:p>0</text:p>
          </table:table-cell>
          <table:table-cell table:formula="of:=IF([$ClusterSwings.$D4]&gt;[.BF$1];[.BF61];0)" office:value-type="float" office:value="0" calcext:value-type="float">
            <text:p>0</text:p>
          </table:table-cell>
          <table:table-cell table:formula="of:=IF([$ClusterSwings.$D4]&gt;[.BG$1];[.BG61];0)" office:value-type="float" office:value="0" calcext:value-type="float">
            <text:p>0</text:p>
          </table:table-cell>
          <table:table-cell table:formula="of:=IF([$ClusterSwings.$D4]&gt;[.BH$1];[.BH61];0)" office:value-type="float" office:value="0" calcext:value-type="float">
            <text:p>0</text:p>
          </table:table-cell>
          <table:table-cell table:formula="of:=IF([$ClusterSwings.$D4]&gt;[.BI$1];[.BI61];0)" office:value-type="float" office:value="0" calcext:value-type="float">
            <text:p>0</text:p>
          </table:table-cell>
          <table:table-cell table:formula="of:=IF([$ClusterSwings.$D4]&gt;[.BJ$1];[.BJ61];0)" office:value-type="float" office:value="0" calcext:value-type="float">
            <text:p>0</text:p>
          </table:table-cell>
          <table:table-cell table:formula="of:=IF([$ClusterSwings.$D4]&gt;[.BK$1];[.BK61];0)" office:value-type="float" office:value="0" calcext:value-type="float">
            <text:p>0</text:p>
          </table:table-cell>
          <table:table-cell table:formula="of:=IF([$ClusterSwings.$D4]&gt;[.BL$1];[.BL61];0)" office:value-type="float" office:value="0" calcext:value-type="float">
            <text:p>0</text:p>
          </table:table-cell>
          <table:table-cell table:formula="of:=IF([$ClusterSwings.$D4]&gt;[.BM$1];[.BM61];0)" office:value-type="float" office:value="0" calcext:value-type="float">
            <text:p>0</text:p>
          </table:table-cell>
          <table:table-cell table:formula="of:=IF([$ClusterSwings.$D4]&gt;[.BN$1];[.BN61];0)" office:value-type="float" office:value="0" calcext:value-type="float">
            <text:p>0</text:p>
          </table:table-cell>
          <table:table-cell table:formula="of:=IF([$ClusterSwings.$D4]&gt;[.BO$1];[.BO61];0)" office:value-type="float" office:value="0" calcext:value-type="float">
            <text:p>0</text:p>
          </table:table-cell>
          <table:table-cell table:formula="of:=IF([$ClusterSwings.$D4]&gt;[.BP$1];[.BP61];0)" office:value-type="float" office:value="0" calcext:value-type="float">
            <text:p>0</text:p>
          </table:table-cell>
          <table:table-cell table:formula="of:=IF([$ClusterSwings.$D4]&gt;[.BQ$1];[.BQ61];0)" office:value-type="float" office:value="0" calcext:value-type="float">
            <text:p>0</text:p>
          </table:table-cell>
          <table:table-cell table:formula="of:=IF([$ClusterSwings.$D4]&gt;[.BR$1];[.BR61];0)" office:value-type="float" office:value="0" calcext:value-type="float">
            <text:p>0</text:p>
          </table:table-cell>
          <table:table-cell table:formula="of:=IF([$ClusterSwings.$D4]&gt;[.BS$1];[.BS61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$ClusterSwings.$D5]&gt;[.B$1];[.B62];0)" office:value-type="float" office:value="0" calcext:value-type="float">
            <text:p>0</text:p>
          </table:table-cell>
          <table:table-cell table:formula="of:=IF([$ClusterSwings.$D5]&gt;[.C$1];[.C62];0)" office:value-type="float" office:value="0" calcext:value-type="float">
            <text:p>0</text:p>
          </table:table-cell>
          <table:table-cell table:formula="of:=IF([$ClusterSwings.$D5]&gt;[.D$1];[.D62];0)" office:value-type="float" office:value="0" calcext:value-type="float">
            <text:p>0</text:p>
          </table:table-cell>
          <table:table-cell table:formula="of:=IF([$ClusterSwings.$D5]&gt;[.E$1];[.E62];0)" office:value-type="float" office:value="0" calcext:value-type="float">
            <text:p>0</text:p>
          </table:table-cell>
          <table:table-cell table:formula="of:=IF([$ClusterSwings.$D5]&gt;[.F$1];[.F62];0)" office:value-type="float" office:value="0" calcext:value-type="float">
            <text:p>0</text:p>
          </table:table-cell>
          <table:table-cell table:formula="of:=IF([$ClusterSwings.$D5]&gt;[.G$1];[.G62];0)" office:value-type="float" office:value="0" calcext:value-type="float">
            <text:p>0</text:p>
          </table:table-cell>
          <table:table-cell table:formula="of:=IF([$ClusterSwings.$D5]&gt;[.H$1];[.H62];0)" office:value-type="float" office:value="0" calcext:value-type="float">
            <text:p>0</text:p>
          </table:table-cell>
          <table:table-cell table:formula="of:=IF([$ClusterSwings.$D5]&gt;[.I$1];[.I62];0)" office:value-type="float" office:value="0" calcext:value-type="float">
            <text:p>0</text:p>
          </table:table-cell>
          <table:table-cell table:formula="of:=IF([$ClusterSwings.$D5]&gt;[.J$1];[.J62];0)" office:value-type="float" office:value="0" calcext:value-type="float">
            <text:p>0</text:p>
          </table:table-cell>
          <table:table-cell table:formula="of:=IF([$ClusterSwings.$D5]&gt;[.K$1];[.K62];0)" office:value-type="float" office:value="0" calcext:value-type="float">
            <text:p>0</text:p>
          </table:table-cell>
          <table:table-cell table:formula="of:=IF([$ClusterSwings.$D5]&gt;[.L$1];[.L62];0)" office:value-type="float" office:value="0" calcext:value-type="float">
            <text:p>0</text:p>
          </table:table-cell>
          <table:table-cell table:formula="of:=IF([$ClusterSwings.$D5]&gt;[.M$1];[.M62];0)" office:value-type="float" office:value="0" calcext:value-type="float">
            <text:p>0</text:p>
          </table:table-cell>
          <table:table-cell table:formula="of:=IF([$ClusterSwings.$D5]&gt;[.N$1];[.N62];0)" office:value-type="float" office:value="0" calcext:value-type="float">
            <text:p>0</text:p>
          </table:table-cell>
          <table:table-cell table:formula="of:=IF([$ClusterSwings.$D5]&gt;[.O$1];[.O62];0)" office:value-type="float" office:value="0" calcext:value-type="float">
            <text:p>0</text:p>
          </table:table-cell>
          <table:table-cell table:formula="of:=IF([$ClusterSwings.$D5]&gt;[.P$1];[.P62];0)" office:value-type="float" office:value="0" calcext:value-type="float">
            <text:p>0</text:p>
          </table:table-cell>
          <table:table-cell table:formula="of:=IF([$ClusterSwings.$D5]&gt;[.Q$1];[.Q62];0)" office:value-type="float" office:value="0" calcext:value-type="float">
            <text:p>0</text:p>
          </table:table-cell>
          <table:table-cell table:formula="of:=IF([$ClusterSwings.$D5]&gt;[.R$1];[.R62];0)" office:value-type="float" office:value="0" calcext:value-type="float">
            <text:p>0</text:p>
          </table:table-cell>
          <table:table-cell table:formula="of:=IF([$ClusterSwings.$D5]&gt;[.S$1];[.S62];0)" office:value-type="float" office:value="0" calcext:value-type="float">
            <text:p>0</text:p>
          </table:table-cell>
          <table:table-cell table:formula="of:=IF([$ClusterSwings.$D5]&gt;[.T$1];[.T62];0)" office:value-type="float" office:value="0" calcext:value-type="float">
            <text:p>0</text:p>
          </table:table-cell>
          <table:table-cell table:formula="of:=IF([$ClusterSwings.$D5]&gt;[.U$1];[.U62];0)" office:value-type="float" office:value="0" calcext:value-type="float">
            <text:p>0</text:p>
          </table:table-cell>
          <table:table-cell table:formula="of:=IF([$ClusterSwings.$D5]&gt;[.V$1];[.V62];0)" office:value-type="float" office:value="0" calcext:value-type="float">
            <text:p>0</text:p>
          </table:table-cell>
          <table:table-cell table:formula="of:=IF([$ClusterSwings.$D5]&gt;[.W$1];[.W62];0)" office:value-type="float" office:value="0" calcext:value-type="float">
            <text:p>0</text:p>
          </table:table-cell>
          <table:table-cell table:formula="of:=IF([$ClusterSwings.$D5]&gt;[.X$1];[.X62];0)" office:value-type="float" office:value="0" calcext:value-type="float">
            <text:p>0</text:p>
          </table:table-cell>
          <table:table-cell table:formula="of:=IF([$ClusterSwings.$D5]&gt;[.Y$1];[.Y62];0)" office:value-type="float" office:value="0" calcext:value-type="float">
            <text:p>0</text:p>
          </table:table-cell>
          <table:table-cell table:formula="of:=IF([$ClusterSwings.$D5]&gt;[.Z$1];[.Z62];0)" office:value-type="float" office:value="0" calcext:value-type="float">
            <text:p>0</text:p>
          </table:table-cell>
          <table:table-cell table:style-name="Default" table:formula="of:=IF([$ClusterSwings.$D5]&gt;[.AA$1];[.AA62];0)" office:value-type="float" office:value="0" calcext:value-type="float">
            <text:p>0</text:p>
          </table:table-cell>
          <table:table-cell table:style-name="Default" table:formula="of:=IF([$ClusterSwings.$D5]&gt;[.AB$1];[.AB62];0)" office:value-type="float" office:value="0" calcext:value-type="float">
            <text:p>0</text:p>
          </table:table-cell>
          <table:table-cell table:formula="of:=IF([$ClusterSwings.$D5]&gt;[.AC$1];[.AC62];0)" office:value-type="float" office:value="0" calcext:value-type="float">
            <text:p>0</text:p>
          </table:table-cell>
          <table:table-cell table:style-name="Default" table:formula="of:=IF([$ClusterSwings.$D5]&gt;[.AD$1];[.AD62];0)" office:value-type="float" office:value="0" calcext:value-type="float">
            <text:p>0</text:p>
          </table:table-cell>
          <table:table-cell table:formula="of:=IF([$ClusterSwings.$D5]&gt;[.AE$1];[.AE62];0)" office:value-type="float" office:value="0" calcext:value-type="float">
            <text:p>0</text:p>
          </table:table-cell>
          <table:table-cell table:formula="of:=IF([$ClusterSwings.$D5]&gt;[.AF$1];[.AF62];0)" office:value-type="float" office:value="0" calcext:value-type="float">
            <text:p>0</text:p>
          </table:table-cell>
          <table:table-cell table:formula="of:=IF([$ClusterSwings.$D5]&gt;[.AG$1];[.AG62];0)" office:value-type="float" office:value="0" calcext:value-type="float">
            <text:p>0</text:p>
          </table:table-cell>
          <table:table-cell table:formula="of:=IF([$ClusterSwings.$D5]&gt;[.AH$1];[.AH62];0)" office:value-type="float" office:value="0" calcext:value-type="float">
            <text:p>0</text:p>
          </table:table-cell>
          <table:table-cell table:formula="of:=IF([$ClusterSwings.$D5]&gt;[.AI$1];[.AI62];0)" office:value-type="float" office:value="0" calcext:value-type="float">
            <text:p>0</text:p>
          </table:table-cell>
          <table:table-cell table:formula="of:=IF([$ClusterSwings.$D5]&gt;[.AJ$1];[.AJ62];0)" office:value-type="float" office:value="0" calcext:value-type="float">
            <text:p>0</text:p>
          </table:table-cell>
          <table:table-cell table:formula="of:=IF([$ClusterSwings.$D5]&gt;[.AK$1];[.AK62];0)" office:value-type="float" office:value="0" calcext:value-type="float">
            <text:p>0</text:p>
          </table:table-cell>
          <table:table-cell table:formula="of:=IF([$ClusterSwings.$D5]&gt;[.AL$1];[.AL62];0)" office:value-type="float" office:value="0" calcext:value-type="float">
            <text:p>0</text:p>
          </table:table-cell>
          <table:table-cell table:formula="of:=IF([$ClusterSwings.$D5]&gt;[.AM$1];[.AM62];0)" office:value-type="float" office:value="0" calcext:value-type="float">
            <text:p>0</text:p>
          </table:table-cell>
          <table:table-cell table:formula="of:=IF([$ClusterSwings.$D5]&gt;[.AN$1];[.AN62];0)" office:value-type="float" office:value="0" calcext:value-type="float">
            <text:p>0</text:p>
          </table:table-cell>
          <table:table-cell table:formula="of:=IF([$ClusterSwings.$D5]&gt;[.AO$1];[.AO62];0)" office:value-type="float" office:value="0" calcext:value-type="float">
            <text:p>0</text:p>
          </table:table-cell>
          <table:table-cell table:formula="of:=IF([$ClusterSwings.$D5]&gt;[.AP$1];[.AP62];0)" office:value-type="float" office:value="0" calcext:value-type="float">
            <text:p>0</text:p>
          </table:table-cell>
          <table:table-cell table:formula="of:=IF([$ClusterSwings.$D5]&gt;[.AQ$1];[.AQ62];0)" office:value-type="float" office:value="0" calcext:value-type="float">
            <text:p>0</text:p>
          </table:table-cell>
          <table:table-cell table:formula="of:=IF([$ClusterSwings.$D5]&gt;[.AR$1];[.AR62];0)" office:value-type="float" office:value="0" calcext:value-type="float">
            <text:p>0</text:p>
          </table:table-cell>
          <table:table-cell table:formula="of:=IF([$ClusterSwings.$D5]&gt;[.AS$1];[.AS62];0)" office:value-type="float" office:value="0" calcext:value-type="float">
            <text:p>0</text:p>
          </table:table-cell>
          <table:table-cell table:formula="of:=IF([$ClusterSwings.$D5]&gt;[.AT$1];[.AT62];0)" office:value-type="float" office:value="0" calcext:value-type="float">
            <text:p>0</text:p>
          </table:table-cell>
          <table:table-cell table:formula="of:=IF([$ClusterSwings.$D5]&gt;[.AU$1];[.AU62];0)" office:value-type="float" office:value="0" calcext:value-type="float">
            <text:p>0</text:p>
          </table:table-cell>
          <table:table-cell table:formula="of:=IF([$ClusterSwings.$D5]&gt;[.AV$1];[.AV62];0)" office:value-type="float" office:value="0" calcext:value-type="float">
            <text:p>0</text:p>
          </table:table-cell>
          <table:table-cell table:formula="of:=IF([$ClusterSwings.$D5]&gt;[.AW$1];[.AW62];0)" office:value-type="float" office:value="0" calcext:value-type="float">
            <text:p>0</text:p>
          </table:table-cell>
          <table:table-cell table:formula="of:=IF([$ClusterSwings.$D5]&gt;[.AX$1];[.AX62];0)" office:value-type="float" office:value="0" calcext:value-type="float">
            <text:p>0</text:p>
          </table:table-cell>
          <table:table-cell table:formula="of:=IF([$ClusterSwings.$D5]&gt;[.AY$1];[.AY62];0)" office:value-type="float" office:value="0" calcext:value-type="float">
            <text:p>0</text:p>
          </table:table-cell>
          <table:table-cell table:formula="of:=IF([$ClusterSwings.$D5]&gt;[.AZ$1];[.AZ62];0)" office:value-type="float" office:value="0" calcext:value-type="float">
            <text:p>0</text:p>
          </table:table-cell>
          <table:table-cell table:formula="of:=IF([$ClusterSwings.$D5]&gt;[.BA$1];[.BA62];0)" office:value-type="float" office:value="0" calcext:value-type="float">
            <text:p>0</text:p>
          </table:table-cell>
          <table:table-cell table:formula="of:=IF([$ClusterSwings.$D5]&gt;[.BB$1];[.BB62];0)" office:value-type="float" office:value="0" calcext:value-type="float">
            <text:p>0</text:p>
          </table:table-cell>
          <table:table-cell table:formula="of:=IF([$ClusterSwings.$D5]&gt;[.BC$1];[.BC62];0)" office:value-type="float" office:value="0" calcext:value-type="float">
            <text:p>0</text:p>
          </table:table-cell>
          <table:table-cell table:formula="of:=IF([$ClusterSwings.$D5]&gt;[.BD$1];[.BD62];0)" office:value-type="float" office:value="0" calcext:value-type="float">
            <text:p>0</text:p>
          </table:table-cell>
          <table:table-cell table:formula="of:=IF([$ClusterSwings.$D5]&gt;[.BE$1];[.BE62];0)" office:value-type="float" office:value="0" calcext:value-type="float">
            <text:p>0</text:p>
          </table:table-cell>
          <table:table-cell table:formula="of:=IF([$ClusterSwings.$D5]&gt;[.BF$1];[.BF62];0)" office:value-type="float" office:value="0" calcext:value-type="float">
            <text:p>0</text:p>
          </table:table-cell>
          <table:table-cell table:formula="of:=IF([$ClusterSwings.$D5]&gt;[.BG$1];[.BG62];0)" office:value-type="float" office:value="0" calcext:value-type="float">
            <text:p>0</text:p>
          </table:table-cell>
          <table:table-cell table:formula="of:=IF([$ClusterSwings.$D5]&gt;[.BH$1];[.BH62];0)" office:value-type="float" office:value="0" calcext:value-type="float">
            <text:p>0</text:p>
          </table:table-cell>
          <table:table-cell table:formula="of:=IF([$ClusterSwings.$D5]&gt;[.BI$1];[.BI62];0)" office:value-type="float" office:value="0" calcext:value-type="float">
            <text:p>0</text:p>
          </table:table-cell>
          <table:table-cell table:formula="of:=IF([$ClusterSwings.$D5]&gt;[.BJ$1];[.BJ62];0)" office:value-type="float" office:value="0" calcext:value-type="float">
            <text:p>0</text:p>
          </table:table-cell>
          <table:table-cell table:formula="of:=IF([$ClusterSwings.$D5]&gt;[.BK$1];[.BK62];0)" office:value-type="float" office:value="0" calcext:value-type="float">
            <text:p>0</text:p>
          </table:table-cell>
          <table:table-cell table:formula="of:=IF([$ClusterSwings.$D5]&gt;[.BL$1];[.BL62];0)" office:value-type="float" office:value="0" calcext:value-type="float">
            <text:p>0</text:p>
          </table:table-cell>
          <table:table-cell table:formula="of:=IF([$ClusterSwings.$D5]&gt;[.BM$1];[.BM62];0)" office:value-type="float" office:value="0" calcext:value-type="float">
            <text:p>0</text:p>
          </table:table-cell>
          <table:table-cell table:formula="of:=IF([$ClusterSwings.$D5]&gt;[.BN$1];[.BN62];0)" office:value-type="float" office:value="0" calcext:value-type="float">
            <text:p>0</text:p>
          </table:table-cell>
          <table:table-cell table:formula="of:=IF([$ClusterSwings.$D5]&gt;[.BO$1];[.BO62];0)" office:value-type="float" office:value="0" calcext:value-type="float">
            <text:p>0</text:p>
          </table:table-cell>
          <table:table-cell table:formula="of:=IF([$ClusterSwings.$D5]&gt;[.BP$1];[.BP62];0)" office:value-type="float" office:value="0" calcext:value-type="float">
            <text:p>0</text:p>
          </table:table-cell>
          <table:table-cell table:formula="of:=IF([$ClusterSwings.$D5]&gt;[.BQ$1];[.BQ62];0)" office:value-type="float" office:value="0" calcext:value-type="float">
            <text:p>0</text:p>
          </table:table-cell>
          <table:table-cell table:formula="of:=IF([$ClusterSwings.$D5]&gt;[.BR$1];[.BR62];0)" office:value-type="float" office:value="0" calcext:value-type="float">
            <text:p>0</text:p>
          </table:table-cell>
          <table:table-cell table:formula="of:=IF([$ClusterSwings.$D5]&gt;[.BS$1];[.BS62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$ClusterSwings.$D6]&gt;[.B$1];[.B63];0)" office:value-type="float" office:value="0" calcext:value-type="float">
            <text:p>0</text:p>
          </table:table-cell>
          <table:table-cell table:formula="of:=IF([$ClusterSwings.$D6]&gt;[.C$1];[.C63];0)" office:value-type="float" office:value="0" calcext:value-type="float">
            <text:p>0</text:p>
          </table:table-cell>
          <table:table-cell table:formula="of:=IF([$ClusterSwings.$D6]&gt;[.D$1];[.D63];0)" office:value-type="float" office:value="0" calcext:value-type="float">
            <text:p>0</text:p>
          </table:table-cell>
          <table:table-cell table:formula="of:=IF([$ClusterSwings.$D6]&gt;[.E$1];[.E63];0)" office:value-type="float" office:value="0" calcext:value-type="float">
            <text:p>0</text:p>
          </table:table-cell>
          <table:table-cell table:formula="of:=IF([$ClusterSwings.$D6]&gt;[.F$1];[.F63];0)" office:value-type="float" office:value="1" calcext:value-type="float">
            <text:p>1</text:p>
          </table:table-cell>
          <table:table-cell table:formula="of:=IF([$ClusterSwings.$D6]&gt;[.G$1];[.G63];0)" office:value-type="float" office:value="0" calcext:value-type="float">
            <text:p>0</text:p>
          </table:table-cell>
          <table:table-cell table:formula="of:=IF([$ClusterSwings.$D6]&gt;[.H$1];[.H63];0)" office:value-type="float" office:value="1" calcext:value-type="float">
            <text:p>1</text:p>
          </table:table-cell>
          <table:table-cell table:formula="of:=IF([$ClusterSwings.$D6]&gt;[.I$1];[.I63];0)" office:value-type="float" office:value="1" calcext:value-type="float">
            <text:p>1</text:p>
          </table:table-cell>
          <table:table-cell table:formula="of:=IF([$ClusterSwings.$D6]&gt;[.J$1];[.J63];0)" office:value-type="float" office:value="3" calcext:value-type="float">
            <text:p>3</text:p>
          </table:table-cell>
          <table:table-cell table:formula="of:=IF([$ClusterSwings.$D6]&gt;[.K$1];[.K63];0)" office:value-type="float" office:value="5" calcext:value-type="float">
            <text:p>5</text:p>
          </table:table-cell>
          <table:table-cell table:formula="of:=IF([$ClusterSwings.$D6]&gt;[.L$1];[.L63];0)" office:value-type="float" office:value="7" calcext:value-type="float">
            <text:p>7</text:p>
          </table:table-cell>
          <table:table-cell table:formula="of:=IF([$ClusterSwings.$D6]&gt;[.M$1];[.M63];0)" office:value-type="float" office:value="8" calcext:value-type="float">
            <text:p>8</text:p>
          </table:table-cell>
          <table:table-cell table:formula="of:=IF([$ClusterSwings.$D6]&gt;[.N$1];[.N63];0)" office:value-type="float" office:value="6" calcext:value-type="float">
            <text:p>6</text:p>
          </table:table-cell>
          <table:table-cell table:formula="of:=IF([$ClusterSwings.$D6]&gt;[.O$1];[.O63];0)" office:value-type="float" office:value="6" calcext:value-type="float">
            <text:p>6</text:p>
          </table:table-cell>
          <table:table-cell table:formula="of:=IF([$ClusterSwings.$D6]&gt;[.P$1];[.P63];0)" office:value-type="float" office:value="7" calcext:value-type="float">
            <text:p>7</text:p>
          </table:table-cell>
          <table:table-cell table:formula="of:=IF([$ClusterSwings.$D6]&gt;[.Q$1];[.Q63];0)" office:value-type="float" office:value="11" calcext:value-type="float">
            <text:p>11</text:p>
          </table:table-cell>
          <table:table-cell table:formula="of:=IF([$ClusterSwings.$D6]&gt;[.R$1];[.R63];0)" office:value-type="float" office:value="5" calcext:value-type="float">
            <text:p>5</text:p>
          </table:table-cell>
          <table:table-cell table:formula="of:=IF([$ClusterSwings.$D6]&gt;[.S$1];[.S63];0)" office:value-type="float" office:value="8" calcext:value-type="float">
            <text:p>8</text:p>
          </table:table-cell>
          <table:table-cell table:formula="of:=IF([$ClusterSwings.$D6]&gt;[.T$1];[.T63];0)" office:value-type="float" office:value="6" calcext:value-type="float">
            <text:p>6</text:p>
          </table:table-cell>
          <table:table-cell table:formula="of:=IF([$ClusterSwings.$D6]&gt;[.U$1];[.U63];0)" office:value-type="float" office:value="4" calcext:value-type="float">
            <text:p>4</text:p>
          </table:table-cell>
          <table:table-cell table:formula="of:=IF([$ClusterSwings.$D6]&gt;[.V$1];[.V63];0)" office:value-type="float" office:value="2" calcext:value-type="float">
            <text:p>2</text:p>
          </table:table-cell>
          <table:table-cell table:formula="of:=IF([$ClusterSwings.$D6]&gt;[.W$1];[.W63];0)" office:value-type="float" office:value="5" calcext:value-type="float">
            <text:p>5</text:p>
          </table:table-cell>
          <table:table-cell table:formula="of:=IF([$ClusterSwings.$D6]&gt;[.X$1];[.X63];0)" office:value-type="float" office:value="3" calcext:value-type="float">
            <text:p>3</text:p>
          </table:table-cell>
          <table:table-cell table:formula="of:=IF([$ClusterSwings.$D6]&gt;[.Y$1];[.Y63];0)" office:value-type="float" office:value="8" calcext:value-type="float">
            <text:p>8</text:p>
          </table:table-cell>
          <table:table-cell table:formula="of:=IF([$ClusterSwings.$D6]&gt;[.Z$1];[.Z63];0)" office:value-type="float" office:value="4" calcext:value-type="float">
            <text:p>4</text:p>
          </table:table-cell>
          <table:table-cell table:style-name="Default" table:formula="of:=IF([$ClusterSwings.$D6]&gt;[.AA$1];[.AA63];0)" office:value-type="float" office:value="5" calcext:value-type="float">
            <text:p>5</text:p>
          </table:table-cell>
          <table:table-cell table:style-name="Default" table:formula="of:=IF([$ClusterSwings.$D6]&gt;[.AB$1];[.AB63];0)" office:value-type="float" office:value="5" calcext:value-type="float">
            <text:p>5</text:p>
          </table:table-cell>
          <table:table-cell table:formula="of:=IF([$ClusterSwings.$D6]&gt;[.AC$1];[.AC63];0)" office:value-type="float" office:value="5" calcext:value-type="float">
            <text:p>5</text:p>
          </table:table-cell>
          <table:table-cell table:style-name="Default" table:formula="of:=IF([$ClusterSwings.$D6]&gt;[.AD$1];[.AD63];0)" office:value-type="float" office:value="2" calcext:value-type="float">
            <text:p>2</text:p>
          </table:table-cell>
          <table:table-cell table:formula="of:=IF([$ClusterSwings.$D6]&gt;[.AE$1];[.AE63];0)" office:value-type="float" office:value="1" calcext:value-type="float">
            <text:p>1</text:p>
          </table:table-cell>
          <table:table-cell table:formula="of:=IF([$ClusterSwings.$D6]&gt;[.AF$1];[.AF63];0)" office:value-type="float" office:value="2" calcext:value-type="float">
            <text:p>2</text:p>
          </table:table-cell>
          <table:table-cell table:formula="of:=IF([$ClusterSwings.$D6]&gt;[.AG$1];[.AG63];0)" office:value-type="float" office:value="0" calcext:value-type="float">
            <text:p>0</text:p>
          </table:table-cell>
          <table:table-cell table:formula="of:=IF([$ClusterSwings.$D6]&gt;[.AH$1];[.AH63];0)" office:value-type="float" office:value="0" calcext:value-type="float">
            <text:p>0</text:p>
          </table:table-cell>
          <table:table-cell table:formula="of:=IF([$ClusterSwings.$D6]&gt;[.AI$1];[.AI63];0)" office:value-type="float" office:value="0" calcext:value-type="float">
            <text:p>0</text:p>
          </table:table-cell>
          <table:table-cell table:formula="of:=IF([$ClusterSwings.$D6]&gt;[.AJ$1];[.AJ63];0)" office:value-type="float" office:value="0" calcext:value-type="float">
            <text:p>0</text:p>
          </table:table-cell>
          <table:table-cell table:formula="of:=IF([$ClusterSwings.$D6]&gt;[.AK$1];[.AK63];0)" office:value-type="float" office:value="0" calcext:value-type="float">
            <text:p>0</text:p>
          </table:table-cell>
          <table:table-cell table:formula="of:=IF([$ClusterSwings.$D6]&gt;[.AL$1];[.AL63];0)" office:value-type="float" office:value="0" calcext:value-type="float">
            <text:p>0</text:p>
          </table:table-cell>
          <table:table-cell table:formula="of:=IF([$ClusterSwings.$D6]&gt;[.AM$1];[.AM63];0)" office:value-type="float" office:value="0" calcext:value-type="float">
            <text:p>0</text:p>
          </table:table-cell>
          <table:table-cell table:formula="of:=IF([$ClusterSwings.$D6]&gt;[.AN$1];[.AN63];0)" office:value-type="float" office:value="0" calcext:value-type="float">
            <text:p>0</text:p>
          </table:table-cell>
          <table:table-cell table:formula="of:=IF([$ClusterSwings.$D6]&gt;[.AO$1];[.AO63];0)" office:value-type="float" office:value="0" calcext:value-type="float">
            <text:p>0</text:p>
          </table:table-cell>
          <table:table-cell table:formula="of:=IF([$ClusterSwings.$D6]&gt;[.AP$1];[.AP63];0)" office:value-type="float" office:value="0" calcext:value-type="float">
            <text:p>0</text:p>
          </table:table-cell>
          <table:table-cell table:formula="of:=IF([$ClusterSwings.$D6]&gt;[.AQ$1];[.AQ63];0)" office:value-type="float" office:value="0" calcext:value-type="float">
            <text:p>0</text:p>
          </table:table-cell>
          <table:table-cell table:formula="of:=IF([$ClusterSwings.$D6]&gt;[.AR$1];[.AR63];0)" office:value-type="float" office:value="0" calcext:value-type="float">
            <text:p>0</text:p>
          </table:table-cell>
          <table:table-cell table:formula="of:=IF([$ClusterSwings.$D6]&gt;[.AS$1];[.AS63];0)" office:value-type="float" office:value="0" calcext:value-type="float">
            <text:p>0</text:p>
          </table:table-cell>
          <table:table-cell table:formula="of:=IF([$ClusterSwings.$D6]&gt;[.AT$1];[.AT63];0)" office:value-type="float" office:value="0" calcext:value-type="float">
            <text:p>0</text:p>
          </table:table-cell>
          <table:table-cell table:formula="of:=IF([$ClusterSwings.$D6]&gt;[.AU$1];[.AU63];0)" office:value-type="float" office:value="0" calcext:value-type="float">
            <text:p>0</text:p>
          </table:table-cell>
          <table:table-cell table:formula="of:=IF([$ClusterSwings.$D6]&gt;[.AV$1];[.AV63];0)" office:value-type="float" office:value="0" calcext:value-type="float">
            <text:p>0</text:p>
          </table:table-cell>
          <table:table-cell table:formula="of:=IF([$ClusterSwings.$D6]&gt;[.AW$1];[.AW63];0)" office:value-type="float" office:value="0" calcext:value-type="float">
            <text:p>0</text:p>
          </table:table-cell>
          <table:table-cell table:formula="of:=IF([$ClusterSwings.$D6]&gt;[.AX$1];[.AX63];0)" office:value-type="float" office:value="0" calcext:value-type="float">
            <text:p>0</text:p>
          </table:table-cell>
          <table:table-cell table:formula="of:=IF([$ClusterSwings.$D6]&gt;[.AY$1];[.AY63];0)" office:value-type="float" office:value="0" calcext:value-type="float">
            <text:p>0</text:p>
          </table:table-cell>
          <table:table-cell table:formula="of:=IF([$ClusterSwings.$D6]&gt;[.AZ$1];[.AZ63];0)" office:value-type="float" office:value="0" calcext:value-type="float">
            <text:p>0</text:p>
          </table:table-cell>
          <table:table-cell table:formula="of:=IF([$ClusterSwings.$D6]&gt;[.BA$1];[.BA63];0)" office:value-type="float" office:value="0" calcext:value-type="float">
            <text:p>0</text:p>
          </table:table-cell>
          <table:table-cell table:formula="of:=IF([$ClusterSwings.$D6]&gt;[.BB$1];[.BB63];0)" office:value-type="float" office:value="0" calcext:value-type="float">
            <text:p>0</text:p>
          </table:table-cell>
          <table:table-cell table:formula="of:=IF([$ClusterSwings.$D6]&gt;[.BC$1];[.BC63];0)" office:value-type="float" office:value="0" calcext:value-type="float">
            <text:p>0</text:p>
          </table:table-cell>
          <table:table-cell table:formula="of:=IF([$ClusterSwings.$D6]&gt;[.BD$1];[.BD63];0)" office:value-type="float" office:value="0" calcext:value-type="float">
            <text:p>0</text:p>
          </table:table-cell>
          <table:table-cell table:formula="of:=IF([$ClusterSwings.$D6]&gt;[.BE$1];[.BE63];0)" office:value-type="float" office:value="0" calcext:value-type="float">
            <text:p>0</text:p>
          </table:table-cell>
          <table:table-cell table:formula="of:=IF([$ClusterSwings.$D6]&gt;[.BF$1];[.BF63];0)" office:value-type="float" office:value="0" calcext:value-type="float">
            <text:p>0</text:p>
          </table:table-cell>
          <table:table-cell table:formula="of:=IF([$ClusterSwings.$D6]&gt;[.BG$1];[.BG63];0)" office:value-type="float" office:value="0" calcext:value-type="float">
            <text:p>0</text:p>
          </table:table-cell>
          <table:table-cell table:formula="of:=IF([$ClusterSwings.$D6]&gt;[.BH$1];[.BH63];0)" office:value-type="float" office:value="0" calcext:value-type="float">
            <text:p>0</text:p>
          </table:table-cell>
          <table:table-cell table:formula="of:=IF([$ClusterSwings.$D6]&gt;[.BI$1];[.BI63];0)" office:value-type="float" office:value="0" calcext:value-type="float">
            <text:p>0</text:p>
          </table:table-cell>
          <table:table-cell table:formula="of:=IF([$ClusterSwings.$D6]&gt;[.BJ$1];[.BJ63];0)" office:value-type="float" office:value="0" calcext:value-type="float">
            <text:p>0</text:p>
          </table:table-cell>
          <table:table-cell table:formula="of:=IF([$ClusterSwings.$D6]&gt;[.BK$1];[.BK63];0)" office:value-type="float" office:value="0" calcext:value-type="float">
            <text:p>0</text:p>
          </table:table-cell>
          <table:table-cell table:formula="of:=IF([$ClusterSwings.$D6]&gt;[.BL$1];[.BL63];0)" office:value-type="float" office:value="0" calcext:value-type="float">
            <text:p>0</text:p>
          </table:table-cell>
          <table:table-cell table:formula="of:=IF([$ClusterSwings.$D6]&gt;[.BM$1];[.BM63];0)" office:value-type="float" office:value="0" calcext:value-type="float">
            <text:p>0</text:p>
          </table:table-cell>
          <table:table-cell table:formula="of:=IF([$ClusterSwings.$D6]&gt;[.BN$1];[.BN63];0)" office:value-type="float" office:value="0" calcext:value-type="float">
            <text:p>0</text:p>
          </table:table-cell>
          <table:table-cell table:formula="of:=IF([$ClusterSwings.$D6]&gt;[.BO$1];[.BO63];0)" office:value-type="float" office:value="0" calcext:value-type="float">
            <text:p>0</text:p>
          </table:table-cell>
          <table:table-cell table:formula="of:=IF([$ClusterSwings.$D6]&gt;[.BP$1];[.BP63];0)" office:value-type="float" office:value="0" calcext:value-type="float">
            <text:p>0</text:p>
          </table:table-cell>
          <table:table-cell table:formula="of:=IF([$ClusterSwings.$D6]&gt;[.BQ$1];[.BQ63];0)" office:value-type="float" office:value="0" calcext:value-type="float">
            <text:p>0</text:p>
          </table:table-cell>
          <table:table-cell table:formula="of:=IF([$ClusterSwings.$D6]&gt;[.BR$1];[.BR63];0)" office:value-type="float" office:value="0" calcext:value-type="float">
            <text:p>0</text:p>
          </table:table-cell>
          <table:table-cell table:formula="of:=IF([$ClusterSwings.$D6]&gt;[.BS$1];[.BS63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$ClusterSwings.$D7]&gt;[.B$1];[.B64];0)" office:value-type="float" office:value="1" calcext:value-type="float">
            <text:p>1</text:p>
          </table:table-cell>
          <table:table-cell table:formula="of:=IF([$ClusterSwings.$D7]&gt;[.C$1];[.C64];0)" office:value-type="float" office:value="0" calcext:value-type="float">
            <text:p>0</text:p>
          </table:table-cell>
          <table:table-cell table:formula="of:=IF([$ClusterSwings.$D7]&gt;[.D$1];[.D64];0)" office:value-type="float" office:value="3" calcext:value-type="float">
            <text:p>3</text:p>
          </table:table-cell>
          <table:table-cell table:formula="of:=IF([$ClusterSwings.$D7]&gt;[.E$1];[.E64];0)" office:value-type="float" office:value="2" calcext:value-type="float">
            <text:p>2</text:p>
          </table:table-cell>
          <table:table-cell table:formula="of:=IF([$ClusterSwings.$D7]&gt;[.F$1];[.F64];0)" office:value-type="float" office:value="1" calcext:value-type="float">
            <text:p>1</text:p>
          </table:table-cell>
          <table:table-cell table:formula="of:=IF([$ClusterSwings.$D7]&gt;[.G$1];[.G64];0)" office:value-type="float" office:value="2" calcext:value-type="float">
            <text:p>2</text:p>
          </table:table-cell>
          <table:table-cell table:formula="of:=IF([$ClusterSwings.$D7]&gt;[.H$1];[.H64];0)" office:value-type="float" office:value="5" calcext:value-type="float">
            <text:p>5</text:p>
          </table:table-cell>
          <table:table-cell table:formula="of:=IF([$ClusterSwings.$D7]&gt;[.I$1];[.I64];0)" office:value-type="float" office:value="6" calcext:value-type="float">
            <text:p>6</text:p>
          </table:table-cell>
          <table:table-cell table:formula="of:=IF([$ClusterSwings.$D7]&gt;[.J$1];[.J64];0)" office:value-type="float" office:value="6" calcext:value-type="float">
            <text:p>6</text:p>
          </table:table-cell>
          <table:table-cell table:formula="of:=IF([$ClusterSwings.$D7]&gt;[.K$1];[.K64];0)" office:value-type="float" office:value="8" calcext:value-type="float">
            <text:p>8</text:p>
          </table:table-cell>
          <table:table-cell table:formula="of:=IF([$ClusterSwings.$D7]&gt;[.L$1];[.L64];0)" office:value-type="float" office:value="16" calcext:value-type="float">
            <text:p>16</text:p>
          </table:table-cell>
          <table:table-cell table:formula="of:=IF([$ClusterSwings.$D7]&gt;[.M$1];[.M64];0)" office:value-type="float" office:value="6" calcext:value-type="float">
            <text:p>6</text:p>
          </table:table-cell>
          <table:table-cell table:formula="of:=IF([$ClusterSwings.$D7]&gt;[.N$1];[.N64];0)" office:value-type="float" office:value="13" calcext:value-type="float">
            <text:p>13</text:p>
          </table:table-cell>
          <table:table-cell table:formula="of:=IF([$ClusterSwings.$D7]&gt;[.O$1];[.O64];0)" office:value-type="float" office:value="10" calcext:value-type="float">
            <text:p>10</text:p>
          </table:table-cell>
          <table:table-cell table:formula="of:=IF([$ClusterSwings.$D7]&gt;[.P$1];[.P64];0)" office:value-type="float" office:value="6" calcext:value-type="float">
            <text:p>6</text:p>
          </table:table-cell>
          <table:table-cell table:formula="of:=IF([$ClusterSwings.$D7]&gt;[.Q$1];[.Q64];0)" office:value-type="float" office:value="5" calcext:value-type="float">
            <text:p>5</text:p>
          </table:table-cell>
          <table:table-cell table:formula="of:=IF([$ClusterSwings.$D7]&gt;[.R$1];[.R64];0)" office:value-type="float" office:value="6" calcext:value-type="float">
            <text:p>6</text:p>
          </table:table-cell>
          <table:table-cell table:formula="of:=IF([$ClusterSwings.$D7]&gt;[.S$1];[.S64];0)" office:value-type="float" office:value="5" calcext:value-type="float">
            <text:p>5</text:p>
          </table:table-cell>
          <table:table-cell table:formula="of:=IF([$ClusterSwings.$D7]&gt;[.T$1];[.T64];0)" office:value-type="float" office:value="5" calcext:value-type="float">
            <text:p>5</text:p>
          </table:table-cell>
          <table:table-cell table:formula="of:=IF([$ClusterSwings.$D7]&gt;[.U$1];[.U64];0)" office:value-type="float" office:value="3" calcext:value-type="float">
            <text:p>3</text:p>
          </table:table-cell>
          <table:table-cell table:formula="of:=IF([$ClusterSwings.$D7]&gt;[.V$1];[.V64];0)" office:value-type="float" office:value="2" calcext:value-type="float">
            <text:p>2</text:p>
          </table:table-cell>
          <table:table-cell table:formula="of:=IF([$ClusterSwings.$D7]&gt;[.W$1];[.W64];0)" office:value-type="float" office:value="0" calcext:value-type="float">
            <text:p>0</text:p>
          </table:table-cell>
          <table:table-cell table:formula="of:=IF([$ClusterSwings.$D7]&gt;[.X$1];[.X64];0)" office:value-type="float" office:value="3" calcext:value-type="float">
            <text:p>3</text:p>
          </table:table-cell>
          <table:table-cell table:formula="of:=IF([$ClusterSwings.$D7]&gt;[.Y$1];[.Y64];0)" office:value-type="float" office:value="1" calcext:value-type="float">
            <text:p>1</text:p>
          </table:table-cell>
          <table:table-cell table:formula="of:=IF([$ClusterSwings.$D7]&gt;[.Z$1];[.Z64];0)" office:value-type="float" office:value="0" calcext:value-type="float">
            <text:p>0</text:p>
          </table:table-cell>
          <table:table-cell table:style-name="Default" table:formula="of:=IF([$ClusterSwings.$D7]&gt;[.AA$1];[.AA64];0)" office:value-type="float" office:value="0" calcext:value-type="float">
            <text:p>0</text:p>
          </table:table-cell>
          <table:table-cell table:style-name="Default" table:formula="of:=IF([$ClusterSwings.$D7]&gt;[.AB$1];[.AB64];0)" office:value-type="float" office:value="0" calcext:value-type="float">
            <text:p>0</text:p>
          </table:table-cell>
          <table:table-cell table:formula="of:=IF([$ClusterSwings.$D7]&gt;[.AC$1];[.AC64];0)" office:value-type="float" office:value="1" calcext:value-type="float">
            <text:p>1</text:p>
          </table:table-cell>
          <table:table-cell table:style-name="Default" table:formula="of:=IF([$ClusterSwings.$D7]&gt;[.AD$1];[.AD64];0)" office:value-type="float" office:value="0" calcext:value-type="float">
            <text:p>0</text:p>
          </table:table-cell>
          <table:table-cell table:formula="of:=IF([$ClusterSwings.$D7]&gt;[.AE$1];[.AE64];0)" office:value-type="float" office:value="0" calcext:value-type="float">
            <text:p>0</text:p>
          </table:table-cell>
          <table:table-cell table:formula="of:=IF([$ClusterSwings.$D7]&gt;[.AF$1];[.AF64];0)" office:value-type="float" office:value="0" calcext:value-type="float">
            <text:p>0</text:p>
          </table:table-cell>
          <table:table-cell table:formula="of:=IF([$ClusterSwings.$D7]&gt;[.AG$1];[.AG64];0)" office:value-type="float" office:value="0" calcext:value-type="float">
            <text:p>0</text:p>
          </table:table-cell>
          <table:table-cell table:formula="of:=IF([$ClusterSwings.$D7]&gt;[.AH$1];[.AH64];0)" office:value-type="float" office:value="0" calcext:value-type="float">
            <text:p>0</text:p>
          </table:table-cell>
          <table:table-cell table:formula="of:=IF([$ClusterSwings.$D7]&gt;[.AI$1];[.AI64];0)" office:value-type="float" office:value="0" calcext:value-type="float">
            <text:p>0</text:p>
          </table:table-cell>
          <table:table-cell table:formula="of:=IF([$ClusterSwings.$D7]&gt;[.AJ$1];[.AJ64];0)" office:value-type="float" office:value="0" calcext:value-type="float">
            <text:p>0</text:p>
          </table:table-cell>
          <table:table-cell table:formula="of:=IF([$ClusterSwings.$D7]&gt;[.AK$1];[.AK64];0)" office:value-type="float" office:value="0" calcext:value-type="float">
            <text:p>0</text:p>
          </table:table-cell>
          <table:table-cell table:formula="of:=IF([$ClusterSwings.$D7]&gt;[.AL$1];[.AL64];0)" office:value-type="float" office:value="0" calcext:value-type="float">
            <text:p>0</text:p>
          </table:table-cell>
          <table:table-cell table:formula="of:=IF([$ClusterSwings.$D7]&gt;[.AM$1];[.AM64];0)" office:value-type="float" office:value="0" calcext:value-type="float">
            <text:p>0</text:p>
          </table:table-cell>
          <table:table-cell table:formula="of:=IF([$ClusterSwings.$D7]&gt;[.AN$1];[.AN64];0)" office:value-type="float" office:value="0" calcext:value-type="float">
            <text:p>0</text:p>
          </table:table-cell>
          <table:table-cell table:formula="of:=IF([$ClusterSwings.$D7]&gt;[.AO$1];[.AO64];0)" office:value-type="float" office:value="0" calcext:value-type="float">
            <text:p>0</text:p>
          </table:table-cell>
          <table:table-cell table:formula="of:=IF([$ClusterSwings.$D7]&gt;[.AP$1];[.AP64];0)" office:value-type="float" office:value="0" calcext:value-type="float">
            <text:p>0</text:p>
          </table:table-cell>
          <table:table-cell table:formula="of:=IF([$ClusterSwings.$D7]&gt;[.AQ$1];[.AQ64];0)" office:value-type="float" office:value="0" calcext:value-type="float">
            <text:p>0</text:p>
          </table:table-cell>
          <table:table-cell table:formula="of:=IF([$ClusterSwings.$D7]&gt;[.AR$1];[.AR64];0)" office:value-type="float" office:value="0" calcext:value-type="float">
            <text:p>0</text:p>
          </table:table-cell>
          <table:table-cell table:formula="of:=IF([$ClusterSwings.$D7]&gt;[.AS$1];[.AS64];0)" office:value-type="float" office:value="0" calcext:value-type="float">
            <text:p>0</text:p>
          </table:table-cell>
          <table:table-cell table:formula="of:=IF([$ClusterSwings.$D7]&gt;[.AT$1];[.AT64];0)" office:value-type="float" office:value="0" calcext:value-type="float">
            <text:p>0</text:p>
          </table:table-cell>
          <table:table-cell table:formula="of:=IF([$ClusterSwings.$D7]&gt;[.AU$1];[.AU64];0)" office:value-type="float" office:value="0" calcext:value-type="float">
            <text:p>0</text:p>
          </table:table-cell>
          <table:table-cell table:formula="of:=IF([$ClusterSwings.$D7]&gt;[.AV$1];[.AV64];0)" office:value-type="float" office:value="0" calcext:value-type="float">
            <text:p>0</text:p>
          </table:table-cell>
          <table:table-cell table:formula="of:=IF([$ClusterSwings.$D7]&gt;[.AW$1];[.AW64];0)" office:value-type="float" office:value="0" calcext:value-type="float">
            <text:p>0</text:p>
          </table:table-cell>
          <table:table-cell table:formula="of:=IF([$ClusterSwings.$D7]&gt;[.AX$1];[.AX64];0)" office:value-type="float" office:value="0" calcext:value-type="float">
            <text:p>0</text:p>
          </table:table-cell>
          <table:table-cell table:formula="of:=IF([$ClusterSwings.$D7]&gt;[.AY$1];[.AY64];0)" office:value-type="float" office:value="0" calcext:value-type="float">
            <text:p>0</text:p>
          </table:table-cell>
          <table:table-cell table:formula="of:=IF([$ClusterSwings.$D7]&gt;[.AZ$1];[.AZ64];0)" office:value-type="float" office:value="0" calcext:value-type="float">
            <text:p>0</text:p>
          </table:table-cell>
          <table:table-cell table:formula="of:=IF([$ClusterSwings.$D7]&gt;[.BA$1];[.BA64];0)" office:value-type="float" office:value="0" calcext:value-type="float">
            <text:p>0</text:p>
          </table:table-cell>
          <table:table-cell table:formula="of:=IF([$ClusterSwings.$D7]&gt;[.BB$1];[.BB64];0)" office:value-type="float" office:value="0" calcext:value-type="float">
            <text:p>0</text:p>
          </table:table-cell>
          <table:table-cell table:formula="of:=IF([$ClusterSwings.$D7]&gt;[.BC$1];[.BC64];0)" office:value-type="float" office:value="0" calcext:value-type="float">
            <text:p>0</text:p>
          </table:table-cell>
          <table:table-cell table:formula="of:=IF([$ClusterSwings.$D7]&gt;[.BD$1];[.BD64];0)" office:value-type="float" office:value="0" calcext:value-type="float">
            <text:p>0</text:p>
          </table:table-cell>
          <table:table-cell table:formula="of:=IF([$ClusterSwings.$D7]&gt;[.BE$1];[.BE64];0)" office:value-type="float" office:value="0" calcext:value-type="float">
            <text:p>0</text:p>
          </table:table-cell>
          <table:table-cell table:formula="of:=IF([$ClusterSwings.$D7]&gt;[.BF$1];[.BF64];0)" office:value-type="float" office:value="0" calcext:value-type="float">
            <text:p>0</text:p>
          </table:table-cell>
          <table:table-cell table:formula="of:=IF([$ClusterSwings.$D7]&gt;[.BG$1];[.BG64];0)" office:value-type="float" office:value="0" calcext:value-type="float">
            <text:p>0</text:p>
          </table:table-cell>
          <table:table-cell table:formula="of:=IF([$ClusterSwings.$D7]&gt;[.BH$1];[.BH64];0)" office:value-type="float" office:value="0" calcext:value-type="float">
            <text:p>0</text:p>
          </table:table-cell>
          <table:table-cell table:formula="of:=IF([$ClusterSwings.$D7]&gt;[.BI$1];[.BI64];0)" office:value-type="float" office:value="0" calcext:value-type="float">
            <text:p>0</text:p>
          </table:table-cell>
          <table:table-cell table:formula="of:=IF([$ClusterSwings.$D7]&gt;[.BJ$1];[.BJ64];0)" office:value-type="float" office:value="0" calcext:value-type="float">
            <text:p>0</text:p>
          </table:table-cell>
          <table:table-cell table:formula="of:=IF([$ClusterSwings.$D7]&gt;[.BK$1];[.BK64];0)" office:value-type="float" office:value="0" calcext:value-type="float">
            <text:p>0</text:p>
          </table:table-cell>
          <table:table-cell table:formula="of:=IF([$ClusterSwings.$D7]&gt;[.BL$1];[.BL64];0)" office:value-type="float" office:value="0" calcext:value-type="float">
            <text:p>0</text:p>
          </table:table-cell>
          <table:table-cell table:formula="of:=IF([$ClusterSwings.$D7]&gt;[.BM$1];[.BM64];0)" office:value-type="float" office:value="0" calcext:value-type="float">
            <text:p>0</text:p>
          </table:table-cell>
          <table:table-cell table:formula="of:=IF([$ClusterSwings.$D7]&gt;[.BN$1];[.BN64];0)" office:value-type="float" office:value="0" calcext:value-type="float">
            <text:p>0</text:p>
          </table:table-cell>
          <table:table-cell table:formula="of:=IF([$ClusterSwings.$D7]&gt;[.BO$1];[.BO64];0)" office:value-type="float" office:value="0" calcext:value-type="float">
            <text:p>0</text:p>
          </table:table-cell>
          <table:table-cell table:formula="of:=IF([$ClusterSwings.$D7]&gt;[.BP$1];[.BP64];0)" office:value-type="float" office:value="0" calcext:value-type="float">
            <text:p>0</text:p>
          </table:table-cell>
          <table:table-cell table:formula="of:=IF([$ClusterSwings.$D7]&gt;[.BQ$1];[.BQ64];0)" office:value-type="float" office:value="0" calcext:value-type="float">
            <text:p>0</text:p>
          </table:table-cell>
          <table:table-cell table:formula="of:=IF([$ClusterSwings.$D7]&gt;[.BR$1];[.BR64];0)" office:value-type="float" office:value="0" calcext:value-type="float">
            <text:p>0</text:p>
          </table:table-cell>
          <table:table-cell table:formula="of:=IF([$ClusterSwings.$D7]&gt;[.BS$1];[.BS64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$ClusterSwings.$D8]&gt;[.B$1];[.B65];0)" office:value-type="float" office:value="0" calcext:value-type="float">
            <text:p>0</text:p>
          </table:table-cell>
          <table:table-cell table:formula="of:=IF([$ClusterSwings.$D8]&gt;[.C$1];[.C65];0)" office:value-type="float" office:value="0" calcext:value-type="float">
            <text:p>0</text:p>
          </table:table-cell>
          <table:table-cell table:formula="of:=IF([$ClusterSwings.$D8]&gt;[.D$1];[.D65];0)" office:value-type="float" office:value="0" calcext:value-type="float">
            <text:p>0</text:p>
          </table:table-cell>
          <table:table-cell table:formula="of:=IF([$ClusterSwings.$D8]&gt;[.E$1];[.E65];0)" office:value-type="float" office:value="0" calcext:value-type="float">
            <text:p>0</text:p>
          </table:table-cell>
          <table:table-cell table:formula="of:=IF([$ClusterSwings.$D8]&gt;[.F$1];[.F65];0)" office:value-type="float" office:value="0" calcext:value-type="float">
            <text:p>0</text:p>
          </table:table-cell>
          <table:table-cell table:formula="of:=IF([$ClusterSwings.$D8]&gt;[.G$1];[.G65];0)" office:value-type="float" office:value="0" calcext:value-type="float">
            <text:p>0</text:p>
          </table:table-cell>
          <table:table-cell table:formula="of:=IF([$ClusterSwings.$D8]&gt;[.H$1];[.H65];0)" office:value-type="float" office:value="0" calcext:value-type="float">
            <text:p>0</text:p>
          </table:table-cell>
          <table:table-cell table:formula="of:=IF([$ClusterSwings.$D8]&gt;[.I$1];[.I65];0)" office:value-type="float" office:value="0" calcext:value-type="float">
            <text:p>0</text:p>
          </table:table-cell>
          <table:table-cell table:formula="of:=IF([$ClusterSwings.$D8]&gt;[.J$1];[.J65];0)" office:value-type="float" office:value="0" calcext:value-type="float">
            <text:p>0</text:p>
          </table:table-cell>
          <table:table-cell table:formula="of:=IF([$ClusterSwings.$D8]&gt;[.K$1];[.K65];0)" office:value-type="float" office:value="0" calcext:value-type="float">
            <text:p>0</text:p>
          </table:table-cell>
          <table:table-cell table:formula="of:=IF([$ClusterSwings.$D8]&gt;[.L$1];[.L65];0)" office:value-type="float" office:value="0" calcext:value-type="float">
            <text:p>0</text:p>
          </table:table-cell>
          <table:table-cell table:formula="of:=IF([$ClusterSwings.$D8]&gt;[.M$1];[.M65];0)" office:value-type="float" office:value="0" calcext:value-type="float">
            <text:p>0</text:p>
          </table:table-cell>
          <table:table-cell table:formula="of:=IF([$ClusterSwings.$D8]&gt;[.N$1];[.N65];0)" office:value-type="float" office:value="0" calcext:value-type="float">
            <text:p>0</text:p>
          </table:table-cell>
          <table:table-cell table:formula="of:=IF([$ClusterSwings.$D8]&gt;[.O$1];[.O65];0)" office:value-type="float" office:value="0" calcext:value-type="float">
            <text:p>0</text:p>
          </table:table-cell>
          <table:table-cell table:formula="of:=IF([$ClusterSwings.$D8]&gt;[.P$1];[.P65];0)" office:value-type="float" office:value="0" calcext:value-type="float">
            <text:p>0</text:p>
          </table:table-cell>
          <table:table-cell table:formula="of:=IF([$ClusterSwings.$D8]&gt;[.Q$1];[.Q65];0)" office:value-type="float" office:value="0" calcext:value-type="float">
            <text:p>0</text:p>
          </table:table-cell>
          <table:table-cell table:formula="of:=IF([$ClusterSwings.$D8]&gt;[.R$1];[.R65];0)" office:value-type="float" office:value="0" calcext:value-type="float">
            <text:p>0</text:p>
          </table:table-cell>
          <table:table-cell table:formula="of:=IF([$ClusterSwings.$D8]&gt;[.S$1];[.S65];0)" office:value-type="float" office:value="0" calcext:value-type="float">
            <text:p>0</text:p>
          </table:table-cell>
          <table:table-cell table:formula="of:=IF([$ClusterSwings.$D8]&gt;[.T$1];[.T65];0)" office:value-type="float" office:value="0" calcext:value-type="float">
            <text:p>0</text:p>
          </table:table-cell>
          <table:table-cell table:formula="of:=IF([$ClusterSwings.$D8]&gt;[.U$1];[.U65];0)" office:value-type="float" office:value="0" calcext:value-type="float">
            <text:p>0</text:p>
          </table:table-cell>
          <table:table-cell table:formula="of:=IF([$ClusterSwings.$D8]&gt;[.V$1];[.V65];0)" office:value-type="float" office:value="0" calcext:value-type="float">
            <text:p>0</text:p>
          </table:table-cell>
          <table:table-cell table:formula="of:=IF([$ClusterSwings.$D8]&gt;[.W$1];[.W65];0)" office:value-type="float" office:value="0" calcext:value-type="float">
            <text:p>0</text:p>
          </table:table-cell>
          <table:table-cell table:formula="of:=IF([$ClusterSwings.$D8]&gt;[.X$1];[.X65];0)" office:value-type="float" office:value="0" calcext:value-type="float">
            <text:p>0</text:p>
          </table:table-cell>
          <table:table-cell table:formula="of:=IF([$ClusterSwings.$D8]&gt;[.Y$1];[.Y65];0)" office:value-type="float" office:value="0" calcext:value-type="float">
            <text:p>0</text:p>
          </table:table-cell>
          <table:table-cell table:formula="of:=IF([$ClusterSwings.$D8]&gt;[.Z$1];[.Z65];0)" office:value-type="float" office:value="0" calcext:value-type="float">
            <text:p>0</text:p>
          </table:table-cell>
          <table:table-cell table:style-name="Default" table:formula="of:=IF([$ClusterSwings.$D8]&gt;[.AA$1];[.AA65];0)" office:value-type="float" office:value="0" calcext:value-type="float">
            <text:p>0</text:p>
          </table:table-cell>
          <table:table-cell table:style-name="Default" table:formula="of:=IF([$ClusterSwings.$D8]&gt;[.AB$1];[.AB65];0)" office:value-type="float" office:value="0" calcext:value-type="float">
            <text:p>0</text:p>
          </table:table-cell>
          <table:table-cell table:formula="of:=IF([$ClusterSwings.$D8]&gt;[.AC$1];[.AC65];0)" office:value-type="float" office:value="2" calcext:value-type="float">
            <text:p>2</text:p>
          </table:table-cell>
          <table:table-cell table:style-name="Default" table:formula="of:=IF([$ClusterSwings.$D8]&gt;[.AD$1];[.AD65];0)" office:value-type="float" office:value="2" calcext:value-type="float">
            <text:p>2</text:p>
          </table:table-cell>
          <table:table-cell table:formula="of:=IF([$ClusterSwings.$D8]&gt;[.AE$1];[.AE65];0)" office:value-type="float" office:value="1" calcext:value-type="float">
            <text:p>1</text:p>
          </table:table-cell>
          <table:table-cell table:formula="of:=IF([$ClusterSwings.$D8]&gt;[.AF$1];[.AF65];0)" office:value-type="float" office:value="0" calcext:value-type="float">
            <text:p>0</text:p>
          </table:table-cell>
          <table:table-cell table:formula="of:=IF([$ClusterSwings.$D8]&gt;[.AG$1];[.AG65];0)" office:value-type="float" office:value="2" calcext:value-type="float">
            <text:p>2</text:p>
          </table:table-cell>
          <table:table-cell table:formula="of:=IF([$ClusterSwings.$D8]&gt;[.AH$1];[.AH65];0)" office:value-type="float" office:value="0" calcext:value-type="float">
            <text:p>0</text:p>
          </table:table-cell>
          <table:table-cell table:formula="of:=IF([$ClusterSwings.$D8]&gt;[.AI$1];[.AI65];0)" office:value-type="float" office:value="0" calcext:value-type="float">
            <text:p>0</text:p>
          </table:table-cell>
          <table:table-cell table:formula="of:=IF([$ClusterSwings.$D8]&gt;[.AJ$1];[.AJ65];0)" office:value-type="float" office:value="0" calcext:value-type="float">
            <text:p>0</text:p>
          </table:table-cell>
          <table:table-cell table:formula="of:=IF([$ClusterSwings.$D8]&gt;[.AK$1];[.AK65];0)" office:value-type="float" office:value="0" calcext:value-type="float">
            <text:p>0</text:p>
          </table:table-cell>
          <table:table-cell table:formula="of:=IF([$ClusterSwings.$D8]&gt;[.AL$1];[.AL65];0)" office:value-type="float" office:value="0" calcext:value-type="float">
            <text:p>0</text:p>
          </table:table-cell>
          <table:table-cell table:formula="of:=IF([$ClusterSwings.$D8]&gt;[.AM$1];[.AM65];0)" office:value-type="float" office:value="0" calcext:value-type="float">
            <text:p>0</text:p>
          </table:table-cell>
          <table:table-cell table:formula="of:=IF([$ClusterSwings.$D8]&gt;[.AN$1];[.AN65];0)" office:value-type="float" office:value="0" calcext:value-type="float">
            <text:p>0</text:p>
          </table:table-cell>
          <table:table-cell table:formula="of:=IF([$ClusterSwings.$D8]&gt;[.AO$1];[.AO65];0)" office:value-type="float" office:value="0" calcext:value-type="float">
            <text:p>0</text:p>
          </table:table-cell>
          <table:table-cell table:formula="of:=IF([$ClusterSwings.$D8]&gt;[.AP$1];[.AP65];0)" office:value-type="float" office:value="0" calcext:value-type="float">
            <text:p>0</text:p>
          </table:table-cell>
          <table:table-cell table:formula="of:=IF([$ClusterSwings.$D8]&gt;[.AQ$1];[.AQ65];0)" office:value-type="float" office:value="0" calcext:value-type="float">
            <text:p>0</text:p>
          </table:table-cell>
          <table:table-cell table:formula="of:=IF([$ClusterSwings.$D8]&gt;[.AR$1];[.AR65];0)" office:value-type="float" office:value="0" calcext:value-type="float">
            <text:p>0</text:p>
          </table:table-cell>
          <table:table-cell table:formula="of:=IF([$ClusterSwings.$D8]&gt;[.AS$1];[.AS65];0)" office:value-type="float" office:value="0" calcext:value-type="float">
            <text:p>0</text:p>
          </table:table-cell>
          <table:table-cell table:formula="of:=IF([$ClusterSwings.$D8]&gt;[.AT$1];[.AT65];0)" office:value-type="float" office:value="0" calcext:value-type="float">
            <text:p>0</text:p>
          </table:table-cell>
          <table:table-cell table:formula="of:=IF([$ClusterSwings.$D8]&gt;[.AU$1];[.AU65];0)" office:value-type="float" office:value="0" calcext:value-type="float">
            <text:p>0</text:p>
          </table:table-cell>
          <table:table-cell table:formula="of:=IF([$ClusterSwings.$D8]&gt;[.AV$1];[.AV65];0)" office:value-type="float" office:value="0" calcext:value-type="float">
            <text:p>0</text:p>
          </table:table-cell>
          <table:table-cell table:formula="of:=IF([$ClusterSwings.$D8]&gt;[.AW$1];[.AW65];0)" office:value-type="float" office:value="0" calcext:value-type="float">
            <text:p>0</text:p>
          </table:table-cell>
          <table:table-cell table:formula="of:=IF([$ClusterSwings.$D8]&gt;[.AX$1];[.AX65];0)" office:value-type="float" office:value="0" calcext:value-type="float">
            <text:p>0</text:p>
          </table:table-cell>
          <table:table-cell table:formula="of:=IF([$ClusterSwings.$D8]&gt;[.AY$1];[.AY65];0)" office:value-type="float" office:value="0" calcext:value-type="float">
            <text:p>0</text:p>
          </table:table-cell>
          <table:table-cell table:formula="of:=IF([$ClusterSwings.$D8]&gt;[.AZ$1];[.AZ65];0)" office:value-type="float" office:value="0" calcext:value-type="float">
            <text:p>0</text:p>
          </table:table-cell>
          <table:table-cell table:formula="of:=IF([$ClusterSwings.$D8]&gt;[.BA$1];[.BA65];0)" office:value-type="float" office:value="0" calcext:value-type="float">
            <text:p>0</text:p>
          </table:table-cell>
          <table:table-cell table:formula="of:=IF([$ClusterSwings.$D8]&gt;[.BB$1];[.BB65];0)" office:value-type="float" office:value="0" calcext:value-type="float">
            <text:p>0</text:p>
          </table:table-cell>
          <table:table-cell table:formula="of:=IF([$ClusterSwings.$D8]&gt;[.BC$1];[.BC65];0)" office:value-type="float" office:value="0" calcext:value-type="float">
            <text:p>0</text:p>
          </table:table-cell>
          <table:table-cell table:formula="of:=IF([$ClusterSwings.$D8]&gt;[.BD$1];[.BD65];0)" office:value-type="float" office:value="0" calcext:value-type="float">
            <text:p>0</text:p>
          </table:table-cell>
          <table:table-cell table:formula="of:=IF([$ClusterSwings.$D8]&gt;[.BE$1];[.BE65];0)" office:value-type="float" office:value="0" calcext:value-type="float">
            <text:p>0</text:p>
          </table:table-cell>
          <table:table-cell table:formula="of:=IF([$ClusterSwings.$D8]&gt;[.BF$1];[.BF65];0)" office:value-type="float" office:value="0" calcext:value-type="float">
            <text:p>0</text:p>
          </table:table-cell>
          <table:table-cell table:formula="of:=IF([$ClusterSwings.$D8]&gt;[.BG$1];[.BG65];0)" office:value-type="float" office:value="0" calcext:value-type="float">
            <text:p>0</text:p>
          </table:table-cell>
          <table:table-cell table:formula="of:=IF([$ClusterSwings.$D8]&gt;[.BH$1];[.BH65];0)" office:value-type="float" office:value="0" calcext:value-type="float">
            <text:p>0</text:p>
          </table:table-cell>
          <table:table-cell table:formula="of:=IF([$ClusterSwings.$D8]&gt;[.BI$1];[.BI65];0)" office:value-type="float" office:value="0" calcext:value-type="float">
            <text:p>0</text:p>
          </table:table-cell>
          <table:table-cell table:formula="of:=IF([$ClusterSwings.$D8]&gt;[.BJ$1];[.BJ65];0)" office:value-type="float" office:value="0" calcext:value-type="float">
            <text:p>0</text:p>
          </table:table-cell>
          <table:table-cell table:formula="of:=IF([$ClusterSwings.$D8]&gt;[.BK$1];[.BK65];0)" office:value-type="float" office:value="0" calcext:value-type="float">
            <text:p>0</text:p>
          </table:table-cell>
          <table:table-cell table:formula="of:=IF([$ClusterSwings.$D8]&gt;[.BL$1];[.BL65];0)" office:value-type="float" office:value="0" calcext:value-type="float">
            <text:p>0</text:p>
          </table:table-cell>
          <table:table-cell table:formula="of:=IF([$ClusterSwings.$D8]&gt;[.BM$1];[.BM65];0)" office:value-type="float" office:value="0" calcext:value-type="float">
            <text:p>0</text:p>
          </table:table-cell>
          <table:table-cell table:formula="of:=IF([$ClusterSwings.$D8]&gt;[.BN$1];[.BN65];0)" office:value-type="float" office:value="0" calcext:value-type="float">
            <text:p>0</text:p>
          </table:table-cell>
          <table:table-cell table:formula="of:=IF([$ClusterSwings.$D8]&gt;[.BO$1];[.BO65];0)" office:value-type="float" office:value="0" calcext:value-type="float">
            <text:p>0</text:p>
          </table:table-cell>
          <table:table-cell table:formula="of:=IF([$ClusterSwings.$D8]&gt;[.BP$1];[.BP65];0)" office:value-type="float" office:value="0" calcext:value-type="float">
            <text:p>0</text:p>
          </table:table-cell>
          <table:table-cell table:formula="of:=IF([$ClusterSwings.$D8]&gt;[.BQ$1];[.BQ65];0)" office:value-type="float" office:value="0" calcext:value-type="float">
            <text:p>0</text:p>
          </table:table-cell>
          <table:table-cell table:formula="of:=IF([$ClusterSwings.$D8]&gt;[.BR$1];[.BR65];0)" office:value-type="float" office:value="0" calcext:value-type="float">
            <text:p>0</text:p>
          </table:table-cell>
          <table:table-cell table:formula="of:=IF([$ClusterSwings.$D8]&gt;[.BS$1];[.BS65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$ClusterSwings.$D9]&gt;[.B$1];[.B66];0)" office:value-type="float" office:value="0" calcext:value-type="float">
            <text:p>0</text:p>
          </table:table-cell>
          <table:table-cell table:formula="of:=IF([$ClusterSwings.$D9]&gt;[.C$1];[.C66];0)" office:value-type="float" office:value="0" calcext:value-type="float">
            <text:p>0</text:p>
          </table:table-cell>
          <table:table-cell table:formula="of:=IF([$ClusterSwings.$D9]&gt;[.D$1];[.D66];0)" office:value-type="float" office:value="0" calcext:value-type="float">
            <text:p>0</text:p>
          </table:table-cell>
          <table:table-cell table:formula="of:=IF([$ClusterSwings.$D9]&gt;[.E$1];[.E66];0)" office:value-type="float" office:value="0" calcext:value-type="float">
            <text:p>0</text:p>
          </table:table-cell>
          <table:table-cell table:formula="of:=IF([$ClusterSwings.$D9]&gt;[.F$1];[.F66];0)" office:value-type="float" office:value="0" calcext:value-type="float">
            <text:p>0</text:p>
          </table:table-cell>
          <table:table-cell table:formula="of:=IF([$ClusterSwings.$D9]&gt;[.G$1];[.G66];0)" office:value-type="float" office:value="0" calcext:value-type="float">
            <text:p>0</text:p>
          </table:table-cell>
          <table:table-cell table:formula="of:=IF([$ClusterSwings.$D9]&gt;[.H$1];[.H66];0)" office:value-type="float" office:value="0" calcext:value-type="float">
            <text:p>0</text:p>
          </table:table-cell>
          <table:table-cell table:formula="of:=IF([$ClusterSwings.$D9]&gt;[.I$1];[.I66];0)" office:value-type="float" office:value="0" calcext:value-type="float">
            <text:p>0</text:p>
          </table:table-cell>
          <table:table-cell table:formula="of:=IF([$ClusterSwings.$D9]&gt;[.J$1];[.J66];0)" office:value-type="float" office:value="0" calcext:value-type="float">
            <text:p>0</text:p>
          </table:table-cell>
          <table:table-cell table:formula="of:=IF([$ClusterSwings.$D9]&gt;[.K$1];[.K66];0)" office:value-type="float" office:value="1" calcext:value-type="float">
            <text:p>1</text:p>
          </table:table-cell>
          <table:table-cell table:formula="of:=IF([$ClusterSwings.$D9]&gt;[.L$1];[.L66];0)" office:value-type="float" office:value="1" calcext:value-type="float">
            <text:p>1</text:p>
          </table:table-cell>
          <table:table-cell table:formula="of:=IF([$ClusterSwings.$D9]&gt;[.M$1];[.M66];0)" office:value-type="float" office:value="1" calcext:value-type="float">
            <text:p>1</text:p>
          </table:table-cell>
          <table:table-cell table:formula="of:=IF([$ClusterSwings.$D9]&gt;[.N$1];[.N66];0)" office:value-type="float" office:value="1" calcext:value-type="float">
            <text:p>1</text:p>
          </table:table-cell>
          <table:table-cell table:formula="of:=IF([$ClusterSwings.$D9]&gt;[.O$1];[.O66];0)" office:value-type="float" office:value="0" calcext:value-type="float">
            <text:p>0</text:p>
          </table:table-cell>
          <table:table-cell table:formula="of:=IF([$ClusterSwings.$D9]&gt;[.P$1];[.P66];0)" office:value-type="float" office:value="6" calcext:value-type="float">
            <text:p>6</text:p>
          </table:table-cell>
          <table:table-cell table:formula="of:=IF([$ClusterSwings.$D9]&gt;[.Q$1];[.Q66];0)" office:value-type="float" office:value="2" calcext:value-type="float">
            <text:p>2</text:p>
          </table:table-cell>
          <table:table-cell table:formula="of:=IF([$ClusterSwings.$D9]&gt;[.R$1];[.R66];0)" office:value-type="float" office:value="4" calcext:value-type="float">
            <text:p>4</text:p>
          </table:table-cell>
          <table:table-cell table:formula="of:=IF([$ClusterSwings.$D9]&gt;[.S$1];[.S66];0)" office:value-type="float" office:value="3" calcext:value-type="float">
            <text:p>3</text:p>
          </table:table-cell>
          <table:table-cell table:formula="of:=IF([$ClusterSwings.$D9]&gt;[.T$1];[.T66];0)" office:value-type="float" office:value="3" calcext:value-type="float">
            <text:p>3</text:p>
          </table:table-cell>
          <table:table-cell table:formula="of:=IF([$ClusterSwings.$D9]&gt;[.U$1];[.U66];0)" office:value-type="float" office:value="4" calcext:value-type="float">
            <text:p>4</text:p>
          </table:table-cell>
          <table:table-cell table:formula="of:=IF([$ClusterSwings.$D9]&gt;[.V$1];[.V66];0)" office:value-type="float" office:value="4" calcext:value-type="float">
            <text:p>4</text:p>
          </table:table-cell>
          <table:table-cell table:formula="of:=IF([$ClusterSwings.$D9]&gt;[.W$1];[.W66];0)" office:value-type="float" office:value="3" calcext:value-type="float">
            <text:p>3</text:p>
          </table:table-cell>
          <table:table-cell table:formula="of:=IF([$ClusterSwings.$D9]&gt;[.X$1];[.X66];0)" office:value-type="float" office:value="4" calcext:value-type="float">
            <text:p>4</text:p>
          </table:table-cell>
          <table:table-cell table:formula="of:=IF([$ClusterSwings.$D9]&gt;[.Y$1];[.Y66];0)" office:value-type="float" office:value="3" calcext:value-type="float">
            <text:p>3</text:p>
          </table:table-cell>
          <table:table-cell table:formula="of:=IF([$ClusterSwings.$D9]&gt;[.Z$1];[.Z66];0)" office:value-type="float" office:value="2" calcext:value-type="float">
            <text:p>2</text:p>
          </table:table-cell>
          <table:table-cell table:style-name="Default" table:formula="of:=IF([$ClusterSwings.$D9]&gt;[.AA$1];[.AA66];0)" office:value-type="float" office:value="0" calcext:value-type="float">
            <text:p>0</text:p>
          </table:table-cell>
          <table:table-cell table:style-name="Default" table:formula="of:=IF([$ClusterSwings.$D9]&gt;[.AB$1];[.AB66];0)" office:value-type="float" office:value="1" calcext:value-type="float">
            <text:p>1</text:p>
          </table:table-cell>
          <table:table-cell table:formula="of:=IF([$ClusterSwings.$D9]&gt;[.AC$1];[.AC66];0)" office:value-type="float" office:value="2" calcext:value-type="float">
            <text:p>2</text:p>
          </table:table-cell>
          <table:table-cell table:style-name="Default" table:formula="of:=IF([$ClusterSwings.$D9]&gt;[.AD$1];[.AD66];0)" office:value-type="float" office:value="3" calcext:value-type="float">
            <text:p>3</text:p>
          </table:table-cell>
          <table:table-cell table:formula="of:=IF([$ClusterSwings.$D9]&gt;[.AE$1];[.AE66];0)" office:value-type="float" office:value="2" calcext:value-type="float">
            <text:p>2</text:p>
          </table:table-cell>
          <table:table-cell table:formula="of:=IF([$ClusterSwings.$D9]&gt;[.AF$1];[.AF66];0)" office:value-type="float" office:value="1" calcext:value-type="float">
            <text:p>1</text:p>
          </table:table-cell>
          <table:table-cell table:formula="of:=IF([$ClusterSwings.$D9]&gt;[.AG$1];[.AG66];0)" office:value-type="float" office:value="2" calcext:value-type="float">
            <text:p>2</text:p>
          </table:table-cell>
          <table:table-cell table:formula="of:=IF([$ClusterSwings.$D9]&gt;[.AH$1];[.AH66];0)" office:value-type="float" office:value="0" calcext:value-type="float">
            <text:p>0</text:p>
          </table:table-cell>
          <table:table-cell table:formula="of:=IF([$ClusterSwings.$D9]&gt;[.AI$1];[.AI66];0)" office:value-type="float" office:value="0" calcext:value-type="float">
            <text:p>0</text:p>
          </table:table-cell>
          <table:table-cell table:formula="of:=IF([$ClusterSwings.$D9]&gt;[.AJ$1];[.AJ66];0)" office:value-type="float" office:value="0" calcext:value-type="float">
            <text:p>0</text:p>
          </table:table-cell>
          <table:table-cell table:formula="of:=IF([$ClusterSwings.$D9]&gt;[.AK$1];[.AK66];0)" office:value-type="float" office:value="0" calcext:value-type="float">
            <text:p>0</text:p>
          </table:table-cell>
          <table:table-cell table:formula="of:=IF([$ClusterSwings.$D9]&gt;[.AL$1];[.AL66];0)" office:value-type="float" office:value="0" calcext:value-type="float">
            <text:p>0</text:p>
          </table:table-cell>
          <table:table-cell table:formula="of:=IF([$ClusterSwings.$D9]&gt;[.AM$1];[.AM66];0)" office:value-type="float" office:value="0" calcext:value-type="float">
            <text:p>0</text:p>
          </table:table-cell>
          <table:table-cell table:formula="of:=IF([$ClusterSwings.$D9]&gt;[.AN$1];[.AN66];0)" office:value-type="float" office:value="0" calcext:value-type="float">
            <text:p>0</text:p>
          </table:table-cell>
          <table:table-cell table:formula="of:=IF([$ClusterSwings.$D9]&gt;[.AO$1];[.AO66];0)" office:value-type="float" office:value="0" calcext:value-type="float">
            <text:p>0</text:p>
          </table:table-cell>
          <table:table-cell table:formula="of:=IF([$ClusterSwings.$D9]&gt;[.AP$1];[.AP66];0)" office:value-type="float" office:value="0" calcext:value-type="float">
            <text:p>0</text:p>
          </table:table-cell>
          <table:table-cell table:formula="of:=IF([$ClusterSwings.$D9]&gt;[.AQ$1];[.AQ66];0)" office:value-type="float" office:value="0" calcext:value-type="float">
            <text:p>0</text:p>
          </table:table-cell>
          <table:table-cell table:formula="of:=IF([$ClusterSwings.$D9]&gt;[.AR$1];[.AR66];0)" office:value-type="float" office:value="0" calcext:value-type="float">
            <text:p>0</text:p>
          </table:table-cell>
          <table:table-cell table:formula="of:=IF([$ClusterSwings.$D9]&gt;[.AS$1];[.AS66];0)" office:value-type="float" office:value="0" calcext:value-type="float">
            <text:p>0</text:p>
          </table:table-cell>
          <table:table-cell table:formula="of:=IF([$ClusterSwings.$D9]&gt;[.AT$1];[.AT66];0)" office:value-type="float" office:value="0" calcext:value-type="float">
            <text:p>0</text:p>
          </table:table-cell>
          <table:table-cell table:formula="of:=IF([$ClusterSwings.$D9]&gt;[.AU$1];[.AU66];0)" office:value-type="float" office:value="0" calcext:value-type="float">
            <text:p>0</text:p>
          </table:table-cell>
          <table:table-cell table:formula="of:=IF([$ClusterSwings.$D9]&gt;[.AV$1];[.AV66];0)" office:value-type="float" office:value="0" calcext:value-type="float">
            <text:p>0</text:p>
          </table:table-cell>
          <table:table-cell table:formula="of:=IF([$ClusterSwings.$D9]&gt;[.AW$1];[.AW66];0)" office:value-type="float" office:value="0" calcext:value-type="float">
            <text:p>0</text:p>
          </table:table-cell>
          <table:table-cell table:formula="of:=IF([$ClusterSwings.$D9]&gt;[.AX$1];[.AX66];0)" office:value-type="float" office:value="0" calcext:value-type="float">
            <text:p>0</text:p>
          </table:table-cell>
          <table:table-cell table:formula="of:=IF([$ClusterSwings.$D9]&gt;[.AY$1];[.AY66];0)" office:value-type="float" office:value="0" calcext:value-type="float">
            <text:p>0</text:p>
          </table:table-cell>
          <table:table-cell table:formula="of:=IF([$ClusterSwings.$D9]&gt;[.AZ$1];[.AZ66];0)" office:value-type="float" office:value="0" calcext:value-type="float">
            <text:p>0</text:p>
          </table:table-cell>
          <table:table-cell table:formula="of:=IF([$ClusterSwings.$D9]&gt;[.BA$1];[.BA66];0)" office:value-type="float" office:value="0" calcext:value-type="float">
            <text:p>0</text:p>
          </table:table-cell>
          <table:table-cell table:formula="of:=IF([$ClusterSwings.$D9]&gt;[.BB$1];[.BB66];0)" office:value-type="float" office:value="0" calcext:value-type="float">
            <text:p>0</text:p>
          </table:table-cell>
          <table:table-cell table:formula="of:=IF([$ClusterSwings.$D9]&gt;[.BC$1];[.BC66];0)" office:value-type="float" office:value="0" calcext:value-type="float">
            <text:p>0</text:p>
          </table:table-cell>
          <table:table-cell table:formula="of:=IF([$ClusterSwings.$D9]&gt;[.BD$1];[.BD66];0)" office:value-type="float" office:value="0" calcext:value-type="float">
            <text:p>0</text:p>
          </table:table-cell>
          <table:table-cell table:formula="of:=IF([$ClusterSwings.$D9]&gt;[.BE$1];[.BE66];0)" office:value-type="float" office:value="0" calcext:value-type="float">
            <text:p>0</text:p>
          </table:table-cell>
          <table:table-cell table:formula="of:=IF([$ClusterSwings.$D9]&gt;[.BF$1];[.BF66];0)" office:value-type="float" office:value="0" calcext:value-type="float">
            <text:p>0</text:p>
          </table:table-cell>
          <table:table-cell table:formula="of:=IF([$ClusterSwings.$D9]&gt;[.BG$1];[.BG66];0)" office:value-type="float" office:value="0" calcext:value-type="float">
            <text:p>0</text:p>
          </table:table-cell>
          <table:table-cell table:formula="of:=IF([$ClusterSwings.$D9]&gt;[.BH$1];[.BH66];0)" office:value-type="float" office:value="0" calcext:value-type="float">
            <text:p>0</text:p>
          </table:table-cell>
          <table:table-cell table:formula="of:=IF([$ClusterSwings.$D9]&gt;[.BI$1];[.BI66];0)" office:value-type="float" office:value="0" calcext:value-type="float">
            <text:p>0</text:p>
          </table:table-cell>
          <table:table-cell table:formula="of:=IF([$ClusterSwings.$D9]&gt;[.BJ$1];[.BJ66];0)" office:value-type="float" office:value="0" calcext:value-type="float">
            <text:p>0</text:p>
          </table:table-cell>
          <table:table-cell table:formula="of:=IF([$ClusterSwings.$D9]&gt;[.BK$1];[.BK66];0)" office:value-type="float" office:value="0" calcext:value-type="float">
            <text:p>0</text:p>
          </table:table-cell>
          <table:table-cell table:formula="of:=IF([$ClusterSwings.$D9]&gt;[.BL$1];[.BL66];0)" office:value-type="float" office:value="0" calcext:value-type="float">
            <text:p>0</text:p>
          </table:table-cell>
          <table:table-cell table:formula="of:=IF([$ClusterSwings.$D9]&gt;[.BM$1];[.BM66];0)" office:value-type="float" office:value="0" calcext:value-type="float">
            <text:p>0</text:p>
          </table:table-cell>
          <table:table-cell table:formula="of:=IF([$ClusterSwings.$D9]&gt;[.BN$1];[.BN66];0)" office:value-type="float" office:value="0" calcext:value-type="float">
            <text:p>0</text:p>
          </table:table-cell>
          <table:table-cell table:formula="of:=IF([$ClusterSwings.$D9]&gt;[.BO$1];[.BO66];0)" office:value-type="float" office:value="0" calcext:value-type="float">
            <text:p>0</text:p>
          </table:table-cell>
          <table:table-cell table:formula="of:=IF([$ClusterSwings.$D9]&gt;[.BP$1];[.BP66];0)" office:value-type="float" office:value="0" calcext:value-type="float">
            <text:p>0</text:p>
          </table:table-cell>
          <table:table-cell table:formula="of:=IF([$ClusterSwings.$D9]&gt;[.BQ$1];[.BQ66];0)" office:value-type="float" office:value="0" calcext:value-type="float">
            <text:p>0</text:p>
          </table:table-cell>
          <table:table-cell table:formula="of:=IF([$ClusterSwings.$D9]&gt;[.BR$1];[.BR66];0)" office:value-type="float" office:value="0" calcext:value-type="float">
            <text:p>0</text:p>
          </table:table-cell>
          <table:table-cell table:formula="of:=IF([$ClusterSwings.$D9]&gt;[.BS$1];[.BS66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$ClusterSwings.$D10]&gt;[.B$1];[.B67];0)" office:value-type="float" office:value="0" calcext:value-type="float">
            <text:p>0</text:p>
          </table:table-cell>
          <table:table-cell table:formula="of:=IF([$ClusterSwings.$D10]&gt;[.C$1];[.C67];0)" office:value-type="float" office:value="0" calcext:value-type="float">
            <text:p>0</text:p>
          </table:table-cell>
          <table:table-cell table:formula="of:=IF([$ClusterSwings.$D10]&gt;[.D$1];[.D67];0)" office:value-type="float" office:value="0" calcext:value-type="float">
            <text:p>0</text:p>
          </table:table-cell>
          <table:table-cell table:formula="of:=IF([$ClusterSwings.$D10]&gt;[.E$1];[.E67];0)" office:value-type="float" office:value="0" calcext:value-type="float">
            <text:p>0</text:p>
          </table:table-cell>
          <table:table-cell table:formula="of:=IF([$ClusterSwings.$D10]&gt;[.F$1];[.F67];0)" office:value-type="float" office:value="0" calcext:value-type="float">
            <text:p>0</text:p>
          </table:table-cell>
          <table:table-cell table:formula="of:=IF([$ClusterSwings.$D10]&gt;[.G$1];[.G67];0)" office:value-type="float" office:value="0" calcext:value-type="float">
            <text:p>0</text:p>
          </table:table-cell>
          <table:table-cell table:formula="of:=IF([$ClusterSwings.$D10]&gt;[.H$1];[.H67];0)" office:value-type="float" office:value="0" calcext:value-type="float">
            <text:p>0</text:p>
          </table:table-cell>
          <table:table-cell table:formula="of:=IF([$ClusterSwings.$D10]&gt;[.I$1];[.I67];0)" office:value-type="float" office:value="0" calcext:value-type="float">
            <text:p>0</text:p>
          </table:table-cell>
          <table:table-cell table:formula="of:=IF([$ClusterSwings.$D10]&gt;[.J$1];[.J67];0)" office:value-type="float" office:value="0" calcext:value-type="float">
            <text:p>0</text:p>
          </table:table-cell>
          <table:table-cell table:formula="of:=IF([$ClusterSwings.$D10]&gt;[.K$1];[.K67];0)" office:value-type="float" office:value="0" calcext:value-type="float">
            <text:p>0</text:p>
          </table:table-cell>
          <table:table-cell table:formula="of:=IF([$ClusterSwings.$D10]&gt;[.L$1];[.L67];0)" office:value-type="float" office:value="0" calcext:value-type="float">
            <text:p>0</text:p>
          </table:table-cell>
          <table:table-cell table:formula="of:=IF([$ClusterSwings.$D10]&gt;[.M$1];[.M67];0)" office:value-type="float" office:value="0" calcext:value-type="float">
            <text:p>0</text:p>
          </table:table-cell>
          <table:table-cell table:formula="of:=IF([$ClusterSwings.$D10]&gt;[.N$1];[.N67];0)" office:value-type="float" office:value="0" calcext:value-type="float">
            <text:p>0</text:p>
          </table:table-cell>
          <table:table-cell table:formula="of:=IF([$ClusterSwings.$D10]&gt;[.O$1];[.O67];0)" office:value-type="float" office:value="0" calcext:value-type="float">
            <text:p>0</text:p>
          </table:table-cell>
          <table:table-cell table:formula="of:=IF([$ClusterSwings.$D10]&gt;[.P$1];[.P67];0)" office:value-type="float" office:value="0" calcext:value-type="float">
            <text:p>0</text:p>
          </table:table-cell>
          <table:table-cell table:formula="of:=IF([$ClusterSwings.$D10]&gt;[.Q$1];[.Q67];0)" office:value-type="float" office:value="0" calcext:value-type="float">
            <text:p>0</text:p>
          </table:table-cell>
          <table:table-cell table:formula="of:=IF([$ClusterSwings.$D10]&gt;[.R$1];[.R67];0)" office:value-type="float" office:value="0" calcext:value-type="float">
            <text:p>0</text:p>
          </table:table-cell>
          <table:table-cell table:formula="of:=IF([$ClusterSwings.$D10]&gt;[.S$1];[.S67];0)" office:value-type="float" office:value="0" calcext:value-type="float">
            <text:p>0</text:p>
          </table:table-cell>
          <table:table-cell table:formula="of:=IF([$ClusterSwings.$D10]&gt;[.T$1];[.T67];0)" office:value-type="float" office:value="0" calcext:value-type="float">
            <text:p>0</text:p>
          </table:table-cell>
          <table:table-cell table:formula="of:=IF([$ClusterSwings.$D10]&gt;[.U$1];[.U67];0)" office:value-type="float" office:value="0" calcext:value-type="float">
            <text:p>0</text:p>
          </table:table-cell>
          <table:table-cell table:formula="of:=IF([$ClusterSwings.$D10]&gt;[.V$1];[.V67];0)" office:value-type="float" office:value="0" calcext:value-type="float">
            <text:p>0</text:p>
          </table:table-cell>
          <table:table-cell table:formula="of:=IF([$ClusterSwings.$D10]&gt;[.W$1];[.W67];0)" office:value-type="float" office:value="0" calcext:value-type="float">
            <text:p>0</text:p>
          </table:table-cell>
          <table:table-cell table:formula="of:=IF([$ClusterSwings.$D10]&gt;[.X$1];[.X67];0)" office:value-type="float" office:value="0" calcext:value-type="float">
            <text:p>0</text:p>
          </table:table-cell>
          <table:table-cell table:formula="of:=IF([$ClusterSwings.$D10]&gt;[.Y$1];[.Y67];0)" office:value-type="float" office:value="0" calcext:value-type="float">
            <text:p>0</text:p>
          </table:table-cell>
          <table:table-cell table:formula="of:=IF([$ClusterSwings.$D10]&gt;[.Z$1];[.Z67];0)" office:value-type="float" office:value="0" calcext:value-type="float">
            <text:p>0</text:p>
          </table:table-cell>
          <table:table-cell table:style-name="Default" table:formula="of:=IF([$ClusterSwings.$D10]&gt;[.AA$1];[.AA67];0)" office:value-type="float" office:value="0" calcext:value-type="float">
            <text:p>0</text:p>
          </table:table-cell>
          <table:table-cell table:style-name="Default" table:formula="of:=IF([$ClusterSwings.$D10]&gt;[.AB$1];[.AB67];0)" office:value-type="float" office:value="0" calcext:value-type="float">
            <text:p>0</text:p>
          </table:table-cell>
          <table:table-cell table:formula="of:=IF([$ClusterSwings.$D10]&gt;[.AC$1];[.AC67];0)" office:value-type="float" office:value="0" calcext:value-type="float">
            <text:p>0</text:p>
          </table:table-cell>
          <table:table-cell table:style-name="Default" table:formula="of:=IF([$ClusterSwings.$D10]&gt;[.AD$1];[.AD67];0)" office:value-type="float" office:value="0" calcext:value-type="float">
            <text:p>0</text:p>
          </table:table-cell>
          <table:table-cell table:formula="of:=IF([$ClusterSwings.$D10]&gt;[.AE$1];[.AE67];0)" office:value-type="float" office:value="0" calcext:value-type="float">
            <text:p>0</text:p>
          </table:table-cell>
          <table:table-cell table:formula="of:=IF([$ClusterSwings.$D10]&gt;[.AF$1];[.AF67];0)" office:value-type="float" office:value="0" calcext:value-type="float">
            <text:p>0</text:p>
          </table:table-cell>
          <table:table-cell table:formula="of:=IF([$ClusterSwings.$D10]&gt;[.AG$1];[.AG67];0)" office:value-type="float" office:value="0" calcext:value-type="float">
            <text:p>0</text:p>
          </table:table-cell>
          <table:table-cell table:formula="of:=IF([$ClusterSwings.$D10]&gt;[.AH$1];[.AH67];0)" office:value-type="float" office:value="0" calcext:value-type="float">
            <text:p>0</text:p>
          </table:table-cell>
          <table:table-cell table:formula="of:=IF([$ClusterSwings.$D10]&gt;[.AI$1];[.AI67];0)" office:value-type="float" office:value="0" calcext:value-type="float">
            <text:p>0</text:p>
          </table:table-cell>
          <table:table-cell table:formula="of:=IF([$ClusterSwings.$D10]&gt;[.AJ$1];[.AJ67];0)" office:value-type="float" office:value="0" calcext:value-type="float">
            <text:p>0</text:p>
          </table:table-cell>
          <table:table-cell table:formula="of:=IF([$ClusterSwings.$D10]&gt;[.AK$1];[.AK67];0)" office:value-type="float" office:value="0" calcext:value-type="float">
            <text:p>0</text:p>
          </table:table-cell>
          <table:table-cell table:formula="of:=IF([$ClusterSwings.$D10]&gt;[.AL$1];[.AL67];0)" office:value-type="float" office:value="0" calcext:value-type="float">
            <text:p>0</text:p>
          </table:table-cell>
          <table:table-cell table:formula="of:=IF([$ClusterSwings.$D10]&gt;[.AM$1];[.AM67];0)" office:value-type="float" office:value="0" calcext:value-type="float">
            <text:p>0</text:p>
          </table:table-cell>
          <table:table-cell table:formula="of:=IF([$ClusterSwings.$D10]&gt;[.AN$1];[.AN67];0)" office:value-type="float" office:value="0" calcext:value-type="float">
            <text:p>0</text:p>
          </table:table-cell>
          <table:table-cell table:formula="of:=IF([$ClusterSwings.$D10]&gt;[.AO$1];[.AO67];0)" office:value-type="float" office:value="0" calcext:value-type="float">
            <text:p>0</text:p>
          </table:table-cell>
          <table:table-cell table:formula="of:=IF([$ClusterSwings.$D10]&gt;[.AP$1];[.AP67];0)" office:value-type="float" office:value="0" calcext:value-type="float">
            <text:p>0</text:p>
          </table:table-cell>
          <table:table-cell table:formula="of:=IF([$ClusterSwings.$D10]&gt;[.AQ$1];[.AQ67];0)" office:value-type="float" office:value="0" calcext:value-type="float">
            <text:p>0</text:p>
          </table:table-cell>
          <table:table-cell table:formula="of:=IF([$ClusterSwings.$D10]&gt;[.AR$1];[.AR67];0)" office:value-type="float" office:value="0" calcext:value-type="float">
            <text:p>0</text:p>
          </table:table-cell>
          <table:table-cell table:formula="of:=IF([$ClusterSwings.$D10]&gt;[.AS$1];[.AS67];0)" office:value-type="float" office:value="0" calcext:value-type="float">
            <text:p>0</text:p>
          </table:table-cell>
          <table:table-cell table:formula="of:=IF([$ClusterSwings.$D10]&gt;[.AT$1];[.AT67];0)" office:value-type="float" office:value="0" calcext:value-type="float">
            <text:p>0</text:p>
          </table:table-cell>
          <table:table-cell table:formula="of:=IF([$ClusterSwings.$D10]&gt;[.AU$1];[.AU67];0)" office:value-type="float" office:value="0" calcext:value-type="float">
            <text:p>0</text:p>
          </table:table-cell>
          <table:table-cell table:formula="of:=IF([$ClusterSwings.$D10]&gt;[.AV$1];[.AV67];0)" office:value-type="float" office:value="0" calcext:value-type="float">
            <text:p>0</text:p>
          </table:table-cell>
          <table:table-cell table:formula="of:=IF([$ClusterSwings.$D10]&gt;[.AW$1];[.AW67];0)" office:value-type="float" office:value="0" calcext:value-type="float">
            <text:p>0</text:p>
          </table:table-cell>
          <table:table-cell table:formula="of:=IF([$ClusterSwings.$D10]&gt;[.AX$1];[.AX67];0)" office:value-type="float" office:value="0" calcext:value-type="float">
            <text:p>0</text:p>
          </table:table-cell>
          <table:table-cell table:formula="of:=IF([$ClusterSwings.$D10]&gt;[.AY$1];[.AY67];0)" office:value-type="float" office:value="0" calcext:value-type="float">
            <text:p>0</text:p>
          </table:table-cell>
          <table:table-cell table:formula="of:=IF([$ClusterSwings.$D10]&gt;[.AZ$1];[.AZ67];0)" office:value-type="float" office:value="0" calcext:value-type="float">
            <text:p>0</text:p>
          </table:table-cell>
          <table:table-cell table:formula="of:=IF([$ClusterSwings.$D10]&gt;[.BA$1];[.BA67];0)" office:value-type="float" office:value="0" calcext:value-type="float">
            <text:p>0</text:p>
          </table:table-cell>
          <table:table-cell table:formula="of:=IF([$ClusterSwings.$D10]&gt;[.BB$1];[.BB67];0)" office:value-type="float" office:value="0" calcext:value-type="float">
            <text:p>0</text:p>
          </table:table-cell>
          <table:table-cell table:formula="of:=IF([$ClusterSwings.$D10]&gt;[.BC$1];[.BC67];0)" office:value-type="float" office:value="0" calcext:value-type="float">
            <text:p>0</text:p>
          </table:table-cell>
          <table:table-cell table:formula="of:=IF([$ClusterSwings.$D10]&gt;[.BD$1];[.BD67];0)" office:value-type="float" office:value="0" calcext:value-type="float">
            <text:p>0</text:p>
          </table:table-cell>
          <table:table-cell table:formula="of:=IF([$ClusterSwings.$D10]&gt;[.BE$1];[.BE67];0)" office:value-type="float" office:value="0" calcext:value-type="float">
            <text:p>0</text:p>
          </table:table-cell>
          <table:table-cell table:formula="of:=IF([$ClusterSwings.$D10]&gt;[.BF$1];[.BF67];0)" office:value-type="float" office:value="0" calcext:value-type="float">
            <text:p>0</text:p>
          </table:table-cell>
          <table:table-cell table:formula="of:=IF([$ClusterSwings.$D10]&gt;[.BG$1];[.BG67];0)" office:value-type="float" office:value="0" calcext:value-type="float">
            <text:p>0</text:p>
          </table:table-cell>
          <table:table-cell table:formula="of:=IF([$ClusterSwings.$D10]&gt;[.BH$1];[.BH67];0)" office:value-type="float" office:value="0" calcext:value-type="float">
            <text:p>0</text:p>
          </table:table-cell>
          <table:table-cell table:formula="of:=IF([$ClusterSwings.$D10]&gt;[.BI$1];[.BI67];0)" office:value-type="float" office:value="0" calcext:value-type="float">
            <text:p>0</text:p>
          </table:table-cell>
          <table:table-cell table:formula="of:=IF([$ClusterSwings.$D10]&gt;[.BJ$1];[.BJ67];0)" office:value-type="float" office:value="0" calcext:value-type="float">
            <text:p>0</text:p>
          </table:table-cell>
          <table:table-cell table:formula="of:=IF([$ClusterSwings.$D10]&gt;[.BK$1];[.BK67];0)" office:value-type="float" office:value="0" calcext:value-type="float">
            <text:p>0</text:p>
          </table:table-cell>
          <table:table-cell table:formula="of:=IF([$ClusterSwings.$D10]&gt;[.BL$1];[.BL67];0)" office:value-type="float" office:value="0" calcext:value-type="float">
            <text:p>0</text:p>
          </table:table-cell>
          <table:table-cell table:formula="of:=IF([$ClusterSwings.$D10]&gt;[.BM$1];[.BM67];0)" office:value-type="float" office:value="0" calcext:value-type="float">
            <text:p>0</text:p>
          </table:table-cell>
          <table:table-cell table:formula="of:=IF([$ClusterSwings.$D10]&gt;[.BN$1];[.BN67];0)" office:value-type="float" office:value="0" calcext:value-type="float">
            <text:p>0</text:p>
          </table:table-cell>
          <table:table-cell table:formula="of:=IF([$ClusterSwings.$D10]&gt;[.BO$1];[.BO67];0)" office:value-type="float" office:value="0" calcext:value-type="float">
            <text:p>0</text:p>
          </table:table-cell>
          <table:table-cell table:formula="of:=IF([$ClusterSwings.$D10]&gt;[.BP$1];[.BP67];0)" office:value-type="float" office:value="0" calcext:value-type="float">
            <text:p>0</text:p>
          </table:table-cell>
          <table:table-cell table:formula="of:=IF([$ClusterSwings.$D10]&gt;[.BQ$1];[.BQ67];0)" office:value-type="float" office:value="0" calcext:value-type="float">
            <text:p>0</text:p>
          </table:table-cell>
          <table:table-cell table:formula="of:=IF([$ClusterSwings.$D10]&gt;[.BR$1];[.BR67];0)" office:value-type="float" office:value="0" calcext:value-type="float">
            <text:p>0</text:p>
          </table:table-cell>
          <table:table-cell table:formula="of:=IF([$ClusterSwings.$D10]&gt;[.BS$1];[.BS67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$ClusterSwings.$D11]&gt;[.B$1];[.B68];0)" office:value-type="float" office:value="0" calcext:value-type="float">
            <text:p>0</text:p>
          </table:table-cell>
          <table:table-cell table:formula="of:=IF([$ClusterSwings.$D11]&gt;[.C$1];[.C68];0)" office:value-type="float" office:value="0" calcext:value-type="float">
            <text:p>0</text:p>
          </table:table-cell>
          <table:table-cell table:formula="of:=IF([$ClusterSwings.$D11]&gt;[.D$1];[.D68];0)" office:value-type="float" office:value="0" calcext:value-type="float">
            <text:p>0</text:p>
          </table:table-cell>
          <table:table-cell table:formula="of:=IF([$ClusterSwings.$D11]&gt;[.E$1];[.E68];0)" office:value-type="float" office:value="0" calcext:value-type="float">
            <text:p>0</text:p>
          </table:table-cell>
          <table:table-cell table:formula="of:=IF([$ClusterSwings.$D11]&gt;[.F$1];[.F68];0)" office:value-type="float" office:value="0" calcext:value-type="float">
            <text:p>0</text:p>
          </table:table-cell>
          <table:table-cell table:formula="of:=IF([$ClusterSwings.$D11]&gt;[.G$1];[.G68];0)" office:value-type="float" office:value="0" calcext:value-type="float">
            <text:p>0</text:p>
          </table:table-cell>
          <table:table-cell table:formula="of:=IF([$ClusterSwings.$D11]&gt;[.H$1];[.H68];0)" office:value-type="float" office:value="0" calcext:value-type="float">
            <text:p>0</text:p>
          </table:table-cell>
          <table:table-cell table:formula="of:=IF([$ClusterSwings.$D11]&gt;[.I$1];[.I68];0)" office:value-type="float" office:value="0" calcext:value-type="float">
            <text:p>0</text:p>
          </table:table-cell>
          <table:table-cell table:formula="of:=IF([$ClusterSwings.$D11]&gt;[.J$1];[.J68];0)" office:value-type="float" office:value="0" calcext:value-type="float">
            <text:p>0</text:p>
          </table:table-cell>
          <table:table-cell table:formula="of:=IF([$ClusterSwings.$D11]&gt;[.K$1];[.K68];0)" office:value-type="float" office:value="0" calcext:value-type="float">
            <text:p>0</text:p>
          </table:table-cell>
          <table:table-cell table:formula="of:=IF([$ClusterSwings.$D11]&gt;[.L$1];[.L68];0)" office:value-type="float" office:value="0" calcext:value-type="float">
            <text:p>0</text:p>
          </table:table-cell>
          <table:table-cell table:formula="of:=IF([$ClusterSwings.$D11]&gt;[.M$1];[.M68];0)" office:value-type="float" office:value="0" calcext:value-type="float">
            <text:p>0</text:p>
          </table:table-cell>
          <table:table-cell table:formula="of:=IF([$ClusterSwings.$D11]&gt;[.N$1];[.N68];0)" office:value-type="float" office:value="0" calcext:value-type="float">
            <text:p>0</text:p>
          </table:table-cell>
          <table:table-cell table:formula="of:=IF([$ClusterSwings.$D11]&gt;[.O$1];[.O68];0)" office:value-type="float" office:value="0" calcext:value-type="float">
            <text:p>0</text:p>
          </table:table-cell>
          <table:table-cell table:formula="of:=IF([$ClusterSwings.$D11]&gt;[.P$1];[.P68];0)" office:value-type="float" office:value="0" calcext:value-type="float">
            <text:p>0</text:p>
          </table:table-cell>
          <table:table-cell table:formula="of:=IF([$ClusterSwings.$D11]&gt;[.Q$1];[.Q68];0)" office:value-type="float" office:value="0" calcext:value-type="float">
            <text:p>0</text:p>
          </table:table-cell>
          <table:table-cell table:formula="of:=IF([$ClusterSwings.$D11]&gt;[.R$1];[.R68];0)" office:value-type="float" office:value="0" calcext:value-type="float">
            <text:p>0</text:p>
          </table:table-cell>
          <table:table-cell table:formula="of:=IF([$ClusterSwings.$D11]&gt;[.S$1];[.S68];0)" office:value-type="float" office:value="0" calcext:value-type="float">
            <text:p>0</text:p>
          </table:table-cell>
          <table:table-cell table:formula="of:=IF([$ClusterSwings.$D11]&gt;[.T$1];[.T68];0)" office:value-type="float" office:value="0" calcext:value-type="float">
            <text:p>0</text:p>
          </table:table-cell>
          <table:table-cell table:formula="of:=IF([$ClusterSwings.$D11]&gt;[.U$1];[.U68];0)" office:value-type="float" office:value="0" calcext:value-type="float">
            <text:p>0</text:p>
          </table:table-cell>
          <table:table-cell table:formula="of:=IF([$ClusterSwings.$D11]&gt;[.V$1];[.V68];0)" office:value-type="float" office:value="0" calcext:value-type="float">
            <text:p>0</text:p>
          </table:table-cell>
          <table:table-cell table:formula="of:=IF([$ClusterSwings.$D11]&gt;[.W$1];[.W68];0)" office:value-type="float" office:value="0" calcext:value-type="float">
            <text:p>0</text:p>
          </table:table-cell>
          <table:table-cell table:formula="of:=IF([$ClusterSwings.$D11]&gt;[.X$1];[.X68];0)" office:value-type="float" office:value="0" calcext:value-type="float">
            <text:p>0</text:p>
          </table:table-cell>
          <table:table-cell table:formula="of:=IF([$ClusterSwings.$D11]&gt;[.Y$1];[.Y68];0)" office:value-type="float" office:value="0" calcext:value-type="float">
            <text:p>0</text:p>
          </table:table-cell>
          <table:table-cell table:formula="of:=IF([$ClusterSwings.$D11]&gt;[.Z$1];[.Z68];0)" office:value-type="float" office:value="0" calcext:value-type="float">
            <text:p>0</text:p>
          </table:table-cell>
          <table:table-cell table:style-name="Default" table:formula="of:=IF([$ClusterSwings.$D11]&gt;[.AA$1];[.AA68];0)" office:value-type="float" office:value="0" calcext:value-type="float">
            <text:p>0</text:p>
          </table:table-cell>
          <table:table-cell table:style-name="Default" table:formula="of:=IF([$ClusterSwings.$D11]&gt;[.AB$1];[.AB68];0)" office:value-type="float" office:value="1" calcext:value-type="float">
            <text:p>1</text:p>
          </table:table-cell>
          <table:table-cell table:formula="of:=IF([$ClusterSwings.$D11]&gt;[.AC$1];[.AC68];0)" office:value-type="float" office:value="1" calcext:value-type="float">
            <text:p>1</text:p>
          </table:table-cell>
          <table:table-cell table:style-name="Default" table:formula="of:=IF([$ClusterSwings.$D11]&gt;[.AD$1];[.AD68];0)" office:value-type="float" office:value="1" calcext:value-type="float">
            <text:p>1</text:p>
          </table:table-cell>
          <table:table-cell table:formula="of:=IF([$ClusterSwings.$D11]&gt;[.AE$1];[.AE68];0)" office:value-type="float" office:value="2" calcext:value-type="float">
            <text:p>2</text:p>
          </table:table-cell>
          <table:table-cell table:formula="of:=IF([$ClusterSwings.$D11]&gt;[.AF$1];[.AF68];0)" office:value-type="float" office:value="1" calcext:value-type="float">
            <text:p>1</text:p>
          </table:table-cell>
          <table:table-cell table:formula="of:=IF([$ClusterSwings.$D11]&gt;[.AG$1];[.AG68];0)" office:value-type="float" office:value="1" calcext:value-type="float">
            <text:p>1</text:p>
          </table:table-cell>
          <table:table-cell table:formula="of:=IF([$ClusterSwings.$D11]&gt;[.AH$1];[.AH68];0)" office:value-type="float" office:value="0" calcext:value-type="float">
            <text:p>0</text:p>
          </table:table-cell>
          <table:table-cell table:formula="of:=IF([$ClusterSwings.$D11]&gt;[.AI$1];[.AI68];0)" office:value-type="float" office:value="0" calcext:value-type="float">
            <text:p>0</text:p>
          </table:table-cell>
          <table:table-cell table:formula="of:=IF([$ClusterSwings.$D11]&gt;[.AJ$1];[.AJ68];0)" office:value-type="float" office:value="0" calcext:value-type="float">
            <text:p>0</text:p>
          </table:table-cell>
          <table:table-cell table:formula="of:=IF([$ClusterSwings.$D11]&gt;[.AK$1];[.AK68];0)" office:value-type="float" office:value="0" calcext:value-type="float">
            <text:p>0</text:p>
          </table:table-cell>
          <table:table-cell table:formula="of:=IF([$ClusterSwings.$D11]&gt;[.AL$1];[.AL68];0)" office:value-type="float" office:value="0" calcext:value-type="float">
            <text:p>0</text:p>
          </table:table-cell>
          <table:table-cell table:formula="of:=IF([$ClusterSwings.$D11]&gt;[.AM$1];[.AM68];0)" office:value-type="float" office:value="0" calcext:value-type="float">
            <text:p>0</text:p>
          </table:table-cell>
          <table:table-cell table:formula="of:=IF([$ClusterSwings.$D11]&gt;[.AN$1];[.AN68];0)" office:value-type="float" office:value="0" calcext:value-type="float">
            <text:p>0</text:p>
          </table:table-cell>
          <table:table-cell table:formula="of:=IF([$ClusterSwings.$D11]&gt;[.AO$1];[.AO68];0)" office:value-type="float" office:value="0" calcext:value-type="float">
            <text:p>0</text:p>
          </table:table-cell>
          <table:table-cell table:formula="of:=IF([$ClusterSwings.$D11]&gt;[.AP$1];[.AP68];0)" office:value-type="float" office:value="0" calcext:value-type="float">
            <text:p>0</text:p>
          </table:table-cell>
          <table:table-cell table:formula="of:=IF([$ClusterSwings.$D11]&gt;[.AQ$1];[.AQ68];0)" office:value-type="float" office:value="0" calcext:value-type="float">
            <text:p>0</text:p>
          </table:table-cell>
          <table:table-cell table:formula="of:=IF([$ClusterSwings.$D11]&gt;[.AR$1];[.AR68];0)" office:value-type="float" office:value="0" calcext:value-type="float">
            <text:p>0</text:p>
          </table:table-cell>
          <table:table-cell table:formula="of:=IF([$ClusterSwings.$D11]&gt;[.AS$1];[.AS68];0)" office:value-type="float" office:value="0" calcext:value-type="float">
            <text:p>0</text:p>
          </table:table-cell>
          <table:table-cell table:formula="of:=IF([$ClusterSwings.$D11]&gt;[.AT$1];[.AT68];0)" office:value-type="float" office:value="0" calcext:value-type="float">
            <text:p>0</text:p>
          </table:table-cell>
          <table:table-cell table:formula="of:=IF([$ClusterSwings.$D11]&gt;[.AU$1];[.AU68];0)" office:value-type="float" office:value="0" calcext:value-type="float">
            <text:p>0</text:p>
          </table:table-cell>
          <table:table-cell table:formula="of:=IF([$ClusterSwings.$D11]&gt;[.AV$1];[.AV68];0)" office:value-type="float" office:value="0" calcext:value-type="float">
            <text:p>0</text:p>
          </table:table-cell>
          <table:table-cell table:formula="of:=IF([$ClusterSwings.$D11]&gt;[.AW$1];[.AW68];0)" office:value-type="float" office:value="0" calcext:value-type="float">
            <text:p>0</text:p>
          </table:table-cell>
          <table:table-cell table:formula="of:=IF([$ClusterSwings.$D11]&gt;[.AX$1];[.AX68];0)" office:value-type="float" office:value="0" calcext:value-type="float">
            <text:p>0</text:p>
          </table:table-cell>
          <table:table-cell table:formula="of:=IF([$ClusterSwings.$D11]&gt;[.AY$1];[.AY68];0)" office:value-type="float" office:value="0" calcext:value-type="float">
            <text:p>0</text:p>
          </table:table-cell>
          <table:table-cell table:formula="of:=IF([$ClusterSwings.$D11]&gt;[.AZ$1];[.AZ68];0)" office:value-type="float" office:value="0" calcext:value-type="float">
            <text:p>0</text:p>
          </table:table-cell>
          <table:table-cell table:formula="of:=IF([$ClusterSwings.$D11]&gt;[.BA$1];[.BA68];0)" office:value-type="float" office:value="0" calcext:value-type="float">
            <text:p>0</text:p>
          </table:table-cell>
          <table:table-cell table:formula="of:=IF([$ClusterSwings.$D11]&gt;[.BB$1];[.BB68];0)" office:value-type="float" office:value="0" calcext:value-type="float">
            <text:p>0</text:p>
          </table:table-cell>
          <table:table-cell table:formula="of:=IF([$ClusterSwings.$D11]&gt;[.BC$1];[.BC68];0)" office:value-type="float" office:value="0" calcext:value-type="float">
            <text:p>0</text:p>
          </table:table-cell>
          <table:table-cell table:formula="of:=IF([$ClusterSwings.$D11]&gt;[.BD$1];[.BD68];0)" office:value-type="float" office:value="0" calcext:value-type="float">
            <text:p>0</text:p>
          </table:table-cell>
          <table:table-cell table:formula="of:=IF([$ClusterSwings.$D11]&gt;[.BE$1];[.BE68];0)" office:value-type="float" office:value="0" calcext:value-type="float">
            <text:p>0</text:p>
          </table:table-cell>
          <table:table-cell table:formula="of:=IF([$ClusterSwings.$D11]&gt;[.BF$1];[.BF68];0)" office:value-type="float" office:value="0" calcext:value-type="float">
            <text:p>0</text:p>
          </table:table-cell>
          <table:table-cell table:formula="of:=IF([$ClusterSwings.$D11]&gt;[.BG$1];[.BG68];0)" office:value-type="float" office:value="0" calcext:value-type="float">
            <text:p>0</text:p>
          </table:table-cell>
          <table:table-cell table:formula="of:=IF([$ClusterSwings.$D11]&gt;[.BH$1];[.BH68];0)" office:value-type="float" office:value="0" calcext:value-type="float">
            <text:p>0</text:p>
          </table:table-cell>
          <table:table-cell table:formula="of:=IF([$ClusterSwings.$D11]&gt;[.BI$1];[.BI68];0)" office:value-type="float" office:value="0" calcext:value-type="float">
            <text:p>0</text:p>
          </table:table-cell>
          <table:table-cell table:formula="of:=IF([$ClusterSwings.$D11]&gt;[.BJ$1];[.BJ68];0)" office:value-type="float" office:value="0" calcext:value-type="float">
            <text:p>0</text:p>
          </table:table-cell>
          <table:table-cell table:formula="of:=IF([$ClusterSwings.$D11]&gt;[.BK$1];[.BK68];0)" office:value-type="float" office:value="0" calcext:value-type="float">
            <text:p>0</text:p>
          </table:table-cell>
          <table:table-cell table:formula="of:=IF([$ClusterSwings.$D11]&gt;[.BL$1];[.BL68];0)" office:value-type="float" office:value="0" calcext:value-type="float">
            <text:p>0</text:p>
          </table:table-cell>
          <table:table-cell table:formula="of:=IF([$ClusterSwings.$D11]&gt;[.BM$1];[.BM68];0)" office:value-type="float" office:value="0" calcext:value-type="float">
            <text:p>0</text:p>
          </table:table-cell>
          <table:table-cell table:formula="of:=IF([$ClusterSwings.$D11]&gt;[.BN$1];[.BN68];0)" office:value-type="float" office:value="0" calcext:value-type="float">
            <text:p>0</text:p>
          </table:table-cell>
          <table:table-cell table:formula="of:=IF([$ClusterSwings.$D11]&gt;[.BO$1];[.BO68];0)" office:value-type="float" office:value="0" calcext:value-type="float">
            <text:p>0</text:p>
          </table:table-cell>
          <table:table-cell table:formula="of:=IF([$ClusterSwings.$D11]&gt;[.BP$1];[.BP68];0)" office:value-type="float" office:value="0" calcext:value-type="float">
            <text:p>0</text:p>
          </table:table-cell>
          <table:table-cell table:formula="of:=IF([$ClusterSwings.$D11]&gt;[.BQ$1];[.BQ68];0)" office:value-type="float" office:value="0" calcext:value-type="float">
            <text:p>0</text:p>
          </table:table-cell>
          <table:table-cell table:formula="of:=IF([$ClusterSwings.$D11]&gt;[.BR$1];[.BR68];0)" office:value-type="float" office:value="0" calcext:value-type="float">
            <text:p>0</text:p>
          </table:table-cell>
          <table:table-cell table:formula="of:=IF([$ClusterSwings.$D11]&gt;[.BS$1];[.BS68];0)" office:value-type="float" office:value="0" calcext:value-type="float">
            <text:p>0</text:p>
          </table:table-cell>
          <table:table-cell table:number-columns-repeated="95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[$ClusterSwings.$D12]&gt;[.B$1];[.B69];0)" office:value-type="float" office:value="0" calcext:value-type="float">
            <text:p>0</text:p>
          </table:table-cell>
          <table:table-cell table:formula="of:=IF([$ClusterSwings.$D12]&gt;[.C$1];[.C69];0)" office:value-type="float" office:value="0" calcext:value-type="float">
            <text:p>0</text:p>
          </table:table-cell>
          <table:table-cell table:formula="of:=IF([$ClusterSwings.$D12]&gt;[.D$1];[.D69];0)" office:value-type="float" office:value="0" calcext:value-type="float">
            <text:p>0</text:p>
          </table:table-cell>
          <table:table-cell table:formula="of:=IF([$ClusterSwings.$D12]&gt;[.E$1];[.E69];0)" office:value-type="float" office:value="0" calcext:value-type="float">
            <text:p>0</text:p>
          </table:table-cell>
          <table:table-cell table:formula="of:=IF([$ClusterSwings.$D12]&gt;[.F$1];[.F69];0)" office:value-type="float" office:value="0" calcext:value-type="float">
            <text:p>0</text:p>
          </table:table-cell>
          <table:table-cell table:formula="of:=IF([$ClusterSwings.$D12]&gt;[.G$1];[.G69];0)" office:value-type="float" office:value="0" calcext:value-type="float">
            <text:p>0</text:p>
          </table:table-cell>
          <table:table-cell table:formula="of:=IF([$ClusterSwings.$D12]&gt;[.H$1];[.H69];0)" office:value-type="float" office:value="0" calcext:value-type="float">
            <text:p>0</text:p>
          </table:table-cell>
          <table:table-cell table:formula="of:=IF([$ClusterSwings.$D12]&gt;[.I$1];[.I69];0)" office:value-type="float" office:value="0" calcext:value-type="float">
            <text:p>0</text:p>
          </table:table-cell>
          <table:table-cell table:formula="of:=IF([$ClusterSwings.$D12]&gt;[.J$1];[.J69];0)" office:value-type="float" office:value="0" calcext:value-type="float">
            <text:p>0</text:p>
          </table:table-cell>
          <table:table-cell table:formula="of:=IF([$ClusterSwings.$D12]&gt;[.K$1];[.K69];0)" office:value-type="float" office:value="0" calcext:value-type="float">
            <text:p>0</text:p>
          </table:table-cell>
          <table:table-cell table:formula="of:=IF([$ClusterSwings.$D12]&gt;[.L$1];[.L69];0)" office:value-type="float" office:value="0" calcext:value-type="float">
            <text:p>0</text:p>
          </table:table-cell>
          <table:table-cell table:formula="of:=IF([$ClusterSwings.$D12]&gt;[.M$1];[.M69];0)" office:value-type="float" office:value="0" calcext:value-type="float">
            <text:p>0</text:p>
          </table:table-cell>
          <table:table-cell table:formula="of:=IF([$ClusterSwings.$D12]&gt;[.N$1];[.N69];0)" office:value-type="float" office:value="0" calcext:value-type="float">
            <text:p>0</text:p>
          </table:table-cell>
          <table:table-cell table:formula="of:=IF([$ClusterSwings.$D12]&gt;[.O$1];[.O69];0)" office:value-type="float" office:value="0" calcext:value-type="float">
            <text:p>0</text:p>
          </table:table-cell>
          <table:table-cell table:formula="of:=IF([$ClusterSwings.$D12]&gt;[.P$1];[.P69];0)" office:value-type="float" office:value="0" calcext:value-type="float">
            <text:p>0</text:p>
          </table:table-cell>
          <table:table-cell table:formula="of:=IF([$ClusterSwings.$D12]&gt;[.Q$1];[.Q69];0)" office:value-type="float" office:value="0" calcext:value-type="float">
            <text:p>0</text:p>
          </table:table-cell>
          <table:table-cell table:formula="of:=IF([$ClusterSwings.$D12]&gt;[.R$1];[.R69];0)" office:value-type="float" office:value="0" calcext:value-type="float">
            <text:p>0</text:p>
          </table:table-cell>
          <table:table-cell table:formula="of:=IF([$ClusterSwings.$D12]&gt;[.S$1];[.S69];0)" office:value-type="float" office:value="1" calcext:value-type="float">
            <text:p>1</text:p>
          </table:table-cell>
          <table:table-cell table:formula="of:=IF([$ClusterSwings.$D12]&gt;[.T$1];[.T69];0)" office:value-type="float" office:value="0" calcext:value-type="float">
            <text:p>0</text:p>
          </table:table-cell>
          <table:table-cell table:formula="of:=IF([$ClusterSwings.$D12]&gt;[.U$1];[.U69];0)" office:value-type="float" office:value="1" calcext:value-type="float">
            <text:p>1</text:p>
          </table:table-cell>
          <table:table-cell table:formula="of:=IF([$ClusterSwings.$D12]&gt;[.V$1];[.V69];0)" office:value-type="float" office:value="0" calcext:value-type="float">
            <text:p>0</text:p>
          </table:table-cell>
          <table:table-cell table:formula="of:=IF([$ClusterSwings.$D12]&gt;[.W$1];[.W69];0)" office:value-type="float" office:value="0" calcext:value-type="float">
            <text:p>0</text:p>
          </table:table-cell>
          <table:table-cell table:formula="of:=IF([$ClusterSwings.$D12]&gt;[.X$1];[.X69];0)" office:value-type="float" office:value="0" calcext:value-type="float">
            <text:p>0</text:p>
          </table:table-cell>
          <table:table-cell table:formula="of:=IF([$ClusterSwings.$D12]&gt;[.Y$1];[.Y69];0)" office:value-type="float" office:value="0" calcext:value-type="float">
            <text:p>0</text:p>
          </table:table-cell>
          <table:table-cell table:formula="of:=IF([$ClusterSwings.$D12]&gt;[.Z$1];[.Z69];0)" office:value-type="float" office:value="1" calcext:value-type="float">
            <text:p>1</text:p>
          </table:table-cell>
          <table:table-cell table:style-name="Default" table:formula="of:=IF([$ClusterSwings.$D12]&gt;[.AA$1];[.AA69];0)" office:value-type="float" office:value="2" calcext:value-type="float">
            <text:p>2</text:p>
          </table:table-cell>
          <table:table-cell table:style-name="Default" table:formula="of:=IF([$ClusterSwings.$D12]&gt;[.AB$1];[.AB69];0)" office:value-type="float" office:value="0" calcext:value-type="float">
            <text:p>0</text:p>
          </table:table-cell>
          <table:table-cell table:formula="of:=IF([$ClusterSwings.$D12]&gt;[.AC$1];[.AC69];0)" office:value-type="float" office:value="1" calcext:value-type="float">
            <text:p>1</text:p>
          </table:table-cell>
          <table:table-cell table:style-name="Default" table:formula="of:=IF([$ClusterSwings.$D12]&gt;[.AD$1];[.AD69];0)" office:value-type="float" office:value="0" calcext:value-type="float">
            <text:p>0</text:p>
          </table:table-cell>
          <table:table-cell table:formula="of:=IF([$ClusterSwings.$D12]&gt;[.AE$1];[.AE69];0)" office:value-type="float" office:value="1" calcext:value-type="float">
            <text:p>1</text:p>
          </table:table-cell>
          <table:table-cell table:formula="of:=IF([$ClusterSwings.$D12]&gt;[.AF$1];[.AF69];0)" office:value-type="float" office:value="0" calcext:value-type="float">
            <text:p>0</text:p>
          </table:table-cell>
          <table:table-cell table:formula="of:=IF([$ClusterSwings.$D12]&gt;[.AG$1];[.AG69];0)" office:value-type="float" office:value="0" calcext:value-type="float">
            <text:p>0</text:p>
          </table:table-cell>
          <table:table-cell table:formula="of:=IF([$ClusterSwings.$D12]&gt;[.AH$1];[.AH69];0)" office:value-type="float" office:value="0" calcext:value-type="float">
            <text:p>0</text:p>
          </table:table-cell>
          <table:table-cell table:formula="of:=IF([$ClusterSwings.$D12]&gt;[.AI$1];[.AI69];0)" office:value-type="float" office:value="0" calcext:value-type="float">
            <text:p>0</text:p>
          </table:table-cell>
          <table:table-cell table:formula="of:=IF([$ClusterSwings.$D12]&gt;[.AJ$1];[.AJ69];0)" office:value-type="float" office:value="0" calcext:value-type="float">
            <text:p>0</text:p>
          </table:table-cell>
          <table:table-cell table:formula="of:=IF([$ClusterSwings.$D12]&gt;[.AK$1];[.AK69];0)" office:value-type="float" office:value="0" calcext:value-type="float">
            <text:p>0</text:p>
          </table:table-cell>
          <table:table-cell table:formula="of:=IF([$ClusterSwings.$D12]&gt;[.AL$1];[.AL69];0)" office:value-type="float" office:value="0" calcext:value-type="float">
            <text:p>0</text:p>
          </table:table-cell>
          <table:table-cell table:formula="of:=IF([$ClusterSwings.$D12]&gt;[.AM$1];[.AM69];0)" office:value-type="float" office:value="0" calcext:value-type="float">
            <text:p>0</text:p>
          </table:table-cell>
          <table:table-cell table:formula="of:=IF([$ClusterSwings.$D12]&gt;[.AN$1];[.AN69];0)" office:value-type="float" office:value="0" calcext:value-type="float">
            <text:p>0</text:p>
          </table:table-cell>
          <table:table-cell table:formula="of:=IF([$ClusterSwings.$D12]&gt;[.AO$1];[.AO69];0)" office:value-type="float" office:value="0" calcext:value-type="float">
            <text:p>0</text:p>
          </table:table-cell>
          <table:table-cell table:formula="of:=IF([$ClusterSwings.$D12]&gt;[.AP$1];[.AP69];0)" office:value-type="float" office:value="0" calcext:value-type="float">
            <text:p>0</text:p>
          </table:table-cell>
          <table:table-cell table:formula="of:=IF([$ClusterSwings.$D12]&gt;[.AQ$1];[.AQ69];0)" office:value-type="float" office:value="0" calcext:value-type="float">
            <text:p>0</text:p>
          </table:table-cell>
          <table:table-cell table:formula="of:=IF([$ClusterSwings.$D12]&gt;[.AR$1];[.AR69];0)" office:value-type="float" office:value="0" calcext:value-type="float">
            <text:p>0</text:p>
          </table:table-cell>
          <table:table-cell table:formula="of:=IF([$ClusterSwings.$D12]&gt;[.AS$1];[.AS69];0)" office:value-type="float" office:value="0" calcext:value-type="float">
            <text:p>0</text:p>
          </table:table-cell>
          <table:table-cell table:formula="of:=IF([$ClusterSwings.$D12]&gt;[.AT$1];[.AT69];0)" office:value-type="float" office:value="0" calcext:value-type="float">
            <text:p>0</text:p>
          </table:table-cell>
          <table:table-cell table:formula="of:=IF([$ClusterSwings.$D12]&gt;[.AU$1];[.AU69];0)" office:value-type="float" office:value="0" calcext:value-type="float">
            <text:p>0</text:p>
          </table:table-cell>
          <table:table-cell table:formula="of:=IF([$ClusterSwings.$D12]&gt;[.AV$1];[.AV69];0)" office:value-type="float" office:value="0" calcext:value-type="float">
            <text:p>0</text:p>
          </table:table-cell>
          <table:table-cell table:formula="of:=IF([$ClusterSwings.$D12]&gt;[.AW$1];[.AW69];0)" office:value-type="float" office:value="0" calcext:value-type="float">
            <text:p>0</text:p>
          </table:table-cell>
          <table:table-cell table:formula="of:=IF([$ClusterSwings.$D12]&gt;[.AX$1];[.AX69];0)" office:value-type="float" office:value="0" calcext:value-type="float">
            <text:p>0</text:p>
          </table:table-cell>
          <table:table-cell table:formula="of:=IF([$ClusterSwings.$D12]&gt;[.AY$1];[.AY69];0)" office:value-type="float" office:value="0" calcext:value-type="float">
            <text:p>0</text:p>
          </table:table-cell>
          <table:table-cell table:formula="of:=IF([$ClusterSwings.$D12]&gt;[.AZ$1];[.AZ69];0)" office:value-type="float" office:value="0" calcext:value-type="float">
            <text:p>0</text:p>
          </table:table-cell>
          <table:table-cell table:formula="of:=IF([$ClusterSwings.$D12]&gt;[.BA$1];[.BA69];0)" office:value-type="float" office:value="0" calcext:value-type="float">
            <text:p>0</text:p>
          </table:table-cell>
          <table:table-cell table:formula="of:=IF([$ClusterSwings.$D12]&gt;[.BB$1];[.BB69];0)" office:value-type="float" office:value="0" calcext:value-type="float">
            <text:p>0</text:p>
          </table:table-cell>
          <table:table-cell table:formula="of:=IF([$ClusterSwings.$D12]&gt;[.BC$1];[.BC69];0)" office:value-type="float" office:value="0" calcext:value-type="float">
            <text:p>0</text:p>
          </table:table-cell>
          <table:table-cell table:formula="of:=IF([$ClusterSwings.$D12]&gt;[.BD$1];[.BD69];0)" office:value-type="float" office:value="0" calcext:value-type="float">
            <text:p>0</text:p>
          </table:table-cell>
          <table:table-cell table:formula="of:=IF([$ClusterSwings.$D12]&gt;[.BE$1];[.BE69];0)" office:value-type="float" office:value="0" calcext:value-type="float">
            <text:p>0</text:p>
          </table:table-cell>
          <table:table-cell table:formula="of:=IF([$ClusterSwings.$D12]&gt;[.BF$1];[.BF69];0)" office:value-type="float" office:value="0" calcext:value-type="float">
            <text:p>0</text:p>
          </table:table-cell>
          <table:table-cell table:formula="of:=IF([$ClusterSwings.$D12]&gt;[.BG$1];[.BG69];0)" office:value-type="float" office:value="0" calcext:value-type="float">
            <text:p>0</text:p>
          </table:table-cell>
          <table:table-cell table:formula="of:=IF([$ClusterSwings.$D12]&gt;[.BH$1];[.BH69];0)" office:value-type="float" office:value="0" calcext:value-type="float">
            <text:p>0</text:p>
          </table:table-cell>
          <table:table-cell table:formula="of:=IF([$ClusterSwings.$D12]&gt;[.BI$1];[.BI69];0)" office:value-type="float" office:value="0" calcext:value-type="float">
            <text:p>0</text:p>
          </table:table-cell>
          <table:table-cell table:formula="of:=IF([$ClusterSwings.$D12]&gt;[.BJ$1];[.BJ69];0)" office:value-type="float" office:value="0" calcext:value-type="float">
            <text:p>0</text:p>
          </table:table-cell>
          <table:table-cell table:formula="of:=IF([$ClusterSwings.$D12]&gt;[.BK$1];[.BK69];0)" office:value-type="float" office:value="0" calcext:value-type="float">
            <text:p>0</text:p>
          </table:table-cell>
          <table:table-cell table:formula="of:=IF([$ClusterSwings.$D12]&gt;[.BL$1];[.BL69];0)" office:value-type="float" office:value="0" calcext:value-type="float">
            <text:p>0</text:p>
          </table:table-cell>
          <table:table-cell table:formula="of:=IF([$ClusterSwings.$D12]&gt;[.BM$1];[.BM69];0)" office:value-type="float" office:value="0" calcext:value-type="float">
            <text:p>0</text:p>
          </table:table-cell>
          <table:table-cell table:formula="of:=IF([$ClusterSwings.$D12]&gt;[.BN$1];[.BN69];0)" office:value-type="float" office:value="0" calcext:value-type="float">
            <text:p>0</text:p>
          </table:table-cell>
          <table:table-cell table:formula="of:=IF([$ClusterSwings.$D12]&gt;[.BO$1];[.BO69];0)" office:value-type="float" office:value="0" calcext:value-type="float">
            <text:p>0</text:p>
          </table:table-cell>
          <table:table-cell table:formula="of:=IF([$ClusterSwings.$D12]&gt;[.BP$1];[.BP69];0)" office:value-type="float" office:value="0" calcext:value-type="float">
            <text:p>0</text:p>
          </table:table-cell>
          <table:table-cell table:formula="of:=IF([$ClusterSwings.$D12]&gt;[.BQ$1];[.BQ69];0)" office:value-type="float" office:value="0" calcext:value-type="float">
            <text:p>0</text:p>
          </table:table-cell>
          <table:table-cell table:formula="of:=IF([$ClusterSwings.$D12]&gt;[.BR$1];[.BR69];0)" office:value-type="float" office:value="0" calcext:value-type="float">
            <text:p>0</text:p>
          </table:table-cell>
          <table:table-cell table:formula="of:=IF([$ClusterSwings.$D12]&gt;[.BS$1];[.BS6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Swing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68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luster Name</text:p>
          </table:table-cell>
          <table:table-cell office:value-type="string" calcext:value-type="string">
            <text:p>Swing So Far</text:p>
          </table:table-cell>
          <table:table-cell table:style-name="Default" office:value-type="string" calcext:value-type="string">
            <text:p>Swing</text:p>
          </table:table-cell>
          <table:table-cell office:value-type="string" calcext:value-type="string">
            <text:p>2019 Seats</text:p>
          </table:table-cell>
          <table:table-cell office:value-type="string" calcext:value-type="string">
            <text:p>Seats after Swing</text:p>
          </table:table-cell>
          <table:table-cell office:value-type="string" calcext:value-type="string">
            <text:p>Seats 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abour</text:p>
          </table:table-cell>
          <table:table-cell table:style-name="ce24" table:formula="of:=AVERAGE([$Majorities.J2:.J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2])" office:value-type="float" office:value="0" calcext:value-type="float">
            <text:p>0</text:p>
          </table:table-cell>
          <table:table-cell table:formula="of:=SUM([$Meter.B72:.BS72])" office:value-type="float" office:value="0" calcext:value-type="float">
            <text:p>0</text:p>
          </table:table-cell>
          <table:table-cell table:formula="of:=[.F2]-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Brexit</text:p>
          </table:table-cell>
          <table:table-cell table:style-name="ce58" table:formula="of:=AVERAGE([$Majorities.K2:.K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3])" office:value-type="float" office:value="9" calcext:value-type="float">
            <text:p>9</text:p>
          </table:table-cell>
          <table:table-cell table:formula="of:=SUM([$Meter.B73:.BS73])" office:value-type="float" office:value="8" calcext:value-type="float">
            <text:p>8</text:p>
          </table:table-cell>
          <table:table-cell table:formula="of:=[.F3]-[.E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Marginal</text:p>
          </table:table-cell>
          <table:table-cell table:style-name="ce59" table:formula="of:=AVERAGE([$Majorities.L2:.L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4])" office:value-type="float" office:value="46" calcext:value-type="float">
            <text:p>46</text:p>
          </table:table-cell>
          <table:table-cell table:formula="of:=SUM([$Meter.B74:.BS74])" office:value-type="float" office:value="44" calcext:value-type="float">
            <text:p>44</text:p>
          </table:table-cell>
          <table:table-cell table:formula="of:=[.F4]-[.E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SNP</text:p>
          </table:table-cell>
          <table:table-cell table:style-name="ce60" table:formula="of:=AVERAGE([$Majorities.M2:.M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5])" office:value-type="float" office:value="0" calcext:value-type="float">
            <text:p>0</text:p>
          </table:table-cell>
          <table:table-cell table:formula="of:=SUM([$Meter.B75:.BS75])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rexit Conservative</text:p>
          </table:table-cell>
          <table:table-cell table:style-name="ce61" table:formula="of:=AVERAGE([$Majorities.N2:.N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6])" office:value-type="float" office:value="121" calcext:value-type="float">
            <text:p>121</text:p>
          </table:table-cell>
          <table:table-cell table:formula="of:=SUM([$Meter.B76:.BS76])" office:value-type="float" office:value="121" calcext:value-type="float">
            <text:p>121</text:p>
          </table:table-cell>
          <table:table-cell table:formula="of:=[.F6]-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onservative</text:p>
          </table:table-cell>
          <table:table-cell table:style-name="ce67" table:formula="of:=AVERAGE([$Majorities.O2:.O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7])" office:value-type="float" office:value="116" calcext:value-type="float">
            <text:p>116</text:p>
          </table:table-cell>
          <table:table-cell table:formula="of:=SUM([$Meter.B77:.BS77])" office:value-type="float" office:value="116" calcext:value-type="float">
            <text:p>116</text:p>
          </table:table-cell>
          <table:table-cell table:formula="of:=[.F7]-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string" calcext:value-type="string">
            <text:p>Religious</text:p>
          </table:table-cell>
          <table:table-cell table:style-name="ce62" table:formula="of:=AVERAGE([$Majorities.P2:.P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8])" office:value-type="float" office:value="11" calcext:value-type="float">
            <text:p>11</text:p>
          </table:table-cell>
          <table:table-cell table:formula="of:=SUM([$Meter.B78:.BS78])" office:value-type="float" office:value="7" calcext:value-type="float">
            <text:p>7</text:p>
          </table:table-cell>
          <table:table-cell table:formula="of:=[.F8]-[.E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Lib-Con</text:p>
          </table:table-cell>
          <table:table-cell table:style-name="ce63" table:formula="of:=AVERAGE([$Majorities.Q2:.Q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9])" office:value-type="float" office:value="53" calcext:value-type="float">
            <text:p>53</text:p>
          </table:table-cell>
          <table:table-cell table:formula="of:=SUM([$Meter.B79:.BS79])" office:value-type="float" office:value="53" calcext:value-type="float">
            <text:p>53</text:p>
          </table:table-cell>
          <table:table-cell table:formula="of:=[.F9]-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Remain</text:p>
          </table:table-cell>
          <table:table-cell table:style-name="ce64" table:formula="of:=AVERAGE([$Majorities.R2:.R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0])" office:value-type="float" office:value="0" calcext:value-type="float">
            <text:p>0</text:p>
          </table:table-cell>
          <table:table-cell table:formula="of:=SUM([$Meter.B80:.BS80])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Nat-Conservative</text:p>
          </table:table-cell>
          <table:table-cell table:style-name="ce65" table:formula="of:=AVERAGE([$Majorities.S2:.S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1])" office:value-type="float" office:value="8" calcext:value-type="float">
            <text:p>8</text:p>
          </table:table-cell>
          <table:table-cell table:formula="of:=SUM([$Meter.B81:.BS81])" office:value-type="float" office:value="7" calcext:value-type="float">
            <text:p>7</text:p>
          </table:table-cell>
          <table:table-cell table:formula="of:=[.F11]-[.E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66" office:value-type="string" calcext:value-type="string">
            <text:p>Anomalous</text:p>
          </table:table-cell>
          <table:table-cell table:style-name="ce66" table:formula="of:=AVERAGE([$Majorities.T2:.T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2])" office:value-type="float" office:value="7" calcext:value-type="float">
            <text:p>7</text:p>
          </table:table-cell>
          <table:table-cell table:formula="of:=SUM([$Meter.B82:.BS82])" office:value-type="float" office:value="7" calcext:value-type="float">
            <text:p>7</text:p>
          </table:table-cell>
          <table:table-cell table:formula="of:=[.F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AVERAGE([.D2:.D12])" office:value-type="percentage" office:value="0" calcext:value-type="percentage">
            <text:p>0.00%</text:p>
          </table:table-cell>
          <table:table-cell table:formula="of:=SUM([.E2:.E12])" office:value-type="float" office:value="371" calcext:value-type="float">
            <text:p>371</text:p>
          </table:table-cell>
          <table:table-cell table:formula="of:=SUM([.F2:.F12])" office:value-type="float" office:value="363" calcext:value-type="float">
            <text:p>363</text:p>
          </table:table-cell>
          <table:table-cell/>
        </table:table-row>
      </table:table>
      <table:table table:name="Majorities" table:style-name="ta1">
        <table:table-column table:style-name="co4" table:default-cell-style-name="Default"/>
        <table:table-column table:style-name="co7" table:default-cell-style-name="ce61"/>
        <table:table-column table:style-name="co8" table:default-cell-style-name="Default"/>
        <table:table-column table:style-name="co4" table:default-cell-style-name="Default"/>
        <table:table-column table:style-name="co4" table:number-columns-repeated="16" table:default-cell-style-name="ce68"/>
        <table:table-row table:style-name="ro1"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New constituency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2019_ResultsWinner</text:p>
          </table:table-cell>
          <table:table-cell table:style-name="Default" office:value-type="string" calcext:value-type="string">
            <text:p>2019_ResultsWinSize_pc</text:p>
          </table:table-cell>
          <table:table-cell table:style-name="Default" office:value-type="string" calcext:value-type="string">
            <text:p>ConMaj</text:p>
          </table:table-cell>
          <table:table-cell table:style-name="Default" office:value-type="string" calcext:value-type="string">
            <text:p>LabMaj</text:p>
          </table:table-cell>
          <table:table-cell table:style-name="Default" office:value-type="string" calcext:value-type="string">
            <text:p>LibMaj</text:p>
          </table:table-cell>
          <table:table-cell table:style-name="Default" office:value-type="string" calcext:value-type="string">
            <text:p>2024 Sw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th Holland and The Deep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48320228734811" calcext:value-type="percentage">
            <text:p>64.83%</text:p>
          </table:table-cell>
          <table:table-cell table:formula="of:=IF([.D2]=&quot;con&quot;;[.E2];-[.E2])" office:value-type="percentage" office:value="0.648320228734811" calcext:value-type="percentage">
            <text:p>64.83%</text:p>
          </table:table-cell>
          <table:table-cell table:formula="of:=IF([.D2]=&quot;lab&quot;;[.E2];-[.E2])" office:value-type="percentage" office:value="-0.648320228734811" calcext:value-type="percentage">
            <text:p>-64.83%</text:p>
          </table:table-cell>
          <table:table-cell table:formula="of:=IF([.D2]=&quot;lib&quot;;[.E2];-[.E2])" office:value-type="percentage" office:value="-0.648320228734811" calcext:value-type="percentage">
            <text:p>-64.83%</text:p>
          </table:table-cell>
          <table:table-cell/>
          <table:table-cell table:formula="of:=IF(NOT([.$I2]=&quot;&quot;);IF([.$C2]=[.J$1];[.$I2];&quot;&quot;);&quot;&quot;)">
            <text:p/>
          </table:table-cell>
          <table:table-cell table:formula="of:=IF(NOT([.$I2]=&quot;&quot;);IF([.$C2]=[.K$1];[.$I2];&quot;&quot;);&quot;&quot;)">
            <text:p/>
          </table:table-cell>
          <table:table-cell table:formula="of:=IF(NOT([.$I2]=&quot;&quot;);IF([.$C2]=[.L$1];[.$I2];&quot;&quot;);&quot;&quot;)">
            <text:p/>
          </table:table-cell>
          <table:table-cell table:formula="of:=IF(NOT([.$I2]=&quot;&quot;);IF([.$C2]=[.M$1];[.$I2];&quot;&quot;);&quot;&quot;)">
            <text:p/>
          </table:table-cell>
          <table:table-cell table:formula="of:=IF(NOT([.$I2]=&quot;&quot;);IF([.$C2]=[.N$1];[.$I2];&quot;&quot;);&quot;&quot;)">
            <text:p/>
          </table:table-cell>
          <table:table-cell table:formula="of:=IF(NOT([.$I2]=&quot;&quot;);IF([.$C2]=[.O$1];[.$I2];&quot;&quot;);&quot;&quot;)">
            <text:p/>
          </table:table-cell>
          <table:table-cell table:formula="of:=IF(NOT([.$I2]=&quot;&quot;);IF([.$C2]=[.P$1];[.$I2];&quot;&quot;);&quot;&quot;)">
            <text:p/>
          </table:table-cell>
          <table:table-cell table:formula="of:=IF(NOT([.$I2]=&quot;&quot;);IF([.$C2]=[.Q$1];[.$I2];&quot;&quot;);&quot;&quot;)">
            <text:p/>
          </table:table-cell>
          <table:table-cell table:formula="of:=IF(NOT([.$I2]=&quot;&quot;);IF([.$C2]=[.R$1];[.$I2];&quot;&quot;);&quot;&quot;)">
            <text:p/>
          </table:table-cell>
          <table:table-cell table:formula="of:=IF(NOT([.$I2]=&quot;&quot;);IF([.$C2]=[.S$1];[.$I2];&quot;&quot;);&quot;&quot;)">
            <text:p/>
          </table:table-cell>
          <table:table-cell table:formula="of:=IF(NOT([.$I2]=&quot;&quot;);IF([.$C2]=[.T$1];[.$I2];&quot;&quot;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oston and Skeg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9341497380579" calcext:value-type="percentage">
            <text:p>60.93%</text:p>
          </table:table-cell>
          <table:table-cell table:formula="of:=IF([.D3]=&quot;con&quot;;[.E3];-[.E3])" office:value-type="percentage" office:value="0.609341497380579" calcext:value-type="percentage">
            <text:p>60.93%</text:p>
          </table:table-cell>
          <table:table-cell table:formula="of:=IF([.D3]=&quot;lab&quot;;[.E3];-[.E3])" office:value-type="percentage" office:value="-0.609341497380579" calcext:value-type="percentage">
            <text:p>-60.93%</text:p>
          </table:table-cell>
          <table:table-cell table:formula="of:=IF([.D3]=&quot;lib&quot;;[.E3];-[.E3])" office:value-type="percentage" office:value="-0.609341497380579" calcext:value-type="percentage">
            <text:p>-60.93%</text:p>
          </table:table-cell>
          <table:table-cell/>
          <table:table-cell table:formula="of:=IF(NOT([.$I3]=&quot;&quot;);IF([.$C3]=[.J$1];[.$I3];&quot;&quot;);&quot;&quot;)">
            <text:p/>
          </table:table-cell>
          <table:table-cell table:formula="of:=IF(NOT([.$I3]=&quot;&quot;);IF([.$C3]=[.K$1];[.$I3];&quot;&quot;);&quot;&quot;)">
            <text:p/>
          </table:table-cell>
          <table:table-cell table:formula="of:=IF(NOT([.$I3]=&quot;&quot;);IF([.$C3]=[.L$1];[.$I3];&quot;&quot;);&quot;&quot;)">
            <text:p/>
          </table:table-cell>
          <table:table-cell table:formula="of:=IF(NOT([.$I3]=&quot;&quot;);IF([.$C3]=[.M$1];[.$I3];&quot;&quot;);&quot;&quot;)">
            <text:p/>
          </table:table-cell>
          <table:table-cell table:formula="of:=IF(NOT([.$I3]=&quot;&quot;);IF([.$C3]=[.N$1];[.$I3];&quot;&quot;);&quot;&quot;)">
            <text:p/>
          </table:table-cell>
          <table:table-cell table:formula="of:=IF(NOT([.$I3]=&quot;&quot;);IF([.$C3]=[.O$1];[.$I3];&quot;&quot;);&quot;&quot;)">
            <text:p/>
          </table:table-cell>
          <table:table-cell table:formula="of:=IF(NOT([.$I3]=&quot;&quot;);IF([.$C3]=[.P$1];[.$I3];&quot;&quot;);&quot;&quot;)">
            <text:p/>
          </table:table-cell>
          <table:table-cell table:formula="of:=IF(NOT([.$I3]=&quot;&quot;);IF([.$C3]=[.Q$1];[.$I3];&quot;&quot;);&quot;&quot;)">
            <text:p/>
          </table:table-cell>
          <table:table-cell table:formula="of:=IF(NOT([.$I3]=&quot;&quot;);IF([.$C3]=[.R$1];[.$I3];&quot;&quot;);&quot;&quot;)">
            <text:p/>
          </table:table-cell>
          <table:table-cell table:formula="of:=IF(NOT([.$I3]=&quot;&quot;);IF([.$C3]=[.S$1];[.$I3];&quot;&quot;);&quot;&quot;)">
            <text:p/>
          </table:table-cell>
          <table:table-cell table:formula="of:=IF(NOT([.$I3]=&quot;&quot;);IF([.$C3]=[.T$1];[.$I3];&quot;&quot;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al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5324569250515" calcext:value-type="percentage">
            <text:p>60.53%</text:p>
          </table:table-cell>
          <table:table-cell table:formula="of:=IF([.D4]=&quot;con&quot;;[.E4];-[.E4])" office:value-type="percentage" office:value="0.605324569250515" calcext:value-type="percentage">
            <text:p>60.53%</text:p>
          </table:table-cell>
          <table:table-cell table:formula="of:=IF([.D4]=&quot;lab&quot;;[.E4];-[.E4])" office:value-type="percentage" office:value="-0.605324569250515" calcext:value-type="percentage">
            <text:p>-60.53%</text:p>
          </table:table-cell>
          <table:table-cell table:formula="of:=IF([.D4]=&quot;lib&quot;;[.E4];-[.E4])" office:value-type="percentage" office:value="-0.605324569250515" calcext:value-type="percentage">
            <text:p>-60.53%</text:p>
          </table:table-cell>
          <table:table-cell/>
          <table:table-cell table:formula="of:=IF(NOT([.$I4]=&quot;&quot;);IF([.$C4]=[.J$1];[.$I4];&quot;&quot;);&quot;&quot;)">
            <text:p/>
          </table:table-cell>
          <table:table-cell table:formula="of:=IF(NOT([.$I4]=&quot;&quot;);IF([.$C4]=[.K$1];[.$I4];&quot;&quot;);&quot;&quot;)">
            <text:p/>
          </table:table-cell>
          <table:table-cell table:formula="of:=IF(NOT([.$I4]=&quot;&quot;);IF([.$C4]=[.L$1];[.$I4];&quot;&quot;);&quot;&quot;)">
            <text:p/>
          </table:table-cell>
          <table:table-cell table:formula="of:=IF(NOT([.$I4]=&quot;&quot;);IF([.$C4]=[.M$1];[.$I4];&quot;&quot;);&quot;&quot;)">
            <text:p/>
          </table:table-cell>
          <table:table-cell table:formula="of:=IF(NOT([.$I4]=&quot;&quot;);IF([.$C4]=[.N$1];[.$I4];&quot;&quot;);&quot;&quot;)">
            <text:p/>
          </table:table-cell>
          <table:table-cell table:formula="of:=IF(NOT([.$I4]=&quot;&quot;);IF([.$C4]=[.O$1];[.$I4];&quot;&quot;);&quot;&quot;)">
            <text:p/>
          </table:table-cell>
          <table:table-cell table:formula="of:=IF(NOT([.$I4]=&quot;&quot;);IF([.$C4]=[.P$1];[.$I4];&quot;&quot;);&quot;&quot;)">
            <text:p/>
          </table:table-cell>
          <table:table-cell table:formula="of:=IF(NOT([.$I4]=&quot;&quot;);IF([.$C4]=[.Q$1];[.$I4];&quot;&quot;);&quot;&quot;)">
            <text:p/>
          </table:table-cell>
          <table:table-cell table:formula="of:=IF(NOT([.$I4]=&quot;&quot;);IF([.$C4]=[.R$1];[.$I4];&quot;&quot;);&quot;&quot;)">
            <text:p/>
          </table:table-cell>
          <table:table-cell table:formula="of:=IF(NOT([.$I4]=&quot;&quot;);IF([.$C4]=[.S$1];[.$I4];&quot;&quot;);&quot;&quot;)">
            <text:p/>
          </table:table-cell>
          <table:table-cell table:formula="of:=IF(NOT([.$I4]=&quot;&quot;);IF([.$C4]=[.T$1];[.$I4];&quot;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astle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98444734918138" calcext:value-type="percentage">
            <text:p>59.84%</text:p>
          </table:table-cell>
          <table:table-cell table:formula="of:=IF([.D5]=&quot;con&quot;;[.E5];-[.E5])" office:value-type="percentage" office:value="0.598444734918138" calcext:value-type="percentage">
            <text:p>59.84%</text:p>
          </table:table-cell>
          <table:table-cell table:formula="of:=IF([.D5]=&quot;lab&quot;;[.E5];-[.E5])" office:value-type="percentage" office:value="-0.598444734918138" calcext:value-type="percentage">
            <text:p>-59.84%</text:p>
          </table:table-cell>
          <table:table-cell table:formula="of:=IF([.D5]=&quot;lib&quot;;[.E5];-[.E5])" office:value-type="percentage" office:value="-0.598444734918138" calcext:value-type="percentage">
            <text:p>-59.84%</text:p>
          </table:table-cell>
          <table:table-cell/>
          <table:table-cell table:formula="of:=IF(NOT([.$I5]=&quot;&quot;);IF([.$C5]=[.J$1];[.$I5];&quot;&quot;);&quot;&quot;)">
            <text:p/>
          </table:table-cell>
          <table:table-cell table:formula="of:=IF(NOT([.$I5]=&quot;&quot;);IF([.$C5]=[.K$1];[.$I5];&quot;&quot;);&quot;&quot;)">
            <text:p/>
          </table:table-cell>
          <table:table-cell table:formula="of:=IF(NOT([.$I5]=&quot;&quot;);IF([.$C5]=[.L$1];[.$I5];&quot;&quot;);&quot;&quot;)">
            <text:p/>
          </table:table-cell>
          <table:table-cell table:formula="of:=IF(NOT([.$I5]=&quot;&quot;);IF([.$C5]=[.M$1];[.$I5];&quot;&quot;);&quot;&quot;)">
            <text:p/>
          </table:table-cell>
          <table:table-cell table:formula="of:=IF(NOT([.$I5]=&quot;&quot;);IF([.$C5]=[.N$1];[.$I5];&quot;&quot;);&quot;&quot;)">
            <text:p/>
          </table:table-cell>
          <table:table-cell table:formula="of:=IF(NOT([.$I5]=&quot;&quot;);IF([.$C5]=[.O$1];[.$I5];&quot;&quot;);&quot;&quot;)">
            <text:p/>
          </table:table-cell>
          <table:table-cell table:formula="of:=IF(NOT([.$I5]=&quot;&quot;);IF([.$C5]=[.P$1];[.$I5];&quot;&quot;);&quot;&quot;)">
            <text:p/>
          </table:table-cell>
          <table:table-cell table:formula="of:=IF(NOT([.$I5]=&quot;&quot;);IF([.$C5]=[.Q$1];[.$I5];&quot;&quot;);&quot;&quot;)">
            <text:p/>
          </table:table-cell>
          <table:table-cell table:formula="of:=IF(NOT([.$I5]=&quot;&quot;);IF([.$C5]=[.R$1];[.$I5];&quot;&quot;);&quot;&quot;)">
            <text:p/>
          </table:table-cell>
          <table:table-cell table:formula="of:=IF(NOT([.$I5]=&quot;&quot;);IF([.$C5]=[.S$1];[.$I5];&quot;&quot;);&quot;&quot;)">
            <text:p/>
          </table:table-cell>
          <table:table-cell table:formula="of:=IF(NOT([.$I5]=&quot;&quot;);IF([.$C5]=[.T$1];[.$I5];&quot;&quot;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North East Cambridge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367514469528" calcext:value-type="percentage">
            <text:p>58.64%</text:p>
          </table:table-cell>
          <table:table-cell table:formula="of:=IF([.D6]=&quot;con&quot;;[.E6];-[.E6])" office:value-type="percentage" office:value="0.586367514469528" calcext:value-type="percentage">
            <text:p>58.64%</text:p>
          </table:table-cell>
          <table:table-cell table:formula="of:=IF([.D6]=&quot;lab&quot;;[.E6];-[.E6])" office:value-type="percentage" office:value="-0.586367514469528" calcext:value-type="percentage">
            <text:p>-58.64%</text:p>
          </table:table-cell>
          <table:table-cell table:formula="of:=IF([.D6]=&quot;lib&quot;;[.E6];-[.E6])" office:value-type="percentage" office:value="-0.586367514469528" calcext:value-type="percentage">
            <text:p>-58.64%</text:p>
          </table:table-cell>
          <table:table-cell/>
          <table:table-cell table:formula="of:=IF(NOT([.$I6]=&quot;&quot;);IF([.$C6]=[.J$1];[.$I6];&quot;&quot;);&quot;&quot;)">
            <text:p/>
          </table:table-cell>
          <table:table-cell table:formula="of:=IF(NOT([.$I6]=&quot;&quot;);IF([.$C6]=[.K$1];[.$I6];&quot;&quot;);&quot;&quot;)">
            <text:p/>
          </table:table-cell>
          <table:table-cell table:formula="of:=IF(NOT([.$I6]=&quot;&quot;);IF([.$C6]=[.L$1];[.$I6];&quot;&quot;);&quot;&quot;)">
            <text:p/>
          </table:table-cell>
          <table:table-cell table:formula="of:=IF(NOT([.$I6]=&quot;&quot;);IF([.$C6]=[.M$1];[.$I6];&quot;&quot;);&quot;&quot;)">
            <text:p/>
          </table:table-cell>
          <table:table-cell table:formula="of:=IF(NOT([.$I6]=&quot;&quot;);IF([.$C6]=[.N$1];[.$I6];&quot;&quot;);&quot;&quot;)">
            <text:p/>
          </table:table-cell>
          <table:table-cell table:formula="of:=IF(NOT([.$I6]=&quot;&quot;);IF([.$C6]=[.O$1];[.$I6];&quot;&quot;);&quot;&quot;)">
            <text:p/>
          </table:table-cell>
          <table:table-cell table:formula="of:=IF(NOT([.$I6]=&quot;&quot;);IF([.$C6]=[.P$1];[.$I6];&quot;&quot;);&quot;&quot;)">
            <text:p/>
          </table:table-cell>
          <table:table-cell table:formula="of:=IF(NOT([.$I6]=&quot;&quot;);IF([.$C6]=[.Q$1];[.$I6];&quot;&quot;);&quot;&quot;)">
            <text:p/>
          </table:table-cell>
          <table:table-cell table:formula="of:=IF(NOT([.$I6]=&quot;&quot;);IF([.$C6]=[.R$1];[.$I6];&quot;&quot;);&quot;&quot;)">
            <text:p/>
          </table:table-cell>
          <table:table-cell table:formula="of:=IF(NOT([.$I6]=&quot;&quot;);IF([.$C6]=[.S$1];[.$I6];&quot;&quot;);&quot;&quot;)">
            <text:p/>
          </table:table-cell>
          <table:table-cell table:formula="of:=IF(NOT([.$I6]=&quot;&quot;);IF([.$C6]=[.T$1];[.$I6];&quot;&quot;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ayleigh and Wick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05207434711" calcext:value-type="percentage">
            <text:p>58.61%</text:p>
          </table:table-cell>
          <table:table-cell table:formula="of:=IF([.D7]=&quot;con&quot;;[.E7];-[.E7])" office:value-type="percentage" office:value="0.58605207434711" calcext:value-type="percentage">
            <text:p>58.61%</text:p>
          </table:table-cell>
          <table:table-cell table:formula="of:=IF([.D7]=&quot;lab&quot;;[.E7];-[.E7])" office:value-type="percentage" office:value="-0.58605207434711" calcext:value-type="percentage">
            <text:p>-58.61%</text:p>
          </table:table-cell>
          <table:table-cell table:formula="of:=IF([.D7]=&quot;lib&quot;;[.E7];-[.E7])" office:value-type="percentage" office:value="-0.58605207434711" calcext:value-type="percentage">
            <text:p>-58.61%</text:p>
          </table:table-cell>
          <table:table-cell/>
          <table:table-cell table:formula="of:=IF(NOT([.$I7]=&quot;&quot;);IF([.$C7]=[.J$1];[.$I7];&quot;&quot;);&quot;&quot;)">
            <text:p/>
          </table:table-cell>
          <table:table-cell table:formula="of:=IF(NOT([.$I7]=&quot;&quot;);IF([.$C7]=[.K$1];[.$I7];&quot;&quot;);&quot;&quot;)">
            <text:p/>
          </table:table-cell>
          <table:table-cell table:formula="of:=IF(NOT([.$I7]=&quot;&quot;);IF([.$C7]=[.L$1];[.$I7];&quot;&quot;);&quot;&quot;)">
            <text:p/>
          </table:table-cell>
          <table:table-cell table:formula="of:=IF(NOT([.$I7]=&quot;&quot;);IF([.$C7]=[.M$1];[.$I7];&quot;&quot;);&quot;&quot;)">
            <text:p/>
          </table:table-cell>
          <table:table-cell table:formula="of:=IF(NOT([.$I7]=&quot;&quot;);IF([.$C7]=[.N$1];[.$I7];&quot;&quot;);&quot;&quot;)">
            <text:p/>
          </table:table-cell>
          <table:table-cell table:formula="of:=IF(NOT([.$I7]=&quot;&quot;);IF([.$C7]=[.O$1];[.$I7];&quot;&quot;);&quot;&quot;)">
            <text:p/>
          </table:table-cell>
          <table:table-cell table:formula="of:=IF(NOT([.$I7]=&quot;&quot;);IF([.$C7]=[.P$1];[.$I7];&quot;&quot;);&quot;&quot;)">
            <text:p/>
          </table:table-cell>
          <table:table-cell table:formula="of:=IF(NOT([.$I7]=&quot;&quot;);IF([.$C7]=[.Q$1];[.$I7];&quot;&quot;);&quot;&quot;)">
            <text:p/>
          </table:table-cell>
          <table:table-cell table:formula="of:=IF(NOT([.$I7]=&quot;&quot;);IF([.$C7]=[.R$1];[.$I7];&quot;&quot;);&quot;&quot;)">
            <text:p/>
          </table:table-cell>
          <table:table-cell table:formula="of:=IF(NOT([.$I7]=&quot;&quot;);IF([.$C7]=[.S$1];[.$I7];&quot;&quot;);&quot;&quot;)">
            <text:p/>
          </table:table-cell>
          <table:table-cell table:formula="of:=IF(NOT([.$I7]=&quot;&quot;);IF([.$C7]=[.T$1];[.$I7];&quot;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Clac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69464952662208" calcext:value-type="percentage">
            <text:p>56.95%</text:p>
          </table:table-cell>
          <table:table-cell table:formula="of:=IF([.D8]=&quot;con&quot;;[.E8];-[.E8])" office:value-type="percentage" office:value="0.569464952662208" calcext:value-type="percentage">
            <text:p>56.95%</text:p>
          </table:table-cell>
          <table:table-cell table:formula="of:=IF([.D8]=&quot;lab&quot;;[.E8];-[.E8])" office:value-type="percentage" office:value="-0.569464952662208" calcext:value-type="percentage">
            <text:p>-56.95%</text:p>
          </table:table-cell>
          <table:table-cell table:formula="of:=IF([.D8]=&quot;lib&quot;;[.E8];-[.E8])" office:value-type="percentage" office:value="-0.569464952662208" calcext:value-type="percentage">
            <text:p>-56.95%</text:p>
          </table:table-cell>
          <table:table-cell/>
          <table:table-cell table:formula="of:=IF(NOT([.$I8]=&quot;&quot;);IF([.$C8]=[.J$1];[.$I8];&quot;&quot;);&quot;&quot;)">
            <text:p/>
          </table:table-cell>
          <table:table-cell table:formula="of:=IF(NOT([.$I8]=&quot;&quot;);IF([.$C8]=[.K$1];[.$I8];&quot;&quot;);&quot;&quot;)">
            <text:p/>
          </table:table-cell>
          <table:table-cell table:formula="of:=IF(NOT([.$I8]=&quot;&quot;);IF([.$C8]=[.L$1];[.$I8];&quot;&quot;);&quot;&quot;)">
            <text:p/>
          </table:table-cell>
          <table:table-cell table:formula="of:=IF(NOT([.$I8]=&quot;&quot;);IF([.$C8]=[.M$1];[.$I8];&quot;&quot;);&quot;&quot;)">
            <text:p/>
          </table:table-cell>
          <table:table-cell table:formula="of:=IF(NOT([.$I8]=&quot;&quot;);IF([.$C8]=[.N$1];[.$I8];&quot;&quot;);&quot;&quot;)">
            <text:p/>
          </table:table-cell>
          <table:table-cell table:formula="of:=IF(NOT([.$I8]=&quot;&quot;);IF([.$C8]=[.O$1];[.$I8];&quot;&quot;);&quot;&quot;)">
            <text:p/>
          </table:table-cell>
          <table:table-cell table:formula="of:=IF(NOT([.$I8]=&quot;&quot;);IF([.$C8]=[.P$1];[.$I8];&quot;&quot;);&quot;&quot;)">
            <text:p/>
          </table:table-cell>
          <table:table-cell table:formula="of:=IF(NOT([.$I8]=&quot;&quot;);IF([.$C8]=[.Q$1];[.$I8];&quot;&quot;);&quot;&quot;)">
            <text:p/>
          </table:table-cell>
          <table:table-cell table:formula="of:=IF(NOT([.$I8]=&quot;&quot;);IF([.$C8]=[.R$1];[.$I8];&quot;&quot;);&quot;&quot;)">
            <text:p/>
          </table:table-cell>
          <table:table-cell table:formula="of:=IF(NOT([.$I8]=&quot;&quot;);IF([.$C8]=[.S$1];[.$I8];&quot;&quot;);&quot;&quot;)">
            <text:p/>
          </table:table-cell>
          <table:table-cell table:formula="of:=IF(NOT([.$I8]=&quot;&quot;);IF([.$C8]=[.T$1];[.$I8];&quot;&quot;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ntwood and Ong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66936524697876" calcext:value-type="percentage">
            <text:p>56.69%</text:p>
          </table:table-cell>
          <table:table-cell table:formula="of:=IF([.D9]=&quot;con&quot;;[.E9];-[.E9])" office:value-type="percentage" office:value="0.566936524697876" calcext:value-type="percentage">
            <text:p>56.69%</text:p>
          </table:table-cell>
          <table:table-cell table:formula="of:=IF([.D9]=&quot;lab&quot;;[.E9];-[.E9])" office:value-type="percentage" office:value="-0.566936524697876" calcext:value-type="percentage">
            <text:p>-56.69%</text:p>
          </table:table-cell>
          <table:table-cell table:formula="of:=IF([.D9]=&quot;lib&quot;;[.E9];-[.E9])" office:value-type="percentage" office:value="-0.566936524697876" calcext:value-type="percentage">
            <text:p>-56.69%</text:p>
          </table:table-cell>
          <table:table-cell/>
          <table:table-cell table:formula="of:=IF(NOT([.$I9]=&quot;&quot;);IF([.$C9]=[.J$1];[.$I9];&quot;&quot;);&quot;&quot;)">
            <text:p/>
          </table:table-cell>
          <table:table-cell table:formula="of:=IF(NOT([.$I9]=&quot;&quot;);IF([.$C9]=[.K$1];[.$I9];&quot;&quot;);&quot;&quot;)">
            <text:p/>
          </table:table-cell>
          <table:table-cell table:formula="of:=IF(NOT([.$I9]=&quot;&quot;);IF([.$C9]=[.L$1];[.$I9];&quot;&quot;);&quot;&quot;)">
            <text:p/>
          </table:table-cell>
          <table:table-cell table:formula="of:=IF(NOT([.$I9]=&quot;&quot;);IF([.$C9]=[.M$1];[.$I9];&quot;&quot;);&quot;&quot;)">
            <text:p/>
          </table:table-cell>
          <table:table-cell table:formula="of:=IF(NOT([.$I9]=&quot;&quot;);IF([.$C9]=[.N$1];[.$I9];&quot;&quot;);&quot;&quot;)">
            <text:p/>
          </table:table-cell>
          <table:table-cell table:formula="of:=IF(NOT([.$I9]=&quot;&quot;);IF([.$C9]=[.O$1];[.$I9];&quot;&quot;);&quot;&quot;)">
            <text:p/>
          </table:table-cell>
          <table:table-cell table:formula="of:=IF(NOT([.$I9]=&quot;&quot;);IF([.$C9]=[.P$1];[.$I9];&quot;&quot;);&quot;&quot;)">
            <text:p/>
          </table:table-cell>
          <table:table-cell table:formula="of:=IF(NOT([.$I9]=&quot;&quot;);IF([.$C9]=[.Q$1];[.$I9];&quot;&quot;);&quot;&quot;)">
            <text:p/>
          </table:table-cell>
          <table:table-cell table:formula="of:=IF(NOT([.$I9]=&quot;&quot;);IF([.$C9]=[.R$1];[.$I9];&quot;&quot;);&quot;&quot;)">
            <text:p/>
          </table:table-cell>
          <table:table-cell table:formula="of:=IF(NOT([.$I9]=&quot;&quot;);IF([.$C9]=[.S$1];[.$I9];&quot;&quot;);&quot;&quot;)">
            <text:p/>
          </table:table-cell>
          <table:table-cell table:formula="of:=IF(NOT([.$I9]=&quot;&quot;);IF([.$C9]=[.T$1];[.$I9];&quot;&quot;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Louth and Horn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49133409122639" calcext:value-type="percentage">
            <text:p>54.91%</text:p>
          </table:table-cell>
          <table:table-cell table:formula="of:=IF([.D10]=&quot;con&quot;;[.E10];-[.E10])" office:value-type="percentage" office:value="0.549133409122639" calcext:value-type="percentage">
            <text:p>54.91%</text:p>
          </table:table-cell>
          <table:table-cell table:formula="of:=IF([.D10]=&quot;lab&quot;;[.E10];-[.E10])" office:value-type="percentage" office:value="-0.549133409122639" calcext:value-type="percentage">
            <text:p>-54.91%</text:p>
          </table:table-cell>
          <table:table-cell table:formula="of:=IF([.D10]=&quot;lib&quot;;[.E10];-[.E10])" office:value-type="percentage" office:value="-0.549133409122639" calcext:value-type="percentage">
            <text:p>-54.91%</text:p>
          </table:table-cell>
          <table:table-cell/>
          <table:table-cell table:formula="of:=IF(NOT([.$I10]=&quot;&quot;);IF([.$C10]=[.J$1];[.$I10];&quot;&quot;);&quot;&quot;)">
            <text:p/>
          </table:table-cell>
          <table:table-cell table:formula="of:=IF(NOT([.$I10]=&quot;&quot;);IF([.$C10]=[.K$1];[.$I10];&quot;&quot;);&quot;&quot;)">
            <text:p/>
          </table:table-cell>
          <table:table-cell table:formula="of:=IF(NOT([.$I10]=&quot;&quot;);IF([.$C10]=[.L$1];[.$I10];&quot;&quot;);&quot;&quot;)">
            <text:p/>
          </table:table-cell>
          <table:table-cell table:formula="of:=IF(NOT([.$I10]=&quot;&quot;);IF([.$C10]=[.M$1];[.$I10];&quot;&quot;);&quot;&quot;)">
            <text:p/>
          </table:table-cell>
          <table:table-cell table:formula="of:=IF(NOT([.$I10]=&quot;&quot;);IF([.$C10]=[.N$1];[.$I10];&quot;&quot;);&quot;&quot;)">
            <text:p/>
          </table:table-cell>
          <table:table-cell table:formula="of:=IF(NOT([.$I10]=&quot;&quot;);IF([.$C10]=[.O$1];[.$I10];&quot;&quot;);&quot;&quot;)">
            <text:p/>
          </table:table-cell>
          <table:table-cell table:formula="of:=IF(NOT([.$I10]=&quot;&quot;);IF([.$C10]=[.P$1];[.$I10];&quot;&quot;);&quot;&quot;)">
            <text:p/>
          </table:table-cell>
          <table:table-cell table:formula="of:=IF(NOT([.$I10]=&quot;&quot;);IF([.$C10]=[.Q$1];[.$I10];&quot;&quot;);&quot;&quot;)">
            <text:p/>
          </table:table-cell>
          <table:table-cell table:formula="of:=IF(NOT([.$I10]=&quot;&quot;);IF([.$C10]=[.R$1];[.$I10];&quot;&quot;);&quot;&quot;)">
            <text:p/>
          </table:table-cell>
          <table:table-cell table:formula="of:=IF(NOT([.$I10]=&quot;&quot;);IF([.$C10]=[.S$1];[.$I10];&quot;&quot;);&quot;&quot;)">
            <text:p/>
          </table:table-cell>
          <table:table-cell table:formula="of:=IF(NOT([.$I10]=&quot;&quot;);IF([.$C10]=[.T$1];[.$I10];&quot;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Nor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3689725221854" calcext:value-type="percentage">
            <text:p>53.69%</text:p>
          </table:table-cell>
          <table:table-cell table:formula="of:=IF([.D11]=&quot;con&quot;;[.E11];-[.E11])" office:value-type="percentage" office:value="0.53689725221854" calcext:value-type="percentage">
            <text:p>53.69%</text:p>
          </table:table-cell>
          <table:table-cell table:formula="of:=IF([.D11]=&quot;lab&quot;;[.E11];-[.E11])" office:value-type="percentage" office:value="-0.53689725221854" calcext:value-type="percentage">
            <text:p>-53.69%</text:p>
          </table:table-cell>
          <table:table-cell table:formula="of:=IF([.D11]=&quot;lib&quot;;[.E11];-[.E11])" office:value-type="percentage" office:value="-0.53689725221854" calcext:value-type="percentage">
            <text:p>-53.69%</text:p>
          </table:table-cell>
          <table:table-cell/>
          <table:table-cell table:formula="of:=IF(NOT([.$I11]=&quot;&quot;);IF([.$C11]=[.J$1];[.$I11];&quot;&quot;);&quot;&quot;)">
            <text:p/>
          </table:table-cell>
          <table:table-cell table:formula="of:=IF(NOT([.$I11]=&quot;&quot;);IF([.$C11]=[.K$1];[.$I11];&quot;&quot;);&quot;&quot;)">
            <text:p/>
          </table:table-cell>
          <table:table-cell table:formula="of:=IF(NOT([.$I11]=&quot;&quot;);IF([.$C11]=[.L$1];[.$I11];&quot;&quot;);&quot;&quot;)">
            <text:p/>
          </table:table-cell>
          <table:table-cell table:formula="of:=IF(NOT([.$I11]=&quot;&quot;);IF([.$C11]=[.M$1];[.$I11];&quot;&quot;);&quot;&quot;)">
            <text:p/>
          </table:table-cell>
          <table:table-cell table:formula="of:=IF(NOT([.$I11]=&quot;&quot;);IF([.$C11]=[.N$1];[.$I11];&quot;&quot;);&quot;&quot;)">
            <text:p/>
          </table:table-cell>
          <table:table-cell table:formula="of:=IF(NOT([.$I11]=&quot;&quot;);IF([.$C11]=[.O$1];[.$I11];&quot;&quot;);&quot;&quot;)">
            <text:p/>
          </table:table-cell>
          <table:table-cell table:formula="of:=IF(NOT([.$I11]=&quot;&quot;);IF([.$C11]=[.P$1];[.$I11];&quot;&quot;);&quot;&quot;)">
            <text:p/>
          </table:table-cell>
          <table:table-cell table:formula="of:=IF(NOT([.$I11]=&quot;&quot;);IF([.$C11]=[.Q$1];[.$I11];&quot;&quot;);&quot;&quot;)">
            <text:p/>
          </table:table-cell>
          <table:table-cell table:formula="of:=IF(NOT([.$I11]=&quot;&quot;);IF([.$C11]=[.R$1];[.$I11];&quot;&quot;);&quot;&quot;)">
            <text:p/>
          </table:table-cell>
          <table:table-cell table:formula="of:=IF(NOT([.$I11]=&quot;&quot;);IF([.$C11]=[.S$1];[.$I11];&quot;&quot;);&quot;&quot;)">
            <text:p/>
          </table:table-cell>
          <table:table-cell table:formula="of:=IF(NOT([.$I11]=&quot;&quot;);IF([.$C11]=[.T$1];[.$I11];&quot;&quot;)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Kingswinford and South Staf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9475930756462" calcext:value-type="percentage">
            <text:p>52.95%</text:p>
          </table:table-cell>
          <table:table-cell table:formula="of:=IF([.D12]=&quot;con&quot;;[.E12];-[.E12])" office:value-type="percentage" office:value="0.529475930756462" calcext:value-type="percentage">
            <text:p>52.95%</text:p>
          </table:table-cell>
          <table:table-cell table:formula="of:=IF([.D12]=&quot;lab&quot;;[.E12];-[.E12])" office:value-type="percentage" office:value="-0.529475930756462" calcext:value-type="percentage">
            <text:p>-52.95%</text:p>
          </table:table-cell>
          <table:table-cell table:formula="of:=IF([.D12]=&quot;lib&quot;;[.E12];-[.E12])" office:value-type="percentage" office:value="-0.529475930756462" calcext:value-type="percentage">
            <text:p>-52.95%</text:p>
          </table:table-cell>
          <table:table-cell/>
          <table:table-cell table:formula="of:=IF(NOT([.$I12]=&quot;&quot;);IF([.$C12]=[.J$1];[.$I12];&quot;&quot;);&quot;&quot;)">
            <text:p/>
          </table:table-cell>
          <table:table-cell table:formula="of:=IF(NOT([.$I12]=&quot;&quot;);IF([.$C12]=[.K$1];[.$I12];&quot;&quot;);&quot;&quot;)">
            <text:p/>
          </table:table-cell>
          <table:table-cell table:formula="of:=IF(NOT([.$I12]=&quot;&quot;);IF([.$C12]=[.L$1];[.$I12];&quot;&quot;);&quot;&quot;)">
            <text:p/>
          </table:table-cell>
          <table:table-cell table:formula="of:=IF(NOT([.$I12]=&quot;&quot;);IF([.$C12]=[.M$1];[.$I12];&quot;&quot;);&quot;&quot;)">
            <text:p/>
          </table:table-cell>
          <table:table-cell table:formula="of:=IF(NOT([.$I12]=&quot;&quot;);IF([.$C12]=[.N$1];[.$I12];&quot;&quot;);&quot;&quot;)">
            <text:p/>
          </table:table-cell>
          <table:table-cell table:formula="of:=IF(NOT([.$I12]=&quot;&quot;);IF([.$C12]=[.O$1];[.$I12];&quot;&quot;);&quot;&quot;)">
            <text:p/>
          </table:table-cell>
          <table:table-cell table:formula="of:=IF(NOT([.$I12]=&quot;&quot;);IF([.$C12]=[.P$1];[.$I12];&quot;&quot;);&quot;&quot;)">
            <text:p/>
          </table:table-cell>
          <table:table-cell table:formula="of:=IF(NOT([.$I12]=&quot;&quot;);IF([.$C12]=[.Q$1];[.$I12];&quot;&quot;);&quot;&quot;)">
            <text:p/>
          </table:table-cell>
          <table:table-cell table:formula="of:=IF(NOT([.$I12]=&quot;&quot;);IF([.$C12]=[.R$1];[.$I12];&quot;&quot;);&quot;&quot;)">
            <text:p/>
          </table:table-cell>
          <table:table-cell table:formula="of:=IF(NOT([.$I12]=&quot;&quot;);IF([.$C12]=[.S$1];[.$I12];&quot;&quot;);&quot;&quot;)">
            <text:p/>
          </table:table-cell>
          <table:table-cell table:formula="of:=IF(NOT([.$I12]=&quot;&quot;);IF([.$C12]=[.T$1];[.$I12];&quot;&quot;)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New Fores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5722779956052" calcext:value-type="percentage">
            <text:p>52.57%</text:p>
          </table:table-cell>
          <table:table-cell table:formula="of:=IF([.D13]=&quot;con&quot;;[.E13];-[.E13])" office:value-type="percentage" office:value="0.525722779956052" calcext:value-type="percentage">
            <text:p>52.57%</text:p>
          </table:table-cell>
          <table:table-cell table:formula="of:=IF([.D13]=&quot;lab&quot;;[.E13];-[.E13])" office:value-type="percentage" office:value="-0.525722779956052" calcext:value-type="percentage">
            <text:p>-52.57%</text:p>
          </table:table-cell>
          <table:table-cell table:formula="of:=IF([.D13]=&quot;lib&quot;;[.E13];-[.E13])" office:value-type="percentage" office:value="-0.525722779956052" calcext:value-type="percentage">
            <text:p>-52.57%</text:p>
          </table:table-cell>
          <table:table-cell/>
          <table:table-cell table:formula="of:=IF(NOT([.$I13]=&quot;&quot;);IF([.$C13]=[.J$1];[.$I13];&quot;&quot;);&quot;&quot;)">
            <text:p/>
          </table:table-cell>
          <table:table-cell table:formula="of:=IF(NOT([.$I13]=&quot;&quot;);IF([.$C13]=[.K$1];[.$I13];&quot;&quot;);&quot;&quot;)">
            <text:p/>
          </table:table-cell>
          <table:table-cell table:formula="of:=IF(NOT([.$I13]=&quot;&quot;);IF([.$C13]=[.L$1];[.$I13];&quot;&quot;);&quot;&quot;)">
            <text:p/>
          </table:table-cell>
          <table:table-cell table:formula="of:=IF(NOT([.$I13]=&quot;&quot;);IF([.$C13]=[.M$1];[.$I13];&quot;&quot;);&quot;&quot;)">
            <text:p/>
          </table:table-cell>
          <table:table-cell table:formula="of:=IF(NOT([.$I13]=&quot;&quot;);IF([.$C13]=[.N$1];[.$I13];&quot;&quot;);&quot;&quot;)">
            <text:p/>
          </table:table-cell>
          <table:table-cell table:formula="of:=IF(NOT([.$I13]=&quot;&quot;);IF([.$C13]=[.O$1];[.$I13];&quot;&quot;);&quot;&quot;)">
            <text:p/>
          </table:table-cell>
          <table:table-cell table:formula="of:=IF(NOT([.$I13]=&quot;&quot;);IF([.$C13]=[.P$1];[.$I13];&quot;&quot;);&quot;&quot;)">
            <text:p/>
          </table:table-cell>
          <table:table-cell table:formula="of:=IF(NOT([.$I13]=&quot;&quot;);IF([.$C13]=[.Q$1];[.$I13];&quot;&quot;);&quot;&quot;)">
            <text:p/>
          </table:table-cell>
          <table:table-cell table:formula="of:=IF(NOT([.$I13]=&quot;&quot;);IF([.$C13]=[.R$1];[.$I13];&quot;&quot;);&quot;&quot;)">
            <text:p/>
          </table:table-cell>
          <table:table-cell table:formula="of:=IF(NOT([.$I13]=&quot;&quot;);IF([.$C13]=[.S$1];[.$I13];&quot;&quot;);&quot;&quot;)">
            <text:p/>
          </table:table-cell>
          <table:table-cell table:formula="of:=IF(NOT([.$I13]=&quot;&quot;);IF([.$C13]=[.T$1];[.$I13];&quot;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Sou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574857972748" calcext:value-type="percentage">
            <text:p>52.26%</text:p>
          </table:table-cell>
          <table:table-cell table:formula="of:=IF([.D14]=&quot;con&quot;;[.E14];-[.E14])" office:value-type="percentage" office:value="0.522574857972748" calcext:value-type="percentage">
            <text:p>52.26%</text:p>
          </table:table-cell>
          <table:table-cell table:formula="of:=IF([.D14]=&quot;lab&quot;;[.E14];-[.E14])" office:value-type="percentage" office:value="-0.522574857972748" calcext:value-type="percentage">
            <text:p>-52.26%</text:p>
          </table:table-cell>
          <table:table-cell table:formula="of:=IF([.D14]=&quot;lib&quot;;[.E14];-[.E14])" office:value-type="percentage" office:value="-0.522574857972748" calcext:value-type="percentage">
            <text:p>-52.26%</text:p>
          </table:table-cell>
          <table:table-cell/>
          <table:table-cell table:formula="of:=IF(NOT([.$I14]=&quot;&quot;);IF([.$C14]=[.J$1];[.$I14];&quot;&quot;);&quot;&quot;)">
            <text:p/>
          </table:table-cell>
          <table:table-cell table:formula="of:=IF(NOT([.$I14]=&quot;&quot;);IF([.$C14]=[.K$1];[.$I14];&quot;&quot;);&quot;&quot;)">
            <text:p/>
          </table:table-cell>
          <table:table-cell table:formula="of:=IF(NOT([.$I14]=&quot;&quot;);IF([.$C14]=[.L$1];[.$I14];&quot;&quot;);&quot;&quot;)">
            <text:p/>
          </table:table-cell>
          <table:table-cell table:formula="of:=IF(NOT([.$I14]=&quot;&quot;);IF([.$C14]=[.M$1];[.$I14];&quot;&quot;);&quot;&quot;)">
            <text:p/>
          </table:table-cell>
          <table:table-cell table:formula="of:=IF(NOT([.$I14]=&quot;&quot;);IF([.$C14]=[.N$1];[.$I14];&quot;&quot;);&quot;&quot;)">
            <text:p/>
          </table:table-cell>
          <table:table-cell table:formula="of:=IF(NOT([.$I14]=&quot;&quot;);IF([.$C14]=[.O$1];[.$I14];&quot;&quot;);&quot;&quot;)">
            <text:p/>
          </table:table-cell>
          <table:table-cell table:formula="of:=IF(NOT([.$I14]=&quot;&quot;);IF([.$C14]=[.P$1];[.$I14];&quot;&quot;);&quot;&quot;)">
            <text:p/>
          </table:table-cell>
          <table:table-cell table:formula="of:=IF(NOT([.$I14]=&quot;&quot;);IF([.$C14]=[.Q$1];[.$I14];&quot;&quot;);&quot;&quot;)">
            <text:p/>
          </table:table-cell>
          <table:table-cell table:formula="of:=IF(NOT([.$I14]=&quot;&quot;);IF([.$C14]=[.R$1];[.$I14];&quot;&quot;);&quot;&quot;)">
            <text:p/>
          </table:table-cell>
          <table:table-cell table:formula="of:=IF(NOT([.$I14]=&quot;&quot;);IF([.$C14]=[.S$1];[.$I14];&quot;&quot;);&quot;&quot;)">
            <text:p/>
          </table:table-cell>
          <table:table-cell table:formula="of:=IF(NOT([.$I14]=&quot;&quot;);IF([.$C14]=[.T$1];[.$I14];&quot;&quot;)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New Fores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232792852415" calcext:value-type="percentage">
            <text:p>52.22%</text:p>
          </table:table-cell>
          <table:table-cell table:formula="of:=IF([.D15]=&quot;con&quot;;[.E15];-[.E15])" office:value-type="percentage" office:value="0.522232792852415" calcext:value-type="percentage">
            <text:p>52.22%</text:p>
          </table:table-cell>
          <table:table-cell table:formula="of:=IF([.D15]=&quot;lab&quot;;[.E15];-[.E15])" office:value-type="percentage" office:value="-0.522232792852415" calcext:value-type="percentage">
            <text:p>-52.22%</text:p>
          </table:table-cell>
          <table:table-cell table:formula="of:=IF([.D15]=&quot;lib&quot;;[.E15];-[.E15])" office:value-type="percentage" office:value="-0.522232792852415" calcext:value-type="percentage">
            <text:p>-52.22%</text:p>
          </table:table-cell>
          <table:table-cell/>
          <table:table-cell table:formula="of:=IF(NOT([.$I15]=&quot;&quot;);IF([.$C15]=[.J$1];[.$I15];&quot;&quot;);&quot;&quot;)">
            <text:p/>
          </table:table-cell>
          <table:table-cell table:formula="of:=IF(NOT([.$I15]=&quot;&quot;);IF([.$C15]=[.K$1];[.$I15];&quot;&quot;);&quot;&quot;)">
            <text:p/>
          </table:table-cell>
          <table:table-cell table:formula="of:=IF(NOT([.$I15]=&quot;&quot;);IF([.$C15]=[.L$1];[.$I15];&quot;&quot;);&quot;&quot;)">
            <text:p/>
          </table:table-cell>
          <table:table-cell table:formula="of:=IF(NOT([.$I15]=&quot;&quot;);IF([.$C15]=[.M$1];[.$I15];&quot;&quot;);&quot;&quot;)">
            <text:p/>
          </table:table-cell>
          <table:table-cell table:formula="of:=IF(NOT([.$I15]=&quot;&quot;);IF([.$C15]=[.N$1];[.$I15];&quot;&quot;);&quot;&quot;)">
            <text:p/>
          </table:table-cell>
          <table:table-cell table:formula="of:=IF(NOT([.$I15]=&quot;&quot;);IF([.$C15]=[.O$1];[.$I15];&quot;&quot;);&quot;&quot;)">
            <text:p/>
          </table:table-cell>
          <table:table-cell table:formula="of:=IF(NOT([.$I15]=&quot;&quot;);IF([.$C15]=[.P$1];[.$I15];&quot;&quot;);&quot;&quot;)">
            <text:p/>
          </table:table-cell>
          <table:table-cell table:formula="of:=IF(NOT([.$I15]=&quot;&quot;);IF([.$C15]=[.Q$1];[.$I15];&quot;&quot;);&quot;&quot;)">
            <text:p/>
          </table:table-cell>
          <table:table-cell table:formula="of:=IF(NOT([.$I15]=&quot;&quot;);IF([.$C15]=[.R$1];[.$I15];&quot;&quot;);&quot;&quot;)">
            <text:p/>
          </table:table-cell>
          <table:table-cell table:formula="of:=IF(NOT([.$I15]=&quot;&quot;);IF([.$C15]=[.S$1];[.$I15];&quot;&quot;);&quot;&quot;)">
            <text:p/>
          </table:table-cell>
          <table:table-cell table:formula="of:=IF(NOT([.$I15]=&quot;&quot;);IF([.$C15]=[.T$1];[.$I15];&quot;&quot;)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Droitwich and Eves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19388194743645" calcext:value-type="percentage">
            <text:p>51.94%</text:p>
          </table:table-cell>
          <table:table-cell table:formula="of:=IF([.D16]=&quot;con&quot;;[.E16];-[.E16])" office:value-type="percentage" office:value="0.519388194743645" calcext:value-type="percentage">
            <text:p>51.94%</text:p>
          </table:table-cell>
          <table:table-cell table:formula="of:=IF([.D16]=&quot;lab&quot;;[.E16];-[.E16])" office:value-type="percentage" office:value="-0.519388194743645" calcext:value-type="percentage">
            <text:p>-51.94%</text:p>
          </table:table-cell>
          <table:table-cell table:formula="of:=IF([.D16]=&quot;lib&quot;;[.E16];-[.E16])" office:value-type="percentage" office:value="-0.519388194743645" calcext:value-type="percentage">
            <text:p>-51.94%</text:p>
          </table:table-cell>
          <table:table-cell/>
          <table:table-cell table:formula="of:=IF(NOT([.$I16]=&quot;&quot;);IF([.$C16]=[.J$1];[.$I16];&quot;&quot;);&quot;&quot;)">
            <text:p/>
          </table:table-cell>
          <table:table-cell table:formula="of:=IF(NOT([.$I16]=&quot;&quot;);IF([.$C16]=[.K$1];[.$I16];&quot;&quot;);&quot;&quot;)">
            <text:p/>
          </table:table-cell>
          <table:table-cell table:formula="of:=IF(NOT([.$I16]=&quot;&quot;);IF([.$C16]=[.L$1];[.$I16];&quot;&quot;);&quot;&quot;)">
            <text:p/>
          </table:table-cell>
          <table:table-cell table:formula="of:=IF(NOT([.$I16]=&quot;&quot;);IF([.$C16]=[.M$1];[.$I16];&quot;&quot;);&quot;&quot;)">
            <text:p/>
          </table:table-cell>
          <table:table-cell table:formula="of:=IF(NOT([.$I16]=&quot;&quot;);IF([.$C16]=[.N$1];[.$I16];&quot;&quot;);&quot;&quot;)">
            <text:p/>
          </table:table-cell>
          <table:table-cell table:formula="of:=IF(NOT([.$I16]=&quot;&quot;);IF([.$C16]=[.O$1];[.$I16];&quot;&quot;);&quot;&quot;)">
            <text:p/>
          </table:table-cell>
          <table:table-cell table:formula="of:=IF(NOT([.$I16]=&quot;&quot;);IF([.$C16]=[.P$1];[.$I16];&quot;&quot;);&quot;&quot;)">
            <text:p/>
          </table:table-cell>
          <table:table-cell table:formula="of:=IF(NOT([.$I16]=&quot;&quot;);IF([.$C16]=[.Q$1];[.$I16];&quot;&quot;);&quot;&quot;)">
            <text:p/>
          </table:table-cell>
          <table:table-cell table:formula="of:=IF(NOT([.$I16]=&quot;&quot;);IF([.$C16]=[.R$1];[.$I16];&quot;&quot;);&quot;&quot;)">
            <text:p/>
          </table:table-cell>
          <table:table-cell table:formula="of:=IF(NOT([.$I16]=&quot;&quot;);IF([.$C16]=[.S$1];[.$I16];&quot;&quot;);&quot;&quot;)">
            <text:p/>
          </table:table-cell>
          <table:table-cell table:formula="of:=IF(NOT([.$I16]=&quot;&quot;);IF([.$C16]=[.T$1];[.$I16];&quot;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17910872570546" calcext:value-type="percentage">
            <text:p>51.79%</text:p>
          </table:table-cell>
          <table:table-cell table:formula="of:=IF([.D17]=&quot;con&quot;;[.E17];-[.E17])" office:value-type="percentage" office:value="0.517910872570546" calcext:value-type="percentage">
            <text:p>51.79%</text:p>
          </table:table-cell>
          <table:table-cell table:formula="of:=IF([.D17]=&quot;lab&quot;;[.E17];-[.E17])" office:value-type="percentage" office:value="-0.517910872570546" calcext:value-type="percentage">
            <text:p>-51.79%</text:p>
          </table:table-cell>
          <table:table-cell table:formula="of:=IF([.D17]=&quot;lib&quot;;[.E17];-[.E17])" office:value-type="percentage" office:value="-0.517910872570546" calcext:value-type="percentage">
            <text:p>-51.79%</text:p>
          </table:table-cell>
          <table:table-cell/>
          <table:table-cell table:formula="of:=IF(NOT([.$I17]=&quot;&quot;);IF([.$C17]=[.J$1];[.$I17];&quot;&quot;);&quot;&quot;)">
            <text:p/>
          </table:table-cell>
          <table:table-cell table:formula="of:=IF(NOT([.$I17]=&quot;&quot;);IF([.$C17]=[.K$1];[.$I17];&quot;&quot;);&quot;&quot;)">
            <text:p/>
          </table:table-cell>
          <table:table-cell table:formula="of:=IF(NOT([.$I17]=&quot;&quot;);IF([.$C17]=[.L$1];[.$I17];&quot;&quot;);&quot;&quot;)">
            <text:p/>
          </table:table-cell>
          <table:table-cell table:formula="of:=IF(NOT([.$I17]=&quot;&quot;);IF([.$C17]=[.M$1];[.$I17];&quot;&quot;);&quot;&quot;)">
            <text:p/>
          </table:table-cell>
          <table:table-cell table:formula="of:=IF(NOT([.$I17]=&quot;&quot;);IF([.$C17]=[.N$1];[.$I17];&quot;&quot;);&quot;&quot;)">
            <text:p/>
          </table:table-cell>
          <table:table-cell table:formula="of:=IF(NOT([.$I17]=&quot;&quot;);IF([.$C17]=[.O$1];[.$I17];&quot;&quot;);&quot;&quot;)">
            <text:p/>
          </table:table-cell>
          <table:table-cell table:formula="of:=IF(NOT([.$I17]=&quot;&quot;);IF([.$C17]=[.P$1];[.$I17];&quot;&quot;);&quot;&quot;)">
            <text:p/>
          </table:table-cell>
          <table:table-cell table:formula="of:=IF(NOT([.$I17]=&quot;&quot;);IF([.$C17]=[.Q$1];[.$I17];&quot;&quot;);&quot;&quot;)">
            <text:p/>
          </table:table-cell>
          <table:table-cell table:formula="of:=IF(NOT([.$I17]=&quot;&quot;);IF([.$C17]=[.R$1];[.$I17];&quot;&quot;);&quot;&quot;)">
            <text:p/>
          </table:table-cell>
          <table:table-cell table:formula="of:=IF(NOT([.$I17]=&quot;&quot;);IF([.$C17]=[.S$1];[.$I17];&quot;&quot;);&quot;&quot;)">
            <text:p/>
          </table:table-cell>
          <table:table-cell table:formula="of:=IF(NOT([.$I17]=&quot;&quot;);IF([.$C17]=[.T$1];[.$I17];&quot;&quot;)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Tonb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7357578305655" calcext:value-type="percentage">
            <text:p>50.74%</text:p>
          </table:table-cell>
          <table:table-cell table:formula="of:=IF([.D18]=&quot;con&quot;;[.E18];-[.E18])" office:value-type="percentage" office:value="0.507357578305655" calcext:value-type="percentage">
            <text:p>50.74%</text:p>
          </table:table-cell>
          <table:table-cell table:formula="of:=IF([.D18]=&quot;lab&quot;;[.E18];-[.E18])" office:value-type="percentage" office:value="-0.507357578305655" calcext:value-type="percentage">
            <text:p>-50.74%</text:p>
          </table:table-cell>
          <table:table-cell table:formula="of:=IF([.D18]=&quot;lib&quot;;[.E18];-[.E18])" office:value-type="percentage" office:value="-0.507357578305655" calcext:value-type="percentage">
            <text:p>-50.74%</text:p>
          </table:table-cell>
          <table:table-cell/>
          <table:table-cell table:formula="of:=IF(NOT([.$I18]=&quot;&quot;);IF([.$C18]=[.J$1];[.$I18];&quot;&quot;);&quot;&quot;)">
            <text:p/>
          </table:table-cell>
          <table:table-cell table:formula="of:=IF(NOT([.$I18]=&quot;&quot;);IF([.$C18]=[.K$1];[.$I18];&quot;&quot;);&quot;&quot;)">
            <text:p/>
          </table:table-cell>
          <table:table-cell table:formula="of:=IF(NOT([.$I18]=&quot;&quot;);IF([.$C18]=[.L$1];[.$I18];&quot;&quot;);&quot;&quot;)">
            <text:p/>
          </table:table-cell>
          <table:table-cell table:formula="of:=IF(NOT([.$I18]=&quot;&quot;);IF([.$C18]=[.M$1];[.$I18];&quot;&quot;);&quot;&quot;)">
            <text:p/>
          </table:table-cell>
          <table:table-cell table:formula="of:=IF(NOT([.$I18]=&quot;&quot;);IF([.$C18]=[.N$1];[.$I18];&quot;&quot;);&quot;&quot;)">
            <text:p/>
          </table:table-cell>
          <table:table-cell table:formula="of:=IF(NOT([.$I18]=&quot;&quot;);IF([.$C18]=[.O$1];[.$I18];&quot;&quot;);&quot;&quot;)">
            <text:p/>
          </table:table-cell>
          <table:table-cell table:formula="of:=IF(NOT([.$I18]=&quot;&quot;);IF([.$C18]=[.P$1];[.$I18];&quot;&quot;);&quot;&quot;)">
            <text:p/>
          </table:table-cell>
          <table:table-cell table:formula="of:=IF(NOT([.$I18]=&quot;&quot;);IF([.$C18]=[.Q$1];[.$I18];&quot;&quot;);&quot;&quot;)">
            <text:p/>
          </table:table-cell>
          <table:table-cell table:formula="of:=IF(NOT([.$I18]=&quot;&quot;);IF([.$C18]=[.R$1];[.$I18];&quot;&quot;);&quot;&quot;)">
            <text:p/>
          </table:table-cell>
          <table:table-cell table:formula="of:=IF(NOT([.$I18]=&quot;&quot;);IF([.$C18]=[.S$1];[.$I18];&quot;&quot;);&quot;&quot;)">
            <text:p/>
          </table:table-cell>
          <table:table-cell table:formula="of:=IF(NOT([.$I18]=&quot;&quot;);IF([.$C18]=[.T$1];[.$I18];&quot;&quot;)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Sleaford and North Hyke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2466293982243" calcext:value-type="percentage">
            <text:p>50.25%</text:p>
          </table:table-cell>
          <table:table-cell table:formula="of:=IF([.D19]=&quot;con&quot;;[.E19];-[.E19])" office:value-type="percentage" office:value="0.502466293982243" calcext:value-type="percentage">
            <text:p>50.25%</text:p>
          </table:table-cell>
          <table:table-cell table:formula="of:=IF([.D19]=&quot;lab&quot;;[.E19];-[.E19])" office:value-type="percentage" office:value="-0.502466293982243" calcext:value-type="percentage">
            <text:p>-50.25%</text:p>
          </table:table-cell>
          <table:table-cell table:formula="of:=IF([.D19]=&quot;lib&quot;;[.E19];-[.E19])" office:value-type="percentage" office:value="-0.502466293982243" calcext:value-type="percentage">
            <text:p>-50.25%</text:p>
          </table:table-cell>
          <table:table-cell/>
          <table:table-cell table:formula="of:=IF(NOT([.$I19]=&quot;&quot;);IF([.$C19]=[.J$1];[.$I19];&quot;&quot;);&quot;&quot;)">
            <text:p/>
          </table:table-cell>
          <table:table-cell table:formula="of:=IF(NOT([.$I19]=&quot;&quot;);IF([.$C19]=[.K$1];[.$I19];&quot;&quot;);&quot;&quot;)">
            <text:p/>
          </table:table-cell>
          <table:table-cell table:formula="of:=IF(NOT([.$I19]=&quot;&quot;);IF([.$C19]=[.L$1];[.$I19];&quot;&quot;);&quot;&quot;)">
            <text:p/>
          </table:table-cell>
          <table:table-cell table:formula="of:=IF(NOT([.$I19]=&quot;&quot;);IF([.$C19]=[.M$1];[.$I19];&quot;&quot;);&quot;&quot;)">
            <text:p/>
          </table:table-cell>
          <table:table-cell table:formula="of:=IF(NOT([.$I19]=&quot;&quot;);IF([.$C19]=[.N$1];[.$I19];&quot;&quot;);&quot;&quot;)">
            <text:p/>
          </table:table-cell>
          <table:table-cell table:formula="of:=IF(NOT([.$I19]=&quot;&quot;);IF([.$C19]=[.O$1];[.$I19];&quot;&quot;);&quot;&quot;)">
            <text:p/>
          </table:table-cell>
          <table:table-cell table:formula="of:=IF(NOT([.$I19]=&quot;&quot;);IF([.$C19]=[.P$1];[.$I19];&quot;&quot;);&quot;&quot;)">
            <text:p/>
          </table:table-cell>
          <table:table-cell table:formula="of:=IF(NOT([.$I19]=&quot;&quot;);IF([.$C19]=[.Q$1];[.$I19];&quot;&quot;);&quot;&quot;)">
            <text:p/>
          </table:table-cell>
          <table:table-cell table:formula="of:=IF(NOT([.$I19]=&quot;&quot;);IF([.$C19]=[.R$1];[.$I19];&quot;&quot;);&quot;&quot;)">
            <text:p/>
          </table:table-cell>
          <table:table-cell table:formula="of:=IF(NOT([.$I19]=&quot;&quot;);IF([.$C19]=[.S$1];[.$I19];&quot;&quot;);&quot;&quot;)">
            <text:p/>
          </table:table-cell>
          <table:table-cell table:formula="of:=IF(NOT([.$I19]=&quot;&quot;);IF([.$C19]=[.T$1];[.$I19];&quot;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Go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9024588933907" calcext:value-type="percentage">
            <text:p>49.90%</text:p>
          </table:table-cell>
          <table:table-cell table:formula="of:=IF([.D20]=&quot;con&quot;;[.E20];-[.E20])" office:value-type="percentage" office:value="0.499024588933907" calcext:value-type="percentage">
            <text:p>49.90%</text:p>
          </table:table-cell>
          <table:table-cell table:formula="of:=IF([.D20]=&quot;lab&quot;;[.E20];-[.E20])" office:value-type="percentage" office:value="-0.499024588933907" calcext:value-type="percentage">
            <text:p>-49.90%</text:p>
          </table:table-cell>
          <table:table-cell table:formula="of:=IF([.D20]=&quot;lib&quot;;[.E20];-[.E20])" office:value-type="percentage" office:value="-0.499024588933907" calcext:value-type="percentage">
            <text:p>-49.90%</text:p>
          </table:table-cell>
          <table:table-cell/>
          <table:table-cell table:formula="of:=IF(NOT([.$I20]=&quot;&quot;);IF([.$C20]=[.J$1];[.$I20];&quot;&quot;);&quot;&quot;)">
            <text:p/>
          </table:table-cell>
          <table:table-cell table:formula="of:=IF(NOT([.$I20]=&quot;&quot;);IF([.$C20]=[.K$1];[.$I20];&quot;&quot;);&quot;&quot;)">
            <text:p/>
          </table:table-cell>
          <table:table-cell table:formula="of:=IF(NOT([.$I20]=&quot;&quot;);IF([.$C20]=[.L$1];[.$I20];&quot;&quot;);&quot;&quot;)">
            <text:p/>
          </table:table-cell>
          <table:table-cell table:formula="of:=IF(NOT([.$I20]=&quot;&quot;);IF([.$C20]=[.M$1];[.$I20];&quot;&quot;);&quot;&quot;)">
            <text:p/>
          </table:table-cell>
          <table:table-cell table:formula="of:=IF(NOT([.$I20]=&quot;&quot;);IF([.$C20]=[.N$1];[.$I20];&quot;&quot;);&quot;&quot;)">
            <text:p/>
          </table:table-cell>
          <table:table-cell table:formula="of:=IF(NOT([.$I20]=&quot;&quot;);IF([.$C20]=[.O$1];[.$I20];&quot;&quot;);&quot;&quot;)">
            <text:p/>
          </table:table-cell>
          <table:table-cell table:formula="of:=IF(NOT([.$I20]=&quot;&quot;);IF([.$C20]=[.P$1];[.$I20];&quot;&quot;);&quot;&quot;)">
            <text:p/>
          </table:table-cell>
          <table:table-cell table:formula="of:=IF(NOT([.$I20]=&quot;&quot;);IF([.$C20]=[.Q$1];[.$I20];&quot;&quot;);&quot;&quot;)">
            <text:p/>
          </table:table-cell>
          <table:table-cell table:formula="of:=IF(NOT([.$I20]=&quot;&quot;);IF([.$C20]=[.R$1];[.$I20];&quot;&quot;);&quot;&quot;)">
            <text:p/>
          </table:table-cell>
          <table:table-cell table:formula="of:=IF(NOT([.$I20]=&quot;&quot;);IF([.$C20]=[.S$1];[.$I20];&quot;&quot;);&quot;&quot;)">
            <text:p/>
          </table:table-cell>
          <table:table-cell table:formula="of:=IF(NOT([.$I20]=&quot;&quot;);IF([.$C20]=[.T$1];[.$I20];&quot;&quot;)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Christchu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42436519716" calcext:value-type="percentage">
            <text:p>49.42%</text:p>
          </table:table-cell>
          <table:table-cell table:formula="of:=IF([.D21]=&quot;con&quot;;[.E21];-[.E21])" office:value-type="percentage" office:value="0.4942436519716" calcext:value-type="percentage">
            <text:p>49.42%</text:p>
          </table:table-cell>
          <table:table-cell table:formula="of:=IF([.D21]=&quot;lab&quot;;[.E21];-[.E21])" office:value-type="percentage" office:value="-0.4942436519716" calcext:value-type="percentage">
            <text:p>-49.42%</text:p>
          </table:table-cell>
          <table:table-cell table:formula="of:=IF([.D21]=&quot;lib&quot;;[.E21];-[.E21])" office:value-type="percentage" office:value="-0.4942436519716" calcext:value-type="percentage">
            <text:p>-49.42%</text:p>
          </table:table-cell>
          <table:table-cell/>
          <table:table-cell table:formula="of:=IF(NOT([.$I21]=&quot;&quot;);IF([.$C21]=[.J$1];[.$I21];&quot;&quot;);&quot;&quot;)">
            <text:p/>
          </table:table-cell>
          <table:table-cell table:formula="of:=IF(NOT([.$I21]=&quot;&quot;);IF([.$C21]=[.K$1];[.$I21];&quot;&quot;);&quot;&quot;)">
            <text:p/>
          </table:table-cell>
          <table:table-cell table:formula="of:=IF(NOT([.$I21]=&quot;&quot;);IF([.$C21]=[.L$1];[.$I21];&quot;&quot;);&quot;&quot;)">
            <text:p/>
          </table:table-cell>
          <table:table-cell table:formula="of:=IF(NOT([.$I21]=&quot;&quot;);IF([.$C21]=[.M$1];[.$I21];&quot;&quot;);&quot;&quot;)">
            <text:p/>
          </table:table-cell>
          <table:table-cell table:formula="of:=IF(NOT([.$I21]=&quot;&quot;);IF([.$C21]=[.N$1];[.$I21];&quot;&quot;);&quot;&quot;)">
            <text:p/>
          </table:table-cell>
          <table:table-cell table:formula="of:=IF(NOT([.$I21]=&quot;&quot;);IF([.$C21]=[.O$1];[.$I21];&quot;&quot;);&quot;&quot;)">
            <text:p/>
          </table:table-cell>
          <table:table-cell table:formula="of:=IF(NOT([.$I21]=&quot;&quot;);IF([.$C21]=[.P$1];[.$I21];&quot;&quot;);&quot;&quot;)">
            <text:p/>
          </table:table-cell>
          <table:table-cell table:formula="of:=IF(NOT([.$I21]=&quot;&quot;);IF([.$C21]=[.Q$1];[.$I21];&quot;&quot;);&quot;&quot;)">
            <text:p/>
          </table:table-cell>
          <table:table-cell table:formula="of:=IF(NOT([.$I21]=&quot;&quot;);IF([.$C21]=[.R$1];[.$I21];&quot;&quot;);&quot;&quot;)">
            <text:p/>
          </table:table-cell>
          <table:table-cell table:formula="of:=IF(NOT([.$I21]=&quot;&quot;);IF([.$C21]=[.S$1];[.$I21];&quot;&quot;);&quot;&quot;)">
            <text:p/>
          </table:table-cell>
          <table:table-cell table:formula="of:=IF(NOT([.$I21]=&quot;&quot;);IF([.$C21]=[.T$1];[.$I21];&quot;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Richmond and Northall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2722217679287" calcext:value-type="percentage">
            <text:p>49.27%</text:p>
          </table:table-cell>
          <table:table-cell table:formula="of:=IF([.D22]=&quot;con&quot;;[.E22];-[.E22])" office:value-type="percentage" office:value="0.492722217679287" calcext:value-type="percentage">
            <text:p>49.27%</text:p>
          </table:table-cell>
          <table:table-cell table:formula="of:=IF([.D22]=&quot;lab&quot;;[.E22];-[.E22])" office:value-type="percentage" office:value="-0.492722217679287" calcext:value-type="percentage">
            <text:p>-49.27%</text:p>
          </table:table-cell>
          <table:table-cell table:formula="of:=IF([.D22]=&quot;lib&quot;;[.E22];-[.E22])" office:value-type="percentage" office:value="-0.492722217679287" calcext:value-type="percentage">
            <text:p>-49.27%</text:p>
          </table:table-cell>
          <table:table-cell/>
          <table:table-cell table:formula="of:=IF(NOT([.$I22]=&quot;&quot;);IF([.$C22]=[.J$1];[.$I22];&quot;&quot;);&quot;&quot;)">
            <text:p/>
          </table:table-cell>
          <table:table-cell table:formula="of:=IF(NOT([.$I22]=&quot;&quot;);IF([.$C22]=[.K$1];[.$I22];&quot;&quot;);&quot;&quot;)">
            <text:p/>
          </table:table-cell>
          <table:table-cell table:formula="of:=IF(NOT([.$I22]=&quot;&quot;);IF([.$C22]=[.L$1];[.$I22];&quot;&quot;);&quot;&quot;)">
            <text:p/>
          </table:table-cell>
          <table:table-cell table:formula="of:=IF(NOT([.$I22]=&quot;&quot;);IF([.$C22]=[.M$1];[.$I22];&quot;&quot;);&quot;&quot;)">
            <text:p/>
          </table:table-cell>
          <table:table-cell table:formula="of:=IF(NOT([.$I22]=&quot;&quot;);IF([.$C22]=[.N$1];[.$I22];&quot;&quot;);&quot;&quot;)">
            <text:p/>
          </table:table-cell>
          <table:table-cell table:formula="of:=IF(NOT([.$I22]=&quot;&quot;);IF([.$C22]=[.O$1];[.$I22];&quot;&quot;);&quot;&quot;)">
            <text:p/>
          </table:table-cell>
          <table:table-cell table:formula="of:=IF(NOT([.$I22]=&quot;&quot;);IF([.$C22]=[.P$1];[.$I22];&quot;&quot;);&quot;&quot;)">
            <text:p/>
          </table:table-cell>
          <table:table-cell table:formula="of:=IF(NOT([.$I22]=&quot;&quot;);IF([.$C22]=[.Q$1];[.$I22];&quot;&quot;);&quot;&quot;)">
            <text:p/>
          </table:table-cell>
          <table:table-cell table:formula="of:=IF(NOT([.$I22]=&quot;&quot;);IF([.$C22]=[.R$1];[.$I22];&quot;&quot;);&quot;&quot;)">
            <text:p/>
          </table:table-cell>
          <table:table-cell table:formula="of:=IF(NOT([.$I22]=&quot;&quot;);IF([.$C22]=[.S$1];[.$I22];&quot;&quot;);&quot;&quot;)">
            <text:p/>
          </table:table-cell>
          <table:table-cell table:formula="of:=IF(NOT([.$I22]=&quot;&quot;);IF([.$C22]=[.T$1];[.$I22];&quot;&quot;)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in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91713356580339" calcext:value-type="percentage">
            <text:p>49.17%</text:p>
          </table:table-cell>
          <table:table-cell table:formula="of:=IF([.D23]=&quot;con&quot;;[.E23];-[.E23])" office:value-type="percentage" office:value="0.491713356580339" calcext:value-type="percentage">
            <text:p>49.17%</text:p>
          </table:table-cell>
          <table:table-cell table:formula="of:=IF([.D23]=&quot;lab&quot;;[.E23];-[.E23])" office:value-type="percentage" office:value="-0.491713356580339" calcext:value-type="percentage">
            <text:p>-49.17%</text:p>
          </table:table-cell>
          <table:table-cell table:formula="of:=IF([.D23]=&quot;lib&quot;;[.E23];-[.E23])" office:value-type="percentage" office:value="-0.491713356580339" calcext:value-type="percentage">
            <text:p>-49.17%</text:p>
          </table:table-cell>
          <table:table-cell/>
          <table:table-cell table:formula="of:=IF(NOT([.$I23]=&quot;&quot;);IF([.$C23]=[.J$1];[.$I23];&quot;&quot;);&quot;&quot;)">
            <text:p/>
          </table:table-cell>
          <table:table-cell table:formula="of:=IF(NOT([.$I23]=&quot;&quot;);IF([.$C23]=[.K$1];[.$I23];&quot;&quot;);&quot;&quot;)">
            <text:p/>
          </table:table-cell>
          <table:table-cell table:formula="of:=IF(NOT([.$I23]=&quot;&quot;);IF([.$C23]=[.L$1];[.$I23];&quot;&quot;);&quot;&quot;)">
            <text:p/>
          </table:table-cell>
          <table:table-cell table:formula="of:=IF(NOT([.$I23]=&quot;&quot;);IF([.$C23]=[.M$1];[.$I23];&quot;&quot;);&quot;&quot;)">
            <text:p/>
          </table:table-cell>
          <table:table-cell table:formula="of:=IF(NOT([.$I23]=&quot;&quot;);IF([.$C23]=[.N$1];[.$I23];&quot;&quot;);&quot;&quot;)">
            <text:p/>
          </table:table-cell>
          <table:table-cell table:formula="of:=IF(NOT([.$I23]=&quot;&quot;);IF([.$C23]=[.O$1];[.$I23];&quot;&quot;);&quot;&quot;)">
            <text:p/>
          </table:table-cell>
          <table:table-cell table:formula="of:=IF(NOT([.$I23]=&quot;&quot;);IF([.$C23]=[.P$1];[.$I23];&quot;&quot;);&quot;&quot;)">
            <text:p/>
          </table:table-cell>
          <table:table-cell table:formula="of:=IF(NOT([.$I23]=&quot;&quot;);IF([.$C23]=[.Q$1];[.$I23];&quot;&quot;);&quot;&quot;)">
            <text:p/>
          </table:table-cell>
          <table:table-cell table:formula="of:=IF(NOT([.$I23]=&quot;&quot;);IF([.$C23]=[.R$1];[.$I23];&quot;&quot;);&quot;&quot;)">
            <text:p/>
          </table:table-cell>
          <table:table-cell table:formula="of:=IF(NOT([.$I23]=&quot;&quot;);IF([.$C23]=[.S$1];[.$I23];&quot;&quot;);&quot;&quot;)">
            <text:p/>
          </table:table-cell>
          <table:table-cell table:formula="of:=IF(NOT([.$I23]=&quot;&quot;);IF([.$C23]=[.T$1];[.$I23];&quot;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Hav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1231233938957" calcext:value-type="percentage">
            <text:p>49.12%</text:p>
          </table:table-cell>
          <table:table-cell table:formula="of:=IF([.D24]=&quot;con&quot;;[.E24];-[.E24])" office:value-type="percentage" office:value="0.491231233938957" calcext:value-type="percentage">
            <text:p>49.12%</text:p>
          </table:table-cell>
          <table:table-cell table:formula="of:=IF([.D24]=&quot;lab&quot;;[.E24];-[.E24])" office:value-type="percentage" office:value="-0.491231233938957" calcext:value-type="percentage">
            <text:p>-49.12%</text:p>
          </table:table-cell>
          <table:table-cell table:formula="of:=IF([.D24]=&quot;lib&quot;;[.E24];-[.E24])" office:value-type="percentage" office:value="-0.491231233938957" calcext:value-type="percentage">
            <text:p>-49.12%</text:p>
          </table:table-cell>
          <table:table-cell/>
          <table:table-cell table:formula="of:=IF(NOT([.$I24]=&quot;&quot;);IF([.$C24]=[.J$1];[.$I24];&quot;&quot;);&quot;&quot;)">
            <text:p/>
          </table:table-cell>
          <table:table-cell table:formula="of:=IF(NOT([.$I24]=&quot;&quot;);IF([.$C24]=[.K$1];[.$I24];&quot;&quot;);&quot;&quot;)">
            <text:p/>
          </table:table-cell>
          <table:table-cell table:formula="of:=IF(NOT([.$I24]=&quot;&quot;);IF([.$C24]=[.L$1];[.$I24];&quot;&quot;);&quot;&quot;)">
            <text:p/>
          </table:table-cell>
          <table:table-cell table:formula="of:=IF(NOT([.$I24]=&quot;&quot;);IF([.$C24]=[.M$1];[.$I24];&quot;&quot;);&quot;&quot;)">
            <text:p/>
          </table:table-cell>
          <table:table-cell table:formula="of:=IF(NOT([.$I24]=&quot;&quot;);IF([.$C24]=[.N$1];[.$I24];&quot;&quot;);&quot;&quot;)">
            <text:p/>
          </table:table-cell>
          <table:table-cell table:formula="of:=IF(NOT([.$I24]=&quot;&quot;);IF([.$C24]=[.O$1];[.$I24];&quot;&quot;);&quot;&quot;)">
            <text:p/>
          </table:table-cell>
          <table:table-cell table:formula="of:=IF(NOT([.$I24]=&quot;&quot;);IF([.$C24]=[.P$1];[.$I24];&quot;&quot;);&quot;&quot;)">
            <text:p/>
          </table:table-cell>
          <table:table-cell table:formula="of:=IF(NOT([.$I24]=&quot;&quot;);IF([.$C24]=[.Q$1];[.$I24];&quot;&quot;);&quot;&quot;)">
            <text:p/>
          </table:table-cell>
          <table:table-cell table:formula="of:=IF(NOT([.$I24]=&quot;&quot;);IF([.$C24]=[.R$1];[.$I24];&quot;&quot;);&quot;&quot;)">
            <text:p/>
          </table:table-cell>
          <table:table-cell table:formula="of:=IF(NOT([.$I24]=&quot;&quot;);IF([.$C24]=[.S$1];[.$I24];&quot;&quot;);&quot;&quot;)">
            <text:p/>
          </table:table-cell>
          <table:table-cell table:formula="of:=IF(NOT([.$I24]=&quot;&quot;);IF([.$C24]=[.T$1];[.$I24];&quot;&quot;)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Grantham and Bou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8903528636719" calcext:value-type="percentage">
            <text:p>48.89%</text:p>
          </table:table-cell>
          <table:table-cell table:formula="of:=IF([.D25]=&quot;con&quot;;[.E25];-[.E25])" office:value-type="percentage" office:value="0.488903528636719" calcext:value-type="percentage">
            <text:p>48.89%</text:p>
          </table:table-cell>
          <table:table-cell table:formula="of:=IF([.D25]=&quot;lab&quot;;[.E25];-[.E25])" office:value-type="percentage" office:value="-0.488903528636719" calcext:value-type="percentage">
            <text:p>-48.89%</text:p>
          </table:table-cell>
          <table:table-cell table:formula="of:=IF([.D25]=&quot;lib&quot;;[.E25];-[.E25])" office:value-type="percentage" office:value="-0.488903528636719" calcext:value-type="percentage">
            <text:p>-48.89%</text:p>
          </table:table-cell>
          <table:table-cell/>
          <table:table-cell table:formula="of:=IF(NOT([.$I25]=&quot;&quot;);IF([.$C25]=[.J$1];[.$I25];&quot;&quot;);&quot;&quot;)">
            <text:p/>
          </table:table-cell>
          <table:table-cell table:formula="of:=IF(NOT([.$I25]=&quot;&quot;);IF([.$C25]=[.K$1];[.$I25];&quot;&quot;);&quot;&quot;)">
            <text:p/>
          </table:table-cell>
          <table:table-cell table:formula="of:=IF(NOT([.$I25]=&quot;&quot;);IF([.$C25]=[.L$1];[.$I25];&quot;&quot;);&quot;&quot;)">
            <text:p/>
          </table:table-cell>
          <table:table-cell table:formula="of:=IF(NOT([.$I25]=&quot;&quot;);IF([.$C25]=[.M$1];[.$I25];&quot;&quot;);&quot;&quot;)">
            <text:p/>
          </table:table-cell>
          <table:table-cell table:formula="of:=IF(NOT([.$I25]=&quot;&quot;);IF([.$C25]=[.N$1];[.$I25];&quot;&quot;);&quot;&quot;)">
            <text:p/>
          </table:table-cell>
          <table:table-cell table:formula="of:=IF(NOT([.$I25]=&quot;&quot;);IF([.$C25]=[.O$1];[.$I25];&quot;&quot;);&quot;&quot;)">
            <text:p/>
          </table:table-cell>
          <table:table-cell table:formula="of:=IF(NOT([.$I25]=&quot;&quot;);IF([.$C25]=[.P$1];[.$I25];&quot;&quot;);&quot;&quot;)">
            <text:p/>
          </table:table-cell>
          <table:table-cell table:formula="of:=IF(NOT([.$I25]=&quot;&quot;);IF([.$C25]=[.Q$1];[.$I25];&quot;&quot;);&quot;&quot;)">
            <text:p/>
          </table:table-cell>
          <table:table-cell table:formula="of:=IF(NOT([.$I25]=&quot;&quot;);IF([.$C25]=[.R$1];[.$I25];&quot;&quot;);&quot;&quot;)">
            <text:p/>
          </table:table-cell>
          <table:table-cell table:formula="of:=IF(NOT([.$I25]=&quot;&quot;);IF([.$C25]=[.S$1];[.$I25];&quot;&quot;);&quot;&quot;)">
            <text:p/>
          </table:table-cell>
          <table:table-cell table:formula="of:=IF(NOT([.$I25]=&quot;&quot;);IF([.$C25]=[.T$1];[.$I25];&quot;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ttingbourne and Shepp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87577572599304" calcext:value-type="percentage">
            <text:p>48.76%</text:p>
          </table:table-cell>
          <table:table-cell table:formula="of:=IF([.D26]=&quot;con&quot;;[.E26];-[.E26])" office:value-type="percentage" office:value="0.487577572599304" calcext:value-type="percentage">
            <text:p>48.76%</text:p>
          </table:table-cell>
          <table:table-cell table:formula="of:=IF([.D26]=&quot;lab&quot;;[.E26];-[.E26])" office:value-type="percentage" office:value="-0.487577572599304" calcext:value-type="percentage">
            <text:p>-48.76%</text:p>
          </table:table-cell>
          <table:table-cell table:formula="of:=IF([.D26]=&quot;lib&quot;;[.E26];-[.E26])" office:value-type="percentage" office:value="-0.487577572599304" calcext:value-type="percentage">
            <text:p>-48.76%</text:p>
          </table:table-cell>
          <table:table-cell/>
          <table:table-cell table:formula="of:=IF(NOT([.$I26]=&quot;&quot;);IF([.$C26]=[.J$1];[.$I26];&quot;&quot;);&quot;&quot;)">
            <text:p/>
          </table:table-cell>
          <table:table-cell table:formula="of:=IF(NOT([.$I26]=&quot;&quot;);IF([.$C26]=[.K$1];[.$I26];&quot;&quot;);&quot;&quot;)">
            <text:p/>
          </table:table-cell>
          <table:table-cell table:formula="of:=IF(NOT([.$I26]=&quot;&quot;);IF([.$C26]=[.L$1];[.$I26];&quot;&quot;);&quot;&quot;)">
            <text:p/>
          </table:table-cell>
          <table:table-cell table:formula="of:=IF(NOT([.$I26]=&quot;&quot;);IF([.$C26]=[.M$1];[.$I26];&quot;&quot;);&quot;&quot;)">
            <text:p/>
          </table:table-cell>
          <table:table-cell table:formula="of:=IF(NOT([.$I26]=&quot;&quot;);IF([.$C26]=[.N$1];[.$I26];&quot;&quot;);&quot;&quot;)">
            <text:p/>
          </table:table-cell>
          <table:table-cell table:formula="of:=IF(NOT([.$I26]=&quot;&quot;);IF([.$C26]=[.O$1];[.$I26];&quot;&quot;);&quot;&quot;)">
            <text:p/>
          </table:table-cell>
          <table:table-cell table:formula="of:=IF(NOT([.$I26]=&quot;&quot;);IF([.$C26]=[.P$1];[.$I26];&quot;&quot;);&quot;&quot;)">
            <text:p/>
          </table:table-cell>
          <table:table-cell table:formula="of:=IF(NOT([.$I26]=&quot;&quot;);IF([.$C26]=[.Q$1];[.$I26];&quot;&quot;);&quot;&quot;)">
            <text:p/>
          </table:table-cell>
          <table:table-cell table:formula="of:=IF(NOT([.$I26]=&quot;&quot;);IF([.$C26]=[.R$1];[.$I26];&quot;&quot;);&quot;&quot;)">
            <text:p/>
          </table:table-cell>
          <table:table-cell table:formula="of:=IF(NOT([.$I26]=&quot;&quot;);IF([.$C26]=[.S$1];[.$I26];&quot;&quot;);&quot;&quot;)">
            <text:p/>
          </table:table-cell>
          <table:table-cell table:formula="of:=IF(NOT([.$I26]=&quot;&quot;);IF([.$C26]=[.T$1];[.$I26];&quot;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Fareham and Waterloo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6642397087651" calcext:value-type="percentage">
            <text:p>48.66%</text:p>
          </table:table-cell>
          <table:table-cell table:formula="of:=IF([.D27]=&quot;con&quot;;[.E27];-[.E27])" office:value-type="percentage" office:value="0.486642397087651" calcext:value-type="percentage">
            <text:p>48.66%</text:p>
          </table:table-cell>
          <table:table-cell table:formula="of:=IF([.D27]=&quot;lab&quot;;[.E27];-[.E27])" office:value-type="percentage" office:value="-0.486642397087651" calcext:value-type="percentage">
            <text:p>-48.66%</text:p>
          </table:table-cell>
          <table:table-cell table:formula="of:=IF([.D27]=&quot;lib&quot;;[.E27];-[.E27])" office:value-type="percentage" office:value="-0.486642397087651" calcext:value-type="percentage">
            <text:p>-48.66%</text:p>
          </table:table-cell>
          <table:table-cell/>
          <table:table-cell table:formula="of:=IF(NOT([.$I27]=&quot;&quot;);IF([.$C27]=[.J$1];[.$I27];&quot;&quot;);&quot;&quot;)">
            <text:p/>
          </table:table-cell>
          <table:table-cell table:formula="of:=IF(NOT([.$I27]=&quot;&quot;);IF([.$C27]=[.K$1];[.$I27];&quot;&quot;);&quot;&quot;)">
            <text:p/>
          </table:table-cell>
          <table:table-cell table:formula="of:=IF(NOT([.$I27]=&quot;&quot;);IF([.$C27]=[.L$1];[.$I27];&quot;&quot;);&quot;&quot;)">
            <text:p/>
          </table:table-cell>
          <table:table-cell table:formula="of:=IF(NOT([.$I27]=&quot;&quot;);IF([.$C27]=[.M$1];[.$I27];&quot;&quot;);&quot;&quot;)">
            <text:p/>
          </table:table-cell>
          <table:table-cell table:formula="of:=IF(NOT([.$I27]=&quot;&quot;);IF([.$C27]=[.N$1];[.$I27];&quot;&quot;);&quot;&quot;)">
            <text:p/>
          </table:table-cell>
          <table:table-cell table:formula="of:=IF(NOT([.$I27]=&quot;&quot;);IF([.$C27]=[.O$1];[.$I27];&quot;&quot;);&quot;&quot;)">
            <text:p/>
          </table:table-cell>
          <table:table-cell table:formula="of:=IF(NOT([.$I27]=&quot;&quot;);IF([.$C27]=[.P$1];[.$I27];&quot;&quot;);&quot;&quot;)">
            <text:p/>
          </table:table-cell>
          <table:table-cell table:formula="of:=IF(NOT([.$I27]=&quot;&quot;);IF([.$C27]=[.Q$1];[.$I27];&quot;&quot;);&quot;&quot;)">
            <text:p/>
          </table:table-cell>
          <table:table-cell table:formula="of:=IF(NOT([.$I27]=&quot;&quot;);IF([.$C27]=[.R$1];[.$I27];&quot;&quot;);&quot;&quot;)">
            <text:p/>
          </table:table-cell>
          <table:table-cell table:formula="of:=IF(NOT([.$I27]=&quot;&quot;);IF([.$C27]=[.S$1];[.$I27];&quot;&quot;);&quot;&quot;)">
            <text:p/>
          </table:table-cell>
          <table:table-cell table:formula="of:=IF(NOT([.$I27]=&quot;&quot;);IF([.$C27]=[.T$1];[.$I27];&quot;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Rutland and Stam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5011185682326" calcext:value-type="percentage">
            <text:p>48.50%</text:p>
          </table:table-cell>
          <table:table-cell table:formula="of:=IF([.D28]=&quot;con&quot;;[.E28];-[.E28])" office:value-type="percentage" office:value="0.485011185682326" calcext:value-type="percentage">
            <text:p>48.50%</text:p>
          </table:table-cell>
          <table:table-cell table:formula="of:=IF([.D28]=&quot;lab&quot;;[.E28];-[.E28])" office:value-type="percentage" office:value="-0.485011185682326" calcext:value-type="percentage">
            <text:p>-48.50%</text:p>
          </table:table-cell>
          <table:table-cell table:formula="of:=IF([.D28]=&quot;lib&quot;;[.E28];-[.E28])" office:value-type="percentage" office:value="-0.485011185682326" calcext:value-type="percentage">
            <text:p>-48.50%</text:p>
          </table:table-cell>
          <table:table-cell/>
          <table:table-cell table:formula="of:=IF(NOT([.$I28]=&quot;&quot;);IF([.$C28]=[.J$1];[.$I28];&quot;&quot;);&quot;&quot;)">
            <text:p/>
          </table:table-cell>
          <table:table-cell table:formula="of:=IF(NOT([.$I28]=&quot;&quot;);IF([.$C28]=[.K$1];[.$I28];&quot;&quot;);&quot;&quot;)">
            <text:p/>
          </table:table-cell>
          <table:table-cell table:formula="of:=IF(NOT([.$I28]=&quot;&quot;);IF([.$C28]=[.L$1];[.$I28];&quot;&quot;);&quot;&quot;)">
            <text:p/>
          </table:table-cell>
          <table:table-cell table:formula="of:=IF(NOT([.$I28]=&quot;&quot;);IF([.$C28]=[.M$1];[.$I28];&quot;&quot;);&quot;&quot;)">
            <text:p/>
          </table:table-cell>
          <table:table-cell table:formula="of:=IF(NOT([.$I28]=&quot;&quot;);IF([.$C28]=[.N$1];[.$I28];&quot;&quot;);&quot;&quot;)">
            <text:p/>
          </table:table-cell>
          <table:table-cell table:formula="of:=IF(NOT([.$I28]=&quot;&quot;);IF([.$C28]=[.O$1];[.$I28];&quot;&quot;);&quot;&quot;)">
            <text:p/>
          </table:table-cell>
          <table:table-cell table:formula="of:=IF(NOT([.$I28]=&quot;&quot;);IF([.$C28]=[.P$1];[.$I28];&quot;&quot;);&quot;&quot;)">
            <text:p/>
          </table:table-cell>
          <table:table-cell table:formula="of:=IF(NOT([.$I28]=&quot;&quot;);IF([.$C28]=[.Q$1];[.$I28];&quot;&quot;);&quot;&quot;)">
            <text:p/>
          </table:table-cell>
          <table:table-cell table:formula="of:=IF(NOT([.$I28]=&quot;&quot;);IF([.$C28]=[.R$1];[.$I28];&quot;&quot;);&quot;&quot;)">
            <text:p/>
          </table:table-cell>
          <table:table-cell table:formula="of:=IF(NOT([.$I28]=&quot;&quot;);IF([.$C28]=[.S$1];[.$I28];&quot;&quot;);&quot;&quot;)">
            <text:p/>
          </table:table-cell>
          <table:table-cell table:formula="of:=IF(NOT([.$I28]=&quot;&quot;);IF([.$C28]=[.T$1];[.$I28];&quot;&quot;);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ou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9695383865099" calcext:value-type="percentage">
            <text:p>47.97%</text:p>
          </table:table-cell>
          <table:table-cell table:formula="of:=IF([.D29]=&quot;con&quot;;[.E29];-[.E29])" office:value-type="percentage" office:value="0.479695383865099" calcext:value-type="percentage">
            <text:p>47.97%</text:p>
          </table:table-cell>
          <table:table-cell table:formula="of:=IF([.D29]=&quot;lab&quot;;[.E29];-[.E29])" office:value-type="percentage" office:value="-0.479695383865099" calcext:value-type="percentage">
            <text:p>-47.97%</text:p>
          </table:table-cell>
          <table:table-cell table:formula="of:=IF([.D29]=&quot;lib&quot;;[.E29];-[.E29])" office:value-type="percentage" office:value="-0.479695383865099" calcext:value-type="percentage">
            <text:p>-47.97%</text:p>
          </table:table-cell>
          <table:table-cell/>
          <table:table-cell table:formula="of:=IF(NOT([.$I29]=&quot;&quot;);IF([.$C29]=[.J$1];[.$I29];&quot;&quot;);&quot;&quot;)">
            <text:p/>
          </table:table-cell>
          <table:table-cell table:formula="of:=IF(NOT([.$I29]=&quot;&quot;);IF([.$C29]=[.K$1];[.$I29];&quot;&quot;);&quot;&quot;)">
            <text:p/>
          </table:table-cell>
          <table:table-cell table:formula="of:=IF(NOT([.$I29]=&quot;&quot;);IF([.$C29]=[.L$1];[.$I29];&quot;&quot;);&quot;&quot;)">
            <text:p/>
          </table:table-cell>
          <table:table-cell table:formula="of:=IF(NOT([.$I29]=&quot;&quot;);IF([.$C29]=[.M$1];[.$I29];&quot;&quot;);&quot;&quot;)">
            <text:p/>
          </table:table-cell>
          <table:table-cell table:formula="of:=IF(NOT([.$I29]=&quot;&quot;);IF([.$C29]=[.N$1];[.$I29];&quot;&quot;);&quot;&quot;)">
            <text:p/>
          </table:table-cell>
          <table:table-cell table:formula="of:=IF(NOT([.$I29]=&quot;&quot;);IF([.$C29]=[.O$1];[.$I29];&quot;&quot;);&quot;&quot;)">
            <text:p/>
          </table:table-cell>
          <table:table-cell table:formula="of:=IF(NOT([.$I29]=&quot;&quot;);IF([.$C29]=[.P$1];[.$I29];&quot;&quot;);&quot;&quot;)">
            <text:p/>
          </table:table-cell>
          <table:table-cell table:formula="of:=IF(NOT([.$I29]=&quot;&quot;);IF([.$C29]=[.Q$1];[.$I29];&quot;&quot;);&quot;&quot;)">
            <text:p/>
          </table:table-cell>
          <table:table-cell table:formula="of:=IF(NOT([.$I29]=&quot;&quot;);IF([.$C29]=[.R$1];[.$I29];&quot;&quot;);&quot;&quot;)">
            <text:p/>
          </table:table-cell>
          <table:table-cell table:formula="of:=IF(NOT([.$I29]=&quot;&quot;);IF([.$C29]=[.S$1];[.$I29];&quot;&quot;);&quot;&quot;)">
            <text:p/>
          </table:table-cell>
          <table:table-cell table:formula="of:=IF(NOT([.$I29]=&quot;&quot;);IF([.$C29]=[.T$1];[.$I29];&quot;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Bury St Edmunds and Stowmar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7667993025439" calcext:value-type="percentage">
            <text:p>47.77%</text:p>
          </table:table-cell>
          <table:table-cell table:formula="of:=IF([.D30]=&quot;con&quot;;[.E30];-[.E30])" office:value-type="percentage" office:value="0.477667993025439" calcext:value-type="percentage">
            <text:p>47.77%</text:p>
          </table:table-cell>
          <table:table-cell table:formula="of:=IF([.D30]=&quot;lab&quot;;[.E30];-[.E30])" office:value-type="percentage" office:value="-0.477667993025439" calcext:value-type="percentage">
            <text:p>-47.77%</text:p>
          </table:table-cell>
          <table:table-cell table:formula="of:=IF([.D30]=&quot;lib&quot;;[.E30];-[.E30])" office:value-type="percentage" office:value="-0.477667993025439" calcext:value-type="percentage">
            <text:p>-47.77%</text:p>
          </table:table-cell>
          <table:table-cell/>
          <table:table-cell table:formula="of:=IF(NOT([.$I30]=&quot;&quot;);IF([.$C30]=[.J$1];[.$I30];&quot;&quot;);&quot;&quot;)">
            <text:p/>
          </table:table-cell>
          <table:table-cell table:formula="of:=IF(NOT([.$I30]=&quot;&quot;);IF([.$C30]=[.K$1];[.$I30];&quot;&quot;);&quot;&quot;)">
            <text:p/>
          </table:table-cell>
          <table:table-cell table:formula="of:=IF(NOT([.$I30]=&quot;&quot;);IF([.$C30]=[.L$1];[.$I30];&quot;&quot;);&quot;&quot;)">
            <text:p/>
          </table:table-cell>
          <table:table-cell table:formula="of:=IF(NOT([.$I30]=&quot;&quot;);IF([.$C30]=[.M$1];[.$I30];&quot;&quot;);&quot;&quot;)">
            <text:p/>
          </table:table-cell>
          <table:table-cell table:formula="of:=IF(NOT([.$I30]=&quot;&quot;);IF([.$C30]=[.N$1];[.$I30];&quot;&quot;);&quot;&quot;)">
            <text:p/>
          </table:table-cell>
          <table:table-cell table:formula="of:=IF(NOT([.$I30]=&quot;&quot;);IF([.$C30]=[.O$1];[.$I30];&quot;&quot;);&quot;&quot;)">
            <text:p/>
          </table:table-cell>
          <table:table-cell table:formula="of:=IF(NOT([.$I30]=&quot;&quot;);IF([.$C30]=[.P$1];[.$I30];&quot;&quot;);&quot;&quot;)">
            <text:p/>
          </table:table-cell>
          <table:table-cell table:formula="of:=IF(NOT([.$I30]=&quot;&quot;);IF([.$C30]=[.Q$1];[.$I30];&quot;&quot;);&quot;&quot;)">
            <text:p/>
          </table:table-cell>
          <table:table-cell table:formula="of:=IF(NOT([.$I30]=&quot;&quot;);IF([.$C30]=[.R$1];[.$I30];&quot;&quot;);&quot;&quot;)">
            <text:p/>
          </table:table-cell>
          <table:table-cell table:formula="of:=IF(NOT([.$I30]=&quot;&quot;);IF([.$C30]=[.S$1];[.$I30];&quot;&quot;);&quot;&quot;)">
            <text:p/>
          </table:table-cell>
          <table:table-cell table:formula="of:=IF(NOT([.$I30]=&quot;&quot;);IF([.$C30]=[.T$1];[.$I30];&quot;&quot;)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Hinckley and Boswo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4205995844465" calcext:value-type="percentage">
            <text:p>47.42%</text:p>
          </table:table-cell>
          <table:table-cell table:formula="of:=IF([.D31]=&quot;con&quot;;[.E31];-[.E31])" office:value-type="percentage" office:value="0.474205995844465" calcext:value-type="percentage">
            <text:p>47.42%</text:p>
          </table:table-cell>
          <table:table-cell table:formula="of:=IF([.D31]=&quot;lab&quot;;[.E31];-[.E31])" office:value-type="percentage" office:value="-0.474205995844465" calcext:value-type="percentage">
            <text:p>-47.42%</text:p>
          </table:table-cell>
          <table:table-cell table:formula="of:=IF([.D31]=&quot;lib&quot;;[.E31];-[.E31])" office:value-type="percentage" office:value="-0.474205995844465" calcext:value-type="percentage">
            <text:p>-47.42%</text:p>
          </table:table-cell>
          <table:table-cell/>
          <table:table-cell table:formula="of:=IF(NOT([.$I31]=&quot;&quot;);IF([.$C31]=[.J$1];[.$I31];&quot;&quot;);&quot;&quot;)">
            <text:p/>
          </table:table-cell>
          <table:table-cell table:formula="of:=IF(NOT([.$I31]=&quot;&quot;);IF([.$C31]=[.K$1];[.$I31];&quot;&quot;);&quot;&quot;)">
            <text:p/>
          </table:table-cell>
          <table:table-cell table:formula="of:=IF(NOT([.$I31]=&quot;&quot;);IF([.$C31]=[.L$1];[.$I31];&quot;&quot;);&quot;&quot;)">
            <text:p/>
          </table:table-cell>
          <table:table-cell table:formula="of:=IF(NOT([.$I31]=&quot;&quot;);IF([.$C31]=[.M$1];[.$I31];&quot;&quot;);&quot;&quot;)">
            <text:p/>
          </table:table-cell>
          <table:table-cell table:formula="of:=IF(NOT([.$I31]=&quot;&quot;);IF([.$C31]=[.N$1];[.$I31];&quot;&quot;);&quot;&quot;)">
            <text:p/>
          </table:table-cell>
          <table:table-cell table:formula="of:=IF(NOT([.$I31]=&quot;&quot;);IF([.$C31]=[.O$1];[.$I31];&quot;&quot;);&quot;&quot;)">
            <text:p/>
          </table:table-cell>
          <table:table-cell table:formula="of:=IF(NOT([.$I31]=&quot;&quot;);IF([.$C31]=[.P$1];[.$I31];&quot;&quot;);&quot;&quot;)">
            <text:p/>
          </table:table-cell>
          <table:table-cell table:formula="of:=IF(NOT([.$I31]=&quot;&quot;);IF([.$C31]=[.Q$1];[.$I31];&quot;&quot;);&quot;&quot;)">
            <text:p/>
          </table:table-cell>
          <table:table-cell table:formula="of:=IF(NOT([.$I31]=&quot;&quot;);IF([.$C31]=[.R$1];[.$I31];&quot;&quot;);&quot;&quot;)">
            <text:p/>
          </table:table-cell>
          <table:table-cell table:formula="of:=IF(NOT([.$I31]=&quot;&quot;);IF([.$C31]=[.S$1];[.$I31];&quot;&quot;);&quot;&quot;)">
            <text:p/>
          </table:table-cell>
          <table:table-cell table:formula="of:=IF(NOT([.$I31]=&quot;&quot;);IF([.$C31]=[.T$1];[.$I31];&quot;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ldon and Billeri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4024738344434" calcext:value-type="percentage">
            <text:p>47.40%</text:p>
          </table:table-cell>
          <table:table-cell table:formula="of:=IF([.D32]=&quot;con&quot;;[.E32];-[.E32])" office:value-type="percentage" office:value="0.474024738344434" calcext:value-type="percentage">
            <text:p>47.40%</text:p>
          </table:table-cell>
          <table:table-cell table:formula="of:=IF([.D32]=&quot;lab&quot;;[.E32];-[.E32])" office:value-type="percentage" office:value="-0.474024738344434" calcext:value-type="percentage">
            <text:p>-47.40%</text:p>
          </table:table-cell>
          <table:table-cell table:formula="of:=IF([.D32]=&quot;lib&quot;;[.E32];-[.E32])" office:value-type="percentage" office:value="-0.474024738344434" calcext:value-type="percentage">
            <text:p>-47.40%</text:p>
          </table:table-cell>
          <table:table-cell/>
          <table:table-cell table:formula="of:=IF(NOT([.$I32]=&quot;&quot;);IF([.$C32]=[.J$1];[.$I32];&quot;&quot;);&quot;&quot;)">
            <text:p/>
          </table:table-cell>
          <table:table-cell table:formula="of:=IF(NOT([.$I32]=&quot;&quot;);IF([.$C32]=[.K$1];[.$I32];&quot;&quot;);&quot;&quot;)">
            <text:p/>
          </table:table-cell>
          <table:table-cell table:formula="of:=IF(NOT([.$I32]=&quot;&quot;);IF([.$C32]=[.L$1];[.$I32];&quot;&quot;);&quot;&quot;)">
            <text:p/>
          </table:table-cell>
          <table:table-cell table:formula="of:=IF(NOT([.$I32]=&quot;&quot;);IF([.$C32]=[.M$1];[.$I32];&quot;&quot;);&quot;&quot;)">
            <text:p/>
          </table:table-cell>
          <table:table-cell table:formula="of:=IF(NOT([.$I32]=&quot;&quot;);IF([.$C32]=[.N$1];[.$I32];&quot;&quot;);&quot;&quot;)">
            <text:p/>
          </table:table-cell>
          <table:table-cell table:formula="of:=IF(NOT([.$I32]=&quot;&quot;);IF([.$C32]=[.O$1];[.$I32];&quot;&quot;);&quot;&quot;)">
            <text:p/>
          </table:table-cell>
          <table:table-cell table:formula="of:=IF(NOT([.$I32]=&quot;&quot;);IF([.$C32]=[.P$1];[.$I32];&quot;&quot;);&quot;&quot;)">
            <text:p/>
          </table:table-cell>
          <table:table-cell table:formula="of:=IF(NOT([.$I32]=&quot;&quot;);IF([.$C32]=[.Q$1];[.$I32];&quot;&quot;);&quot;&quot;)">
            <text:p/>
          </table:table-cell>
          <table:table-cell table:formula="of:=IF(NOT([.$I32]=&quot;&quot;);IF([.$C32]=[.R$1];[.$I32];&quot;&quot;);&quot;&quot;)">
            <text:p/>
          </table:table-cell>
          <table:table-cell table:formula="of:=IF(NOT([.$I32]=&quot;&quot;);IF([.$C32]=[.S$1];[.$I32];&quot;&quot;);&quot;&quot;)">
            <text:p/>
          </table:table-cell>
          <table:table-cell table:formula="of:=IF(NOT([.$I32]=&quot;&quot;);IF([.$C32]=[.T$1];[.$I32];&quot;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st Suf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1062529872613" calcext:value-type="percentage">
            <text:p>47.11%</text:p>
          </table:table-cell>
          <table:table-cell table:formula="of:=IF([.D33]=&quot;con&quot;;[.E33];-[.E33])" office:value-type="percentage" office:value="0.471062529872613" calcext:value-type="percentage">
            <text:p>47.11%</text:p>
          </table:table-cell>
          <table:table-cell table:formula="of:=IF([.D33]=&quot;lab&quot;;[.E33];-[.E33])" office:value-type="percentage" office:value="-0.471062529872613" calcext:value-type="percentage">
            <text:p>-47.11%</text:p>
          </table:table-cell>
          <table:table-cell table:formula="of:=IF([.D33]=&quot;lib&quot;;[.E33];-[.E33])" office:value-type="percentage" office:value="-0.471062529872613" calcext:value-type="percentage">
            <text:p>-47.11%</text:p>
          </table:table-cell>
          <table:table-cell/>
          <table:table-cell table:formula="of:=IF(NOT([.$I33]=&quot;&quot;);IF([.$C33]=[.J$1];[.$I33];&quot;&quot;);&quot;&quot;)">
            <text:p/>
          </table:table-cell>
          <table:table-cell table:formula="of:=IF(NOT([.$I33]=&quot;&quot;);IF([.$C33]=[.K$1];[.$I33];&quot;&quot;);&quot;&quot;)">
            <text:p/>
          </table:table-cell>
          <table:table-cell table:formula="of:=IF(NOT([.$I33]=&quot;&quot;);IF([.$C33]=[.L$1];[.$I33];&quot;&quot;);&quot;&quot;)">
            <text:p/>
          </table:table-cell>
          <table:table-cell table:formula="of:=IF(NOT([.$I33]=&quot;&quot;);IF([.$C33]=[.M$1];[.$I33];&quot;&quot;);&quot;&quot;)">
            <text:p/>
          </table:table-cell>
          <table:table-cell table:formula="of:=IF(NOT([.$I33]=&quot;&quot;);IF([.$C33]=[.N$1];[.$I33];&quot;&quot;);&quot;&quot;)">
            <text:p/>
          </table:table-cell>
          <table:table-cell table:formula="of:=IF(NOT([.$I33]=&quot;&quot;);IF([.$C33]=[.O$1];[.$I33];&quot;&quot;);&quot;&quot;)">
            <text:p/>
          </table:table-cell>
          <table:table-cell table:formula="of:=IF(NOT([.$I33]=&quot;&quot;);IF([.$C33]=[.P$1];[.$I33];&quot;&quot;);&quot;&quot;)">
            <text:p/>
          </table:table-cell>
          <table:table-cell table:formula="of:=IF(NOT([.$I33]=&quot;&quot;);IF([.$C33]=[.Q$1];[.$I33];&quot;&quot;);&quot;&quot;)">
            <text:p/>
          </table:table-cell>
          <table:table-cell table:formula="of:=IF(NOT([.$I33]=&quot;&quot;);IF([.$C33]=[.R$1];[.$I33];&quot;&quot;);&quot;&quot;)">
            <text:p/>
          </table:table-cell>
          <table:table-cell table:formula="of:=IF(NOT([.$I33]=&quot;&quot;);IF([.$C33]=[.S$1];[.$I33];&quot;&quot;);&quot;&quot;)">
            <text:p/>
          </table:table-cell>
          <table:table-cell table:formula="of:=IF(NOT([.$I33]=&quot;&quot;);IF([.$C33]=[.T$1];[.$I33];&quot;&quot;)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Dave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854270605602" calcext:value-type="percentage">
            <text:p>46.85%</text:p>
          </table:table-cell>
          <table:table-cell table:formula="of:=IF([.D34]=&quot;con&quot;;[.E34];-[.E34])" office:value-type="percentage" office:value="0.46854270605602" calcext:value-type="percentage">
            <text:p>46.85%</text:p>
          </table:table-cell>
          <table:table-cell table:formula="of:=IF([.D34]=&quot;lab&quot;;[.E34];-[.E34])" office:value-type="percentage" office:value="-0.46854270605602" calcext:value-type="percentage">
            <text:p>-46.85%</text:p>
          </table:table-cell>
          <table:table-cell table:formula="of:=IF([.D34]=&quot;lib&quot;;[.E34];-[.E34])" office:value-type="percentage" office:value="-0.46854270605602" calcext:value-type="percentage">
            <text:p>-46.85%</text:p>
          </table:table-cell>
          <table:table-cell/>
          <table:table-cell table:formula="of:=IF(NOT([.$I34]=&quot;&quot;);IF([.$C34]=[.J$1];[.$I34];&quot;&quot;);&quot;&quot;)">
            <text:p/>
          </table:table-cell>
          <table:table-cell table:formula="of:=IF(NOT([.$I34]=&quot;&quot;);IF([.$C34]=[.K$1];[.$I34];&quot;&quot;);&quot;&quot;)">
            <text:p/>
          </table:table-cell>
          <table:table-cell table:formula="of:=IF(NOT([.$I34]=&quot;&quot;);IF([.$C34]=[.L$1];[.$I34];&quot;&quot;);&quot;&quot;)">
            <text:p/>
          </table:table-cell>
          <table:table-cell table:formula="of:=IF(NOT([.$I34]=&quot;&quot;);IF([.$C34]=[.M$1];[.$I34];&quot;&quot;);&quot;&quot;)">
            <text:p/>
          </table:table-cell>
          <table:table-cell table:formula="of:=IF(NOT([.$I34]=&quot;&quot;);IF([.$C34]=[.N$1];[.$I34];&quot;&quot;);&quot;&quot;)">
            <text:p/>
          </table:table-cell>
          <table:table-cell table:formula="of:=IF(NOT([.$I34]=&quot;&quot;);IF([.$C34]=[.O$1];[.$I34];&quot;&quot;);&quot;&quot;)">
            <text:p/>
          </table:table-cell>
          <table:table-cell table:formula="of:=IF(NOT([.$I34]=&quot;&quot;);IF([.$C34]=[.P$1];[.$I34];&quot;&quot;);&quot;&quot;)">
            <text:p/>
          </table:table-cell>
          <table:table-cell table:formula="of:=IF(NOT([.$I34]=&quot;&quot;);IF([.$C34]=[.Q$1];[.$I34];&quot;&quot;);&quot;&quot;)">
            <text:p/>
          </table:table-cell>
          <table:table-cell table:formula="of:=IF(NOT([.$I34]=&quot;&quot;);IF([.$C34]=[.R$1];[.$I34];&quot;&quot;);&quot;&quot;)">
            <text:p/>
          </table:table-cell>
          <table:table-cell table:formula="of:=IF(NOT([.$I34]=&quot;&quot;);IF([.$C34]=[.S$1];[.$I34];&quot;&quot;);&quot;&quot;)">
            <text:p/>
          </table:table-cell>
          <table:table-cell table:formula="of:=IF(NOT([.$I34]=&quot;&quot;);IF([.$C34]=[.T$1];[.$I34];&quot;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Thirsk and Mal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6888957816377" calcext:value-type="percentage">
            <text:p>46.69%</text:p>
          </table:table-cell>
          <table:table-cell table:formula="of:=IF([.D35]=&quot;con&quot;;[.E35];-[.E35])" office:value-type="percentage" office:value="0.466888957816377" calcext:value-type="percentage">
            <text:p>46.69%</text:p>
          </table:table-cell>
          <table:table-cell table:formula="of:=IF([.D35]=&quot;lab&quot;;[.E35];-[.E35])" office:value-type="percentage" office:value="-0.466888957816377" calcext:value-type="percentage">
            <text:p>-46.69%</text:p>
          </table:table-cell>
          <table:table-cell table:formula="of:=IF([.D35]=&quot;lib&quot;;[.E35];-[.E35])" office:value-type="percentage" office:value="-0.466888957816377" calcext:value-type="percentage">
            <text:p>-46.69%</text:p>
          </table:table-cell>
          <table:table-cell/>
          <table:table-cell table:formula="of:=IF(NOT([.$I35]=&quot;&quot;);IF([.$C35]=[.J$1];[.$I35];&quot;&quot;);&quot;&quot;)">
            <text:p/>
          </table:table-cell>
          <table:table-cell table:formula="of:=IF(NOT([.$I35]=&quot;&quot;);IF([.$C35]=[.K$1];[.$I35];&quot;&quot;);&quot;&quot;)">
            <text:p/>
          </table:table-cell>
          <table:table-cell table:formula="of:=IF(NOT([.$I35]=&quot;&quot;);IF([.$C35]=[.L$1];[.$I35];&quot;&quot;);&quot;&quot;)">
            <text:p/>
          </table:table-cell>
          <table:table-cell table:formula="of:=IF(NOT([.$I35]=&quot;&quot;);IF([.$C35]=[.M$1];[.$I35];&quot;&quot;);&quot;&quot;)">
            <text:p/>
          </table:table-cell>
          <table:table-cell table:formula="of:=IF(NOT([.$I35]=&quot;&quot;);IF([.$C35]=[.N$1];[.$I35];&quot;&quot;);&quot;&quot;)">
            <text:p/>
          </table:table-cell>
          <table:table-cell table:formula="of:=IF(NOT([.$I35]=&quot;&quot;);IF([.$C35]=[.O$1];[.$I35];&quot;&quot;);&quot;&quot;)">
            <text:p/>
          </table:table-cell>
          <table:table-cell table:formula="of:=IF(NOT([.$I35]=&quot;&quot;);IF([.$C35]=[.P$1];[.$I35];&quot;&quot;);&quot;&quot;)">
            <text:p/>
          </table:table-cell>
          <table:table-cell table:formula="of:=IF(NOT([.$I35]=&quot;&quot;);IF([.$C35]=[.Q$1];[.$I35];&quot;&quot;);&quot;&quot;)">
            <text:p/>
          </table:table-cell>
          <table:table-cell table:formula="of:=IF(NOT([.$I35]=&quot;&quot;);IF([.$C35]=[.R$1];[.$I35];&quot;&quot;);&quot;&quot;)">
            <text:p/>
          </table:table-cell>
          <table:table-cell table:formula="of:=IF(NOT([.$I35]=&quot;&quot;);IF([.$C35]=[.S$1];[.$I35];&quot;&quot;);&quot;&quot;)">
            <text:p/>
          </table:table-cell>
          <table:table-cell table:formula="of:=IF(NOT([.$I35]=&quot;&quot;);IF([.$C35]=[.T$1];[.$I35];&quot;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tone, Great Wyrley and Penk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0987680320101" calcext:value-type="percentage">
            <text:p>46.10%</text:p>
          </table:table-cell>
          <table:table-cell table:formula="of:=IF([.D36]=&quot;con&quot;;[.E36];-[.E36])" office:value-type="percentage" office:value="0.460987680320101" calcext:value-type="percentage">
            <text:p>46.10%</text:p>
          </table:table-cell>
          <table:table-cell table:formula="of:=IF([.D36]=&quot;lab&quot;;[.E36];-[.E36])" office:value-type="percentage" office:value="-0.460987680320101" calcext:value-type="percentage">
            <text:p>-46.10%</text:p>
          </table:table-cell>
          <table:table-cell table:formula="of:=IF([.D36]=&quot;lib&quot;;[.E36];-[.E36])" office:value-type="percentage" office:value="-0.460987680320101" calcext:value-type="percentage">
            <text:p>-46.10%</text:p>
          </table:table-cell>
          <table:table-cell/>
          <table:table-cell table:formula="of:=IF(NOT([.$I36]=&quot;&quot;);IF([.$C36]=[.J$1];[.$I36];&quot;&quot;);&quot;&quot;)">
            <text:p/>
          </table:table-cell>
          <table:table-cell table:formula="of:=IF(NOT([.$I36]=&quot;&quot;);IF([.$C36]=[.K$1];[.$I36];&quot;&quot;);&quot;&quot;)">
            <text:p/>
          </table:table-cell>
          <table:table-cell table:formula="of:=IF(NOT([.$I36]=&quot;&quot;);IF([.$C36]=[.L$1];[.$I36];&quot;&quot;);&quot;&quot;)">
            <text:p/>
          </table:table-cell>
          <table:table-cell table:formula="of:=IF(NOT([.$I36]=&quot;&quot;);IF([.$C36]=[.M$1];[.$I36];&quot;&quot;);&quot;&quot;)">
            <text:p/>
          </table:table-cell>
          <table:table-cell table:formula="of:=IF(NOT([.$I36]=&quot;&quot;);IF([.$C36]=[.N$1];[.$I36];&quot;&quot;);&quot;&quot;)">
            <text:p/>
          </table:table-cell>
          <table:table-cell table:formula="of:=IF(NOT([.$I36]=&quot;&quot;);IF([.$C36]=[.O$1];[.$I36];&quot;&quot;);&quot;&quot;)">
            <text:p/>
          </table:table-cell>
          <table:table-cell table:formula="of:=IF(NOT([.$I36]=&quot;&quot;);IF([.$C36]=[.P$1];[.$I36];&quot;&quot;);&quot;&quot;)">
            <text:p/>
          </table:table-cell>
          <table:table-cell table:formula="of:=IF(NOT([.$I36]=&quot;&quot;);IF([.$C36]=[.Q$1];[.$I36];&quot;&quot;);&quot;&quot;)">
            <text:p/>
          </table:table-cell>
          <table:table-cell table:formula="of:=IF(NOT([.$I36]=&quot;&quot;);IF([.$C36]=[.R$1];[.$I36];&quot;&quot;);&quot;&quot;)">
            <text:p/>
          </table:table-cell>
          <table:table-cell table:formula="of:=IF(NOT([.$I36]=&quot;&quot;);IF([.$C36]=[.S$1];[.$I36];&quot;&quot;);&quot;&quot;)">
            <text:p/>
          </table:table-cell>
          <table:table-cell table:formula="of:=IF(NOT([.$I36]=&quot;&quot;);IF([.$C36]=[.T$1];[.$I36];&quot;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Brigg and Imming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9412291873025" calcext:value-type="percentage">
            <text:p>45.94%</text:p>
          </table:table-cell>
          <table:table-cell table:formula="of:=IF([.D37]=&quot;con&quot;;[.E37];-[.E37])" office:value-type="percentage" office:value="0.459412291873025" calcext:value-type="percentage">
            <text:p>45.94%</text:p>
          </table:table-cell>
          <table:table-cell table:formula="of:=IF([.D37]=&quot;lab&quot;;[.E37];-[.E37])" office:value-type="percentage" office:value="-0.459412291873025" calcext:value-type="percentage">
            <text:p>-45.94%</text:p>
          </table:table-cell>
          <table:table-cell table:formula="of:=IF([.D37]=&quot;lib&quot;;[.E37];-[.E37])" office:value-type="percentage" office:value="-0.459412291873025" calcext:value-type="percentage">
            <text:p>-45.94%</text:p>
          </table:table-cell>
          <table:table-cell/>
          <table:table-cell table:formula="of:=IF(NOT([.$I37]=&quot;&quot;);IF([.$C37]=[.J$1];[.$I37];&quot;&quot;);&quot;&quot;)">
            <text:p/>
          </table:table-cell>
          <table:table-cell table:formula="of:=IF(NOT([.$I37]=&quot;&quot;);IF([.$C37]=[.K$1];[.$I37];&quot;&quot;);&quot;&quot;)">
            <text:p/>
          </table:table-cell>
          <table:table-cell table:formula="of:=IF(NOT([.$I37]=&quot;&quot;);IF([.$C37]=[.L$1];[.$I37];&quot;&quot;);&quot;&quot;)">
            <text:p/>
          </table:table-cell>
          <table:table-cell table:formula="of:=IF(NOT([.$I37]=&quot;&quot;);IF([.$C37]=[.M$1];[.$I37];&quot;&quot;);&quot;&quot;)">
            <text:p/>
          </table:table-cell>
          <table:table-cell table:formula="of:=IF(NOT([.$I37]=&quot;&quot;);IF([.$C37]=[.N$1];[.$I37];&quot;&quot;);&quot;&quot;)">
            <text:p/>
          </table:table-cell>
          <table:table-cell table:formula="of:=IF(NOT([.$I37]=&quot;&quot;);IF([.$C37]=[.O$1];[.$I37];&quot;&quot;);&quot;&quot;)">
            <text:p/>
          </table:table-cell>
          <table:table-cell table:formula="of:=IF(NOT([.$I37]=&quot;&quot;);IF([.$C37]=[.P$1];[.$I37];&quot;&quot;);&quot;&quot;)">
            <text:p/>
          </table:table-cell>
          <table:table-cell table:formula="of:=IF(NOT([.$I37]=&quot;&quot;);IF([.$C37]=[.Q$1];[.$I37];&quot;&quot;);&quot;&quot;)">
            <text:p/>
          </table:table-cell>
          <table:table-cell table:formula="of:=IF(NOT([.$I37]=&quot;&quot;);IF([.$C37]=[.R$1];[.$I37];&quot;&quot;);&quot;&quot;)">
            <text:p/>
          </table:table-cell>
          <table:table-cell table:formula="of:=IF(NOT([.$I37]=&quot;&quot;);IF([.$C37]=[.S$1];[.$I37];&quot;&quot;);&quot;&quot;)">
            <text:p/>
          </table:table-cell>
          <table:table-cell table:formula="of:=IF(NOT([.$I37]=&quot;&quot;);IF([.$C37]=[.T$1];[.$I37];&quot;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pping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9134864266042" calcext:value-type="percentage">
            <text:p>45.91%</text:p>
          </table:table-cell>
          <table:table-cell table:formula="of:=IF([.D38]=&quot;con&quot;;[.E38];-[.E38])" office:value-type="percentage" office:value="0.459134864266042" calcext:value-type="percentage">
            <text:p>45.91%</text:p>
          </table:table-cell>
          <table:table-cell table:formula="of:=IF([.D38]=&quot;lab&quot;;[.E38];-[.E38])" office:value-type="percentage" office:value="-0.459134864266042" calcext:value-type="percentage">
            <text:p>-45.91%</text:p>
          </table:table-cell>
          <table:table-cell table:formula="of:=IF([.D38]=&quot;lib&quot;;[.E38];-[.E38])" office:value-type="percentage" office:value="-0.459134864266042" calcext:value-type="percentage">
            <text:p>-45.91%</text:p>
          </table:table-cell>
          <table:table-cell/>
          <table:table-cell table:formula="of:=IF(NOT([.$I38]=&quot;&quot;);IF([.$C38]=[.J$1];[.$I38];&quot;&quot;);&quot;&quot;)">
            <text:p/>
          </table:table-cell>
          <table:table-cell table:formula="of:=IF(NOT([.$I38]=&quot;&quot;);IF([.$C38]=[.K$1];[.$I38];&quot;&quot;);&quot;&quot;)">
            <text:p/>
          </table:table-cell>
          <table:table-cell table:formula="of:=IF(NOT([.$I38]=&quot;&quot;);IF([.$C38]=[.L$1];[.$I38];&quot;&quot;);&quot;&quot;)">
            <text:p/>
          </table:table-cell>
          <table:table-cell table:formula="of:=IF(NOT([.$I38]=&quot;&quot;);IF([.$C38]=[.M$1];[.$I38];&quot;&quot;);&quot;&quot;)">
            <text:p/>
          </table:table-cell>
          <table:table-cell table:formula="of:=IF(NOT([.$I38]=&quot;&quot;);IF([.$C38]=[.N$1];[.$I38];&quot;&quot;);&quot;&quot;)">
            <text:p/>
          </table:table-cell>
          <table:table-cell table:formula="of:=IF(NOT([.$I38]=&quot;&quot;);IF([.$C38]=[.O$1];[.$I38];&quot;&quot;);&quot;&quot;)">
            <text:p/>
          </table:table-cell>
          <table:table-cell table:formula="of:=IF(NOT([.$I38]=&quot;&quot;);IF([.$C38]=[.P$1];[.$I38];&quot;&quot;);&quot;&quot;)">
            <text:p/>
          </table:table-cell>
          <table:table-cell table:formula="of:=IF(NOT([.$I38]=&quot;&quot;);IF([.$C38]=[.Q$1];[.$I38];&quot;&quot;);&quot;&quot;)">
            <text:p/>
          </table:table-cell>
          <table:table-cell table:formula="of:=IF(NOT([.$I38]=&quot;&quot;);IF([.$C38]=[.R$1];[.$I38];&quot;&quot;);&quot;&quot;)">
            <text:p/>
          </table:table-cell>
          <table:table-cell table:formula="of:=IF(NOT([.$I38]=&quot;&quot;);IF([.$C38]=[.S$1];[.$I38];&quot;&quot;);&quot;&quot;)">
            <text:p/>
          </table:table-cell>
          <table:table-cell table:formula="of:=IF(NOT([.$I38]=&quot;&quot;);IF([.$C38]=[.T$1];[.$I38];&quot;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3" office:value-type="string" calcext:value-type="string">
            <text:p>North West E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588473508568" calcext:value-type="percentage">
            <text:p>45.88%</text:p>
          </table:table-cell>
          <table:table-cell table:formula="of:=IF([.D39]=&quot;con&quot;;[.E39];-[.E39])" office:value-type="percentage" office:value="0.4588473508568" calcext:value-type="percentage">
            <text:p>45.88%</text:p>
          </table:table-cell>
          <table:table-cell table:formula="of:=IF([.D39]=&quot;lab&quot;;[.E39];-[.E39])" office:value-type="percentage" office:value="-0.4588473508568" calcext:value-type="percentage">
            <text:p>-45.88%</text:p>
          </table:table-cell>
          <table:table-cell table:formula="of:=IF([.D39]=&quot;lib&quot;;[.E39];-[.E39])" office:value-type="percentage" office:value="-0.4588473508568" calcext:value-type="percentage">
            <text:p>-45.88%</text:p>
          </table:table-cell>
          <table:table-cell/>
          <table:table-cell table:formula="of:=IF(NOT([.$I39]=&quot;&quot;);IF([.$C39]=[.J$1];[.$I39];&quot;&quot;);&quot;&quot;)">
            <text:p/>
          </table:table-cell>
          <table:table-cell table:formula="of:=IF(NOT([.$I39]=&quot;&quot;);IF([.$C39]=[.K$1];[.$I39];&quot;&quot;);&quot;&quot;)">
            <text:p/>
          </table:table-cell>
          <table:table-cell table:formula="of:=IF(NOT([.$I39]=&quot;&quot;);IF([.$C39]=[.L$1];[.$I39];&quot;&quot;);&quot;&quot;)">
            <text:p/>
          </table:table-cell>
          <table:table-cell table:formula="of:=IF(NOT([.$I39]=&quot;&quot;);IF([.$C39]=[.M$1];[.$I39];&quot;&quot;);&quot;&quot;)">
            <text:p/>
          </table:table-cell>
          <table:table-cell table:formula="of:=IF(NOT([.$I39]=&quot;&quot;);IF([.$C39]=[.N$1];[.$I39];&quot;&quot;);&quot;&quot;)">
            <text:p/>
          </table:table-cell>
          <table:table-cell table:formula="of:=IF(NOT([.$I39]=&quot;&quot;);IF([.$C39]=[.O$1];[.$I39];&quot;&quot;);&quot;&quot;)">
            <text:p/>
          </table:table-cell>
          <table:table-cell table:formula="of:=IF(NOT([.$I39]=&quot;&quot;);IF([.$C39]=[.P$1];[.$I39];&quot;&quot;);&quot;&quot;)">
            <text:p/>
          </table:table-cell>
          <table:table-cell table:formula="of:=IF(NOT([.$I39]=&quot;&quot;);IF([.$C39]=[.Q$1];[.$I39];&quot;&quot;);&quot;&quot;)">
            <text:p/>
          </table:table-cell>
          <table:table-cell table:formula="of:=IF(NOT([.$I39]=&quot;&quot;);IF([.$C39]=[.R$1];[.$I39];&quot;&quot;);&quot;&quot;)">
            <text:p/>
          </table:table-cell>
          <table:table-cell table:formula="of:=IF(NOT([.$I39]=&quot;&quot;);IF([.$C39]=[.S$1];[.$I39];&quot;&quot;);&quot;&quot;)">
            <text:p/>
          </table:table-cell>
          <table:table-cell table:formula="of:=IF(NOT([.$I39]=&quot;&quot;);IF([.$C39]=[.T$1];[.$I39];&quot;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Sussex Wea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8656410892625" calcext:value-type="percentage">
            <text:p>45.87%</text:p>
          </table:table-cell>
          <table:table-cell table:formula="of:=IF([.D40]=&quot;con&quot;;[.E40];-[.E40])" office:value-type="percentage" office:value="0.458656410892625" calcext:value-type="percentage">
            <text:p>45.87%</text:p>
          </table:table-cell>
          <table:table-cell table:formula="of:=IF([.D40]=&quot;lab&quot;;[.E40];-[.E40])" office:value-type="percentage" office:value="-0.458656410892625" calcext:value-type="percentage">
            <text:p>-45.87%</text:p>
          </table:table-cell>
          <table:table-cell table:formula="of:=IF([.D40]=&quot;lib&quot;;[.E40];-[.E40])" office:value-type="percentage" office:value="-0.458656410892625" calcext:value-type="percentage">
            <text:p>-45.87%</text:p>
          </table:table-cell>
          <table:table-cell/>
          <table:table-cell table:formula="of:=IF(NOT([.$I40]=&quot;&quot;);IF([.$C40]=[.J$1];[.$I40];&quot;&quot;);&quot;&quot;)">
            <text:p/>
          </table:table-cell>
          <table:table-cell table:formula="of:=IF(NOT([.$I40]=&quot;&quot;);IF([.$C40]=[.K$1];[.$I40];&quot;&quot;);&quot;&quot;)">
            <text:p/>
          </table:table-cell>
          <table:table-cell table:formula="of:=IF(NOT([.$I40]=&quot;&quot;);IF([.$C40]=[.L$1];[.$I40];&quot;&quot;);&quot;&quot;)">
            <text:p/>
          </table:table-cell>
          <table:table-cell table:formula="of:=IF(NOT([.$I40]=&quot;&quot;);IF([.$C40]=[.M$1];[.$I40];&quot;&quot;);&quot;&quot;)">
            <text:p/>
          </table:table-cell>
          <table:table-cell table:formula="of:=IF(NOT([.$I40]=&quot;&quot;);IF([.$C40]=[.N$1];[.$I40];&quot;&quot;);&quot;&quot;)">
            <text:p/>
          </table:table-cell>
          <table:table-cell table:formula="of:=IF(NOT([.$I40]=&quot;&quot;);IF([.$C40]=[.O$1];[.$I40];&quot;&quot;);&quot;&quot;)">
            <text:p/>
          </table:table-cell>
          <table:table-cell table:formula="of:=IF(NOT([.$I40]=&quot;&quot;);IF([.$C40]=[.P$1];[.$I40];&quot;&quot;);&quot;&quot;)">
            <text:p/>
          </table:table-cell>
          <table:table-cell table:formula="of:=IF(NOT([.$I40]=&quot;&quot;);IF([.$C40]=[.Q$1];[.$I40];&quot;&quot;);&quot;&quot;)">
            <text:p/>
          </table:table-cell>
          <table:table-cell table:formula="of:=IF(NOT([.$I40]=&quot;&quot;);IF([.$C40]=[.R$1];[.$I40];&quot;&quot;);&quot;&quot;)">
            <text:p/>
          </table:table-cell>
          <table:table-cell table:formula="of:=IF(NOT([.$I40]=&quot;&quot;);IF([.$C40]=[.S$1];[.$I40];&quot;&quot;);&quot;&quot;)">
            <text:p/>
          </table:table-cell>
          <table:table-cell table:formula="of:=IF(NOT([.$I40]=&quot;&quot;);IF([.$C40]=[.T$1];[.$I40];&quot;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th West Hamp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440332326284" calcext:value-type="percentage">
            <text:p>45.84%</text:p>
          </table:table-cell>
          <table:table-cell table:formula="of:=IF([.D41]=&quot;con&quot;;[.E41];-[.E41])" office:value-type="percentage" office:value="0.458440332326284" calcext:value-type="percentage">
            <text:p>45.84%</text:p>
          </table:table-cell>
          <table:table-cell table:formula="of:=IF([.D41]=&quot;lab&quot;;[.E41];-[.E41])" office:value-type="percentage" office:value="-0.458440332326284" calcext:value-type="percentage">
            <text:p>-45.84%</text:p>
          </table:table-cell>
          <table:table-cell table:formula="of:=IF([.D41]=&quot;lib&quot;;[.E41];-[.E41])" office:value-type="percentage" office:value="-0.458440332326284" calcext:value-type="percentage">
            <text:p>-45.84%</text:p>
          </table:table-cell>
          <table:table-cell/>
          <table:table-cell table:formula="of:=IF(NOT([.$I41]=&quot;&quot;);IF([.$C41]=[.J$1];[.$I41];&quot;&quot;);&quot;&quot;)">
            <text:p/>
          </table:table-cell>
          <table:table-cell table:formula="of:=IF(NOT([.$I41]=&quot;&quot;);IF([.$C41]=[.K$1];[.$I41];&quot;&quot;);&quot;&quot;)">
            <text:p/>
          </table:table-cell>
          <table:table-cell table:formula="of:=IF(NOT([.$I41]=&quot;&quot;);IF([.$C41]=[.L$1];[.$I41];&quot;&quot;);&quot;&quot;)">
            <text:p/>
          </table:table-cell>
          <table:table-cell table:formula="of:=IF(NOT([.$I41]=&quot;&quot;);IF([.$C41]=[.M$1];[.$I41];&quot;&quot;);&quot;&quot;)">
            <text:p/>
          </table:table-cell>
          <table:table-cell table:formula="of:=IF(NOT([.$I41]=&quot;&quot;);IF([.$C41]=[.N$1];[.$I41];&quot;&quot;);&quot;&quot;)">
            <text:p/>
          </table:table-cell>
          <table:table-cell table:formula="of:=IF(NOT([.$I41]=&quot;&quot;);IF([.$C41]=[.O$1];[.$I41];&quot;&quot;);&quot;&quot;)">
            <text:p/>
          </table:table-cell>
          <table:table-cell table:formula="of:=IF(NOT([.$I41]=&quot;&quot;);IF([.$C41]=[.P$1];[.$I41];&quot;&quot;);&quot;&quot;)">
            <text:p/>
          </table:table-cell>
          <table:table-cell table:formula="of:=IF(NOT([.$I41]=&quot;&quot;);IF([.$C41]=[.Q$1];[.$I41];&quot;&quot;);&quot;&quot;)">
            <text:p/>
          </table:table-cell>
          <table:table-cell table:formula="of:=IF(NOT([.$I41]=&quot;&quot;);IF([.$C41]=[.R$1];[.$I41];&quot;&quot;);&quot;&quot;)">
            <text:p/>
          </table:table-cell>
          <table:table-cell table:formula="of:=IF(NOT([.$I41]=&quot;&quot;);IF([.$C41]=[.S$1];[.$I41];&quot;&quot;);&quot;&quot;)">
            <text:p/>
          </table:table-cell>
          <table:table-cell table:formula="of:=IF(NOT([.$I41]=&quot;&quot;);IF([.$C41]=[.T$1];[.$I41];&quot;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nock Ch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115364229254" calcext:value-type="percentage">
            <text:p>45.81%</text:p>
          </table:table-cell>
          <table:table-cell table:formula="of:=IF([.D42]=&quot;con&quot;;[.E42];-[.E42])" office:value-type="percentage" office:value="0.458115364229254" calcext:value-type="percentage">
            <text:p>45.81%</text:p>
          </table:table-cell>
          <table:table-cell table:formula="of:=IF([.D42]=&quot;lab&quot;;[.E42];-[.E42])" office:value-type="percentage" office:value="-0.458115364229254" calcext:value-type="percentage">
            <text:p>-45.81%</text:p>
          </table:table-cell>
          <table:table-cell table:formula="of:=IF([.D42]=&quot;lib&quot;;[.E42];-[.E42])" office:value-type="percentage" office:value="-0.458115364229254" calcext:value-type="percentage">
            <text:p>-45.81%</text:p>
          </table:table-cell>
          <table:table-cell/>
          <table:table-cell table:formula="of:=IF(NOT([.$I42]=&quot;&quot;);IF([.$C42]=[.J$1];[.$I42];&quot;&quot;);&quot;&quot;)">
            <text:p/>
          </table:table-cell>
          <table:table-cell table:formula="of:=IF(NOT([.$I42]=&quot;&quot;);IF([.$C42]=[.K$1];[.$I42];&quot;&quot;);&quot;&quot;)">
            <text:p/>
          </table:table-cell>
          <table:table-cell table:formula="of:=IF(NOT([.$I42]=&quot;&quot;);IF([.$C42]=[.L$1];[.$I42];&quot;&quot;);&quot;&quot;)">
            <text:p/>
          </table:table-cell>
          <table:table-cell table:formula="of:=IF(NOT([.$I42]=&quot;&quot;);IF([.$C42]=[.M$1];[.$I42];&quot;&quot;);&quot;&quot;)">
            <text:p/>
          </table:table-cell>
          <table:table-cell table:formula="of:=IF(NOT([.$I42]=&quot;&quot;);IF([.$C42]=[.N$1];[.$I42];&quot;&quot;);&quot;&quot;)">
            <text:p/>
          </table:table-cell>
          <table:table-cell table:formula="of:=IF(NOT([.$I42]=&quot;&quot;);IF([.$C42]=[.O$1];[.$I42];&quot;&quot;);&quot;&quot;)">
            <text:p/>
          </table:table-cell>
          <table:table-cell table:formula="of:=IF(NOT([.$I42]=&quot;&quot;);IF([.$C42]=[.P$1];[.$I42];&quot;&quot;);&quot;&quot;)">
            <text:p/>
          </table:table-cell>
          <table:table-cell table:formula="of:=IF(NOT([.$I42]=&quot;&quot;);IF([.$C42]=[.Q$1];[.$I42];&quot;&quot;);&quot;&quot;)">
            <text:p/>
          </table:table-cell>
          <table:table-cell table:formula="of:=IF(NOT([.$I42]=&quot;&quot;);IF([.$C42]=[.R$1];[.$I42];&quot;&quot;);&quot;&quot;)">
            <text:p/>
          </table:table-cell>
          <table:table-cell table:formula="of:=IF(NOT([.$I42]=&quot;&quot;);IF([.$C42]=[.S$1];[.$I42];&quot;&quot;);&quot;&quot;)">
            <text:p/>
          </table:table-cell>
          <table:table-cell table:formula="of:=IF(NOT([.$I42]=&quot;&quot;);IF([.$C42]=[.T$1];[.$I42];&quot;&quot;)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versham and Mid K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850244143776" calcext:value-type="percentage">
            <text:p>45.79%</text:p>
          </table:table-cell>
          <table:table-cell table:formula="of:=IF([.D43]=&quot;con&quot;;[.E43];-[.E43])" office:value-type="percentage" office:value="0.457850244143776" calcext:value-type="percentage">
            <text:p>45.79%</text:p>
          </table:table-cell>
          <table:table-cell table:formula="of:=IF([.D43]=&quot;lab&quot;;[.E43];-[.E43])" office:value-type="percentage" office:value="-0.457850244143776" calcext:value-type="percentage">
            <text:p>-45.79%</text:p>
          </table:table-cell>
          <table:table-cell table:formula="of:=IF([.D43]=&quot;lib&quot;;[.E43];-[.E43])" office:value-type="percentage" office:value="-0.457850244143776" calcext:value-type="percentage">
            <text:p>-45.79%</text:p>
          </table:table-cell>
          <table:table-cell/>
          <table:table-cell table:formula="of:=IF(NOT([.$I43]=&quot;&quot;);IF([.$C43]=[.J$1];[.$I43];&quot;&quot;);&quot;&quot;)">
            <text:p/>
          </table:table-cell>
          <table:table-cell table:formula="of:=IF(NOT([.$I43]=&quot;&quot;);IF([.$C43]=[.K$1];[.$I43];&quot;&quot;);&quot;&quot;)">
            <text:p/>
          </table:table-cell>
          <table:table-cell table:formula="of:=IF(NOT([.$I43]=&quot;&quot;);IF([.$C43]=[.L$1];[.$I43];&quot;&quot;);&quot;&quot;)">
            <text:p/>
          </table:table-cell>
          <table:table-cell table:formula="of:=IF(NOT([.$I43]=&quot;&quot;);IF([.$C43]=[.M$1];[.$I43];&quot;&quot;);&quot;&quot;)">
            <text:p/>
          </table:table-cell>
          <table:table-cell table:formula="of:=IF(NOT([.$I43]=&quot;&quot;);IF([.$C43]=[.N$1];[.$I43];&quot;&quot;);&quot;&quot;)">
            <text:p/>
          </table:table-cell>
          <table:table-cell table:formula="of:=IF(NOT([.$I43]=&quot;&quot;);IF([.$C43]=[.O$1];[.$I43];&quot;&quot;);&quot;&quot;)">
            <text:p/>
          </table:table-cell>
          <table:table-cell table:formula="of:=IF(NOT([.$I43]=&quot;&quot;);IF([.$C43]=[.P$1];[.$I43];&quot;&quot;);&quot;&quot;)">
            <text:p/>
          </table:table-cell>
          <table:table-cell table:formula="of:=IF(NOT([.$I43]=&quot;&quot;);IF([.$C43]=[.Q$1];[.$I43];&quot;&quot;);&quot;&quot;)">
            <text:p/>
          </table:table-cell>
          <table:table-cell table:formula="of:=IF(NOT([.$I43]=&quot;&quot;);IF([.$C43]=[.R$1];[.$I43];&quot;&quot;);&quot;&quot;)">
            <text:p/>
          </table:table-cell>
          <table:table-cell table:formula="of:=IF(NOT([.$I43]=&quot;&quot;);IF([.$C43]=[.S$1];[.$I43];&quot;&quot;);&quot;&quot;)">
            <text:p/>
          </table:table-cell>
          <table:table-cell table:formula="of:=IF(NOT([.$I43]=&quot;&quot;);IF([.$C43]=[.T$1];[.$I43];&quot;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idstone and Mal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708470665788" calcext:value-type="percentage">
            <text:p>45.77%</text:p>
          </table:table-cell>
          <table:table-cell table:formula="of:=IF([.D44]=&quot;con&quot;;[.E44];-[.E44])" office:value-type="percentage" office:value="0.457708470665788" calcext:value-type="percentage">
            <text:p>45.77%</text:p>
          </table:table-cell>
          <table:table-cell table:formula="of:=IF([.D44]=&quot;lab&quot;;[.E44];-[.E44])" office:value-type="percentage" office:value="-0.457708470665788" calcext:value-type="percentage">
            <text:p>-45.77%</text:p>
          </table:table-cell>
          <table:table-cell table:formula="of:=IF([.D44]=&quot;lib&quot;;[.E44];-[.E44])" office:value-type="percentage" office:value="-0.457708470665788" calcext:value-type="percentage">
            <text:p>-45.77%</text:p>
          </table:table-cell>
          <table:table-cell/>
          <table:table-cell table:formula="of:=IF(NOT([.$I44]=&quot;&quot;);IF([.$C44]=[.J$1];[.$I44];&quot;&quot;);&quot;&quot;)">
            <text:p/>
          </table:table-cell>
          <table:table-cell table:formula="of:=IF(NOT([.$I44]=&quot;&quot;);IF([.$C44]=[.K$1];[.$I44];&quot;&quot;);&quot;&quot;)">
            <text:p/>
          </table:table-cell>
          <table:table-cell table:formula="of:=IF(NOT([.$I44]=&quot;&quot;);IF([.$C44]=[.L$1];[.$I44];&quot;&quot;);&quot;&quot;)">
            <text:p/>
          </table:table-cell>
          <table:table-cell table:formula="of:=IF(NOT([.$I44]=&quot;&quot;);IF([.$C44]=[.M$1];[.$I44];&quot;&quot;);&quot;&quot;)">
            <text:p/>
          </table:table-cell>
          <table:table-cell table:formula="of:=IF(NOT([.$I44]=&quot;&quot;);IF([.$C44]=[.N$1];[.$I44];&quot;&quot;);&quot;&quot;)">
            <text:p/>
          </table:table-cell>
          <table:table-cell table:formula="of:=IF(NOT([.$I44]=&quot;&quot;);IF([.$C44]=[.O$1];[.$I44];&quot;&quot;);&quot;&quot;)">
            <text:p/>
          </table:table-cell>
          <table:table-cell table:formula="of:=IF(NOT([.$I44]=&quot;&quot;);IF([.$C44]=[.P$1];[.$I44];&quot;&quot;);&quot;&quot;)">
            <text:p/>
          </table:table-cell>
          <table:table-cell table:formula="of:=IF(NOT([.$I44]=&quot;&quot;);IF([.$C44]=[.Q$1];[.$I44];&quot;&quot;);&quot;&quot;)">
            <text:p/>
          </table:table-cell>
          <table:table-cell table:formula="of:=IF(NOT([.$I44]=&quot;&quot;);IF([.$C44]=[.R$1];[.$I44];&quot;&quot;);&quot;&quot;)">
            <text:p/>
          </table:table-cell>
          <table:table-cell table:formula="of:=IF(NOT([.$I44]=&quot;&quot;);IF([.$C44]=[.S$1];[.$I44];&quot;&quot;);&quot;&quot;)">
            <text:p/>
          </table:table-cell>
          <table:table-cell table:formula="of:=IF(NOT([.$I44]=&quot;&quot;);IF([.$C44]=[.T$1];[.$I44];&quot;&quot;)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Goole and Pockl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6691559867831" calcext:value-type="percentage">
            <text:p>45.67%</text:p>
          </table:table-cell>
          <table:table-cell table:formula="of:=IF([.D45]=&quot;con&quot;;[.E45];-[.E45])" office:value-type="percentage" office:value="0.456691559867831" calcext:value-type="percentage">
            <text:p>45.67%</text:p>
          </table:table-cell>
          <table:table-cell table:formula="of:=IF([.D45]=&quot;lab&quot;;[.E45];-[.E45])" office:value-type="percentage" office:value="-0.456691559867831" calcext:value-type="percentage">
            <text:p>-45.67%</text:p>
          </table:table-cell>
          <table:table-cell table:formula="of:=IF([.D45]=&quot;lib&quot;;[.E45];-[.E45])" office:value-type="percentage" office:value="-0.456691559867831" calcext:value-type="percentage">
            <text:p>-45.67%</text:p>
          </table:table-cell>
          <table:table-cell/>
          <table:table-cell table:formula="of:=IF(NOT([.$I45]=&quot;&quot;);IF([.$C45]=[.J$1];[.$I45];&quot;&quot;);&quot;&quot;)">
            <text:p/>
          </table:table-cell>
          <table:table-cell table:formula="of:=IF(NOT([.$I45]=&quot;&quot;);IF([.$C45]=[.K$1];[.$I45];&quot;&quot;);&quot;&quot;)">
            <text:p/>
          </table:table-cell>
          <table:table-cell table:formula="of:=IF(NOT([.$I45]=&quot;&quot;);IF([.$C45]=[.L$1];[.$I45];&quot;&quot;);&quot;&quot;)">
            <text:p/>
          </table:table-cell>
          <table:table-cell table:formula="of:=IF(NOT([.$I45]=&quot;&quot;);IF([.$C45]=[.M$1];[.$I45];&quot;&quot;);&quot;&quot;)">
            <text:p/>
          </table:table-cell>
          <table:table-cell table:formula="of:=IF(NOT([.$I45]=&quot;&quot;);IF([.$C45]=[.N$1];[.$I45];&quot;&quot;);&quot;&quot;)">
            <text:p/>
          </table:table-cell>
          <table:table-cell table:formula="of:=IF(NOT([.$I45]=&quot;&quot;);IF([.$C45]=[.O$1];[.$I45];&quot;&quot;);&quot;&quot;)">
            <text:p/>
          </table:table-cell>
          <table:table-cell table:formula="of:=IF(NOT([.$I45]=&quot;&quot;);IF([.$C45]=[.P$1];[.$I45];&quot;&quot;);&quot;&quot;)">
            <text:p/>
          </table:table-cell>
          <table:table-cell table:formula="of:=IF(NOT([.$I45]=&quot;&quot;);IF([.$C45]=[.Q$1];[.$I45];&quot;&quot;);&quot;&quot;)">
            <text:p/>
          </table:table-cell>
          <table:table-cell table:formula="of:=IF(NOT([.$I45]=&quot;&quot;);IF([.$C45]=[.R$1];[.$I45];&quot;&quot;);&quot;&quot;)">
            <text:p/>
          </table:table-cell>
          <table:table-cell table:formula="of:=IF(NOT([.$I45]=&quot;&quot;);IF([.$C45]=[.S$1];[.$I45];&quot;&quot;);&quot;&quot;)">
            <text:p/>
          </table:table-cell>
          <table:table-cell table:formula="of:=IF(NOT([.$I45]=&quot;&quot;);IF([.$C45]=[.T$1];[.$I45];&quot;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South Suf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4806074329518" calcext:value-type="percentage">
            <text:p>45.48%</text:p>
          </table:table-cell>
          <table:table-cell table:formula="of:=IF([.D46]=&quot;con&quot;;[.E46];-[.E46])" office:value-type="percentage" office:value="0.454806074329518" calcext:value-type="percentage">
            <text:p>45.48%</text:p>
          </table:table-cell>
          <table:table-cell table:formula="of:=IF([.D46]=&quot;lab&quot;;[.E46];-[.E46])" office:value-type="percentage" office:value="-0.454806074329518" calcext:value-type="percentage">
            <text:p>-45.48%</text:p>
          </table:table-cell>
          <table:table-cell table:formula="of:=IF([.D46]=&quot;lib&quot;;[.E46];-[.E46])" office:value-type="percentage" office:value="-0.454806074329518" calcext:value-type="percentage">
            <text:p>-45.48%</text:p>
          </table:table-cell>
          <table:table-cell/>
          <table:table-cell table:formula="of:=IF(NOT([.$I46]=&quot;&quot;);IF([.$C46]=[.J$1];[.$I46];&quot;&quot;);&quot;&quot;)">
            <text:p/>
          </table:table-cell>
          <table:table-cell table:formula="of:=IF(NOT([.$I46]=&quot;&quot;);IF([.$C46]=[.K$1];[.$I46];&quot;&quot;);&quot;&quot;)">
            <text:p/>
          </table:table-cell>
          <table:table-cell table:formula="of:=IF(NOT([.$I46]=&quot;&quot;);IF([.$C46]=[.L$1];[.$I46];&quot;&quot;);&quot;&quot;)">
            <text:p/>
          </table:table-cell>
          <table:table-cell table:formula="of:=IF(NOT([.$I46]=&quot;&quot;);IF([.$C46]=[.M$1];[.$I46];&quot;&quot;);&quot;&quot;)">
            <text:p/>
          </table:table-cell>
          <table:table-cell table:formula="of:=IF(NOT([.$I46]=&quot;&quot;);IF([.$C46]=[.N$1];[.$I46];&quot;&quot;);&quot;&quot;)">
            <text:p/>
          </table:table-cell>
          <table:table-cell table:formula="of:=IF(NOT([.$I46]=&quot;&quot;);IF([.$C46]=[.O$1];[.$I46];&quot;&quot;);&quot;&quot;)">
            <text:p/>
          </table:table-cell>
          <table:table-cell table:formula="of:=IF(NOT([.$I46]=&quot;&quot;);IF([.$C46]=[.P$1];[.$I46];&quot;&quot;);&quot;&quot;)">
            <text:p/>
          </table:table-cell>
          <table:table-cell table:formula="of:=IF(NOT([.$I46]=&quot;&quot;);IF([.$C46]=[.Q$1];[.$I46];&quot;&quot;);&quot;&quot;)">
            <text:p/>
          </table:table-cell>
          <table:table-cell table:formula="of:=IF(NOT([.$I46]=&quot;&quot;);IF([.$C46]=[.R$1];[.$I46];&quot;&quot;);&quot;&quot;)">
            <text:p/>
          </table:table-cell>
          <table:table-cell table:formula="of:=IF(NOT([.$I46]=&quot;&quot;);IF([.$C46]=[.S$1];[.$I46];&quot;&quot;);&quot;&quot;)">
            <text:p/>
          </table:table-cell>
          <table:table-cell table:formula="of:=IF(NOT([.$I46]=&quot;&quot;);IF([.$C46]=[.T$1];[.$I46];&quot;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Lich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2355239647352" calcext:value-type="percentage">
            <text:p>45.24%</text:p>
          </table:table-cell>
          <table:table-cell table:formula="of:=IF([.D47]=&quot;con&quot;;[.E47];-[.E47])" office:value-type="percentage" office:value="0.452355239647352" calcext:value-type="percentage">
            <text:p>45.24%</text:p>
          </table:table-cell>
          <table:table-cell table:formula="of:=IF([.D47]=&quot;lab&quot;;[.E47];-[.E47])" office:value-type="percentage" office:value="-0.452355239647352" calcext:value-type="percentage">
            <text:p>-45.24%</text:p>
          </table:table-cell>
          <table:table-cell table:formula="of:=IF([.D47]=&quot;lib&quot;;[.E47];-[.E47])" office:value-type="percentage" office:value="-0.452355239647352" calcext:value-type="percentage">
            <text:p>-45.24%</text:p>
          </table:table-cell>
          <table:table-cell/>
          <table:table-cell table:formula="of:=IF(NOT([.$I47]=&quot;&quot;);IF([.$C47]=[.J$1];[.$I47];&quot;&quot;);&quot;&quot;)">
            <text:p/>
          </table:table-cell>
          <table:table-cell table:formula="of:=IF(NOT([.$I47]=&quot;&quot;);IF([.$C47]=[.K$1];[.$I47];&quot;&quot;);&quot;&quot;)">
            <text:p/>
          </table:table-cell>
          <table:table-cell table:formula="of:=IF(NOT([.$I47]=&quot;&quot;);IF([.$C47]=[.L$1];[.$I47];&quot;&quot;);&quot;&quot;)">
            <text:p/>
          </table:table-cell>
          <table:table-cell table:formula="of:=IF(NOT([.$I47]=&quot;&quot;);IF([.$C47]=[.M$1];[.$I47];&quot;&quot;);&quot;&quot;)">
            <text:p/>
          </table:table-cell>
          <table:table-cell table:formula="of:=IF(NOT([.$I47]=&quot;&quot;);IF([.$C47]=[.N$1];[.$I47];&quot;&quot;);&quot;&quot;)">
            <text:p/>
          </table:table-cell>
          <table:table-cell table:formula="of:=IF(NOT([.$I47]=&quot;&quot;);IF([.$C47]=[.O$1];[.$I47];&quot;&quot;);&quot;&quot;)">
            <text:p/>
          </table:table-cell>
          <table:table-cell table:formula="of:=IF(NOT([.$I47]=&quot;&quot;);IF([.$C47]=[.P$1];[.$I47];&quot;&quot;);&quot;&quot;)">
            <text:p/>
          </table:table-cell>
          <table:table-cell table:formula="of:=IF(NOT([.$I47]=&quot;&quot;);IF([.$C47]=[.Q$1];[.$I47];&quot;&quot;);&quot;&quot;)">
            <text:p/>
          </table:table-cell>
          <table:table-cell table:formula="of:=IF(NOT([.$I47]=&quot;&quot;);IF([.$C47]=[.R$1];[.$I47];&quot;&quot;);&quot;&quot;)">
            <text:p/>
          </table:table-cell>
          <table:table-cell table:formula="of:=IF(NOT([.$I47]=&quot;&quot;);IF([.$C47]=[.S$1];[.$I47];&quot;&quot;);&quot;&quot;)">
            <text:p/>
          </table:table-cell>
          <table:table-cell table:formula="of:=IF(NOT([.$I47]=&quot;&quot;);IF([.$C47]=[.T$1];[.$I47];&quot;&quot;)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Gainsborou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9940633112636" calcext:value-type="percentage">
            <text:p>44.99%</text:p>
          </table:table-cell>
          <table:table-cell table:formula="of:=IF([.D48]=&quot;con&quot;;[.E48];-[.E48])" office:value-type="percentage" office:value="0.449940633112636" calcext:value-type="percentage">
            <text:p>44.99%</text:p>
          </table:table-cell>
          <table:table-cell table:formula="of:=IF([.D48]=&quot;lab&quot;;[.E48];-[.E48])" office:value-type="percentage" office:value="-0.449940633112636" calcext:value-type="percentage">
            <text:p>-44.99%</text:p>
          </table:table-cell>
          <table:table-cell table:formula="of:=IF([.D48]=&quot;lib&quot;;[.E48];-[.E48])" office:value-type="percentage" office:value="-0.449940633112636" calcext:value-type="percentage">
            <text:p>-44.99%</text:p>
          </table:table-cell>
          <table:table-cell/>
          <table:table-cell table:formula="of:=IF(NOT([.$I48]=&quot;&quot;);IF([.$C48]=[.J$1];[.$I48];&quot;&quot;);&quot;&quot;)">
            <text:p/>
          </table:table-cell>
          <table:table-cell table:formula="of:=IF(NOT([.$I48]=&quot;&quot;);IF([.$C48]=[.K$1];[.$I48];&quot;&quot;);&quot;&quot;)">
            <text:p/>
          </table:table-cell>
          <table:table-cell table:formula="of:=IF(NOT([.$I48]=&quot;&quot;);IF([.$C48]=[.L$1];[.$I48];&quot;&quot;);&quot;&quot;)">
            <text:p/>
          </table:table-cell>
          <table:table-cell table:formula="of:=IF(NOT([.$I48]=&quot;&quot;);IF([.$C48]=[.M$1];[.$I48];&quot;&quot;);&quot;&quot;)">
            <text:p/>
          </table:table-cell>
          <table:table-cell table:formula="of:=IF(NOT([.$I48]=&quot;&quot;);IF([.$C48]=[.N$1];[.$I48];&quot;&quot;);&quot;&quot;)">
            <text:p/>
          </table:table-cell>
          <table:table-cell table:formula="of:=IF(NOT([.$I48]=&quot;&quot;);IF([.$C48]=[.O$1];[.$I48];&quot;&quot;);&quot;&quot;)">
            <text:p/>
          </table:table-cell>
          <table:table-cell table:formula="of:=IF(NOT([.$I48]=&quot;&quot;);IF([.$C48]=[.P$1];[.$I48];&quot;&quot;);&quot;&quot;)">
            <text:p/>
          </table:table-cell>
          <table:table-cell table:formula="of:=IF(NOT([.$I48]=&quot;&quot;);IF([.$C48]=[.Q$1];[.$I48];&quot;&quot;);&quot;&quot;)">
            <text:p/>
          </table:table-cell>
          <table:table-cell table:formula="of:=IF(NOT([.$I48]=&quot;&quot;);IF([.$C48]=[.R$1];[.$I48];&quot;&quot;);&quot;&quot;)">
            <text:p/>
          </table:table-cell>
          <table:table-cell table:formula="of:=IF(NOT([.$I48]=&quot;&quot;);IF([.$C48]=[.S$1];[.$I48];&quot;&quot;);&quot;&quot;)">
            <text:p/>
          </table:table-cell>
          <table:table-cell table:formula="of:=IF(NOT([.$I48]=&quot;&quot;);IF([.$C48]=[.T$1];[.$I48];&quot;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nchurch and Upmin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47794236032845" calcext:value-type="percentage">
            <text:p>44.78%</text:p>
          </table:table-cell>
          <table:table-cell table:formula="of:=IF([.D49]=&quot;con&quot;;[.E49];-[.E49])" office:value-type="percentage" office:value="0.447794236032845" calcext:value-type="percentage">
            <text:p>44.78%</text:p>
          </table:table-cell>
          <table:table-cell table:formula="of:=IF([.D49]=&quot;lab&quot;;[.E49];-[.E49])" office:value-type="percentage" office:value="-0.447794236032845" calcext:value-type="percentage">
            <text:p>-44.78%</text:p>
          </table:table-cell>
          <table:table-cell table:formula="of:=IF([.D49]=&quot;lib&quot;;[.E49];-[.E49])" office:value-type="percentage" office:value="-0.447794236032845" calcext:value-type="percentage">
            <text:p>-44.78%</text:p>
          </table:table-cell>
          <table:table-cell/>
          <table:table-cell table:formula="of:=IF(NOT([.$I49]=&quot;&quot;);IF([.$C49]=[.J$1];[.$I49];&quot;&quot;);&quot;&quot;)">
            <text:p/>
          </table:table-cell>
          <table:table-cell table:formula="of:=IF(NOT([.$I49]=&quot;&quot;);IF([.$C49]=[.K$1];[.$I49];&quot;&quot;);&quot;&quot;)">
            <text:p/>
          </table:table-cell>
          <table:table-cell table:formula="of:=IF(NOT([.$I49]=&quot;&quot;);IF([.$C49]=[.L$1];[.$I49];&quot;&quot;);&quot;&quot;)">
            <text:p/>
          </table:table-cell>
          <table:table-cell table:formula="of:=IF(NOT([.$I49]=&quot;&quot;);IF([.$C49]=[.M$1];[.$I49];&quot;&quot;);&quot;&quot;)">
            <text:p/>
          </table:table-cell>
          <table:table-cell table:formula="of:=IF(NOT([.$I49]=&quot;&quot;);IF([.$C49]=[.N$1];[.$I49];&quot;&quot;);&quot;&quot;)">
            <text:p/>
          </table:table-cell>
          <table:table-cell table:formula="of:=IF(NOT([.$I49]=&quot;&quot;);IF([.$C49]=[.O$1];[.$I49];&quot;&quot;);&quot;&quot;)">
            <text:p/>
          </table:table-cell>
          <table:table-cell table:formula="of:=IF(NOT([.$I49]=&quot;&quot;);IF([.$C49]=[.P$1];[.$I49];&quot;&quot;);&quot;&quot;)">
            <text:p/>
          </table:table-cell>
          <table:table-cell table:formula="of:=IF(NOT([.$I49]=&quot;&quot;);IF([.$C49]=[.Q$1];[.$I49];&quot;&quot;);&quot;&quot;)">
            <text:p/>
          </table:table-cell>
          <table:table-cell table:formula="of:=IF(NOT([.$I49]=&quot;&quot;);IF([.$C49]=[.R$1];[.$I49];&quot;&quot;);&quot;&quot;)">
            <text:p/>
          </table:table-cell>
          <table:table-cell table:formula="of:=IF(NOT([.$I49]=&quot;&quot;);IF([.$C49]=[.S$1];[.$I49];&quot;&quot;);&quot;&quot;)">
            <text:p/>
          </table:table-cell>
          <table:table-cell table:formula="of:=IF(NOT([.$I49]=&quot;&quot;);IF([.$C49]=[.T$1];[.$I49];&quot;&quot;)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Nor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7163823034486" calcext:value-type="percentage">
            <text:p>44.72%</text:p>
          </table:table-cell>
          <table:table-cell table:formula="of:=IF([.D50]=&quot;con&quot;;[.E50];-[.E50])" office:value-type="percentage" office:value="0.447163823034486" calcext:value-type="percentage">
            <text:p>44.72%</text:p>
          </table:table-cell>
          <table:table-cell table:formula="of:=IF([.D50]=&quot;lab&quot;;[.E50];-[.E50])" office:value-type="percentage" office:value="-0.447163823034486" calcext:value-type="percentage">
            <text:p>-44.72%</text:p>
          </table:table-cell>
          <table:table-cell table:formula="of:=IF([.D50]=&quot;lib&quot;;[.E50];-[.E50])" office:value-type="percentage" office:value="-0.447163823034486" calcext:value-type="percentage">
            <text:p>-44.72%</text:p>
          </table:table-cell>
          <table:table-cell/>
          <table:table-cell table:formula="of:=IF(NOT([.$I50]=&quot;&quot;);IF([.$C50]=[.J$1];[.$I50];&quot;&quot;);&quot;&quot;)">
            <text:p/>
          </table:table-cell>
          <table:table-cell table:formula="of:=IF(NOT([.$I50]=&quot;&quot;);IF([.$C50]=[.K$1];[.$I50];&quot;&quot;);&quot;&quot;)">
            <text:p/>
          </table:table-cell>
          <table:table-cell table:formula="of:=IF(NOT([.$I50]=&quot;&quot;);IF([.$C50]=[.L$1];[.$I50];&quot;&quot;);&quot;&quot;)">
            <text:p/>
          </table:table-cell>
          <table:table-cell table:formula="of:=IF(NOT([.$I50]=&quot;&quot;);IF([.$C50]=[.M$1];[.$I50];&quot;&quot;);&quot;&quot;)">
            <text:p/>
          </table:table-cell>
          <table:table-cell table:formula="of:=IF(NOT([.$I50]=&quot;&quot;);IF([.$C50]=[.N$1];[.$I50];&quot;&quot;);&quot;&quot;)">
            <text:p/>
          </table:table-cell>
          <table:table-cell table:formula="of:=IF(NOT([.$I50]=&quot;&quot;);IF([.$C50]=[.O$1];[.$I50];&quot;&quot;);&quot;&quot;)">
            <text:p/>
          </table:table-cell>
          <table:table-cell table:formula="of:=IF(NOT([.$I50]=&quot;&quot;);IF([.$C50]=[.P$1];[.$I50];&quot;&quot;);&quot;&quot;)">
            <text:p/>
          </table:table-cell>
          <table:table-cell table:formula="of:=IF(NOT([.$I50]=&quot;&quot;);IF([.$C50]=[.Q$1];[.$I50];&quot;&quot;);&quot;&quot;)">
            <text:p/>
          </table:table-cell>
          <table:table-cell table:formula="of:=IF(NOT([.$I50]=&quot;&quot;);IF([.$C50]=[.R$1];[.$I50];&quot;&quot;);&quot;&quot;)">
            <text:p/>
          </table:table-cell>
          <table:table-cell table:formula="of:=IF(NOT([.$I50]=&quot;&quot;);IF([.$C50]=[.S$1];[.$I50];&quot;&quot;);&quot;&quot;)">
            <text:p/>
          </table:table-cell>
          <table:table-cell table:formula="of:=IF(NOT([.$I50]=&quot;&quot;);IF([.$C50]=[.T$1];[.$I50];&quot;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West Worcester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939706284776" calcext:value-type="percentage">
            <text:p>44.69%</text:p>
          </table:table-cell>
          <table:table-cell table:formula="of:=IF([.D51]=&quot;con&quot;;[.E51];-[.E51])" office:value-type="percentage" office:value="0.446939706284776" calcext:value-type="percentage">
            <text:p>44.69%</text:p>
          </table:table-cell>
          <table:table-cell table:formula="of:=IF([.D51]=&quot;lab&quot;;[.E51];-[.E51])" office:value-type="percentage" office:value="-0.446939706284776" calcext:value-type="percentage">
            <text:p>-44.69%</text:p>
          </table:table-cell>
          <table:table-cell table:formula="of:=IF([.D51]=&quot;lib&quot;;[.E51];-[.E51])" office:value-type="percentage" office:value="-0.446939706284776" calcext:value-type="percentage">
            <text:p>-44.69%</text:p>
          </table:table-cell>
          <table:table-cell/>
          <table:table-cell table:formula="of:=IF(NOT([.$I51]=&quot;&quot;);IF([.$C51]=[.J$1];[.$I51];&quot;&quot;);&quot;&quot;)">
            <text:p/>
          </table:table-cell>
          <table:table-cell table:formula="of:=IF(NOT([.$I51]=&quot;&quot;);IF([.$C51]=[.K$1];[.$I51];&quot;&quot;);&quot;&quot;)">
            <text:p/>
          </table:table-cell>
          <table:table-cell table:formula="of:=IF(NOT([.$I51]=&quot;&quot;);IF([.$C51]=[.L$1];[.$I51];&quot;&quot;);&quot;&quot;)">
            <text:p/>
          </table:table-cell>
          <table:table-cell table:formula="of:=IF(NOT([.$I51]=&quot;&quot;);IF([.$C51]=[.M$1];[.$I51];&quot;&quot;);&quot;&quot;)">
            <text:p/>
          </table:table-cell>
          <table:table-cell table:formula="of:=IF(NOT([.$I51]=&quot;&quot;);IF([.$C51]=[.N$1];[.$I51];&quot;&quot;);&quot;&quot;)">
            <text:p/>
          </table:table-cell>
          <table:table-cell table:formula="of:=IF(NOT([.$I51]=&quot;&quot;);IF([.$C51]=[.O$1];[.$I51];&quot;&quot;);&quot;&quot;)">
            <text:p/>
          </table:table-cell>
          <table:table-cell table:formula="of:=IF(NOT([.$I51]=&quot;&quot;);IF([.$C51]=[.P$1];[.$I51];&quot;&quot;);&quot;&quot;)">
            <text:p/>
          </table:table-cell>
          <table:table-cell table:formula="of:=IF(NOT([.$I51]=&quot;&quot;);IF([.$C51]=[.Q$1];[.$I51];&quot;&quot;);&quot;&quot;)">
            <text:p/>
          </table:table-cell>
          <table:table-cell table:formula="of:=IF(NOT([.$I51]=&quot;&quot;);IF([.$C51]=[.R$1];[.$I51];&quot;&quot;);&quot;&quot;)">
            <text:p/>
          </table:table-cell>
          <table:table-cell table:formula="of:=IF(NOT([.$I51]=&quot;&quot;);IF([.$C51]=[.S$1];[.$I51];&quot;&quot;);&quot;&quot;)">
            <text:p/>
          </table:table-cell>
          <table:table-cell table:formula="of:=IF(NOT([.$I51]=&quot;&quot;);IF([.$C51]=[.T$1];[.$I51];&quot;&quot;)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Nor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441493418866" calcext:value-type="percentage">
            <text:p>44.64%</text:p>
          </table:table-cell>
          <table:table-cell table:formula="of:=IF([.D52]=&quot;con&quot;;[.E52];-[.E52])" office:value-type="percentage" office:value="0.446441493418866" calcext:value-type="percentage">
            <text:p>44.64%</text:p>
          </table:table-cell>
          <table:table-cell table:formula="of:=IF([.D52]=&quot;lab&quot;;[.E52];-[.E52])" office:value-type="percentage" office:value="-0.446441493418866" calcext:value-type="percentage">
            <text:p>-44.64%</text:p>
          </table:table-cell>
          <table:table-cell table:formula="of:=IF([.D52]=&quot;lib&quot;;[.E52];-[.E52])" office:value-type="percentage" office:value="-0.446441493418866" calcext:value-type="percentage">
            <text:p>-44.64%</text:p>
          </table:table-cell>
          <table:table-cell/>
          <table:table-cell table:formula="of:=IF(NOT([.$I52]=&quot;&quot;);IF([.$C52]=[.J$1];[.$I52];&quot;&quot;);&quot;&quot;)">
            <text:p/>
          </table:table-cell>
          <table:table-cell table:formula="of:=IF(NOT([.$I52]=&quot;&quot;);IF([.$C52]=[.K$1];[.$I52];&quot;&quot;);&quot;&quot;)">
            <text:p/>
          </table:table-cell>
          <table:table-cell table:formula="of:=IF(NOT([.$I52]=&quot;&quot;);IF([.$C52]=[.L$1];[.$I52];&quot;&quot;);&quot;&quot;)">
            <text:p/>
          </table:table-cell>
          <table:table-cell table:formula="of:=IF(NOT([.$I52]=&quot;&quot;);IF([.$C52]=[.M$1];[.$I52];&quot;&quot;);&quot;&quot;)">
            <text:p/>
          </table:table-cell>
          <table:table-cell table:formula="of:=IF(NOT([.$I52]=&quot;&quot;);IF([.$C52]=[.N$1];[.$I52];&quot;&quot;);&quot;&quot;)">
            <text:p/>
          </table:table-cell>
          <table:table-cell table:formula="of:=IF(NOT([.$I52]=&quot;&quot;);IF([.$C52]=[.O$1];[.$I52];&quot;&quot;);&quot;&quot;)">
            <text:p/>
          </table:table-cell>
          <table:table-cell table:formula="of:=IF(NOT([.$I52]=&quot;&quot;);IF([.$C52]=[.P$1];[.$I52];&quot;&quot;);&quot;&quot;)">
            <text:p/>
          </table:table-cell>
          <table:table-cell table:formula="of:=IF(NOT([.$I52]=&quot;&quot;);IF([.$C52]=[.Q$1];[.$I52];&quot;&quot;);&quot;&quot;)">
            <text:p/>
          </table:table-cell>
          <table:table-cell table:formula="of:=IF(NOT([.$I52]=&quot;&quot;);IF([.$C52]=[.R$1];[.$I52];&quot;&quot;);&quot;&quot;)">
            <text:p/>
          </table:table-cell>
          <table:table-cell table:formula="of:=IF(NOT([.$I52]=&quot;&quot;);IF([.$C52]=[.S$1];[.$I52];&quot;&quot;);&quot;&quot;)">
            <text:p/>
          </table:table-cell>
          <table:table-cell table:formula="of:=IF(NOT([.$I52]=&quot;&quot;);IF([.$C52]=[.T$1];[.$I52];&quot;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Wyre 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705523997695" calcext:value-type="percentage">
            <text:p>44.07%</text:p>
          </table:table-cell>
          <table:table-cell table:formula="of:=IF([.D53]=&quot;con&quot;;[.E53];-[.E53])" office:value-type="percentage" office:value="0.440705523997695" calcext:value-type="percentage">
            <text:p>44.07%</text:p>
          </table:table-cell>
          <table:table-cell table:formula="of:=IF([.D53]=&quot;lab&quot;;[.E53];-[.E53])" office:value-type="percentage" office:value="-0.440705523997695" calcext:value-type="percentage">
            <text:p>-44.07%</text:p>
          </table:table-cell>
          <table:table-cell table:formula="of:=IF([.D53]=&quot;lib&quot;;[.E53];-[.E53])" office:value-type="percentage" office:value="-0.440705523997695" calcext:value-type="percentage">
            <text:p>-44.07%</text:p>
          </table:table-cell>
          <table:table-cell/>
          <table:table-cell table:formula="of:=IF(NOT([.$I53]=&quot;&quot;);IF([.$C53]=[.J$1];[.$I53];&quot;&quot;);&quot;&quot;)">
            <text:p/>
          </table:table-cell>
          <table:table-cell table:formula="of:=IF(NOT([.$I53]=&quot;&quot;);IF([.$C53]=[.K$1];[.$I53];&quot;&quot;);&quot;&quot;)">
            <text:p/>
          </table:table-cell>
          <table:table-cell table:formula="of:=IF(NOT([.$I53]=&quot;&quot;);IF([.$C53]=[.L$1];[.$I53];&quot;&quot;);&quot;&quot;)">
            <text:p/>
          </table:table-cell>
          <table:table-cell table:formula="of:=IF(NOT([.$I53]=&quot;&quot;);IF([.$C53]=[.M$1];[.$I53];&quot;&quot;);&quot;&quot;)">
            <text:p/>
          </table:table-cell>
          <table:table-cell table:formula="of:=IF(NOT([.$I53]=&quot;&quot;);IF([.$C53]=[.N$1];[.$I53];&quot;&quot;);&quot;&quot;)">
            <text:p/>
          </table:table-cell>
          <table:table-cell table:formula="of:=IF(NOT([.$I53]=&quot;&quot;);IF([.$C53]=[.O$1];[.$I53];&quot;&quot;);&quot;&quot;)">
            <text:p/>
          </table:table-cell>
          <table:table-cell table:formula="of:=IF(NOT([.$I53]=&quot;&quot;);IF([.$C53]=[.P$1];[.$I53];&quot;&quot;);&quot;&quot;)">
            <text:p/>
          </table:table-cell>
          <table:table-cell table:formula="of:=IF(NOT([.$I53]=&quot;&quot;);IF([.$C53]=[.Q$1];[.$I53];&quot;&quot;);&quot;&quot;)">
            <text:p/>
          </table:table-cell>
          <table:table-cell table:formula="of:=IF(NOT([.$I53]=&quot;&quot;);IF([.$C53]=[.R$1];[.$I53];&quot;&quot;);&quot;&quot;)">
            <text:p/>
          </table:table-cell>
          <table:table-cell table:formula="of:=IF(NOT([.$I53]=&quot;&quot;);IF([.$C53]=[.S$1];[.$I53];&quot;&quot;);&quot;&quot;)">
            <text:p/>
          </table:table-cell>
          <table:table-cell table:formula="of:=IF(NOT([.$I53]=&quot;&quot;);IF([.$C53]=[.T$1];[.$I53];&quot;&quot;)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Bromsgr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20651946122" calcext:value-type="percentage">
            <text:p>44.02%</text:p>
          </table:table-cell>
          <table:table-cell table:formula="of:=IF([.D54]=&quot;con&quot;;[.E54];-[.E54])" office:value-type="percentage" office:value="0.44020651946122" calcext:value-type="percentage">
            <text:p>44.02%</text:p>
          </table:table-cell>
          <table:table-cell table:formula="of:=IF([.D54]=&quot;lab&quot;;[.E54];-[.E54])" office:value-type="percentage" office:value="-0.44020651946122" calcext:value-type="percentage">
            <text:p>-44.02%</text:p>
          </table:table-cell>
          <table:table-cell table:formula="of:=IF([.D54]=&quot;lib&quot;;[.E54];-[.E54])" office:value-type="percentage" office:value="-0.44020651946122" calcext:value-type="percentage">
            <text:p>-44.02%</text:p>
          </table:table-cell>
          <table:table-cell/>
          <table:table-cell table:formula="of:=IF(NOT([.$I54]=&quot;&quot;);IF([.$C54]=[.J$1];[.$I54];&quot;&quot;);&quot;&quot;)">
            <text:p/>
          </table:table-cell>
          <table:table-cell table:formula="of:=IF(NOT([.$I54]=&quot;&quot;);IF([.$C54]=[.K$1];[.$I54];&quot;&quot;);&quot;&quot;)">
            <text:p/>
          </table:table-cell>
          <table:table-cell table:formula="of:=IF(NOT([.$I54]=&quot;&quot;);IF([.$C54]=[.L$1];[.$I54];&quot;&quot;);&quot;&quot;)">
            <text:p/>
          </table:table-cell>
          <table:table-cell table:formula="of:=IF(NOT([.$I54]=&quot;&quot;);IF([.$C54]=[.M$1];[.$I54];&quot;&quot;);&quot;&quot;)">
            <text:p/>
          </table:table-cell>
          <table:table-cell table:formula="of:=IF(NOT([.$I54]=&quot;&quot;);IF([.$C54]=[.N$1];[.$I54];&quot;&quot;);&quot;&quot;)">
            <text:p/>
          </table:table-cell>
          <table:table-cell table:formula="of:=IF(NOT([.$I54]=&quot;&quot;);IF([.$C54]=[.O$1];[.$I54];&quot;&quot;);&quot;&quot;)">
            <text:p/>
          </table:table-cell>
          <table:table-cell table:formula="of:=IF(NOT([.$I54]=&quot;&quot;);IF([.$C54]=[.P$1];[.$I54];&quot;&quot;);&quot;&quot;)">
            <text:p/>
          </table:table-cell>
          <table:table-cell table:formula="of:=IF(NOT([.$I54]=&quot;&quot;);IF([.$C54]=[.Q$1];[.$I54];&quot;&quot;);&quot;&quot;)">
            <text:p/>
          </table:table-cell>
          <table:table-cell table:formula="of:=IF(NOT([.$I54]=&quot;&quot;);IF([.$C54]=[.R$1];[.$I54];&quot;&quot;);&quot;&quot;)">
            <text:p/>
          </table:table-cell>
          <table:table-cell table:formula="of:=IF(NOT([.$I54]=&quot;&quot;);IF([.$C54]=[.S$1];[.$I54];&quot;&quot;);&quot;&quot;)">
            <text:p/>
          </table:table-cell>
          <table:table-cell table:formula="of:=IF(NOT([.$I54]=&quot;&quot;);IF([.$C54]=[.T$1];[.$I54];&quot;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Bridlington and The 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9569101418812" calcext:value-type="percentage">
            <text:p>43.96%</text:p>
          </table:table-cell>
          <table:table-cell table:formula="of:=IF([.D55]=&quot;con&quot;;[.E55];-[.E55])" office:value-type="percentage" office:value="0.439569101418812" calcext:value-type="percentage">
            <text:p>43.96%</text:p>
          </table:table-cell>
          <table:table-cell table:formula="of:=IF([.D55]=&quot;lab&quot;;[.E55];-[.E55])" office:value-type="percentage" office:value="-0.439569101418812" calcext:value-type="percentage">
            <text:p>-43.96%</text:p>
          </table:table-cell>
          <table:table-cell table:formula="of:=IF([.D55]=&quot;lib&quot;;[.E55];-[.E55])" office:value-type="percentage" office:value="-0.439569101418812" calcext:value-type="percentage">
            <text:p>-43.96%</text:p>
          </table:table-cell>
          <table:table-cell/>
          <table:table-cell table:formula="of:=IF(NOT([.$I55]=&quot;&quot;);IF([.$C55]=[.J$1];[.$I55];&quot;&quot;);&quot;&quot;)">
            <text:p/>
          </table:table-cell>
          <table:table-cell table:formula="of:=IF(NOT([.$I55]=&quot;&quot;);IF([.$C55]=[.K$1];[.$I55];&quot;&quot;);&quot;&quot;)">
            <text:p/>
          </table:table-cell>
          <table:table-cell table:formula="of:=IF(NOT([.$I55]=&quot;&quot;);IF([.$C55]=[.L$1];[.$I55];&quot;&quot;);&quot;&quot;)">
            <text:p/>
          </table:table-cell>
          <table:table-cell table:formula="of:=IF(NOT([.$I55]=&quot;&quot;);IF([.$C55]=[.M$1];[.$I55];&quot;&quot;);&quot;&quot;)">
            <text:p/>
          </table:table-cell>
          <table:table-cell table:formula="of:=IF(NOT([.$I55]=&quot;&quot;);IF([.$C55]=[.N$1];[.$I55];&quot;&quot;);&quot;&quot;)">
            <text:p/>
          </table:table-cell>
          <table:table-cell table:formula="of:=IF(NOT([.$I55]=&quot;&quot;);IF([.$C55]=[.O$1];[.$I55];&quot;&quot;);&quot;&quot;)">
            <text:p/>
          </table:table-cell>
          <table:table-cell table:formula="of:=IF(NOT([.$I55]=&quot;&quot;);IF([.$C55]=[.P$1];[.$I55];&quot;&quot;);&quot;&quot;)">
            <text:p/>
          </table:table-cell>
          <table:table-cell table:formula="of:=IF(NOT([.$I55]=&quot;&quot;);IF([.$C55]=[.Q$1];[.$I55];&quot;&quot;);&quot;&quot;)">
            <text:p/>
          </table:table-cell>
          <table:table-cell table:formula="of:=IF(NOT([.$I55]=&quot;&quot;);IF([.$C55]=[.R$1];[.$I55];&quot;&quot;);&quot;&quot;)">
            <text:p/>
          </table:table-cell>
          <table:table-cell table:formula="of:=IF(NOT([.$I55]=&quot;&quot;);IF([.$C55]=[.S$1];[.$I55];&quot;&quot;);&quot;&quot;)">
            <text:p/>
          </table:table-cell>
          <table:table-cell table:formula="of:=IF(NOT([.$I55]=&quot;&quot;);IF([.$C55]=[.T$1];[.$I55];&quot;&quot;);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rping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8755657498618" calcext:value-type="percentage">
            <text:p>43.88%</text:p>
          </table:table-cell>
          <table:table-cell table:formula="of:=IF([.D56]=&quot;con&quot;;[.E56];-[.E56])" office:value-type="percentage" office:value="0.438755657498618" calcext:value-type="percentage">
            <text:p>43.88%</text:p>
          </table:table-cell>
          <table:table-cell table:formula="of:=IF([.D56]=&quot;lab&quot;;[.E56];-[.E56])" office:value-type="percentage" office:value="-0.438755657498618" calcext:value-type="percentage">
            <text:p>-43.88%</text:p>
          </table:table-cell>
          <table:table-cell table:formula="of:=IF([.D56]=&quot;lib&quot;;[.E56];-[.E56])" office:value-type="percentage" office:value="-0.438755657498618" calcext:value-type="percentage">
            <text:p>-43.88%</text:p>
          </table:table-cell>
          <table:table-cell/>
          <table:table-cell table:formula="of:=IF(NOT([.$I56]=&quot;&quot;);IF([.$C56]=[.J$1];[.$I56];&quot;&quot;);&quot;&quot;)">
            <text:p/>
          </table:table-cell>
          <table:table-cell table:formula="of:=IF(NOT([.$I56]=&quot;&quot;);IF([.$C56]=[.K$1];[.$I56];&quot;&quot;);&quot;&quot;)">
            <text:p/>
          </table:table-cell>
          <table:table-cell table:formula="of:=IF(NOT([.$I56]=&quot;&quot;);IF([.$C56]=[.L$1];[.$I56];&quot;&quot;);&quot;&quot;)">
            <text:p/>
          </table:table-cell>
          <table:table-cell table:formula="of:=IF(NOT([.$I56]=&quot;&quot;);IF([.$C56]=[.M$1];[.$I56];&quot;&quot;);&quot;&quot;)">
            <text:p/>
          </table:table-cell>
          <table:table-cell table:formula="of:=IF(NOT([.$I56]=&quot;&quot;);IF([.$C56]=[.N$1];[.$I56];&quot;&quot;);&quot;&quot;)">
            <text:p/>
          </table:table-cell>
          <table:table-cell table:formula="of:=IF(NOT([.$I56]=&quot;&quot;);IF([.$C56]=[.O$1];[.$I56];&quot;&quot;);&quot;&quot;)">
            <text:p/>
          </table:table-cell>
          <table:table-cell table:formula="of:=IF(NOT([.$I56]=&quot;&quot;);IF([.$C56]=[.P$1];[.$I56];&quot;&quot;);&quot;&quot;)">
            <text:p/>
          </table:table-cell>
          <table:table-cell table:formula="of:=IF(NOT([.$I56]=&quot;&quot;);IF([.$C56]=[.Q$1];[.$I56];&quot;&quot;);&quot;&quot;)">
            <text:p/>
          </table:table-cell>
          <table:table-cell table:formula="of:=IF(NOT([.$I56]=&quot;&quot;);IF([.$C56]=[.R$1];[.$I56];&quot;&quot;);&quot;&quot;)">
            <text:p/>
          </table:table-cell>
          <table:table-cell table:formula="of:=IF(NOT([.$I56]=&quot;&quot;);IF([.$C56]=[.S$1];[.$I56];&quot;&quot;);&quot;&quot;)">
            <text:p/>
          </table:table-cell>
          <table:table-cell table:formula="of:=IF(NOT([.$I56]=&quot;&quot;);IF([.$C56]=[.T$1];[.$I56];&quot;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Central Suffolk and North Ips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89065080938" calcext:value-type="percentage">
            <text:p>43.78%</text:p>
          </table:table-cell>
          <table:table-cell table:formula="of:=IF([.D57]=&quot;con&quot;;[.E57];-[.E57])" office:value-type="percentage" office:value="0.437789065080938" calcext:value-type="percentage">
            <text:p>43.78%</text:p>
          </table:table-cell>
          <table:table-cell table:formula="of:=IF([.D57]=&quot;lab&quot;;[.E57];-[.E57])" office:value-type="percentage" office:value="-0.437789065080938" calcext:value-type="percentage">
            <text:p>-43.78%</text:p>
          </table:table-cell>
          <table:table-cell table:formula="of:=IF([.D57]=&quot;lib&quot;;[.E57];-[.E57])" office:value-type="percentage" office:value="-0.437789065080938" calcext:value-type="percentage">
            <text:p>-43.78%</text:p>
          </table:table-cell>
          <table:table-cell/>
          <table:table-cell table:formula="of:=IF(NOT([.$I57]=&quot;&quot;);IF([.$C57]=[.J$1];[.$I57];&quot;&quot;);&quot;&quot;)">
            <text:p/>
          </table:table-cell>
          <table:table-cell table:formula="of:=IF(NOT([.$I57]=&quot;&quot;);IF([.$C57]=[.K$1];[.$I57];&quot;&quot;);&quot;&quot;)">
            <text:p/>
          </table:table-cell>
          <table:table-cell table:formula="of:=IF(NOT([.$I57]=&quot;&quot;);IF([.$C57]=[.L$1];[.$I57];&quot;&quot;);&quot;&quot;)">
            <text:p/>
          </table:table-cell>
          <table:table-cell table:formula="of:=IF(NOT([.$I57]=&quot;&quot;);IF([.$C57]=[.M$1];[.$I57];&quot;&quot;);&quot;&quot;)">
            <text:p/>
          </table:table-cell>
          <table:table-cell table:formula="of:=IF(NOT([.$I57]=&quot;&quot;);IF([.$C57]=[.N$1];[.$I57];&quot;&quot;);&quot;&quot;)">
            <text:p/>
          </table:table-cell>
          <table:table-cell table:formula="of:=IF(NOT([.$I57]=&quot;&quot;);IF([.$C57]=[.O$1];[.$I57];&quot;&quot;);&quot;&quot;)">
            <text:p/>
          </table:table-cell>
          <table:table-cell table:formula="of:=IF(NOT([.$I57]=&quot;&quot;);IF([.$C57]=[.P$1];[.$I57];&quot;&quot;);&quot;&quot;)">
            <text:p/>
          </table:table-cell>
          <table:table-cell table:formula="of:=IF(NOT([.$I57]=&quot;&quot;);IF([.$C57]=[.Q$1];[.$I57];&quot;&quot;);&quot;&quot;)">
            <text:p/>
          </table:table-cell>
          <table:table-cell table:formula="of:=IF(NOT([.$I57]=&quot;&quot;);IF([.$C57]=[.R$1];[.$I57];&quot;&quot;);&quot;&quot;)">
            <text:p/>
          </table:table-cell>
          <table:table-cell table:formula="of:=IF(NOT([.$I57]=&quot;&quot;);IF([.$C57]=[.S$1];[.$I57];&quot;&quot;);&quot;&quot;)">
            <text:p/>
          </table:table-cell>
          <table:table-cell table:formula="of:=IF(NOT([.$I57]=&quot;&quot;);IF([.$C57]=[.T$1];[.$I57];&quot;&quot;)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Bexhill and Ba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34268662967" calcext:value-type="percentage">
            <text:p>43.77%</text:p>
          </table:table-cell>
          <table:table-cell table:formula="of:=IF([.D58]=&quot;con&quot;;[.E58];-[.E58])" office:value-type="percentage" office:value="0.437734268662967" calcext:value-type="percentage">
            <text:p>43.77%</text:p>
          </table:table-cell>
          <table:table-cell table:formula="of:=IF([.D58]=&quot;lab&quot;;[.E58];-[.E58])" office:value-type="percentage" office:value="-0.437734268662967" calcext:value-type="percentage">
            <text:p>-43.77%</text:p>
          </table:table-cell>
          <table:table-cell table:formula="of:=IF([.D58]=&quot;lib&quot;;[.E58];-[.E58])" office:value-type="percentage" office:value="-0.437734268662967" calcext:value-type="percentage">
            <text:p>-43.77%</text:p>
          </table:table-cell>
          <table:table-cell/>
          <table:table-cell table:formula="of:=IF(NOT([.$I58]=&quot;&quot;);IF([.$C58]=[.J$1];[.$I58];&quot;&quot;);&quot;&quot;)">
            <text:p/>
          </table:table-cell>
          <table:table-cell table:formula="of:=IF(NOT([.$I58]=&quot;&quot;);IF([.$C58]=[.K$1];[.$I58];&quot;&quot;);&quot;&quot;)">
            <text:p/>
          </table:table-cell>
          <table:table-cell table:formula="of:=IF(NOT([.$I58]=&quot;&quot;);IF([.$C58]=[.L$1];[.$I58];&quot;&quot;);&quot;&quot;)">
            <text:p/>
          </table:table-cell>
          <table:table-cell table:formula="of:=IF(NOT([.$I58]=&quot;&quot;);IF([.$C58]=[.M$1];[.$I58];&quot;&quot;);&quot;&quot;)">
            <text:p/>
          </table:table-cell>
          <table:table-cell table:formula="of:=IF(NOT([.$I58]=&quot;&quot;);IF([.$C58]=[.N$1];[.$I58];&quot;&quot;);&quot;&quot;)">
            <text:p/>
          </table:table-cell>
          <table:table-cell table:formula="of:=IF(NOT([.$I58]=&quot;&quot;);IF([.$C58]=[.O$1];[.$I58];&quot;&quot;);&quot;&quot;)">
            <text:p/>
          </table:table-cell>
          <table:table-cell table:formula="of:=IF(NOT([.$I58]=&quot;&quot;);IF([.$C58]=[.P$1];[.$I58];&quot;&quot;);&quot;&quot;)">
            <text:p/>
          </table:table-cell>
          <table:table-cell table:formula="of:=IF(NOT([.$I58]=&quot;&quot;);IF([.$C58]=[.Q$1];[.$I58];&quot;&quot;);&quot;&quot;)">
            <text:p/>
          </table:table-cell>
          <table:table-cell table:formula="of:=IF(NOT([.$I58]=&quot;&quot;);IF([.$C58]=[.R$1];[.$I58];&quot;&quot;);&quot;&quot;)">
            <text:p/>
          </table:table-cell>
          <table:table-cell table:formula="of:=IF(NOT([.$I58]=&quot;&quot;);IF([.$C58]=[.S$1];[.$I58];&quot;&quot;);&quot;&quot;)">
            <text:p/>
          </table:table-cell>
          <table:table-cell table:formula="of:=IF(NOT([.$I58]=&quot;&quot;);IF([.$C58]=[.T$1];[.$I58];&quot;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Honiton and Sid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176152945147" calcext:value-type="percentage">
            <text:p>43.72%</text:p>
          </table:table-cell>
          <table:table-cell table:formula="of:=IF([.D59]=&quot;con&quot;;[.E59];-[.E59])" office:value-type="percentage" office:value="0.437176152945147" calcext:value-type="percentage">
            <text:p>43.72%</text:p>
          </table:table-cell>
          <table:table-cell table:formula="of:=IF([.D59]=&quot;lab&quot;;[.E59];-[.E59])" office:value-type="percentage" office:value="-0.437176152945147" calcext:value-type="percentage">
            <text:p>-43.72%</text:p>
          </table:table-cell>
          <table:table-cell table:formula="of:=IF([.D59]=&quot;lib&quot;;[.E59];-[.E59])" office:value-type="percentage" office:value="-0.437176152945147" calcext:value-type="percentage">
            <text:p>-43.72%</text:p>
          </table:table-cell>
          <table:table-cell/>
          <table:table-cell table:formula="of:=IF(NOT([.$I59]=&quot;&quot;);IF([.$C59]=[.J$1];[.$I59];&quot;&quot;);&quot;&quot;)">
            <text:p/>
          </table:table-cell>
          <table:table-cell table:formula="of:=IF(NOT([.$I59]=&quot;&quot;);IF([.$C59]=[.K$1];[.$I59];&quot;&quot;);&quot;&quot;)">
            <text:p/>
          </table:table-cell>
          <table:table-cell table:formula="of:=IF(NOT([.$I59]=&quot;&quot;);IF([.$C59]=[.L$1];[.$I59];&quot;&quot;);&quot;&quot;)">
            <text:p/>
          </table:table-cell>
          <table:table-cell table:formula="of:=IF(NOT([.$I59]=&quot;&quot;);IF([.$C59]=[.M$1];[.$I59];&quot;&quot;);&quot;&quot;)">
            <text:p/>
          </table:table-cell>
          <table:table-cell table:formula="of:=IF(NOT([.$I59]=&quot;&quot;);IF([.$C59]=[.N$1];[.$I59];&quot;&quot;);&quot;&quot;)">
            <text:p/>
          </table:table-cell>
          <table:table-cell table:formula="of:=IF(NOT([.$I59]=&quot;&quot;);IF([.$C59]=[.O$1];[.$I59];&quot;&quot;);&quot;&quot;)">
            <text:p/>
          </table:table-cell>
          <table:table-cell table:formula="of:=IF(NOT([.$I59]=&quot;&quot;);IF([.$C59]=[.P$1];[.$I59];&quot;&quot;);&quot;&quot;)">
            <text:p/>
          </table:table-cell>
          <table:table-cell table:formula="of:=IF(NOT([.$I59]=&quot;&quot;);IF([.$C59]=[.Q$1];[.$I59];&quot;&quot;);&quot;&quot;)">
            <text:p/>
          </table:table-cell>
          <table:table-cell table:formula="of:=IF(NOT([.$I59]=&quot;&quot;);IF([.$C59]=[.R$1];[.$I59];&quot;&quot;);&quot;&quot;)">
            <text:p/>
          </table:table-cell>
          <table:table-cell table:formula="of:=IF(NOT([.$I59]=&quot;&quot;);IF([.$C59]=[.S$1];[.$I59];&quot;&quot;);&quot;&quot;)">
            <text:p/>
          </table:table-cell>
          <table:table-cell table:formula="of:=IF(NOT([.$I59]=&quot;&quot;);IF([.$C59]=[.T$1];[.$I59];&quot;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m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720745940824" calcext:value-type="percentage">
            <text:p>43.57%</text:p>
          </table:table-cell>
          <table:table-cell table:formula="of:=IF([.D60]=&quot;con&quot;;[.E60];-[.E60])" office:value-type="percentage" office:value="0.435720745940824" calcext:value-type="percentage">
            <text:p>43.57%</text:p>
          </table:table-cell>
          <table:table-cell table:formula="of:=IF([.D60]=&quot;lab&quot;;[.E60];-[.E60])" office:value-type="percentage" office:value="-0.435720745940824" calcext:value-type="percentage">
            <text:p>-43.57%</text:p>
          </table:table-cell>
          <table:table-cell table:formula="of:=IF([.D60]=&quot;lib&quot;;[.E60];-[.E60])" office:value-type="percentage" office:value="-0.435720745940824" calcext:value-type="percentage">
            <text:p>-43.57%</text:p>
          </table:table-cell>
          <table:table-cell/>
          <table:table-cell table:formula="of:=IF(NOT([.$I60]=&quot;&quot;);IF([.$C60]=[.J$1];[.$I60];&quot;&quot;);&quot;&quot;)">
            <text:p/>
          </table:table-cell>
          <table:table-cell table:formula="of:=IF(NOT([.$I60]=&quot;&quot;);IF([.$C60]=[.K$1];[.$I60];&quot;&quot;);&quot;&quot;)">
            <text:p/>
          </table:table-cell>
          <table:table-cell table:formula="of:=IF(NOT([.$I60]=&quot;&quot;);IF([.$C60]=[.L$1];[.$I60];&quot;&quot;);&quot;&quot;)">
            <text:p/>
          </table:table-cell>
          <table:table-cell table:formula="of:=IF(NOT([.$I60]=&quot;&quot;);IF([.$C60]=[.M$1];[.$I60];&quot;&quot;);&quot;&quot;)">
            <text:p/>
          </table:table-cell>
          <table:table-cell table:formula="of:=IF(NOT([.$I60]=&quot;&quot;);IF([.$C60]=[.N$1];[.$I60];&quot;&quot;);&quot;&quot;)">
            <text:p/>
          </table:table-cell>
          <table:table-cell table:formula="of:=IF(NOT([.$I60]=&quot;&quot;);IF([.$C60]=[.O$1];[.$I60];&quot;&quot;);&quot;&quot;)">
            <text:p/>
          </table:table-cell>
          <table:table-cell table:formula="of:=IF(NOT([.$I60]=&quot;&quot;);IF([.$C60]=[.P$1];[.$I60];&quot;&quot;);&quot;&quot;)">
            <text:p/>
          </table:table-cell>
          <table:table-cell table:formula="of:=IF(NOT([.$I60]=&quot;&quot;);IF([.$C60]=[.Q$1];[.$I60];&quot;&quot;);&quot;&quot;)">
            <text:p/>
          </table:table-cell>
          <table:table-cell table:formula="of:=IF(NOT([.$I60]=&quot;&quot;);IF([.$C60]=[.R$1];[.$I60];&quot;&quot;);&quot;&quot;)">
            <text:p/>
          </table:table-cell>
          <table:table-cell table:formula="of:=IF(NOT([.$I60]=&quot;&quot;);IF([.$C60]=[.S$1];[.$I60];&quot;&quot;);&quot;&quot;)">
            <text:p/>
          </table:table-cell>
          <table:table-cell table:formula="of:=IF(NOT([.$I60]=&quot;&quot;);IF([.$C60]=[.T$1];[.$I60];&quot;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3" office:value-type="string" calcext:value-type="string">
            <text:p>Sevenoa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35368771033532" calcext:value-type="percentage">
            <text:p>43.54%</text:p>
          </table:table-cell>
          <table:table-cell table:formula="of:=IF([.D61]=&quot;con&quot;;[.E61];-[.E61])" office:value-type="percentage" office:value="0.435368771033532" calcext:value-type="percentage">
            <text:p>43.54%</text:p>
          </table:table-cell>
          <table:table-cell table:formula="of:=IF([.D61]=&quot;lab&quot;;[.E61];-[.E61])" office:value-type="percentage" office:value="-0.435368771033532" calcext:value-type="percentage">
            <text:p>-43.54%</text:p>
          </table:table-cell>
          <table:table-cell table:formula="of:=IF([.D61]=&quot;lib&quot;;[.E61];-[.E61])" office:value-type="percentage" office:value="-0.435368771033532" calcext:value-type="percentage">
            <text:p>-43.54%</text:p>
          </table:table-cell>
          <table:table-cell/>
          <table:table-cell table:formula="of:=IF(NOT([.$I61]=&quot;&quot;);IF([.$C61]=[.J$1];[.$I61];&quot;&quot;);&quot;&quot;)">
            <text:p/>
          </table:table-cell>
          <table:table-cell table:formula="of:=IF(NOT([.$I61]=&quot;&quot;);IF([.$C61]=[.K$1];[.$I61];&quot;&quot;);&quot;&quot;)">
            <text:p/>
          </table:table-cell>
          <table:table-cell table:formula="of:=IF(NOT([.$I61]=&quot;&quot;);IF([.$C61]=[.L$1];[.$I61];&quot;&quot;);&quot;&quot;)">
            <text:p/>
          </table:table-cell>
          <table:table-cell table:formula="of:=IF(NOT([.$I61]=&quot;&quot;);IF([.$C61]=[.M$1];[.$I61];&quot;&quot;);&quot;&quot;)">
            <text:p/>
          </table:table-cell>
          <table:table-cell table:formula="of:=IF(NOT([.$I61]=&quot;&quot;);IF([.$C61]=[.N$1];[.$I61];&quot;&quot;);&quot;&quot;)">
            <text:p/>
          </table:table-cell>
          <table:table-cell table:formula="of:=IF(NOT([.$I61]=&quot;&quot;);IF([.$C61]=[.O$1];[.$I61];&quot;&quot;);&quot;&quot;)">
            <text:p/>
          </table:table-cell>
          <table:table-cell table:formula="of:=IF(NOT([.$I61]=&quot;&quot;);IF([.$C61]=[.P$1];[.$I61];&quot;&quot;);&quot;&quot;)">
            <text:p/>
          </table:table-cell>
          <table:table-cell table:formula="of:=IF(NOT([.$I61]=&quot;&quot;);IF([.$C61]=[.Q$1];[.$I61];&quot;&quot;);&quot;&quot;)">
            <text:p/>
          </table:table-cell>
          <table:table-cell table:formula="of:=IF(NOT([.$I61]=&quot;&quot;);IF([.$C61]=[.R$1];[.$I61];&quot;&quot;);&quot;&quot;)">
            <text:p/>
          </table:table-cell>
          <table:table-cell table:formula="of:=IF(NOT([.$I61]=&quot;&quot;);IF([.$C61]=[.S$1];[.$I61];&quot;&quot;);&quot;&quot;)">
            <text:p/>
          </table:table-cell>
          <table:table-cell table:formula="of:=IF(NOT([.$I61]=&quot;&quot;);IF([.$C61]=[.T$1];[.$I61];&quot;&quot;)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t Wilt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107611548556" calcext:value-type="percentage">
            <text:p>43.51%</text:p>
          </table:table-cell>
          <table:table-cell table:formula="of:=IF([.D62]=&quot;con&quot;;[.E62];-[.E62])" office:value-type="percentage" office:value="0.435107611548556" calcext:value-type="percentage">
            <text:p>43.51%</text:p>
          </table:table-cell>
          <table:table-cell table:formula="of:=IF([.D62]=&quot;lab&quot;;[.E62];-[.E62])" office:value-type="percentage" office:value="-0.435107611548556" calcext:value-type="percentage">
            <text:p>-43.51%</text:p>
          </table:table-cell>
          <table:table-cell table:formula="of:=IF([.D62]=&quot;lib&quot;;[.E62];-[.E62])" office:value-type="percentage" office:value="-0.435107611548556" calcext:value-type="percentage">
            <text:p>-43.51%</text:p>
          </table:table-cell>
          <table:table-cell/>
          <table:table-cell table:formula="of:=IF(NOT([.$I62]=&quot;&quot;);IF([.$C62]=[.J$1];[.$I62];&quot;&quot;);&quot;&quot;)">
            <text:p/>
          </table:table-cell>
          <table:table-cell table:formula="of:=IF(NOT([.$I62]=&quot;&quot;);IF([.$C62]=[.K$1];[.$I62];&quot;&quot;);&quot;&quot;)">
            <text:p/>
          </table:table-cell>
          <table:table-cell table:formula="of:=IF(NOT([.$I62]=&quot;&quot;);IF([.$C62]=[.L$1];[.$I62];&quot;&quot;);&quot;&quot;)">
            <text:p/>
          </table:table-cell>
          <table:table-cell table:formula="of:=IF(NOT([.$I62]=&quot;&quot;);IF([.$C62]=[.M$1];[.$I62];&quot;&quot;);&quot;&quot;)">
            <text:p/>
          </table:table-cell>
          <table:table-cell table:formula="of:=IF(NOT([.$I62]=&quot;&quot;);IF([.$C62]=[.N$1];[.$I62];&quot;&quot;);&quot;&quot;)">
            <text:p/>
          </table:table-cell>
          <table:table-cell table:formula="of:=IF(NOT([.$I62]=&quot;&quot;);IF([.$C62]=[.O$1];[.$I62];&quot;&quot;);&quot;&quot;)">
            <text:p/>
          </table:table-cell>
          <table:table-cell table:formula="of:=IF(NOT([.$I62]=&quot;&quot;);IF([.$C62]=[.P$1];[.$I62];&quot;&quot;);&quot;&quot;)">
            <text:p/>
          </table:table-cell>
          <table:table-cell table:formula="of:=IF(NOT([.$I62]=&quot;&quot;);IF([.$C62]=[.Q$1];[.$I62];&quot;&quot;);&quot;&quot;)">
            <text:p/>
          </table:table-cell>
          <table:table-cell table:formula="of:=IF(NOT([.$I62]=&quot;&quot;);IF([.$C62]=[.R$1];[.$I62];&quot;&quot;);&quot;&quot;)">
            <text:p/>
          </table:table-cell>
          <table:table-cell table:formula="of:=IF(NOT([.$I62]=&quot;&quot;);IF([.$C62]=[.S$1];[.$I62];&quot;&quot;);&quot;&quot;)">
            <text:p/>
          </table:table-cell>
          <table:table-cell table:formula="of:=IF(NOT([.$I62]=&quot;&quot;);IF([.$C62]=[.T$1];[.$I62];&quot;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Tiverton and Mine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4676148703317" calcext:value-type="percentage">
            <text:p>43.47%</text:p>
          </table:table-cell>
          <table:table-cell table:formula="of:=IF([.D63]=&quot;con&quot;;[.E63];-[.E63])" office:value-type="percentage" office:value="0.434676148703317" calcext:value-type="percentage">
            <text:p>43.47%</text:p>
          </table:table-cell>
          <table:table-cell table:formula="of:=IF([.D63]=&quot;lab&quot;;[.E63];-[.E63])" office:value-type="percentage" office:value="-0.434676148703317" calcext:value-type="percentage">
            <text:p>-43.47%</text:p>
          </table:table-cell>
          <table:table-cell table:formula="of:=IF([.D63]=&quot;lib&quot;;[.E63];-[.E63])" office:value-type="percentage" office:value="-0.434676148703317" calcext:value-type="percentage">
            <text:p>-43.47%</text:p>
          </table:table-cell>
          <table:table-cell/>
          <table:table-cell table:formula="of:=IF(NOT([.$I63]=&quot;&quot;);IF([.$C63]=[.J$1];[.$I63];&quot;&quot;);&quot;&quot;)">
            <text:p/>
          </table:table-cell>
          <table:table-cell table:formula="of:=IF(NOT([.$I63]=&quot;&quot;);IF([.$C63]=[.K$1];[.$I63];&quot;&quot;);&quot;&quot;)">
            <text:p/>
          </table:table-cell>
          <table:table-cell table:formula="of:=IF(NOT([.$I63]=&quot;&quot;);IF([.$C63]=[.L$1];[.$I63];&quot;&quot;);&quot;&quot;)">
            <text:p/>
          </table:table-cell>
          <table:table-cell table:formula="of:=IF(NOT([.$I63]=&quot;&quot;);IF([.$C63]=[.M$1];[.$I63];&quot;&quot;);&quot;&quot;)">
            <text:p/>
          </table:table-cell>
          <table:table-cell table:formula="of:=IF(NOT([.$I63]=&quot;&quot;);IF([.$C63]=[.N$1];[.$I63];&quot;&quot;);&quot;&quot;)">
            <text:p/>
          </table:table-cell>
          <table:table-cell table:formula="of:=IF(NOT([.$I63]=&quot;&quot;);IF([.$C63]=[.O$1];[.$I63];&quot;&quot;);&quot;&quot;)">
            <text:p/>
          </table:table-cell>
          <table:table-cell table:formula="of:=IF(NOT([.$I63]=&quot;&quot;);IF([.$C63]=[.P$1];[.$I63];&quot;&quot;);&quot;&quot;)">
            <text:p/>
          </table:table-cell>
          <table:table-cell table:formula="of:=IF(NOT([.$I63]=&quot;&quot;);IF([.$C63]=[.Q$1];[.$I63];&quot;&quot;);&quot;&quot;)">
            <text:p/>
          </table:table-cell>
          <table:table-cell table:formula="of:=IF(NOT([.$I63]=&quot;&quot;);IF([.$C63]=[.R$1];[.$I63];&quot;&quot;);&quot;&quot;)">
            <text:p/>
          </table:table-cell>
          <table:table-cell table:formula="of:=IF(NOT([.$I63]=&quot;&quot;);IF([.$C63]=[.S$1];[.$I63];&quot;&quot;);&quot;&quot;)">
            <text:p/>
          </table:table-cell>
          <table:table-cell table:formula="of:=IF(NOT([.$I63]=&quot;&quot;);IF([.$C63]=[.T$1];[.$I63];&quot;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d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4216443445107" calcext:value-type="percentage">
            <text:p>43.42%</text:p>
          </table:table-cell>
          <table:table-cell table:formula="of:=IF([.D64]=&quot;con&quot;;[.E64];-[.E64])" office:value-type="percentage" office:value="0.434216443445107" calcext:value-type="percentage">
            <text:p>43.42%</text:p>
          </table:table-cell>
          <table:table-cell table:formula="of:=IF([.D64]=&quot;lab&quot;;[.E64];-[.E64])" office:value-type="percentage" office:value="-0.434216443445107" calcext:value-type="percentage">
            <text:p>-43.42%</text:p>
          </table:table-cell>
          <table:table-cell table:formula="of:=IF([.D64]=&quot;lib&quot;;[.E64];-[.E64])" office:value-type="percentage" office:value="-0.434216443445107" calcext:value-type="percentage">
            <text:p>-43.42%</text:p>
          </table:table-cell>
          <table:table-cell/>
          <table:table-cell table:formula="of:=IF(NOT([.$I64]=&quot;&quot;);IF([.$C64]=[.J$1];[.$I64];&quot;&quot;);&quot;&quot;)">
            <text:p/>
          </table:table-cell>
          <table:table-cell table:formula="of:=IF(NOT([.$I64]=&quot;&quot;);IF([.$C64]=[.K$1];[.$I64];&quot;&quot;);&quot;&quot;)">
            <text:p/>
          </table:table-cell>
          <table:table-cell table:formula="of:=IF(NOT([.$I64]=&quot;&quot;);IF([.$C64]=[.L$1];[.$I64];&quot;&quot;);&quot;&quot;)">
            <text:p/>
          </table:table-cell>
          <table:table-cell table:formula="of:=IF(NOT([.$I64]=&quot;&quot;);IF([.$C64]=[.M$1];[.$I64];&quot;&quot;);&quot;&quot;)">
            <text:p/>
          </table:table-cell>
          <table:table-cell table:formula="of:=IF(NOT([.$I64]=&quot;&quot;);IF([.$C64]=[.N$1];[.$I64];&quot;&quot;);&quot;&quot;)">
            <text:p/>
          </table:table-cell>
          <table:table-cell table:formula="of:=IF(NOT([.$I64]=&quot;&quot;);IF([.$C64]=[.O$1];[.$I64];&quot;&quot;);&quot;&quot;)">
            <text:p/>
          </table:table-cell>
          <table:table-cell table:formula="of:=IF(NOT([.$I64]=&quot;&quot;);IF([.$C64]=[.P$1];[.$I64];&quot;&quot;);&quot;&quot;)">
            <text:p/>
          </table:table-cell>
          <table:table-cell table:formula="of:=IF(NOT([.$I64]=&quot;&quot;);IF([.$C64]=[.Q$1];[.$I64];&quot;&quot;);&quot;&quot;)">
            <text:p/>
          </table:table-cell>
          <table:table-cell table:formula="of:=IF(NOT([.$I64]=&quot;&quot;);IF([.$C64]=[.R$1];[.$I64];&quot;&quot;);&quot;&quot;)">
            <text:p/>
          </table:table-cell>
          <table:table-cell table:formula="of:=IF(NOT([.$I64]=&quot;&quot;);IF([.$C64]=[.S$1];[.$I64];&quot;&quot;);&quot;&quot;)">
            <text:p/>
          </table:table-cell>
          <table:table-cell table:formula="of:=IF(NOT([.$I64]=&quot;&quot;);IF([.$C64]=[.T$1];[.$I64];&quot;&quot;);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Melton and Sys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879027368333" calcext:value-type="percentage">
            <text:p>43.39%</text:p>
          </table:table-cell>
          <table:table-cell table:formula="of:=IF([.D65]=&quot;con&quot;;[.E65];-[.E65])" office:value-type="percentage" office:value="0.433879027368333" calcext:value-type="percentage">
            <text:p>43.39%</text:p>
          </table:table-cell>
          <table:table-cell table:formula="of:=IF([.D65]=&quot;lab&quot;;[.E65];-[.E65])" office:value-type="percentage" office:value="-0.433879027368333" calcext:value-type="percentage">
            <text:p>-43.39%</text:p>
          </table:table-cell>
          <table:table-cell table:formula="of:=IF([.D65]=&quot;lib&quot;;[.E65];-[.E65])" office:value-type="percentage" office:value="-0.433879027368333" calcext:value-type="percentage">
            <text:p>-43.39%</text:p>
          </table:table-cell>
          <table:table-cell/>
          <table:table-cell table:formula="of:=IF(NOT([.$I65]=&quot;&quot;);IF([.$C65]=[.J$1];[.$I65];&quot;&quot;);&quot;&quot;)">
            <text:p/>
          </table:table-cell>
          <table:table-cell table:formula="of:=IF(NOT([.$I65]=&quot;&quot;);IF([.$C65]=[.K$1];[.$I65];&quot;&quot;);&quot;&quot;)">
            <text:p/>
          </table:table-cell>
          <table:table-cell table:formula="of:=IF(NOT([.$I65]=&quot;&quot;);IF([.$C65]=[.L$1];[.$I65];&quot;&quot;);&quot;&quot;)">
            <text:p/>
          </table:table-cell>
          <table:table-cell table:formula="of:=IF(NOT([.$I65]=&quot;&quot;);IF([.$C65]=[.M$1];[.$I65];&quot;&quot;);&quot;&quot;)">
            <text:p/>
          </table:table-cell>
          <table:table-cell table:formula="of:=IF(NOT([.$I65]=&quot;&quot;);IF([.$C65]=[.N$1];[.$I65];&quot;&quot;);&quot;&quot;)">
            <text:p/>
          </table:table-cell>
          <table:table-cell table:formula="of:=IF(NOT([.$I65]=&quot;&quot;);IF([.$C65]=[.O$1];[.$I65];&quot;&quot;);&quot;&quot;)">
            <text:p/>
          </table:table-cell>
          <table:table-cell table:formula="of:=IF(NOT([.$I65]=&quot;&quot;);IF([.$C65]=[.P$1];[.$I65];&quot;&quot;);&quot;&quot;)">
            <text:p/>
          </table:table-cell>
          <table:table-cell table:formula="of:=IF(NOT([.$I65]=&quot;&quot;);IF([.$C65]=[.Q$1];[.$I65];&quot;&quot;);&quot;&quot;)">
            <text:p/>
          </table:table-cell>
          <table:table-cell table:formula="of:=IF(NOT([.$I65]=&quot;&quot;);IF([.$C65]=[.R$1];[.$I65];&quot;&quot;);&quot;&quot;)">
            <text:p/>
          </table:table-cell>
          <table:table-cell table:formula="of:=IF(NOT([.$I65]=&quot;&quot;);IF([.$C65]=[.S$1];[.$I65];&quot;&quot;);&quot;&quot;)">
            <text:p/>
          </table:table-cell>
          <table:table-cell table:formula="of:=IF(NOT([.$I65]=&quot;&quot;);IF([.$C65]=[.T$1];[.$I65];&quot;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Torridge and Tavist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454477681483" calcext:value-type="percentage">
            <text:p>43.35%</text:p>
          </table:table-cell>
          <table:table-cell table:formula="of:=IF([.D66]=&quot;con&quot;;[.E66];-[.E66])" office:value-type="percentage" office:value="0.433454477681483" calcext:value-type="percentage">
            <text:p>43.35%</text:p>
          </table:table-cell>
          <table:table-cell table:formula="of:=IF([.D66]=&quot;lab&quot;;[.E66];-[.E66])" office:value-type="percentage" office:value="-0.433454477681483" calcext:value-type="percentage">
            <text:p>-43.35%</text:p>
          </table:table-cell>
          <table:table-cell table:formula="of:=IF([.D66]=&quot;lib&quot;;[.E66];-[.E66])" office:value-type="percentage" office:value="-0.433454477681483" calcext:value-type="percentage">
            <text:p>-43.35%</text:p>
          </table:table-cell>
          <table:table-cell/>
          <table:table-cell table:formula="of:=IF(NOT([.$I66]=&quot;&quot;);IF([.$C66]=[.J$1];[.$I66];&quot;&quot;);&quot;&quot;)">
            <text:p/>
          </table:table-cell>
          <table:table-cell table:formula="of:=IF(NOT([.$I66]=&quot;&quot;);IF([.$C66]=[.K$1];[.$I66];&quot;&quot;);&quot;&quot;)">
            <text:p/>
          </table:table-cell>
          <table:table-cell table:formula="of:=IF(NOT([.$I66]=&quot;&quot;);IF([.$C66]=[.L$1];[.$I66];&quot;&quot;);&quot;&quot;)">
            <text:p/>
          </table:table-cell>
          <table:table-cell table:formula="of:=IF(NOT([.$I66]=&quot;&quot;);IF([.$C66]=[.M$1];[.$I66];&quot;&quot;);&quot;&quot;)">
            <text:p/>
          </table:table-cell>
          <table:table-cell table:formula="of:=IF(NOT([.$I66]=&quot;&quot;);IF([.$C66]=[.N$1];[.$I66];&quot;&quot;);&quot;&quot;)">
            <text:p/>
          </table:table-cell>
          <table:table-cell table:formula="of:=IF(NOT([.$I66]=&quot;&quot;);IF([.$C66]=[.O$1];[.$I66];&quot;&quot;);&quot;&quot;)">
            <text:p/>
          </table:table-cell>
          <table:table-cell table:formula="of:=IF(NOT([.$I66]=&quot;&quot;);IF([.$C66]=[.P$1];[.$I66];&quot;&quot;);&quot;&quot;)">
            <text:p/>
          </table:table-cell>
          <table:table-cell table:formula="of:=IF(NOT([.$I66]=&quot;&quot;);IF([.$C66]=[.Q$1];[.$I66];&quot;&quot;);&quot;&quot;)">
            <text:p/>
          </table:table-cell>
          <table:table-cell table:formula="of:=IF(NOT([.$I66]=&quot;&quot;);IF([.$C66]=[.R$1];[.$I66];&quot;&quot;);&quot;&quot;)">
            <text:p/>
          </table:table-cell>
          <table:table-cell table:formula="of:=IF(NOT([.$I66]=&quot;&quot;);IF([.$C66]=[.S$1];[.$I66];&quot;&quot;);&quot;&quot;)">
            <text:p/>
          </table:table-cell>
          <table:table-cell table:formula="of:=IF(NOT([.$I66]=&quot;&quot;);IF([.$C66]=[.T$1];[.$I66];&quot;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th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2573506412261" calcext:value-type="percentage">
            <text:p>43.26%</text:p>
          </table:table-cell>
          <table:table-cell table:formula="of:=IF([.D67]=&quot;con&quot;;[.E67];-[.E67])" office:value-type="percentage" office:value="0.432573506412261" calcext:value-type="percentage">
            <text:p>43.26%</text:p>
          </table:table-cell>
          <table:table-cell table:formula="of:=IF([.D67]=&quot;lab&quot;;[.E67];-[.E67])" office:value-type="percentage" office:value="-0.432573506412261" calcext:value-type="percentage">
            <text:p>-43.26%</text:p>
          </table:table-cell>
          <table:table-cell table:formula="of:=IF([.D67]=&quot;lib&quot;;[.E67];-[.E67])" office:value-type="percentage" office:value="-0.432573506412261" calcext:value-type="percentage">
            <text:p>-43.26%</text:p>
          </table:table-cell>
          <table:table-cell/>
          <table:table-cell table:formula="of:=IF(NOT([.$I67]=&quot;&quot;);IF([.$C67]=[.J$1];[.$I67];&quot;&quot;);&quot;&quot;)">
            <text:p/>
          </table:table-cell>
          <table:table-cell table:formula="of:=IF(NOT([.$I67]=&quot;&quot;);IF([.$C67]=[.K$1];[.$I67];&quot;&quot;);&quot;&quot;)">
            <text:p/>
          </table:table-cell>
          <table:table-cell table:formula="of:=IF(NOT([.$I67]=&quot;&quot;);IF([.$C67]=[.L$1];[.$I67];&quot;&quot;);&quot;&quot;)">
            <text:p/>
          </table:table-cell>
          <table:table-cell table:formula="of:=IF(NOT([.$I67]=&quot;&quot;);IF([.$C67]=[.M$1];[.$I67];&quot;&quot;);&quot;&quot;)">
            <text:p/>
          </table:table-cell>
          <table:table-cell table:formula="of:=IF(NOT([.$I67]=&quot;&quot;);IF([.$C67]=[.N$1];[.$I67];&quot;&quot;);&quot;&quot;)">
            <text:p/>
          </table:table-cell>
          <table:table-cell table:formula="of:=IF(NOT([.$I67]=&quot;&quot;);IF([.$C67]=[.O$1];[.$I67];&quot;&quot;);&quot;&quot;)">
            <text:p/>
          </table:table-cell>
          <table:table-cell table:formula="of:=IF(NOT([.$I67]=&quot;&quot;);IF([.$C67]=[.P$1];[.$I67];&quot;&quot;);&quot;&quot;)">
            <text:p/>
          </table:table-cell>
          <table:table-cell table:formula="of:=IF(NOT([.$I67]=&quot;&quot;);IF([.$C67]=[.Q$1];[.$I67];&quot;&quot;);&quot;&quot;)">
            <text:p/>
          </table:table-cell>
          <table:table-cell table:formula="of:=IF(NOT([.$I67]=&quot;&quot;);IF([.$C67]=[.R$1];[.$I67];&quot;&quot;);&quot;&quot;)">
            <text:p/>
          </table:table-cell>
          <table:table-cell table:formula="of:=IF(NOT([.$I67]=&quot;&quot;);IF([.$C67]=[.S$1];[.$I67];&quot;&quot;);&quot;&quot;)">
            <text:p/>
          </table:table-cell>
          <table:table-cell table:formula="of:=IF(NOT([.$I67]=&quot;&quot;);IF([.$C67]=[.T$1];[.$I67];&quot;&quot;)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riden and Solihull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0998560903838" calcext:value-type="percentage">
            <text:p>43.10%</text:p>
          </table:table-cell>
          <table:table-cell table:formula="of:=IF([.D68]=&quot;con&quot;;[.E68];-[.E68])" office:value-type="percentage" office:value="0.430998560903838" calcext:value-type="percentage">
            <text:p>43.10%</text:p>
          </table:table-cell>
          <table:table-cell table:formula="of:=IF([.D68]=&quot;lab&quot;;[.E68];-[.E68])" office:value-type="percentage" office:value="-0.430998560903838" calcext:value-type="percentage">
            <text:p>-43.10%</text:p>
          </table:table-cell>
          <table:table-cell table:formula="of:=IF([.D68]=&quot;lib&quot;;[.E68];-[.E68])" office:value-type="percentage" office:value="-0.430998560903838" calcext:value-type="percentage">
            <text:p>-43.10%</text:p>
          </table:table-cell>
          <table:table-cell/>
          <table:table-cell table:formula="of:=IF(NOT([.$I68]=&quot;&quot;);IF([.$C68]=[.J$1];[.$I68];&quot;&quot;);&quot;&quot;)">
            <text:p/>
          </table:table-cell>
          <table:table-cell table:formula="of:=IF(NOT([.$I68]=&quot;&quot;);IF([.$C68]=[.K$1];[.$I68];&quot;&quot;);&quot;&quot;)">
            <text:p/>
          </table:table-cell>
          <table:table-cell table:formula="of:=IF(NOT([.$I68]=&quot;&quot;);IF([.$C68]=[.L$1];[.$I68];&quot;&quot;);&quot;&quot;)">
            <text:p/>
          </table:table-cell>
          <table:table-cell table:formula="of:=IF(NOT([.$I68]=&quot;&quot;);IF([.$C68]=[.M$1];[.$I68];&quot;&quot;);&quot;&quot;)">
            <text:p/>
          </table:table-cell>
          <table:table-cell table:formula="of:=IF(NOT([.$I68]=&quot;&quot;);IF([.$C68]=[.N$1];[.$I68];&quot;&quot;);&quot;&quot;)">
            <text:p/>
          </table:table-cell>
          <table:table-cell table:formula="of:=IF(NOT([.$I68]=&quot;&quot;);IF([.$C68]=[.O$1];[.$I68];&quot;&quot;);&quot;&quot;)">
            <text:p/>
          </table:table-cell>
          <table:table-cell table:formula="of:=IF(NOT([.$I68]=&quot;&quot;);IF([.$C68]=[.P$1];[.$I68];&quot;&quot;);&quot;&quot;)">
            <text:p/>
          </table:table-cell>
          <table:table-cell table:formula="of:=IF(NOT([.$I68]=&quot;&quot;);IF([.$C68]=[.Q$1];[.$I68];&quot;&quot;);&quot;&quot;)">
            <text:p/>
          </table:table-cell>
          <table:table-cell table:formula="of:=IF(NOT([.$I68]=&quot;&quot;);IF([.$C68]=[.R$1];[.$I68];&quot;&quot;);&quot;&quot;)">
            <text:p/>
          </table:table-cell>
          <table:table-cell table:formula="of:=IF(NOT([.$I68]=&quot;&quot;);IF([.$C68]=[.S$1];[.$I68];&quot;&quot;);&quot;&quot;)">
            <text:p/>
          </table:table-cell>
          <table:table-cell table:formula="of:=IF(NOT([.$I68]=&quot;&quot;);IF([.$C68]=[.T$1];[.$I68];&quot;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Aldridge-Brown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9363784302" calcext:value-type="percentage">
            <text:p>43.06%</text:p>
          </table:table-cell>
          <table:table-cell table:formula="of:=IF([.D69]=&quot;con&quot;;[.E69];-[.E69])" office:value-type="percentage" office:value="0.43059363784302" calcext:value-type="percentage">
            <text:p>43.06%</text:p>
          </table:table-cell>
          <table:table-cell table:formula="of:=IF([.D69]=&quot;lab&quot;;[.E69];-[.E69])" office:value-type="percentage" office:value="-0.43059363784302" calcext:value-type="percentage">
            <text:p>-43.06%</text:p>
          </table:table-cell>
          <table:table-cell table:formula="of:=IF([.D69]=&quot;lib&quot;;[.E69];-[.E69])" office:value-type="percentage" office:value="-0.43059363784302" calcext:value-type="percentage">
            <text:p>-43.06%</text:p>
          </table:table-cell>
          <table:table-cell/>
          <table:table-cell table:formula="of:=IF(NOT([.$I69]=&quot;&quot;);IF([.$C69]=[.J$1];[.$I69];&quot;&quot;);&quot;&quot;)">
            <text:p/>
          </table:table-cell>
          <table:table-cell table:formula="of:=IF(NOT([.$I69]=&quot;&quot;);IF([.$C69]=[.K$1];[.$I69];&quot;&quot;);&quot;&quot;)">
            <text:p/>
          </table:table-cell>
          <table:table-cell table:formula="of:=IF(NOT([.$I69]=&quot;&quot;);IF([.$C69]=[.L$1];[.$I69];&quot;&quot;);&quot;&quot;)">
            <text:p/>
          </table:table-cell>
          <table:table-cell table:formula="of:=IF(NOT([.$I69]=&quot;&quot;);IF([.$C69]=[.M$1];[.$I69];&quot;&quot;);&quot;&quot;)">
            <text:p/>
          </table:table-cell>
          <table:table-cell table:formula="of:=IF(NOT([.$I69]=&quot;&quot;);IF([.$C69]=[.N$1];[.$I69];&quot;&quot;);&quot;&quot;)">
            <text:p/>
          </table:table-cell>
          <table:table-cell table:formula="of:=IF(NOT([.$I69]=&quot;&quot;);IF([.$C69]=[.O$1];[.$I69];&quot;&quot;);&quot;&quot;)">
            <text:p/>
          </table:table-cell>
          <table:table-cell table:formula="of:=IF(NOT([.$I69]=&quot;&quot;);IF([.$C69]=[.P$1];[.$I69];&quot;&quot;);&quot;&quot;)">
            <text:p/>
          </table:table-cell>
          <table:table-cell table:formula="of:=IF(NOT([.$I69]=&quot;&quot;);IF([.$C69]=[.Q$1];[.$I69];&quot;&quot;);&quot;&quot;)">
            <text:p/>
          </table:table-cell>
          <table:table-cell table:formula="of:=IF(NOT([.$I69]=&quot;&quot;);IF([.$C69]=[.R$1];[.$I69];&quot;&quot;);&quot;&quot;)">
            <text:p/>
          </table:table-cell>
          <table:table-cell table:formula="of:=IF(NOT([.$I69]=&quot;&quot;);IF([.$C69]=[.S$1];[.$I69];&quot;&quot;);&quot;&quot;)">
            <text:p/>
          </table:table-cell>
          <table:table-cell table:formula="of:=IF(NOT([.$I69]=&quot;&quot;);IF([.$C69]=[.T$1];[.$I69];&quot;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Weald of K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45245564043" calcext:value-type="percentage">
            <text:p>43.05%</text:p>
          </table:table-cell>
          <table:table-cell table:formula="of:=IF([.D70]=&quot;con&quot;;[.E70];-[.E70])" office:value-type="percentage" office:value="0.430545245564043" calcext:value-type="percentage">
            <text:p>43.05%</text:p>
          </table:table-cell>
          <table:table-cell table:formula="of:=IF([.D70]=&quot;lab&quot;;[.E70];-[.E70])" office:value-type="percentage" office:value="-0.430545245564043" calcext:value-type="percentage">
            <text:p>-43.05%</text:p>
          </table:table-cell>
          <table:table-cell table:formula="of:=IF([.D70]=&quot;lib&quot;;[.E70];-[.E70])" office:value-type="percentage" office:value="-0.430545245564043" calcext:value-type="percentage">
            <text:p>-43.05%</text:p>
          </table:table-cell>
          <table:table-cell/>
          <table:table-cell table:formula="of:=IF(NOT([.$I70]=&quot;&quot;);IF([.$C70]=[.J$1];[.$I70];&quot;&quot;);&quot;&quot;)">
            <text:p/>
          </table:table-cell>
          <table:table-cell table:formula="of:=IF(NOT([.$I70]=&quot;&quot;);IF([.$C70]=[.K$1];[.$I70];&quot;&quot;);&quot;&quot;)">
            <text:p/>
          </table:table-cell>
          <table:table-cell table:formula="of:=IF(NOT([.$I70]=&quot;&quot;);IF([.$C70]=[.L$1];[.$I70];&quot;&quot;);&quot;&quot;)">
            <text:p/>
          </table:table-cell>
          <table:table-cell table:formula="of:=IF(NOT([.$I70]=&quot;&quot;);IF([.$C70]=[.M$1];[.$I70];&quot;&quot;);&quot;&quot;)">
            <text:p/>
          </table:table-cell>
          <table:table-cell table:formula="of:=IF(NOT([.$I70]=&quot;&quot;);IF([.$C70]=[.N$1];[.$I70];&quot;&quot;);&quot;&quot;)">
            <text:p/>
          </table:table-cell>
          <table:table-cell table:formula="of:=IF(NOT([.$I70]=&quot;&quot;);IF([.$C70]=[.O$1];[.$I70];&quot;&quot;);&quot;&quot;)">
            <text:p/>
          </table:table-cell>
          <table:table-cell table:formula="of:=IF(NOT([.$I70]=&quot;&quot;);IF([.$C70]=[.P$1];[.$I70];&quot;&quot;);&quot;&quot;)">
            <text:p/>
          </table:table-cell>
          <table:table-cell table:formula="of:=IF(NOT([.$I70]=&quot;&quot;);IF([.$C70]=[.Q$1];[.$I70];&quot;&quot;);&quot;&quot;)">
            <text:p/>
          </table:table-cell>
          <table:table-cell table:formula="of:=IF(NOT([.$I70]=&quot;&quot;);IF([.$C70]=[.R$1];[.$I70];&quot;&quot;);&quot;&quot;)">
            <text:p/>
          </table:table-cell>
          <table:table-cell table:formula="of:=IF(NOT([.$I70]=&quot;&quot;);IF([.$C70]=[.S$1];[.$I70];&quot;&quot;);&quot;&quot;)">
            <text:p/>
          </table:table-cell>
          <table:table-cell table:formula="of:=IF(NOT([.$I70]=&quot;&quot;);IF([.$C70]=[.T$1];[.$I70];&quot;&quot;)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Bognor Regis and Littlehamp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439758051333" calcext:value-type="percentage">
            <text:p>43.04%</text:p>
          </table:table-cell>
          <table:table-cell table:formula="of:=IF([.D71]=&quot;con&quot;;[.E71];-[.E71])" office:value-type="percentage" office:value="0.430439758051333" calcext:value-type="percentage">
            <text:p>43.04%</text:p>
          </table:table-cell>
          <table:table-cell table:formula="of:=IF([.D71]=&quot;lab&quot;;[.E71];-[.E71])" office:value-type="percentage" office:value="-0.430439758051333" calcext:value-type="percentage">
            <text:p>-43.04%</text:p>
          </table:table-cell>
          <table:table-cell table:formula="of:=IF([.D71]=&quot;lib&quot;;[.E71];-[.E71])" office:value-type="percentage" office:value="-0.430439758051333" calcext:value-type="percentage">
            <text:p>-43.04%</text:p>
          </table:table-cell>
          <table:table-cell/>
          <table:table-cell table:formula="of:=IF(NOT([.$I71]=&quot;&quot;);IF([.$C71]=[.J$1];[.$I71];&quot;&quot;);&quot;&quot;)">
            <text:p/>
          </table:table-cell>
          <table:table-cell table:formula="of:=IF(NOT([.$I71]=&quot;&quot;);IF([.$C71]=[.K$1];[.$I71];&quot;&quot;);&quot;&quot;)">
            <text:p/>
          </table:table-cell>
          <table:table-cell table:formula="of:=IF(NOT([.$I71]=&quot;&quot;);IF([.$C71]=[.L$1];[.$I71];&quot;&quot;);&quot;&quot;)">
            <text:p/>
          </table:table-cell>
          <table:table-cell table:formula="of:=IF(NOT([.$I71]=&quot;&quot;);IF([.$C71]=[.M$1];[.$I71];&quot;&quot;);&quot;&quot;)">
            <text:p/>
          </table:table-cell>
          <table:table-cell table:formula="of:=IF(NOT([.$I71]=&quot;&quot;);IF([.$C71]=[.N$1];[.$I71];&quot;&quot;);&quot;&quot;)">
            <text:p/>
          </table:table-cell>
          <table:table-cell table:formula="of:=IF(NOT([.$I71]=&quot;&quot;);IF([.$C71]=[.O$1];[.$I71];&quot;&quot;);&quot;&quot;)">
            <text:p/>
          </table:table-cell>
          <table:table-cell table:formula="of:=IF(NOT([.$I71]=&quot;&quot;);IF([.$C71]=[.P$1];[.$I71];&quot;&quot;);&quot;&quot;)">
            <text:p/>
          </table:table-cell>
          <table:table-cell table:formula="of:=IF(NOT([.$I71]=&quot;&quot;);IF([.$C71]=[.Q$1];[.$I71];&quot;&quot;);&quot;&quot;)">
            <text:p/>
          </table:table-cell>
          <table:table-cell table:formula="of:=IF(NOT([.$I71]=&quot;&quot;);IF([.$C71]=[.R$1];[.$I71];&quot;&quot;);&quot;&quot;)">
            <text:p/>
          </table:table-cell>
          <table:table-cell table:formula="of:=IF(NOT([.$I71]=&quot;&quot;);IF([.$C71]=[.S$1];[.$I71];&quot;&quot;);&quot;&quot;)">
            <text:p/>
          </table:table-cell>
          <table:table-cell table:formula="of:=IF(NOT([.$I71]=&quot;&quot;);IF([.$C71]=[.T$1];[.$I71];&quot;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oxbou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6787812657378" calcext:value-type="percentage">
            <text:p>42.68%</text:p>
          </table:table-cell>
          <table:table-cell table:formula="of:=IF([.D72]=&quot;con&quot;;[.E72];-[.E72])" office:value-type="percentage" office:value="0.426787812657378" calcext:value-type="percentage">
            <text:p>42.68%</text:p>
          </table:table-cell>
          <table:table-cell table:formula="of:=IF([.D72]=&quot;lab&quot;;[.E72];-[.E72])" office:value-type="percentage" office:value="-0.426787812657378" calcext:value-type="percentage">
            <text:p>-42.68%</text:p>
          </table:table-cell>
          <table:table-cell table:formula="of:=IF([.D72]=&quot;lib&quot;;[.E72];-[.E72])" office:value-type="percentage" office:value="-0.426787812657378" calcext:value-type="percentage">
            <text:p>-42.68%</text:p>
          </table:table-cell>
          <table:table-cell/>
          <table:table-cell table:formula="of:=IF(NOT([.$I72]=&quot;&quot;);IF([.$C72]=[.J$1];[.$I72];&quot;&quot;);&quot;&quot;)">
            <text:p/>
          </table:table-cell>
          <table:table-cell table:formula="of:=IF(NOT([.$I72]=&quot;&quot;);IF([.$C72]=[.K$1];[.$I72];&quot;&quot;);&quot;&quot;)">
            <text:p/>
          </table:table-cell>
          <table:table-cell table:formula="of:=IF(NOT([.$I72]=&quot;&quot;);IF([.$C72]=[.L$1];[.$I72];&quot;&quot;);&quot;&quot;)">
            <text:p/>
          </table:table-cell>
          <table:table-cell table:formula="of:=IF(NOT([.$I72]=&quot;&quot;);IF([.$C72]=[.M$1];[.$I72];&quot;&quot;);&quot;&quot;)">
            <text:p/>
          </table:table-cell>
          <table:table-cell table:formula="of:=IF(NOT([.$I72]=&quot;&quot;);IF([.$C72]=[.N$1];[.$I72];&quot;&quot;);&quot;&quot;)">
            <text:p/>
          </table:table-cell>
          <table:table-cell table:formula="of:=IF(NOT([.$I72]=&quot;&quot;);IF([.$C72]=[.O$1];[.$I72];&quot;&quot;);&quot;&quot;)">
            <text:p/>
          </table:table-cell>
          <table:table-cell table:formula="of:=IF(NOT([.$I72]=&quot;&quot;);IF([.$C72]=[.P$1];[.$I72];&quot;&quot;);&quot;&quot;)">
            <text:p/>
          </table:table-cell>
          <table:table-cell table:formula="of:=IF(NOT([.$I72]=&quot;&quot;);IF([.$C72]=[.Q$1];[.$I72];&quot;&quot;);&quot;&quot;)">
            <text:p/>
          </table:table-cell>
          <table:table-cell table:formula="of:=IF(NOT([.$I72]=&quot;&quot;);IF([.$C72]=[.R$1];[.$I72];&quot;&quot;);&quot;&quot;)">
            <text:p/>
          </table:table-cell>
          <table:table-cell table:formula="of:=IF(NOT([.$I72]=&quot;&quot;);IF([.$C72]=[.S$1];[.$I72];&quot;&quot;);&quot;&quot;)">
            <text:p/>
          </table:table-cell>
          <table:table-cell table:formula="of:=IF(NOT([.$I72]=&quot;&quot;);IF([.$C72]=[.T$1];[.$I72];&quot;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uth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629696838202" calcext:value-type="percentage">
            <text:p>42.56%</text:p>
          </table:table-cell>
          <table:table-cell table:formula="of:=IF([.D73]=&quot;con&quot;;[.E73];-[.E73])" office:value-type="percentage" office:value="0.425629696838202" calcext:value-type="percentage">
            <text:p>42.56%</text:p>
          </table:table-cell>
          <table:table-cell table:formula="of:=IF([.D73]=&quot;lab&quot;;[.E73];-[.E73])" office:value-type="percentage" office:value="-0.425629696838202" calcext:value-type="percentage">
            <text:p>-42.56%</text:p>
          </table:table-cell>
          <table:table-cell table:formula="of:=IF([.D73]=&quot;lib&quot;;[.E73];-[.E73])" office:value-type="percentage" office:value="-0.425629696838202" calcext:value-type="percentage">
            <text:p>-42.56%</text:p>
          </table:table-cell>
          <table:table-cell/>
          <table:table-cell table:formula="of:=IF(NOT([.$I73]=&quot;&quot;);IF([.$C73]=[.J$1];[.$I73];&quot;&quot;);&quot;&quot;)">
            <text:p/>
          </table:table-cell>
          <table:table-cell table:formula="of:=IF(NOT([.$I73]=&quot;&quot;);IF([.$C73]=[.K$1];[.$I73];&quot;&quot;);&quot;&quot;)">
            <text:p/>
          </table:table-cell>
          <table:table-cell table:formula="of:=IF(NOT([.$I73]=&quot;&quot;);IF([.$C73]=[.L$1];[.$I73];&quot;&quot;);&quot;&quot;)">
            <text:p/>
          </table:table-cell>
          <table:table-cell table:formula="of:=IF(NOT([.$I73]=&quot;&quot;);IF([.$C73]=[.M$1];[.$I73];&quot;&quot;);&quot;&quot;)">
            <text:p/>
          </table:table-cell>
          <table:table-cell table:formula="of:=IF(NOT([.$I73]=&quot;&quot;);IF([.$C73]=[.N$1];[.$I73];&quot;&quot;);&quot;&quot;)">
            <text:p/>
          </table:table-cell>
          <table:table-cell table:formula="of:=IF(NOT([.$I73]=&quot;&quot;);IF([.$C73]=[.O$1];[.$I73];&quot;&quot;);&quot;&quot;)">
            <text:p/>
          </table:table-cell>
          <table:table-cell table:formula="of:=IF(NOT([.$I73]=&quot;&quot;);IF([.$C73]=[.P$1];[.$I73];&quot;&quot;);&quot;&quot;)">
            <text:p/>
          </table:table-cell>
          <table:table-cell table:formula="of:=IF(NOT([.$I73]=&quot;&quot;);IF([.$C73]=[.Q$1];[.$I73];&quot;&quot;);&quot;&quot;)">
            <text:p/>
          </table:table-cell>
          <table:table-cell table:formula="of:=IF(NOT([.$I73]=&quot;&quot;);IF([.$C73]=[.R$1];[.$I73];&quot;&quot;);&quot;&quot;)">
            <text:p/>
          </table:table-cell>
          <table:table-cell table:formula="of:=IF(NOT([.$I73]=&quot;&quot;);IF([.$C73]=[.S$1];[.$I73];&quot;&quot;);&quot;&quot;)">
            <text:p/>
          </table:table-cell>
          <table:table-cell table:formula="of:=IF(NOT([.$I73]=&quot;&quot;);IF([.$C73]=[.T$1];[.$I73];&quot;&quot;);&quot;&quot;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atham and Ayles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161701740002" calcext:value-type="percentage">
            <text:p>42.52%</text:p>
          </table:table-cell>
          <table:table-cell table:formula="of:=IF([.D74]=&quot;con&quot;;[.E74];-[.E74])" office:value-type="percentage" office:value="0.425161701740002" calcext:value-type="percentage">
            <text:p>42.52%</text:p>
          </table:table-cell>
          <table:table-cell table:formula="of:=IF([.D74]=&quot;lab&quot;;[.E74];-[.E74])" office:value-type="percentage" office:value="-0.425161701740002" calcext:value-type="percentage">
            <text:p>-42.52%</text:p>
          </table:table-cell>
          <table:table-cell table:formula="of:=IF([.D74]=&quot;lib&quot;;[.E74];-[.E74])" office:value-type="percentage" office:value="-0.425161701740002" calcext:value-type="percentage">
            <text:p>-42.52%</text:p>
          </table:table-cell>
          <table:table-cell/>
          <table:table-cell table:formula="of:=IF(NOT([.$I74]=&quot;&quot;);IF([.$C74]=[.J$1];[.$I74];&quot;&quot;);&quot;&quot;)">
            <text:p/>
          </table:table-cell>
          <table:table-cell table:formula="of:=IF(NOT([.$I74]=&quot;&quot;);IF([.$C74]=[.K$1];[.$I74];&quot;&quot;);&quot;&quot;)">
            <text:p/>
          </table:table-cell>
          <table:table-cell table:formula="of:=IF(NOT([.$I74]=&quot;&quot;);IF([.$C74]=[.L$1];[.$I74];&quot;&quot;);&quot;&quot;)">
            <text:p/>
          </table:table-cell>
          <table:table-cell table:formula="of:=IF(NOT([.$I74]=&quot;&quot;);IF([.$C74]=[.M$1];[.$I74];&quot;&quot;);&quot;&quot;)">
            <text:p/>
          </table:table-cell>
          <table:table-cell table:formula="of:=IF(NOT([.$I74]=&quot;&quot;);IF([.$C74]=[.N$1];[.$I74];&quot;&quot;);&quot;&quot;)">
            <text:p/>
          </table:table-cell>
          <table:table-cell table:formula="of:=IF(NOT([.$I74]=&quot;&quot;);IF([.$C74]=[.O$1];[.$I74];&quot;&quot;);&quot;&quot;)">
            <text:p/>
          </table:table-cell>
          <table:table-cell table:formula="of:=IF(NOT([.$I74]=&quot;&quot;);IF([.$C74]=[.P$1];[.$I74];&quot;&quot;);&quot;&quot;)">
            <text:p/>
          </table:table-cell>
          <table:table-cell table:formula="of:=IF(NOT([.$I74]=&quot;&quot;);IF([.$C74]=[.Q$1];[.$I74];&quot;&quot;);&quot;&quot;)">
            <text:p/>
          </table:table-cell>
          <table:table-cell table:formula="of:=IF(NOT([.$I74]=&quot;&quot;);IF([.$C74]=[.R$1];[.$I74];&quot;&quot;);&quot;&quot;)">
            <text:p/>
          </table:table-cell>
          <table:table-cell table:formula="of:=IF(NOT([.$I74]=&quot;&quot;);IF([.$C74]=[.S$1];[.$I74];&quot;&quot;);&quot;&quot;)">
            <text:p/>
          </table:table-cell>
          <table:table-cell table:formula="of:=IF(NOT([.$I74]=&quot;&quot;);IF([.$C74]=[.T$1];[.$I74];&quot;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th Basildon and East 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3088380192938" calcext:value-type="percentage">
            <text:p>42.31%</text:p>
          </table:table-cell>
          <table:table-cell table:formula="of:=IF([.D75]=&quot;con&quot;;[.E75];-[.E75])" office:value-type="percentage" office:value="0.423088380192938" calcext:value-type="percentage">
            <text:p>42.31%</text:p>
          </table:table-cell>
          <table:table-cell table:formula="of:=IF([.D75]=&quot;lab&quot;;[.E75];-[.E75])" office:value-type="percentage" office:value="-0.423088380192938" calcext:value-type="percentage">
            <text:p>-42.31%</text:p>
          </table:table-cell>
          <table:table-cell table:formula="of:=IF([.D75]=&quot;lib&quot;;[.E75];-[.E75])" office:value-type="percentage" office:value="-0.423088380192938" calcext:value-type="percentage">
            <text:p>-42.31%</text:p>
          </table:table-cell>
          <table:table-cell/>
          <table:table-cell table:formula="of:=IF(NOT([.$I75]=&quot;&quot;);IF([.$C75]=[.J$1];[.$I75];&quot;&quot;);&quot;&quot;)">
            <text:p/>
          </table:table-cell>
          <table:table-cell table:formula="of:=IF(NOT([.$I75]=&quot;&quot;);IF([.$C75]=[.K$1];[.$I75];&quot;&quot;);&quot;&quot;)">
            <text:p/>
          </table:table-cell>
          <table:table-cell table:formula="of:=IF(NOT([.$I75]=&quot;&quot;);IF([.$C75]=[.L$1];[.$I75];&quot;&quot;);&quot;&quot;)">
            <text:p/>
          </table:table-cell>
          <table:table-cell table:formula="of:=IF(NOT([.$I75]=&quot;&quot;);IF([.$C75]=[.M$1];[.$I75];&quot;&quot;);&quot;&quot;)">
            <text:p/>
          </table:table-cell>
          <table:table-cell table:formula="of:=IF(NOT([.$I75]=&quot;&quot;);IF([.$C75]=[.N$1];[.$I75];&quot;&quot;);&quot;&quot;)">
            <text:p/>
          </table:table-cell>
          <table:table-cell table:formula="of:=IF(NOT([.$I75]=&quot;&quot;);IF([.$C75]=[.O$1];[.$I75];&quot;&quot;);&quot;&quot;)">
            <text:p/>
          </table:table-cell>
          <table:table-cell table:formula="of:=IF(NOT([.$I75]=&quot;&quot;);IF([.$C75]=[.P$1];[.$I75];&quot;&quot;);&quot;&quot;)">
            <text:p/>
          </table:table-cell>
          <table:table-cell table:formula="of:=IF(NOT([.$I75]=&quot;&quot;);IF([.$C75]=[.Q$1];[.$I75];&quot;&quot;);&quot;&quot;)">
            <text:p/>
          </table:table-cell>
          <table:table-cell table:formula="of:=IF(NOT([.$I75]=&quot;&quot;);IF([.$C75]=[.R$1];[.$I75];&quot;&quot;);&quot;&quot;)">
            <text:p/>
          </table:table-cell>
          <table:table-cell table:formula="of:=IF(NOT([.$I75]=&quot;&quot;);IF([.$C75]=[.S$1];[.$I75];&quot;&quot;);&quot;&quot;)">
            <text:p/>
          </table:table-cell>
          <table:table-cell table:formula="of:=IF(NOT([.$I75]=&quot;&quot;);IF([.$C75]=[.T$1];[.$I75];&quot;&quot;);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Skipton and Ri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22800651658767" calcext:value-type="percentage">
            <text:p>42.28%</text:p>
          </table:table-cell>
          <table:table-cell table:formula="of:=IF([.D76]=&quot;con&quot;;[.E76];-[.E76])" office:value-type="percentage" office:value="0.422800651658767" calcext:value-type="percentage">
            <text:p>42.28%</text:p>
          </table:table-cell>
          <table:table-cell table:formula="of:=IF([.D76]=&quot;lab&quot;;[.E76];-[.E76])" office:value-type="percentage" office:value="-0.422800651658767" calcext:value-type="percentage">
            <text:p>-42.28%</text:p>
          </table:table-cell>
          <table:table-cell table:formula="of:=IF([.D76]=&quot;lib&quot;;[.E76];-[.E76])" office:value-type="percentage" office:value="-0.422800651658767" calcext:value-type="percentage">
            <text:p>-42.28%</text:p>
          </table:table-cell>
          <table:table-cell/>
          <table:table-cell table:formula="of:=IF(NOT([.$I76]=&quot;&quot;);IF([.$C76]=[.J$1];[.$I76];&quot;&quot;);&quot;&quot;)">
            <text:p/>
          </table:table-cell>
          <table:table-cell table:formula="of:=IF(NOT([.$I76]=&quot;&quot;);IF([.$C76]=[.K$1];[.$I76];&quot;&quot;);&quot;&quot;)">
            <text:p/>
          </table:table-cell>
          <table:table-cell table:formula="of:=IF(NOT([.$I76]=&quot;&quot;);IF([.$C76]=[.L$1];[.$I76];&quot;&quot;);&quot;&quot;)">
            <text:p/>
          </table:table-cell>
          <table:table-cell table:formula="of:=IF(NOT([.$I76]=&quot;&quot;);IF([.$C76]=[.M$1];[.$I76];&quot;&quot;);&quot;&quot;)">
            <text:p/>
          </table:table-cell>
          <table:table-cell table:formula="of:=IF(NOT([.$I76]=&quot;&quot;);IF([.$C76]=[.N$1];[.$I76];&quot;&quot;);&quot;&quot;)">
            <text:p/>
          </table:table-cell>
          <table:table-cell table:formula="of:=IF(NOT([.$I76]=&quot;&quot;);IF([.$C76]=[.O$1];[.$I76];&quot;&quot;);&quot;&quot;)">
            <text:p/>
          </table:table-cell>
          <table:table-cell table:formula="of:=IF(NOT([.$I76]=&quot;&quot;);IF([.$C76]=[.P$1];[.$I76];&quot;&quot;);&quot;&quot;)">
            <text:p/>
          </table:table-cell>
          <table:table-cell table:formula="of:=IF(NOT([.$I76]=&quot;&quot;);IF([.$C76]=[.Q$1];[.$I76];&quot;&quot;);&quot;&quot;)">
            <text:p/>
          </table:table-cell>
          <table:table-cell table:formula="of:=IF(NOT([.$I76]=&quot;&quot;);IF([.$C76]=[.R$1];[.$I76];&quot;&quot;);&quot;&quot;)">
            <text:p/>
          </table:table-cell>
          <table:table-cell table:formula="of:=IF(NOT([.$I76]=&quot;&quot;);IF([.$C76]=[.S$1];[.$I76];&quot;&quot;);&quot;&quot;)">
            <text:p/>
          </table:table-cell>
          <table:table-cell table:formula="of:=IF(NOT([.$I76]=&quot;&quot;);IF([.$C76]=[.T$1];[.$I76];&quot;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tsm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1524210185672" calcext:value-type="percentage">
            <text:p>42.15%</text:p>
          </table:table-cell>
          <table:table-cell table:formula="of:=IF([.D77]=&quot;con&quot;;[.E77];-[.E77])" office:value-type="percentage" office:value="0.421524210185672" calcext:value-type="percentage">
            <text:p>42.15%</text:p>
          </table:table-cell>
          <table:table-cell table:formula="of:=IF([.D77]=&quot;lab&quot;;[.E77];-[.E77])" office:value-type="percentage" office:value="-0.421524210185672" calcext:value-type="percentage">
            <text:p>-42.15%</text:p>
          </table:table-cell>
          <table:table-cell table:formula="of:=IF([.D77]=&quot;lib&quot;;[.E77];-[.E77])" office:value-type="percentage" office:value="-0.421524210185672" calcext:value-type="percentage">
            <text:p>-42.15%</text:p>
          </table:table-cell>
          <table:table-cell/>
          <table:table-cell table:formula="of:=IF(NOT([.$I77]=&quot;&quot;);IF([.$C77]=[.J$1];[.$I77];&quot;&quot;);&quot;&quot;)">
            <text:p/>
          </table:table-cell>
          <table:table-cell table:formula="of:=IF(NOT([.$I77]=&quot;&quot;);IF([.$C77]=[.K$1];[.$I77];&quot;&quot;);&quot;&quot;)">
            <text:p/>
          </table:table-cell>
          <table:table-cell table:formula="of:=IF(NOT([.$I77]=&quot;&quot;);IF([.$C77]=[.L$1];[.$I77];&quot;&quot;);&quot;&quot;)">
            <text:p/>
          </table:table-cell>
          <table:table-cell table:formula="of:=IF(NOT([.$I77]=&quot;&quot;);IF([.$C77]=[.M$1];[.$I77];&quot;&quot;);&quot;&quot;)">
            <text:p/>
          </table:table-cell>
          <table:table-cell table:formula="of:=IF(NOT([.$I77]=&quot;&quot;);IF([.$C77]=[.N$1];[.$I77];&quot;&quot;);&quot;&quot;)">
            <text:p/>
          </table:table-cell>
          <table:table-cell table:formula="of:=IF(NOT([.$I77]=&quot;&quot;);IF([.$C77]=[.O$1];[.$I77];&quot;&quot;);&quot;&quot;)">
            <text:p/>
          </table:table-cell>
          <table:table-cell table:formula="of:=IF(NOT([.$I77]=&quot;&quot;);IF([.$C77]=[.P$1];[.$I77];&quot;&quot;);&quot;&quot;)">
            <text:p/>
          </table:table-cell>
          <table:table-cell table:formula="of:=IF(NOT([.$I77]=&quot;&quot;);IF([.$C77]=[.Q$1];[.$I77];&quot;&quot;);&quot;&quot;)">
            <text:p/>
          </table:table-cell>
          <table:table-cell table:formula="of:=IF(NOT([.$I77]=&quot;&quot;);IF([.$C77]=[.R$1];[.$I77];&quot;&quot;);&quot;&quot;)">
            <text:p/>
          </table:table-cell>
          <table:table-cell table:formula="of:=IF(NOT([.$I77]=&quot;&quot;);IF([.$C77]=[.S$1];[.$I77];&quot;&quot;);&quot;&quot;)">
            <text:p/>
          </table:table-cell>
          <table:table-cell table:formula="of:=IF(NOT([.$I77]=&quot;&quot;);IF([.$C77]=[.T$1];[.$I77];&quot;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South West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463213213213" calcext:value-type="percentage">
            <text:p>41.95%</text:p>
          </table:table-cell>
          <table:table-cell table:formula="of:=IF([.D78]=&quot;con&quot;;[.E78];-[.E78])" office:value-type="percentage" office:value="0.419463213213213" calcext:value-type="percentage">
            <text:p>41.95%</text:p>
          </table:table-cell>
          <table:table-cell table:formula="of:=IF([.D78]=&quot;lab&quot;;[.E78];-[.E78])" office:value-type="percentage" office:value="-0.419463213213213" calcext:value-type="percentage">
            <text:p>-41.95%</text:p>
          </table:table-cell>
          <table:table-cell table:formula="of:=IF([.D78]=&quot;lib&quot;;[.E78];-[.E78])" office:value-type="percentage" office:value="-0.419463213213213" calcext:value-type="percentage">
            <text:p>-41.95%</text:p>
          </table:table-cell>
          <table:table-cell/>
          <table:table-cell table:formula="of:=IF(NOT([.$I78]=&quot;&quot;);IF([.$C78]=[.J$1];[.$I78];&quot;&quot;);&quot;&quot;)">
            <text:p/>
          </table:table-cell>
          <table:table-cell table:formula="of:=IF(NOT([.$I78]=&quot;&quot;);IF([.$C78]=[.K$1];[.$I78];&quot;&quot;);&quot;&quot;)">
            <text:p/>
          </table:table-cell>
          <table:table-cell table:formula="of:=IF(NOT([.$I78]=&quot;&quot;);IF([.$C78]=[.L$1];[.$I78];&quot;&quot;);&quot;&quot;)">
            <text:p/>
          </table:table-cell>
          <table:table-cell table:formula="of:=IF(NOT([.$I78]=&quot;&quot;);IF([.$C78]=[.M$1];[.$I78];&quot;&quot;);&quot;&quot;)">
            <text:p/>
          </table:table-cell>
          <table:table-cell table:formula="of:=IF(NOT([.$I78]=&quot;&quot;);IF([.$C78]=[.N$1];[.$I78];&quot;&quot;);&quot;&quot;)">
            <text:p/>
          </table:table-cell>
          <table:table-cell table:formula="of:=IF(NOT([.$I78]=&quot;&quot;);IF([.$C78]=[.O$1];[.$I78];&quot;&quot;);&quot;&quot;)">
            <text:p/>
          </table:table-cell>
          <table:table-cell table:formula="of:=IF(NOT([.$I78]=&quot;&quot;);IF([.$C78]=[.P$1];[.$I78];&quot;&quot;);&quot;&quot;)">
            <text:p/>
          </table:table-cell>
          <table:table-cell table:formula="of:=IF(NOT([.$I78]=&quot;&quot;);IF([.$C78]=[.Q$1];[.$I78];&quot;&quot;);&quot;&quot;)">
            <text:p/>
          </table:table-cell>
          <table:table-cell table:formula="of:=IF(NOT([.$I78]=&quot;&quot;);IF([.$C78]=[.R$1];[.$I78];&quot;&quot;);&quot;&quot;)">
            <text:p/>
          </table:table-cell>
          <table:table-cell table:formula="of:=IF(NOT([.$I78]=&quot;&quot;);IF([.$C78]=[.S$1];[.$I78];&quot;&quot;);&quot;&quot;)">
            <text:p/>
          </table:table-cell>
          <table:table-cell table:formula="of:=IF(NOT([.$I78]=&quot;&quot;);IF([.$C78]=[.T$1];[.$I78];&quot;&quot;)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Nor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388935423398" calcext:value-type="percentage">
            <text:p>41.94%</text:p>
          </table:table-cell>
          <table:table-cell table:formula="of:=IF([.D79]=&quot;con&quot;;[.E79];-[.E79])" office:value-type="percentage" office:value="0.419388935423398" calcext:value-type="percentage">
            <text:p>41.94%</text:p>
          </table:table-cell>
          <table:table-cell table:formula="of:=IF([.D79]=&quot;lab&quot;;[.E79];-[.E79])" office:value-type="percentage" office:value="-0.419388935423398" calcext:value-type="percentage">
            <text:p>-41.94%</text:p>
          </table:table-cell>
          <table:table-cell table:formula="of:=IF([.D79]=&quot;lib&quot;;[.E79];-[.E79])" office:value-type="percentage" office:value="-0.419388935423398" calcext:value-type="percentage">
            <text:p>-41.94%</text:p>
          </table:table-cell>
          <table:table-cell/>
          <table:table-cell table:formula="of:=IF(NOT([.$I79]=&quot;&quot;);IF([.$C79]=[.J$1];[.$I79];&quot;&quot;);&quot;&quot;)">
            <text:p/>
          </table:table-cell>
          <table:table-cell table:formula="of:=IF(NOT([.$I79]=&quot;&quot;);IF([.$C79]=[.K$1];[.$I79];&quot;&quot;);&quot;&quot;)">
            <text:p/>
          </table:table-cell>
          <table:table-cell table:formula="of:=IF(NOT([.$I79]=&quot;&quot;);IF([.$C79]=[.L$1];[.$I79];&quot;&quot;);&quot;&quot;)">
            <text:p/>
          </table:table-cell>
          <table:table-cell table:formula="of:=IF(NOT([.$I79]=&quot;&quot;);IF([.$C79]=[.M$1];[.$I79];&quot;&quot;);&quot;&quot;)">
            <text:p/>
          </table:table-cell>
          <table:table-cell table:formula="of:=IF(NOT([.$I79]=&quot;&quot;);IF([.$C79]=[.N$1];[.$I79];&quot;&quot;);&quot;&quot;)">
            <text:p/>
          </table:table-cell>
          <table:table-cell table:formula="of:=IF(NOT([.$I79]=&quot;&quot;);IF([.$C79]=[.O$1];[.$I79];&quot;&quot;);&quot;&quot;)">
            <text:p/>
          </table:table-cell>
          <table:table-cell table:formula="of:=IF(NOT([.$I79]=&quot;&quot;);IF([.$C79]=[.P$1];[.$I79];&quot;&quot;);&quot;&quot;)">
            <text:p/>
          </table:table-cell>
          <table:table-cell table:formula="of:=IF(NOT([.$I79]=&quot;&quot;);IF([.$C79]=[.Q$1];[.$I79];&quot;&quot;);&quot;&quot;)">
            <text:p/>
          </table:table-cell>
          <table:table-cell table:formula="of:=IF(NOT([.$I79]=&quot;&quot;);IF([.$C79]=[.R$1];[.$I79];&quot;&quot;);&quot;&quot;)">
            <text:p/>
          </table:table-cell>
          <table:table-cell table:formula="of:=IF(NOT([.$I79]=&quot;&quot;);IF([.$C79]=[.S$1];[.$I79];&quot;&quot;);&quot;&quot;)">
            <text:p/>
          </table:table-cell>
          <table:table-cell table:formula="of:=IF(NOT([.$I79]=&quot;&quot;);IF([.$C79]=[.T$1];[.$I79];&quot;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th West Cambridg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8457777325048" calcext:value-type="percentage">
            <text:p>41.85%</text:p>
          </table:table-cell>
          <table:table-cell table:formula="of:=IF([.D80]=&quot;con&quot;;[.E80];-[.E80])" office:value-type="percentage" office:value="0.418457777325048" calcext:value-type="percentage">
            <text:p>41.85%</text:p>
          </table:table-cell>
          <table:table-cell table:formula="of:=IF([.D80]=&quot;lab&quot;;[.E80];-[.E80])" office:value-type="percentage" office:value="-0.418457777325048" calcext:value-type="percentage">
            <text:p>-41.85%</text:p>
          </table:table-cell>
          <table:table-cell table:formula="of:=IF([.D80]=&quot;lib&quot;;[.E80];-[.E80])" office:value-type="percentage" office:value="-0.418457777325048" calcext:value-type="percentage">
            <text:p>-41.85%</text:p>
          </table:table-cell>
          <table:table-cell/>
          <table:table-cell table:formula="of:=IF(NOT([.$I80]=&quot;&quot;);IF([.$C80]=[.J$1];[.$I80];&quot;&quot;);&quot;&quot;)">
            <text:p/>
          </table:table-cell>
          <table:table-cell table:formula="of:=IF(NOT([.$I80]=&quot;&quot;);IF([.$C80]=[.K$1];[.$I80];&quot;&quot;);&quot;&quot;)">
            <text:p/>
          </table:table-cell>
          <table:table-cell table:formula="of:=IF(NOT([.$I80]=&quot;&quot;);IF([.$C80]=[.L$1];[.$I80];&quot;&quot;);&quot;&quot;)">
            <text:p/>
          </table:table-cell>
          <table:table-cell table:formula="of:=IF(NOT([.$I80]=&quot;&quot;);IF([.$C80]=[.M$1];[.$I80];&quot;&quot;);&quot;&quot;)">
            <text:p/>
          </table:table-cell>
          <table:table-cell table:formula="of:=IF(NOT([.$I80]=&quot;&quot;);IF([.$C80]=[.N$1];[.$I80];&quot;&quot;);&quot;&quot;)">
            <text:p/>
          </table:table-cell>
          <table:table-cell table:formula="of:=IF(NOT([.$I80]=&quot;&quot;);IF([.$C80]=[.O$1];[.$I80];&quot;&quot;);&quot;&quot;)">
            <text:p/>
          </table:table-cell>
          <table:table-cell table:formula="of:=IF(NOT([.$I80]=&quot;&quot;);IF([.$C80]=[.P$1];[.$I80];&quot;&quot;);&quot;&quot;)">
            <text:p/>
          </table:table-cell>
          <table:table-cell table:formula="of:=IF(NOT([.$I80]=&quot;&quot;);IF([.$C80]=[.Q$1];[.$I80];&quot;&quot;);&quot;&quot;)">
            <text:p/>
          </table:table-cell>
          <table:table-cell table:formula="of:=IF(NOT([.$I80]=&quot;&quot;);IF([.$C80]=[.R$1];[.$I80];&quot;&quot;);&quot;&quot;)">
            <text:p/>
          </table:table-cell>
          <table:table-cell table:formula="of:=IF(NOT([.$I80]=&quot;&quot;);IF([.$C80]=[.S$1];[.$I80];&quot;&quot;);&quot;&quot;)">
            <text:p/>
          </table:table-cell>
          <table:table-cell table:formula="of:=IF(NOT([.$I80]=&quot;&quot;);IF([.$C80]=[.T$1];[.$I80];&quot;&quot;)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Hereford and Sou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989159949541" calcext:value-type="percentage">
            <text:p>41.70%</text:p>
          </table:table-cell>
          <table:table-cell table:formula="of:=IF([.D81]=&quot;con&quot;;[.E81];-[.E81])" office:value-type="percentage" office:value="0.416989159949541" calcext:value-type="percentage">
            <text:p>41.70%</text:p>
          </table:table-cell>
          <table:table-cell table:formula="of:=IF([.D81]=&quot;lab&quot;;[.E81];-[.E81])" office:value-type="percentage" office:value="-0.416989159949541" calcext:value-type="percentage">
            <text:p>-41.70%</text:p>
          </table:table-cell>
          <table:table-cell table:formula="of:=IF([.D81]=&quot;lib&quot;;[.E81];-[.E81])" office:value-type="percentage" office:value="-0.416989159949541" calcext:value-type="percentage">
            <text:p>-41.70%</text:p>
          </table:table-cell>
          <table:table-cell/>
          <table:table-cell table:formula="of:=IF(NOT([.$I81]=&quot;&quot;);IF([.$C81]=[.J$1];[.$I81];&quot;&quot;);&quot;&quot;)">
            <text:p/>
          </table:table-cell>
          <table:table-cell table:formula="of:=IF(NOT([.$I81]=&quot;&quot;);IF([.$C81]=[.K$1];[.$I81];&quot;&quot;);&quot;&quot;)">
            <text:p/>
          </table:table-cell>
          <table:table-cell table:formula="of:=IF(NOT([.$I81]=&quot;&quot;);IF([.$C81]=[.L$1];[.$I81];&quot;&quot;);&quot;&quot;)">
            <text:p/>
          </table:table-cell>
          <table:table-cell table:formula="of:=IF(NOT([.$I81]=&quot;&quot;);IF([.$C81]=[.M$1];[.$I81];&quot;&quot;);&quot;&quot;)">
            <text:p/>
          </table:table-cell>
          <table:table-cell table:formula="of:=IF(NOT([.$I81]=&quot;&quot;);IF([.$C81]=[.N$1];[.$I81];&quot;&quot;);&quot;&quot;)">
            <text:p/>
          </table:table-cell>
          <table:table-cell table:formula="of:=IF(NOT([.$I81]=&quot;&quot;);IF([.$C81]=[.O$1];[.$I81];&quot;&quot;);&quot;&quot;)">
            <text:p/>
          </table:table-cell>
          <table:table-cell table:formula="of:=IF(NOT([.$I81]=&quot;&quot;);IF([.$C81]=[.P$1];[.$I81];&quot;&quot;);&quot;&quot;)">
            <text:p/>
          </table:table-cell>
          <table:table-cell table:formula="of:=IF(NOT([.$I81]=&quot;&quot;);IF([.$C81]=[.Q$1];[.$I81];&quot;&quot;);&quot;&quot;)">
            <text:p/>
          </table:table-cell>
          <table:table-cell table:formula="of:=IF(NOT([.$I81]=&quot;&quot;);IF([.$C81]=[.R$1];[.$I81];&quot;&quot;);&quot;&quot;)">
            <text:p/>
          </table:table-cell>
          <table:table-cell table:formula="of:=IF(NOT([.$I81]=&quot;&quot;);IF([.$C81]=[.S$1];[.$I81];&quot;&quot;);&quot;&quot;)">
            <text:p/>
          </table:table-cell>
          <table:table-cell table:formula="of:=IF(NOT([.$I81]=&quot;&quot;);IF([.$C81]=[.T$1];[.$I81];&quot;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Great Yar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599839615076" calcext:value-type="percentage">
            <text:p>41.66%</text:p>
          </table:table-cell>
          <table:table-cell table:formula="of:=IF([.D82]=&quot;con&quot;;[.E82];-[.E82])" office:value-type="percentage" office:value="0.416599839615076" calcext:value-type="percentage">
            <text:p>41.66%</text:p>
          </table:table-cell>
          <table:table-cell table:formula="of:=IF([.D82]=&quot;lab&quot;;[.E82];-[.E82])" office:value-type="percentage" office:value="-0.416599839615076" calcext:value-type="percentage">
            <text:p>-41.66%</text:p>
          </table:table-cell>
          <table:table-cell table:formula="of:=IF([.D82]=&quot;lib&quot;;[.E82];-[.E82])" office:value-type="percentage" office:value="-0.416599839615076" calcext:value-type="percentage">
            <text:p>-41.66%</text:p>
          </table:table-cell>
          <table:table-cell/>
          <table:table-cell table:formula="of:=IF(NOT([.$I82]=&quot;&quot;);IF([.$C82]=[.J$1];[.$I82];&quot;&quot;);&quot;&quot;)">
            <text:p/>
          </table:table-cell>
          <table:table-cell table:formula="of:=IF(NOT([.$I82]=&quot;&quot;);IF([.$C82]=[.K$1];[.$I82];&quot;&quot;);&quot;&quot;)">
            <text:p/>
          </table:table-cell>
          <table:table-cell table:formula="of:=IF(NOT([.$I82]=&quot;&quot;);IF([.$C82]=[.L$1];[.$I82];&quot;&quot;);&quot;&quot;)">
            <text:p/>
          </table:table-cell>
          <table:table-cell table:formula="of:=IF(NOT([.$I82]=&quot;&quot;);IF([.$C82]=[.M$1];[.$I82];&quot;&quot;);&quot;&quot;)">
            <text:p/>
          </table:table-cell>
          <table:table-cell table:formula="of:=IF(NOT([.$I82]=&quot;&quot;);IF([.$C82]=[.N$1];[.$I82];&quot;&quot;);&quot;&quot;)">
            <text:p/>
          </table:table-cell>
          <table:table-cell table:formula="of:=IF(NOT([.$I82]=&quot;&quot;);IF([.$C82]=[.O$1];[.$I82];&quot;&quot;);&quot;&quot;)">
            <text:p/>
          </table:table-cell>
          <table:table-cell table:formula="of:=IF(NOT([.$I82]=&quot;&quot;);IF([.$C82]=[.P$1];[.$I82];&quot;&quot;);&quot;&quot;)">
            <text:p/>
          </table:table-cell>
          <table:table-cell table:formula="of:=IF(NOT([.$I82]=&quot;&quot;);IF([.$C82]=[.Q$1];[.$I82];&quot;&quot;);&quot;&quot;)">
            <text:p/>
          </table:table-cell>
          <table:table-cell table:formula="of:=IF(NOT([.$I82]=&quot;&quot;);IF([.$C82]=[.R$1];[.$I82];&quot;&quot;);&quot;&quot;)">
            <text:p/>
          </table:table-cell>
          <table:table-cell table:formula="of:=IF(NOT([.$I82]=&quot;&quot;);IF([.$C82]=[.S$1];[.$I82];&quot;&quot;);&quot;&quot;)">
            <text:p/>
          </table:table-cell>
          <table:table-cell table:formula="of:=IF(NOT([.$I82]=&quot;&quot;);IF([.$C82]=[.T$1];[.$I82];&quot;&quot;);&quot;&quot;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3" office:value-type="string" calcext:value-type="string">
            <text:p>East Surr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13595882016504" calcext:value-type="percentage">
            <text:p>41.36%</text:p>
          </table:table-cell>
          <table:table-cell table:formula="of:=IF([.D83]=&quot;con&quot;;[.E83];-[.E83])" office:value-type="percentage" office:value="0.413595882016504" calcext:value-type="percentage">
            <text:p>41.36%</text:p>
          </table:table-cell>
          <table:table-cell table:formula="of:=IF([.D83]=&quot;lab&quot;;[.E83];-[.E83])" office:value-type="percentage" office:value="-0.413595882016504" calcext:value-type="percentage">
            <text:p>-41.36%</text:p>
          </table:table-cell>
          <table:table-cell table:formula="of:=IF([.D83]=&quot;lib&quot;;[.E83];-[.E83])" office:value-type="percentage" office:value="-0.413595882016504" calcext:value-type="percentage">
            <text:p>-41.36%</text:p>
          </table:table-cell>
          <table:table-cell/>
          <table:table-cell table:formula="of:=IF(NOT([.$I83]=&quot;&quot;);IF([.$C83]=[.J$1];[.$I83];&quot;&quot;);&quot;&quot;)">
            <text:p/>
          </table:table-cell>
          <table:table-cell table:formula="of:=IF(NOT([.$I83]=&quot;&quot;);IF([.$C83]=[.K$1];[.$I83];&quot;&quot;);&quot;&quot;)">
            <text:p/>
          </table:table-cell>
          <table:table-cell table:formula="of:=IF(NOT([.$I83]=&quot;&quot;);IF([.$C83]=[.L$1];[.$I83];&quot;&quot;);&quot;&quot;)">
            <text:p/>
          </table:table-cell>
          <table:table-cell table:formula="of:=IF(NOT([.$I83]=&quot;&quot;);IF([.$C83]=[.M$1];[.$I83];&quot;&quot;);&quot;&quot;)">
            <text:p/>
          </table:table-cell>
          <table:table-cell table:formula="of:=IF(NOT([.$I83]=&quot;&quot;);IF([.$C83]=[.N$1];[.$I83];&quot;&quot;);&quot;&quot;)">
            <text:p/>
          </table:table-cell>
          <table:table-cell table:formula="of:=IF(NOT([.$I83]=&quot;&quot;);IF([.$C83]=[.O$1];[.$I83];&quot;&quot;);&quot;&quot;)">
            <text:p/>
          </table:table-cell>
          <table:table-cell table:formula="of:=IF(NOT([.$I83]=&quot;&quot;);IF([.$C83]=[.P$1];[.$I83];&quot;&quot;);&quot;&quot;)">
            <text:p/>
          </table:table-cell>
          <table:table-cell table:formula="of:=IF(NOT([.$I83]=&quot;&quot;);IF([.$C83]=[.Q$1];[.$I83];&quot;&quot;);&quot;&quot;)">
            <text:p/>
          </table:table-cell>
          <table:table-cell table:formula="of:=IF(NOT([.$I83]=&quot;&quot;);IF([.$C83]=[.R$1];[.$I83];&quot;&quot;);&quot;&quot;)">
            <text:p/>
          </table:table-cell>
          <table:table-cell table:formula="of:=IF(NOT([.$I83]=&quot;&quot;);IF([.$C83]=[.S$1];[.$I83];&quot;&quot;);&quot;&quot;)">
            <text:p/>
          </table:table-cell>
          <table:table-cell table:formula="of:=IF(NOT([.$I83]=&quot;&quot;);IF([.$C83]=[.T$1];[.$I83];&quot;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South West Wilt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3441080196399" calcext:value-type="percentage">
            <text:p>41.34%</text:p>
          </table:table-cell>
          <table:table-cell table:formula="of:=IF([.D84]=&quot;con&quot;;[.E84];-[.E84])" office:value-type="percentage" office:value="0.413441080196399" calcext:value-type="percentage">
            <text:p>41.34%</text:p>
          </table:table-cell>
          <table:table-cell table:formula="of:=IF([.D84]=&quot;lab&quot;;[.E84];-[.E84])" office:value-type="percentage" office:value="-0.413441080196399" calcext:value-type="percentage">
            <text:p>-41.34%</text:p>
          </table:table-cell>
          <table:table-cell table:formula="of:=IF([.D84]=&quot;lib&quot;;[.E84];-[.E84])" office:value-type="percentage" office:value="-0.413441080196399" calcext:value-type="percentage">
            <text:p>-41.34%</text:p>
          </table:table-cell>
          <table:table-cell/>
          <table:table-cell table:formula="of:=IF(NOT([.$I84]=&quot;&quot;);IF([.$C84]=[.J$1];[.$I84];&quot;&quot;);&quot;&quot;)">
            <text:p/>
          </table:table-cell>
          <table:table-cell table:formula="of:=IF(NOT([.$I84]=&quot;&quot;);IF([.$C84]=[.K$1];[.$I84];&quot;&quot;);&quot;&quot;)">
            <text:p/>
          </table:table-cell>
          <table:table-cell table:formula="of:=IF(NOT([.$I84]=&quot;&quot;);IF([.$C84]=[.L$1];[.$I84];&quot;&quot;);&quot;&quot;)">
            <text:p/>
          </table:table-cell>
          <table:table-cell table:formula="of:=IF(NOT([.$I84]=&quot;&quot;);IF([.$C84]=[.M$1];[.$I84];&quot;&quot;);&quot;&quot;)">
            <text:p/>
          </table:table-cell>
          <table:table-cell table:formula="of:=IF(NOT([.$I84]=&quot;&quot;);IF([.$C84]=[.N$1];[.$I84];&quot;&quot;);&quot;&quot;)">
            <text:p/>
          </table:table-cell>
          <table:table-cell table:formula="of:=IF(NOT([.$I84]=&quot;&quot;);IF([.$C84]=[.O$1];[.$I84];&quot;&quot;);&quot;&quot;)">
            <text:p/>
          </table:table-cell>
          <table:table-cell table:formula="of:=IF(NOT([.$I84]=&quot;&quot;);IF([.$C84]=[.P$1];[.$I84];&quot;&quot;);&quot;&quot;)">
            <text:p/>
          </table:table-cell>
          <table:table-cell table:formula="of:=IF(NOT([.$I84]=&quot;&quot;);IF([.$C84]=[.Q$1];[.$I84];&quot;&quot;);&quot;&quot;)">
            <text:p/>
          </table:table-cell>
          <table:table-cell table:formula="of:=IF(NOT([.$I84]=&quot;&quot;);IF([.$C84]=[.R$1];[.$I84];&quot;&quot;);&quot;&quot;)">
            <text:p/>
          </table:table-cell>
          <table:table-cell table:formula="of:=IF(NOT([.$I84]=&quot;&quot;);IF([.$C84]=[.S$1];[.$I84];&quot;&quot;);&quot;&quot;)">
            <text:p/>
          </table:table-cell>
          <table:table-cell table:formula="of:=IF(NOT([.$I84]=&quot;&quot;);IF([.$C84]=[.T$1];[.$I84];&quot;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ld Bexley and Sid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2927619009312" calcext:value-type="percentage">
            <text:p>41.29%</text:p>
          </table:table-cell>
          <table:table-cell table:formula="of:=IF([.D85]=&quot;con&quot;;[.E85];-[.E85])" office:value-type="percentage" office:value="0.412927619009312" calcext:value-type="percentage">
            <text:p>41.29%</text:p>
          </table:table-cell>
          <table:table-cell table:formula="of:=IF([.D85]=&quot;lab&quot;;[.E85];-[.E85])" office:value-type="percentage" office:value="-0.412927619009312" calcext:value-type="percentage">
            <text:p>-41.29%</text:p>
          </table:table-cell>
          <table:table-cell table:formula="of:=IF([.D85]=&quot;lib&quot;;[.E85];-[.E85])" office:value-type="percentage" office:value="-0.412927619009312" calcext:value-type="percentage">
            <text:p>-41.29%</text:p>
          </table:table-cell>
          <table:table-cell/>
          <table:table-cell table:formula="of:=IF(NOT([.$I85]=&quot;&quot;);IF([.$C85]=[.J$1];[.$I85];&quot;&quot;);&quot;&quot;)">
            <text:p/>
          </table:table-cell>
          <table:table-cell table:formula="of:=IF(NOT([.$I85]=&quot;&quot;);IF([.$C85]=[.K$1];[.$I85];&quot;&quot;);&quot;&quot;)">
            <text:p/>
          </table:table-cell>
          <table:table-cell table:formula="of:=IF(NOT([.$I85]=&quot;&quot;);IF([.$C85]=[.L$1];[.$I85];&quot;&quot;);&quot;&quot;)">
            <text:p/>
          </table:table-cell>
          <table:table-cell table:formula="of:=IF(NOT([.$I85]=&quot;&quot;);IF([.$C85]=[.M$1];[.$I85];&quot;&quot;);&quot;&quot;)">
            <text:p/>
          </table:table-cell>
          <table:table-cell table:formula="of:=IF(NOT([.$I85]=&quot;&quot;);IF([.$C85]=[.N$1];[.$I85];&quot;&quot;);&quot;&quot;)">
            <text:p/>
          </table:table-cell>
          <table:table-cell table:formula="of:=IF(NOT([.$I85]=&quot;&quot;);IF([.$C85]=[.O$1];[.$I85];&quot;&quot;);&quot;&quot;)">
            <text:p/>
          </table:table-cell>
          <table:table-cell table:formula="of:=IF(NOT([.$I85]=&quot;&quot;);IF([.$C85]=[.P$1];[.$I85];&quot;&quot;);&quot;&quot;)">
            <text:p/>
          </table:table-cell>
          <table:table-cell table:formula="of:=IF(NOT([.$I85]=&quot;&quot;);IF([.$C85]=[.Q$1];[.$I85];&quot;&quot;);&quot;&quot;)">
            <text:p/>
          </table:table-cell>
          <table:table-cell table:formula="of:=IF(NOT([.$I85]=&quot;&quot;);IF([.$C85]=[.R$1];[.$I85];&quot;&quot;);&quot;&quot;)">
            <text:p/>
          </table:table-cell>
          <table:table-cell table:formula="of:=IF(NOT([.$I85]=&quot;&quot;);IF([.$C85]=[.S$1];[.$I85];&quot;&quot;);&quot;&quot;)">
            <text:p/>
          </table:table-cell>
          <table:table-cell table:formula="of:=IF(NOT([.$I85]=&quot;&quot;);IF([.$C85]=[.T$1];[.$I85];&quot;&quot;);&quot;&quot;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032186912834" calcext:value-type="percentage">
            <text:p>41.03%</text:p>
          </table:table-cell>
          <table:table-cell table:formula="of:=IF([.D86]=&quot;con&quot;;[.E86];-[.E86])" office:value-type="percentage" office:value="0.41032186912834" calcext:value-type="percentage">
            <text:p>41.03%</text:p>
          </table:table-cell>
          <table:table-cell table:formula="of:=IF([.D86]=&quot;lab&quot;;[.E86];-[.E86])" office:value-type="percentage" office:value="-0.41032186912834" calcext:value-type="percentage">
            <text:p>-41.03%</text:p>
          </table:table-cell>
          <table:table-cell table:formula="of:=IF([.D86]=&quot;lib&quot;;[.E86];-[.E86])" office:value-type="percentage" office:value="-0.41032186912834" calcext:value-type="percentage">
            <text:p>-41.03%</text:p>
          </table:table-cell>
          <table:table-cell/>
          <table:table-cell table:formula="of:=IF(NOT([.$I86]=&quot;&quot;);IF([.$C86]=[.J$1];[.$I86];&quot;&quot;);&quot;&quot;)">
            <text:p/>
          </table:table-cell>
          <table:table-cell table:formula="of:=IF(NOT([.$I86]=&quot;&quot;);IF([.$C86]=[.K$1];[.$I86];&quot;&quot;);&quot;&quot;)">
            <text:p/>
          </table:table-cell>
          <table:table-cell table:formula="of:=IF(NOT([.$I86]=&quot;&quot;);IF([.$C86]=[.L$1];[.$I86];&quot;&quot;);&quot;&quot;)">
            <text:p/>
          </table:table-cell>
          <table:table-cell table:formula="of:=IF(NOT([.$I86]=&quot;&quot;);IF([.$C86]=[.M$1];[.$I86];&quot;&quot;);&quot;&quot;)">
            <text:p/>
          </table:table-cell>
          <table:table-cell table:formula="of:=IF(NOT([.$I86]=&quot;&quot;);IF([.$C86]=[.N$1];[.$I86];&quot;&quot;);&quot;&quot;)">
            <text:p/>
          </table:table-cell>
          <table:table-cell table:formula="of:=IF(NOT([.$I86]=&quot;&quot;);IF([.$C86]=[.O$1];[.$I86];&quot;&quot;);&quot;&quot;)">
            <text:p/>
          </table:table-cell>
          <table:table-cell table:formula="of:=IF(NOT([.$I86]=&quot;&quot;);IF([.$C86]=[.P$1];[.$I86];&quot;&quot;);&quot;&quot;)">
            <text:p/>
          </table:table-cell>
          <table:table-cell table:formula="of:=IF(NOT([.$I86]=&quot;&quot;);IF([.$C86]=[.Q$1];[.$I86];&quot;&quot;);&quot;&quot;)">
            <text:p/>
          </table:table-cell>
          <table:table-cell table:formula="of:=IF(NOT([.$I86]=&quot;&quot;);IF([.$C86]=[.R$1];[.$I86];&quot;&quot;);&quot;&quot;)">
            <text:p/>
          </table:table-cell>
          <table:table-cell table:formula="of:=IF(NOT([.$I86]=&quot;&quot;);IF([.$C86]=[.S$1];[.$I86];&quot;&quot;);&quot;&quot;)">
            <text:p/>
          </table:table-cell>
          <table:table-cell table:formula="of:=IF(NOT([.$I86]=&quot;&quot;);IF([.$C86]=[.T$1];[.$I86];&quot;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Bridgw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9920044999799" calcext:value-type="percentage">
            <text:p>40.99%</text:p>
          </table:table-cell>
          <table:table-cell table:formula="of:=IF([.D87]=&quot;con&quot;;[.E87];-[.E87])" office:value-type="percentage" office:value="0.409920044999799" calcext:value-type="percentage">
            <text:p>40.99%</text:p>
          </table:table-cell>
          <table:table-cell table:formula="of:=IF([.D87]=&quot;lab&quot;;[.E87];-[.E87])" office:value-type="percentage" office:value="-0.409920044999799" calcext:value-type="percentage">
            <text:p>-40.99%</text:p>
          </table:table-cell>
          <table:table-cell table:formula="of:=IF([.D87]=&quot;lib&quot;;[.E87];-[.E87])" office:value-type="percentage" office:value="-0.409920044999799" calcext:value-type="percentage">
            <text:p>-40.99%</text:p>
          </table:table-cell>
          <table:table-cell/>
          <table:table-cell table:formula="of:=IF(NOT([.$I87]=&quot;&quot;);IF([.$C87]=[.J$1];[.$I87];&quot;&quot;);&quot;&quot;)">
            <text:p/>
          </table:table-cell>
          <table:table-cell table:formula="of:=IF(NOT([.$I87]=&quot;&quot;);IF([.$C87]=[.K$1];[.$I87];&quot;&quot;);&quot;&quot;)">
            <text:p/>
          </table:table-cell>
          <table:table-cell table:formula="of:=IF(NOT([.$I87]=&quot;&quot;);IF([.$C87]=[.L$1];[.$I87];&quot;&quot;);&quot;&quot;)">
            <text:p/>
          </table:table-cell>
          <table:table-cell table:formula="of:=IF(NOT([.$I87]=&quot;&quot;);IF([.$C87]=[.M$1];[.$I87];&quot;&quot;);&quot;&quot;)">
            <text:p/>
          </table:table-cell>
          <table:table-cell table:formula="of:=IF(NOT([.$I87]=&quot;&quot;);IF([.$C87]=[.N$1];[.$I87];&quot;&quot;);&quot;&quot;)">
            <text:p/>
          </table:table-cell>
          <table:table-cell table:formula="of:=IF(NOT([.$I87]=&quot;&quot;);IF([.$C87]=[.O$1];[.$I87];&quot;&quot;);&quot;&quot;)">
            <text:p/>
          </table:table-cell>
          <table:table-cell table:formula="of:=IF(NOT([.$I87]=&quot;&quot;);IF([.$C87]=[.P$1];[.$I87];&quot;&quot;);&quot;&quot;)">
            <text:p/>
          </table:table-cell>
          <table:table-cell table:formula="of:=IF(NOT([.$I87]=&quot;&quot;);IF([.$C87]=[.Q$1];[.$I87];&quot;&quot;);&quot;&quot;)">
            <text:p/>
          </table:table-cell>
          <table:table-cell table:formula="of:=IF(NOT([.$I87]=&quot;&quot;);IF([.$C87]=[.R$1];[.$I87];&quot;&quot;);&quot;&quot;)">
            <text:p/>
          </table:table-cell>
          <table:table-cell table:formula="of:=IF(NOT([.$I87]=&quot;&quot;);IF([.$C87]=[.S$1];[.$I87];&quot;&quot;);&quot;&quot;)">
            <text:p/>
          </table:table-cell>
          <table:table-cell table:formula="of:=IF(NOT([.$I87]=&quot;&quot;);IF([.$C87]=[.T$1];[.$I87];&quot;&quot;);&quot;&quot;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Mid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703933747412" calcext:value-type="percentage">
            <text:p>40.70%</text:p>
          </table:table-cell>
          <table:table-cell table:formula="of:=IF([.D88]=&quot;con&quot;;[.E88];-[.E88])" office:value-type="percentage" office:value="0.40703933747412" calcext:value-type="percentage">
            <text:p>40.70%</text:p>
          </table:table-cell>
          <table:table-cell table:formula="of:=IF([.D88]=&quot;lab&quot;;[.E88];-[.E88])" office:value-type="percentage" office:value="-0.40703933747412" calcext:value-type="percentage">
            <text:p>-40.70%</text:p>
          </table:table-cell>
          <table:table-cell table:formula="of:=IF([.D88]=&quot;lib&quot;;[.E88];-[.E88])" office:value-type="percentage" office:value="-0.40703933747412" calcext:value-type="percentage">
            <text:p>-40.70%</text:p>
          </table:table-cell>
          <table:table-cell/>
          <table:table-cell table:formula="of:=IF(NOT([.$I88]=&quot;&quot;);IF([.$C88]=[.J$1];[.$I88];&quot;&quot;);&quot;&quot;)">
            <text:p/>
          </table:table-cell>
          <table:table-cell table:formula="of:=IF(NOT([.$I88]=&quot;&quot;);IF([.$C88]=[.K$1];[.$I88];&quot;&quot;);&quot;&quot;)">
            <text:p/>
          </table:table-cell>
          <table:table-cell table:formula="of:=IF(NOT([.$I88]=&quot;&quot;);IF([.$C88]=[.L$1];[.$I88];&quot;&quot;);&quot;&quot;)">
            <text:p/>
          </table:table-cell>
          <table:table-cell table:formula="of:=IF(NOT([.$I88]=&quot;&quot;);IF([.$C88]=[.M$1];[.$I88];&quot;&quot;);&quot;&quot;)">
            <text:p/>
          </table:table-cell>
          <table:table-cell table:formula="of:=IF(NOT([.$I88]=&quot;&quot;);IF([.$C88]=[.N$1];[.$I88];&quot;&quot;);&quot;&quot;)">
            <text:p/>
          </table:table-cell>
          <table:table-cell table:formula="of:=IF(NOT([.$I88]=&quot;&quot;);IF([.$C88]=[.O$1];[.$I88];&quot;&quot;);&quot;&quot;)">
            <text:p/>
          </table:table-cell>
          <table:table-cell table:formula="of:=IF(NOT([.$I88]=&quot;&quot;);IF([.$C88]=[.P$1];[.$I88];&quot;&quot;);&quot;&quot;)">
            <text:p/>
          </table:table-cell>
          <table:table-cell table:formula="of:=IF(NOT([.$I88]=&quot;&quot;);IF([.$C88]=[.Q$1];[.$I88];&quot;&quot;);&quot;&quot;)">
            <text:p/>
          </table:table-cell>
          <table:table-cell table:formula="of:=IF(NOT([.$I88]=&quot;&quot;);IF([.$C88]=[.R$1];[.$I88];&quot;&quot;);&quot;&quot;)">
            <text:p/>
          </table:table-cell>
          <table:table-cell table:formula="of:=IF(NOT([.$I88]=&quot;&quot;);IF([.$C88]=[.S$1];[.$I88];&quot;&quot;);&quot;&quot;)">
            <text:p/>
          </table:table-cell>
          <table:table-cell table:formula="of:=IF(NOT([.$I88]=&quot;&quot;);IF([.$C88]=[.T$1];[.$I88];&quot;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lihull West and Shi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5576357597681" calcext:value-type="percentage">
            <text:p>40.56%</text:p>
          </table:table-cell>
          <table:table-cell table:formula="of:=IF([.D89]=&quot;con&quot;;[.E89];-[.E89])" office:value-type="percentage" office:value="0.405576357597681" calcext:value-type="percentage">
            <text:p>40.56%</text:p>
          </table:table-cell>
          <table:table-cell table:formula="of:=IF([.D89]=&quot;lab&quot;;[.E89];-[.E89])" office:value-type="percentage" office:value="-0.405576357597681" calcext:value-type="percentage">
            <text:p>-40.56%</text:p>
          </table:table-cell>
          <table:table-cell table:formula="of:=IF([.D89]=&quot;lib&quot;;[.E89];-[.E89])" office:value-type="percentage" office:value="-0.405576357597681" calcext:value-type="percentage">
            <text:p>-40.56%</text:p>
          </table:table-cell>
          <table:table-cell/>
          <table:table-cell table:formula="of:=IF(NOT([.$I89]=&quot;&quot;);IF([.$C89]=[.J$1];[.$I89];&quot;&quot;);&quot;&quot;)">
            <text:p/>
          </table:table-cell>
          <table:table-cell table:formula="of:=IF(NOT([.$I89]=&quot;&quot;);IF([.$C89]=[.K$1];[.$I89];&quot;&quot;);&quot;&quot;)">
            <text:p/>
          </table:table-cell>
          <table:table-cell table:formula="of:=IF(NOT([.$I89]=&quot;&quot;);IF([.$C89]=[.L$1];[.$I89];&quot;&quot;);&quot;&quot;)">
            <text:p/>
          </table:table-cell>
          <table:table-cell table:formula="of:=IF(NOT([.$I89]=&quot;&quot;);IF([.$C89]=[.M$1];[.$I89];&quot;&quot;);&quot;&quot;)">
            <text:p/>
          </table:table-cell>
          <table:table-cell table:formula="of:=IF(NOT([.$I89]=&quot;&quot;);IF([.$C89]=[.N$1];[.$I89];&quot;&quot;);&quot;&quot;)">
            <text:p/>
          </table:table-cell>
          <table:table-cell table:formula="of:=IF(NOT([.$I89]=&quot;&quot;);IF([.$C89]=[.O$1];[.$I89];&quot;&quot;);&quot;&quot;)">
            <text:p/>
          </table:table-cell>
          <table:table-cell table:formula="of:=IF(NOT([.$I89]=&quot;&quot;);IF([.$C89]=[.P$1];[.$I89];&quot;&quot;);&quot;&quot;)">
            <text:p/>
          </table:table-cell>
          <table:table-cell table:formula="of:=IF(NOT([.$I89]=&quot;&quot;);IF([.$C89]=[.Q$1];[.$I89];&quot;&quot;);&quot;&quot;)">
            <text:p/>
          </table:table-cell>
          <table:table-cell table:formula="of:=IF(NOT([.$I89]=&quot;&quot;);IF([.$C89]=[.R$1];[.$I89];&quot;&quot;);&quot;&quot;)">
            <text:p/>
          </table:table-cell>
          <table:table-cell table:formula="of:=IF(NOT([.$I89]=&quot;&quot;);IF([.$C89]=[.S$1];[.$I89];&quot;&quot;);&quot;&quot;)">
            <text:p/>
          </table:table-cell>
          <table:table-cell table:formula="of:=IF(NOT([.$I89]=&quot;&quot;);IF([.$C89]=[.T$1];[.$I89];&quot;&quot;);&quot;&quot;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rth Warwickshire and Bed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2501625159714" calcext:value-type="percentage">
            <text:p>40.25%</text:p>
          </table:table-cell>
          <table:table-cell table:formula="of:=IF([.D90]=&quot;con&quot;;[.E90];-[.E90])" office:value-type="percentage" office:value="0.402501625159714" calcext:value-type="percentage">
            <text:p>40.25%</text:p>
          </table:table-cell>
          <table:table-cell table:formula="of:=IF([.D90]=&quot;lab&quot;;[.E90];-[.E90])" office:value-type="percentage" office:value="-0.402501625159714" calcext:value-type="percentage">
            <text:p>-40.25%</text:p>
          </table:table-cell>
          <table:table-cell table:formula="of:=IF([.D90]=&quot;lib&quot;;[.E90];-[.E90])" office:value-type="percentage" office:value="-0.402501625159714" calcext:value-type="percentage">
            <text:p>-40.25%</text:p>
          </table:table-cell>
          <table:table-cell/>
          <table:table-cell table:formula="of:=IF(NOT([.$I90]=&quot;&quot;);IF([.$C90]=[.J$1];[.$I90];&quot;&quot;);&quot;&quot;)">
            <text:p/>
          </table:table-cell>
          <table:table-cell table:formula="of:=IF(NOT([.$I90]=&quot;&quot;);IF([.$C90]=[.K$1];[.$I90];&quot;&quot;);&quot;&quot;)">
            <text:p/>
          </table:table-cell>
          <table:table-cell table:formula="of:=IF(NOT([.$I90]=&quot;&quot;);IF([.$C90]=[.L$1];[.$I90];&quot;&quot;);&quot;&quot;)">
            <text:p/>
          </table:table-cell>
          <table:table-cell table:formula="of:=IF(NOT([.$I90]=&quot;&quot;);IF([.$C90]=[.M$1];[.$I90];&quot;&quot;);&quot;&quot;)">
            <text:p/>
          </table:table-cell>
          <table:table-cell table:formula="of:=IF(NOT([.$I90]=&quot;&quot;);IF([.$C90]=[.N$1];[.$I90];&quot;&quot;);&quot;&quot;)">
            <text:p/>
          </table:table-cell>
          <table:table-cell table:formula="of:=IF(NOT([.$I90]=&quot;&quot;);IF([.$C90]=[.O$1];[.$I90];&quot;&quot;);&quot;&quot;)">
            <text:p/>
          </table:table-cell>
          <table:table-cell table:formula="of:=IF(NOT([.$I90]=&quot;&quot;);IF([.$C90]=[.P$1];[.$I90];&quot;&quot;);&quot;&quot;)">
            <text:p/>
          </table:table-cell>
          <table:table-cell table:formula="of:=IF(NOT([.$I90]=&quot;&quot;);IF([.$C90]=[.Q$1];[.$I90];&quot;&quot;);&quot;&quot;)">
            <text:p/>
          </table:table-cell>
          <table:table-cell table:formula="of:=IF(NOT([.$I90]=&quot;&quot;);IF([.$C90]=[.R$1];[.$I90];&quot;&quot;);&quot;&quot;)">
            <text:p/>
          </table:table-cell>
          <table:table-cell table:formula="of:=IF(NOT([.$I90]=&quot;&quot;);IF([.$C90]=[.S$1];[.$I90];&quot;&quot;);&quot;&quot;)">
            <text:p/>
          </table:table-cell>
          <table:table-cell table:formula="of:=IF(NOT([.$I90]=&quot;&quot;);IF([.$C90]=[.T$1];[.$I90];&quot;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232951116475" calcext:value-type="percentage">
            <text:p>40.22%</text:p>
          </table:table-cell>
          <table:table-cell table:formula="of:=IF([.D91]=&quot;con&quot;;[.E91];-[.E91])" office:value-type="percentage" office:value="0.402232951116475" calcext:value-type="percentage">
            <text:p>40.22%</text:p>
          </table:table-cell>
          <table:table-cell table:formula="of:=IF([.D91]=&quot;lab&quot;;[.E91];-[.E91])" office:value-type="percentage" office:value="-0.402232951116475" calcext:value-type="percentage">
            <text:p>-40.22%</text:p>
          </table:table-cell>
          <table:table-cell table:formula="of:=IF([.D91]=&quot;lib&quot;;[.E91];-[.E91])" office:value-type="percentage" office:value="-0.402232951116475" calcext:value-type="percentage">
            <text:p>-40.22%</text:p>
          </table:table-cell>
          <table:table-cell/>
          <table:table-cell table:formula="of:=IF(NOT([.$I91]=&quot;&quot;);IF([.$C91]=[.J$1];[.$I91];&quot;&quot;);&quot;&quot;)">
            <text:p/>
          </table:table-cell>
          <table:table-cell table:formula="of:=IF(NOT([.$I91]=&quot;&quot;);IF([.$C91]=[.K$1];[.$I91];&quot;&quot;);&quot;&quot;)">
            <text:p/>
          </table:table-cell>
          <table:table-cell table:formula="of:=IF(NOT([.$I91]=&quot;&quot;);IF([.$C91]=[.L$1];[.$I91];&quot;&quot;);&quot;&quot;)">
            <text:p/>
          </table:table-cell>
          <table:table-cell table:formula="of:=IF(NOT([.$I91]=&quot;&quot;);IF([.$C91]=[.M$1];[.$I91];&quot;&quot;);&quot;&quot;)">
            <text:p/>
          </table:table-cell>
          <table:table-cell table:formula="of:=IF(NOT([.$I91]=&quot;&quot;);IF([.$C91]=[.N$1];[.$I91];&quot;&quot;);&quot;&quot;)">
            <text:p/>
          </table:table-cell>
          <table:table-cell table:formula="of:=IF(NOT([.$I91]=&quot;&quot;);IF([.$C91]=[.O$1];[.$I91];&quot;&quot;);&quot;&quot;)">
            <text:p/>
          </table:table-cell>
          <table:table-cell table:formula="of:=IF(NOT([.$I91]=&quot;&quot;);IF([.$C91]=[.P$1];[.$I91];&quot;&quot;);&quot;&quot;)">
            <text:p/>
          </table:table-cell>
          <table:table-cell table:formula="of:=IF(NOT([.$I91]=&quot;&quot;);IF([.$C91]=[.Q$1];[.$I91];&quot;&quot;);&quot;&quot;)">
            <text:p/>
          </table:table-cell>
          <table:table-cell table:formula="of:=IF(NOT([.$I91]=&quot;&quot;);IF([.$C91]=[.R$1];[.$I91];&quot;&quot;);&quot;&quot;)">
            <text:p/>
          </table:table-cell>
          <table:table-cell table:formula="of:=IF(NOT([.$I91]=&quot;&quot;);IF([.$C91]=[.S$1];[.$I91];&quot;&quot;);&quot;&quot;)">
            <text:p/>
          </table:table-cell>
          <table:table-cell table:formula="of:=IF(NOT([.$I91]=&quot;&quot;);IF([.$C91]=[.T$1];[.$I91];&quot;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South East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052723806589" calcext:value-type="percentage">
            <text:p>40.21%</text:p>
          </table:table-cell>
          <table:table-cell table:formula="of:=IF([.D92]=&quot;con&quot;;[.E92];-[.E92])" office:value-type="percentage" office:value="0.402052723806589" calcext:value-type="percentage">
            <text:p>40.21%</text:p>
          </table:table-cell>
          <table:table-cell table:formula="of:=IF([.D92]=&quot;lab&quot;;[.E92];-[.E92])" office:value-type="percentage" office:value="-0.402052723806589" calcext:value-type="percentage">
            <text:p>-40.21%</text:p>
          </table:table-cell>
          <table:table-cell table:formula="of:=IF([.D92]=&quot;lib&quot;;[.E92];-[.E92])" office:value-type="percentage" office:value="-0.402052723806589" calcext:value-type="percentage">
            <text:p>-40.21%</text:p>
          </table:table-cell>
          <table:table-cell/>
          <table:table-cell table:formula="of:=IF(NOT([.$I92]=&quot;&quot;);IF([.$C92]=[.J$1];[.$I92];&quot;&quot;);&quot;&quot;)">
            <text:p/>
          </table:table-cell>
          <table:table-cell table:formula="of:=IF(NOT([.$I92]=&quot;&quot;);IF([.$C92]=[.K$1];[.$I92];&quot;&quot;);&quot;&quot;)">
            <text:p/>
          </table:table-cell>
          <table:table-cell table:formula="of:=IF(NOT([.$I92]=&quot;&quot;);IF([.$C92]=[.L$1];[.$I92];&quot;&quot;);&quot;&quot;)">
            <text:p/>
          </table:table-cell>
          <table:table-cell table:formula="of:=IF(NOT([.$I92]=&quot;&quot;);IF([.$C92]=[.M$1];[.$I92];&quot;&quot;);&quot;&quot;)">
            <text:p/>
          </table:table-cell>
          <table:table-cell table:formula="of:=IF(NOT([.$I92]=&quot;&quot;);IF([.$C92]=[.N$1];[.$I92];&quot;&quot;);&quot;&quot;)">
            <text:p/>
          </table:table-cell>
          <table:table-cell table:formula="of:=IF(NOT([.$I92]=&quot;&quot;);IF([.$C92]=[.O$1];[.$I92];&quot;&quot;);&quot;&quot;)">
            <text:p/>
          </table:table-cell>
          <table:table-cell table:formula="of:=IF(NOT([.$I92]=&quot;&quot;);IF([.$C92]=[.P$1];[.$I92];&quot;&quot;);&quot;&quot;)">
            <text:p/>
          </table:table-cell>
          <table:table-cell table:formula="of:=IF(NOT([.$I92]=&quot;&quot;);IF([.$C92]=[.Q$1];[.$I92];&quot;&quot;);&quot;&quot;)">
            <text:p/>
          </table:table-cell>
          <table:table-cell table:formula="of:=IF(NOT([.$I92]=&quot;&quot;);IF([.$C92]=[.R$1];[.$I92];&quot;&quot;);&quot;&quot;)">
            <text:p/>
          </table:table-cell>
          <table:table-cell table:formula="of:=IF(NOT([.$I92]=&quot;&quot;);IF([.$C92]=[.S$1];[.$I92];&quot;&quot;);&quot;&quot;)">
            <text:p/>
          </table:table-cell>
          <table:table-cell table:formula="of:=IF(NOT([.$I92]=&quot;&quot;);IF([.$C92]=[.T$1];[.$I92];&quot;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3" office:value-type="string" calcext:value-type="string">
            <text:p>Hamble Va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01536822031522" calcext:value-type="percentage">
            <text:p>40.15%</text:p>
          </table:table-cell>
          <table:table-cell table:formula="of:=IF([.D93]=&quot;con&quot;;[.E93];-[.E93])" office:value-type="percentage" office:value="0.401536822031522" calcext:value-type="percentage">
            <text:p>40.15%</text:p>
          </table:table-cell>
          <table:table-cell table:formula="of:=IF([.D93]=&quot;lab&quot;;[.E93];-[.E93])" office:value-type="percentage" office:value="-0.401536822031522" calcext:value-type="percentage">
            <text:p>-40.15%</text:p>
          </table:table-cell>
          <table:table-cell table:formula="of:=IF([.D93]=&quot;lib&quot;;[.E93];-[.E93])" office:value-type="percentage" office:value="-0.401536822031522" calcext:value-type="percentage">
            <text:p>-40.15%</text:p>
          </table:table-cell>
          <table:table-cell/>
          <table:table-cell table:formula="of:=IF(NOT([.$I93]=&quot;&quot;);IF([.$C93]=[.J$1];[.$I93];&quot;&quot;);&quot;&quot;)">
            <text:p/>
          </table:table-cell>
          <table:table-cell table:formula="of:=IF(NOT([.$I93]=&quot;&quot;);IF([.$C93]=[.K$1];[.$I93];&quot;&quot;);&quot;&quot;)">
            <text:p/>
          </table:table-cell>
          <table:table-cell table:formula="of:=IF(NOT([.$I93]=&quot;&quot;);IF([.$C93]=[.L$1];[.$I93];&quot;&quot;);&quot;&quot;)">
            <text:p/>
          </table:table-cell>
          <table:table-cell table:formula="of:=IF(NOT([.$I93]=&quot;&quot;);IF([.$C93]=[.M$1];[.$I93];&quot;&quot;);&quot;&quot;)">
            <text:p/>
          </table:table-cell>
          <table:table-cell table:formula="of:=IF(NOT([.$I93]=&quot;&quot;);IF([.$C93]=[.N$1];[.$I93];&quot;&quot;);&quot;&quot;)">
            <text:p/>
          </table:table-cell>
          <table:table-cell table:formula="of:=IF(NOT([.$I93]=&quot;&quot;);IF([.$C93]=[.O$1];[.$I93];&quot;&quot;);&quot;&quot;)">
            <text:p/>
          </table:table-cell>
          <table:table-cell table:formula="of:=IF(NOT([.$I93]=&quot;&quot;);IF([.$C93]=[.P$1];[.$I93];&quot;&quot;);&quot;&quot;)">
            <text:p/>
          </table:table-cell>
          <table:table-cell table:formula="of:=IF(NOT([.$I93]=&quot;&quot;);IF([.$C93]=[.Q$1];[.$I93];&quot;&quot;);&quot;&quot;)">
            <text:p/>
          </table:table-cell>
          <table:table-cell table:formula="of:=IF(NOT([.$I93]=&quot;&quot;);IF([.$C93]=[.R$1];[.$I93];&quot;&quot;);&quot;&quot;)">
            <text:p/>
          </table:table-cell>
          <table:table-cell table:formula="of:=IF(NOT([.$I93]=&quot;&quot;);IF([.$C93]=[.S$1];[.$I93];&quot;&quot;);&quot;&quot;)">
            <text:p/>
          </table:table-cell>
          <table:table-cell table:formula="of:=IF(NOT([.$I93]=&quot;&quot;);IF([.$C93]=[.T$1];[.$I93];&quot;&quot;);&quot;&quot;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rth West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348002791576" calcext:value-type="percentage">
            <text:p>39.73%</text:p>
          </table:table-cell>
          <table:table-cell table:formula="of:=IF([.D94]=&quot;con&quot;;[.E94];-[.E94])" office:value-type="percentage" office:value="0.397348002791576" calcext:value-type="percentage">
            <text:p>39.73%</text:p>
          </table:table-cell>
          <table:table-cell table:formula="of:=IF([.D94]=&quot;lab&quot;;[.E94];-[.E94])" office:value-type="percentage" office:value="-0.397348002791576" calcext:value-type="percentage">
            <text:p>-39.73%</text:p>
          </table:table-cell>
          <table:table-cell table:formula="of:=IF([.D94]=&quot;lib&quot;;[.E94];-[.E94])" office:value-type="percentage" office:value="-0.397348002791576" calcext:value-type="percentage">
            <text:p>-39.73%</text:p>
          </table:table-cell>
          <table:table-cell/>
          <table:table-cell table:formula="of:=IF(NOT([.$I94]=&quot;&quot;);IF([.$C94]=[.J$1];[.$I94];&quot;&quot;);&quot;&quot;)">
            <text:p/>
          </table:table-cell>
          <table:table-cell table:formula="of:=IF(NOT([.$I94]=&quot;&quot;);IF([.$C94]=[.K$1];[.$I94];&quot;&quot;);&quot;&quot;)">
            <text:p/>
          </table:table-cell>
          <table:table-cell table:formula="of:=IF(NOT([.$I94]=&quot;&quot;);IF([.$C94]=[.L$1];[.$I94];&quot;&quot;);&quot;&quot;)">
            <text:p/>
          </table:table-cell>
          <table:table-cell table:formula="of:=IF(NOT([.$I94]=&quot;&quot;);IF([.$C94]=[.M$1];[.$I94];&quot;&quot;);&quot;&quot;)">
            <text:p/>
          </table:table-cell>
          <table:table-cell table:formula="of:=IF(NOT([.$I94]=&quot;&quot;);IF([.$C94]=[.N$1];[.$I94];&quot;&quot;);&quot;&quot;)">
            <text:p/>
          </table:table-cell>
          <table:table-cell table:formula="of:=IF(NOT([.$I94]=&quot;&quot;);IF([.$C94]=[.O$1];[.$I94];&quot;&quot;);&quot;&quot;)">
            <text:p/>
          </table:table-cell>
          <table:table-cell table:formula="of:=IF(NOT([.$I94]=&quot;&quot;);IF([.$C94]=[.P$1];[.$I94];&quot;&quot;);&quot;&quot;)">
            <text:p/>
          </table:table-cell>
          <table:table-cell table:formula="of:=IF(NOT([.$I94]=&quot;&quot;);IF([.$C94]=[.Q$1];[.$I94];&quot;&quot;);&quot;&quot;)">
            <text:p/>
          </table:table-cell>
          <table:table-cell table:formula="of:=IF(NOT([.$I94]=&quot;&quot;);IF([.$C94]=[.R$1];[.$I94];&quot;&quot;);&quot;&quot;)">
            <text:p/>
          </table:table-cell>
          <table:table-cell table:formula="of:=IF(NOT([.$I94]=&quot;&quot;);IF([.$C94]=[.S$1];[.$I94];&quot;&quot;);&quot;&quot;)">
            <text:p/>
          </table:table-cell>
          <table:table-cell table:formula="of:=IF(NOT([.$I94]=&quot;&quot;);IF([.$C94]=[.T$1];[.$I94];&quot;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Wre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298151366725" calcext:value-type="percentage">
            <text:p>39.73%</text:p>
          </table:table-cell>
          <table:table-cell table:formula="of:=IF([.D95]=&quot;con&quot;;[.E95];-[.E95])" office:value-type="percentage" office:value="0.397298151366725" calcext:value-type="percentage">
            <text:p>39.73%</text:p>
          </table:table-cell>
          <table:table-cell table:formula="of:=IF([.D95]=&quot;lab&quot;;[.E95];-[.E95])" office:value-type="percentage" office:value="-0.397298151366725" calcext:value-type="percentage">
            <text:p>-39.73%</text:p>
          </table:table-cell>
          <table:table-cell table:formula="of:=IF([.D95]=&quot;lib&quot;;[.E95];-[.E95])" office:value-type="percentage" office:value="-0.397298151366725" calcext:value-type="percentage">
            <text:p>-39.73%</text:p>
          </table:table-cell>
          <table:table-cell/>
          <table:table-cell table:formula="of:=IF(NOT([.$I95]=&quot;&quot;);IF([.$C95]=[.J$1];[.$I95];&quot;&quot;);&quot;&quot;)">
            <text:p/>
          </table:table-cell>
          <table:table-cell table:formula="of:=IF(NOT([.$I95]=&quot;&quot;);IF([.$C95]=[.K$1];[.$I95];&quot;&quot;);&quot;&quot;)">
            <text:p/>
          </table:table-cell>
          <table:table-cell table:formula="of:=IF(NOT([.$I95]=&quot;&quot;);IF([.$C95]=[.L$1];[.$I95];&quot;&quot;);&quot;&quot;)">
            <text:p/>
          </table:table-cell>
          <table:table-cell table:formula="of:=IF(NOT([.$I95]=&quot;&quot;);IF([.$C95]=[.M$1];[.$I95];&quot;&quot;);&quot;&quot;)">
            <text:p/>
          </table:table-cell>
          <table:table-cell table:formula="of:=IF(NOT([.$I95]=&quot;&quot;);IF([.$C95]=[.N$1];[.$I95];&quot;&quot;);&quot;&quot;)">
            <text:p/>
          </table:table-cell>
          <table:table-cell table:formula="of:=IF(NOT([.$I95]=&quot;&quot;);IF([.$C95]=[.O$1];[.$I95];&quot;&quot;);&quot;&quot;)">
            <text:p/>
          </table:table-cell>
          <table:table-cell table:formula="of:=IF(NOT([.$I95]=&quot;&quot;);IF([.$C95]=[.P$1];[.$I95];&quot;&quot;);&quot;&quot;)">
            <text:p/>
          </table:table-cell>
          <table:table-cell table:formula="of:=IF(NOT([.$I95]=&quot;&quot;);IF([.$C95]=[.Q$1];[.$I95];&quot;&quot;);&quot;&quot;)">
            <text:p/>
          </table:table-cell>
          <table:table-cell table:formula="of:=IF(NOT([.$I95]=&quot;&quot;);IF([.$C95]=[.R$1];[.$I95];&quot;&quot;);&quot;&quot;)">
            <text:p/>
          </table:table-cell>
          <table:table-cell table:formula="of:=IF(NOT([.$I95]=&quot;&quot;);IF([.$C95]=[.S$1];[.$I95];&quot;&quot;);&quot;&quot;)">
            <text:p/>
          </table:table-cell>
          <table:table-cell table:formula="of:=IF(NOT([.$I95]=&quot;&quot;);IF([.$C95]=[.T$1];[.$I95];&quot;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d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63054089448" calcext:value-type="percentage">
            <text:p>39.63%</text:p>
          </table:table-cell>
          <table:table-cell table:formula="of:=IF([.D96]=&quot;con&quot;;[.E96];-[.E96])" office:value-type="percentage" office:value="0.3963054089448" calcext:value-type="percentage">
            <text:p>39.63%</text:p>
          </table:table-cell>
          <table:table-cell table:formula="of:=IF([.D96]=&quot;lab&quot;;[.E96];-[.E96])" office:value-type="percentage" office:value="-0.3963054089448" calcext:value-type="percentage">
            <text:p>-39.63%</text:p>
          </table:table-cell>
          <table:table-cell table:formula="of:=IF([.D96]=&quot;lib&quot;;[.E96];-[.E96])" office:value-type="percentage" office:value="-0.3963054089448" calcext:value-type="percentage">
            <text:p>-39.63%</text:p>
          </table:table-cell>
          <table:table-cell/>
          <table:table-cell table:formula="of:=IF(NOT([.$I96]=&quot;&quot;);IF([.$C96]=[.J$1];[.$I96];&quot;&quot;);&quot;&quot;)">
            <text:p/>
          </table:table-cell>
          <table:table-cell table:formula="of:=IF(NOT([.$I96]=&quot;&quot;);IF([.$C96]=[.K$1];[.$I96];&quot;&quot;);&quot;&quot;)">
            <text:p/>
          </table:table-cell>
          <table:table-cell table:formula="of:=IF(NOT([.$I96]=&quot;&quot;);IF([.$C96]=[.L$1];[.$I96];&quot;&quot;);&quot;&quot;)">
            <text:p/>
          </table:table-cell>
          <table:table-cell table:formula="of:=IF(NOT([.$I96]=&quot;&quot;);IF([.$C96]=[.M$1];[.$I96];&quot;&quot;);&quot;&quot;)">
            <text:p/>
          </table:table-cell>
          <table:table-cell table:formula="of:=IF(NOT([.$I96]=&quot;&quot;);IF([.$C96]=[.N$1];[.$I96];&quot;&quot;);&quot;&quot;)">
            <text:p/>
          </table:table-cell>
          <table:table-cell table:formula="of:=IF(NOT([.$I96]=&quot;&quot;);IF([.$C96]=[.O$1];[.$I96];&quot;&quot;);&quot;&quot;)">
            <text:p/>
          </table:table-cell>
          <table:table-cell table:formula="of:=IF(NOT([.$I96]=&quot;&quot;);IF([.$C96]=[.P$1];[.$I96];&quot;&quot;);&quot;&quot;)">
            <text:p/>
          </table:table-cell>
          <table:table-cell table:formula="of:=IF(NOT([.$I96]=&quot;&quot;);IF([.$C96]=[.Q$1];[.$I96];&quot;&quot;);&quot;&quot;)">
            <text:p/>
          </table:table-cell>
          <table:table-cell table:formula="of:=IF(NOT([.$I96]=&quot;&quot;);IF([.$C96]=[.R$1];[.$I96];&quot;&quot;);&quot;&quot;)">
            <text:p/>
          </table:table-cell>
          <table:table-cell table:formula="of:=IF(NOT([.$I96]=&quot;&quot;);IF([.$C96]=[.S$1];[.$I96];&quot;&quot;);&quot;&quot;)">
            <text:p/>
          </table:table-cell>
          <table:table-cell table:formula="of:=IF(NOT([.$I96]=&quot;&quot;);IF([.$C96]=[.T$1];[.$I96];&quot;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Waveney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696140366543" calcext:value-type="percentage">
            <text:p>39.57%</text:p>
          </table:table-cell>
          <table:table-cell table:formula="of:=IF([.D97]=&quot;con&quot;;[.E97];-[.E97])" office:value-type="percentage" office:value="0.395696140366543" calcext:value-type="percentage">
            <text:p>39.57%</text:p>
          </table:table-cell>
          <table:table-cell table:formula="of:=IF([.D97]=&quot;lab&quot;;[.E97];-[.E97])" office:value-type="percentage" office:value="-0.395696140366543" calcext:value-type="percentage">
            <text:p>-39.57%</text:p>
          </table:table-cell>
          <table:table-cell table:formula="of:=IF([.D97]=&quot;lib&quot;;[.E97];-[.E97])" office:value-type="percentage" office:value="-0.395696140366543" calcext:value-type="percentage">
            <text:p>-39.57%</text:p>
          </table:table-cell>
          <table:table-cell/>
          <table:table-cell table:formula="of:=IF(NOT([.$I97]=&quot;&quot;);IF([.$C97]=[.J$1];[.$I97];&quot;&quot;);&quot;&quot;)">
            <text:p/>
          </table:table-cell>
          <table:table-cell table:formula="of:=IF(NOT([.$I97]=&quot;&quot;);IF([.$C97]=[.K$1];[.$I97];&quot;&quot;);&quot;&quot;)">
            <text:p/>
          </table:table-cell>
          <table:table-cell table:formula="of:=IF(NOT([.$I97]=&quot;&quot;);IF([.$C97]=[.L$1];[.$I97];&quot;&quot;);&quot;&quot;)">
            <text:p/>
          </table:table-cell>
          <table:table-cell table:formula="of:=IF(NOT([.$I97]=&quot;&quot;);IF([.$C97]=[.M$1];[.$I97];&quot;&quot;);&quot;&quot;)">
            <text:p/>
          </table:table-cell>
          <table:table-cell table:formula="of:=IF(NOT([.$I97]=&quot;&quot;);IF([.$C97]=[.N$1];[.$I97];&quot;&quot;);&quot;&quot;)">
            <text:p/>
          </table:table-cell>
          <table:table-cell table:formula="of:=IF(NOT([.$I97]=&quot;&quot;);IF([.$C97]=[.O$1];[.$I97];&quot;&quot;);&quot;&quot;)">
            <text:p/>
          </table:table-cell>
          <table:table-cell table:formula="of:=IF(NOT([.$I97]=&quot;&quot;);IF([.$C97]=[.P$1];[.$I97];&quot;&quot;);&quot;&quot;)">
            <text:p/>
          </table:table-cell>
          <table:table-cell table:formula="of:=IF(NOT([.$I97]=&quot;&quot;);IF([.$C97]=[.Q$1];[.$I97];&quot;&quot;);&quot;&quot;)">
            <text:p/>
          </table:table-cell>
          <table:table-cell table:formula="of:=IF(NOT([.$I97]=&quot;&quot;);IF([.$C97]=[.R$1];[.$I97];&quot;&quot;);&quot;&quot;)">
            <text:p/>
          </table:table-cell>
          <table:table-cell table:formula="of:=IF(NOT([.$I97]=&quot;&quot;);IF([.$C97]=[.S$1];[.$I97];&quot;&quot;);&quot;&quot;)">
            <text:p/>
          </table:table-cell>
          <table:table-cell table:formula="of:=IF(NOT([.$I97]=&quot;&quot;);IF([.$C97]=[.T$1];[.$I97];&quot;&quot;);&quot;&quot;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alisb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323199559032" calcext:value-type="percentage">
            <text:p>39.53%</text:p>
          </table:table-cell>
          <table:table-cell table:formula="of:=IF([.D98]=&quot;con&quot;;[.E98];-[.E98])" office:value-type="percentage" office:value="0.395323199559032" calcext:value-type="percentage">
            <text:p>39.53%</text:p>
          </table:table-cell>
          <table:table-cell table:formula="of:=IF([.D98]=&quot;lab&quot;;[.E98];-[.E98])" office:value-type="percentage" office:value="-0.395323199559032" calcext:value-type="percentage">
            <text:p>-39.53%</text:p>
          </table:table-cell>
          <table:table-cell table:formula="of:=IF([.D98]=&quot;lib&quot;;[.E98];-[.E98])" office:value-type="percentage" office:value="-0.395323199559032" calcext:value-type="percentage">
            <text:p>-39.53%</text:p>
          </table:table-cell>
          <table:table-cell/>
          <table:table-cell table:formula="of:=IF(NOT([.$I98]=&quot;&quot;);IF([.$C98]=[.J$1];[.$I98];&quot;&quot;);&quot;&quot;)">
            <text:p/>
          </table:table-cell>
          <table:table-cell table:formula="of:=IF(NOT([.$I98]=&quot;&quot;);IF([.$C98]=[.K$1];[.$I98];&quot;&quot;);&quot;&quot;)">
            <text:p/>
          </table:table-cell>
          <table:table-cell table:formula="of:=IF(NOT([.$I98]=&quot;&quot;);IF([.$C98]=[.L$1];[.$I98];&quot;&quot;);&quot;&quot;)">
            <text:p/>
          </table:table-cell>
          <table:table-cell table:formula="of:=IF(NOT([.$I98]=&quot;&quot;);IF([.$C98]=[.M$1];[.$I98];&quot;&quot;);&quot;&quot;)">
            <text:p/>
          </table:table-cell>
          <table:table-cell table:formula="of:=IF(NOT([.$I98]=&quot;&quot;);IF([.$C98]=[.N$1];[.$I98];&quot;&quot;);&quot;&quot;)">
            <text:p/>
          </table:table-cell>
          <table:table-cell table:formula="of:=IF(NOT([.$I98]=&quot;&quot;);IF([.$C98]=[.O$1];[.$I98];&quot;&quot;);&quot;&quot;)">
            <text:p/>
          </table:table-cell>
          <table:table-cell table:formula="of:=IF(NOT([.$I98]=&quot;&quot;);IF([.$C98]=[.P$1];[.$I98];&quot;&quot;);&quot;&quot;)">
            <text:p/>
          </table:table-cell>
          <table:table-cell table:formula="of:=IF(NOT([.$I98]=&quot;&quot;);IF([.$C98]=[.Q$1];[.$I98];&quot;&quot;);&quot;&quot;)">
            <text:p/>
          </table:table-cell>
          <table:table-cell table:formula="of:=IF(NOT([.$I98]=&quot;&quot;);IF([.$C98]=[.R$1];[.$I98];&quot;&quot;);&quot;&quot;)">
            <text:p/>
          </table:table-cell>
          <table:table-cell table:formula="of:=IF(NOT([.$I98]=&quot;&quot;);IF([.$C98]=[.S$1];[.$I98];&quot;&quot;);&quot;&quot;)">
            <text:p/>
          </table:table-cell>
          <table:table-cell table:formula="of:=IF(NOT([.$I98]=&quot;&quot;);IF([.$C98]=[.T$1];[.$I98];&quot;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Broadland and Faken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3458124276342" calcext:value-type="percentage">
            <text:p>39.35%</text:p>
          </table:table-cell>
          <table:table-cell table:formula="of:=IF([.D99]=&quot;con&quot;;[.E99];-[.E99])" office:value-type="percentage" office:value="0.393458124276342" calcext:value-type="percentage">
            <text:p>39.35%</text:p>
          </table:table-cell>
          <table:table-cell table:formula="of:=IF([.D99]=&quot;lab&quot;;[.E99];-[.E99])" office:value-type="percentage" office:value="-0.393458124276342" calcext:value-type="percentage">
            <text:p>-39.35%</text:p>
          </table:table-cell>
          <table:table-cell table:formula="of:=IF([.D99]=&quot;lib&quot;;[.E99];-[.E99])" office:value-type="percentage" office:value="-0.393458124276342" calcext:value-type="percentage">
            <text:p>-39.35%</text:p>
          </table:table-cell>
          <table:table-cell/>
          <table:table-cell table:formula="of:=IF(NOT([.$I99]=&quot;&quot;);IF([.$C99]=[.J$1];[.$I99];&quot;&quot;);&quot;&quot;)">
            <text:p/>
          </table:table-cell>
          <table:table-cell table:formula="of:=IF(NOT([.$I99]=&quot;&quot;);IF([.$C99]=[.K$1];[.$I99];&quot;&quot;);&quot;&quot;)">
            <text:p/>
          </table:table-cell>
          <table:table-cell table:formula="of:=IF(NOT([.$I99]=&quot;&quot;);IF([.$C99]=[.L$1];[.$I99];&quot;&quot;);&quot;&quot;)">
            <text:p/>
          </table:table-cell>
          <table:table-cell table:formula="of:=IF(NOT([.$I99]=&quot;&quot;);IF([.$C99]=[.M$1];[.$I99];&quot;&quot;);&quot;&quot;)">
            <text:p/>
          </table:table-cell>
          <table:table-cell table:formula="of:=IF(NOT([.$I99]=&quot;&quot;);IF([.$C99]=[.N$1];[.$I99];&quot;&quot;);&quot;&quot;)">
            <text:p/>
          </table:table-cell>
          <table:table-cell table:formula="of:=IF(NOT([.$I99]=&quot;&quot;);IF([.$C99]=[.O$1];[.$I99];&quot;&quot;);&quot;&quot;)">
            <text:p/>
          </table:table-cell>
          <table:table-cell table:formula="of:=IF(NOT([.$I99]=&quot;&quot;);IF([.$C99]=[.P$1];[.$I99];&quot;&quot;);&quot;&quot;)">
            <text:p/>
          </table:table-cell>
          <table:table-cell table:formula="of:=IF(NOT([.$I99]=&quot;&quot;);IF([.$C99]=[.Q$1];[.$I99];&quot;&quot;);&quot;&quot;)">
            <text:p/>
          </table:table-cell>
          <table:table-cell table:formula="of:=IF(NOT([.$I99]=&quot;&quot;);IF([.$C99]=[.R$1];[.$I99];&quot;&quot;);&quot;&quot;)">
            <text:p/>
          </table:table-cell>
          <table:table-cell table:formula="of:=IF(NOT([.$I99]=&quot;&quot;);IF([.$C99]=[.S$1];[.$I99];&quot;&quot;);&quot;&quot;)">
            <text:p/>
          </table:table-cell>
          <table:table-cell table:formula="of:=IF(NOT([.$I99]=&quot;&quot;);IF([.$C99]=[.T$1];[.$I99];&quot;&quot;);&quot;&quot;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Beverley and Holder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994006207856" calcext:value-type="percentage">
            <text:p>39.20%</text:p>
          </table:table-cell>
          <table:table-cell table:formula="of:=IF([.D100]=&quot;con&quot;;[.E100];-[.E100])" office:value-type="percentage" office:value="0.391994006207856" calcext:value-type="percentage">
            <text:p>39.20%</text:p>
          </table:table-cell>
          <table:table-cell table:formula="of:=IF([.D100]=&quot;lab&quot;;[.E100];-[.E100])" office:value-type="percentage" office:value="-0.391994006207856" calcext:value-type="percentage">
            <text:p>-39.20%</text:p>
          </table:table-cell>
          <table:table-cell table:formula="of:=IF([.D100]=&quot;lib&quot;;[.E100];-[.E100])" office:value-type="percentage" office:value="-0.391994006207856" calcext:value-type="percentage">
            <text:p>-39.20%</text:p>
          </table:table-cell>
          <table:table-cell/>
          <table:table-cell table:formula="of:=IF(NOT([.$I100]=&quot;&quot;);IF([.$C100]=[.J$1];[.$I100];&quot;&quot;);&quot;&quot;)">
            <text:p/>
          </table:table-cell>
          <table:table-cell table:formula="of:=IF(NOT([.$I100]=&quot;&quot;);IF([.$C100]=[.K$1];[.$I100];&quot;&quot;);&quot;&quot;)">
            <text:p/>
          </table:table-cell>
          <table:table-cell table:formula="of:=IF(NOT([.$I100]=&quot;&quot;);IF([.$C100]=[.L$1];[.$I100];&quot;&quot;);&quot;&quot;)">
            <text:p/>
          </table:table-cell>
          <table:table-cell table:formula="of:=IF(NOT([.$I100]=&quot;&quot;);IF([.$C100]=[.M$1];[.$I100];&quot;&quot;);&quot;&quot;)">
            <text:p/>
          </table:table-cell>
          <table:table-cell table:formula="of:=IF(NOT([.$I100]=&quot;&quot;);IF([.$C100]=[.N$1];[.$I100];&quot;&quot;);&quot;&quot;)">
            <text:p/>
          </table:table-cell>
          <table:table-cell table:formula="of:=IF(NOT([.$I100]=&quot;&quot;);IF([.$C100]=[.O$1];[.$I100];&quot;&quot;);&quot;&quot;)">
            <text:p/>
          </table:table-cell>
          <table:table-cell table:formula="of:=IF(NOT([.$I100]=&quot;&quot;);IF([.$C100]=[.P$1];[.$I100];&quot;&quot;);&quot;&quot;)">
            <text:p/>
          </table:table-cell>
          <table:table-cell table:formula="of:=IF(NOT([.$I100]=&quot;&quot;);IF([.$C100]=[.Q$1];[.$I100];&quot;&quot;);&quot;&quot;)">
            <text:p/>
          </table:table-cell>
          <table:table-cell table:formula="of:=IF(NOT([.$I100]=&quot;&quot;);IF([.$C100]=[.R$1];[.$I100];&quot;&quot;);&quot;&quot;)">
            <text:p/>
          </table:table-cell>
          <table:table-cell table:formula="of:=IF(NOT([.$I100]=&quot;&quot;);IF([.$C100]=[.S$1];[.$I100];&quot;&quot;);&quot;&quot;)">
            <text:p/>
          </table:table-cell>
          <table:table-cell table:formula="of:=IF(NOT([.$I100]=&quot;&quot;);IF([.$C100]=[.T$1];[.$I100];&quot;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or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724028799747" calcext:value-type="percentage">
            <text:p>39.17%</text:p>
          </table:table-cell>
          <table:table-cell table:formula="of:=IF([.D101]=&quot;con&quot;;[.E101];-[.E101])" office:value-type="percentage" office:value="0.391724028799747" calcext:value-type="percentage">
            <text:p>39.17%</text:p>
          </table:table-cell>
          <table:table-cell table:formula="of:=IF([.D101]=&quot;lab&quot;;[.E101];-[.E101])" office:value-type="percentage" office:value="-0.391724028799747" calcext:value-type="percentage">
            <text:p>-39.17%</text:p>
          </table:table-cell>
          <table:table-cell table:formula="of:=IF([.D101]=&quot;lib&quot;;[.E101];-[.E101])" office:value-type="percentage" office:value="-0.391724028799747" calcext:value-type="percentage">
            <text:p>-39.17%</text:p>
          </table:table-cell>
          <table:table-cell/>
          <table:table-cell table:formula="of:=IF(NOT([.$I101]=&quot;&quot;);IF([.$C101]=[.J$1];[.$I101];&quot;&quot;);&quot;&quot;)">
            <text:p/>
          </table:table-cell>
          <table:table-cell table:formula="of:=IF(NOT([.$I101]=&quot;&quot;);IF([.$C101]=[.K$1];[.$I101];&quot;&quot;);&quot;&quot;)">
            <text:p/>
          </table:table-cell>
          <table:table-cell table:formula="of:=IF(NOT([.$I101]=&quot;&quot;);IF([.$C101]=[.L$1];[.$I101];&quot;&quot;);&quot;&quot;)">
            <text:p/>
          </table:table-cell>
          <table:table-cell table:formula="of:=IF(NOT([.$I101]=&quot;&quot;);IF([.$C101]=[.M$1];[.$I101];&quot;&quot;);&quot;&quot;)">
            <text:p/>
          </table:table-cell>
          <table:table-cell table:formula="of:=IF(NOT([.$I101]=&quot;&quot;);IF([.$C101]=[.N$1];[.$I101];&quot;&quot;);&quot;&quot;)">
            <text:p/>
          </table:table-cell>
          <table:table-cell table:formula="of:=IF(NOT([.$I101]=&quot;&quot;);IF([.$C101]=[.O$1];[.$I101];&quot;&quot;);&quot;&quot;)">
            <text:p/>
          </table:table-cell>
          <table:table-cell table:formula="of:=IF(NOT([.$I101]=&quot;&quot;);IF([.$C101]=[.P$1];[.$I101];&quot;&quot;);&quot;&quot;)">
            <text:p/>
          </table:table-cell>
          <table:table-cell table:formula="of:=IF(NOT([.$I101]=&quot;&quot;);IF([.$C101]=[.Q$1];[.$I101];&quot;&quot;);&quot;&quot;)">
            <text:p/>
          </table:table-cell>
          <table:table-cell table:formula="of:=IF(NOT([.$I101]=&quot;&quot;);IF([.$C101]=[.R$1];[.$I101];&quot;&quot;);&quot;&quot;)">
            <text:p/>
          </table:table-cell>
          <table:table-cell table:formula="of:=IF(NOT([.$I101]=&quot;&quot;);IF([.$C101]=[.S$1];[.$I101];&quot;&quot;);&quot;&quot;)">
            <text:p/>
          </table:table-cell>
          <table:table-cell table:formula="of:=IF(NOT([.$I101]=&quot;&quot;);IF([.$C101]=[.T$1];[.$I101];&quot;&quot;);&quot;&quot;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1624610759154" calcext:value-type="percentage">
            <text:p>39.16%</text:p>
          </table:table-cell>
          <table:table-cell table:formula="of:=IF([.D102]=&quot;con&quot;;[.E102];-[.E102])" office:value-type="percentage" office:value="0.391624610759154" calcext:value-type="percentage">
            <text:p>39.16%</text:p>
          </table:table-cell>
          <table:table-cell table:formula="of:=IF([.D102]=&quot;lab&quot;;[.E102];-[.E102])" office:value-type="percentage" office:value="-0.391624610759154" calcext:value-type="percentage">
            <text:p>-39.16%</text:p>
          </table:table-cell>
          <table:table-cell table:formula="of:=IF([.D102]=&quot;lib&quot;;[.E102];-[.E102])" office:value-type="percentage" office:value="-0.391624610759154" calcext:value-type="percentage">
            <text:p>-39.16%</text:p>
          </table:table-cell>
          <table:table-cell/>
          <table:table-cell table:formula="of:=IF(NOT([.$I102]=&quot;&quot;);IF([.$C102]=[.J$1];[.$I102];&quot;&quot;);&quot;&quot;)">
            <text:p/>
          </table:table-cell>
          <table:table-cell table:formula="of:=IF(NOT([.$I102]=&quot;&quot;);IF([.$C102]=[.K$1];[.$I102];&quot;&quot;);&quot;&quot;)">
            <text:p/>
          </table:table-cell>
          <table:table-cell table:formula="of:=IF(NOT([.$I102]=&quot;&quot;);IF([.$C102]=[.L$1];[.$I102];&quot;&quot;);&quot;&quot;)">
            <text:p/>
          </table:table-cell>
          <table:table-cell table:formula="of:=IF(NOT([.$I102]=&quot;&quot;);IF([.$C102]=[.M$1];[.$I102];&quot;&quot;);&quot;&quot;)">
            <text:p/>
          </table:table-cell>
          <table:table-cell table:formula="of:=IF(NOT([.$I102]=&quot;&quot;);IF([.$C102]=[.N$1];[.$I102];&quot;&quot;);&quot;&quot;)">
            <text:p/>
          </table:table-cell>
          <table:table-cell table:formula="of:=IF(NOT([.$I102]=&quot;&quot;);IF([.$C102]=[.O$1];[.$I102];&quot;&quot;);&quot;&quot;)">
            <text:p/>
          </table:table-cell>
          <table:table-cell table:formula="of:=IF(NOT([.$I102]=&quot;&quot;);IF([.$C102]=[.P$1];[.$I102];&quot;&quot;);&quot;&quot;)">
            <text:p/>
          </table:table-cell>
          <table:table-cell table:formula="of:=IF(NOT([.$I102]=&quot;&quot;);IF([.$C102]=[.Q$1];[.$I102];&quot;&quot;);&quot;&quot;)">
            <text:p/>
          </table:table-cell>
          <table:table-cell table:formula="of:=IF(NOT([.$I102]=&quot;&quot;);IF([.$C102]=[.R$1];[.$I102];&quot;&quot;);&quot;&quot;)">
            <text:p/>
          </table:table-cell>
          <table:table-cell table:formula="of:=IF(NOT([.$I102]=&quot;&quot;);IF([.$C102]=[.S$1];[.$I102];&quot;&quot;);&quot;&quot;)">
            <text:p/>
          </table:table-cell>
          <table:table-cell table:formula="of:=IF(NOT([.$I102]=&quot;&quot;);IF([.$C102]=[.T$1];[.$I102];&quot;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Chiche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32227506255" calcext:value-type="percentage">
            <text:p>39.14%</text:p>
          </table:table-cell>
          <table:table-cell table:formula="of:=IF([.D103]=&quot;con&quot;;[.E103];-[.E103])" office:value-type="percentage" office:value="0.391432227506255" calcext:value-type="percentage">
            <text:p>39.14%</text:p>
          </table:table-cell>
          <table:table-cell table:formula="of:=IF([.D103]=&quot;lab&quot;;[.E103];-[.E103])" office:value-type="percentage" office:value="-0.391432227506255" calcext:value-type="percentage">
            <text:p>-39.14%</text:p>
          </table:table-cell>
          <table:table-cell table:formula="of:=IF([.D103]=&quot;lib&quot;;[.E103];-[.E103])" office:value-type="percentage" office:value="-0.391432227506255" calcext:value-type="percentage">
            <text:p>-39.14%</text:p>
          </table:table-cell>
          <table:table-cell/>
          <table:table-cell table:formula="of:=IF(NOT([.$I103]=&quot;&quot;);IF([.$C103]=[.J$1];[.$I103];&quot;&quot;);&quot;&quot;)">
            <text:p/>
          </table:table-cell>
          <table:table-cell table:formula="of:=IF(NOT([.$I103]=&quot;&quot;);IF([.$C103]=[.K$1];[.$I103];&quot;&quot;);&quot;&quot;)">
            <text:p/>
          </table:table-cell>
          <table:table-cell table:formula="of:=IF(NOT([.$I103]=&quot;&quot;);IF([.$C103]=[.L$1];[.$I103];&quot;&quot;);&quot;&quot;)">
            <text:p/>
          </table:table-cell>
          <table:table-cell table:formula="of:=IF(NOT([.$I103]=&quot;&quot;);IF([.$C103]=[.M$1];[.$I103];&quot;&quot;);&quot;&quot;)">
            <text:p/>
          </table:table-cell>
          <table:table-cell table:formula="of:=IF(NOT([.$I103]=&quot;&quot;);IF([.$C103]=[.N$1];[.$I103];&quot;&quot;);&quot;&quot;)">
            <text:p/>
          </table:table-cell>
          <table:table-cell table:formula="of:=IF(NOT([.$I103]=&quot;&quot;);IF([.$C103]=[.O$1];[.$I103];&quot;&quot;);&quot;&quot;)">
            <text:p/>
          </table:table-cell>
          <table:table-cell table:formula="of:=IF(NOT([.$I103]=&quot;&quot;);IF([.$C103]=[.P$1];[.$I103];&quot;&quot;);&quot;&quot;)">
            <text:p/>
          </table:table-cell>
          <table:table-cell table:formula="of:=IF(NOT([.$I103]=&quot;&quot;);IF([.$C103]=[.Q$1];[.$I103];&quot;&quot;);&quot;&quot;)">
            <text:p/>
          </table:table-cell>
          <table:table-cell table:formula="of:=IF(NOT([.$I103]=&quot;&quot;);IF([.$C103]=[.R$1];[.$I103];&quot;&quot;);&quot;&quot;)">
            <text:p/>
          </table:table-cell>
          <table:table-cell table:formula="of:=IF(NOT([.$I103]=&quot;&quot;);IF([.$C103]=[.S$1];[.$I103];&quot;&quot;);&quot;&quot;)">
            <text:p/>
          </table:table-cell>
          <table:table-cell table:formula="of:=IF(NOT([.$I103]=&quot;&quot;);IF([.$C103]=[.T$1];[.$I103];&quot;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Staffordshire Moor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13980886996" calcext:value-type="percentage">
            <text:p>39.14%</text:p>
          </table:table-cell>
          <table:table-cell table:formula="of:=IF([.D104]=&quot;con&quot;;[.E104];-[.E104])" office:value-type="percentage" office:value="0.391413980886996" calcext:value-type="percentage">
            <text:p>39.14%</text:p>
          </table:table-cell>
          <table:table-cell table:formula="of:=IF([.D104]=&quot;lab&quot;;[.E104];-[.E104])" office:value-type="percentage" office:value="-0.391413980886996" calcext:value-type="percentage">
            <text:p>-39.14%</text:p>
          </table:table-cell>
          <table:table-cell table:formula="of:=IF([.D104]=&quot;lib&quot;;[.E104];-[.E104])" office:value-type="percentage" office:value="-0.391413980886996" calcext:value-type="percentage">
            <text:p>-39.14%</text:p>
          </table:table-cell>
          <table:table-cell/>
          <table:table-cell table:formula="of:=IF(NOT([.$I104]=&quot;&quot;);IF([.$C104]=[.J$1];[.$I104];&quot;&quot;);&quot;&quot;)">
            <text:p/>
          </table:table-cell>
          <table:table-cell table:formula="of:=IF(NOT([.$I104]=&quot;&quot;);IF([.$C104]=[.K$1];[.$I104];&quot;&quot;);&quot;&quot;)">
            <text:p/>
          </table:table-cell>
          <table:table-cell table:formula="of:=IF(NOT([.$I104]=&quot;&quot;);IF([.$C104]=[.L$1];[.$I104];&quot;&quot;);&quot;&quot;)">
            <text:p/>
          </table:table-cell>
          <table:table-cell table:formula="of:=IF(NOT([.$I104]=&quot;&quot;);IF([.$C104]=[.M$1];[.$I104];&quot;&quot;);&quot;&quot;)">
            <text:p/>
          </table:table-cell>
          <table:table-cell table:formula="of:=IF(NOT([.$I104]=&quot;&quot;);IF([.$C104]=[.N$1];[.$I104];&quot;&quot;);&quot;&quot;)">
            <text:p/>
          </table:table-cell>
          <table:table-cell table:formula="of:=IF(NOT([.$I104]=&quot;&quot;);IF([.$C104]=[.O$1];[.$I104];&quot;&quot;);&quot;&quot;)">
            <text:p/>
          </table:table-cell>
          <table:table-cell table:formula="of:=IF(NOT([.$I104]=&quot;&quot;);IF([.$C104]=[.P$1];[.$I104];&quot;&quot;);&quot;&quot;)">
            <text:p/>
          </table:table-cell>
          <table:table-cell table:formula="of:=IF(NOT([.$I104]=&quot;&quot;);IF([.$C104]=[.Q$1];[.$I104];&quot;&quot;);&quot;&quot;)">
            <text:p/>
          </table:table-cell>
          <table:table-cell table:formula="of:=IF(NOT([.$I104]=&quot;&quot;);IF([.$C104]=[.R$1];[.$I104];&quot;&quot;);&quot;&quot;)">
            <text:p/>
          </table:table-cell>
          <table:table-cell table:formula="of:=IF(NOT([.$I104]=&quot;&quot;);IF([.$C104]=[.S$1];[.$I104];&quot;&quot;);&quot;&quot;)">
            <text:p/>
          </table:table-cell>
          <table:table-cell table:formula="of:=IF(NOT([.$I104]=&quot;&quot;);IF([.$C104]=[.T$1];[.$I104];&quot;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195925526744" calcext:value-type="percentage">
            <text:p>39.12%</text:p>
          </table:table-cell>
          <table:table-cell table:formula="of:=IF([.D105]=&quot;con&quot;;[.E105];-[.E105])" office:value-type="percentage" office:value="0.391195925526744" calcext:value-type="percentage">
            <text:p>39.12%</text:p>
          </table:table-cell>
          <table:table-cell table:formula="of:=IF([.D105]=&quot;lab&quot;;[.E105];-[.E105])" office:value-type="percentage" office:value="-0.391195925526744" calcext:value-type="percentage">
            <text:p>-39.12%</text:p>
          </table:table-cell>
          <table:table-cell table:formula="of:=IF([.D105]=&quot;lib&quot;;[.E105];-[.E105])" office:value-type="percentage" office:value="-0.391195925526744" calcext:value-type="percentage">
            <text:p>-39.12%</text:p>
          </table:table-cell>
          <table:table-cell/>
          <table:table-cell table:formula="of:=IF(NOT([.$I105]=&quot;&quot;);IF([.$C105]=[.J$1];[.$I105];&quot;&quot;);&quot;&quot;)">
            <text:p/>
          </table:table-cell>
          <table:table-cell table:formula="of:=IF(NOT([.$I105]=&quot;&quot;);IF([.$C105]=[.K$1];[.$I105];&quot;&quot;);&quot;&quot;)">
            <text:p/>
          </table:table-cell>
          <table:table-cell table:formula="of:=IF(NOT([.$I105]=&quot;&quot;);IF([.$C105]=[.L$1];[.$I105];&quot;&quot;);&quot;&quot;)">
            <text:p/>
          </table:table-cell>
          <table:table-cell table:formula="of:=IF(NOT([.$I105]=&quot;&quot;);IF([.$C105]=[.M$1];[.$I105];&quot;&quot;);&quot;&quot;)">
            <text:p/>
          </table:table-cell>
          <table:table-cell table:formula="of:=IF(NOT([.$I105]=&quot;&quot;);IF([.$C105]=[.N$1];[.$I105];&quot;&quot;);&quot;&quot;)">
            <text:p/>
          </table:table-cell>
          <table:table-cell table:formula="of:=IF(NOT([.$I105]=&quot;&quot;);IF([.$C105]=[.O$1];[.$I105];&quot;&quot;);&quot;&quot;)">
            <text:p/>
          </table:table-cell>
          <table:table-cell table:formula="of:=IF(NOT([.$I105]=&quot;&quot;);IF([.$C105]=[.P$1];[.$I105];&quot;&quot;);&quot;&quot;)">
            <text:p/>
          </table:table-cell>
          <table:table-cell table:formula="of:=IF(NOT([.$I105]=&quot;&quot;);IF([.$C105]=[.Q$1];[.$I105];&quot;&quot;);&quot;&quot;)">
            <text:p/>
          </table:table-cell>
          <table:table-cell table:formula="of:=IF(NOT([.$I105]=&quot;&quot;);IF([.$C105]=[.R$1];[.$I105];&quot;&quot;);&quot;&quot;)">
            <text:p/>
          </table:table-cell>
          <table:table-cell table:formula="of:=IF(NOT([.$I105]=&quot;&quot;);IF([.$C105]=[.S$1];[.$I105];&quot;&quot;);&quot;&quot;)">
            <text:p/>
          </table:table-cell>
          <table:table-cell table:formula="of:=IF(NOT([.$I105]=&quot;&quot;);IF([.$C105]=[.T$1];[.$I105];&quot;&quot;);&quot;&quot;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Kenilworth and Sou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0545354352404" calcext:value-type="percentage">
            <text:p>39.05%</text:p>
          </table:table-cell>
          <table:table-cell table:formula="of:=IF([.D106]=&quot;con&quot;;[.E106];-[.E106])" office:value-type="percentage" office:value="0.390545354352404" calcext:value-type="percentage">
            <text:p>39.05%</text:p>
          </table:table-cell>
          <table:table-cell table:formula="of:=IF([.D106]=&quot;lab&quot;;[.E106];-[.E106])" office:value-type="percentage" office:value="-0.390545354352404" calcext:value-type="percentage">
            <text:p>-39.05%</text:p>
          </table:table-cell>
          <table:table-cell table:formula="of:=IF([.D106]=&quot;lib&quot;;[.E106];-[.E106])" office:value-type="percentage" office:value="-0.390545354352404" calcext:value-type="percentage">
            <text:p>-39.05%</text:p>
          </table:table-cell>
          <table:table-cell/>
          <table:table-cell table:formula="of:=IF(NOT([.$I106]=&quot;&quot;);IF([.$C106]=[.J$1];[.$I106];&quot;&quot;);&quot;&quot;)">
            <text:p/>
          </table:table-cell>
          <table:table-cell table:formula="of:=IF(NOT([.$I106]=&quot;&quot;);IF([.$C106]=[.K$1];[.$I106];&quot;&quot;);&quot;&quot;)">
            <text:p/>
          </table:table-cell>
          <table:table-cell table:formula="of:=IF(NOT([.$I106]=&quot;&quot;);IF([.$C106]=[.L$1];[.$I106];&quot;&quot;);&quot;&quot;)">
            <text:p/>
          </table:table-cell>
          <table:table-cell table:formula="of:=IF(NOT([.$I106]=&quot;&quot;);IF([.$C106]=[.M$1];[.$I106];&quot;&quot;);&quot;&quot;)">
            <text:p/>
          </table:table-cell>
          <table:table-cell table:formula="of:=IF(NOT([.$I106]=&quot;&quot;);IF([.$C106]=[.N$1];[.$I106];&quot;&quot;);&quot;&quot;)">
            <text:p/>
          </table:table-cell>
          <table:table-cell table:formula="of:=IF(NOT([.$I106]=&quot;&quot;);IF([.$C106]=[.O$1];[.$I106];&quot;&quot;);&quot;&quot;)">
            <text:p/>
          </table:table-cell>
          <table:table-cell table:formula="of:=IF(NOT([.$I106]=&quot;&quot;);IF([.$C106]=[.P$1];[.$I106];&quot;&quot;);&quot;&quot;)">
            <text:p/>
          </table:table-cell>
          <table:table-cell table:formula="of:=IF(NOT([.$I106]=&quot;&quot;);IF([.$C106]=[.Q$1];[.$I106];&quot;&quot;);&quot;&quot;)">
            <text:p/>
          </table:table-cell>
          <table:table-cell table:formula="of:=IF(NOT([.$I106]=&quot;&quot;);IF([.$C106]=[.R$1];[.$I106];&quot;&quot;);&quot;&quot;)">
            <text:p/>
          </table:table-cell>
          <table:table-cell table:formula="of:=IF(NOT([.$I106]=&quot;&quot;);IF([.$C106]=[.S$1];[.$I106];&quot;&quot;);&quot;&quot;)">
            <text:p/>
          </table:table-cell>
          <table:table-cell table:formula="of:=IF(NOT([.$I106]=&quot;&quot;);IF([.$C106]=[.T$1];[.$I106];&quot;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ltho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8136237022031" calcext:value-type="percentage">
            <text:p>38.81%</text:p>
          </table:table-cell>
          <table:table-cell table:formula="of:=IF([.D107]=&quot;con&quot;;[.E107];-[.E107])" office:value-type="percentage" office:value="0.388136237022031" calcext:value-type="percentage">
            <text:p>38.81%</text:p>
          </table:table-cell>
          <table:table-cell table:formula="of:=IF([.D107]=&quot;lab&quot;;[.E107];-[.E107])" office:value-type="percentage" office:value="-0.388136237022031" calcext:value-type="percentage">
            <text:p>-38.81%</text:p>
          </table:table-cell>
          <table:table-cell table:formula="of:=IF([.D107]=&quot;lib&quot;;[.E107];-[.E107])" office:value-type="percentage" office:value="-0.388136237022031" calcext:value-type="percentage">
            <text:p>-38.81%</text:p>
          </table:table-cell>
          <table:table-cell/>
          <table:table-cell table:formula="of:=IF(NOT([.$I107]=&quot;&quot;);IF([.$C107]=[.J$1];[.$I107];&quot;&quot;);&quot;&quot;)">
            <text:p/>
          </table:table-cell>
          <table:table-cell table:formula="of:=IF(NOT([.$I107]=&quot;&quot;);IF([.$C107]=[.K$1];[.$I107];&quot;&quot;);&quot;&quot;)">
            <text:p/>
          </table:table-cell>
          <table:table-cell table:formula="of:=IF(NOT([.$I107]=&quot;&quot;);IF([.$C107]=[.L$1];[.$I107];&quot;&quot;);&quot;&quot;)">
            <text:p/>
          </table:table-cell>
          <table:table-cell table:formula="of:=IF(NOT([.$I107]=&quot;&quot;);IF([.$C107]=[.M$1];[.$I107];&quot;&quot;);&quot;&quot;)">
            <text:p/>
          </table:table-cell>
          <table:table-cell table:formula="of:=IF(NOT([.$I107]=&quot;&quot;);IF([.$C107]=[.N$1];[.$I107];&quot;&quot;);&quot;&quot;)">
            <text:p/>
          </table:table-cell>
          <table:table-cell table:formula="of:=IF(NOT([.$I107]=&quot;&quot;);IF([.$C107]=[.O$1];[.$I107];&quot;&quot;);&quot;&quot;)">
            <text:p/>
          </table:table-cell>
          <table:table-cell table:formula="of:=IF(NOT([.$I107]=&quot;&quot;);IF([.$C107]=[.P$1];[.$I107];&quot;&quot;);&quot;&quot;)">
            <text:p/>
          </table:table-cell>
          <table:table-cell table:formula="of:=IF(NOT([.$I107]=&quot;&quot;);IF([.$C107]=[.Q$1];[.$I107];&quot;&quot;);&quot;&quot;)">
            <text:p/>
          </table:table-cell>
          <table:table-cell table:formula="of:=IF(NOT([.$I107]=&quot;&quot;);IF([.$C107]=[.R$1];[.$I107];&quot;&quot;);&quot;&quot;)">
            <text:p/>
          </table:table-cell>
          <table:table-cell table:formula="of:=IF(NOT([.$I107]=&quot;&quot;);IF([.$C107]=[.S$1];[.$I107];&quot;&quot;);&quot;&quot;)">
            <text:p/>
          </table:table-cell>
          <table:table-cell table:formula="of:=IF(NOT([.$I107]=&quot;&quot;);IF([.$C107]=[.T$1];[.$I107];&quot;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ckn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5129793825446" calcext:value-type="percentage">
            <text:p>38.51%</text:p>
          </table:table-cell>
          <table:table-cell table:formula="of:=IF([.D108]=&quot;con&quot;;[.E108];-[.E108])" office:value-type="percentage" office:value="0.385129793825446" calcext:value-type="percentage">
            <text:p>38.51%</text:p>
          </table:table-cell>
          <table:table-cell table:formula="of:=IF([.D108]=&quot;lab&quot;;[.E108];-[.E108])" office:value-type="percentage" office:value="-0.385129793825446" calcext:value-type="percentage">
            <text:p>-38.51%</text:p>
          </table:table-cell>
          <table:table-cell table:formula="of:=IF([.D108]=&quot;lib&quot;;[.E108];-[.E108])" office:value-type="percentage" office:value="-0.385129793825446" calcext:value-type="percentage">
            <text:p>-38.51%</text:p>
          </table:table-cell>
          <table:table-cell/>
          <table:table-cell table:formula="of:=IF(NOT([.$I108]=&quot;&quot;);IF([.$C108]=[.J$1];[.$I108];&quot;&quot;);&quot;&quot;)">
            <text:p/>
          </table:table-cell>
          <table:table-cell table:formula="of:=IF(NOT([.$I108]=&quot;&quot;);IF([.$C108]=[.K$1];[.$I108];&quot;&quot;);&quot;&quot;)">
            <text:p/>
          </table:table-cell>
          <table:table-cell table:formula="of:=IF(NOT([.$I108]=&quot;&quot;);IF([.$C108]=[.L$1];[.$I108];&quot;&quot;);&quot;&quot;)">
            <text:p/>
          </table:table-cell>
          <table:table-cell table:formula="of:=IF(NOT([.$I108]=&quot;&quot;);IF([.$C108]=[.M$1];[.$I108];&quot;&quot;);&quot;&quot;)">
            <text:p/>
          </table:table-cell>
          <table:table-cell table:formula="of:=IF(NOT([.$I108]=&quot;&quot;);IF([.$C108]=[.N$1];[.$I108];&quot;&quot;);&quot;&quot;)">
            <text:p/>
          </table:table-cell>
          <table:table-cell table:formula="of:=IF(NOT([.$I108]=&quot;&quot;);IF([.$C108]=[.O$1];[.$I108];&quot;&quot;);&quot;&quot;)">
            <text:p/>
          </table:table-cell>
          <table:table-cell table:formula="of:=IF(NOT([.$I108]=&quot;&quot;);IF([.$C108]=[.P$1];[.$I108];&quot;&quot;);&quot;&quot;)">
            <text:p/>
          </table:table-cell>
          <table:table-cell table:formula="of:=IF(NOT([.$I108]=&quot;&quot;);IF([.$C108]=[.Q$1];[.$I108];&quot;&quot;);&quot;&quot;)">
            <text:p/>
          </table:table-cell>
          <table:table-cell table:formula="of:=IF(NOT([.$I108]=&quot;&quot;);IF([.$C108]=[.R$1];[.$I108];&quot;&quot;);&quot;&quot;)">
            <text:p/>
          </table:table-cell>
          <table:table-cell table:formula="of:=IF(NOT([.$I108]=&quot;&quot;);IF([.$C108]=[.S$1];[.$I108];&quot;&quot;);&quot;&quot;)">
            <text:p/>
          </table:table-cell>
          <table:table-cell table:formula="of:=IF(NOT([.$I108]=&quot;&quot;);IF([.$C108]=[.T$1];[.$I108];&quot;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dd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4807848473543" calcext:value-type="percentage">
            <text:p>38.48%</text:p>
          </table:table-cell>
          <table:table-cell table:formula="of:=IF([.D109]=&quot;con&quot;;[.E109];-[.E109])" office:value-type="percentage" office:value="0.384807848473543" calcext:value-type="percentage">
            <text:p>38.48%</text:p>
          </table:table-cell>
          <table:table-cell table:formula="of:=IF([.D109]=&quot;lab&quot;;[.E109];-[.E109])" office:value-type="percentage" office:value="-0.384807848473543" calcext:value-type="percentage">
            <text:p>-38.48%</text:p>
          </table:table-cell>
          <table:table-cell table:formula="of:=IF([.D109]=&quot;lib&quot;;[.E109];-[.E109])" office:value-type="percentage" office:value="-0.384807848473543" calcext:value-type="percentage">
            <text:p>-38.48%</text:p>
          </table:table-cell>
          <table:table-cell/>
          <table:table-cell table:formula="of:=IF(NOT([.$I109]=&quot;&quot;);IF([.$C109]=[.J$1];[.$I109];&quot;&quot;);&quot;&quot;)">
            <text:p/>
          </table:table-cell>
          <table:table-cell table:formula="of:=IF(NOT([.$I109]=&quot;&quot;);IF([.$C109]=[.K$1];[.$I109];&quot;&quot;);&quot;&quot;)">
            <text:p/>
          </table:table-cell>
          <table:table-cell table:formula="of:=IF(NOT([.$I109]=&quot;&quot;);IF([.$C109]=[.L$1];[.$I109];&quot;&quot;);&quot;&quot;)">
            <text:p/>
          </table:table-cell>
          <table:table-cell table:formula="of:=IF(NOT([.$I109]=&quot;&quot;);IF([.$C109]=[.M$1];[.$I109];&quot;&quot;);&quot;&quot;)">
            <text:p/>
          </table:table-cell>
          <table:table-cell table:formula="of:=IF(NOT([.$I109]=&quot;&quot;);IF([.$C109]=[.N$1];[.$I109];&quot;&quot;);&quot;&quot;)">
            <text:p/>
          </table:table-cell>
          <table:table-cell table:formula="of:=IF(NOT([.$I109]=&quot;&quot;);IF([.$C109]=[.O$1];[.$I109];&quot;&quot;);&quot;&quot;)">
            <text:p/>
          </table:table-cell>
          <table:table-cell table:formula="of:=IF(NOT([.$I109]=&quot;&quot;);IF([.$C109]=[.P$1];[.$I109];&quot;&quot;);&quot;&quot;)">
            <text:p/>
          </table:table-cell>
          <table:table-cell table:formula="of:=IF(NOT([.$I109]=&quot;&quot;);IF([.$C109]=[.Q$1];[.$I109];&quot;&quot;);&quot;&quot;)">
            <text:p/>
          </table:table-cell>
          <table:table-cell table:formula="of:=IF(NOT([.$I109]=&quot;&quot;);IF([.$C109]=[.R$1];[.$I109];&quot;&quot;);&quot;&quot;)">
            <text:p/>
          </table:table-cell>
          <table:table-cell table:formula="of:=IF(NOT([.$I109]=&quot;&quot;);IF([.$C109]=[.S$1];[.$I109];&quot;&quot;);&quot;&quot;)">
            <text:p/>
          </table:table-cell>
          <table:table-cell table:formula="of:=IF(NOT([.$I109]=&quot;&quot;);IF([.$C109]=[.T$1];[.$I109];&quot;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East Ham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554587241832" calcext:value-type="percentage">
            <text:p>38.46%</text:p>
          </table:table-cell>
          <table:table-cell table:formula="of:=IF([.D110]=&quot;con&quot;;[.E110];-[.E110])" office:value-type="percentage" office:value="0.384554587241832" calcext:value-type="percentage">
            <text:p>38.46%</text:p>
          </table:table-cell>
          <table:table-cell table:formula="of:=IF([.D110]=&quot;lab&quot;;[.E110];-[.E110])" office:value-type="percentage" office:value="-0.384554587241832" calcext:value-type="percentage">
            <text:p>-38.46%</text:p>
          </table:table-cell>
          <table:table-cell table:formula="of:=IF([.D110]=&quot;lib&quot;;[.E110];-[.E110])" office:value-type="percentage" office:value="-0.384554587241832" calcext:value-type="percentage">
            <text:p>-38.46%</text:p>
          </table:table-cell>
          <table:table-cell/>
          <table:table-cell table:formula="of:=IF(NOT([.$I110]=&quot;&quot;);IF([.$C110]=[.J$1];[.$I110];&quot;&quot;);&quot;&quot;)">
            <text:p/>
          </table:table-cell>
          <table:table-cell table:formula="of:=IF(NOT([.$I110]=&quot;&quot;);IF([.$C110]=[.K$1];[.$I110];&quot;&quot;);&quot;&quot;)">
            <text:p/>
          </table:table-cell>
          <table:table-cell table:formula="of:=IF(NOT([.$I110]=&quot;&quot;);IF([.$C110]=[.L$1];[.$I110];&quot;&quot;);&quot;&quot;)">
            <text:p/>
          </table:table-cell>
          <table:table-cell table:formula="of:=IF(NOT([.$I110]=&quot;&quot;);IF([.$C110]=[.M$1];[.$I110];&quot;&quot;);&quot;&quot;)">
            <text:p/>
          </table:table-cell>
          <table:table-cell table:formula="of:=IF(NOT([.$I110]=&quot;&quot;);IF([.$C110]=[.N$1];[.$I110];&quot;&quot;);&quot;&quot;)">
            <text:p/>
          </table:table-cell>
          <table:table-cell table:formula="of:=IF(NOT([.$I110]=&quot;&quot;);IF([.$C110]=[.O$1];[.$I110];&quot;&quot;);&quot;&quot;)">
            <text:p/>
          </table:table-cell>
          <table:table-cell table:formula="of:=IF(NOT([.$I110]=&quot;&quot;);IF([.$C110]=[.P$1];[.$I110];&quot;&quot;);&quot;&quot;)">
            <text:p/>
          </table:table-cell>
          <table:table-cell table:formula="of:=IF(NOT([.$I110]=&quot;&quot;);IF([.$C110]=[.Q$1];[.$I110];&quot;&quot;);&quot;&quot;)">
            <text:p/>
          </table:table-cell>
          <table:table-cell table:formula="of:=IF(NOT([.$I110]=&quot;&quot;);IF([.$C110]=[.R$1];[.$I110];&quot;&quot;);&quot;&quot;)">
            <text:p/>
          </table:table-cell>
          <table:table-cell table:formula="of:=IF(NOT([.$I110]=&quot;&quot;);IF([.$C110]=[.S$1];[.$I110];&quot;&quot;);&quot;&quot;)">
            <text:p/>
          </table:table-cell>
          <table:table-cell table:formula="of:=IF(NOT([.$I110]=&quot;&quot;);IF([.$C110]=[.T$1];[.$I110];&quot;&quot;);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Harwich and North Ess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489633173844" calcext:value-type="percentage">
            <text:p>38.45%</text:p>
          </table:table-cell>
          <table:table-cell table:formula="of:=IF([.D111]=&quot;con&quot;;[.E111];-[.E111])" office:value-type="percentage" office:value="0.384489633173844" calcext:value-type="percentage">
            <text:p>38.45%</text:p>
          </table:table-cell>
          <table:table-cell table:formula="of:=IF([.D111]=&quot;lab&quot;;[.E111];-[.E111])" office:value-type="percentage" office:value="-0.384489633173844" calcext:value-type="percentage">
            <text:p>-38.45%</text:p>
          </table:table-cell>
          <table:table-cell table:formula="of:=IF([.D111]=&quot;lib&quot;;[.E111];-[.E111])" office:value-type="percentage" office:value="-0.384489633173844" calcext:value-type="percentage">
            <text:p>-38.45%</text:p>
          </table:table-cell>
          <table:table-cell/>
          <table:table-cell table:formula="of:=IF(NOT([.$I111]=&quot;&quot;);IF([.$C111]=[.J$1];[.$I111];&quot;&quot;);&quot;&quot;)">
            <text:p/>
          </table:table-cell>
          <table:table-cell table:formula="of:=IF(NOT([.$I111]=&quot;&quot;);IF([.$C111]=[.K$1];[.$I111];&quot;&quot;);&quot;&quot;)">
            <text:p/>
          </table:table-cell>
          <table:table-cell table:formula="of:=IF(NOT([.$I111]=&quot;&quot;);IF([.$C111]=[.L$1];[.$I111];&quot;&quot;);&quot;&quot;)">
            <text:p/>
          </table:table-cell>
          <table:table-cell table:formula="of:=IF(NOT([.$I111]=&quot;&quot;);IF([.$C111]=[.M$1];[.$I111];&quot;&quot;);&quot;&quot;)">
            <text:p/>
          </table:table-cell>
          <table:table-cell table:formula="of:=IF(NOT([.$I111]=&quot;&quot;);IF([.$C111]=[.N$1];[.$I111];&quot;&quot;);&quot;&quot;)">
            <text:p/>
          </table:table-cell>
          <table:table-cell table:formula="of:=IF(NOT([.$I111]=&quot;&quot;);IF([.$C111]=[.O$1];[.$I111];&quot;&quot;);&quot;&quot;)">
            <text:p/>
          </table:table-cell>
          <table:table-cell table:formula="of:=IF(NOT([.$I111]=&quot;&quot;);IF([.$C111]=[.P$1];[.$I111];&quot;&quot;);&quot;&quot;)">
            <text:p/>
          </table:table-cell>
          <table:table-cell table:formula="of:=IF(NOT([.$I111]=&quot;&quot;);IF([.$C111]=[.Q$1];[.$I111];&quot;&quot;);&quot;&quot;)">
            <text:p/>
          </table:table-cell>
          <table:table-cell table:formula="of:=IF(NOT([.$I111]=&quot;&quot;);IF([.$C111]=[.R$1];[.$I111];&quot;&quot;);&quot;&quot;)">
            <text:p/>
          </table:table-cell>
          <table:table-cell table:formula="of:=IF(NOT([.$I111]=&quot;&quot;);IF([.$C111]=[.S$1];[.$I111];&quot;&quot;);&quot;&quot;)">
            <text:p/>
          </table:table-cell>
          <table:table-cell table:formula="of:=IF(NOT([.$I111]=&quot;&quot;);IF([.$C111]=[.T$1];[.$I111];&quot;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Sutton Cold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3186861255816" calcext:value-type="percentage">
            <text:p>38.32%</text:p>
          </table:table-cell>
          <table:table-cell table:formula="of:=IF([.D112]=&quot;con&quot;;[.E112];-[.E112])" office:value-type="percentage" office:value="0.383186861255816" calcext:value-type="percentage">
            <text:p>38.32%</text:p>
          </table:table-cell>
          <table:table-cell table:formula="of:=IF([.D112]=&quot;lab&quot;;[.E112];-[.E112])" office:value-type="percentage" office:value="-0.383186861255816" calcext:value-type="percentage">
            <text:p>-38.32%</text:p>
          </table:table-cell>
          <table:table-cell table:formula="of:=IF([.D112]=&quot;lib&quot;;[.E112];-[.E112])" office:value-type="percentage" office:value="-0.383186861255816" calcext:value-type="percentage">
            <text:p>-38.32%</text:p>
          </table:table-cell>
          <table:table-cell/>
          <table:table-cell table:formula="of:=IF(NOT([.$I112]=&quot;&quot;);IF([.$C112]=[.J$1];[.$I112];&quot;&quot;);&quot;&quot;)">
            <text:p/>
          </table:table-cell>
          <table:table-cell table:formula="of:=IF(NOT([.$I112]=&quot;&quot;);IF([.$C112]=[.K$1];[.$I112];&quot;&quot;);&quot;&quot;)">
            <text:p/>
          </table:table-cell>
          <table:table-cell table:formula="of:=IF(NOT([.$I112]=&quot;&quot;);IF([.$C112]=[.L$1];[.$I112];&quot;&quot;);&quot;&quot;)">
            <text:p/>
          </table:table-cell>
          <table:table-cell table:formula="of:=IF(NOT([.$I112]=&quot;&quot;);IF([.$C112]=[.M$1];[.$I112];&quot;&quot;);&quot;&quot;)">
            <text:p/>
          </table:table-cell>
          <table:table-cell table:formula="of:=IF(NOT([.$I112]=&quot;&quot;);IF([.$C112]=[.N$1];[.$I112];&quot;&quot;);&quot;&quot;)">
            <text:p/>
          </table:table-cell>
          <table:table-cell table:formula="of:=IF(NOT([.$I112]=&quot;&quot;);IF([.$C112]=[.O$1];[.$I112];&quot;&quot;);&quot;&quot;)">
            <text:p/>
          </table:table-cell>
          <table:table-cell table:formula="of:=IF(NOT([.$I112]=&quot;&quot;);IF([.$C112]=[.P$1];[.$I112];&quot;&quot;);&quot;&quot;)">
            <text:p/>
          </table:table-cell>
          <table:table-cell table:formula="of:=IF(NOT([.$I112]=&quot;&quot;);IF([.$C112]=[.Q$1];[.$I112];&quot;&quot;);&quot;&quot;)">
            <text:p/>
          </table:table-cell>
          <table:table-cell table:formula="of:=IF(NOT([.$I112]=&quot;&quot;);IF([.$C112]=[.R$1];[.$I112];&quot;&quot;);&quot;&quot;)">
            <text:p/>
          </table:table-cell>
          <table:table-cell table:formula="of:=IF(NOT([.$I112]=&quot;&quot;);IF([.$C112]=[.S$1];[.$I112];&quot;&quot;);&quot;&quot;)">
            <text:p/>
          </table:table-cell>
          <table:table-cell table:formula="of:=IF(NOT([.$I112]=&quot;&quot;);IF([.$C112]=[.T$1];[.$I112];&quot;&quot;);&quot;&quot;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Amber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2217795785328" calcext:value-type="percentage">
            <text:p>38.22%</text:p>
          </table:table-cell>
          <table:table-cell table:formula="of:=IF([.D113]=&quot;con&quot;;[.E113];-[.E113])" office:value-type="percentage" office:value="0.382217795785328" calcext:value-type="percentage">
            <text:p>38.22%</text:p>
          </table:table-cell>
          <table:table-cell table:formula="of:=IF([.D113]=&quot;lab&quot;;[.E113];-[.E113])" office:value-type="percentage" office:value="-0.382217795785328" calcext:value-type="percentage">
            <text:p>-38.22%</text:p>
          </table:table-cell>
          <table:table-cell table:formula="of:=IF([.D113]=&quot;lib&quot;;[.E113];-[.E113])" office:value-type="percentage" office:value="-0.382217795785328" calcext:value-type="percentage">
            <text:p>-38.22%</text:p>
          </table:table-cell>
          <table:table-cell/>
          <table:table-cell table:formula="of:=IF(NOT([.$I113]=&quot;&quot;);IF([.$C113]=[.J$1];[.$I113];&quot;&quot;);&quot;&quot;)">
            <text:p/>
          </table:table-cell>
          <table:table-cell table:formula="of:=IF(NOT([.$I113]=&quot;&quot;);IF([.$C113]=[.K$1];[.$I113];&quot;&quot;);&quot;&quot;)">
            <text:p/>
          </table:table-cell>
          <table:table-cell table:formula="of:=IF(NOT([.$I113]=&quot;&quot;);IF([.$C113]=[.L$1];[.$I113];&quot;&quot;);&quot;&quot;)">
            <text:p/>
          </table:table-cell>
          <table:table-cell table:formula="of:=IF(NOT([.$I113]=&quot;&quot;);IF([.$C113]=[.M$1];[.$I113];&quot;&quot;);&quot;&quot;)">
            <text:p/>
          </table:table-cell>
          <table:table-cell table:formula="of:=IF(NOT([.$I113]=&quot;&quot;);IF([.$C113]=[.N$1];[.$I113];&quot;&quot;);&quot;&quot;)">
            <text:p/>
          </table:table-cell>
          <table:table-cell table:formula="of:=IF(NOT([.$I113]=&quot;&quot;);IF([.$C113]=[.O$1];[.$I113];&quot;&quot;);&quot;&quot;)">
            <text:p/>
          </table:table-cell>
          <table:table-cell table:formula="of:=IF(NOT([.$I113]=&quot;&quot;);IF([.$C113]=[.P$1];[.$I113];&quot;&quot;);&quot;&quot;)">
            <text:p/>
          </table:table-cell>
          <table:table-cell table:formula="of:=IF(NOT([.$I113]=&quot;&quot;);IF([.$C113]=[.Q$1];[.$I113];&quot;&quot;);&quot;&quot;)">
            <text:p/>
          </table:table-cell>
          <table:table-cell table:formula="of:=IF(NOT([.$I113]=&quot;&quot;);IF([.$C113]=[.R$1];[.$I113];&quot;&quot;);&quot;&quot;)">
            <text:p/>
          </table:table-cell>
          <table:table-cell table:formula="of:=IF(NOT([.$I113]=&quot;&quot;);IF([.$C113]=[.S$1];[.$I113];&quot;&quot;);&quot;&quot;)">
            <text:p/>
          </table:table-cell>
          <table:table-cell table:formula="of:=IF(NOT([.$I113]=&quot;&quot;);IF([.$C113]=[.T$1];[.$I113];&quot;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Folkestone and Hy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999197932448" calcext:value-type="percentage">
            <text:p>37.90%</text:p>
          </table:table-cell>
          <table:table-cell table:formula="of:=IF([.D114]=&quot;con&quot;;[.E114];-[.E114])" office:value-type="percentage" office:value="0.378999197932448" calcext:value-type="percentage">
            <text:p>37.90%</text:p>
          </table:table-cell>
          <table:table-cell table:formula="of:=IF([.D114]=&quot;lab&quot;;[.E114];-[.E114])" office:value-type="percentage" office:value="-0.378999197932448" calcext:value-type="percentage">
            <text:p>-37.90%</text:p>
          </table:table-cell>
          <table:table-cell table:formula="of:=IF([.D114]=&quot;lib&quot;;[.E114];-[.E114])" office:value-type="percentage" office:value="-0.378999197932448" calcext:value-type="percentage">
            <text:p>-37.90%</text:p>
          </table:table-cell>
          <table:table-cell/>
          <table:table-cell table:formula="of:=IF(NOT([.$I114]=&quot;&quot;);IF([.$C114]=[.J$1];[.$I114];&quot;&quot;);&quot;&quot;)">
            <text:p/>
          </table:table-cell>
          <table:table-cell table:formula="of:=IF(NOT([.$I114]=&quot;&quot;);IF([.$C114]=[.K$1];[.$I114];&quot;&quot;);&quot;&quot;)">
            <text:p/>
          </table:table-cell>
          <table:table-cell table:formula="of:=IF(NOT([.$I114]=&quot;&quot;);IF([.$C114]=[.L$1];[.$I114];&quot;&quot;);&quot;&quot;)">
            <text:p/>
          </table:table-cell>
          <table:table-cell table:formula="of:=IF(NOT([.$I114]=&quot;&quot;);IF([.$C114]=[.M$1];[.$I114];&quot;&quot;);&quot;&quot;)">
            <text:p/>
          </table:table-cell>
          <table:table-cell table:formula="of:=IF(NOT([.$I114]=&quot;&quot;);IF([.$C114]=[.N$1];[.$I114];&quot;&quot;);&quot;&quot;)">
            <text:p/>
          </table:table-cell>
          <table:table-cell table:formula="of:=IF(NOT([.$I114]=&quot;&quot;);IF([.$C114]=[.O$1];[.$I114];&quot;&quot;);&quot;&quot;)">
            <text:p/>
          </table:table-cell>
          <table:table-cell table:formula="of:=IF(NOT([.$I114]=&quot;&quot;);IF([.$C114]=[.P$1];[.$I114];&quot;&quot;);&quot;&quot;)">
            <text:p/>
          </table:table-cell>
          <table:table-cell table:formula="of:=IF(NOT([.$I114]=&quot;&quot;);IF([.$C114]=[.Q$1];[.$I114];&quot;&quot;);&quot;&quot;)">
            <text:p/>
          </table:table-cell>
          <table:table-cell table:formula="of:=IF(NOT([.$I114]=&quot;&quot;);IF([.$C114]=[.R$1];[.$I114];&quot;&quot;);&quot;&quot;)">
            <text:p/>
          </table:table-cell>
          <table:table-cell table:formula="of:=IF(NOT([.$I114]=&quot;&quot;);IF([.$C114]=[.S$1];[.$I114];&quot;&quot;);&quot;&quot;)">
            <text:p/>
          </table:table-cell>
          <table:table-cell table:formula="of:=IF(NOT([.$I114]=&quot;&quot;);IF([.$C114]=[.T$1];[.$I114];&quot;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Arundel and South Dow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373828629146" calcext:value-type="percentage">
            <text:p>37.84%</text:p>
          </table:table-cell>
          <table:table-cell table:formula="of:=IF([.D115]=&quot;con&quot;;[.E115];-[.E115])" office:value-type="percentage" office:value="0.378373828629146" calcext:value-type="percentage">
            <text:p>37.84%</text:p>
          </table:table-cell>
          <table:table-cell table:formula="of:=IF([.D115]=&quot;lab&quot;;[.E115];-[.E115])" office:value-type="percentage" office:value="-0.378373828629146" calcext:value-type="percentage">
            <text:p>-37.84%</text:p>
          </table:table-cell>
          <table:table-cell table:formula="of:=IF([.D115]=&quot;lib&quot;;[.E115];-[.E115])" office:value-type="percentage" office:value="-0.378373828629146" calcext:value-type="percentage">
            <text:p>-37.84%</text:p>
          </table:table-cell>
          <table:table-cell/>
          <table:table-cell table:formula="of:=IF(NOT([.$I115]=&quot;&quot;);IF([.$C115]=[.J$1];[.$I115];&quot;&quot;);&quot;&quot;)">
            <text:p/>
          </table:table-cell>
          <table:table-cell table:formula="of:=IF(NOT([.$I115]=&quot;&quot;);IF([.$C115]=[.K$1];[.$I115];&quot;&quot;);&quot;&quot;)">
            <text:p/>
          </table:table-cell>
          <table:table-cell table:formula="of:=IF(NOT([.$I115]=&quot;&quot;);IF([.$C115]=[.L$1];[.$I115];&quot;&quot;);&quot;&quot;)">
            <text:p/>
          </table:table-cell>
          <table:table-cell table:formula="of:=IF(NOT([.$I115]=&quot;&quot;);IF([.$C115]=[.M$1];[.$I115];&quot;&quot;);&quot;&quot;)">
            <text:p/>
          </table:table-cell>
          <table:table-cell table:formula="of:=IF(NOT([.$I115]=&quot;&quot;);IF([.$C115]=[.N$1];[.$I115];&quot;&quot;);&quot;&quot;)">
            <text:p/>
          </table:table-cell>
          <table:table-cell table:formula="of:=IF(NOT([.$I115]=&quot;&quot;);IF([.$C115]=[.O$1];[.$I115];&quot;&quot;);&quot;&quot;)">
            <text:p/>
          </table:table-cell>
          <table:table-cell table:formula="of:=IF(NOT([.$I115]=&quot;&quot;);IF([.$C115]=[.P$1];[.$I115];&quot;&quot;);&quot;&quot;)">
            <text:p/>
          </table:table-cell>
          <table:table-cell table:formula="of:=IF(NOT([.$I115]=&quot;&quot;);IF([.$C115]=[.Q$1];[.$I115];&quot;&quot;);&quot;&quot;)">
            <text:p/>
          </table:table-cell>
          <table:table-cell table:formula="of:=IF(NOT([.$I115]=&quot;&quot;);IF([.$C115]=[.R$1];[.$I115];&quot;&quot;);&quot;&quot;)">
            <text:p/>
          </table:table-cell>
          <table:table-cell table:formula="of:=IF(NOT([.$I115]=&quot;&quot;);IF([.$C115]=[.S$1];[.$I115];&quot;&quot;);&quot;&quot;)">
            <text:p/>
          </table:table-cell>
          <table:table-cell table:formula="of:=IF(NOT([.$I115]=&quot;&quot;);IF([.$C115]=[.T$1];[.$I115];&quot;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th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836560278324" calcext:value-type="percentage">
            <text:p>37.84%</text:p>
          </table:table-cell>
          <table:table-cell table:formula="of:=IF([.D116]=&quot;con&quot;;[.E116];-[.E116])" office:value-type="percentage" office:value="0.37836560278324" calcext:value-type="percentage">
            <text:p>37.84%</text:p>
          </table:table-cell>
          <table:table-cell table:formula="of:=IF([.D116]=&quot;lab&quot;;[.E116];-[.E116])" office:value-type="percentage" office:value="-0.37836560278324" calcext:value-type="percentage">
            <text:p>-37.84%</text:p>
          </table:table-cell>
          <table:table-cell table:formula="of:=IF([.D116]=&quot;lib&quot;;[.E116];-[.E116])" office:value-type="percentage" office:value="-0.37836560278324" calcext:value-type="percentage">
            <text:p>-37.84%</text:p>
          </table:table-cell>
          <table:table-cell/>
          <table:table-cell table:formula="of:=IF(NOT([.$I116]=&quot;&quot;);IF([.$C116]=[.J$1];[.$I116];&quot;&quot;);&quot;&quot;)">
            <text:p/>
          </table:table-cell>
          <table:table-cell table:formula="of:=IF(NOT([.$I116]=&quot;&quot;);IF([.$C116]=[.K$1];[.$I116];&quot;&quot;);&quot;&quot;)">
            <text:p/>
          </table:table-cell>
          <table:table-cell table:formula="of:=IF(NOT([.$I116]=&quot;&quot;);IF([.$C116]=[.L$1];[.$I116];&quot;&quot;);&quot;&quot;)">
            <text:p/>
          </table:table-cell>
          <table:table-cell table:formula="of:=IF(NOT([.$I116]=&quot;&quot;);IF([.$C116]=[.M$1];[.$I116];&quot;&quot;);&quot;&quot;)">
            <text:p/>
          </table:table-cell>
          <table:table-cell table:formula="of:=IF(NOT([.$I116]=&quot;&quot;);IF([.$C116]=[.N$1];[.$I116];&quot;&quot;);&quot;&quot;)">
            <text:p/>
          </table:table-cell>
          <table:table-cell table:formula="of:=IF(NOT([.$I116]=&quot;&quot;);IF([.$C116]=[.O$1];[.$I116];&quot;&quot;);&quot;&quot;)">
            <text:p/>
          </table:table-cell>
          <table:table-cell table:formula="of:=IF(NOT([.$I116]=&quot;&quot;);IF([.$C116]=[.P$1];[.$I116];&quot;&quot;);&quot;&quot;)">
            <text:p/>
          </table:table-cell>
          <table:table-cell table:formula="of:=IF(NOT([.$I116]=&quot;&quot;);IF([.$C116]=[.Q$1];[.$I116];&quot;&quot;);&quot;&quot;)">
            <text:p/>
          </table:table-cell>
          <table:table-cell table:formula="of:=IF(NOT([.$I116]=&quot;&quot;);IF([.$C116]=[.R$1];[.$I116];&quot;&quot;);&quot;&quot;)">
            <text:p/>
          </table:table-cell>
          <table:table-cell table:formula="of:=IF(NOT([.$I116]=&quot;&quot;);IF([.$C116]=[.S$1];[.$I116];&quot;&quot;);&quot;&quot;)">
            <text:p/>
          </table:table-cell>
          <table:table-cell table:formula="of:=IF(NOT([.$I116]=&quot;&quot;);IF([.$C116]=[.T$1];[.$I116];&quot;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Stratford-on-A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7303457600927" calcext:value-type="percentage">
            <text:p>37.73%</text:p>
          </table:table-cell>
          <table:table-cell table:formula="of:=IF([.D117]=&quot;con&quot;;[.E117];-[.E117])" office:value-type="percentage" office:value="0.377303457600927" calcext:value-type="percentage">
            <text:p>37.73%</text:p>
          </table:table-cell>
          <table:table-cell table:formula="of:=IF([.D117]=&quot;lab&quot;;[.E117];-[.E117])" office:value-type="percentage" office:value="-0.377303457600927" calcext:value-type="percentage">
            <text:p>-37.73%</text:p>
          </table:table-cell>
          <table:table-cell table:formula="of:=IF([.D117]=&quot;lib&quot;;[.E117];-[.E117])" office:value-type="percentage" office:value="-0.377303457600927" calcext:value-type="percentage">
            <text:p>-37.73%</text:p>
          </table:table-cell>
          <table:table-cell/>
          <table:table-cell table:formula="of:=IF(NOT([.$I117]=&quot;&quot;);IF([.$C117]=[.J$1];[.$I117];&quot;&quot;);&quot;&quot;)">
            <text:p/>
          </table:table-cell>
          <table:table-cell table:formula="of:=IF(NOT([.$I117]=&quot;&quot;);IF([.$C117]=[.K$1];[.$I117];&quot;&quot;);&quot;&quot;)">
            <text:p/>
          </table:table-cell>
          <table:table-cell table:formula="of:=IF(NOT([.$I117]=&quot;&quot;);IF([.$C117]=[.L$1];[.$I117];&quot;&quot;);&quot;&quot;)">
            <text:p/>
          </table:table-cell>
          <table:table-cell table:formula="of:=IF(NOT([.$I117]=&quot;&quot;);IF([.$C117]=[.M$1];[.$I117];&quot;&quot;);&quot;&quot;)">
            <text:p/>
          </table:table-cell>
          <table:table-cell table:formula="of:=IF(NOT([.$I117]=&quot;&quot;);IF([.$C117]=[.N$1];[.$I117];&quot;&quot;);&quot;&quot;)">
            <text:p/>
          </table:table-cell>
          <table:table-cell table:formula="of:=IF(NOT([.$I117]=&quot;&quot;);IF([.$C117]=[.O$1];[.$I117];&quot;&quot;);&quot;&quot;)">
            <text:p/>
          </table:table-cell>
          <table:table-cell table:formula="of:=IF(NOT([.$I117]=&quot;&quot;);IF([.$C117]=[.P$1];[.$I117];&quot;&quot;);&quot;&quot;)">
            <text:p/>
          </table:table-cell>
          <table:table-cell table:formula="of:=IF(NOT([.$I117]=&quot;&quot;);IF([.$C117]=[.Q$1];[.$I117];&quot;&quot;);&quot;&quot;)">
            <text:p/>
          </table:table-cell>
          <table:table-cell table:formula="of:=IF(NOT([.$I117]=&quot;&quot;);IF([.$C117]=[.R$1];[.$I117];&quot;&quot;);&quot;&quot;)">
            <text:p/>
          </table:table-cell>
          <table:table-cell table:formula="of:=IF(NOT([.$I117]=&quot;&quot;);IF([.$C117]=[.S$1];[.$I117];&quot;&quot;);&quot;&quot;)">
            <text:p/>
          </table:table-cell>
          <table:table-cell table:formula="of:=IF(NOT([.$I117]=&quot;&quot;);IF([.$C117]=[.T$1];[.$I117];&quot;&quot;);&quot;&quot;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Isle of Wigh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97807031324" calcext:value-type="percentage">
            <text:p>37.62%</text:p>
          </table:table-cell>
          <table:table-cell table:formula="of:=IF([.D118]=&quot;con&quot;;[.E118];-[.E118])" office:value-type="percentage" office:value="0.376197807031324" calcext:value-type="percentage">
            <text:p>37.62%</text:p>
          </table:table-cell>
          <table:table-cell table:formula="of:=IF([.D118]=&quot;lab&quot;;[.E118];-[.E118])" office:value-type="percentage" office:value="-0.376197807031324" calcext:value-type="percentage">
            <text:p>-37.62%</text:p>
          </table:table-cell>
          <table:table-cell table:formula="of:=IF([.D118]=&quot;lib&quot;;[.E118];-[.E118])" office:value-type="percentage" office:value="-0.376197807031324" calcext:value-type="percentage">
            <text:p>-37.62%</text:p>
          </table:table-cell>
          <table:table-cell/>
          <table:table-cell table:formula="of:=IF(NOT([.$I118]=&quot;&quot;);IF([.$C118]=[.J$1];[.$I118];&quot;&quot;);&quot;&quot;)">
            <text:p/>
          </table:table-cell>
          <table:table-cell table:formula="of:=IF(NOT([.$I118]=&quot;&quot;);IF([.$C118]=[.K$1];[.$I118];&quot;&quot;);&quot;&quot;)">
            <text:p/>
          </table:table-cell>
          <table:table-cell table:formula="of:=IF(NOT([.$I118]=&quot;&quot;);IF([.$C118]=[.L$1];[.$I118];&quot;&quot;);&quot;&quot;)">
            <text:p/>
          </table:table-cell>
          <table:table-cell table:formula="of:=IF(NOT([.$I118]=&quot;&quot;);IF([.$C118]=[.M$1];[.$I118];&quot;&quot;);&quot;&quot;)">
            <text:p/>
          </table:table-cell>
          <table:table-cell table:formula="of:=IF(NOT([.$I118]=&quot;&quot;);IF([.$C118]=[.N$1];[.$I118];&quot;&quot;);&quot;&quot;)">
            <text:p/>
          </table:table-cell>
          <table:table-cell table:formula="of:=IF(NOT([.$I118]=&quot;&quot;);IF([.$C118]=[.O$1];[.$I118];&quot;&quot;);&quot;&quot;)">
            <text:p/>
          </table:table-cell>
          <table:table-cell table:formula="of:=IF(NOT([.$I118]=&quot;&quot;);IF([.$C118]=[.P$1];[.$I118];&quot;&quot;);&quot;&quot;)">
            <text:p/>
          </table:table-cell>
          <table:table-cell table:formula="of:=IF(NOT([.$I118]=&quot;&quot;);IF([.$C118]=[.Q$1];[.$I118];&quot;&quot;);&quot;&quot;)">
            <text:p/>
          </table:table-cell>
          <table:table-cell table:formula="of:=IF(NOT([.$I118]=&quot;&quot;);IF([.$C118]=[.R$1];[.$I118];&quot;&quot;);&quot;&quot;)">
            <text:p/>
          </table:table-cell>
          <table:table-cell table:formula="of:=IF(NOT([.$I118]=&quot;&quot;);IF([.$C118]=[.S$1];[.$I118];&quot;&quot;);&quot;&quot;)">
            <text:p/>
          </table:table-cell>
          <table:table-cell table:formula="of:=IF(NOT([.$I118]=&quot;&quot;);IF([.$C118]=[.T$1];[.$I118];&quot;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Isle of Wigh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51189562548" calcext:value-type="percentage">
            <text:p>37.62%</text:p>
          </table:table-cell>
          <table:table-cell table:formula="of:=IF([.D119]=&quot;con&quot;;[.E119];-[.E119])" office:value-type="percentage" office:value="0.376151189562548" calcext:value-type="percentage">
            <text:p>37.62%</text:p>
          </table:table-cell>
          <table:table-cell table:formula="of:=IF([.D119]=&quot;lab&quot;;[.E119];-[.E119])" office:value-type="percentage" office:value="-0.376151189562548" calcext:value-type="percentage">
            <text:p>-37.62%</text:p>
          </table:table-cell>
          <table:table-cell table:formula="of:=IF([.D119]=&quot;lib&quot;;[.E119];-[.E119])" office:value-type="percentage" office:value="-0.376151189562548" calcext:value-type="percentage">
            <text:p>-37.62%</text:p>
          </table:table-cell>
          <table:table-cell/>
          <table:table-cell table:formula="of:=IF(NOT([.$I119]=&quot;&quot;);IF([.$C119]=[.J$1];[.$I119];&quot;&quot;);&quot;&quot;)">
            <text:p/>
          </table:table-cell>
          <table:table-cell table:formula="of:=IF(NOT([.$I119]=&quot;&quot;);IF([.$C119]=[.K$1];[.$I119];&quot;&quot;);&quot;&quot;)">
            <text:p/>
          </table:table-cell>
          <table:table-cell table:formula="of:=IF(NOT([.$I119]=&quot;&quot;);IF([.$C119]=[.L$1];[.$I119];&quot;&quot;);&quot;&quot;)">
            <text:p/>
          </table:table-cell>
          <table:table-cell table:formula="of:=IF(NOT([.$I119]=&quot;&quot;);IF([.$C119]=[.M$1];[.$I119];&quot;&quot;);&quot;&quot;)">
            <text:p/>
          </table:table-cell>
          <table:table-cell table:formula="of:=IF(NOT([.$I119]=&quot;&quot;);IF([.$C119]=[.N$1];[.$I119];&quot;&quot;);&quot;&quot;)">
            <text:p/>
          </table:table-cell>
          <table:table-cell table:formula="of:=IF(NOT([.$I119]=&quot;&quot;);IF([.$C119]=[.O$1];[.$I119];&quot;&quot;);&quot;&quot;)">
            <text:p/>
          </table:table-cell>
          <table:table-cell table:formula="of:=IF(NOT([.$I119]=&quot;&quot;);IF([.$C119]=[.P$1];[.$I119];&quot;&quot;);&quot;&quot;)">
            <text:p/>
          </table:table-cell>
          <table:table-cell table:formula="of:=IF(NOT([.$I119]=&quot;&quot;);IF([.$C119]=[.Q$1];[.$I119];&quot;&quot;);&quot;&quot;)">
            <text:p/>
          </table:table-cell>
          <table:table-cell table:formula="of:=IF(NOT([.$I119]=&quot;&quot;);IF([.$C119]=[.R$1];[.$I119];&quot;&quot;);&quot;&quot;)">
            <text:p/>
          </table:table-cell>
          <table:table-cell table:formula="of:=IF(NOT([.$I119]=&quot;&quot;);IF([.$C119]=[.S$1];[.$I119];&quot;&quot;);&quot;&quot;)">
            <text:p/>
          </table:table-cell>
          <table:table-cell table:formula="of:=IF(NOT([.$I119]=&quot;&quot;);IF([.$C119]=[.T$1];[.$I119];&quot;&quot;);&quot;&quot;)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uth Derby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4753018660813" calcext:value-type="percentage">
            <text:p>37.48%</text:p>
          </table:table-cell>
          <table:table-cell table:formula="of:=IF([.D120]=&quot;con&quot;;[.E120];-[.E120])" office:value-type="percentage" office:value="0.374753018660813" calcext:value-type="percentage">
            <text:p>37.48%</text:p>
          </table:table-cell>
          <table:table-cell table:formula="of:=IF([.D120]=&quot;lab&quot;;[.E120];-[.E120])" office:value-type="percentage" office:value="-0.374753018660813" calcext:value-type="percentage">
            <text:p>-37.48%</text:p>
          </table:table-cell>
          <table:table-cell table:formula="of:=IF([.D120]=&quot;lib&quot;;[.E120];-[.E120])" office:value-type="percentage" office:value="-0.374753018660813" calcext:value-type="percentage">
            <text:p>-37.48%</text:p>
          </table:table-cell>
          <table:table-cell/>
          <table:table-cell table:formula="of:=IF(NOT([.$I120]=&quot;&quot;);IF([.$C120]=[.J$1];[.$I120];&quot;&quot;);&quot;&quot;)">
            <text:p/>
          </table:table-cell>
          <table:table-cell table:formula="of:=IF(NOT([.$I120]=&quot;&quot;);IF([.$C120]=[.K$1];[.$I120];&quot;&quot;);&quot;&quot;)">
            <text:p/>
          </table:table-cell>
          <table:table-cell table:formula="of:=IF(NOT([.$I120]=&quot;&quot;);IF([.$C120]=[.L$1];[.$I120];&quot;&quot;);&quot;&quot;)">
            <text:p/>
          </table:table-cell>
          <table:table-cell table:formula="of:=IF(NOT([.$I120]=&quot;&quot;);IF([.$C120]=[.M$1];[.$I120];&quot;&quot;);&quot;&quot;)">
            <text:p/>
          </table:table-cell>
          <table:table-cell table:formula="of:=IF(NOT([.$I120]=&quot;&quot;);IF([.$C120]=[.N$1];[.$I120];&quot;&quot;);&quot;&quot;)">
            <text:p/>
          </table:table-cell>
          <table:table-cell table:formula="of:=IF(NOT([.$I120]=&quot;&quot;);IF([.$C120]=[.O$1];[.$I120];&quot;&quot;);&quot;&quot;)">
            <text:p/>
          </table:table-cell>
          <table:table-cell table:formula="of:=IF(NOT([.$I120]=&quot;&quot;);IF([.$C120]=[.P$1];[.$I120];&quot;&quot;);&quot;&quot;)">
            <text:p/>
          </table:table-cell>
          <table:table-cell table:formula="of:=IF(NOT([.$I120]=&quot;&quot;);IF([.$C120]=[.Q$1];[.$I120];&quot;&quot;);&quot;&quot;)">
            <text:p/>
          </table:table-cell>
          <table:table-cell table:formula="of:=IF(NOT([.$I120]=&quot;&quot;);IF([.$C120]=[.R$1];[.$I120];&quot;&quot;);&quot;&quot;)">
            <text:p/>
          </table:table-cell>
          <table:table-cell table:formula="of:=IF(NOT([.$I120]=&quot;&quot;);IF([.$C120]=[.S$1];[.$I120];&quot;&quot;);&quot;&quot;)">
            <text:p/>
          </table:table-cell>
          <table:table-cell table:formula="of:=IF(NOT([.$I120]=&quot;&quot;);IF([.$C120]=[.T$1];[.$I120];&quot;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Lowesto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1959490008138" calcext:value-type="percentage">
            <text:p>37.20%</text:p>
          </table:table-cell>
          <table:table-cell table:formula="of:=IF([.D121]=&quot;con&quot;;[.E121];-[.E121])" office:value-type="percentage" office:value="0.371959490008138" calcext:value-type="percentage">
            <text:p>37.20%</text:p>
          </table:table-cell>
          <table:table-cell table:formula="of:=IF([.D121]=&quot;lab&quot;;[.E121];-[.E121])" office:value-type="percentage" office:value="-0.371959490008138" calcext:value-type="percentage">
            <text:p>-37.20%</text:p>
          </table:table-cell>
          <table:table-cell table:formula="of:=IF([.D121]=&quot;lib&quot;;[.E121];-[.E121])" office:value-type="percentage" office:value="-0.371959490008138" calcext:value-type="percentage">
            <text:p>-37.20%</text:p>
          </table:table-cell>
          <table:table-cell/>
          <table:table-cell table:formula="of:=IF(NOT([.$I121]=&quot;&quot;);IF([.$C121]=[.J$1];[.$I121];&quot;&quot;);&quot;&quot;)">
            <text:p/>
          </table:table-cell>
          <table:table-cell table:formula="of:=IF(NOT([.$I121]=&quot;&quot;);IF([.$C121]=[.K$1];[.$I121];&quot;&quot;);&quot;&quot;)">
            <text:p/>
          </table:table-cell>
          <table:table-cell table:formula="of:=IF(NOT([.$I121]=&quot;&quot;);IF([.$C121]=[.L$1];[.$I121];&quot;&quot;);&quot;&quot;)">
            <text:p/>
          </table:table-cell>
          <table:table-cell table:formula="of:=IF(NOT([.$I121]=&quot;&quot;);IF([.$C121]=[.M$1];[.$I121];&quot;&quot;);&quot;&quot;)">
            <text:p/>
          </table:table-cell>
          <table:table-cell table:formula="of:=IF(NOT([.$I121]=&quot;&quot;);IF([.$C121]=[.N$1];[.$I121];&quot;&quot;);&quot;&quot;)">
            <text:p/>
          </table:table-cell>
          <table:table-cell table:formula="of:=IF(NOT([.$I121]=&quot;&quot;);IF([.$C121]=[.O$1];[.$I121];&quot;&quot;);&quot;&quot;)">
            <text:p/>
          </table:table-cell>
          <table:table-cell table:formula="of:=IF(NOT([.$I121]=&quot;&quot;);IF([.$C121]=[.P$1];[.$I121];&quot;&quot;);&quot;&quot;)">
            <text:p/>
          </table:table-cell>
          <table:table-cell table:formula="of:=IF(NOT([.$I121]=&quot;&quot;);IF([.$C121]=[.Q$1];[.$I121];&quot;&quot;);&quot;&quot;)">
            <text:p/>
          </table:table-cell>
          <table:table-cell table:formula="of:=IF(NOT([.$I121]=&quot;&quot;);IF([.$C121]=[.R$1];[.$I121];&quot;&quot;);&quot;&quot;)">
            <text:p/>
          </table:table-cell>
          <table:table-cell table:formula="of:=IF(NOT([.$I121]=&quot;&quot;);IF([.$C121]=[.S$1];[.$I121];&quot;&quot;);&quot;&quot;)">
            <text:p/>
          </table:table-cell>
          <table:table-cell table:formula="of:=IF(NOT([.$I121]=&quot;&quot;);IF([.$C121]=[.T$1];[.$I121];&quot;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der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1812216052499" calcext:value-type="percentage">
            <text:p>37.18%</text:p>
          </table:table-cell>
          <table:table-cell table:formula="of:=IF([.D122]=&quot;con&quot;;[.E122];-[.E122])" office:value-type="percentage" office:value="0.371812216052499" calcext:value-type="percentage">
            <text:p>37.18%</text:p>
          </table:table-cell>
          <table:table-cell table:formula="of:=IF([.D122]=&quot;lab&quot;;[.E122];-[.E122])" office:value-type="percentage" office:value="-0.371812216052499" calcext:value-type="percentage">
            <text:p>-37.18%</text:p>
          </table:table-cell>
          <table:table-cell table:formula="of:=IF([.D122]=&quot;lib&quot;;[.E122];-[.E122])" office:value-type="percentage" office:value="-0.371812216052499" calcext:value-type="percentage">
            <text:p>-37.18%</text:p>
          </table:table-cell>
          <table:table-cell/>
          <table:table-cell table:formula="of:=IF(NOT([.$I122]=&quot;&quot;);IF([.$C122]=[.J$1];[.$I122];&quot;&quot;);&quot;&quot;)">
            <text:p/>
          </table:table-cell>
          <table:table-cell table:formula="of:=IF(NOT([.$I122]=&quot;&quot;);IF([.$C122]=[.K$1];[.$I122];&quot;&quot;);&quot;&quot;)">
            <text:p/>
          </table:table-cell>
          <table:table-cell table:formula="of:=IF(NOT([.$I122]=&quot;&quot;);IF([.$C122]=[.L$1];[.$I122];&quot;&quot;);&quot;&quot;)">
            <text:p/>
          </table:table-cell>
          <table:table-cell table:formula="of:=IF(NOT([.$I122]=&quot;&quot;);IF([.$C122]=[.M$1];[.$I122];&quot;&quot;);&quot;&quot;)">
            <text:p/>
          </table:table-cell>
          <table:table-cell table:formula="of:=IF(NOT([.$I122]=&quot;&quot;);IF([.$C122]=[.N$1];[.$I122];&quot;&quot;);&quot;&quot;)">
            <text:p/>
          </table:table-cell>
          <table:table-cell table:formula="of:=IF(NOT([.$I122]=&quot;&quot;);IF([.$C122]=[.O$1];[.$I122];&quot;&quot;);&quot;&quot;)">
            <text:p/>
          </table:table-cell>
          <table:table-cell table:formula="of:=IF(NOT([.$I122]=&quot;&quot;);IF([.$C122]=[.P$1];[.$I122];&quot;&quot;);&quot;&quot;)">
            <text:p/>
          </table:table-cell>
          <table:table-cell table:formula="of:=IF(NOT([.$I122]=&quot;&quot;);IF([.$C122]=[.Q$1];[.$I122];&quot;&quot;);&quot;&quot;)">
            <text:p/>
          </table:table-cell>
          <table:table-cell table:formula="of:=IF(NOT([.$I122]=&quot;&quot;);IF([.$C122]=[.R$1];[.$I122];&quot;&quot;);&quot;&quot;)">
            <text:p/>
          </table:table-cell>
          <table:table-cell table:formula="of:=IF(NOT([.$I122]=&quot;&quot;);IF([.$C122]=[.S$1];[.$I122];&quot;&quot;);&quot;&quot;)">
            <text:p/>
          </table:table-cell>
          <table:table-cell table:formula="of:=IF(NOT([.$I122]=&quot;&quot;);IF([.$C122]=[.T$1];[.$I122];&quot;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Suffolk Coa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934878082709" calcext:value-type="percentage">
            <text:p>36.93%</text:p>
          </table:table-cell>
          <table:table-cell table:formula="of:=IF([.D123]=&quot;con&quot;;[.E123];-[.E123])" office:value-type="percentage" office:value="0.36934878082709" calcext:value-type="percentage">
            <text:p>36.93%</text:p>
          </table:table-cell>
          <table:table-cell table:formula="of:=IF([.D123]=&quot;lab&quot;;[.E123];-[.E123])" office:value-type="percentage" office:value="-0.36934878082709" calcext:value-type="percentage">
            <text:p>-36.93%</text:p>
          </table:table-cell>
          <table:table-cell table:formula="of:=IF([.D123]=&quot;lib&quot;;[.E123];-[.E123])" office:value-type="percentage" office:value="-0.36934878082709" calcext:value-type="percentage">
            <text:p>-36.93%</text:p>
          </table:table-cell>
          <table:table-cell/>
          <table:table-cell table:formula="of:=IF(NOT([.$I123]=&quot;&quot;);IF([.$C123]=[.J$1];[.$I123];&quot;&quot;);&quot;&quot;)">
            <text:p/>
          </table:table-cell>
          <table:table-cell table:formula="of:=IF(NOT([.$I123]=&quot;&quot;);IF([.$C123]=[.K$1];[.$I123];&quot;&quot;);&quot;&quot;)">
            <text:p/>
          </table:table-cell>
          <table:table-cell table:formula="of:=IF(NOT([.$I123]=&quot;&quot;);IF([.$C123]=[.L$1];[.$I123];&quot;&quot;);&quot;&quot;)">
            <text:p/>
          </table:table-cell>
          <table:table-cell table:formula="of:=IF(NOT([.$I123]=&quot;&quot;);IF([.$C123]=[.M$1];[.$I123];&quot;&quot;);&quot;&quot;)">
            <text:p/>
          </table:table-cell>
          <table:table-cell table:formula="of:=IF(NOT([.$I123]=&quot;&quot;);IF([.$C123]=[.N$1];[.$I123];&quot;&quot;);&quot;&quot;)">
            <text:p/>
          </table:table-cell>
          <table:table-cell table:formula="of:=IF(NOT([.$I123]=&quot;&quot;);IF([.$C123]=[.O$1];[.$I123];&quot;&quot;);&quot;&quot;)">
            <text:p/>
          </table:table-cell>
          <table:table-cell table:formula="of:=IF(NOT([.$I123]=&quot;&quot;);IF([.$C123]=[.P$1];[.$I123];&quot;&quot;);&quot;&quot;)">
            <text:p/>
          </table:table-cell>
          <table:table-cell table:formula="of:=IF(NOT([.$I123]=&quot;&quot;);IF([.$C123]=[.Q$1];[.$I123];&quot;&quot;);&quot;&quot;)">
            <text:p/>
          </table:table-cell>
          <table:table-cell table:formula="of:=IF(NOT([.$I123]=&quot;&quot;);IF([.$C123]=[.R$1];[.$I123];&quot;&quot;);&quot;&quot;)">
            <text:p/>
          </table:table-cell>
          <table:table-cell table:formula="of:=IF(NOT([.$I123]=&quot;&quot;);IF([.$C123]=[.S$1];[.$I123];&quot;&quot;);&quot;&quot;)">
            <text:p/>
          </table:table-cell>
          <table:table-cell table:formula="of:=IF(NOT([.$I123]=&quot;&quot;);IF([.$C123]=[.T$1];[.$I123];&quot;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3" office:value-type="string" calcext:value-type="string">
            <text:p>Winds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5509567429015" calcext:value-type="percentage">
            <text:p>36.55%</text:p>
          </table:table-cell>
          <table:table-cell table:formula="of:=IF([.D124]=&quot;con&quot;;[.E124];-[.E124])" office:value-type="percentage" office:value="0.365509567429015" calcext:value-type="percentage">
            <text:p>36.55%</text:p>
          </table:table-cell>
          <table:table-cell table:formula="of:=IF([.D124]=&quot;lab&quot;;[.E124];-[.E124])" office:value-type="percentage" office:value="-0.365509567429015" calcext:value-type="percentage">
            <text:p>-36.55%</text:p>
          </table:table-cell>
          <table:table-cell table:formula="of:=IF([.D124]=&quot;lib&quot;;[.E124];-[.E124])" office:value-type="percentage" office:value="-0.365509567429015" calcext:value-type="percentage">
            <text:p>-36.55%</text:p>
          </table:table-cell>
          <table:table-cell/>
          <table:table-cell table:formula="of:=IF(NOT([.$I124]=&quot;&quot;);IF([.$C124]=[.J$1];[.$I124];&quot;&quot;);&quot;&quot;)">
            <text:p/>
          </table:table-cell>
          <table:table-cell table:formula="of:=IF(NOT([.$I124]=&quot;&quot;);IF([.$C124]=[.K$1];[.$I124];&quot;&quot;);&quot;&quot;)">
            <text:p/>
          </table:table-cell>
          <table:table-cell table:formula="of:=IF(NOT([.$I124]=&quot;&quot;);IF([.$C124]=[.L$1];[.$I124];&quot;&quot;);&quot;&quot;)">
            <text:p/>
          </table:table-cell>
          <table:table-cell table:formula="of:=IF(NOT([.$I124]=&quot;&quot;);IF([.$C124]=[.M$1];[.$I124];&quot;&quot;);&quot;&quot;)">
            <text:p/>
          </table:table-cell>
          <table:table-cell table:formula="of:=IF(NOT([.$I124]=&quot;&quot;);IF([.$C124]=[.N$1];[.$I124];&quot;&quot;);&quot;&quot;)">
            <text:p/>
          </table:table-cell>
          <table:table-cell table:formula="of:=IF(NOT([.$I124]=&quot;&quot;);IF([.$C124]=[.O$1];[.$I124];&quot;&quot;);&quot;&quot;)">
            <text:p/>
          </table:table-cell>
          <table:table-cell table:formula="of:=IF(NOT([.$I124]=&quot;&quot;);IF([.$C124]=[.P$1];[.$I124];&quot;&quot;);&quot;&quot;)">
            <text:p/>
          </table:table-cell>
          <table:table-cell table:formula="of:=IF(NOT([.$I124]=&quot;&quot;);IF([.$C124]=[.Q$1];[.$I124];&quot;&quot;);&quot;&quot;)">
            <text:p/>
          </table:table-cell>
          <table:table-cell table:formula="of:=IF(NOT([.$I124]=&quot;&quot;);IF([.$C124]=[.R$1];[.$I124];&quot;&quot;);&quot;&quot;)">
            <text:p/>
          </table:table-cell>
          <table:table-cell table:formula="of:=IF(NOT([.$I124]=&quot;&quot;);IF([.$C124]=[.S$1];[.$I124];&quot;&quot;);&quot;&quot;)">
            <text:p/>
          </table:table-cell>
          <table:table-cell table:formula="of:=IF(NOT([.$I124]=&quot;&quot;);IF([.$C124]=[.T$1];[.$I124];&quot;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Wetherby and Easingw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4616801391589" calcext:value-type="percentage">
            <text:p>36.46%</text:p>
          </table:table-cell>
          <table:table-cell table:formula="of:=IF([.D125]=&quot;con&quot;;[.E125];-[.E125])" office:value-type="percentage" office:value="0.364616801391589" calcext:value-type="percentage">
            <text:p>36.46%</text:p>
          </table:table-cell>
          <table:table-cell table:formula="of:=IF([.D125]=&quot;lab&quot;;[.E125];-[.E125])" office:value-type="percentage" office:value="-0.364616801391589" calcext:value-type="percentage">
            <text:p>-36.46%</text:p>
          </table:table-cell>
          <table:table-cell table:formula="of:=IF([.D125]=&quot;lib&quot;;[.E125];-[.E125])" office:value-type="percentage" office:value="-0.364616801391589" calcext:value-type="percentage">
            <text:p>-36.46%</text:p>
          </table:table-cell>
          <table:table-cell/>
          <table:table-cell table:formula="of:=IF(NOT([.$I125]=&quot;&quot;);IF([.$C125]=[.J$1];[.$I125];&quot;&quot;);&quot;&quot;)">
            <text:p/>
          </table:table-cell>
          <table:table-cell table:formula="of:=IF(NOT([.$I125]=&quot;&quot;);IF([.$C125]=[.K$1];[.$I125];&quot;&quot;);&quot;&quot;)">
            <text:p/>
          </table:table-cell>
          <table:table-cell table:formula="of:=IF(NOT([.$I125]=&quot;&quot;);IF([.$C125]=[.L$1];[.$I125];&quot;&quot;);&quot;&quot;)">
            <text:p/>
          </table:table-cell>
          <table:table-cell table:formula="of:=IF(NOT([.$I125]=&quot;&quot;);IF([.$C125]=[.M$1];[.$I125];&quot;&quot;);&quot;&quot;)">
            <text:p/>
          </table:table-cell>
          <table:table-cell table:formula="of:=IF(NOT([.$I125]=&quot;&quot;);IF([.$C125]=[.N$1];[.$I125];&quot;&quot;);&quot;&quot;)">
            <text:p/>
          </table:table-cell>
          <table:table-cell table:formula="of:=IF(NOT([.$I125]=&quot;&quot;);IF([.$C125]=[.O$1];[.$I125];&quot;&quot;);&quot;&quot;)">
            <text:p/>
          </table:table-cell>
          <table:table-cell table:formula="of:=IF(NOT([.$I125]=&quot;&quot;);IF([.$C125]=[.P$1];[.$I125];&quot;&quot;);&quot;&quot;)">
            <text:p/>
          </table:table-cell>
          <table:table-cell table:formula="of:=IF(NOT([.$I125]=&quot;&quot;);IF([.$C125]=[.Q$1];[.$I125];&quot;&quot;);&quot;&quot;)">
            <text:p/>
          </table:table-cell>
          <table:table-cell table:formula="of:=IF(NOT([.$I125]=&quot;&quot;);IF([.$C125]=[.R$1];[.$I125];&quot;&quot;);&quot;&quot;)">
            <text:p/>
          </table:table-cell>
          <table:table-cell table:formula="of:=IF(NOT([.$I125]=&quot;&quot;);IF([.$C125]=[.S$1];[.$I125];&quot;&quot;);&quot;&quot;)">
            <text:p/>
          </table:table-cell>
          <table:table-cell table:formula="of:=IF(NOT([.$I125]=&quot;&quot;);IF([.$C125]=[.T$1];[.$I125];&quot;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4357369458973" calcext:value-type="percentage">
            <text:p>36.44%</text:p>
          </table:table-cell>
          <table:table-cell table:formula="of:=IF([.D126]=&quot;con&quot;;[.E126];-[.E126])" office:value-type="percentage" office:value="0.364357369458973" calcext:value-type="percentage">
            <text:p>36.44%</text:p>
          </table:table-cell>
          <table:table-cell table:formula="of:=IF([.D126]=&quot;lab&quot;;[.E126];-[.E126])" office:value-type="percentage" office:value="-0.364357369458973" calcext:value-type="percentage">
            <text:p>-36.44%</text:p>
          </table:table-cell>
          <table:table-cell table:formula="of:=IF([.D126]=&quot;lib&quot;;[.E126];-[.E126])" office:value-type="percentage" office:value="-0.364357369458973" calcext:value-type="percentage">
            <text:p>-36.44%</text:p>
          </table:table-cell>
          <table:table-cell/>
          <table:table-cell table:formula="of:=IF(NOT([.$I126]=&quot;&quot;);IF([.$C126]=[.J$1];[.$I126];&quot;&quot;);&quot;&quot;)">
            <text:p/>
          </table:table-cell>
          <table:table-cell table:formula="of:=IF(NOT([.$I126]=&quot;&quot;);IF([.$C126]=[.K$1];[.$I126];&quot;&quot;);&quot;&quot;)">
            <text:p/>
          </table:table-cell>
          <table:table-cell table:formula="of:=IF(NOT([.$I126]=&quot;&quot;);IF([.$C126]=[.L$1];[.$I126];&quot;&quot;);&quot;&quot;)">
            <text:p/>
          </table:table-cell>
          <table:table-cell table:formula="of:=IF(NOT([.$I126]=&quot;&quot;);IF([.$C126]=[.M$1];[.$I126];&quot;&quot;);&quot;&quot;)">
            <text:p/>
          </table:table-cell>
          <table:table-cell table:formula="of:=IF(NOT([.$I126]=&quot;&quot;);IF([.$C126]=[.N$1];[.$I126];&quot;&quot;);&quot;&quot;)">
            <text:p/>
          </table:table-cell>
          <table:table-cell table:formula="of:=IF(NOT([.$I126]=&quot;&quot;);IF([.$C126]=[.O$1];[.$I126];&quot;&quot;);&quot;&quot;)">
            <text:p/>
          </table:table-cell>
          <table:table-cell table:formula="of:=IF(NOT([.$I126]=&quot;&quot;);IF([.$C126]=[.P$1];[.$I126];&quot;&quot;);&quot;&quot;)">
            <text:p/>
          </table:table-cell>
          <table:table-cell table:formula="of:=IF(NOT([.$I126]=&quot;&quot;);IF([.$C126]=[.Q$1];[.$I126];&quot;&quot;);&quot;&quot;)">
            <text:p/>
          </table:table-cell>
          <table:table-cell table:formula="of:=IF(NOT([.$I126]=&quot;&quot;);IF([.$C126]=[.R$1];[.$I126];&quot;&quot;);&quot;&quot;)">
            <text:p/>
          </table:table-cell>
          <table:table-cell table:formula="of:=IF(NOT([.$I126]=&quot;&quot;);IF([.$C126]=[.S$1];[.$I126];&quot;&quot;);&quot;&quot;)">
            <text:p/>
          </table:table-cell>
          <table:table-cell table:formula="of:=IF(NOT([.$I126]=&quot;&quot;);IF([.$C126]=[.T$1];[.$I126];&quot;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Derbyshire D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867191285639" calcext:value-type="percentage">
            <text:p>36.39%</text:p>
          </table:table-cell>
          <table:table-cell table:formula="of:=IF([.D127]=&quot;con&quot;;[.E127];-[.E127])" office:value-type="percentage" office:value="0.363867191285639" calcext:value-type="percentage">
            <text:p>36.39%</text:p>
          </table:table-cell>
          <table:table-cell table:formula="of:=IF([.D127]=&quot;lab&quot;;[.E127];-[.E127])" office:value-type="percentage" office:value="-0.363867191285639" calcext:value-type="percentage">
            <text:p>-36.39%</text:p>
          </table:table-cell>
          <table:table-cell table:formula="of:=IF([.D127]=&quot;lib&quot;;[.E127];-[.E127])" office:value-type="percentage" office:value="-0.363867191285639" calcext:value-type="percentage">
            <text:p>-36.39%</text:p>
          </table:table-cell>
          <table:table-cell/>
          <table:table-cell table:formula="of:=IF(NOT([.$I127]=&quot;&quot;);IF([.$C127]=[.J$1];[.$I127];&quot;&quot;);&quot;&quot;)">
            <text:p/>
          </table:table-cell>
          <table:table-cell table:formula="of:=IF(NOT([.$I127]=&quot;&quot;);IF([.$C127]=[.K$1];[.$I127];&quot;&quot;);&quot;&quot;)">
            <text:p/>
          </table:table-cell>
          <table:table-cell table:formula="of:=IF(NOT([.$I127]=&quot;&quot;);IF([.$C127]=[.L$1];[.$I127];&quot;&quot;);&quot;&quot;)">
            <text:p/>
          </table:table-cell>
          <table:table-cell table:formula="of:=IF(NOT([.$I127]=&quot;&quot;);IF([.$C127]=[.M$1];[.$I127];&quot;&quot;);&quot;&quot;)">
            <text:p/>
          </table:table-cell>
          <table:table-cell table:formula="of:=IF(NOT([.$I127]=&quot;&quot;);IF([.$C127]=[.N$1];[.$I127];&quot;&quot;);&quot;&quot;)">
            <text:p/>
          </table:table-cell>
          <table:table-cell table:formula="of:=IF(NOT([.$I127]=&quot;&quot;);IF([.$C127]=[.O$1];[.$I127];&quot;&quot;);&quot;&quot;)">
            <text:p/>
          </table:table-cell>
          <table:table-cell table:formula="of:=IF(NOT([.$I127]=&quot;&quot;);IF([.$C127]=[.P$1];[.$I127];&quot;&quot;);&quot;&quot;)">
            <text:p/>
          </table:table-cell>
          <table:table-cell table:formula="of:=IF(NOT([.$I127]=&quot;&quot;);IF([.$C127]=[.Q$1];[.$I127];&quot;&quot;);&quot;&quot;)">
            <text:p/>
          </table:table-cell>
          <table:table-cell table:formula="of:=IF(NOT([.$I127]=&quot;&quot;);IF([.$C127]=[.R$1];[.$I127];&quot;&quot;);&quot;&quot;)">
            <text:p/>
          </table:table-cell>
          <table:table-cell table:formula="of:=IF(NOT([.$I127]=&quot;&quot;);IF([.$C127]=[.S$1];[.$I127];&quot;&quot;);&quot;&quot;)">
            <text:p/>
          </table:table-cell>
          <table:table-cell table:formula="of:=IF(NOT([.$I127]=&quot;&quot;);IF([.$C127]=[.T$1];[.$I127];&quot;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uth Nor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3621500102187" calcext:value-type="percentage">
            <text:p>36.36%</text:p>
          </table:table-cell>
          <table:table-cell table:formula="of:=IF([.D128]=&quot;con&quot;;[.E128];-[.E128])" office:value-type="percentage" office:value="0.363621500102187" calcext:value-type="percentage">
            <text:p>36.36%</text:p>
          </table:table-cell>
          <table:table-cell table:formula="of:=IF([.D128]=&quot;lab&quot;;[.E128];-[.E128])" office:value-type="percentage" office:value="-0.363621500102187" calcext:value-type="percentage">
            <text:p>-36.36%</text:p>
          </table:table-cell>
          <table:table-cell table:formula="of:=IF([.D128]=&quot;lib&quot;;[.E128];-[.E128])" office:value-type="percentage" office:value="-0.363621500102187" calcext:value-type="percentage">
            <text:p>-36.36%</text:p>
          </table:table-cell>
          <table:table-cell/>
          <table:table-cell table:formula="of:=IF(NOT([.$I128]=&quot;&quot;);IF([.$C128]=[.J$1];[.$I128];&quot;&quot;);&quot;&quot;)">
            <text:p/>
          </table:table-cell>
          <table:table-cell table:formula="of:=IF(NOT([.$I128]=&quot;&quot;);IF([.$C128]=[.K$1];[.$I128];&quot;&quot;);&quot;&quot;)">
            <text:p/>
          </table:table-cell>
          <table:table-cell table:formula="of:=IF(NOT([.$I128]=&quot;&quot;);IF([.$C128]=[.L$1];[.$I128];&quot;&quot;);&quot;&quot;)">
            <text:p/>
          </table:table-cell>
          <table:table-cell table:formula="of:=IF(NOT([.$I128]=&quot;&quot;);IF([.$C128]=[.M$1];[.$I128];&quot;&quot;);&quot;&quot;)">
            <text:p/>
          </table:table-cell>
          <table:table-cell table:formula="of:=IF(NOT([.$I128]=&quot;&quot;);IF([.$C128]=[.N$1];[.$I128];&quot;&quot;);&quot;&quot;)">
            <text:p/>
          </table:table-cell>
          <table:table-cell table:formula="of:=IF(NOT([.$I128]=&quot;&quot;);IF([.$C128]=[.O$1];[.$I128];&quot;&quot;);&quot;&quot;)">
            <text:p/>
          </table:table-cell>
          <table:table-cell table:formula="of:=IF(NOT([.$I128]=&quot;&quot;);IF([.$C128]=[.P$1];[.$I128];&quot;&quot;);&quot;&quot;)">
            <text:p/>
          </table:table-cell>
          <table:table-cell table:formula="of:=IF(NOT([.$I128]=&quot;&quot;);IF([.$C128]=[.Q$1];[.$I128];&quot;&quot;);&quot;&quot;)">
            <text:p/>
          </table:table-cell>
          <table:table-cell table:formula="of:=IF(NOT([.$I128]=&quot;&quot;);IF([.$C128]=[.R$1];[.$I128];&quot;&quot;);&quot;&quot;)">
            <text:p/>
          </table:table-cell>
          <table:table-cell table:formula="of:=IF(NOT([.$I128]=&quot;&quot;);IF([.$C128]=[.S$1];[.$I128];&quot;&quot;);&quot;&quot;)">
            <text:p/>
          </table:table-cell>
          <table:table-cell table:formula="of:=IF(NOT([.$I128]=&quot;&quot;);IF([.$C128]=[.T$1];[.$I128];&quot;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Fyl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039056143205" calcext:value-type="percentage">
            <text:p>36.30%</text:p>
          </table:table-cell>
          <table:table-cell table:formula="of:=IF([.D129]=&quot;con&quot;;[.E129];-[.E129])" office:value-type="percentage" office:value="0.363039056143205" calcext:value-type="percentage">
            <text:p>36.30%</text:p>
          </table:table-cell>
          <table:table-cell table:formula="of:=IF([.D129]=&quot;lab&quot;;[.E129];-[.E129])" office:value-type="percentage" office:value="-0.363039056143205" calcext:value-type="percentage">
            <text:p>-36.30%</text:p>
          </table:table-cell>
          <table:table-cell table:formula="of:=IF([.D129]=&quot;lib&quot;;[.E129];-[.E129])" office:value-type="percentage" office:value="-0.363039056143205" calcext:value-type="percentage">
            <text:p>-36.30%</text:p>
          </table:table-cell>
          <table:table-cell/>
          <table:table-cell table:formula="of:=IF(NOT([.$I129]=&quot;&quot;);IF([.$C129]=[.J$1];[.$I129];&quot;&quot;);&quot;&quot;)">
            <text:p/>
          </table:table-cell>
          <table:table-cell table:formula="of:=IF(NOT([.$I129]=&quot;&quot;);IF([.$C129]=[.K$1];[.$I129];&quot;&quot;);&quot;&quot;)">
            <text:p/>
          </table:table-cell>
          <table:table-cell table:formula="of:=IF(NOT([.$I129]=&quot;&quot;);IF([.$C129]=[.L$1];[.$I129];&quot;&quot;);&quot;&quot;)">
            <text:p/>
          </table:table-cell>
          <table:table-cell table:formula="of:=IF(NOT([.$I129]=&quot;&quot;);IF([.$C129]=[.M$1];[.$I129];&quot;&quot;);&quot;&quot;)">
            <text:p/>
          </table:table-cell>
          <table:table-cell table:formula="of:=IF(NOT([.$I129]=&quot;&quot;);IF([.$C129]=[.N$1];[.$I129];&quot;&quot;);&quot;&quot;)">
            <text:p/>
          </table:table-cell>
          <table:table-cell table:formula="of:=IF(NOT([.$I129]=&quot;&quot;);IF([.$C129]=[.O$1];[.$I129];&quot;&quot;);&quot;&quot;)">
            <text:p/>
          </table:table-cell>
          <table:table-cell table:formula="of:=IF(NOT([.$I129]=&quot;&quot;);IF([.$C129]=[.P$1];[.$I129];&quot;&quot;);&quot;&quot;)">
            <text:p/>
          </table:table-cell>
          <table:table-cell table:formula="of:=IF(NOT([.$I129]=&quot;&quot;);IF([.$C129]=[.Q$1];[.$I129];&quot;&quot;);&quot;&quot;)">
            <text:p/>
          </table:table-cell>
          <table:table-cell table:formula="of:=IF(NOT([.$I129]=&quot;&quot;);IF([.$C129]=[.R$1];[.$I129];&quot;&quot;);&quot;&quot;)">
            <text:p/>
          </table:table-cell>
          <table:table-cell table:formula="of:=IF(NOT([.$I129]=&quot;&quot;);IF([.$C129]=[.S$1];[.$I129];&quot;&quot;);&quot;&quot;)">
            <text:p/>
          </table:table-cell>
          <table:table-cell table:formula="of:=IF(NOT([.$I129]=&quot;&quot;);IF([.$C129]=[.T$1];[.$I129];&quot;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ting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2165791722622" calcext:value-type="percentage">
            <text:p>36.22%</text:p>
          </table:table-cell>
          <table:table-cell table:formula="of:=IF([.D130]=&quot;con&quot;;[.E130];-[.E130])" office:value-type="percentage" office:value="0.362165791722622" calcext:value-type="percentage">
            <text:p>36.22%</text:p>
          </table:table-cell>
          <table:table-cell table:formula="of:=IF([.D130]=&quot;lab&quot;;[.E130];-[.E130])" office:value-type="percentage" office:value="-0.362165791722622" calcext:value-type="percentage">
            <text:p>-36.22%</text:p>
          </table:table-cell>
          <table:table-cell table:formula="of:=IF([.D130]=&quot;lib&quot;;[.E130];-[.E130])" office:value-type="percentage" office:value="-0.362165791722622" calcext:value-type="percentage">
            <text:p>-36.22%</text:p>
          </table:table-cell>
          <table:table-cell/>
          <table:table-cell table:formula="of:=IF(NOT([.$I130]=&quot;&quot;);IF([.$C130]=[.J$1];[.$I130];&quot;&quot;);&quot;&quot;)">
            <text:p/>
          </table:table-cell>
          <table:table-cell table:formula="of:=IF(NOT([.$I130]=&quot;&quot;);IF([.$C130]=[.K$1];[.$I130];&quot;&quot;);&quot;&quot;)">
            <text:p/>
          </table:table-cell>
          <table:table-cell table:formula="of:=IF(NOT([.$I130]=&quot;&quot;);IF([.$C130]=[.L$1];[.$I130];&quot;&quot;);&quot;&quot;)">
            <text:p/>
          </table:table-cell>
          <table:table-cell table:formula="of:=IF(NOT([.$I130]=&quot;&quot;);IF([.$C130]=[.M$1];[.$I130];&quot;&quot;);&quot;&quot;)">
            <text:p/>
          </table:table-cell>
          <table:table-cell table:formula="of:=IF(NOT([.$I130]=&quot;&quot;);IF([.$C130]=[.N$1];[.$I130];&quot;&quot;);&quot;&quot;)">
            <text:p/>
          </table:table-cell>
          <table:table-cell table:formula="of:=IF(NOT([.$I130]=&quot;&quot;);IF([.$C130]=[.O$1];[.$I130];&quot;&quot;);&quot;&quot;)">
            <text:p/>
          </table:table-cell>
          <table:table-cell table:formula="of:=IF(NOT([.$I130]=&quot;&quot;);IF([.$C130]=[.P$1];[.$I130];&quot;&quot;);&quot;&quot;)">
            <text:p/>
          </table:table-cell>
          <table:table-cell table:formula="of:=IF(NOT([.$I130]=&quot;&quot;);IF([.$C130]=[.Q$1];[.$I130];&quot;&quot;);&quot;&quot;)">
            <text:p/>
          </table:table-cell>
          <table:table-cell table:formula="of:=IF(NOT([.$I130]=&quot;&quot;);IF([.$C130]=[.R$1];[.$I130];&quot;&quot;);&quot;&quot;)">
            <text:p/>
          </table:table-cell>
          <table:table-cell table:formula="of:=IF(NOT([.$I130]=&quot;&quot;);IF([.$C130]=[.S$1];[.$I130];&quot;&quot;);&quot;&quot;)">
            <text:p/>
          </table:table-cell>
          <table:table-cell table:formula="of:=IF(NOT([.$I130]=&quot;&quot;);IF([.$C130]=[.T$1];[.$I130];&quot;&quot;);&quot;&quot;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unstable and Leighton Bu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1017583239805" calcext:value-type="percentage">
            <text:p>36.10%</text:p>
          </table:table-cell>
          <table:table-cell table:formula="of:=IF([.D131]=&quot;con&quot;;[.E131];-[.E131])" office:value-type="percentage" office:value="0.361017583239805" calcext:value-type="percentage">
            <text:p>36.10%</text:p>
          </table:table-cell>
          <table:table-cell table:formula="of:=IF([.D131]=&quot;lab&quot;;[.E131];-[.E131])" office:value-type="percentage" office:value="-0.361017583239805" calcext:value-type="percentage">
            <text:p>-36.10%</text:p>
          </table:table-cell>
          <table:table-cell table:formula="of:=IF([.D131]=&quot;lib&quot;;[.E131];-[.E131])" office:value-type="percentage" office:value="-0.361017583239805" calcext:value-type="percentage">
            <text:p>-36.10%</text:p>
          </table:table-cell>
          <table:table-cell/>
          <table:table-cell table:formula="of:=IF(NOT([.$I131]=&quot;&quot;);IF([.$C131]=[.J$1];[.$I131];&quot;&quot;);&quot;&quot;)">
            <text:p/>
          </table:table-cell>
          <table:table-cell table:formula="of:=IF(NOT([.$I131]=&quot;&quot;);IF([.$C131]=[.K$1];[.$I131];&quot;&quot;);&quot;&quot;)">
            <text:p/>
          </table:table-cell>
          <table:table-cell table:formula="of:=IF(NOT([.$I131]=&quot;&quot;);IF([.$C131]=[.L$1];[.$I131];&quot;&quot;);&quot;&quot;)">
            <text:p/>
          </table:table-cell>
          <table:table-cell table:formula="of:=IF(NOT([.$I131]=&quot;&quot;);IF([.$C131]=[.M$1];[.$I131];&quot;&quot;);&quot;&quot;)">
            <text:p/>
          </table:table-cell>
          <table:table-cell table:formula="of:=IF(NOT([.$I131]=&quot;&quot;);IF([.$C131]=[.N$1];[.$I131];&quot;&quot;);&quot;&quot;)">
            <text:p/>
          </table:table-cell>
          <table:table-cell table:formula="of:=IF(NOT([.$I131]=&quot;&quot;);IF([.$C131]=[.O$1];[.$I131];&quot;&quot;);&quot;&quot;)">
            <text:p/>
          </table:table-cell>
          <table:table-cell table:formula="of:=IF(NOT([.$I131]=&quot;&quot;);IF([.$C131]=[.P$1];[.$I131];&quot;&quot;);&quot;&quot;)">
            <text:p/>
          </table:table-cell>
          <table:table-cell table:formula="of:=IF(NOT([.$I131]=&quot;&quot;);IF([.$C131]=[.Q$1];[.$I131];&quot;&quot;);&quot;&quot;)">
            <text:p/>
          </table:table-cell>
          <table:table-cell table:formula="of:=IF(NOT([.$I131]=&quot;&quot;);IF([.$C131]=[.R$1];[.$I131];&quot;&quot;);&quot;&quot;)">
            <text:p/>
          </table:table-cell>
          <table:table-cell table:formula="of:=IF(NOT([.$I131]=&quot;&quot;);IF([.$C131]=[.S$1];[.$I131];&quot;&quot;);&quot;&quot;)">
            <text:p/>
          </table:table-cell>
          <table:table-cell table:formula="of:=IF(NOT([.$I131]=&quot;&quot;);IF([.$C131]=[.T$1];[.$I131];&quot;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3" office:value-type="string" calcext:value-type="string">
            <text:p>Tewkes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0785252573618" calcext:value-type="percentage">
            <text:p>36.08%</text:p>
          </table:table-cell>
          <table:table-cell table:formula="of:=IF([.D132]=&quot;con&quot;;[.E132];-[.E132])" office:value-type="percentage" office:value="0.360785252573618" calcext:value-type="percentage">
            <text:p>36.08%</text:p>
          </table:table-cell>
          <table:table-cell table:formula="of:=IF([.D132]=&quot;lab&quot;;[.E132];-[.E132])" office:value-type="percentage" office:value="-0.360785252573618" calcext:value-type="percentage">
            <text:p>-36.08%</text:p>
          </table:table-cell>
          <table:table-cell table:formula="of:=IF([.D132]=&quot;lib&quot;;[.E132];-[.E132])" office:value-type="percentage" office:value="-0.360785252573618" calcext:value-type="percentage">
            <text:p>-36.08%</text:p>
          </table:table-cell>
          <table:table-cell/>
          <table:table-cell table:formula="of:=IF(NOT([.$I132]=&quot;&quot;);IF([.$C132]=[.J$1];[.$I132];&quot;&quot;);&quot;&quot;)">
            <text:p/>
          </table:table-cell>
          <table:table-cell table:formula="of:=IF(NOT([.$I132]=&quot;&quot;);IF([.$C132]=[.K$1];[.$I132];&quot;&quot;);&quot;&quot;)">
            <text:p/>
          </table:table-cell>
          <table:table-cell table:formula="of:=IF(NOT([.$I132]=&quot;&quot;);IF([.$C132]=[.L$1];[.$I132];&quot;&quot;);&quot;&quot;)">
            <text:p/>
          </table:table-cell>
          <table:table-cell table:formula="of:=IF(NOT([.$I132]=&quot;&quot;);IF([.$C132]=[.M$1];[.$I132];&quot;&quot;);&quot;&quot;)">
            <text:p/>
          </table:table-cell>
          <table:table-cell table:formula="of:=IF(NOT([.$I132]=&quot;&quot;);IF([.$C132]=[.N$1];[.$I132];&quot;&quot;);&quot;&quot;)">
            <text:p/>
          </table:table-cell>
          <table:table-cell table:formula="of:=IF(NOT([.$I132]=&quot;&quot;);IF([.$C132]=[.O$1];[.$I132];&quot;&quot;);&quot;&quot;)">
            <text:p/>
          </table:table-cell>
          <table:table-cell table:formula="of:=IF(NOT([.$I132]=&quot;&quot;);IF([.$C132]=[.P$1];[.$I132];&quot;&quot;);&quot;&quot;)">
            <text:p/>
          </table:table-cell>
          <table:table-cell table:formula="of:=IF(NOT([.$I132]=&quot;&quot;);IF([.$C132]=[.Q$1];[.$I132];&quot;&quot;);&quot;&quot;)">
            <text:p/>
          </table:table-cell>
          <table:table-cell table:formula="of:=IF(NOT([.$I132]=&quot;&quot;);IF([.$C132]=[.R$1];[.$I132];&quot;&quot;);&quot;&quot;)">
            <text:p/>
          </table:table-cell>
          <table:table-cell table:formula="of:=IF(NOT([.$I132]=&quot;&quot;);IF([.$C132]=[.S$1];[.$I132];&quot;&quot;);&quot;&quot;)">
            <text:p/>
          </table:table-cell>
          <table:table-cell table:formula="of:=IF(NOT([.$I132]=&quot;&quot;);IF([.$C132]=[.T$1];[.$I132];&quot;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Sou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0091387856258" calcext:value-type="percentage">
            <text:p>36.01%</text:p>
          </table:table-cell>
          <table:table-cell table:formula="of:=IF([.D133]=&quot;con&quot;;[.E133];-[.E133])" office:value-type="percentage" office:value="0.360091387856258" calcext:value-type="percentage">
            <text:p>36.01%</text:p>
          </table:table-cell>
          <table:table-cell table:formula="of:=IF([.D133]=&quot;lab&quot;;[.E133];-[.E133])" office:value-type="percentage" office:value="-0.360091387856258" calcext:value-type="percentage">
            <text:p>-36.01%</text:p>
          </table:table-cell>
          <table:table-cell table:formula="of:=IF([.D133]=&quot;lib&quot;;[.E133];-[.E133])" office:value-type="percentage" office:value="-0.360091387856258" calcext:value-type="percentage">
            <text:p>-36.01%</text:p>
          </table:table-cell>
          <table:table-cell/>
          <table:table-cell table:formula="of:=IF(NOT([.$I133]=&quot;&quot;);IF([.$C133]=[.J$1];[.$I133];&quot;&quot;);&quot;&quot;)">
            <text:p/>
          </table:table-cell>
          <table:table-cell table:formula="of:=IF(NOT([.$I133]=&quot;&quot;);IF([.$C133]=[.K$1];[.$I133];&quot;&quot;);&quot;&quot;)">
            <text:p/>
          </table:table-cell>
          <table:table-cell table:formula="of:=IF(NOT([.$I133]=&quot;&quot;);IF([.$C133]=[.L$1];[.$I133];&quot;&quot;);&quot;&quot;)">
            <text:p/>
          </table:table-cell>
          <table:table-cell table:formula="of:=IF(NOT([.$I133]=&quot;&quot;);IF([.$C133]=[.M$1];[.$I133];&quot;&quot;);&quot;&quot;)">
            <text:p/>
          </table:table-cell>
          <table:table-cell table:formula="of:=IF(NOT([.$I133]=&quot;&quot;);IF([.$C133]=[.N$1];[.$I133];&quot;&quot;);&quot;&quot;)">
            <text:p/>
          </table:table-cell>
          <table:table-cell table:formula="of:=IF(NOT([.$I133]=&quot;&quot;);IF([.$C133]=[.O$1];[.$I133];&quot;&quot;);&quot;&quot;)">
            <text:p/>
          </table:table-cell>
          <table:table-cell table:formula="of:=IF(NOT([.$I133]=&quot;&quot;);IF([.$C133]=[.P$1];[.$I133];&quot;&quot;);&quot;&quot;)">
            <text:p/>
          </table:table-cell>
          <table:table-cell table:formula="of:=IF(NOT([.$I133]=&quot;&quot;);IF([.$C133]=[.Q$1];[.$I133];&quot;&quot;);&quot;&quot;)">
            <text:p/>
          </table:table-cell>
          <table:table-cell table:formula="of:=IF(NOT([.$I133]=&quot;&quot;);IF([.$C133]=[.R$1];[.$I133];&quot;&quot;);&quot;&quot;)">
            <text:p/>
          </table:table-cell>
          <table:table-cell table:formula="of:=IF(NOT([.$I133]=&quot;&quot;);IF([.$C133]=[.S$1];[.$I133];&quot;&quot;);&quot;&quot;)">
            <text:p/>
          </table:table-cell>
          <table:table-cell table:formula="of:=IF(NOT([.$I133]=&quot;&quot;);IF([.$C133]=[.T$1];[.$I133];&quot;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Torb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58839629992208" calcext:value-type="percentage">
            <text:p>35.88%</text:p>
          </table:table-cell>
          <table:table-cell table:formula="of:=IF([.D134]=&quot;con&quot;;[.E134];-[.E134])" office:value-type="percentage" office:value="0.358839629992208" calcext:value-type="percentage">
            <text:p>35.88%</text:p>
          </table:table-cell>
          <table:table-cell table:formula="of:=IF([.D134]=&quot;lab&quot;;[.E134];-[.E134])" office:value-type="percentage" office:value="-0.358839629992208" calcext:value-type="percentage">
            <text:p>-35.88%</text:p>
          </table:table-cell>
          <table:table-cell table:formula="of:=IF([.D134]=&quot;lib&quot;;[.E134];-[.E134])" office:value-type="percentage" office:value="-0.358839629992208" calcext:value-type="percentage">
            <text:p>-35.88%</text:p>
          </table:table-cell>
          <table:table-cell/>
          <table:table-cell table:formula="of:=IF(NOT([.$I134]=&quot;&quot;);IF([.$C134]=[.J$1];[.$I134];&quot;&quot;);&quot;&quot;)">
            <text:p/>
          </table:table-cell>
          <table:table-cell table:formula="of:=IF(NOT([.$I134]=&quot;&quot;);IF([.$C134]=[.K$1];[.$I134];&quot;&quot;);&quot;&quot;)">
            <text:p/>
          </table:table-cell>
          <table:table-cell table:formula="of:=IF(NOT([.$I134]=&quot;&quot;);IF([.$C134]=[.L$1];[.$I134];&quot;&quot;);&quot;&quot;)">
            <text:p/>
          </table:table-cell>
          <table:table-cell table:formula="of:=IF(NOT([.$I134]=&quot;&quot;);IF([.$C134]=[.M$1];[.$I134];&quot;&quot;);&quot;&quot;)">
            <text:p/>
          </table:table-cell>
          <table:table-cell table:formula="of:=IF(NOT([.$I134]=&quot;&quot;);IF([.$C134]=[.N$1];[.$I134];&quot;&quot;);&quot;&quot;)">
            <text:p/>
          </table:table-cell>
          <table:table-cell table:formula="of:=IF(NOT([.$I134]=&quot;&quot;);IF([.$C134]=[.O$1];[.$I134];&quot;&quot;);&quot;&quot;)">
            <text:p/>
          </table:table-cell>
          <table:table-cell table:formula="of:=IF(NOT([.$I134]=&quot;&quot;);IF([.$C134]=[.P$1];[.$I134];&quot;&quot;);&quot;&quot;)">
            <text:p/>
          </table:table-cell>
          <table:table-cell table:formula="of:=IF(NOT([.$I134]=&quot;&quot;);IF([.$C134]=[.Q$1];[.$I134];&quot;&quot;);&quot;&quot;)">
            <text:p/>
          </table:table-cell>
          <table:table-cell table:formula="of:=IF(NOT([.$I134]=&quot;&quot;);IF([.$C134]=[.R$1];[.$I134];&quot;&quot;);&quot;&quot;)">
            <text:p/>
          </table:table-cell>
          <table:table-cell table:formula="of:=IF(NOT([.$I134]=&quot;&quot;);IF([.$C134]=[.S$1];[.$I134];&quot;&quot;);&quot;&quot;)">
            <text:p/>
          </table:table-cell>
          <table:table-cell table:formula="of:=IF(NOT([.$I134]=&quot;&quot;);IF([.$C134]=[.T$1];[.$I134];&quot;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3" office:value-type="string" calcext:value-type="string">
            <text:p>Reig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8130644248962" calcext:value-type="percentage">
            <text:p>35.81%</text:p>
          </table:table-cell>
          <table:table-cell table:formula="of:=IF([.D135]=&quot;con&quot;;[.E135];-[.E135])" office:value-type="percentage" office:value="0.358130644248962" calcext:value-type="percentage">
            <text:p>35.81%</text:p>
          </table:table-cell>
          <table:table-cell table:formula="of:=IF([.D135]=&quot;lab&quot;;[.E135];-[.E135])" office:value-type="percentage" office:value="-0.358130644248962" calcext:value-type="percentage">
            <text:p>-35.81%</text:p>
          </table:table-cell>
          <table:table-cell table:formula="of:=IF([.D135]=&quot;lib&quot;;[.E135];-[.E135])" office:value-type="percentage" office:value="-0.358130644248962" calcext:value-type="percentage">
            <text:p>-35.81%</text:p>
          </table:table-cell>
          <table:table-cell/>
          <table:table-cell table:formula="of:=IF(NOT([.$I135]=&quot;&quot;);IF([.$C135]=[.J$1];[.$I135];&quot;&quot;);&quot;&quot;)">
            <text:p/>
          </table:table-cell>
          <table:table-cell table:formula="of:=IF(NOT([.$I135]=&quot;&quot;);IF([.$C135]=[.K$1];[.$I135];&quot;&quot;);&quot;&quot;)">
            <text:p/>
          </table:table-cell>
          <table:table-cell table:formula="of:=IF(NOT([.$I135]=&quot;&quot;);IF([.$C135]=[.L$1];[.$I135];&quot;&quot;);&quot;&quot;)">
            <text:p/>
          </table:table-cell>
          <table:table-cell table:formula="of:=IF(NOT([.$I135]=&quot;&quot;);IF([.$C135]=[.M$1];[.$I135];&quot;&quot;);&quot;&quot;)">
            <text:p/>
          </table:table-cell>
          <table:table-cell table:formula="of:=IF(NOT([.$I135]=&quot;&quot;);IF([.$C135]=[.N$1];[.$I135];&quot;&quot;);&quot;&quot;)">
            <text:p/>
          </table:table-cell>
          <table:table-cell table:formula="of:=IF(NOT([.$I135]=&quot;&quot;);IF([.$C135]=[.O$1];[.$I135];&quot;&quot;);&quot;&quot;)">
            <text:p/>
          </table:table-cell>
          <table:table-cell table:formula="of:=IF(NOT([.$I135]=&quot;&quot;);IF([.$C135]=[.P$1];[.$I135];&quot;&quot;);&quot;&quot;)">
            <text:p/>
          </table:table-cell>
          <table:table-cell table:formula="of:=IF(NOT([.$I135]=&quot;&quot;);IF([.$C135]=[.Q$1];[.$I135];&quot;&quot;);&quot;&quot;)">
            <text:p/>
          </table:table-cell>
          <table:table-cell table:formula="of:=IF(NOT([.$I135]=&quot;&quot;);IF([.$C135]=[.R$1];[.$I135];&quot;&quot;);&quot;&quot;)">
            <text:p/>
          </table:table-cell>
          <table:table-cell table:formula="of:=IF(NOT([.$I135]=&quot;&quot;);IF([.$C135]=[.S$1];[.$I135];&quot;&quot;);&quot;&quot;)">
            <text:p/>
          </table:table-cell>
          <table:table-cell table:formula="of:=IF(NOT([.$I135]=&quot;&quot;);IF([.$C135]=[.T$1];[.$I135];&quot;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3" office:value-type="string" calcext:value-type="string">
            <text:p>North East Hamp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6949592290586" calcext:value-type="percentage">
            <text:p>35.69%</text:p>
          </table:table-cell>
          <table:table-cell table:formula="of:=IF([.D136]=&quot;con&quot;;[.E136];-[.E136])" office:value-type="percentage" office:value="0.356949592290586" calcext:value-type="percentage">
            <text:p>35.69%</text:p>
          </table:table-cell>
          <table:table-cell table:formula="of:=IF([.D136]=&quot;lab&quot;;[.E136];-[.E136])" office:value-type="percentage" office:value="-0.356949592290586" calcext:value-type="percentage">
            <text:p>-35.69%</text:p>
          </table:table-cell>
          <table:table-cell table:formula="of:=IF([.D136]=&quot;lib&quot;;[.E136];-[.E136])" office:value-type="percentage" office:value="-0.356949592290586" calcext:value-type="percentage">
            <text:p>-35.69%</text:p>
          </table:table-cell>
          <table:table-cell/>
          <table:table-cell table:formula="of:=IF(NOT([.$I136]=&quot;&quot;);IF([.$C136]=[.J$1];[.$I136];&quot;&quot;);&quot;&quot;)">
            <text:p/>
          </table:table-cell>
          <table:table-cell table:formula="of:=IF(NOT([.$I136]=&quot;&quot;);IF([.$C136]=[.K$1];[.$I136];&quot;&quot;);&quot;&quot;)">
            <text:p/>
          </table:table-cell>
          <table:table-cell table:formula="of:=IF(NOT([.$I136]=&quot;&quot;);IF([.$C136]=[.L$1];[.$I136];&quot;&quot;);&quot;&quot;)">
            <text:p/>
          </table:table-cell>
          <table:table-cell table:formula="of:=IF(NOT([.$I136]=&quot;&quot;);IF([.$C136]=[.M$1];[.$I136];&quot;&quot;);&quot;&quot;)">
            <text:p/>
          </table:table-cell>
          <table:table-cell table:formula="of:=IF(NOT([.$I136]=&quot;&quot;);IF([.$C136]=[.N$1];[.$I136];&quot;&quot;);&quot;&quot;)">
            <text:p/>
          </table:table-cell>
          <table:table-cell table:formula="of:=IF(NOT([.$I136]=&quot;&quot;);IF([.$C136]=[.O$1];[.$I136];&quot;&quot;);&quot;&quot;)">
            <text:p/>
          </table:table-cell>
          <table:table-cell table:formula="of:=IF(NOT([.$I136]=&quot;&quot;);IF([.$C136]=[.P$1];[.$I136];&quot;&quot;);&quot;&quot;)">
            <text:p/>
          </table:table-cell>
          <table:table-cell table:formula="of:=IF(NOT([.$I136]=&quot;&quot;);IF([.$C136]=[.Q$1];[.$I136];&quot;&quot;);&quot;&quot;)">
            <text:p/>
          </table:table-cell>
          <table:table-cell table:formula="of:=IF(NOT([.$I136]=&quot;&quot;);IF([.$C136]=[.R$1];[.$I136];&quot;&quot;);&quot;&quot;)">
            <text:p/>
          </table:table-cell>
          <table:table-cell table:formula="of:=IF(NOT([.$I136]=&quot;&quot;);IF([.$C136]=[.S$1];[.$I136];&quot;&quot;);&quot;&quot;)">
            <text:p/>
          </table:table-cell>
          <table:table-cell table:formula="of:=IF(NOT([.$I136]=&quot;&quot;);IF([.$C136]=[.T$1];[.$I136];&quot;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3" office:value-type="string" calcext:value-type="string">
            <text:p>Maide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5482562071298" calcext:value-type="percentage">
            <text:p>35.55%</text:p>
          </table:table-cell>
          <table:table-cell table:formula="of:=IF([.D137]=&quot;con&quot;;[.E137];-[.E137])" office:value-type="percentage" office:value="0.355482562071298" calcext:value-type="percentage">
            <text:p>35.55%</text:p>
          </table:table-cell>
          <table:table-cell table:formula="of:=IF([.D137]=&quot;lab&quot;;[.E137];-[.E137])" office:value-type="percentage" office:value="-0.355482562071298" calcext:value-type="percentage">
            <text:p>-35.55%</text:p>
          </table:table-cell>
          <table:table-cell table:formula="of:=IF([.D137]=&quot;lib&quot;;[.E137];-[.E137])" office:value-type="percentage" office:value="-0.355482562071298" calcext:value-type="percentage">
            <text:p>-35.55%</text:p>
          </table:table-cell>
          <table:table-cell/>
          <table:table-cell table:formula="of:=IF(NOT([.$I137]=&quot;&quot;);IF([.$C137]=[.J$1];[.$I137];&quot;&quot;);&quot;&quot;)">
            <text:p/>
          </table:table-cell>
          <table:table-cell table:formula="of:=IF(NOT([.$I137]=&quot;&quot;);IF([.$C137]=[.K$1];[.$I137];&quot;&quot;);&quot;&quot;)">
            <text:p/>
          </table:table-cell>
          <table:table-cell table:formula="of:=IF(NOT([.$I137]=&quot;&quot;);IF([.$C137]=[.L$1];[.$I137];&quot;&quot;);&quot;&quot;)">
            <text:p/>
          </table:table-cell>
          <table:table-cell table:formula="of:=IF(NOT([.$I137]=&quot;&quot;);IF([.$C137]=[.M$1];[.$I137];&quot;&quot;);&quot;&quot;)">
            <text:p/>
          </table:table-cell>
          <table:table-cell table:formula="of:=IF(NOT([.$I137]=&quot;&quot;);IF([.$C137]=[.N$1];[.$I137];&quot;&quot;);&quot;&quot;)">
            <text:p/>
          </table:table-cell>
          <table:table-cell table:formula="of:=IF(NOT([.$I137]=&quot;&quot;);IF([.$C137]=[.O$1];[.$I137];&quot;&quot;);&quot;&quot;)">
            <text:p/>
          </table:table-cell>
          <table:table-cell table:formula="of:=IF(NOT([.$I137]=&quot;&quot;);IF([.$C137]=[.P$1];[.$I137];&quot;&quot;);&quot;&quot;)">
            <text:p/>
          </table:table-cell>
          <table:table-cell table:formula="of:=IF(NOT([.$I137]=&quot;&quot;);IF([.$C137]=[.Q$1];[.$I137];&quot;&quot;);&quot;&quot;)">
            <text:p/>
          </table:table-cell>
          <table:table-cell table:formula="of:=IF(NOT([.$I137]=&quot;&quot;);IF([.$C137]=[.R$1];[.$I137];&quot;&quot;);&quot;&quot;)">
            <text:p/>
          </table:table-cell>
          <table:table-cell table:formula="of:=IF(NOT([.$I137]=&quot;&quot;);IF([.$C137]=[.S$1];[.$I137];&quot;&quot;);&quot;&quot;)">
            <text:p/>
          </table:table-cell>
          <table:table-cell table:formula="of:=IF(NOT([.$I137]=&quot;&quot;);IF([.$C137]=[.T$1];[.$I137];&quot;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ingborough and Rush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5290053555" calcext:value-type="percentage">
            <text:p>35.46%</text:p>
          </table:table-cell>
          <table:table-cell table:formula="of:=IF([.D138]=&quot;con&quot;;[.E138];-[.E138])" office:value-type="percentage" office:value="0.354605290053555" calcext:value-type="percentage">
            <text:p>35.46%</text:p>
          </table:table-cell>
          <table:table-cell table:formula="of:=IF([.D138]=&quot;lab&quot;;[.E138];-[.E138])" office:value-type="percentage" office:value="-0.354605290053555" calcext:value-type="percentage">
            <text:p>-35.46%</text:p>
          </table:table-cell>
          <table:table-cell table:formula="of:=IF([.D138]=&quot;lib&quot;;[.E138];-[.E138])" office:value-type="percentage" office:value="-0.354605290053555" calcext:value-type="percentage">
            <text:p>-35.46%</text:p>
          </table:table-cell>
          <table:table-cell/>
          <table:table-cell table:formula="of:=IF(NOT([.$I138]=&quot;&quot;);IF([.$C138]=[.J$1];[.$I138];&quot;&quot;);&quot;&quot;)">
            <text:p/>
          </table:table-cell>
          <table:table-cell table:formula="of:=IF(NOT([.$I138]=&quot;&quot;);IF([.$C138]=[.K$1];[.$I138];&quot;&quot;);&quot;&quot;)">
            <text:p/>
          </table:table-cell>
          <table:table-cell table:formula="of:=IF(NOT([.$I138]=&quot;&quot;);IF([.$C138]=[.L$1];[.$I138];&quot;&quot;);&quot;&quot;)">
            <text:p/>
          </table:table-cell>
          <table:table-cell table:formula="of:=IF(NOT([.$I138]=&quot;&quot;);IF([.$C138]=[.M$1];[.$I138];&quot;&quot;);&quot;&quot;)">
            <text:p/>
          </table:table-cell>
          <table:table-cell table:formula="of:=IF(NOT([.$I138]=&quot;&quot;);IF([.$C138]=[.N$1];[.$I138];&quot;&quot;);&quot;&quot;)">
            <text:p/>
          </table:table-cell>
          <table:table-cell table:formula="of:=IF(NOT([.$I138]=&quot;&quot;);IF([.$C138]=[.O$1];[.$I138];&quot;&quot;);&quot;&quot;)">
            <text:p/>
          </table:table-cell>
          <table:table-cell table:formula="of:=IF(NOT([.$I138]=&quot;&quot;);IF([.$C138]=[.P$1];[.$I138];&quot;&quot;);&quot;&quot;)">
            <text:p/>
          </table:table-cell>
          <table:table-cell table:formula="of:=IF(NOT([.$I138]=&quot;&quot;);IF([.$C138]=[.Q$1];[.$I138];&quot;&quot;);&quot;&quot;)">
            <text:p/>
          </table:table-cell>
          <table:table-cell table:formula="of:=IF(NOT([.$I138]=&quot;&quot;);IF([.$C138]=[.R$1];[.$I138];&quot;&quot;);&quot;&quot;)">
            <text:p/>
          </table:table-cell>
          <table:table-cell table:formula="of:=IF(NOT([.$I138]=&quot;&quot;);IF([.$C138]=[.S$1];[.$I138];&quot;&quot;);&quot;&quot;)">
            <text:p/>
          </table:table-cell>
          <table:table-cell table:formula="of:=IF(NOT([.$I138]=&quot;&quot;);IF([.$C138]=[.T$1];[.$I138];&quot;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l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4000835882" calcext:value-type="percentage">
            <text:p>35.46%</text:p>
          </table:table-cell>
          <table:table-cell table:formula="of:=IF([.D139]=&quot;con&quot;;[.E139];-[.E139])" office:value-type="percentage" office:value="0.354604000835882" calcext:value-type="percentage">
            <text:p>35.46%</text:p>
          </table:table-cell>
          <table:table-cell table:formula="of:=IF([.D139]=&quot;lab&quot;;[.E139];-[.E139])" office:value-type="percentage" office:value="-0.354604000835882" calcext:value-type="percentage">
            <text:p>-35.46%</text:p>
          </table:table-cell>
          <table:table-cell table:formula="of:=IF([.D139]=&quot;lib&quot;;[.E139];-[.E139])" office:value-type="percentage" office:value="-0.354604000835882" calcext:value-type="percentage">
            <text:p>-35.46%</text:p>
          </table:table-cell>
          <table:table-cell/>
          <table:table-cell table:formula="of:=IF(NOT([.$I139]=&quot;&quot;);IF([.$C139]=[.J$1];[.$I139];&quot;&quot;);&quot;&quot;)">
            <text:p/>
          </table:table-cell>
          <table:table-cell table:formula="of:=IF(NOT([.$I139]=&quot;&quot;);IF([.$C139]=[.K$1];[.$I139];&quot;&quot;);&quot;&quot;)">
            <text:p/>
          </table:table-cell>
          <table:table-cell table:formula="of:=IF(NOT([.$I139]=&quot;&quot;);IF([.$C139]=[.L$1];[.$I139];&quot;&quot;);&quot;&quot;)">
            <text:p/>
          </table:table-cell>
          <table:table-cell table:formula="of:=IF(NOT([.$I139]=&quot;&quot;);IF([.$C139]=[.M$1];[.$I139];&quot;&quot;);&quot;&quot;)">
            <text:p/>
          </table:table-cell>
          <table:table-cell table:formula="of:=IF(NOT([.$I139]=&quot;&quot;);IF([.$C139]=[.N$1];[.$I139];&quot;&quot;);&quot;&quot;)">
            <text:p/>
          </table:table-cell>
          <table:table-cell table:formula="of:=IF(NOT([.$I139]=&quot;&quot;);IF([.$C139]=[.O$1];[.$I139];&quot;&quot;);&quot;&quot;)">
            <text:p/>
          </table:table-cell>
          <table:table-cell table:formula="of:=IF(NOT([.$I139]=&quot;&quot;);IF([.$C139]=[.P$1];[.$I139];&quot;&quot;);&quot;&quot;)">
            <text:p/>
          </table:table-cell>
          <table:table-cell table:formula="of:=IF(NOT([.$I139]=&quot;&quot;);IF([.$C139]=[.Q$1];[.$I139];&quot;&quot;);&quot;&quot;)">
            <text:p/>
          </table:table-cell>
          <table:table-cell table:formula="of:=IF(NOT([.$I139]=&quot;&quot;);IF([.$C139]=[.R$1];[.$I139];&quot;&quot;);&quot;&quot;)">
            <text:p/>
          </table:table-cell>
          <table:table-cell table:formula="of:=IF(NOT([.$I139]=&quot;&quot;);IF([.$C139]=[.S$1];[.$I139];&quot;&quot;);&quot;&quot;)">
            <text:p/>
          </table:table-cell>
          <table:table-cell table:formula="of:=IF(NOT([.$I139]=&quot;&quot;);IF([.$C139]=[.T$1];[.$I139];&quot;&quot;);&quot;&quot;)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smout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3764067614223" calcext:value-type="percentage">
            <text:p>35.38%</text:p>
          </table:table-cell>
          <table:table-cell table:formula="of:=IF([.D140]=&quot;con&quot;;[.E140];-[.E140])" office:value-type="percentage" office:value="0.353764067614223" calcext:value-type="percentage">
            <text:p>35.38%</text:p>
          </table:table-cell>
          <table:table-cell table:formula="of:=IF([.D140]=&quot;lab&quot;;[.E140];-[.E140])" office:value-type="percentage" office:value="-0.353764067614223" calcext:value-type="percentage">
            <text:p>-35.38%</text:p>
          </table:table-cell>
          <table:table-cell table:formula="of:=IF([.D140]=&quot;lib&quot;;[.E140];-[.E140])" office:value-type="percentage" office:value="-0.353764067614223" calcext:value-type="percentage">
            <text:p>-35.38%</text:p>
          </table:table-cell>
          <table:table-cell/>
          <table:table-cell table:formula="of:=IF(NOT([.$I140]=&quot;&quot;);IF([.$C140]=[.J$1];[.$I140];&quot;&quot;);&quot;&quot;)">
            <text:p/>
          </table:table-cell>
          <table:table-cell table:formula="of:=IF(NOT([.$I140]=&quot;&quot;);IF([.$C140]=[.K$1];[.$I140];&quot;&quot;);&quot;&quot;)">
            <text:p/>
          </table:table-cell>
          <table:table-cell table:formula="of:=IF(NOT([.$I140]=&quot;&quot;);IF([.$C140]=[.L$1];[.$I140];&quot;&quot;);&quot;&quot;)">
            <text:p/>
          </table:table-cell>
          <table:table-cell table:formula="of:=IF(NOT([.$I140]=&quot;&quot;);IF([.$C140]=[.M$1];[.$I140];&quot;&quot;);&quot;&quot;)">
            <text:p/>
          </table:table-cell>
          <table:table-cell table:formula="of:=IF(NOT([.$I140]=&quot;&quot;);IF([.$C140]=[.N$1];[.$I140];&quot;&quot;);&quot;&quot;)">
            <text:p/>
          </table:table-cell>
          <table:table-cell table:formula="of:=IF(NOT([.$I140]=&quot;&quot;);IF([.$C140]=[.O$1];[.$I140];&quot;&quot;);&quot;&quot;)">
            <text:p/>
          </table:table-cell>
          <table:table-cell table:formula="of:=IF(NOT([.$I140]=&quot;&quot;);IF([.$C140]=[.P$1];[.$I140];&quot;&quot;);&quot;&quot;)">
            <text:p/>
          </table:table-cell>
          <table:table-cell table:formula="of:=IF(NOT([.$I140]=&quot;&quot;);IF([.$C140]=[.Q$1];[.$I140];&quot;&quot;);&quot;&quot;)">
            <text:p/>
          </table:table-cell>
          <table:table-cell table:formula="of:=IF(NOT([.$I140]=&quot;&quot;);IF([.$C140]=[.R$1];[.$I140];&quot;&quot;);&quot;&quot;)">
            <text:p/>
          </table:table-cell>
          <table:table-cell table:formula="of:=IF(NOT([.$I140]=&quot;&quot;);IF([.$C140]=[.S$1];[.$I140];&quot;&quot;);&quot;&quot;)">
            <text:p/>
          </table:table-cell>
          <table:table-cell table:formula="of:=IF(NOT([.$I140]=&quot;&quot;);IF([.$C140]=[.T$1];[.$I140];&quot;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3" office:value-type="string" calcext:value-type="string">
            <text:p>Ho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073875083949" calcext:value-type="percentage">
            <text:p>35.07%</text:p>
          </table:table-cell>
          <table:table-cell table:formula="of:=IF([.D141]=&quot;con&quot;;[.E141];-[.E141])" office:value-type="percentage" office:value="0.35073875083949" calcext:value-type="percentage">
            <text:p>35.07%</text:p>
          </table:table-cell>
          <table:table-cell table:formula="of:=IF([.D141]=&quot;lab&quot;;[.E141];-[.E141])" office:value-type="percentage" office:value="-0.35073875083949" calcext:value-type="percentage">
            <text:p>-35.07%</text:p>
          </table:table-cell>
          <table:table-cell table:formula="of:=IF([.D141]=&quot;lib&quot;;[.E141];-[.E141])" office:value-type="percentage" office:value="-0.35073875083949" calcext:value-type="percentage">
            <text:p>-35.07%</text:p>
          </table:table-cell>
          <table:table-cell/>
          <table:table-cell table:formula="of:=IF(NOT([.$I141]=&quot;&quot;);IF([.$C141]=[.J$1];[.$I141];&quot;&quot;);&quot;&quot;)">
            <text:p/>
          </table:table-cell>
          <table:table-cell table:formula="of:=IF(NOT([.$I141]=&quot;&quot;);IF([.$C141]=[.K$1];[.$I141];&quot;&quot;);&quot;&quot;)">
            <text:p/>
          </table:table-cell>
          <table:table-cell table:formula="of:=IF(NOT([.$I141]=&quot;&quot;);IF([.$C141]=[.L$1];[.$I141];&quot;&quot;);&quot;&quot;)">
            <text:p/>
          </table:table-cell>
          <table:table-cell table:formula="of:=IF(NOT([.$I141]=&quot;&quot;);IF([.$C141]=[.M$1];[.$I141];&quot;&quot;);&quot;&quot;)">
            <text:p/>
          </table:table-cell>
          <table:table-cell table:formula="of:=IF(NOT([.$I141]=&quot;&quot;);IF([.$C141]=[.N$1];[.$I141];&quot;&quot;);&quot;&quot;)">
            <text:p/>
          </table:table-cell>
          <table:table-cell table:formula="of:=IF(NOT([.$I141]=&quot;&quot;);IF([.$C141]=[.O$1];[.$I141];&quot;&quot;);&quot;&quot;)">
            <text:p/>
          </table:table-cell>
          <table:table-cell table:formula="of:=IF(NOT([.$I141]=&quot;&quot;);IF([.$C141]=[.P$1];[.$I141];&quot;&quot;);&quot;&quot;)">
            <text:p/>
          </table:table-cell>
          <table:table-cell table:formula="of:=IF(NOT([.$I141]=&quot;&quot;);IF([.$C141]=[.Q$1];[.$I141];&quot;&quot;);&quot;&quot;)">
            <text:p/>
          </table:table-cell>
          <table:table-cell table:formula="of:=IF(NOT([.$I141]=&quot;&quot;);IF([.$C141]=[.R$1];[.$I141];&quot;&quot;);&quot;&quot;)">
            <text:p/>
          </table:table-cell>
          <table:table-cell table:formula="of:=IF(NOT([.$I141]=&quot;&quot;);IF([.$C141]=[.S$1];[.$I141];&quot;&quot;);&quot;&quot;)">
            <text:p/>
          </table:table-cell>
          <table:table-cell table:formula="of:=IF(NOT([.$I141]=&quot;&quot;);IF([.$C141]=[.T$1];[.$I141];&quot;&quot;);&quot;&quot;)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3" office:value-type="string" calcext:value-type="string">
            <text:p>Mid Buckingham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44205874300911" calcext:value-type="percentage">
            <text:p>34.42%</text:p>
          </table:table-cell>
          <table:table-cell table:formula="of:=IF([.D142]=&quot;con&quot;;[.E142];-[.E142])" office:value-type="percentage" office:value="0.344205874300911" calcext:value-type="percentage">
            <text:p>34.42%</text:p>
          </table:table-cell>
          <table:table-cell table:formula="of:=IF([.D142]=&quot;lab&quot;;[.E142];-[.E142])" office:value-type="percentage" office:value="-0.344205874300911" calcext:value-type="percentage">
            <text:p>-34.42%</text:p>
          </table:table-cell>
          <table:table-cell table:formula="of:=IF([.D142]=&quot;lib&quot;;[.E142];-[.E142])" office:value-type="percentage" office:value="-0.344205874300911" calcext:value-type="percentage">
            <text:p>-34.42%</text:p>
          </table:table-cell>
          <table:table-cell/>
          <table:table-cell table:formula="of:=IF(NOT([.$I142]=&quot;&quot;);IF([.$C142]=[.J$1];[.$I142];&quot;&quot;);&quot;&quot;)">
            <text:p/>
          </table:table-cell>
          <table:table-cell table:formula="of:=IF(NOT([.$I142]=&quot;&quot;);IF([.$C142]=[.K$1];[.$I142];&quot;&quot;);&quot;&quot;)">
            <text:p/>
          </table:table-cell>
          <table:table-cell table:formula="of:=IF(NOT([.$I142]=&quot;&quot;);IF([.$C142]=[.L$1];[.$I142];&quot;&quot;);&quot;&quot;)">
            <text:p/>
          </table:table-cell>
          <table:table-cell table:formula="of:=IF(NOT([.$I142]=&quot;&quot;);IF([.$C142]=[.M$1];[.$I142];&quot;&quot;);&quot;&quot;)">
            <text:p/>
          </table:table-cell>
          <table:table-cell table:formula="of:=IF(NOT([.$I142]=&quot;&quot;);IF([.$C142]=[.N$1];[.$I142];&quot;&quot;);&quot;&quot;)">
            <text:p/>
          </table:table-cell>
          <table:table-cell table:formula="of:=IF(NOT([.$I142]=&quot;&quot;);IF([.$C142]=[.O$1];[.$I142];&quot;&quot;);&quot;&quot;)">
            <text:p/>
          </table:table-cell>
          <table:table-cell table:formula="of:=IF(NOT([.$I142]=&quot;&quot;);IF([.$C142]=[.P$1];[.$I142];&quot;&quot;);&quot;&quot;)">
            <text:p/>
          </table:table-cell>
          <table:table-cell table:formula="of:=IF(NOT([.$I142]=&quot;&quot;);IF([.$C142]=[.Q$1];[.$I142];&quot;&quot;);&quot;&quot;)">
            <text:p/>
          </table:table-cell>
          <table:table-cell table:formula="of:=IF(NOT([.$I142]=&quot;&quot;);IF([.$C142]=[.R$1];[.$I142];&quot;&quot;);&quot;&quot;)">
            <text:p/>
          </table:table-cell>
          <table:table-cell table:formula="of:=IF(NOT([.$I142]=&quot;&quot;);IF([.$C142]=[.S$1];[.$I142];&quot;&quot;);&quot;&quot;)">
            <text:p/>
          </table:table-cell>
          <table:table-cell table:formula="of:=IF(NOT([.$I142]=&quot;&quot;);IF([.$C142]=[.T$1];[.$I142];&quot;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 East Hert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447885196375" calcext:value-type="percentage">
            <text:p>34.34%</text:p>
          </table:table-cell>
          <table:table-cell table:formula="of:=IF([.D143]=&quot;con&quot;;[.E143];-[.E143])" office:value-type="percentage" office:value="0.343447885196375" calcext:value-type="percentage">
            <text:p>34.34%</text:p>
          </table:table-cell>
          <table:table-cell table:formula="of:=IF([.D143]=&quot;lab&quot;;[.E143];-[.E143])" office:value-type="percentage" office:value="-0.343447885196375" calcext:value-type="percentage">
            <text:p>-34.34%</text:p>
          </table:table-cell>
          <table:table-cell table:formula="of:=IF([.D143]=&quot;lib&quot;;[.E143];-[.E143])" office:value-type="percentage" office:value="-0.343447885196375" calcext:value-type="percentage">
            <text:p>-34.34%</text:p>
          </table:table-cell>
          <table:table-cell/>
          <table:table-cell table:formula="of:=IF(NOT([.$I143]=&quot;&quot;);IF([.$C143]=[.J$1];[.$I143];&quot;&quot;);&quot;&quot;)">
            <text:p/>
          </table:table-cell>
          <table:table-cell table:formula="of:=IF(NOT([.$I143]=&quot;&quot;);IF([.$C143]=[.K$1];[.$I143];&quot;&quot;);&quot;&quot;)">
            <text:p/>
          </table:table-cell>
          <table:table-cell table:formula="of:=IF(NOT([.$I143]=&quot;&quot;);IF([.$C143]=[.L$1];[.$I143];&quot;&quot;);&quot;&quot;)">
            <text:p/>
          </table:table-cell>
          <table:table-cell table:formula="of:=IF(NOT([.$I143]=&quot;&quot;);IF([.$C143]=[.M$1];[.$I143];&quot;&quot;);&quot;&quot;)">
            <text:p/>
          </table:table-cell>
          <table:table-cell table:formula="of:=IF(NOT([.$I143]=&quot;&quot;);IF([.$C143]=[.N$1];[.$I143];&quot;&quot;);&quot;&quot;)">
            <text:p/>
          </table:table-cell>
          <table:table-cell table:formula="of:=IF(NOT([.$I143]=&quot;&quot;);IF([.$C143]=[.O$1];[.$I143];&quot;&quot;);&quot;&quot;)">
            <text:p/>
          </table:table-cell>
          <table:table-cell table:formula="of:=IF(NOT([.$I143]=&quot;&quot;);IF([.$C143]=[.P$1];[.$I143];&quot;&quot;);&quot;&quot;)">
            <text:p/>
          </table:table-cell>
          <table:table-cell table:formula="of:=IF(NOT([.$I143]=&quot;&quot;);IF([.$C143]=[.Q$1];[.$I143];&quot;&quot;);&quot;&quot;)">
            <text:p/>
          </table:table-cell>
          <table:table-cell table:formula="of:=IF(NOT([.$I143]=&quot;&quot;);IF([.$C143]=[.R$1];[.$I143];&quot;&quot;);&quot;&quot;)">
            <text:p/>
          </table:table-cell>
          <table:table-cell table:formula="of:=IF(NOT([.$I143]=&quot;&quot;);IF([.$C143]=[.S$1];[.$I143];&quot;&quot;);&quot;&quot;)">
            <text:p/>
          </table:table-cell>
          <table:table-cell table:formula="of:=IF(NOT([.$I143]=&quot;&quot;);IF([.$C143]=[.T$1];[.$I143];&quot;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yl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167441079326" calcext:value-type="percentage">
            <text:p>34.32%</text:p>
          </table:table-cell>
          <table:table-cell table:formula="of:=IF([.D144]=&quot;con&quot;;[.E144];-[.E144])" office:value-type="percentage" office:value="0.343167441079326" calcext:value-type="percentage">
            <text:p>34.32%</text:p>
          </table:table-cell>
          <table:table-cell table:formula="of:=IF([.D144]=&quot;lab&quot;;[.E144];-[.E144])" office:value-type="percentage" office:value="-0.343167441079326" calcext:value-type="percentage">
            <text:p>-34.32%</text:p>
          </table:table-cell>
          <table:table-cell table:formula="of:=IF([.D144]=&quot;lib&quot;;[.E144];-[.E144])" office:value-type="percentage" office:value="-0.343167441079326" calcext:value-type="percentage">
            <text:p>-34.32%</text:p>
          </table:table-cell>
          <table:table-cell/>
          <table:table-cell table:formula="of:=IF(NOT([.$I144]=&quot;&quot;);IF([.$C144]=[.J$1];[.$I144];&quot;&quot;);&quot;&quot;)">
            <text:p/>
          </table:table-cell>
          <table:table-cell table:formula="of:=IF(NOT([.$I144]=&quot;&quot;);IF([.$C144]=[.K$1];[.$I144];&quot;&quot;);&quot;&quot;)">
            <text:p/>
          </table:table-cell>
          <table:table-cell table:formula="of:=IF(NOT([.$I144]=&quot;&quot;);IF([.$C144]=[.L$1];[.$I144];&quot;&quot;);&quot;&quot;)">
            <text:p/>
          </table:table-cell>
          <table:table-cell table:formula="of:=IF(NOT([.$I144]=&quot;&quot;);IF([.$C144]=[.M$1];[.$I144];&quot;&quot;);&quot;&quot;)">
            <text:p/>
          </table:table-cell>
          <table:table-cell table:formula="of:=IF(NOT([.$I144]=&quot;&quot;);IF([.$C144]=[.N$1];[.$I144];&quot;&quot;);&quot;&quot;)">
            <text:p/>
          </table:table-cell>
          <table:table-cell table:formula="of:=IF(NOT([.$I144]=&quot;&quot;);IF([.$C144]=[.O$1];[.$I144];&quot;&quot;);&quot;&quot;)">
            <text:p/>
          </table:table-cell>
          <table:table-cell table:formula="of:=IF(NOT([.$I144]=&quot;&quot;);IF([.$C144]=[.P$1];[.$I144];&quot;&quot;);&quot;&quot;)">
            <text:p/>
          </table:table-cell>
          <table:table-cell table:formula="of:=IF(NOT([.$I144]=&quot;&quot;);IF([.$C144]=[.Q$1];[.$I144];&quot;&quot;);&quot;&quot;)">
            <text:p/>
          </table:table-cell>
          <table:table-cell table:formula="of:=IF(NOT([.$I144]=&quot;&quot;);IF([.$C144]=[.R$1];[.$I144];&quot;&quot;);&quot;&quot;)">
            <text:p/>
          </table:table-cell>
          <table:table-cell table:formula="of:=IF(NOT([.$I144]=&quot;&quot;);IF([.$C144]=[.S$1];[.$I144];&quot;&quot;);&quot;&quot;)">
            <text:p/>
          </table:table-cell>
          <table:table-cell table:formula="of:=IF(NOT([.$I144]=&quot;&quot;);IF([.$C144]=[.T$1];[.$I144];&quot;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urbri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084023347359" calcext:value-type="percentage">
            <text:p>34.31%</text:p>
          </table:table-cell>
          <table:table-cell table:formula="of:=IF([.D145]=&quot;con&quot;;[.E145];-[.E145])" office:value-type="percentage" office:value="0.343084023347359" calcext:value-type="percentage">
            <text:p>34.31%</text:p>
          </table:table-cell>
          <table:table-cell table:formula="of:=IF([.D145]=&quot;lab&quot;;[.E145];-[.E145])" office:value-type="percentage" office:value="-0.343084023347359" calcext:value-type="percentage">
            <text:p>-34.31%</text:p>
          </table:table-cell>
          <table:table-cell table:formula="of:=IF([.D145]=&quot;lib&quot;;[.E145];-[.E145])" office:value-type="percentage" office:value="-0.343084023347359" calcext:value-type="percentage">
            <text:p>-34.31%</text:p>
          </table:table-cell>
          <table:table-cell/>
          <table:table-cell table:formula="of:=IF(NOT([.$I145]=&quot;&quot;);IF([.$C145]=[.J$1];[.$I145];&quot;&quot;);&quot;&quot;)">
            <text:p/>
          </table:table-cell>
          <table:table-cell table:formula="of:=IF(NOT([.$I145]=&quot;&quot;);IF([.$C145]=[.K$1];[.$I145];&quot;&quot;);&quot;&quot;)">
            <text:p/>
          </table:table-cell>
          <table:table-cell table:formula="of:=IF(NOT([.$I145]=&quot;&quot;);IF([.$C145]=[.L$1];[.$I145];&quot;&quot;);&quot;&quot;)">
            <text:p/>
          </table:table-cell>
          <table:table-cell table:formula="of:=IF(NOT([.$I145]=&quot;&quot;);IF([.$C145]=[.M$1];[.$I145];&quot;&quot;);&quot;&quot;)">
            <text:p/>
          </table:table-cell>
          <table:table-cell table:formula="of:=IF(NOT([.$I145]=&quot;&quot;);IF([.$C145]=[.N$1];[.$I145];&quot;&quot;);&quot;&quot;)">
            <text:p/>
          </table:table-cell>
          <table:table-cell table:formula="of:=IF(NOT([.$I145]=&quot;&quot;);IF([.$C145]=[.O$1];[.$I145];&quot;&quot;);&quot;&quot;)">
            <text:p/>
          </table:table-cell>
          <table:table-cell table:formula="of:=IF(NOT([.$I145]=&quot;&quot;);IF([.$C145]=[.P$1];[.$I145];&quot;&quot;);&quot;&quot;)">
            <text:p/>
          </table:table-cell>
          <table:table-cell table:formula="of:=IF(NOT([.$I145]=&quot;&quot;);IF([.$C145]=[.Q$1];[.$I145];&quot;&quot;);&quot;&quot;)">
            <text:p/>
          </table:table-cell>
          <table:table-cell table:formula="of:=IF(NOT([.$I145]=&quot;&quot;);IF([.$C145]=[.R$1];[.$I145];&quot;&quot;);&quot;&quot;)">
            <text:p/>
          </table:table-cell>
          <table:table-cell table:formula="of:=IF(NOT([.$I145]=&quot;&quot;);IF([.$C145]=[.S$1];[.$I145];&quot;&quot;);&quot;&quot;)">
            <text:p/>
          </table:table-cell>
          <table:table-cell table:formula="of:=IF(NOT([.$I145]=&quot;&quot;);IF([.$C145]=[.T$1];[.$I145];&quot;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Newton A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844807284716" calcext:value-type="percentage">
            <text:p>34.28%</text:p>
          </table:table-cell>
          <table:table-cell table:formula="of:=IF([.D146]=&quot;con&quot;;[.E146];-[.E146])" office:value-type="percentage" office:value="0.342844807284716" calcext:value-type="percentage">
            <text:p>34.28%</text:p>
          </table:table-cell>
          <table:table-cell table:formula="of:=IF([.D146]=&quot;lab&quot;;[.E146];-[.E146])" office:value-type="percentage" office:value="-0.342844807284716" calcext:value-type="percentage">
            <text:p>-34.28%</text:p>
          </table:table-cell>
          <table:table-cell table:formula="of:=IF([.D146]=&quot;lib&quot;;[.E146];-[.E146])" office:value-type="percentage" office:value="-0.342844807284716" calcext:value-type="percentage">
            <text:p>-34.28%</text:p>
          </table:table-cell>
          <table:table-cell/>
          <table:table-cell table:formula="of:=IF(NOT([.$I146]=&quot;&quot;);IF([.$C146]=[.J$1];[.$I146];&quot;&quot;);&quot;&quot;)">
            <text:p/>
          </table:table-cell>
          <table:table-cell table:formula="of:=IF(NOT([.$I146]=&quot;&quot;);IF([.$C146]=[.K$1];[.$I146];&quot;&quot;);&quot;&quot;)">
            <text:p/>
          </table:table-cell>
          <table:table-cell table:formula="of:=IF(NOT([.$I146]=&quot;&quot;);IF([.$C146]=[.L$1];[.$I146];&quot;&quot;);&quot;&quot;)">
            <text:p/>
          </table:table-cell>
          <table:table-cell table:formula="of:=IF(NOT([.$I146]=&quot;&quot;);IF([.$C146]=[.M$1];[.$I146];&quot;&quot;);&quot;&quot;)">
            <text:p/>
          </table:table-cell>
          <table:table-cell table:formula="of:=IF(NOT([.$I146]=&quot;&quot;);IF([.$C146]=[.N$1];[.$I146];&quot;&quot;);&quot;&quot;)">
            <text:p/>
          </table:table-cell>
          <table:table-cell table:formula="of:=IF(NOT([.$I146]=&quot;&quot;);IF([.$C146]=[.O$1];[.$I146];&quot;&quot;);&quot;&quot;)">
            <text:p/>
          </table:table-cell>
          <table:table-cell table:formula="of:=IF(NOT([.$I146]=&quot;&quot;);IF([.$C146]=[.P$1];[.$I146];&quot;&quot;);&quot;&quot;)">
            <text:p/>
          </table:table-cell>
          <table:table-cell table:formula="of:=IF(NOT([.$I146]=&quot;&quot;);IF([.$C146]=[.Q$1];[.$I146];&quot;&quot;);&quot;&quot;)">
            <text:p/>
          </table:table-cell>
          <table:table-cell table:formula="of:=IF(NOT([.$I146]=&quot;&quot;);IF([.$C146]=[.R$1];[.$I146];&quot;&quot;);&quot;&quot;)">
            <text:p/>
          </table:table-cell>
          <table:table-cell table:formula="of:=IF(NOT([.$I146]=&quot;&quot;);IF([.$C146]=[.S$1];[.$I146];&quot;&quot;);&quot;&quot;)">
            <text:p/>
          </table:table-cell>
          <table:table-cell table:formula="of:=IF(NOT([.$I146]=&quot;&quot;);IF([.$C146]=[.T$1];[.$I146];&quot;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tt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2557995484245" calcext:value-type="percentage">
            <text:p>34.26%</text:p>
          </table:table-cell>
          <table:table-cell table:formula="of:=IF([.D147]=&quot;con&quot;;[.E147];-[.E147])" office:value-type="percentage" office:value="0.342557995484245" calcext:value-type="percentage">
            <text:p>34.26%</text:p>
          </table:table-cell>
          <table:table-cell table:formula="of:=IF([.D147]=&quot;lab&quot;;[.E147];-[.E147])" office:value-type="percentage" office:value="-0.342557995484245" calcext:value-type="percentage">
            <text:p>-34.26%</text:p>
          </table:table-cell>
          <table:table-cell table:formula="of:=IF([.D147]=&quot;lib&quot;;[.E147];-[.E147])" office:value-type="percentage" office:value="-0.342557995484245" calcext:value-type="percentage">
            <text:p>-34.26%</text:p>
          </table:table-cell>
          <table:table-cell/>
          <table:table-cell table:formula="of:=IF(NOT([.$I147]=&quot;&quot;);IF([.$C147]=[.J$1];[.$I147];&quot;&quot;);&quot;&quot;)">
            <text:p/>
          </table:table-cell>
          <table:table-cell table:formula="of:=IF(NOT([.$I147]=&quot;&quot;);IF([.$C147]=[.K$1];[.$I147];&quot;&quot;);&quot;&quot;)">
            <text:p/>
          </table:table-cell>
          <table:table-cell table:formula="of:=IF(NOT([.$I147]=&quot;&quot;);IF([.$C147]=[.L$1];[.$I147];&quot;&quot;);&quot;&quot;)">
            <text:p/>
          </table:table-cell>
          <table:table-cell table:formula="of:=IF(NOT([.$I147]=&quot;&quot;);IF([.$C147]=[.M$1];[.$I147];&quot;&quot;);&quot;&quot;)">
            <text:p/>
          </table:table-cell>
          <table:table-cell table:formula="of:=IF(NOT([.$I147]=&quot;&quot;);IF([.$C147]=[.N$1];[.$I147];&quot;&quot;);&quot;&quot;)">
            <text:p/>
          </table:table-cell>
          <table:table-cell table:formula="of:=IF(NOT([.$I147]=&quot;&quot;);IF([.$C147]=[.O$1];[.$I147];&quot;&quot;);&quot;&quot;)">
            <text:p/>
          </table:table-cell>
          <table:table-cell table:formula="of:=IF(NOT([.$I147]=&quot;&quot;);IF([.$C147]=[.P$1];[.$I147];&quot;&quot;);&quot;&quot;)">
            <text:p/>
          </table:table-cell>
          <table:table-cell table:formula="of:=IF(NOT([.$I147]=&quot;&quot;);IF([.$C147]=[.Q$1];[.$I147];&quot;&quot;);&quot;&quot;)">
            <text:p/>
          </table:table-cell>
          <table:table-cell table:formula="of:=IF(NOT([.$I147]=&quot;&quot;);IF([.$C147]=[.R$1];[.$I147];&quot;&quot;);&quot;&quot;)">
            <text:p/>
          </table:table-cell>
          <table:table-cell table:formula="of:=IF(NOT([.$I147]=&quot;&quot;);IF([.$C147]=[.S$1];[.$I147];&quot;&quot;);&quot;&quot;)">
            <text:p/>
          </table:table-cell>
          <table:table-cell table:formula="of:=IF(NOT([.$I147]=&quot;&quot;);IF([.$C147]=[.T$1];[.$I147];&quot;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Sou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500923890845" calcext:value-type="percentage">
            <text:p>34.25%</text:p>
          </table:table-cell>
          <table:table-cell table:formula="of:=IF([.D148]=&quot;con&quot;;[.E148];-[.E148])" office:value-type="percentage" office:value="0.342500923890845" calcext:value-type="percentage">
            <text:p>34.25%</text:p>
          </table:table-cell>
          <table:table-cell table:formula="of:=IF([.D148]=&quot;lab&quot;;[.E148];-[.E148])" office:value-type="percentage" office:value="-0.342500923890845" calcext:value-type="percentage">
            <text:p>-34.25%</text:p>
          </table:table-cell>
          <table:table-cell table:formula="of:=IF([.D148]=&quot;lib&quot;;[.E148];-[.E148])" office:value-type="percentage" office:value="-0.342500923890845" calcext:value-type="percentage">
            <text:p>-34.25%</text:p>
          </table:table-cell>
          <table:table-cell/>
          <table:table-cell table:formula="of:=IF(NOT([.$I148]=&quot;&quot;);IF([.$C148]=[.J$1];[.$I148];&quot;&quot;);&quot;&quot;)">
            <text:p/>
          </table:table-cell>
          <table:table-cell table:formula="of:=IF(NOT([.$I148]=&quot;&quot;);IF([.$C148]=[.K$1];[.$I148];&quot;&quot;);&quot;&quot;)">
            <text:p/>
          </table:table-cell>
          <table:table-cell table:formula="of:=IF(NOT([.$I148]=&quot;&quot;);IF([.$C148]=[.L$1];[.$I148];&quot;&quot;);&quot;&quot;)">
            <text:p/>
          </table:table-cell>
          <table:table-cell table:formula="of:=IF(NOT([.$I148]=&quot;&quot;);IF([.$C148]=[.M$1];[.$I148];&quot;&quot;);&quot;&quot;)">
            <text:p/>
          </table:table-cell>
          <table:table-cell table:formula="of:=IF(NOT([.$I148]=&quot;&quot;);IF([.$C148]=[.N$1];[.$I148];&quot;&quot;);&quot;&quot;)">
            <text:p/>
          </table:table-cell>
          <table:table-cell table:formula="of:=IF(NOT([.$I148]=&quot;&quot;);IF([.$C148]=[.O$1];[.$I148];&quot;&quot;);&quot;&quot;)">
            <text:p/>
          </table:table-cell>
          <table:table-cell table:formula="of:=IF(NOT([.$I148]=&quot;&quot;);IF([.$C148]=[.P$1];[.$I148];&quot;&quot;);&quot;&quot;)">
            <text:p/>
          </table:table-cell>
          <table:table-cell table:formula="of:=IF(NOT([.$I148]=&quot;&quot;);IF([.$C148]=[.Q$1];[.$I148];&quot;&quot;);&quot;&quot;)">
            <text:p/>
          </table:table-cell>
          <table:table-cell table:formula="of:=IF(NOT([.$I148]=&quot;&quot;);IF([.$C148]=[.R$1];[.$I148];&quot;&quot;);&quot;&quot;)">
            <text:p/>
          </table:table-cell>
          <table:table-cell table:formula="of:=IF(NOT([.$I148]=&quot;&quot;);IF([.$C148]=[.S$1];[.$I148];&quot;&quot;);&quot;&quot;)">
            <text:p/>
          </table:table-cell>
          <table:table-cell table:formula="of:=IF(NOT([.$I148]=&quot;&quot;);IF([.$C148]=[.T$1];[.$I148];&quot;&quot;);&quot;&quot;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tford and Sto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1896558266611" calcext:value-type="percentage">
            <text:p>34.19%</text:p>
          </table:table-cell>
          <table:table-cell table:formula="of:=IF([.D149]=&quot;con&quot;;[.E149];-[.E149])" office:value-type="percentage" office:value="0.341896558266611" calcext:value-type="percentage">
            <text:p>34.19%</text:p>
          </table:table-cell>
          <table:table-cell table:formula="of:=IF([.D149]=&quot;lab&quot;;[.E149];-[.E149])" office:value-type="percentage" office:value="-0.341896558266611" calcext:value-type="percentage">
            <text:p>-34.19%</text:p>
          </table:table-cell>
          <table:table-cell table:formula="of:=IF([.D149]=&quot;lib&quot;;[.E149];-[.E149])" office:value-type="percentage" office:value="-0.341896558266611" calcext:value-type="percentage">
            <text:p>-34.19%</text:p>
          </table:table-cell>
          <table:table-cell/>
          <table:table-cell table:formula="of:=IF(NOT([.$I149]=&quot;&quot;);IF([.$C149]=[.J$1];[.$I149];&quot;&quot;);&quot;&quot;)">
            <text:p/>
          </table:table-cell>
          <table:table-cell table:formula="of:=IF(NOT([.$I149]=&quot;&quot;);IF([.$C149]=[.K$1];[.$I149];&quot;&quot;);&quot;&quot;)">
            <text:p/>
          </table:table-cell>
          <table:table-cell table:formula="of:=IF(NOT([.$I149]=&quot;&quot;);IF([.$C149]=[.L$1];[.$I149];&quot;&quot;);&quot;&quot;)">
            <text:p/>
          </table:table-cell>
          <table:table-cell table:formula="of:=IF(NOT([.$I149]=&quot;&quot;);IF([.$C149]=[.M$1];[.$I149];&quot;&quot;);&quot;&quot;)">
            <text:p/>
          </table:table-cell>
          <table:table-cell table:formula="of:=IF(NOT([.$I149]=&quot;&quot;);IF([.$C149]=[.N$1];[.$I149];&quot;&quot;);&quot;&quot;)">
            <text:p/>
          </table:table-cell>
          <table:table-cell table:formula="of:=IF(NOT([.$I149]=&quot;&quot;);IF([.$C149]=[.O$1];[.$I149];&quot;&quot;);&quot;&quot;)">
            <text:p/>
          </table:table-cell>
          <table:table-cell table:formula="of:=IF(NOT([.$I149]=&quot;&quot;);IF([.$C149]=[.P$1];[.$I149];&quot;&quot;);&quot;&quot;)">
            <text:p/>
          </table:table-cell>
          <table:table-cell table:formula="of:=IF(NOT([.$I149]=&quot;&quot;);IF([.$C149]=[.Q$1];[.$I149];&quot;&quot;);&quot;&quot;)">
            <text:p/>
          </table:table-cell>
          <table:table-cell table:formula="of:=IF(NOT([.$I149]=&quot;&quot;);IF([.$C149]=[.R$1];[.$I149];&quot;&quot;);&quot;&quot;)">
            <text:p/>
          </table:table-cell>
          <table:table-cell table:formula="of:=IF(NOT([.$I149]=&quot;&quot;);IF([.$C149]=[.S$1];[.$I149];&quot;&quot;);&quot;&quot;)">
            <text:p/>
          </table:table-cell>
          <table:table-cell table:formula="of:=IF(NOT([.$I149]=&quot;&quot;);IF([.$C149]=[.T$1];[.$I149];&quot;&quot;);&quot;&quot;)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Forest of D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9124674103518" calcext:value-type="percentage">
            <text:p>33.91%</text:p>
          </table:table-cell>
          <table:table-cell table:formula="of:=IF([.D150]=&quot;con&quot;;[.E150];-[.E150])" office:value-type="percentage" office:value="0.339124674103518" calcext:value-type="percentage">
            <text:p>33.91%</text:p>
          </table:table-cell>
          <table:table-cell table:formula="of:=IF([.D150]=&quot;lab&quot;;[.E150];-[.E150])" office:value-type="percentage" office:value="-0.339124674103518" calcext:value-type="percentage">
            <text:p>-33.91%</text:p>
          </table:table-cell>
          <table:table-cell table:formula="of:=IF([.D150]=&quot;lib&quot;;[.E150];-[.E150])" office:value-type="percentage" office:value="-0.339124674103518" calcext:value-type="percentage">
            <text:p>-33.91%</text:p>
          </table:table-cell>
          <table:table-cell/>
          <table:table-cell table:formula="of:=IF(NOT([.$I150]=&quot;&quot;);IF([.$C150]=[.J$1];[.$I150];&quot;&quot;);&quot;&quot;)">
            <text:p/>
          </table:table-cell>
          <table:table-cell table:formula="of:=IF(NOT([.$I150]=&quot;&quot;);IF([.$C150]=[.K$1];[.$I150];&quot;&quot;);&quot;&quot;)">
            <text:p/>
          </table:table-cell>
          <table:table-cell table:formula="of:=IF(NOT([.$I150]=&quot;&quot;);IF([.$C150]=[.L$1];[.$I150];&quot;&quot;);&quot;&quot;)">
            <text:p/>
          </table:table-cell>
          <table:table-cell table:formula="of:=IF(NOT([.$I150]=&quot;&quot;);IF([.$C150]=[.M$1];[.$I150];&quot;&quot;);&quot;&quot;)">
            <text:p/>
          </table:table-cell>
          <table:table-cell table:formula="of:=IF(NOT([.$I150]=&quot;&quot;);IF([.$C150]=[.N$1];[.$I150];&quot;&quot;);&quot;&quot;)">
            <text:p/>
          </table:table-cell>
          <table:table-cell table:formula="of:=IF(NOT([.$I150]=&quot;&quot;);IF([.$C150]=[.O$1];[.$I150];&quot;&quot;);&quot;&quot;)">
            <text:p/>
          </table:table-cell>
          <table:table-cell table:formula="of:=IF(NOT([.$I150]=&quot;&quot;);IF([.$C150]=[.P$1];[.$I150];&quot;&quot;);&quot;&quot;)">
            <text:p/>
          </table:table-cell>
          <table:table-cell table:formula="of:=IF(NOT([.$I150]=&quot;&quot;);IF([.$C150]=[.Q$1];[.$I150];&quot;&quot;);&quot;&quot;)">
            <text:p/>
          </table:table-cell>
          <table:table-cell table:formula="of:=IF(NOT([.$I150]=&quot;&quot;);IF([.$C150]=[.R$1];[.$I150];&quot;&quot;);&quot;&quot;)">
            <text:p/>
          </table:table-cell>
          <table:table-cell table:formula="of:=IF(NOT([.$I150]=&quot;&quot;);IF([.$C150]=[.S$1];[.$I150];&quot;&quot;);&quot;&quot;)">
            <text:p/>
          </table:table-cell>
          <table:table-cell table:formula="of:=IF(NOT([.$I150]=&quot;&quot;);IF([.$C150]=[.T$1];[.$I150];&quot;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r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907431941536" calcext:value-type="percentage">
            <text:p>33.91%</text:p>
          </table:table-cell>
          <table:table-cell table:formula="of:=IF([.D151]=&quot;con&quot;;[.E151];-[.E151])" office:value-type="percentage" office:value="0.33907431941536" calcext:value-type="percentage">
            <text:p>33.91%</text:p>
          </table:table-cell>
          <table:table-cell table:formula="of:=IF([.D151]=&quot;lab&quot;;[.E151];-[.E151])" office:value-type="percentage" office:value="-0.33907431941536" calcext:value-type="percentage">
            <text:p>-33.91%</text:p>
          </table:table-cell>
          <table:table-cell table:formula="of:=IF([.D151]=&quot;lib&quot;;[.E151];-[.E151])" office:value-type="percentage" office:value="-0.33907431941536" calcext:value-type="percentage">
            <text:p>-33.91%</text:p>
          </table:table-cell>
          <table:table-cell/>
          <table:table-cell table:formula="of:=IF(NOT([.$I151]=&quot;&quot;);IF([.$C151]=[.J$1];[.$I151];&quot;&quot;);&quot;&quot;)">
            <text:p/>
          </table:table-cell>
          <table:table-cell table:formula="of:=IF(NOT([.$I151]=&quot;&quot;);IF([.$C151]=[.K$1];[.$I151];&quot;&quot;);&quot;&quot;)">
            <text:p/>
          </table:table-cell>
          <table:table-cell table:formula="of:=IF(NOT([.$I151]=&quot;&quot;);IF([.$C151]=[.L$1];[.$I151];&quot;&quot;);&quot;&quot;)">
            <text:p/>
          </table:table-cell>
          <table:table-cell table:formula="of:=IF(NOT([.$I151]=&quot;&quot;);IF([.$C151]=[.M$1];[.$I151];&quot;&quot;);&quot;&quot;)">
            <text:p/>
          </table:table-cell>
          <table:table-cell table:formula="of:=IF(NOT([.$I151]=&quot;&quot;);IF([.$C151]=[.N$1];[.$I151];&quot;&quot;);&quot;&quot;)">
            <text:p/>
          </table:table-cell>
          <table:table-cell table:formula="of:=IF(NOT([.$I151]=&quot;&quot;);IF([.$C151]=[.O$1];[.$I151];&quot;&quot;);&quot;&quot;)">
            <text:p/>
          </table:table-cell>
          <table:table-cell table:formula="of:=IF(NOT([.$I151]=&quot;&quot;);IF([.$C151]=[.P$1];[.$I151];&quot;&quot;);&quot;&quot;)">
            <text:p/>
          </table:table-cell>
          <table:table-cell table:formula="of:=IF(NOT([.$I151]=&quot;&quot;);IF([.$C151]=[.Q$1];[.$I151];&quot;&quot;);&quot;&quot;)">
            <text:p/>
          </table:table-cell>
          <table:table-cell table:formula="of:=IF(NOT([.$I151]=&quot;&quot;);IF([.$C151]=[.R$1];[.$I151];&quot;&quot;);&quot;&quot;)">
            <text:p/>
          </table:table-cell>
          <table:table-cell table:formula="of:=IF(NOT([.$I151]=&quot;&quot;);IF([.$C151]=[.S$1];[.$I151];&quot;&quot;);&quot;&quot;)">
            <text:p/>
          </table:table-cell>
          <table:table-cell table:formula="of:=IF(NOT([.$I151]=&quot;&quot;);IF([.$C151]=[.T$1];[.$I151];&quot;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8334512856806" calcext:value-type="percentage">
            <text:p>33.83%</text:p>
          </table:table-cell>
          <table:table-cell table:formula="of:=IF([.D152]=&quot;con&quot;;[.E152];-[.E152])" office:value-type="percentage" office:value="0.338334512856806" calcext:value-type="percentage">
            <text:p>33.83%</text:p>
          </table:table-cell>
          <table:table-cell table:formula="of:=IF([.D152]=&quot;lab&quot;;[.E152];-[.E152])" office:value-type="percentage" office:value="-0.338334512856806" calcext:value-type="percentage">
            <text:p>-33.83%</text:p>
          </table:table-cell>
          <table:table-cell table:formula="of:=IF([.D152]=&quot;lib&quot;;[.E152];-[.E152])" office:value-type="percentage" office:value="-0.338334512856806" calcext:value-type="percentage">
            <text:p>-33.83%</text:p>
          </table:table-cell>
          <table:table-cell/>
          <table:table-cell table:formula="of:=IF(NOT([.$I152]=&quot;&quot;);IF([.$C152]=[.J$1];[.$I152];&quot;&quot;);&quot;&quot;)">
            <text:p/>
          </table:table-cell>
          <table:table-cell table:formula="of:=IF(NOT([.$I152]=&quot;&quot;);IF([.$C152]=[.K$1];[.$I152];&quot;&quot;);&quot;&quot;)">
            <text:p/>
          </table:table-cell>
          <table:table-cell table:formula="of:=IF(NOT([.$I152]=&quot;&quot;);IF([.$C152]=[.L$1];[.$I152];&quot;&quot;);&quot;&quot;)">
            <text:p/>
          </table:table-cell>
          <table:table-cell table:formula="of:=IF(NOT([.$I152]=&quot;&quot;);IF([.$C152]=[.M$1];[.$I152];&quot;&quot;);&quot;&quot;)">
            <text:p/>
          </table:table-cell>
          <table:table-cell table:formula="of:=IF(NOT([.$I152]=&quot;&quot;);IF([.$C152]=[.N$1];[.$I152];&quot;&quot;);&quot;&quot;)">
            <text:p/>
          </table:table-cell>
          <table:table-cell table:formula="of:=IF(NOT([.$I152]=&quot;&quot;);IF([.$C152]=[.O$1];[.$I152];&quot;&quot;);&quot;&quot;)">
            <text:p/>
          </table:table-cell>
          <table:table-cell table:formula="of:=IF(NOT([.$I152]=&quot;&quot;);IF([.$C152]=[.P$1];[.$I152];&quot;&quot;);&quot;&quot;)">
            <text:p/>
          </table:table-cell>
          <table:table-cell table:formula="of:=IF(NOT([.$I152]=&quot;&quot;);IF([.$C152]=[.Q$1];[.$I152];&quot;&quot;);&quot;&quot;)">
            <text:p/>
          </table:table-cell>
          <table:table-cell table:formula="of:=IF(NOT([.$I152]=&quot;&quot;);IF([.$C152]=[.R$1];[.$I152];&quot;&quot;);&quot;&quot;)">
            <text:p/>
          </table:table-cell>
          <table:table-cell table:formula="of:=IF(NOT([.$I152]=&quot;&quot;);IF([.$C152]=[.S$1];[.$I152];&quot;&quot;);&quot;&quot;)">
            <text:p/>
          </table:table-cell>
          <table:table-cell table:formula="of:=IF(NOT([.$I152]=&quot;&quot;);IF([.$C152]=[.T$1];[.$I152];&quot;&quot;);&quot;&quot;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ve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521391590668" calcext:value-type="percentage">
            <text:p>33.75%</text:p>
          </table:table-cell>
          <table:table-cell table:formula="of:=IF([.D153]=&quot;con&quot;;[.E153];-[.E153])" office:value-type="percentage" office:value="0.337521391590668" calcext:value-type="percentage">
            <text:p>33.75%</text:p>
          </table:table-cell>
          <table:table-cell table:formula="of:=IF([.D153]=&quot;lab&quot;;[.E153];-[.E153])" office:value-type="percentage" office:value="-0.337521391590668" calcext:value-type="percentage">
            <text:p>-33.75%</text:p>
          </table:table-cell>
          <table:table-cell table:formula="of:=IF([.D153]=&quot;lib&quot;;[.E153];-[.E153])" office:value-type="percentage" office:value="-0.337521391590668" calcext:value-type="percentage">
            <text:p>-33.75%</text:p>
          </table:table-cell>
          <table:table-cell/>
          <table:table-cell table:formula="of:=IF(NOT([.$I153]=&quot;&quot;);IF([.$C153]=[.J$1];[.$I153];&quot;&quot;);&quot;&quot;)">
            <text:p/>
          </table:table-cell>
          <table:table-cell table:formula="of:=IF(NOT([.$I153]=&quot;&quot;);IF([.$C153]=[.K$1];[.$I153];&quot;&quot;);&quot;&quot;)">
            <text:p/>
          </table:table-cell>
          <table:table-cell table:formula="of:=IF(NOT([.$I153]=&quot;&quot;);IF([.$C153]=[.L$1];[.$I153];&quot;&quot;);&quot;&quot;)">
            <text:p/>
          </table:table-cell>
          <table:table-cell table:formula="of:=IF(NOT([.$I153]=&quot;&quot;);IF([.$C153]=[.M$1];[.$I153];&quot;&quot;);&quot;&quot;)">
            <text:p/>
          </table:table-cell>
          <table:table-cell table:formula="of:=IF(NOT([.$I153]=&quot;&quot;);IF([.$C153]=[.N$1];[.$I153];&quot;&quot;);&quot;&quot;)">
            <text:p/>
          </table:table-cell>
          <table:table-cell table:formula="of:=IF(NOT([.$I153]=&quot;&quot;);IF([.$C153]=[.O$1];[.$I153];&quot;&quot;);&quot;&quot;)">
            <text:p/>
          </table:table-cell>
          <table:table-cell table:formula="of:=IF(NOT([.$I153]=&quot;&quot;);IF([.$C153]=[.P$1];[.$I153];&quot;&quot;);&quot;&quot;)">
            <text:p/>
          </table:table-cell>
          <table:table-cell table:formula="of:=IF(NOT([.$I153]=&quot;&quot;);IF([.$C153]=[.Q$1];[.$I153];&quot;&quot;);&quot;&quot;)">
            <text:p/>
          </table:table-cell>
          <table:table-cell table:formula="of:=IF(NOT([.$I153]=&quot;&quot;);IF([.$C153]=[.R$1];[.$I153];&quot;&quot;);&quot;&quot;)">
            <text:p/>
          </table:table-cell>
          <table:table-cell table:formula="of:=IF(NOT([.$I153]=&quot;&quot;);IF([.$C153]=[.S$1];[.$I153];&quot;&quot;);&quot;&quot;)">
            <text:p/>
          </table:table-cell>
          <table:table-cell table:formula="of:=IF(NOT([.$I153]=&quot;&quot;);IF([.$C153]=[.T$1];[.$I153];&quot;&quot;);&quot;&quot;)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chester and Str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307356789765" calcext:value-type="percentage">
            <text:p>33.73%</text:p>
          </table:table-cell>
          <table:table-cell table:formula="of:=IF([.D154]=&quot;con&quot;;[.E154];-[.E154])" office:value-type="percentage" office:value="0.337307356789765" calcext:value-type="percentage">
            <text:p>33.73%</text:p>
          </table:table-cell>
          <table:table-cell table:formula="of:=IF([.D154]=&quot;lab&quot;;[.E154];-[.E154])" office:value-type="percentage" office:value="-0.337307356789765" calcext:value-type="percentage">
            <text:p>-33.73%</text:p>
          </table:table-cell>
          <table:table-cell table:formula="of:=IF([.D154]=&quot;lib&quot;;[.E154];-[.E154])" office:value-type="percentage" office:value="-0.337307356789765" calcext:value-type="percentage">
            <text:p>-33.73%</text:p>
          </table:table-cell>
          <table:table-cell/>
          <table:table-cell table:formula="of:=IF(NOT([.$I154]=&quot;&quot;);IF([.$C154]=[.J$1];[.$I154];&quot;&quot;);&quot;&quot;)">
            <text:p/>
          </table:table-cell>
          <table:table-cell table:formula="of:=IF(NOT([.$I154]=&quot;&quot;);IF([.$C154]=[.K$1];[.$I154];&quot;&quot;);&quot;&quot;)">
            <text:p/>
          </table:table-cell>
          <table:table-cell table:formula="of:=IF(NOT([.$I154]=&quot;&quot;);IF([.$C154]=[.L$1];[.$I154];&quot;&quot;);&quot;&quot;)">
            <text:p/>
          </table:table-cell>
          <table:table-cell table:formula="of:=IF(NOT([.$I154]=&quot;&quot;);IF([.$C154]=[.M$1];[.$I154];&quot;&quot;);&quot;&quot;)">
            <text:p/>
          </table:table-cell>
          <table:table-cell table:formula="of:=IF(NOT([.$I154]=&quot;&quot;);IF([.$C154]=[.N$1];[.$I154];&quot;&quot;);&quot;&quot;)">
            <text:p/>
          </table:table-cell>
          <table:table-cell table:formula="of:=IF(NOT([.$I154]=&quot;&quot;);IF([.$C154]=[.O$1];[.$I154];&quot;&quot;);&quot;&quot;)">
            <text:p/>
          </table:table-cell>
          <table:table-cell table:formula="of:=IF(NOT([.$I154]=&quot;&quot;);IF([.$C154]=[.P$1];[.$I154];&quot;&quot;);&quot;&quot;)">
            <text:p/>
          </table:table-cell>
          <table:table-cell table:formula="of:=IF(NOT([.$I154]=&quot;&quot;);IF([.$C154]=[.Q$1];[.$I154];&quot;&quot;);&quot;&quot;)">
            <text:p/>
          </table:table-cell>
          <table:table-cell table:formula="of:=IF(NOT([.$I154]=&quot;&quot;);IF([.$C154]=[.R$1];[.$I154];&quot;&quot;);&quot;&quot;)">
            <text:p/>
          </table:table-cell>
          <table:table-cell table:formula="of:=IF(NOT([.$I154]=&quot;&quot;);IF([.$C154]=[.S$1];[.$I154];&quot;&quot;);&quot;&quot;)">
            <text:p/>
          </table:table-cell>
          <table:table-cell table:formula="of:=IF(NOT([.$I154]=&quot;&quot;);IF([.$C154]=[.T$1];[.$I154];&quot;&quot;);&quot;&quot;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Ribble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7303966120705" calcext:value-type="percentage">
            <text:p>33.73%</text:p>
          </table:table-cell>
          <table:table-cell table:formula="of:=IF([.D155]=&quot;con&quot;;[.E155];-[.E155])" office:value-type="percentage" office:value="0.337303966120705" calcext:value-type="percentage">
            <text:p>33.73%</text:p>
          </table:table-cell>
          <table:table-cell table:formula="of:=IF([.D155]=&quot;lab&quot;;[.E155];-[.E155])" office:value-type="percentage" office:value="-0.337303966120705" calcext:value-type="percentage">
            <text:p>-33.73%</text:p>
          </table:table-cell>
          <table:table-cell table:formula="of:=IF([.D155]=&quot;lib&quot;;[.E155];-[.E155])" office:value-type="percentage" office:value="-0.337303966120705" calcext:value-type="percentage">
            <text:p>-33.73%</text:p>
          </table:table-cell>
          <table:table-cell/>
          <table:table-cell table:formula="of:=IF(NOT([.$I155]=&quot;&quot;);IF([.$C155]=[.J$1];[.$I155];&quot;&quot;);&quot;&quot;)">
            <text:p/>
          </table:table-cell>
          <table:table-cell table:formula="of:=IF(NOT([.$I155]=&quot;&quot;);IF([.$C155]=[.K$1];[.$I155];&quot;&quot;);&quot;&quot;)">
            <text:p/>
          </table:table-cell>
          <table:table-cell table:formula="of:=IF(NOT([.$I155]=&quot;&quot;);IF([.$C155]=[.L$1];[.$I155];&quot;&quot;);&quot;&quot;)">
            <text:p/>
          </table:table-cell>
          <table:table-cell table:formula="of:=IF(NOT([.$I155]=&quot;&quot;);IF([.$C155]=[.M$1];[.$I155];&quot;&quot;);&quot;&quot;)">
            <text:p/>
          </table:table-cell>
          <table:table-cell table:formula="of:=IF(NOT([.$I155]=&quot;&quot;);IF([.$C155]=[.N$1];[.$I155];&quot;&quot;);&quot;&quot;)">
            <text:p/>
          </table:table-cell>
          <table:table-cell table:formula="of:=IF(NOT([.$I155]=&quot;&quot;);IF([.$C155]=[.O$1];[.$I155];&quot;&quot;);&quot;&quot;)">
            <text:p/>
          </table:table-cell>
          <table:table-cell table:formula="of:=IF(NOT([.$I155]=&quot;&quot;);IF([.$C155]=[.P$1];[.$I155];&quot;&quot;);&quot;&quot;)">
            <text:p/>
          </table:table-cell>
          <table:table-cell table:formula="of:=IF(NOT([.$I155]=&quot;&quot;);IF([.$C155]=[.Q$1];[.$I155];&quot;&quot;);&quot;&quot;)">
            <text:p/>
          </table:table-cell>
          <table:table-cell table:formula="of:=IF(NOT([.$I155]=&quot;&quot;);IF([.$C155]=[.R$1];[.$I155];&quot;&quot;);&quot;&quot;)">
            <text:p/>
          </table:table-cell>
          <table:table-cell table:formula="of:=IF(NOT([.$I155]=&quot;&quot;);IF([.$C155]=[.S$1];[.$I155];&quot;&quot;);&quot;&quot;)">
            <text:p/>
          </table:table-cell>
          <table:table-cell table:formula="of:=IF(NOT([.$I155]=&quot;&quot;);IF([.$C155]=[.T$1];[.$I155];&quot;&quot;);&quot;&quot;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illingham and Rain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6613603473227" calcext:value-type="percentage">
            <text:p>33.66%</text:p>
          </table:table-cell>
          <table:table-cell table:formula="of:=IF([.D156]=&quot;con&quot;;[.E156];-[.E156])" office:value-type="percentage" office:value="0.336613603473227" calcext:value-type="percentage">
            <text:p>33.66%</text:p>
          </table:table-cell>
          <table:table-cell table:formula="of:=IF([.D156]=&quot;lab&quot;;[.E156];-[.E156])" office:value-type="percentage" office:value="-0.336613603473227" calcext:value-type="percentage">
            <text:p>-33.66%</text:p>
          </table:table-cell>
          <table:table-cell table:formula="of:=IF([.D156]=&quot;lib&quot;;[.E156];-[.E156])" office:value-type="percentage" office:value="-0.336613603473227" calcext:value-type="percentage">
            <text:p>-33.66%</text:p>
          </table:table-cell>
          <table:table-cell/>
          <table:table-cell table:formula="of:=IF(NOT([.$I156]=&quot;&quot;);IF([.$C156]=[.J$1];[.$I156];&quot;&quot;);&quot;&quot;)">
            <text:p/>
          </table:table-cell>
          <table:table-cell table:formula="of:=IF(NOT([.$I156]=&quot;&quot;);IF([.$C156]=[.K$1];[.$I156];&quot;&quot;);&quot;&quot;)">
            <text:p/>
          </table:table-cell>
          <table:table-cell table:formula="of:=IF(NOT([.$I156]=&quot;&quot;);IF([.$C156]=[.L$1];[.$I156];&quot;&quot;);&quot;&quot;)">
            <text:p/>
          </table:table-cell>
          <table:table-cell table:formula="of:=IF(NOT([.$I156]=&quot;&quot;);IF([.$C156]=[.M$1];[.$I156];&quot;&quot;);&quot;&quot;)">
            <text:p/>
          </table:table-cell>
          <table:table-cell table:formula="of:=IF(NOT([.$I156]=&quot;&quot;);IF([.$C156]=[.N$1];[.$I156];&quot;&quot;);&quot;&quot;)">
            <text:p/>
          </table:table-cell>
          <table:table-cell table:formula="of:=IF(NOT([.$I156]=&quot;&quot;);IF([.$C156]=[.O$1];[.$I156];&quot;&quot;);&quot;&quot;)">
            <text:p/>
          </table:table-cell>
          <table:table-cell table:formula="of:=IF(NOT([.$I156]=&quot;&quot;);IF([.$C156]=[.P$1];[.$I156];&quot;&quot;);&quot;&quot;)">
            <text:p/>
          </table:table-cell>
          <table:table-cell table:formula="of:=IF(NOT([.$I156]=&quot;&quot;);IF([.$C156]=[.Q$1];[.$I156];&quot;&quot;);&quot;&quot;)">
            <text:p/>
          </table:table-cell>
          <table:table-cell table:formula="of:=IF(NOT([.$I156]=&quot;&quot;);IF([.$C156]=[.R$1];[.$I156];&quot;&quot;);&quot;&quot;)">
            <text:p/>
          </table:table-cell>
          <table:table-cell table:formula="of:=IF(NOT([.$I156]=&quot;&quot;);IF([.$C156]=[.S$1];[.$I156];&quot;&quot;);&quot;&quot;)">
            <text:p/>
          </table:table-cell>
          <table:table-cell table:formula="of:=IF(NOT([.$I156]=&quot;&quot;);IF([.$C156]=[.T$1];[.$I156];&quot;&quot;);&quot;&quot;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3" office:value-type="string" calcext:value-type="string">
            <text:p>Chesham and Ame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3443296637008" calcext:value-type="percentage">
            <text:p>33.44%</text:p>
          </table:table-cell>
          <table:table-cell table:formula="of:=IF([.D157]=&quot;con&quot;;[.E157];-[.E157])" office:value-type="percentage" office:value="0.33443296637008" calcext:value-type="percentage">
            <text:p>33.44%</text:p>
          </table:table-cell>
          <table:table-cell table:formula="of:=IF([.D157]=&quot;lab&quot;;[.E157];-[.E157])" office:value-type="percentage" office:value="-0.33443296637008" calcext:value-type="percentage">
            <text:p>-33.44%</text:p>
          </table:table-cell>
          <table:table-cell table:formula="of:=IF([.D157]=&quot;lib&quot;;[.E157];-[.E157])" office:value-type="percentage" office:value="-0.33443296637008" calcext:value-type="percentage">
            <text:p>-33.44%</text:p>
          </table:table-cell>
          <table:table-cell/>
          <table:table-cell table:formula="of:=IF(NOT([.$I157]=&quot;&quot;);IF([.$C157]=[.J$1];[.$I157];&quot;&quot;);&quot;&quot;)">
            <text:p/>
          </table:table-cell>
          <table:table-cell table:formula="of:=IF(NOT([.$I157]=&quot;&quot;);IF([.$C157]=[.K$1];[.$I157];&quot;&quot;);&quot;&quot;)">
            <text:p/>
          </table:table-cell>
          <table:table-cell table:formula="of:=IF(NOT([.$I157]=&quot;&quot;);IF([.$C157]=[.L$1];[.$I157];&quot;&quot;);&quot;&quot;)">
            <text:p/>
          </table:table-cell>
          <table:table-cell table:formula="of:=IF(NOT([.$I157]=&quot;&quot;);IF([.$C157]=[.M$1];[.$I157];&quot;&quot;);&quot;&quot;)">
            <text:p/>
          </table:table-cell>
          <table:table-cell table:formula="of:=IF(NOT([.$I157]=&quot;&quot;);IF([.$C157]=[.N$1];[.$I157];&quot;&quot;);&quot;&quot;)">
            <text:p/>
          </table:table-cell>
          <table:table-cell table:formula="of:=IF(NOT([.$I157]=&quot;&quot;);IF([.$C157]=[.O$1];[.$I157];&quot;&quot;);&quot;&quot;)">
            <text:p/>
          </table:table-cell>
          <table:table-cell table:formula="of:=IF(NOT([.$I157]=&quot;&quot;);IF([.$C157]=[.P$1];[.$I157];&quot;&quot;);&quot;&quot;)">
            <text:p/>
          </table:table-cell>
          <table:table-cell table:formula="of:=IF(NOT([.$I157]=&quot;&quot;);IF([.$C157]=[.Q$1];[.$I157];&quot;&quot;);&quot;&quot;)">
            <text:p/>
          </table:table-cell>
          <table:table-cell table:formula="of:=IF(NOT([.$I157]=&quot;&quot;);IF([.$C157]=[.R$1];[.$I157];&quot;&quot;);&quot;&quot;)">
            <text:p/>
          </table:table-cell>
          <table:table-cell table:formula="of:=IF(NOT([.$I157]=&quot;&quot;);IF([.$C157]=[.S$1];[.$I157];&quot;&quot;);&quot;&quot;)">
            <text:p/>
          </table:table-cell>
          <table:table-cell table:formula="of:=IF(NOT([.$I157]=&quot;&quot;);IF([.$C157]=[.T$1];[.$I157];&quot;&quot;);&quot;&quot;)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Congle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3819029578902" calcext:value-type="percentage">
            <text:p>33.38%</text:p>
          </table:table-cell>
          <table:table-cell table:formula="of:=IF([.D158]=&quot;con&quot;;[.E158];-[.E158])" office:value-type="percentage" office:value="0.333819029578902" calcext:value-type="percentage">
            <text:p>33.38%</text:p>
          </table:table-cell>
          <table:table-cell table:formula="of:=IF([.D158]=&quot;lab&quot;;[.E158];-[.E158])" office:value-type="percentage" office:value="-0.333819029578902" calcext:value-type="percentage">
            <text:p>-33.38%</text:p>
          </table:table-cell>
          <table:table-cell table:formula="of:=IF([.D158]=&quot;lib&quot;;[.E158];-[.E158])" office:value-type="percentage" office:value="-0.333819029578902" calcext:value-type="percentage">
            <text:p>-33.38%</text:p>
          </table:table-cell>
          <table:table-cell/>
          <table:table-cell table:formula="of:=IF(NOT([.$I158]=&quot;&quot;);IF([.$C158]=[.J$1];[.$I158];&quot;&quot;);&quot;&quot;)">
            <text:p/>
          </table:table-cell>
          <table:table-cell table:formula="of:=IF(NOT([.$I158]=&quot;&quot;);IF([.$C158]=[.K$1];[.$I158];&quot;&quot;);&quot;&quot;)">
            <text:p/>
          </table:table-cell>
          <table:table-cell table:formula="of:=IF(NOT([.$I158]=&quot;&quot;);IF([.$C158]=[.L$1];[.$I158];&quot;&quot;);&quot;&quot;)">
            <text:p/>
          </table:table-cell>
          <table:table-cell table:formula="of:=IF(NOT([.$I158]=&quot;&quot;);IF([.$C158]=[.M$1];[.$I158];&quot;&quot;);&quot;&quot;)">
            <text:p/>
          </table:table-cell>
          <table:table-cell table:formula="of:=IF(NOT([.$I158]=&quot;&quot;);IF([.$C158]=[.N$1];[.$I158];&quot;&quot;);&quot;&quot;)">
            <text:p/>
          </table:table-cell>
          <table:table-cell table:formula="of:=IF(NOT([.$I158]=&quot;&quot;);IF([.$C158]=[.O$1];[.$I158];&quot;&quot;);&quot;&quot;)">
            <text:p/>
          </table:table-cell>
          <table:table-cell table:formula="of:=IF(NOT([.$I158]=&quot;&quot;);IF([.$C158]=[.P$1];[.$I158];&quot;&quot;);&quot;&quot;)">
            <text:p/>
          </table:table-cell>
          <table:table-cell table:formula="of:=IF(NOT([.$I158]=&quot;&quot;);IF([.$C158]=[.Q$1];[.$I158];&quot;&quot;);&quot;&quot;)">
            <text:p/>
          </table:table-cell>
          <table:table-cell table:formula="of:=IF(NOT([.$I158]=&quot;&quot;);IF([.$C158]=[.R$1];[.$I158];&quot;&quot;);&quot;&quot;)">
            <text:p/>
          </table:table-cell>
          <table:table-cell table:formula="of:=IF(NOT([.$I158]=&quot;&quot;);IF([.$C158]=[.S$1];[.$I158];&quot;&quot;);&quot;&quot;)">
            <text:p/>
          </table:table-cell>
          <table:table-cell table:formula="of:=IF(NOT([.$I158]=&quot;&quot;);IF([.$C158]=[.T$1];[.$I158];&quot;&quot;);&quot;&quot;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n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0941837690539" calcext:value-type="percentage">
            <text:p>33.09%</text:p>
          </table:table-cell>
          <table:table-cell table:formula="of:=IF([.D159]=&quot;con&quot;;[.E159];-[.E159])" office:value-type="percentage" office:value="0.330941837690539" calcext:value-type="percentage">
            <text:p>33.09%</text:p>
          </table:table-cell>
          <table:table-cell table:formula="of:=IF([.D159]=&quot;lab&quot;;[.E159];-[.E159])" office:value-type="percentage" office:value="-0.330941837690539" calcext:value-type="percentage">
            <text:p>-33.09%</text:p>
          </table:table-cell>
          <table:table-cell table:formula="of:=IF([.D159]=&quot;lib&quot;;[.E159];-[.E159])" office:value-type="percentage" office:value="-0.330941837690539" calcext:value-type="percentage">
            <text:p>-33.09%</text:p>
          </table:table-cell>
          <table:table-cell/>
          <table:table-cell table:formula="of:=IF(NOT([.$I159]=&quot;&quot;);IF([.$C159]=[.J$1];[.$I159];&quot;&quot;);&quot;&quot;)">
            <text:p/>
          </table:table-cell>
          <table:table-cell table:formula="of:=IF(NOT([.$I159]=&quot;&quot;);IF([.$C159]=[.K$1];[.$I159];&quot;&quot;);&quot;&quot;)">
            <text:p/>
          </table:table-cell>
          <table:table-cell table:formula="of:=IF(NOT([.$I159]=&quot;&quot;);IF([.$C159]=[.L$1];[.$I159];&quot;&quot;);&quot;&quot;)">
            <text:p/>
          </table:table-cell>
          <table:table-cell table:formula="of:=IF(NOT([.$I159]=&quot;&quot;);IF([.$C159]=[.M$1];[.$I159];&quot;&quot;);&quot;&quot;)">
            <text:p/>
          </table:table-cell>
          <table:table-cell table:formula="of:=IF(NOT([.$I159]=&quot;&quot;);IF([.$C159]=[.N$1];[.$I159];&quot;&quot;);&quot;&quot;)">
            <text:p/>
          </table:table-cell>
          <table:table-cell table:formula="of:=IF(NOT([.$I159]=&quot;&quot;);IF([.$C159]=[.O$1];[.$I159];&quot;&quot;);&quot;&quot;)">
            <text:p/>
          </table:table-cell>
          <table:table-cell table:formula="of:=IF(NOT([.$I159]=&quot;&quot;);IF([.$C159]=[.P$1];[.$I159];&quot;&quot;);&quot;&quot;)">
            <text:p/>
          </table:table-cell>
          <table:table-cell table:formula="of:=IF(NOT([.$I159]=&quot;&quot;);IF([.$C159]=[.Q$1];[.$I159];&quot;&quot;);&quot;&quot;)">
            <text:p/>
          </table:table-cell>
          <table:table-cell table:formula="of:=IF(NOT([.$I159]=&quot;&quot;);IF([.$C159]=[.R$1];[.$I159];&quot;&quot;);&quot;&quot;)">
            <text:p/>
          </table:table-cell>
          <table:table-cell table:formula="of:=IF(NOT([.$I159]=&quot;&quot;);IF([.$C159]=[.S$1];[.$I159];&quot;&quot;);&quot;&quot;)">
            <text:p/>
          </table:table-cell>
          <table:table-cell table:formula="of:=IF(NOT([.$I159]=&quot;&quot;);IF([.$C159]=[.T$1];[.$I159];&quot;&quot;);&quot;&quot;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Mid Dorset and North 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8303879594877" calcext:value-type="percentage">
            <text:p>32.83%</text:p>
          </table:table-cell>
          <table:table-cell table:formula="of:=IF([.D160]=&quot;con&quot;;[.E160];-[.E160])" office:value-type="percentage" office:value="0.328303879594877" calcext:value-type="percentage">
            <text:p>32.83%</text:p>
          </table:table-cell>
          <table:table-cell table:formula="of:=IF([.D160]=&quot;lab&quot;;[.E160];-[.E160])" office:value-type="percentage" office:value="-0.328303879594877" calcext:value-type="percentage">
            <text:p>-32.83%</text:p>
          </table:table-cell>
          <table:table-cell table:formula="of:=IF([.D160]=&quot;lib&quot;;[.E160];-[.E160])" office:value-type="percentage" office:value="-0.328303879594877" calcext:value-type="percentage">
            <text:p>-32.83%</text:p>
          </table:table-cell>
          <table:table-cell/>
          <table:table-cell table:formula="of:=IF(NOT([.$I160]=&quot;&quot;);IF([.$C160]=[.J$1];[.$I160];&quot;&quot;);&quot;&quot;)">
            <text:p/>
          </table:table-cell>
          <table:table-cell table:formula="of:=IF(NOT([.$I160]=&quot;&quot;);IF([.$C160]=[.K$1];[.$I160];&quot;&quot;);&quot;&quot;)">
            <text:p/>
          </table:table-cell>
          <table:table-cell table:formula="of:=IF(NOT([.$I160]=&quot;&quot;);IF([.$C160]=[.L$1];[.$I160];&quot;&quot;);&quot;&quot;)">
            <text:p/>
          </table:table-cell>
          <table:table-cell table:formula="of:=IF(NOT([.$I160]=&quot;&quot;);IF([.$C160]=[.M$1];[.$I160];&quot;&quot;);&quot;&quot;)">
            <text:p/>
          </table:table-cell>
          <table:table-cell table:formula="of:=IF(NOT([.$I160]=&quot;&quot;);IF([.$C160]=[.N$1];[.$I160];&quot;&quot;);&quot;&quot;)">
            <text:p/>
          </table:table-cell>
          <table:table-cell table:formula="of:=IF(NOT([.$I160]=&quot;&quot;);IF([.$C160]=[.O$1];[.$I160];&quot;&quot;);&quot;&quot;)">
            <text:p/>
          </table:table-cell>
          <table:table-cell table:formula="of:=IF(NOT([.$I160]=&quot;&quot;);IF([.$C160]=[.P$1];[.$I160];&quot;&quot;);&quot;&quot;)">
            <text:p/>
          </table:table-cell>
          <table:table-cell table:formula="of:=IF(NOT([.$I160]=&quot;&quot;);IF([.$C160]=[.Q$1];[.$I160];&quot;&quot;);&quot;&quot;)">
            <text:p/>
          </table:table-cell>
          <table:table-cell table:formula="of:=IF(NOT([.$I160]=&quot;&quot;);IF([.$C160]=[.R$1];[.$I160];&quot;&quot;);&quot;&quot;)">
            <text:p/>
          </table:table-cell>
          <table:table-cell table:formula="of:=IF(NOT([.$I160]=&quot;&quot;);IF([.$C160]=[.S$1];[.$I160];&quot;&quot;);&quot;&quot;)">
            <text:p/>
          </table:table-cell>
          <table:table-cell table:formula="of:=IF(NOT([.$I160]=&quot;&quot;);IF([.$C160]=[.T$1];[.$I160];&quot;&quot;);&quot;&quot;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9" office:value-type="string" calcext:value-type="string">
            <text:p>Staf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327444715905532" calcext:value-type="percentage">
            <text:p>32.74%</text:p>
          </table:table-cell>
          <table:table-cell table:formula="of:=IF([.D161]=&quot;con&quot;;[.E161];-[.E161])" office:value-type="percentage" office:value="0.327444715905532" calcext:value-type="percentage">
            <text:p>32.74%</text:p>
          </table:table-cell>
          <table:table-cell table:formula="of:=IF([.D161]=&quot;lab&quot;;[.E161];-[.E161])" office:value-type="percentage" office:value="-0.327444715905532" calcext:value-type="percentage">
            <text:p>-32.74%</text:p>
          </table:table-cell>
          <table:table-cell table:formula="of:=IF([.D161]=&quot;lib&quot;;[.E161];-[.E161])" office:value-type="percentage" office:value="-0.327444715905532" calcext:value-type="percentage">
            <text:p>-32.74%</text:p>
          </table:table-cell>
          <table:table-cell/>
          <table:table-cell table:formula="of:=IF(NOT([.$I161]=&quot;&quot;);IF([.$C161]=[.J$1];[.$I161];&quot;&quot;);&quot;&quot;)">
            <text:p/>
          </table:table-cell>
          <table:table-cell table:formula="of:=IF(NOT([.$I161]=&quot;&quot;);IF([.$C161]=[.K$1];[.$I161];&quot;&quot;);&quot;&quot;)">
            <text:p/>
          </table:table-cell>
          <table:table-cell table:formula="of:=IF(NOT([.$I161]=&quot;&quot;);IF([.$C161]=[.L$1];[.$I161];&quot;&quot;);&quot;&quot;)">
            <text:p/>
          </table:table-cell>
          <table:table-cell table:formula="of:=IF(NOT([.$I161]=&quot;&quot;);IF([.$C161]=[.M$1];[.$I161];&quot;&quot;);&quot;&quot;)">
            <text:p/>
          </table:table-cell>
          <table:table-cell table:formula="of:=IF(NOT([.$I161]=&quot;&quot;);IF([.$C161]=[.N$1];[.$I161];&quot;&quot;);&quot;&quot;)">
            <text:p/>
          </table:table-cell>
          <table:table-cell table:formula="of:=IF(NOT([.$I161]=&quot;&quot;);IF([.$C161]=[.O$1];[.$I161];&quot;&quot;);&quot;&quot;)">
            <text:p/>
          </table:table-cell>
          <table:table-cell table:formula="of:=IF(NOT([.$I161]=&quot;&quot;);IF([.$C161]=[.P$1];[.$I161];&quot;&quot;);&quot;&quot;)">
            <text:p/>
          </table:table-cell>
          <table:table-cell table:formula="of:=IF(NOT([.$I161]=&quot;&quot;);IF([.$C161]=[.Q$1];[.$I161];&quot;&quot;);&quot;&quot;)">
            <text:p/>
          </table:table-cell>
          <table:table-cell table:formula="of:=IF(NOT([.$I161]=&quot;&quot;);IF([.$C161]=[.R$1];[.$I161];&quot;&quot;);&quot;&quot;)">
            <text:p/>
          </table:table-cell>
          <table:table-cell table:formula="of:=IF(NOT([.$I161]=&quot;&quot;);IF([.$C161]=[.S$1];[.$I161];&quot;&quot;);&quot;&quot;)">
            <text:p/>
          </table:table-cell>
          <table:table-cell table:formula="of:=IF(NOT([.$I161]=&quot;&quot;);IF([.$C161]=[.T$1];[.$I161];&quot;&quot;);&quot;&quot;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oke-on-Trent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7428029104714" calcext:value-type="percentage">
            <text:p>32.74%</text:p>
          </table:table-cell>
          <table:table-cell table:formula="of:=IF([.D162]=&quot;con&quot;;[.E162];-[.E162])" office:value-type="percentage" office:value="0.327428029104714" calcext:value-type="percentage">
            <text:p>32.74%</text:p>
          </table:table-cell>
          <table:table-cell table:formula="of:=IF([.D162]=&quot;lab&quot;;[.E162];-[.E162])" office:value-type="percentage" office:value="-0.327428029104714" calcext:value-type="percentage">
            <text:p>-32.74%</text:p>
          </table:table-cell>
          <table:table-cell table:formula="of:=IF([.D162]=&quot;lib&quot;;[.E162];-[.E162])" office:value-type="percentage" office:value="-0.327428029104714" calcext:value-type="percentage">
            <text:p>-32.74%</text:p>
          </table:table-cell>
          <table:table-cell/>
          <table:table-cell table:formula="of:=IF(NOT([.$I162]=&quot;&quot;);IF([.$C162]=[.J$1];[.$I162];&quot;&quot;);&quot;&quot;)">
            <text:p/>
          </table:table-cell>
          <table:table-cell table:formula="of:=IF(NOT([.$I162]=&quot;&quot;);IF([.$C162]=[.K$1];[.$I162];&quot;&quot;);&quot;&quot;)">
            <text:p/>
          </table:table-cell>
          <table:table-cell table:formula="of:=IF(NOT([.$I162]=&quot;&quot;);IF([.$C162]=[.L$1];[.$I162];&quot;&quot;);&quot;&quot;)">
            <text:p/>
          </table:table-cell>
          <table:table-cell table:formula="of:=IF(NOT([.$I162]=&quot;&quot;);IF([.$C162]=[.M$1];[.$I162];&quot;&quot;);&quot;&quot;)">
            <text:p/>
          </table:table-cell>
          <table:table-cell table:formula="of:=IF(NOT([.$I162]=&quot;&quot;);IF([.$C162]=[.N$1];[.$I162];&quot;&quot;);&quot;&quot;)">
            <text:p/>
          </table:table-cell>
          <table:table-cell table:formula="of:=IF(NOT([.$I162]=&quot;&quot;);IF([.$C162]=[.O$1];[.$I162];&quot;&quot;);&quot;&quot;)">
            <text:p/>
          </table:table-cell>
          <table:table-cell table:formula="of:=IF(NOT([.$I162]=&quot;&quot;);IF([.$C162]=[.P$1];[.$I162];&quot;&quot;);&quot;&quot;)">
            <text:p/>
          </table:table-cell>
          <table:table-cell table:formula="of:=IF(NOT([.$I162]=&quot;&quot;);IF([.$C162]=[.Q$1];[.$I162];&quot;&quot;);&quot;&quot;)">
            <text:p/>
          </table:table-cell>
          <table:table-cell table:formula="of:=IF(NOT([.$I162]=&quot;&quot;);IF([.$C162]=[.R$1];[.$I162];&quot;&quot;);&quot;&quot;)">
            <text:p/>
          </table:table-cell>
          <table:table-cell table:formula="of:=IF(NOT([.$I162]=&quot;&quot;);IF([.$C162]=[.S$1];[.$I162];&quot;&quot;);&quot;&quot;)">
            <text:p/>
          </table:table-cell>
          <table:table-cell table:formula="of:=IF(NOT([.$I162]=&quot;&quot;);IF([.$C162]=[.T$1];[.$I162];&quot;&quot;);&quot;&quot;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Mid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6255794818279" calcext:value-type="percentage">
            <text:p>32.63%</text:p>
          </table:table-cell>
          <table:table-cell table:formula="of:=IF([.D163]=&quot;con&quot;;[.E163];-[.E163])" office:value-type="percentage" office:value="0.326255794818279" calcext:value-type="percentage">
            <text:p>32.63%</text:p>
          </table:table-cell>
          <table:table-cell table:formula="of:=IF([.D163]=&quot;lab&quot;;[.E163];-[.E163])" office:value-type="percentage" office:value="-0.326255794818279" calcext:value-type="percentage">
            <text:p>-32.63%</text:p>
          </table:table-cell>
          <table:table-cell table:formula="of:=IF([.D163]=&quot;lib&quot;;[.E163];-[.E163])" office:value-type="percentage" office:value="-0.326255794818279" calcext:value-type="percentage">
            <text:p>-32.63%</text:p>
          </table:table-cell>
          <table:table-cell/>
          <table:table-cell table:formula="of:=IF(NOT([.$I163]=&quot;&quot;);IF([.$C163]=[.J$1];[.$I163];&quot;&quot;);&quot;&quot;)">
            <text:p/>
          </table:table-cell>
          <table:table-cell table:formula="of:=IF(NOT([.$I163]=&quot;&quot;);IF([.$C163]=[.K$1];[.$I163];&quot;&quot;);&quot;&quot;)">
            <text:p/>
          </table:table-cell>
          <table:table-cell table:formula="of:=IF(NOT([.$I163]=&quot;&quot;);IF([.$C163]=[.L$1];[.$I163];&quot;&quot;);&quot;&quot;)">
            <text:p/>
          </table:table-cell>
          <table:table-cell table:formula="of:=IF(NOT([.$I163]=&quot;&quot;);IF([.$C163]=[.M$1];[.$I163];&quot;&quot;);&quot;&quot;)">
            <text:p/>
          </table:table-cell>
          <table:table-cell table:formula="of:=IF(NOT([.$I163]=&quot;&quot;);IF([.$C163]=[.N$1];[.$I163];&quot;&quot;);&quot;&quot;)">
            <text:p/>
          </table:table-cell>
          <table:table-cell table:formula="of:=IF(NOT([.$I163]=&quot;&quot;);IF([.$C163]=[.O$1];[.$I163];&quot;&quot;);&quot;&quot;)">
            <text:p/>
          </table:table-cell>
          <table:table-cell table:formula="of:=IF(NOT([.$I163]=&quot;&quot;);IF([.$C163]=[.P$1];[.$I163];&quot;&quot;);&quot;&quot;)">
            <text:p/>
          </table:table-cell>
          <table:table-cell table:formula="of:=IF(NOT([.$I163]=&quot;&quot;);IF([.$C163]=[.Q$1];[.$I163];&quot;&quot;);&quot;&quot;)">
            <text:p/>
          </table:table-cell>
          <table:table-cell table:formula="of:=IF(NOT([.$I163]=&quot;&quot;);IF([.$C163]=[.R$1];[.$I163];&quot;&quot;);&quot;&quot;)">
            <text:p/>
          </table:table-cell>
          <table:table-cell table:formula="of:=IF(NOT([.$I163]=&quot;&quot;);IF([.$C163]=[.S$1];[.$I163];&quot;&quot;);&quot;&quot;)">
            <text:p/>
          </table:table-cell>
          <table:table-cell table:formula="of:=IF(NOT([.$I163]=&quot;&quot;);IF([.$C163]=[.T$1];[.$I163];&quot;&quot;);&quot;&quot;)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3" office:value-type="string" calcext:value-type="string">
            <text:p>East Grinstead and Uck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25117232139339" calcext:value-type="percentage">
            <text:p>32.51%</text:p>
          </table:table-cell>
          <table:table-cell table:formula="of:=IF([.D164]=&quot;con&quot;;[.E164];-[.E164])" office:value-type="percentage" office:value="0.325117232139339" calcext:value-type="percentage">
            <text:p>32.51%</text:p>
          </table:table-cell>
          <table:table-cell table:formula="of:=IF([.D164]=&quot;lab&quot;;[.E164];-[.E164])" office:value-type="percentage" office:value="-0.325117232139339" calcext:value-type="percentage">
            <text:p>-32.51%</text:p>
          </table:table-cell>
          <table:table-cell table:formula="of:=IF([.D164]=&quot;lib&quot;;[.E164];-[.E164])" office:value-type="percentage" office:value="-0.325117232139339" calcext:value-type="percentage">
            <text:p>-32.51%</text:p>
          </table:table-cell>
          <table:table-cell/>
          <table:table-cell table:formula="of:=IF(NOT([.$I164]=&quot;&quot;);IF([.$C164]=[.J$1];[.$I164];&quot;&quot;);&quot;&quot;)">
            <text:p/>
          </table:table-cell>
          <table:table-cell table:formula="of:=IF(NOT([.$I164]=&quot;&quot;);IF([.$C164]=[.K$1];[.$I164];&quot;&quot;);&quot;&quot;)">
            <text:p/>
          </table:table-cell>
          <table:table-cell table:formula="of:=IF(NOT([.$I164]=&quot;&quot;);IF([.$C164]=[.L$1];[.$I164];&quot;&quot;);&quot;&quot;)">
            <text:p/>
          </table:table-cell>
          <table:table-cell table:formula="of:=IF(NOT([.$I164]=&quot;&quot;);IF([.$C164]=[.M$1];[.$I164];&quot;&quot;);&quot;&quot;)">
            <text:p/>
          </table:table-cell>
          <table:table-cell table:formula="of:=IF(NOT([.$I164]=&quot;&quot;);IF([.$C164]=[.N$1];[.$I164];&quot;&quot;);&quot;&quot;)">
            <text:p/>
          </table:table-cell>
          <table:table-cell table:formula="of:=IF(NOT([.$I164]=&quot;&quot;);IF([.$C164]=[.O$1];[.$I164];&quot;&quot;);&quot;&quot;)">
            <text:p/>
          </table:table-cell>
          <table:table-cell table:formula="of:=IF(NOT([.$I164]=&quot;&quot;);IF([.$C164]=[.P$1];[.$I164];&quot;&quot;);&quot;&quot;)">
            <text:p/>
          </table:table-cell>
          <table:table-cell table:formula="of:=IF(NOT([.$I164]=&quot;&quot;);IF([.$C164]=[.Q$1];[.$I164];&quot;&quot;);&quot;&quot;)">
            <text:p/>
          </table:table-cell>
          <table:table-cell table:formula="of:=IF(NOT([.$I164]=&quot;&quot;);IF([.$C164]=[.R$1];[.$I164];&quot;&quot;);&quot;&quot;)">
            <text:p/>
          </table:table-cell>
          <table:table-cell table:formula="of:=IF(NOT([.$I164]=&quot;&quot;);IF([.$C164]=[.S$1];[.$I164];&quot;&quot;);&quot;&quot;)">
            <text:p/>
          </table:table-cell>
          <table:table-cell table:formula="of:=IF(NOT([.$I164]=&quot;&quot;);IF([.$C164]=[.T$1];[.$I164];&quot;&quot;);&quot;&quot;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Herne Bay and Sand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3766180795569" calcext:value-type="percentage">
            <text:p>32.38%</text:p>
          </table:table-cell>
          <table:table-cell table:formula="of:=IF([.D165]=&quot;con&quot;;[.E165];-[.E165])" office:value-type="percentage" office:value="0.323766180795569" calcext:value-type="percentage">
            <text:p>32.38%</text:p>
          </table:table-cell>
          <table:table-cell table:formula="of:=IF([.D165]=&quot;lab&quot;;[.E165];-[.E165])" office:value-type="percentage" office:value="-0.323766180795569" calcext:value-type="percentage">
            <text:p>-32.38%</text:p>
          </table:table-cell>
          <table:table-cell table:formula="of:=IF([.D165]=&quot;lib&quot;;[.E165];-[.E165])" office:value-type="percentage" office:value="-0.323766180795569" calcext:value-type="percentage">
            <text:p>-32.38%</text:p>
          </table:table-cell>
          <table:table-cell/>
          <table:table-cell table:formula="of:=IF(NOT([.$I165]=&quot;&quot;);IF([.$C165]=[.J$1];[.$I165];&quot;&quot;);&quot;&quot;)">
            <text:p/>
          </table:table-cell>
          <table:table-cell table:formula="of:=IF(NOT([.$I165]=&quot;&quot;);IF([.$C165]=[.K$1];[.$I165];&quot;&quot;);&quot;&quot;)">
            <text:p/>
          </table:table-cell>
          <table:table-cell table:formula="of:=IF(NOT([.$I165]=&quot;&quot;);IF([.$C165]=[.L$1];[.$I165];&quot;&quot;);&quot;&quot;)">
            <text:p/>
          </table:table-cell>
          <table:table-cell table:formula="of:=IF(NOT([.$I165]=&quot;&quot;);IF([.$C165]=[.M$1];[.$I165];&quot;&quot;);&quot;&quot;)">
            <text:p/>
          </table:table-cell>
          <table:table-cell table:formula="of:=IF(NOT([.$I165]=&quot;&quot;);IF([.$C165]=[.N$1];[.$I165];&quot;&quot;);&quot;&quot;)">
            <text:p/>
          </table:table-cell>
          <table:table-cell table:formula="of:=IF(NOT([.$I165]=&quot;&quot;);IF([.$C165]=[.O$1];[.$I165];&quot;&quot;);&quot;&quot;)">
            <text:p/>
          </table:table-cell>
          <table:table-cell table:formula="of:=IF(NOT([.$I165]=&quot;&quot;);IF([.$C165]=[.P$1];[.$I165];&quot;&quot;);&quot;&quot;)">
            <text:p/>
          </table:table-cell>
          <table:table-cell table:formula="of:=IF(NOT([.$I165]=&quot;&quot;);IF([.$C165]=[.Q$1];[.$I165];&quot;&quot;);&quot;&quot;)">
            <text:p/>
          </table:table-cell>
          <table:table-cell table:formula="of:=IF(NOT([.$I165]=&quot;&quot;);IF([.$C165]=[.R$1];[.$I165];&quot;&quot;);&quot;&quot;)">
            <text:p/>
          </table:table-cell>
          <table:table-cell table:formula="of:=IF(NOT([.$I165]=&quot;&quot;);IF([.$C165]=[.S$1];[.$I165];&quot;&quot;);&quot;&quot;)">
            <text:p/>
          </table:table-cell>
          <table:table-cell table:formula="of:=IF(NOT([.$I165]=&quot;&quot;);IF([.$C165]=[.T$1];[.$I165];&quot;&quot;);&quot;&quot;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Ta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1803462834566" calcext:value-type="percentage">
            <text:p>32.18%</text:p>
          </table:table-cell>
          <table:table-cell table:formula="of:=IF([.D166]=&quot;con&quot;;[.E166];-[.E166])" office:value-type="percentage" office:value="0.321803462834566" calcext:value-type="percentage">
            <text:p>32.18%</text:p>
          </table:table-cell>
          <table:table-cell table:formula="of:=IF([.D166]=&quot;lab&quot;;[.E166];-[.E166])" office:value-type="percentage" office:value="-0.321803462834566" calcext:value-type="percentage">
            <text:p>-32.18%</text:p>
          </table:table-cell>
          <table:table-cell table:formula="of:=IF([.D166]=&quot;lib&quot;;[.E166];-[.E166])" office:value-type="percentage" office:value="-0.321803462834566" calcext:value-type="percentage">
            <text:p>-32.18%</text:p>
          </table:table-cell>
          <table:table-cell/>
          <table:table-cell table:formula="of:=IF(NOT([.$I166]=&quot;&quot;);IF([.$C166]=[.J$1];[.$I166];&quot;&quot;);&quot;&quot;)">
            <text:p/>
          </table:table-cell>
          <table:table-cell table:formula="of:=IF(NOT([.$I166]=&quot;&quot;);IF([.$C166]=[.K$1];[.$I166];&quot;&quot;);&quot;&quot;)">
            <text:p/>
          </table:table-cell>
          <table:table-cell table:formula="of:=IF(NOT([.$I166]=&quot;&quot;);IF([.$C166]=[.L$1];[.$I166];&quot;&quot;);&quot;&quot;)">
            <text:p/>
          </table:table-cell>
          <table:table-cell table:formula="of:=IF(NOT([.$I166]=&quot;&quot;);IF([.$C166]=[.M$1];[.$I166];&quot;&quot;);&quot;&quot;)">
            <text:p/>
          </table:table-cell>
          <table:table-cell table:formula="of:=IF(NOT([.$I166]=&quot;&quot;);IF([.$C166]=[.N$1];[.$I166];&quot;&quot;);&quot;&quot;)">
            <text:p/>
          </table:table-cell>
          <table:table-cell table:formula="of:=IF(NOT([.$I166]=&quot;&quot;);IF([.$C166]=[.O$1];[.$I166];&quot;&quot;);&quot;&quot;)">
            <text:p/>
          </table:table-cell>
          <table:table-cell table:formula="of:=IF(NOT([.$I166]=&quot;&quot;);IF([.$C166]=[.P$1];[.$I166];&quot;&quot;);&quot;&quot;)">
            <text:p/>
          </table:table-cell>
          <table:table-cell table:formula="of:=IF(NOT([.$I166]=&quot;&quot;);IF([.$C166]=[.Q$1];[.$I166];&quot;&quot;);&quot;&quot;)">
            <text:p/>
          </table:table-cell>
          <table:table-cell table:formula="of:=IF(NOT([.$I166]=&quot;&quot;);IF([.$C166]=[.R$1];[.$I166];&quot;&quot;);&quot;&quot;)">
            <text:p/>
          </table:table-cell>
          <table:table-cell table:formula="of:=IF(NOT([.$I166]=&quot;&quot;);IF([.$C166]=[.S$1];[.$I166];&quot;&quot;);&quot;&quot;)">
            <text:p/>
          </table:table-cell>
          <table:table-cell table:formula="of:=IF(NOT([.$I166]=&quot;&quot;);IF([.$C166]=[.T$1];[.$I166];&quot;&quot;);&quot;&quot;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Central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0922380528347" calcext:value-type="percentage">
            <text:p>32.09%</text:p>
          </table:table-cell>
          <table:table-cell table:formula="of:=IF([.D167]=&quot;con&quot;;[.E167];-[.E167])" office:value-type="percentage" office:value="0.320922380528347" calcext:value-type="percentage">
            <text:p>32.09%</text:p>
          </table:table-cell>
          <table:table-cell table:formula="of:=IF([.D167]=&quot;lab&quot;;[.E167];-[.E167])" office:value-type="percentage" office:value="-0.320922380528347" calcext:value-type="percentage">
            <text:p>-32.09%</text:p>
          </table:table-cell>
          <table:table-cell table:formula="of:=IF([.D167]=&quot;lib&quot;;[.E167];-[.E167])" office:value-type="percentage" office:value="-0.320922380528347" calcext:value-type="percentage">
            <text:p>-32.09%</text:p>
          </table:table-cell>
          <table:table-cell/>
          <table:table-cell table:formula="of:=IF(NOT([.$I167]=&quot;&quot;);IF([.$C167]=[.J$1];[.$I167];&quot;&quot;);&quot;&quot;)">
            <text:p/>
          </table:table-cell>
          <table:table-cell table:formula="of:=IF(NOT([.$I167]=&quot;&quot;);IF([.$C167]=[.K$1];[.$I167];&quot;&quot;);&quot;&quot;)">
            <text:p/>
          </table:table-cell>
          <table:table-cell table:formula="of:=IF(NOT([.$I167]=&quot;&quot;);IF([.$C167]=[.L$1];[.$I167];&quot;&quot;);&quot;&quot;)">
            <text:p/>
          </table:table-cell>
          <table:table-cell table:formula="of:=IF(NOT([.$I167]=&quot;&quot;);IF([.$C167]=[.M$1];[.$I167];&quot;&quot;);&quot;&quot;)">
            <text:p/>
          </table:table-cell>
          <table:table-cell table:formula="of:=IF(NOT([.$I167]=&quot;&quot;);IF([.$C167]=[.N$1];[.$I167];&quot;&quot;);&quot;&quot;)">
            <text:p/>
          </table:table-cell>
          <table:table-cell table:formula="of:=IF(NOT([.$I167]=&quot;&quot;);IF([.$C167]=[.O$1];[.$I167];&quot;&quot;);&quot;&quot;)">
            <text:p/>
          </table:table-cell>
          <table:table-cell table:formula="of:=IF(NOT([.$I167]=&quot;&quot;);IF([.$C167]=[.P$1];[.$I167];&quot;&quot;);&quot;&quot;)">
            <text:p/>
          </table:table-cell>
          <table:table-cell table:formula="of:=IF(NOT([.$I167]=&quot;&quot;);IF([.$C167]=[.Q$1];[.$I167];&quot;&quot;);&quot;&quot;)">
            <text:p/>
          </table:table-cell>
          <table:table-cell table:formula="of:=IF(NOT([.$I167]=&quot;&quot;);IF([.$C167]=[.R$1];[.$I167];&quot;&quot;);&quot;&quot;)">
            <text:p/>
          </table:table-cell>
          <table:table-cell table:formula="of:=IF(NOT([.$I167]=&quot;&quot;);IF([.$C167]=[.S$1];[.$I167];&quot;&quot;);&quot;&quot;)">
            <text:p/>
          </table:table-cell>
          <table:table-cell table:formula="of:=IF(NOT([.$I167]=&quot;&quot;);IF([.$C167]=[.T$1];[.$I167];&quot;&quot;)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erwood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0524394551949" calcext:value-type="percentage">
            <text:p>32.05%</text:p>
          </table:table-cell>
          <table:table-cell table:formula="of:=IF([.D168]=&quot;con&quot;;[.E168];-[.E168])" office:value-type="percentage" office:value="0.320524394551949" calcext:value-type="percentage">
            <text:p>32.05%</text:p>
          </table:table-cell>
          <table:table-cell table:formula="of:=IF([.D168]=&quot;lab&quot;;[.E168];-[.E168])" office:value-type="percentage" office:value="-0.320524394551949" calcext:value-type="percentage">
            <text:p>-32.05%</text:p>
          </table:table-cell>
          <table:table-cell table:formula="of:=IF([.D168]=&quot;lib&quot;;[.E168];-[.E168])" office:value-type="percentage" office:value="-0.320524394551949" calcext:value-type="percentage">
            <text:p>-32.05%</text:p>
          </table:table-cell>
          <table:table-cell/>
          <table:table-cell table:formula="of:=IF(NOT([.$I168]=&quot;&quot;);IF([.$C168]=[.J$1];[.$I168];&quot;&quot;);&quot;&quot;)">
            <text:p/>
          </table:table-cell>
          <table:table-cell table:formula="of:=IF(NOT([.$I168]=&quot;&quot;);IF([.$C168]=[.K$1];[.$I168];&quot;&quot;);&quot;&quot;)">
            <text:p/>
          </table:table-cell>
          <table:table-cell table:formula="of:=IF(NOT([.$I168]=&quot;&quot;);IF([.$C168]=[.L$1];[.$I168];&quot;&quot;);&quot;&quot;)">
            <text:p/>
          </table:table-cell>
          <table:table-cell table:formula="of:=IF(NOT([.$I168]=&quot;&quot;);IF([.$C168]=[.M$1];[.$I168];&quot;&quot;);&quot;&quot;)">
            <text:p/>
          </table:table-cell>
          <table:table-cell table:formula="of:=IF(NOT([.$I168]=&quot;&quot;);IF([.$C168]=[.N$1];[.$I168];&quot;&quot;);&quot;&quot;)">
            <text:p/>
          </table:table-cell>
          <table:table-cell table:formula="of:=IF(NOT([.$I168]=&quot;&quot;);IF([.$C168]=[.O$1];[.$I168];&quot;&quot;);&quot;&quot;)">
            <text:p/>
          </table:table-cell>
          <table:table-cell table:formula="of:=IF(NOT([.$I168]=&quot;&quot;);IF([.$C168]=[.P$1];[.$I168];&quot;&quot;);&quot;&quot;)">
            <text:p/>
          </table:table-cell>
          <table:table-cell table:formula="of:=IF(NOT([.$I168]=&quot;&quot;);IF([.$C168]=[.Q$1];[.$I168];&quot;&quot;);&quot;&quot;)">
            <text:p/>
          </table:table-cell>
          <table:table-cell table:formula="of:=IF(NOT([.$I168]=&quot;&quot;);IF([.$C168]=[.R$1];[.$I168];&quot;&quot;);&quot;&quot;)">
            <text:p/>
          </table:table-cell>
          <table:table-cell table:formula="of:=IF(NOT([.$I168]=&quot;&quot;);IF([.$C168]=[.S$1];[.$I168];&quot;&quot;);&quot;&quot;)">
            <text:p/>
          </table:table-cell>
          <table:table-cell table:formula="of:=IF(NOT([.$I168]=&quot;&quot;);IF([.$C168]=[.T$1];[.$I168];&quot;&quot;);&quot;&quot;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eston-super-M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8371971413631" calcext:value-type="percentage">
            <text:p>31.84%</text:p>
          </table:table-cell>
          <table:table-cell table:formula="of:=IF([.D169]=&quot;con&quot;;[.E169];-[.E169])" office:value-type="percentage" office:value="0.318371971413631" calcext:value-type="percentage">
            <text:p>31.84%</text:p>
          </table:table-cell>
          <table:table-cell table:formula="of:=IF([.D169]=&quot;lab&quot;;[.E169];-[.E169])" office:value-type="percentage" office:value="-0.318371971413631" calcext:value-type="percentage">
            <text:p>-31.84%</text:p>
          </table:table-cell>
          <table:table-cell table:formula="of:=IF([.D169]=&quot;lib&quot;;[.E169];-[.E169])" office:value-type="percentage" office:value="-0.318371971413631" calcext:value-type="percentage">
            <text:p>-31.84%</text:p>
          </table:table-cell>
          <table:table-cell/>
          <table:table-cell table:formula="of:=IF(NOT([.$I169]=&quot;&quot;);IF([.$C169]=[.J$1];[.$I169];&quot;&quot;);&quot;&quot;)">
            <text:p/>
          </table:table-cell>
          <table:table-cell table:formula="of:=IF(NOT([.$I169]=&quot;&quot;);IF([.$C169]=[.K$1];[.$I169];&quot;&quot;);&quot;&quot;)">
            <text:p/>
          </table:table-cell>
          <table:table-cell table:formula="of:=IF(NOT([.$I169]=&quot;&quot;);IF([.$C169]=[.L$1];[.$I169];&quot;&quot;);&quot;&quot;)">
            <text:p/>
          </table:table-cell>
          <table:table-cell table:formula="of:=IF(NOT([.$I169]=&quot;&quot;);IF([.$C169]=[.M$1];[.$I169];&quot;&quot;);&quot;&quot;)">
            <text:p/>
          </table:table-cell>
          <table:table-cell table:formula="of:=IF(NOT([.$I169]=&quot;&quot;);IF([.$C169]=[.N$1];[.$I169];&quot;&quot;);&quot;&quot;)">
            <text:p/>
          </table:table-cell>
          <table:table-cell table:formula="of:=IF(NOT([.$I169]=&quot;&quot;);IF([.$C169]=[.O$1];[.$I169];&quot;&quot;);&quot;&quot;)">
            <text:p/>
          </table:table-cell>
          <table:table-cell table:formula="of:=IF(NOT([.$I169]=&quot;&quot;);IF([.$C169]=[.P$1];[.$I169];&quot;&quot;);&quot;&quot;)">
            <text:p/>
          </table:table-cell>
          <table:table-cell table:formula="of:=IF(NOT([.$I169]=&quot;&quot;);IF([.$C169]=[.Q$1];[.$I169];&quot;&quot;);&quot;&quot;)">
            <text:p/>
          </table:table-cell>
          <table:table-cell table:formula="of:=IF(NOT([.$I169]=&quot;&quot;);IF([.$C169]=[.R$1];[.$I169];&quot;&quot;);&quot;&quot;)">
            <text:p/>
          </table:table-cell>
          <table:table-cell table:formula="of:=IF(NOT([.$I169]=&quot;&quot;);IF([.$C169]=[.S$1];[.$I169];&quot;&quot;);&quot;&quot;)">
            <text:p/>
          </table:table-cell>
          <table:table-cell table:formula="of:=IF(NOT([.$I169]=&quot;&quot;);IF([.$C169]=[.T$1];[.$I169];&quot;&quot;);&quot;&quot;)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3" office:value-type="string" calcext:value-type="string">
            <text:p>Runnymede and Weybrid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7950538397822" calcext:value-type="percentage">
            <text:p>31.80%</text:p>
          </table:table-cell>
          <table:table-cell table:formula="of:=IF([.D170]=&quot;con&quot;;[.E170];-[.E170])" office:value-type="percentage" office:value="0.317950538397822" calcext:value-type="percentage">
            <text:p>31.80%</text:p>
          </table:table-cell>
          <table:table-cell table:formula="of:=IF([.D170]=&quot;lab&quot;;[.E170];-[.E170])" office:value-type="percentage" office:value="-0.317950538397822" calcext:value-type="percentage">
            <text:p>-31.80%</text:p>
          </table:table-cell>
          <table:table-cell table:formula="of:=IF([.D170]=&quot;lib&quot;;[.E170];-[.E170])" office:value-type="percentage" office:value="-0.317950538397822" calcext:value-type="percentage">
            <text:p>-31.80%</text:p>
          </table:table-cell>
          <table:table-cell/>
          <table:table-cell table:formula="of:=IF(NOT([.$I170]=&quot;&quot;);IF([.$C170]=[.J$1];[.$I170];&quot;&quot;);&quot;&quot;)">
            <text:p/>
          </table:table-cell>
          <table:table-cell table:formula="of:=IF(NOT([.$I170]=&quot;&quot;);IF([.$C170]=[.K$1];[.$I170];&quot;&quot;);&quot;&quot;)">
            <text:p/>
          </table:table-cell>
          <table:table-cell table:formula="of:=IF(NOT([.$I170]=&quot;&quot;);IF([.$C170]=[.L$1];[.$I170];&quot;&quot;);&quot;&quot;)">
            <text:p/>
          </table:table-cell>
          <table:table-cell table:formula="of:=IF(NOT([.$I170]=&quot;&quot;);IF([.$C170]=[.M$1];[.$I170];&quot;&quot;);&quot;&quot;)">
            <text:p/>
          </table:table-cell>
          <table:table-cell table:formula="of:=IF(NOT([.$I170]=&quot;&quot;);IF([.$C170]=[.N$1];[.$I170];&quot;&quot;);&quot;&quot;)">
            <text:p/>
          </table:table-cell>
          <table:table-cell table:formula="of:=IF(NOT([.$I170]=&quot;&quot;);IF([.$C170]=[.O$1];[.$I170];&quot;&quot;);&quot;&quot;)">
            <text:p/>
          </table:table-cell>
          <table:table-cell table:formula="of:=IF(NOT([.$I170]=&quot;&quot;);IF([.$C170]=[.P$1];[.$I170];&quot;&quot;);&quot;&quot;)">
            <text:p/>
          </table:table-cell>
          <table:table-cell table:formula="of:=IF(NOT([.$I170]=&quot;&quot;);IF([.$C170]=[.Q$1];[.$I170];&quot;&quot;);&quot;&quot;)">
            <text:p/>
          </table:table-cell>
          <table:table-cell table:formula="of:=IF(NOT([.$I170]=&quot;&quot;);IF([.$C170]=[.R$1];[.$I170];&quot;&quot;);&quot;&quot;)">
            <text:p/>
          </table:table-cell>
          <table:table-cell table:formula="of:=IF(NOT([.$I170]=&quot;&quot;);IF([.$C170]=[.S$1];[.$I170];&quot;&quot;);&quot;&quot;)">
            <text:p/>
          </table:table-cell>
          <table:table-cell table:formula="of:=IF(NOT([.$I170]=&quot;&quot;);IF([.$C170]=[.T$1];[.$I170];&quot;&quot;);&quot;&quot;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Melksham and Deviz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17083221725424" calcext:value-type="percentage">
            <text:p>31.71%</text:p>
          </table:table-cell>
          <table:table-cell table:formula="of:=IF([.D171]=&quot;con&quot;;[.E171];-[.E171])" office:value-type="percentage" office:value="0.317083221725424" calcext:value-type="percentage">
            <text:p>31.71%</text:p>
          </table:table-cell>
          <table:table-cell table:formula="of:=IF([.D171]=&quot;lab&quot;;[.E171];-[.E171])" office:value-type="percentage" office:value="-0.317083221725424" calcext:value-type="percentage">
            <text:p>-31.71%</text:p>
          </table:table-cell>
          <table:table-cell table:formula="of:=IF([.D171]=&quot;lib&quot;;[.E171];-[.E171])" office:value-type="percentage" office:value="-0.317083221725424" calcext:value-type="percentage">
            <text:p>-31.71%</text:p>
          </table:table-cell>
          <table:table-cell/>
          <table:table-cell table:formula="of:=IF(NOT([.$I171]=&quot;&quot;);IF([.$C171]=[.J$1];[.$I171];&quot;&quot;);&quot;&quot;)">
            <text:p/>
          </table:table-cell>
          <table:table-cell table:formula="of:=IF(NOT([.$I171]=&quot;&quot;);IF([.$C171]=[.K$1];[.$I171];&quot;&quot;);&quot;&quot;)">
            <text:p/>
          </table:table-cell>
          <table:table-cell table:formula="of:=IF(NOT([.$I171]=&quot;&quot;);IF([.$C171]=[.L$1];[.$I171];&quot;&quot;);&quot;&quot;)">
            <text:p/>
          </table:table-cell>
          <table:table-cell table:formula="of:=IF(NOT([.$I171]=&quot;&quot;);IF([.$C171]=[.M$1];[.$I171];&quot;&quot;);&quot;&quot;)">
            <text:p/>
          </table:table-cell>
          <table:table-cell table:formula="of:=IF(NOT([.$I171]=&quot;&quot;);IF([.$C171]=[.N$1];[.$I171];&quot;&quot;);&quot;&quot;)">
            <text:p/>
          </table:table-cell>
          <table:table-cell table:formula="of:=IF(NOT([.$I171]=&quot;&quot;);IF([.$C171]=[.O$1];[.$I171];&quot;&quot;);&quot;&quot;)">
            <text:p/>
          </table:table-cell>
          <table:table-cell table:formula="of:=IF(NOT([.$I171]=&quot;&quot;);IF([.$C171]=[.P$1];[.$I171];&quot;&quot;);&quot;&quot;)">
            <text:p/>
          </table:table-cell>
          <table:table-cell table:formula="of:=IF(NOT([.$I171]=&quot;&quot;);IF([.$C171]=[.Q$1];[.$I171];&quot;&quot;);&quot;&quot;)">
            <text:p/>
          </table:table-cell>
          <table:table-cell table:formula="of:=IF(NOT([.$I171]=&quot;&quot;);IF([.$C171]=[.R$1];[.$I171];&quot;&quot;);&quot;&quot;)">
            <text:p/>
          </table:table-cell>
          <table:table-cell table:formula="of:=IF(NOT([.$I171]=&quot;&quot;);IF([.$C171]=[.S$1];[.$I171];&quot;&quot;);&quot;&quot;)">
            <text:p/>
          </table:table-cell>
          <table:table-cell table:formula="of:=IF(NOT([.$I171]=&quot;&quot;);IF([.$C171]=[.T$1];[.$I171];&quot;&quot;);&quot;&quot;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3" office:value-type="string" calcext:value-type="string">
            <text:p>Mid Su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998161130904" calcext:value-type="percentage">
            <text:p>31.60%</text:p>
          </table:table-cell>
          <table:table-cell table:formula="of:=IF([.D172]=&quot;con&quot;;[.E172];-[.E172])" office:value-type="percentage" office:value="0.315998161130904" calcext:value-type="percentage">
            <text:p>31.60%</text:p>
          </table:table-cell>
          <table:table-cell table:formula="of:=IF([.D172]=&quot;lab&quot;;[.E172];-[.E172])" office:value-type="percentage" office:value="-0.315998161130904" calcext:value-type="percentage">
            <text:p>-31.60%</text:p>
          </table:table-cell>
          <table:table-cell table:formula="of:=IF([.D172]=&quot;lib&quot;;[.E172];-[.E172])" office:value-type="percentage" office:value="-0.315998161130904" calcext:value-type="percentage">
            <text:p>-31.60%</text:p>
          </table:table-cell>
          <table:table-cell/>
          <table:table-cell table:formula="of:=IF(NOT([.$I172]=&quot;&quot;);IF([.$C172]=[.J$1];[.$I172];&quot;&quot;);&quot;&quot;)">
            <text:p/>
          </table:table-cell>
          <table:table-cell table:formula="of:=IF(NOT([.$I172]=&quot;&quot;);IF([.$C172]=[.K$1];[.$I172];&quot;&quot;);&quot;&quot;)">
            <text:p/>
          </table:table-cell>
          <table:table-cell table:formula="of:=IF(NOT([.$I172]=&quot;&quot;);IF([.$C172]=[.L$1];[.$I172];&quot;&quot;);&quot;&quot;)">
            <text:p/>
          </table:table-cell>
          <table:table-cell table:formula="of:=IF(NOT([.$I172]=&quot;&quot;);IF([.$C172]=[.M$1];[.$I172];&quot;&quot;);&quot;&quot;)">
            <text:p/>
          </table:table-cell>
          <table:table-cell table:formula="of:=IF(NOT([.$I172]=&quot;&quot;);IF([.$C172]=[.N$1];[.$I172];&quot;&quot;);&quot;&quot;)">
            <text:p/>
          </table:table-cell>
          <table:table-cell table:formula="of:=IF(NOT([.$I172]=&quot;&quot;);IF([.$C172]=[.O$1];[.$I172];&quot;&quot;);&quot;&quot;)">
            <text:p/>
          </table:table-cell>
          <table:table-cell table:formula="of:=IF(NOT([.$I172]=&quot;&quot;);IF([.$C172]=[.P$1];[.$I172];&quot;&quot;);&quot;&quot;)">
            <text:p/>
          </table:table-cell>
          <table:table-cell table:formula="of:=IF(NOT([.$I172]=&quot;&quot;);IF([.$C172]=[.Q$1];[.$I172];&quot;&quot;);&quot;&quot;)">
            <text:p/>
          </table:table-cell>
          <table:table-cell table:formula="of:=IF(NOT([.$I172]=&quot;&quot;);IF([.$C172]=[.R$1];[.$I172];&quot;&quot;);&quot;&quot;)">
            <text:p/>
          </table:table-cell>
          <table:table-cell table:formula="of:=IF(NOT([.$I172]=&quot;&quot;);IF([.$C172]=[.S$1];[.$I172];&quot;&quot;);&quot;&quot;)">
            <text:p/>
          </table:table-cell>
          <table:table-cell table:formula="of:=IF(NOT([.$I172]=&quot;&quot;);IF([.$C172]=[.T$1];[.$I172];&quot;&quot;);&quot;&quot;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3" office:value-type="string" calcext:value-type="string">
            <text:p>Surrey He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223964842962" calcext:value-type="percentage">
            <text:p>31.52%</text:p>
          </table:table-cell>
          <table:table-cell table:formula="of:=IF([.D173]=&quot;con&quot;;[.E173];-[.E173])" office:value-type="percentage" office:value="0.315223964842962" calcext:value-type="percentage">
            <text:p>31.52%</text:p>
          </table:table-cell>
          <table:table-cell table:formula="of:=IF([.D173]=&quot;lab&quot;;[.E173];-[.E173])" office:value-type="percentage" office:value="-0.315223964842962" calcext:value-type="percentage">
            <text:p>-31.52%</text:p>
          </table:table-cell>
          <table:table-cell table:formula="of:=IF([.D173]=&quot;lib&quot;;[.E173];-[.E173])" office:value-type="percentage" office:value="-0.315223964842962" calcext:value-type="percentage">
            <text:p>-31.52%</text:p>
          </table:table-cell>
          <table:table-cell/>
          <table:table-cell table:formula="of:=IF(NOT([.$I173]=&quot;&quot;);IF([.$C173]=[.J$1];[.$I173];&quot;&quot;);&quot;&quot;)">
            <text:p/>
          </table:table-cell>
          <table:table-cell table:formula="of:=IF(NOT([.$I173]=&quot;&quot;);IF([.$C173]=[.K$1];[.$I173];&quot;&quot;);&quot;&quot;)">
            <text:p/>
          </table:table-cell>
          <table:table-cell table:formula="of:=IF(NOT([.$I173]=&quot;&quot;);IF([.$C173]=[.L$1];[.$I173];&quot;&quot;);&quot;&quot;)">
            <text:p/>
          </table:table-cell>
          <table:table-cell table:formula="of:=IF(NOT([.$I173]=&quot;&quot;);IF([.$C173]=[.M$1];[.$I173];&quot;&quot;);&quot;&quot;)">
            <text:p/>
          </table:table-cell>
          <table:table-cell table:formula="of:=IF(NOT([.$I173]=&quot;&quot;);IF([.$C173]=[.N$1];[.$I173];&quot;&quot;);&quot;&quot;)">
            <text:p/>
          </table:table-cell>
          <table:table-cell table:formula="of:=IF(NOT([.$I173]=&quot;&quot;);IF([.$C173]=[.O$1];[.$I173];&quot;&quot;);&quot;&quot;)">
            <text:p/>
          </table:table-cell>
          <table:table-cell table:formula="of:=IF(NOT([.$I173]=&quot;&quot;);IF([.$C173]=[.P$1];[.$I173];&quot;&quot;);&quot;&quot;)">
            <text:p/>
          </table:table-cell>
          <table:table-cell table:formula="of:=IF(NOT([.$I173]=&quot;&quot;);IF([.$C173]=[.Q$1];[.$I173];&quot;&quot;);&quot;&quot;)">
            <text:p/>
          </table:table-cell>
          <table:table-cell table:formula="of:=IF(NOT([.$I173]=&quot;&quot;);IF([.$C173]=[.R$1];[.$I173];&quot;&quot;);&quot;&quot;)">
            <text:p/>
          </table:table-cell>
          <table:table-cell table:formula="of:=IF(NOT([.$I173]=&quot;&quot;);IF([.$C173]=[.S$1];[.$I173];&quot;&quot;);&quot;&quot;)">
            <text:p/>
          </table:table-cell>
          <table:table-cell table:formula="of:=IF(NOT([.$I173]=&quot;&quot;);IF([.$C173]=[.T$1];[.$I173];&quot;&quot;);&quot;&quot;)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at Grimsby and Cleethorp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4114538247756" calcext:value-type="percentage">
            <text:p>31.41%</text:p>
          </table:table-cell>
          <table:table-cell table:formula="of:=IF([.D174]=&quot;con&quot;;[.E174];-[.E174])" office:value-type="percentage" office:value="0.314114538247756" calcext:value-type="percentage">
            <text:p>31.41%</text:p>
          </table:table-cell>
          <table:table-cell table:formula="of:=IF([.D174]=&quot;lab&quot;;[.E174];-[.E174])" office:value-type="percentage" office:value="-0.314114538247756" calcext:value-type="percentage">
            <text:p>-31.41%</text:p>
          </table:table-cell>
          <table:table-cell table:formula="of:=IF([.D174]=&quot;lib&quot;;[.E174];-[.E174])" office:value-type="percentage" office:value="-0.314114538247756" calcext:value-type="percentage">
            <text:p>-31.41%</text:p>
          </table:table-cell>
          <table:table-cell/>
          <table:table-cell table:formula="of:=IF(NOT([.$I174]=&quot;&quot;);IF([.$C174]=[.J$1];[.$I174];&quot;&quot;);&quot;&quot;)">
            <text:p/>
          </table:table-cell>
          <table:table-cell table:formula="of:=IF(NOT([.$I174]=&quot;&quot;);IF([.$C174]=[.K$1];[.$I174];&quot;&quot;);&quot;&quot;)">
            <text:p/>
          </table:table-cell>
          <table:table-cell table:formula="of:=IF(NOT([.$I174]=&quot;&quot;);IF([.$C174]=[.L$1];[.$I174];&quot;&quot;);&quot;&quot;)">
            <text:p/>
          </table:table-cell>
          <table:table-cell table:formula="of:=IF(NOT([.$I174]=&quot;&quot;);IF([.$C174]=[.M$1];[.$I174];&quot;&quot;);&quot;&quot;)">
            <text:p/>
          </table:table-cell>
          <table:table-cell table:formula="of:=IF(NOT([.$I174]=&quot;&quot;);IF([.$C174]=[.N$1];[.$I174];&quot;&quot;);&quot;&quot;)">
            <text:p/>
          </table:table-cell>
          <table:table-cell table:formula="of:=IF(NOT([.$I174]=&quot;&quot;);IF([.$C174]=[.O$1];[.$I174];&quot;&quot;);&quot;&quot;)">
            <text:p/>
          </table:table-cell>
          <table:table-cell table:formula="of:=IF(NOT([.$I174]=&quot;&quot;);IF([.$C174]=[.P$1];[.$I174];&quot;&quot;);&quot;&quot;)">
            <text:p/>
          </table:table-cell>
          <table:table-cell table:formula="of:=IF(NOT([.$I174]=&quot;&quot;);IF([.$C174]=[.Q$1];[.$I174];&quot;&quot;);&quot;&quot;)">
            <text:p/>
          </table:table-cell>
          <table:table-cell table:formula="of:=IF(NOT([.$I174]=&quot;&quot;);IF([.$C174]=[.R$1];[.$I174];&quot;&quot;);&quot;&quot;)">
            <text:p/>
          </table:table-cell>
          <table:table-cell table:formula="of:=IF(NOT([.$I174]=&quot;&quot;);IF([.$C174]=[.S$1];[.$I174];&quot;&quot;);&quot;&quot;)">
            <text:p/>
          </table:table-cell>
          <table:table-cell table:formula="of:=IF(NOT([.$I174]=&quot;&quot;);IF([.$C174]=[.T$1];[.$I174];&quot;&quot;);&quot;&quot;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arborough, Oadby and Wi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1456009312252" calcext:value-type="percentage">
            <text:p>31.15%</text:p>
          </table:table-cell>
          <table:table-cell table:formula="of:=IF([.D175]=&quot;con&quot;;[.E175];-[.E175])" office:value-type="percentage" office:value="0.311456009312252" calcext:value-type="percentage">
            <text:p>31.15%</text:p>
          </table:table-cell>
          <table:table-cell table:formula="of:=IF([.D175]=&quot;lab&quot;;[.E175];-[.E175])" office:value-type="percentage" office:value="-0.311456009312252" calcext:value-type="percentage">
            <text:p>-31.15%</text:p>
          </table:table-cell>
          <table:table-cell table:formula="of:=IF([.D175]=&quot;lib&quot;;[.E175];-[.E175])" office:value-type="percentage" office:value="-0.311456009312252" calcext:value-type="percentage">
            <text:p>-31.15%</text:p>
          </table:table-cell>
          <table:table-cell/>
          <table:table-cell table:formula="of:=IF(NOT([.$I175]=&quot;&quot;);IF([.$C175]=[.J$1];[.$I175];&quot;&quot;);&quot;&quot;)">
            <text:p/>
          </table:table-cell>
          <table:table-cell table:formula="of:=IF(NOT([.$I175]=&quot;&quot;);IF([.$C175]=[.K$1];[.$I175];&quot;&quot;);&quot;&quot;)">
            <text:p/>
          </table:table-cell>
          <table:table-cell table:formula="of:=IF(NOT([.$I175]=&quot;&quot;);IF([.$C175]=[.L$1];[.$I175];&quot;&quot;);&quot;&quot;)">
            <text:p/>
          </table:table-cell>
          <table:table-cell table:formula="of:=IF(NOT([.$I175]=&quot;&quot;);IF([.$C175]=[.M$1];[.$I175];&quot;&quot;);&quot;&quot;)">
            <text:p/>
          </table:table-cell>
          <table:table-cell table:formula="of:=IF(NOT([.$I175]=&quot;&quot;);IF([.$C175]=[.N$1];[.$I175];&quot;&quot;);&quot;&quot;)">
            <text:p/>
          </table:table-cell>
          <table:table-cell table:formula="of:=IF(NOT([.$I175]=&quot;&quot;);IF([.$C175]=[.O$1];[.$I175];&quot;&quot;);&quot;&quot;)">
            <text:p/>
          </table:table-cell>
          <table:table-cell table:formula="of:=IF(NOT([.$I175]=&quot;&quot;);IF([.$C175]=[.P$1];[.$I175];&quot;&quot;);&quot;&quot;)">
            <text:p/>
          </table:table-cell>
          <table:table-cell table:formula="of:=IF(NOT([.$I175]=&quot;&quot;);IF([.$C175]=[.Q$1];[.$I175];&quot;&quot;);&quot;&quot;)">
            <text:p/>
          </table:table-cell>
          <table:table-cell table:formula="of:=IF(NOT([.$I175]=&quot;&quot;);IF([.$C175]=[.R$1];[.$I175];&quot;&quot;);&quot;&quot;)">
            <text:p/>
          </table:table-cell>
          <table:table-cell table:formula="of:=IF(NOT([.$I175]=&quot;&quot;);IF([.$C175]=[.S$1];[.$I175];&quot;&quot;);&quot;&quot;)">
            <text:p/>
          </table:table-cell>
          <table:table-cell table:formula="of:=IF(NOT([.$I175]=&quot;&quot;);IF([.$C175]=[.T$1];[.$I175];&quot;&quot;);&quot;&quot;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3" office:value-type="string" calcext:value-type="string">
            <text:p>Chelms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08499069175898" calcext:value-type="percentage">
            <text:p>30.85%</text:p>
          </table:table-cell>
          <table:table-cell table:formula="of:=IF([.D176]=&quot;con&quot;;[.E176];-[.E176])" office:value-type="percentage" office:value="0.308499069175898" calcext:value-type="percentage">
            <text:p>30.85%</text:p>
          </table:table-cell>
          <table:table-cell table:formula="of:=IF([.D176]=&quot;lab&quot;;[.E176];-[.E176])" office:value-type="percentage" office:value="-0.308499069175898" calcext:value-type="percentage">
            <text:p>-30.85%</text:p>
          </table:table-cell>
          <table:table-cell table:formula="of:=IF([.D176]=&quot;lib&quot;;[.E176];-[.E176])" office:value-type="percentage" office:value="-0.308499069175898" calcext:value-type="percentage">
            <text:p>-30.85%</text:p>
          </table:table-cell>
          <table:table-cell/>
          <table:table-cell table:formula="of:=IF(NOT([.$I176]=&quot;&quot;);IF([.$C176]=[.J$1];[.$I176];&quot;&quot;);&quot;&quot;)">
            <text:p/>
          </table:table-cell>
          <table:table-cell table:formula="of:=IF(NOT([.$I176]=&quot;&quot;);IF([.$C176]=[.K$1];[.$I176];&quot;&quot;);&quot;&quot;)">
            <text:p/>
          </table:table-cell>
          <table:table-cell table:formula="of:=IF(NOT([.$I176]=&quot;&quot;);IF([.$C176]=[.L$1];[.$I176];&quot;&quot;);&quot;&quot;)">
            <text:p/>
          </table:table-cell>
          <table:table-cell table:formula="of:=IF(NOT([.$I176]=&quot;&quot;);IF([.$C176]=[.M$1];[.$I176];&quot;&quot;);&quot;&quot;)">
            <text:p/>
          </table:table-cell>
          <table:table-cell table:formula="of:=IF(NOT([.$I176]=&quot;&quot;);IF([.$C176]=[.N$1];[.$I176];&quot;&quot;);&quot;&quot;)">
            <text:p/>
          </table:table-cell>
          <table:table-cell table:formula="of:=IF(NOT([.$I176]=&quot;&quot;);IF([.$C176]=[.O$1];[.$I176];&quot;&quot;);&quot;&quot;)">
            <text:p/>
          </table:table-cell>
          <table:table-cell table:formula="of:=IF(NOT([.$I176]=&quot;&quot;);IF([.$C176]=[.P$1];[.$I176];&quot;&quot;);&quot;&quot;)">
            <text:p/>
          </table:table-cell>
          <table:table-cell table:formula="of:=IF(NOT([.$I176]=&quot;&quot;);IF([.$C176]=[.Q$1];[.$I176];&quot;&quot;);&quot;&quot;)">
            <text:p/>
          </table:table-cell>
          <table:table-cell table:formula="of:=IF(NOT([.$I176]=&quot;&quot;);IF([.$C176]=[.R$1];[.$I176];&quot;&quot;);&quot;&quot;)">
            <text:p/>
          </table:table-cell>
          <table:table-cell table:formula="of:=IF(NOT([.$I176]=&quot;&quot;);IF([.$C176]=[.S$1];[.$I176];&quot;&quot;);&quot;&quot;)">
            <text:p/>
          </table:table-cell>
          <table:table-cell table:formula="of:=IF(NOT([.$I176]=&quot;&quot;);IF([.$C176]=[.T$1];[.$I176];&quot;&quot;);&quot;&quot;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n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7638027626909" calcext:value-type="percentage">
            <text:p>30.76%</text:p>
          </table:table-cell>
          <table:table-cell table:formula="of:=IF([.D177]=&quot;con&quot;;[.E177];-[.E177])" office:value-type="percentage" office:value="0.307638027626909" calcext:value-type="percentage">
            <text:p>30.76%</text:p>
          </table:table-cell>
          <table:table-cell table:formula="of:=IF([.D177]=&quot;lab&quot;;[.E177];-[.E177])" office:value-type="percentage" office:value="-0.307638027626909" calcext:value-type="percentage">
            <text:p>-30.76%</text:p>
          </table:table-cell>
          <table:table-cell table:formula="of:=IF([.D177]=&quot;lib&quot;;[.E177];-[.E177])" office:value-type="percentage" office:value="-0.307638027626909" calcext:value-type="percentage">
            <text:p>-30.76%</text:p>
          </table:table-cell>
          <table:table-cell/>
          <table:table-cell table:formula="of:=IF(NOT([.$I177]=&quot;&quot;);IF([.$C177]=[.J$1];[.$I177];&quot;&quot;);&quot;&quot;)">
            <text:p/>
          </table:table-cell>
          <table:table-cell table:formula="of:=IF(NOT([.$I177]=&quot;&quot;);IF([.$C177]=[.K$1];[.$I177];&quot;&quot;);&quot;&quot;)">
            <text:p/>
          </table:table-cell>
          <table:table-cell table:formula="of:=IF(NOT([.$I177]=&quot;&quot;);IF([.$C177]=[.L$1];[.$I177];&quot;&quot;);&quot;&quot;)">
            <text:p/>
          </table:table-cell>
          <table:table-cell table:formula="of:=IF(NOT([.$I177]=&quot;&quot;);IF([.$C177]=[.M$1];[.$I177];&quot;&quot;);&quot;&quot;)">
            <text:p/>
          </table:table-cell>
          <table:table-cell table:formula="of:=IF(NOT([.$I177]=&quot;&quot;);IF([.$C177]=[.N$1];[.$I177];&quot;&quot;);&quot;&quot;)">
            <text:p/>
          </table:table-cell>
          <table:table-cell table:formula="of:=IF(NOT([.$I177]=&quot;&quot;);IF([.$C177]=[.O$1];[.$I177];&quot;&quot;);&quot;&quot;)">
            <text:p/>
          </table:table-cell>
          <table:table-cell table:formula="of:=IF(NOT([.$I177]=&quot;&quot;);IF([.$C177]=[.P$1];[.$I177];&quot;&quot;);&quot;&quot;)">
            <text:p/>
          </table:table-cell>
          <table:table-cell table:formula="of:=IF(NOT([.$I177]=&quot;&quot;);IF([.$C177]=[.Q$1];[.$I177];&quot;&quot;);&quot;&quot;)">
            <text:p/>
          </table:table-cell>
          <table:table-cell table:formula="of:=IF(NOT([.$I177]=&quot;&quot;);IF([.$C177]=[.R$1];[.$I177];&quot;&quot;);&quot;&quot;)">
            <text:p/>
          </table:table-cell>
          <table:table-cell table:formula="of:=IF(NOT([.$I177]=&quot;&quot;);IF([.$C177]=[.S$1];[.$I177];&quot;&quot;);&quot;&quot;)">
            <text:p/>
          </table:table-cell>
          <table:table-cell table:formula="of:=IF(NOT([.$I177]=&quot;&quot;);IF([.$C177]=[.T$1];[.$I177];&quot;&quot;);&quot;&quot;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end West and Le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99922203205" calcext:value-type="percentage">
            <text:p>30.65%</text:p>
          </table:table-cell>
          <table:table-cell table:formula="of:=IF([.D178]=&quot;con&quot;;[.E178];-[.E178])" office:value-type="percentage" office:value="0.306499922203205" calcext:value-type="percentage">
            <text:p>30.65%</text:p>
          </table:table-cell>
          <table:table-cell table:formula="of:=IF([.D178]=&quot;lab&quot;;[.E178];-[.E178])" office:value-type="percentage" office:value="-0.306499922203205" calcext:value-type="percentage">
            <text:p>-30.65%</text:p>
          </table:table-cell>
          <table:table-cell table:formula="of:=IF([.D178]=&quot;lib&quot;;[.E178];-[.E178])" office:value-type="percentage" office:value="-0.306499922203205" calcext:value-type="percentage">
            <text:p>-30.65%</text:p>
          </table:table-cell>
          <table:table-cell/>
          <table:table-cell table:formula="of:=IF(NOT([.$I178]=&quot;&quot;);IF([.$C178]=[.J$1];[.$I178];&quot;&quot;);&quot;&quot;)">
            <text:p/>
          </table:table-cell>
          <table:table-cell table:formula="of:=IF(NOT([.$I178]=&quot;&quot;);IF([.$C178]=[.K$1];[.$I178];&quot;&quot;);&quot;&quot;)">
            <text:p/>
          </table:table-cell>
          <table:table-cell table:formula="of:=IF(NOT([.$I178]=&quot;&quot;);IF([.$C178]=[.L$1];[.$I178];&quot;&quot;);&quot;&quot;)">
            <text:p/>
          </table:table-cell>
          <table:table-cell table:formula="of:=IF(NOT([.$I178]=&quot;&quot;);IF([.$C178]=[.M$1];[.$I178];&quot;&quot;);&quot;&quot;)">
            <text:p/>
          </table:table-cell>
          <table:table-cell table:formula="of:=IF(NOT([.$I178]=&quot;&quot;);IF([.$C178]=[.N$1];[.$I178];&quot;&quot;);&quot;&quot;)">
            <text:p/>
          </table:table-cell>
          <table:table-cell table:formula="of:=IF(NOT([.$I178]=&quot;&quot;);IF([.$C178]=[.O$1];[.$I178];&quot;&quot;);&quot;&quot;)">
            <text:p/>
          </table:table-cell>
          <table:table-cell table:formula="of:=IF(NOT([.$I178]=&quot;&quot;);IF([.$C178]=[.P$1];[.$I178];&quot;&quot;);&quot;&quot;)">
            <text:p/>
          </table:table-cell>
          <table:table-cell table:formula="of:=IF(NOT([.$I178]=&quot;&quot;);IF([.$C178]=[.Q$1];[.$I178];&quot;&quot;);&quot;&quot;)">
            <text:p/>
          </table:table-cell>
          <table:table-cell table:formula="of:=IF(NOT([.$I178]=&quot;&quot;);IF([.$C178]=[.R$1];[.$I178];&quot;&quot;);&quot;&quot;)">
            <text:p/>
          </table:table-cell>
          <table:table-cell table:formula="of:=IF(NOT([.$I178]=&quot;&quot;);IF([.$C178]=[.S$1];[.$I178];&quot;&quot;);&quot;&quot;)">
            <text:p/>
          </table:table-cell>
          <table:table-cell table:formula="of:=IF(NOT([.$I178]=&quot;&quot;);IF([.$C178]=[.T$1];[.$I178];&quot;&quot;)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urton and Uttox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36951696438" calcext:value-type="percentage">
            <text:p>30.64%</text:p>
          </table:table-cell>
          <table:table-cell table:formula="of:=IF([.D179]=&quot;con&quot;;[.E179];-[.E179])" office:value-type="percentage" office:value="0.306436951696438" calcext:value-type="percentage">
            <text:p>30.64%</text:p>
          </table:table-cell>
          <table:table-cell table:formula="of:=IF([.D179]=&quot;lab&quot;;[.E179];-[.E179])" office:value-type="percentage" office:value="-0.306436951696438" calcext:value-type="percentage">
            <text:p>-30.64%</text:p>
          </table:table-cell>
          <table:table-cell table:formula="of:=IF([.D179]=&quot;lib&quot;;[.E179];-[.E179])" office:value-type="percentage" office:value="-0.306436951696438" calcext:value-type="percentage">
            <text:p>-30.64%</text:p>
          </table:table-cell>
          <table:table-cell/>
          <table:table-cell table:formula="of:=IF(NOT([.$I179]=&quot;&quot;);IF([.$C179]=[.J$1];[.$I179];&quot;&quot;);&quot;&quot;)">
            <text:p/>
          </table:table-cell>
          <table:table-cell table:formula="of:=IF(NOT([.$I179]=&quot;&quot;);IF([.$C179]=[.K$1];[.$I179];&quot;&quot;);&quot;&quot;)">
            <text:p/>
          </table:table-cell>
          <table:table-cell table:formula="of:=IF(NOT([.$I179]=&quot;&quot;);IF([.$C179]=[.L$1];[.$I179];&quot;&quot;);&quot;&quot;)">
            <text:p/>
          </table:table-cell>
          <table:table-cell table:formula="of:=IF(NOT([.$I179]=&quot;&quot;);IF([.$C179]=[.M$1];[.$I179];&quot;&quot;);&quot;&quot;)">
            <text:p/>
          </table:table-cell>
          <table:table-cell table:formula="of:=IF(NOT([.$I179]=&quot;&quot;);IF([.$C179]=[.N$1];[.$I179];&quot;&quot;);&quot;&quot;)">
            <text:p/>
          </table:table-cell>
          <table:table-cell table:formula="of:=IF(NOT([.$I179]=&quot;&quot;);IF([.$C179]=[.O$1];[.$I179];&quot;&quot;);&quot;&quot;)">
            <text:p/>
          </table:table-cell>
          <table:table-cell table:formula="of:=IF(NOT([.$I179]=&quot;&quot;);IF([.$C179]=[.P$1];[.$I179];&quot;&quot;);&quot;&quot;)">
            <text:p/>
          </table:table-cell>
          <table:table-cell table:formula="of:=IF(NOT([.$I179]=&quot;&quot;);IF([.$C179]=[.Q$1];[.$I179];&quot;&quot;);&quot;&quot;)">
            <text:p/>
          </table:table-cell>
          <table:table-cell table:formula="of:=IF(NOT([.$I179]=&quot;&quot;);IF([.$C179]=[.R$1];[.$I179];&quot;&quot;);&quot;&quot;)">
            <text:p/>
          </table:table-cell>
          <table:table-cell table:formula="of:=IF(NOT([.$I179]=&quot;&quot;);IF([.$C179]=[.S$1];[.$I179];&quot;&quot;);&quot;&quot;)">
            <text:p/>
          </table:table-cell>
          <table:table-cell table:formula="of:=IF(NOT([.$I179]=&quot;&quot;);IF([.$C179]=[.T$1];[.$I179];&quot;&quot;);&quot;&quot;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0" office:value-type="string" calcext:value-type="string">
            <text:p>South West Hertford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306082638765738" calcext:value-type="percentage">
            <text:p>30.61%</text:p>
          </table:table-cell>
          <table:table-cell table:formula="of:=IF([.D180]=&quot;con&quot;;[.E180];-[.E180])" office:value-type="percentage" office:value="0.306082638765738" calcext:value-type="percentage">
            <text:p>30.61%</text:p>
          </table:table-cell>
          <table:table-cell table:formula="of:=IF([.D180]=&quot;lab&quot;;[.E180];-[.E180])" office:value-type="percentage" office:value="-0.306082638765738" calcext:value-type="percentage">
            <text:p>-30.61%</text:p>
          </table:table-cell>
          <table:table-cell table:formula="of:=IF([.D180]=&quot;lib&quot;;[.E180];-[.E180])" office:value-type="percentage" office:value="-0.306082638765738" calcext:value-type="percentage">
            <text:p>-30.61%</text:p>
          </table:table-cell>
          <table:table-cell/>
          <table:table-cell table:formula="of:=IF(NOT([.$I180]=&quot;&quot;);IF([.$C180]=[.J$1];[.$I180];&quot;&quot;);&quot;&quot;)">
            <text:p/>
          </table:table-cell>
          <table:table-cell table:formula="of:=IF(NOT([.$I180]=&quot;&quot;);IF([.$C180]=[.K$1];[.$I180];&quot;&quot;);&quot;&quot;)">
            <text:p/>
          </table:table-cell>
          <table:table-cell table:formula="of:=IF(NOT([.$I180]=&quot;&quot;);IF([.$C180]=[.L$1];[.$I180];&quot;&quot;);&quot;&quot;)">
            <text:p/>
          </table:table-cell>
          <table:table-cell table:formula="of:=IF(NOT([.$I180]=&quot;&quot;);IF([.$C180]=[.M$1];[.$I180];&quot;&quot;);&quot;&quot;)">
            <text:p/>
          </table:table-cell>
          <table:table-cell table:formula="of:=IF(NOT([.$I180]=&quot;&quot;);IF([.$C180]=[.N$1];[.$I180];&quot;&quot;);&quot;&quot;)">
            <text:p/>
          </table:table-cell>
          <table:table-cell table:formula="of:=IF(NOT([.$I180]=&quot;&quot;);IF([.$C180]=[.O$1];[.$I180];&quot;&quot;);&quot;&quot;)">
            <text:p/>
          </table:table-cell>
          <table:table-cell table:formula="of:=IF(NOT([.$I180]=&quot;&quot;);IF([.$C180]=[.P$1];[.$I180];&quot;&quot;);&quot;&quot;)">
            <text:p/>
          </table:table-cell>
          <table:table-cell table:formula="of:=IF(NOT([.$I180]=&quot;&quot;);IF([.$C180]=[.Q$1];[.$I180];&quot;&quot;);&quot;&quot;)">
            <text:p/>
          </table:table-cell>
          <table:table-cell table:formula="of:=IF(NOT([.$I180]=&quot;&quot;);IF([.$C180]=[.R$1];[.$I180];&quot;&quot;);&quot;&quot;)">
            <text:p/>
          </table:table-cell>
          <table:table-cell table:formula="of:=IF(NOT([.$I180]=&quot;&quot;);IF([.$C180]=[.S$1];[.$I180];&quot;&quot;);&quot;&quot;)">
            <text:p/>
          </table:table-cell>
          <table:table-cell table:formula="of:=IF(NOT([.$I180]=&quot;&quot;);IF([.$C180]=[.T$1];[.$I180];&quot;&quot;);&quot;&quot;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St Austell and Newqu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5549466972202" calcext:value-type="percentage">
            <text:p>30.55%</text:p>
          </table:table-cell>
          <table:table-cell table:formula="of:=IF([.D181]=&quot;con&quot;;[.E181];-[.E181])" office:value-type="percentage" office:value="0.305549466972202" calcext:value-type="percentage">
            <text:p>30.55%</text:p>
          </table:table-cell>
          <table:table-cell table:formula="of:=IF([.D181]=&quot;lab&quot;;[.E181];-[.E181])" office:value-type="percentage" office:value="-0.305549466972202" calcext:value-type="percentage">
            <text:p>-30.55%</text:p>
          </table:table-cell>
          <table:table-cell table:formula="of:=IF([.D181]=&quot;lib&quot;;[.E181];-[.E181])" office:value-type="percentage" office:value="-0.305549466972202" calcext:value-type="percentage">
            <text:p>-30.55%</text:p>
          </table:table-cell>
          <table:table-cell/>
          <table:table-cell table:formula="of:=IF(NOT([.$I181]=&quot;&quot;);IF([.$C181]=[.J$1];[.$I181];&quot;&quot;);&quot;&quot;)">
            <text:p/>
          </table:table-cell>
          <table:table-cell table:formula="of:=IF(NOT([.$I181]=&quot;&quot;);IF([.$C181]=[.K$1];[.$I181];&quot;&quot;);&quot;&quot;)">
            <text:p/>
          </table:table-cell>
          <table:table-cell table:formula="of:=IF(NOT([.$I181]=&quot;&quot;);IF([.$C181]=[.L$1];[.$I181];&quot;&quot;);&quot;&quot;)">
            <text:p/>
          </table:table-cell>
          <table:table-cell table:formula="of:=IF(NOT([.$I181]=&quot;&quot;);IF([.$C181]=[.M$1];[.$I181];&quot;&quot;);&quot;&quot;)">
            <text:p/>
          </table:table-cell>
          <table:table-cell table:formula="of:=IF(NOT([.$I181]=&quot;&quot;);IF([.$C181]=[.N$1];[.$I181];&quot;&quot;);&quot;&quot;)">
            <text:p/>
          </table:table-cell>
          <table:table-cell table:formula="of:=IF(NOT([.$I181]=&quot;&quot;);IF([.$C181]=[.O$1];[.$I181];&quot;&quot;);&quot;&quot;)">
            <text:p/>
          </table:table-cell>
          <table:table-cell table:formula="of:=IF(NOT([.$I181]=&quot;&quot;);IF([.$C181]=[.P$1];[.$I181];&quot;&quot;);&quot;&quot;)">
            <text:p/>
          </table:table-cell>
          <table:table-cell table:formula="of:=IF(NOT([.$I181]=&quot;&quot;);IF([.$C181]=[.Q$1];[.$I181];&quot;&quot;);&quot;&quot;)">
            <text:p/>
          </table:table-cell>
          <table:table-cell table:formula="of:=IF(NOT([.$I181]=&quot;&quot;);IF([.$C181]=[.R$1];[.$I181];&quot;&quot;);&quot;&quot;)">
            <text:p/>
          </table:table-cell>
          <table:table-cell table:formula="of:=IF(NOT([.$I181]=&quot;&quot;);IF([.$C181]=[.S$1];[.$I181];&quot;&quot;);&quot;&quot;)">
            <text:p/>
          </table:table-cell>
          <table:table-cell table:formula="of:=IF(NOT([.$I181]=&quot;&quot;);IF([.$C181]=[.T$1];[.$I181];&quot;&quot;);&quot;&quot;)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emel Hempst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3009660639089" calcext:value-type="percentage">
            <text:p>30.30%</text:p>
          </table:table-cell>
          <table:table-cell table:formula="of:=IF([.D182]=&quot;con&quot;;[.E182];-[.E182])" office:value-type="percentage" office:value="0.303009660639089" calcext:value-type="percentage">
            <text:p>30.30%</text:p>
          </table:table-cell>
          <table:table-cell table:formula="of:=IF([.D182]=&quot;lab&quot;;[.E182];-[.E182])" office:value-type="percentage" office:value="-0.303009660639089" calcext:value-type="percentage">
            <text:p>-30.30%</text:p>
          </table:table-cell>
          <table:table-cell table:formula="of:=IF([.D182]=&quot;lib&quot;;[.E182];-[.E182])" office:value-type="percentage" office:value="-0.303009660639089" calcext:value-type="percentage">
            <text:p>-30.30%</text:p>
          </table:table-cell>
          <table:table-cell/>
          <table:table-cell table:formula="of:=IF(NOT([.$I182]=&quot;&quot;);IF([.$C182]=[.J$1];[.$I182];&quot;&quot;);&quot;&quot;)">
            <text:p/>
          </table:table-cell>
          <table:table-cell table:formula="of:=IF(NOT([.$I182]=&quot;&quot;);IF([.$C182]=[.K$1];[.$I182];&quot;&quot;);&quot;&quot;)">
            <text:p/>
          </table:table-cell>
          <table:table-cell table:formula="of:=IF(NOT([.$I182]=&quot;&quot;);IF([.$C182]=[.L$1];[.$I182];&quot;&quot;);&quot;&quot;)">
            <text:p/>
          </table:table-cell>
          <table:table-cell table:formula="of:=IF(NOT([.$I182]=&quot;&quot;);IF([.$C182]=[.M$1];[.$I182];&quot;&quot;);&quot;&quot;)">
            <text:p/>
          </table:table-cell>
          <table:table-cell table:formula="of:=IF(NOT([.$I182]=&quot;&quot;);IF([.$C182]=[.N$1];[.$I182];&quot;&quot;);&quot;&quot;)">
            <text:p/>
          </table:table-cell>
          <table:table-cell table:formula="of:=IF(NOT([.$I182]=&quot;&quot;);IF([.$C182]=[.O$1];[.$I182];&quot;&quot;);&quot;&quot;)">
            <text:p/>
          </table:table-cell>
          <table:table-cell table:formula="of:=IF(NOT([.$I182]=&quot;&quot;);IF([.$C182]=[.P$1];[.$I182];&quot;&quot;);&quot;&quot;)">
            <text:p/>
          </table:table-cell>
          <table:table-cell table:formula="of:=IF(NOT([.$I182]=&quot;&quot;);IF([.$C182]=[.Q$1];[.$I182];&quot;&quot;);&quot;&quot;)">
            <text:p/>
          </table:table-cell>
          <table:table-cell table:formula="of:=IF(NOT([.$I182]=&quot;&quot;);IF([.$C182]=[.R$1];[.$I182];&quot;&quot;);&quot;&quot;)">
            <text:p/>
          </table:table-cell>
          <table:table-cell table:formula="of:=IF(NOT([.$I182]=&quot;&quot;);IF([.$C182]=[.S$1];[.$I182];&quot;&quot;);&quot;&quot;)">
            <text:p/>
          </table:table-cell>
          <table:table-cell table:formula="of:=IF(NOT([.$I182]=&quot;&quot;);IF([.$C182]=[.T$1];[.$I182];&quot;&quot;);&quot;&quot;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wind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792414190328" calcext:value-type="percentage">
            <text:p>30.28%</text:p>
          </table:table-cell>
          <table:table-cell table:formula="of:=IF([.D183]=&quot;con&quot;;[.E183];-[.E183])" office:value-type="percentage" office:value="0.302792414190328" calcext:value-type="percentage">
            <text:p>30.28%</text:p>
          </table:table-cell>
          <table:table-cell table:formula="of:=IF([.D183]=&quot;lab&quot;;[.E183];-[.E183])" office:value-type="percentage" office:value="-0.302792414190328" calcext:value-type="percentage">
            <text:p>-30.28%</text:p>
          </table:table-cell>
          <table:table-cell table:formula="of:=IF([.D183]=&quot;lib&quot;;[.E183];-[.E183])" office:value-type="percentage" office:value="-0.302792414190328" calcext:value-type="percentage">
            <text:p>-30.28%</text:p>
          </table:table-cell>
          <table:table-cell/>
          <table:table-cell table:formula="of:=IF(NOT([.$I183]=&quot;&quot;);IF([.$C183]=[.J$1];[.$I183];&quot;&quot;);&quot;&quot;)">
            <text:p/>
          </table:table-cell>
          <table:table-cell table:formula="of:=IF(NOT([.$I183]=&quot;&quot;);IF([.$C183]=[.K$1];[.$I183];&quot;&quot;);&quot;&quot;)">
            <text:p/>
          </table:table-cell>
          <table:table-cell table:formula="of:=IF(NOT([.$I183]=&quot;&quot;);IF([.$C183]=[.L$1];[.$I183];&quot;&quot;);&quot;&quot;)">
            <text:p/>
          </table:table-cell>
          <table:table-cell table:formula="of:=IF(NOT([.$I183]=&quot;&quot;);IF([.$C183]=[.M$1];[.$I183];&quot;&quot;);&quot;&quot;)">
            <text:p/>
          </table:table-cell>
          <table:table-cell table:formula="of:=IF(NOT([.$I183]=&quot;&quot;);IF([.$C183]=[.N$1];[.$I183];&quot;&quot;);&quot;&quot;)">
            <text:p/>
          </table:table-cell>
          <table:table-cell table:formula="of:=IF(NOT([.$I183]=&quot;&quot;);IF([.$C183]=[.O$1];[.$I183];&quot;&quot;);&quot;&quot;)">
            <text:p/>
          </table:table-cell>
          <table:table-cell table:formula="of:=IF(NOT([.$I183]=&quot;&quot;);IF([.$C183]=[.P$1];[.$I183];&quot;&quot;);&quot;&quot;)">
            <text:p/>
          </table:table-cell>
          <table:table-cell table:formula="of:=IF(NOT([.$I183]=&quot;&quot;);IF([.$C183]=[.Q$1];[.$I183];&quot;&quot;);&quot;&quot;)">
            <text:p/>
          </table:table-cell>
          <table:table-cell table:formula="of:=IF(NOT([.$I183]=&quot;&quot;);IF([.$C183]=[.R$1];[.$I183];&quot;&quot;);&quot;&quot;)">
            <text:p/>
          </table:table-cell>
          <table:table-cell table:formula="of:=IF(NOT([.$I183]=&quot;&quot;);IF([.$C183]=[.S$1];[.$I183];&quot;&quot;);&quot;&quot;)">
            <text:p/>
          </table:table-cell>
          <table:table-cell table:formula="of:=IF(NOT([.$I183]=&quot;&quot;);IF([.$C183]=[.T$1];[.$I183];&quot;&quot;);&quot;&quot;)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nea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174812635064" calcext:value-type="percentage">
            <text:p>30.22%</text:p>
          </table:table-cell>
          <table:table-cell table:formula="of:=IF([.D184]=&quot;con&quot;;[.E184];-[.E184])" office:value-type="percentage" office:value="0.302174812635064" calcext:value-type="percentage">
            <text:p>30.22%</text:p>
          </table:table-cell>
          <table:table-cell table:formula="of:=IF([.D184]=&quot;lab&quot;;[.E184];-[.E184])" office:value-type="percentage" office:value="-0.302174812635064" calcext:value-type="percentage">
            <text:p>-30.22%</text:p>
          </table:table-cell>
          <table:table-cell table:formula="of:=IF([.D184]=&quot;lib&quot;;[.E184];-[.E184])" office:value-type="percentage" office:value="-0.302174812635064" calcext:value-type="percentage">
            <text:p>-30.22%</text:p>
          </table:table-cell>
          <table:table-cell/>
          <table:table-cell table:formula="of:=IF(NOT([.$I184]=&quot;&quot;);IF([.$C184]=[.J$1];[.$I184];&quot;&quot;);&quot;&quot;)">
            <text:p/>
          </table:table-cell>
          <table:table-cell table:formula="of:=IF(NOT([.$I184]=&quot;&quot;);IF([.$C184]=[.K$1];[.$I184];&quot;&quot;);&quot;&quot;)">
            <text:p/>
          </table:table-cell>
          <table:table-cell table:formula="of:=IF(NOT([.$I184]=&quot;&quot;);IF([.$C184]=[.L$1];[.$I184];&quot;&quot;);&quot;&quot;)">
            <text:p/>
          </table:table-cell>
          <table:table-cell table:formula="of:=IF(NOT([.$I184]=&quot;&quot;);IF([.$C184]=[.M$1];[.$I184];&quot;&quot;);&quot;&quot;)">
            <text:p/>
          </table:table-cell>
          <table:table-cell table:formula="of:=IF(NOT([.$I184]=&quot;&quot;);IF([.$C184]=[.N$1];[.$I184];&quot;&quot;);&quot;&quot;)">
            <text:p/>
          </table:table-cell>
          <table:table-cell table:formula="of:=IF(NOT([.$I184]=&quot;&quot;);IF([.$C184]=[.O$1];[.$I184];&quot;&quot;);&quot;&quot;)">
            <text:p/>
          </table:table-cell>
          <table:table-cell table:formula="of:=IF(NOT([.$I184]=&quot;&quot;);IF([.$C184]=[.P$1];[.$I184];&quot;&quot;);&quot;&quot;)">
            <text:p/>
          </table:table-cell>
          <table:table-cell table:formula="of:=IF(NOT([.$I184]=&quot;&quot;);IF([.$C184]=[.Q$1];[.$I184];&quot;&quot;);&quot;&quot;)">
            <text:p/>
          </table:table-cell>
          <table:table-cell table:formula="of:=IF(NOT([.$I184]=&quot;&quot;);IF([.$C184]=[.R$1];[.$I184];&quot;&quot;);&quot;&quot;)">
            <text:p/>
          </table:table-cell>
          <table:table-cell table:formula="of:=IF(NOT([.$I184]=&quot;&quot;);IF([.$C184]=[.S$1];[.$I184];&quot;&quot;);&quot;&quot;)">
            <text:p/>
          </table:table-cell>
          <table:table-cell table:formula="of:=IF(NOT([.$I184]=&quot;&quot;);IF([.$C184]=[.T$1];[.$I184];&quot;&quot;);&quot;&quot;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Worthing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1057692307693" calcext:value-type="percentage">
            <text:p>30.11%</text:p>
          </table:table-cell>
          <table:table-cell table:formula="of:=IF([.D185]=&quot;con&quot;;[.E185];-[.E185])" office:value-type="percentage" office:value="0.301057692307693" calcext:value-type="percentage">
            <text:p>30.11%</text:p>
          </table:table-cell>
          <table:table-cell table:formula="of:=IF([.D185]=&quot;lab&quot;;[.E185];-[.E185])" office:value-type="percentage" office:value="-0.301057692307693" calcext:value-type="percentage">
            <text:p>-30.11%</text:p>
          </table:table-cell>
          <table:table-cell table:formula="of:=IF([.D185]=&quot;lib&quot;;[.E185];-[.E185])" office:value-type="percentage" office:value="-0.301057692307693" calcext:value-type="percentage">
            <text:p>-30.11%</text:p>
          </table:table-cell>
          <table:table-cell/>
          <table:table-cell table:formula="of:=IF(NOT([.$I185]=&quot;&quot;);IF([.$C185]=[.J$1];[.$I185];&quot;&quot;);&quot;&quot;)">
            <text:p/>
          </table:table-cell>
          <table:table-cell table:formula="of:=IF(NOT([.$I185]=&quot;&quot;);IF([.$C185]=[.K$1];[.$I185];&quot;&quot;);&quot;&quot;)">
            <text:p/>
          </table:table-cell>
          <table:table-cell table:formula="of:=IF(NOT([.$I185]=&quot;&quot;);IF([.$C185]=[.L$1];[.$I185];&quot;&quot;);&quot;&quot;)">
            <text:p/>
          </table:table-cell>
          <table:table-cell table:formula="of:=IF(NOT([.$I185]=&quot;&quot;);IF([.$C185]=[.M$1];[.$I185];&quot;&quot;);&quot;&quot;)">
            <text:p/>
          </table:table-cell>
          <table:table-cell table:formula="of:=IF(NOT([.$I185]=&quot;&quot;);IF([.$C185]=[.N$1];[.$I185];&quot;&quot;);&quot;&quot;)">
            <text:p/>
          </table:table-cell>
          <table:table-cell table:formula="of:=IF(NOT([.$I185]=&quot;&quot;);IF([.$C185]=[.O$1];[.$I185];&quot;&quot;);&quot;&quot;)">
            <text:p/>
          </table:table-cell>
          <table:table-cell table:formula="of:=IF(NOT([.$I185]=&quot;&quot;);IF([.$C185]=[.P$1];[.$I185];&quot;&quot;);&quot;&quot;)">
            <text:p/>
          </table:table-cell>
          <table:table-cell table:formula="of:=IF(NOT([.$I185]=&quot;&quot;);IF([.$C185]=[.Q$1];[.$I185];&quot;&quot;);&quot;&quot;)">
            <text:p/>
          </table:table-cell>
          <table:table-cell table:formula="of:=IF(NOT([.$I185]=&quot;&quot;);IF([.$C185]=[.R$1];[.$I185];&quot;&quot;);&quot;&quot;)">
            <text:p/>
          </table:table-cell>
          <table:table-cell table:formula="of:=IF(NOT([.$I185]=&quot;&quot;);IF([.$C185]=[.S$1];[.$I185];&quot;&quot;);&quot;&quot;)">
            <text:p/>
          </table:table-cell>
          <table:table-cell table:formula="of:=IF(NOT([.$I185]=&quot;&quot;);IF([.$C185]=[.T$1];[.$I185];&quot;&quot;);&quot;&quot;)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3" office:value-type="string" calcext:value-type="string">
            <text:p>Epsom and Ew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9877055752544" calcext:value-type="percentage">
            <text:p>29.99%</text:p>
          </table:table-cell>
          <table:table-cell table:formula="of:=IF([.D186]=&quot;con&quot;;[.E186];-[.E186])" office:value-type="percentage" office:value="0.299877055752544" calcext:value-type="percentage">
            <text:p>29.99%</text:p>
          </table:table-cell>
          <table:table-cell table:formula="of:=IF([.D186]=&quot;lab&quot;;[.E186];-[.E186])" office:value-type="percentage" office:value="-0.299877055752544" calcext:value-type="percentage">
            <text:p>-29.99%</text:p>
          </table:table-cell>
          <table:table-cell table:formula="of:=IF([.D186]=&quot;lib&quot;;[.E186];-[.E186])" office:value-type="percentage" office:value="-0.299877055752544" calcext:value-type="percentage">
            <text:p>-29.99%</text:p>
          </table:table-cell>
          <table:table-cell/>
          <table:table-cell table:formula="of:=IF(NOT([.$I186]=&quot;&quot;);IF([.$C186]=[.J$1];[.$I186];&quot;&quot;);&quot;&quot;)">
            <text:p/>
          </table:table-cell>
          <table:table-cell table:formula="of:=IF(NOT([.$I186]=&quot;&quot;);IF([.$C186]=[.K$1];[.$I186];&quot;&quot;);&quot;&quot;)">
            <text:p/>
          </table:table-cell>
          <table:table-cell table:formula="of:=IF(NOT([.$I186]=&quot;&quot;);IF([.$C186]=[.L$1];[.$I186];&quot;&quot;);&quot;&quot;)">
            <text:p/>
          </table:table-cell>
          <table:table-cell table:formula="of:=IF(NOT([.$I186]=&quot;&quot;);IF([.$C186]=[.M$1];[.$I186];&quot;&quot;);&quot;&quot;)">
            <text:p/>
          </table:table-cell>
          <table:table-cell table:formula="of:=IF(NOT([.$I186]=&quot;&quot;);IF([.$C186]=[.N$1];[.$I186];&quot;&quot;);&quot;&quot;)">
            <text:p/>
          </table:table-cell>
          <table:table-cell table:formula="of:=IF(NOT([.$I186]=&quot;&quot;);IF([.$C186]=[.O$1];[.$I186];&quot;&quot;);&quot;&quot;)">
            <text:p/>
          </table:table-cell>
          <table:table-cell table:formula="of:=IF(NOT([.$I186]=&quot;&quot;);IF([.$C186]=[.P$1];[.$I186];&quot;&quot;);&quot;&quot;)">
            <text:p/>
          </table:table-cell>
          <table:table-cell table:formula="of:=IF(NOT([.$I186]=&quot;&quot;);IF([.$C186]=[.Q$1];[.$I186];&quot;&quot;);&quot;&quot;)">
            <text:p/>
          </table:table-cell>
          <table:table-cell table:formula="of:=IF(NOT([.$I186]=&quot;&quot;);IF([.$C186]=[.R$1];[.$I186];&quot;&quot;);&quot;&quot;)">
            <text:p/>
          </table:table-cell>
          <table:table-cell table:formula="of:=IF(NOT([.$I186]=&quot;&quot;);IF([.$C186]=[.S$1];[.$I186];&quot;&quot;);&quot;&quot;)">
            <text:p/>
          </table:table-cell>
          <table:table-cell table:formula="of:=IF(NOT([.$I186]=&quot;&quot;);IF([.$C186]=[.T$1];[.$I186];&quot;&quot;);&quot;&quot;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North Some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6645488728768" calcext:value-type="percentage">
            <text:p>29.66%</text:p>
          </table:table-cell>
          <table:table-cell table:formula="of:=IF([.D187]=&quot;con&quot;;[.E187];-[.E187])" office:value-type="percentage" office:value="0.296645488728768" calcext:value-type="percentage">
            <text:p>29.66%</text:p>
          </table:table-cell>
          <table:table-cell table:formula="of:=IF([.D187]=&quot;lab&quot;;[.E187];-[.E187])" office:value-type="percentage" office:value="-0.296645488728768" calcext:value-type="percentage">
            <text:p>-29.66%</text:p>
          </table:table-cell>
          <table:table-cell table:formula="of:=IF([.D187]=&quot;lib&quot;;[.E187];-[.E187])" office:value-type="percentage" office:value="-0.296645488728768" calcext:value-type="percentage">
            <text:p>-29.66%</text:p>
          </table:table-cell>
          <table:table-cell/>
          <table:table-cell table:formula="of:=IF(NOT([.$I187]=&quot;&quot;);IF([.$C187]=[.J$1];[.$I187];&quot;&quot;);&quot;&quot;)">
            <text:p/>
          </table:table-cell>
          <table:table-cell table:formula="of:=IF(NOT([.$I187]=&quot;&quot;);IF([.$C187]=[.K$1];[.$I187];&quot;&quot;);&quot;&quot;)">
            <text:p/>
          </table:table-cell>
          <table:table-cell table:formula="of:=IF(NOT([.$I187]=&quot;&quot;);IF([.$C187]=[.L$1];[.$I187];&quot;&quot;);&quot;&quot;)">
            <text:p/>
          </table:table-cell>
          <table:table-cell table:formula="of:=IF(NOT([.$I187]=&quot;&quot;);IF([.$C187]=[.M$1];[.$I187];&quot;&quot;);&quot;&quot;)">
            <text:p/>
          </table:table-cell>
          <table:table-cell table:formula="of:=IF(NOT([.$I187]=&quot;&quot;);IF([.$C187]=[.N$1];[.$I187];&quot;&quot;);&quot;&quot;)">
            <text:p/>
          </table:table-cell>
          <table:table-cell table:formula="of:=IF(NOT([.$I187]=&quot;&quot;);IF([.$C187]=[.O$1];[.$I187];&quot;&quot;);&quot;&quot;)">
            <text:p/>
          </table:table-cell>
          <table:table-cell table:formula="of:=IF(NOT([.$I187]=&quot;&quot;);IF([.$C187]=[.P$1];[.$I187];&quot;&quot;);&quot;&quot;)">
            <text:p/>
          </table:table-cell>
          <table:table-cell table:formula="of:=IF(NOT([.$I187]=&quot;&quot;);IF([.$C187]=[.Q$1];[.$I187];&quot;&quot;);&quot;&quot;)">
            <text:p/>
          </table:table-cell>
          <table:table-cell table:formula="of:=IF(NOT([.$I187]=&quot;&quot;);IF([.$C187]=[.R$1];[.$I187];&quot;&quot;);&quot;&quot;)">
            <text:p/>
          </table:table-cell>
          <table:table-cell table:formula="of:=IF(NOT([.$I187]=&quot;&quot;);IF([.$C187]=[.S$1];[.$I187];&quot;&quot;);&quot;&quot;)">
            <text:p/>
          </table:table-cell>
          <table:table-cell table:formula="of:=IF(NOT([.$I187]=&quot;&quot;);IF([.$C187]=[.T$1];[.$I187];&quot;&quot;);&quot;&quot;)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North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5818115412711" calcext:value-type="percentage">
            <text:p>29.58%</text:p>
          </table:table-cell>
          <table:table-cell table:formula="of:=IF([.D188]=&quot;con&quot;;[.E188];-[.E188])" office:value-type="percentage" office:value="0.295818115412711" calcext:value-type="percentage">
            <text:p>29.58%</text:p>
          </table:table-cell>
          <table:table-cell table:formula="of:=IF([.D188]=&quot;lab&quot;;[.E188];-[.E188])" office:value-type="percentage" office:value="-0.295818115412711" calcext:value-type="percentage">
            <text:p>-29.58%</text:p>
          </table:table-cell>
          <table:table-cell table:formula="of:=IF([.D188]=&quot;lib&quot;;[.E188];-[.E188])" office:value-type="percentage" office:value="-0.295818115412711" calcext:value-type="percentage">
            <text:p>-29.58%</text:p>
          </table:table-cell>
          <table:table-cell/>
          <table:table-cell table:formula="of:=IF(NOT([.$I188]=&quot;&quot;);IF([.$C188]=[.J$1];[.$I188];&quot;&quot;);&quot;&quot;)">
            <text:p/>
          </table:table-cell>
          <table:table-cell table:formula="of:=IF(NOT([.$I188]=&quot;&quot;);IF([.$C188]=[.K$1];[.$I188];&quot;&quot;);&quot;&quot;)">
            <text:p/>
          </table:table-cell>
          <table:table-cell table:formula="of:=IF(NOT([.$I188]=&quot;&quot;);IF([.$C188]=[.L$1];[.$I188];&quot;&quot;);&quot;&quot;)">
            <text:p/>
          </table:table-cell>
          <table:table-cell table:formula="of:=IF(NOT([.$I188]=&quot;&quot;);IF([.$C188]=[.M$1];[.$I188];&quot;&quot;);&quot;&quot;)">
            <text:p/>
          </table:table-cell>
          <table:table-cell table:formula="of:=IF(NOT([.$I188]=&quot;&quot;);IF([.$C188]=[.N$1];[.$I188];&quot;&quot;);&quot;&quot;)">
            <text:p/>
          </table:table-cell>
          <table:table-cell table:formula="of:=IF(NOT([.$I188]=&quot;&quot;);IF([.$C188]=[.O$1];[.$I188];&quot;&quot;);&quot;&quot;)">
            <text:p/>
          </table:table-cell>
          <table:table-cell table:formula="of:=IF(NOT([.$I188]=&quot;&quot;);IF([.$C188]=[.P$1];[.$I188];&quot;&quot;);&quot;&quot;)">
            <text:p/>
          </table:table-cell>
          <table:table-cell table:formula="of:=IF(NOT([.$I188]=&quot;&quot;);IF([.$C188]=[.Q$1];[.$I188];&quot;&quot;);&quot;&quot;)">
            <text:p/>
          </table:table-cell>
          <table:table-cell table:formula="of:=IF(NOT([.$I188]=&quot;&quot;);IF([.$C188]=[.R$1];[.$I188];&quot;&quot;);&quot;&quot;)">
            <text:p/>
          </table:table-cell>
          <table:table-cell table:formula="of:=IF(NOT([.$I188]=&quot;&quot;);IF([.$C188]=[.S$1];[.$I188];&quot;&quot;);&quot;&quot;)">
            <text:p/>
          </table:table-cell>
          <table:table-cell table:formula="of:=IF(NOT([.$I188]=&quot;&quot;);IF([.$C188]=[.T$1];[.$I188];&quot;&quot;)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leso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5442052221713" calcext:value-type="percentage">
            <text:p>29.54%</text:p>
          </table:table-cell>
          <table:table-cell table:formula="of:=IF([.D189]=&quot;con&quot;;[.E189];-[.E189])" office:value-type="percentage" office:value="0.295442052221713" calcext:value-type="percentage">
            <text:p>29.54%</text:p>
          </table:table-cell>
          <table:table-cell table:formula="of:=IF([.D189]=&quot;lab&quot;;[.E189];-[.E189])" office:value-type="percentage" office:value="-0.295442052221713" calcext:value-type="percentage">
            <text:p>-29.54%</text:p>
          </table:table-cell>
          <table:table-cell table:formula="of:=IF([.D189]=&quot;lib&quot;;[.E189];-[.E189])" office:value-type="percentage" office:value="-0.295442052221713" calcext:value-type="percentage">
            <text:p>-29.54%</text:p>
          </table:table-cell>
          <table:table-cell/>
          <table:table-cell table:formula="of:=IF(NOT([.$I189]=&quot;&quot;);IF([.$C189]=[.J$1];[.$I189];&quot;&quot;);&quot;&quot;)">
            <text:p/>
          </table:table-cell>
          <table:table-cell table:formula="of:=IF(NOT([.$I189]=&quot;&quot;);IF([.$C189]=[.K$1];[.$I189];&quot;&quot;);&quot;&quot;)">
            <text:p/>
          </table:table-cell>
          <table:table-cell table:formula="of:=IF(NOT([.$I189]=&quot;&quot;);IF([.$C189]=[.L$1];[.$I189];&quot;&quot;);&quot;&quot;)">
            <text:p/>
          </table:table-cell>
          <table:table-cell table:formula="of:=IF(NOT([.$I189]=&quot;&quot;);IF([.$C189]=[.M$1];[.$I189];&quot;&quot;);&quot;&quot;)">
            <text:p/>
          </table:table-cell>
          <table:table-cell table:formula="of:=IF(NOT([.$I189]=&quot;&quot;);IF([.$C189]=[.N$1];[.$I189];&quot;&quot;);&quot;&quot;)">
            <text:p/>
          </table:table-cell>
          <table:table-cell table:formula="of:=IF(NOT([.$I189]=&quot;&quot;);IF([.$C189]=[.O$1];[.$I189];&quot;&quot;);&quot;&quot;)">
            <text:p/>
          </table:table-cell>
          <table:table-cell table:formula="of:=IF(NOT([.$I189]=&quot;&quot;);IF([.$C189]=[.P$1];[.$I189];&quot;&quot;);&quot;&quot;)">
            <text:p/>
          </table:table-cell>
          <table:table-cell table:formula="of:=IF(NOT([.$I189]=&quot;&quot;);IF([.$C189]=[.Q$1];[.$I189];&quot;&quot;);&quot;&quot;)">
            <text:p/>
          </table:table-cell>
          <table:table-cell table:formula="of:=IF(NOT([.$I189]=&quot;&quot;);IF([.$C189]=[.R$1];[.$I189];&quot;&quot;);&quot;&quot;)">
            <text:p/>
          </table:table-cell>
          <table:table-cell table:formula="of:=IF(NOT([.$I189]=&quot;&quot;);IF([.$C189]=[.S$1];[.$I189];&quot;&quot;);&quot;&quot;)">
            <text:p/>
          </table:table-cell>
          <table:table-cell table:formula="of:=IF(NOT([.$I189]=&quot;&quot;);IF([.$C189]=[.T$1];[.$I189];&quot;&quot;);&quot;&quot;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3" office:value-type="string" calcext:value-type="string">
            <text:p>Frome and East Somer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4883303411131" calcext:value-type="percentage">
            <text:p>29.49%</text:p>
          </table:table-cell>
          <table:table-cell table:formula="of:=IF([.D190]=&quot;con&quot;;[.E190];-[.E190])" office:value-type="percentage" office:value="0.294883303411131" calcext:value-type="percentage">
            <text:p>29.49%</text:p>
          </table:table-cell>
          <table:table-cell table:formula="of:=IF([.D190]=&quot;lab&quot;;[.E190];-[.E190])" office:value-type="percentage" office:value="-0.294883303411131" calcext:value-type="percentage">
            <text:p>-29.49%</text:p>
          </table:table-cell>
          <table:table-cell table:formula="of:=IF([.D190]=&quot;lib&quot;;[.E190];-[.E190])" office:value-type="percentage" office:value="-0.294883303411131" calcext:value-type="percentage">
            <text:p>-29.49%</text:p>
          </table:table-cell>
          <table:table-cell/>
          <table:table-cell table:formula="of:=IF(NOT([.$I190]=&quot;&quot;);IF([.$C190]=[.J$1];[.$I190];&quot;&quot;);&quot;&quot;)">
            <text:p/>
          </table:table-cell>
          <table:table-cell table:formula="of:=IF(NOT([.$I190]=&quot;&quot;);IF([.$C190]=[.K$1];[.$I190];&quot;&quot;);&quot;&quot;)">
            <text:p/>
          </table:table-cell>
          <table:table-cell table:formula="of:=IF(NOT([.$I190]=&quot;&quot;);IF([.$C190]=[.L$1];[.$I190];&quot;&quot;);&quot;&quot;)">
            <text:p/>
          </table:table-cell>
          <table:table-cell table:formula="of:=IF(NOT([.$I190]=&quot;&quot;);IF([.$C190]=[.M$1];[.$I190];&quot;&quot;);&quot;&quot;)">
            <text:p/>
          </table:table-cell>
          <table:table-cell table:formula="of:=IF(NOT([.$I190]=&quot;&quot;);IF([.$C190]=[.N$1];[.$I190];&quot;&quot;);&quot;&quot;)">
            <text:p/>
          </table:table-cell>
          <table:table-cell table:formula="of:=IF(NOT([.$I190]=&quot;&quot;);IF([.$C190]=[.O$1];[.$I190];&quot;&quot;);&quot;&quot;)">
            <text:p/>
          </table:table-cell>
          <table:table-cell table:formula="of:=IF(NOT([.$I190]=&quot;&quot;);IF([.$C190]=[.P$1];[.$I190];&quot;&quot;);&quot;&quot;)">
            <text:p/>
          </table:table-cell>
          <table:table-cell table:formula="of:=IF(NOT([.$I190]=&quot;&quot;);IF([.$C190]=[.Q$1];[.$I190];&quot;&quot;);&quot;&quot;)">
            <text:p/>
          </table:table-cell>
          <table:table-cell table:formula="of:=IF(NOT([.$I190]=&quot;&quot;);IF([.$C190]=[.R$1];[.$I190];&quot;&quot;);&quot;&quot;)">
            <text:p/>
          </table:table-cell>
          <table:table-cell table:formula="of:=IF(NOT([.$I190]=&quot;&quot;);IF([.$C190]=[.S$1];[.$I190];&quot;&quot;);&quot;&quot;)">
            <text:p/>
          </table:table-cell>
          <table:table-cell table:formula="of:=IF(NOT([.$I190]=&quot;&quot;);IF([.$C190]=[.T$1];[.$I190];&quot;&quot;);&quot;&quot;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romley and Biggin 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4779421059285" calcext:value-type="percentage">
            <text:p>29.48%</text:p>
          </table:table-cell>
          <table:table-cell table:formula="of:=IF([.D191]=&quot;con&quot;;[.E191];-[.E191])" office:value-type="percentage" office:value="0.294779421059285" calcext:value-type="percentage">
            <text:p>29.48%</text:p>
          </table:table-cell>
          <table:table-cell table:formula="of:=IF([.D191]=&quot;lab&quot;;[.E191];-[.E191])" office:value-type="percentage" office:value="-0.294779421059285" calcext:value-type="percentage">
            <text:p>-29.48%</text:p>
          </table:table-cell>
          <table:table-cell table:formula="of:=IF([.D191]=&quot;lib&quot;;[.E191];-[.E191])" office:value-type="percentage" office:value="-0.294779421059285" calcext:value-type="percentage">
            <text:p>-29.48%</text:p>
          </table:table-cell>
          <table:table-cell/>
          <table:table-cell table:formula="of:=IF(NOT([.$I191]=&quot;&quot;);IF([.$C191]=[.J$1];[.$I191];&quot;&quot;);&quot;&quot;)">
            <text:p/>
          </table:table-cell>
          <table:table-cell table:formula="of:=IF(NOT([.$I191]=&quot;&quot;);IF([.$C191]=[.K$1];[.$I191];&quot;&quot;);&quot;&quot;)">
            <text:p/>
          </table:table-cell>
          <table:table-cell table:formula="of:=IF(NOT([.$I191]=&quot;&quot;);IF([.$C191]=[.L$1];[.$I191];&quot;&quot;);&quot;&quot;)">
            <text:p/>
          </table:table-cell>
          <table:table-cell table:formula="of:=IF(NOT([.$I191]=&quot;&quot;);IF([.$C191]=[.M$1];[.$I191];&quot;&quot;);&quot;&quot;)">
            <text:p/>
          </table:table-cell>
          <table:table-cell table:formula="of:=IF(NOT([.$I191]=&quot;&quot;);IF([.$C191]=[.N$1];[.$I191];&quot;&quot;);&quot;&quot;)">
            <text:p/>
          </table:table-cell>
          <table:table-cell table:formula="of:=IF(NOT([.$I191]=&quot;&quot;);IF([.$C191]=[.O$1];[.$I191];&quot;&quot;);&quot;&quot;)">
            <text:p/>
          </table:table-cell>
          <table:table-cell table:formula="of:=IF(NOT([.$I191]=&quot;&quot;);IF([.$C191]=[.P$1];[.$I191];&quot;&quot;);&quot;&quot;)">
            <text:p/>
          </table:table-cell>
          <table:table-cell table:formula="of:=IF(NOT([.$I191]=&quot;&quot;);IF([.$C191]=[.Q$1];[.$I191];&quot;&quot;);&quot;&quot;)">
            <text:p/>
          </table:table-cell>
          <table:table-cell table:formula="of:=IF(NOT([.$I191]=&quot;&quot;);IF([.$C191]=[.R$1];[.$I191];&quot;&quot;);&quot;&quot;)">
            <text:p/>
          </table:table-cell>
          <table:table-cell table:formula="of:=IF(NOT([.$I191]=&quot;&quot;);IF([.$C191]=[.S$1];[.$I191];&quot;&quot;);&quot;&quot;)">
            <text:p/>
          </table:table-cell>
          <table:table-cell table:formula="of:=IF(NOT([.$I191]=&quot;&quot;);IF([.$C191]=[.T$1];[.$I191];&quot;&quot;);&quot;&quot;)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Montgomeryshire and Glynd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0898182733061" calcext:value-type="percentage">
            <text:p>29.09%</text:p>
          </table:table-cell>
          <table:table-cell table:formula="of:=IF([.D192]=&quot;con&quot;;[.E192];-[.E192])" office:value-type="percentage" office:value="0.290898182733061" calcext:value-type="percentage">
            <text:p>29.09%</text:p>
          </table:table-cell>
          <table:table-cell table:formula="of:=IF([.D192]=&quot;lab&quot;;[.E192];-[.E192])" office:value-type="percentage" office:value="-0.290898182733061" calcext:value-type="percentage">
            <text:p>-29.09%</text:p>
          </table:table-cell>
          <table:table-cell table:formula="of:=IF([.D192]=&quot;lib&quot;;[.E192];-[.E192])" office:value-type="percentage" office:value="-0.290898182733061" calcext:value-type="percentage">
            <text:p>-29.09%</text:p>
          </table:table-cell>
          <table:table-cell/>
          <table:table-cell table:formula="of:=IF(NOT([.$I192]=&quot;&quot;);IF([.$C192]=[.J$1];[.$I192];&quot;&quot;);&quot;&quot;)">
            <text:p/>
          </table:table-cell>
          <table:table-cell table:formula="of:=IF(NOT([.$I192]=&quot;&quot;);IF([.$C192]=[.K$1];[.$I192];&quot;&quot;);&quot;&quot;)">
            <text:p/>
          </table:table-cell>
          <table:table-cell table:formula="of:=IF(NOT([.$I192]=&quot;&quot;);IF([.$C192]=[.L$1];[.$I192];&quot;&quot;);&quot;&quot;)">
            <text:p/>
          </table:table-cell>
          <table:table-cell table:formula="of:=IF(NOT([.$I192]=&quot;&quot;);IF([.$C192]=[.M$1];[.$I192];&quot;&quot;);&quot;&quot;)">
            <text:p/>
          </table:table-cell>
          <table:table-cell table:formula="of:=IF(NOT([.$I192]=&quot;&quot;);IF([.$C192]=[.N$1];[.$I192];&quot;&quot;);&quot;&quot;)">
            <text:p/>
          </table:table-cell>
          <table:table-cell table:formula="of:=IF(NOT([.$I192]=&quot;&quot;);IF([.$C192]=[.O$1];[.$I192];&quot;&quot;);&quot;&quot;)">
            <text:p/>
          </table:table-cell>
          <table:table-cell table:formula="of:=IF(NOT([.$I192]=&quot;&quot;);IF([.$C192]=[.P$1];[.$I192];&quot;&quot;);&quot;&quot;)">
            <text:p/>
          </table:table-cell>
          <table:table-cell table:formula="of:=IF(NOT([.$I192]=&quot;&quot;);IF([.$C192]=[.Q$1];[.$I192];&quot;&quot;);&quot;&quot;)">
            <text:p/>
          </table:table-cell>
          <table:table-cell table:formula="of:=IF(NOT([.$I192]=&quot;&quot;);IF([.$C192]=[.R$1];[.$I192];&quot;&quot;);&quot;&quot;)">
            <text:p/>
          </table:table-cell>
          <table:table-cell table:formula="of:=IF(NOT([.$I192]=&quot;&quot;);IF([.$C192]=[.S$1];[.$I192];&quot;&quot;);&quot;&quot;)">
            <text:p/>
          </table:table-cell>
          <table:table-cell table:formula="of:=IF(NOT([.$I192]=&quot;&quot;);IF([.$C192]=[.T$1];[.$I192];&quot;&quot;);&quot;&quot;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North Northumber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9809049398091" calcext:value-type="percentage">
            <text:p>28.98%</text:p>
          </table:table-cell>
          <table:table-cell table:formula="of:=IF([.D193]=&quot;con&quot;;[.E193];-[.E193])" office:value-type="percentage" office:value="0.289809049398091" calcext:value-type="percentage">
            <text:p>28.98%</text:p>
          </table:table-cell>
          <table:table-cell table:formula="of:=IF([.D193]=&quot;lab&quot;;[.E193];-[.E193])" office:value-type="percentage" office:value="-0.289809049398091" calcext:value-type="percentage">
            <text:p>-28.98%</text:p>
          </table:table-cell>
          <table:table-cell table:formula="of:=IF([.D193]=&quot;lib&quot;;[.E193];-[.E193])" office:value-type="percentage" office:value="-0.289809049398091" calcext:value-type="percentage">
            <text:p>-28.98%</text:p>
          </table:table-cell>
          <table:table-cell/>
          <table:table-cell table:formula="of:=IF(NOT([.$I193]=&quot;&quot;);IF([.$C193]=[.J$1];[.$I193];&quot;&quot;);&quot;&quot;)">
            <text:p/>
          </table:table-cell>
          <table:table-cell table:formula="of:=IF(NOT([.$I193]=&quot;&quot;);IF([.$C193]=[.K$1];[.$I193];&quot;&quot;);&quot;&quot;)">
            <text:p/>
          </table:table-cell>
          <table:table-cell table:formula="of:=IF(NOT([.$I193]=&quot;&quot;);IF([.$C193]=[.L$1];[.$I193];&quot;&quot;);&quot;&quot;)">
            <text:p/>
          </table:table-cell>
          <table:table-cell table:formula="of:=IF(NOT([.$I193]=&quot;&quot;);IF([.$C193]=[.M$1];[.$I193];&quot;&quot;);&quot;&quot;)">
            <text:p/>
          </table:table-cell>
          <table:table-cell table:formula="of:=IF(NOT([.$I193]=&quot;&quot;);IF([.$C193]=[.N$1];[.$I193];&quot;&quot;);&quot;&quot;)">
            <text:p/>
          </table:table-cell>
          <table:table-cell table:formula="of:=IF(NOT([.$I193]=&quot;&quot;);IF([.$C193]=[.O$1];[.$I193];&quot;&quot;);&quot;&quot;)">
            <text:p/>
          </table:table-cell>
          <table:table-cell table:formula="of:=IF(NOT([.$I193]=&quot;&quot;);IF([.$C193]=[.P$1];[.$I193];&quot;&quot;);&quot;&quot;)">
            <text:p/>
          </table:table-cell>
          <table:table-cell table:formula="of:=IF(NOT([.$I193]=&quot;&quot;);IF([.$C193]=[.Q$1];[.$I193];&quot;&quot;);&quot;&quot;)">
            <text:p/>
          </table:table-cell>
          <table:table-cell table:formula="of:=IF(NOT([.$I193]=&quot;&quot;);IF([.$C193]=[.R$1];[.$I193];&quot;&quot;);&quot;&quot;)">
            <text:p/>
          </table:table-cell>
          <table:table-cell table:formula="of:=IF(NOT([.$I193]=&quot;&quot;);IF([.$C193]=[.S$1];[.$I193];&quot;&quot;);&quot;&quot;)">
            <text:p/>
          </table:table-cell>
          <table:table-cell table:formula="of:=IF(NOT([.$I193]=&quot;&quot;);IF([.$C193]=[.T$1];[.$I193];&quot;&quot;);&quot;&quot;)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ing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6747679255723" calcext:value-type="percentage">
            <text:p>28.67%</text:p>
          </table:table-cell>
          <table:table-cell table:formula="of:=IF([.D194]=&quot;con&quot;;[.E194];-[.E194])" office:value-type="percentage" office:value="0.286747679255723" calcext:value-type="percentage">
            <text:p>28.67%</text:p>
          </table:table-cell>
          <table:table-cell table:formula="of:=IF([.D194]=&quot;lab&quot;;[.E194];-[.E194])" office:value-type="percentage" office:value="-0.286747679255723" calcext:value-type="percentage">
            <text:p>-28.67%</text:p>
          </table:table-cell>
          <table:table-cell table:formula="of:=IF([.D194]=&quot;lib&quot;;[.E194];-[.E194])" office:value-type="percentage" office:value="-0.286747679255723" calcext:value-type="percentage">
            <text:p>-28.67%</text:p>
          </table:table-cell>
          <table:table-cell/>
          <table:table-cell table:formula="of:=IF(NOT([.$I194]=&quot;&quot;);IF([.$C194]=[.J$1];[.$I194];&quot;&quot;);&quot;&quot;)">
            <text:p/>
          </table:table-cell>
          <table:table-cell table:formula="of:=IF(NOT([.$I194]=&quot;&quot;);IF([.$C194]=[.K$1];[.$I194];&quot;&quot;);&quot;&quot;)">
            <text:p/>
          </table:table-cell>
          <table:table-cell table:formula="of:=IF(NOT([.$I194]=&quot;&quot;);IF([.$C194]=[.L$1];[.$I194];&quot;&quot;);&quot;&quot;)">
            <text:p/>
          </table:table-cell>
          <table:table-cell table:formula="of:=IF(NOT([.$I194]=&quot;&quot;);IF([.$C194]=[.M$1];[.$I194];&quot;&quot;);&quot;&quot;)">
            <text:p/>
          </table:table-cell>
          <table:table-cell table:formula="of:=IF(NOT([.$I194]=&quot;&quot;);IF([.$C194]=[.N$1];[.$I194];&quot;&quot;);&quot;&quot;)">
            <text:p/>
          </table:table-cell>
          <table:table-cell table:formula="of:=IF(NOT([.$I194]=&quot;&quot;);IF([.$C194]=[.O$1];[.$I194];&quot;&quot;);&quot;&quot;)">
            <text:p/>
          </table:table-cell>
          <table:table-cell table:formula="of:=IF(NOT([.$I194]=&quot;&quot;);IF([.$C194]=[.P$1];[.$I194];&quot;&quot;);&quot;&quot;)">
            <text:p/>
          </table:table-cell>
          <table:table-cell table:formula="of:=IF(NOT([.$I194]=&quot;&quot;);IF([.$C194]=[.Q$1];[.$I194];&quot;&quot;);&quot;&quot;)">
            <text:p/>
          </table:table-cell>
          <table:table-cell table:formula="of:=IF(NOT([.$I194]=&quot;&quot;);IF([.$C194]=[.R$1];[.$I194];&quot;&quot;);&quot;&quot;)">
            <text:p/>
          </table:table-cell>
          <table:table-cell table:formula="of:=IF(NOT([.$I194]=&quot;&quot;);IF([.$C194]=[.S$1];[.$I194];&quot;&quot;);&quot;&quot;)">
            <text:p/>
          </table:table-cell>
          <table:table-cell table:formula="of:=IF(NOT([.$I194]=&quot;&quot;);IF([.$C194]=[.T$1];[.$I194];&quot;&quot;);&quot;&quot;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North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560347502327" calcext:value-type="percentage">
            <text:p>28.56%</text:p>
          </table:table-cell>
          <table:table-cell table:formula="of:=IF([.D195]=&quot;con&quot;;[.E195];-[.E195])" office:value-type="percentage" office:value="0.28560347502327" calcext:value-type="percentage">
            <text:p>28.56%</text:p>
          </table:table-cell>
          <table:table-cell table:formula="of:=IF([.D195]=&quot;lab&quot;;[.E195];-[.E195])" office:value-type="percentage" office:value="-0.28560347502327" calcext:value-type="percentage">
            <text:p>-28.56%</text:p>
          </table:table-cell>
          <table:table-cell table:formula="of:=IF([.D195]=&quot;lib&quot;;[.E195];-[.E195])" office:value-type="percentage" office:value="-0.28560347502327" calcext:value-type="percentage">
            <text:p>-28.56%</text:p>
          </table:table-cell>
          <table:table-cell/>
          <table:table-cell table:formula="of:=IF(NOT([.$I195]=&quot;&quot;);IF([.$C195]=[.J$1];[.$I195];&quot;&quot;);&quot;&quot;)">
            <text:p/>
          </table:table-cell>
          <table:table-cell table:formula="of:=IF(NOT([.$I195]=&quot;&quot;);IF([.$C195]=[.K$1];[.$I195];&quot;&quot;);&quot;&quot;)">
            <text:p/>
          </table:table-cell>
          <table:table-cell table:formula="of:=IF(NOT([.$I195]=&quot;&quot;);IF([.$C195]=[.L$1];[.$I195];&quot;&quot;);&quot;&quot;)">
            <text:p/>
          </table:table-cell>
          <table:table-cell table:formula="of:=IF(NOT([.$I195]=&quot;&quot;);IF([.$C195]=[.M$1];[.$I195];&quot;&quot;);&quot;&quot;)">
            <text:p/>
          </table:table-cell>
          <table:table-cell table:formula="of:=IF(NOT([.$I195]=&quot;&quot;);IF([.$C195]=[.N$1];[.$I195];&quot;&quot;);&quot;&quot;)">
            <text:p/>
          </table:table-cell>
          <table:table-cell table:formula="of:=IF(NOT([.$I195]=&quot;&quot;);IF([.$C195]=[.O$1];[.$I195];&quot;&quot;);&quot;&quot;)">
            <text:p/>
          </table:table-cell>
          <table:table-cell table:formula="of:=IF(NOT([.$I195]=&quot;&quot;);IF([.$C195]=[.P$1];[.$I195];&quot;&quot;);&quot;&quot;)">
            <text:p/>
          </table:table-cell>
          <table:table-cell table:formula="of:=IF(NOT([.$I195]=&quot;&quot;);IF([.$C195]=[.Q$1];[.$I195];&quot;&quot;);&quot;&quot;)">
            <text:p/>
          </table:table-cell>
          <table:table-cell table:formula="of:=IF(NOT([.$I195]=&quot;&quot;);IF([.$C195]=[.R$1];[.$I195];&quot;&quot;);&quot;&quot;)">
            <text:p/>
          </table:table-cell>
          <table:table-cell table:formula="of:=IF(NOT([.$I195]=&quot;&quot;);IF([.$C195]=[.S$1];[.$I195];&quot;&quot;);&quot;&quot;)">
            <text:p/>
          </table:table-cell>
          <table:table-cell table:formula="of:=IF(NOT([.$I195]=&quot;&quot;);IF([.$C195]=[.T$1];[.$I195];&quot;&quot;);&quot;&quot;)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ckingham and Bletch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340515140289" calcext:value-type="percentage">
            <text:p>28.34%</text:p>
          </table:table-cell>
          <table:table-cell table:formula="of:=IF([.D196]=&quot;con&quot;;[.E196];-[.E196])" office:value-type="percentage" office:value="0.28340515140289" calcext:value-type="percentage">
            <text:p>28.34%</text:p>
          </table:table-cell>
          <table:table-cell table:formula="of:=IF([.D196]=&quot;lab&quot;;[.E196];-[.E196])" office:value-type="percentage" office:value="-0.28340515140289" calcext:value-type="percentage">
            <text:p>-28.34%</text:p>
          </table:table-cell>
          <table:table-cell table:formula="of:=IF([.D196]=&quot;lib&quot;;[.E196];-[.E196])" office:value-type="percentage" office:value="-0.28340515140289" calcext:value-type="percentage">
            <text:p>-28.34%</text:p>
          </table:table-cell>
          <table:table-cell/>
          <table:table-cell table:formula="of:=IF(NOT([.$I196]=&quot;&quot;);IF([.$C196]=[.J$1];[.$I196];&quot;&quot;);&quot;&quot;)">
            <text:p/>
          </table:table-cell>
          <table:table-cell table:formula="of:=IF(NOT([.$I196]=&quot;&quot;);IF([.$C196]=[.K$1];[.$I196];&quot;&quot;);&quot;&quot;)">
            <text:p/>
          </table:table-cell>
          <table:table-cell table:formula="of:=IF(NOT([.$I196]=&quot;&quot;);IF([.$C196]=[.L$1];[.$I196];&quot;&quot;);&quot;&quot;)">
            <text:p/>
          </table:table-cell>
          <table:table-cell table:formula="of:=IF(NOT([.$I196]=&quot;&quot;);IF([.$C196]=[.M$1];[.$I196];&quot;&quot;);&quot;&quot;)">
            <text:p/>
          </table:table-cell>
          <table:table-cell table:formula="of:=IF(NOT([.$I196]=&quot;&quot;);IF([.$C196]=[.N$1];[.$I196];&quot;&quot;);&quot;&quot;)">
            <text:p/>
          </table:table-cell>
          <table:table-cell table:formula="of:=IF(NOT([.$I196]=&quot;&quot;);IF([.$C196]=[.O$1];[.$I196];&quot;&quot;);&quot;&quot;)">
            <text:p/>
          </table:table-cell>
          <table:table-cell table:formula="of:=IF(NOT([.$I196]=&quot;&quot;);IF([.$C196]=[.P$1];[.$I196];&quot;&quot;);&quot;&quot;)">
            <text:p/>
          </table:table-cell>
          <table:table-cell table:formula="of:=IF(NOT([.$I196]=&quot;&quot;);IF([.$C196]=[.Q$1];[.$I196];&quot;&quot;);&quot;&quot;)">
            <text:p/>
          </table:table-cell>
          <table:table-cell table:formula="of:=IF(NOT([.$I196]=&quot;&quot;);IF([.$C196]=[.R$1];[.$I196];&quot;&quot;);&quot;&quot;)">
            <text:p/>
          </table:table-cell>
          <table:table-cell table:formula="of:=IF(NOT([.$I196]=&quot;&quot;);IF([.$C196]=[.S$1];[.$I196];&quot;&quot;);&quot;&quot;)">
            <text:p/>
          </table:table-cell>
          <table:table-cell table:formula="of:=IF(NOT([.$I196]=&quot;&quot;);IF([.$C196]=[.T$1];[.$I196];&quot;&quot;);&quot;&quot;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Yeo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0836879966856" calcext:value-type="percentage">
            <text:p>28.08%</text:p>
          </table:table-cell>
          <table:table-cell table:formula="of:=IF([.D197]=&quot;con&quot;;[.E197];-[.E197])" office:value-type="percentage" office:value="0.280836879966856" calcext:value-type="percentage">
            <text:p>28.08%</text:p>
          </table:table-cell>
          <table:table-cell table:formula="of:=IF([.D197]=&quot;lab&quot;;[.E197];-[.E197])" office:value-type="percentage" office:value="-0.280836879966856" calcext:value-type="percentage">
            <text:p>-28.08%</text:p>
          </table:table-cell>
          <table:table-cell table:formula="of:=IF([.D197]=&quot;lib&quot;;[.E197];-[.E197])" office:value-type="percentage" office:value="-0.280836879966856" calcext:value-type="percentage">
            <text:p>-28.08%</text:p>
          </table:table-cell>
          <table:table-cell/>
          <table:table-cell table:formula="of:=IF(NOT([.$I197]=&quot;&quot;);IF([.$C197]=[.J$1];[.$I197];&quot;&quot;);&quot;&quot;)">
            <text:p/>
          </table:table-cell>
          <table:table-cell table:formula="of:=IF(NOT([.$I197]=&quot;&quot;);IF([.$C197]=[.K$1];[.$I197];&quot;&quot;);&quot;&quot;)">
            <text:p/>
          </table:table-cell>
          <table:table-cell table:formula="of:=IF(NOT([.$I197]=&quot;&quot;);IF([.$C197]=[.L$1];[.$I197];&quot;&quot;);&quot;&quot;)">
            <text:p/>
          </table:table-cell>
          <table:table-cell table:formula="of:=IF(NOT([.$I197]=&quot;&quot;);IF([.$C197]=[.M$1];[.$I197];&quot;&quot;);&quot;&quot;)">
            <text:p/>
          </table:table-cell>
          <table:table-cell table:formula="of:=IF(NOT([.$I197]=&quot;&quot;);IF([.$C197]=[.N$1];[.$I197];&quot;&quot;);&quot;&quot;)">
            <text:p/>
          </table:table-cell>
          <table:table-cell table:formula="of:=IF(NOT([.$I197]=&quot;&quot;);IF([.$C197]=[.O$1];[.$I197];&quot;&quot;);&quot;&quot;)">
            <text:p/>
          </table:table-cell>
          <table:table-cell table:formula="of:=IF(NOT([.$I197]=&quot;&quot;);IF([.$C197]=[.P$1];[.$I197];&quot;&quot;);&quot;&quot;)">
            <text:p/>
          </table:table-cell>
          <table:table-cell table:formula="of:=IF(NOT([.$I197]=&quot;&quot;);IF([.$C197]=[.Q$1];[.$I197];&quot;&quot;);&quot;&quot;)">
            <text:p/>
          </table:table-cell>
          <table:table-cell table:formula="of:=IF(NOT([.$I197]=&quot;&quot;);IF([.$C197]=[.R$1];[.$I197];&quot;&quot;);&quot;&quot;)">
            <text:p/>
          </table:table-cell>
          <table:table-cell table:formula="of:=IF(NOT([.$I197]=&quot;&quot;);IF([.$C197]=[.S$1];[.$I197];&quot;&quot;);&quot;&quot;)">
            <text:p/>
          </table:table-cell>
          <table:table-cell table:formula="of:=IF(NOT([.$I197]=&quot;&quot;);IF([.$C197]=[.T$1];[.$I197];&quot;&quot;);&quot;&quot;)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outhend East and Roc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33375825704" calcext:value-type="percentage">
            <text:p>28.03%</text:p>
          </table:table-cell>
          <table:table-cell table:formula="of:=IF([.D198]=&quot;con&quot;;[.E198];-[.E198])" office:value-type="percentage" office:value="0.28033375825704" calcext:value-type="percentage">
            <text:p>28.03%</text:p>
          </table:table-cell>
          <table:table-cell table:formula="of:=IF([.D198]=&quot;lab&quot;;[.E198];-[.E198])" office:value-type="percentage" office:value="-0.28033375825704" calcext:value-type="percentage">
            <text:p>-28.03%</text:p>
          </table:table-cell>
          <table:table-cell table:formula="of:=IF([.D198]=&quot;lib&quot;;[.E198];-[.E198])" office:value-type="percentage" office:value="-0.28033375825704" calcext:value-type="percentage">
            <text:p>-28.03%</text:p>
          </table:table-cell>
          <table:table-cell/>
          <table:table-cell table:formula="of:=IF(NOT([.$I198]=&quot;&quot;);IF([.$C198]=[.J$1];[.$I198];&quot;&quot;);&quot;&quot;)">
            <text:p/>
          </table:table-cell>
          <table:table-cell table:formula="of:=IF(NOT([.$I198]=&quot;&quot;);IF([.$C198]=[.K$1];[.$I198];&quot;&quot;);&quot;&quot;)">
            <text:p/>
          </table:table-cell>
          <table:table-cell table:formula="of:=IF(NOT([.$I198]=&quot;&quot;);IF([.$C198]=[.L$1];[.$I198];&quot;&quot;);&quot;&quot;)">
            <text:p/>
          </table:table-cell>
          <table:table-cell table:formula="of:=IF(NOT([.$I198]=&quot;&quot;);IF([.$C198]=[.M$1];[.$I198];&quot;&quot;);&quot;&quot;)">
            <text:p/>
          </table:table-cell>
          <table:table-cell table:formula="of:=IF(NOT([.$I198]=&quot;&quot;);IF([.$C198]=[.N$1];[.$I198];&quot;&quot;);&quot;&quot;)">
            <text:p/>
          </table:table-cell>
          <table:table-cell table:formula="of:=IF(NOT([.$I198]=&quot;&quot;);IF([.$C198]=[.O$1];[.$I198];&quot;&quot;);&quot;&quot;)">
            <text:p/>
          </table:table-cell>
          <table:table-cell table:formula="of:=IF(NOT([.$I198]=&quot;&quot;);IF([.$C198]=[.P$1];[.$I198];&quot;&quot;);&quot;&quot;)">
            <text:p/>
          </table:table-cell>
          <table:table-cell table:formula="of:=IF(NOT([.$I198]=&quot;&quot;);IF([.$C198]=[.Q$1];[.$I198];&quot;&quot;);&quot;&quot;)">
            <text:p/>
          </table:table-cell>
          <table:table-cell table:formula="of:=IF(NOT([.$I198]=&quot;&quot;);IF([.$C198]=[.R$1];[.$I198];&quot;&quot;);&quot;&quot;)">
            <text:p/>
          </table:table-cell>
          <table:table-cell table:formula="of:=IF(NOT([.$I198]=&quot;&quot;);IF([.$C198]=[.S$1];[.$I198];&quot;&quot;);&quot;&quot;)">
            <text:p/>
          </table:table-cell>
          <table:table-cell table:formula="of:=IF(NOT([.$I198]=&quot;&quot;);IF([.$C198]=[.T$1];[.$I198];&quot;&quot;);&quot;&quot;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islip, Northwood and Pi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204667718319" calcext:value-type="percentage">
            <text:p>28.02%</text:p>
          </table:table-cell>
          <table:table-cell table:formula="of:=IF([.D199]=&quot;con&quot;;[.E199];-[.E199])" office:value-type="percentage" office:value="0.280204667718319" calcext:value-type="percentage">
            <text:p>28.02%</text:p>
          </table:table-cell>
          <table:table-cell table:formula="of:=IF([.D199]=&quot;lab&quot;;[.E199];-[.E199])" office:value-type="percentage" office:value="-0.280204667718319" calcext:value-type="percentage">
            <text:p>-28.02%</text:p>
          </table:table-cell>
          <table:table-cell table:formula="of:=IF([.D199]=&quot;lib&quot;;[.E199];-[.E199])" office:value-type="percentage" office:value="-0.280204667718319" calcext:value-type="percentage">
            <text:p>-28.02%</text:p>
          </table:table-cell>
          <table:table-cell/>
          <table:table-cell table:formula="of:=IF(NOT([.$I199]=&quot;&quot;);IF([.$C199]=[.J$1];[.$I199];&quot;&quot;);&quot;&quot;)">
            <text:p/>
          </table:table-cell>
          <table:table-cell table:formula="of:=IF(NOT([.$I199]=&quot;&quot;);IF([.$C199]=[.K$1];[.$I199];&quot;&quot;);&quot;&quot;)">
            <text:p/>
          </table:table-cell>
          <table:table-cell table:formula="of:=IF(NOT([.$I199]=&quot;&quot;);IF([.$C199]=[.L$1];[.$I199];&quot;&quot;);&quot;&quot;)">
            <text:p/>
          </table:table-cell>
          <table:table-cell table:formula="of:=IF(NOT([.$I199]=&quot;&quot;);IF([.$C199]=[.M$1];[.$I199];&quot;&quot;);&quot;&quot;)">
            <text:p/>
          </table:table-cell>
          <table:table-cell table:formula="of:=IF(NOT([.$I199]=&quot;&quot;);IF([.$C199]=[.N$1];[.$I199];&quot;&quot;);&quot;&quot;)">
            <text:p/>
          </table:table-cell>
          <table:table-cell table:formula="of:=IF(NOT([.$I199]=&quot;&quot;);IF([.$C199]=[.O$1];[.$I199];&quot;&quot;);&quot;&quot;)">
            <text:p/>
          </table:table-cell>
          <table:table-cell table:formula="of:=IF(NOT([.$I199]=&quot;&quot;);IF([.$C199]=[.P$1];[.$I199];&quot;&quot;);&quot;&quot;)">
            <text:p/>
          </table:table-cell>
          <table:table-cell table:formula="of:=IF(NOT([.$I199]=&quot;&quot;);IF([.$C199]=[.Q$1];[.$I199];&quot;&quot;);&quot;&quot;)">
            <text:p/>
          </table:table-cell>
          <table:table-cell table:formula="of:=IF(NOT([.$I199]=&quot;&quot;);IF([.$C199]=[.R$1];[.$I199];&quot;&quot;);&quot;&quot;)">
            <text:p/>
          </table:table-cell>
          <table:table-cell table:formula="of:=IF(NOT([.$I199]=&quot;&quot;);IF([.$C199]=[.S$1];[.$I199];&quot;&quot;);&quot;&quot;)">
            <text:p/>
          </table:table-cell>
          <table:table-cell table:formula="of:=IF(NOT([.$I199]=&quot;&quot;);IF([.$C199]=[.T$1];[.$I199];&quot;&quot;)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3" office:value-type="string" calcext:value-type="string">
            <text:p>New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8864595320292" calcext:value-type="percentage">
            <text:p>27.89%</text:p>
          </table:table-cell>
          <table:table-cell table:formula="of:=IF([.D200]=&quot;con&quot;;[.E200];-[.E200])" office:value-type="percentage" office:value="0.278864595320292" calcext:value-type="percentage">
            <text:p>27.89%</text:p>
          </table:table-cell>
          <table:table-cell table:formula="of:=IF([.D200]=&quot;lab&quot;;[.E200];-[.E200])" office:value-type="percentage" office:value="-0.278864595320292" calcext:value-type="percentage">
            <text:p>-27.89%</text:p>
          </table:table-cell>
          <table:table-cell table:formula="of:=IF([.D200]=&quot;lib&quot;;[.E200];-[.E200])" office:value-type="percentage" office:value="-0.278864595320292" calcext:value-type="percentage">
            <text:p>-27.89%</text:p>
          </table:table-cell>
          <table:table-cell/>
          <table:table-cell table:formula="of:=IF(NOT([.$I200]=&quot;&quot;);IF([.$C200]=[.J$1];[.$I200];&quot;&quot;);&quot;&quot;)">
            <text:p/>
          </table:table-cell>
          <table:table-cell table:formula="of:=IF(NOT([.$I200]=&quot;&quot;);IF([.$C200]=[.K$1];[.$I200];&quot;&quot;);&quot;&quot;)">
            <text:p/>
          </table:table-cell>
          <table:table-cell table:formula="of:=IF(NOT([.$I200]=&quot;&quot;);IF([.$C200]=[.L$1];[.$I200];&quot;&quot;);&quot;&quot;)">
            <text:p/>
          </table:table-cell>
          <table:table-cell table:formula="of:=IF(NOT([.$I200]=&quot;&quot;);IF([.$C200]=[.M$1];[.$I200];&quot;&quot;);&quot;&quot;)">
            <text:p/>
          </table:table-cell>
          <table:table-cell table:formula="of:=IF(NOT([.$I200]=&quot;&quot;);IF([.$C200]=[.N$1];[.$I200];&quot;&quot;);&quot;&quot;)">
            <text:p/>
          </table:table-cell>
          <table:table-cell table:formula="of:=IF(NOT([.$I200]=&quot;&quot;);IF([.$C200]=[.O$1];[.$I200];&quot;&quot;);&quot;&quot;)">
            <text:p/>
          </table:table-cell>
          <table:table-cell table:formula="of:=IF(NOT([.$I200]=&quot;&quot;);IF([.$C200]=[.P$1];[.$I200];&quot;&quot;);&quot;&quot;)">
            <text:p/>
          </table:table-cell>
          <table:table-cell table:formula="of:=IF(NOT([.$I200]=&quot;&quot;);IF([.$C200]=[.Q$1];[.$I200];&quot;&quot;);&quot;&quot;)">
            <text:p/>
          </table:table-cell>
          <table:table-cell table:formula="of:=IF(NOT([.$I200]=&quot;&quot;);IF([.$C200]=[.R$1];[.$I200];&quot;&quot;);&quot;&quot;)">
            <text:p/>
          </table:table-cell>
          <table:table-cell table:formula="of:=IF(NOT([.$I200]=&quot;&quot;);IF([.$C200]=[.S$1];[.$I200];&quot;&quot;);&quot;&quot;)">
            <text:p/>
          </table:table-cell>
          <table:table-cell table:formula="of:=IF(NOT([.$I200]=&quot;&quot;);IF([.$C200]=[.T$1];[.$I200];&quot;&quot;);&quot;&quot;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ymouth Moor Vi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8724573941726" calcext:value-type="percentage">
            <text:p>27.87%</text:p>
          </table:table-cell>
          <table:table-cell table:formula="of:=IF([.D201]=&quot;con&quot;;[.E201];-[.E201])" office:value-type="percentage" office:value="0.278724573941726" calcext:value-type="percentage">
            <text:p>27.87%</text:p>
          </table:table-cell>
          <table:table-cell table:formula="of:=IF([.D201]=&quot;lab&quot;;[.E201];-[.E201])" office:value-type="percentage" office:value="-0.278724573941726" calcext:value-type="percentage">
            <text:p>-27.87%</text:p>
          </table:table-cell>
          <table:table-cell table:formula="of:=IF([.D201]=&quot;lib&quot;;[.E201];-[.E201])" office:value-type="percentage" office:value="-0.278724573941726" calcext:value-type="percentage">
            <text:p>-27.87%</text:p>
          </table:table-cell>
          <table:table-cell/>
          <table:table-cell table:formula="of:=IF(NOT([.$I201]=&quot;&quot;);IF([.$C201]=[.J$1];[.$I201];&quot;&quot;);&quot;&quot;)">
            <text:p/>
          </table:table-cell>
          <table:table-cell table:formula="of:=IF(NOT([.$I201]=&quot;&quot;);IF([.$C201]=[.K$1];[.$I201];&quot;&quot;);&quot;&quot;)">
            <text:p/>
          </table:table-cell>
          <table:table-cell table:formula="of:=IF(NOT([.$I201]=&quot;&quot;);IF([.$C201]=[.L$1];[.$I201];&quot;&quot;);&quot;&quot;)">
            <text:p/>
          </table:table-cell>
          <table:table-cell table:formula="of:=IF(NOT([.$I201]=&quot;&quot;);IF([.$C201]=[.M$1];[.$I201];&quot;&quot;);&quot;&quot;)">
            <text:p/>
          </table:table-cell>
          <table:table-cell table:formula="of:=IF(NOT([.$I201]=&quot;&quot;);IF([.$C201]=[.N$1];[.$I201];&quot;&quot;);&quot;&quot;)">
            <text:p/>
          </table:table-cell>
          <table:table-cell table:formula="of:=IF(NOT([.$I201]=&quot;&quot;);IF([.$C201]=[.O$1];[.$I201];&quot;&quot;);&quot;&quot;)">
            <text:p/>
          </table:table-cell>
          <table:table-cell table:formula="of:=IF(NOT([.$I201]=&quot;&quot;);IF([.$C201]=[.P$1];[.$I201];&quot;&quot;);&quot;&quot;)">
            <text:p/>
          </table:table-cell>
          <table:table-cell table:formula="of:=IF(NOT([.$I201]=&quot;&quot;);IF([.$C201]=[.Q$1];[.$I201];&quot;&quot;);&quot;&quot;)">
            <text:p/>
          </table:table-cell>
          <table:table-cell table:formula="of:=IF(NOT([.$I201]=&quot;&quot;);IF([.$C201]=[.R$1];[.$I201];&quot;&quot;);&quot;&quot;)">
            <text:p/>
          </table:table-cell>
          <table:table-cell table:formula="of:=IF(NOT([.$I201]=&quot;&quot;);IF([.$C201]=[.S$1];[.$I201];&quot;&quot;);&quot;&quot;)">
            <text:p/>
          </table:table-cell>
          <table:table-cell table:formula="of:=IF(NOT([.$I201]=&quot;&quot;);IF([.$C201]=[.T$1];[.$I201];&quot;&quot;)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58" office:value-type="string" calcext:value-type="string">
            <text:p>Basset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275631318299022" calcext:value-type="percentage">
            <text:p>27.56%</text:p>
          </table:table-cell>
          <table:table-cell table:formula="of:=IF([.D202]=&quot;con&quot;;[.E202];-[.E202])" office:value-type="percentage" office:value="0.275631318299022" calcext:value-type="percentage">
            <text:p>27.56%</text:p>
          </table:table-cell>
          <table:table-cell table:formula="of:=IF([.D202]=&quot;lab&quot;;[.E202];-[.E202])" office:value-type="percentage" office:value="-0.275631318299022" calcext:value-type="percentage">
            <text:p>-27.56%</text:p>
          </table:table-cell>
          <table:table-cell table:formula="of:=IF([.D202]=&quot;lib&quot;;[.E202];-[.E202])" office:value-type="percentage" office:value="-0.275631318299022" calcext:value-type="percentage">
            <text:p>-27.56%</text:p>
          </table:table-cell>
          <table:table-cell/>
          <table:table-cell table:formula="of:=IF(NOT([.$I202]=&quot;&quot;);IF([.$C202]=[.J$1];[.$I202];&quot;&quot;);&quot;&quot;)">
            <text:p/>
          </table:table-cell>
          <table:table-cell table:formula="of:=IF(NOT([.$I202]=&quot;&quot;);IF([.$C202]=[.K$1];[.$I202];&quot;&quot;);&quot;&quot;)">
            <text:p/>
          </table:table-cell>
          <table:table-cell table:formula="of:=IF(NOT([.$I202]=&quot;&quot;);IF([.$C202]=[.L$1];[.$I202];&quot;&quot;);&quot;&quot;)">
            <text:p/>
          </table:table-cell>
          <table:table-cell table:formula="of:=IF(NOT([.$I202]=&quot;&quot;);IF([.$C202]=[.M$1];[.$I202];&quot;&quot;);&quot;&quot;)">
            <text:p/>
          </table:table-cell>
          <table:table-cell table:formula="of:=IF(NOT([.$I202]=&quot;&quot;);IF([.$C202]=[.N$1];[.$I202];&quot;&quot;);&quot;&quot;)">
            <text:p/>
          </table:table-cell>
          <table:table-cell table:formula="of:=IF(NOT([.$I202]=&quot;&quot;);IF([.$C202]=[.O$1];[.$I202];&quot;&quot;);&quot;&quot;)">
            <text:p/>
          </table:table-cell>
          <table:table-cell table:formula="of:=IF(NOT([.$I202]=&quot;&quot;);IF([.$C202]=[.P$1];[.$I202];&quot;&quot;);&quot;&quot;)">
            <text:p/>
          </table:table-cell>
          <table:table-cell table:formula="of:=IF(NOT([.$I202]=&quot;&quot;);IF([.$C202]=[.Q$1];[.$I202];&quot;&quot;);&quot;&quot;)">
            <text:p/>
          </table:table-cell>
          <table:table-cell table:formula="of:=IF(NOT([.$I202]=&quot;&quot;);IF([.$C202]=[.R$1];[.$I202];&quot;&quot;);&quot;&quot;)">
            <text:p/>
          </table:table-cell>
          <table:table-cell table:formula="of:=IF(NOT([.$I202]=&quot;&quot;);IF([.$C202]=[.S$1];[.$I202];&quot;&quot;);&quot;&quot;)">
            <text:p/>
          </table:table-cell>
          <table:table-cell table:formula="of:=IF(NOT([.$I202]=&quot;&quot;);IF([.$C202]=[.T$1];[.$I202];&quot;&quot;)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ug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5307948481322" calcext:value-type="percentage">
            <text:p>27.53%</text:p>
          </table:table-cell>
          <table:table-cell table:formula="of:=IF([.D203]=&quot;con&quot;;[.E203];-[.E203])" office:value-type="percentage" office:value="0.275307948481322" calcext:value-type="percentage">
            <text:p>27.53%</text:p>
          </table:table-cell>
          <table:table-cell table:formula="of:=IF([.D203]=&quot;lab&quot;;[.E203];-[.E203])" office:value-type="percentage" office:value="-0.275307948481322" calcext:value-type="percentage">
            <text:p>-27.53%</text:p>
          </table:table-cell>
          <table:table-cell table:formula="of:=IF([.D203]=&quot;lib&quot;;[.E203];-[.E203])" office:value-type="percentage" office:value="-0.275307948481322" calcext:value-type="percentage">
            <text:p>-27.53%</text:p>
          </table:table-cell>
          <table:table-cell/>
          <table:table-cell table:formula="of:=IF(NOT([.$I203]=&quot;&quot;);IF([.$C203]=[.J$1];[.$I203];&quot;&quot;);&quot;&quot;)">
            <text:p/>
          </table:table-cell>
          <table:table-cell table:formula="of:=IF(NOT([.$I203]=&quot;&quot;);IF([.$C203]=[.K$1];[.$I203];&quot;&quot;);&quot;&quot;)">
            <text:p/>
          </table:table-cell>
          <table:table-cell table:formula="of:=IF(NOT([.$I203]=&quot;&quot;);IF([.$C203]=[.L$1];[.$I203];&quot;&quot;);&quot;&quot;)">
            <text:p/>
          </table:table-cell>
          <table:table-cell table:formula="of:=IF(NOT([.$I203]=&quot;&quot;);IF([.$C203]=[.M$1];[.$I203];&quot;&quot;);&quot;&quot;)">
            <text:p/>
          </table:table-cell>
          <table:table-cell table:formula="of:=IF(NOT([.$I203]=&quot;&quot;);IF([.$C203]=[.N$1];[.$I203];&quot;&quot;);&quot;&quot;)">
            <text:p/>
          </table:table-cell>
          <table:table-cell table:formula="of:=IF(NOT([.$I203]=&quot;&quot;);IF([.$C203]=[.O$1];[.$I203];&quot;&quot;);&quot;&quot;)">
            <text:p/>
          </table:table-cell>
          <table:table-cell table:formula="of:=IF(NOT([.$I203]=&quot;&quot;);IF([.$C203]=[.P$1];[.$I203];&quot;&quot;);&quot;&quot;)">
            <text:p/>
          </table:table-cell>
          <table:table-cell table:formula="of:=IF(NOT([.$I203]=&quot;&quot;);IF([.$C203]=[.Q$1];[.$I203];&quot;&quot;);&quot;&quot;)">
            <text:p/>
          </table:table-cell>
          <table:table-cell table:formula="of:=IF(NOT([.$I203]=&quot;&quot;);IF([.$C203]=[.R$1];[.$I203];&quot;&quot;);&quot;&quot;)">
            <text:p/>
          </table:table-cell>
          <table:table-cell table:formula="of:=IF(NOT([.$I203]=&quot;&quot;);IF([.$C203]=[.S$1];[.$I203];&quot;&quot;);&quot;&quot;)">
            <text:p/>
          </table:table-cell>
          <table:table-cell table:formula="of:=IF(NOT([.$I203]=&quot;&quot;);IF([.$C203]=[.T$1];[.$I203];&quot;&quot;);&quot;&quot;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Nor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522202816692" calcext:value-type="percentage">
            <text:p>27.52%</text:p>
          </table:table-cell>
          <table:table-cell table:formula="of:=IF([.D204]=&quot;con&quot;;[.E204];-[.E204])" office:value-type="percentage" office:value="0.27522202816692" calcext:value-type="percentage">
            <text:p>27.52%</text:p>
          </table:table-cell>
          <table:table-cell table:formula="of:=IF([.D204]=&quot;lab&quot;;[.E204];-[.E204])" office:value-type="percentage" office:value="-0.27522202816692" calcext:value-type="percentage">
            <text:p>-27.52%</text:p>
          </table:table-cell>
          <table:table-cell table:formula="of:=IF([.D204]=&quot;lib&quot;;[.E204];-[.E204])" office:value-type="percentage" office:value="-0.27522202816692" calcext:value-type="percentage">
            <text:p>-27.52%</text:p>
          </table:table-cell>
          <table:table-cell/>
          <table:table-cell table:formula="of:=IF(NOT([.$I204]=&quot;&quot;);IF([.$C204]=[.J$1];[.$I204];&quot;&quot;);&quot;&quot;)">
            <text:p/>
          </table:table-cell>
          <table:table-cell table:formula="of:=IF(NOT([.$I204]=&quot;&quot;);IF([.$C204]=[.K$1];[.$I204];&quot;&quot;);&quot;&quot;)">
            <text:p/>
          </table:table-cell>
          <table:table-cell table:formula="of:=IF(NOT([.$I204]=&quot;&quot;);IF([.$C204]=[.L$1];[.$I204];&quot;&quot;);&quot;&quot;)">
            <text:p/>
          </table:table-cell>
          <table:table-cell table:formula="of:=IF(NOT([.$I204]=&quot;&quot;);IF([.$C204]=[.M$1];[.$I204];&quot;&quot;);&quot;&quot;)">
            <text:p/>
          </table:table-cell>
          <table:table-cell table:formula="of:=IF(NOT([.$I204]=&quot;&quot;);IF([.$C204]=[.N$1];[.$I204];&quot;&quot;);&quot;&quot;)">
            <text:p/>
          </table:table-cell>
          <table:table-cell table:formula="of:=IF(NOT([.$I204]=&quot;&quot;);IF([.$C204]=[.O$1];[.$I204];&quot;&quot;);&quot;&quot;)">
            <text:p/>
          </table:table-cell>
          <table:table-cell table:formula="of:=IF(NOT([.$I204]=&quot;&quot;);IF([.$C204]=[.P$1];[.$I204];&quot;&quot;);&quot;&quot;)">
            <text:p/>
          </table:table-cell>
          <table:table-cell table:formula="of:=IF(NOT([.$I204]=&quot;&quot;);IF([.$C204]=[.Q$1];[.$I204];&quot;&quot;);&quot;&quot;)">
            <text:p/>
          </table:table-cell>
          <table:table-cell table:formula="of:=IF(NOT([.$I204]=&quot;&quot;);IF([.$C204]=[.R$1];[.$I204];&quot;&quot;);&quot;&quot;)">
            <text:p/>
          </table:table-cell>
          <table:table-cell table:formula="of:=IF(NOT([.$I204]=&quot;&quot;);IF([.$C204]=[.S$1];[.$I204];&quot;&quot;);&quot;&quot;)">
            <text:p/>
          </table:table-cell>
          <table:table-cell table:formula="of:=IF(NOT([.$I204]=&quot;&quot;);IF([.$C204]=[.T$1];[.$I204];&quot;&quot;);&quot;&quot;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63" office:value-type="string" calcext:value-type="string">
            <text:p>Dorking and Hor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2625851405308" calcext:value-type="percentage">
            <text:p>27.26%</text:p>
          </table:table-cell>
          <table:table-cell table:formula="of:=IF([.D205]=&quot;con&quot;;[.E205];-[.E205])" office:value-type="percentage" office:value="0.272625851405308" calcext:value-type="percentage">
            <text:p>27.26%</text:p>
          </table:table-cell>
          <table:table-cell table:formula="of:=IF([.D205]=&quot;lab&quot;;[.E205];-[.E205])" office:value-type="percentage" office:value="-0.272625851405308" calcext:value-type="percentage">
            <text:p>-27.26%</text:p>
          </table:table-cell>
          <table:table-cell table:formula="of:=IF([.D205]=&quot;lib&quot;;[.E205];-[.E205])" office:value-type="percentage" office:value="-0.272625851405308" calcext:value-type="percentage">
            <text:p>-27.26%</text:p>
          </table:table-cell>
          <table:table-cell/>
          <table:table-cell table:formula="of:=IF(NOT([.$I205]=&quot;&quot;);IF([.$C205]=[.J$1];[.$I205];&quot;&quot;);&quot;&quot;)">
            <text:p/>
          </table:table-cell>
          <table:table-cell table:formula="of:=IF(NOT([.$I205]=&quot;&quot;);IF([.$C205]=[.K$1];[.$I205];&quot;&quot;);&quot;&quot;)">
            <text:p/>
          </table:table-cell>
          <table:table-cell table:formula="of:=IF(NOT([.$I205]=&quot;&quot;);IF([.$C205]=[.L$1];[.$I205];&quot;&quot;);&quot;&quot;)">
            <text:p/>
          </table:table-cell>
          <table:table-cell table:formula="of:=IF(NOT([.$I205]=&quot;&quot;);IF([.$C205]=[.M$1];[.$I205];&quot;&quot;);&quot;&quot;)">
            <text:p/>
          </table:table-cell>
          <table:table-cell table:formula="of:=IF(NOT([.$I205]=&quot;&quot;);IF([.$C205]=[.N$1];[.$I205];&quot;&quot;);&quot;&quot;)">
            <text:p/>
          </table:table-cell>
          <table:table-cell table:formula="of:=IF(NOT([.$I205]=&quot;&quot;);IF([.$C205]=[.O$1];[.$I205];&quot;&quot;);&quot;&quot;)">
            <text:p/>
          </table:table-cell>
          <table:table-cell table:formula="of:=IF(NOT([.$I205]=&quot;&quot;);IF([.$C205]=[.P$1];[.$I205];&quot;&quot;);&quot;&quot;)">
            <text:p/>
          </table:table-cell>
          <table:table-cell table:formula="of:=IF(NOT([.$I205]=&quot;&quot;);IF([.$C205]=[.Q$1];[.$I205];&quot;&quot;);&quot;&quot;)">
            <text:p/>
          </table:table-cell>
          <table:table-cell table:formula="of:=IF(NOT([.$I205]=&quot;&quot;);IF([.$C205]=[.R$1];[.$I205];&quot;&quot;);&quot;&quot;)">
            <text:p/>
          </table:table-cell>
          <table:table-cell table:formula="of:=IF(NOT([.$I205]=&quot;&quot;);IF([.$C205]=[.S$1];[.$I205];&quot;&quot;);&quot;&quot;)">
            <text:p/>
          </table:table-cell>
          <table:table-cell table:formula="of:=IF(NOT([.$I205]=&quot;&quot;);IF([.$C205]=[.T$1];[.$I205];&quot;&quot;);&quot;&quot;)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Glastonbury and Som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2491349480969" calcext:value-type="percentage">
            <text:p>27.25%</text:p>
          </table:table-cell>
          <table:table-cell table:formula="of:=IF([.D206]=&quot;con&quot;;[.E206];-[.E206])" office:value-type="percentage" office:value="0.272491349480969" calcext:value-type="percentage">
            <text:p>27.25%</text:p>
          </table:table-cell>
          <table:table-cell table:formula="of:=IF([.D206]=&quot;lab&quot;;[.E206];-[.E206])" office:value-type="percentage" office:value="-0.272491349480969" calcext:value-type="percentage">
            <text:p>-27.25%</text:p>
          </table:table-cell>
          <table:table-cell table:formula="of:=IF([.D206]=&quot;lib&quot;;[.E206];-[.E206])" office:value-type="percentage" office:value="-0.272491349480969" calcext:value-type="percentage">
            <text:p>-27.25%</text:p>
          </table:table-cell>
          <table:table-cell/>
          <table:table-cell table:formula="of:=IF(NOT([.$I206]=&quot;&quot;);IF([.$C206]=[.J$1];[.$I206];&quot;&quot;);&quot;&quot;)">
            <text:p/>
          </table:table-cell>
          <table:table-cell table:formula="of:=IF(NOT([.$I206]=&quot;&quot;);IF([.$C206]=[.K$1];[.$I206];&quot;&quot;);&quot;&quot;)">
            <text:p/>
          </table:table-cell>
          <table:table-cell table:formula="of:=IF(NOT([.$I206]=&quot;&quot;);IF([.$C206]=[.L$1];[.$I206];&quot;&quot;);&quot;&quot;)">
            <text:p/>
          </table:table-cell>
          <table:table-cell table:formula="of:=IF(NOT([.$I206]=&quot;&quot;);IF([.$C206]=[.M$1];[.$I206];&quot;&quot;);&quot;&quot;)">
            <text:p/>
          </table:table-cell>
          <table:table-cell table:formula="of:=IF(NOT([.$I206]=&quot;&quot;);IF([.$C206]=[.N$1];[.$I206];&quot;&quot;);&quot;&quot;)">
            <text:p/>
          </table:table-cell>
          <table:table-cell table:formula="of:=IF(NOT([.$I206]=&quot;&quot;);IF([.$C206]=[.O$1];[.$I206];&quot;&quot;);&quot;&quot;)">
            <text:p/>
          </table:table-cell>
          <table:table-cell table:formula="of:=IF(NOT([.$I206]=&quot;&quot;);IF([.$C206]=[.P$1];[.$I206];&quot;&quot;);&quot;&quot;)">
            <text:p/>
          </table:table-cell>
          <table:table-cell table:formula="of:=IF(NOT([.$I206]=&quot;&quot;);IF([.$C206]=[.Q$1];[.$I206];&quot;&quot;);&quot;&quot;)">
            <text:p/>
          </table:table-cell>
          <table:table-cell table:formula="of:=IF(NOT([.$I206]=&quot;&quot;);IF([.$C206]=[.R$1];[.$I206];&quot;&quot;);&quot;&quot;)">
            <text:p/>
          </table:table-cell>
          <table:table-cell table:formula="of:=IF(NOT([.$I206]=&quot;&quot;);IF([.$C206]=[.S$1];[.$I206];&quot;&quot;);&quot;&quot;)">
            <text:p/>
          </table:table-cell>
          <table:table-cell table:formula="of:=IF(NOT([.$I206]=&quot;&quot;);IF([.$C206]=[.T$1];[.$I206];&quot;&quot;);&quot;&quot;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63" office:value-type="string" calcext:value-type="string">
            <text:p>Hit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0255604206429" calcext:value-type="percentage">
            <text:p>27.03%</text:p>
          </table:table-cell>
          <table:table-cell table:formula="of:=IF([.D207]=&quot;con&quot;;[.E207];-[.E207])" office:value-type="percentage" office:value="0.270255604206429" calcext:value-type="percentage">
            <text:p>27.03%</text:p>
          </table:table-cell>
          <table:table-cell table:formula="of:=IF([.D207]=&quot;lab&quot;;[.E207];-[.E207])" office:value-type="percentage" office:value="-0.270255604206429" calcext:value-type="percentage">
            <text:p>-27.03%</text:p>
          </table:table-cell>
          <table:table-cell table:formula="of:=IF([.D207]=&quot;lib&quot;;[.E207];-[.E207])" office:value-type="percentage" office:value="-0.270255604206429" calcext:value-type="percentage">
            <text:p>-27.03%</text:p>
          </table:table-cell>
          <table:table-cell/>
          <table:table-cell table:formula="of:=IF(NOT([.$I207]=&quot;&quot;);IF([.$C207]=[.J$1];[.$I207];&quot;&quot;);&quot;&quot;)">
            <text:p/>
          </table:table-cell>
          <table:table-cell table:formula="of:=IF(NOT([.$I207]=&quot;&quot;);IF([.$C207]=[.K$1];[.$I207];&quot;&quot;);&quot;&quot;)">
            <text:p/>
          </table:table-cell>
          <table:table-cell table:formula="of:=IF(NOT([.$I207]=&quot;&quot;);IF([.$C207]=[.L$1];[.$I207];&quot;&quot;);&quot;&quot;)">
            <text:p/>
          </table:table-cell>
          <table:table-cell table:formula="of:=IF(NOT([.$I207]=&quot;&quot;);IF([.$C207]=[.M$1];[.$I207];&quot;&quot;);&quot;&quot;)">
            <text:p/>
          </table:table-cell>
          <table:table-cell table:formula="of:=IF(NOT([.$I207]=&quot;&quot;);IF([.$C207]=[.N$1];[.$I207];&quot;&quot;);&quot;&quot;)">
            <text:p/>
          </table:table-cell>
          <table:table-cell table:formula="of:=IF(NOT([.$I207]=&quot;&quot;);IF([.$C207]=[.O$1];[.$I207];&quot;&quot;);&quot;&quot;)">
            <text:p/>
          </table:table-cell>
          <table:table-cell table:formula="of:=IF(NOT([.$I207]=&quot;&quot;);IF([.$C207]=[.P$1];[.$I207];&quot;&quot;);&quot;&quot;)">
            <text:p/>
          </table:table-cell>
          <table:table-cell table:formula="of:=IF(NOT([.$I207]=&quot;&quot;);IF([.$C207]=[.Q$1];[.$I207];&quot;&quot;);&quot;&quot;)">
            <text:p/>
          </table:table-cell>
          <table:table-cell table:formula="of:=IF(NOT([.$I207]=&quot;&quot;);IF([.$C207]=[.R$1];[.$I207];&quot;&quot;);&quot;&quot;)">
            <text:p/>
          </table:table-cell>
          <table:table-cell table:formula="of:=IF(NOT([.$I207]=&quot;&quot;);IF([.$C207]=[.S$1];[.$I207];&quot;&quot;);&quot;&quot;)">
            <text:p/>
          </table:table-cell>
          <table:table-cell table:formula="of:=IF(NOT([.$I207]=&quot;&quot;);IF([.$C207]=[.T$1];[.$I207];&quot;&quot;);&quot;&quot;)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North East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68254432920709" calcext:value-type="percentage">
            <text:p>26.83%</text:p>
          </table:table-cell>
          <table:table-cell table:formula="of:=IF([.D208]=&quot;con&quot;;[.E208];-[.E208])" office:value-type="percentage" office:value="0.268254432920709" calcext:value-type="percentage">
            <text:p>26.83%</text:p>
          </table:table-cell>
          <table:table-cell table:formula="of:=IF([.D208]=&quot;lab&quot;;[.E208];-[.E208])" office:value-type="percentage" office:value="-0.268254432920709" calcext:value-type="percentage">
            <text:p>-26.83%</text:p>
          </table:table-cell>
          <table:table-cell table:formula="of:=IF([.D208]=&quot;lib&quot;;[.E208];-[.E208])" office:value-type="percentage" office:value="-0.268254432920709" calcext:value-type="percentage">
            <text:p>-26.83%</text:p>
          </table:table-cell>
          <table:table-cell/>
          <table:table-cell table:formula="of:=IF(NOT([.$I208]=&quot;&quot;);IF([.$C208]=[.J$1];[.$I208];&quot;&quot;);&quot;&quot;)">
            <text:p/>
          </table:table-cell>
          <table:table-cell table:formula="of:=IF(NOT([.$I208]=&quot;&quot;);IF([.$C208]=[.K$1];[.$I208];&quot;&quot;);&quot;&quot;)">
            <text:p/>
          </table:table-cell>
          <table:table-cell table:formula="of:=IF(NOT([.$I208]=&quot;&quot;);IF([.$C208]=[.L$1];[.$I208];&quot;&quot;);&quot;&quot;)">
            <text:p/>
          </table:table-cell>
          <table:table-cell table:formula="of:=IF(NOT([.$I208]=&quot;&quot;);IF([.$C208]=[.M$1];[.$I208];&quot;&quot;);&quot;&quot;)">
            <text:p/>
          </table:table-cell>
          <table:table-cell table:formula="of:=IF(NOT([.$I208]=&quot;&quot;);IF([.$C208]=[.N$1];[.$I208];&quot;&quot;);&quot;&quot;)">
            <text:p/>
          </table:table-cell>
          <table:table-cell table:formula="of:=IF(NOT([.$I208]=&quot;&quot;);IF([.$C208]=[.O$1];[.$I208];&quot;&quot;);&quot;&quot;)">
            <text:p/>
          </table:table-cell>
          <table:table-cell table:formula="of:=IF(NOT([.$I208]=&quot;&quot;);IF([.$C208]=[.P$1];[.$I208];&quot;&quot;);&quot;&quot;)">
            <text:p/>
          </table:table-cell>
          <table:table-cell table:formula="of:=IF(NOT([.$I208]=&quot;&quot;);IF([.$C208]=[.Q$1];[.$I208];&quot;&quot;);&quot;&quot;)">
            <text:p/>
          </table:table-cell>
          <table:table-cell table:formula="of:=IF(NOT([.$I208]=&quot;&quot;);IF([.$C208]=[.R$1];[.$I208];&quot;&quot;);&quot;&quot;)">
            <text:p/>
          </table:table-cell>
          <table:table-cell table:formula="of:=IF(NOT([.$I208]=&quot;&quot;);IF([.$C208]=[.S$1];[.$I208];&quot;&quot;);&quot;&quot;)">
            <text:p/>
          </table:table-cell>
          <table:table-cell table:formula="of:=IF(NOT([.$I208]=&quot;&quot;);IF([.$C208]=[.T$1];[.$I208];&quot;&quot;);&quot;&quot;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63" office:value-type="string" calcext:value-type="string">
            <text:p>Tunbridge W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7978042086002" calcext:value-type="percentage">
            <text:p>26.80%</text:p>
          </table:table-cell>
          <table:table-cell table:formula="of:=IF([.D209]=&quot;con&quot;;[.E209];-[.E209])" office:value-type="percentage" office:value="0.267978042086002" calcext:value-type="percentage">
            <text:p>26.80%</text:p>
          </table:table-cell>
          <table:table-cell table:formula="of:=IF([.D209]=&quot;lab&quot;;[.E209];-[.E209])" office:value-type="percentage" office:value="-0.267978042086002" calcext:value-type="percentage">
            <text:p>-26.80%</text:p>
          </table:table-cell>
          <table:table-cell table:formula="of:=IF([.D209]=&quot;lib&quot;;[.E209];-[.E209])" office:value-type="percentage" office:value="-0.267978042086002" calcext:value-type="percentage">
            <text:p>-26.80%</text:p>
          </table:table-cell>
          <table:table-cell/>
          <table:table-cell table:formula="of:=IF(NOT([.$I209]=&quot;&quot;);IF([.$C209]=[.J$1];[.$I209];&quot;&quot;);&quot;&quot;)">
            <text:p/>
          </table:table-cell>
          <table:table-cell table:formula="of:=IF(NOT([.$I209]=&quot;&quot;);IF([.$C209]=[.K$1];[.$I209];&quot;&quot;);&quot;&quot;)">
            <text:p/>
          </table:table-cell>
          <table:table-cell table:formula="of:=IF(NOT([.$I209]=&quot;&quot;);IF([.$C209]=[.L$1];[.$I209];&quot;&quot;);&quot;&quot;)">
            <text:p/>
          </table:table-cell>
          <table:table-cell table:formula="of:=IF(NOT([.$I209]=&quot;&quot;);IF([.$C209]=[.M$1];[.$I209];&quot;&quot;);&quot;&quot;)">
            <text:p/>
          </table:table-cell>
          <table:table-cell table:formula="of:=IF(NOT([.$I209]=&quot;&quot;);IF([.$C209]=[.N$1];[.$I209];&quot;&quot;);&quot;&quot;)">
            <text:p/>
          </table:table-cell>
          <table:table-cell table:formula="of:=IF(NOT([.$I209]=&quot;&quot;);IF([.$C209]=[.O$1];[.$I209];&quot;&quot;);&quot;&quot;)">
            <text:p/>
          </table:table-cell>
          <table:table-cell table:formula="of:=IF(NOT([.$I209]=&quot;&quot;);IF([.$C209]=[.P$1];[.$I209];&quot;&quot;);&quot;&quot;)">
            <text:p/>
          </table:table-cell>
          <table:table-cell table:formula="of:=IF(NOT([.$I209]=&quot;&quot;);IF([.$C209]=[.Q$1];[.$I209];&quot;&quot;);&quot;&quot;)">
            <text:p/>
          </table:table-cell>
          <table:table-cell table:formula="of:=IF(NOT([.$I209]=&quot;&quot;);IF([.$C209]=[.R$1];[.$I209];&quot;&quot;);&quot;&quot;)">
            <text:p/>
          </table:table-cell>
          <table:table-cell table:formula="of:=IF(NOT([.$I209]=&quot;&quot;);IF([.$C209]=[.S$1];[.$I209];&quot;&quot;);&quot;&quot;)">
            <text:p/>
          </table:table-cell>
          <table:table-cell table:formula="of:=IF(NOT([.$I209]=&quot;&quot;);IF([.$C209]=[.T$1];[.$I209];&quot;&quot;);&quot;&quot;)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0" office:value-type="string" calcext:value-type="string">
            <text:p>Beacons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266422290248991" calcext:value-type="percentage">
            <text:p>26.64%</text:p>
          </table:table-cell>
          <table:table-cell table:formula="of:=IF([.D210]=&quot;con&quot;;[.E210];-[.E210])" office:value-type="percentage" office:value="0.266422290248991" calcext:value-type="percentage">
            <text:p>26.64%</text:p>
          </table:table-cell>
          <table:table-cell table:formula="of:=IF([.D210]=&quot;lab&quot;;[.E210];-[.E210])" office:value-type="percentage" office:value="-0.266422290248991" calcext:value-type="percentage">
            <text:p>-26.64%</text:p>
          </table:table-cell>
          <table:table-cell table:formula="of:=IF([.D210]=&quot;lib&quot;;[.E210];-[.E210])" office:value-type="percentage" office:value="-0.266422290248991" calcext:value-type="percentage">
            <text:p>-26.64%</text:p>
          </table:table-cell>
          <table:table-cell/>
          <table:table-cell table:formula="of:=IF(NOT([.$I210]=&quot;&quot;);IF([.$C210]=[.J$1];[.$I210];&quot;&quot;);&quot;&quot;)">
            <text:p/>
          </table:table-cell>
          <table:table-cell table:formula="of:=IF(NOT([.$I210]=&quot;&quot;);IF([.$C210]=[.K$1];[.$I210];&quot;&quot;);&quot;&quot;)">
            <text:p/>
          </table:table-cell>
          <table:table-cell table:formula="of:=IF(NOT([.$I210]=&quot;&quot;);IF([.$C210]=[.L$1];[.$I210];&quot;&quot;);&quot;&quot;)">
            <text:p/>
          </table:table-cell>
          <table:table-cell table:formula="of:=IF(NOT([.$I210]=&quot;&quot;);IF([.$C210]=[.M$1];[.$I210];&quot;&quot;);&quot;&quot;)">
            <text:p/>
          </table:table-cell>
          <table:table-cell table:formula="of:=IF(NOT([.$I210]=&quot;&quot;);IF([.$C210]=[.N$1];[.$I210];&quot;&quot;);&quot;&quot;)">
            <text:p/>
          </table:table-cell>
          <table:table-cell table:formula="of:=IF(NOT([.$I210]=&quot;&quot;);IF([.$C210]=[.O$1];[.$I210];&quot;&quot;);&quot;&quot;)">
            <text:p/>
          </table:table-cell>
          <table:table-cell table:formula="of:=IF(NOT([.$I210]=&quot;&quot;);IF([.$C210]=[.P$1];[.$I210];&quot;&quot;);&quot;&quot;)">
            <text:p/>
          </table:table-cell>
          <table:table-cell table:formula="of:=IF(NOT([.$I210]=&quot;&quot;);IF([.$C210]=[.Q$1];[.$I210];&quot;&quot;);&quot;&quot;)">
            <text:p/>
          </table:table-cell>
          <table:table-cell table:formula="of:=IF(NOT([.$I210]=&quot;&quot;);IF([.$C210]=[.R$1];[.$I210];&quot;&quot;);&quot;&quot;)">
            <text:p/>
          </table:table-cell>
          <table:table-cell table:formula="of:=IF(NOT([.$I210]=&quot;&quot;);IF([.$C210]=[.S$1];[.$I210];&quot;&quot;);&quot;&quot;)">
            <text:p/>
          </table:table-cell>
          <table:table-cell table:formula="of:=IF(NOT([.$I210]=&quot;&quot;);IF([.$C210]=[.T$1];[.$I210];&quot;&quot;);&quot;&quot;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3" office:value-type="string" calcext:value-type="string">
            <text:p>Chipp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4136096226627" calcext:value-type="percentage">
            <text:p>26.41%</text:p>
          </table:table-cell>
          <table:table-cell table:formula="of:=IF([.D211]=&quot;con&quot;;[.E211];-[.E211])" office:value-type="percentage" office:value="0.264136096226627" calcext:value-type="percentage">
            <text:p>26.41%</text:p>
          </table:table-cell>
          <table:table-cell table:formula="of:=IF([.D211]=&quot;lab&quot;;[.E211];-[.E211])" office:value-type="percentage" office:value="-0.264136096226627" calcext:value-type="percentage">
            <text:p>-26.41%</text:p>
          </table:table-cell>
          <table:table-cell table:formula="of:=IF([.D211]=&quot;lib&quot;;[.E211];-[.E211])" office:value-type="percentage" office:value="-0.264136096226627" calcext:value-type="percentage">
            <text:p>-26.41%</text:p>
          </table:table-cell>
          <table:table-cell/>
          <table:table-cell table:formula="of:=IF(NOT([.$I211]=&quot;&quot;);IF([.$C211]=[.J$1];[.$I211];&quot;&quot;);&quot;&quot;)">
            <text:p/>
          </table:table-cell>
          <table:table-cell table:formula="of:=IF(NOT([.$I211]=&quot;&quot;);IF([.$C211]=[.K$1];[.$I211];&quot;&quot;);&quot;&quot;)">
            <text:p/>
          </table:table-cell>
          <table:table-cell table:formula="of:=IF(NOT([.$I211]=&quot;&quot;);IF([.$C211]=[.L$1];[.$I211];&quot;&quot;);&quot;&quot;)">
            <text:p/>
          </table:table-cell>
          <table:table-cell table:formula="of:=IF(NOT([.$I211]=&quot;&quot;);IF([.$C211]=[.M$1];[.$I211];&quot;&quot;);&quot;&quot;)">
            <text:p/>
          </table:table-cell>
          <table:table-cell table:formula="of:=IF(NOT([.$I211]=&quot;&quot;);IF([.$C211]=[.N$1];[.$I211];&quot;&quot;);&quot;&quot;)">
            <text:p/>
          </table:table-cell>
          <table:table-cell table:formula="of:=IF(NOT([.$I211]=&quot;&quot;);IF([.$C211]=[.O$1];[.$I211];&quot;&quot;);&quot;&quot;)">
            <text:p/>
          </table:table-cell>
          <table:table-cell table:formula="of:=IF(NOT([.$I211]=&quot;&quot;);IF([.$C211]=[.P$1];[.$I211];&quot;&quot;);&quot;&quot;)">
            <text:p/>
          </table:table-cell>
          <table:table-cell table:formula="of:=IF(NOT([.$I211]=&quot;&quot;);IF([.$C211]=[.Q$1];[.$I211];&quot;&quot;);&quot;&quot;)">
            <text:p/>
          </table:table-cell>
          <table:table-cell table:formula="of:=IF(NOT([.$I211]=&quot;&quot;);IF([.$C211]=[.R$1];[.$I211];&quot;&quot;);&quot;&quot;)">
            <text:p/>
          </table:table-cell>
          <table:table-cell table:formula="of:=IF(NOT([.$I211]=&quot;&quot;);IF([.$C211]=[.S$1];[.$I211];&quot;&quot;);&quot;&quot;)">
            <text:p/>
          </table:table-cell>
          <table:table-cell table:formula="of:=IF(NOT([.$I211]=&quot;&quot;);IF([.$C211]=[.T$1];[.$I211];&quot;&quot;);&quot;&quot;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l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9724675089436" calcext:value-type="percentage">
            <text:p>25.97%</text:p>
          </table:table-cell>
          <table:table-cell table:formula="of:=IF([.D212]=&quot;con&quot;;[.E212];-[.E212])" office:value-type="percentage" office:value="0.259724675089436" calcext:value-type="percentage">
            <text:p>25.97%</text:p>
          </table:table-cell>
          <table:table-cell table:formula="of:=IF([.D212]=&quot;lab&quot;;[.E212];-[.E212])" office:value-type="percentage" office:value="-0.259724675089436" calcext:value-type="percentage">
            <text:p>-25.97%</text:p>
          </table:table-cell>
          <table:table-cell table:formula="of:=IF([.D212]=&quot;lib&quot;;[.E212];-[.E212])" office:value-type="percentage" office:value="-0.259724675089436" calcext:value-type="percentage">
            <text:p>-25.97%</text:p>
          </table:table-cell>
          <table:table-cell/>
          <table:table-cell table:formula="of:=IF(NOT([.$I212]=&quot;&quot;);IF([.$C212]=[.J$1];[.$I212];&quot;&quot;);&quot;&quot;)">
            <text:p/>
          </table:table-cell>
          <table:table-cell table:formula="of:=IF(NOT([.$I212]=&quot;&quot;);IF([.$C212]=[.K$1];[.$I212];&quot;&quot;);&quot;&quot;)">
            <text:p/>
          </table:table-cell>
          <table:table-cell table:formula="of:=IF(NOT([.$I212]=&quot;&quot;);IF([.$C212]=[.L$1];[.$I212];&quot;&quot;);&quot;&quot;)">
            <text:p/>
          </table:table-cell>
          <table:table-cell table:formula="of:=IF(NOT([.$I212]=&quot;&quot;);IF([.$C212]=[.M$1];[.$I212];&quot;&quot;);&quot;&quot;)">
            <text:p/>
          </table:table-cell>
          <table:table-cell table:formula="of:=IF(NOT([.$I212]=&quot;&quot;);IF([.$C212]=[.N$1];[.$I212];&quot;&quot;);&quot;&quot;)">
            <text:p/>
          </table:table-cell>
          <table:table-cell table:formula="of:=IF(NOT([.$I212]=&quot;&quot;);IF([.$C212]=[.O$1];[.$I212];&quot;&quot;);&quot;&quot;)">
            <text:p/>
          </table:table-cell>
          <table:table-cell table:formula="of:=IF(NOT([.$I212]=&quot;&quot;);IF([.$C212]=[.P$1];[.$I212];&quot;&quot;);&quot;&quot;)">
            <text:p/>
          </table:table-cell>
          <table:table-cell table:formula="of:=IF(NOT([.$I212]=&quot;&quot;);IF([.$C212]=[.Q$1];[.$I212];&quot;&quot;);&quot;&quot;)">
            <text:p/>
          </table:table-cell>
          <table:table-cell table:formula="of:=IF(NOT([.$I212]=&quot;&quot;);IF([.$C212]=[.R$1];[.$I212];&quot;&quot;);&quot;&quot;)">
            <text:p/>
          </table:table-cell>
          <table:table-cell table:formula="of:=IF(NOT([.$I212]=&quot;&quot;);IF([.$C212]=[.S$1];[.$I212];&quot;&quot;);&quot;&quot;)">
            <text:p/>
          </table:table-cell>
          <table:table-cell table:formula="of:=IF(NOT([.$I212]=&quot;&quot;);IF([.$C212]=[.T$1];[.$I212];&quot;&quot;);&quot;&quot;)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Sou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5704522538" calcext:value-type="percentage">
            <text:p>25.57%</text:p>
          </table:table-cell>
          <table:table-cell table:formula="of:=IF([.D213]=&quot;con&quot;;[.E213];-[.E213])" office:value-type="percentage" office:value="0.255704522538" calcext:value-type="percentage">
            <text:p>25.57%</text:p>
          </table:table-cell>
          <table:table-cell table:formula="of:=IF([.D213]=&quot;lab&quot;;[.E213];-[.E213])" office:value-type="percentage" office:value="-0.255704522538" calcext:value-type="percentage">
            <text:p>-25.57%</text:p>
          </table:table-cell>
          <table:table-cell table:formula="of:=IF([.D213]=&quot;lib&quot;;[.E213];-[.E213])" office:value-type="percentage" office:value="-0.255704522538" calcext:value-type="percentage">
            <text:p>-25.57%</text:p>
          </table:table-cell>
          <table:table-cell/>
          <table:table-cell table:formula="of:=IF(NOT([.$I213]=&quot;&quot;);IF([.$C213]=[.J$1];[.$I213];&quot;&quot;);&quot;&quot;)">
            <text:p/>
          </table:table-cell>
          <table:table-cell table:formula="of:=IF(NOT([.$I213]=&quot;&quot;);IF([.$C213]=[.K$1];[.$I213];&quot;&quot;);&quot;&quot;)">
            <text:p/>
          </table:table-cell>
          <table:table-cell table:formula="of:=IF(NOT([.$I213]=&quot;&quot;);IF([.$C213]=[.L$1];[.$I213];&quot;&quot;);&quot;&quot;)">
            <text:p/>
          </table:table-cell>
          <table:table-cell table:formula="of:=IF(NOT([.$I213]=&quot;&quot;);IF([.$C213]=[.M$1];[.$I213];&quot;&quot;);&quot;&quot;)">
            <text:p/>
          </table:table-cell>
          <table:table-cell table:formula="of:=IF(NOT([.$I213]=&quot;&quot;);IF([.$C213]=[.N$1];[.$I213];&quot;&quot;);&quot;&quot;)">
            <text:p/>
          </table:table-cell>
          <table:table-cell table:formula="of:=IF(NOT([.$I213]=&quot;&quot;);IF([.$C213]=[.O$1];[.$I213];&quot;&quot;);&quot;&quot;)">
            <text:p/>
          </table:table-cell>
          <table:table-cell table:formula="of:=IF(NOT([.$I213]=&quot;&quot;);IF([.$C213]=[.P$1];[.$I213];&quot;&quot;);&quot;&quot;)">
            <text:p/>
          </table:table-cell>
          <table:table-cell table:formula="of:=IF(NOT([.$I213]=&quot;&quot;);IF([.$C213]=[.Q$1];[.$I213];&quot;&quot;);&quot;&quot;)">
            <text:p/>
          </table:table-cell>
          <table:table-cell table:formula="of:=IF(NOT([.$I213]=&quot;&quot;);IF([.$C213]=[.R$1];[.$I213];&quot;&quot;);&quot;&quot;)">
            <text:p/>
          </table:table-cell>
          <table:table-cell table:formula="of:=IF(NOT([.$I213]=&quot;&quot;);IF([.$C213]=[.S$1];[.$I213];&quot;&quot;);&quot;&quot;)">
            <text:p/>
          </table:table-cell>
          <table:table-cell table:formula="of:=IF(NOT([.$I213]=&quot;&quot;);IF([.$C213]=[.T$1];[.$I213];&quot;&quot;);&quot;&quot;)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ast Tha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5477588429042" calcext:value-type="percentage">
            <text:p>25.55%</text:p>
          </table:table-cell>
          <table:table-cell table:formula="of:=IF([.D214]=&quot;con&quot;;[.E214];-[.E214])" office:value-type="percentage" office:value="0.255477588429042" calcext:value-type="percentage">
            <text:p>25.55%</text:p>
          </table:table-cell>
          <table:table-cell table:formula="of:=IF([.D214]=&quot;lab&quot;;[.E214];-[.E214])" office:value-type="percentage" office:value="-0.255477588429042" calcext:value-type="percentage">
            <text:p>-25.55%</text:p>
          </table:table-cell>
          <table:table-cell table:formula="of:=IF([.D214]=&quot;lib&quot;;[.E214];-[.E214])" office:value-type="percentage" office:value="-0.255477588429042" calcext:value-type="percentage">
            <text:p>-25.55%</text:p>
          </table:table-cell>
          <table:table-cell/>
          <table:table-cell table:formula="of:=IF(NOT([.$I214]=&quot;&quot;);IF([.$C214]=[.J$1];[.$I214];&quot;&quot;);&quot;&quot;)">
            <text:p/>
          </table:table-cell>
          <table:table-cell table:formula="of:=IF(NOT([.$I214]=&quot;&quot;);IF([.$C214]=[.K$1];[.$I214];&quot;&quot;);&quot;&quot;)">
            <text:p/>
          </table:table-cell>
          <table:table-cell table:formula="of:=IF(NOT([.$I214]=&quot;&quot;);IF([.$C214]=[.L$1];[.$I214];&quot;&quot;);&quot;&quot;)">
            <text:p/>
          </table:table-cell>
          <table:table-cell table:formula="of:=IF(NOT([.$I214]=&quot;&quot;);IF([.$C214]=[.M$1];[.$I214];&quot;&quot;);&quot;&quot;)">
            <text:p/>
          </table:table-cell>
          <table:table-cell table:formula="of:=IF(NOT([.$I214]=&quot;&quot;);IF([.$C214]=[.N$1];[.$I214];&quot;&quot;);&quot;&quot;)">
            <text:p/>
          </table:table-cell>
          <table:table-cell table:formula="of:=IF(NOT([.$I214]=&quot;&quot;);IF([.$C214]=[.O$1];[.$I214];&quot;&quot;);&quot;&quot;)">
            <text:p/>
          </table:table-cell>
          <table:table-cell table:formula="of:=IF(NOT([.$I214]=&quot;&quot;);IF([.$C214]=[.P$1];[.$I214];&quot;&quot;);&quot;&quot;)">
            <text:p/>
          </table:table-cell>
          <table:table-cell table:formula="of:=IF(NOT([.$I214]=&quot;&quot;);IF([.$C214]=[.Q$1];[.$I214];&quot;&quot;);&quot;&quot;)">
            <text:p/>
          </table:table-cell>
          <table:table-cell table:formula="of:=IF(NOT([.$I214]=&quot;&quot;);IF([.$C214]=[.R$1];[.$I214];&quot;&quot;);&quot;&quot;)">
            <text:p/>
          </table:table-cell>
          <table:table-cell table:formula="of:=IF(NOT([.$I214]=&quot;&quot;);IF([.$C214]=[.S$1];[.$I214];&quot;&quot;);&quot;&quot;)">
            <text:p/>
          </table:table-cell>
          <table:table-cell table:formula="of:=IF(NOT([.$I214]=&quot;&quot;);IF([.$C214]=[.T$1];[.$I214];&quot;&quot;);&quot;&quot;)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63" office:value-type="string" calcext:value-type="string">
            <text:p>Harpenden and Berkhamst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5339992316558" calcext:value-type="percentage">
            <text:p>25.53%</text:p>
          </table:table-cell>
          <table:table-cell table:formula="of:=IF([.D215]=&quot;con&quot;;[.E215];-[.E215])" office:value-type="percentage" office:value="0.255339992316558" calcext:value-type="percentage">
            <text:p>25.53%</text:p>
          </table:table-cell>
          <table:table-cell table:formula="of:=IF([.D215]=&quot;lab&quot;;[.E215];-[.E215])" office:value-type="percentage" office:value="-0.255339992316558" calcext:value-type="percentage">
            <text:p>-25.53%</text:p>
          </table:table-cell>
          <table:table-cell table:formula="of:=IF([.D215]=&quot;lib&quot;;[.E215];-[.E215])" office:value-type="percentage" office:value="-0.255339992316558" calcext:value-type="percentage">
            <text:p>-25.53%</text:p>
          </table:table-cell>
          <table:table-cell/>
          <table:table-cell table:formula="of:=IF(NOT([.$I215]=&quot;&quot;);IF([.$C215]=[.J$1];[.$I215];&quot;&quot;);&quot;&quot;)">
            <text:p/>
          </table:table-cell>
          <table:table-cell table:formula="of:=IF(NOT([.$I215]=&quot;&quot;);IF([.$C215]=[.K$1];[.$I215];&quot;&quot;);&quot;&quot;)">
            <text:p/>
          </table:table-cell>
          <table:table-cell table:formula="of:=IF(NOT([.$I215]=&quot;&quot;);IF([.$C215]=[.L$1];[.$I215];&quot;&quot;);&quot;&quot;)">
            <text:p/>
          </table:table-cell>
          <table:table-cell table:formula="of:=IF(NOT([.$I215]=&quot;&quot;);IF([.$C215]=[.M$1];[.$I215];&quot;&quot;);&quot;&quot;)">
            <text:p/>
          </table:table-cell>
          <table:table-cell table:formula="of:=IF(NOT([.$I215]=&quot;&quot;);IF([.$C215]=[.N$1];[.$I215];&quot;&quot;);&quot;&quot;)">
            <text:p/>
          </table:table-cell>
          <table:table-cell table:formula="of:=IF(NOT([.$I215]=&quot;&quot;);IF([.$C215]=[.O$1];[.$I215];&quot;&quot;);&quot;&quot;)">
            <text:p/>
          </table:table-cell>
          <table:table-cell table:formula="of:=IF(NOT([.$I215]=&quot;&quot;);IF([.$C215]=[.P$1];[.$I215];&quot;&quot;);&quot;&quot;)">
            <text:p/>
          </table:table-cell>
          <table:table-cell table:formula="of:=IF(NOT([.$I215]=&quot;&quot;);IF([.$C215]=[.Q$1];[.$I215];&quot;&quot;);&quot;&quot;)">
            <text:p/>
          </table:table-cell>
          <table:table-cell table:formula="of:=IF(NOT([.$I215]=&quot;&quot;);IF([.$C215]=[.R$1];[.$I215];&quot;&quot;);&quot;&quot;)">
            <text:p/>
          </table:table-cell>
          <table:table-cell table:formula="of:=IF(NOT([.$I215]=&quot;&quot;);IF([.$C215]=[.S$1];[.$I215];&quot;&quot;);&quot;&quot;)">
            <text:p/>
          </table:table-cell>
          <table:table-cell table:formula="of:=IF(NOT([.$I215]=&quot;&quot;);IF([.$C215]=[.T$1];[.$I215];&quot;&quot;);&quot;&quot;)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xleyheath and Cray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4324517512509" calcext:value-type="percentage">
            <text:p>25.43%</text:p>
          </table:table-cell>
          <table:table-cell table:formula="of:=IF([.D216]=&quot;con&quot;;[.E216];-[.E216])" office:value-type="percentage" office:value="0.254324517512509" calcext:value-type="percentage">
            <text:p>25.43%</text:p>
          </table:table-cell>
          <table:table-cell table:formula="of:=IF([.D216]=&quot;lab&quot;;[.E216];-[.E216])" office:value-type="percentage" office:value="-0.254324517512509" calcext:value-type="percentage">
            <text:p>-25.43%</text:p>
          </table:table-cell>
          <table:table-cell table:formula="of:=IF([.D216]=&quot;lib&quot;;[.E216];-[.E216])" office:value-type="percentage" office:value="-0.254324517512509" calcext:value-type="percentage">
            <text:p>-25.43%</text:p>
          </table:table-cell>
          <table:table-cell/>
          <table:table-cell table:formula="of:=IF(NOT([.$I216]=&quot;&quot;);IF([.$C216]=[.J$1];[.$I216];&quot;&quot;);&quot;&quot;)">
            <text:p/>
          </table:table-cell>
          <table:table-cell table:formula="of:=IF(NOT([.$I216]=&quot;&quot;);IF([.$C216]=[.K$1];[.$I216];&quot;&quot;);&quot;&quot;)">
            <text:p/>
          </table:table-cell>
          <table:table-cell table:formula="of:=IF(NOT([.$I216]=&quot;&quot;);IF([.$C216]=[.L$1];[.$I216];&quot;&quot;);&quot;&quot;)">
            <text:p/>
          </table:table-cell>
          <table:table-cell table:formula="of:=IF(NOT([.$I216]=&quot;&quot;);IF([.$C216]=[.M$1];[.$I216];&quot;&quot;);&quot;&quot;)">
            <text:p/>
          </table:table-cell>
          <table:table-cell table:formula="of:=IF(NOT([.$I216]=&quot;&quot;);IF([.$C216]=[.N$1];[.$I216];&quot;&quot;);&quot;&quot;)">
            <text:p/>
          </table:table-cell>
          <table:table-cell table:formula="of:=IF(NOT([.$I216]=&quot;&quot;);IF([.$C216]=[.O$1];[.$I216];&quot;&quot;);&quot;&quot;)">
            <text:p/>
          </table:table-cell>
          <table:table-cell table:formula="of:=IF(NOT([.$I216]=&quot;&quot;);IF([.$C216]=[.P$1];[.$I216];&quot;&quot;);&quot;&quot;)">
            <text:p/>
          </table:table-cell>
          <table:table-cell table:formula="of:=IF(NOT([.$I216]=&quot;&quot;);IF([.$C216]=[.Q$1];[.$I216];&quot;&quot;);&quot;&quot;)">
            <text:p/>
          </table:table-cell>
          <table:table-cell table:formula="of:=IF(NOT([.$I216]=&quot;&quot;);IF([.$C216]=[.R$1];[.$I216];&quot;&quot;);&quot;&quot;)">
            <text:p/>
          </table:table-cell>
          <table:table-cell table:formula="of:=IF(NOT([.$I216]=&quot;&quot;);IF([.$C216]=[.S$1];[.$I216];&quot;&quot;);&quot;&quot;)">
            <text:p/>
          </table:table-cell>
          <table:table-cell table:formula="of:=IF(NOT([.$I216]=&quot;&quot;);IF([.$C216]=[.T$1];[.$I216];&quot;&quot;);&quot;&quot;)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69" office:value-type="string" calcext:value-type="string">
            <text:p>North East Somerset and Han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53534129594368" calcext:value-type="percentage">
            <text:p>25.35%</text:p>
          </table:table-cell>
          <table:table-cell table:formula="of:=IF([.D217]=&quot;con&quot;;[.E217];-[.E217])" office:value-type="percentage" office:value="0.253534129594368" calcext:value-type="percentage">
            <text:p>25.35%</text:p>
          </table:table-cell>
          <table:table-cell table:formula="of:=IF([.D217]=&quot;lab&quot;;[.E217];-[.E217])" office:value-type="percentage" office:value="-0.253534129594368" calcext:value-type="percentage">
            <text:p>-25.35%</text:p>
          </table:table-cell>
          <table:table-cell table:formula="of:=IF([.D217]=&quot;lib&quot;;[.E217];-[.E217])" office:value-type="percentage" office:value="-0.253534129594368" calcext:value-type="percentage">
            <text:p>-25.35%</text:p>
          </table:table-cell>
          <table:table-cell/>
          <table:table-cell table:formula="of:=IF(NOT([.$I217]=&quot;&quot;);IF([.$C217]=[.J$1];[.$I217];&quot;&quot;);&quot;&quot;)">
            <text:p/>
          </table:table-cell>
          <table:table-cell table:formula="of:=IF(NOT([.$I217]=&quot;&quot;);IF([.$C217]=[.K$1];[.$I217];&quot;&quot;);&quot;&quot;)">
            <text:p/>
          </table:table-cell>
          <table:table-cell table:formula="of:=IF(NOT([.$I217]=&quot;&quot;);IF([.$C217]=[.L$1];[.$I217];&quot;&quot;);&quot;&quot;)">
            <text:p/>
          </table:table-cell>
          <table:table-cell table:formula="of:=IF(NOT([.$I217]=&quot;&quot;);IF([.$C217]=[.M$1];[.$I217];&quot;&quot;);&quot;&quot;)">
            <text:p/>
          </table:table-cell>
          <table:table-cell table:formula="of:=IF(NOT([.$I217]=&quot;&quot;);IF([.$C217]=[.N$1];[.$I217];&quot;&quot;);&quot;&quot;)">
            <text:p/>
          </table:table-cell>
          <table:table-cell table:formula="of:=IF(NOT([.$I217]=&quot;&quot;);IF([.$C217]=[.O$1];[.$I217];&quot;&quot;);&quot;&quot;)">
            <text:p/>
          </table:table-cell>
          <table:table-cell table:formula="of:=IF(NOT([.$I217]=&quot;&quot;);IF([.$C217]=[.P$1];[.$I217];&quot;&quot;);&quot;&quot;)">
            <text:p/>
          </table:table-cell>
          <table:table-cell table:formula="of:=IF(NOT([.$I217]=&quot;&quot;);IF([.$C217]=[.Q$1];[.$I217];&quot;&quot;);&quot;&quot;)">
            <text:p/>
          </table:table-cell>
          <table:table-cell table:formula="of:=IF(NOT([.$I217]=&quot;&quot;);IF([.$C217]=[.R$1];[.$I217];&quot;&quot;);&quot;&quot;)">
            <text:p/>
          </table:table-cell>
          <table:table-cell table:formula="of:=IF(NOT([.$I217]=&quot;&quot;);IF([.$C217]=[.S$1];[.$I217];&quot;&quot;);&quot;&quot;)">
            <text:p/>
          </table:table-cell>
          <table:table-cell table:formula="of:=IF(NOT([.$I217]=&quot;&quot;);IF([.$C217]=[.T$1];[.$I217];&quot;&quot;);&quot;&quot;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Wells and Mendip 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2510701350016" calcext:value-type="percentage">
            <text:p>25.25%</text:p>
          </table:table-cell>
          <table:table-cell table:formula="of:=IF([.D218]=&quot;con&quot;;[.E218];-[.E218])" office:value-type="percentage" office:value="0.252510701350016" calcext:value-type="percentage">
            <text:p>25.25%</text:p>
          </table:table-cell>
          <table:table-cell table:formula="of:=IF([.D218]=&quot;lab&quot;;[.E218];-[.E218])" office:value-type="percentage" office:value="-0.252510701350016" calcext:value-type="percentage">
            <text:p>-25.25%</text:p>
          </table:table-cell>
          <table:table-cell table:formula="of:=IF([.D218]=&quot;lib&quot;;[.E218];-[.E218])" office:value-type="percentage" office:value="-0.252510701350016" calcext:value-type="percentage">
            <text:p>-25.25%</text:p>
          </table:table-cell>
          <table:table-cell/>
          <table:table-cell table:formula="of:=IF(NOT([.$I218]=&quot;&quot;);IF([.$C218]=[.J$1];[.$I218];&quot;&quot;);&quot;&quot;)">
            <text:p/>
          </table:table-cell>
          <table:table-cell table:formula="of:=IF(NOT([.$I218]=&quot;&quot;);IF([.$C218]=[.K$1];[.$I218];&quot;&quot;);&quot;&quot;)">
            <text:p/>
          </table:table-cell>
          <table:table-cell table:formula="of:=IF(NOT([.$I218]=&quot;&quot;);IF([.$C218]=[.L$1];[.$I218];&quot;&quot;);&quot;&quot;)">
            <text:p/>
          </table:table-cell>
          <table:table-cell table:formula="of:=IF(NOT([.$I218]=&quot;&quot;);IF([.$C218]=[.M$1];[.$I218];&quot;&quot;);&quot;&quot;)">
            <text:p/>
          </table:table-cell>
          <table:table-cell table:formula="of:=IF(NOT([.$I218]=&quot;&quot;);IF([.$C218]=[.N$1];[.$I218];&quot;&quot;);&quot;&quot;)">
            <text:p/>
          </table:table-cell>
          <table:table-cell table:formula="of:=IF(NOT([.$I218]=&quot;&quot;);IF([.$C218]=[.O$1];[.$I218];&quot;&quot;);&quot;&quot;)">
            <text:p/>
          </table:table-cell>
          <table:table-cell table:formula="of:=IF(NOT([.$I218]=&quot;&quot;);IF([.$C218]=[.P$1];[.$I218];&quot;&quot;);&quot;&quot;)">
            <text:p/>
          </table:table-cell>
          <table:table-cell table:formula="of:=IF(NOT([.$I218]=&quot;&quot;);IF([.$C218]=[.Q$1];[.$I218];&quot;&quot;);&quot;&quot;)">
            <text:p/>
          </table:table-cell>
          <table:table-cell table:formula="of:=IF(NOT([.$I218]=&quot;&quot;);IF([.$C218]=[.R$1];[.$I218];&quot;&quot;);&quot;&quot;)">
            <text:p/>
          </table:table-cell>
          <table:table-cell table:formula="of:=IF(NOT([.$I218]=&quot;&quot;);IF([.$C218]=[.S$1];[.$I218];&quot;&quot;);&quot;&quot;)">
            <text:p/>
          </table:table-cell>
          <table:table-cell table:formula="of:=IF(NOT([.$I218]=&quot;&quot;);IF([.$C218]=[.T$1];[.$I218];&quot;&quot;);&quot;&quot;)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rthampt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1875808538163" calcext:value-type="percentage">
            <text:p>25.19%</text:p>
          </table:table-cell>
          <table:table-cell table:formula="of:=IF([.D219]=&quot;con&quot;;[.E219];-[.E219])" office:value-type="percentage" office:value="0.251875808538163" calcext:value-type="percentage">
            <text:p>25.19%</text:p>
          </table:table-cell>
          <table:table-cell table:formula="of:=IF([.D219]=&quot;lab&quot;;[.E219];-[.E219])" office:value-type="percentage" office:value="-0.251875808538163" calcext:value-type="percentage">
            <text:p>-25.19%</text:p>
          </table:table-cell>
          <table:table-cell table:formula="of:=IF([.D219]=&quot;lib&quot;;[.E219];-[.E219])" office:value-type="percentage" office:value="-0.251875808538163" calcext:value-type="percentage">
            <text:p>-25.19%</text:p>
          </table:table-cell>
          <table:table-cell/>
          <table:table-cell table:formula="of:=IF(NOT([.$I219]=&quot;&quot;);IF([.$C219]=[.J$1];[.$I219];&quot;&quot;);&quot;&quot;)">
            <text:p/>
          </table:table-cell>
          <table:table-cell table:formula="of:=IF(NOT([.$I219]=&quot;&quot;);IF([.$C219]=[.K$1];[.$I219];&quot;&quot;);&quot;&quot;)">
            <text:p/>
          </table:table-cell>
          <table:table-cell table:formula="of:=IF(NOT([.$I219]=&quot;&quot;);IF([.$C219]=[.L$1];[.$I219];&quot;&quot;);&quot;&quot;)">
            <text:p/>
          </table:table-cell>
          <table:table-cell table:formula="of:=IF(NOT([.$I219]=&quot;&quot;);IF([.$C219]=[.M$1];[.$I219];&quot;&quot;);&quot;&quot;)">
            <text:p/>
          </table:table-cell>
          <table:table-cell table:formula="of:=IF(NOT([.$I219]=&quot;&quot;);IF([.$C219]=[.N$1];[.$I219];&quot;&quot;);&quot;&quot;)">
            <text:p/>
          </table:table-cell>
          <table:table-cell table:formula="of:=IF(NOT([.$I219]=&quot;&quot;);IF([.$C219]=[.O$1];[.$I219];&quot;&quot;);&quot;&quot;)">
            <text:p/>
          </table:table-cell>
          <table:table-cell table:formula="of:=IF(NOT([.$I219]=&quot;&quot;);IF([.$C219]=[.P$1];[.$I219];&quot;&quot;);&quot;&quot;)">
            <text:p/>
          </table:table-cell>
          <table:table-cell table:formula="of:=IF(NOT([.$I219]=&quot;&quot;);IF([.$C219]=[.Q$1];[.$I219];&quot;&quot;);&quot;&quot;)">
            <text:p/>
          </table:table-cell>
          <table:table-cell table:formula="of:=IF(NOT([.$I219]=&quot;&quot;);IF([.$C219]=[.R$1];[.$I219];&quot;&quot;);&quot;&quot;)">
            <text:p/>
          </table:table-cell>
          <table:table-cell table:formula="of:=IF(NOT([.$I219]=&quot;&quot;);IF([.$C219]=[.S$1];[.$I219];&quot;&quot;);&quot;&quot;)">
            <text:p/>
          </table:table-cell>
          <table:table-cell table:formula="of:=IF(NOT([.$I219]=&quot;&quot;);IF([.$C219]=[.T$1];[.$I219];&quot;&quot;);&quot;&quot;)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63" office:value-type="string" calcext:value-type="string">
            <text:p>Henley and Th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0845875627115" calcext:value-type="percentage">
            <text:p>25.08%</text:p>
          </table:table-cell>
          <table:table-cell table:formula="of:=IF([.D220]=&quot;con&quot;;[.E220];-[.E220])" office:value-type="percentage" office:value="0.250845875627115" calcext:value-type="percentage">
            <text:p>25.08%</text:p>
          </table:table-cell>
          <table:table-cell table:formula="of:=IF([.D220]=&quot;lab&quot;;[.E220];-[.E220])" office:value-type="percentage" office:value="-0.250845875627115" calcext:value-type="percentage">
            <text:p>-25.08%</text:p>
          </table:table-cell>
          <table:table-cell table:formula="of:=IF([.D220]=&quot;lib&quot;;[.E220];-[.E220])" office:value-type="percentage" office:value="-0.250845875627115" calcext:value-type="percentage">
            <text:p>-25.08%</text:p>
          </table:table-cell>
          <table:table-cell/>
          <table:table-cell table:formula="of:=IF(NOT([.$I220]=&quot;&quot;);IF([.$C220]=[.J$1];[.$I220];&quot;&quot;);&quot;&quot;)">
            <text:p/>
          </table:table-cell>
          <table:table-cell table:formula="of:=IF(NOT([.$I220]=&quot;&quot;);IF([.$C220]=[.K$1];[.$I220];&quot;&quot;);&quot;&quot;)">
            <text:p/>
          </table:table-cell>
          <table:table-cell table:formula="of:=IF(NOT([.$I220]=&quot;&quot;);IF([.$C220]=[.L$1];[.$I220];&quot;&quot;);&quot;&quot;)">
            <text:p/>
          </table:table-cell>
          <table:table-cell table:formula="of:=IF(NOT([.$I220]=&quot;&quot;);IF([.$C220]=[.M$1];[.$I220];&quot;&quot;);&quot;&quot;)">
            <text:p/>
          </table:table-cell>
          <table:table-cell table:formula="of:=IF(NOT([.$I220]=&quot;&quot;);IF([.$C220]=[.N$1];[.$I220];&quot;&quot;);&quot;&quot;)">
            <text:p/>
          </table:table-cell>
          <table:table-cell table:formula="of:=IF(NOT([.$I220]=&quot;&quot;);IF([.$C220]=[.O$1];[.$I220];&quot;&quot;);&quot;&quot;)">
            <text:p/>
          </table:table-cell>
          <table:table-cell table:formula="of:=IF(NOT([.$I220]=&quot;&quot;);IF([.$C220]=[.P$1];[.$I220];&quot;&quot;);&quot;&quot;)">
            <text:p/>
          </table:table-cell>
          <table:table-cell table:formula="of:=IF(NOT([.$I220]=&quot;&quot;);IF([.$C220]=[.Q$1];[.$I220];&quot;&quot;);&quot;&quot;)">
            <text:p/>
          </table:table-cell>
          <table:table-cell table:formula="of:=IF(NOT([.$I220]=&quot;&quot;);IF([.$C220]=[.R$1];[.$I220];&quot;&quot;);&quot;&quot;)">
            <text:p/>
          </table:table-cell>
          <table:table-cell table:formula="of:=IF(NOT([.$I220]=&quot;&quot;);IF([.$C220]=[.S$1];[.$I220];&quot;&quot;);&quot;&quot;)">
            <text:p/>
          </table:table-cell>
          <table:table-cell table:formula="of:=IF(NOT([.$I220]=&quot;&quot;);IF([.$C220]=[.T$1];[.$I220];&quot;&quot;);&quot;&quot;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63" office:value-type="string" calcext:value-type="string">
            <text:p>Thornbury and Y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9542827883841" calcext:value-type="percentage">
            <text:p>24.95%</text:p>
          </table:table-cell>
          <table:table-cell table:formula="of:=IF([.D221]=&quot;con&quot;;[.E221];-[.E221])" office:value-type="percentage" office:value="0.249542827883841" calcext:value-type="percentage">
            <text:p>24.95%</text:p>
          </table:table-cell>
          <table:table-cell table:formula="of:=IF([.D221]=&quot;lab&quot;;[.E221];-[.E221])" office:value-type="percentage" office:value="-0.249542827883841" calcext:value-type="percentage">
            <text:p>-24.95%</text:p>
          </table:table-cell>
          <table:table-cell table:formula="of:=IF([.D221]=&quot;lib&quot;;[.E221];-[.E221])" office:value-type="percentage" office:value="-0.249542827883841" calcext:value-type="percentage">
            <text:p>-24.95%</text:p>
          </table:table-cell>
          <table:table-cell/>
          <table:table-cell table:formula="of:=IF(NOT([.$I221]=&quot;&quot;);IF([.$C221]=[.J$1];[.$I221];&quot;&quot;);&quot;&quot;)">
            <text:p/>
          </table:table-cell>
          <table:table-cell table:formula="of:=IF(NOT([.$I221]=&quot;&quot;);IF([.$C221]=[.K$1];[.$I221];&quot;&quot;);&quot;&quot;)">
            <text:p/>
          </table:table-cell>
          <table:table-cell table:formula="of:=IF(NOT([.$I221]=&quot;&quot;);IF([.$C221]=[.L$1];[.$I221];&quot;&quot;);&quot;&quot;)">
            <text:p/>
          </table:table-cell>
          <table:table-cell table:formula="of:=IF(NOT([.$I221]=&quot;&quot;);IF([.$C221]=[.M$1];[.$I221];&quot;&quot;);&quot;&quot;)">
            <text:p/>
          </table:table-cell>
          <table:table-cell table:formula="of:=IF(NOT([.$I221]=&quot;&quot;);IF([.$C221]=[.N$1];[.$I221];&quot;&quot;);&quot;&quot;)">
            <text:p/>
          </table:table-cell>
          <table:table-cell table:formula="of:=IF(NOT([.$I221]=&quot;&quot;);IF([.$C221]=[.O$1];[.$I221];&quot;&quot;);&quot;&quot;)">
            <text:p/>
          </table:table-cell>
          <table:table-cell table:formula="of:=IF(NOT([.$I221]=&quot;&quot;);IF([.$C221]=[.P$1];[.$I221];&quot;&quot;);&quot;&quot;)">
            <text:p/>
          </table:table-cell>
          <table:table-cell table:formula="of:=IF(NOT([.$I221]=&quot;&quot;);IF([.$C221]=[.Q$1];[.$I221];&quot;&quot;);&quot;&quot;)">
            <text:p/>
          </table:table-cell>
          <table:table-cell table:formula="of:=IF(NOT([.$I221]=&quot;&quot;);IF([.$C221]=[.R$1];[.$I221];&quot;&quot;);&quot;&quot;)">
            <text:p/>
          </table:table-cell>
          <table:table-cell table:formula="of:=IF(NOT([.$I221]=&quot;&quot;);IF([.$C221]=[.S$1];[.$I221];&quot;&quot;);&quot;&quot;)">
            <text:p/>
          </table:table-cell>
          <table:table-cell table:formula="of:=IF(NOT([.$I221]=&quot;&quot;);IF([.$C221]=[.T$1];[.$I221];&quot;&quot;);&quot;&quot;)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69" office:value-type="string" calcext:value-type="string">
            <text:p>Dover and D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8714756205318" calcext:value-type="percentage">
            <text:p>24.87%</text:p>
          </table:table-cell>
          <table:table-cell table:formula="of:=IF([.D222]=&quot;con&quot;;[.E222];-[.E222])" office:value-type="percentage" office:value="0.248714756205318" calcext:value-type="percentage">
            <text:p>24.87%</text:p>
          </table:table-cell>
          <table:table-cell table:formula="of:=IF([.D222]=&quot;lab&quot;;[.E222];-[.E222])" office:value-type="percentage" office:value="-0.248714756205318" calcext:value-type="percentage">
            <text:p>-24.87%</text:p>
          </table:table-cell>
          <table:table-cell table:formula="of:=IF([.D222]=&quot;lib&quot;;[.E222];-[.E222])" office:value-type="percentage" office:value="-0.248714756205318" calcext:value-type="percentage">
            <text:p>-24.87%</text:p>
          </table:table-cell>
          <table:table-cell/>
          <table:table-cell table:formula="of:=IF(NOT([.$I222]=&quot;&quot;);IF([.$C222]=[.J$1];[.$I222];&quot;&quot;);&quot;&quot;)">
            <text:p/>
          </table:table-cell>
          <table:table-cell table:formula="of:=IF(NOT([.$I222]=&quot;&quot;);IF([.$C222]=[.K$1];[.$I222];&quot;&quot;);&quot;&quot;)">
            <text:p/>
          </table:table-cell>
          <table:table-cell table:formula="of:=IF(NOT([.$I222]=&quot;&quot;);IF([.$C222]=[.L$1];[.$I222];&quot;&quot;);&quot;&quot;)">
            <text:p/>
          </table:table-cell>
          <table:table-cell table:formula="of:=IF(NOT([.$I222]=&quot;&quot;);IF([.$C222]=[.M$1];[.$I222];&quot;&quot;);&quot;&quot;)">
            <text:p/>
          </table:table-cell>
          <table:table-cell table:formula="of:=IF(NOT([.$I222]=&quot;&quot;);IF([.$C222]=[.N$1];[.$I222];&quot;&quot;);&quot;&quot;)">
            <text:p/>
          </table:table-cell>
          <table:table-cell table:formula="of:=IF(NOT([.$I222]=&quot;&quot;);IF([.$C222]=[.O$1];[.$I222];&quot;&quot;);&quot;&quot;)">
            <text:p/>
          </table:table-cell>
          <table:table-cell table:formula="of:=IF(NOT([.$I222]=&quot;&quot;);IF([.$C222]=[.P$1];[.$I222];&quot;&quot;);&quot;&quot;)">
            <text:p/>
          </table:table-cell>
          <table:table-cell table:formula="of:=IF(NOT([.$I222]=&quot;&quot;);IF([.$C222]=[.Q$1];[.$I222];&quot;&quot;);&quot;&quot;)">
            <text:p/>
          </table:table-cell>
          <table:table-cell table:formula="of:=IF(NOT([.$I222]=&quot;&quot;);IF([.$C222]=[.R$1];[.$I222];&quot;&quot;);&quot;&quot;)">
            <text:p/>
          </table:table-cell>
          <table:table-cell table:formula="of:=IF(NOT([.$I222]=&quot;&quot;);IF([.$C222]=[.S$1];[.$I222];&quot;&quot;);&quot;&quot;)">
            <text:p/>
          </table:table-cell>
          <table:table-cell table:formula="of:=IF(NOT([.$I222]=&quot;&quot;);IF([.$C222]=[.T$1];[.$I222];&quot;&quot;);&quot;&quot;)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63" office:value-type="string" calcext:value-type="string">
            <text:p>Bicester and Wood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7344738122264" calcext:value-type="percentage">
            <text:p>24.73%</text:p>
          </table:table-cell>
          <table:table-cell table:formula="of:=IF([.D223]=&quot;con&quot;;[.E223];-[.E223])" office:value-type="percentage" office:value="0.247344738122264" calcext:value-type="percentage">
            <text:p>24.73%</text:p>
          </table:table-cell>
          <table:table-cell table:formula="of:=IF([.D223]=&quot;lab&quot;;[.E223];-[.E223])" office:value-type="percentage" office:value="-0.247344738122264" calcext:value-type="percentage">
            <text:p>-24.73%</text:p>
          </table:table-cell>
          <table:table-cell table:formula="of:=IF([.D223]=&quot;lib&quot;;[.E223];-[.E223])" office:value-type="percentage" office:value="-0.247344738122264" calcext:value-type="percentage">
            <text:p>-24.73%</text:p>
          </table:table-cell>
          <table:table-cell/>
          <table:table-cell table:formula="of:=IF(NOT([.$I223]=&quot;&quot;);IF([.$C223]=[.J$1];[.$I223];&quot;&quot;);&quot;&quot;)">
            <text:p/>
          </table:table-cell>
          <table:table-cell table:formula="of:=IF(NOT([.$I223]=&quot;&quot;);IF([.$C223]=[.K$1];[.$I223];&quot;&quot;);&quot;&quot;)">
            <text:p/>
          </table:table-cell>
          <table:table-cell table:formula="of:=IF(NOT([.$I223]=&quot;&quot;);IF([.$C223]=[.L$1];[.$I223];&quot;&quot;);&quot;&quot;)">
            <text:p/>
          </table:table-cell>
          <table:table-cell table:formula="of:=IF(NOT([.$I223]=&quot;&quot;);IF([.$C223]=[.M$1];[.$I223];&quot;&quot;);&quot;&quot;)">
            <text:p/>
          </table:table-cell>
          <table:table-cell table:formula="of:=IF(NOT([.$I223]=&quot;&quot;);IF([.$C223]=[.N$1];[.$I223];&quot;&quot;);&quot;&quot;)">
            <text:p/>
          </table:table-cell>
          <table:table-cell table:formula="of:=IF(NOT([.$I223]=&quot;&quot;);IF([.$C223]=[.O$1];[.$I223];&quot;&quot;);&quot;&quot;)">
            <text:p/>
          </table:table-cell>
          <table:table-cell table:formula="of:=IF(NOT([.$I223]=&quot;&quot;);IF([.$C223]=[.P$1];[.$I223];&quot;&quot;);&quot;&quot;)">
            <text:p/>
          </table:table-cell>
          <table:table-cell table:formula="of:=IF(NOT([.$I223]=&quot;&quot;);IF([.$C223]=[.Q$1];[.$I223];&quot;&quot;);&quot;&quot;)">
            <text:p/>
          </table:table-cell>
          <table:table-cell table:formula="of:=IF(NOT([.$I223]=&quot;&quot;);IF([.$C223]=[.R$1];[.$I223];&quot;&quot;);&quot;&quot;)">
            <text:p/>
          </table:table-cell>
          <table:table-cell table:formula="of:=IF(NOT([.$I223]=&quot;&quot;);IF([.$C223]=[.S$1];[.$I223];&quot;&quot;);&quot;&quot;)">
            <text:p/>
          </table:table-cell>
          <table:table-cell table:formula="of:=IF(NOT([.$I223]=&quot;&quot;);IF([.$C223]=[.T$1];[.$I223];&quot;&quot;);&quot;&quot;)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46094296507018" calcext:value-type="percentage">
            <text:p>24.61%</text:p>
          </table:table-cell>
          <table:table-cell table:formula="of:=IF([.D224]=&quot;con&quot;;[.E224];-[.E224])" office:value-type="percentage" office:value="0.246094296507018" calcext:value-type="percentage">
            <text:p>24.61%</text:p>
          </table:table-cell>
          <table:table-cell table:formula="of:=IF([.D224]=&quot;lab&quot;;[.E224];-[.E224])" office:value-type="percentage" office:value="-0.246094296507018" calcext:value-type="percentage">
            <text:p>-24.61%</text:p>
          </table:table-cell>
          <table:table-cell table:formula="of:=IF([.D224]=&quot;lib&quot;;[.E224];-[.E224])" office:value-type="percentage" office:value="-0.246094296507018" calcext:value-type="percentage">
            <text:p>-24.61%</text:p>
          </table:table-cell>
          <table:table-cell/>
          <table:table-cell table:formula="of:=IF(NOT([.$I224]=&quot;&quot;);IF([.$C224]=[.J$1];[.$I224];&quot;&quot;);&quot;&quot;)">
            <text:p/>
          </table:table-cell>
          <table:table-cell table:formula="of:=IF(NOT([.$I224]=&quot;&quot;);IF([.$C224]=[.K$1];[.$I224];&quot;&quot;);&quot;&quot;)">
            <text:p/>
          </table:table-cell>
          <table:table-cell table:formula="of:=IF(NOT([.$I224]=&quot;&quot;);IF([.$C224]=[.L$1];[.$I224];&quot;&quot;);&quot;&quot;)">
            <text:p/>
          </table:table-cell>
          <table:table-cell table:formula="of:=IF(NOT([.$I224]=&quot;&quot;);IF([.$C224]=[.M$1];[.$I224];&quot;&quot;);&quot;&quot;)">
            <text:p/>
          </table:table-cell>
          <table:table-cell table:formula="of:=IF(NOT([.$I224]=&quot;&quot;);IF([.$C224]=[.N$1];[.$I224];&quot;&quot;);&quot;&quot;)">
            <text:p/>
          </table:table-cell>
          <table:table-cell table:formula="of:=IF(NOT([.$I224]=&quot;&quot;);IF([.$C224]=[.O$1];[.$I224];&quot;&quot;);&quot;&quot;)">
            <text:p/>
          </table:table-cell>
          <table:table-cell table:formula="of:=IF(NOT([.$I224]=&quot;&quot;);IF([.$C224]=[.P$1];[.$I224];&quot;&quot;);&quot;&quot;)">
            <text:p/>
          </table:table-cell>
          <table:table-cell table:formula="of:=IF(NOT([.$I224]=&quot;&quot;);IF([.$C224]=[.Q$1];[.$I224];&quot;&quot;);&quot;&quot;)">
            <text:p/>
          </table:table-cell>
          <table:table-cell table:formula="of:=IF(NOT([.$I224]=&quot;&quot;);IF([.$C224]=[.R$1];[.$I224];&quot;&quot;);&quot;&quot;)">
            <text:p/>
          </table:table-cell>
          <table:table-cell table:formula="of:=IF(NOT([.$I224]=&quot;&quot;);IF([.$C224]=[.S$1];[.$I224];&quot;&quot;);&quot;&quot;)">
            <text:p/>
          </table:table-cell>
          <table:table-cell table:formula="of:=IF(NOT([.$I224]=&quot;&quot;);IF([.$C224]=[.T$1];[.$I224];&quot;&quot;);&quot;&quot;)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69" office:value-type="string" calcext:value-type="string">
            <text:p>Carlis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2889858873731" calcext:value-type="percentage">
            <text:p>24.29%</text:p>
          </table:table-cell>
          <table:table-cell table:formula="of:=IF([.D225]=&quot;con&quot;;[.E225];-[.E225])" office:value-type="percentage" office:value="0.242889858873731" calcext:value-type="percentage">
            <text:p>24.29%</text:p>
          </table:table-cell>
          <table:table-cell table:formula="of:=IF([.D225]=&quot;lab&quot;;[.E225];-[.E225])" office:value-type="percentage" office:value="-0.242889858873731" calcext:value-type="percentage">
            <text:p>-24.29%</text:p>
          </table:table-cell>
          <table:table-cell table:formula="of:=IF([.D225]=&quot;lib&quot;;[.E225];-[.E225])" office:value-type="percentage" office:value="-0.242889858873731" calcext:value-type="percentage">
            <text:p>-24.29%</text:p>
          </table:table-cell>
          <table:table-cell/>
          <table:table-cell table:formula="of:=IF(NOT([.$I225]=&quot;&quot;);IF([.$C225]=[.J$1];[.$I225];&quot;&quot;);&quot;&quot;)">
            <text:p/>
          </table:table-cell>
          <table:table-cell table:formula="of:=IF(NOT([.$I225]=&quot;&quot;);IF([.$C225]=[.K$1];[.$I225];&quot;&quot;);&quot;&quot;)">
            <text:p/>
          </table:table-cell>
          <table:table-cell table:formula="of:=IF(NOT([.$I225]=&quot;&quot;);IF([.$C225]=[.L$1];[.$I225];&quot;&quot;);&quot;&quot;)">
            <text:p/>
          </table:table-cell>
          <table:table-cell table:formula="of:=IF(NOT([.$I225]=&quot;&quot;);IF([.$C225]=[.M$1];[.$I225];&quot;&quot;);&quot;&quot;)">
            <text:p/>
          </table:table-cell>
          <table:table-cell table:formula="of:=IF(NOT([.$I225]=&quot;&quot;);IF([.$C225]=[.N$1];[.$I225];&quot;&quot;);&quot;&quot;)">
            <text:p/>
          </table:table-cell>
          <table:table-cell table:formula="of:=IF(NOT([.$I225]=&quot;&quot;);IF([.$C225]=[.O$1];[.$I225];&quot;&quot;);&quot;&quot;)">
            <text:p/>
          </table:table-cell>
          <table:table-cell table:formula="of:=IF(NOT([.$I225]=&quot;&quot;);IF([.$C225]=[.P$1];[.$I225];&quot;&quot;);&quot;&quot;)">
            <text:p/>
          </table:table-cell>
          <table:table-cell table:formula="of:=IF(NOT([.$I225]=&quot;&quot;);IF([.$C225]=[.Q$1];[.$I225];&quot;&quot;);&quot;&quot;)">
            <text:p/>
          </table:table-cell>
          <table:table-cell table:formula="of:=IF(NOT([.$I225]=&quot;&quot;);IF([.$C225]=[.R$1];[.$I225];&quot;&quot;);&quot;&quot;)">
            <text:p/>
          </table:table-cell>
          <table:table-cell table:formula="of:=IF(NOT([.$I225]=&quot;&quot;);IF([.$C225]=[.S$1];[.$I225];&quot;&quot;);&quot;&quot;)">
            <text:p/>
          </table:table-cell>
          <table:table-cell table:formula="of:=IF(NOT([.$I225]=&quot;&quot;);IF([.$C225]=[.T$1];[.$I225];&quot;&quot;);&quot;&quot;)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West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41918301373889" calcext:value-type="percentage">
            <text:p>24.19%</text:p>
          </table:table-cell>
          <table:table-cell table:formula="of:=IF([.D226]=&quot;con&quot;;[.E226];-[.E226])" office:value-type="percentage" office:value="0.241918301373889" calcext:value-type="percentage">
            <text:p>24.19%</text:p>
          </table:table-cell>
          <table:table-cell table:formula="of:=IF([.D226]=&quot;lab&quot;;[.E226];-[.E226])" office:value-type="percentage" office:value="-0.241918301373889" calcext:value-type="percentage">
            <text:p>-24.19%</text:p>
          </table:table-cell>
          <table:table-cell table:formula="of:=IF([.D226]=&quot;lib&quot;;[.E226];-[.E226])" office:value-type="percentage" office:value="-0.241918301373889" calcext:value-type="percentage">
            <text:p>-24.19%</text:p>
          </table:table-cell>
          <table:table-cell/>
          <table:table-cell table:formula="of:=IF(NOT([.$I226]=&quot;&quot;);IF([.$C226]=[.J$1];[.$I226];&quot;&quot;);&quot;&quot;)">
            <text:p/>
          </table:table-cell>
          <table:table-cell table:formula="of:=IF(NOT([.$I226]=&quot;&quot;);IF([.$C226]=[.K$1];[.$I226];&quot;&quot;);&quot;&quot;)">
            <text:p/>
          </table:table-cell>
          <table:table-cell table:formula="of:=IF(NOT([.$I226]=&quot;&quot;);IF([.$C226]=[.L$1];[.$I226];&quot;&quot;);&quot;&quot;)">
            <text:p/>
          </table:table-cell>
          <table:table-cell table:formula="of:=IF(NOT([.$I226]=&quot;&quot;);IF([.$C226]=[.M$1];[.$I226];&quot;&quot;);&quot;&quot;)">
            <text:p/>
          </table:table-cell>
          <table:table-cell table:formula="of:=IF(NOT([.$I226]=&quot;&quot;);IF([.$C226]=[.N$1];[.$I226];&quot;&quot;);&quot;&quot;)">
            <text:p/>
          </table:table-cell>
          <table:table-cell table:formula="of:=IF(NOT([.$I226]=&quot;&quot;);IF([.$C226]=[.O$1];[.$I226];&quot;&quot;);&quot;&quot;)">
            <text:p/>
          </table:table-cell>
          <table:table-cell table:formula="of:=IF(NOT([.$I226]=&quot;&quot;);IF([.$C226]=[.P$1];[.$I226];&quot;&quot;);&quot;&quot;)">
            <text:p/>
          </table:table-cell>
          <table:table-cell table:formula="of:=IF(NOT([.$I226]=&quot;&quot;);IF([.$C226]=[.Q$1];[.$I226];&quot;&quot;);&quot;&quot;)">
            <text:p/>
          </table:table-cell>
          <table:table-cell table:formula="of:=IF(NOT([.$I226]=&quot;&quot;);IF([.$C226]=[.R$1];[.$I226];&quot;&quot;);&quot;&quot;)">
            <text:p/>
          </table:table-cell>
          <table:table-cell table:formula="of:=IF(NOT([.$I226]=&quot;&quot;);IF([.$C226]=[.S$1];[.$I226];&quot;&quot;);&quot;&quot;)">
            <text:p/>
          </table:table-cell>
          <table:table-cell table:formula="of:=IF(NOT([.$I226]=&quot;&quot;);IF([.$C226]=[.T$1];[.$I226];&quot;&quot;)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63" office:value-type="string" calcext:value-type="string">
            <text:p>Romsey and Southampton No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1515347036594" calcext:value-type="percentage">
            <text:p>24.15%</text:p>
          </table:table-cell>
          <table:table-cell table:formula="of:=IF([.D227]=&quot;con&quot;;[.E227];-[.E227])" office:value-type="percentage" office:value="0.241515347036594" calcext:value-type="percentage">
            <text:p>24.15%</text:p>
          </table:table-cell>
          <table:table-cell table:formula="of:=IF([.D227]=&quot;lab&quot;;[.E227];-[.E227])" office:value-type="percentage" office:value="-0.241515347036594" calcext:value-type="percentage">
            <text:p>-24.15%</text:p>
          </table:table-cell>
          <table:table-cell table:formula="of:=IF([.D227]=&quot;lib&quot;;[.E227];-[.E227])" office:value-type="percentage" office:value="-0.241515347036594" calcext:value-type="percentage">
            <text:p>-24.15%</text:p>
          </table:table-cell>
          <table:table-cell/>
          <table:table-cell table:formula="of:=IF(NOT([.$I227]=&quot;&quot;);IF([.$C227]=[.J$1];[.$I227];&quot;&quot;);&quot;&quot;)">
            <text:p/>
          </table:table-cell>
          <table:table-cell table:formula="of:=IF(NOT([.$I227]=&quot;&quot;);IF([.$C227]=[.K$1];[.$I227];&quot;&quot;);&quot;&quot;)">
            <text:p/>
          </table:table-cell>
          <table:table-cell table:formula="of:=IF(NOT([.$I227]=&quot;&quot;);IF([.$C227]=[.L$1];[.$I227];&quot;&quot;);&quot;&quot;)">
            <text:p/>
          </table:table-cell>
          <table:table-cell table:formula="of:=IF(NOT([.$I227]=&quot;&quot;);IF([.$C227]=[.M$1];[.$I227];&quot;&quot;);&quot;&quot;)">
            <text:p/>
          </table:table-cell>
          <table:table-cell table:formula="of:=IF(NOT([.$I227]=&quot;&quot;);IF([.$C227]=[.N$1];[.$I227];&quot;&quot;);&quot;&quot;)">
            <text:p/>
          </table:table-cell>
          <table:table-cell table:formula="of:=IF(NOT([.$I227]=&quot;&quot;);IF([.$C227]=[.O$1];[.$I227];&quot;&quot;);&quot;&quot;)">
            <text:p/>
          </table:table-cell>
          <table:table-cell table:formula="of:=IF(NOT([.$I227]=&quot;&quot;);IF([.$C227]=[.P$1];[.$I227];&quot;&quot;);&quot;&quot;)">
            <text:p/>
          </table:table-cell>
          <table:table-cell table:formula="of:=IF(NOT([.$I227]=&quot;&quot;);IF([.$C227]=[.Q$1];[.$I227];&quot;&quot;);&quot;&quot;)">
            <text:p/>
          </table:table-cell>
          <table:table-cell table:formula="of:=IF(NOT([.$I227]=&quot;&quot;);IF([.$C227]=[.R$1];[.$I227];&quot;&quot;);&quot;&quot;)">
            <text:p/>
          </table:table-cell>
          <table:table-cell table:formula="of:=IF(NOT([.$I227]=&quot;&quot;);IF([.$C227]=[.S$1];[.$I227];&quot;&quot;);&quot;&quot;)">
            <text:p/>
          </table:table-cell>
          <table:table-cell table:formula="of:=IF(NOT([.$I227]=&quot;&quot;);IF([.$C227]=[.T$1];[.$I227];&quot;&quot;)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3" office:value-type="string" calcext:value-type="string">
            <text:p>Ely and East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38770900877928" calcext:value-type="percentage">
            <text:p>23.88%</text:p>
          </table:table-cell>
          <table:table-cell table:formula="of:=IF([.D228]=&quot;con&quot;;[.E228];-[.E228])" office:value-type="percentage" office:value="0.238770900877928" calcext:value-type="percentage">
            <text:p>23.88%</text:p>
          </table:table-cell>
          <table:table-cell table:formula="of:=IF([.D228]=&quot;lab&quot;;[.E228];-[.E228])" office:value-type="percentage" office:value="-0.238770900877928" calcext:value-type="percentage">
            <text:p>-23.88%</text:p>
          </table:table-cell>
          <table:table-cell table:formula="of:=IF([.D228]=&quot;lib&quot;;[.E228];-[.E228])" office:value-type="percentage" office:value="-0.238770900877928" calcext:value-type="percentage">
            <text:p>-23.88%</text:p>
          </table:table-cell>
          <table:table-cell/>
          <table:table-cell table:formula="of:=IF(NOT([.$I228]=&quot;&quot;);IF([.$C228]=[.J$1];[.$I228];&quot;&quot;);&quot;&quot;)">
            <text:p/>
          </table:table-cell>
          <table:table-cell table:formula="of:=IF(NOT([.$I228]=&quot;&quot;);IF([.$C228]=[.K$1];[.$I228];&quot;&quot;);&quot;&quot;)">
            <text:p/>
          </table:table-cell>
          <table:table-cell table:formula="of:=IF(NOT([.$I228]=&quot;&quot;);IF([.$C228]=[.L$1];[.$I228];&quot;&quot;);&quot;&quot;)">
            <text:p/>
          </table:table-cell>
          <table:table-cell table:formula="of:=IF(NOT([.$I228]=&quot;&quot;);IF([.$C228]=[.M$1];[.$I228];&quot;&quot;);&quot;&quot;)">
            <text:p/>
          </table:table-cell>
          <table:table-cell table:formula="of:=IF(NOT([.$I228]=&quot;&quot;);IF([.$C228]=[.N$1];[.$I228];&quot;&quot;);&quot;&quot;)">
            <text:p/>
          </table:table-cell>
          <table:table-cell table:formula="of:=IF(NOT([.$I228]=&quot;&quot;);IF([.$C228]=[.O$1];[.$I228];&quot;&quot;);&quot;&quot;)">
            <text:p/>
          </table:table-cell>
          <table:table-cell table:formula="of:=IF(NOT([.$I228]=&quot;&quot;);IF([.$C228]=[.P$1];[.$I228];&quot;&quot;);&quot;&quot;)">
            <text:p/>
          </table:table-cell>
          <table:table-cell table:formula="of:=IF(NOT([.$I228]=&quot;&quot;);IF([.$C228]=[.Q$1];[.$I228];&quot;&quot;);&quot;&quot;)">
            <text:p/>
          </table:table-cell>
          <table:table-cell table:formula="of:=IF(NOT([.$I228]=&quot;&quot;);IF([.$C228]=[.R$1];[.$I228];&quot;&quot;);&quot;&quot;)">
            <text:p/>
          </table:table-cell>
          <table:table-cell table:formula="of:=IF(NOT([.$I228]=&quot;&quot;);IF([.$C228]=[.S$1];[.$I228];&quot;&quot;);&quot;&quot;)">
            <text:p/>
          </table:table-cell>
          <table:table-cell table:formula="of:=IF(NOT([.$I228]=&quot;&quot;);IF([.$C228]=[.T$1];[.$I228];&quot;&quot;);&quot;&quot;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urnemou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37543189670849" calcext:value-type="percentage">
            <text:p>23.75%</text:p>
          </table:table-cell>
          <table:table-cell table:formula="of:=IF([.D229]=&quot;con&quot;;[.E229];-[.E229])" office:value-type="percentage" office:value="0.237543189670849" calcext:value-type="percentage">
            <text:p>23.75%</text:p>
          </table:table-cell>
          <table:table-cell table:formula="of:=IF([.D229]=&quot;lab&quot;;[.E229];-[.E229])" office:value-type="percentage" office:value="-0.237543189670849" calcext:value-type="percentage">
            <text:p>-23.75%</text:p>
          </table:table-cell>
          <table:table-cell table:formula="of:=IF([.D229]=&quot;lib&quot;;[.E229];-[.E229])" office:value-type="percentage" office:value="-0.237543189670849" calcext:value-type="percentage">
            <text:p>-23.75%</text:p>
          </table:table-cell>
          <table:table-cell/>
          <table:table-cell table:formula="of:=IF(NOT([.$I229]=&quot;&quot;);IF([.$C229]=[.J$1];[.$I229];&quot;&quot;);&quot;&quot;)">
            <text:p/>
          </table:table-cell>
          <table:table-cell table:formula="of:=IF(NOT([.$I229]=&quot;&quot;);IF([.$C229]=[.K$1];[.$I229];&quot;&quot;);&quot;&quot;)">
            <text:p/>
          </table:table-cell>
          <table:table-cell table:formula="of:=IF(NOT([.$I229]=&quot;&quot;);IF([.$C229]=[.L$1];[.$I229];&quot;&quot;);&quot;&quot;)">
            <text:p/>
          </table:table-cell>
          <table:table-cell table:formula="of:=IF(NOT([.$I229]=&quot;&quot;);IF([.$C229]=[.M$1];[.$I229];&quot;&quot;);&quot;&quot;)">
            <text:p/>
          </table:table-cell>
          <table:table-cell table:formula="of:=IF(NOT([.$I229]=&quot;&quot;);IF([.$C229]=[.N$1];[.$I229];&quot;&quot;);&quot;&quot;)">
            <text:p/>
          </table:table-cell>
          <table:table-cell table:formula="of:=IF(NOT([.$I229]=&quot;&quot;);IF([.$C229]=[.O$1];[.$I229];&quot;&quot;);&quot;&quot;)">
            <text:p/>
          </table:table-cell>
          <table:table-cell table:formula="of:=IF(NOT([.$I229]=&quot;&quot;);IF([.$C229]=[.P$1];[.$I229];&quot;&quot;);&quot;&quot;)">
            <text:p/>
          </table:table-cell>
          <table:table-cell table:formula="of:=IF(NOT([.$I229]=&quot;&quot;);IF([.$C229]=[.Q$1];[.$I229];&quot;&quot;);&quot;&quot;)">
            <text:p/>
          </table:table-cell>
          <table:table-cell table:formula="of:=IF(NOT([.$I229]=&quot;&quot;);IF([.$C229]=[.R$1];[.$I229];&quot;&quot;);&quot;&quot;)">
            <text:p/>
          </table:table-cell>
          <table:table-cell table:formula="of:=IF(NOT([.$I229]=&quot;&quot;);IF([.$C229]=[.S$1];[.$I229];&quot;&quot;);&quot;&quot;)">
            <text:p/>
          </table:table-cell>
          <table:table-cell table:formula="of:=IF(NOT([.$I229]=&quot;&quot;);IF([.$C229]=[.T$1];[.$I229];&quot;&quot;);&quot;&quot;)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Penrith and Solw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31665951888962" calcext:value-type="percentage">
            <text:p>23.17%</text:p>
          </table:table-cell>
          <table:table-cell table:formula="of:=IF([.D230]=&quot;con&quot;;[.E230];-[.E230])" office:value-type="percentage" office:value="0.231665951888962" calcext:value-type="percentage">
            <text:p>23.17%</text:p>
          </table:table-cell>
          <table:table-cell table:formula="of:=IF([.D230]=&quot;lab&quot;;[.E230];-[.E230])" office:value-type="percentage" office:value="-0.231665951888962" calcext:value-type="percentage">
            <text:p>-23.17%</text:p>
          </table:table-cell>
          <table:table-cell table:formula="of:=IF([.D230]=&quot;lib&quot;;[.E230];-[.E230])" office:value-type="percentage" office:value="-0.231665951888962" calcext:value-type="percentage">
            <text:p>-23.17%</text:p>
          </table:table-cell>
          <table:table-cell/>
          <table:table-cell table:formula="of:=IF(NOT([.$I230]=&quot;&quot;);IF([.$C230]=[.J$1];[.$I230];&quot;&quot;);&quot;&quot;)">
            <text:p/>
          </table:table-cell>
          <table:table-cell table:formula="of:=IF(NOT([.$I230]=&quot;&quot;);IF([.$C230]=[.K$1];[.$I230];&quot;&quot;);&quot;&quot;)">
            <text:p/>
          </table:table-cell>
          <table:table-cell table:formula="of:=IF(NOT([.$I230]=&quot;&quot;);IF([.$C230]=[.L$1];[.$I230];&quot;&quot;);&quot;&quot;)">
            <text:p/>
          </table:table-cell>
          <table:table-cell table:formula="of:=IF(NOT([.$I230]=&quot;&quot;);IF([.$C230]=[.M$1];[.$I230];&quot;&quot;);&quot;&quot;)">
            <text:p/>
          </table:table-cell>
          <table:table-cell table:formula="of:=IF(NOT([.$I230]=&quot;&quot;);IF([.$C230]=[.N$1];[.$I230];&quot;&quot;);&quot;&quot;)">
            <text:p/>
          </table:table-cell>
          <table:table-cell table:formula="of:=IF(NOT([.$I230]=&quot;&quot;);IF([.$C230]=[.O$1];[.$I230];&quot;&quot;);&quot;&quot;)">
            <text:p/>
          </table:table-cell>
          <table:table-cell table:formula="of:=IF(NOT([.$I230]=&quot;&quot;);IF([.$C230]=[.P$1];[.$I230];&quot;&quot;);&quot;&quot;)">
            <text:p/>
          </table:table-cell>
          <table:table-cell table:formula="of:=IF(NOT([.$I230]=&quot;&quot;);IF([.$C230]=[.Q$1];[.$I230];&quot;&quot;);&quot;&quot;)">
            <text:p/>
          </table:table-cell>
          <table:table-cell table:formula="of:=IF(NOT([.$I230]=&quot;&quot;);IF([.$C230]=[.R$1];[.$I230];&quot;&quot;);&quot;&quot;)">
            <text:p/>
          </table:table-cell>
          <table:table-cell table:formula="of:=IF(NOT([.$I230]=&quot;&quot;);IF([.$C230]=[.S$1];[.$I230];&quot;&quot;);&quot;&quot;)">
            <text:p/>
          </table:table-cell>
          <table:table-cell table:formula="of:=IF(NOT([.$I230]=&quot;&quot;);IF([.$C230]=[.T$1];[.$I230];&quot;&quot;);&quot;&quot;)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cunthor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9911320242512" calcext:value-type="percentage">
            <text:p>22.99%</text:p>
          </table:table-cell>
          <table:table-cell table:formula="of:=IF([.D231]=&quot;con&quot;;[.E231];-[.E231])" office:value-type="percentage" office:value="0.229911320242512" calcext:value-type="percentage">
            <text:p>22.99%</text:p>
          </table:table-cell>
          <table:table-cell table:formula="of:=IF([.D231]=&quot;lab&quot;;[.E231];-[.E231])" office:value-type="percentage" office:value="-0.229911320242512" calcext:value-type="percentage">
            <text:p>-22.99%</text:p>
          </table:table-cell>
          <table:table-cell table:formula="of:=IF([.D231]=&quot;lib&quot;;[.E231];-[.E231])" office:value-type="percentage" office:value="-0.229911320242512" calcext:value-type="percentage">
            <text:p>-22.99%</text:p>
          </table:table-cell>
          <table:table-cell/>
          <table:table-cell table:formula="of:=IF(NOT([.$I231]=&quot;&quot;);IF([.$C231]=[.J$1];[.$I231];&quot;&quot;);&quot;&quot;)">
            <text:p/>
          </table:table-cell>
          <table:table-cell table:formula="of:=IF(NOT([.$I231]=&quot;&quot;);IF([.$C231]=[.K$1];[.$I231];&quot;&quot;);&quot;&quot;)">
            <text:p/>
          </table:table-cell>
          <table:table-cell table:formula="of:=IF(NOT([.$I231]=&quot;&quot;);IF([.$C231]=[.L$1];[.$I231];&quot;&quot;);&quot;&quot;)">
            <text:p/>
          </table:table-cell>
          <table:table-cell table:formula="of:=IF(NOT([.$I231]=&quot;&quot;);IF([.$C231]=[.M$1];[.$I231];&quot;&quot;);&quot;&quot;)">
            <text:p/>
          </table:table-cell>
          <table:table-cell table:formula="of:=IF(NOT([.$I231]=&quot;&quot;);IF([.$C231]=[.N$1];[.$I231];&quot;&quot;);&quot;&quot;)">
            <text:p/>
          </table:table-cell>
          <table:table-cell table:formula="of:=IF(NOT([.$I231]=&quot;&quot;);IF([.$C231]=[.O$1];[.$I231];&quot;&quot;);&quot;&quot;)">
            <text:p/>
          </table:table-cell>
          <table:table-cell table:formula="of:=IF(NOT([.$I231]=&quot;&quot;);IF([.$C231]=[.P$1];[.$I231];&quot;&quot;);&quot;&quot;)">
            <text:p/>
          </table:table-cell>
          <table:table-cell table:formula="of:=IF(NOT([.$I231]=&quot;&quot;);IF([.$C231]=[.Q$1];[.$I231];&quot;&quot;);&quot;&quot;)">
            <text:p/>
          </table:table-cell>
          <table:table-cell table:formula="of:=IF(NOT([.$I231]=&quot;&quot;);IF([.$C231]=[.R$1];[.$I231];&quot;&quot;);&quot;&quot;)">
            <text:p/>
          </table:table-cell>
          <table:table-cell table:formula="of:=IF(NOT([.$I231]=&quot;&quot;);IF([.$C231]=[.S$1];[.$I231];&quot;&quot;);&quot;&quot;)">
            <text:p/>
          </table:table-cell>
          <table:table-cell table:formula="of:=IF(NOT([.$I231]=&quot;&quot;);IF([.$C231]=[.T$1];[.$I231];&quot;&quot;);&quot;&quot;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9" office:value-type="string" calcext:value-type="string">
            <text:p>Middlesbrough South and East 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29570574379416" calcext:value-type="percentage">
            <text:p>22.96%</text:p>
          </table:table-cell>
          <table:table-cell table:formula="of:=IF([.D232]=&quot;con&quot;;[.E232];-[.E232])" office:value-type="percentage" office:value="0.229570574379416" calcext:value-type="percentage">
            <text:p>22.96%</text:p>
          </table:table-cell>
          <table:table-cell table:formula="of:=IF([.D232]=&quot;lab&quot;;[.E232];-[.E232])" office:value-type="percentage" office:value="-0.229570574379416" calcext:value-type="percentage">
            <text:p>-22.96%</text:p>
          </table:table-cell>
          <table:table-cell table:formula="of:=IF([.D232]=&quot;lib&quot;;[.E232];-[.E232])" office:value-type="percentage" office:value="-0.229570574379416" calcext:value-type="percentage">
            <text:p>-22.96%</text:p>
          </table:table-cell>
          <table:table-cell/>
          <table:table-cell table:formula="of:=IF(NOT([.$I232]=&quot;&quot;);IF([.$C232]=[.J$1];[.$I232];&quot;&quot;);&quot;&quot;)">
            <text:p/>
          </table:table-cell>
          <table:table-cell table:formula="of:=IF(NOT([.$I232]=&quot;&quot;);IF([.$C232]=[.K$1];[.$I232];&quot;&quot;);&quot;&quot;)">
            <text:p/>
          </table:table-cell>
          <table:table-cell table:formula="of:=IF(NOT([.$I232]=&quot;&quot;);IF([.$C232]=[.L$1];[.$I232];&quot;&quot;);&quot;&quot;)">
            <text:p/>
          </table:table-cell>
          <table:table-cell table:formula="of:=IF(NOT([.$I232]=&quot;&quot;);IF([.$C232]=[.M$1];[.$I232];&quot;&quot;);&quot;&quot;)">
            <text:p/>
          </table:table-cell>
          <table:table-cell table:formula="of:=IF(NOT([.$I232]=&quot;&quot;);IF([.$C232]=[.N$1];[.$I232];&quot;&quot;);&quot;&quot;)">
            <text:p/>
          </table:table-cell>
          <table:table-cell table:formula="of:=IF(NOT([.$I232]=&quot;&quot;);IF([.$C232]=[.O$1];[.$I232];&quot;&quot;);&quot;&quot;)">
            <text:p/>
          </table:table-cell>
          <table:table-cell table:formula="of:=IF(NOT([.$I232]=&quot;&quot;);IF([.$C232]=[.P$1];[.$I232];&quot;&quot;);&quot;&quot;)">
            <text:p/>
          </table:table-cell>
          <table:table-cell table:formula="of:=IF(NOT([.$I232]=&quot;&quot;);IF([.$C232]=[.Q$1];[.$I232];&quot;&quot;);&quot;&quot;)">
            <text:p/>
          </table:table-cell>
          <table:table-cell table:formula="of:=IF(NOT([.$I232]=&quot;&quot;);IF([.$C232]=[.R$1];[.$I232];&quot;&quot;);&quot;&quot;)">
            <text:p/>
          </table:table-cell>
          <table:table-cell table:formula="of:=IF(NOT([.$I232]=&quot;&quot;);IF([.$C232]=[.S$1];[.$I232];&quot;&quot;);&quot;&quot;)">
            <text:p/>
          </table:table-cell>
          <table:table-cell table:formula="of:=IF(NOT([.$I232]=&quot;&quot;);IF([.$C232]=[.T$1];[.$I232];&quot;&quot;);&quot;&quot;)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63" office:value-type="string" calcext:value-type="string">
            <text:p>Witn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8919165100099" calcext:value-type="percentage">
            <text:p>22.89%</text:p>
          </table:table-cell>
          <table:table-cell table:formula="of:=IF([.D233]=&quot;con&quot;;[.E233];-[.E233])" office:value-type="percentage" office:value="0.228919165100099" calcext:value-type="percentage">
            <text:p>22.89%</text:p>
          </table:table-cell>
          <table:table-cell table:formula="of:=IF([.D233]=&quot;lab&quot;;[.E233];-[.E233])" office:value-type="percentage" office:value="-0.228919165100099" calcext:value-type="percentage">
            <text:p>-22.89%</text:p>
          </table:table-cell>
          <table:table-cell table:formula="of:=IF([.D233]=&quot;lib&quot;;[.E233];-[.E233])" office:value-type="percentage" office:value="-0.228919165100099" calcext:value-type="percentage">
            <text:p>-22.89%</text:p>
          </table:table-cell>
          <table:table-cell/>
          <table:table-cell table:formula="of:=IF(NOT([.$I233]=&quot;&quot;);IF([.$C233]=[.J$1];[.$I233];&quot;&quot;);&quot;&quot;)">
            <text:p/>
          </table:table-cell>
          <table:table-cell table:formula="of:=IF(NOT([.$I233]=&quot;&quot;);IF([.$C233]=[.K$1];[.$I233];&quot;&quot;);&quot;&quot;)">
            <text:p/>
          </table:table-cell>
          <table:table-cell table:formula="of:=IF(NOT([.$I233]=&quot;&quot;);IF([.$C233]=[.L$1];[.$I233];&quot;&quot;);&quot;&quot;)">
            <text:p/>
          </table:table-cell>
          <table:table-cell table:formula="of:=IF(NOT([.$I233]=&quot;&quot;);IF([.$C233]=[.M$1];[.$I233];&quot;&quot;);&quot;&quot;)">
            <text:p/>
          </table:table-cell>
          <table:table-cell table:formula="of:=IF(NOT([.$I233]=&quot;&quot;);IF([.$C233]=[.N$1];[.$I233];&quot;&quot;);&quot;&quot;)">
            <text:p/>
          </table:table-cell>
          <table:table-cell table:formula="of:=IF(NOT([.$I233]=&quot;&quot;);IF([.$C233]=[.O$1];[.$I233];&quot;&quot;);&quot;&quot;)">
            <text:p/>
          </table:table-cell>
          <table:table-cell table:formula="of:=IF(NOT([.$I233]=&quot;&quot;);IF([.$C233]=[.P$1];[.$I233];&quot;&quot;);&quot;&quot;)">
            <text:p/>
          </table:table-cell>
          <table:table-cell table:formula="of:=IF(NOT([.$I233]=&quot;&quot;);IF([.$C233]=[.Q$1];[.$I233];&quot;&quot;);&quot;&quot;)">
            <text:p/>
          </table:table-cell>
          <table:table-cell table:formula="of:=IF(NOT([.$I233]=&quot;&quot;);IF([.$C233]=[.R$1];[.$I233];&quot;&quot;);&quot;&quot;)">
            <text:p/>
          </table:table-cell>
          <table:table-cell table:formula="of:=IF(NOT([.$I233]=&quot;&quot;);IF([.$C233]=[.S$1];[.$I233];&quot;&quot;);&quot;&quot;)">
            <text:p/>
          </table:table-cell>
          <table:table-cell table:formula="of:=IF(NOT([.$I233]=&quot;&quot;);IF([.$C233]=[.T$1];[.$I233];&quot;&quot;);&quot;&quot;)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63" office:value-type="string" calcext:value-type="string">
            <text:p>Woking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7902768066466" calcext:value-type="percentage">
            <text:p>22.79%</text:p>
          </table:table-cell>
          <table:table-cell table:formula="of:=IF([.D234]=&quot;con&quot;;[.E234];-[.E234])" office:value-type="percentage" office:value="0.227902768066466" calcext:value-type="percentage">
            <text:p>22.79%</text:p>
          </table:table-cell>
          <table:table-cell table:formula="of:=IF([.D234]=&quot;lab&quot;;[.E234];-[.E234])" office:value-type="percentage" office:value="-0.227902768066466" calcext:value-type="percentage">
            <text:p>-22.79%</text:p>
          </table:table-cell>
          <table:table-cell table:formula="of:=IF([.D234]=&quot;lib&quot;;[.E234];-[.E234])" office:value-type="percentage" office:value="-0.227902768066466" calcext:value-type="percentage">
            <text:p>-22.79%</text:p>
          </table:table-cell>
          <table:table-cell/>
          <table:table-cell table:formula="of:=IF(NOT([.$I234]=&quot;&quot;);IF([.$C234]=[.J$1];[.$I234];&quot;&quot;);&quot;&quot;)">
            <text:p/>
          </table:table-cell>
          <table:table-cell table:formula="of:=IF(NOT([.$I234]=&quot;&quot;);IF([.$C234]=[.K$1];[.$I234];&quot;&quot;);&quot;&quot;)">
            <text:p/>
          </table:table-cell>
          <table:table-cell table:formula="of:=IF(NOT([.$I234]=&quot;&quot;);IF([.$C234]=[.L$1];[.$I234];&quot;&quot;);&quot;&quot;)">
            <text:p/>
          </table:table-cell>
          <table:table-cell table:formula="of:=IF(NOT([.$I234]=&quot;&quot;);IF([.$C234]=[.M$1];[.$I234];&quot;&quot;);&quot;&quot;)">
            <text:p/>
          </table:table-cell>
          <table:table-cell table:formula="of:=IF(NOT([.$I234]=&quot;&quot;);IF([.$C234]=[.N$1];[.$I234];&quot;&quot;);&quot;&quot;)">
            <text:p/>
          </table:table-cell>
          <table:table-cell table:formula="of:=IF(NOT([.$I234]=&quot;&quot;);IF([.$C234]=[.O$1];[.$I234];&quot;&quot;);&quot;&quot;)">
            <text:p/>
          </table:table-cell>
          <table:table-cell table:formula="of:=IF(NOT([.$I234]=&quot;&quot;);IF([.$C234]=[.P$1];[.$I234];&quot;&quot;);&quot;&quot;)">
            <text:p/>
          </table:table-cell>
          <table:table-cell table:formula="of:=IF(NOT([.$I234]=&quot;&quot;);IF([.$C234]=[.Q$1];[.$I234];&quot;&quot;);&quot;&quot;)">
            <text:p/>
          </table:table-cell>
          <table:table-cell table:formula="of:=IF(NOT([.$I234]=&quot;&quot;);IF([.$C234]=[.R$1];[.$I234];&quot;&quot;);&quot;&quot;)">
            <text:p/>
          </table:table-cell>
          <table:table-cell table:formula="of:=IF(NOT([.$I234]=&quot;&quot;);IF([.$C234]=[.S$1];[.$I234];&quot;&quot;);&quot;&quot;)">
            <text:p/>
          </table:table-cell>
          <table:table-cell table:formula="of:=IF(NOT([.$I234]=&quot;&quot;);IF([.$C234]=[.T$1];[.$I234];&quot;&quot;);&quot;&quot;)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63" office:value-type="string" calcext:value-type="string">
            <text:p>Farnham and Bor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2413099894002" calcext:value-type="percentage">
            <text:p>22.24%</text:p>
          </table:table-cell>
          <table:table-cell table:formula="of:=IF([.D235]=&quot;con&quot;;[.E235];-[.E235])" office:value-type="percentage" office:value="0.222413099894002" calcext:value-type="percentage">
            <text:p>22.24%</text:p>
          </table:table-cell>
          <table:table-cell table:formula="of:=IF([.D235]=&quot;lab&quot;;[.E235];-[.E235])" office:value-type="percentage" office:value="-0.222413099894002" calcext:value-type="percentage">
            <text:p>-22.24%</text:p>
          </table:table-cell>
          <table:table-cell table:formula="of:=IF([.D235]=&quot;lib&quot;;[.E235];-[.E235])" office:value-type="percentage" office:value="-0.222413099894002" calcext:value-type="percentage">
            <text:p>-22.24%</text:p>
          </table:table-cell>
          <table:table-cell/>
          <table:table-cell table:formula="of:=IF(NOT([.$I235]=&quot;&quot;);IF([.$C235]=[.J$1];[.$I235];&quot;&quot;);&quot;&quot;)">
            <text:p/>
          </table:table-cell>
          <table:table-cell table:formula="of:=IF(NOT([.$I235]=&quot;&quot;);IF([.$C235]=[.K$1];[.$I235];&quot;&quot;);&quot;&quot;)">
            <text:p/>
          </table:table-cell>
          <table:table-cell table:formula="of:=IF(NOT([.$I235]=&quot;&quot;);IF([.$C235]=[.L$1];[.$I235];&quot;&quot;);&quot;&quot;)">
            <text:p/>
          </table:table-cell>
          <table:table-cell table:formula="of:=IF(NOT([.$I235]=&quot;&quot;);IF([.$C235]=[.M$1];[.$I235];&quot;&quot;);&quot;&quot;)">
            <text:p/>
          </table:table-cell>
          <table:table-cell table:formula="of:=IF(NOT([.$I235]=&quot;&quot;);IF([.$C235]=[.N$1];[.$I235];&quot;&quot;);&quot;&quot;)">
            <text:p/>
          </table:table-cell>
          <table:table-cell table:formula="of:=IF(NOT([.$I235]=&quot;&quot;);IF([.$C235]=[.O$1];[.$I235];&quot;&quot;);&quot;&quot;)">
            <text:p/>
          </table:table-cell>
          <table:table-cell table:formula="of:=IF(NOT([.$I235]=&quot;&quot;);IF([.$C235]=[.P$1];[.$I235];&quot;&quot;);&quot;&quot;)">
            <text:p/>
          </table:table-cell>
          <table:table-cell table:formula="of:=IF(NOT([.$I235]=&quot;&quot;);IF([.$C235]=[.Q$1];[.$I235];&quot;&quot;);&quot;&quot;)">
            <text:p/>
          </table:table-cell>
          <table:table-cell table:formula="of:=IF(NOT([.$I235]=&quot;&quot;);IF([.$C235]=[.R$1];[.$I235];&quot;&quot;);&quot;&quot;)">
            <text:p/>
          </table:table-cell>
          <table:table-cell table:formula="of:=IF(NOT([.$I235]=&quot;&quot;);IF([.$C235]=[.S$1];[.$I235];&quot;&quot;);&quot;&quot;)">
            <text:p/>
          </table:table-cell>
          <table:table-cell table:formula="of:=IF(NOT([.$I235]=&quot;&quot;);IF([.$C235]=[.T$1];[.$I235];&quot;&quot;);&quot;&quot;)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rew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2352669867292" calcext:value-type="percentage">
            <text:p>22.24%</text:p>
          </table:table-cell>
          <table:table-cell table:formula="of:=IF([.D236]=&quot;con&quot;;[.E236];-[.E236])" office:value-type="percentage" office:value="0.222352669867292" calcext:value-type="percentage">
            <text:p>22.24%</text:p>
          </table:table-cell>
          <table:table-cell table:formula="of:=IF([.D236]=&quot;lab&quot;;[.E236];-[.E236])" office:value-type="percentage" office:value="-0.222352669867292" calcext:value-type="percentage">
            <text:p>-22.24%</text:p>
          </table:table-cell>
          <table:table-cell table:formula="of:=IF([.D236]=&quot;lib&quot;;[.E236];-[.E236])" office:value-type="percentage" office:value="-0.222352669867292" calcext:value-type="percentage">
            <text:p>-22.24%</text:p>
          </table:table-cell>
          <table:table-cell/>
          <table:table-cell table:formula="of:=IF(NOT([.$I236]=&quot;&quot;);IF([.$C236]=[.J$1];[.$I236];&quot;&quot;);&quot;&quot;)">
            <text:p/>
          </table:table-cell>
          <table:table-cell table:formula="of:=IF(NOT([.$I236]=&quot;&quot;);IF([.$C236]=[.K$1];[.$I236];&quot;&quot;);&quot;&quot;)">
            <text:p/>
          </table:table-cell>
          <table:table-cell table:formula="of:=IF(NOT([.$I236]=&quot;&quot;);IF([.$C236]=[.L$1];[.$I236];&quot;&quot;);&quot;&quot;)">
            <text:p/>
          </table:table-cell>
          <table:table-cell table:formula="of:=IF(NOT([.$I236]=&quot;&quot;);IF([.$C236]=[.M$1];[.$I236];&quot;&quot;);&quot;&quot;)">
            <text:p/>
          </table:table-cell>
          <table:table-cell table:formula="of:=IF(NOT([.$I236]=&quot;&quot;);IF([.$C236]=[.N$1];[.$I236];&quot;&quot;);&quot;&quot;)">
            <text:p/>
          </table:table-cell>
          <table:table-cell table:formula="of:=IF(NOT([.$I236]=&quot;&quot;);IF([.$C236]=[.O$1];[.$I236];&quot;&quot;);&quot;&quot;)">
            <text:p/>
          </table:table-cell>
          <table:table-cell table:formula="of:=IF(NOT([.$I236]=&quot;&quot;);IF([.$C236]=[.P$1];[.$I236];&quot;&quot;);&quot;&quot;)">
            <text:p/>
          </table:table-cell>
          <table:table-cell table:formula="of:=IF(NOT([.$I236]=&quot;&quot;);IF([.$C236]=[.Q$1];[.$I236];&quot;&quot;);&quot;&quot;)">
            <text:p/>
          </table:table-cell>
          <table:table-cell table:formula="of:=IF(NOT([.$I236]=&quot;&quot;);IF([.$C236]=[.R$1];[.$I236];&quot;&quot;);&quot;&quot;)">
            <text:p/>
          </table:table-cell>
          <table:table-cell table:formula="of:=IF(NOT([.$I236]=&quot;&quot;);IF([.$C236]=[.S$1];[.$I236];&quot;&quot;);&quot;&quot;)">
            <text:p/>
          </table:table-cell>
          <table:table-cell table:formula="of:=IF(NOT([.$I236]=&quot;&quot;);IF([.$C236]=[.T$1];[.$I236];&quot;&quot;);&quot;&quot;)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ading West and Mid Berk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9826404751028" calcext:value-type="percentage">
            <text:p>21.98%</text:p>
          </table:table-cell>
          <table:table-cell table:formula="of:=IF([.D237]=&quot;con&quot;;[.E237];-[.E237])" office:value-type="percentage" office:value="0.219826404751028" calcext:value-type="percentage">
            <text:p>21.98%</text:p>
          </table:table-cell>
          <table:table-cell table:formula="of:=IF([.D237]=&quot;lab&quot;;[.E237];-[.E237])" office:value-type="percentage" office:value="-0.219826404751028" calcext:value-type="percentage">
            <text:p>-21.98%</text:p>
          </table:table-cell>
          <table:table-cell table:formula="of:=IF([.D237]=&quot;lib&quot;;[.E237];-[.E237])" office:value-type="percentage" office:value="-0.219826404751028" calcext:value-type="percentage">
            <text:p>-21.98%</text:p>
          </table:table-cell>
          <table:table-cell/>
          <table:table-cell table:formula="of:=IF(NOT([.$I237]=&quot;&quot;);IF([.$C237]=[.J$1];[.$I237];&quot;&quot;);&quot;&quot;)">
            <text:p/>
          </table:table-cell>
          <table:table-cell table:formula="of:=IF(NOT([.$I237]=&quot;&quot;);IF([.$C237]=[.K$1];[.$I237];&quot;&quot;);&quot;&quot;)">
            <text:p/>
          </table:table-cell>
          <table:table-cell table:formula="of:=IF(NOT([.$I237]=&quot;&quot;);IF([.$C237]=[.L$1];[.$I237];&quot;&quot;);&quot;&quot;)">
            <text:p/>
          </table:table-cell>
          <table:table-cell table:formula="of:=IF(NOT([.$I237]=&quot;&quot;);IF([.$C237]=[.M$1];[.$I237];&quot;&quot;);&quot;&quot;)">
            <text:p/>
          </table:table-cell>
          <table:table-cell table:formula="of:=IF(NOT([.$I237]=&quot;&quot;);IF([.$C237]=[.N$1];[.$I237];&quot;&quot;);&quot;&quot;)">
            <text:p/>
          </table:table-cell>
          <table:table-cell table:formula="of:=IF(NOT([.$I237]=&quot;&quot;);IF([.$C237]=[.O$1];[.$I237];&quot;&quot;);&quot;&quot;)">
            <text:p/>
          </table:table-cell>
          <table:table-cell table:formula="of:=IF(NOT([.$I237]=&quot;&quot;);IF([.$C237]=[.P$1];[.$I237];&quot;&quot;);&quot;&quot;)">
            <text:p/>
          </table:table-cell>
          <table:table-cell table:formula="of:=IF(NOT([.$I237]=&quot;&quot;);IF([.$C237]=[.Q$1];[.$I237];&quot;&quot;);&quot;&quot;)">
            <text:p/>
          </table:table-cell>
          <table:table-cell table:formula="of:=IF(NOT([.$I237]=&quot;&quot;);IF([.$C237]=[.R$1];[.$I237];&quot;&quot;);&quot;&quot;)">
            <text:p/>
          </table:table-cell>
          <table:table-cell table:formula="of:=IF(NOT([.$I237]=&quot;&quot;);IF([.$C237]=[.S$1];[.$I237];&quot;&quot;);&quot;&quot;)">
            <text:p/>
          </table:table-cell>
          <table:table-cell table:formula="of:=IF(NOT([.$I237]=&quot;&quot;);IF([.$C237]=[.T$1];[.$I237];&quot;&quot;);&quot;&quot;)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d Ch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8045564750436" calcext:value-type="percentage">
            <text:p>21.80%</text:p>
          </table:table-cell>
          <table:table-cell table:formula="of:=IF([.D238]=&quot;con&quot;;[.E238];-[.E238])" office:value-type="percentage" office:value="0.218045564750436" calcext:value-type="percentage">
            <text:p>21.80%</text:p>
          </table:table-cell>
          <table:table-cell table:formula="of:=IF([.D238]=&quot;lab&quot;;[.E238];-[.E238])" office:value-type="percentage" office:value="-0.218045564750436" calcext:value-type="percentage">
            <text:p>-21.80%</text:p>
          </table:table-cell>
          <table:table-cell table:formula="of:=IF([.D238]=&quot;lib&quot;;[.E238];-[.E238])" office:value-type="percentage" office:value="-0.218045564750436" calcext:value-type="percentage">
            <text:p>-21.80%</text:p>
          </table:table-cell>
          <table:table-cell/>
          <table:table-cell table:formula="of:=IF(NOT([.$I238]=&quot;&quot;);IF([.$C238]=[.J$1];[.$I238];&quot;&quot;);&quot;&quot;)">
            <text:p/>
          </table:table-cell>
          <table:table-cell table:formula="of:=IF(NOT([.$I238]=&quot;&quot;);IF([.$C238]=[.K$1];[.$I238];&quot;&quot;);&quot;&quot;)">
            <text:p/>
          </table:table-cell>
          <table:table-cell table:formula="of:=IF(NOT([.$I238]=&quot;&quot;);IF([.$C238]=[.L$1];[.$I238];&quot;&quot;);&quot;&quot;)">
            <text:p/>
          </table:table-cell>
          <table:table-cell table:formula="of:=IF(NOT([.$I238]=&quot;&quot;);IF([.$C238]=[.M$1];[.$I238];&quot;&quot;);&quot;&quot;)">
            <text:p/>
          </table:table-cell>
          <table:table-cell table:formula="of:=IF(NOT([.$I238]=&quot;&quot;);IF([.$C238]=[.N$1];[.$I238];&quot;&quot;);&quot;&quot;)">
            <text:p/>
          </table:table-cell>
          <table:table-cell table:formula="of:=IF(NOT([.$I238]=&quot;&quot;);IF([.$C238]=[.O$1];[.$I238];&quot;&quot;);&quot;&quot;)">
            <text:p/>
          </table:table-cell>
          <table:table-cell table:formula="of:=IF(NOT([.$I238]=&quot;&quot;);IF([.$C238]=[.P$1];[.$I238];&quot;&quot;);&quot;&quot;)">
            <text:p/>
          </table:table-cell>
          <table:table-cell table:formula="of:=IF(NOT([.$I238]=&quot;&quot;);IF([.$C238]=[.Q$1];[.$I238];&quot;&quot;);&quot;&quot;)">
            <text:p/>
          </table:table-cell>
          <table:table-cell table:formula="of:=IF(NOT([.$I238]=&quot;&quot;);IF([.$C238]=[.R$1];[.$I238];&quot;&quot;);&quot;&quot;)">
            <text:p/>
          </table:table-cell>
          <table:table-cell table:formula="of:=IF(NOT([.$I238]=&quot;&quot;);IF([.$C238]=[.S$1];[.$I238];&quot;&quot;);&quot;&quot;)">
            <text:p/>
          </table:table-cell>
          <table:table-cell table:formula="of:=IF(NOT([.$I238]=&quot;&quot;);IF([.$C238]=[.T$1];[.$I238];&quot;&quot;);&quot;&quot;)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elwyn Hat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7206098968908" calcext:value-type="percentage">
            <text:p>21.72%</text:p>
          </table:table-cell>
          <table:table-cell table:formula="of:=IF([.D239]=&quot;con&quot;;[.E239];-[.E239])" office:value-type="percentage" office:value="0.217206098968908" calcext:value-type="percentage">
            <text:p>21.72%</text:p>
          </table:table-cell>
          <table:table-cell table:formula="of:=IF([.D239]=&quot;lab&quot;;[.E239];-[.E239])" office:value-type="percentage" office:value="-0.217206098968908" calcext:value-type="percentage">
            <text:p>-21.72%</text:p>
          </table:table-cell>
          <table:table-cell table:formula="of:=IF([.D239]=&quot;lib&quot;;[.E239];-[.E239])" office:value-type="percentage" office:value="-0.217206098968908" calcext:value-type="percentage">
            <text:p>-21.72%</text:p>
          </table:table-cell>
          <table:table-cell/>
          <table:table-cell table:formula="of:=IF(NOT([.$I239]=&quot;&quot;);IF([.$C239]=[.J$1];[.$I239];&quot;&quot;);&quot;&quot;)">
            <text:p/>
          </table:table-cell>
          <table:table-cell table:formula="of:=IF(NOT([.$I239]=&quot;&quot;);IF([.$C239]=[.K$1];[.$I239];&quot;&quot;);&quot;&quot;)">
            <text:p/>
          </table:table-cell>
          <table:table-cell table:formula="of:=IF(NOT([.$I239]=&quot;&quot;);IF([.$C239]=[.L$1];[.$I239];&quot;&quot;);&quot;&quot;)">
            <text:p/>
          </table:table-cell>
          <table:table-cell table:formula="of:=IF(NOT([.$I239]=&quot;&quot;);IF([.$C239]=[.M$1];[.$I239];&quot;&quot;);&quot;&quot;)">
            <text:p/>
          </table:table-cell>
          <table:table-cell table:formula="of:=IF(NOT([.$I239]=&quot;&quot;);IF([.$C239]=[.N$1];[.$I239];&quot;&quot;);&quot;&quot;)">
            <text:p/>
          </table:table-cell>
          <table:table-cell table:formula="of:=IF(NOT([.$I239]=&quot;&quot;);IF([.$C239]=[.O$1];[.$I239];&quot;&quot;);&quot;&quot;)">
            <text:p/>
          </table:table-cell>
          <table:table-cell table:formula="of:=IF(NOT([.$I239]=&quot;&quot;);IF([.$C239]=[.P$1];[.$I239];&quot;&quot;);&quot;&quot;)">
            <text:p/>
          </table:table-cell>
          <table:table-cell table:formula="of:=IF(NOT([.$I239]=&quot;&quot;);IF([.$C239]=[.Q$1];[.$I239];&quot;&quot;);&quot;&quot;)">
            <text:p/>
          </table:table-cell>
          <table:table-cell table:formula="of:=IF(NOT([.$I239]=&quot;&quot;);IF([.$C239]=[.R$1];[.$I239];&quot;&quot;);&quot;&quot;)">
            <text:p/>
          </table:table-cell>
          <table:table-cell table:formula="of:=IF(NOT([.$I239]=&quot;&quot;);IF([.$C239]=[.S$1];[.$I239];&quot;&quot;);&quot;&quot;)">
            <text:p/>
          </table:table-cell>
          <table:table-cell table:formula="of:=IF(NOT([.$I239]=&quot;&quot;);IF([.$C239]=[.T$1];[.$I239];&quot;&quot;);&quot;&quot;)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63" office:value-type="string" calcext:value-type="string">
            <text:p>St Neots and Mid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7902146146818" calcext:value-type="percentage">
            <text:p>20.79%</text:p>
          </table:table-cell>
          <table:table-cell table:formula="of:=IF([.D240]=&quot;con&quot;;[.E240];-[.E240])" office:value-type="percentage" office:value="0.207902146146818" calcext:value-type="percentage">
            <text:p>20.79%</text:p>
          </table:table-cell>
          <table:table-cell table:formula="of:=IF([.D240]=&quot;lab&quot;;[.E240];-[.E240])" office:value-type="percentage" office:value="-0.207902146146818" calcext:value-type="percentage">
            <text:p>-20.79%</text:p>
          </table:table-cell>
          <table:table-cell table:formula="of:=IF([.D240]=&quot;lib&quot;;[.E240];-[.E240])" office:value-type="percentage" office:value="-0.207902146146818" calcext:value-type="percentage">
            <text:p>-20.79%</text:p>
          </table:table-cell>
          <table:table-cell/>
          <table:table-cell table:formula="of:=IF(NOT([.$I240]=&quot;&quot;);IF([.$C240]=[.J$1];[.$I240];&quot;&quot;);&quot;&quot;)">
            <text:p/>
          </table:table-cell>
          <table:table-cell table:formula="of:=IF(NOT([.$I240]=&quot;&quot;);IF([.$C240]=[.K$1];[.$I240];&quot;&quot;);&quot;&quot;)">
            <text:p/>
          </table:table-cell>
          <table:table-cell table:formula="of:=IF(NOT([.$I240]=&quot;&quot;);IF([.$C240]=[.L$1];[.$I240];&quot;&quot;);&quot;&quot;)">
            <text:p/>
          </table:table-cell>
          <table:table-cell table:formula="of:=IF(NOT([.$I240]=&quot;&quot;);IF([.$C240]=[.M$1];[.$I240];&quot;&quot;);&quot;&quot;)">
            <text:p/>
          </table:table-cell>
          <table:table-cell table:formula="of:=IF(NOT([.$I240]=&quot;&quot;);IF([.$C240]=[.N$1];[.$I240];&quot;&quot;);&quot;&quot;)">
            <text:p/>
          </table:table-cell>
          <table:table-cell table:formula="of:=IF(NOT([.$I240]=&quot;&quot;);IF([.$C240]=[.O$1];[.$I240];&quot;&quot;);&quot;&quot;)">
            <text:p/>
          </table:table-cell>
          <table:table-cell table:formula="of:=IF(NOT([.$I240]=&quot;&quot;);IF([.$C240]=[.P$1];[.$I240];&quot;&quot;);&quot;&quot;)">
            <text:p/>
          </table:table-cell>
          <table:table-cell table:formula="of:=IF(NOT([.$I240]=&quot;&quot;);IF([.$C240]=[.Q$1];[.$I240];&quot;&quot;);&quot;&quot;)">
            <text:p/>
          </table:table-cell>
          <table:table-cell table:formula="of:=IF(NOT([.$I240]=&quot;&quot;);IF([.$C240]=[.R$1];[.$I240];&quot;&quot;);&quot;&quot;)">
            <text:p/>
          </table:table-cell>
          <table:table-cell table:formula="of:=IF(NOT([.$I240]=&quot;&quot;);IF([.$C240]=[.S$1];[.$I240];&quot;&quot;);&quot;&quot;)">
            <text:p/>
          </table:table-cell>
          <table:table-cell table:formula="of:=IF(NOT([.$I240]=&quot;&quot;);IF([.$C240]=[.T$1];[.$I240];&quot;&quot;);&quot;&quot;)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9" office:value-type="string" calcext:value-type="string">
            <text:p>Maccles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07750644917276" calcext:value-type="percentage">
            <text:p>20.78%</text:p>
          </table:table-cell>
          <table:table-cell table:formula="of:=IF([.D241]=&quot;con&quot;;[.E241];-[.E241])" office:value-type="percentage" office:value="0.207750644917276" calcext:value-type="percentage">
            <text:p>20.78%</text:p>
          </table:table-cell>
          <table:table-cell table:formula="of:=IF([.D241]=&quot;lab&quot;;[.E241];-[.E241])" office:value-type="percentage" office:value="-0.207750644917276" calcext:value-type="percentage">
            <text:p>-20.78%</text:p>
          </table:table-cell>
          <table:table-cell table:formula="of:=IF([.D241]=&quot;lib&quot;;[.E241];-[.E241])" office:value-type="percentage" office:value="-0.207750644917276" calcext:value-type="percentage">
            <text:p>-20.78%</text:p>
          </table:table-cell>
          <table:table-cell/>
          <table:table-cell table:formula="of:=IF(NOT([.$I241]=&quot;&quot;);IF([.$C241]=[.J$1];[.$I241];&quot;&quot;);&quot;&quot;)">
            <text:p/>
          </table:table-cell>
          <table:table-cell table:formula="of:=IF(NOT([.$I241]=&quot;&quot;);IF([.$C241]=[.K$1];[.$I241];&quot;&quot;);&quot;&quot;)">
            <text:p/>
          </table:table-cell>
          <table:table-cell table:formula="of:=IF(NOT([.$I241]=&quot;&quot;);IF([.$C241]=[.L$1];[.$I241];&quot;&quot;);&quot;&quot;)">
            <text:p/>
          </table:table-cell>
          <table:table-cell table:formula="of:=IF(NOT([.$I241]=&quot;&quot;);IF([.$C241]=[.M$1];[.$I241];&quot;&quot;);&quot;&quot;)">
            <text:p/>
          </table:table-cell>
          <table:table-cell table:formula="of:=IF(NOT([.$I241]=&quot;&quot;);IF([.$C241]=[.N$1];[.$I241];&quot;&quot;);&quot;&quot;)">
            <text:p/>
          </table:table-cell>
          <table:table-cell table:formula="of:=IF(NOT([.$I241]=&quot;&quot;);IF([.$C241]=[.O$1];[.$I241];&quot;&quot;);&quot;&quot;)">
            <text:p/>
          </table:table-cell>
          <table:table-cell table:formula="of:=IF(NOT([.$I241]=&quot;&quot;);IF([.$C241]=[.P$1];[.$I241];&quot;&quot;);&quot;&quot;)">
            <text:p/>
          </table:table-cell>
          <table:table-cell table:formula="of:=IF(NOT([.$I241]=&quot;&quot;);IF([.$C241]=[.Q$1];[.$I241];&quot;&quot;);&quot;&quot;)">
            <text:p/>
          </table:table-cell>
          <table:table-cell table:formula="of:=IF(NOT([.$I241]=&quot;&quot;);IF([.$C241]=[.R$1];[.$I241];&quot;&quot;);&quot;&quot;)">
            <text:p/>
          </table:table-cell>
          <table:table-cell table:formula="of:=IF(NOT([.$I241]=&quot;&quot;);IF([.$C241]=[.S$1];[.$I241];&quot;&quot;);&quot;&quot;)">
            <text:p/>
          </table:table-cell>
          <table:table-cell table:formula="of:=IF(NOT([.$I241]=&quot;&quot;);IF([.$C241]=[.T$1];[.$I241];&quot;&quot;)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Scarborough and Whitb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6540101359505" calcext:value-type="percentage">
            <text:p>20.65%</text:p>
          </table:table-cell>
          <table:table-cell table:formula="of:=IF([.D242]=&quot;con&quot;;[.E242];-[.E242])" office:value-type="percentage" office:value="0.206540101359505" calcext:value-type="percentage">
            <text:p>20.65%</text:p>
          </table:table-cell>
          <table:table-cell table:formula="of:=IF([.D242]=&quot;lab&quot;;[.E242];-[.E242])" office:value-type="percentage" office:value="-0.206540101359505" calcext:value-type="percentage">
            <text:p>-20.65%</text:p>
          </table:table-cell>
          <table:table-cell table:formula="of:=IF([.D242]=&quot;lib&quot;;[.E242];-[.E242])" office:value-type="percentage" office:value="-0.206540101359505" calcext:value-type="percentage">
            <text:p>-20.65%</text:p>
          </table:table-cell>
          <table:table-cell/>
          <table:table-cell table:formula="of:=IF(NOT([.$I242]=&quot;&quot;);IF([.$C242]=[.J$1];[.$I242];&quot;&quot;);&quot;&quot;)">
            <text:p/>
          </table:table-cell>
          <table:table-cell table:formula="of:=IF(NOT([.$I242]=&quot;&quot;);IF([.$C242]=[.K$1];[.$I242];&quot;&quot;);&quot;&quot;)">
            <text:p/>
          </table:table-cell>
          <table:table-cell table:formula="of:=IF(NOT([.$I242]=&quot;&quot;);IF([.$C242]=[.L$1];[.$I242];&quot;&quot;);&quot;&quot;)">
            <text:p/>
          </table:table-cell>
          <table:table-cell table:formula="of:=IF(NOT([.$I242]=&quot;&quot;);IF([.$C242]=[.M$1];[.$I242];&quot;&quot;);&quot;&quot;)">
            <text:p/>
          </table:table-cell>
          <table:table-cell table:formula="of:=IF(NOT([.$I242]=&quot;&quot;);IF([.$C242]=[.N$1];[.$I242];&quot;&quot;);&quot;&quot;)">
            <text:p/>
          </table:table-cell>
          <table:table-cell table:formula="of:=IF(NOT([.$I242]=&quot;&quot;);IF([.$C242]=[.O$1];[.$I242];&quot;&quot;);&quot;&quot;)">
            <text:p/>
          </table:table-cell>
          <table:table-cell table:formula="of:=IF(NOT([.$I242]=&quot;&quot;);IF([.$C242]=[.P$1];[.$I242];&quot;&quot;);&quot;&quot;)">
            <text:p/>
          </table:table-cell>
          <table:table-cell table:formula="of:=IF(NOT([.$I242]=&quot;&quot;);IF([.$C242]=[.Q$1];[.$I242];&quot;&quot;);&quot;&quot;)">
            <text:p/>
          </table:table-cell>
          <table:table-cell table:formula="of:=IF(NOT([.$I242]=&quot;&quot;);IF([.$C242]=[.R$1];[.$I242];&quot;&quot;);&quot;&quot;)">
            <text:p/>
          </table:table-cell>
          <table:table-cell table:formula="of:=IF(NOT([.$I242]=&quot;&quot;);IF([.$C242]=[.S$1];[.$I242];&quot;&quot;);&quot;&quot;)">
            <text:p/>
          </table:table-cell>
          <table:table-cell table:formula="of:=IF(NOT([.$I242]=&quot;&quot;);IF([.$C242]=[.T$1];[.$I242];&quot;&quot;);&quot;&quot;)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3" office:value-type="string" calcext:value-type="string">
            <text:p>Eastle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388829392866" calcext:value-type="percentage">
            <text:p>20.39%</text:p>
          </table:table-cell>
          <table:table-cell table:formula="of:=IF([.D243]=&quot;con&quot;;[.E243];-[.E243])" office:value-type="percentage" office:value="0.20388829392866" calcext:value-type="percentage">
            <text:p>20.39%</text:p>
          </table:table-cell>
          <table:table-cell table:formula="of:=IF([.D243]=&quot;lab&quot;;[.E243];-[.E243])" office:value-type="percentage" office:value="-0.20388829392866" calcext:value-type="percentage">
            <text:p>-20.39%</text:p>
          </table:table-cell>
          <table:table-cell table:formula="of:=IF([.D243]=&quot;lib&quot;;[.E243];-[.E243])" office:value-type="percentage" office:value="-0.20388829392866" calcext:value-type="percentage">
            <text:p>-20.39%</text:p>
          </table:table-cell>
          <table:table-cell/>
          <table:table-cell table:formula="of:=IF(NOT([.$I243]=&quot;&quot;);IF([.$C243]=[.J$1];[.$I243];&quot;&quot;);&quot;&quot;)">
            <text:p/>
          </table:table-cell>
          <table:table-cell table:formula="of:=IF(NOT([.$I243]=&quot;&quot;);IF([.$C243]=[.K$1];[.$I243];&quot;&quot;);&quot;&quot;)">
            <text:p/>
          </table:table-cell>
          <table:table-cell table:formula="of:=IF(NOT([.$I243]=&quot;&quot;);IF([.$C243]=[.L$1];[.$I243];&quot;&quot;);&quot;&quot;)">
            <text:p/>
          </table:table-cell>
          <table:table-cell table:formula="of:=IF(NOT([.$I243]=&quot;&quot;);IF([.$C243]=[.M$1];[.$I243];&quot;&quot;);&quot;&quot;)">
            <text:p/>
          </table:table-cell>
          <table:table-cell table:formula="of:=IF(NOT([.$I243]=&quot;&quot;);IF([.$C243]=[.N$1];[.$I243];&quot;&quot;);&quot;&quot;)">
            <text:p/>
          </table:table-cell>
          <table:table-cell table:formula="of:=IF(NOT([.$I243]=&quot;&quot;);IF([.$C243]=[.O$1];[.$I243];&quot;&quot;);&quot;&quot;)">
            <text:p/>
          </table:table-cell>
          <table:table-cell table:formula="of:=IF(NOT([.$I243]=&quot;&quot;);IF([.$C243]=[.P$1];[.$I243];&quot;&quot;);&quot;&quot;)">
            <text:p/>
          </table:table-cell>
          <table:table-cell table:formula="of:=IF(NOT([.$I243]=&quot;&quot;);IF([.$C243]=[.Q$1];[.$I243];&quot;&quot;);&quot;&quot;)">
            <text:p/>
          </table:table-cell>
          <table:table-cell table:formula="of:=IF(NOT([.$I243]=&quot;&quot;);IF([.$C243]=[.R$1];[.$I243];&quot;&quot;);&quot;&quot;)">
            <text:p/>
          </table:table-cell>
          <table:table-cell table:formula="of:=IF(NOT([.$I243]=&quot;&quot;);IF([.$C243]=[.S$1];[.$I243];&quot;&quot;);&quot;&quot;)">
            <text:p/>
          </table:table-cell>
          <table:table-cell table:formula="of:=IF(NOT([.$I243]=&quot;&quot;);IF([.$C243]=[.T$1];[.$I243];&quot;&quot;);&quot;&quot;)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Hex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3630350344191" calcext:value-type="percentage">
            <text:p>20.36%</text:p>
          </table:table-cell>
          <table:table-cell table:formula="of:=IF([.D244]=&quot;con&quot;;[.E244];-[.E244])" office:value-type="percentage" office:value="0.203630350344191" calcext:value-type="percentage">
            <text:p>20.36%</text:p>
          </table:table-cell>
          <table:table-cell table:formula="of:=IF([.D244]=&quot;lab&quot;;[.E244];-[.E244])" office:value-type="percentage" office:value="-0.203630350344191" calcext:value-type="percentage">
            <text:p>-20.36%</text:p>
          </table:table-cell>
          <table:table-cell table:formula="of:=IF([.D244]=&quot;lib&quot;;[.E244];-[.E244])" office:value-type="percentage" office:value="-0.203630350344191" calcext:value-type="percentage">
            <text:p>-20.36%</text:p>
          </table:table-cell>
          <table:table-cell/>
          <table:table-cell table:formula="of:=IF(NOT([.$I244]=&quot;&quot;);IF([.$C244]=[.J$1];[.$I244];&quot;&quot;);&quot;&quot;)">
            <text:p/>
          </table:table-cell>
          <table:table-cell table:formula="of:=IF(NOT([.$I244]=&quot;&quot;);IF([.$C244]=[.K$1];[.$I244];&quot;&quot;);&quot;&quot;)">
            <text:p/>
          </table:table-cell>
          <table:table-cell table:formula="of:=IF(NOT([.$I244]=&quot;&quot;);IF([.$C244]=[.L$1];[.$I244];&quot;&quot;);&quot;&quot;)">
            <text:p/>
          </table:table-cell>
          <table:table-cell table:formula="of:=IF(NOT([.$I244]=&quot;&quot;);IF([.$C244]=[.M$1];[.$I244];&quot;&quot;);&quot;&quot;)">
            <text:p/>
          </table:table-cell>
          <table:table-cell table:formula="of:=IF(NOT([.$I244]=&quot;&quot;);IF([.$C244]=[.N$1];[.$I244];&quot;&quot;);&quot;&quot;)">
            <text:p/>
          </table:table-cell>
          <table:table-cell table:formula="of:=IF(NOT([.$I244]=&quot;&quot;);IF([.$C244]=[.O$1];[.$I244];&quot;&quot;);&quot;&quot;)">
            <text:p/>
          </table:table-cell>
          <table:table-cell table:formula="of:=IF(NOT([.$I244]=&quot;&quot;);IF([.$C244]=[.P$1];[.$I244];&quot;&quot;);&quot;&quot;)">
            <text:p/>
          </table:table-cell>
          <table:table-cell table:formula="of:=IF(NOT([.$I244]=&quot;&quot;);IF([.$C244]=[.Q$1];[.$I244];&quot;&quot;);&quot;&quot;)">
            <text:p/>
          </table:table-cell>
          <table:table-cell table:formula="of:=IF(NOT([.$I244]=&quot;&quot;);IF([.$C244]=[.R$1];[.$I244];&quot;&quot;);&quot;&quot;)">
            <text:p/>
          </table:table-cell>
          <table:table-cell table:formula="of:=IF(NOT([.$I244]=&quot;&quot;);IF([.$C244]=[.S$1];[.$I244];&quot;&quot;);&quot;&quot;)">
            <text:p/>
          </table:table-cell>
          <table:table-cell table:formula="of:=IF(NOT([.$I244]=&quot;&quot;);IF([.$C244]=[.T$1];[.$I244];&quot;&quot;);&quot;&quot;)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endle and Clither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8551259394481" calcext:value-type="percentage">
            <text:p>19.86%</text:p>
          </table:table-cell>
          <table:table-cell table:formula="of:=IF([.D245]=&quot;con&quot;;[.E245];-[.E245])" office:value-type="percentage" office:value="0.198551259394481" calcext:value-type="percentage">
            <text:p>19.86%</text:p>
          </table:table-cell>
          <table:table-cell table:formula="of:=IF([.D245]=&quot;lab&quot;;[.E245];-[.E245])" office:value-type="percentage" office:value="-0.198551259394481" calcext:value-type="percentage">
            <text:p>-19.86%</text:p>
          </table:table-cell>
          <table:table-cell table:formula="of:=IF([.D245]=&quot;lib&quot;;[.E245];-[.E245])" office:value-type="percentage" office:value="-0.198551259394481" calcext:value-type="percentage">
            <text:p>-19.86%</text:p>
          </table:table-cell>
          <table:table-cell/>
          <table:table-cell table:formula="of:=IF(NOT([.$I245]=&quot;&quot;);IF([.$C245]=[.J$1];[.$I245];&quot;&quot;);&quot;&quot;)">
            <text:p/>
          </table:table-cell>
          <table:table-cell table:formula="of:=IF(NOT([.$I245]=&quot;&quot;);IF([.$C245]=[.K$1];[.$I245];&quot;&quot;);&quot;&quot;)">
            <text:p/>
          </table:table-cell>
          <table:table-cell table:formula="of:=IF(NOT([.$I245]=&quot;&quot;);IF([.$C245]=[.L$1];[.$I245];&quot;&quot;);&quot;&quot;)">
            <text:p/>
          </table:table-cell>
          <table:table-cell table:formula="of:=IF(NOT([.$I245]=&quot;&quot;);IF([.$C245]=[.M$1];[.$I245];&quot;&quot;);&quot;&quot;)">
            <text:p/>
          </table:table-cell>
          <table:table-cell table:formula="of:=IF(NOT([.$I245]=&quot;&quot;);IF([.$C245]=[.N$1];[.$I245];&quot;&quot;);&quot;&quot;)">
            <text:p/>
          </table:table-cell>
          <table:table-cell table:formula="of:=IF(NOT([.$I245]=&quot;&quot;);IF([.$C245]=[.O$1];[.$I245];&quot;&quot;);&quot;&quot;)">
            <text:p/>
          </table:table-cell>
          <table:table-cell table:formula="of:=IF(NOT([.$I245]=&quot;&quot;);IF([.$C245]=[.P$1];[.$I245];&quot;&quot;);&quot;&quot;)">
            <text:p/>
          </table:table-cell>
          <table:table-cell table:formula="of:=IF(NOT([.$I245]=&quot;&quot;);IF([.$C245]=[.Q$1];[.$I245];&quot;&quot;);&quot;&quot;)">
            <text:p/>
          </table:table-cell>
          <table:table-cell table:formula="of:=IF(NOT([.$I245]=&quot;&quot;);IF([.$C245]=[.R$1];[.$I245];&quot;&quot;);&quot;&quot;)">
            <text:p/>
          </table:table-cell>
          <table:table-cell table:formula="of:=IF(NOT([.$I245]=&quot;&quot;);IF([.$C245]=[.S$1];[.$I245];&quot;&quot;);&quot;&quot;)">
            <text:p/>
          </table:table-cell>
          <table:table-cell table:formula="of:=IF(NOT([.$I245]=&quot;&quot;);IF([.$C245]=[.T$1];[.$I245];&quot;&quot;);&quot;&quot;)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9" office:value-type="string" calcext:value-type="string">
            <text:p>South Ri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7340684287336" calcext:value-type="percentage">
            <text:p>19.73%</text:p>
          </table:table-cell>
          <table:table-cell table:formula="of:=IF([.D246]=&quot;con&quot;;[.E246];-[.E246])" office:value-type="percentage" office:value="0.197340684287336" calcext:value-type="percentage">
            <text:p>19.73%</text:p>
          </table:table-cell>
          <table:table-cell table:formula="of:=IF([.D246]=&quot;lab&quot;;[.E246];-[.E246])" office:value-type="percentage" office:value="-0.197340684287336" calcext:value-type="percentage">
            <text:p>-19.73%</text:p>
          </table:table-cell>
          <table:table-cell table:formula="of:=IF([.D246]=&quot;lib&quot;;[.E246];-[.E246])" office:value-type="percentage" office:value="-0.197340684287336" calcext:value-type="percentage">
            <text:p>-19.73%</text:p>
          </table:table-cell>
          <table:table-cell/>
          <table:table-cell table:formula="of:=IF(NOT([.$I246]=&quot;&quot;);IF([.$C246]=[.J$1];[.$I246];&quot;&quot;);&quot;&quot;)">
            <text:p/>
          </table:table-cell>
          <table:table-cell table:formula="of:=IF(NOT([.$I246]=&quot;&quot;);IF([.$C246]=[.K$1];[.$I246];&quot;&quot;);&quot;&quot;)">
            <text:p/>
          </table:table-cell>
          <table:table-cell table:formula="of:=IF(NOT([.$I246]=&quot;&quot;);IF([.$C246]=[.L$1];[.$I246];&quot;&quot;);&quot;&quot;)">
            <text:p/>
          </table:table-cell>
          <table:table-cell table:formula="of:=IF(NOT([.$I246]=&quot;&quot;);IF([.$C246]=[.M$1];[.$I246];&quot;&quot;);&quot;&quot;)">
            <text:p/>
          </table:table-cell>
          <table:table-cell table:formula="of:=IF(NOT([.$I246]=&quot;&quot;);IF([.$C246]=[.N$1];[.$I246];&quot;&quot;);&quot;&quot;)">
            <text:p/>
          </table:table-cell>
          <table:table-cell table:formula="of:=IF(NOT([.$I246]=&quot;&quot;);IF([.$C246]=[.O$1];[.$I246];&quot;&quot;);&quot;&quot;)">
            <text:p/>
          </table:table-cell>
          <table:table-cell table:formula="of:=IF(NOT([.$I246]=&quot;&quot;);IF([.$C246]=[.P$1];[.$I246];&quot;&quot;);&quot;&quot;)">
            <text:p/>
          </table:table-cell>
          <table:table-cell table:formula="of:=IF(NOT([.$I246]=&quot;&quot;);IF([.$C246]=[.Q$1];[.$I246];&quot;&quot;);&quot;&quot;)">
            <text:p/>
          </table:table-cell>
          <table:table-cell table:formula="of:=IF(NOT([.$I246]=&quot;&quot;);IF([.$C246]=[.R$1];[.$I246];&quot;&quot;);&quot;&quot;)">
            <text:p/>
          </table:table-cell>
          <table:table-cell table:formula="of:=IF(NOT([.$I246]=&quot;&quot;);IF([.$C246]=[.S$1];[.$I246];&quot;&quot;);&quot;&quot;)">
            <text:p/>
          </table:table-cell>
          <table:table-cell table:formula="of:=IF(NOT([.$I246]=&quot;&quot;);IF([.$C246]=[.T$1];[.$I246];&quot;&quot;);&quot;&quot;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lou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6207250962294" calcext:value-type="percentage">
            <text:p>19.62%</text:p>
          </table:table-cell>
          <table:table-cell table:formula="of:=IF([.D247]=&quot;con&quot;;[.E247];-[.E247])" office:value-type="percentage" office:value="0.196207250962294" calcext:value-type="percentage">
            <text:p>19.62%</text:p>
          </table:table-cell>
          <table:table-cell table:formula="of:=IF([.D247]=&quot;lab&quot;;[.E247];-[.E247])" office:value-type="percentage" office:value="-0.196207250962294" calcext:value-type="percentage">
            <text:p>-19.62%</text:p>
          </table:table-cell>
          <table:table-cell table:formula="of:=IF([.D247]=&quot;lib&quot;;[.E247];-[.E247])" office:value-type="percentage" office:value="-0.196207250962294" calcext:value-type="percentage">
            <text:p>-19.62%</text:p>
          </table:table-cell>
          <table:table-cell/>
          <table:table-cell table:formula="of:=IF(NOT([.$I247]=&quot;&quot;);IF([.$C247]=[.J$1];[.$I247];&quot;&quot;);&quot;&quot;)">
            <text:p/>
          </table:table-cell>
          <table:table-cell table:formula="of:=IF(NOT([.$I247]=&quot;&quot;);IF([.$C247]=[.K$1];[.$I247];&quot;&quot;);&quot;&quot;)">
            <text:p/>
          </table:table-cell>
          <table:table-cell table:formula="of:=IF(NOT([.$I247]=&quot;&quot;);IF([.$C247]=[.L$1];[.$I247];&quot;&quot;);&quot;&quot;)">
            <text:p/>
          </table:table-cell>
          <table:table-cell table:formula="of:=IF(NOT([.$I247]=&quot;&quot;);IF([.$C247]=[.M$1];[.$I247];&quot;&quot;);&quot;&quot;)">
            <text:p/>
          </table:table-cell>
          <table:table-cell table:formula="of:=IF(NOT([.$I247]=&quot;&quot;);IF([.$C247]=[.N$1];[.$I247];&quot;&quot;);&quot;&quot;)">
            <text:p/>
          </table:table-cell>
          <table:table-cell table:formula="of:=IF(NOT([.$I247]=&quot;&quot;);IF([.$C247]=[.O$1];[.$I247];&quot;&quot;);&quot;&quot;)">
            <text:p/>
          </table:table-cell>
          <table:table-cell table:formula="of:=IF(NOT([.$I247]=&quot;&quot;);IF([.$C247]=[.P$1];[.$I247];&quot;&quot;);&quot;&quot;)">
            <text:p/>
          </table:table-cell>
          <table:table-cell table:formula="of:=IF(NOT([.$I247]=&quot;&quot;);IF([.$C247]=[.Q$1];[.$I247];&quot;&quot;);&quot;&quot;)">
            <text:p/>
          </table:table-cell>
          <table:table-cell table:formula="of:=IF(NOT([.$I247]=&quot;&quot;);IF([.$C247]=[.R$1];[.$I247];&quot;&quot;);&quot;&quot;)">
            <text:p/>
          </table:table-cell>
          <table:table-cell table:formula="of:=IF(NOT([.$I247]=&quot;&quot;);IF([.$C247]=[.S$1];[.$I247];&quot;&quot;);&quot;&quot;)">
            <text:p/>
          </table:table-cell>
          <table:table-cell table:formula="of:=IF(NOT([.$I247]=&quot;&quot;);IF([.$C247]=[.T$1];[.$I247];&quot;&quot;);&quot;&quot;)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9" office:value-type="string" calcext:value-type="string">
            <text:p>Shrew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5739880303639" calcext:value-type="percentage">
            <text:p>19.57%</text:p>
          </table:table-cell>
          <table:table-cell table:formula="of:=IF([.D248]=&quot;con&quot;;[.E248];-[.E248])" office:value-type="percentage" office:value="0.195739880303639" calcext:value-type="percentage">
            <text:p>19.57%</text:p>
          </table:table-cell>
          <table:table-cell table:formula="of:=IF([.D248]=&quot;lab&quot;;[.E248];-[.E248])" office:value-type="percentage" office:value="-0.195739880303639" calcext:value-type="percentage">
            <text:p>-19.57%</text:p>
          </table:table-cell>
          <table:table-cell table:formula="of:=IF([.D248]=&quot;lib&quot;;[.E248];-[.E248])" office:value-type="percentage" office:value="-0.195739880303639" calcext:value-type="percentage">
            <text:p>-19.57%</text:p>
          </table:table-cell>
          <table:table-cell/>
          <table:table-cell table:formula="of:=IF(NOT([.$I248]=&quot;&quot;);IF([.$C248]=[.J$1];[.$I248];&quot;&quot;);&quot;&quot;)">
            <text:p/>
          </table:table-cell>
          <table:table-cell table:formula="of:=IF(NOT([.$I248]=&quot;&quot;);IF([.$C248]=[.K$1];[.$I248];&quot;&quot;);&quot;&quot;)">
            <text:p/>
          </table:table-cell>
          <table:table-cell table:formula="of:=IF(NOT([.$I248]=&quot;&quot;);IF([.$C248]=[.L$1];[.$I248];&quot;&quot;);&quot;&quot;)">
            <text:p/>
          </table:table-cell>
          <table:table-cell table:formula="of:=IF(NOT([.$I248]=&quot;&quot;);IF([.$C248]=[.M$1];[.$I248];&quot;&quot;);&quot;&quot;)">
            <text:p/>
          </table:table-cell>
          <table:table-cell table:formula="of:=IF(NOT([.$I248]=&quot;&quot;);IF([.$C248]=[.N$1];[.$I248];&quot;&quot;);&quot;&quot;)">
            <text:p/>
          </table:table-cell>
          <table:table-cell table:formula="of:=IF(NOT([.$I248]=&quot;&quot;);IF([.$C248]=[.O$1];[.$I248];&quot;&quot;);&quot;&quot;)">
            <text:p/>
          </table:table-cell>
          <table:table-cell table:formula="of:=IF(NOT([.$I248]=&quot;&quot;);IF([.$C248]=[.P$1];[.$I248];&quot;&quot;);&quot;&quot;)">
            <text:p/>
          </table:table-cell>
          <table:table-cell table:formula="of:=IF(NOT([.$I248]=&quot;&quot;);IF([.$C248]=[.Q$1];[.$I248];&quot;&quot;);&quot;&quot;)">
            <text:p/>
          </table:table-cell>
          <table:table-cell table:formula="of:=IF(NOT([.$I248]=&quot;&quot;);IF([.$C248]=[.R$1];[.$I248];&quot;&quot;);&quot;&quot;)">
            <text:p/>
          </table:table-cell>
          <table:table-cell table:formula="of:=IF(NOT([.$I248]=&quot;&quot;);IF([.$C248]=[.S$1];[.$I248];&quot;&quot;);&quot;&quot;)">
            <text:p/>
          </table:table-cell>
          <table:table-cell table:formula="of:=IF(NOT([.$I248]=&quot;&quot;);IF([.$C248]=[.T$1];[.$I248];&quot;&quot;);&quot;&quot;)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Morecambe and Lunesd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95003225617266" calcext:value-type="percentage">
            <text:p>19.50%</text:p>
          </table:table-cell>
          <table:table-cell table:formula="of:=IF([.D249]=&quot;con&quot;;[.E249];-[.E249])" office:value-type="percentage" office:value="0.195003225617266" calcext:value-type="percentage">
            <text:p>19.50%</text:p>
          </table:table-cell>
          <table:table-cell table:formula="of:=IF([.D249]=&quot;lab&quot;;[.E249];-[.E249])" office:value-type="percentage" office:value="-0.195003225617266" calcext:value-type="percentage">
            <text:p>-19.50%</text:p>
          </table:table-cell>
          <table:table-cell table:formula="of:=IF([.D249]=&quot;lib&quot;;[.E249];-[.E249])" office:value-type="percentage" office:value="-0.195003225617266" calcext:value-type="percentage">
            <text:p>-19.50%</text:p>
          </table:table-cell>
          <table:table-cell/>
          <table:table-cell table:formula="of:=IF(NOT([.$I249]=&quot;&quot;);IF([.$C249]=[.J$1];[.$I249];&quot;&quot;);&quot;&quot;)">
            <text:p/>
          </table:table-cell>
          <table:table-cell table:formula="of:=IF(NOT([.$I249]=&quot;&quot;);IF([.$C249]=[.K$1];[.$I249];&quot;&quot;);&quot;&quot;)">
            <text:p/>
          </table:table-cell>
          <table:table-cell table:formula="of:=IF(NOT([.$I249]=&quot;&quot;);IF([.$C249]=[.L$1];[.$I249];&quot;&quot;);&quot;&quot;)">
            <text:p/>
          </table:table-cell>
          <table:table-cell table:formula="of:=IF(NOT([.$I249]=&quot;&quot;);IF([.$C249]=[.M$1];[.$I249];&quot;&quot;);&quot;&quot;)">
            <text:p/>
          </table:table-cell>
          <table:table-cell table:formula="of:=IF(NOT([.$I249]=&quot;&quot;);IF([.$C249]=[.N$1];[.$I249];&quot;&quot;);&quot;&quot;)">
            <text:p/>
          </table:table-cell>
          <table:table-cell table:formula="of:=IF(NOT([.$I249]=&quot;&quot;);IF([.$C249]=[.O$1];[.$I249];&quot;&quot;);&quot;&quot;)">
            <text:p/>
          </table:table-cell>
          <table:table-cell table:formula="of:=IF(NOT([.$I249]=&quot;&quot;);IF([.$C249]=[.P$1];[.$I249];&quot;&quot;);&quot;&quot;)">
            <text:p/>
          </table:table-cell>
          <table:table-cell table:formula="of:=IF(NOT([.$I249]=&quot;&quot;);IF([.$C249]=[.Q$1];[.$I249];&quot;&quot;);&quot;&quot;)">
            <text:p/>
          </table:table-cell>
          <table:table-cell table:formula="of:=IF(NOT([.$I249]=&quot;&quot;);IF([.$C249]=[.R$1];[.$I249];&quot;&quot;);&quot;&quot;)">
            <text:p/>
          </table:table-cell>
          <table:table-cell table:formula="of:=IF(NOT([.$I249]=&quot;&quot;);IF([.$C249]=[.S$1];[.$I249];&quot;&quot;);&quot;&quot;)">
            <text:p/>
          </table:table-cell>
          <table:table-cell table:formula="of:=IF(NOT([.$I249]=&quot;&quot;);IF([.$C249]=[.T$1];[.$I249];&quot;&quot;);&quot;&quot;)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3" office:value-type="string" calcext:value-type="string">
            <text:p>Earley and Wood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2792148448365" calcext:value-type="percentage">
            <text:p>19.28%</text:p>
          </table:table-cell>
          <table:table-cell table:formula="of:=IF([.D250]=&quot;con&quot;;[.E250];-[.E250])" office:value-type="percentage" office:value="0.192792148448365" calcext:value-type="percentage">
            <text:p>19.28%</text:p>
          </table:table-cell>
          <table:table-cell table:formula="of:=IF([.D250]=&quot;lab&quot;;[.E250];-[.E250])" office:value-type="percentage" office:value="-0.192792148448365" calcext:value-type="percentage">
            <text:p>-19.28%</text:p>
          </table:table-cell>
          <table:table-cell table:formula="of:=IF([.D250]=&quot;lib&quot;;[.E250];-[.E250])" office:value-type="percentage" office:value="-0.192792148448365" calcext:value-type="percentage">
            <text:p>-19.28%</text:p>
          </table:table-cell>
          <table:table-cell/>
          <table:table-cell table:formula="of:=IF(NOT([.$I250]=&quot;&quot;);IF([.$C250]=[.J$1];[.$I250];&quot;&quot;);&quot;&quot;)">
            <text:p/>
          </table:table-cell>
          <table:table-cell table:formula="of:=IF(NOT([.$I250]=&quot;&quot;);IF([.$C250]=[.K$1];[.$I250];&quot;&quot;);&quot;&quot;)">
            <text:p/>
          </table:table-cell>
          <table:table-cell table:formula="of:=IF(NOT([.$I250]=&quot;&quot;);IF([.$C250]=[.L$1];[.$I250];&quot;&quot;);&quot;&quot;)">
            <text:p/>
          </table:table-cell>
          <table:table-cell table:formula="of:=IF(NOT([.$I250]=&quot;&quot;);IF([.$C250]=[.M$1];[.$I250];&quot;&quot;);&quot;&quot;)">
            <text:p/>
          </table:table-cell>
          <table:table-cell table:formula="of:=IF(NOT([.$I250]=&quot;&quot;);IF([.$C250]=[.N$1];[.$I250];&quot;&quot;);&quot;&quot;)">
            <text:p/>
          </table:table-cell>
          <table:table-cell table:formula="of:=IF(NOT([.$I250]=&quot;&quot;);IF([.$C250]=[.O$1];[.$I250];&quot;&quot;);&quot;&quot;)">
            <text:p/>
          </table:table-cell>
          <table:table-cell table:formula="of:=IF(NOT([.$I250]=&quot;&quot;);IF([.$C250]=[.P$1];[.$I250];&quot;&quot;);&quot;&quot;)">
            <text:p/>
          </table:table-cell>
          <table:table-cell table:formula="of:=IF(NOT([.$I250]=&quot;&quot;);IF([.$C250]=[.Q$1];[.$I250];&quot;&quot;);&quot;&quot;)">
            <text:p/>
          </table:table-cell>
          <table:table-cell table:formula="of:=IF(NOT([.$I250]=&quot;&quot;);IF([.$C250]=[.R$1];[.$I250];&quot;&quot;);&quot;&quot;)">
            <text:p/>
          </table:table-cell>
          <table:table-cell table:formula="of:=IF(NOT([.$I250]=&quot;&quot;);IF([.$C250]=[.S$1];[.$I250];&quot;&quot;);&quot;&quot;)">
            <text:p/>
          </table:table-cell>
          <table:table-cell table:formula="of:=IF(NOT([.$I250]=&quot;&quot;);IF([.$C250]=[.T$1];[.$I250];&quot;&quot;);&quot;&quot;)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roy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1644768151627" calcext:value-type="percentage">
            <text:p>19.16%</text:p>
          </table:table-cell>
          <table:table-cell table:formula="of:=IF([.D251]=&quot;con&quot;;[.E251];-[.E251])" office:value-type="percentage" office:value="0.191644768151627" calcext:value-type="percentage">
            <text:p>19.16%</text:p>
          </table:table-cell>
          <table:table-cell table:formula="of:=IF([.D251]=&quot;lab&quot;;[.E251];-[.E251])" office:value-type="percentage" office:value="-0.191644768151627" calcext:value-type="percentage">
            <text:p>-19.16%</text:p>
          </table:table-cell>
          <table:table-cell table:formula="of:=IF([.D251]=&quot;lib&quot;;[.E251];-[.E251])" office:value-type="percentage" office:value="-0.191644768151627" calcext:value-type="percentage">
            <text:p>-19.16%</text:p>
          </table:table-cell>
          <table:table-cell/>
          <table:table-cell table:formula="of:=IF(NOT([.$I251]=&quot;&quot;);IF([.$C251]=[.J$1];[.$I251];&quot;&quot;);&quot;&quot;)">
            <text:p/>
          </table:table-cell>
          <table:table-cell table:formula="of:=IF(NOT([.$I251]=&quot;&quot;);IF([.$C251]=[.K$1];[.$I251];&quot;&quot;);&quot;&quot;)">
            <text:p/>
          </table:table-cell>
          <table:table-cell table:formula="of:=IF(NOT([.$I251]=&quot;&quot;);IF([.$C251]=[.L$1];[.$I251];&quot;&quot;);&quot;&quot;)">
            <text:p/>
          </table:table-cell>
          <table:table-cell table:formula="of:=IF(NOT([.$I251]=&quot;&quot;);IF([.$C251]=[.M$1];[.$I251];&quot;&quot;);&quot;&quot;)">
            <text:p/>
          </table:table-cell>
          <table:table-cell table:formula="of:=IF(NOT([.$I251]=&quot;&quot;);IF([.$C251]=[.N$1];[.$I251];&quot;&quot;);&quot;&quot;)">
            <text:p/>
          </table:table-cell>
          <table:table-cell table:formula="of:=IF(NOT([.$I251]=&quot;&quot;);IF([.$C251]=[.O$1];[.$I251];&quot;&quot;);&quot;&quot;)">
            <text:p/>
          </table:table-cell>
          <table:table-cell table:formula="of:=IF(NOT([.$I251]=&quot;&quot;);IF([.$C251]=[.P$1];[.$I251];&quot;&quot;);&quot;&quot;)">
            <text:p/>
          </table:table-cell>
          <table:table-cell table:formula="of:=IF(NOT([.$I251]=&quot;&quot;);IF([.$C251]=[.Q$1];[.$I251];&quot;&quot;);&quot;&quot;)">
            <text:p/>
          </table:table-cell>
          <table:table-cell table:formula="of:=IF(NOT([.$I251]=&quot;&quot;);IF([.$C251]=[.R$1];[.$I251];&quot;&quot;);&quot;&quot;)">
            <text:p/>
          </table:table-cell>
          <table:table-cell table:formula="of:=IF(NOT([.$I251]=&quot;&quot;);IF([.$C251]=[.S$1];[.$I251];&quot;&quot;);&quot;&quot;)">
            <text:p/>
          </table:table-cell>
          <table:table-cell table:formula="of:=IF(NOT([.$I251]=&quot;&quot;);IF([.$C251]=[.T$1];[.$I251];&quot;&quot;);&quot;&quot;)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63" office:value-type="string" calcext:value-type="string">
            <text:p>Didcot and Want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0200510926099" calcext:value-type="percentage">
            <text:p>19.02%</text:p>
          </table:table-cell>
          <table:table-cell table:formula="of:=IF([.D252]=&quot;con&quot;;[.E252];-[.E252])" office:value-type="percentage" office:value="0.190200510926099" calcext:value-type="percentage">
            <text:p>19.02%</text:p>
          </table:table-cell>
          <table:table-cell table:formula="of:=IF([.D252]=&quot;lab&quot;;[.E252];-[.E252])" office:value-type="percentage" office:value="-0.190200510926099" calcext:value-type="percentage">
            <text:p>-19.02%</text:p>
          </table:table-cell>
          <table:table-cell table:formula="of:=IF([.D252]=&quot;lib&quot;;[.E252];-[.E252])" office:value-type="percentage" office:value="-0.190200510926099" calcext:value-type="percentage">
            <text:p>-19.02%</text:p>
          </table:table-cell>
          <table:table-cell/>
          <table:table-cell table:formula="of:=IF(NOT([.$I252]=&quot;&quot;);IF([.$C252]=[.J$1];[.$I252];&quot;&quot;);&quot;&quot;)">
            <text:p/>
          </table:table-cell>
          <table:table-cell table:formula="of:=IF(NOT([.$I252]=&quot;&quot;);IF([.$C252]=[.K$1];[.$I252];&quot;&quot;);&quot;&quot;)">
            <text:p/>
          </table:table-cell>
          <table:table-cell table:formula="of:=IF(NOT([.$I252]=&quot;&quot;);IF([.$C252]=[.L$1];[.$I252];&quot;&quot;);&quot;&quot;)">
            <text:p/>
          </table:table-cell>
          <table:table-cell table:formula="of:=IF(NOT([.$I252]=&quot;&quot;);IF([.$C252]=[.M$1];[.$I252];&quot;&quot;);&quot;&quot;)">
            <text:p/>
          </table:table-cell>
          <table:table-cell table:formula="of:=IF(NOT([.$I252]=&quot;&quot;);IF([.$C252]=[.N$1];[.$I252];&quot;&quot;);&quot;&quot;)">
            <text:p/>
          </table:table-cell>
          <table:table-cell table:formula="of:=IF(NOT([.$I252]=&quot;&quot;);IF([.$C252]=[.O$1];[.$I252];&quot;&quot;);&quot;&quot;)">
            <text:p/>
          </table:table-cell>
          <table:table-cell table:formula="of:=IF(NOT([.$I252]=&quot;&quot;);IF([.$C252]=[.P$1];[.$I252];&quot;&quot;);&quot;&quot;)">
            <text:p/>
          </table:table-cell>
          <table:table-cell table:formula="of:=IF(NOT([.$I252]=&quot;&quot;);IF([.$C252]=[.Q$1];[.$I252];&quot;&quot;);&quot;&quot;)">
            <text:p/>
          </table:table-cell>
          <table:table-cell table:formula="of:=IF(NOT([.$I252]=&quot;&quot;);IF([.$C252]=[.R$1];[.$I252];&quot;&quot;);&quot;&quot;)">
            <text:p/>
          </table:table-cell>
          <table:table-cell table:formula="of:=IF(NOT([.$I252]=&quot;&quot;);IF([.$C252]=[.S$1];[.$I252];&quot;&quot;);&quot;&quot;)">
            <text:p/>
          </table:table-cell>
          <table:table-cell table:formula="of:=IF(NOT([.$I252]=&quot;&quot;);IF([.$C252]=[.T$1];[.$I252];&quot;&quot;);&quot;&quot;)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58" office:value-type="string" calcext:value-type="string">
            <text:p>Doncaster East and the Isle of Axhol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89165950128977" calcext:value-type="percentage">
            <text:p>18.92%</text:p>
          </table:table-cell>
          <table:table-cell table:formula="of:=IF([.D253]=&quot;con&quot;;[.E253];-[.E253])" office:value-type="percentage" office:value="0.189165950128977" calcext:value-type="percentage">
            <text:p>18.92%</text:p>
          </table:table-cell>
          <table:table-cell table:formula="of:=IF([.D253]=&quot;lab&quot;;[.E253];-[.E253])" office:value-type="percentage" office:value="-0.189165950128977" calcext:value-type="percentage">
            <text:p>-18.92%</text:p>
          </table:table-cell>
          <table:table-cell table:formula="of:=IF([.D253]=&quot;lib&quot;;[.E253];-[.E253])" office:value-type="percentage" office:value="-0.189165950128977" calcext:value-type="percentage">
            <text:p>-18.92%</text:p>
          </table:table-cell>
          <table:table-cell/>
          <table:table-cell table:formula="of:=IF(NOT([.$I253]=&quot;&quot;);IF([.$C253]=[.J$1];[.$I253];&quot;&quot;);&quot;&quot;)">
            <text:p/>
          </table:table-cell>
          <table:table-cell table:formula="of:=IF(NOT([.$I253]=&quot;&quot;);IF([.$C253]=[.K$1];[.$I253];&quot;&quot;);&quot;&quot;)">
            <text:p/>
          </table:table-cell>
          <table:table-cell table:formula="of:=IF(NOT([.$I253]=&quot;&quot;);IF([.$C253]=[.L$1];[.$I253];&quot;&quot;);&quot;&quot;)">
            <text:p/>
          </table:table-cell>
          <table:table-cell table:formula="of:=IF(NOT([.$I253]=&quot;&quot;);IF([.$C253]=[.M$1];[.$I253];&quot;&quot;);&quot;&quot;)">
            <text:p/>
          </table:table-cell>
          <table:table-cell table:formula="of:=IF(NOT([.$I253]=&quot;&quot;);IF([.$C253]=[.N$1];[.$I253];&quot;&quot;);&quot;&quot;)">
            <text:p/>
          </table:table-cell>
          <table:table-cell table:formula="of:=IF(NOT([.$I253]=&quot;&quot;);IF([.$C253]=[.O$1];[.$I253];&quot;&quot;);&quot;&quot;)">
            <text:p/>
          </table:table-cell>
          <table:table-cell table:formula="of:=IF(NOT([.$I253]=&quot;&quot;);IF([.$C253]=[.P$1];[.$I253];&quot;&quot;);&quot;&quot;)">
            <text:p/>
          </table:table-cell>
          <table:table-cell table:formula="of:=IF(NOT([.$I253]=&quot;&quot;);IF([.$C253]=[.Q$1];[.$I253];&quot;&quot;);&quot;&quot;)">
            <text:p/>
          </table:table-cell>
          <table:table-cell table:formula="of:=IF(NOT([.$I253]=&quot;&quot;);IF([.$C253]=[.R$1];[.$I253];&quot;&quot;);&quot;&quot;)">
            <text:p/>
          </table:table-cell>
          <table:table-cell table:formula="of:=IF(NOT([.$I253]=&quot;&quot;);IF([.$C253]=[.S$1];[.$I253];&quot;&quot;);&quot;&quot;)">
            <text:p/>
          </table:table-cell>
          <table:table-cell table:formula="of:=IF(NOT([.$I253]=&quot;&quot;);IF([.$C253]=[.T$1];[.$I253];&quot;&quot;);&quot;&quot;)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Brecon, Radnor and Cwm Ta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87866666666667" calcext:value-type="percentage">
            <text:p>18.79%</text:p>
          </table:table-cell>
          <table:table-cell table:formula="of:=IF([.D254]=&quot;con&quot;;[.E254];-[.E254])" office:value-type="percentage" office:value="0.187866666666667" calcext:value-type="percentage">
            <text:p>18.79%</text:p>
          </table:table-cell>
          <table:table-cell table:formula="of:=IF([.D254]=&quot;lab&quot;;[.E254];-[.E254])" office:value-type="percentage" office:value="-0.187866666666667" calcext:value-type="percentage">
            <text:p>-18.79%</text:p>
          </table:table-cell>
          <table:table-cell table:formula="of:=IF([.D254]=&quot;lib&quot;;[.E254];-[.E254])" office:value-type="percentage" office:value="-0.187866666666667" calcext:value-type="percentage">
            <text:p>-18.79%</text:p>
          </table:table-cell>
          <table:table-cell/>
          <table:table-cell table:formula="of:=IF(NOT([.$I254]=&quot;&quot;);IF([.$C254]=[.J$1];[.$I254];&quot;&quot;);&quot;&quot;)">
            <text:p/>
          </table:table-cell>
          <table:table-cell table:formula="of:=IF(NOT([.$I254]=&quot;&quot;);IF([.$C254]=[.K$1];[.$I254];&quot;&quot;);&quot;&quot;)">
            <text:p/>
          </table:table-cell>
          <table:table-cell table:formula="of:=IF(NOT([.$I254]=&quot;&quot;);IF([.$C254]=[.L$1];[.$I254];&quot;&quot;);&quot;&quot;)">
            <text:p/>
          </table:table-cell>
          <table:table-cell table:formula="of:=IF(NOT([.$I254]=&quot;&quot;);IF([.$C254]=[.M$1];[.$I254];&quot;&quot;);&quot;&quot;)">
            <text:p/>
          </table:table-cell>
          <table:table-cell table:formula="of:=IF(NOT([.$I254]=&quot;&quot;);IF([.$C254]=[.N$1];[.$I254];&quot;&quot;);&quot;&quot;)">
            <text:p/>
          </table:table-cell>
          <table:table-cell table:formula="of:=IF(NOT([.$I254]=&quot;&quot;);IF([.$C254]=[.O$1];[.$I254];&quot;&quot;);&quot;&quot;)">
            <text:p/>
          </table:table-cell>
          <table:table-cell table:formula="of:=IF(NOT([.$I254]=&quot;&quot;);IF([.$C254]=[.P$1];[.$I254];&quot;&quot;);&quot;&quot;)">
            <text:p/>
          </table:table-cell>
          <table:table-cell table:formula="of:=IF(NOT([.$I254]=&quot;&quot;);IF([.$C254]=[.Q$1];[.$I254];&quot;&quot;);&quot;&quot;)">
            <text:p/>
          </table:table-cell>
          <table:table-cell table:formula="of:=IF(NOT([.$I254]=&quot;&quot;);IF([.$C254]=[.R$1];[.$I254];&quot;&quot;);&quot;&quot;)">
            <text:p/>
          </table:table-cell>
          <table:table-cell table:formula="of:=IF(NOT([.$I254]=&quot;&quot;);IF([.$C254]=[.S$1];[.$I254];&quot;&quot;);&quot;&quot;)">
            <text:p/>
          </table:table-cell>
          <table:table-cell table:formula="of:=IF(NOT([.$I254]=&quot;&quot;);IF([.$C254]=[.T$1];[.$I254];&quot;&quot;);&quot;&quot;)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ssendale and Dar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716378382852" calcext:value-type="percentage">
            <text:p>18.72%</text:p>
          </table:table-cell>
          <table:table-cell table:formula="of:=IF([.D255]=&quot;con&quot;;[.E255];-[.E255])" office:value-type="percentage" office:value="0.18716378382852" calcext:value-type="percentage">
            <text:p>18.72%</text:p>
          </table:table-cell>
          <table:table-cell table:formula="of:=IF([.D255]=&quot;lab&quot;;[.E255];-[.E255])" office:value-type="percentage" office:value="-0.18716378382852" calcext:value-type="percentage">
            <text:p>-18.72%</text:p>
          </table:table-cell>
          <table:table-cell table:formula="of:=IF([.D255]=&quot;lib&quot;;[.E255];-[.E255])" office:value-type="percentage" office:value="-0.18716378382852" calcext:value-type="percentage">
            <text:p>-18.72%</text:p>
          </table:table-cell>
          <table:table-cell/>
          <table:table-cell table:formula="of:=IF(NOT([.$I255]=&quot;&quot;);IF([.$C255]=[.J$1];[.$I255];&quot;&quot;);&quot;&quot;)">
            <text:p/>
          </table:table-cell>
          <table:table-cell table:formula="of:=IF(NOT([.$I255]=&quot;&quot;);IF([.$C255]=[.K$1];[.$I255];&quot;&quot;);&quot;&quot;)">
            <text:p/>
          </table:table-cell>
          <table:table-cell table:formula="of:=IF(NOT([.$I255]=&quot;&quot;);IF([.$C255]=[.L$1];[.$I255];&quot;&quot;);&quot;&quot;)">
            <text:p/>
          </table:table-cell>
          <table:table-cell table:formula="of:=IF(NOT([.$I255]=&quot;&quot;);IF([.$C255]=[.M$1];[.$I255];&quot;&quot;);&quot;&quot;)">
            <text:p/>
          </table:table-cell>
          <table:table-cell table:formula="of:=IF(NOT([.$I255]=&quot;&quot;);IF([.$C255]=[.N$1];[.$I255];&quot;&quot;);&quot;&quot;)">
            <text:p/>
          </table:table-cell>
          <table:table-cell table:formula="of:=IF(NOT([.$I255]=&quot;&quot;);IF([.$C255]=[.O$1];[.$I255];&quot;&quot;);&quot;&quot;)">
            <text:p/>
          </table:table-cell>
          <table:table-cell table:formula="of:=IF(NOT([.$I255]=&quot;&quot;);IF([.$C255]=[.P$1];[.$I255];&quot;&quot;);&quot;&quot;)">
            <text:p/>
          </table:table-cell>
          <table:table-cell table:formula="of:=IF(NOT([.$I255]=&quot;&quot;);IF([.$C255]=[.Q$1];[.$I255];&quot;&quot;);&quot;&quot;)">
            <text:p/>
          </table:table-cell>
          <table:table-cell table:formula="of:=IF(NOT([.$I255]=&quot;&quot;);IF([.$C255]=[.R$1];[.$I255];&quot;&quot;);&quot;&quot;)">
            <text:p/>
          </table:table-cell>
          <table:table-cell table:formula="of:=IF(NOT([.$I255]=&quot;&quot;);IF([.$C255]=[.S$1];[.$I255];&quot;&quot;);&quot;&quot;)">
            <text:p/>
          </table:table-cell>
          <table:table-cell table:formula="of:=IF(NOT([.$I255]=&quot;&quot;);IF([.$C255]=[.T$1];[.$I255];&quot;&quot;);&quot;&quot;)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ournemou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6469031233456" calcext:value-type="percentage">
            <text:p>18.65%</text:p>
          </table:table-cell>
          <table:table-cell table:formula="of:=IF([.D256]=&quot;con&quot;;[.E256];-[.E256])" office:value-type="percentage" office:value="0.186469031233456" calcext:value-type="percentage">
            <text:p>18.65%</text:p>
          </table:table-cell>
          <table:table-cell table:formula="of:=IF([.D256]=&quot;lab&quot;;[.E256];-[.E256])" office:value-type="percentage" office:value="-0.186469031233456" calcext:value-type="percentage">
            <text:p>-18.65%</text:p>
          </table:table-cell>
          <table:table-cell table:formula="of:=IF([.D256]=&quot;lib&quot;;[.E256];-[.E256])" office:value-type="percentage" office:value="-0.186469031233456" calcext:value-type="percentage">
            <text:p>-18.65%</text:p>
          </table:table-cell>
          <table:table-cell/>
          <table:table-cell table:formula="of:=IF(NOT([.$I256]=&quot;&quot;);IF([.$C256]=[.J$1];[.$I256];&quot;&quot;);&quot;&quot;)">
            <text:p/>
          </table:table-cell>
          <table:table-cell table:formula="of:=IF(NOT([.$I256]=&quot;&quot;);IF([.$C256]=[.K$1];[.$I256];&quot;&quot;);&quot;&quot;)">
            <text:p/>
          </table:table-cell>
          <table:table-cell table:formula="of:=IF(NOT([.$I256]=&quot;&quot;);IF([.$C256]=[.L$1];[.$I256];&quot;&quot;);&quot;&quot;)">
            <text:p/>
          </table:table-cell>
          <table:table-cell table:formula="of:=IF(NOT([.$I256]=&quot;&quot;);IF([.$C256]=[.M$1];[.$I256];&quot;&quot;);&quot;&quot;)">
            <text:p/>
          </table:table-cell>
          <table:table-cell table:formula="of:=IF(NOT([.$I256]=&quot;&quot;);IF([.$C256]=[.N$1];[.$I256];&quot;&quot;);&quot;&quot;)">
            <text:p/>
          </table:table-cell>
          <table:table-cell table:formula="of:=IF(NOT([.$I256]=&quot;&quot;);IF([.$C256]=[.O$1];[.$I256];&quot;&quot;);&quot;&quot;)">
            <text:p/>
          </table:table-cell>
          <table:table-cell table:formula="of:=IF(NOT([.$I256]=&quot;&quot;);IF([.$C256]=[.P$1];[.$I256];&quot;&quot;);&quot;&quot;)">
            <text:p/>
          </table:table-cell>
          <table:table-cell table:formula="of:=IF(NOT([.$I256]=&quot;&quot;);IF([.$C256]=[.Q$1];[.$I256];&quot;&quot;);&quot;&quot;)">
            <text:p/>
          </table:table-cell>
          <table:table-cell table:formula="of:=IF(NOT([.$I256]=&quot;&quot;);IF([.$C256]=[.R$1];[.$I256];&quot;&quot;);&quot;&quot;)">
            <text:p/>
          </table:table-cell>
          <table:table-cell table:formula="of:=IF(NOT([.$I256]=&quot;&quot;);IF([.$C256]=[.S$1];[.$I256];&quot;&quot;);&quot;&quot;)">
            <text:p/>
          </table:table-cell>
          <table:table-cell table:formula="of:=IF(NOT([.$I256]=&quot;&quot;);IF([.$C256]=[.T$1];[.$I256];&quot;&quot;);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3" office:value-type="string" calcext:value-type="string">
            <text:p>Wo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6208873328829" calcext:value-type="percentage">
            <text:p>18.62%</text:p>
          </table:table-cell>
          <table:table-cell table:formula="of:=IF([.D257]=&quot;con&quot;;[.E257];-[.E257])" office:value-type="percentage" office:value="0.186208873328829" calcext:value-type="percentage">
            <text:p>18.62%</text:p>
          </table:table-cell>
          <table:table-cell table:formula="of:=IF([.D257]=&quot;lab&quot;;[.E257];-[.E257])" office:value-type="percentage" office:value="-0.186208873328829" calcext:value-type="percentage">
            <text:p>-18.62%</text:p>
          </table:table-cell>
          <table:table-cell table:formula="of:=IF([.D257]=&quot;lib&quot;;[.E257];-[.E257])" office:value-type="percentage" office:value="-0.186208873328829" calcext:value-type="percentage">
            <text:p>-18.62%</text:p>
          </table:table-cell>
          <table:table-cell/>
          <table:table-cell table:formula="of:=IF(NOT([.$I257]=&quot;&quot;);IF([.$C257]=[.J$1];[.$I257];&quot;&quot;);&quot;&quot;)">
            <text:p/>
          </table:table-cell>
          <table:table-cell table:formula="of:=IF(NOT([.$I257]=&quot;&quot;);IF([.$C257]=[.K$1];[.$I257];&quot;&quot;);&quot;&quot;)">
            <text:p/>
          </table:table-cell>
          <table:table-cell table:formula="of:=IF(NOT([.$I257]=&quot;&quot;);IF([.$C257]=[.L$1];[.$I257];&quot;&quot;);&quot;&quot;)">
            <text:p/>
          </table:table-cell>
          <table:table-cell table:formula="of:=IF(NOT([.$I257]=&quot;&quot;);IF([.$C257]=[.M$1];[.$I257];&quot;&quot;);&quot;&quot;)">
            <text:p/>
          </table:table-cell>
          <table:table-cell table:formula="of:=IF(NOT([.$I257]=&quot;&quot;);IF([.$C257]=[.N$1];[.$I257];&quot;&quot;);&quot;&quot;)">
            <text:p/>
          </table:table-cell>
          <table:table-cell table:formula="of:=IF(NOT([.$I257]=&quot;&quot;);IF([.$C257]=[.O$1];[.$I257];&quot;&quot;);&quot;&quot;)">
            <text:p/>
          </table:table-cell>
          <table:table-cell table:formula="of:=IF(NOT([.$I257]=&quot;&quot;);IF([.$C257]=[.P$1];[.$I257];&quot;&quot;);&quot;&quot;)">
            <text:p/>
          </table:table-cell>
          <table:table-cell table:formula="of:=IF(NOT([.$I257]=&quot;&quot;);IF([.$C257]=[.Q$1];[.$I257];&quot;&quot;);&quot;&quot;)">
            <text:p/>
          </table:table-cell>
          <table:table-cell table:formula="of:=IF(NOT([.$I257]=&quot;&quot;);IF([.$C257]=[.R$1];[.$I257];&quot;&quot;);&quot;&quot;)">
            <text:p/>
          </table:table-cell>
          <table:table-cell table:formula="of:=IF(NOT([.$I257]=&quot;&quot;);IF([.$C257]=[.S$1];[.$I257];&quot;&quot;);&quot;&quot;)">
            <text:p/>
          </table:table-cell>
          <table:table-cell table:formula="of:=IF(NOT([.$I257]=&quot;&quot;);IF([.$C257]=[.T$1];[.$I257];&quot;&quot;);&quot;&quot;)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5220438714143" calcext:value-type="percentage">
            <text:p>18.52%</text:p>
          </table:table-cell>
          <table:table-cell table:formula="of:=IF([.D258]=&quot;con&quot;;[.E258];-[.E258])" office:value-type="percentage" office:value="0.185220438714143" calcext:value-type="percentage">
            <text:p>18.52%</text:p>
          </table:table-cell>
          <table:table-cell table:formula="of:=IF([.D258]=&quot;lab&quot;;[.E258];-[.E258])" office:value-type="percentage" office:value="-0.185220438714143" calcext:value-type="percentage">
            <text:p>-18.52%</text:p>
          </table:table-cell>
          <table:table-cell table:formula="of:=IF([.D258]=&quot;lib&quot;;[.E258];-[.E258])" office:value-type="percentage" office:value="-0.185220438714143" calcext:value-type="percentage">
            <text:p>-18.52%</text:p>
          </table:table-cell>
          <table:table-cell/>
          <table:table-cell table:formula="of:=IF(NOT([.$I258]=&quot;&quot;);IF([.$C258]=[.J$1];[.$I258];&quot;&quot;);&quot;&quot;)">
            <text:p/>
          </table:table-cell>
          <table:table-cell table:formula="of:=IF(NOT([.$I258]=&quot;&quot;);IF([.$C258]=[.K$1];[.$I258];&quot;&quot;);&quot;&quot;)">
            <text:p/>
          </table:table-cell>
          <table:table-cell table:formula="of:=IF(NOT([.$I258]=&quot;&quot;);IF([.$C258]=[.L$1];[.$I258];&quot;&quot;);&quot;&quot;)">
            <text:p/>
          </table:table-cell>
          <table:table-cell table:formula="of:=IF(NOT([.$I258]=&quot;&quot;);IF([.$C258]=[.M$1];[.$I258];&quot;&quot;);&quot;&quot;)">
            <text:p/>
          </table:table-cell>
          <table:table-cell table:formula="of:=IF(NOT([.$I258]=&quot;&quot;);IF([.$C258]=[.N$1];[.$I258];&quot;&quot;);&quot;&quot;)">
            <text:p/>
          </table:table-cell>
          <table:table-cell table:formula="of:=IF(NOT([.$I258]=&quot;&quot;);IF([.$C258]=[.O$1];[.$I258];&quot;&quot;);&quot;&quot;)">
            <text:p/>
          </table:table-cell>
          <table:table-cell table:formula="of:=IF(NOT([.$I258]=&quot;&quot;);IF([.$C258]=[.P$1];[.$I258];&quot;&quot;);&quot;&quot;)">
            <text:p/>
          </table:table-cell>
          <table:table-cell table:formula="of:=IF(NOT([.$I258]=&quot;&quot;);IF([.$C258]=[.Q$1];[.$I258];&quot;&quot;);&quot;&quot;)">
            <text:p/>
          </table:table-cell>
          <table:table-cell table:formula="of:=IF(NOT([.$I258]=&quot;&quot;);IF([.$C258]=[.R$1];[.$I258];&quot;&quot;);&quot;&quot;)">
            <text:p/>
          </table:table-cell>
          <table:table-cell table:formula="of:=IF(NOT([.$I258]=&quot;&quot;);IF([.$C258]=[.S$1];[.$I258];&quot;&quot;);&quot;&quot;)">
            <text:p/>
          </table:table-cell>
          <table:table-cell table:formula="of:=IF(NOT([.$I258]=&quot;&quot;);IF([.$C258]=[.T$1];[.$I258];&quot;&quot;);&quot;&quot;)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3" office:value-type="string" calcext:value-type="string">
            <text:p>Taunton and We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3583312551213" calcext:value-type="percentage">
            <text:p>18.36%</text:p>
          </table:table-cell>
          <table:table-cell table:formula="of:=IF([.D259]=&quot;con&quot;;[.E259];-[.E259])" office:value-type="percentage" office:value="0.183583312551213" calcext:value-type="percentage">
            <text:p>18.36%</text:p>
          </table:table-cell>
          <table:table-cell table:formula="of:=IF([.D259]=&quot;lab&quot;;[.E259];-[.E259])" office:value-type="percentage" office:value="-0.183583312551213" calcext:value-type="percentage">
            <text:p>-18.36%</text:p>
          </table:table-cell>
          <table:table-cell table:formula="of:=IF([.D259]=&quot;lib&quot;;[.E259];-[.E259])" office:value-type="percentage" office:value="-0.183583312551213" calcext:value-type="percentage">
            <text:p>-18.36%</text:p>
          </table:table-cell>
          <table:table-cell/>
          <table:table-cell table:formula="of:=IF(NOT([.$I259]=&quot;&quot;);IF([.$C259]=[.J$1];[.$I259];&quot;&quot;);&quot;&quot;)">
            <text:p/>
          </table:table-cell>
          <table:table-cell table:formula="of:=IF(NOT([.$I259]=&quot;&quot;);IF([.$C259]=[.K$1];[.$I259];&quot;&quot;);&quot;&quot;)">
            <text:p/>
          </table:table-cell>
          <table:table-cell table:formula="of:=IF(NOT([.$I259]=&quot;&quot;);IF([.$C259]=[.L$1];[.$I259];&quot;&quot;);&quot;&quot;)">
            <text:p/>
          </table:table-cell>
          <table:table-cell table:formula="of:=IF(NOT([.$I259]=&quot;&quot;);IF([.$C259]=[.M$1];[.$I259];&quot;&quot;);&quot;&quot;)">
            <text:p/>
          </table:table-cell>
          <table:table-cell table:formula="of:=IF(NOT([.$I259]=&quot;&quot;);IF([.$C259]=[.N$1];[.$I259];&quot;&quot;);&quot;&quot;)">
            <text:p/>
          </table:table-cell>
          <table:table-cell table:formula="of:=IF(NOT([.$I259]=&quot;&quot;);IF([.$C259]=[.O$1];[.$I259];&quot;&quot;);&quot;&quot;)">
            <text:p/>
          </table:table-cell>
          <table:table-cell table:formula="of:=IF(NOT([.$I259]=&quot;&quot;);IF([.$C259]=[.P$1];[.$I259];&quot;&quot;);&quot;&quot;)">
            <text:p/>
          </table:table-cell>
          <table:table-cell table:formula="of:=IF(NOT([.$I259]=&quot;&quot;);IF([.$C259]=[.Q$1];[.$I259];&quot;&quot;);&quot;&quot;)">
            <text:p/>
          </table:table-cell>
          <table:table-cell table:formula="of:=IF(NOT([.$I259]=&quot;&quot;);IF([.$C259]=[.R$1];[.$I259];&quot;&quot;);&quot;&quot;)">
            <text:p/>
          </table:table-cell>
          <table:table-cell table:formula="of:=IF(NOT([.$I259]=&quot;&quot;);IF([.$C259]=[.S$1];[.$I259];&quot;&quot;);&quot;&quot;)">
            <text:p/>
          </table:table-cell>
          <table:table-cell table:formula="of:=IF(NOT([.$I259]=&quot;&quot;);IF([.$C259]=[.T$1];[.$I259];&quot;&quot;);&quot;&quot;)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l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3536776212832" calcext:value-type="percentage">
            <text:p>18.35%</text:p>
          </table:table-cell>
          <table:table-cell table:formula="of:=IF([.D260]=&quot;con&quot;;[.E260];-[.E260])" office:value-type="percentage" office:value="0.183536776212832" calcext:value-type="percentage">
            <text:p>18.35%</text:p>
          </table:table-cell>
          <table:table-cell table:formula="of:=IF([.D260]=&quot;lab&quot;;[.E260];-[.E260])" office:value-type="percentage" office:value="-0.183536776212832" calcext:value-type="percentage">
            <text:p>-18.35%</text:p>
          </table:table-cell>
          <table:table-cell table:formula="of:=IF([.D260]=&quot;lib&quot;;[.E260];-[.E260])" office:value-type="percentage" office:value="-0.183536776212832" calcext:value-type="percentage">
            <text:p>-18.35%</text:p>
          </table:table-cell>
          <table:table-cell/>
          <table:table-cell table:formula="of:=IF(NOT([.$I260]=&quot;&quot;);IF([.$C260]=[.J$1];[.$I260];&quot;&quot;);&quot;&quot;)">
            <text:p/>
          </table:table-cell>
          <table:table-cell table:formula="of:=IF(NOT([.$I260]=&quot;&quot;);IF([.$C260]=[.K$1];[.$I260];&quot;&quot;);&quot;&quot;)">
            <text:p/>
          </table:table-cell>
          <table:table-cell table:formula="of:=IF(NOT([.$I260]=&quot;&quot;);IF([.$C260]=[.L$1];[.$I260];&quot;&quot;);&quot;&quot;)">
            <text:p/>
          </table:table-cell>
          <table:table-cell table:formula="of:=IF(NOT([.$I260]=&quot;&quot;);IF([.$C260]=[.M$1];[.$I260];&quot;&quot;);&quot;&quot;)">
            <text:p/>
          </table:table-cell>
          <table:table-cell table:formula="of:=IF(NOT([.$I260]=&quot;&quot;);IF([.$C260]=[.N$1];[.$I260];&quot;&quot;);&quot;&quot;)">
            <text:p/>
          </table:table-cell>
          <table:table-cell table:formula="of:=IF(NOT([.$I260]=&quot;&quot;);IF([.$C260]=[.O$1];[.$I260];&quot;&quot;);&quot;&quot;)">
            <text:p/>
          </table:table-cell>
          <table:table-cell table:formula="of:=IF(NOT([.$I260]=&quot;&quot;);IF([.$C260]=[.P$1];[.$I260];&quot;&quot;);&quot;&quot;)">
            <text:p/>
          </table:table-cell>
          <table:table-cell table:formula="of:=IF(NOT([.$I260]=&quot;&quot;);IF([.$C260]=[.Q$1];[.$I260];&quot;&quot;);&quot;&quot;)">
            <text:p/>
          </table:table-cell>
          <table:table-cell table:formula="of:=IF(NOT([.$I260]=&quot;&quot;);IF([.$C260]=[.R$1];[.$I260];&quot;&quot;);&quot;&quot;)">
            <text:p/>
          </table:table-cell>
          <table:table-cell table:formula="of:=IF(NOT([.$I260]=&quot;&quot;);IF([.$C260]=[.S$1];[.$I260];&quot;&quot;);&quot;&quot;)">
            <text:p/>
          </table:table-cell>
          <table:table-cell table:formula="of:=IF(NOT([.$I260]=&quot;&quot;);IF([.$C260]=[.T$1];[.$I260];&quot;&quot;);&quot;&quot;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9" office:value-type="string" calcext:value-type="string">
            <text:p>Newcastle-under-Ly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2450740251013" calcext:value-type="percentage">
            <text:p>18.25%</text:p>
          </table:table-cell>
          <table:table-cell table:formula="of:=IF([.D261]=&quot;con&quot;;[.E261];-[.E261])" office:value-type="percentage" office:value="0.182450740251013" calcext:value-type="percentage">
            <text:p>18.25%</text:p>
          </table:table-cell>
          <table:table-cell table:formula="of:=IF([.D261]=&quot;lab&quot;;[.E261];-[.E261])" office:value-type="percentage" office:value="-0.182450740251013" calcext:value-type="percentage">
            <text:p>-18.25%</text:p>
          </table:table-cell>
          <table:table-cell table:formula="of:=IF([.D261]=&quot;lib&quot;;[.E261];-[.E261])" office:value-type="percentage" office:value="-0.182450740251013" calcext:value-type="percentage">
            <text:p>-18.25%</text:p>
          </table:table-cell>
          <table:table-cell/>
          <table:table-cell table:formula="of:=IF(NOT([.$I261]=&quot;&quot;);IF([.$C261]=[.J$1];[.$I261];&quot;&quot;);&quot;&quot;)">
            <text:p/>
          </table:table-cell>
          <table:table-cell table:formula="of:=IF(NOT([.$I261]=&quot;&quot;);IF([.$C261]=[.K$1];[.$I261];&quot;&quot;);&quot;&quot;)">
            <text:p/>
          </table:table-cell>
          <table:table-cell table:formula="of:=IF(NOT([.$I261]=&quot;&quot;);IF([.$C261]=[.L$1];[.$I261];&quot;&quot;);&quot;&quot;)">
            <text:p/>
          </table:table-cell>
          <table:table-cell table:formula="of:=IF(NOT([.$I261]=&quot;&quot;);IF([.$C261]=[.M$1];[.$I261];&quot;&quot;);&quot;&quot;)">
            <text:p/>
          </table:table-cell>
          <table:table-cell table:formula="of:=IF(NOT([.$I261]=&quot;&quot;);IF([.$C261]=[.N$1];[.$I261];&quot;&quot;);&quot;&quot;)">
            <text:p/>
          </table:table-cell>
          <table:table-cell table:formula="of:=IF(NOT([.$I261]=&quot;&quot;);IF([.$C261]=[.O$1];[.$I261];&quot;&quot;);&quot;&quot;)">
            <text:p/>
          </table:table-cell>
          <table:table-cell table:formula="of:=IF(NOT([.$I261]=&quot;&quot;);IF([.$C261]=[.P$1];[.$I261];&quot;&quot;);&quot;&quot;)">
            <text:p/>
          </table:table-cell>
          <table:table-cell table:formula="of:=IF(NOT([.$I261]=&quot;&quot;);IF([.$C261]=[.Q$1];[.$I261];&quot;&quot;);&quot;&quot;)">
            <text:p/>
          </table:table-cell>
          <table:table-cell table:formula="of:=IF(NOT([.$I261]=&quot;&quot;);IF([.$C261]=[.R$1];[.$I261];&quot;&quot;);&quot;&quot;)">
            <text:p/>
          </table:table-cell>
          <table:table-cell table:formula="of:=IF(NOT([.$I261]=&quot;&quot;);IF([.$C261]=[.S$1];[.$I261];&quot;&quot;);&quot;&quot;)">
            <text:p/>
          </table:table-cell>
          <table:table-cell table:formula="of:=IF(NOT([.$I261]=&quot;&quot;);IF([.$C261]=[.T$1];[.$I261];&quot;&quot;);&quot;&quot;)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9" office:value-type="string" calcext:value-type="string">
            <text:p>Chester South and Eddi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1905110677083" calcext:value-type="percentage">
            <text:p>18.19%</text:p>
          </table:table-cell>
          <table:table-cell table:formula="of:=IF([.D262]=&quot;con&quot;;[.E262];-[.E262])" office:value-type="percentage" office:value="0.181905110677083" calcext:value-type="percentage">
            <text:p>18.19%</text:p>
          </table:table-cell>
          <table:table-cell table:formula="of:=IF([.D262]=&quot;lab&quot;;[.E262];-[.E262])" office:value-type="percentage" office:value="-0.181905110677083" calcext:value-type="percentage">
            <text:p>-18.19%</text:p>
          </table:table-cell>
          <table:table-cell table:formula="of:=IF([.D262]=&quot;lib&quot;;[.E262];-[.E262])" office:value-type="percentage" office:value="-0.181905110677083" calcext:value-type="percentage">
            <text:p>-18.19%</text:p>
          </table:table-cell>
          <table:table-cell/>
          <table:table-cell table:formula="of:=IF(NOT([.$I262]=&quot;&quot;);IF([.$C262]=[.J$1];[.$I262];&quot;&quot;);&quot;&quot;)">
            <text:p/>
          </table:table-cell>
          <table:table-cell table:formula="of:=IF(NOT([.$I262]=&quot;&quot;);IF([.$C262]=[.K$1];[.$I262];&quot;&quot;);&quot;&quot;)">
            <text:p/>
          </table:table-cell>
          <table:table-cell table:formula="of:=IF(NOT([.$I262]=&quot;&quot;);IF([.$C262]=[.L$1];[.$I262];&quot;&quot;);&quot;&quot;)">
            <text:p/>
          </table:table-cell>
          <table:table-cell table:formula="of:=IF(NOT([.$I262]=&quot;&quot;);IF([.$C262]=[.M$1];[.$I262];&quot;&quot;);&quot;&quot;)">
            <text:p/>
          </table:table-cell>
          <table:table-cell table:formula="of:=IF(NOT([.$I262]=&quot;&quot;);IF([.$C262]=[.N$1];[.$I262];&quot;&quot;);&quot;&quot;)">
            <text:p/>
          </table:table-cell>
          <table:table-cell table:formula="of:=IF(NOT([.$I262]=&quot;&quot;);IF([.$C262]=[.O$1];[.$I262];&quot;&quot;);&quot;&quot;)">
            <text:p/>
          </table:table-cell>
          <table:table-cell table:formula="of:=IF(NOT([.$I262]=&quot;&quot;);IF([.$C262]=[.P$1];[.$I262];&quot;&quot;);&quot;&quot;)">
            <text:p/>
          </table:table-cell>
          <table:table-cell table:formula="of:=IF(NOT([.$I262]=&quot;&quot;);IF([.$C262]=[.Q$1];[.$I262];&quot;&quot;);&quot;&quot;)">
            <text:p/>
          </table:table-cell>
          <table:table-cell table:formula="of:=IF(NOT([.$I262]=&quot;&quot;);IF([.$C262]=[.R$1];[.$I262];&quot;&quot;);&quot;&quot;)">
            <text:p/>
          </table:table-cell>
          <table:table-cell table:formula="of:=IF(NOT([.$I262]=&quot;&quot;);IF([.$C262]=[.S$1];[.$I262];&quot;&quot;);&quot;&quot;)">
            <text:p/>
          </table:table-cell>
          <table:table-cell table:formula="of:=IF(NOT([.$I262]=&quot;&quot;);IF([.$C262]=[.T$1];[.$I262];&quot;&quot;);&quot;&quot;)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Uxbridge and South Rui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921757518797" calcext:value-type="percentage">
            <text:p>17.92%</text:p>
          </table:table-cell>
          <table:table-cell table:formula="of:=IF([.D263]=&quot;con&quot;;[.E263];-[.E263])" office:value-type="percentage" office:value="0.17921757518797" calcext:value-type="percentage">
            <text:p>17.92%</text:p>
          </table:table-cell>
          <table:table-cell table:formula="of:=IF([.D263]=&quot;lab&quot;;[.E263];-[.E263])" office:value-type="percentage" office:value="-0.17921757518797" calcext:value-type="percentage">
            <text:p>-17.92%</text:p>
          </table:table-cell>
          <table:table-cell table:formula="of:=IF([.D263]=&quot;lib&quot;;[.E263];-[.E263])" office:value-type="percentage" office:value="-0.17921757518797" calcext:value-type="percentage">
            <text:p>-17.92%</text:p>
          </table:table-cell>
          <table:table-cell/>
          <table:table-cell table:formula="of:=IF(NOT([.$I263]=&quot;&quot;);IF([.$C263]=[.J$1];[.$I263];&quot;&quot;);&quot;&quot;)">
            <text:p/>
          </table:table-cell>
          <table:table-cell table:formula="of:=IF(NOT([.$I263]=&quot;&quot;);IF([.$C263]=[.K$1];[.$I263];&quot;&quot;);&quot;&quot;)">
            <text:p/>
          </table:table-cell>
          <table:table-cell table:formula="of:=IF(NOT([.$I263]=&quot;&quot;);IF([.$C263]=[.L$1];[.$I263];&quot;&quot;);&quot;&quot;)">
            <text:p/>
          </table:table-cell>
          <table:table-cell table:formula="of:=IF(NOT([.$I263]=&quot;&quot;);IF([.$C263]=[.M$1];[.$I263];&quot;&quot;);&quot;&quot;)">
            <text:p/>
          </table:table-cell>
          <table:table-cell table:formula="of:=IF(NOT([.$I263]=&quot;&quot;);IF([.$C263]=[.N$1];[.$I263];&quot;&quot;);&quot;&quot;)">
            <text:p/>
          </table:table-cell>
          <table:table-cell table:formula="of:=IF(NOT([.$I263]=&quot;&quot;);IF([.$C263]=[.O$1];[.$I263];&quot;&quot;);&quot;&quot;)">
            <text:p/>
          </table:table-cell>
          <table:table-cell table:formula="of:=IF(NOT([.$I263]=&quot;&quot;);IF([.$C263]=[.P$1];[.$I263];&quot;&quot;);&quot;&quot;)">
            <text:p/>
          </table:table-cell>
          <table:table-cell table:formula="of:=IF(NOT([.$I263]=&quot;&quot;);IF([.$C263]=[.Q$1];[.$I263];&quot;&quot;);&quot;&quot;)">
            <text:p/>
          </table:table-cell>
          <table:table-cell table:formula="of:=IF(NOT([.$I263]=&quot;&quot;);IF([.$C263]=[.R$1];[.$I263];&quot;&quot;);&quot;&quot;)">
            <text:p/>
          </table:table-cell>
          <table:table-cell table:formula="of:=IF(NOT([.$I263]=&quot;&quot;);IF([.$C263]=[.S$1];[.$I263];&quot;&quot;);&quot;&quot;)">
            <text:p/>
          </table:table-cell>
          <table:table-cell table:formula="of:=IF(NOT([.$I263]=&quot;&quot;);IF([.$C263]=[.T$1];[.$I263];&quot;&quot;);&quot;&quot;)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9" office:value-type="string" calcext:value-type="string">
            <text:p>York O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75291233537941" calcext:value-type="percentage">
            <text:p>17.53%</text:p>
          </table:table-cell>
          <table:table-cell table:formula="of:=IF([.D264]=&quot;con&quot;;[.E264];-[.E264])" office:value-type="percentage" office:value="0.175291233537941" calcext:value-type="percentage">
            <text:p>17.53%</text:p>
          </table:table-cell>
          <table:table-cell table:formula="of:=IF([.D264]=&quot;lab&quot;;[.E264];-[.E264])" office:value-type="percentage" office:value="-0.175291233537941" calcext:value-type="percentage">
            <text:p>-17.53%</text:p>
          </table:table-cell>
          <table:table-cell table:formula="of:=IF([.D264]=&quot;lib&quot;;[.E264];-[.E264])" office:value-type="percentage" office:value="-0.175291233537941" calcext:value-type="percentage">
            <text:p>-17.53%</text:p>
          </table:table-cell>
          <table:table-cell/>
          <table:table-cell table:formula="of:=IF(NOT([.$I264]=&quot;&quot;);IF([.$C264]=[.J$1];[.$I264];&quot;&quot;);&quot;&quot;)">
            <text:p/>
          </table:table-cell>
          <table:table-cell table:formula="of:=IF(NOT([.$I264]=&quot;&quot;);IF([.$C264]=[.K$1];[.$I264];&quot;&quot;);&quot;&quot;)">
            <text:p/>
          </table:table-cell>
          <table:table-cell table:formula="of:=IF(NOT([.$I264]=&quot;&quot;);IF([.$C264]=[.L$1];[.$I264];&quot;&quot;);&quot;&quot;)">
            <text:p/>
          </table:table-cell>
          <table:table-cell table:formula="of:=IF(NOT([.$I264]=&quot;&quot;);IF([.$C264]=[.M$1];[.$I264];&quot;&quot;);&quot;&quot;)">
            <text:p/>
          </table:table-cell>
          <table:table-cell table:formula="of:=IF(NOT([.$I264]=&quot;&quot;);IF([.$C264]=[.N$1];[.$I264];&quot;&quot;);&quot;&quot;)">
            <text:p/>
          </table:table-cell>
          <table:table-cell table:formula="of:=IF(NOT([.$I264]=&quot;&quot;);IF([.$C264]=[.O$1];[.$I264];&quot;&quot;);&quot;&quot;)">
            <text:p/>
          </table:table-cell>
          <table:table-cell table:formula="of:=IF(NOT([.$I264]=&quot;&quot;);IF([.$C264]=[.P$1];[.$I264];&quot;&quot;);&quot;&quot;)">
            <text:p/>
          </table:table-cell>
          <table:table-cell table:formula="of:=IF(NOT([.$I264]=&quot;&quot;);IF([.$C264]=[.Q$1];[.$I264];&quot;&quot;);&quot;&quot;)">
            <text:p/>
          </table:table-cell>
          <table:table-cell table:formula="of:=IF(NOT([.$I264]=&quot;&quot;);IF([.$C264]=[.R$1];[.$I264];&quot;&quot;);&quot;&quot;)">
            <text:p/>
          </table:table-cell>
          <table:table-cell table:formula="of:=IF(NOT([.$I264]=&quot;&quot;);IF([.$C264]=[.S$1];[.$I264];&quot;&quot;);&quot;&quot;)">
            <text:p/>
          </table:table-cell>
          <table:table-cell table:formula="of:=IF(NOT([.$I264]=&quot;&quot;);IF([.$C264]=[.T$1];[.$I264];&quot;&quot;);&quot;&quot;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63" office:value-type="string" calcext:value-type="string">
            <text:p>Harrogate and Knaresborou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74677651081164" calcext:value-type="percentage">
            <text:p>17.47%</text:p>
          </table:table-cell>
          <table:table-cell table:formula="of:=IF([.D265]=&quot;con&quot;;[.E265];-[.E265])" office:value-type="percentage" office:value="0.174677651081164" calcext:value-type="percentage">
            <text:p>17.47%</text:p>
          </table:table-cell>
          <table:table-cell table:formula="of:=IF([.D265]=&quot;lab&quot;;[.E265];-[.E265])" office:value-type="percentage" office:value="-0.174677651081164" calcext:value-type="percentage">
            <text:p>-17.47%</text:p>
          </table:table-cell>
          <table:table-cell table:formula="of:=IF([.D265]=&quot;lib&quot;;[.E265];-[.E265])" office:value-type="percentage" office:value="-0.174677651081164" calcext:value-type="percentage">
            <text:p>-17.47%</text:p>
          </table:table-cell>
          <table:table-cell/>
          <table:table-cell table:formula="of:=IF(NOT([.$I265]=&quot;&quot;);IF([.$C265]=[.J$1];[.$I265];&quot;&quot;);&quot;&quot;)">
            <text:p/>
          </table:table-cell>
          <table:table-cell table:formula="of:=IF(NOT([.$I265]=&quot;&quot;);IF([.$C265]=[.K$1];[.$I265];&quot;&quot;);&quot;&quot;)">
            <text:p/>
          </table:table-cell>
          <table:table-cell table:formula="of:=IF(NOT([.$I265]=&quot;&quot;);IF([.$C265]=[.L$1];[.$I265];&quot;&quot;);&quot;&quot;)">
            <text:p/>
          </table:table-cell>
          <table:table-cell table:formula="of:=IF(NOT([.$I265]=&quot;&quot;);IF([.$C265]=[.M$1];[.$I265];&quot;&quot;);&quot;&quot;)">
            <text:p/>
          </table:table-cell>
          <table:table-cell table:formula="of:=IF(NOT([.$I265]=&quot;&quot;);IF([.$C265]=[.N$1];[.$I265];&quot;&quot;);&quot;&quot;)">
            <text:p/>
          </table:table-cell>
          <table:table-cell table:formula="of:=IF(NOT([.$I265]=&quot;&quot;);IF([.$C265]=[.O$1];[.$I265];&quot;&quot;);&quot;&quot;)">
            <text:p/>
          </table:table-cell>
          <table:table-cell table:formula="of:=IF(NOT([.$I265]=&quot;&quot;);IF([.$C265]=[.P$1];[.$I265];&quot;&quot;);&quot;&quot;)">
            <text:p/>
          </table:table-cell>
          <table:table-cell table:formula="of:=IF(NOT([.$I265]=&quot;&quot;);IF([.$C265]=[.Q$1];[.$I265];&quot;&quot;);&quot;&quot;)">
            <text:p/>
          </table:table-cell>
          <table:table-cell table:formula="of:=IF(NOT([.$I265]=&quot;&quot;);IF([.$C265]=[.R$1];[.$I265];&quot;&quot;);&quot;&quot;)">
            <text:p/>
          </table:table-cell>
          <table:table-cell table:formula="of:=IF(NOT([.$I265]=&quot;&quot;);IF([.$C265]=[.S$1];[.$I265];&quot;&quot;);&quot;&quot;)">
            <text:p/>
          </table:table-cell>
          <table:table-cell table:formula="of:=IF(NOT([.$I265]=&quot;&quot;);IF([.$C265]=[.T$1];[.$I265];&quot;&quot;);&quot;&quot;)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akefield and Rothw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3852078601757" calcext:value-type="percentage">
            <text:p>17.39%</text:p>
          </table:table-cell>
          <table:table-cell table:formula="of:=IF([.D266]=&quot;con&quot;;[.E266];-[.E266])" office:value-type="percentage" office:value="0.173852078601757" calcext:value-type="percentage">
            <text:p>17.39%</text:p>
          </table:table-cell>
          <table:table-cell table:formula="of:=IF([.D266]=&quot;lab&quot;;[.E266];-[.E266])" office:value-type="percentage" office:value="-0.173852078601757" calcext:value-type="percentage">
            <text:p>-17.39%</text:p>
          </table:table-cell>
          <table:table-cell table:formula="of:=IF([.D266]=&quot;lib&quot;;[.E266];-[.E266])" office:value-type="percentage" office:value="-0.173852078601757" calcext:value-type="percentage">
            <text:p>-17.39%</text:p>
          </table:table-cell>
          <table:table-cell/>
          <table:table-cell table:formula="of:=IF(NOT([.$I266]=&quot;&quot;);IF([.$C266]=[.J$1];[.$I266];&quot;&quot;);&quot;&quot;)">
            <text:p/>
          </table:table-cell>
          <table:table-cell table:formula="of:=IF(NOT([.$I266]=&quot;&quot;);IF([.$C266]=[.K$1];[.$I266];&quot;&quot;);&quot;&quot;)">
            <text:p/>
          </table:table-cell>
          <table:table-cell table:formula="of:=IF(NOT([.$I266]=&quot;&quot;);IF([.$C266]=[.L$1];[.$I266];&quot;&quot;);&quot;&quot;)">
            <text:p/>
          </table:table-cell>
          <table:table-cell table:formula="of:=IF(NOT([.$I266]=&quot;&quot;);IF([.$C266]=[.M$1];[.$I266];&quot;&quot;);&quot;&quot;)">
            <text:p/>
          </table:table-cell>
          <table:table-cell table:formula="of:=IF(NOT([.$I266]=&quot;&quot;);IF([.$C266]=[.N$1];[.$I266];&quot;&quot;);&quot;&quot;)">
            <text:p/>
          </table:table-cell>
          <table:table-cell table:formula="of:=IF(NOT([.$I266]=&quot;&quot;);IF([.$C266]=[.O$1];[.$I266];&quot;&quot;);&quot;&quot;)">
            <text:p/>
          </table:table-cell>
          <table:table-cell table:formula="of:=IF(NOT([.$I266]=&quot;&quot;);IF([.$C266]=[.P$1];[.$I266];&quot;&quot;);&quot;&quot;)">
            <text:p/>
          </table:table-cell>
          <table:table-cell table:formula="of:=IF(NOT([.$I266]=&quot;&quot;);IF([.$C266]=[.Q$1];[.$I266];&quot;&quot;);&quot;&quot;)">
            <text:p/>
          </table:table-cell>
          <table:table-cell table:formula="of:=IF(NOT([.$I266]=&quot;&quot;);IF([.$C266]=[.R$1];[.$I266];&quot;&quot;);&quot;&quot;)">
            <text:p/>
          </table:table-cell>
          <table:table-cell table:formula="of:=IF(NOT([.$I266]=&quot;&quot;);IF([.$C266]=[.S$1];[.$I266];&quot;&quot;);&quot;&quot;)">
            <text:p/>
          </table:table-cell>
          <table:table-cell table:formula="of:=IF(NOT([.$I266]=&quot;&quot;);IF([.$C266]=[.T$1];[.$I266];&quot;&quot;);&quot;&quot;)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raw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2556142668428" calcext:value-type="percentage">
            <text:p>17.26%</text:p>
          </table:table-cell>
          <table:table-cell table:formula="of:=IF([.D267]=&quot;con&quot;;[.E267];-[.E267])" office:value-type="percentage" office:value="0.172556142668428" calcext:value-type="percentage">
            <text:p>17.26%</text:p>
          </table:table-cell>
          <table:table-cell table:formula="of:=IF([.D267]=&quot;lab&quot;;[.E267];-[.E267])" office:value-type="percentage" office:value="-0.172556142668428" calcext:value-type="percentage">
            <text:p>-17.26%</text:p>
          </table:table-cell>
          <table:table-cell table:formula="of:=IF([.D267]=&quot;lib&quot;;[.E267];-[.E267])" office:value-type="percentage" office:value="-0.172556142668428" calcext:value-type="percentage">
            <text:p>-17.26%</text:p>
          </table:table-cell>
          <table:table-cell/>
          <table:table-cell table:formula="of:=IF(NOT([.$I267]=&quot;&quot;);IF([.$C267]=[.J$1];[.$I267];&quot;&quot;);&quot;&quot;)">
            <text:p/>
          </table:table-cell>
          <table:table-cell table:formula="of:=IF(NOT([.$I267]=&quot;&quot;);IF([.$C267]=[.K$1];[.$I267];&quot;&quot;);&quot;&quot;)">
            <text:p/>
          </table:table-cell>
          <table:table-cell table:formula="of:=IF(NOT([.$I267]=&quot;&quot;);IF([.$C267]=[.L$1];[.$I267];&quot;&quot;);&quot;&quot;)">
            <text:p/>
          </table:table-cell>
          <table:table-cell table:formula="of:=IF(NOT([.$I267]=&quot;&quot;);IF([.$C267]=[.M$1];[.$I267];&quot;&quot;);&quot;&quot;)">
            <text:p/>
          </table:table-cell>
          <table:table-cell table:formula="of:=IF(NOT([.$I267]=&quot;&quot;);IF([.$C267]=[.N$1];[.$I267];&quot;&quot;);&quot;&quot;)">
            <text:p/>
          </table:table-cell>
          <table:table-cell table:formula="of:=IF(NOT([.$I267]=&quot;&quot;);IF([.$C267]=[.O$1];[.$I267];&quot;&quot;);&quot;&quot;)">
            <text:p/>
          </table:table-cell>
          <table:table-cell table:formula="of:=IF(NOT([.$I267]=&quot;&quot;);IF([.$C267]=[.P$1];[.$I267];&quot;&quot;);&quot;&quot;)">
            <text:p/>
          </table:table-cell>
          <table:table-cell table:formula="of:=IF(NOT([.$I267]=&quot;&quot;);IF([.$C267]=[.Q$1];[.$I267];&quot;&quot;);&quot;&quot;)">
            <text:p/>
          </table:table-cell>
          <table:table-cell table:formula="of:=IF(NOT([.$I267]=&quot;&quot;);IF([.$C267]=[.R$1];[.$I267];&quot;&quot;);&quot;&quot;)">
            <text:p/>
          </table:table-cell>
          <table:table-cell table:formula="of:=IF(NOT([.$I267]=&quot;&quot;);IF([.$C267]=[.S$1];[.$I267];&quot;&quot;);&quot;&quot;)">
            <text:p/>
          </table:table-cell>
          <table:table-cell table:formula="of:=IF(NOT([.$I267]=&quot;&quot;);IF([.$C267]=[.T$1];[.$I267];&quot;&quot;);&quot;&quot;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lverhampton Nor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959325973272" calcext:value-type="percentage">
            <text:p>17.00%</text:p>
          </table:table-cell>
          <table:table-cell table:formula="of:=IF([.D268]=&quot;con&quot;;[.E268];-[.E268])" office:value-type="percentage" office:value="0.169959325973272" calcext:value-type="percentage">
            <text:p>17.00%</text:p>
          </table:table-cell>
          <table:table-cell table:formula="of:=IF([.D268]=&quot;lab&quot;;[.E268];-[.E268])" office:value-type="percentage" office:value="-0.169959325973272" calcext:value-type="percentage">
            <text:p>-17.00%</text:p>
          </table:table-cell>
          <table:table-cell table:formula="of:=IF([.D268]=&quot;lib&quot;;[.E268];-[.E268])" office:value-type="percentage" office:value="-0.169959325973272" calcext:value-type="percentage">
            <text:p>-17.00%</text:p>
          </table:table-cell>
          <table:table-cell/>
          <table:table-cell table:formula="of:=IF(NOT([.$I268]=&quot;&quot;);IF([.$C268]=[.J$1];[.$I268];&quot;&quot;);&quot;&quot;)">
            <text:p/>
          </table:table-cell>
          <table:table-cell table:formula="of:=IF(NOT([.$I268]=&quot;&quot;);IF([.$C268]=[.K$1];[.$I268];&quot;&quot;);&quot;&quot;)">
            <text:p/>
          </table:table-cell>
          <table:table-cell table:formula="of:=IF(NOT([.$I268]=&quot;&quot;);IF([.$C268]=[.L$1];[.$I268];&quot;&quot;);&quot;&quot;)">
            <text:p/>
          </table:table-cell>
          <table:table-cell table:formula="of:=IF(NOT([.$I268]=&quot;&quot;);IF([.$C268]=[.M$1];[.$I268];&quot;&quot;);&quot;&quot;)">
            <text:p/>
          </table:table-cell>
          <table:table-cell table:formula="of:=IF(NOT([.$I268]=&quot;&quot;);IF([.$C268]=[.N$1];[.$I268];&quot;&quot;);&quot;&quot;)">
            <text:p/>
          </table:table-cell>
          <table:table-cell table:formula="of:=IF(NOT([.$I268]=&quot;&quot;);IF([.$C268]=[.O$1];[.$I268];&quot;&quot;);&quot;&quot;)">
            <text:p/>
          </table:table-cell>
          <table:table-cell table:formula="of:=IF(NOT([.$I268]=&quot;&quot;);IF([.$C268]=[.P$1];[.$I268];&quot;&quot;);&quot;&quot;)">
            <text:p/>
          </table:table-cell>
          <table:table-cell table:formula="of:=IF(NOT([.$I268]=&quot;&quot;);IF([.$C268]=[.Q$1];[.$I268];&quot;&quot;);&quot;&quot;)">
            <text:p/>
          </table:table-cell>
          <table:table-cell table:formula="of:=IF(NOT([.$I268]=&quot;&quot;);IF([.$C268]=[.R$1];[.$I268];&quot;&quot;);&quot;&quot;)">
            <text:p/>
          </table:table-cell>
          <table:table-cell table:formula="of:=IF(NOT([.$I268]=&quot;&quot;);IF([.$C268]=[.S$1];[.$I268];&quot;&quot;);&quot;&quot;)">
            <text:p/>
          </table:table-cell>
          <table:table-cell table:formula="of:=IF(NOT([.$I268]=&quot;&quot;);IF([.$C268]=[.T$1];[.$I268];&quot;&quot;);&quot;&quot;)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by and East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788453063024" calcext:value-type="percentage">
            <text:p>16.98%</text:p>
          </table:table-cell>
          <table:table-cell table:formula="of:=IF([.D269]=&quot;con&quot;;[.E269];-[.E269])" office:value-type="percentage" office:value="0.169788453063024" calcext:value-type="percentage">
            <text:p>16.98%</text:p>
          </table:table-cell>
          <table:table-cell table:formula="of:=IF([.D269]=&quot;lab&quot;;[.E269];-[.E269])" office:value-type="percentage" office:value="-0.169788453063024" calcext:value-type="percentage">
            <text:p>-16.98%</text:p>
          </table:table-cell>
          <table:table-cell table:formula="of:=IF([.D269]=&quot;lib&quot;;[.E269];-[.E269])" office:value-type="percentage" office:value="-0.169788453063024" calcext:value-type="percentage">
            <text:p>-16.98%</text:p>
          </table:table-cell>
          <table:table-cell/>
          <table:table-cell table:formula="of:=IF(NOT([.$I269]=&quot;&quot;);IF([.$C269]=[.J$1];[.$I269];&quot;&quot;);&quot;&quot;)">
            <text:p/>
          </table:table-cell>
          <table:table-cell table:formula="of:=IF(NOT([.$I269]=&quot;&quot;);IF([.$C269]=[.K$1];[.$I269];&quot;&quot;);&quot;&quot;)">
            <text:p/>
          </table:table-cell>
          <table:table-cell table:formula="of:=IF(NOT([.$I269]=&quot;&quot;);IF([.$C269]=[.L$1];[.$I269];&quot;&quot;);&quot;&quot;)">
            <text:p/>
          </table:table-cell>
          <table:table-cell table:formula="of:=IF(NOT([.$I269]=&quot;&quot;);IF([.$C269]=[.M$1];[.$I269];&quot;&quot;);&quot;&quot;)">
            <text:p/>
          </table:table-cell>
          <table:table-cell table:formula="of:=IF(NOT([.$I269]=&quot;&quot;);IF([.$C269]=[.N$1];[.$I269];&quot;&quot;);&quot;&quot;)">
            <text:p/>
          </table:table-cell>
          <table:table-cell table:formula="of:=IF(NOT([.$I269]=&quot;&quot;);IF([.$C269]=[.O$1];[.$I269];&quot;&quot;);&quot;&quot;)">
            <text:p/>
          </table:table-cell>
          <table:table-cell table:formula="of:=IF(NOT([.$I269]=&quot;&quot;);IF([.$C269]=[.P$1];[.$I269];&quot;&quot;);&quot;&quot;)">
            <text:p/>
          </table:table-cell>
          <table:table-cell table:formula="of:=IF(NOT([.$I269]=&quot;&quot;);IF([.$C269]=[.Q$1];[.$I269];&quot;&quot;);&quot;&quot;)">
            <text:p/>
          </table:table-cell>
          <table:table-cell table:formula="of:=IF(NOT([.$I269]=&quot;&quot;);IF([.$C269]=[.R$1];[.$I269];&quot;&quot;);&quot;&quot;)">
            <text:p/>
          </table:table-cell>
          <table:table-cell table:formula="of:=IF(NOT([.$I269]=&quot;&quot;);IF([.$C269]=[.S$1];[.$I269];&quot;&quot;);&quot;&quot;)">
            <text:p/>
          </table:table-cell>
          <table:table-cell table:formula="of:=IF(NOT([.$I269]=&quot;&quot;);IF([.$C269]=[.T$1];[.$I269];&quot;&quot;);&quot;&quot;)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63" office:value-type="string" calcext:value-type="string">
            <text:p>Sutton and Ch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9338106667751" calcext:value-type="percentage">
            <text:p>16.93%</text:p>
          </table:table-cell>
          <table:table-cell table:formula="of:=IF([.D270]=&quot;con&quot;;[.E270];-[.E270])" office:value-type="percentage" office:value="0.169338106667751" calcext:value-type="percentage">
            <text:p>16.93%</text:p>
          </table:table-cell>
          <table:table-cell table:formula="of:=IF([.D270]=&quot;lab&quot;;[.E270];-[.E270])" office:value-type="percentage" office:value="-0.169338106667751" calcext:value-type="percentage">
            <text:p>-16.93%</text:p>
          </table:table-cell>
          <table:table-cell table:formula="of:=IF([.D270]=&quot;lib&quot;;[.E270];-[.E270])" office:value-type="percentage" office:value="-0.169338106667751" calcext:value-type="percentage">
            <text:p>-16.93%</text:p>
          </table:table-cell>
          <table:table-cell/>
          <table:table-cell table:formula="of:=IF(NOT([.$I270]=&quot;&quot;);IF([.$C270]=[.J$1];[.$I270];&quot;&quot;);&quot;&quot;)">
            <text:p/>
          </table:table-cell>
          <table:table-cell table:formula="of:=IF(NOT([.$I270]=&quot;&quot;);IF([.$C270]=[.K$1];[.$I270];&quot;&quot;);&quot;&quot;)">
            <text:p/>
          </table:table-cell>
          <table:table-cell table:formula="of:=IF(NOT([.$I270]=&quot;&quot;);IF([.$C270]=[.L$1];[.$I270];&quot;&quot;);&quot;&quot;)">
            <text:p/>
          </table:table-cell>
          <table:table-cell table:formula="of:=IF(NOT([.$I270]=&quot;&quot;);IF([.$C270]=[.M$1];[.$I270];&quot;&quot;);&quot;&quot;)">
            <text:p/>
          </table:table-cell>
          <table:table-cell table:formula="of:=IF(NOT([.$I270]=&quot;&quot;);IF([.$C270]=[.N$1];[.$I270];&quot;&quot;);&quot;&quot;)">
            <text:p/>
          </table:table-cell>
          <table:table-cell table:formula="of:=IF(NOT([.$I270]=&quot;&quot;);IF([.$C270]=[.O$1];[.$I270];&quot;&quot;);&quot;&quot;)">
            <text:p/>
          </table:table-cell>
          <table:table-cell table:formula="of:=IF(NOT([.$I270]=&quot;&quot;);IF([.$C270]=[.P$1];[.$I270];&quot;&quot;);&quot;&quot;)">
            <text:p/>
          </table:table-cell>
          <table:table-cell table:formula="of:=IF(NOT([.$I270]=&quot;&quot;);IF([.$C270]=[.Q$1];[.$I270];&quot;&quot;);&quot;&quot;)">
            <text:p/>
          </table:table-cell>
          <table:table-cell table:formula="of:=IF(NOT([.$I270]=&quot;&quot;);IF([.$C270]=[.R$1];[.$I270];&quot;&quot;);&quot;&quot;)">
            <text:p/>
          </table:table-cell>
          <table:table-cell table:formula="of:=IF(NOT([.$I270]=&quot;&quot;);IF([.$C270]=[.S$1];[.$I270];&quot;&quot;);&quot;&quot;)">
            <text:p/>
          </table:table-cell>
          <table:table-cell table:formula="of:=IF(NOT([.$I270]=&quot;&quot;);IF([.$C270]=[.T$1];[.$I270];&quot;&quot;);&quot;&quot;)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69" office:value-type="string" calcext:value-type="string">
            <text:p>Monmouth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56310297303" calcext:value-type="percentage">
            <text:p>16.61%</text:p>
          </table:table-cell>
          <table:table-cell table:formula="of:=IF([.D271]=&quot;con&quot;;[.E271];-[.E271])" office:value-type="percentage" office:value="0.166056310297303" calcext:value-type="percentage">
            <text:p>16.61%</text:p>
          </table:table-cell>
          <table:table-cell table:formula="of:=IF([.D271]=&quot;lab&quot;;[.E271];-[.E271])" office:value-type="percentage" office:value="-0.166056310297303" calcext:value-type="percentage">
            <text:p>-16.61%</text:p>
          </table:table-cell>
          <table:table-cell table:formula="of:=IF([.D271]=&quot;lib&quot;;[.E271];-[.E271])" office:value-type="percentage" office:value="-0.166056310297303" calcext:value-type="percentage">
            <text:p>-16.61%</text:p>
          </table:table-cell>
          <table:table-cell/>
          <table:table-cell table:formula="of:=IF(NOT([.$I271]=&quot;&quot;);IF([.$C271]=[.J$1];[.$I271];&quot;&quot;);&quot;&quot;)">
            <text:p/>
          </table:table-cell>
          <table:table-cell table:formula="of:=IF(NOT([.$I271]=&quot;&quot;);IF([.$C271]=[.K$1];[.$I271];&quot;&quot;);&quot;&quot;)">
            <text:p/>
          </table:table-cell>
          <table:table-cell table:formula="of:=IF(NOT([.$I271]=&quot;&quot;);IF([.$C271]=[.L$1];[.$I271];&quot;&quot;);&quot;&quot;)">
            <text:p/>
          </table:table-cell>
          <table:table-cell table:formula="of:=IF(NOT([.$I271]=&quot;&quot;);IF([.$C271]=[.M$1];[.$I271];&quot;&quot;);&quot;&quot;)">
            <text:p/>
          </table:table-cell>
          <table:table-cell table:formula="of:=IF(NOT([.$I271]=&quot;&quot;);IF([.$C271]=[.N$1];[.$I271];&quot;&quot;);&quot;&quot;)">
            <text:p/>
          </table:table-cell>
          <table:table-cell table:formula="of:=IF(NOT([.$I271]=&quot;&quot;);IF([.$C271]=[.O$1];[.$I271];&quot;&quot;);&quot;&quot;)">
            <text:p/>
          </table:table-cell>
          <table:table-cell table:formula="of:=IF(NOT([.$I271]=&quot;&quot;);IF([.$C271]=[.P$1];[.$I271];&quot;&quot;);&quot;&quot;)">
            <text:p/>
          </table:table-cell>
          <table:table-cell table:formula="of:=IF(NOT([.$I271]=&quot;&quot;);IF([.$C271]=[.Q$1];[.$I271];&quot;&quot;);&quot;&quot;)">
            <text:p/>
          </table:table-cell>
          <table:table-cell table:formula="of:=IF(NOT([.$I271]=&quot;&quot;);IF([.$C271]=[.R$1];[.$I271];&quot;&quot;);&quot;&quot;)">
            <text:p/>
          </table:table-cell>
          <table:table-cell table:formula="of:=IF(NOT([.$I271]=&quot;&quot;);IF([.$C271]=[.S$1];[.$I271];&quot;&quot;);&quot;&quot;)">
            <text:p/>
          </table:table-cell>
          <table:table-cell table:formula="of:=IF(NOT([.$I271]=&quot;&quot;);IF([.$C271]=[.T$1];[.$I271];&quot;&quot;);&quot;&quot;)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69" office:value-type="string" calcext:value-type="string">
            <text:p>Camborne and Red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42713324151" calcext:value-type="percentage">
            <text:p>16.60%</text:p>
          </table:table-cell>
          <table:table-cell table:formula="of:=IF([.D272]=&quot;con&quot;;[.E272];-[.E272])" office:value-type="percentage" office:value="0.166042713324151" calcext:value-type="percentage">
            <text:p>16.60%</text:p>
          </table:table-cell>
          <table:table-cell table:formula="of:=IF([.D272]=&quot;lab&quot;;[.E272];-[.E272])" office:value-type="percentage" office:value="-0.166042713324151" calcext:value-type="percentage">
            <text:p>-16.60%</text:p>
          </table:table-cell>
          <table:table-cell table:formula="of:=IF([.D272]=&quot;lib&quot;;[.E272];-[.E272])" office:value-type="percentage" office:value="-0.166042713324151" calcext:value-type="percentage">
            <text:p>-16.60%</text:p>
          </table:table-cell>
          <table:table-cell/>
          <table:table-cell table:formula="of:=IF(NOT([.$I272]=&quot;&quot;);IF([.$C272]=[.J$1];[.$I272];&quot;&quot;);&quot;&quot;)">
            <text:p/>
          </table:table-cell>
          <table:table-cell table:formula="of:=IF(NOT([.$I272]=&quot;&quot;);IF([.$C272]=[.K$1];[.$I272];&quot;&quot;);&quot;&quot;)">
            <text:p/>
          </table:table-cell>
          <table:table-cell table:formula="of:=IF(NOT([.$I272]=&quot;&quot;);IF([.$C272]=[.L$1];[.$I272];&quot;&quot;);&quot;&quot;)">
            <text:p/>
          </table:table-cell>
          <table:table-cell table:formula="of:=IF(NOT([.$I272]=&quot;&quot;);IF([.$C272]=[.M$1];[.$I272];&quot;&quot;);&quot;&quot;)">
            <text:p/>
          </table:table-cell>
          <table:table-cell table:formula="of:=IF(NOT([.$I272]=&quot;&quot;);IF([.$C272]=[.N$1];[.$I272];&quot;&quot;);&quot;&quot;)">
            <text:p/>
          </table:table-cell>
          <table:table-cell table:formula="of:=IF(NOT([.$I272]=&quot;&quot;);IF([.$C272]=[.O$1];[.$I272];&quot;&quot;);&quot;&quot;)">
            <text:p/>
          </table:table-cell>
          <table:table-cell table:formula="of:=IF(NOT([.$I272]=&quot;&quot;);IF([.$C272]=[.P$1];[.$I272];&quot;&quot;);&quot;&quot;)">
            <text:p/>
          </table:table-cell>
          <table:table-cell table:formula="of:=IF(NOT([.$I272]=&quot;&quot;);IF([.$C272]=[.Q$1];[.$I272];&quot;&quot;);&quot;&quot;)">
            <text:p/>
          </table:table-cell>
          <table:table-cell table:formula="of:=IF(NOT([.$I272]=&quot;&quot;);IF([.$C272]=[.R$1];[.$I272];&quot;&quot;);&quot;&quot;)">
            <text:p/>
          </table:table-cell>
          <table:table-cell table:formula="of:=IF(NOT([.$I272]=&quot;&quot;);IF([.$C272]=[.S$1];[.$I272];&quot;&quot;);&quot;&quot;)">
            <text:p/>
          </table:table-cell>
          <table:table-cell table:formula="of:=IF(NOT([.$I272]=&quot;&quot;);IF([.$C272]=[.T$1];[.$I272];&quot;&quot;);&quot;&quot;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69" office:value-type="string" calcext:value-type="string">
            <text:p>Blackpool North and Flee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4255582304482" calcext:value-type="percentage">
            <text:p>16.43%</text:p>
          </table:table-cell>
          <table:table-cell table:formula="of:=IF([.D273]=&quot;con&quot;;[.E273];-[.E273])" office:value-type="percentage" office:value="0.164255582304482" calcext:value-type="percentage">
            <text:p>16.43%</text:p>
          </table:table-cell>
          <table:table-cell table:formula="of:=IF([.D273]=&quot;lab&quot;;[.E273];-[.E273])" office:value-type="percentage" office:value="-0.164255582304482" calcext:value-type="percentage">
            <text:p>-16.43%</text:p>
          </table:table-cell>
          <table:table-cell table:formula="of:=IF([.D273]=&quot;lib&quot;;[.E273];-[.E273])" office:value-type="percentage" office:value="-0.164255582304482" calcext:value-type="percentage">
            <text:p>-16.43%</text:p>
          </table:table-cell>
          <table:table-cell/>
          <table:table-cell table:formula="of:=IF(NOT([.$I273]=&quot;&quot;);IF([.$C273]=[.J$1];[.$I273];&quot;&quot;);&quot;&quot;)">
            <text:p/>
          </table:table-cell>
          <table:table-cell table:formula="of:=IF(NOT([.$I273]=&quot;&quot;);IF([.$C273]=[.K$1];[.$I273];&quot;&quot;);&quot;&quot;)">
            <text:p/>
          </table:table-cell>
          <table:table-cell table:formula="of:=IF(NOT([.$I273]=&quot;&quot;);IF([.$C273]=[.L$1];[.$I273];&quot;&quot;);&quot;&quot;)">
            <text:p/>
          </table:table-cell>
          <table:table-cell table:formula="of:=IF(NOT([.$I273]=&quot;&quot;);IF([.$C273]=[.M$1];[.$I273];&quot;&quot;);&quot;&quot;)">
            <text:p/>
          </table:table-cell>
          <table:table-cell table:formula="of:=IF(NOT([.$I273]=&quot;&quot;);IF([.$C273]=[.N$1];[.$I273];&quot;&quot;);&quot;&quot;)">
            <text:p/>
          </table:table-cell>
          <table:table-cell table:formula="of:=IF(NOT([.$I273]=&quot;&quot;);IF([.$C273]=[.O$1];[.$I273];&quot;&quot;);&quot;&quot;)">
            <text:p/>
          </table:table-cell>
          <table:table-cell table:formula="of:=IF(NOT([.$I273]=&quot;&quot;);IF([.$C273]=[.P$1];[.$I273];&quot;&quot;);&quot;&quot;)">
            <text:p/>
          </table:table-cell>
          <table:table-cell table:formula="of:=IF(NOT([.$I273]=&quot;&quot;);IF([.$C273]=[.Q$1];[.$I273];&quot;&quot;);&quot;&quot;)">
            <text:p/>
          </table:table-cell>
          <table:table-cell table:formula="of:=IF(NOT([.$I273]=&quot;&quot;);IF([.$C273]=[.R$1];[.$I273];&quot;&quot;);&quot;&quot;)">
            <text:p/>
          </table:table-cell>
          <table:table-cell table:formula="of:=IF(NOT([.$I273]=&quot;&quot;);IF([.$C273]=[.S$1];[.$I273];&quot;&quot;);&quot;&quot;)">
            <text:p/>
          </table:table-cell>
          <table:table-cell table:formula="of:=IF(NOT([.$I273]=&quot;&quot;);IF([.$C273]=[.T$1];[.$I273];&quot;&quot;);&quot;&quot;)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0" office:value-type="string" calcext:value-type="string">
            <text:p>Chelsea and Ful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64179930285314" calcext:value-type="percentage">
            <text:p>16.42%</text:p>
          </table:table-cell>
          <table:table-cell table:formula="of:=IF([.D274]=&quot;con&quot;;[.E274];-[.E274])" office:value-type="percentage" office:value="0.164179930285314" calcext:value-type="percentage">
            <text:p>16.42%</text:p>
          </table:table-cell>
          <table:table-cell table:formula="of:=IF([.D274]=&quot;lab&quot;;[.E274];-[.E274])" office:value-type="percentage" office:value="-0.164179930285314" calcext:value-type="percentage">
            <text:p>-16.42%</text:p>
          </table:table-cell>
          <table:table-cell table:formula="of:=IF([.D274]=&quot;lib&quot;;[.E274];-[.E274])" office:value-type="percentage" office:value="-0.164179930285314" calcext:value-type="percentage">
            <text:p>-16.42%</text:p>
          </table:table-cell>
          <table:table-cell/>
          <table:table-cell table:formula="of:=IF(NOT([.$I274]=&quot;&quot;);IF([.$C274]=[.J$1];[.$I274];&quot;&quot;);&quot;&quot;)">
            <text:p/>
          </table:table-cell>
          <table:table-cell table:formula="of:=IF(NOT([.$I274]=&quot;&quot;);IF([.$C274]=[.K$1];[.$I274];&quot;&quot;);&quot;&quot;)">
            <text:p/>
          </table:table-cell>
          <table:table-cell table:formula="of:=IF(NOT([.$I274]=&quot;&quot;);IF([.$C274]=[.L$1];[.$I274];&quot;&quot;);&quot;&quot;)">
            <text:p/>
          </table:table-cell>
          <table:table-cell table:formula="of:=IF(NOT([.$I274]=&quot;&quot;);IF([.$C274]=[.M$1];[.$I274];&quot;&quot;);&quot;&quot;)">
            <text:p/>
          </table:table-cell>
          <table:table-cell table:formula="of:=IF(NOT([.$I274]=&quot;&quot;);IF([.$C274]=[.N$1];[.$I274];&quot;&quot;);&quot;&quot;)">
            <text:p/>
          </table:table-cell>
          <table:table-cell table:formula="of:=IF(NOT([.$I274]=&quot;&quot;);IF([.$C274]=[.O$1];[.$I274];&quot;&quot;);&quot;&quot;)">
            <text:p/>
          </table:table-cell>
          <table:table-cell table:formula="of:=IF(NOT([.$I274]=&quot;&quot;);IF([.$C274]=[.P$1];[.$I274];&quot;&quot;);&quot;&quot;)">
            <text:p/>
          </table:table-cell>
          <table:table-cell table:formula="of:=IF(NOT([.$I274]=&quot;&quot;);IF([.$C274]=[.Q$1];[.$I274];&quot;&quot;);&quot;&quot;)">
            <text:p/>
          </table:table-cell>
          <table:table-cell table:formula="of:=IF(NOT([.$I274]=&quot;&quot;);IF([.$C274]=[.R$1];[.$I274];&quot;&quot;);&quot;&quot;)">
            <text:p/>
          </table:table-cell>
          <table:table-cell table:formula="of:=IF(NOT([.$I274]=&quot;&quot;);IF([.$C274]=[.S$1];[.$I274];&quot;&quot;);&quot;&quot;)">
            <text:p/>
          </table:table-cell>
          <table:table-cell table:formula="of:=IF(NOT([.$I274]=&quot;&quot;);IF([.$C274]=[.T$1];[.$I274];&quot;&quot;);&quot;&quot;)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oke-on-Trent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3918959181646" calcext:value-type="percentage">
            <text:p>16.39%</text:p>
          </table:table-cell>
          <table:table-cell table:formula="of:=IF([.D275]=&quot;con&quot;;[.E275];-[.E275])" office:value-type="percentage" office:value="0.163918959181646" calcext:value-type="percentage">
            <text:p>16.39%</text:p>
          </table:table-cell>
          <table:table-cell table:formula="of:=IF([.D275]=&quot;lab&quot;;[.E275];-[.E275])" office:value-type="percentage" office:value="-0.163918959181646" calcext:value-type="percentage">
            <text:p>-16.39%</text:p>
          </table:table-cell>
          <table:table-cell table:formula="of:=IF([.D275]=&quot;lib&quot;;[.E275];-[.E275])" office:value-type="percentage" office:value="-0.163918959181646" calcext:value-type="percentage">
            <text:p>-16.39%</text:p>
          </table:table-cell>
          <table:table-cell/>
          <table:table-cell table:formula="of:=IF(NOT([.$I275]=&quot;&quot;);IF([.$C275]=[.J$1];[.$I275];&quot;&quot;);&quot;&quot;)">
            <text:p/>
          </table:table-cell>
          <table:table-cell table:formula="of:=IF(NOT([.$I275]=&quot;&quot;);IF([.$C275]=[.K$1];[.$I275];&quot;&quot;);&quot;&quot;)">
            <text:p/>
          </table:table-cell>
          <table:table-cell table:formula="of:=IF(NOT([.$I275]=&quot;&quot;);IF([.$C275]=[.L$1];[.$I275];&quot;&quot;);&quot;&quot;)">
            <text:p/>
          </table:table-cell>
          <table:table-cell table:formula="of:=IF(NOT([.$I275]=&quot;&quot;);IF([.$C275]=[.M$1];[.$I275];&quot;&quot;);&quot;&quot;)">
            <text:p/>
          </table:table-cell>
          <table:table-cell table:formula="of:=IF(NOT([.$I275]=&quot;&quot;);IF([.$C275]=[.N$1];[.$I275];&quot;&quot;);&quot;&quot;)">
            <text:p/>
          </table:table-cell>
          <table:table-cell table:formula="of:=IF(NOT([.$I275]=&quot;&quot;);IF([.$C275]=[.O$1];[.$I275];&quot;&quot;);&quot;&quot;)">
            <text:p/>
          </table:table-cell>
          <table:table-cell table:formula="of:=IF(NOT([.$I275]=&quot;&quot;);IF([.$C275]=[.P$1];[.$I275];&quot;&quot;);&quot;&quot;)">
            <text:p/>
          </table:table-cell>
          <table:table-cell table:formula="of:=IF(NOT([.$I275]=&quot;&quot;);IF([.$C275]=[.Q$1];[.$I275];&quot;&quot;);&quot;&quot;)">
            <text:p/>
          </table:table-cell>
          <table:table-cell table:formula="of:=IF(NOT([.$I275]=&quot;&quot;);IF([.$C275]=[.R$1];[.$I275];&quot;&quot;);&quot;&quot;)">
            <text:p/>
          </table:table-cell>
          <table:table-cell table:formula="of:=IF(NOT([.$I275]=&quot;&quot;);IF([.$C275]=[.S$1];[.$I275];&quot;&quot;);&quot;&quot;)">
            <text:p/>
          </table:table-cell>
          <table:table-cell table:formula="of:=IF(NOT([.$I275]=&quot;&quot;);IF([.$C275]=[.T$1];[.$I275];&quot;&quot;);&quot;&quot;)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63" office:value-type="string" calcext:value-type="string">
            <text:p>Godalming and 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3177103342298" calcext:value-type="percentage">
            <text:p>16.32%</text:p>
          </table:table-cell>
          <table:table-cell table:formula="of:=IF([.D276]=&quot;con&quot;;[.E276];-[.E276])" office:value-type="percentage" office:value="0.163177103342298" calcext:value-type="percentage">
            <text:p>16.32%</text:p>
          </table:table-cell>
          <table:table-cell table:formula="of:=IF([.D276]=&quot;lab&quot;;[.E276];-[.E276])" office:value-type="percentage" office:value="-0.163177103342298" calcext:value-type="percentage">
            <text:p>-16.32%</text:p>
          </table:table-cell>
          <table:table-cell table:formula="of:=IF([.D276]=&quot;lib&quot;;[.E276];-[.E276])" office:value-type="percentage" office:value="-0.163177103342298" calcext:value-type="percentage">
            <text:p>-16.32%</text:p>
          </table:table-cell>
          <table:table-cell/>
          <table:table-cell table:formula="of:=IF(NOT([.$I276]=&quot;&quot;);IF([.$C276]=[.J$1];[.$I276];&quot;&quot;);&quot;&quot;)">
            <text:p/>
          </table:table-cell>
          <table:table-cell table:formula="of:=IF(NOT([.$I276]=&quot;&quot;);IF([.$C276]=[.K$1];[.$I276];&quot;&quot;);&quot;&quot;)">
            <text:p/>
          </table:table-cell>
          <table:table-cell table:formula="of:=IF(NOT([.$I276]=&quot;&quot;);IF([.$C276]=[.L$1];[.$I276];&quot;&quot;);&quot;&quot;)">
            <text:p/>
          </table:table-cell>
          <table:table-cell table:formula="of:=IF(NOT([.$I276]=&quot;&quot;);IF([.$C276]=[.M$1];[.$I276];&quot;&quot;);&quot;&quot;)">
            <text:p/>
          </table:table-cell>
          <table:table-cell table:formula="of:=IF(NOT([.$I276]=&quot;&quot;);IF([.$C276]=[.N$1];[.$I276];&quot;&quot;);&quot;&quot;)">
            <text:p/>
          </table:table-cell>
          <table:table-cell table:formula="of:=IF(NOT([.$I276]=&quot;&quot;);IF([.$C276]=[.O$1];[.$I276];&quot;&quot;);&quot;&quot;)">
            <text:p/>
          </table:table-cell>
          <table:table-cell table:formula="of:=IF(NOT([.$I276]=&quot;&quot;);IF([.$C276]=[.P$1];[.$I276];&quot;&quot;);&quot;&quot;)">
            <text:p/>
          </table:table-cell>
          <table:table-cell table:formula="of:=IF(NOT([.$I276]=&quot;&quot;);IF([.$C276]=[.Q$1];[.$I276];&quot;&quot;);&quot;&quot;)">
            <text:p/>
          </table:table-cell>
          <table:table-cell table:formula="of:=IF(NOT([.$I276]=&quot;&quot;);IF([.$C276]=[.R$1];[.$I276];&quot;&quot;);&quot;&quot;)">
            <text:p/>
          </table:table-cell>
          <table:table-cell table:formula="of:=IF(NOT([.$I276]=&quot;&quot;);IF([.$C276]=[.S$1];[.$I276];&quot;&quot;);&quot;&quot;)">
            <text:p/>
          </table:table-cell>
          <table:table-cell table:formula="of:=IF(NOT([.$I276]=&quot;&quot;);IF([.$C276]=[.T$1];[.$I276];&quot;&quot;);&quot;&quot;)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rewe and Nant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24470089496" calcext:value-type="percentage">
            <text:p>16.24%</text:p>
          </table:table-cell>
          <table:table-cell table:formula="of:=IF([.D277]=&quot;con&quot;;[.E277];-[.E277])" office:value-type="percentage" office:value="0.1624470089496" calcext:value-type="percentage">
            <text:p>16.24%</text:p>
          </table:table-cell>
          <table:table-cell table:formula="of:=IF([.D277]=&quot;lab&quot;;[.E277];-[.E277])" office:value-type="percentage" office:value="-0.1624470089496" calcext:value-type="percentage">
            <text:p>-16.24%</text:p>
          </table:table-cell>
          <table:table-cell table:formula="of:=IF([.D277]=&quot;lib&quot;;[.E277];-[.E277])" office:value-type="percentage" office:value="-0.1624470089496" calcext:value-type="percentage">
            <text:p>-16.24%</text:p>
          </table:table-cell>
          <table:table-cell/>
          <table:table-cell table:formula="of:=IF(NOT([.$I277]=&quot;&quot;);IF([.$C277]=[.J$1];[.$I277];&quot;&quot;);&quot;&quot;)">
            <text:p/>
          </table:table-cell>
          <table:table-cell table:formula="of:=IF(NOT([.$I277]=&quot;&quot;);IF([.$C277]=[.K$1];[.$I277];&quot;&quot;);&quot;&quot;)">
            <text:p/>
          </table:table-cell>
          <table:table-cell table:formula="of:=IF(NOT([.$I277]=&quot;&quot;);IF([.$C277]=[.L$1];[.$I277];&quot;&quot;);&quot;&quot;)">
            <text:p/>
          </table:table-cell>
          <table:table-cell table:formula="of:=IF(NOT([.$I277]=&quot;&quot;);IF([.$C277]=[.M$1];[.$I277];&quot;&quot;);&quot;&quot;)">
            <text:p/>
          </table:table-cell>
          <table:table-cell table:formula="of:=IF(NOT([.$I277]=&quot;&quot;);IF([.$C277]=[.N$1];[.$I277];&quot;&quot;);&quot;&quot;)">
            <text:p/>
          </table:table-cell>
          <table:table-cell table:formula="of:=IF(NOT([.$I277]=&quot;&quot;);IF([.$C277]=[.O$1];[.$I277];&quot;&quot;);&quot;&quot;)">
            <text:p/>
          </table:table-cell>
          <table:table-cell table:formula="of:=IF(NOT([.$I277]=&quot;&quot;);IF([.$C277]=[.P$1];[.$I277];&quot;&quot;);&quot;&quot;)">
            <text:p/>
          </table:table-cell>
          <table:table-cell table:formula="of:=IF(NOT([.$I277]=&quot;&quot;);IF([.$C277]=[.Q$1];[.$I277];&quot;&quot;);&quot;&quot;)">
            <text:p/>
          </table:table-cell>
          <table:table-cell table:formula="of:=IF(NOT([.$I277]=&quot;&quot;);IF([.$C277]=[.R$1];[.$I277];&quot;&quot;);&quot;&quot;)">
            <text:p/>
          </table:table-cell>
          <table:table-cell table:formula="of:=IF(NOT([.$I277]=&quot;&quot;);IF([.$C277]=[.S$1];[.$I277];&quot;&quot;);&quot;&quot;)">
            <text:p/>
          </table:table-cell>
          <table:table-cell table:formula="of:=IF(NOT([.$I277]=&quot;&quot;);IF([.$C277]=[.T$1];[.$I277];&quot;&quot;);&quot;&quot;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in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52628892291986" calcext:value-type="percentage">
            <text:p>15.26%</text:p>
          </table:table-cell>
          <table:table-cell table:formula="of:=IF([.D278]=&quot;con&quot;;[.E278];-[.E278])" office:value-type="percentage" office:value="0.152628892291986" calcext:value-type="percentage">
            <text:p>15.26%</text:p>
          </table:table-cell>
          <table:table-cell table:formula="of:=IF([.D278]=&quot;lab&quot;;[.E278];-[.E278])" office:value-type="percentage" office:value="-0.152628892291986" calcext:value-type="percentage">
            <text:p>-15.26%</text:p>
          </table:table-cell>
          <table:table-cell table:formula="of:=IF([.D278]=&quot;lib&quot;;[.E278];-[.E278])" office:value-type="percentage" office:value="-0.152628892291986" calcext:value-type="percentage">
            <text:p>-15.26%</text:p>
          </table:table-cell>
          <table:table-cell/>
          <table:table-cell table:formula="of:=IF(NOT([.$I278]=&quot;&quot;);IF([.$C278]=[.J$1];[.$I278];&quot;&quot;);&quot;&quot;)">
            <text:p/>
          </table:table-cell>
          <table:table-cell table:formula="of:=IF(NOT([.$I278]=&quot;&quot;);IF([.$C278]=[.K$1];[.$I278];&quot;&quot;);&quot;&quot;)">
            <text:p/>
          </table:table-cell>
          <table:table-cell table:formula="of:=IF(NOT([.$I278]=&quot;&quot;);IF([.$C278]=[.L$1];[.$I278];&quot;&quot;);&quot;&quot;)">
            <text:p/>
          </table:table-cell>
          <table:table-cell table:formula="of:=IF(NOT([.$I278]=&quot;&quot;);IF([.$C278]=[.M$1];[.$I278];&quot;&quot;);&quot;&quot;)">
            <text:p/>
          </table:table-cell>
          <table:table-cell table:formula="of:=IF(NOT([.$I278]=&quot;&quot;);IF([.$C278]=[.N$1];[.$I278];&quot;&quot;);&quot;&quot;)">
            <text:p/>
          </table:table-cell>
          <table:table-cell table:formula="of:=IF(NOT([.$I278]=&quot;&quot;);IF([.$C278]=[.O$1];[.$I278];&quot;&quot;);&quot;&quot;)">
            <text:p/>
          </table:table-cell>
          <table:table-cell table:formula="of:=IF(NOT([.$I278]=&quot;&quot;);IF([.$C278]=[.P$1];[.$I278];&quot;&quot;);&quot;&quot;)">
            <text:p/>
          </table:table-cell>
          <table:table-cell table:formula="of:=IF(NOT([.$I278]=&quot;&quot;);IF([.$C278]=[.Q$1];[.$I278];&quot;&quot;);&quot;&quot;)">
            <text:p/>
          </table:table-cell>
          <table:table-cell table:formula="of:=IF(NOT([.$I278]=&quot;&quot;);IF([.$C278]=[.R$1];[.$I278];&quot;&quot;);&quot;&quot;)">
            <text:p/>
          </table:table-cell>
          <table:table-cell table:formula="of:=IF(NOT([.$I278]=&quot;&quot;);IF([.$C278]=[.S$1];[.$I278];&quot;&quot;);&quot;&quot;)">
            <text:p/>
          </table:table-cell>
          <table:table-cell table:formula="of:=IF(NOT([.$I278]=&quot;&quot;);IF([.$C278]=[.T$1];[.$I278];&quot;&quot;);&quot;&quot;)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69" office:value-type="string" calcext:value-type="string">
            <text:p>Mid and South Pembroke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8460503835109" calcext:value-type="percentage">
            <text:p>14.85%</text:p>
          </table:table-cell>
          <table:table-cell table:formula="of:=IF([.D279]=&quot;con&quot;;[.E279];-[.E279])" office:value-type="percentage" office:value="0.148460503835109" calcext:value-type="percentage">
            <text:p>14.85%</text:p>
          </table:table-cell>
          <table:table-cell table:formula="of:=IF([.D279]=&quot;lab&quot;;[.E279];-[.E279])" office:value-type="percentage" office:value="-0.148460503835109" calcext:value-type="percentage">
            <text:p>-14.85%</text:p>
          </table:table-cell>
          <table:table-cell table:formula="of:=IF([.D279]=&quot;lib&quot;;[.E279];-[.E279])" office:value-type="percentage" office:value="-0.148460503835109" calcext:value-type="percentage">
            <text:p>-14.85%</text:p>
          </table:table-cell>
          <table:table-cell/>
          <table:table-cell table:formula="of:=IF(NOT([.$I279]=&quot;&quot;);IF([.$C279]=[.J$1];[.$I279];&quot;&quot;);&quot;&quot;)">
            <text:p/>
          </table:table-cell>
          <table:table-cell table:formula="of:=IF(NOT([.$I279]=&quot;&quot;);IF([.$C279]=[.K$1];[.$I279];&quot;&quot;);&quot;&quot;)">
            <text:p/>
          </table:table-cell>
          <table:table-cell table:formula="of:=IF(NOT([.$I279]=&quot;&quot;);IF([.$C279]=[.L$1];[.$I279];&quot;&quot;);&quot;&quot;)">
            <text:p/>
          </table:table-cell>
          <table:table-cell table:formula="of:=IF(NOT([.$I279]=&quot;&quot;);IF([.$C279]=[.M$1];[.$I279];&quot;&quot;);&quot;&quot;)">
            <text:p/>
          </table:table-cell>
          <table:table-cell table:formula="of:=IF(NOT([.$I279]=&quot;&quot;);IF([.$C279]=[.N$1];[.$I279];&quot;&quot;);&quot;&quot;)">
            <text:p/>
          </table:table-cell>
          <table:table-cell table:formula="of:=IF(NOT([.$I279]=&quot;&quot;);IF([.$C279]=[.O$1];[.$I279];&quot;&quot;);&quot;&quot;)">
            <text:p/>
          </table:table-cell>
          <table:table-cell table:formula="of:=IF(NOT([.$I279]=&quot;&quot;);IF([.$C279]=[.P$1];[.$I279];&quot;&quot;);&quot;&quot;)">
            <text:p/>
          </table:table-cell>
          <table:table-cell table:formula="of:=IF(NOT([.$I279]=&quot;&quot;);IF([.$C279]=[.Q$1];[.$I279];&quot;&quot;);&quot;&quot;)">
            <text:p/>
          </table:table-cell>
          <table:table-cell table:formula="of:=IF(NOT([.$I279]=&quot;&quot;);IF([.$C279]=[.R$1];[.$I279];&quot;&quot;);&quot;&quot;)">
            <text:p/>
          </table:table-cell>
          <table:table-cell table:formula="of:=IF(NOT([.$I279]=&quot;&quot;);IF([.$C279]=[.S$1];[.$I279];&quot;&quot;);&quot;&quot;)">
            <text:p/>
          </table:table-cell>
          <table:table-cell table:formula="of:=IF(NOT([.$I279]=&quot;&quot;);IF([.$C279]=[.T$1];[.$I279];&quot;&quot;);&quot;&quot;)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lackpool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6727959864743" calcext:value-type="percentage">
            <text:p>14.67%</text:p>
          </table:table-cell>
          <table:table-cell table:formula="of:=IF([.D280]=&quot;con&quot;;[.E280];-[.E280])" office:value-type="percentage" office:value="0.146727959864743" calcext:value-type="percentage">
            <text:p>14.67%</text:p>
          </table:table-cell>
          <table:table-cell table:formula="of:=IF([.D280]=&quot;lab&quot;;[.E280];-[.E280])" office:value-type="percentage" office:value="-0.146727959864743" calcext:value-type="percentage">
            <text:p>-14.67%</text:p>
          </table:table-cell>
          <table:table-cell table:formula="of:=IF([.D280]=&quot;lib&quot;;[.E280];-[.E280])" office:value-type="percentage" office:value="-0.146727959864743" calcext:value-type="percentage">
            <text:p>-14.67%</text:p>
          </table:table-cell>
          <table:table-cell/>
          <table:table-cell table:formula="of:=IF(NOT([.$I280]=&quot;&quot;);IF([.$C280]=[.J$1];[.$I280];&quot;&quot;);&quot;&quot;)">
            <text:p/>
          </table:table-cell>
          <table:table-cell table:formula="of:=IF(NOT([.$I280]=&quot;&quot;);IF([.$C280]=[.K$1];[.$I280];&quot;&quot;);&quot;&quot;)">
            <text:p/>
          </table:table-cell>
          <table:table-cell table:formula="of:=IF(NOT([.$I280]=&quot;&quot;);IF([.$C280]=[.L$1];[.$I280];&quot;&quot;);&quot;&quot;)">
            <text:p/>
          </table:table-cell>
          <table:table-cell table:formula="of:=IF(NOT([.$I280]=&quot;&quot;);IF([.$C280]=[.M$1];[.$I280];&quot;&quot;);&quot;&quot;)">
            <text:p/>
          </table:table-cell>
          <table:table-cell table:formula="of:=IF(NOT([.$I280]=&quot;&quot;);IF([.$C280]=[.N$1];[.$I280];&quot;&quot;);&quot;&quot;)">
            <text:p/>
          </table:table-cell>
          <table:table-cell table:formula="of:=IF(NOT([.$I280]=&quot;&quot;);IF([.$C280]=[.O$1];[.$I280];&quot;&quot;);&quot;&quot;)">
            <text:p/>
          </table:table-cell>
          <table:table-cell table:formula="of:=IF(NOT([.$I280]=&quot;&quot;);IF([.$C280]=[.P$1];[.$I280];&quot;&quot;);&quot;&quot;)">
            <text:p/>
          </table:table-cell>
          <table:table-cell table:formula="of:=IF(NOT([.$I280]=&quot;&quot;);IF([.$C280]=[.Q$1];[.$I280];&quot;&quot;);&quot;&quot;)">
            <text:p/>
          </table:table-cell>
          <table:table-cell table:formula="of:=IF(NOT([.$I280]=&quot;&quot;);IF([.$C280]=[.R$1];[.$I280];&quot;&quot;);&quot;&quot;)">
            <text:p/>
          </table:table-cell>
          <table:table-cell table:formula="of:=IF(NOT([.$I280]=&quot;&quot;);IF([.$C280]=[.S$1];[.$I280];&quot;&quot;);&quot;&quot;)">
            <text:p/>
          </table:table-cell>
          <table:table-cell table:formula="of:=IF(NOT([.$I280]=&quot;&quot;);IF([.$C280]=[.T$1];[.$I280];&quot;&quot;);&quot;&quot;)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69" office:value-type="string" calcext:value-type="string">
            <text:p>East Worthing and Shore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6199287977779" calcext:value-type="percentage">
            <text:p>14.62%</text:p>
          </table:table-cell>
          <table:table-cell table:formula="of:=IF([.D281]=&quot;con&quot;;[.E281];-[.E281])" office:value-type="percentage" office:value="0.146199287977779" calcext:value-type="percentage">
            <text:p>14.62%</text:p>
          </table:table-cell>
          <table:table-cell table:formula="of:=IF([.D281]=&quot;lab&quot;;[.E281];-[.E281])" office:value-type="percentage" office:value="-0.146199287977779" calcext:value-type="percentage">
            <text:p>-14.62%</text:p>
          </table:table-cell>
          <table:table-cell table:formula="of:=IF([.D281]=&quot;lib&quot;;[.E281];-[.E281])" office:value-type="percentage" office:value="-0.146199287977779" calcext:value-type="percentage">
            <text:p>-14.62%</text:p>
          </table:table-cell>
          <table:table-cell/>
          <table:table-cell table:formula="of:=IF(NOT([.$I281]=&quot;&quot;);IF([.$C281]=[.J$1];[.$I281];&quot;&quot;);&quot;&quot;)">
            <text:p/>
          </table:table-cell>
          <table:table-cell table:formula="of:=IF(NOT([.$I281]=&quot;&quot;);IF([.$C281]=[.K$1];[.$I281];&quot;&quot;);&quot;&quot;)">
            <text:p/>
          </table:table-cell>
          <table:table-cell table:formula="of:=IF(NOT([.$I281]=&quot;&quot;);IF([.$C281]=[.L$1];[.$I281];&quot;&quot;);&quot;&quot;)">
            <text:p/>
          </table:table-cell>
          <table:table-cell table:formula="of:=IF(NOT([.$I281]=&quot;&quot;);IF([.$C281]=[.M$1];[.$I281];&quot;&quot;);&quot;&quot;)">
            <text:p/>
          </table:table-cell>
          <table:table-cell table:formula="of:=IF(NOT([.$I281]=&quot;&quot;);IF([.$C281]=[.N$1];[.$I281];&quot;&quot;);&quot;&quot;)">
            <text:p/>
          </table:table-cell>
          <table:table-cell table:formula="of:=IF(NOT([.$I281]=&quot;&quot;);IF([.$C281]=[.O$1];[.$I281];&quot;&quot;);&quot;&quot;)">
            <text:p/>
          </table:table-cell>
          <table:table-cell table:formula="of:=IF(NOT([.$I281]=&quot;&quot;);IF([.$C281]=[.P$1];[.$I281];&quot;&quot;);&quot;&quot;)">
            <text:p/>
          </table:table-cell>
          <table:table-cell table:formula="of:=IF(NOT([.$I281]=&quot;&quot;);IF([.$C281]=[.Q$1];[.$I281];&quot;&quot;);&quot;&quot;)">
            <text:p/>
          </table:table-cell>
          <table:table-cell table:formula="of:=IF(NOT([.$I281]=&quot;&quot;);IF([.$C281]=[.R$1];[.$I281];&quot;&quot;);&quot;&quot;)">
            <text:p/>
          </table:table-cell>
          <table:table-cell table:formula="of:=IF(NOT([.$I281]=&quot;&quot;);IF([.$C281]=[.S$1];[.$I281];&quot;&quot;);&quot;&quot;)">
            <text:p/>
          </table:table-cell>
          <table:table-cell table:formula="of:=IF(NOT([.$I281]=&quot;&quot;);IF([.$C281]=[.T$1];[.$I281];&quot;&quot;);&quot;&quot;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69" office:value-type="string" calcext:value-type="string">
            <text:p>Penistone and Stocks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5597738287561" calcext:value-type="percentage">
            <text:p>14.56%</text:p>
          </table:table-cell>
          <table:table-cell table:formula="of:=IF([.D282]=&quot;con&quot;;[.E282];-[.E282])" office:value-type="percentage" office:value="0.145597738287561" calcext:value-type="percentage">
            <text:p>14.56%</text:p>
          </table:table-cell>
          <table:table-cell table:formula="of:=IF([.D282]=&quot;lab&quot;;[.E282];-[.E282])" office:value-type="percentage" office:value="-0.145597738287561" calcext:value-type="percentage">
            <text:p>-14.56%</text:p>
          </table:table-cell>
          <table:table-cell table:formula="of:=IF([.D282]=&quot;lib&quot;;[.E282];-[.E282])" office:value-type="percentage" office:value="-0.145597738287561" calcext:value-type="percentage">
            <text:p>-14.56%</text:p>
          </table:table-cell>
          <table:table-cell/>
          <table:table-cell table:formula="of:=IF(NOT([.$I282]=&quot;&quot;);IF([.$C282]=[.J$1];[.$I282];&quot;&quot;);&quot;&quot;)">
            <text:p/>
          </table:table-cell>
          <table:table-cell table:formula="of:=IF(NOT([.$I282]=&quot;&quot;);IF([.$C282]=[.K$1];[.$I282];&quot;&quot;);&quot;&quot;)">
            <text:p/>
          </table:table-cell>
          <table:table-cell table:formula="of:=IF(NOT([.$I282]=&quot;&quot;);IF([.$C282]=[.L$1];[.$I282];&quot;&quot;);&quot;&quot;)">
            <text:p/>
          </table:table-cell>
          <table:table-cell table:formula="of:=IF(NOT([.$I282]=&quot;&quot;);IF([.$C282]=[.M$1];[.$I282];&quot;&quot;);&quot;&quot;)">
            <text:p/>
          </table:table-cell>
          <table:table-cell table:formula="of:=IF(NOT([.$I282]=&quot;&quot;);IF([.$C282]=[.N$1];[.$I282];&quot;&quot;);&quot;&quot;)">
            <text:p/>
          </table:table-cell>
          <table:table-cell table:formula="of:=IF(NOT([.$I282]=&quot;&quot;);IF([.$C282]=[.O$1];[.$I282];&quot;&quot;);&quot;&quot;)">
            <text:p/>
          </table:table-cell>
          <table:table-cell table:formula="of:=IF(NOT([.$I282]=&quot;&quot;);IF([.$C282]=[.P$1];[.$I282];&quot;&quot;);&quot;&quot;)">
            <text:p/>
          </table:table-cell>
          <table:table-cell table:formula="of:=IF(NOT([.$I282]=&quot;&quot;);IF([.$C282]=[.Q$1];[.$I282];&quot;&quot;);&quot;&quot;)">
            <text:p/>
          </table:table-cell>
          <table:table-cell table:formula="of:=IF(NOT([.$I282]=&quot;&quot;);IF([.$C282]=[.R$1];[.$I282];&quot;&quot;);&quot;&quot;)">
            <text:p/>
          </table:table-cell>
          <table:table-cell table:formula="of:=IF(NOT([.$I282]=&quot;&quot;);IF([.$C282]=[.S$1];[.$I282];&quot;&quot;);&quot;&quot;)">
            <text:p/>
          </table:table-cell>
          <table:table-cell table:formula="of:=IF(NOT([.$I282]=&quot;&quot;);IF([.$C282]=[.T$1];[.$I282];&quot;&quot;);&quot;&quot;)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70" office:value-type="string" calcext:value-type="string">
            <text:p>Ash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4949022648998" calcext:value-type="percentage">
            <text:p>14.49%</text:p>
          </table:table-cell>
          <table:table-cell table:formula="of:=IF([.D283]=&quot;con&quot;;[.E283];-[.E283])" office:value-type="percentage" office:value="0.144949022648998" calcext:value-type="percentage">
            <text:p>14.49%</text:p>
          </table:table-cell>
          <table:table-cell table:formula="of:=IF([.D283]=&quot;lab&quot;;[.E283];-[.E283])" office:value-type="percentage" office:value="-0.144949022648998" calcext:value-type="percentage">
            <text:p>-14.49%</text:p>
          </table:table-cell>
          <table:table-cell table:formula="of:=IF([.D283]=&quot;lib&quot;;[.E283];-[.E283])" office:value-type="percentage" office:value="-0.144949022648998" calcext:value-type="percentage">
            <text:p>-14.49%</text:p>
          </table:table-cell>
          <table:table-cell/>
          <table:table-cell table:formula="of:=IF(NOT([.$I283]=&quot;&quot;);IF([.$C283]=[.J$1];[.$I283];&quot;&quot;);&quot;&quot;)">
            <text:p/>
          </table:table-cell>
          <table:table-cell table:formula="of:=IF(NOT([.$I283]=&quot;&quot;);IF([.$C283]=[.K$1];[.$I283];&quot;&quot;);&quot;&quot;)">
            <text:p/>
          </table:table-cell>
          <table:table-cell table:formula="of:=IF(NOT([.$I283]=&quot;&quot;);IF([.$C283]=[.L$1];[.$I283];&quot;&quot;);&quot;&quot;)">
            <text:p/>
          </table:table-cell>
          <table:table-cell table:formula="of:=IF(NOT([.$I283]=&quot;&quot;);IF([.$C283]=[.M$1];[.$I283];&quot;&quot;);&quot;&quot;)">
            <text:p/>
          </table:table-cell>
          <table:table-cell table:formula="of:=IF(NOT([.$I283]=&quot;&quot;);IF([.$C283]=[.N$1];[.$I283];&quot;&quot;);&quot;&quot;)">
            <text:p/>
          </table:table-cell>
          <table:table-cell table:formula="of:=IF(NOT([.$I283]=&quot;&quot;);IF([.$C283]=[.O$1];[.$I283];&quot;&quot;);&quot;&quot;)">
            <text:p/>
          </table:table-cell>
          <table:table-cell table:formula="of:=IF(NOT([.$I283]=&quot;&quot;);IF([.$C283]=[.P$1];[.$I283];&quot;&quot;);&quot;&quot;)">
            <text:p/>
          </table:table-cell>
          <table:table-cell table:formula="of:=IF(NOT([.$I283]=&quot;&quot;);IF([.$C283]=[.Q$1];[.$I283];&quot;&quot;);&quot;&quot;)">
            <text:p/>
          </table:table-cell>
          <table:table-cell table:formula="of:=IF(NOT([.$I283]=&quot;&quot;);IF([.$C283]=[.R$1];[.$I283];&quot;&quot;);&quot;&quot;)">
            <text:p/>
          </table:table-cell>
          <table:table-cell table:formula="of:=IF(NOT([.$I283]=&quot;&quot;);IF([.$C283]=[.S$1];[.$I283];&quot;&quot;);&quot;&quot;)">
            <text:p/>
          </table:table-cell>
          <table:table-cell table:formula="of:=IF(NOT([.$I283]=&quot;&quot;);IF([.$C283]=[.T$1];[.$I283];&quot;&quot;);&quot;&quot;)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0" office:value-type="string" calcext:value-type="string">
            <text:p>Exmouth and Exeter Ea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3375250592309" calcext:value-type="percentage">
            <text:p>14.34%</text:p>
          </table:table-cell>
          <table:table-cell table:formula="of:=IF([.D284]=&quot;con&quot;;[.E284];-[.E284])" office:value-type="percentage" office:value="0.143375250592309" calcext:value-type="percentage">
            <text:p>14.34%</text:p>
          </table:table-cell>
          <table:table-cell table:formula="of:=IF([.D284]=&quot;lab&quot;;[.E284];-[.E284])" office:value-type="percentage" office:value="-0.143375250592309" calcext:value-type="percentage">
            <text:p>-14.34%</text:p>
          </table:table-cell>
          <table:table-cell table:formula="of:=IF([.D284]=&quot;lib&quot;;[.E284];-[.E284])" office:value-type="percentage" office:value="-0.143375250592309" calcext:value-type="percentage">
            <text:p>-14.34%</text:p>
          </table:table-cell>
          <table:table-cell/>
          <table:table-cell table:formula="of:=IF(NOT([.$I284]=&quot;&quot;);IF([.$C284]=[.J$1];[.$I284];&quot;&quot;);&quot;&quot;)">
            <text:p/>
          </table:table-cell>
          <table:table-cell table:formula="of:=IF(NOT([.$I284]=&quot;&quot;);IF([.$C284]=[.K$1];[.$I284];&quot;&quot;);&quot;&quot;)">
            <text:p/>
          </table:table-cell>
          <table:table-cell table:formula="of:=IF(NOT([.$I284]=&quot;&quot;);IF([.$C284]=[.L$1];[.$I284];&quot;&quot;);&quot;&quot;)">
            <text:p/>
          </table:table-cell>
          <table:table-cell table:formula="of:=IF(NOT([.$I284]=&quot;&quot;);IF([.$C284]=[.M$1];[.$I284];&quot;&quot;);&quot;&quot;)">
            <text:p/>
          </table:table-cell>
          <table:table-cell table:formula="of:=IF(NOT([.$I284]=&quot;&quot;);IF([.$C284]=[.N$1];[.$I284];&quot;&quot;);&quot;&quot;)">
            <text:p/>
          </table:table-cell>
          <table:table-cell table:formula="of:=IF(NOT([.$I284]=&quot;&quot;);IF([.$C284]=[.O$1];[.$I284];&quot;&quot;);&quot;&quot;)">
            <text:p/>
          </table:table-cell>
          <table:table-cell table:formula="of:=IF(NOT([.$I284]=&quot;&quot;);IF([.$C284]=[.P$1];[.$I284];&quot;&quot;);&quot;&quot;)">
            <text:p/>
          </table:table-cell>
          <table:table-cell table:formula="of:=IF(NOT([.$I284]=&quot;&quot;);IF([.$C284]=[.Q$1];[.$I284];&quot;&quot;);&quot;&quot;)">
            <text:p/>
          </table:table-cell>
          <table:table-cell table:formula="of:=IF(NOT([.$I284]=&quot;&quot;);IF([.$C284]=[.R$1];[.$I284];&quot;&quot;);&quot;&quot;)">
            <text:p/>
          </table:table-cell>
          <table:table-cell table:formula="of:=IF(NOT([.$I284]=&quot;&quot;);IF([.$C284]=[.S$1];[.$I284];&quot;&quot;);&quot;&quot;)">
            <text:p/>
          </table:table-cell>
          <table:table-cell table:formula="of:=IF(NOT([.$I284]=&quot;&quot;);IF([.$C284]=[.T$1];[.$I284];&quot;&quot;);&quot;&quot;)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ol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0137769182294" calcext:value-type="percentage">
            <text:p>14.01%</text:p>
          </table:table-cell>
          <table:table-cell table:formula="of:=IF([.D285]=&quot;con&quot;;[.E285];-[.E285])" office:value-type="percentage" office:value="0.140137769182294" calcext:value-type="percentage">
            <text:p>14.01%</text:p>
          </table:table-cell>
          <table:table-cell table:formula="of:=IF([.D285]=&quot;lab&quot;;[.E285];-[.E285])" office:value-type="percentage" office:value="-0.140137769182294" calcext:value-type="percentage">
            <text:p>-14.01%</text:p>
          </table:table-cell>
          <table:table-cell table:formula="of:=IF([.D285]=&quot;lib&quot;;[.E285];-[.E285])" office:value-type="percentage" office:value="-0.140137769182294" calcext:value-type="percentage">
            <text:p>-14.01%</text:p>
          </table:table-cell>
          <table:table-cell/>
          <table:table-cell table:formula="of:=IF(NOT([.$I285]=&quot;&quot;);IF([.$C285]=[.J$1];[.$I285];&quot;&quot;);&quot;&quot;)">
            <text:p/>
          </table:table-cell>
          <table:table-cell table:formula="of:=IF(NOT([.$I285]=&quot;&quot;);IF([.$C285]=[.K$1];[.$I285];&quot;&quot;);&quot;&quot;)">
            <text:p/>
          </table:table-cell>
          <table:table-cell table:formula="of:=IF(NOT([.$I285]=&quot;&quot;);IF([.$C285]=[.L$1];[.$I285];&quot;&quot;);&quot;&quot;)">
            <text:p/>
          </table:table-cell>
          <table:table-cell table:formula="of:=IF(NOT([.$I285]=&quot;&quot;);IF([.$C285]=[.M$1];[.$I285];&quot;&quot;);&quot;&quot;)">
            <text:p/>
          </table:table-cell>
          <table:table-cell table:formula="of:=IF(NOT([.$I285]=&quot;&quot;);IF([.$C285]=[.N$1];[.$I285];&quot;&quot;);&quot;&quot;)">
            <text:p/>
          </table:table-cell>
          <table:table-cell table:formula="of:=IF(NOT([.$I285]=&quot;&quot;);IF([.$C285]=[.O$1];[.$I285];&quot;&quot;);&quot;&quot;)">
            <text:p/>
          </table:table-cell>
          <table:table-cell table:formula="of:=IF(NOT([.$I285]=&quot;&quot;);IF([.$C285]=[.P$1];[.$I285];&quot;&quot;);&quot;&quot;)">
            <text:p/>
          </table:table-cell>
          <table:table-cell table:formula="of:=IF(NOT([.$I285]=&quot;&quot;);IF([.$C285]=[.Q$1];[.$I285];&quot;&quot;);&quot;&quot;)">
            <text:p/>
          </table:table-cell>
          <table:table-cell table:formula="of:=IF(NOT([.$I285]=&quot;&quot;);IF([.$C285]=[.R$1];[.$I285];&quot;&quot;);&quot;&quot;)">
            <text:p/>
          </table:table-cell>
          <table:table-cell table:formula="of:=IF(NOT([.$I285]=&quot;&quot;);IF([.$C285]=[.S$1];[.$I285];&quot;&quot;);&quot;&quot;)">
            <text:p/>
          </table:table-cell>
          <table:table-cell table:formula="of:=IF(NOT([.$I285]=&quot;&quot;);IF([.$C285]=[.T$1];[.$I285];&quot;&quot;);&quot;&quot;)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ton and Bradley 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9113204725587" calcext:value-type="percentage">
            <text:p>13.91%</text:p>
          </table:table-cell>
          <table:table-cell table:formula="of:=IF([.D286]=&quot;con&quot;;[.E286];-[.E286])" office:value-type="percentage" office:value="0.139113204725587" calcext:value-type="percentage">
            <text:p>13.91%</text:p>
          </table:table-cell>
          <table:table-cell table:formula="of:=IF([.D286]=&quot;lab&quot;;[.E286];-[.E286])" office:value-type="percentage" office:value="-0.139113204725587" calcext:value-type="percentage">
            <text:p>-13.91%</text:p>
          </table:table-cell>
          <table:table-cell table:formula="of:=IF([.D286]=&quot;lib&quot;;[.E286];-[.E286])" office:value-type="percentage" office:value="-0.139113204725587" calcext:value-type="percentage">
            <text:p>-13.91%</text:p>
          </table:table-cell>
          <table:table-cell/>
          <table:table-cell table:formula="of:=IF(NOT([.$I286]=&quot;&quot;);IF([.$C286]=[.J$1];[.$I286];&quot;&quot;);&quot;&quot;)">
            <text:p/>
          </table:table-cell>
          <table:table-cell table:formula="of:=IF(NOT([.$I286]=&quot;&quot;);IF([.$C286]=[.K$1];[.$I286];&quot;&quot;);&quot;&quot;)">
            <text:p/>
          </table:table-cell>
          <table:table-cell table:formula="of:=IF(NOT([.$I286]=&quot;&quot;);IF([.$C286]=[.L$1];[.$I286];&quot;&quot;);&quot;&quot;)">
            <text:p/>
          </table:table-cell>
          <table:table-cell table:formula="of:=IF(NOT([.$I286]=&quot;&quot;);IF([.$C286]=[.M$1];[.$I286];&quot;&quot;);&quot;&quot;)">
            <text:p/>
          </table:table-cell>
          <table:table-cell table:formula="of:=IF(NOT([.$I286]=&quot;&quot;);IF([.$C286]=[.N$1];[.$I286];&quot;&quot;);&quot;&quot;)">
            <text:p/>
          </table:table-cell>
          <table:table-cell table:formula="of:=IF(NOT([.$I286]=&quot;&quot;);IF([.$C286]=[.O$1];[.$I286];&quot;&quot;);&quot;&quot;)">
            <text:p/>
          </table:table-cell>
          <table:table-cell table:formula="of:=IF(NOT([.$I286]=&quot;&quot;);IF([.$C286]=[.P$1];[.$I286];&quot;&quot;);&quot;&quot;)">
            <text:p/>
          </table:table-cell>
          <table:table-cell table:formula="of:=IF(NOT([.$I286]=&quot;&quot;);IF([.$C286]=[.Q$1];[.$I286];&quot;&quot;);&quot;&quot;)">
            <text:p/>
          </table:table-cell>
          <table:table-cell table:formula="of:=IF(NOT([.$I286]=&quot;&quot;);IF([.$C286]=[.R$1];[.$I286];&quot;&quot;);&quot;&quot;)">
            <text:p/>
          </table:table-cell>
          <table:table-cell table:formula="of:=IF(NOT([.$I286]=&quot;&quot;);IF([.$C286]=[.S$1];[.$I286];&quot;&quot;);&quot;&quot;)">
            <text:p/>
          </table:table-cell>
          <table:table-cell table:formula="of:=IF(NOT([.$I286]=&quot;&quot;);IF([.$C286]=[.T$1];[.$I286];&quot;&quot;);&quot;&quot;)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or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7346557190473" calcext:value-type="percentage">
            <text:p>13.73%</text:p>
          </table:table-cell>
          <table:table-cell table:formula="of:=IF([.D287]=&quot;con&quot;;[.E287];-[.E287])" office:value-type="percentage" office:value="0.137346557190473" calcext:value-type="percentage">
            <text:p>13.73%</text:p>
          </table:table-cell>
          <table:table-cell table:formula="of:=IF([.D287]=&quot;lab&quot;;[.E287];-[.E287])" office:value-type="percentage" office:value="-0.137346557190473" calcext:value-type="percentage">
            <text:p>-13.73%</text:p>
          </table:table-cell>
          <table:table-cell table:formula="of:=IF([.D287]=&quot;lib&quot;;[.E287];-[.E287])" office:value-type="percentage" office:value="-0.137346557190473" calcext:value-type="percentage">
            <text:p>-13.73%</text:p>
          </table:table-cell>
          <table:table-cell/>
          <table:table-cell table:formula="of:=IF(NOT([.$I287]=&quot;&quot;);IF([.$C287]=[.J$1];[.$I287];&quot;&quot;);&quot;&quot;)">
            <text:p/>
          </table:table-cell>
          <table:table-cell table:formula="of:=IF(NOT([.$I287]=&quot;&quot;);IF([.$C287]=[.K$1];[.$I287];&quot;&quot;);&quot;&quot;)">
            <text:p/>
          </table:table-cell>
          <table:table-cell table:formula="of:=IF(NOT([.$I287]=&quot;&quot;);IF([.$C287]=[.L$1];[.$I287];&quot;&quot;);&quot;&quot;)">
            <text:p/>
          </table:table-cell>
          <table:table-cell table:formula="of:=IF(NOT([.$I287]=&quot;&quot;);IF([.$C287]=[.M$1];[.$I287];&quot;&quot;);&quot;&quot;)">
            <text:p/>
          </table:table-cell>
          <table:table-cell table:formula="of:=IF(NOT([.$I287]=&quot;&quot;);IF([.$C287]=[.N$1];[.$I287];&quot;&quot;);&quot;&quot;)">
            <text:p/>
          </table:table-cell>
          <table:table-cell table:formula="of:=IF(NOT([.$I287]=&quot;&quot;);IF([.$C287]=[.O$1];[.$I287];&quot;&quot;);&quot;&quot;)">
            <text:p/>
          </table:table-cell>
          <table:table-cell table:formula="of:=IF(NOT([.$I287]=&quot;&quot;);IF([.$C287]=[.P$1];[.$I287];&quot;&quot;);&quot;&quot;)">
            <text:p/>
          </table:table-cell>
          <table:table-cell table:formula="of:=IF(NOT([.$I287]=&quot;&quot;);IF([.$C287]=[.Q$1];[.$I287];&quot;&quot;);&quot;&quot;)">
            <text:p/>
          </table:table-cell>
          <table:table-cell table:formula="of:=IF(NOT([.$I287]=&quot;&quot;);IF([.$C287]=[.R$1];[.$I287];&quot;&quot;);&quot;&quot;)">
            <text:p/>
          </table:table-cell>
          <table:table-cell table:formula="of:=IF(NOT([.$I287]=&quot;&quot;);IF([.$C287]=[.S$1];[.$I287];&quot;&quot;);&quot;&quot;)">
            <text:p/>
          </table:table-cell>
          <table:table-cell table:formula="of:=IF(NOT([.$I287]=&quot;&quot;);IF([.$C287]=[.T$1];[.$I287];&quot;&quot;);&quot;&quot;)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69" office:value-type="string" calcext:value-type="string">
            <text:p>Bishop Auck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6766660131146" calcext:value-type="percentage">
            <text:p>13.68%</text:p>
          </table:table-cell>
          <table:table-cell table:formula="of:=IF([.D288]=&quot;con&quot;;[.E288];-[.E288])" office:value-type="percentage" office:value="0.136766660131146" calcext:value-type="percentage">
            <text:p>13.68%</text:p>
          </table:table-cell>
          <table:table-cell table:formula="of:=IF([.D288]=&quot;lab&quot;;[.E288];-[.E288])" office:value-type="percentage" office:value="-0.136766660131146" calcext:value-type="percentage">
            <text:p>-13.68%</text:p>
          </table:table-cell>
          <table:table-cell table:formula="of:=IF([.D288]=&quot;lib&quot;;[.E288];-[.E288])" office:value-type="percentage" office:value="-0.136766660131146" calcext:value-type="percentage">
            <text:p>-13.68%</text:p>
          </table:table-cell>
          <table:table-cell/>
          <table:table-cell table:formula="of:=IF(NOT([.$I288]=&quot;&quot;);IF([.$C288]=[.J$1];[.$I288];&quot;&quot;);&quot;&quot;)">
            <text:p/>
          </table:table-cell>
          <table:table-cell table:formula="of:=IF(NOT([.$I288]=&quot;&quot;);IF([.$C288]=[.K$1];[.$I288];&quot;&quot;);&quot;&quot;)">
            <text:p/>
          </table:table-cell>
          <table:table-cell table:formula="of:=IF(NOT([.$I288]=&quot;&quot;);IF([.$C288]=[.L$1];[.$I288];&quot;&quot;);&quot;&quot;)">
            <text:p/>
          </table:table-cell>
          <table:table-cell table:formula="of:=IF(NOT([.$I288]=&quot;&quot;);IF([.$C288]=[.M$1];[.$I288];&quot;&quot;);&quot;&quot;)">
            <text:p/>
          </table:table-cell>
          <table:table-cell table:formula="of:=IF(NOT([.$I288]=&quot;&quot;);IF([.$C288]=[.N$1];[.$I288];&quot;&quot;);&quot;&quot;)">
            <text:p/>
          </table:table-cell>
          <table:table-cell table:formula="of:=IF(NOT([.$I288]=&quot;&quot;);IF([.$C288]=[.O$1];[.$I288];&quot;&quot;);&quot;&quot;)">
            <text:p/>
          </table:table-cell>
          <table:table-cell table:formula="of:=IF(NOT([.$I288]=&quot;&quot;);IF([.$C288]=[.P$1];[.$I288];&quot;&quot;);&quot;&quot;)">
            <text:p/>
          </table:table-cell>
          <table:table-cell table:formula="of:=IF(NOT([.$I288]=&quot;&quot;);IF([.$C288]=[.Q$1];[.$I288];&quot;&quot;);&quot;&quot;)">
            <text:p/>
          </table:table-cell>
          <table:table-cell table:formula="of:=IF(NOT([.$I288]=&quot;&quot;);IF([.$C288]=[.R$1];[.$I288];&quot;&quot;);&quot;&quot;)">
            <text:p/>
          </table:table-cell>
          <table:table-cell table:formula="of:=IF(NOT([.$I288]=&quot;&quot;);IF([.$C288]=[.S$1];[.$I288];&quot;&quot;);&quot;&quot;)">
            <text:p/>
          </table:table-cell>
          <table:table-cell table:formula="of:=IF(NOT([.$I288]=&quot;&quot;);IF([.$C288]=[.T$1];[.$I288];&quot;&quot;);&quot;&quot;)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rthampt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6030483892918" calcext:value-type="percentage">
            <text:p>13.60%</text:p>
          </table:table-cell>
          <table:table-cell table:formula="of:=IF([.D289]=&quot;con&quot;;[.E289];-[.E289])" office:value-type="percentage" office:value="0.136030483892918" calcext:value-type="percentage">
            <text:p>13.60%</text:p>
          </table:table-cell>
          <table:table-cell table:formula="of:=IF([.D289]=&quot;lab&quot;;[.E289];-[.E289])" office:value-type="percentage" office:value="-0.136030483892918" calcext:value-type="percentage">
            <text:p>-13.60%</text:p>
          </table:table-cell>
          <table:table-cell table:formula="of:=IF([.D289]=&quot;lib&quot;;[.E289];-[.E289])" office:value-type="percentage" office:value="-0.136030483892918" calcext:value-type="percentage">
            <text:p>-13.60%</text:p>
          </table:table-cell>
          <table:table-cell/>
          <table:table-cell table:formula="of:=IF(NOT([.$I289]=&quot;&quot;);IF([.$C289]=[.J$1];[.$I289];&quot;&quot;);&quot;&quot;)">
            <text:p/>
          </table:table-cell>
          <table:table-cell table:formula="of:=IF(NOT([.$I289]=&quot;&quot;);IF([.$C289]=[.K$1];[.$I289];&quot;&quot;);&quot;&quot;)">
            <text:p/>
          </table:table-cell>
          <table:table-cell table:formula="of:=IF(NOT([.$I289]=&quot;&quot;);IF([.$C289]=[.L$1];[.$I289];&quot;&quot;);&quot;&quot;)">
            <text:p/>
          </table:table-cell>
          <table:table-cell table:formula="of:=IF(NOT([.$I289]=&quot;&quot;);IF([.$C289]=[.M$1];[.$I289];&quot;&quot;);&quot;&quot;)">
            <text:p/>
          </table:table-cell>
          <table:table-cell table:formula="of:=IF(NOT([.$I289]=&quot;&quot;);IF([.$C289]=[.N$1];[.$I289];&quot;&quot;);&quot;&quot;)">
            <text:p/>
          </table:table-cell>
          <table:table-cell table:formula="of:=IF(NOT([.$I289]=&quot;&quot;);IF([.$C289]=[.O$1];[.$I289];&quot;&quot;);&quot;&quot;)">
            <text:p/>
          </table:table-cell>
          <table:table-cell table:formula="of:=IF(NOT([.$I289]=&quot;&quot;);IF([.$C289]=[.P$1];[.$I289];&quot;&quot;);&quot;&quot;)">
            <text:p/>
          </table:table-cell>
          <table:table-cell table:formula="of:=IF(NOT([.$I289]=&quot;&quot;);IF([.$C289]=[.Q$1];[.$I289];&quot;&quot;);&quot;&quot;)">
            <text:p/>
          </table:table-cell>
          <table:table-cell table:formula="of:=IF(NOT([.$I289]=&quot;&quot;);IF([.$C289]=[.R$1];[.$I289];&quot;&quot;);&quot;&quot;)">
            <text:p/>
          </table:table-cell>
          <table:table-cell table:formula="of:=IF(NOT([.$I289]=&quot;&quot;);IF([.$C289]=[.S$1];[.$I289];&quot;&quot;);&quot;&quot;)">
            <text:p/>
          </table:table-cell>
          <table:table-cell table:formula="of:=IF(NOT([.$I289]=&quot;&quot;);IF([.$C289]=[.T$1];[.$I289];&quot;&quot;)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69" office:value-type="string" calcext:value-type="string">
            <text:p>Loughbo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4943297707432" calcext:value-type="percentage">
            <text:p>13.49%</text:p>
          </table:table-cell>
          <table:table-cell table:formula="of:=IF([.D290]=&quot;con&quot;;[.E290];-[.E290])" office:value-type="percentage" office:value="0.134943297707432" calcext:value-type="percentage">
            <text:p>13.49%</text:p>
          </table:table-cell>
          <table:table-cell table:formula="of:=IF([.D290]=&quot;lab&quot;;[.E290];-[.E290])" office:value-type="percentage" office:value="-0.134943297707432" calcext:value-type="percentage">
            <text:p>-13.49%</text:p>
          </table:table-cell>
          <table:table-cell table:formula="of:=IF([.D290]=&quot;lib&quot;;[.E290];-[.E290])" office:value-type="percentage" office:value="-0.134943297707432" calcext:value-type="percentage">
            <text:p>-13.49%</text:p>
          </table:table-cell>
          <table:table-cell/>
          <table:table-cell table:formula="of:=IF(NOT([.$I290]=&quot;&quot;);IF([.$C290]=[.J$1];[.$I290];&quot;&quot;);&quot;&quot;)">
            <text:p/>
          </table:table-cell>
          <table:table-cell table:formula="of:=IF(NOT([.$I290]=&quot;&quot;);IF([.$C290]=[.K$1];[.$I290];&quot;&quot;);&quot;&quot;)">
            <text:p/>
          </table:table-cell>
          <table:table-cell table:formula="of:=IF(NOT([.$I290]=&quot;&quot;);IF([.$C290]=[.L$1];[.$I290];&quot;&quot;);&quot;&quot;)">
            <text:p/>
          </table:table-cell>
          <table:table-cell table:formula="of:=IF(NOT([.$I290]=&quot;&quot;);IF([.$C290]=[.M$1];[.$I290];&quot;&quot;);&quot;&quot;)">
            <text:p/>
          </table:table-cell>
          <table:table-cell table:formula="of:=IF(NOT([.$I290]=&quot;&quot;);IF([.$C290]=[.N$1];[.$I290];&quot;&quot;);&quot;&quot;)">
            <text:p/>
          </table:table-cell>
          <table:table-cell table:formula="of:=IF(NOT([.$I290]=&quot;&quot;);IF([.$C290]=[.O$1];[.$I290];&quot;&quot;);&quot;&quot;)">
            <text:p/>
          </table:table-cell>
          <table:table-cell table:formula="of:=IF(NOT([.$I290]=&quot;&quot;);IF([.$C290]=[.P$1];[.$I290];&quot;&quot;);&quot;&quot;)">
            <text:p/>
          </table:table-cell>
          <table:table-cell table:formula="of:=IF(NOT([.$I290]=&quot;&quot;);IF([.$C290]=[.Q$1];[.$I290];&quot;&quot;);&quot;&quot;)">
            <text:p/>
          </table:table-cell>
          <table:table-cell table:formula="of:=IF(NOT([.$I290]=&quot;&quot;);IF([.$C290]=[.R$1];[.$I290];&quot;&quot;);&quot;&quot;)">
            <text:p/>
          </table:table-cell>
          <table:table-cell table:formula="of:=IF(NOT([.$I290]=&quot;&quot;);IF([.$C290]=[.S$1];[.$I290];&quot;&quot;);&quot;&quot;)">
            <text:p/>
          </table:table-cell>
          <table:table-cell table:formula="of:=IF(NOT([.$I290]=&quot;&quot;);IF([.$C290]=[.T$1];[.$I290];&quot;&quot;);&quot;&quot;)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58" office:value-type="string" calcext:value-type="string">
            <text:p>Rother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31327167524717" calcext:value-type="percentage">
            <text:p>13.13%</text:p>
          </table:table-cell>
          <table:table-cell table:formula="of:=IF([.D291]=&quot;con&quot;;[.E291];-[.E291])" office:value-type="percentage" office:value="0.131327167524717" calcext:value-type="percentage">
            <text:p>13.13%</text:p>
          </table:table-cell>
          <table:table-cell table:formula="of:=IF([.D291]=&quot;lab&quot;;[.E291];-[.E291])" office:value-type="percentage" office:value="-0.131327167524717" calcext:value-type="percentage">
            <text:p>-13.13%</text:p>
          </table:table-cell>
          <table:table-cell table:formula="of:=IF([.D291]=&quot;lib&quot;;[.E291];-[.E291])" office:value-type="percentage" office:value="-0.131327167524717" calcext:value-type="percentage">
            <text:p>-13.13%</text:p>
          </table:table-cell>
          <table:table-cell/>
          <table:table-cell table:formula="of:=IF(NOT([.$I291]=&quot;&quot;);IF([.$C291]=[.J$1];[.$I291];&quot;&quot;);&quot;&quot;)">
            <text:p/>
          </table:table-cell>
          <table:table-cell table:formula="of:=IF(NOT([.$I291]=&quot;&quot;);IF([.$C291]=[.K$1];[.$I291];&quot;&quot;);&quot;&quot;)">
            <text:p/>
          </table:table-cell>
          <table:table-cell table:formula="of:=IF(NOT([.$I291]=&quot;&quot;);IF([.$C291]=[.L$1];[.$I291];&quot;&quot;);&quot;&quot;)">
            <text:p/>
          </table:table-cell>
          <table:table-cell table:formula="of:=IF(NOT([.$I291]=&quot;&quot;);IF([.$C291]=[.M$1];[.$I291];&quot;&quot;);&quot;&quot;)">
            <text:p/>
          </table:table-cell>
          <table:table-cell table:formula="of:=IF(NOT([.$I291]=&quot;&quot;);IF([.$C291]=[.N$1];[.$I291];&quot;&quot;);&quot;&quot;)">
            <text:p/>
          </table:table-cell>
          <table:table-cell table:formula="of:=IF(NOT([.$I291]=&quot;&quot;);IF([.$C291]=[.O$1];[.$I291];&quot;&quot;);&quot;&quot;)">
            <text:p/>
          </table:table-cell>
          <table:table-cell table:formula="of:=IF(NOT([.$I291]=&quot;&quot;);IF([.$C291]=[.P$1];[.$I291];&quot;&quot;);&quot;&quot;)">
            <text:p/>
          </table:table-cell>
          <table:table-cell table:formula="of:=IF(NOT([.$I291]=&quot;&quot;);IF([.$C291]=[.Q$1];[.$I291];&quot;&quot;);&quot;&quot;)">
            <text:p/>
          </table:table-cell>
          <table:table-cell table:formula="of:=IF(NOT([.$I291]=&quot;&quot;);IF([.$C291]=[.R$1];[.$I291];&quot;&quot;);&quot;&quot;)">
            <text:p/>
          </table:table-cell>
          <table:table-cell table:formula="of:=IF(NOT([.$I291]=&quot;&quot;);IF([.$C291]=[.S$1];[.$I291];&quot;&quot;);&quot;&quot;)">
            <text:p/>
          </table:table-cell>
          <table:table-cell table:formula="of:=IF(NOT([.$I291]=&quot;&quot;);IF([.$C291]=[.T$1];[.$I291];&quot;&quot;)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69" office:value-type="string" calcext:value-type="string">
            <text:p>Barrow and Fu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8974464985333" calcext:value-type="percentage">
            <text:p>12.90%</text:p>
          </table:table-cell>
          <table:table-cell table:formula="of:=IF([.D292]=&quot;con&quot;;[.E292];-[.E292])" office:value-type="percentage" office:value="0.128974464985333" calcext:value-type="percentage">
            <text:p>12.90%</text:p>
          </table:table-cell>
          <table:table-cell table:formula="of:=IF([.D292]=&quot;lab&quot;;[.E292];-[.E292])" office:value-type="percentage" office:value="-0.128974464985333" calcext:value-type="percentage">
            <text:p>-12.90%</text:p>
          </table:table-cell>
          <table:table-cell table:formula="of:=IF([.D292]=&quot;lib&quot;;[.E292];-[.E292])" office:value-type="percentage" office:value="-0.128974464985333" calcext:value-type="percentage">
            <text:p>-12.90%</text:p>
          </table:table-cell>
          <table:table-cell/>
          <table:table-cell table:formula="of:=IF(NOT([.$I292]=&quot;&quot;);IF([.$C292]=[.J$1];[.$I292];&quot;&quot;);&quot;&quot;)">
            <text:p/>
          </table:table-cell>
          <table:table-cell table:formula="of:=IF(NOT([.$I292]=&quot;&quot;);IF([.$C292]=[.K$1];[.$I292];&quot;&quot;);&quot;&quot;)">
            <text:p/>
          </table:table-cell>
          <table:table-cell table:formula="of:=IF(NOT([.$I292]=&quot;&quot;);IF([.$C292]=[.L$1];[.$I292];&quot;&quot;);&quot;&quot;)">
            <text:p/>
          </table:table-cell>
          <table:table-cell table:formula="of:=IF(NOT([.$I292]=&quot;&quot;);IF([.$C292]=[.M$1];[.$I292];&quot;&quot;);&quot;&quot;)">
            <text:p/>
          </table:table-cell>
          <table:table-cell table:formula="of:=IF(NOT([.$I292]=&quot;&quot;);IF([.$C292]=[.N$1];[.$I292];&quot;&quot;);&quot;&quot;)">
            <text:p/>
          </table:table-cell>
          <table:table-cell table:formula="of:=IF(NOT([.$I292]=&quot;&quot;);IF([.$C292]=[.O$1];[.$I292];&quot;&quot;);&quot;&quot;)">
            <text:p/>
          </table:table-cell>
          <table:table-cell table:formula="of:=IF(NOT([.$I292]=&quot;&quot;);IF([.$C292]=[.P$1];[.$I292];&quot;&quot;);&quot;&quot;)">
            <text:p/>
          </table:table-cell>
          <table:table-cell table:formula="of:=IF(NOT([.$I292]=&quot;&quot;);IF([.$C292]=[.Q$1];[.$I292];&quot;&quot;);&quot;&quot;)">
            <text:p/>
          </table:table-cell>
          <table:table-cell table:formula="of:=IF(NOT([.$I292]=&quot;&quot;);IF([.$C292]=[.R$1];[.$I292];&quot;&quot;);&quot;&quot;)">
            <text:p/>
          </table:table-cell>
          <table:table-cell table:formula="of:=IF(NOT([.$I292]=&quot;&quot;);IF([.$C292]=[.S$1];[.$I292];&quot;&quot;);&quot;&quot;)">
            <text:p/>
          </table:table-cell>
          <table:table-cell table:formula="of:=IF(NOT([.$I292]=&quot;&quot;);IF([.$C292]=[.T$1];[.$I292];&quot;&quot;);&quot;&quot;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arrow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27194441726196" calcext:value-type="percentage">
            <text:p>12.72%</text:p>
          </table:table-cell>
          <table:table-cell table:formula="of:=IF([.D293]=&quot;con&quot;;[.E293];-[.E293])" office:value-type="percentage" office:value="0.127194441726196" calcext:value-type="percentage">
            <text:p>12.72%</text:p>
          </table:table-cell>
          <table:table-cell table:formula="of:=IF([.D293]=&quot;lab&quot;;[.E293];-[.E293])" office:value-type="percentage" office:value="-0.127194441726196" calcext:value-type="percentage">
            <text:p>-12.72%</text:p>
          </table:table-cell>
          <table:table-cell table:formula="of:=IF([.D293]=&quot;lib&quot;;[.E293];-[.E293])" office:value-type="percentage" office:value="-0.127194441726196" calcext:value-type="percentage">
            <text:p>-12.72%</text:p>
          </table:table-cell>
          <table:table-cell/>
          <table:table-cell table:formula="of:=IF(NOT([.$I293]=&quot;&quot;);IF([.$C293]=[.J$1];[.$I293];&quot;&quot;);&quot;&quot;)">
            <text:p/>
          </table:table-cell>
          <table:table-cell table:formula="of:=IF(NOT([.$I293]=&quot;&quot;);IF([.$C293]=[.K$1];[.$I293];&quot;&quot;);&quot;&quot;)">
            <text:p/>
          </table:table-cell>
          <table:table-cell table:formula="of:=IF(NOT([.$I293]=&quot;&quot;);IF([.$C293]=[.L$1];[.$I293];&quot;&quot;);&quot;&quot;)">
            <text:p/>
          </table:table-cell>
          <table:table-cell table:formula="of:=IF(NOT([.$I293]=&quot;&quot;);IF([.$C293]=[.M$1];[.$I293];&quot;&quot;);&quot;&quot;)">
            <text:p/>
          </table:table-cell>
          <table:table-cell table:formula="of:=IF(NOT([.$I293]=&quot;&quot;);IF([.$C293]=[.N$1];[.$I293];&quot;&quot;);&quot;&quot;)">
            <text:p/>
          </table:table-cell>
          <table:table-cell table:formula="of:=IF(NOT([.$I293]=&quot;&quot;);IF([.$C293]=[.O$1];[.$I293];&quot;&quot;);&quot;&quot;)">
            <text:p/>
          </table:table-cell>
          <table:table-cell table:formula="of:=IF(NOT([.$I293]=&quot;&quot;);IF([.$C293]=[.P$1];[.$I293];&quot;&quot;);&quot;&quot;)">
            <text:p/>
          </table:table-cell>
          <table:table-cell table:formula="of:=IF(NOT([.$I293]=&quot;&quot;);IF([.$C293]=[.Q$1];[.$I293];&quot;&quot;);&quot;&quot;)">
            <text:p/>
          </table:table-cell>
          <table:table-cell table:formula="of:=IF(NOT([.$I293]=&quot;&quot;);IF([.$C293]=[.R$1];[.$I293];&quot;&quot;);&quot;&quot;)">
            <text:p/>
          </table:table-cell>
          <table:table-cell table:formula="of:=IF(NOT([.$I293]=&quot;&quot;);IF([.$C293]=[.S$1];[.$I293];&quot;&quot;);&quot;&quot;)">
            <text:p/>
          </table:table-cell>
          <table:table-cell table:formula="of:=IF(NOT([.$I293]=&quot;&quot;);IF([.$C293]=[.T$1];[.$I293];&quot;&quot;);&quot;&quot;)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69" office:value-type="string" calcext:value-type="string">
            <text:p>Whitehaven and Work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32665330661" calcext:value-type="percentage">
            <text:p>12.63%</text:p>
          </table:table-cell>
          <table:table-cell table:formula="of:=IF([.D294]=&quot;con&quot;;[.E294];-[.E294])" office:value-type="percentage" office:value="0.126332665330661" calcext:value-type="percentage">
            <text:p>12.63%</text:p>
          </table:table-cell>
          <table:table-cell table:formula="of:=IF([.D294]=&quot;lab&quot;;[.E294];-[.E294])" office:value-type="percentage" office:value="-0.126332665330661" calcext:value-type="percentage">
            <text:p>-12.63%</text:p>
          </table:table-cell>
          <table:table-cell table:formula="of:=IF([.D294]=&quot;lib&quot;;[.E294];-[.E294])" office:value-type="percentage" office:value="-0.126332665330661" calcext:value-type="percentage">
            <text:p>-12.63%</text:p>
          </table:table-cell>
          <table:table-cell/>
          <table:table-cell table:formula="of:=IF(NOT([.$I294]=&quot;&quot;);IF([.$C294]=[.J$1];[.$I294];&quot;&quot;);&quot;&quot;)">
            <text:p/>
          </table:table-cell>
          <table:table-cell table:formula="of:=IF(NOT([.$I294]=&quot;&quot;);IF([.$C294]=[.K$1];[.$I294];&quot;&quot;);&quot;&quot;)">
            <text:p/>
          </table:table-cell>
          <table:table-cell table:formula="of:=IF(NOT([.$I294]=&quot;&quot;);IF([.$C294]=[.L$1];[.$I294];&quot;&quot;);&quot;&quot;)">
            <text:p/>
          </table:table-cell>
          <table:table-cell table:formula="of:=IF(NOT([.$I294]=&quot;&quot;);IF([.$C294]=[.M$1];[.$I294];&quot;&quot;);&quot;&quot;)">
            <text:p/>
          </table:table-cell>
          <table:table-cell table:formula="of:=IF(NOT([.$I294]=&quot;&quot;);IF([.$C294]=[.N$1];[.$I294];&quot;&quot;);&quot;&quot;)">
            <text:p/>
          </table:table-cell>
          <table:table-cell table:formula="of:=IF(NOT([.$I294]=&quot;&quot;);IF([.$C294]=[.O$1];[.$I294];&quot;&quot;);&quot;&quot;)">
            <text:p/>
          </table:table-cell>
          <table:table-cell table:formula="of:=IF(NOT([.$I294]=&quot;&quot;);IF([.$C294]=[.P$1];[.$I294];&quot;&quot;);&quot;&quot;)">
            <text:p/>
          </table:table-cell>
          <table:table-cell table:formula="of:=IF(NOT([.$I294]=&quot;&quot;);IF([.$C294]=[.Q$1];[.$I294];&quot;&quot;);&quot;&quot;)">
            <text:p/>
          </table:table-cell>
          <table:table-cell table:formula="of:=IF(NOT([.$I294]=&quot;&quot;);IF([.$C294]=[.R$1];[.$I294];&quot;&quot;);&quot;&quot;)">
            <text:p/>
          </table:table-cell>
          <table:table-cell table:formula="of:=IF(NOT([.$I294]=&quot;&quot;);IF([.$C294]=[.S$1];[.$I294];&quot;&quot;);&quot;&quot;)">
            <text:p/>
          </table:table-cell>
          <table:table-cell table:formula="of:=IF(NOT([.$I294]=&quot;&quot;);IF([.$C294]=[.T$1];[.$I294];&quot;&quot;);&quot;&quot;)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69" office:value-type="string" calcext:value-type="string">
            <text:p>Rush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20378256933" calcext:value-type="percentage">
            <text:p>12.63%</text:p>
          </table:table-cell>
          <table:table-cell table:formula="of:=IF([.D295]=&quot;con&quot;;[.E295];-[.E295])" office:value-type="percentage" office:value="0.126320378256933" calcext:value-type="percentage">
            <text:p>12.63%</text:p>
          </table:table-cell>
          <table:table-cell table:formula="of:=IF([.D295]=&quot;lab&quot;;[.E295];-[.E295])" office:value-type="percentage" office:value="-0.126320378256933" calcext:value-type="percentage">
            <text:p>-12.63%</text:p>
          </table:table-cell>
          <table:table-cell table:formula="of:=IF([.D295]=&quot;lib&quot;;[.E295];-[.E295])" office:value-type="percentage" office:value="-0.126320378256933" calcext:value-type="percentage">
            <text:p>-12.63%</text:p>
          </table:table-cell>
          <table:table-cell/>
          <table:table-cell table:formula="of:=IF(NOT([.$I295]=&quot;&quot;);IF([.$C295]=[.J$1];[.$I295];&quot;&quot;);&quot;&quot;)">
            <text:p/>
          </table:table-cell>
          <table:table-cell table:formula="of:=IF(NOT([.$I295]=&quot;&quot;);IF([.$C295]=[.K$1];[.$I295];&quot;&quot;);&quot;&quot;)">
            <text:p/>
          </table:table-cell>
          <table:table-cell table:formula="of:=IF(NOT([.$I295]=&quot;&quot;);IF([.$C295]=[.L$1];[.$I295];&quot;&quot;);&quot;&quot;)">
            <text:p/>
          </table:table-cell>
          <table:table-cell table:formula="of:=IF(NOT([.$I295]=&quot;&quot;);IF([.$C295]=[.M$1];[.$I295];&quot;&quot;);&quot;&quot;)">
            <text:p/>
          </table:table-cell>
          <table:table-cell table:formula="of:=IF(NOT([.$I295]=&quot;&quot;);IF([.$C295]=[.N$1];[.$I295];&quot;&quot;);&quot;&quot;)">
            <text:p/>
          </table:table-cell>
          <table:table-cell table:formula="of:=IF(NOT([.$I295]=&quot;&quot;);IF([.$C295]=[.O$1];[.$I295];&quot;&quot;);&quot;&quot;)">
            <text:p/>
          </table:table-cell>
          <table:table-cell table:formula="of:=IF(NOT([.$I295]=&quot;&quot;);IF([.$C295]=[.P$1];[.$I295];&quot;&quot;);&quot;&quot;)">
            <text:p/>
          </table:table-cell>
          <table:table-cell table:formula="of:=IF(NOT([.$I295]=&quot;&quot;);IF([.$C295]=[.Q$1];[.$I295];&quot;&quot;);&quot;&quot;)">
            <text:p/>
          </table:table-cell>
          <table:table-cell table:formula="of:=IF(NOT([.$I295]=&quot;&quot;);IF([.$C295]=[.R$1];[.$I295];&quot;&quot;);&quot;&quot;)">
            <text:p/>
          </table:table-cell>
          <table:table-cell table:formula="of:=IF(NOT([.$I295]=&quot;&quot;);IF([.$C295]=[.S$1];[.$I295];&quot;&quot;);&quot;&quot;)">
            <text:p/>
          </table:table-cell>
          <table:table-cell table:formula="of:=IF(NOT([.$I295]=&quot;&quot;);IF([.$C295]=[.T$1];[.$I295];&quot;&quot;);&quot;&quot;)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63" office:value-type="string" calcext:value-type="string">
            <text:p>Finchley and Golders Gr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19737462378069" calcext:value-type="percentage">
            <text:p>11.97%</text:p>
          </table:table-cell>
          <table:table-cell table:formula="of:=IF([.D296]=&quot;con&quot;;[.E296];-[.E296])" office:value-type="percentage" office:value="0.119737462378069" calcext:value-type="percentage">
            <text:p>11.97%</text:p>
          </table:table-cell>
          <table:table-cell table:formula="of:=IF([.D296]=&quot;lab&quot;;[.E296];-[.E296])" office:value-type="percentage" office:value="-0.119737462378069" calcext:value-type="percentage">
            <text:p>-11.97%</text:p>
          </table:table-cell>
          <table:table-cell table:formula="of:=IF([.D296]=&quot;lib&quot;;[.E296];-[.E296])" office:value-type="percentage" office:value="-0.119737462378069" calcext:value-type="percentage">
            <text:p>-11.97%</text:p>
          </table:table-cell>
          <table:table-cell/>
          <table:table-cell table:formula="of:=IF(NOT([.$I296]=&quot;&quot;);IF([.$C296]=[.J$1];[.$I296];&quot;&quot;);&quot;&quot;)">
            <text:p/>
          </table:table-cell>
          <table:table-cell table:formula="of:=IF(NOT([.$I296]=&quot;&quot;);IF([.$C296]=[.K$1];[.$I296];&quot;&quot;);&quot;&quot;)">
            <text:p/>
          </table:table-cell>
          <table:table-cell table:formula="of:=IF(NOT([.$I296]=&quot;&quot;);IF([.$C296]=[.L$1];[.$I296];&quot;&quot;);&quot;&quot;)">
            <text:p/>
          </table:table-cell>
          <table:table-cell table:formula="of:=IF(NOT([.$I296]=&quot;&quot;);IF([.$C296]=[.M$1];[.$I296];&quot;&quot;);&quot;&quot;)">
            <text:p/>
          </table:table-cell>
          <table:table-cell table:formula="of:=IF(NOT([.$I296]=&quot;&quot;);IF([.$C296]=[.N$1];[.$I296];&quot;&quot;);&quot;&quot;)">
            <text:p/>
          </table:table-cell>
          <table:table-cell table:formula="of:=IF(NOT([.$I296]=&quot;&quot;);IF([.$C296]=[.O$1];[.$I296];&quot;&quot;);&quot;&quot;)">
            <text:p/>
          </table:table-cell>
          <table:table-cell table:formula="of:=IF(NOT([.$I296]=&quot;&quot;);IF([.$C296]=[.P$1];[.$I296];&quot;&quot;);&quot;&quot;)">
            <text:p/>
          </table:table-cell>
          <table:table-cell table:formula="of:=IF(NOT([.$I296]=&quot;&quot;);IF([.$C296]=[.Q$1];[.$I296];&quot;&quot;);&quot;&quot;)">
            <text:p/>
          </table:table-cell>
          <table:table-cell table:formula="of:=IF(NOT([.$I296]=&quot;&quot;);IF([.$C296]=[.R$1];[.$I296];&quot;&quot;);&quot;&quot;)">
            <text:p/>
          </table:table-cell>
          <table:table-cell table:formula="of:=IF(NOT([.$I296]=&quot;&quot;);IF([.$C296]=[.S$1];[.$I296];&quot;&quot;);&quot;&quot;)">
            <text:p/>
          </table:table-cell>
          <table:table-cell table:formula="of:=IF(NOT([.$I296]=&quot;&quot;);IF([.$C296]=[.T$1];[.$I296];&quot;&quot;);&quot;&quot;)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69" office:value-type="string" calcext:value-type="string">
            <text:p>Ship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8437280610212" calcext:value-type="percentage">
            <text:p>11.84%</text:p>
          </table:table-cell>
          <table:table-cell table:formula="of:=IF([.D297]=&quot;con&quot;;[.E297];-[.E297])" office:value-type="percentage" office:value="0.118437280610212" calcext:value-type="percentage">
            <text:p>11.84%</text:p>
          </table:table-cell>
          <table:table-cell table:formula="of:=IF([.D297]=&quot;lab&quot;;[.E297];-[.E297])" office:value-type="percentage" office:value="-0.118437280610212" calcext:value-type="percentage">
            <text:p>-11.84%</text:p>
          </table:table-cell>
          <table:table-cell table:formula="of:=IF([.D297]=&quot;lib&quot;;[.E297];-[.E297])" office:value-type="percentage" office:value="-0.118437280610212" calcext:value-type="percentage">
            <text:p>-11.84%</text:p>
          </table:table-cell>
          <table:table-cell/>
          <table:table-cell table:formula="of:=IF(NOT([.$I297]=&quot;&quot;);IF([.$C297]=[.J$1];[.$I297];&quot;&quot;);&quot;&quot;)">
            <text:p/>
          </table:table-cell>
          <table:table-cell table:formula="of:=IF(NOT([.$I297]=&quot;&quot;);IF([.$C297]=[.K$1];[.$I297];&quot;&quot;);&quot;&quot;)">
            <text:p/>
          </table:table-cell>
          <table:table-cell table:formula="of:=IF(NOT([.$I297]=&quot;&quot;);IF([.$C297]=[.L$1];[.$I297];&quot;&quot;);&quot;&quot;)">
            <text:p/>
          </table:table-cell>
          <table:table-cell table:formula="of:=IF(NOT([.$I297]=&quot;&quot;);IF([.$C297]=[.M$1];[.$I297];&quot;&quot;);&quot;&quot;)">
            <text:p/>
          </table:table-cell>
          <table:table-cell table:formula="of:=IF(NOT([.$I297]=&quot;&quot;);IF([.$C297]=[.N$1];[.$I297];&quot;&quot;);&quot;&quot;)">
            <text:p/>
          </table:table-cell>
          <table:table-cell table:formula="of:=IF(NOT([.$I297]=&quot;&quot;);IF([.$C297]=[.O$1];[.$I297];&quot;&quot;);&quot;&quot;)">
            <text:p/>
          </table:table-cell>
          <table:table-cell table:formula="of:=IF(NOT([.$I297]=&quot;&quot;);IF([.$C297]=[.P$1];[.$I297];&quot;&quot;);&quot;&quot;)">
            <text:p/>
          </table:table-cell>
          <table:table-cell table:formula="of:=IF(NOT([.$I297]=&quot;&quot;);IF([.$C297]=[.Q$1];[.$I297];&quot;&quot;);&quot;&quot;)">
            <text:p/>
          </table:table-cell>
          <table:table-cell table:formula="of:=IF(NOT([.$I297]=&quot;&quot;);IF([.$C297]=[.R$1];[.$I297];&quot;&quot;);&quot;&quot;)">
            <text:p/>
          </table:table-cell>
          <table:table-cell table:formula="of:=IF(NOT([.$I297]=&quot;&quot;);IF([.$C297]=[.S$1];[.$I297];&quot;&quot;);&quot;&quot;)">
            <text:p/>
          </table:table-cell>
          <table:table-cell table:formula="of:=IF(NOT([.$I297]=&quot;&quot;);IF([.$C297]=[.T$1];[.$I297];&quot;&quot;);&quot;&quot;)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8" office:value-type="string" calcext:value-type="string">
            <text:p>Bols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18039302274233" calcext:value-type="percentage">
            <text:p>11.80%</text:p>
          </table:table-cell>
          <table:table-cell table:formula="of:=IF([.D298]=&quot;con&quot;;[.E298];-[.E298])" office:value-type="percentage" office:value="0.118039302274233" calcext:value-type="percentage">
            <text:p>11.80%</text:p>
          </table:table-cell>
          <table:table-cell table:formula="of:=IF([.D298]=&quot;lab&quot;;[.E298];-[.E298])" office:value-type="percentage" office:value="-0.118039302274233" calcext:value-type="percentage">
            <text:p>-11.80%</text:p>
          </table:table-cell>
          <table:table-cell table:formula="of:=IF([.D298]=&quot;lib&quot;;[.E298];-[.E298])" office:value-type="percentage" office:value="-0.118039302274233" calcext:value-type="percentage">
            <text:p>-11.80%</text:p>
          </table:table-cell>
          <table:table-cell/>
          <table:table-cell table:formula="of:=IF(NOT([.$I298]=&quot;&quot;);IF([.$C298]=[.J$1];[.$I298];&quot;&quot;);&quot;&quot;)">
            <text:p/>
          </table:table-cell>
          <table:table-cell table:formula="of:=IF(NOT([.$I298]=&quot;&quot;);IF([.$C298]=[.K$1];[.$I298];&quot;&quot;);&quot;&quot;)">
            <text:p/>
          </table:table-cell>
          <table:table-cell table:formula="of:=IF(NOT([.$I298]=&quot;&quot;);IF([.$C298]=[.L$1];[.$I298];&quot;&quot;);&quot;&quot;)">
            <text:p/>
          </table:table-cell>
          <table:table-cell table:formula="of:=IF(NOT([.$I298]=&quot;&quot;);IF([.$C298]=[.M$1];[.$I298];&quot;&quot;);&quot;&quot;)">
            <text:p/>
          </table:table-cell>
          <table:table-cell table:formula="of:=IF(NOT([.$I298]=&quot;&quot;);IF([.$C298]=[.N$1];[.$I298];&quot;&quot;);&quot;&quot;)">
            <text:p/>
          </table:table-cell>
          <table:table-cell table:formula="of:=IF(NOT([.$I298]=&quot;&quot;);IF([.$C298]=[.O$1];[.$I298];&quot;&quot;);&quot;&quot;)">
            <text:p/>
          </table:table-cell>
          <table:table-cell table:formula="of:=IF(NOT([.$I298]=&quot;&quot;);IF([.$C298]=[.P$1];[.$I298];&quot;&quot;);&quot;&quot;)">
            <text:p/>
          </table:table-cell>
          <table:table-cell table:formula="of:=IF(NOT([.$I298]=&quot;&quot;);IF([.$C298]=[.Q$1];[.$I298];&quot;&quot;);&quot;&quot;)">
            <text:p/>
          </table:table-cell>
          <table:table-cell table:formula="of:=IF(NOT([.$I298]=&quot;&quot;);IF([.$C298]=[.R$1];[.$I298];&quot;&quot;);&quot;&quot;)">
            <text:p/>
          </table:table-cell>
          <table:table-cell table:formula="of:=IF(NOT([.$I298]=&quot;&quot;);IF([.$C298]=[.S$1];[.$I298];&quot;&quot;);&quot;&quot;)">
            <text:p/>
          </table:table-cell>
          <table:table-cell table:formula="of:=IF(NOT([.$I298]=&quot;&quot;);IF([.$C298]=[.T$1];[.$I298];&quot;&quot;);&quot;&quot;)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65" office:value-type="string" calcext:value-type="string">
            <text:p>Caerfyr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117750405436713" calcext:value-type="percentage">
            <text:p>11.78%</text:p>
          </table:table-cell>
          <table:table-cell table:formula="of:=IF([.D299]=&quot;con&quot;;[.E299];-[.E299])" office:value-type="percentage" office:value="0.117750405436713" calcext:value-type="percentage">
            <text:p>11.78%</text:p>
          </table:table-cell>
          <table:table-cell table:formula="of:=IF([.D299]=&quot;lab&quot;;[.E299];-[.E299])" office:value-type="percentage" office:value="-0.117750405436713" calcext:value-type="percentage">
            <text:p>-11.78%</text:p>
          </table:table-cell>
          <table:table-cell table:formula="of:=IF([.D299]=&quot;lib&quot;;[.E299];-[.E299])" office:value-type="percentage" office:value="-0.117750405436713" calcext:value-type="percentage">
            <text:p>-11.78%</text:p>
          </table:table-cell>
          <table:table-cell/>
          <table:table-cell table:formula="of:=IF(NOT([.$I299]=&quot;&quot;);IF([.$C299]=[.J$1];[.$I299];&quot;&quot;);&quot;&quot;)">
            <text:p/>
          </table:table-cell>
          <table:table-cell table:formula="of:=IF(NOT([.$I299]=&quot;&quot;);IF([.$C299]=[.K$1];[.$I299];&quot;&quot;);&quot;&quot;)">
            <text:p/>
          </table:table-cell>
          <table:table-cell table:formula="of:=IF(NOT([.$I299]=&quot;&quot;);IF([.$C299]=[.L$1];[.$I299];&quot;&quot;);&quot;&quot;)">
            <text:p/>
          </table:table-cell>
          <table:table-cell table:formula="of:=IF(NOT([.$I299]=&quot;&quot;);IF([.$C299]=[.M$1];[.$I299];&quot;&quot;);&quot;&quot;)">
            <text:p/>
          </table:table-cell>
          <table:table-cell table:formula="of:=IF(NOT([.$I299]=&quot;&quot;);IF([.$C299]=[.N$1];[.$I299];&quot;&quot;);&quot;&quot;)">
            <text:p/>
          </table:table-cell>
          <table:table-cell table:formula="of:=IF(NOT([.$I299]=&quot;&quot;);IF([.$C299]=[.O$1];[.$I299];&quot;&quot;);&quot;&quot;)">
            <text:p/>
          </table:table-cell>
          <table:table-cell table:formula="of:=IF(NOT([.$I299]=&quot;&quot;);IF([.$C299]=[.P$1];[.$I299];&quot;&quot;);&quot;&quot;)">
            <text:p/>
          </table:table-cell>
          <table:table-cell table:formula="of:=IF(NOT([.$I299]=&quot;&quot;);IF([.$C299]=[.Q$1];[.$I299];&quot;&quot;);&quot;&quot;)">
            <text:p/>
          </table:table-cell>
          <table:table-cell table:formula="of:=IF(NOT([.$I299]=&quot;&quot;);IF([.$C299]=[.R$1];[.$I299];&quot;&quot;);&quot;&quot;)">
            <text:p/>
          </table:table-cell>
          <table:table-cell table:formula="of:=IF(NOT([.$I299]=&quot;&quot;);IF([.$C299]=[.S$1];[.$I299];&quot;&quot;);&quot;&quot;)">
            <text:p/>
          </table:table-cell>
          <table:table-cell table:formula="of:=IF(NOT([.$I299]=&quot;&quot;);IF([.$C299]=[.T$1];[.$I299];&quot;&quot;);&quot;&quot;)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rwic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6726908860708" calcext:value-type="percentage">
            <text:p>11.67%</text:p>
          </table:table-cell>
          <table:table-cell table:formula="of:=IF([.D300]=&quot;con&quot;;[.E300];-[.E300])" office:value-type="percentage" office:value="0.116726908860708" calcext:value-type="percentage">
            <text:p>11.67%</text:p>
          </table:table-cell>
          <table:table-cell table:formula="of:=IF([.D300]=&quot;lab&quot;;[.E300];-[.E300])" office:value-type="percentage" office:value="-0.116726908860708" calcext:value-type="percentage">
            <text:p>-11.67%</text:p>
          </table:table-cell>
          <table:table-cell table:formula="of:=IF([.D300]=&quot;lib&quot;;[.E300];-[.E300])" office:value-type="percentage" office:value="-0.116726908860708" calcext:value-type="percentage">
            <text:p>-11.67%</text:p>
          </table:table-cell>
          <table:table-cell/>
          <table:table-cell table:formula="of:=IF(NOT([.$I300]=&quot;&quot;);IF([.$C300]=[.J$1];[.$I300];&quot;&quot;);&quot;&quot;)">
            <text:p/>
          </table:table-cell>
          <table:table-cell table:formula="of:=IF(NOT([.$I300]=&quot;&quot;);IF([.$C300]=[.K$1];[.$I300];&quot;&quot;);&quot;&quot;)">
            <text:p/>
          </table:table-cell>
          <table:table-cell table:formula="of:=IF(NOT([.$I300]=&quot;&quot;);IF([.$C300]=[.L$1];[.$I300];&quot;&quot;);&quot;&quot;)">
            <text:p/>
          </table:table-cell>
          <table:table-cell table:formula="of:=IF(NOT([.$I300]=&quot;&quot;);IF([.$C300]=[.M$1];[.$I300];&quot;&quot;);&quot;&quot;)">
            <text:p/>
          </table:table-cell>
          <table:table-cell table:formula="of:=IF(NOT([.$I300]=&quot;&quot;);IF([.$C300]=[.N$1];[.$I300];&quot;&quot;);&quot;&quot;)">
            <text:p/>
          </table:table-cell>
          <table:table-cell table:formula="of:=IF(NOT([.$I300]=&quot;&quot;);IF([.$C300]=[.O$1];[.$I300];&quot;&quot;);&quot;&quot;)">
            <text:p/>
          </table:table-cell>
          <table:table-cell table:formula="of:=IF(NOT([.$I300]=&quot;&quot;);IF([.$C300]=[.P$1];[.$I300];&quot;&quot;);&quot;&quot;)">
            <text:p/>
          </table:table-cell>
          <table:table-cell table:formula="of:=IF(NOT([.$I300]=&quot;&quot;);IF([.$C300]=[.Q$1];[.$I300];&quot;&quot;);&quot;&quot;)">
            <text:p/>
          </table:table-cell>
          <table:table-cell table:formula="of:=IF(NOT([.$I300]=&quot;&quot;);IF([.$C300]=[.R$1];[.$I300];&quot;&quot;);&quot;&quot;)">
            <text:p/>
          </table:table-cell>
          <table:table-cell table:formula="of:=IF(NOT([.$I300]=&quot;&quot;);IF([.$C300]=[.S$1];[.$I300];&quot;&quot;);&quot;&quot;)">
            <text:p/>
          </table:table-cell>
          <table:table-cell table:formula="of:=IF(NOT([.$I300]=&quot;&quot;);IF([.$C300]=[.T$1];[.$I300];&quot;&quot;);&quot;&quot;)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alsall and Blox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583355996736" calcext:value-type="percentage">
            <text:p>11.56%</text:p>
          </table:table-cell>
          <table:table-cell table:formula="of:=IF([.D301]=&quot;con&quot;;[.E301];-[.E301])" office:value-type="percentage" office:value="0.115583355996736" calcext:value-type="percentage">
            <text:p>11.56%</text:p>
          </table:table-cell>
          <table:table-cell table:formula="of:=IF([.D301]=&quot;lab&quot;;[.E301];-[.E301])" office:value-type="percentage" office:value="-0.115583355996736" calcext:value-type="percentage">
            <text:p>-11.56%</text:p>
          </table:table-cell>
          <table:table-cell table:formula="of:=IF([.D301]=&quot;lib&quot;;[.E301];-[.E301])" office:value-type="percentage" office:value="-0.115583355996736" calcext:value-type="percentage">
            <text:p>-11.56%</text:p>
          </table:table-cell>
          <table:table-cell/>
          <table:table-cell table:formula="of:=IF(NOT([.$I301]=&quot;&quot;);IF([.$C301]=[.J$1];[.$I301];&quot;&quot;);&quot;&quot;)">
            <text:p/>
          </table:table-cell>
          <table:table-cell table:formula="of:=IF(NOT([.$I301]=&quot;&quot;);IF([.$C301]=[.K$1];[.$I301];&quot;&quot;);&quot;&quot;)">
            <text:p/>
          </table:table-cell>
          <table:table-cell table:formula="of:=IF(NOT([.$I301]=&quot;&quot;);IF([.$C301]=[.L$1];[.$I301];&quot;&quot;);&quot;&quot;)">
            <text:p/>
          </table:table-cell>
          <table:table-cell table:formula="of:=IF(NOT([.$I301]=&quot;&quot;);IF([.$C301]=[.M$1];[.$I301];&quot;&quot;);&quot;&quot;)">
            <text:p/>
          </table:table-cell>
          <table:table-cell table:formula="of:=IF(NOT([.$I301]=&quot;&quot;);IF([.$C301]=[.N$1];[.$I301];&quot;&quot;);&quot;&quot;)">
            <text:p/>
          </table:table-cell>
          <table:table-cell table:formula="of:=IF(NOT([.$I301]=&quot;&quot;);IF([.$C301]=[.O$1];[.$I301];&quot;&quot;);&quot;&quot;)">
            <text:p/>
          </table:table-cell>
          <table:table-cell table:formula="of:=IF(NOT([.$I301]=&quot;&quot;);IF([.$C301]=[.P$1];[.$I301];&quot;&quot;);&quot;&quot;)">
            <text:p/>
          </table:table-cell>
          <table:table-cell table:formula="of:=IF(NOT([.$I301]=&quot;&quot;);IF([.$C301]=[.Q$1];[.$I301];&quot;&quot;);&quot;&quot;)">
            <text:p/>
          </table:table-cell>
          <table:table-cell table:formula="of:=IF(NOT([.$I301]=&quot;&quot;);IF([.$C301]=[.R$1];[.$I301];&quot;&quot;);&quot;&quot;)">
            <text:p/>
          </table:table-cell>
          <table:table-cell table:formula="of:=IF(NOT([.$I301]=&quot;&quot;);IF([.$C301]=[.S$1];[.$I301];&quot;&quot;);&quot;&quot;)">
            <text:p/>
          </table:table-cell>
          <table:table-cell table:formula="of:=IF(NOT([.$I301]=&quot;&quot;);IF([.$C301]=[.T$1];[.$I301];&quot;&quot;);&quot;&quot;)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ltrincham and Sale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401244431077" calcext:value-type="percentage">
            <text:p>11.54%</text:p>
          </table:table-cell>
          <table:table-cell table:formula="of:=IF([.D302]=&quot;con&quot;;[.E302];-[.E302])" office:value-type="percentage" office:value="0.115401244431077" calcext:value-type="percentage">
            <text:p>11.54%</text:p>
          </table:table-cell>
          <table:table-cell table:formula="of:=IF([.D302]=&quot;lab&quot;;[.E302];-[.E302])" office:value-type="percentage" office:value="-0.115401244431077" calcext:value-type="percentage">
            <text:p>-11.54%</text:p>
          </table:table-cell>
          <table:table-cell table:formula="of:=IF([.D302]=&quot;lib&quot;;[.E302];-[.E302])" office:value-type="percentage" office:value="-0.115401244431077" calcext:value-type="percentage">
            <text:p>-11.54%</text:p>
          </table:table-cell>
          <table:table-cell/>
          <table:table-cell table:formula="of:=IF(NOT([.$I302]=&quot;&quot;);IF([.$C302]=[.J$1];[.$I302];&quot;&quot;);&quot;&quot;)">
            <text:p/>
          </table:table-cell>
          <table:table-cell table:formula="of:=IF(NOT([.$I302]=&quot;&quot;);IF([.$C302]=[.K$1];[.$I302];&quot;&quot;);&quot;&quot;)">
            <text:p/>
          </table:table-cell>
          <table:table-cell table:formula="of:=IF(NOT([.$I302]=&quot;&quot;);IF([.$C302]=[.L$1];[.$I302];&quot;&quot;);&quot;&quot;)">
            <text:p/>
          </table:table-cell>
          <table:table-cell table:formula="of:=IF(NOT([.$I302]=&quot;&quot;);IF([.$C302]=[.M$1];[.$I302];&quot;&quot;);&quot;&quot;)">
            <text:p/>
          </table:table-cell>
          <table:table-cell table:formula="of:=IF(NOT([.$I302]=&quot;&quot;);IF([.$C302]=[.N$1];[.$I302];&quot;&quot;);&quot;&quot;)">
            <text:p/>
          </table:table-cell>
          <table:table-cell table:formula="of:=IF(NOT([.$I302]=&quot;&quot;);IF([.$C302]=[.O$1];[.$I302];&quot;&quot;);&quot;&quot;)">
            <text:p/>
          </table:table-cell>
          <table:table-cell table:formula="of:=IF(NOT([.$I302]=&quot;&quot;);IF([.$C302]=[.P$1];[.$I302];&quot;&quot;);&quot;&quot;)">
            <text:p/>
          </table:table-cell>
          <table:table-cell table:formula="of:=IF(NOT([.$I302]=&quot;&quot;);IF([.$C302]=[.Q$1];[.$I302];&quot;&quot;);&quot;&quot;)">
            <text:p/>
          </table:table-cell>
          <table:table-cell table:formula="of:=IF(NOT([.$I302]=&quot;&quot;);IF([.$C302]=[.R$1];[.$I302];&quot;&quot;);&quot;&quot;)">
            <text:p/>
          </table:table-cell>
          <table:table-cell table:formula="of:=IF(NOT([.$I302]=&quot;&quot;);IF([.$C302]=[.S$1];[.$I302];&quot;&quot;);&quot;&quot;)">
            <text:p/>
          </table:table-cell>
          <table:table-cell table:formula="of:=IF(NOT([.$I302]=&quot;&quot;);IF([.$C302]=[.T$1];[.$I302];&quot;&quot;);&quot;&quot;)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ps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3446248136491" calcext:value-type="percentage">
            <text:p>11.34%</text:p>
          </table:table-cell>
          <table:table-cell table:formula="of:=IF([.D303]=&quot;con&quot;;[.E303];-[.E303])" office:value-type="percentage" office:value="0.113446248136491" calcext:value-type="percentage">
            <text:p>11.34%</text:p>
          </table:table-cell>
          <table:table-cell table:formula="of:=IF([.D303]=&quot;lab&quot;;[.E303];-[.E303])" office:value-type="percentage" office:value="-0.113446248136491" calcext:value-type="percentage">
            <text:p>-11.34%</text:p>
          </table:table-cell>
          <table:table-cell table:formula="of:=IF([.D303]=&quot;lib&quot;;[.E303];-[.E303])" office:value-type="percentage" office:value="-0.113446248136491" calcext:value-type="percentage">
            <text:p>-11.34%</text:p>
          </table:table-cell>
          <table:table-cell/>
          <table:table-cell table:formula="of:=IF(NOT([.$I303]=&quot;&quot;);IF([.$C303]=[.J$1];[.$I303];&quot;&quot;);&quot;&quot;)">
            <text:p/>
          </table:table-cell>
          <table:table-cell table:formula="of:=IF(NOT([.$I303]=&quot;&quot;);IF([.$C303]=[.K$1];[.$I303];&quot;&quot;);&quot;&quot;)">
            <text:p/>
          </table:table-cell>
          <table:table-cell table:formula="of:=IF(NOT([.$I303]=&quot;&quot;);IF([.$C303]=[.L$1];[.$I303];&quot;&quot;);&quot;&quot;)">
            <text:p/>
          </table:table-cell>
          <table:table-cell table:formula="of:=IF(NOT([.$I303]=&quot;&quot;);IF([.$C303]=[.M$1];[.$I303];&quot;&quot;);&quot;&quot;)">
            <text:p/>
          </table:table-cell>
          <table:table-cell table:formula="of:=IF(NOT([.$I303]=&quot;&quot;);IF([.$C303]=[.N$1];[.$I303];&quot;&quot;);&quot;&quot;)">
            <text:p/>
          </table:table-cell>
          <table:table-cell table:formula="of:=IF(NOT([.$I303]=&quot;&quot;);IF([.$C303]=[.O$1];[.$I303];&quot;&quot;);&quot;&quot;)">
            <text:p/>
          </table:table-cell>
          <table:table-cell table:formula="of:=IF(NOT([.$I303]=&quot;&quot;);IF([.$C303]=[.P$1];[.$I303];&quot;&quot;);&quot;&quot;)">
            <text:p/>
          </table:table-cell>
          <table:table-cell table:formula="of:=IF(NOT([.$I303]=&quot;&quot;);IF([.$C303]=[.Q$1];[.$I303];&quot;&quot;);&quot;&quot;)">
            <text:p/>
          </table:table-cell>
          <table:table-cell table:formula="of:=IF(NOT([.$I303]=&quot;&quot;);IF([.$C303]=[.R$1];[.$I303];&quot;&quot;);&quot;&quot;)">
            <text:p/>
          </table:table-cell>
          <table:table-cell table:formula="of:=IF(NOT([.$I303]=&quot;&quot;);IF([.$C303]=[.S$1];[.$I303];&quot;&quot;);&quot;&quot;)">
            <text:p/>
          </table:table-cell>
          <table:table-cell table:formula="of:=IF(NOT([.$I303]=&quot;&quot;);IF([.$C303]=[.T$1];[.$I303];&quot;&quot;);&quot;&quot;)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69" office:value-type="string" calcext:value-type="string">
            <text:p>Clwy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2970949784356" calcext:value-type="percentage">
            <text:p>11.30%</text:p>
          </table:table-cell>
          <table:table-cell table:formula="of:=IF([.D304]=&quot;con&quot;;[.E304];-[.E304])" office:value-type="percentage" office:value="0.112970949784356" calcext:value-type="percentage">
            <text:p>11.30%</text:p>
          </table:table-cell>
          <table:table-cell table:formula="of:=IF([.D304]=&quot;lab&quot;;[.E304];-[.E304])" office:value-type="percentage" office:value="-0.112970949784356" calcext:value-type="percentage">
            <text:p>-11.30%</text:p>
          </table:table-cell>
          <table:table-cell table:formula="of:=IF([.D304]=&quot;lib&quot;;[.E304];-[.E304])" office:value-type="percentage" office:value="-0.112970949784356" calcext:value-type="percentage">
            <text:p>-11.30%</text:p>
          </table:table-cell>
          <table:table-cell/>
          <table:table-cell table:formula="of:=IF(NOT([.$I304]=&quot;&quot;);IF([.$C304]=[.J$1];[.$I304];&quot;&quot;);&quot;&quot;)">
            <text:p/>
          </table:table-cell>
          <table:table-cell table:formula="of:=IF(NOT([.$I304]=&quot;&quot;);IF([.$C304]=[.K$1];[.$I304];&quot;&quot;);&quot;&quot;)">
            <text:p/>
          </table:table-cell>
          <table:table-cell table:formula="of:=IF(NOT([.$I304]=&quot;&quot;);IF([.$C304]=[.L$1];[.$I304];&quot;&quot;);&quot;&quot;)">
            <text:p/>
          </table:table-cell>
          <table:table-cell table:formula="of:=IF(NOT([.$I304]=&quot;&quot;);IF([.$C304]=[.M$1];[.$I304];&quot;&quot;);&quot;&quot;)">
            <text:p/>
          </table:table-cell>
          <table:table-cell table:formula="of:=IF(NOT([.$I304]=&quot;&quot;);IF([.$C304]=[.N$1];[.$I304];&quot;&quot;);&quot;&quot;)">
            <text:p/>
          </table:table-cell>
          <table:table-cell table:formula="of:=IF(NOT([.$I304]=&quot;&quot;);IF([.$C304]=[.O$1];[.$I304];&quot;&quot;);&quot;&quot;)">
            <text:p/>
          </table:table-cell>
          <table:table-cell table:formula="of:=IF(NOT([.$I304]=&quot;&quot;);IF([.$C304]=[.P$1];[.$I304];&quot;&quot;);&quot;&quot;)">
            <text:p/>
          </table:table-cell>
          <table:table-cell table:formula="of:=IF(NOT([.$I304]=&quot;&quot;);IF([.$C304]=[.Q$1];[.$I304];&quot;&quot;);&quot;&quot;)">
            <text:p/>
          </table:table-cell>
          <table:table-cell table:formula="of:=IF(NOT([.$I304]=&quot;&quot;);IF([.$C304]=[.R$1];[.$I304];&quot;&quot;);&quot;&quot;)">
            <text:p/>
          </table:table-cell>
          <table:table-cell table:formula="of:=IF(NOT([.$I304]=&quot;&quot;);IF([.$C304]=[.S$1];[.$I304];&quot;&quot;);&quot;&quot;)">
            <text:p/>
          </table:table-cell>
          <table:table-cell table:formula="of:=IF(NOT([.$I304]=&quot;&quot;);IF([.$C304]=[.T$1];[.$I304];&quot;&quot;);&quot;&quot;)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eds South West and Mo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9882390264905" calcext:value-type="percentage">
            <text:p>10.99%</text:p>
          </table:table-cell>
          <table:table-cell table:formula="of:=IF([.D305]=&quot;con&quot;;[.E305];-[.E305])" office:value-type="percentage" office:value="0.109882390264905" calcext:value-type="percentage">
            <text:p>10.99%</text:p>
          </table:table-cell>
          <table:table-cell table:formula="of:=IF([.D305]=&quot;lab&quot;;[.E305];-[.E305])" office:value-type="percentage" office:value="-0.109882390264905" calcext:value-type="percentage">
            <text:p>-10.99%</text:p>
          </table:table-cell>
          <table:table-cell table:formula="of:=IF([.D305]=&quot;lib&quot;;[.E305];-[.E305])" office:value-type="percentage" office:value="-0.109882390264905" calcext:value-type="percentage">
            <text:p>-10.99%</text:p>
          </table:table-cell>
          <table:table-cell/>
          <table:table-cell table:formula="of:=IF(NOT([.$I305]=&quot;&quot;);IF([.$C305]=[.J$1];[.$I305];&quot;&quot;);&quot;&quot;)">
            <text:p/>
          </table:table-cell>
          <table:table-cell table:formula="of:=IF(NOT([.$I305]=&quot;&quot;);IF([.$C305]=[.K$1];[.$I305];&quot;&quot;);&quot;&quot;)">
            <text:p/>
          </table:table-cell>
          <table:table-cell table:formula="of:=IF(NOT([.$I305]=&quot;&quot;);IF([.$C305]=[.L$1];[.$I305];&quot;&quot;);&quot;&quot;)">
            <text:p/>
          </table:table-cell>
          <table:table-cell table:formula="of:=IF(NOT([.$I305]=&quot;&quot;);IF([.$C305]=[.M$1];[.$I305];&quot;&quot;);&quot;&quot;)">
            <text:p/>
          </table:table-cell>
          <table:table-cell table:formula="of:=IF(NOT([.$I305]=&quot;&quot;);IF([.$C305]=[.N$1];[.$I305];&quot;&quot;);&quot;&quot;)">
            <text:p/>
          </table:table-cell>
          <table:table-cell table:formula="of:=IF(NOT([.$I305]=&quot;&quot;);IF([.$C305]=[.O$1];[.$I305];&quot;&quot;);&quot;&quot;)">
            <text:p/>
          </table:table-cell>
          <table:table-cell table:formula="of:=IF(NOT([.$I305]=&quot;&quot;);IF([.$C305]=[.P$1];[.$I305];&quot;&quot;);&quot;&quot;)">
            <text:p/>
          </table:table-cell>
          <table:table-cell table:formula="of:=IF(NOT([.$I305]=&quot;&quot;);IF([.$C305]=[.Q$1];[.$I305];&quot;&quot;);&quot;&quot;)">
            <text:p/>
          </table:table-cell>
          <table:table-cell table:formula="of:=IF(NOT([.$I305]=&quot;&quot;);IF([.$C305]=[.R$1];[.$I305];&quot;&quot;);&quot;&quot;)">
            <text:p/>
          </table:table-cell>
          <table:table-cell table:formula="of:=IF(NOT([.$I305]=&quot;&quot;);IF([.$C305]=[.S$1];[.$I305];&quot;&quot;);&quot;&quot;)">
            <text:p/>
          </table:table-cell>
          <table:table-cell table:formula="of:=IF(NOT([.$I305]=&quot;&quot;);IF([.$C305]=[.T$1];[.$I305];&quot;&quot;);&quot;&quot;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9" office:value-type="string" calcext:value-type="string">
            <text:p>South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8632127625968" calcext:value-type="percentage">
            <text:p>10.86%</text:p>
          </table:table-cell>
          <table:table-cell table:formula="of:=IF([.D306]=&quot;con&quot;;[.E306];-[.E306])" office:value-type="percentage" office:value="0.108632127625968" calcext:value-type="percentage">
            <text:p>10.86%</text:p>
          </table:table-cell>
          <table:table-cell table:formula="of:=IF([.D306]=&quot;lab&quot;;[.E306];-[.E306])" office:value-type="percentage" office:value="-0.108632127625968" calcext:value-type="percentage">
            <text:p>-10.86%</text:p>
          </table:table-cell>
          <table:table-cell table:formula="of:=IF([.D306]=&quot;lib&quot;;[.E306];-[.E306])" office:value-type="percentage" office:value="-0.108632127625968" calcext:value-type="percentage">
            <text:p>-10.86%</text:p>
          </table:table-cell>
          <table:table-cell/>
          <table:table-cell table:formula="of:=IF(NOT([.$I306]=&quot;&quot;);IF([.$C306]=[.J$1];[.$I306];&quot;&quot;);&quot;&quot;)">
            <text:p/>
          </table:table-cell>
          <table:table-cell table:formula="of:=IF(NOT([.$I306]=&quot;&quot;);IF([.$C306]=[.K$1];[.$I306];&quot;&quot;);&quot;&quot;)">
            <text:p/>
          </table:table-cell>
          <table:table-cell table:formula="of:=IF(NOT([.$I306]=&quot;&quot;);IF([.$C306]=[.L$1];[.$I306];&quot;&quot;);&quot;&quot;)">
            <text:p/>
          </table:table-cell>
          <table:table-cell table:formula="of:=IF(NOT([.$I306]=&quot;&quot;);IF([.$C306]=[.M$1];[.$I306];&quot;&quot;);&quot;&quot;)">
            <text:p/>
          </table:table-cell>
          <table:table-cell table:formula="of:=IF(NOT([.$I306]=&quot;&quot;);IF([.$C306]=[.N$1];[.$I306];&quot;&quot;);&quot;&quot;)">
            <text:p/>
          </table:table-cell>
          <table:table-cell table:formula="of:=IF(NOT([.$I306]=&quot;&quot;);IF([.$C306]=[.O$1];[.$I306];&quot;&quot;);&quot;&quot;)">
            <text:p/>
          </table:table-cell>
          <table:table-cell table:formula="of:=IF(NOT([.$I306]=&quot;&quot;);IF([.$C306]=[.P$1];[.$I306];&quot;&quot;);&quot;&quot;)">
            <text:p/>
          </table:table-cell>
          <table:table-cell table:formula="of:=IF(NOT([.$I306]=&quot;&quot;);IF([.$C306]=[.Q$1];[.$I306];&quot;&quot;);&quot;&quot;)">
            <text:p/>
          </table:table-cell>
          <table:table-cell table:formula="of:=IF(NOT([.$I306]=&quot;&quot;);IF([.$C306]=[.R$1];[.$I306];&quot;&quot;);&quot;&quot;)">
            <text:p/>
          </table:table-cell>
          <table:table-cell table:formula="of:=IF(NOT([.$I306]=&quot;&quot;);IF([.$C306]=[.S$1];[.$I306];&quot;&quot;);&quot;&quot;)">
            <text:p/>
          </table:table-cell>
          <table:table-cell table:formula="of:=IF(NOT([.$I306]=&quot;&quot;);IF([.$C306]=[.T$1];[.$I306];&quot;&quot;);&quot;&quot;)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63" office:value-type="string" calcext:value-type="string">
            <text:p>Winch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8560940288957" calcext:value-type="percentage">
            <text:p>10.86%</text:p>
          </table:table-cell>
          <table:table-cell table:formula="of:=IF([.D307]=&quot;con&quot;;[.E307];-[.E307])" office:value-type="percentage" office:value="0.108560940288957" calcext:value-type="percentage">
            <text:p>10.86%</text:p>
          </table:table-cell>
          <table:table-cell table:formula="of:=IF([.D307]=&quot;lab&quot;;[.E307];-[.E307])" office:value-type="percentage" office:value="-0.108560940288957" calcext:value-type="percentage">
            <text:p>-10.86%</text:p>
          </table:table-cell>
          <table:table-cell table:formula="of:=IF([.D307]=&quot;lib&quot;;[.E307];-[.E307])" office:value-type="percentage" office:value="-0.108560940288957" calcext:value-type="percentage">
            <text:p>-10.86%</text:p>
          </table:table-cell>
          <table:table-cell/>
          <table:table-cell table:formula="of:=IF(NOT([.$I307]=&quot;&quot;);IF([.$C307]=[.J$1];[.$I307];&quot;&quot;);&quot;&quot;)">
            <text:p/>
          </table:table-cell>
          <table:table-cell table:formula="of:=IF(NOT([.$I307]=&quot;&quot;);IF([.$C307]=[.K$1];[.$I307];&quot;&quot;);&quot;&quot;)">
            <text:p/>
          </table:table-cell>
          <table:table-cell table:formula="of:=IF(NOT([.$I307]=&quot;&quot;);IF([.$C307]=[.L$1];[.$I307];&quot;&quot;);&quot;&quot;)">
            <text:p/>
          </table:table-cell>
          <table:table-cell table:formula="of:=IF(NOT([.$I307]=&quot;&quot;);IF([.$C307]=[.M$1];[.$I307];&quot;&quot;);&quot;&quot;)">
            <text:p/>
          </table:table-cell>
          <table:table-cell table:formula="of:=IF(NOT([.$I307]=&quot;&quot;);IF([.$C307]=[.N$1];[.$I307];&quot;&quot;);&quot;&quot;)">
            <text:p/>
          </table:table-cell>
          <table:table-cell table:formula="of:=IF(NOT([.$I307]=&quot;&quot;);IF([.$C307]=[.O$1];[.$I307];&quot;&quot;);&quot;&quot;)">
            <text:p/>
          </table:table-cell>
          <table:table-cell table:formula="of:=IF(NOT([.$I307]=&quot;&quot;);IF([.$C307]=[.P$1];[.$I307];&quot;&quot;);&quot;&quot;)">
            <text:p/>
          </table:table-cell>
          <table:table-cell table:formula="of:=IF(NOT([.$I307]=&quot;&quot;);IF([.$C307]=[.Q$1];[.$I307];&quot;&quot;);&quot;&quot;)">
            <text:p/>
          </table:table-cell>
          <table:table-cell table:formula="of:=IF(NOT([.$I307]=&quot;&quot;);IF([.$C307]=[.R$1];[.$I307];&quot;&quot;);&quot;&quot;)">
            <text:p/>
          </table:table-cell>
          <table:table-cell table:formula="of:=IF(NOT([.$I307]=&quot;&quot;);IF([.$C307]=[.S$1];[.$I307];&quot;&quot;);&quot;&quot;)">
            <text:p/>
          </table:table-cell>
          <table:table-cell table:formula="of:=IF(NOT([.$I307]=&quot;&quot;);IF([.$C307]=[.T$1];[.$I307];&quot;&quot;);&quot;&quot;)">
            <text:p/>
          </table:table-cell>
        </table:table-row>
        <table:table-row table:style-name="ro1">
          <table:table-cell table:style-name="ce24" office:value-type="float" office:value="307" calcext:value-type="float">
            <text:p>307</text:p>
          </table:table-cell>
          <table:table-cell table:style-name="ce63" office:value-type="string" calcext:value-type="string">
            <text:p>Hazel Gro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7895309501672" calcext:value-type="percentage">
            <text:p>10.79%</text:p>
          </table:table-cell>
          <table:table-cell table:formula="of:=IF([.D308]=&quot;con&quot;;[.E308];-[.E308])" office:value-type="percentage" office:value="0.107895309501672" calcext:value-type="percentage">
            <text:p>10.79%</text:p>
          </table:table-cell>
          <table:table-cell table:formula="of:=IF([.D308]=&quot;lab&quot;;[.E308];-[.E308])" office:value-type="percentage" office:value="-0.107895309501672" calcext:value-type="percentage">
            <text:p>-10.79%</text:p>
          </table:table-cell>
          <table:table-cell table:formula="of:=IF([.D308]=&quot;lib&quot;;[.E308];-[.E308])" office:value-type="percentage" office:value="-0.107895309501672" calcext:value-type="percentage">
            <text:p>-10.79%</text:p>
          </table:table-cell>
          <table:table-cell/>
          <table:table-cell table:formula="of:=IF(NOT([.$I308]=&quot;&quot;);IF([.$C308]=[.J$1];[.$I308];&quot;&quot;);&quot;&quot;)">
            <text:p/>
          </table:table-cell>
          <table:table-cell table:formula="of:=IF(NOT([.$I308]=&quot;&quot;);IF([.$C308]=[.K$1];[.$I308];&quot;&quot;);&quot;&quot;)">
            <text:p/>
          </table:table-cell>
          <table:table-cell table:formula="of:=IF(NOT([.$I308]=&quot;&quot;);IF([.$C308]=[.L$1];[.$I308];&quot;&quot;);&quot;&quot;)">
            <text:p/>
          </table:table-cell>
          <table:table-cell table:formula="of:=IF(NOT([.$I308]=&quot;&quot;);IF([.$C308]=[.M$1];[.$I308];&quot;&quot;);&quot;&quot;)">
            <text:p/>
          </table:table-cell>
          <table:table-cell table:formula="of:=IF(NOT([.$I308]=&quot;&quot;);IF([.$C308]=[.N$1];[.$I308];&quot;&quot;);&quot;&quot;)">
            <text:p/>
          </table:table-cell>
          <table:table-cell table:formula="of:=IF(NOT([.$I308]=&quot;&quot;);IF([.$C308]=[.O$1];[.$I308];&quot;&quot;);&quot;&quot;)">
            <text:p/>
          </table:table-cell>
          <table:table-cell table:formula="of:=IF(NOT([.$I308]=&quot;&quot;);IF([.$C308]=[.P$1];[.$I308];&quot;&quot;);&quot;&quot;)">
            <text:p/>
          </table:table-cell>
          <table:table-cell table:formula="of:=IF(NOT([.$I308]=&quot;&quot;);IF([.$C308]=[.Q$1];[.$I308];&quot;&quot;);&quot;&quot;)">
            <text:p/>
          </table:table-cell>
          <table:table-cell table:formula="of:=IF(NOT([.$I308]=&quot;&quot;);IF([.$C308]=[.R$1];[.$I308];&quot;&quot;);&quot;&quot;)">
            <text:p/>
          </table:table-cell>
          <table:table-cell table:formula="of:=IF(NOT([.$I308]=&quot;&quot;);IF([.$C308]=[.S$1];[.$I308];&quot;&quot;);&quot;&quot;)">
            <text:p/>
          </table:table-cell>
          <table:table-cell table:formula="of:=IF(NOT([.$I308]=&quot;&quot;);IF([.$C308]=[.T$1];[.$I308];&quot;&quot;);&quot;&quot;)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71" office:value-type="string" calcext:value-type="string">
            <text:p>Milton Keynes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723552524279" calcext:value-type="percentage">
            <text:p>10.72%</text:p>
          </table:table-cell>
          <table:table-cell table:formula="of:=IF([.D309]=&quot;con&quot;;[.E309];-[.E309])" office:value-type="percentage" office:value="0.10723552524279" calcext:value-type="percentage">
            <text:p>10.72%</text:p>
          </table:table-cell>
          <table:table-cell table:formula="of:=IF([.D309]=&quot;lab&quot;;[.E309];-[.E309])" office:value-type="percentage" office:value="-0.10723552524279" calcext:value-type="percentage">
            <text:p>-10.72%</text:p>
          </table:table-cell>
          <table:table-cell table:formula="of:=IF([.D309]=&quot;lib&quot;;[.E309];-[.E309])" office:value-type="percentage" office:value="-0.10723552524279" calcext:value-type="percentage">
            <text:p>-10.72%</text:p>
          </table:table-cell>
          <table:table-cell/>
          <table:table-cell table:formula="of:=IF(NOT([.$I309]=&quot;&quot;);IF([.$C309]=[.J$1];[.$I309];&quot;&quot;);&quot;&quot;)">
            <text:p/>
          </table:table-cell>
          <table:table-cell table:formula="of:=IF(NOT([.$I309]=&quot;&quot;);IF([.$C309]=[.K$1];[.$I309];&quot;&quot;);&quot;&quot;)">
            <text:p/>
          </table:table-cell>
          <table:table-cell table:formula="of:=IF(NOT([.$I309]=&quot;&quot;);IF([.$C309]=[.L$1];[.$I309];&quot;&quot;);&quot;&quot;)">
            <text:p/>
          </table:table-cell>
          <table:table-cell table:formula="of:=IF(NOT([.$I309]=&quot;&quot;);IF([.$C309]=[.M$1];[.$I309];&quot;&quot;);&quot;&quot;)">
            <text:p/>
          </table:table-cell>
          <table:table-cell table:formula="of:=IF(NOT([.$I309]=&quot;&quot;);IF([.$C309]=[.N$1];[.$I309];&quot;&quot;);&quot;&quot;)">
            <text:p/>
          </table:table-cell>
          <table:table-cell table:formula="of:=IF(NOT([.$I309]=&quot;&quot;);IF([.$C309]=[.O$1];[.$I309];&quot;&quot;);&quot;&quot;)">
            <text:p/>
          </table:table-cell>
          <table:table-cell table:formula="of:=IF(NOT([.$I309]=&quot;&quot;);IF([.$C309]=[.P$1];[.$I309];&quot;&quot;);&quot;&quot;)">
            <text:p/>
          </table:table-cell>
          <table:table-cell table:formula="of:=IF(NOT([.$I309]=&quot;&quot;);IF([.$C309]=[.Q$1];[.$I309];&quot;&quot;);&quot;&quot;)">
            <text:p/>
          </table:table-cell>
          <table:table-cell table:formula="of:=IF(NOT([.$I309]=&quot;&quot;);IF([.$C309]=[.R$1];[.$I309];&quot;&quot;);&quot;&quot;)">
            <text:p/>
          </table:table-cell>
          <table:table-cell table:formula="of:=IF(NOT([.$I309]=&quot;&quot;);IF([.$C309]=[.S$1];[.$I309];&quot;&quot;);&quot;&quot;)">
            <text:p/>
          </table:table-cell>
          <table:table-cell table:formula="of:=IF(NOT([.$I309]=&quot;&quot;);IF([.$C309]=[.T$1];[.$I309];&quot;&quot;);&quot;&quot;)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9" office:value-type="string" calcext:value-type="string">
            <text:p>Broxto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6403786722998" calcext:value-type="percentage">
            <text:p>10.64%</text:p>
          </table:table-cell>
          <table:table-cell table:formula="of:=IF([.D310]=&quot;con&quot;;[.E310];-[.E310])" office:value-type="percentage" office:value="0.106403786722998" calcext:value-type="percentage">
            <text:p>10.64%</text:p>
          </table:table-cell>
          <table:table-cell table:formula="of:=IF([.D310]=&quot;lab&quot;;[.E310];-[.E310])" office:value-type="percentage" office:value="-0.106403786722998" calcext:value-type="percentage">
            <text:p>-10.64%</text:p>
          </table:table-cell>
          <table:table-cell table:formula="of:=IF([.D310]=&quot;lib&quot;;[.E310];-[.E310])" office:value-type="percentage" office:value="-0.106403786722998" calcext:value-type="percentage">
            <text:p>-10.64%</text:p>
          </table:table-cell>
          <table:table-cell/>
          <table:table-cell table:formula="of:=IF(NOT([.$I310]=&quot;&quot;);IF([.$C310]=[.J$1];[.$I310];&quot;&quot;);&quot;&quot;)">
            <text:p/>
          </table:table-cell>
          <table:table-cell table:formula="of:=IF(NOT([.$I310]=&quot;&quot;);IF([.$C310]=[.K$1];[.$I310];&quot;&quot;);&quot;&quot;)">
            <text:p/>
          </table:table-cell>
          <table:table-cell table:formula="of:=IF(NOT([.$I310]=&quot;&quot;);IF([.$C310]=[.L$1];[.$I310];&quot;&quot;);&quot;&quot;)">
            <text:p/>
          </table:table-cell>
          <table:table-cell table:formula="of:=IF(NOT([.$I310]=&quot;&quot;);IF([.$C310]=[.M$1];[.$I310];&quot;&quot;);&quot;&quot;)">
            <text:p/>
          </table:table-cell>
          <table:table-cell table:formula="of:=IF(NOT([.$I310]=&quot;&quot;);IF([.$C310]=[.N$1];[.$I310];&quot;&quot;);&quot;&quot;)">
            <text:p/>
          </table:table-cell>
          <table:table-cell table:formula="of:=IF(NOT([.$I310]=&quot;&quot;);IF([.$C310]=[.O$1];[.$I310];&quot;&quot;);&quot;&quot;)">
            <text:p/>
          </table:table-cell>
          <table:table-cell table:formula="of:=IF(NOT([.$I310]=&quot;&quot;);IF([.$C310]=[.P$1];[.$I310];&quot;&quot;);&quot;&quot;)">
            <text:p/>
          </table:table-cell>
          <table:table-cell table:formula="of:=IF(NOT([.$I310]=&quot;&quot;);IF([.$C310]=[.Q$1];[.$I310];&quot;&quot;);&quot;&quot;)">
            <text:p/>
          </table:table-cell>
          <table:table-cell table:formula="of:=IF(NOT([.$I310]=&quot;&quot;);IF([.$C310]=[.R$1];[.$I310];&quot;&quot;);&quot;&quot;)">
            <text:p/>
          </table:table-cell>
          <table:table-cell table:formula="of:=IF(NOT([.$I310]=&quot;&quot;);IF([.$C310]=[.S$1];[.$I310];&quot;&quot;);&quot;&quot;)">
            <text:p/>
          </table:table-cell>
          <table:table-cell table:formula="of:=IF(NOT([.$I310]=&quot;&quot;);IF([.$C310]=[.T$1];[.$I310];&quot;&quot;);&quot;&quot;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lton Keynes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4798920126606" calcext:value-type="percentage">
            <text:p>10.48%</text:p>
          </table:table-cell>
          <table:table-cell table:formula="of:=IF([.D311]=&quot;con&quot;;[.E311];-[.E311])" office:value-type="percentage" office:value="0.104798920126606" calcext:value-type="percentage">
            <text:p>10.48%</text:p>
          </table:table-cell>
          <table:table-cell table:formula="of:=IF([.D311]=&quot;lab&quot;;[.E311];-[.E311])" office:value-type="percentage" office:value="-0.104798920126606" calcext:value-type="percentage">
            <text:p>-10.48%</text:p>
          </table:table-cell>
          <table:table-cell table:formula="of:=IF([.D311]=&quot;lib&quot;;[.E311];-[.E311])" office:value-type="percentage" office:value="-0.104798920126606" calcext:value-type="percentage">
            <text:p>-10.48%</text:p>
          </table:table-cell>
          <table:table-cell/>
          <table:table-cell table:formula="of:=IF(NOT([.$I311]=&quot;&quot;);IF([.$C311]=[.J$1];[.$I311];&quot;&quot;);&quot;&quot;)">
            <text:p/>
          </table:table-cell>
          <table:table-cell table:formula="of:=IF(NOT([.$I311]=&quot;&quot;);IF([.$C311]=[.K$1];[.$I311];&quot;&quot;);&quot;&quot;)">
            <text:p/>
          </table:table-cell>
          <table:table-cell table:formula="of:=IF(NOT([.$I311]=&quot;&quot;);IF([.$C311]=[.L$1];[.$I311];&quot;&quot;);&quot;&quot;)">
            <text:p/>
          </table:table-cell>
          <table:table-cell table:formula="of:=IF(NOT([.$I311]=&quot;&quot;);IF([.$C311]=[.M$1];[.$I311];&quot;&quot;);&quot;&quot;)">
            <text:p/>
          </table:table-cell>
          <table:table-cell table:formula="of:=IF(NOT([.$I311]=&quot;&quot;);IF([.$C311]=[.N$1];[.$I311];&quot;&quot;);&quot;&quot;)">
            <text:p/>
          </table:table-cell>
          <table:table-cell table:formula="of:=IF(NOT([.$I311]=&quot;&quot;);IF([.$C311]=[.O$1];[.$I311];&quot;&quot;);&quot;&quot;)">
            <text:p/>
          </table:table-cell>
          <table:table-cell table:formula="of:=IF(NOT([.$I311]=&quot;&quot;);IF([.$C311]=[.P$1];[.$I311];&quot;&quot;);&quot;&quot;)">
            <text:p/>
          </table:table-cell>
          <table:table-cell table:formula="of:=IF(NOT([.$I311]=&quot;&quot;);IF([.$C311]=[.Q$1];[.$I311];&quot;&quot;);&quot;&quot;)">
            <text:p/>
          </table:table-cell>
          <table:table-cell table:formula="of:=IF(NOT([.$I311]=&quot;&quot;);IF([.$C311]=[.R$1];[.$I311];&quot;&quot;);&quot;&quot;)">
            <text:p/>
          </table:table-cell>
          <table:table-cell table:formula="of:=IF(NOT([.$I311]=&quot;&quot;);IF([.$C311]=[.S$1];[.$I311];&quot;&quot;);&quot;&quot;)">
            <text:p/>
          </table:table-cell>
          <table:table-cell table:formula="of:=IF(NOT([.$I311]=&quot;&quot;);IF([.$C311]=[.T$1];[.$I311];&quot;&quot;);&quot;&quot;)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1"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2277051248673" calcext:value-type="percentage">
            <text:p>10.23%</text:p>
          </table:table-cell>
          <table:table-cell table:formula="of:=IF([.D312]=&quot;con&quot;;[.E312];-[.E312])" office:value-type="percentage" office:value="0.102277051248673" calcext:value-type="percentage">
            <text:p>10.23%</text:p>
          </table:table-cell>
          <table:table-cell table:formula="of:=IF([.D312]=&quot;lab&quot;;[.E312];-[.E312])" office:value-type="percentage" office:value="-0.102277051248673" calcext:value-type="percentage">
            <text:p>-10.23%</text:p>
          </table:table-cell>
          <table:table-cell table:formula="of:=IF([.D312]=&quot;lib&quot;;[.E312];-[.E312])" office:value-type="percentage" office:value="-0.102277051248673" calcext:value-type="percentage">
            <text:p>-10.23%</text:p>
          </table:table-cell>
          <table:table-cell/>
          <table:table-cell table:formula="of:=IF(NOT([.$I312]=&quot;&quot;);IF([.$C312]=[.J$1];[.$I312];&quot;&quot;);&quot;&quot;)">
            <text:p/>
          </table:table-cell>
          <table:table-cell table:formula="of:=IF(NOT([.$I312]=&quot;&quot;);IF([.$C312]=[.K$1];[.$I312];&quot;&quot;);&quot;&quot;)">
            <text:p/>
          </table:table-cell>
          <table:table-cell table:formula="of:=IF(NOT([.$I312]=&quot;&quot;);IF([.$C312]=[.L$1];[.$I312];&quot;&quot;);&quot;&quot;)">
            <text:p/>
          </table:table-cell>
          <table:table-cell table:formula="of:=IF(NOT([.$I312]=&quot;&quot;);IF([.$C312]=[.M$1];[.$I312];&quot;&quot;);&quot;&quot;)">
            <text:p/>
          </table:table-cell>
          <table:table-cell table:formula="of:=IF(NOT([.$I312]=&quot;&quot;);IF([.$C312]=[.N$1];[.$I312];&quot;&quot;);&quot;&quot;)">
            <text:p/>
          </table:table-cell>
          <table:table-cell table:formula="of:=IF(NOT([.$I312]=&quot;&quot;);IF([.$C312]=[.O$1];[.$I312];&quot;&quot;);&quot;&quot;)">
            <text:p/>
          </table:table-cell>
          <table:table-cell table:formula="of:=IF(NOT([.$I312]=&quot;&quot;);IF([.$C312]=[.P$1];[.$I312];&quot;&quot;);&quot;&quot;)">
            <text:p/>
          </table:table-cell>
          <table:table-cell table:formula="of:=IF(NOT([.$I312]=&quot;&quot;);IF([.$C312]=[.Q$1];[.$I312];&quot;&quot;);&quot;&quot;)">
            <text:p/>
          </table:table-cell>
          <table:table-cell table:formula="of:=IF(NOT([.$I312]=&quot;&quot;);IF([.$C312]=[.R$1];[.$I312];&quot;&quot;);&quot;&quot;)">
            <text:p/>
          </table:table-cell>
          <table:table-cell table:formula="of:=IF(NOT([.$I312]=&quot;&quot;);IF([.$C312]=[.S$1];[.$I312];&quot;&quot;);&quot;&quot;)">
            <text:p/>
          </table:table-cell>
          <table:table-cell table:formula="of:=IF(NOT([.$I312]=&quot;&quot;);IF([.$C312]=[.T$1];[.$I312];&quot;&quot;);&quot;&quot;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70" office:value-type="string" calcext:value-type="string">
            <text:p>Westmorland and Lonsda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00051214515657" calcext:value-type="percentage">
            <text:p>10.01%</text:p>
          </table:table-cell>
          <table:table-cell table:formula="of:=IF([.D313]=&quot;con&quot;;[.E313];-[.E313])" office:value-type="percentage" office:value="0.100051214515657" calcext:value-type="percentage">
            <text:p>10.01%</text:p>
          </table:table-cell>
          <table:table-cell table:formula="of:=IF([.D313]=&quot;lab&quot;;[.E313];-[.E313])" office:value-type="percentage" office:value="-0.100051214515657" calcext:value-type="percentage">
            <text:p>-10.01%</text:p>
          </table:table-cell>
          <table:table-cell table:formula="of:=IF([.D313]=&quot;lib&quot;;[.E313];-[.E313])" office:value-type="percentage" office:value="-0.100051214515657" calcext:value-type="percentage">
            <text:p>-10.01%</text:p>
          </table:table-cell>
          <table:table-cell/>
          <table:table-cell table:formula="of:=IF(NOT([.$I313]=&quot;&quot;);IF([.$C313]=[.J$1];[.$I313];&quot;&quot;);&quot;&quot;)">
            <text:p/>
          </table:table-cell>
          <table:table-cell table:formula="of:=IF(NOT([.$I313]=&quot;&quot;);IF([.$C313]=[.K$1];[.$I313];&quot;&quot;);&quot;&quot;)">
            <text:p/>
          </table:table-cell>
          <table:table-cell table:formula="of:=IF(NOT([.$I313]=&quot;&quot;);IF([.$C313]=[.L$1];[.$I313];&quot;&quot;);&quot;&quot;)">
            <text:p/>
          </table:table-cell>
          <table:table-cell table:formula="of:=IF(NOT([.$I313]=&quot;&quot;);IF([.$C313]=[.M$1];[.$I313];&quot;&quot;);&quot;&quot;)">
            <text:p/>
          </table:table-cell>
          <table:table-cell table:formula="of:=IF(NOT([.$I313]=&quot;&quot;);IF([.$C313]=[.N$1];[.$I313];&quot;&quot;);&quot;&quot;)">
            <text:p/>
          </table:table-cell>
          <table:table-cell table:formula="of:=IF(NOT([.$I313]=&quot;&quot;);IF([.$C313]=[.O$1];[.$I313];&quot;&quot;);&quot;&quot;)">
            <text:p/>
          </table:table-cell>
          <table:table-cell table:formula="of:=IF(NOT([.$I313]=&quot;&quot;);IF([.$C313]=[.P$1];[.$I313];&quot;&quot;);&quot;&quot;)">
            <text:p/>
          </table:table-cell>
          <table:table-cell table:formula="of:=IF(NOT([.$I313]=&quot;&quot;);IF([.$C313]=[.Q$1];[.$I313];&quot;&quot;);&quot;&quot;)">
            <text:p/>
          </table:table-cell>
          <table:table-cell table:formula="of:=IF(NOT([.$I313]=&quot;&quot;);IF([.$C313]=[.R$1];[.$I313];&quot;&quot;);&quot;&quot;)">
            <text:p/>
          </table:table-cell>
          <table:table-cell table:formula="of:=IF(NOT([.$I313]=&quot;&quot;);IF([.$C313]=[.S$1];[.$I313];&quot;&quot;);&quot;&quot;)">
            <text:p/>
          </table:table-cell>
          <table:table-cell table:formula="of:=IF(NOT([.$I313]=&quot;&quot;);IF([.$C313]=[.T$1];[.$I313];&quot;&quot;);&quot;&quot;)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9" office:value-type="string" calcext:value-type="string">
            <text:p>Calder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9905023027435" calcext:value-type="percentage">
            <text:p>9.99%</text:p>
          </table:table-cell>
          <table:table-cell table:formula="of:=IF([.D314]=&quot;con&quot;;[.E314];-[.E314])" office:value-type="percentage" office:value="0.099905023027435" calcext:value-type="percentage">
            <text:p>9.99%</text:p>
          </table:table-cell>
          <table:table-cell table:formula="of:=IF([.D314]=&quot;lab&quot;;[.E314];-[.E314])" office:value-type="percentage" office:value="-0.099905023027435" calcext:value-type="percentage">
            <text:p>-9.99%</text:p>
          </table:table-cell>
          <table:table-cell table:formula="of:=IF([.D314]=&quot;lib&quot;;[.E314];-[.E314])" office:value-type="percentage" office:value="-0.099905023027435" calcext:value-type="percentage">
            <text:p>-9.99%</text:p>
          </table:table-cell>
          <table:table-cell/>
          <table:table-cell table:formula="of:=IF(NOT([.$I314]=&quot;&quot;);IF([.$C314]=[.J$1];[.$I314];&quot;&quot;);&quot;&quot;)">
            <text:p/>
          </table:table-cell>
          <table:table-cell table:formula="of:=IF(NOT([.$I314]=&quot;&quot;);IF([.$C314]=[.K$1];[.$I314];&quot;&quot;);&quot;&quot;)">
            <text:p/>
          </table:table-cell>
          <table:table-cell table:formula="of:=IF(NOT([.$I314]=&quot;&quot;);IF([.$C314]=[.L$1];[.$I314];&quot;&quot;);&quot;&quot;)">
            <text:p/>
          </table:table-cell>
          <table:table-cell table:formula="of:=IF(NOT([.$I314]=&quot;&quot;);IF([.$C314]=[.M$1];[.$I314];&quot;&quot;);&quot;&quot;)">
            <text:p/>
          </table:table-cell>
          <table:table-cell table:formula="of:=IF(NOT([.$I314]=&quot;&quot;);IF([.$C314]=[.N$1];[.$I314];&quot;&quot;);&quot;&quot;)">
            <text:p/>
          </table:table-cell>
          <table:table-cell table:formula="of:=IF(NOT([.$I314]=&quot;&quot;);IF([.$C314]=[.O$1];[.$I314];&quot;&quot;);&quot;&quot;)">
            <text:p/>
          </table:table-cell>
          <table:table-cell table:formula="of:=IF(NOT([.$I314]=&quot;&quot;);IF([.$C314]=[.P$1];[.$I314];&quot;&quot;);&quot;&quot;)">
            <text:p/>
          </table:table-cell>
          <table:table-cell table:formula="of:=IF(NOT([.$I314]=&quot;&quot;);IF([.$C314]=[.Q$1];[.$I314];&quot;&quot;);&quot;&quot;)">
            <text:p/>
          </table:table-cell>
          <table:table-cell table:formula="of:=IF(NOT([.$I314]=&quot;&quot;);IF([.$C314]=[.R$1];[.$I314];&quot;&quot;);&quot;&quot;)">
            <text:p/>
          </table:table-cell>
          <table:table-cell table:formula="of:=IF(NOT([.$I314]=&quot;&quot;);IF([.$C314]=[.S$1];[.$I314];&quot;&quot;);&quot;&quot;)">
            <text:p/>
          </table:table-cell>
          <table:table-cell table:formula="of:=IF(NOT([.$I314]=&quot;&quot;);IF([.$C314]=[.T$1];[.$I314];&quot;&quot;);&quot;&quot;)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69" office:value-type="string" calcext:value-type="string">
            <text:p>Red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8120457386232" calcext:value-type="percentage">
            <text:p>9.81%</text:p>
          </table:table-cell>
          <table:table-cell table:formula="of:=IF([.D315]=&quot;con&quot;;[.E315];-[.E315])" office:value-type="percentage" office:value="0.098120457386232" calcext:value-type="percentage">
            <text:p>9.81%</text:p>
          </table:table-cell>
          <table:table-cell table:formula="of:=IF([.D315]=&quot;lab&quot;;[.E315];-[.E315])" office:value-type="percentage" office:value="-0.098120457386232" calcext:value-type="percentage">
            <text:p>-9.81%</text:p>
          </table:table-cell>
          <table:table-cell table:formula="of:=IF([.D315]=&quot;lib&quot;;[.E315];-[.E315])" office:value-type="percentage" office:value="-0.098120457386232" calcext:value-type="percentage">
            <text:p>-9.81%</text:p>
          </table:table-cell>
          <table:table-cell/>
          <table:table-cell table:formula="of:=IF(NOT([.$I315]=&quot;&quot;);IF([.$C315]=[.J$1];[.$I315];&quot;&quot;);&quot;&quot;)">
            <text:p/>
          </table:table-cell>
          <table:table-cell table:formula="of:=IF(NOT([.$I315]=&quot;&quot;);IF([.$C315]=[.K$1];[.$I315];&quot;&quot;);&quot;&quot;)">
            <text:p/>
          </table:table-cell>
          <table:table-cell table:formula="of:=IF(NOT([.$I315]=&quot;&quot;);IF([.$C315]=[.L$1];[.$I315];&quot;&quot;);&quot;&quot;)">
            <text:p/>
          </table:table-cell>
          <table:table-cell table:formula="of:=IF(NOT([.$I315]=&quot;&quot;);IF([.$C315]=[.M$1];[.$I315];&quot;&quot;);&quot;&quot;)">
            <text:p/>
          </table:table-cell>
          <table:table-cell table:formula="of:=IF(NOT([.$I315]=&quot;&quot;);IF([.$C315]=[.N$1];[.$I315];&quot;&quot;);&quot;&quot;)">
            <text:p/>
          </table:table-cell>
          <table:table-cell table:formula="of:=IF(NOT([.$I315]=&quot;&quot;);IF([.$C315]=[.O$1];[.$I315];&quot;&quot;);&quot;&quot;)">
            <text:p/>
          </table:table-cell>
          <table:table-cell table:formula="of:=IF(NOT([.$I315]=&quot;&quot;);IF([.$C315]=[.P$1];[.$I315];&quot;&quot;);&quot;&quot;)">
            <text:p/>
          </table:table-cell>
          <table:table-cell table:formula="of:=IF(NOT([.$I315]=&quot;&quot;);IF([.$C315]=[.Q$1];[.$I315];&quot;&quot;);&quot;&quot;)">
            <text:p/>
          </table:table-cell>
          <table:table-cell table:formula="of:=IF(NOT([.$I315]=&quot;&quot;);IF([.$C315]=[.R$1];[.$I315];&quot;&quot;);&quot;&quot;)">
            <text:p/>
          </table:table-cell>
          <table:table-cell table:formula="of:=IF(NOT([.$I315]=&quot;&quot;);IF([.$C315]=[.S$1];[.$I315];&quot;&quot;);&quot;&quot;)">
            <text:p/>
          </table:table-cell>
          <table:table-cell table:formula="of:=IF(NOT([.$I315]=&quot;&quot;);IF([.$C315]=[.T$1];[.$I315];&quot;&quot;)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9" office:value-type="string" calcext:value-type="string">
            <text:p>Newton Aycliffe and Spennym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7845027240444" calcext:value-type="percentage">
            <text:p>9.78%</text:p>
          </table:table-cell>
          <table:table-cell table:formula="of:=IF([.D316]=&quot;con&quot;;[.E316];-[.E316])" office:value-type="percentage" office:value="0.097845027240444" calcext:value-type="percentage">
            <text:p>9.78%</text:p>
          </table:table-cell>
          <table:table-cell table:formula="of:=IF([.D316]=&quot;lab&quot;;[.E316];-[.E316])" office:value-type="percentage" office:value="-0.097845027240444" calcext:value-type="percentage">
            <text:p>-9.78%</text:p>
          </table:table-cell>
          <table:table-cell table:formula="of:=IF([.D316]=&quot;lib&quot;;[.E316];-[.E316])" office:value-type="percentage" office:value="-0.097845027240444" calcext:value-type="percentage">
            <text:p>-9.78%</text:p>
          </table:table-cell>
          <table:table-cell/>
          <table:table-cell table:formula="of:=IF(NOT([.$I316]=&quot;&quot;);IF([.$C316]=[.J$1];[.$I316];&quot;&quot;);&quot;&quot;)">
            <text:p/>
          </table:table-cell>
          <table:table-cell table:formula="of:=IF(NOT([.$I316]=&quot;&quot;);IF([.$C316]=[.K$1];[.$I316];&quot;&quot;);&quot;&quot;)">
            <text:p/>
          </table:table-cell>
          <table:table-cell table:formula="of:=IF(NOT([.$I316]=&quot;&quot;);IF([.$C316]=[.L$1];[.$I316];&quot;&quot;);&quot;&quot;)">
            <text:p/>
          </table:table-cell>
          <table:table-cell table:formula="of:=IF(NOT([.$I316]=&quot;&quot;);IF([.$C316]=[.M$1];[.$I316];&quot;&quot;);&quot;&quot;)">
            <text:p/>
          </table:table-cell>
          <table:table-cell table:formula="of:=IF(NOT([.$I316]=&quot;&quot;);IF([.$C316]=[.N$1];[.$I316];&quot;&quot;);&quot;&quot;)">
            <text:p/>
          </table:table-cell>
          <table:table-cell table:formula="of:=IF(NOT([.$I316]=&quot;&quot;);IF([.$C316]=[.O$1];[.$I316];&quot;&quot;);&quot;&quot;)">
            <text:p/>
          </table:table-cell>
          <table:table-cell table:formula="of:=IF(NOT([.$I316]=&quot;&quot;);IF([.$C316]=[.P$1];[.$I316];&quot;&quot;);&quot;&quot;)">
            <text:p/>
          </table:table-cell>
          <table:table-cell table:formula="of:=IF(NOT([.$I316]=&quot;&quot;);IF([.$C316]=[.Q$1];[.$I316];&quot;&quot;);&quot;&quot;)">
            <text:p/>
          </table:table-cell>
          <table:table-cell table:formula="of:=IF(NOT([.$I316]=&quot;&quot;);IF([.$C316]=[.R$1];[.$I316];&quot;&quot;);&quot;&quot;)">
            <text:p/>
          </table:table-cell>
          <table:table-cell table:formula="of:=IF(NOT([.$I316]=&quot;&quot;);IF([.$C316]=[.S$1];[.$I316];&quot;&quot;);&quot;&quot;)">
            <text:p/>
          </table:table-cell>
          <table:table-cell table:formula="of:=IF(NOT([.$I316]=&quot;&quot;);IF([.$C316]=[.T$1];[.$I316];&quot;&quot;);&quot;&quot;)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est Brom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7825820526019" calcext:value-type="percentage">
            <text:p>9.78%</text:p>
          </table:table-cell>
          <table:table-cell table:formula="of:=IF([.D317]=&quot;con&quot;;[.E317];-[.E317])" office:value-type="percentage" office:value="0.097825820526019" calcext:value-type="percentage">
            <text:p>9.78%</text:p>
          </table:table-cell>
          <table:table-cell table:formula="of:=IF([.D317]=&quot;lab&quot;;[.E317];-[.E317])" office:value-type="percentage" office:value="-0.097825820526019" calcext:value-type="percentage">
            <text:p>-9.78%</text:p>
          </table:table-cell>
          <table:table-cell table:formula="of:=IF([.D317]=&quot;lib&quot;;[.E317];-[.E317])" office:value-type="percentage" office:value="-0.097825820526019" calcext:value-type="percentage">
            <text:p>-9.78%</text:p>
          </table:table-cell>
          <table:table-cell/>
          <table:table-cell table:formula="of:=IF(NOT([.$I317]=&quot;&quot;);IF([.$C317]=[.J$1];[.$I317];&quot;&quot;);&quot;&quot;)">
            <text:p/>
          </table:table-cell>
          <table:table-cell table:formula="of:=IF(NOT([.$I317]=&quot;&quot;);IF([.$C317]=[.K$1];[.$I317];&quot;&quot;);&quot;&quot;)">
            <text:p/>
          </table:table-cell>
          <table:table-cell table:formula="of:=IF(NOT([.$I317]=&quot;&quot;);IF([.$C317]=[.L$1];[.$I317];&quot;&quot;);&quot;&quot;)">
            <text:p/>
          </table:table-cell>
          <table:table-cell table:formula="of:=IF(NOT([.$I317]=&quot;&quot;);IF([.$C317]=[.M$1];[.$I317];&quot;&quot;);&quot;&quot;)">
            <text:p/>
          </table:table-cell>
          <table:table-cell table:formula="of:=IF(NOT([.$I317]=&quot;&quot;);IF([.$C317]=[.N$1];[.$I317];&quot;&quot;);&quot;&quot;)">
            <text:p/>
          </table:table-cell>
          <table:table-cell table:formula="of:=IF(NOT([.$I317]=&quot;&quot;);IF([.$C317]=[.O$1];[.$I317];&quot;&quot;);&quot;&quot;)">
            <text:p/>
          </table:table-cell>
          <table:table-cell table:formula="of:=IF(NOT([.$I317]=&quot;&quot;);IF([.$C317]=[.P$1];[.$I317];&quot;&quot;);&quot;&quot;)">
            <text:p/>
          </table:table-cell>
          <table:table-cell table:formula="of:=IF(NOT([.$I317]=&quot;&quot;);IF([.$C317]=[.Q$1];[.$I317];&quot;&quot;);&quot;&quot;)">
            <text:p/>
          </table:table-cell>
          <table:table-cell table:formula="of:=IF(NOT([.$I317]=&quot;&quot;);IF([.$C317]=[.R$1];[.$I317];&quot;&quot;);&quot;&quot;)">
            <text:p/>
          </table:table-cell>
          <table:table-cell table:formula="of:=IF(NOT([.$I317]=&quot;&quot;);IF([.$C317]=[.S$1];[.$I317];&quot;&quot;);&quot;&quot;)">
            <text:p/>
          </table:table-cell>
          <table:table-cell table:formula="of:=IF(NOT([.$I317]=&quot;&quot;);IF([.$C317]=[.T$1];[.$I317];&quot;&quot;);&quot;&quot;)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St 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0971395661355349" calcext:value-type="percentage">
            <text:p>9.71%</text:p>
          </table:table-cell>
          <table:table-cell table:formula="of:=IF([.D318]=&quot;con&quot;;[.E318];-[.E318])" office:value-type="percentage" office:value="0.0971395661355349" calcext:value-type="percentage">
            <text:p>9.71%</text:p>
          </table:table-cell>
          <table:table-cell table:formula="of:=IF([.D318]=&quot;lab&quot;;[.E318];-[.E318])" office:value-type="percentage" office:value="-0.0971395661355349" calcext:value-type="percentage">
            <text:p>-9.71%</text:p>
          </table:table-cell>
          <table:table-cell table:formula="of:=IF([.D318]=&quot;lib&quot;;[.E318];-[.E318])" office:value-type="percentage" office:value="-0.0971395661355349" calcext:value-type="percentage">
            <text:p>-9.71%</text:p>
          </table:table-cell>
          <table:table-cell/>
          <table:table-cell table:formula="of:=IF(NOT([.$I318]=&quot;&quot;);IF([.$C318]=[.J$1];[.$I318];&quot;&quot;);&quot;&quot;)">
            <text:p/>
          </table:table-cell>
          <table:table-cell table:formula="of:=IF(NOT([.$I318]=&quot;&quot;);IF([.$C318]=[.K$1];[.$I318];&quot;&quot;);&quot;&quot;)">
            <text:p/>
          </table:table-cell>
          <table:table-cell table:formula="of:=IF(NOT([.$I318]=&quot;&quot;);IF([.$C318]=[.L$1];[.$I318];&quot;&quot;);&quot;&quot;)">
            <text:p/>
          </table:table-cell>
          <table:table-cell table:formula="of:=IF(NOT([.$I318]=&quot;&quot;);IF([.$C318]=[.M$1];[.$I318];&quot;&quot;);&quot;&quot;)">
            <text:p/>
          </table:table-cell>
          <table:table-cell table:formula="of:=IF(NOT([.$I318]=&quot;&quot;);IF([.$C318]=[.N$1];[.$I318];&quot;&quot;);&quot;&quot;)">
            <text:p/>
          </table:table-cell>
          <table:table-cell table:formula="of:=IF(NOT([.$I318]=&quot;&quot;);IF([.$C318]=[.O$1];[.$I318];&quot;&quot;);&quot;&quot;)">
            <text:p/>
          </table:table-cell>
          <table:table-cell table:formula="of:=IF(NOT([.$I318]=&quot;&quot;);IF([.$C318]=[.P$1];[.$I318];&quot;&quot;);&quot;&quot;)">
            <text:p/>
          </table:table-cell>
          <table:table-cell table:formula="of:=IF(NOT([.$I318]=&quot;&quot;);IF([.$C318]=[.Q$1];[.$I318];&quot;&quot;);&quot;&quot;)">
            <text:p/>
          </table:table-cell>
          <table:table-cell table:formula="of:=IF(NOT([.$I318]=&quot;&quot;);IF([.$C318]=[.R$1];[.$I318];&quot;&quot;);&quot;&quot;)">
            <text:p/>
          </table:table-cell>
          <table:table-cell table:formula="of:=IF(NOT([.$I318]=&quot;&quot;);IF([.$C318]=[.S$1];[.$I318];&quot;&quot;);&quot;&quot;)">
            <text:p/>
          </table:table-cell>
          <table:table-cell table:formula="of:=IF(NOT([.$I318]=&quot;&quot;);IF([.$C318]=[.T$1];[.$I318];&quot;&quot;);&quot;&quot;)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uthampton I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6979366550958" calcext:value-type="percentage">
            <text:p>9.70%</text:p>
          </table:table-cell>
          <table:table-cell table:formula="of:=IF([.D319]=&quot;con&quot;;[.E319];-[.E319])" office:value-type="percentage" office:value="0.096979366550958" calcext:value-type="percentage">
            <text:p>9.70%</text:p>
          </table:table-cell>
          <table:table-cell table:formula="of:=IF([.D319]=&quot;lab&quot;;[.E319];-[.E319])" office:value-type="percentage" office:value="-0.096979366550958" calcext:value-type="percentage">
            <text:p>-9.70%</text:p>
          </table:table-cell>
          <table:table-cell table:formula="of:=IF([.D319]=&quot;lib&quot;;[.E319];-[.E319])" office:value-type="percentage" office:value="-0.096979366550958" calcext:value-type="percentage">
            <text:p>-9.70%</text:p>
          </table:table-cell>
          <table:table-cell/>
          <table:table-cell table:formula="of:=IF(NOT([.$I319]=&quot;&quot;);IF([.$C319]=[.J$1];[.$I319];&quot;&quot;);&quot;&quot;)">
            <text:p/>
          </table:table-cell>
          <table:table-cell table:formula="of:=IF(NOT([.$I319]=&quot;&quot;);IF([.$C319]=[.K$1];[.$I319];&quot;&quot;);&quot;&quot;)">
            <text:p/>
          </table:table-cell>
          <table:table-cell table:formula="of:=IF(NOT([.$I319]=&quot;&quot;);IF([.$C319]=[.L$1];[.$I319];&quot;&quot;);&quot;&quot;)">
            <text:p/>
          </table:table-cell>
          <table:table-cell table:formula="of:=IF(NOT([.$I319]=&quot;&quot;);IF([.$C319]=[.M$1];[.$I319];&quot;&quot;);&quot;&quot;)">
            <text:p/>
          </table:table-cell>
          <table:table-cell table:formula="of:=IF(NOT([.$I319]=&quot;&quot;);IF([.$C319]=[.N$1];[.$I319];&quot;&quot;);&quot;&quot;)">
            <text:p/>
          </table:table-cell>
          <table:table-cell table:formula="of:=IF(NOT([.$I319]=&quot;&quot;);IF([.$C319]=[.O$1];[.$I319];&quot;&quot;);&quot;&quot;)">
            <text:p/>
          </table:table-cell>
          <table:table-cell table:formula="of:=IF(NOT([.$I319]=&quot;&quot;);IF([.$C319]=[.P$1];[.$I319];&quot;&quot;);&quot;&quot;)">
            <text:p/>
          </table:table-cell>
          <table:table-cell table:formula="of:=IF(NOT([.$I319]=&quot;&quot;);IF([.$C319]=[.Q$1];[.$I319];&quot;&quot;);&quot;&quot;)">
            <text:p/>
          </table:table-cell>
          <table:table-cell table:formula="of:=IF(NOT([.$I319]=&quot;&quot;);IF([.$C319]=[.R$1];[.$I319];&quot;&quot;);&quot;&quot;)">
            <text:p/>
          </table:table-cell>
          <table:table-cell table:formula="of:=IF(NOT([.$I319]=&quot;&quot;);IF([.$C319]=[.S$1];[.$I319];&quot;&quot;);&quot;&quot;)">
            <text:p/>
          </table:table-cell>
          <table:table-cell table:formula="of:=IF(NOT([.$I319]=&quot;&quot;);IF([.$C319]=[.T$1];[.$I319];&quot;&quot;);&quot;&quot;)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65" office:value-type="string" calcext:value-type="string">
            <text:p>Berwickshire, Roxburgh and Se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96865239152523" calcext:value-type="percentage">
            <text:p>9.69%</text:p>
          </table:table-cell>
          <table:table-cell table:formula="of:=IF([.D320]=&quot;con&quot;;[.E320];-[.E320])" office:value-type="percentage" office:value="0.096865239152523" calcext:value-type="percentage">
            <text:p>9.69%</text:p>
          </table:table-cell>
          <table:table-cell table:formula="of:=IF([.D320]=&quot;lab&quot;;[.E320];-[.E320])" office:value-type="percentage" office:value="-0.096865239152523" calcext:value-type="percentage">
            <text:p>-9.69%</text:p>
          </table:table-cell>
          <table:table-cell table:formula="of:=IF([.D320]=&quot;lib&quot;;[.E320];-[.E320])" office:value-type="percentage" office:value="-0.096865239152523" calcext:value-type="percentage">
            <text:p>-9.69%</text:p>
          </table:table-cell>
          <table:table-cell/>
          <table:table-cell table:formula="of:=IF(NOT([.$I320]=&quot;&quot;);IF([.$C320]=[.J$1];[.$I320];&quot;&quot;);&quot;&quot;)">
            <text:p/>
          </table:table-cell>
          <table:table-cell table:formula="of:=IF(NOT([.$I320]=&quot;&quot;);IF([.$C320]=[.K$1];[.$I320];&quot;&quot;);&quot;&quot;)">
            <text:p/>
          </table:table-cell>
          <table:table-cell table:formula="of:=IF(NOT([.$I320]=&quot;&quot;);IF([.$C320]=[.L$1];[.$I320];&quot;&quot;);&quot;&quot;)">
            <text:p/>
          </table:table-cell>
          <table:table-cell table:formula="of:=IF(NOT([.$I320]=&quot;&quot;);IF([.$C320]=[.M$1];[.$I320];&quot;&quot;);&quot;&quot;)">
            <text:p/>
          </table:table-cell>
          <table:table-cell table:formula="of:=IF(NOT([.$I320]=&quot;&quot;);IF([.$C320]=[.N$1];[.$I320];&quot;&quot;);&quot;&quot;)">
            <text:p/>
          </table:table-cell>
          <table:table-cell table:formula="of:=IF(NOT([.$I320]=&quot;&quot;);IF([.$C320]=[.O$1];[.$I320];&quot;&quot;);&quot;&quot;)">
            <text:p/>
          </table:table-cell>
          <table:table-cell table:formula="of:=IF(NOT([.$I320]=&quot;&quot;);IF([.$C320]=[.P$1];[.$I320];&quot;&quot;);&quot;&quot;)">
            <text:p/>
          </table:table-cell>
          <table:table-cell table:formula="of:=IF(NOT([.$I320]=&quot;&quot;);IF([.$C320]=[.Q$1];[.$I320];&quot;&quot;);&quot;&quot;)">
            <text:p/>
          </table:table-cell>
          <table:table-cell table:formula="of:=IF(NOT([.$I320]=&quot;&quot;);IF([.$C320]=[.R$1];[.$I320];&quot;&quot;);&quot;&quot;)">
            <text:p/>
          </table:table-cell>
          <table:table-cell table:formula="of:=IF(NOT([.$I320]=&quot;&quot;);IF([.$C320]=[.S$1];[.$I320];&quot;&quot;);&quot;&quot;)">
            <text:p/>
          </table:table-cell>
          <table:table-cell table:formula="of:=IF(NOT([.$I320]=&quot;&quot;);IF([.$C320]=[.T$1];[.$I320];&quot;&quot;);&quot;&quot;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69" office:value-type="string" calcext:value-type="string">
            <text:p>Stockto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3475281964794" calcext:value-type="percentage">
            <text:p>9.35%</text:p>
          </table:table-cell>
          <table:table-cell table:formula="of:=IF([.D321]=&quot;con&quot;;[.E321];-[.E321])" office:value-type="percentage" office:value="0.093475281964794" calcext:value-type="percentage">
            <text:p>9.35%</text:p>
          </table:table-cell>
          <table:table-cell table:formula="of:=IF([.D321]=&quot;lab&quot;;[.E321];-[.E321])" office:value-type="percentage" office:value="-0.093475281964794" calcext:value-type="percentage">
            <text:p>-9.35%</text:p>
          </table:table-cell>
          <table:table-cell table:formula="of:=IF([.D321]=&quot;lib&quot;;[.E321];-[.E321])" office:value-type="percentage" office:value="-0.093475281964794" calcext:value-type="percentage">
            <text:p>-9.35%</text:p>
          </table:table-cell>
          <table:table-cell/>
          <table:table-cell table:formula="of:=IF(NOT([.$I321]=&quot;&quot;);IF([.$C321]=[.J$1];[.$I321];&quot;&quot;);&quot;&quot;)">
            <text:p/>
          </table:table-cell>
          <table:table-cell table:formula="of:=IF(NOT([.$I321]=&quot;&quot;);IF([.$C321]=[.K$1];[.$I321];&quot;&quot;);&quot;&quot;)">
            <text:p/>
          </table:table-cell>
          <table:table-cell table:formula="of:=IF(NOT([.$I321]=&quot;&quot;);IF([.$C321]=[.L$1];[.$I321];&quot;&quot;);&quot;&quot;)">
            <text:p/>
          </table:table-cell>
          <table:table-cell table:formula="of:=IF(NOT([.$I321]=&quot;&quot;);IF([.$C321]=[.M$1];[.$I321];&quot;&quot;);&quot;&quot;)">
            <text:p/>
          </table:table-cell>
          <table:table-cell table:formula="of:=IF(NOT([.$I321]=&quot;&quot;);IF([.$C321]=[.N$1];[.$I321];&quot;&quot;);&quot;&quot;)">
            <text:p/>
          </table:table-cell>
          <table:table-cell table:formula="of:=IF(NOT([.$I321]=&quot;&quot;);IF([.$C321]=[.O$1];[.$I321];&quot;&quot;);&quot;&quot;)">
            <text:p/>
          </table:table-cell>
          <table:table-cell table:formula="of:=IF(NOT([.$I321]=&quot;&quot;);IF([.$C321]=[.P$1];[.$I321];&quot;&quot;);&quot;&quot;)">
            <text:p/>
          </table:table-cell>
          <table:table-cell table:formula="of:=IF(NOT([.$I321]=&quot;&quot;);IF([.$C321]=[.Q$1];[.$I321];&quot;&quot;);&quot;&quot;)">
            <text:p/>
          </table:table-cell>
          <table:table-cell table:formula="of:=IF(NOT([.$I321]=&quot;&quot;);IF([.$C321]=[.R$1];[.$I321];&quot;&quot;);&quot;&quot;)">
            <text:p/>
          </table:table-cell>
          <table:table-cell table:formula="of:=IF(NOT([.$I321]=&quot;&quot;);IF([.$C321]=[.S$1];[.$I321];&quot;&quot;);&quot;&quot;)">
            <text:p/>
          </table:table-cell>
          <table:table-cell table:formula="of:=IF(NOT([.$I321]=&quot;&quot;);IF([.$C321]=[.T$1];[.$I321];&quot;&quot;);&quot;&quot;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9" office:value-type="string" calcext:value-type="string">
            <text:p>St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1350144809903" calcext:value-type="percentage">
            <text:p>9.14%</text:p>
          </table:table-cell>
          <table:table-cell table:formula="of:=IF([.D322]=&quot;con&quot;;[.E322];-[.E322])" office:value-type="percentage" office:value="0.091350144809903" calcext:value-type="percentage">
            <text:p>9.14%</text:p>
          </table:table-cell>
          <table:table-cell table:formula="of:=IF([.D322]=&quot;lab&quot;;[.E322];-[.E322])" office:value-type="percentage" office:value="-0.091350144809903" calcext:value-type="percentage">
            <text:p>-9.14%</text:p>
          </table:table-cell>
          <table:table-cell table:formula="of:=IF([.D322]=&quot;lib&quot;;[.E322];-[.E322])" office:value-type="percentage" office:value="-0.091350144809903" calcext:value-type="percentage">
            <text:p>-9.14%</text:p>
          </table:table-cell>
          <table:table-cell/>
          <table:table-cell table:formula="of:=IF(NOT([.$I322]=&quot;&quot;);IF([.$C322]=[.J$1];[.$I322];&quot;&quot;);&quot;&quot;)">
            <text:p/>
          </table:table-cell>
          <table:table-cell table:formula="of:=IF(NOT([.$I322]=&quot;&quot;);IF([.$C322]=[.K$1];[.$I322];&quot;&quot;);&quot;&quot;)">
            <text:p/>
          </table:table-cell>
          <table:table-cell table:formula="of:=IF(NOT([.$I322]=&quot;&quot;);IF([.$C322]=[.L$1];[.$I322];&quot;&quot;);&quot;&quot;)">
            <text:p/>
          </table:table-cell>
          <table:table-cell table:formula="of:=IF(NOT([.$I322]=&quot;&quot;);IF([.$C322]=[.M$1];[.$I322];&quot;&quot;);&quot;&quot;)">
            <text:p/>
          </table:table-cell>
          <table:table-cell table:formula="of:=IF(NOT([.$I322]=&quot;&quot;);IF([.$C322]=[.N$1];[.$I322];&quot;&quot;);&quot;&quot;)">
            <text:p/>
          </table:table-cell>
          <table:table-cell table:formula="of:=IF(NOT([.$I322]=&quot;&quot;);IF([.$C322]=[.O$1];[.$I322];&quot;&quot;);&quot;&quot;)">
            <text:p/>
          </table:table-cell>
          <table:table-cell table:formula="of:=IF(NOT([.$I322]=&quot;&quot;);IF([.$C322]=[.P$1];[.$I322];&quot;&quot;);&quot;&quot;)">
            <text:p/>
          </table:table-cell>
          <table:table-cell table:formula="of:=IF(NOT([.$I322]=&quot;&quot;);IF([.$C322]=[.Q$1];[.$I322];&quot;&quot;);&quot;&quot;)">
            <text:p/>
          </table:table-cell>
          <table:table-cell table:formula="of:=IF(NOT([.$I322]=&quot;&quot;);IF([.$C322]=[.R$1];[.$I322];&quot;&quot;);&quot;&quot;)">
            <text:p/>
          </table:table-cell>
          <table:table-cell table:formula="of:=IF(NOT([.$I322]=&quot;&quot;);IF([.$C322]=[.S$1];[.$I322];&quot;&quot;);&quot;&quot;)">
            <text:p/>
          </table:table-cell>
          <table:table-cell table:formula="of:=IF(NOT([.$I322]=&quot;&quot;);IF([.$C322]=[.T$1];[.$I322];&quot;&quot;);&quot;&quot;)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oke-on-Trent Cent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10643546741951" calcext:value-type="percentage">
            <text:p>9.11%</text:p>
          </table:table-cell>
          <table:table-cell table:formula="of:=IF([.D323]=&quot;con&quot;;[.E323];-[.E323])" office:value-type="percentage" office:value="0.0910643546741951" calcext:value-type="percentage">
            <text:p>9.11%</text:p>
          </table:table-cell>
          <table:table-cell table:formula="of:=IF([.D323]=&quot;lab&quot;;[.E323];-[.E323])" office:value-type="percentage" office:value="-0.0910643546741951" calcext:value-type="percentage">
            <text:p>-9.11%</text:p>
          </table:table-cell>
          <table:table-cell table:formula="of:=IF([.D323]=&quot;lib&quot;;[.E323];-[.E323])" office:value-type="percentage" office:value="-0.0910643546741951" calcext:value-type="percentage">
            <text:p>-9.11%</text:p>
          </table:table-cell>
          <table:table-cell/>
          <table:table-cell table:formula="of:=IF(NOT([.$I323]=&quot;&quot;);IF([.$C323]=[.J$1];[.$I323];&quot;&quot;);&quot;&quot;)">
            <text:p/>
          </table:table-cell>
          <table:table-cell table:formula="of:=IF(NOT([.$I323]=&quot;&quot;);IF([.$C323]=[.K$1];[.$I323];&quot;&quot;);&quot;&quot;)">
            <text:p/>
          </table:table-cell>
          <table:table-cell table:formula="of:=IF(NOT([.$I323]=&quot;&quot;);IF([.$C323]=[.L$1];[.$I323];&quot;&quot;);&quot;&quot;)">
            <text:p/>
          </table:table-cell>
          <table:table-cell table:formula="of:=IF(NOT([.$I323]=&quot;&quot;);IF([.$C323]=[.M$1];[.$I323];&quot;&quot;);&quot;&quot;)">
            <text:p/>
          </table:table-cell>
          <table:table-cell table:formula="of:=IF(NOT([.$I323]=&quot;&quot;);IF([.$C323]=[.N$1];[.$I323];&quot;&quot;);&quot;&quot;)">
            <text:p/>
          </table:table-cell>
          <table:table-cell table:formula="of:=IF(NOT([.$I323]=&quot;&quot;);IF([.$C323]=[.O$1];[.$I323];&quot;&quot;);&quot;&quot;)">
            <text:p/>
          </table:table-cell>
          <table:table-cell table:formula="of:=IF(NOT([.$I323]=&quot;&quot;);IF([.$C323]=[.P$1];[.$I323];&quot;&quot;);&quot;&quot;)">
            <text:p/>
          </table:table-cell>
          <table:table-cell table:formula="of:=IF(NOT([.$I323]=&quot;&quot;);IF([.$C323]=[.Q$1];[.$I323];&quot;&quot;);&quot;&quot;)">
            <text:p/>
          </table:table-cell>
          <table:table-cell table:formula="of:=IF(NOT([.$I323]=&quot;&quot;);IF([.$C323]=[.R$1];[.$I323];&quot;&quot;);&quot;&quot;)">
            <text:p/>
          </table:table-cell>
          <table:table-cell table:formula="of:=IF(NOT([.$I323]=&quot;&quot;);IF([.$C323]=[.S$1];[.$I323];&quot;&quot;);&quot;&quot;)">
            <text:p/>
          </table:table-cell>
          <table:table-cell table:formula="of:=IF(NOT([.$I323]=&quot;&quot;);IF([.$C323]=[.T$1];[.$I323];&quot;&quot;);&quot;&quot;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3" office:value-type="string" calcext:value-type="string">
            <text:p>Guild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8095281857114" calcext:value-type="percentage">
            <text:p>8.81%</text:p>
          </table:table-cell>
          <table:table-cell table:formula="of:=IF([.D324]=&quot;con&quot;;[.E324];-[.E324])" office:value-type="percentage" office:value="0.088095281857114" calcext:value-type="percentage">
            <text:p>8.81%</text:p>
          </table:table-cell>
          <table:table-cell table:formula="of:=IF([.D324]=&quot;lab&quot;;[.E324];-[.E324])" office:value-type="percentage" office:value="-0.088095281857114" calcext:value-type="percentage">
            <text:p>-8.81%</text:p>
          </table:table-cell>
          <table:table-cell table:formula="of:=IF([.D324]=&quot;lib&quot;;[.E324];-[.E324])" office:value-type="percentage" office:value="-0.088095281857114" calcext:value-type="percentage">
            <text:p>-8.81%</text:p>
          </table:table-cell>
          <table:table-cell/>
          <table:table-cell table:formula="of:=IF(NOT([.$I324]=&quot;&quot;);IF([.$C324]=[.J$1];[.$I324];&quot;&quot;);&quot;&quot;)">
            <text:p/>
          </table:table-cell>
          <table:table-cell table:formula="of:=IF(NOT([.$I324]=&quot;&quot;);IF([.$C324]=[.K$1];[.$I324];&quot;&quot;);&quot;&quot;)">
            <text:p/>
          </table:table-cell>
          <table:table-cell table:formula="of:=IF(NOT([.$I324]=&quot;&quot;);IF([.$C324]=[.L$1];[.$I324];&quot;&quot;);&quot;&quot;)">
            <text:p/>
          </table:table-cell>
          <table:table-cell table:formula="of:=IF(NOT([.$I324]=&quot;&quot;);IF([.$C324]=[.M$1];[.$I324];&quot;&quot;);&quot;&quot;)">
            <text:p/>
          </table:table-cell>
          <table:table-cell table:formula="of:=IF(NOT([.$I324]=&quot;&quot;);IF([.$C324]=[.N$1];[.$I324];&quot;&quot;);&quot;&quot;)">
            <text:p/>
          </table:table-cell>
          <table:table-cell table:formula="of:=IF(NOT([.$I324]=&quot;&quot;);IF([.$C324]=[.O$1];[.$I324];&quot;&quot;);&quot;&quot;)">
            <text:p/>
          </table:table-cell>
          <table:table-cell table:formula="of:=IF(NOT([.$I324]=&quot;&quot;);IF([.$C324]=[.P$1];[.$I324];&quot;&quot;);&quot;&quot;)">
            <text:p/>
          </table:table-cell>
          <table:table-cell table:formula="of:=IF(NOT([.$I324]=&quot;&quot;);IF([.$C324]=[.Q$1];[.$I324];&quot;&quot;);&quot;&quot;)">
            <text:p/>
          </table:table-cell>
          <table:table-cell table:formula="of:=IF(NOT([.$I324]=&quot;&quot;);IF([.$C324]=[.R$1];[.$I324];&quot;&quot;);&quot;&quot;)">
            <text:p/>
          </table:table-cell>
          <table:table-cell table:formula="of:=IF(NOT([.$I324]=&quot;&quot;);IF([.$C324]=[.S$1];[.$I324];&quot;&quot;);&quot;&quot;)">
            <text:p/>
          </table:table-cell>
          <table:table-cell table:formula="of:=IF(NOT([.$I324]=&quot;&quot;);IF([.$C324]=[.T$1];[.$I324];&quot;&quot;);&quot;&quot;)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69" office:value-type="string" calcext:value-type="string">
            <text:p>Truro and Fal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7335281468821" calcext:value-type="percentage">
            <text:p>8.73%</text:p>
          </table:table-cell>
          <table:table-cell table:formula="of:=IF([.D325]=&quot;con&quot;;[.E325];-[.E325])" office:value-type="percentage" office:value="0.087335281468821" calcext:value-type="percentage">
            <text:p>8.73%</text:p>
          </table:table-cell>
          <table:table-cell table:formula="of:=IF([.D325]=&quot;lab&quot;;[.E325];-[.E325])" office:value-type="percentage" office:value="-0.087335281468821" calcext:value-type="percentage">
            <text:p>-8.73%</text:p>
          </table:table-cell>
          <table:table-cell table:formula="of:=IF([.D325]=&quot;lib&quot;;[.E325];-[.E325])" office:value-type="percentage" office:value="-0.087335281468821" calcext:value-type="percentage">
            <text:p>-8.73%</text:p>
          </table:table-cell>
          <table:table-cell/>
          <table:table-cell table:formula="of:=IF(NOT([.$I325]=&quot;&quot;);IF([.$C325]=[.J$1];[.$I325];&quot;&quot;);&quot;&quot;)">
            <text:p/>
          </table:table-cell>
          <table:table-cell table:formula="of:=IF(NOT([.$I325]=&quot;&quot;);IF([.$C325]=[.K$1];[.$I325];&quot;&quot;);&quot;&quot;)">
            <text:p/>
          </table:table-cell>
          <table:table-cell table:formula="of:=IF(NOT([.$I325]=&quot;&quot;);IF([.$C325]=[.L$1];[.$I325];&quot;&quot;);&quot;&quot;)">
            <text:p/>
          </table:table-cell>
          <table:table-cell table:formula="of:=IF(NOT([.$I325]=&quot;&quot;);IF([.$C325]=[.M$1];[.$I325];&quot;&quot;);&quot;&quot;)">
            <text:p/>
          </table:table-cell>
          <table:table-cell table:formula="of:=IF(NOT([.$I325]=&quot;&quot;);IF([.$C325]=[.N$1];[.$I325];&quot;&quot;);&quot;&quot;)">
            <text:p/>
          </table:table-cell>
          <table:table-cell table:formula="of:=IF(NOT([.$I325]=&quot;&quot;);IF([.$C325]=[.O$1];[.$I325];&quot;&quot;);&quot;&quot;)">
            <text:p/>
          </table:table-cell>
          <table:table-cell table:formula="of:=IF(NOT([.$I325]=&quot;&quot;);IF([.$C325]=[.P$1];[.$I325];&quot;&quot;);&quot;&quot;)">
            <text:p/>
          </table:table-cell>
          <table:table-cell table:formula="of:=IF(NOT([.$I325]=&quot;&quot;);IF([.$C325]=[.Q$1];[.$I325];&quot;&quot;);&quot;&quot;)">
            <text:p/>
          </table:table-cell>
          <table:table-cell table:formula="of:=IF(NOT([.$I325]=&quot;&quot;);IF([.$C325]=[.R$1];[.$I325];&quot;&quot;);&quot;&quot;)">
            <text:p/>
          </table:table-cell>
          <table:table-cell table:formula="of:=IF(NOT([.$I325]=&quot;&quot;);IF([.$C325]=[.S$1];[.$I325];&quot;&quot;);&quot;&quot;)">
            <text:p/>
          </table:table-cell>
          <table:table-cell table:formula="of:=IF(NOT([.$I325]=&quot;&quot;);IF([.$C325]=[.T$1];[.$I325];&quot;&quot;);&quot;&quot;)">
            <text:p/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69" office:value-type="string" calcext:value-type="string">
            <text:p>Colne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5308441558442" calcext:value-type="percentage">
            <text:p>8.53%</text:p>
          </table:table-cell>
          <table:table-cell table:formula="of:=IF([.D326]=&quot;con&quot;;[.E326];-[.E326])" office:value-type="percentage" office:value="0.085308441558442" calcext:value-type="percentage">
            <text:p>8.53%</text:p>
          </table:table-cell>
          <table:table-cell table:formula="of:=IF([.D326]=&quot;lab&quot;;[.E326];-[.E326])" office:value-type="percentage" office:value="-0.085308441558442" calcext:value-type="percentage">
            <text:p>-8.53%</text:p>
          </table:table-cell>
          <table:table-cell table:formula="of:=IF([.D326]=&quot;lib&quot;;[.E326];-[.E326])" office:value-type="percentage" office:value="-0.085308441558442" calcext:value-type="percentage">
            <text:p>-8.53%</text:p>
          </table:table-cell>
          <table:table-cell/>
          <table:table-cell table:formula="of:=IF(NOT([.$I326]=&quot;&quot;);IF([.$C326]=[.J$1];[.$I326];&quot;&quot;);&quot;&quot;)">
            <text:p/>
          </table:table-cell>
          <table:table-cell table:formula="of:=IF(NOT([.$I326]=&quot;&quot;);IF([.$C326]=[.K$1];[.$I326];&quot;&quot;);&quot;&quot;)">
            <text:p/>
          </table:table-cell>
          <table:table-cell table:formula="of:=IF(NOT([.$I326]=&quot;&quot;);IF([.$C326]=[.L$1];[.$I326];&quot;&quot;);&quot;&quot;)">
            <text:p/>
          </table:table-cell>
          <table:table-cell table:formula="of:=IF(NOT([.$I326]=&quot;&quot;);IF([.$C326]=[.M$1];[.$I326];&quot;&quot;);&quot;&quot;)">
            <text:p/>
          </table:table-cell>
          <table:table-cell table:formula="of:=IF(NOT([.$I326]=&quot;&quot;);IF([.$C326]=[.N$1];[.$I326];&quot;&quot;);&quot;&quot;)">
            <text:p/>
          </table:table-cell>
          <table:table-cell table:formula="of:=IF(NOT([.$I326]=&quot;&quot;);IF([.$C326]=[.O$1];[.$I326];&quot;&quot;);&quot;&quot;)">
            <text:p/>
          </table:table-cell>
          <table:table-cell table:formula="of:=IF(NOT([.$I326]=&quot;&quot;);IF([.$C326]=[.P$1];[.$I326];&quot;&quot;);&quot;&quot;)">
            <text:p/>
          </table:table-cell>
          <table:table-cell table:formula="of:=IF(NOT([.$I326]=&quot;&quot;);IF([.$C326]=[.Q$1];[.$I326];&quot;&quot;);&quot;&quot;)">
            <text:p/>
          </table:table-cell>
          <table:table-cell table:formula="of:=IF(NOT([.$I326]=&quot;&quot;);IF([.$C326]=[.R$1];[.$I326];&quot;&quot;);&quot;&quot;)">
            <text:p/>
          </table:table-cell>
          <table:table-cell table:formula="of:=IF(NOT([.$I326]=&quot;&quot;);IF([.$C326]=[.S$1];[.$I326];&quot;&quot;);&quot;&quot;)">
            <text:p/>
          </table:table-cell>
          <table:table-cell table:formula="of:=IF(NOT([.$I326]=&quot;&quot;);IF([.$C326]=[.T$1];[.$I326];&quot;&quot;);&quot;&quot;)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63" office:value-type="string" calcext:value-type="string">
            <text:p>Lew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1749084082168" calcext:value-type="percentage">
            <text:p>8.17%</text:p>
          </table:table-cell>
          <table:table-cell table:formula="of:=IF([.D327]=&quot;con&quot;;[.E327];-[.E327])" office:value-type="percentage" office:value="0.081749084082168" calcext:value-type="percentage">
            <text:p>8.17%</text:p>
          </table:table-cell>
          <table:table-cell table:formula="of:=IF([.D327]=&quot;lab&quot;;[.E327];-[.E327])" office:value-type="percentage" office:value="-0.081749084082168" calcext:value-type="percentage">
            <text:p>-8.17%</text:p>
          </table:table-cell>
          <table:table-cell table:formula="of:=IF([.D327]=&quot;lib&quot;;[.E327];-[.E327])" office:value-type="percentage" office:value="-0.081749084082168" calcext:value-type="percentage">
            <text:p>-8.17%</text:p>
          </table:table-cell>
          <table:table-cell/>
          <table:table-cell table:formula="of:=IF(NOT([.$I327]=&quot;&quot;);IF([.$C327]=[.J$1];[.$I327];&quot;&quot;);&quot;&quot;)">
            <text:p/>
          </table:table-cell>
          <table:table-cell table:formula="of:=IF(NOT([.$I327]=&quot;&quot;);IF([.$C327]=[.K$1];[.$I327];&quot;&quot;);&quot;&quot;)">
            <text:p/>
          </table:table-cell>
          <table:table-cell table:formula="of:=IF(NOT([.$I327]=&quot;&quot;);IF([.$C327]=[.L$1];[.$I327];&quot;&quot;);&quot;&quot;)">
            <text:p/>
          </table:table-cell>
          <table:table-cell table:formula="of:=IF(NOT([.$I327]=&quot;&quot;);IF([.$C327]=[.M$1];[.$I327];&quot;&quot;);&quot;&quot;)">
            <text:p/>
          </table:table-cell>
          <table:table-cell table:formula="of:=IF(NOT([.$I327]=&quot;&quot;);IF([.$C327]=[.N$1];[.$I327];&quot;&quot;);&quot;&quot;)">
            <text:p/>
          </table:table-cell>
          <table:table-cell table:formula="of:=IF(NOT([.$I327]=&quot;&quot;);IF([.$C327]=[.O$1];[.$I327];&quot;&quot;);&quot;&quot;)">
            <text:p/>
          </table:table-cell>
          <table:table-cell table:formula="of:=IF(NOT([.$I327]=&quot;&quot;);IF([.$C327]=[.P$1];[.$I327];&quot;&quot;);&quot;&quot;)">
            <text:p/>
          </table:table-cell>
          <table:table-cell table:formula="of:=IF(NOT([.$I327]=&quot;&quot;);IF([.$C327]=[.Q$1];[.$I327];&quot;&quot;);&quot;&quot;)">
            <text:p/>
          </table:table-cell>
          <table:table-cell table:formula="of:=IF(NOT([.$I327]=&quot;&quot;);IF([.$C327]=[.R$1];[.$I327];&quot;&quot;);&quot;&quot;)">
            <text:p/>
          </table:table-cell>
          <table:table-cell table:formula="of:=IF(NOT([.$I327]=&quot;&quot;);IF([.$C327]=[.S$1];[.$I327];&quot;&quot;);&quot;&quot;)">
            <text:p/>
          </table:table-cell>
          <table:table-cell table:formula="of:=IF(NOT([.$I327]=&quot;&quot;);IF([.$C327]=[.T$1];[.$I327];&quot;&quot;);&quot;&quot;)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1" office:value-type="string" calcext:value-type="string">
            <text:p>Wycom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80729325292887" calcext:value-type="percentage">
            <text:p>8.07%</text:p>
          </table:table-cell>
          <table:table-cell table:formula="of:=IF([.D328]=&quot;con&quot;;[.E328];-[.E328])" office:value-type="percentage" office:value="0.080729325292887" calcext:value-type="percentage">
            <text:p>8.07%</text:p>
          </table:table-cell>
          <table:table-cell table:formula="of:=IF([.D328]=&quot;lab&quot;;[.E328];-[.E328])" office:value-type="percentage" office:value="-0.080729325292887" calcext:value-type="percentage">
            <text:p>-8.07%</text:p>
          </table:table-cell>
          <table:table-cell table:formula="of:=IF([.D328]=&quot;lib&quot;;[.E328];-[.E328])" office:value-type="percentage" office:value="-0.080729325292887" calcext:value-type="percentage">
            <text:p>-8.07%</text:p>
          </table:table-cell>
          <table:table-cell/>
          <table:table-cell table:formula="of:=IF(NOT([.$I328]=&quot;&quot;);IF([.$C328]=[.J$1];[.$I328];&quot;&quot;);&quot;&quot;)">
            <text:p/>
          </table:table-cell>
          <table:table-cell table:formula="of:=IF(NOT([.$I328]=&quot;&quot;);IF([.$C328]=[.K$1];[.$I328];&quot;&quot;);&quot;&quot;)">
            <text:p/>
          </table:table-cell>
          <table:table-cell table:formula="of:=IF(NOT([.$I328]=&quot;&quot;);IF([.$C328]=[.L$1];[.$I328];&quot;&quot;);&quot;&quot;)">
            <text:p/>
          </table:table-cell>
          <table:table-cell table:formula="of:=IF(NOT([.$I328]=&quot;&quot;);IF([.$C328]=[.M$1];[.$I328];&quot;&quot;);&quot;&quot;)">
            <text:p/>
          </table:table-cell>
          <table:table-cell table:formula="of:=IF(NOT([.$I328]=&quot;&quot;);IF([.$C328]=[.N$1];[.$I328];&quot;&quot;);&quot;&quot;)">
            <text:p/>
          </table:table-cell>
          <table:table-cell table:formula="of:=IF(NOT([.$I328]=&quot;&quot;);IF([.$C328]=[.O$1];[.$I328];&quot;&quot;);&quot;&quot;)">
            <text:p/>
          </table:table-cell>
          <table:table-cell table:formula="of:=IF(NOT([.$I328]=&quot;&quot;);IF([.$C328]=[.P$1];[.$I328];&quot;&quot;);&quot;&quot;)">
            <text:p/>
          </table:table-cell>
          <table:table-cell table:formula="of:=IF(NOT([.$I328]=&quot;&quot;);IF([.$C328]=[.Q$1];[.$I328];&quot;&quot;);&quot;&quot;)">
            <text:p/>
          </table:table-cell>
          <table:table-cell table:formula="of:=IF(NOT([.$I328]=&quot;&quot;);IF([.$C328]=[.R$1];[.$I328];&quot;&quot;);&quot;&quot;)">
            <text:p/>
          </table:table-cell>
          <table:table-cell table:formula="of:=IF(NOT([.$I328]=&quot;&quot;);IF([.$C328]=[.S$1];[.$I328];&quot;&quot;);&quot;&quot;)">
            <text:p/>
          </table:table-cell>
          <table:table-cell table:formula="of:=IF(NOT([.$I328]=&quot;&quot;);IF([.$C328]=[.T$1];[.$I328];&quot;&quot;);&quot;&quot;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69" office:value-type="string" calcext:value-type="string">
            <text:p>Hastings and R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0725319006045" calcext:value-type="percentage">
            <text:p>8.07%</text:p>
          </table:table-cell>
          <table:table-cell table:formula="of:=IF([.D329]=&quot;con&quot;;[.E329];-[.E329])" office:value-type="percentage" office:value="0.080725319006045" calcext:value-type="percentage">
            <text:p>8.07%</text:p>
          </table:table-cell>
          <table:table-cell table:formula="of:=IF([.D329]=&quot;lab&quot;;[.E329];-[.E329])" office:value-type="percentage" office:value="-0.080725319006045" calcext:value-type="percentage">
            <text:p>-8.07%</text:p>
          </table:table-cell>
          <table:table-cell table:formula="of:=IF([.D329]=&quot;lib&quot;;[.E329];-[.E329])" office:value-type="percentage" office:value="-0.080725319006045" calcext:value-type="percentage">
            <text:p>-8.07%</text:p>
          </table:table-cell>
          <table:table-cell/>
          <table:table-cell table:formula="of:=IF(NOT([.$I329]=&quot;&quot;);IF([.$C329]=[.J$1];[.$I329];&quot;&quot;);&quot;&quot;)">
            <text:p/>
          </table:table-cell>
          <table:table-cell table:formula="of:=IF(NOT([.$I329]=&quot;&quot;);IF([.$C329]=[.K$1];[.$I329];&quot;&quot;);&quot;&quot;)">
            <text:p/>
          </table:table-cell>
          <table:table-cell table:formula="of:=IF(NOT([.$I329]=&quot;&quot;);IF([.$C329]=[.L$1];[.$I329];&quot;&quot;);&quot;&quot;)">
            <text:p/>
          </table:table-cell>
          <table:table-cell table:formula="of:=IF(NOT([.$I329]=&quot;&quot;);IF([.$C329]=[.M$1];[.$I329];&quot;&quot;);&quot;&quot;)">
            <text:p/>
          </table:table-cell>
          <table:table-cell table:formula="of:=IF(NOT([.$I329]=&quot;&quot;);IF([.$C329]=[.N$1];[.$I329];&quot;&quot;);&quot;&quot;)">
            <text:p/>
          </table:table-cell>
          <table:table-cell table:formula="of:=IF(NOT([.$I329]=&quot;&quot;);IF([.$C329]=[.O$1];[.$I329];&quot;&quot;);&quot;&quot;)">
            <text:p/>
          </table:table-cell>
          <table:table-cell table:formula="of:=IF(NOT([.$I329]=&quot;&quot;);IF([.$C329]=[.P$1];[.$I329];&quot;&quot;);&quot;&quot;)">
            <text:p/>
          </table:table-cell>
          <table:table-cell table:formula="of:=IF(NOT([.$I329]=&quot;&quot;);IF([.$C329]=[.Q$1];[.$I329];&quot;&quot;);&quot;&quot;)">
            <text:p/>
          </table:table-cell>
          <table:table-cell table:formula="of:=IF(NOT([.$I329]=&quot;&quot;);IF([.$C329]=[.R$1];[.$I329];&quot;&quot;);&quot;&quot;)">
            <text:p/>
          </table:table-cell>
          <table:table-cell table:formula="of:=IF(NOT([.$I329]=&quot;&quot;);IF([.$C329]=[.S$1];[.$I329];&quot;&quot;);&quot;&quot;)">
            <text:p/>
          </table:table-cell>
          <table:table-cell table:formula="of:=IF(NOT([.$I329]=&quot;&quot;);IF([.$C329]=[.T$1];[.$I329];&quot;&quot;);&quot;&quot;)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9" office:value-type="string" calcext:value-type="string">
            <text:p>Darl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945632798574" calcext:value-type="percentage">
            <text:p>7.95%</text:p>
          </table:table-cell>
          <table:table-cell table:formula="of:=IF([.D330]=&quot;con&quot;;[.E330];-[.E330])" office:value-type="percentage" office:value="0.07945632798574" calcext:value-type="percentage">
            <text:p>7.95%</text:p>
          </table:table-cell>
          <table:table-cell table:formula="of:=IF([.D330]=&quot;lab&quot;;[.E330];-[.E330])" office:value-type="percentage" office:value="-0.07945632798574" calcext:value-type="percentage">
            <text:p>-7.95%</text:p>
          </table:table-cell>
          <table:table-cell table:formula="of:=IF([.D330]=&quot;lib&quot;;[.E330];-[.E330])" office:value-type="percentage" office:value="-0.07945632798574" calcext:value-type="percentage">
            <text:p>-7.95%</text:p>
          </table:table-cell>
          <table:table-cell/>
          <table:table-cell table:formula="of:=IF(NOT([.$I330]=&quot;&quot;);IF([.$C330]=[.J$1];[.$I330];&quot;&quot;);&quot;&quot;)">
            <text:p/>
          </table:table-cell>
          <table:table-cell table:formula="of:=IF(NOT([.$I330]=&quot;&quot;);IF([.$C330]=[.K$1];[.$I330];&quot;&quot;);&quot;&quot;)">
            <text:p/>
          </table:table-cell>
          <table:table-cell table:formula="of:=IF(NOT([.$I330]=&quot;&quot;);IF([.$C330]=[.L$1];[.$I330];&quot;&quot;);&quot;&quot;)">
            <text:p/>
          </table:table-cell>
          <table:table-cell table:formula="of:=IF(NOT([.$I330]=&quot;&quot;);IF([.$C330]=[.M$1];[.$I330];&quot;&quot;);&quot;&quot;)">
            <text:p/>
          </table:table-cell>
          <table:table-cell table:formula="of:=IF(NOT([.$I330]=&quot;&quot;);IF([.$C330]=[.N$1];[.$I330];&quot;&quot;);&quot;&quot;)">
            <text:p/>
          </table:table-cell>
          <table:table-cell table:formula="of:=IF(NOT([.$I330]=&quot;&quot;);IF([.$C330]=[.O$1];[.$I330];&quot;&quot;);&quot;&quot;)">
            <text:p/>
          </table:table-cell>
          <table:table-cell table:formula="of:=IF(NOT([.$I330]=&quot;&quot;);IF([.$C330]=[.P$1];[.$I330];&quot;&quot;);&quot;&quot;)">
            <text:p/>
          </table:table-cell>
          <table:table-cell table:formula="of:=IF(NOT([.$I330]=&quot;&quot;);IF([.$C330]=[.Q$1];[.$I330];&quot;&quot;);&quot;&quot;)">
            <text:p/>
          </table:table-cell>
          <table:table-cell table:formula="of:=IF(NOT([.$I330]=&quot;&quot;);IF([.$C330]=[.R$1];[.$I330];&quot;&quot;);&quot;&quot;)">
            <text:p/>
          </table:table-cell>
          <table:table-cell table:formula="of:=IF(NOT([.$I330]=&quot;&quot;);IF([.$C330]=[.S$1];[.$I330];&quot;&quot;);&quot;&quot;)">
            <text:p/>
          </table:table-cell>
          <table:table-cell table:formula="of:=IF(NOT([.$I330]=&quot;&quot;);IF([.$C330]=[.T$1];[.$I330];&quot;&quot;)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63" office:value-type="string" calcext:value-type="string">
            <text:p>Eastbour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78552498246161" calcext:value-type="percentage">
            <text:p>7.86%</text:p>
          </table:table-cell>
          <table:table-cell table:formula="of:=IF([.D331]=&quot;con&quot;;[.E331];-[.E331])" office:value-type="percentage" office:value="0.078552498246161" calcext:value-type="percentage">
            <text:p>7.86%</text:p>
          </table:table-cell>
          <table:table-cell table:formula="of:=IF([.D331]=&quot;lab&quot;;[.E331];-[.E331])" office:value-type="percentage" office:value="-0.078552498246161" calcext:value-type="percentage">
            <text:p>-7.86%</text:p>
          </table:table-cell>
          <table:table-cell table:formula="of:=IF([.D331]=&quot;lib&quot;;[.E331];-[.E331])" office:value-type="percentage" office:value="-0.078552498246161" calcext:value-type="percentage">
            <text:p>-7.86%</text:p>
          </table:table-cell>
          <table:table-cell/>
          <table:table-cell table:formula="of:=IF(NOT([.$I331]=&quot;&quot;);IF([.$C331]=[.J$1];[.$I331];&quot;&quot;);&quot;&quot;)">
            <text:p/>
          </table:table-cell>
          <table:table-cell table:formula="of:=IF(NOT([.$I331]=&quot;&quot;);IF([.$C331]=[.K$1];[.$I331];&quot;&quot;);&quot;&quot;)">
            <text:p/>
          </table:table-cell>
          <table:table-cell table:formula="of:=IF(NOT([.$I331]=&quot;&quot;);IF([.$C331]=[.L$1];[.$I331];&quot;&quot;);&quot;&quot;)">
            <text:p/>
          </table:table-cell>
          <table:table-cell table:formula="of:=IF(NOT([.$I331]=&quot;&quot;);IF([.$C331]=[.M$1];[.$I331];&quot;&quot;);&quot;&quot;)">
            <text:p/>
          </table:table-cell>
          <table:table-cell table:formula="of:=IF(NOT([.$I331]=&quot;&quot;);IF([.$C331]=[.N$1];[.$I331];&quot;&quot;);&quot;&quot;)">
            <text:p/>
          </table:table-cell>
          <table:table-cell table:formula="of:=IF(NOT([.$I331]=&quot;&quot;);IF([.$C331]=[.O$1];[.$I331];&quot;&quot;);&quot;&quot;)">
            <text:p/>
          </table:table-cell>
          <table:table-cell table:formula="of:=IF(NOT([.$I331]=&quot;&quot;);IF([.$C331]=[.P$1];[.$I331];&quot;&quot;);&quot;&quot;)">
            <text:p/>
          </table:table-cell>
          <table:table-cell table:formula="of:=IF(NOT([.$I331]=&quot;&quot;);IF([.$C331]=[.Q$1];[.$I331];&quot;&quot;);&quot;&quot;)">
            <text:p/>
          </table:table-cell>
          <table:table-cell table:formula="of:=IF(NOT([.$I331]=&quot;&quot;);IF([.$C331]=[.R$1];[.$I331];&quot;&quot;);&quot;&quot;)">
            <text:p/>
          </table:table-cell>
          <table:table-cell table:formula="of:=IF(NOT([.$I331]=&quot;&quot;);IF([.$C331]=[.S$1];[.$I331];&quot;&quot;);&quot;&quot;)">
            <text:p/>
          </table:table-cell>
          <table:table-cell table:formula="of:=IF(NOT([.$I331]=&quot;&quot;);IF([.$C331]=[.T$1];[.$I331];&quot;&quot;);&quot;&quot;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71" office:value-type="string" calcext:value-type="string">
            <text:p>He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78113106626345" calcext:value-type="percentage">
            <text:p>7.81%</text:p>
          </table:table-cell>
          <table:table-cell table:formula="of:=IF([.D332]=&quot;con&quot;;[.E332];-[.E332])" office:value-type="percentage" office:value="0.078113106626345" calcext:value-type="percentage">
            <text:p>7.81%</text:p>
          </table:table-cell>
          <table:table-cell table:formula="of:=IF([.D332]=&quot;lab&quot;;[.E332];-[.E332])" office:value-type="percentage" office:value="-0.078113106626345" calcext:value-type="percentage">
            <text:p>-7.81%</text:p>
          </table:table-cell>
          <table:table-cell table:formula="of:=IF([.D332]=&quot;lib&quot;;[.E332];-[.E332])" office:value-type="percentage" office:value="-0.078113106626345" calcext:value-type="percentage">
            <text:p>-7.81%</text:p>
          </table:table-cell>
          <table:table-cell/>
          <table:table-cell table:formula="of:=IF(NOT([.$I332]=&quot;&quot;);IF([.$C332]=[.J$1];[.$I332];&quot;&quot;);&quot;&quot;)">
            <text:p/>
          </table:table-cell>
          <table:table-cell table:formula="of:=IF(NOT([.$I332]=&quot;&quot;);IF([.$C332]=[.K$1];[.$I332];&quot;&quot;);&quot;&quot;)">
            <text:p/>
          </table:table-cell>
          <table:table-cell table:formula="of:=IF(NOT([.$I332]=&quot;&quot;);IF([.$C332]=[.L$1];[.$I332];&quot;&quot;);&quot;&quot;)">
            <text:p/>
          </table:table-cell>
          <table:table-cell table:formula="of:=IF(NOT([.$I332]=&quot;&quot;);IF([.$C332]=[.M$1];[.$I332];&quot;&quot;);&quot;&quot;)">
            <text:p/>
          </table:table-cell>
          <table:table-cell table:formula="of:=IF(NOT([.$I332]=&quot;&quot;);IF([.$C332]=[.N$1];[.$I332];&quot;&quot;);&quot;&quot;)">
            <text:p/>
          </table:table-cell>
          <table:table-cell table:formula="of:=IF(NOT([.$I332]=&quot;&quot;);IF([.$C332]=[.O$1];[.$I332];&quot;&quot;);&quot;&quot;)">
            <text:p/>
          </table:table-cell>
          <table:table-cell table:formula="of:=IF(NOT([.$I332]=&quot;&quot;);IF([.$C332]=[.P$1];[.$I332];&quot;&quot;);&quot;&quot;)">
            <text:p/>
          </table:table-cell>
          <table:table-cell table:formula="of:=IF(NOT([.$I332]=&quot;&quot;);IF([.$C332]=[.Q$1];[.$I332];&quot;&quot;);&quot;&quot;)">
            <text:p/>
          </table:table-cell>
          <table:table-cell table:formula="of:=IF(NOT([.$I332]=&quot;&quot;);IF([.$C332]=[.R$1];[.$I332];&quot;&quot;);&quot;&quot;)">
            <text:p/>
          </table:table-cell>
          <table:table-cell table:formula="of:=IF(NOT([.$I332]=&quot;&quot;);IF([.$C332]=[.S$1];[.$I332];&quot;&quot;);&quot;&quot;)">
            <text:p/>
          </table:table-cell>
          <table:table-cell table:formula="of:=IF(NOT([.$I332]=&quot;&quot;);IF([.$C332]=[.T$1];[.$I332];&quot;&quot;);&quot;&quot;)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ipton and Wedn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7236605998462" calcext:value-type="percentage">
            <text:p>7.72%</text:p>
          </table:table-cell>
          <table:table-cell table:formula="of:=IF([.D333]=&quot;con&quot;;[.E333];-[.E333])" office:value-type="percentage" office:value="0.077236605998462" calcext:value-type="percentage">
            <text:p>7.72%</text:p>
          </table:table-cell>
          <table:table-cell table:formula="of:=IF([.D333]=&quot;lab&quot;;[.E333];-[.E333])" office:value-type="percentage" office:value="-0.077236605998462" calcext:value-type="percentage">
            <text:p>-7.72%</text:p>
          </table:table-cell>
          <table:table-cell table:formula="of:=IF([.D333]=&quot;lib&quot;;[.E333];-[.E333])" office:value-type="percentage" office:value="-0.077236605998462" calcext:value-type="percentage">
            <text:p>-7.72%</text:p>
          </table:table-cell>
          <table:table-cell/>
          <table:table-cell table:formula="of:=IF(NOT([.$I333]=&quot;&quot;);IF([.$C333]=[.J$1];[.$I333];&quot;&quot;);&quot;&quot;)">
            <text:p/>
          </table:table-cell>
          <table:table-cell table:formula="of:=IF(NOT([.$I333]=&quot;&quot;);IF([.$C333]=[.K$1];[.$I333];&quot;&quot;);&quot;&quot;)">
            <text:p/>
          </table:table-cell>
          <table:table-cell table:formula="of:=IF(NOT([.$I333]=&quot;&quot;);IF([.$C333]=[.L$1];[.$I333];&quot;&quot;);&quot;&quot;)">
            <text:p/>
          </table:table-cell>
          <table:table-cell table:formula="of:=IF(NOT([.$I333]=&quot;&quot;);IF([.$C333]=[.M$1];[.$I333];&quot;&quot;);&quot;&quot;)">
            <text:p/>
          </table:table-cell>
          <table:table-cell table:formula="of:=IF(NOT([.$I333]=&quot;&quot;);IF([.$C333]=[.N$1];[.$I333];&quot;&quot;);&quot;&quot;)">
            <text:p/>
          </table:table-cell>
          <table:table-cell table:formula="of:=IF(NOT([.$I333]=&quot;&quot;);IF([.$C333]=[.O$1];[.$I333];&quot;&quot;);&quot;&quot;)">
            <text:p/>
          </table:table-cell>
          <table:table-cell table:formula="of:=IF(NOT([.$I333]=&quot;&quot;);IF([.$C333]=[.P$1];[.$I333];&quot;&quot;);&quot;&quot;)">
            <text:p/>
          </table:table-cell>
          <table:table-cell table:formula="of:=IF(NOT([.$I333]=&quot;&quot;);IF([.$C333]=[.Q$1];[.$I333];&quot;&quot;);&quot;&quot;)">
            <text:p/>
          </table:table-cell>
          <table:table-cell table:formula="of:=IF(NOT([.$I333]=&quot;&quot;);IF([.$C333]=[.R$1];[.$I333];&quot;&quot;);&quot;&quot;)">
            <text:p/>
          </table:table-cell>
          <table:table-cell table:formula="of:=IF(NOT([.$I333]=&quot;&quot;);IF([.$C333]=[.S$1];[.$I333];&quot;&quot;);&quot;&quot;)">
            <text:p/>
          </table:table-cell>
          <table:table-cell table:formula="of:=IF(NOT([.$I333]=&quot;&quot;);IF([.$C333]=[.T$1];[.$I333];&quot;&quot;);&quot;&quot;)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65" office:value-type="string" calcext:value-type="string">
            <text:p>Aberdeenshire North and Moray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73994520547946" calcext:value-type="percentage">
            <text:p>7.40%</text:p>
          </table:table-cell>
          <table:table-cell table:formula="of:=IF([.D334]=&quot;con&quot;;[.E334];-[.E334])" office:value-type="percentage" office:value="0.073994520547946" calcext:value-type="percentage">
            <text:p>7.40%</text:p>
          </table:table-cell>
          <table:table-cell table:formula="of:=IF([.D334]=&quot;lab&quot;;[.E334];-[.E334])" office:value-type="percentage" office:value="-0.073994520547946" calcext:value-type="percentage">
            <text:p>-7.40%</text:p>
          </table:table-cell>
          <table:table-cell table:formula="of:=IF([.D334]=&quot;lib&quot;;[.E334];-[.E334])" office:value-type="percentage" office:value="-0.073994520547946" calcext:value-type="percentage">
            <text:p>-7.40%</text:p>
          </table:table-cell>
          <table:table-cell/>
          <table:table-cell table:formula="of:=IF(NOT([.$I334]=&quot;&quot;);IF([.$C334]=[.J$1];[.$I334];&quot;&quot;);&quot;&quot;)">
            <text:p/>
          </table:table-cell>
          <table:table-cell table:formula="of:=IF(NOT([.$I334]=&quot;&quot;);IF([.$C334]=[.K$1];[.$I334];&quot;&quot;);&quot;&quot;)">
            <text:p/>
          </table:table-cell>
          <table:table-cell table:formula="of:=IF(NOT([.$I334]=&quot;&quot;);IF([.$C334]=[.L$1];[.$I334];&quot;&quot;);&quot;&quot;)">
            <text:p/>
          </table:table-cell>
          <table:table-cell table:formula="of:=IF(NOT([.$I334]=&quot;&quot;);IF([.$C334]=[.M$1];[.$I334];&quot;&quot;);&quot;&quot;)">
            <text:p/>
          </table:table-cell>
          <table:table-cell table:formula="of:=IF(NOT([.$I334]=&quot;&quot;);IF([.$C334]=[.N$1];[.$I334];&quot;&quot;);&quot;&quot;)">
            <text:p/>
          </table:table-cell>
          <table:table-cell table:formula="of:=IF(NOT([.$I334]=&quot;&quot;);IF([.$C334]=[.O$1];[.$I334];&quot;&quot;);&quot;&quot;)">
            <text:p/>
          </table:table-cell>
          <table:table-cell table:formula="of:=IF(NOT([.$I334]=&quot;&quot;);IF([.$C334]=[.P$1];[.$I334];&quot;&quot;);&quot;&quot;)">
            <text:p/>
          </table:table-cell>
          <table:table-cell table:formula="of:=IF(NOT([.$I334]=&quot;&quot;);IF([.$C334]=[.Q$1];[.$I334];&quot;&quot;);&quot;&quot;)">
            <text:p/>
          </table:table-cell>
          <table:table-cell table:formula="of:=IF(NOT([.$I334]=&quot;&quot;);IF([.$C334]=[.R$1];[.$I334];&quot;&quot;);&quot;&quot;)">
            <text:p/>
          </table:table-cell>
          <table:table-cell table:formula="of:=IF(NOT([.$I334]=&quot;&quot;);IF([.$C334]=[.S$1];[.$I334];&quot;&quot;);&quot;&quot;)">
            <text:p/>
          </table:table-cell>
          <table:table-cell table:formula="of:=IF(NOT([.$I334]=&quot;&quot;);IF([.$C334]=[.T$1];[.$I334];&quot;&quot;);&quot;&quot;)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1084678561314" calcext:value-type="percentage">
            <text:p>7.11%</text:p>
          </table:table-cell>
          <table:table-cell table:formula="of:=IF([.D335]=&quot;con&quot;;[.E335];-[.E335])" office:value-type="percentage" office:value="0.071084678561314" calcext:value-type="percentage">
            <text:p>7.11%</text:p>
          </table:table-cell>
          <table:table-cell table:formula="of:=IF([.D335]=&quot;lab&quot;;[.E335];-[.E335])" office:value-type="percentage" office:value="-0.071084678561314" calcext:value-type="percentage">
            <text:p>-7.11%</text:p>
          </table:table-cell>
          <table:table-cell table:formula="of:=IF([.D335]=&quot;lib&quot;;[.E335];-[.E335])" office:value-type="percentage" office:value="-0.071084678561314" calcext:value-type="percentage">
            <text:p>-7.11%</text:p>
          </table:table-cell>
          <table:table-cell/>
          <table:table-cell table:formula="of:=IF(NOT([.$I335]=&quot;&quot;);IF([.$C335]=[.J$1];[.$I335];&quot;&quot;);&quot;&quot;)">
            <text:p/>
          </table:table-cell>
          <table:table-cell table:formula="of:=IF(NOT([.$I335]=&quot;&quot;);IF([.$C335]=[.K$1];[.$I335];&quot;&quot;);&quot;&quot;)">
            <text:p/>
          </table:table-cell>
          <table:table-cell table:formula="of:=IF(NOT([.$I335]=&quot;&quot;);IF([.$C335]=[.L$1];[.$I335];&quot;&quot;);&quot;&quot;)">
            <text:p/>
          </table:table-cell>
          <table:table-cell table:formula="of:=IF(NOT([.$I335]=&quot;&quot;);IF([.$C335]=[.M$1];[.$I335];&quot;&quot;);&quot;&quot;)">
            <text:p/>
          </table:table-cell>
          <table:table-cell table:formula="of:=IF(NOT([.$I335]=&quot;&quot;);IF([.$C335]=[.N$1];[.$I335];&quot;&quot;);&quot;&quot;)">
            <text:p/>
          </table:table-cell>
          <table:table-cell table:formula="of:=IF(NOT([.$I335]=&quot;&quot;);IF([.$C335]=[.O$1];[.$I335];&quot;&quot;);&quot;&quot;)">
            <text:p/>
          </table:table-cell>
          <table:table-cell table:formula="of:=IF(NOT([.$I335]=&quot;&quot;);IF([.$C335]=[.P$1];[.$I335];&quot;&quot;);&quot;&quot;)">
            <text:p/>
          </table:table-cell>
          <table:table-cell table:formula="of:=IF(NOT([.$I335]=&quot;&quot;);IF([.$C335]=[.Q$1];[.$I335];&quot;&quot;);&quot;&quot;)">
            <text:p/>
          </table:table-cell>
          <table:table-cell table:formula="of:=IF(NOT([.$I335]=&quot;&quot;);IF([.$C335]=[.R$1];[.$I335];&quot;&quot;);&quot;&quot;)">
            <text:p/>
          </table:table-cell>
          <table:table-cell table:formula="of:=IF(NOT([.$I335]=&quot;&quot;);IF([.$C335]=[.S$1];[.$I335];&quot;&quot;);&quot;&quot;)">
            <text:p/>
          </table:table-cell>
          <table:table-cell table:formula="of:=IF(NOT([.$I335]=&quot;&quot;);IF([.$C335]=[.T$1];[.$I335];&quot;&quot;);&quot;&quot;)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9" office:value-type="string" calcext:value-type="string">
            <text:p>Lancaster and W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1049730651636" calcext:value-type="percentage">
            <text:p>7.10%</text:p>
          </table:table-cell>
          <table:table-cell table:formula="of:=IF([.D336]=&quot;con&quot;;[.E336];-[.E336])" office:value-type="percentage" office:value="0.071049730651636" calcext:value-type="percentage">
            <text:p>7.10%</text:p>
          </table:table-cell>
          <table:table-cell table:formula="of:=IF([.D336]=&quot;lab&quot;;[.E336];-[.E336])" office:value-type="percentage" office:value="-0.071049730651636" calcext:value-type="percentage">
            <text:p>-7.10%</text:p>
          </table:table-cell>
          <table:table-cell table:formula="of:=IF([.D336]=&quot;lib&quot;;[.E336];-[.E336])" office:value-type="percentage" office:value="-0.071049730651636" calcext:value-type="percentage">
            <text:p>-7.10%</text:p>
          </table:table-cell>
          <table:table-cell/>
          <table:table-cell table:formula="of:=IF(NOT([.$I336]=&quot;&quot;);IF([.$C336]=[.J$1];[.$I336];&quot;&quot;);&quot;&quot;)">
            <text:p/>
          </table:table-cell>
          <table:table-cell table:formula="of:=IF(NOT([.$I336]=&quot;&quot;);IF([.$C336]=[.K$1];[.$I336];&quot;&quot;);&quot;&quot;)">
            <text:p/>
          </table:table-cell>
          <table:table-cell table:formula="of:=IF(NOT([.$I336]=&quot;&quot;);IF([.$C336]=[.L$1];[.$I336];&quot;&quot;);&quot;&quot;)">
            <text:p/>
          </table:table-cell>
          <table:table-cell table:formula="of:=IF(NOT([.$I336]=&quot;&quot;);IF([.$C336]=[.M$1];[.$I336];&quot;&quot;);&quot;&quot;)">
            <text:p/>
          </table:table-cell>
          <table:table-cell table:formula="of:=IF(NOT([.$I336]=&quot;&quot;);IF([.$C336]=[.N$1];[.$I336];&quot;&quot;);&quot;&quot;)">
            <text:p/>
          </table:table-cell>
          <table:table-cell table:formula="of:=IF(NOT([.$I336]=&quot;&quot;);IF([.$C336]=[.O$1];[.$I336];&quot;&quot;);&quot;&quot;)">
            <text:p/>
          </table:table-cell>
          <table:table-cell table:formula="of:=IF(NOT([.$I336]=&quot;&quot;);IF([.$C336]=[.P$1];[.$I336];&quot;&quot;);&quot;&quot;)">
            <text:p/>
          </table:table-cell>
          <table:table-cell table:formula="of:=IF(NOT([.$I336]=&quot;&quot;);IF([.$C336]=[.Q$1];[.$I336];&quot;&quot;);&quot;&quot;)">
            <text:p/>
          </table:table-cell>
          <table:table-cell table:formula="of:=IF(NOT([.$I336]=&quot;&quot;);IF([.$C336]=[.R$1];[.$I336];&quot;&quot;);&quot;&quot;)">
            <text:p/>
          </table:table-cell>
          <table:table-cell table:formula="of:=IF(NOT([.$I336]=&quot;&quot;);IF([.$C336]=[.S$1];[.$I336];&quot;&quot;);&quot;&quot;)">
            <text:p/>
          </table:table-cell>
          <table:table-cell table:formula="of:=IF(NOT([.$I336]=&quot;&quot;);IF([.$C336]=[.T$1];[.$I336];&quot;&quot;);&quot;&quot;)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8" office:value-type="string" calcext:value-type="string">
            <text:p>Hyndb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71004066312168" calcext:value-type="percentage">
            <text:p>7.10%</text:p>
          </table:table-cell>
          <table:table-cell table:formula="of:=IF([.D337]=&quot;con&quot;;[.E337];-[.E337])" office:value-type="percentage" office:value="0.071004066312168" calcext:value-type="percentage">
            <text:p>7.10%</text:p>
          </table:table-cell>
          <table:table-cell table:formula="of:=IF([.D337]=&quot;lab&quot;;[.E337];-[.E337])" office:value-type="percentage" office:value="-0.071004066312168" calcext:value-type="percentage">
            <text:p>-7.10%</text:p>
          </table:table-cell>
          <table:table-cell table:formula="of:=IF([.D337]=&quot;lib&quot;;[.E337];-[.E337])" office:value-type="percentage" office:value="-0.071004066312168" calcext:value-type="percentage">
            <text:p>-7.10%</text:p>
          </table:table-cell>
          <table:table-cell/>
          <table:table-cell table:formula="of:=IF(NOT([.$I337]=&quot;&quot;);IF([.$C337]=[.J$1];[.$I337];&quot;&quot;);&quot;&quot;)">
            <text:p/>
          </table:table-cell>
          <table:table-cell table:formula="of:=IF(NOT([.$I337]=&quot;&quot;);IF([.$C337]=[.K$1];[.$I337];&quot;&quot;);&quot;&quot;)">
            <text:p/>
          </table:table-cell>
          <table:table-cell table:formula="of:=IF(NOT([.$I337]=&quot;&quot;);IF([.$C337]=[.L$1];[.$I337];&quot;&quot;);&quot;&quot;)">
            <text:p/>
          </table:table-cell>
          <table:table-cell table:formula="of:=IF(NOT([.$I337]=&quot;&quot;);IF([.$C337]=[.M$1];[.$I337];&quot;&quot;);&quot;&quot;)">
            <text:p/>
          </table:table-cell>
          <table:table-cell table:formula="of:=IF(NOT([.$I337]=&quot;&quot;);IF([.$C337]=[.N$1];[.$I337];&quot;&quot;);&quot;&quot;)">
            <text:p/>
          </table:table-cell>
          <table:table-cell table:formula="of:=IF(NOT([.$I337]=&quot;&quot;);IF([.$C337]=[.O$1];[.$I337];&quot;&quot;);&quot;&quot;)">
            <text:p/>
          </table:table-cell>
          <table:table-cell table:formula="of:=IF(NOT([.$I337]=&quot;&quot;);IF([.$C337]=[.P$1];[.$I337];&quot;&quot;);&quot;&quot;)">
            <text:p/>
          </table:table-cell>
          <table:table-cell table:formula="of:=IF(NOT([.$I337]=&quot;&quot;);IF([.$C337]=[.Q$1];[.$I337];&quot;&quot;);&quot;&quot;)">
            <text:p/>
          </table:table-cell>
          <table:table-cell table:formula="of:=IF(NOT([.$I337]=&quot;&quot;);IF([.$C337]=[.R$1];[.$I337];&quot;&quot;);&quot;&quot;)">
            <text:p/>
          </table:table-cell>
          <table:table-cell table:formula="of:=IF(NOT([.$I337]=&quot;&quot;);IF([.$C337]=[.S$1];[.$I337];&quot;&quot;);&quot;&quot;)">
            <text:p/>
          </table:table-cell>
          <table:table-cell table:formula="of:=IF(NOT([.$I337]=&quot;&quot;);IF([.$C337]=[.T$1];[.$I337];&quot;&quot;);&quot;&quot;)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9" office:value-type="string" calcext:value-type="string">
            <text:p>Vale of Glam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69077490774907" calcext:value-type="percentage">
            <text:p>6.91%</text:p>
          </table:table-cell>
          <table:table-cell table:formula="of:=IF([.D338]=&quot;con&quot;;[.E338];-[.E338])" office:value-type="percentage" office:value="0.069077490774907" calcext:value-type="percentage">
            <text:p>6.91%</text:p>
          </table:table-cell>
          <table:table-cell table:formula="of:=IF([.D338]=&quot;lab&quot;;[.E338];-[.E338])" office:value-type="percentage" office:value="-0.069077490774907" calcext:value-type="percentage">
            <text:p>-6.91%</text:p>
          </table:table-cell>
          <table:table-cell table:formula="of:=IF([.D338]=&quot;lib&quot;;[.E338];-[.E338])" office:value-type="percentage" office:value="-0.069077490774907" calcext:value-type="percentage">
            <text:p>-6.91%</text:p>
          </table:table-cell>
          <table:table-cell/>
          <table:table-cell table:formula="of:=IF(NOT([.$I338]=&quot;&quot;);IF([.$C338]=[.J$1];[.$I338];&quot;&quot;);&quot;&quot;)">
            <text:p/>
          </table:table-cell>
          <table:table-cell table:formula="of:=IF(NOT([.$I338]=&quot;&quot;);IF([.$C338]=[.K$1];[.$I338];&quot;&quot;);&quot;&quot;)">
            <text:p/>
          </table:table-cell>
          <table:table-cell table:formula="of:=IF(NOT([.$I338]=&quot;&quot;);IF([.$C338]=[.L$1];[.$I338];&quot;&quot;);&quot;&quot;)">
            <text:p/>
          </table:table-cell>
          <table:table-cell table:formula="of:=IF(NOT([.$I338]=&quot;&quot;);IF([.$C338]=[.M$1];[.$I338];&quot;&quot;);&quot;&quot;)">
            <text:p/>
          </table:table-cell>
          <table:table-cell table:formula="of:=IF(NOT([.$I338]=&quot;&quot;);IF([.$C338]=[.N$1];[.$I338];&quot;&quot;);&quot;&quot;)">
            <text:p/>
          </table:table-cell>
          <table:table-cell table:formula="of:=IF(NOT([.$I338]=&quot;&quot;);IF([.$C338]=[.O$1];[.$I338];&quot;&quot;);&quot;&quot;)">
            <text:p/>
          </table:table-cell>
          <table:table-cell table:formula="of:=IF(NOT([.$I338]=&quot;&quot;);IF([.$C338]=[.P$1];[.$I338];&quot;&quot;);&quot;&quot;)">
            <text:p/>
          </table:table-cell>
          <table:table-cell table:formula="of:=IF(NOT([.$I338]=&quot;&quot;);IF([.$C338]=[.Q$1];[.$I338];&quot;&quot;);&quot;&quot;)">
            <text:p/>
          </table:table-cell>
          <table:table-cell table:formula="of:=IF(NOT([.$I338]=&quot;&quot;);IF([.$C338]=[.R$1];[.$I338];&quot;&quot;);&quot;&quot;)">
            <text:p/>
          </table:table-cell>
          <table:table-cell table:formula="of:=IF(NOT([.$I338]=&quot;&quot;);IF([.$C338]=[.S$1];[.$I338];&quot;&quot;);&quot;&quot;)">
            <text:p/>
          </table:table-cell>
          <table:table-cell table:formula="of:=IF(NOT([.$I338]=&quot;&quot;);IF([.$C338]=[.T$1];[.$I338];&quot;&quot;)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65" office:value-type="string" calcext:value-type="string">
            <text:p>Dumfriesshire, Clydesdale and Tweedd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67589333651494" calcext:value-type="percentage">
            <text:p>6.76%</text:p>
          </table:table-cell>
          <table:table-cell table:formula="of:=IF([.D339]=&quot;con&quot;;[.E339];-[.E339])" office:value-type="percentage" office:value="0.067589333651494" calcext:value-type="percentage">
            <text:p>6.76%</text:p>
          </table:table-cell>
          <table:table-cell table:formula="of:=IF([.D339]=&quot;lab&quot;;[.E339];-[.E339])" office:value-type="percentage" office:value="-0.067589333651494" calcext:value-type="percentage">
            <text:p>-6.76%</text:p>
          </table:table-cell>
          <table:table-cell table:formula="of:=IF([.D339]=&quot;lib&quot;;[.E339];-[.E339])" office:value-type="percentage" office:value="-0.067589333651494" calcext:value-type="percentage">
            <text:p>-6.76%</text:p>
          </table:table-cell>
          <table:table-cell/>
          <table:table-cell table:formula="of:=IF(NOT([.$I339]=&quot;&quot;);IF([.$C339]=[.J$1];[.$I339];&quot;&quot;);&quot;&quot;)">
            <text:p/>
          </table:table-cell>
          <table:table-cell table:formula="of:=IF(NOT([.$I339]=&quot;&quot;);IF([.$C339]=[.K$1];[.$I339];&quot;&quot;);&quot;&quot;)">
            <text:p/>
          </table:table-cell>
          <table:table-cell table:formula="of:=IF(NOT([.$I339]=&quot;&quot;);IF([.$C339]=[.L$1];[.$I339];&quot;&quot;);&quot;&quot;)">
            <text:p/>
          </table:table-cell>
          <table:table-cell table:formula="of:=IF(NOT([.$I339]=&quot;&quot;);IF([.$C339]=[.M$1];[.$I339];&quot;&quot;);&quot;&quot;)">
            <text:p/>
          </table:table-cell>
          <table:table-cell table:formula="of:=IF(NOT([.$I339]=&quot;&quot;);IF([.$C339]=[.N$1];[.$I339];&quot;&quot;);&quot;&quot;)">
            <text:p/>
          </table:table-cell>
          <table:table-cell table:formula="of:=IF(NOT([.$I339]=&quot;&quot;);IF([.$C339]=[.O$1];[.$I339];&quot;&quot;);&quot;&quot;)">
            <text:p/>
          </table:table-cell>
          <table:table-cell table:formula="of:=IF(NOT([.$I339]=&quot;&quot;);IF([.$C339]=[.P$1];[.$I339];&quot;&quot;);&quot;&quot;)">
            <text:p/>
          </table:table-cell>
          <table:table-cell table:formula="of:=IF(NOT([.$I339]=&quot;&quot;);IF([.$C339]=[.Q$1];[.$I339];&quot;&quot;);&quot;&quot;)">
            <text:p/>
          </table:table-cell>
          <table:table-cell table:formula="of:=IF(NOT([.$I339]=&quot;&quot;);IF([.$C339]=[.R$1];[.$I339];&quot;&quot;);&quot;&quot;)">
            <text:p/>
          </table:table-cell>
          <table:table-cell table:formula="of:=IF(NOT([.$I339]=&quot;&quot;);IF([.$C339]=[.S$1];[.$I339];&quot;&quot;);&quot;&quot;)">
            <text:p/>
          </table:table-cell>
          <table:table-cell table:formula="of:=IF(NOT([.$I339]=&quot;&quot;);IF([.$C339]=[.T$1];[.$I339];&quot;&quot;);&quot;&quot;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58" office:value-type="string" calcext:value-type="string">
            <text:p>Kingston upon Hull West and Haltem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7569224732053" calcext:value-type="percentage">
            <text:p>6.76%</text:p>
          </table:table-cell>
          <table:table-cell table:formula="of:=IF([.D340]=&quot;con&quot;;[.E340];-[.E340])" office:value-type="percentage" office:value="0.067569224732053" calcext:value-type="percentage">
            <text:p>6.76%</text:p>
          </table:table-cell>
          <table:table-cell table:formula="of:=IF([.D340]=&quot;lab&quot;;[.E340];-[.E340])" office:value-type="percentage" office:value="-0.067569224732053" calcext:value-type="percentage">
            <text:p>-6.76%</text:p>
          </table:table-cell>
          <table:table-cell table:formula="of:=IF([.D340]=&quot;lib&quot;;[.E340];-[.E340])" office:value-type="percentage" office:value="-0.067569224732053" calcext:value-type="percentage">
            <text:p>-6.76%</text:p>
          </table:table-cell>
          <table:table-cell/>
          <table:table-cell table:formula="of:=IF(NOT([.$I340]=&quot;&quot;);IF([.$C340]=[.J$1];[.$I340];&quot;&quot;);&quot;&quot;)">
            <text:p/>
          </table:table-cell>
          <table:table-cell table:formula="of:=IF(NOT([.$I340]=&quot;&quot;);IF([.$C340]=[.K$1];[.$I340];&quot;&quot;);&quot;&quot;)">
            <text:p/>
          </table:table-cell>
          <table:table-cell table:formula="of:=IF(NOT([.$I340]=&quot;&quot;);IF([.$C340]=[.L$1];[.$I340];&quot;&quot;);&quot;&quot;)">
            <text:p/>
          </table:table-cell>
          <table:table-cell table:formula="of:=IF(NOT([.$I340]=&quot;&quot;);IF([.$C340]=[.M$1];[.$I340];&quot;&quot;);&quot;&quot;)">
            <text:p/>
          </table:table-cell>
          <table:table-cell table:formula="of:=IF(NOT([.$I340]=&quot;&quot;);IF([.$C340]=[.N$1];[.$I340];&quot;&quot;);&quot;&quot;)">
            <text:p/>
          </table:table-cell>
          <table:table-cell table:formula="of:=IF(NOT([.$I340]=&quot;&quot;);IF([.$C340]=[.O$1];[.$I340];&quot;&quot;);&quot;&quot;)">
            <text:p/>
          </table:table-cell>
          <table:table-cell table:formula="of:=IF(NOT([.$I340]=&quot;&quot;);IF([.$C340]=[.P$1];[.$I340];&quot;&quot;);&quot;&quot;)">
            <text:p/>
          </table:table-cell>
          <table:table-cell table:formula="of:=IF(NOT([.$I340]=&quot;&quot;);IF([.$C340]=[.Q$1];[.$I340];&quot;&quot;);&quot;&quot;)">
            <text:p/>
          </table:table-cell>
          <table:table-cell table:formula="of:=IF(NOT([.$I340]=&quot;&quot;);IF([.$C340]=[.R$1];[.$I340];&quot;&quot;);&quot;&quot;)">
            <text:p/>
          </table:table-cell>
          <table:table-cell table:formula="of:=IF(NOT([.$I340]=&quot;&quot;);IF([.$C340]=[.S$1];[.$I340];&quot;&quot;);&quot;&quot;)">
            <text:p/>
          </table:table-cell>
          <table:table-cell table:formula="of:=IF(NOT([.$I340]=&quot;&quot;);IF([.$C340]=[.T$1];[.$I340];&quot;&quot;);&quot;&quot;)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70" office:value-type="string" calcext:value-type="string">
            <text:p>Cities of London and Westminster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066424430472769" calcext:value-type="percentage">
            <text:p>6.64%</text:p>
          </table:table-cell>
          <table:table-cell table:formula="of:=IF([.D341]=&quot;con&quot;;[.E341];-[.E341])" office:value-type="percentage" office:value="0.066424430472769" calcext:value-type="percentage">
            <text:p>6.64%</text:p>
          </table:table-cell>
          <table:table-cell table:formula="of:=IF([.D341]=&quot;lab&quot;;[.E341];-[.E341])" office:value-type="percentage" office:value="-0.066424430472769" calcext:value-type="percentage">
            <text:p>-6.64%</text:p>
          </table:table-cell>
          <table:table-cell table:formula="of:=IF([.D341]=&quot;lib&quot;;[.E341];-[.E341])" office:value-type="percentage" office:value="-0.066424430472769" calcext:value-type="percentage">
            <text:p>-6.64%</text:p>
          </table:table-cell>
          <table:table-cell/>
          <table:table-cell table:formula="of:=IF(NOT([.$I341]=&quot;&quot;);IF([.$C341]=[.J$1];[.$I341];&quot;&quot;);&quot;&quot;)">
            <text:p/>
          </table:table-cell>
          <table:table-cell table:formula="of:=IF(NOT([.$I341]=&quot;&quot;);IF([.$C341]=[.K$1];[.$I341];&quot;&quot;);&quot;&quot;)">
            <text:p/>
          </table:table-cell>
          <table:table-cell table:formula="of:=IF(NOT([.$I341]=&quot;&quot;);IF([.$C341]=[.L$1];[.$I341];&quot;&quot;);&quot;&quot;)">
            <text:p/>
          </table:table-cell>
          <table:table-cell table:formula="of:=IF(NOT([.$I341]=&quot;&quot;);IF([.$C341]=[.M$1];[.$I341];&quot;&quot;);&quot;&quot;)">
            <text:p/>
          </table:table-cell>
          <table:table-cell table:formula="of:=IF(NOT([.$I341]=&quot;&quot;);IF([.$C341]=[.N$1];[.$I341];&quot;&quot;);&quot;&quot;)">
            <text:p/>
          </table:table-cell>
          <table:table-cell table:formula="of:=IF(NOT([.$I341]=&quot;&quot;);IF([.$C341]=[.O$1];[.$I341];&quot;&quot;);&quot;&quot;)">
            <text:p/>
          </table:table-cell>
          <table:table-cell table:formula="of:=IF(NOT([.$I341]=&quot;&quot;);IF([.$C341]=[.P$1];[.$I341];&quot;&quot;);&quot;&quot;)">
            <text:p/>
          </table:table-cell>
          <table:table-cell table:formula="of:=IF(NOT([.$I341]=&quot;&quot;);IF([.$C341]=[.Q$1];[.$I341];&quot;&quot;);&quot;&quot;)">
            <text:p/>
          </table:table-cell>
          <table:table-cell table:formula="of:=IF(NOT([.$I341]=&quot;&quot;);IF([.$C341]=[.R$1];[.$I341];&quot;&quot;);&quot;&quot;)">
            <text:p/>
          </table:table-cell>
          <table:table-cell table:formula="of:=IF(NOT([.$I341]=&quot;&quot;);IF([.$C341]=[.S$1];[.$I341];&quot;&quot;);&quot;&quot;)">
            <text:p/>
          </table:table-cell>
          <table:table-cell table:formula="of:=IF(NOT([.$I341]=&quot;&quot;);IF([.$C341]=[.T$1];[.$I341];&quot;&quot;);&quot;&quot;)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58" office:value-type="string" calcext:value-type="string">
            <text:p>Leigh and Ath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4523603884477" calcext:value-type="percentage">
            <text:p>6.45%</text:p>
          </table:table-cell>
          <table:table-cell table:formula="of:=IF([.D342]=&quot;con&quot;;[.E342];-[.E342])" office:value-type="percentage" office:value="0.064523603884477" calcext:value-type="percentage">
            <text:p>6.45%</text:p>
          </table:table-cell>
          <table:table-cell table:formula="of:=IF([.D342]=&quot;lab&quot;;[.E342];-[.E342])" office:value-type="percentage" office:value="-0.064523603884477" calcext:value-type="percentage">
            <text:p>-6.45%</text:p>
          </table:table-cell>
          <table:table-cell table:formula="of:=IF([.D342]=&quot;lib&quot;;[.E342];-[.E342])" office:value-type="percentage" office:value="-0.064523603884477" calcext:value-type="percentage">
            <text:p>-6.45%</text:p>
          </table:table-cell>
          <table:table-cell/>
          <table:table-cell table:formula="of:=IF(NOT([.$I342]=&quot;&quot;);IF([.$C342]=[.J$1];[.$I342];&quot;&quot;);&quot;&quot;)">
            <text:p/>
          </table:table-cell>
          <table:table-cell table:formula="of:=IF(NOT([.$I342]=&quot;&quot;);IF([.$C342]=[.K$1];[.$I342];&quot;&quot;);&quot;&quot;)">
            <text:p/>
          </table:table-cell>
          <table:table-cell table:formula="of:=IF(NOT([.$I342]=&quot;&quot;);IF([.$C342]=[.L$1];[.$I342];&quot;&quot;);&quot;&quot;)">
            <text:p/>
          </table:table-cell>
          <table:table-cell table:formula="of:=IF(NOT([.$I342]=&quot;&quot;);IF([.$C342]=[.M$1];[.$I342];&quot;&quot;);&quot;&quot;)">
            <text:p/>
          </table:table-cell>
          <table:table-cell table:formula="of:=IF(NOT([.$I342]=&quot;&quot;);IF([.$C342]=[.N$1];[.$I342];&quot;&quot;);&quot;&quot;)">
            <text:p/>
          </table:table-cell>
          <table:table-cell table:formula="of:=IF(NOT([.$I342]=&quot;&quot;);IF([.$C342]=[.O$1];[.$I342];&quot;&quot;);&quot;&quot;)">
            <text:p/>
          </table:table-cell>
          <table:table-cell table:formula="of:=IF(NOT([.$I342]=&quot;&quot;);IF([.$C342]=[.P$1];[.$I342];&quot;&quot;);&quot;&quot;)">
            <text:p/>
          </table:table-cell>
          <table:table-cell table:formula="of:=IF(NOT([.$I342]=&quot;&quot;);IF([.$C342]=[.Q$1];[.$I342];&quot;&quot;);&quot;&quot;)">
            <text:p/>
          </table:table-cell>
          <table:table-cell table:formula="of:=IF(NOT([.$I342]=&quot;&quot;);IF([.$C342]=[.R$1];[.$I342];&quot;&quot;);&quot;&quot;)">
            <text:p/>
          </table:table-cell>
          <table:table-cell table:formula="of:=IF(NOT([.$I342]=&quot;&quot;);IF([.$C342]=[.S$1];[.$I342];&quot;&quot;);&quot;&quot;)">
            <text:p/>
          </table:table-cell>
          <table:table-cell table:formula="of:=IF(NOT([.$I342]=&quot;&quot;);IF([.$C342]=[.T$1];[.$I342];&quot;&quot;);&quot;&quot;)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63" office:value-type="string" calcext:value-type="string">
            <text:p>Esher and Wa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61876642782558" calcext:value-type="percentage">
            <text:p>6.19%</text:p>
          </table:table-cell>
          <table:table-cell table:formula="of:=IF([.D343]=&quot;con&quot;;[.E343];-[.E343])" office:value-type="percentage" office:value="0.061876642782558" calcext:value-type="percentage">
            <text:p>6.19%</text:p>
          </table:table-cell>
          <table:table-cell table:formula="of:=IF([.D343]=&quot;lab&quot;;[.E343];-[.E343])" office:value-type="percentage" office:value="-0.061876642782558" calcext:value-type="percentage">
            <text:p>-6.19%</text:p>
          </table:table-cell>
          <table:table-cell table:formula="of:=IF([.D343]=&quot;lib&quot;;[.E343];-[.E343])" office:value-type="percentage" office:value="-0.061876642782558" calcext:value-type="percentage">
            <text:p>-6.19%</text:p>
          </table:table-cell>
          <table:table-cell/>
          <table:table-cell table:formula="of:=IF(NOT([.$I343]=&quot;&quot;);IF([.$C343]=[.J$1];[.$I343];&quot;&quot;);&quot;&quot;)">
            <text:p/>
          </table:table-cell>
          <table:table-cell table:formula="of:=IF(NOT([.$I343]=&quot;&quot;);IF([.$C343]=[.K$1];[.$I343];&quot;&quot;);&quot;&quot;)">
            <text:p/>
          </table:table-cell>
          <table:table-cell table:formula="of:=IF(NOT([.$I343]=&quot;&quot;);IF([.$C343]=[.L$1];[.$I343];&quot;&quot;);&quot;&quot;)">
            <text:p/>
          </table:table-cell>
          <table:table-cell table:formula="of:=IF(NOT([.$I343]=&quot;&quot;);IF([.$C343]=[.M$1];[.$I343];&quot;&quot;);&quot;&quot;)">
            <text:p/>
          </table:table-cell>
          <table:table-cell table:formula="of:=IF(NOT([.$I343]=&quot;&quot;);IF([.$C343]=[.N$1];[.$I343];&quot;&quot;);&quot;&quot;)">
            <text:p/>
          </table:table-cell>
          <table:table-cell table:formula="of:=IF(NOT([.$I343]=&quot;&quot;);IF([.$C343]=[.O$1];[.$I343];&quot;&quot;);&quot;&quot;)">
            <text:p/>
          </table:table-cell>
          <table:table-cell table:formula="of:=IF(NOT([.$I343]=&quot;&quot;);IF([.$C343]=[.P$1];[.$I343];&quot;&quot;);&quot;&quot;)">
            <text:p/>
          </table:table-cell>
          <table:table-cell table:formula="of:=IF(NOT([.$I343]=&quot;&quot;);IF([.$C343]=[.Q$1];[.$I343];&quot;&quot;);&quot;&quot;)">
            <text:p/>
          </table:table-cell>
          <table:table-cell table:formula="of:=IF(NOT([.$I343]=&quot;&quot;);IF([.$C343]=[.R$1];[.$I343];&quot;&quot;);&quot;&quot;)">
            <text:p/>
          </table:table-cell>
          <table:table-cell table:formula="of:=IF(NOT([.$I343]=&quot;&quot;);IF([.$C343]=[.S$1];[.$I343];&quot;&quot;);&quot;&quot;)">
            <text:p/>
          </table:table-cell>
          <table:table-cell table:formula="of:=IF(NOT([.$I343]=&quot;&quot;);IF([.$C343]=[.T$1];[.$I343];&quot;&quot;);&quot;&quot;)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3" office:value-type="string" calcext:value-type="string">
            <text:p>South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56763636363636" calcext:value-type="percentage">
            <text:p>5.68%</text:p>
          </table:table-cell>
          <table:table-cell table:formula="of:=IF([.D344]=&quot;con&quot;;[.E344];-[.E344])" office:value-type="percentage" office:value="0.056763636363636" calcext:value-type="percentage">
            <text:p>5.68%</text:p>
          </table:table-cell>
          <table:table-cell table:formula="of:=IF([.D344]=&quot;lab&quot;;[.E344];-[.E344])" office:value-type="percentage" office:value="-0.056763636363636" calcext:value-type="percentage">
            <text:p>-5.68%</text:p>
          </table:table-cell>
          <table:table-cell table:formula="of:=IF([.D344]=&quot;lib&quot;;[.E344];-[.E344])" office:value-type="percentage" office:value="-0.056763636363636" calcext:value-type="percentage">
            <text:p>-5.68%</text:p>
          </table:table-cell>
          <table:table-cell/>
          <table:table-cell table:formula="of:=IF(NOT([.$I344]=&quot;&quot;);IF([.$C344]=[.J$1];[.$I344];&quot;&quot;);&quot;&quot;)">
            <text:p/>
          </table:table-cell>
          <table:table-cell table:formula="of:=IF(NOT([.$I344]=&quot;&quot;);IF([.$C344]=[.K$1];[.$I344];&quot;&quot;);&quot;&quot;)">
            <text:p/>
          </table:table-cell>
          <table:table-cell table:formula="of:=IF(NOT([.$I344]=&quot;&quot;);IF([.$C344]=[.L$1];[.$I344];&quot;&quot;);&quot;&quot;)">
            <text:p/>
          </table:table-cell>
          <table:table-cell table:formula="of:=IF(NOT([.$I344]=&quot;&quot;);IF([.$C344]=[.M$1];[.$I344];&quot;&quot;);&quot;&quot;)">
            <text:p/>
          </table:table-cell>
          <table:table-cell table:formula="of:=IF(NOT([.$I344]=&quot;&quot;);IF([.$C344]=[.N$1];[.$I344];&quot;&quot;);&quot;&quot;)">
            <text:p/>
          </table:table-cell>
          <table:table-cell table:formula="of:=IF(NOT([.$I344]=&quot;&quot;);IF([.$C344]=[.O$1];[.$I344];&quot;&quot;);&quot;&quot;)">
            <text:p/>
          </table:table-cell>
          <table:table-cell table:formula="of:=IF(NOT([.$I344]=&quot;&quot;);IF([.$C344]=[.P$1];[.$I344];&quot;&quot;);&quot;&quot;)">
            <text:p/>
          </table:table-cell>
          <table:table-cell table:formula="of:=IF(NOT([.$I344]=&quot;&quot;);IF([.$C344]=[.Q$1];[.$I344];&quot;&quot;);&quot;&quot;)">
            <text:p/>
          </table:table-cell>
          <table:table-cell table:formula="of:=IF(NOT([.$I344]=&quot;&quot;);IF([.$C344]=[.R$1];[.$I344];&quot;&quot;);&quot;&quot;)">
            <text:p/>
          </table:table-cell>
          <table:table-cell table:formula="of:=IF(NOT([.$I344]=&quot;&quot;);IF([.$C344]=[.S$1];[.$I344];&quot;&quot;);&quot;&quot;)">
            <text:p/>
          </table:table-cell>
          <table:table-cell table:formula="of:=IF(NOT([.$I344]=&quot;&quot;);IF([.$C344]=[.T$1];[.$I344];&quot;&quot;);&quot;&quot;)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69" office:value-type="string" calcext:value-type="string">
            <text:p>Wrex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55409195206935" calcext:value-type="percentage">
            <text:p>5.54%</text:p>
          </table:table-cell>
          <table:table-cell table:formula="of:=IF([.D345]=&quot;con&quot;;[.E345];-[.E345])" office:value-type="percentage" office:value="0.055409195206935" calcext:value-type="percentage">
            <text:p>5.54%</text:p>
          </table:table-cell>
          <table:table-cell table:formula="of:=IF([.D345]=&quot;lab&quot;;[.E345];-[.E345])" office:value-type="percentage" office:value="-0.055409195206935" calcext:value-type="percentage">
            <text:p>-5.54%</text:p>
          </table:table-cell>
          <table:table-cell table:formula="of:=IF([.D345]=&quot;lib&quot;;[.E345];-[.E345])" office:value-type="percentage" office:value="-0.055409195206935" calcext:value-type="percentage">
            <text:p>-5.54%</text:p>
          </table:table-cell>
          <table:table-cell/>
          <table:table-cell table:formula="of:=IF(NOT([.$I345]=&quot;&quot;);IF([.$C345]=[.J$1];[.$I345];&quot;&quot;);&quot;&quot;)">
            <text:p/>
          </table:table-cell>
          <table:table-cell table:formula="of:=IF(NOT([.$I345]=&quot;&quot;);IF([.$C345]=[.K$1];[.$I345];&quot;&quot;);&quot;&quot;)">
            <text:p/>
          </table:table-cell>
          <table:table-cell table:formula="of:=IF(NOT([.$I345]=&quot;&quot;);IF([.$C345]=[.L$1];[.$I345];&quot;&quot;);&quot;&quot;)">
            <text:p/>
          </table:table-cell>
          <table:table-cell table:formula="of:=IF(NOT([.$I345]=&quot;&quot;);IF([.$C345]=[.M$1];[.$I345];&quot;&quot;);&quot;&quot;)">
            <text:p/>
          </table:table-cell>
          <table:table-cell table:formula="of:=IF(NOT([.$I345]=&quot;&quot;);IF([.$C345]=[.N$1];[.$I345];&quot;&quot;);&quot;&quot;)">
            <text:p/>
          </table:table-cell>
          <table:table-cell table:formula="of:=IF(NOT([.$I345]=&quot;&quot;);IF([.$C345]=[.O$1];[.$I345];&quot;&quot;);&quot;&quot;)">
            <text:p/>
          </table:table-cell>
          <table:table-cell table:formula="of:=IF(NOT([.$I345]=&quot;&quot;);IF([.$C345]=[.P$1];[.$I345];&quot;&quot;);&quot;&quot;)">
            <text:p/>
          </table:table-cell>
          <table:table-cell table:formula="of:=IF(NOT([.$I345]=&quot;&quot;);IF([.$C345]=[.Q$1];[.$I345];&quot;&quot;);&quot;&quot;)">
            <text:p/>
          </table:table-cell>
          <table:table-cell table:formula="of:=IF(NOT([.$I345]=&quot;&quot;);IF([.$C345]=[.R$1];[.$I345];&quot;&quot;);&quot;&quot;)">
            <text:p/>
          </table:table-cell>
          <table:table-cell table:formula="of:=IF(NOT([.$I345]=&quot;&quot;);IF([.$C345]=[.S$1];[.$I345];&quot;&quot;);&quot;&quot;)">
            <text:p/>
          </table:table-cell>
          <table:table-cell table:formula="of:=IF(NOT([.$I345]=&quot;&quot;);IF([.$C345]=[.T$1];[.$I345];&quot;&quot;);&quot;&quot;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erby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55252224228318" calcext:value-type="percentage">
            <text:p>5.53%</text:p>
          </table:table-cell>
          <table:table-cell table:formula="of:=IF([.D346]=&quot;con&quot;;[.E346];-[.E346])" office:value-type="percentage" office:value="0.055252224228318" calcext:value-type="percentage">
            <text:p>5.53%</text:p>
          </table:table-cell>
          <table:table-cell table:formula="of:=IF([.D346]=&quot;lab&quot;;[.E346];-[.E346])" office:value-type="percentage" office:value="-0.055252224228318" calcext:value-type="percentage">
            <text:p>-5.53%</text:p>
          </table:table-cell>
          <table:table-cell table:formula="of:=IF([.D346]=&quot;lib&quot;;[.E346];-[.E346])" office:value-type="percentage" office:value="-0.055252224228318" calcext:value-type="percentage">
            <text:p>-5.53%</text:p>
          </table:table-cell>
          <table:table-cell/>
          <table:table-cell table:formula="of:=IF(NOT([.$I346]=&quot;&quot;);IF([.$C346]=[.J$1];[.$I346];&quot;&quot;);&quot;&quot;)">
            <text:p/>
          </table:table-cell>
          <table:table-cell table:formula="of:=IF(NOT([.$I346]=&quot;&quot;);IF([.$C346]=[.K$1];[.$I346];&quot;&quot;);&quot;&quot;)">
            <text:p/>
          </table:table-cell>
          <table:table-cell table:formula="of:=IF(NOT([.$I346]=&quot;&quot;);IF([.$C346]=[.L$1];[.$I346];&quot;&quot;);&quot;&quot;)">
            <text:p/>
          </table:table-cell>
          <table:table-cell table:formula="of:=IF(NOT([.$I346]=&quot;&quot;);IF([.$C346]=[.M$1];[.$I346];&quot;&quot;);&quot;&quot;)">
            <text:p/>
          </table:table-cell>
          <table:table-cell table:formula="of:=IF(NOT([.$I346]=&quot;&quot;);IF([.$C346]=[.N$1];[.$I346];&quot;&quot;);&quot;&quot;)">
            <text:p/>
          </table:table-cell>
          <table:table-cell table:formula="of:=IF(NOT([.$I346]=&quot;&quot;);IF([.$C346]=[.O$1];[.$I346];&quot;&quot;);&quot;&quot;)">
            <text:p/>
          </table:table-cell>
          <table:table-cell table:formula="of:=IF(NOT([.$I346]=&quot;&quot;);IF([.$C346]=[.P$1];[.$I346];&quot;&quot;);&quot;&quot;)">
            <text:p/>
          </table:table-cell>
          <table:table-cell table:formula="of:=IF(NOT([.$I346]=&quot;&quot;);IF([.$C346]=[.Q$1];[.$I346];&quot;&quot;);&quot;&quot;)">
            <text:p/>
          </table:table-cell>
          <table:table-cell table:formula="of:=IF(NOT([.$I346]=&quot;&quot;);IF([.$C346]=[.R$1];[.$I346];&quot;&quot;);&quot;&quot;)">
            <text:p/>
          </table:table-cell>
          <table:table-cell table:formula="of:=IF(NOT([.$I346]=&quot;&quot;);IF([.$C346]=[.S$1];[.$I346];&quot;&quot;);&quot;&quot;)">
            <text:p/>
          </table:table-cell>
          <table:table-cell table:formula="of:=IF(NOT([.$I346]=&quot;&quot;);IF([.$C346]=[.T$1];[.$I346];&quot;&quot;);&quot;&quot;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71" office:value-type="string" calcext:value-type="string">
            <text:p>Peter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54792754463998" calcext:value-type="percentage">
            <text:p>5.48%</text:p>
          </table:table-cell>
          <table:table-cell table:formula="of:=IF([.D347]=&quot;con&quot;;[.E347];-[.E347])" office:value-type="percentage" office:value="0.054792754463998" calcext:value-type="percentage">
            <text:p>5.48%</text:p>
          </table:table-cell>
          <table:table-cell table:formula="of:=IF([.D347]=&quot;lab&quot;;[.E347];-[.E347])" office:value-type="percentage" office:value="-0.054792754463998" calcext:value-type="percentage">
            <text:p>-5.48%</text:p>
          </table:table-cell>
          <table:table-cell table:formula="of:=IF([.D347]=&quot;lib&quot;;[.E347];-[.E347])" office:value-type="percentage" office:value="-0.054792754463998" calcext:value-type="percentage">
            <text:p>-5.48%</text:p>
          </table:table-cell>
          <table:table-cell/>
          <table:table-cell table:formula="of:=IF(NOT([.$I347]=&quot;&quot;);IF([.$C347]=[.J$1];[.$I347];&quot;&quot;);&quot;&quot;)">
            <text:p/>
          </table:table-cell>
          <table:table-cell table:formula="of:=IF(NOT([.$I347]=&quot;&quot;);IF([.$C347]=[.K$1];[.$I347];&quot;&quot;);&quot;&quot;)">
            <text:p/>
          </table:table-cell>
          <table:table-cell table:formula="of:=IF(NOT([.$I347]=&quot;&quot;);IF([.$C347]=[.L$1];[.$I347];&quot;&quot;);&quot;&quot;)">
            <text:p/>
          </table:table-cell>
          <table:table-cell table:formula="of:=IF(NOT([.$I347]=&quot;&quot;);IF([.$C347]=[.M$1];[.$I347];&quot;&quot;);&quot;&quot;)">
            <text:p/>
          </table:table-cell>
          <table:table-cell table:formula="of:=IF(NOT([.$I347]=&quot;&quot;);IF([.$C347]=[.N$1];[.$I347];&quot;&quot;);&quot;&quot;)">
            <text:p/>
          </table:table-cell>
          <table:table-cell table:formula="of:=IF(NOT([.$I347]=&quot;&quot;);IF([.$C347]=[.O$1];[.$I347];&quot;&quot;);&quot;&quot;)">
            <text:p/>
          </table:table-cell>
          <table:table-cell table:formula="of:=IF(NOT([.$I347]=&quot;&quot;);IF([.$C347]=[.P$1];[.$I347];&quot;&quot;);&quot;&quot;)">
            <text:p/>
          </table:table-cell>
          <table:table-cell table:formula="of:=IF(NOT([.$I347]=&quot;&quot;);IF([.$C347]=[.Q$1];[.$I347];&quot;&quot;);&quot;&quot;)">
            <text:p/>
          </table:table-cell>
          <table:table-cell table:formula="of:=IF(NOT([.$I347]=&quot;&quot;);IF([.$C347]=[.R$1];[.$I347];&quot;&quot;);&quot;&quot;)">
            <text:p/>
          </table:table-cell>
          <table:table-cell table:formula="of:=IF(NOT([.$I347]=&quot;&quot;);IF([.$C347]=[.S$1];[.$I347];&quot;&quot;);&quot;&quot;)">
            <text:p/>
          </table:table-cell>
          <table:table-cell table:formula="of:=IF(NOT([.$I347]=&quot;&quot;);IF([.$C347]=[.T$1];[.$I347];&quot;&quot;);&quot;&quot;)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5" office:value-type="string" calcext:value-type="string">
            <text:p>Ynys Mô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53841103086014" calcext:value-type="percentage">
            <text:p>5.38%</text:p>
          </table:table-cell>
          <table:table-cell table:formula="of:=IF([.D348]=&quot;con&quot;;[.E348];-[.E348])" office:value-type="percentage" office:value="0.053841103086014" calcext:value-type="percentage">
            <text:p>5.38%</text:p>
          </table:table-cell>
          <table:table-cell table:formula="of:=IF([.D348]=&quot;lab&quot;;[.E348];-[.E348])" office:value-type="percentage" office:value="-0.053841103086014" calcext:value-type="percentage">
            <text:p>-5.38%</text:p>
          </table:table-cell>
          <table:table-cell table:formula="of:=IF([.D348]=&quot;lib&quot;;[.E348];-[.E348])" office:value-type="percentage" office:value="-0.053841103086014" calcext:value-type="percentage">
            <text:p>-5.38%</text:p>
          </table:table-cell>
          <table:table-cell/>
          <table:table-cell table:formula="of:=IF(NOT([.$I348]=&quot;&quot;);IF([.$C348]=[.J$1];[.$I348];&quot;&quot;);&quot;&quot;)">
            <text:p/>
          </table:table-cell>
          <table:table-cell table:formula="of:=IF(NOT([.$I348]=&quot;&quot;);IF([.$C348]=[.K$1];[.$I348];&quot;&quot;);&quot;&quot;)">
            <text:p/>
          </table:table-cell>
          <table:table-cell table:formula="of:=IF(NOT([.$I348]=&quot;&quot;);IF([.$C348]=[.L$1];[.$I348];&quot;&quot;);&quot;&quot;)">
            <text:p/>
          </table:table-cell>
          <table:table-cell table:formula="of:=IF(NOT([.$I348]=&quot;&quot;);IF([.$C348]=[.M$1];[.$I348];&quot;&quot;);&quot;&quot;)">
            <text:p/>
          </table:table-cell>
          <table:table-cell table:formula="of:=IF(NOT([.$I348]=&quot;&quot;);IF([.$C348]=[.N$1];[.$I348];&quot;&quot;);&quot;&quot;)">
            <text:p/>
          </table:table-cell>
          <table:table-cell table:formula="of:=IF(NOT([.$I348]=&quot;&quot;);IF([.$C348]=[.O$1];[.$I348];&quot;&quot;);&quot;&quot;)">
            <text:p/>
          </table:table-cell>
          <table:table-cell table:formula="of:=IF(NOT([.$I348]=&quot;&quot;);IF([.$C348]=[.P$1];[.$I348];&quot;&quot;);&quot;&quot;)">
            <text:p/>
          </table:table-cell>
          <table:table-cell table:formula="of:=IF(NOT([.$I348]=&quot;&quot;);IF([.$C348]=[.Q$1];[.$I348];&quot;&quot;);&quot;&quot;)">
            <text:p/>
          </table:table-cell>
          <table:table-cell table:formula="of:=IF(NOT([.$I348]=&quot;&quot;);IF([.$C348]=[.R$1];[.$I348];&quot;&quot;);&quot;&quot;)">
            <text:p/>
          </table:table-cell>
          <table:table-cell table:formula="of:=IF(NOT([.$I348]=&quot;&quot;);IF([.$C348]=[.S$1];[.$I348];&quot;&quot;);&quot;&quot;)">
            <text:p/>
          </table:table-cell>
          <table:table-cell table:formula="of:=IF(NOT([.$I348]=&quot;&quot;);IF([.$C348]=[.T$1];[.$I348];&quot;&quot;);&quot;&quot;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58"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51373662953265" calcext:value-type="percentage">
            <text:p>5.14%</text:p>
          </table:table-cell>
          <table:table-cell table:formula="of:=IF([.D349]=&quot;con&quot;;[.E349];-[.E349])" office:value-type="percentage" office:value="0.051373662953265" calcext:value-type="percentage">
            <text:p>5.14%</text:p>
          </table:table-cell>
          <table:table-cell table:formula="of:=IF([.D349]=&quot;lab&quot;;[.E349];-[.E349])" office:value-type="percentage" office:value="-0.051373662953265" calcext:value-type="percentage">
            <text:p>-5.14%</text:p>
          </table:table-cell>
          <table:table-cell table:formula="of:=IF([.D349]=&quot;lib&quot;;[.E349];-[.E349])" office:value-type="percentage" office:value="-0.051373662953265" calcext:value-type="percentage">
            <text:p>-5.14%</text:p>
          </table:table-cell>
          <table:table-cell/>
          <table:table-cell table:formula="of:=IF(NOT([.$I349]=&quot;&quot;);IF([.$C349]=[.J$1];[.$I349];&quot;&quot;);&quot;&quot;)">
            <text:p/>
          </table:table-cell>
          <table:table-cell table:formula="of:=IF(NOT([.$I349]=&quot;&quot;);IF([.$C349]=[.K$1];[.$I349];&quot;&quot;);&quot;&quot;)">
            <text:p/>
          </table:table-cell>
          <table:table-cell table:formula="of:=IF(NOT([.$I349]=&quot;&quot;);IF([.$C349]=[.L$1];[.$I349];&quot;&quot;);&quot;&quot;)">
            <text:p/>
          </table:table-cell>
          <table:table-cell table:formula="of:=IF(NOT([.$I349]=&quot;&quot;);IF([.$C349]=[.M$1];[.$I349];&quot;&quot;);&quot;&quot;)">
            <text:p/>
          </table:table-cell>
          <table:table-cell table:formula="of:=IF(NOT([.$I349]=&quot;&quot;);IF([.$C349]=[.N$1];[.$I349];&quot;&quot;);&quot;&quot;)">
            <text:p/>
          </table:table-cell>
          <table:table-cell table:formula="of:=IF(NOT([.$I349]=&quot;&quot;);IF([.$C349]=[.O$1];[.$I349];&quot;&quot;);&quot;&quot;)">
            <text:p/>
          </table:table-cell>
          <table:table-cell table:formula="of:=IF(NOT([.$I349]=&quot;&quot;);IF([.$C349]=[.P$1];[.$I349];&quot;&quot;);&quot;&quot;)">
            <text:p/>
          </table:table-cell>
          <table:table-cell table:formula="of:=IF(NOT([.$I349]=&quot;&quot;);IF([.$C349]=[.Q$1];[.$I349];&quot;&quot;);&quot;&quot;)">
            <text:p/>
          </table:table-cell>
          <table:table-cell table:formula="of:=IF(NOT([.$I349]=&quot;&quot;);IF([.$C349]=[.R$1];[.$I349];&quot;&quot;);&quot;&quot;)">
            <text:p/>
          </table:table-cell>
          <table:table-cell table:formula="of:=IF(NOT([.$I349]=&quot;&quot;);IF([.$C349]=[.S$1];[.$I349];&quot;&quot;);&quot;&quot;)">
            <text:p/>
          </table:table-cell>
          <table:table-cell table:formula="of:=IF(NOT([.$I349]=&quot;&quot;);IF([.$C349]=[.T$1];[.$I349];&quot;&quot;);&quot;&quot;)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9" office:value-type="string" calcext:value-type="string">
            <text:p>Clwyd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823961548982" calcext:value-type="percentage">
            <text:p>4.82%</text:p>
          </table:table-cell>
          <table:table-cell table:formula="of:=IF([.D350]=&quot;con&quot;;[.E350];-[.E350])" office:value-type="percentage" office:value="0.04823961548982" calcext:value-type="percentage">
            <text:p>4.82%</text:p>
          </table:table-cell>
          <table:table-cell table:formula="of:=IF([.D350]=&quot;lab&quot;;[.E350];-[.E350])" office:value-type="percentage" office:value="-0.04823961548982" calcext:value-type="percentage">
            <text:p>-4.82%</text:p>
          </table:table-cell>
          <table:table-cell table:formula="of:=IF([.D350]=&quot;lib&quot;;[.E350];-[.E350])" office:value-type="percentage" office:value="-0.04823961548982" calcext:value-type="percentage">
            <text:p>-4.82%</text:p>
          </table:table-cell>
          <table:table-cell/>
          <table:table-cell table:formula="of:=IF(NOT([.$I350]=&quot;&quot;);IF([.$C350]=[.J$1];[.$I350];&quot;&quot;);&quot;&quot;)">
            <text:p/>
          </table:table-cell>
          <table:table-cell table:formula="of:=IF(NOT([.$I350]=&quot;&quot;);IF([.$C350]=[.K$1];[.$I350];&quot;&quot;);&quot;&quot;)">
            <text:p/>
          </table:table-cell>
          <table:table-cell table:formula="of:=IF(NOT([.$I350]=&quot;&quot;);IF([.$C350]=[.L$1];[.$I350];&quot;&quot;);&quot;&quot;)">
            <text:p/>
          </table:table-cell>
          <table:table-cell table:formula="of:=IF(NOT([.$I350]=&quot;&quot;);IF([.$C350]=[.M$1];[.$I350];&quot;&quot;);&quot;&quot;)">
            <text:p/>
          </table:table-cell>
          <table:table-cell table:formula="of:=IF(NOT([.$I350]=&quot;&quot;);IF([.$C350]=[.N$1];[.$I350];&quot;&quot;);&quot;&quot;)">
            <text:p/>
          </table:table-cell>
          <table:table-cell table:formula="of:=IF(NOT([.$I350]=&quot;&quot;);IF([.$C350]=[.O$1];[.$I350];&quot;&quot;);&quot;&quot;)">
            <text:p/>
          </table:table-cell>
          <table:table-cell table:formula="of:=IF(NOT([.$I350]=&quot;&quot;);IF([.$C350]=[.P$1];[.$I350];&quot;&quot;);&quot;&quot;)">
            <text:p/>
          </table:table-cell>
          <table:table-cell table:formula="of:=IF(NOT([.$I350]=&quot;&quot;);IF([.$C350]=[.Q$1];[.$I350];&quot;&quot;);&quot;&quot;)">
            <text:p/>
          </table:table-cell>
          <table:table-cell table:formula="of:=IF(NOT([.$I350]=&quot;&quot;);IF([.$C350]=[.R$1];[.$I350];&quot;&quot;);&quot;&quot;)">
            <text:p/>
          </table:table-cell>
          <table:table-cell table:formula="of:=IF(NOT([.$I350]=&quot;&quot;);IF([.$C350]=[.S$1];[.$I350];&quot;&quot;);&quot;&quot;)">
            <text:p/>
          </table:table-cell>
          <table:table-cell table:formula="of:=IF(NOT([.$I350]=&quot;&quot;);IF([.$C350]=[.T$1];[.$I350];&quot;&quot;);&quot;&quot;)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9" office:value-type="string" calcext:value-type="string">
            <text:p>Ossett and Denby 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415773641662" calcext:value-type="percentage">
            <text:p>4.42%</text:p>
          </table:table-cell>
          <table:table-cell table:formula="of:=IF([.D351]=&quot;con&quot;;[.E351];-[.E351])" office:value-type="percentage" office:value="0.04415773641662" calcext:value-type="percentage">
            <text:p>4.42%</text:p>
          </table:table-cell>
          <table:table-cell table:formula="of:=IF([.D351]=&quot;lab&quot;;[.E351];-[.E351])" office:value-type="percentage" office:value="-0.04415773641662" calcext:value-type="percentage">
            <text:p>-4.42%</text:p>
          </table:table-cell>
          <table:table-cell table:formula="of:=IF([.D351]=&quot;lib&quot;;[.E351];-[.E351])" office:value-type="percentage" office:value="-0.04415773641662" calcext:value-type="percentage">
            <text:p>-4.42%</text:p>
          </table:table-cell>
          <table:table-cell/>
          <table:table-cell table:formula="of:=IF(NOT([.$I351]=&quot;&quot;);IF([.$C351]=[.J$1];[.$I351];&quot;&quot;);&quot;&quot;)">
            <text:p/>
          </table:table-cell>
          <table:table-cell table:formula="of:=IF(NOT([.$I351]=&quot;&quot;);IF([.$C351]=[.K$1];[.$I351];&quot;&quot;);&quot;&quot;)">
            <text:p/>
          </table:table-cell>
          <table:table-cell table:formula="of:=IF(NOT([.$I351]=&quot;&quot;);IF([.$C351]=[.L$1];[.$I351];&quot;&quot;);&quot;&quot;)">
            <text:p/>
          </table:table-cell>
          <table:table-cell table:formula="of:=IF(NOT([.$I351]=&quot;&quot;);IF([.$C351]=[.M$1];[.$I351];&quot;&quot;);&quot;&quot;)">
            <text:p/>
          </table:table-cell>
          <table:table-cell table:formula="of:=IF(NOT([.$I351]=&quot;&quot;);IF([.$C351]=[.N$1];[.$I351];&quot;&quot;);&quot;&quot;)">
            <text:p/>
          </table:table-cell>
          <table:table-cell table:formula="of:=IF(NOT([.$I351]=&quot;&quot;);IF([.$C351]=[.O$1];[.$I351];&quot;&quot;);&quot;&quot;)">
            <text:p/>
          </table:table-cell>
          <table:table-cell table:formula="of:=IF(NOT([.$I351]=&quot;&quot;);IF([.$C351]=[.P$1];[.$I351];&quot;&quot;);&quot;&quot;)">
            <text:p/>
          </table:table-cell>
          <table:table-cell table:formula="of:=IF(NOT([.$I351]=&quot;&quot;);IF([.$C351]=[.Q$1];[.$I351];&quot;&quot;);&quot;&quot;)">
            <text:p/>
          </table:table-cell>
          <table:table-cell table:formula="of:=IF(NOT([.$I351]=&quot;&quot;);IF([.$C351]=[.R$1];[.$I351];&quot;&quot;);&quot;&quot;)">
            <text:p/>
          </table:table-cell>
          <table:table-cell table:formula="of:=IF(NOT([.$I351]=&quot;&quot;);IF([.$C351]=[.S$1];[.$I351];&quot;&quot;);&quot;&quot;)">
            <text:p/>
          </table:table-cell>
          <table:table-cell table:formula="of:=IF(NOT([.$I351]=&quot;&quot;);IF([.$C351]=[.T$1];[.$I351];&quot;&quot;);&quot;&quot;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9" office:value-type="string" calcext:value-type="string">
            <text:p>Keighley and Ilk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2167300380228" calcext:value-type="percentage">
            <text:p>4.22%</text:p>
          </table:table-cell>
          <table:table-cell table:formula="of:=IF([.D352]=&quot;con&quot;;[.E352];-[.E352])" office:value-type="percentage" office:value="0.042167300380228" calcext:value-type="percentage">
            <text:p>4.22%</text:p>
          </table:table-cell>
          <table:table-cell table:formula="of:=IF([.D352]=&quot;lab&quot;;[.E352];-[.E352])" office:value-type="percentage" office:value="-0.042167300380228" calcext:value-type="percentage">
            <text:p>-4.22%</text:p>
          </table:table-cell>
          <table:table-cell table:formula="of:=IF([.D352]=&quot;lib&quot;;[.E352];-[.E352])" office:value-type="percentage" office:value="-0.042167300380228" calcext:value-type="percentage">
            <text:p>-4.22%</text:p>
          </table:table-cell>
          <table:table-cell/>
          <table:table-cell table:formula="of:=IF(NOT([.$I352]=&quot;&quot;);IF([.$C352]=[.J$1];[.$I352];&quot;&quot;);&quot;&quot;)">
            <text:p/>
          </table:table-cell>
          <table:table-cell table:formula="of:=IF(NOT([.$I352]=&quot;&quot;);IF([.$C352]=[.K$1];[.$I352];&quot;&quot;);&quot;&quot;)">
            <text:p/>
          </table:table-cell>
          <table:table-cell table:formula="of:=IF(NOT([.$I352]=&quot;&quot;);IF([.$C352]=[.L$1];[.$I352];&quot;&quot;);&quot;&quot;)">
            <text:p/>
          </table:table-cell>
          <table:table-cell table:formula="of:=IF(NOT([.$I352]=&quot;&quot;);IF([.$C352]=[.M$1];[.$I352];&quot;&quot;);&quot;&quot;)">
            <text:p/>
          </table:table-cell>
          <table:table-cell table:formula="of:=IF(NOT([.$I352]=&quot;&quot;);IF([.$C352]=[.N$1];[.$I352];&quot;&quot;);&quot;&quot;)">
            <text:p/>
          </table:table-cell>
          <table:table-cell table:formula="of:=IF(NOT([.$I352]=&quot;&quot;);IF([.$C352]=[.O$1];[.$I352];&quot;&quot;);&quot;&quot;)">
            <text:p/>
          </table:table-cell>
          <table:table-cell table:formula="of:=IF(NOT([.$I352]=&quot;&quot;);IF([.$C352]=[.P$1];[.$I352];&quot;&quot;);&quot;&quot;)">
            <text:p/>
          </table:table-cell>
          <table:table-cell table:formula="of:=IF(NOT([.$I352]=&quot;&quot;);IF([.$C352]=[.Q$1];[.$I352];&quot;&quot;);&quot;&quot;)">
            <text:p/>
          </table:table-cell>
          <table:table-cell table:formula="of:=IF(NOT([.$I352]=&quot;&quot;);IF([.$C352]=[.R$1];[.$I352];&quot;&quot;);&quot;&quot;)">
            <text:p/>
          </table:table-cell>
          <table:table-cell table:formula="of:=IF(NOT([.$I352]=&quot;&quot;);IF([.$C352]=[.S$1];[.$I352];&quot;&quot;);&quot;&quot;)">
            <text:p/>
          </table:table-cell>
          <table:table-cell table:formula="of:=IF(NOT([.$I352]=&quot;&quot;);IF([.$C352]=[.T$1];[.$I352];&quot;&quot;);&quot;&quot;)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63" office:value-type="string" calcext:value-type="string">
            <text:p>Chea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4178666618965" calcext:value-type="percentage">
            <text:p>4.18%</text:p>
          </table:table-cell>
          <table:table-cell table:formula="of:=IF([.D353]=&quot;con&quot;;[.E353];-[.E353])" office:value-type="percentage" office:value="0.04178666618965" calcext:value-type="percentage">
            <text:p>4.18%</text:p>
          </table:table-cell>
          <table:table-cell table:formula="of:=IF([.D353]=&quot;lab&quot;;[.E353];-[.E353])" office:value-type="percentage" office:value="-0.04178666618965" calcext:value-type="percentage">
            <text:p>-4.18%</text:p>
          </table:table-cell>
          <table:table-cell table:formula="of:=IF([.D353]=&quot;lib&quot;;[.E353];-[.E353])" office:value-type="percentage" office:value="-0.04178666618965" calcext:value-type="percentage">
            <text:p>-4.18%</text:p>
          </table:table-cell>
          <table:table-cell/>
          <table:table-cell table:formula="of:=IF(NOT([.$I353]=&quot;&quot;);IF([.$C353]=[.J$1];[.$I353];&quot;&quot;);&quot;&quot;)">
            <text:p/>
          </table:table-cell>
          <table:table-cell table:formula="of:=IF(NOT([.$I353]=&quot;&quot;);IF([.$C353]=[.K$1];[.$I353];&quot;&quot;);&quot;&quot;)">
            <text:p/>
          </table:table-cell>
          <table:table-cell table:formula="of:=IF(NOT([.$I353]=&quot;&quot;);IF([.$C353]=[.L$1];[.$I353];&quot;&quot;);&quot;&quot;)">
            <text:p/>
          </table:table-cell>
          <table:table-cell table:formula="of:=IF(NOT([.$I353]=&quot;&quot;);IF([.$C353]=[.M$1];[.$I353];&quot;&quot;);&quot;&quot;)">
            <text:p/>
          </table:table-cell>
          <table:table-cell table:formula="of:=IF(NOT([.$I353]=&quot;&quot;);IF([.$C353]=[.N$1];[.$I353];&quot;&quot;);&quot;&quot;)">
            <text:p/>
          </table:table-cell>
          <table:table-cell table:formula="of:=IF(NOT([.$I353]=&quot;&quot;);IF([.$C353]=[.O$1];[.$I353];&quot;&quot;);&quot;&quot;)">
            <text:p/>
          </table:table-cell>
          <table:table-cell table:formula="of:=IF(NOT([.$I353]=&quot;&quot;);IF([.$C353]=[.P$1];[.$I353];&quot;&quot;);&quot;&quot;)">
            <text:p/>
          </table:table-cell>
          <table:table-cell table:formula="of:=IF(NOT([.$I353]=&quot;&quot;);IF([.$C353]=[.Q$1];[.$I353];&quot;&quot;);&quot;&quot;)">
            <text:p/>
          </table:table-cell>
          <table:table-cell table:formula="of:=IF(NOT([.$I353]=&quot;&quot;);IF([.$C353]=[.R$1];[.$I353];&quot;&quot;);&quot;&quot;)">
            <text:p/>
          </table:table-cell>
          <table:table-cell table:formula="of:=IF(NOT([.$I353]=&quot;&quot;);IF([.$C353]=[.S$1];[.$I353];&quot;&quot;);&quot;&quot;)">
            <text:p/>
          </table:table-cell>
          <table:table-cell table:formula="of:=IF(NOT([.$I353]=&quot;&quot;);IF([.$C353]=[.T$1];[.$I353];&quot;&quot;);&quot;&quot;)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olverhamp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41036111778365" calcext:value-type="percentage">
            <text:p>4.10%</text:p>
          </table:table-cell>
          <table:table-cell table:formula="of:=IF([.D354]=&quot;con&quot;;[.E354];-[.E354])" office:value-type="percentage" office:value="0.041036111778365" calcext:value-type="percentage">
            <text:p>4.10%</text:p>
          </table:table-cell>
          <table:table-cell table:formula="of:=IF([.D354]=&quot;lab&quot;;[.E354];-[.E354])" office:value-type="percentage" office:value="-0.041036111778365" calcext:value-type="percentage">
            <text:p>-4.10%</text:p>
          </table:table-cell>
          <table:table-cell table:formula="of:=IF([.D354]=&quot;lib&quot;;[.E354];-[.E354])" office:value-type="percentage" office:value="-0.041036111778365" calcext:value-type="percentage">
            <text:p>-4.10%</text:p>
          </table:table-cell>
          <table:table-cell/>
          <table:table-cell table:formula="of:=IF(NOT([.$I354]=&quot;&quot;);IF([.$C354]=[.J$1];[.$I354];&quot;&quot;);&quot;&quot;)">
            <text:p/>
          </table:table-cell>
          <table:table-cell table:formula="of:=IF(NOT([.$I354]=&quot;&quot;);IF([.$C354]=[.K$1];[.$I354];&quot;&quot;);&quot;&quot;)">
            <text:p/>
          </table:table-cell>
          <table:table-cell table:formula="of:=IF(NOT([.$I354]=&quot;&quot;);IF([.$C354]=[.L$1];[.$I354];&quot;&quot;);&quot;&quot;)">
            <text:p/>
          </table:table-cell>
          <table:table-cell table:formula="of:=IF(NOT([.$I354]=&quot;&quot;);IF([.$C354]=[.M$1];[.$I354];&quot;&quot;);&quot;&quot;)">
            <text:p/>
          </table:table-cell>
          <table:table-cell table:formula="of:=IF(NOT([.$I354]=&quot;&quot;);IF([.$C354]=[.N$1];[.$I354];&quot;&quot;);&quot;&quot;)">
            <text:p/>
          </table:table-cell>
          <table:table-cell table:formula="of:=IF(NOT([.$I354]=&quot;&quot;);IF([.$C354]=[.O$1];[.$I354];&quot;&quot;);&quot;&quot;)">
            <text:p/>
          </table:table-cell>
          <table:table-cell table:formula="of:=IF(NOT([.$I354]=&quot;&quot;);IF([.$C354]=[.P$1];[.$I354];&quot;&quot;);&quot;&quot;)">
            <text:p/>
          </table:table-cell>
          <table:table-cell table:formula="of:=IF(NOT([.$I354]=&quot;&quot;);IF([.$C354]=[.Q$1];[.$I354];&quot;&quot;);&quot;&quot;)">
            <text:p/>
          </table:table-cell>
          <table:table-cell table:formula="of:=IF(NOT([.$I354]=&quot;&quot;);IF([.$C354]=[.R$1];[.$I354];&quot;&quot;);&quot;&quot;)">
            <text:p/>
          </table:table-cell>
          <table:table-cell table:formula="of:=IF(NOT([.$I354]=&quot;&quot;);IF([.$C354]=[.S$1];[.$I354];&quot;&quot;);&quot;&quot;)">
            <text:p/>
          </table:table-cell>
          <table:table-cell table:formula="of:=IF(NOT([.$I354]=&quot;&quot;);IF([.$C354]=[.T$1];[.$I354];&quot;&quot;);&quot;&quot;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65" office:value-type="string" calcext:value-type="string">
            <text:p>Dumfries and Gallo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36523810424032" calcext:value-type="percentage">
            <text:p>3.65%</text:p>
          </table:table-cell>
          <table:table-cell table:formula="of:=IF([.D355]=&quot;con&quot;;[.E355];-[.E355])" office:value-type="percentage" office:value="0.036523810424032" calcext:value-type="percentage">
            <text:p>3.65%</text:p>
          </table:table-cell>
          <table:table-cell table:formula="of:=IF([.D355]=&quot;lab&quot;;[.E355];-[.E355])" office:value-type="percentage" office:value="-0.036523810424032" calcext:value-type="percentage">
            <text:p>-3.65%</text:p>
          </table:table-cell>
          <table:table-cell table:formula="of:=IF([.D355]=&quot;lib&quot;;[.E355];-[.E355])" office:value-type="percentage" office:value="-0.036523810424032" calcext:value-type="percentage">
            <text:p>-3.65%</text:p>
          </table:table-cell>
          <table:table-cell/>
          <table:table-cell table:formula="of:=IF(NOT([.$I355]=&quot;&quot;);IF([.$C355]=[.J$1];[.$I355];&quot;&quot;);&quot;&quot;)">
            <text:p/>
          </table:table-cell>
          <table:table-cell table:formula="of:=IF(NOT([.$I355]=&quot;&quot;);IF([.$C355]=[.K$1];[.$I355];&quot;&quot;);&quot;&quot;)">
            <text:p/>
          </table:table-cell>
          <table:table-cell table:formula="of:=IF(NOT([.$I355]=&quot;&quot;);IF([.$C355]=[.L$1];[.$I355];&quot;&quot;);&quot;&quot;)">
            <text:p/>
          </table:table-cell>
          <table:table-cell table:formula="of:=IF(NOT([.$I355]=&quot;&quot;);IF([.$C355]=[.M$1];[.$I355];&quot;&quot;);&quot;&quot;)">
            <text:p/>
          </table:table-cell>
          <table:table-cell table:formula="of:=IF(NOT([.$I355]=&quot;&quot;);IF([.$C355]=[.N$1];[.$I355];&quot;&quot;);&quot;&quot;)">
            <text:p/>
          </table:table-cell>
          <table:table-cell table:formula="of:=IF(NOT([.$I355]=&quot;&quot;);IF([.$C355]=[.O$1];[.$I355];&quot;&quot;);&quot;&quot;)">
            <text:p/>
          </table:table-cell>
          <table:table-cell table:formula="of:=IF(NOT([.$I355]=&quot;&quot;);IF([.$C355]=[.P$1];[.$I355];&quot;&quot;);&quot;&quot;)">
            <text:p/>
          </table:table-cell>
          <table:table-cell table:formula="of:=IF(NOT([.$I355]=&quot;&quot;);IF([.$C355]=[.Q$1];[.$I355];&quot;&quot;);&quot;&quot;)">
            <text:p/>
          </table:table-cell>
          <table:table-cell table:formula="of:=IF(NOT([.$I355]=&quot;&quot;);IF([.$C355]=[.R$1];[.$I355];&quot;&quot;);&quot;&quot;)">
            <text:p/>
          </table:table-cell>
          <table:table-cell table:formula="of:=IF(NOT([.$I355]=&quot;&quot;);IF([.$C355]=[.S$1];[.$I355];&quot;&quot;);&quot;&quot;)">
            <text:p/>
          </table:table-cell>
          <table:table-cell table:formula="of:=IF(NOT([.$I355]=&quot;&quot;);IF([.$C355]=[.T$1];[.$I355];&quot;&quot;);&quot;&quot;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rmingham North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34471514417478" calcext:value-type="percentage">
            <text:p>3.45%</text:p>
          </table:table-cell>
          <table:table-cell table:formula="of:=IF([.D356]=&quot;con&quot;;[.E356];-[.E356])" office:value-type="percentage" office:value="0.034471514417478" calcext:value-type="percentage">
            <text:p>3.45%</text:p>
          </table:table-cell>
          <table:table-cell table:formula="of:=IF([.D356]=&quot;lab&quot;;[.E356];-[.E356])" office:value-type="percentage" office:value="-0.034471514417478" calcext:value-type="percentage">
            <text:p>-3.45%</text:p>
          </table:table-cell>
          <table:table-cell table:formula="of:=IF([.D356]=&quot;lib&quot;;[.E356];-[.E356])" office:value-type="percentage" office:value="-0.034471514417478" calcext:value-type="percentage">
            <text:p>-3.45%</text:p>
          </table:table-cell>
          <table:table-cell/>
          <table:table-cell table:formula="of:=IF(NOT([.$I356]=&quot;&quot;);IF([.$C356]=[.J$1];[.$I356];&quot;&quot;);&quot;&quot;)">
            <text:p/>
          </table:table-cell>
          <table:table-cell table:formula="of:=IF(NOT([.$I356]=&quot;&quot;);IF([.$C356]=[.K$1];[.$I356];&quot;&quot;);&quot;&quot;)">
            <text:p/>
          </table:table-cell>
          <table:table-cell table:formula="of:=IF(NOT([.$I356]=&quot;&quot;);IF([.$C356]=[.L$1];[.$I356];&quot;&quot;);&quot;&quot;)">
            <text:p/>
          </table:table-cell>
          <table:table-cell table:formula="of:=IF(NOT([.$I356]=&quot;&quot;);IF([.$C356]=[.M$1];[.$I356];&quot;&quot;);&quot;&quot;)">
            <text:p/>
          </table:table-cell>
          <table:table-cell table:formula="of:=IF(NOT([.$I356]=&quot;&quot;);IF([.$C356]=[.N$1];[.$I356];&quot;&quot;);&quot;&quot;)">
            <text:p/>
          </table:table-cell>
          <table:table-cell table:formula="of:=IF(NOT([.$I356]=&quot;&quot;);IF([.$C356]=[.O$1];[.$I356];&quot;&quot;);&quot;&quot;)">
            <text:p/>
          </table:table-cell>
          <table:table-cell table:formula="of:=IF(NOT([.$I356]=&quot;&quot;);IF([.$C356]=[.P$1];[.$I356];&quot;&quot;);&quot;&quot;)">
            <text:p/>
          </table:table-cell>
          <table:table-cell table:formula="of:=IF(NOT([.$I356]=&quot;&quot;);IF([.$C356]=[.Q$1];[.$I356];&quot;&quot;);&quot;&quot;)">
            <text:p/>
          </table:table-cell>
          <table:table-cell table:formula="of:=IF(NOT([.$I356]=&quot;&quot;);IF([.$C356]=[.R$1];[.$I356];&quot;&quot;);&quot;&quot;)">
            <text:p/>
          </table:table-cell>
          <table:table-cell table:formula="of:=IF(NOT([.$I356]=&quot;&quot;);IF([.$C356]=[.S$1];[.$I356];&quot;&quot;);&quot;&quot;)">
            <text:p/>
          </table:table-cell>
          <table:table-cell table:formula="of:=IF(NOT([.$I356]=&quot;&quot;);IF([.$C356]=[.T$1];[.$I356];&quot;&quot;);&quot;&quot;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69" office:value-type="string" calcext:value-type="string">
            <text:p>Warringto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299577676678" calcext:value-type="percentage">
            <text:p>3.23%</text:p>
          </table:table-cell>
          <table:table-cell table:formula="of:=IF([.D357]=&quot;con&quot;;[.E357];-[.E357])" office:value-type="percentage" office:value="0.032299577676678" calcext:value-type="percentage">
            <text:p>3.23%</text:p>
          </table:table-cell>
          <table:table-cell table:formula="of:=IF([.D357]=&quot;lab&quot;;[.E357];-[.E357])" office:value-type="percentage" office:value="-0.032299577676678" calcext:value-type="percentage">
            <text:p>-3.23%</text:p>
          </table:table-cell>
          <table:table-cell table:formula="of:=IF([.D357]=&quot;lib&quot;;[.E357];-[.E357])" office:value-type="percentage" office:value="-0.032299577676678" calcext:value-type="percentage">
            <text:p>-3.23%</text:p>
          </table:table-cell>
          <table:table-cell/>
          <table:table-cell table:formula="of:=IF(NOT([.$I357]=&quot;&quot;);IF([.$C357]=[.J$1];[.$I357];&quot;&quot;);&quot;&quot;)">
            <text:p/>
          </table:table-cell>
          <table:table-cell table:formula="of:=IF(NOT([.$I357]=&quot;&quot;);IF([.$C357]=[.K$1];[.$I357];&quot;&quot;);&quot;&quot;)">
            <text:p/>
          </table:table-cell>
          <table:table-cell table:formula="of:=IF(NOT([.$I357]=&quot;&quot;);IF([.$C357]=[.L$1];[.$I357];&quot;&quot;);&quot;&quot;)">
            <text:p/>
          </table:table-cell>
          <table:table-cell table:formula="of:=IF(NOT([.$I357]=&quot;&quot;);IF([.$C357]=[.M$1];[.$I357];&quot;&quot;);&quot;&quot;)">
            <text:p/>
          </table:table-cell>
          <table:table-cell table:formula="of:=IF(NOT([.$I357]=&quot;&quot;);IF([.$C357]=[.N$1];[.$I357];&quot;&quot;);&quot;&quot;)">
            <text:p/>
          </table:table-cell>
          <table:table-cell table:formula="of:=IF(NOT([.$I357]=&quot;&quot;);IF([.$C357]=[.O$1];[.$I357];&quot;&quot;);&quot;&quot;)">
            <text:p/>
          </table:table-cell>
          <table:table-cell table:formula="of:=IF(NOT([.$I357]=&quot;&quot;);IF([.$C357]=[.P$1];[.$I357];&quot;&quot;);&quot;&quot;)">
            <text:p/>
          </table:table-cell>
          <table:table-cell table:formula="of:=IF(NOT([.$I357]=&quot;&quot;);IF([.$C357]=[.Q$1];[.$I357];&quot;&quot;);&quot;&quot;)">
            <text:p/>
          </table:table-cell>
          <table:table-cell table:formula="of:=IF(NOT([.$I357]=&quot;&quot;);IF([.$C357]=[.R$1];[.$I357];&quot;&quot;);&quot;&quot;)">
            <text:p/>
          </table:table-cell>
          <table:table-cell table:formula="of:=IF(NOT([.$I357]=&quot;&quot;);IF([.$C357]=[.S$1];[.$I357];&quot;&quot;);&quot;&quot;)">
            <text:p/>
          </table:table-cell>
          <table:table-cell table:formula="of:=IF(NOT([.$I357]=&quot;&quot;);IF([.$C357]=[.T$1];[.$I357];&quot;&quot;);&quot;&quot;)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9" office:value-type="string" calcext:value-type="string">
            <text:p>Ge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145809701421" calcext:value-type="percentage">
            <text:p>3.21%</text:p>
          </table:table-cell>
          <table:table-cell table:formula="of:=IF([.D358]=&quot;con&quot;;[.E358];-[.E358])" office:value-type="percentage" office:value="0.032145809701421" calcext:value-type="percentage">
            <text:p>3.21%</text:p>
          </table:table-cell>
          <table:table-cell table:formula="of:=IF([.D358]=&quot;lab&quot;;[.E358];-[.E358])" office:value-type="percentage" office:value="-0.032145809701421" calcext:value-type="percentage">
            <text:p>-3.21%</text:p>
          </table:table-cell>
          <table:table-cell table:formula="of:=IF([.D358]=&quot;lib&quot;;[.E358];-[.E358])" office:value-type="percentage" office:value="-0.032145809701421" calcext:value-type="percentage">
            <text:p>-3.21%</text:p>
          </table:table-cell>
          <table:table-cell/>
          <table:table-cell table:formula="of:=IF(NOT([.$I358]=&quot;&quot;);IF([.$C358]=[.J$1];[.$I358];&quot;&quot;);&quot;&quot;)">
            <text:p/>
          </table:table-cell>
          <table:table-cell table:formula="of:=IF(NOT([.$I358]=&quot;&quot;);IF([.$C358]=[.K$1];[.$I358];&quot;&quot;);&quot;&quot;)">
            <text:p/>
          </table:table-cell>
          <table:table-cell table:formula="of:=IF(NOT([.$I358]=&quot;&quot;);IF([.$C358]=[.L$1];[.$I358];&quot;&quot;);&quot;&quot;)">
            <text:p/>
          </table:table-cell>
          <table:table-cell table:formula="of:=IF(NOT([.$I358]=&quot;&quot;);IF([.$C358]=[.M$1];[.$I358];&quot;&quot;);&quot;&quot;)">
            <text:p/>
          </table:table-cell>
          <table:table-cell table:formula="of:=IF(NOT([.$I358]=&quot;&quot;);IF([.$C358]=[.N$1];[.$I358];&quot;&quot;);&quot;&quot;)">
            <text:p/>
          </table:table-cell>
          <table:table-cell table:formula="of:=IF(NOT([.$I358]=&quot;&quot;);IF([.$C358]=[.O$1];[.$I358];&quot;&quot;);&quot;&quot;)">
            <text:p/>
          </table:table-cell>
          <table:table-cell table:formula="of:=IF(NOT([.$I358]=&quot;&quot;);IF([.$C358]=[.P$1];[.$I358];&quot;&quot;);&quot;&quot;)">
            <text:p/>
          </table:table-cell>
          <table:table-cell table:formula="of:=IF(NOT([.$I358]=&quot;&quot;);IF([.$C358]=[.Q$1];[.$I358];&quot;&quot;);&quot;&quot;)">
            <text:p/>
          </table:table-cell>
          <table:table-cell table:formula="of:=IF(NOT([.$I358]=&quot;&quot;);IF([.$C358]=[.R$1];[.$I358];&quot;&quot;);&quot;&quot;)">
            <text:p/>
          </table:table-cell>
          <table:table-cell table:formula="of:=IF(NOT([.$I358]=&quot;&quot;);IF([.$C358]=[.S$1];[.$I358];&quot;&quot;);&quot;&quot;)">
            <text:p/>
          </table:table-cell>
          <table:table-cell table:formula="of:=IF(NOT([.$I358]=&quot;&quot;);IF([.$C358]=[.T$1];[.$I358];&quot;&quot;);&quot;&quot;)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1" office:value-type="string" calcext:value-type="string">
            <text:p>Chipping Barn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27887914601601" calcext:value-type="percentage">
            <text:p>2.79%</text:p>
          </table:table-cell>
          <table:table-cell table:formula="of:=IF([.D359]=&quot;con&quot;;[.E359];-[.E359])" office:value-type="percentage" office:value="0.027887914601601" calcext:value-type="percentage">
            <text:p>2.79%</text:p>
          </table:table-cell>
          <table:table-cell table:formula="of:=IF([.D359]=&quot;lab&quot;;[.E359];-[.E359])" office:value-type="percentage" office:value="-0.027887914601601" calcext:value-type="percentage">
            <text:p>-2.79%</text:p>
          </table:table-cell>
          <table:table-cell table:formula="of:=IF([.D359]=&quot;lib&quot;;[.E359];-[.E359])" office:value-type="percentage" office:value="-0.027887914601601" calcext:value-type="percentage">
            <text:p>-2.79%</text:p>
          </table:table-cell>
          <table:table-cell/>
          <table:table-cell table:formula="of:=IF(NOT([.$I359]=&quot;&quot;);IF([.$C359]=[.J$1];[.$I359];&quot;&quot;);&quot;&quot;)">
            <text:p/>
          </table:table-cell>
          <table:table-cell table:formula="of:=IF(NOT([.$I359]=&quot;&quot;);IF([.$C359]=[.K$1];[.$I359];&quot;&quot;);&quot;&quot;)">
            <text:p/>
          </table:table-cell>
          <table:table-cell table:formula="of:=IF(NOT([.$I359]=&quot;&quot;);IF([.$C359]=[.L$1];[.$I359];&quot;&quot;);&quot;&quot;)">
            <text:p/>
          </table:table-cell>
          <table:table-cell table:formula="of:=IF(NOT([.$I359]=&quot;&quot;);IF([.$C359]=[.M$1];[.$I359];&quot;&quot;);&quot;&quot;)">
            <text:p/>
          </table:table-cell>
          <table:table-cell table:formula="of:=IF(NOT([.$I359]=&quot;&quot;);IF([.$C359]=[.N$1];[.$I359];&quot;&quot;);&quot;&quot;)">
            <text:p/>
          </table:table-cell>
          <table:table-cell table:formula="of:=IF(NOT([.$I359]=&quot;&quot;);IF([.$C359]=[.O$1];[.$I359];&quot;&quot;);&quot;&quot;)">
            <text:p/>
          </table:table-cell>
          <table:table-cell table:formula="of:=IF(NOT([.$I359]=&quot;&quot;);IF([.$C359]=[.P$1];[.$I359];&quot;&quot;);&quot;&quot;)">
            <text:p/>
          </table:table-cell>
          <table:table-cell table:formula="of:=IF(NOT([.$I359]=&quot;&quot;);IF([.$C359]=[.Q$1];[.$I359];&quot;&quot;);&quot;&quot;)">
            <text:p/>
          </table:table-cell>
          <table:table-cell table:formula="of:=IF(NOT([.$I359]=&quot;&quot;);IF([.$C359]=[.R$1];[.$I359];&quot;&quot;);&quot;&quot;)">
            <text:p/>
          </table:table-cell>
          <table:table-cell table:formula="of:=IF(NOT([.$I359]=&quot;&quot;);IF([.$C359]=[.S$1];[.$I359];&quot;&quot;);&quot;&quot;)">
            <text:p/>
          </table:table-cell>
          <table:table-cell table:formula="of:=IF(NOT([.$I359]=&quot;&quot;);IF([.$C359]=[.T$1];[.$I359];&quot;&quot;);&quot;&quot;)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3" office:value-type="string" calcext:value-type="string">
            <text:p>Chelt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6537262884834" calcext:value-type="percentage">
            <text:p>1.65%</text:p>
          </table:table-cell>
          <table:table-cell table:formula="of:=IF([.D360]=&quot;con&quot;;[.E360];-[.E360])" office:value-type="percentage" office:value="0.016537262884834" calcext:value-type="percentage">
            <text:p>1.65%</text:p>
          </table:table-cell>
          <table:table-cell table:formula="of:=IF([.D360]=&quot;lab&quot;;[.E360];-[.E360])" office:value-type="percentage" office:value="-0.016537262884834" calcext:value-type="percentage">
            <text:p>-1.65%</text:p>
          </table:table-cell>
          <table:table-cell table:formula="of:=IF([.D360]=&quot;lib&quot;;[.E360];-[.E360])" office:value-type="percentage" office:value="-0.016537262884834" calcext:value-type="percentage">
            <text:p>-1.65%</text:p>
          </table:table-cell>
          <table:table-cell/>
          <table:table-cell table:formula="of:=IF(NOT([.$I360]=&quot;&quot;);IF([.$C360]=[.J$1];[.$I360];&quot;&quot;);&quot;&quot;)">
            <text:p/>
          </table:table-cell>
          <table:table-cell table:formula="of:=IF(NOT([.$I360]=&quot;&quot;);IF([.$C360]=[.K$1];[.$I360];&quot;&quot;);&quot;&quot;)">
            <text:p/>
          </table:table-cell>
          <table:table-cell table:formula="of:=IF(NOT([.$I360]=&quot;&quot;);IF([.$C360]=[.L$1];[.$I360];&quot;&quot;);&quot;&quot;)">
            <text:p/>
          </table:table-cell>
          <table:table-cell table:formula="of:=IF(NOT([.$I360]=&quot;&quot;);IF([.$C360]=[.M$1];[.$I360];&quot;&quot;);&quot;&quot;)">
            <text:p/>
          </table:table-cell>
          <table:table-cell table:formula="of:=IF(NOT([.$I360]=&quot;&quot;);IF([.$C360]=[.N$1];[.$I360];&quot;&quot;);&quot;&quot;)">
            <text:p/>
          </table:table-cell>
          <table:table-cell table:formula="of:=IF(NOT([.$I360]=&quot;&quot;);IF([.$C360]=[.O$1];[.$I360];&quot;&quot;);&quot;&quot;)">
            <text:p/>
          </table:table-cell>
          <table:table-cell table:formula="of:=IF(NOT([.$I360]=&quot;&quot;);IF([.$C360]=[.P$1];[.$I360];&quot;&quot;);&quot;&quot;)">
            <text:p/>
          </table:table-cell>
          <table:table-cell table:formula="of:=IF(NOT([.$I360]=&quot;&quot;);IF([.$C360]=[.Q$1];[.$I360];&quot;&quot;);&quot;&quot;)">
            <text:p/>
          </table:table-cell>
          <table:table-cell table:formula="of:=IF(NOT([.$I360]=&quot;&quot;);IF([.$C360]=[.R$1];[.$I360];&quot;&quot;);&quot;&quot;)">
            <text:p/>
          </table:table-cell>
          <table:table-cell table:formula="of:=IF(NOT([.$I360]=&quot;&quot;);IF([.$C360]=[.S$1];[.$I360];&quot;&quot;);&quot;&quot;)">
            <text:p/>
          </table:table-cell>
          <table:table-cell table:formula="of:=IF(NOT([.$I360]=&quot;&quot;);IF([.$C360]=[.T$1];[.$I360];&quot;&quot;);&quot;&quot;)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65" office:value-type="string" calcext:value-type="string">
            <text:p>West Aberdeenshire and Kincard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15802793139001" calcext:value-type="percentage">
            <text:p>1.58%</text:p>
          </table:table-cell>
          <table:table-cell table:formula="of:=IF([.D361]=&quot;con&quot;;[.E361];-[.E361])" office:value-type="percentage" office:value="0.015802793139001" calcext:value-type="percentage">
            <text:p>1.58%</text:p>
          </table:table-cell>
          <table:table-cell table:formula="of:=IF([.D361]=&quot;lab&quot;;[.E361];-[.E361])" office:value-type="percentage" office:value="-0.015802793139001" calcext:value-type="percentage">
            <text:p>-1.58%</text:p>
          </table:table-cell>
          <table:table-cell table:formula="of:=IF([.D361]=&quot;lib&quot;;[.E361];-[.E361])" office:value-type="percentage" office:value="-0.015802793139001" calcext:value-type="percentage">
            <text:p>-1.58%</text:p>
          </table:table-cell>
          <table:table-cell/>
          <table:table-cell table:formula="of:=IF(NOT([.$I361]=&quot;&quot;);IF([.$C361]=[.J$1];[.$I361];&quot;&quot;);&quot;&quot;)">
            <text:p/>
          </table:table-cell>
          <table:table-cell table:formula="of:=IF(NOT([.$I361]=&quot;&quot;);IF([.$C361]=[.K$1];[.$I361];&quot;&quot;);&quot;&quot;)">
            <text:p/>
          </table:table-cell>
          <table:table-cell table:formula="of:=IF(NOT([.$I361]=&quot;&quot;);IF([.$C361]=[.L$1];[.$I361];&quot;&quot;);&quot;&quot;)">
            <text:p/>
          </table:table-cell>
          <table:table-cell table:formula="of:=IF(NOT([.$I361]=&quot;&quot;);IF([.$C361]=[.M$1];[.$I361];&quot;&quot;);&quot;&quot;)">
            <text:p/>
          </table:table-cell>
          <table:table-cell table:formula="of:=IF(NOT([.$I361]=&quot;&quot;);IF([.$C361]=[.N$1];[.$I361];&quot;&quot;);&quot;&quot;)">
            <text:p/>
          </table:table-cell>
          <table:table-cell table:formula="of:=IF(NOT([.$I361]=&quot;&quot;);IF([.$C361]=[.O$1];[.$I361];&quot;&quot;);&quot;&quot;)">
            <text:p/>
          </table:table-cell>
          <table:table-cell table:formula="of:=IF(NOT([.$I361]=&quot;&quot;);IF([.$C361]=[.P$1];[.$I361];&quot;&quot;);&quot;&quot;)">
            <text:p/>
          </table:table-cell>
          <table:table-cell table:formula="of:=IF(NOT([.$I361]=&quot;&quot;);IF([.$C361]=[.Q$1];[.$I361];&quot;&quot;);&quot;&quot;)">
            <text:p/>
          </table:table-cell>
          <table:table-cell table:formula="of:=IF(NOT([.$I361]=&quot;&quot;);IF([.$C361]=[.R$1];[.$I361];&quot;&quot;);&quot;&quot;)">
            <text:p/>
          </table:table-cell>
          <table:table-cell table:formula="of:=IF(NOT([.$I361]=&quot;&quot;);IF([.$C361]=[.S$1];[.$I361];&quot;&quot;);&quot;&quot;)">
            <text:p/>
          </table:table-cell>
          <table:table-cell table:formula="of:=IF(NOT([.$I361]=&quot;&quot;);IF([.$C361]=[.T$1];[.$I361];&quot;&quot;);&quot;&quot;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3" office:value-type="string" calcext:value-type="string">
            <text:p>Carshalton and Wa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350710411812" calcext:value-type="percentage">
            <text:p>1.35%</text:p>
          </table:table-cell>
          <table:table-cell table:formula="of:=IF([.D362]=&quot;con&quot;;[.E362];-[.E362])" office:value-type="percentage" office:value="0.01350710411812" calcext:value-type="percentage">
            <text:p>1.35%</text:p>
          </table:table-cell>
          <table:table-cell table:formula="of:=IF([.D362]=&quot;lab&quot;;[.E362];-[.E362])" office:value-type="percentage" office:value="-0.01350710411812" calcext:value-type="percentage">
            <text:p>-1.35%</text:p>
          </table:table-cell>
          <table:table-cell table:formula="of:=IF([.D362]=&quot;lib&quot;;[.E362];-[.E362])" office:value-type="percentage" office:value="-0.01350710411812" calcext:value-type="percentage">
            <text:p>-1.35%</text:p>
          </table:table-cell>
          <table:table-cell/>
          <table:table-cell table:formula="of:=IF(NOT([.$I362]=&quot;&quot;);IF([.$C362]=[.J$1];[.$I362];&quot;&quot;);&quot;&quot;)">
            <text:p/>
          </table:table-cell>
          <table:table-cell table:formula="of:=IF(NOT([.$I362]=&quot;&quot;);IF([.$C362]=[.K$1];[.$I362];&quot;&quot;);&quot;&quot;)">
            <text:p/>
          </table:table-cell>
          <table:table-cell table:formula="of:=IF(NOT([.$I362]=&quot;&quot;);IF([.$C362]=[.L$1];[.$I362];&quot;&quot;);&quot;&quot;)">
            <text:p/>
          </table:table-cell>
          <table:table-cell table:formula="of:=IF(NOT([.$I362]=&quot;&quot;);IF([.$C362]=[.M$1];[.$I362];&quot;&quot;);&quot;&quot;)">
            <text:p/>
          </table:table-cell>
          <table:table-cell table:formula="of:=IF(NOT([.$I362]=&quot;&quot;);IF([.$C362]=[.N$1];[.$I362];&quot;&quot;);&quot;&quot;)">
            <text:p/>
          </table:table-cell>
          <table:table-cell table:formula="of:=IF(NOT([.$I362]=&quot;&quot;);IF([.$C362]=[.O$1];[.$I362];&quot;&quot;);&quot;&quot;)">
            <text:p/>
          </table:table-cell>
          <table:table-cell table:formula="of:=IF(NOT([.$I362]=&quot;&quot;);IF([.$C362]=[.P$1];[.$I362];&quot;&quot;);&quot;&quot;)">
            <text:p/>
          </table:table-cell>
          <table:table-cell table:formula="of:=IF(NOT([.$I362]=&quot;&quot;);IF([.$C362]=[.Q$1];[.$I362];&quot;&quot;);&quot;&quot;)">
            <text:p/>
          </table:table-cell>
          <table:table-cell table:formula="of:=IF(NOT([.$I362]=&quot;&quot;);IF([.$C362]=[.R$1];[.$I362];&quot;&quot;);&quot;&quot;)">
            <text:p/>
          </table:table-cell>
          <table:table-cell table:formula="of:=IF(NOT([.$I362]=&quot;&quot;);IF([.$C362]=[.S$1];[.$I362];&quot;&quot;);&quot;&quot;)">
            <text:p/>
          </table:table-cell>
          <table:table-cell table:formula="of:=IF(NOT([.$I362]=&quot;&quot;);IF([.$C362]=[.T$1];[.$I362];&quot;&quot;);&quot;&quot;)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71" office:value-type="string" calcext:value-type="string">
            <text:p>Warwick and Leam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11350910160773" calcext:value-type="percentage">
            <text:p>1.14%</text:p>
          </table:table-cell>
          <table:table-cell table:formula="of:=IF([.D363]=&quot;con&quot;;[.E363];-[.E363])" office:value-type="percentage" office:value="0.011350910160773" calcext:value-type="percentage">
            <text:p>1.14%</text:p>
          </table:table-cell>
          <table:table-cell table:formula="of:=IF([.D363]=&quot;lab&quot;;[.E363];-[.E363])" office:value-type="percentage" office:value="-0.011350910160773" calcext:value-type="percentage">
            <text:p>-1.14%</text:p>
          </table:table-cell>
          <table:table-cell table:formula="of:=IF([.D363]=&quot;lib&quot;;[.E363];-[.E363])" office:value-type="percentage" office:value="-0.011350910160773" calcext:value-type="percentage">
            <text:p>-1.14%</text:p>
          </table:table-cell>
          <table:table-cell/>
          <table:table-cell table:formula="of:=IF(NOT([.$I363]=&quot;&quot;);IF([.$C363]=[.J$1];[.$I363];&quot;&quot;);&quot;&quot;)">
            <text:p/>
          </table:table-cell>
          <table:table-cell table:formula="of:=IF(NOT([.$I363]=&quot;&quot;);IF([.$C363]=[.K$1];[.$I363];&quot;&quot;);&quot;&quot;)">
            <text:p/>
          </table:table-cell>
          <table:table-cell table:formula="of:=IF(NOT([.$I363]=&quot;&quot;);IF([.$C363]=[.L$1];[.$I363];&quot;&quot;);&quot;&quot;)">
            <text:p/>
          </table:table-cell>
          <table:table-cell table:formula="of:=IF(NOT([.$I363]=&quot;&quot;);IF([.$C363]=[.M$1];[.$I363];&quot;&quot;);&quot;&quot;)">
            <text:p/>
          </table:table-cell>
          <table:table-cell table:formula="of:=IF(NOT([.$I363]=&quot;&quot;);IF([.$C363]=[.N$1];[.$I363];&quot;&quot;);&quot;&quot;)">
            <text:p/>
          </table:table-cell>
          <table:table-cell table:formula="of:=IF(NOT([.$I363]=&quot;&quot;);IF([.$C363]=[.O$1];[.$I363];&quot;&quot;);&quot;&quot;)">
            <text:p/>
          </table:table-cell>
          <table:table-cell table:formula="of:=IF(NOT([.$I363]=&quot;&quot;);IF([.$C363]=[.P$1];[.$I363];&quot;&quot;);&quot;&quot;)">
            <text:p/>
          </table:table-cell>
          <table:table-cell table:formula="of:=IF(NOT([.$I363]=&quot;&quot;);IF([.$C363]=[.Q$1];[.$I363];&quot;&quot;);&quot;&quot;)">
            <text:p/>
          </table:table-cell>
          <table:table-cell table:formula="of:=IF(NOT([.$I363]=&quot;&quot;);IF([.$C363]=[.R$1];[.$I363];&quot;&quot;);&quot;&quot;)">
            <text:p/>
          </table:table-cell>
          <table:table-cell table:formula="of:=IF(NOT([.$I363]=&quot;&quot;);IF([.$C363]=[.S$1];[.$I363];&quot;&quot;);&quot;&quot;)">
            <text:p/>
          </table:table-cell>
          <table:table-cell table:formula="of:=IF(NOT([.$I363]=&quot;&quot;);IF([.$C363]=[.T$1];[.$I363];&quot;&quot;);&quot;&quot;)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9" office:value-type="string" calcext:value-type="string">
            <text:p>High 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11126826968411" calcext:value-type="percentage">
            <text:p>1.11%</text:p>
          </table:table-cell>
          <table:table-cell table:formula="of:=IF([.D364]=&quot;con&quot;;[.E364];-[.E364])" office:value-type="percentage" office:value="0.011126826968411" calcext:value-type="percentage">
            <text:p>1.11%</text:p>
          </table:table-cell>
          <table:table-cell table:formula="of:=IF([.D364]=&quot;lab&quot;;[.E364];-[.E364])" office:value-type="percentage" office:value="-0.011126826968411" calcext:value-type="percentage">
            <text:p>-1.11%</text:p>
          </table:table-cell>
          <table:table-cell table:formula="of:=IF([.D364]=&quot;lib&quot;;[.E364];-[.E364])" office:value-type="percentage" office:value="-0.011126826968411" calcext:value-type="percentage">
            <text:p>-1.11%</text:p>
          </table:table-cell>
          <table:table-cell/>
          <table:table-cell table:formula="of:=IF(NOT([.$I364]=&quot;&quot;);IF([.$C364]=[.J$1];[.$I364];&quot;&quot;);&quot;&quot;)">
            <text:p/>
          </table:table-cell>
          <table:table-cell table:formula="of:=IF(NOT([.$I364]=&quot;&quot;);IF([.$C364]=[.K$1];[.$I364];&quot;&quot;);&quot;&quot;)">
            <text:p/>
          </table:table-cell>
          <table:table-cell table:formula="of:=IF(NOT([.$I364]=&quot;&quot;);IF([.$C364]=[.L$1];[.$I364];&quot;&quot;);&quot;&quot;)">
            <text:p/>
          </table:table-cell>
          <table:table-cell table:formula="of:=IF(NOT([.$I364]=&quot;&quot;);IF([.$C364]=[.M$1];[.$I364];&quot;&quot;);&quot;&quot;)">
            <text:p/>
          </table:table-cell>
          <table:table-cell table:formula="of:=IF(NOT([.$I364]=&quot;&quot;);IF([.$C364]=[.N$1];[.$I364];&quot;&quot;);&quot;&quot;)">
            <text:p/>
          </table:table-cell>
          <table:table-cell table:formula="of:=IF(NOT([.$I364]=&quot;&quot;);IF([.$C364]=[.O$1];[.$I364];&quot;&quot;);&quot;&quot;)">
            <text:p/>
          </table:table-cell>
          <table:table-cell table:formula="of:=IF(NOT([.$I364]=&quot;&quot;);IF([.$C364]=[.P$1];[.$I364];&quot;&quot;);&quot;&quot;)">
            <text:p/>
          </table:table-cell>
          <table:table-cell table:formula="of:=IF(NOT([.$I364]=&quot;&quot;);IF([.$C364]=[.Q$1];[.$I364];&quot;&quot;);&quot;&quot;)">
            <text:p/>
          </table:table-cell>
          <table:table-cell table:formula="of:=IF(NOT([.$I364]=&quot;&quot;);IF([.$C364]=[.R$1];[.$I364];&quot;&quot;);&quot;&quot;)">
            <text:p/>
          </table:table-cell>
          <table:table-cell table:formula="of:=IF(NOT([.$I364]=&quot;&quot;);IF([.$C364]=[.S$1];[.$I364];&quot;&quot;);&quot;&quot;)">
            <text:p/>
          </table:table-cell>
          <table:table-cell table:formula="of:=IF(NOT([.$I364]=&quot;&quot;);IF([.$C364]=[.T$1];[.$I364];&quot;&quot;);&quot;&quot;)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71" office:value-type="string" calcext:value-type="string">
            <text:p>Chingford and Woodford 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81381078853305" calcext:value-type="percentage">
            <text:p>0.68%</text:p>
          </table:table-cell>
          <table:table-cell table:formula="of:=IF([.D365]=&quot;con&quot;;[.E365];-[.E365])" office:value-type="percentage" office:value="0.00681381078853305" calcext:value-type="percentage">
            <text:p>0.68%</text:p>
          </table:table-cell>
          <table:table-cell table:formula="of:=IF([.D365]=&quot;lab&quot;;[.E365];-[.E365])" office:value-type="percentage" office:value="-0.00681381078853305" calcext:value-type="percentage">
            <text:p>-0.68%</text:p>
          </table:table-cell>
          <table:table-cell table:formula="of:=IF([.D365]=&quot;lib&quot;;[.E365];-[.E365])" office:value-type="percentage" office:value="-0.00681381078853305" calcext:value-type="percentage">
            <text:p>-0.68%</text:p>
          </table:table-cell>
          <table:table-cell/>
          <table:table-cell table:formula="of:=IF(NOT([.$I365]=&quot;&quot;);IF([.$C365]=[.J$1];[.$I365];&quot;&quot;);&quot;&quot;)">
            <text:p/>
          </table:table-cell>
          <table:table-cell table:formula="of:=IF(NOT([.$I365]=&quot;&quot;);IF([.$C365]=[.K$1];[.$I365];&quot;&quot;);&quot;&quot;)">
            <text:p/>
          </table:table-cell>
          <table:table-cell table:formula="of:=IF(NOT([.$I365]=&quot;&quot;);IF([.$C365]=[.L$1];[.$I365];&quot;&quot;);&quot;&quot;)">
            <text:p/>
          </table:table-cell>
          <table:table-cell table:formula="of:=IF(NOT([.$I365]=&quot;&quot;);IF([.$C365]=[.M$1];[.$I365];&quot;&quot;);&quot;&quot;)">
            <text:p/>
          </table:table-cell>
          <table:table-cell table:formula="of:=IF(NOT([.$I365]=&quot;&quot;);IF([.$C365]=[.N$1];[.$I365];&quot;&quot;);&quot;&quot;)">
            <text:p/>
          </table:table-cell>
          <table:table-cell table:formula="of:=IF(NOT([.$I365]=&quot;&quot;);IF([.$C365]=[.O$1];[.$I365];&quot;&quot;);&quot;&quot;)">
            <text:p/>
          </table:table-cell>
          <table:table-cell table:formula="of:=IF(NOT([.$I365]=&quot;&quot;);IF([.$C365]=[.P$1];[.$I365];&quot;&quot;);&quot;&quot;)">
            <text:p/>
          </table:table-cell>
          <table:table-cell table:formula="of:=IF(NOT([.$I365]=&quot;&quot;);IF([.$C365]=[.Q$1];[.$I365];&quot;&quot;);&quot;&quot;)">
            <text:p/>
          </table:table-cell>
          <table:table-cell table:formula="of:=IF(NOT([.$I365]=&quot;&quot;);IF([.$C365]=[.R$1];[.$I365];&quot;&quot;);&quot;&quot;)">
            <text:p/>
          </table:table-cell>
          <table:table-cell table:formula="of:=IF(NOT([.$I365]=&quot;&quot;);IF([.$C365]=[.S$1];[.$I365];&quot;&quot;);&quot;&quot;)">
            <text:p/>
          </table:table-cell>
          <table:table-cell table:formula="of:=IF(NOT([.$I365]=&quot;&quot;);IF([.$C365]=[.T$1];[.$I365];&quot;&quot;);&quot;&quot;)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9" office:value-type="string" calcext:value-type="string">
            <text:p>Bangor Abercon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668609292671202" calcext:value-type="percentage">
            <text:p>0.67%</text:p>
          </table:table-cell>
          <table:table-cell table:formula="of:=IF([.D366]=&quot;con&quot;;[.E366];-[.E366])" office:value-type="percentage" office:value="0.00668609292671202" calcext:value-type="percentage">
            <text:p>0.67%</text:p>
          </table:table-cell>
          <table:table-cell table:formula="of:=IF([.D366]=&quot;lab&quot;;[.E366];-[.E366])" office:value-type="percentage" office:value="-0.00668609292671202" calcext:value-type="percentage">
            <text:p>-0.67%</text:p>
          </table:table-cell>
          <table:table-cell table:formula="of:=IF([.D366]=&quot;lib&quot;;[.E366];-[.E366])" office:value-type="percentage" office:value="-0.00668609292671202" calcext:value-type="percentage">
            <text:p>-0.67%</text:p>
          </table:table-cell>
          <table:table-cell/>
          <table:table-cell table:formula="of:=IF(NOT([.$I366]=&quot;&quot;);IF([.$C366]=[.J$1];[.$I366];&quot;&quot;);&quot;&quot;)">
            <text:p/>
          </table:table-cell>
          <table:table-cell table:formula="of:=IF(NOT([.$I366]=&quot;&quot;);IF([.$C366]=[.K$1];[.$I366];&quot;&quot;);&quot;&quot;)">
            <text:p/>
          </table:table-cell>
          <table:table-cell table:formula="of:=IF(NOT([.$I366]=&quot;&quot;);IF([.$C366]=[.L$1];[.$I366];&quot;&quot;);&quot;&quot;)">
            <text:p/>
          </table:table-cell>
          <table:table-cell table:formula="of:=IF(NOT([.$I366]=&quot;&quot;);IF([.$C366]=[.M$1];[.$I366];&quot;&quot;);&quot;&quot;)">
            <text:p/>
          </table:table-cell>
          <table:table-cell table:formula="of:=IF(NOT([.$I366]=&quot;&quot;);IF([.$C366]=[.N$1];[.$I366];&quot;&quot;);&quot;&quot;)">
            <text:p/>
          </table:table-cell>
          <table:table-cell table:formula="of:=IF(NOT([.$I366]=&quot;&quot;);IF([.$C366]=[.O$1];[.$I366];&quot;&quot;);&quot;&quot;)">
            <text:p/>
          </table:table-cell>
          <table:table-cell table:formula="of:=IF(NOT([.$I366]=&quot;&quot;);IF([.$C366]=[.P$1];[.$I366];&quot;&quot;);&quot;&quot;)">
            <text:p/>
          </table:table-cell>
          <table:table-cell table:formula="of:=IF(NOT([.$I366]=&quot;&quot;);IF([.$C366]=[.Q$1];[.$I366];&quot;&quot;);&quot;&quot;)">
            <text:p/>
          </table:table-cell>
          <table:table-cell table:formula="of:=IF(NOT([.$I366]=&quot;&quot;);IF([.$C366]=[.R$1];[.$I366];&quot;&quot;);&quot;&quot;)">
            <text:p/>
          </table:table-cell>
          <table:table-cell table:formula="of:=IF(NOT([.$I366]=&quot;&quot;);IF([.$C366]=[.S$1];[.$I366];&quot;&quot;);&quot;&quot;)">
            <text:p/>
          </table:table-cell>
          <table:table-cell table:formula="of:=IF(NOT([.$I366]=&quot;&quot;);IF([.$C366]=[.T$1];[.$I366];&quot;&quot;);&quot;&quot;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71" office:value-type="string" calcext:value-type="string">
            <text:p>Eltham and Chislehu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605399195864" calcext:value-type="percentage">
            <text:p>0.66%</text:p>
          </table:table-cell>
          <table:table-cell table:formula="of:=IF([.D367]=&quot;con&quot;;[.E367];-[.E367])" office:value-type="percentage" office:value="0.006605399195864" calcext:value-type="percentage">
            <text:p>0.66%</text:p>
          </table:table-cell>
          <table:table-cell table:formula="of:=IF([.D367]=&quot;lab&quot;;[.E367];-[.E367])" office:value-type="percentage" office:value="-0.006605399195864" calcext:value-type="percentage">
            <text:p>-0.66%</text:p>
          </table:table-cell>
          <table:table-cell table:formula="of:=IF([.D367]=&quot;lib&quot;;[.E367];-[.E367])" office:value-type="percentage" office:value="-0.006605399195864" calcext:value-type="percentage">
            <text:p>-0.66%</text:p>
          </table:table-cell>
          <table:table-cell/>
          <table:table-cell table:formula="of:=IF(NOT([.$I367]=&quot;&quot;);IF([.$C367]=[.J$1];[.$I367];&quot;&quot;);&quot;&quot;)">
            <text:p/>
          </table:table-cell>
          <table:table-cell table:formula="of:=IF(NOT([.$I367]=&quot;&quot;);IF([.$C367]=[.K$1];[.$I367];&quot;&quot;);&quot;&quot;)">
            <text:p/>
          </table:table-cell>
          <table:table-cell table:formula="of:=IF(NOT([.$I367]=&quot;&quot;);IF([.$C367]=[.L$1];[.$I367];&quot;&quot;);&quot;&quot;)">
            <text:p/>
          </table:table-cell>
          <table:table-cell table:formula="of:=IF(NOT([.$I367]=&quot;&quot;);IF([.$C367]=[.M$1];[.$I367];&quot;&quot;);&quot;&quot;)">
            <text:p/>
          </table:table-cell>
          <table:table-cell table:formula="of:=IF(NOT([.$I367]=&quot;&quot;);IF([.$C367]=[.N$1];[.$I367];&quot;&quot;);&quot;&quot;)">
            <text:p/>
          </table:table-cell>
          <table:table-cell table:formula="of:=IF(NOT([.$I367]=&quot;&quot;);IF([.$C367]=[.O$1];[.$I367];&quot;&quot;);&quot;&quot;)">
            <text:p/>
          </table:table-cell>
          <table:table-cell table:formula="of:=IF(NOT([.$I367]=&quot;&quot;);IF([.$C367]=[.P$1];[.$I367];&quot;&quot;);&quot;&quot;)">
            <text:p/>
          </table:table-cell>
          <table:table-cell table:formula="of:=IF(NOT([.$I367]=&quot;&quot;);IF([.$C367]=[.Q$1];[.$I367];&quot;&quot;);&quot;&quot;)">
            <text:p/>
          </table:table-cell>
          <table:table-cell table:formula="of:=IF(NOT([.$I367]=&quot;&quot;);IF([.$C367]=[.R$1];[.$I367];&quot;&quot;);&quot;&quot;)">
            <text:p/>
          </table:table-cell>
          <table:table-cell table:formula="of:=IF(NOT([.$I367]=&quot;&quot;);IF([.$C367]=[.S$1];[.$I367];&quot;&quot;);&quot;&quot;)">
            <text:p/>
          </table:table-cell>
          <table:table-cell table:formula="of:=IF(NOT([.$I367]=&quot;&quot;);IF([.$C367]=[.T$1];[.$I367];&quot;&quot;);&quot;&quot;)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5" office:value-type="string" calcext:value-type="string">
            <text:p>Gordon and Buc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06220225093096" calcext:value-type="percentage">
            <text:p>0.62%</text:p>
          </table:table-cell>
          <table:table-cell table:formula="of:=IF([.D368]=&quot;con&quot;;[.E368];-[.E368])" office:value-type="percentage" office:value="0.006220225093096" calcext:value-type="percentage">
            <text:p>0.62%</text:p>
          </table:table-cell>
          <table:table-cell table:formula="of:=IF([.D368]=&quot;lab&quot;;[.E368];-[.E368])" office:value-type="percentage" office:value="-0.006220225093096" calcext:value-type="percentage">
            <text:p>-0.62%</text:p>
          </table:table-cell>
          <table:table-cell table:formula="of:=IF([.D368]=&quot;lib&quot;;[.E368];-[.E368])" office:value-type="percentage" office:value="-0.006220225093096" calcext:value-type="percentage">
            <text:p>-0.62%</text:p>
          </table:table-cell>
          <table:table-cell/>
          <table:table-cell table:formula="of:=IF(NOT([.$I368]=&quot;&quot;);IF([.$C368]=[.J$1];[.$I368];&quot;&quot;);&quot;&quot;)">
            <text:p/>
          </table:table-cell>
          <table:table-cell table:formula="of:=IF(NOT([.$I368]=&quot;&quot;);IF([.$C368]=[.K$1];[.$I368];&quot;&quot;);&quot;&quot;)">
            <text:p/>
          </table:table-cell>
          <table:table-cell table:formula="of:=IF(NOT([.$I368]=&quot;&quot;);IF([.$C368]=[.L$1];[.$I368];&quot;&quot;);&quot;&quot;)">
            <text:p/>
          </table:table-cell>
          <table:table-cell table:formula="of:=IF(NOT([.$I368]=&quot;&quot;);IF([.$C368]=[.M$1];[.$I368];&quot;&quot;);&quot;&quot;)">
            <text:p/>
          </table:table-cell>
          <table:table-cell table:formula="of:=IF(NOT([.$I368]=&quot;&quot;);IF([.$C368]=[.N$1];[.$I368];&quot;&quot;);&quot;&quot;)">
            <text:p/>
          </table:table-cell>
          <table:table-cell table:formula="of:=IF(NOT([.$I368]=&quot;&quot;);IF([.$C368]=[.O$1];[.$I368];&quot;&quot;);&quot;&quot;)">
            <text:p/>
          </table:table-cell>
          <table:table-cell table:formula="of:=IF(NOT([.$I368]=&quot;&quot;);IF([.$C368]=[.P$1];[.$I368];&quot;&quot;);&quot;&quot;)">
            <text:p/>
          </table:table-cell>
          <table:table-cell table:formula="of:=IF(NOT([.$I368]=&quot;&quot;);IF([.$C368]=[.Q$1];[.$I368];&quot;&quot;);&quot;&quot;)">
            <text:p/>
          </table:table-cell>
          <table:table-cell table:formula="of:=IF(NOT([.$I368]=&quot;&quot;);IF([.$C368]=[.R$1];[.$I368];&quot;&quot;);&quot;&quot;)">
            <text:p/>
          </table:table-cell>
          <table:table-cell table:formula="of:=IF(NOT([.$I368]=&quot;&quot;);IF([.$C368]=[.S$1];[.$I368];&quot;&quot;);&quot;&quot;)">
            <text:p/>
          </table:table-cell>
          <table:table-cell table:formula="of:=IF(NOT([.$I368]=&quot;&quot;);IF([.$C368]=[.T$1];[.$I368];&quot;&quot;);&quot;&quot;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1" office:value-type="string" calcext:value-type="string">
            <text:p>Bed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361346719750699" calcext:value-type="percentage">
            <text:p>0.36%</text:p>
          </table:table-cell>
          <table:table-cell table:formula="of:=IF([.D369]=&quot;con&quot;;[.E369];-[.E369])" office:value-type="percentage" office:value="0.00361346719750699" calcext:value-type="percentage">
            <text:p>0.36%</text:p>
          </table:table-cell>
          <table:table-cell table:formula="of:=IF([.D369]=&quot;lab&quot;;[.E369];-[.E369])" office:value-type="percentage" office:value="-0.00361346719750699" calcext:value-type="percentage">
            <text:p>-0.36%</text:p>
          </table:table-cell>
          <table:table-cell table:formula="of:=IF([.D369]=&quot;lib&quot;;[.E369];-[.E369])" office:value-type="percentage" office:value="-0.00361346719750699" calcext:value-type="percentage">
            <text:p>-0.36%</text:p>
          </table:table-cell>
          <table:table-cell/>
          <table:table-cell table:formula="of:=IF(NOT([.$I369]=&quot;&quot;);IF([.$C369]=[.J$1];[.$I369];&quot;&quot;);&quot;&quot;)">
            <text:p/>
          </table:table-cell>
          <table:table-cell table:formula="of:=IF(NOT([.$I369]=&quot;&quot;);IF([.$C369]=[.K$1];[.$I369];&quot;&quot;);&quot;&quot;)">
            <text:p/>
          </table:table-cell>
          <table:table-cell table:formula="of:=IF(NOT([.$I369]=&quot;&quot;);IF([.$C369]=[.L$1];[.$I369];&quot;&quot;);&quot;&quot;)">
            <text:p/>
          </table:table-cell>
          <table:table-cell table:formula="of:=IF(NOT([.$I369]=&quot;&quot;);IF([.$C369]=[.M$1];[.$I369];&quot;&quot;);&quot;&quot;)">
            <text:p/>
          </table:table-cell>
          <table:table-cell table:formula="of:=IF(NOT([.$I369]=&quot;&quot;);IF([.$C369]=[.N$1];[.$I369];&quot;&quot;);&quot;&quot;)">
            <text:p/>
          </table:table-cell>
          <table:table-cell table:formula="of:=IF(NOT([.$I369]=&quot;&quot;);IF([.$C369]=[.O$1];[.$I369];&quot;&quot;);&quot;&quot;)">
            <text:p/>
          </table:table-cell>
          <table:table-cell table:formula="of:=IF(NOT([.$I369]=&quot;&quot;);IF([.$C369]=[.P$1];[.$I369];&quot;&quot;);&quot;&quot;)">
            <text:p/>
          </table:table-cell>
          <table:table-cell table:formula="of:=IF(NOT([.$I369]=&quot;&quot;);IF([.$C369]=[.Q$1];[.$I369];&quot;&quot;);&quot;&quot;)">
            <text:p/>
          </table:table-cell>
          <table:table-cell table:formula="of:=IF(NOT([.$I369]=&quot;&quot;);IF([.$C369]=[.R$1];[.$I369];&quot;&quot;);&quot;&quot;)">
            <text:p/>
          </table:table-cell>
          <table:table-cell table:formula="of:=IF(NOT([.$I369]=&quot;&quot;);IF([.$C369]=[.S$1];[.$I369];&quot;&quot;);&quot;&quot;)">
            <text:p/>
          </table:table-cell>
          <table:table-cell table:formula="of:=IF(NOT([.$I369]=&quot;&quot;);IF([.$C369]=[.T$1];[.$I369];&quot;&quot;);&quot;&quot;)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9" office:value-type="string" calcext:value-type="string">
            <text:p>Bury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291188631995798" calcext:value-type="percentage">
            <text:p>0.29%</text:p>
          </table:table-cell>
          <table:table-cell table:formula="of:=IF([.D370]=&quot;con&quot;;[.E370];-[.E370])" office:value-type="percentage" office:value="0.00291188631995798" calcext:value-type="percentage">
            <text:p>0.29%</text:p>
          </table:table-cell>
          <table:table-cell table:formula="of:=IF([.D370]=&quot;lab&quot;;[.E370];-[.E370])" office:value-type="percentage" office:value="-0.00291188631995798" calcext:value-type="percentage">
            <text:p>-0.29%</text:p>
          </table:table-cell>
          <table:table-cell table:formula="of:=IF([.D370]=&quot;lib&quot;;[.E370];-[.E370])" office:value-type="percentage" office:value="-0.00291188631995798" calcext:value-type="percentage">
            <text:p>-0.29%</text:p>
          </table:table-cell>
          <table:table-cell/>
          <table:table-cell table:formula="of:=IF(NOT([.$I370]=&quot;&quot;);IF([.$C370]=[.J$1];[.$I370];&quot;&quot;);&quot;&quot;)">
            <text:p/>
          </table:table-cell>
          <table:table-cell table:formula="of:=IF(NOT([.$I370]=&quot;&quot;);IF([.$C370]=[.K$1];[.$I370];&quot;&quot;);&quot;&quot;)">
            <text:p/>
          </table:table-cell>
          <table:table-cell table:formula="of:=IF(NOT([.$I370]=&quot;&quot;);IF([.$C370]=[.L$1];[.$I370];&quot;&quot;);&quot;&quot;)">
            <text:p/>
          </table:table-cell>
          <table:table-cell table:formula="of:=IF(NOT([.$I370]=&quot;&quot;);IF([.$C370]=[.M$1];[.$I370];&quot;&quot;);&quot;&quot;)">
            <text:p/>
          </table:table-cell>
          <table:table-cell table:formula="of:=IF(NOT([.$I370]=&quot;&quot;);IF([.$C370]=[.N$1];[.$I370];&quot;&quot;);&quot;&quot;)">
            <text:p/>
          </table:table-cell>
          <table:table-cell table:formula="of:=IF(NOT([.$I370]=&quot;&quot;);IF([.$C370]=[.O$1];[.$I370];&quot;&quot;);&quot;&quot;)">
            <text:p/>
          </table:table-cell>
          <table:table-cell table:formula="of:=IF(NOT([.$I370]=&quot;&quot;);IF([.$C370]=[.P$1];[.$I370];&quot;&quot;);&quot;&quot;)">
            <text:p/>
          </table:table-cell>
          <table:table-cell table:formula="of:=IF(NOT([.$I370]=&quot;&quot;);IF([.$C370]=[.Q$1];[.$I370];&quot;&quot;);&quot;&quot;)">
            <text:p/>
          </table:table-cell>
          <table:table-cell table:formula="of:=IF(NOT([.$I370]=&quot;&quot;);IF([.$C370]=[.R$1];[.$I370];&quot;&quot;);&quot;&quot;)">
            <text:p/>
          </table:table-cell>
          <table:table-cell table:formula="of:=IF(NOT([.$I370]=&quot;&quot;);IF([.$C370]=[.S$1];[.$I370];&quot;&quot;);&quot;&quot;)">
            <text:p/>
          </table:table-cell>
          <table:table-cell table:formula="of:=IF(NOT([.$I370]=&quot;&quot;);IF([.$C370]=[.T$1];[.$I370];&quot;&quot;);&quot;&quot;)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71" office:value-type="string" calcext:value-type="string">
            <text:p>Wolverhampton Sou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2809449113853" calcext:value-type="percentage">
            <text:p>0.28%</text:p>
          </table:table-cell>
          <table:table-cell table:formula="of:=IF([.D371]=&quot;con&quot;;[.E371];-[.E371])" office:value-type="percentage" office:value="0.002809449113853" calcext:value-type="percentage">
            <text:p>0.28%</text:p>
          </table:table-cell>
          <table:table-cell table:formula="of:=IF([.D371]=&quot;lab&quot;;[.E371];-[.E371])" office:value-type="percentage" office:value="-0.002809449113853" calcext:value-type="percentage">
            <text:p>-0.28%</text:p>
          </table:table-cell>
          <table:table-cell table:formula="of:=IF([.D371]=&quot;lib&quot;;[.E371];-[.E371])" office:value-type="percentage" office:value="-0.002809449113853" calcext:value-type="percentage">
            <text:p>-0.28%</text:p>
          </table:table-cell>
          <table:table-cell/>
          <table:table-cell table:formula="of:=IF(NOT([.$I371]=&quot;&quot;);IF([.$C371]=[.J$1];[.$I371];&quot;&quot;);&quot;&quot;)">
            <text:p/>
          </table:table-cell>
          <table:table-cell table:formula="of:=IF(NOT([.$I371]=&quot;&quot;);IF([.$C371]=[.K$1];[.$I371];&quot;&quot;);&quot;&quot;)">
            <text:p/>
          </table:table-cell>
          <table:table-cell table:formula="of:=IF(NOT([.$I371]=&quot;&quot;);IF([.$C371]=[.L$1];[.$I371];&quot;&quot;);&quot;&quot;)">
            <text:p/>
          </table:table-cell>
          <table:table-cell table:formula="of:=IF(NOT([.$I371]=&quot;&quot;);IF([.$C371]=[.M$1];[.$I371];&quot;&quot;);&quot;&quot;)">
            <text:p/>
          </table:table-cell>
          <table:table-cell table:formula="of:=IF(NOT([.$I371]=&quot;&quot;);IF([.$C371]=[.N$1];[.$I371];&quot;&quot;);&quot;&quot;)">
            <text:p/>
          </table:table-cell>
          <table:table-cell table:formula="of:=IF(NOT([.$I371]=&quot;&quot;);IF([.$C371]=[.O$1];[.$I371];&quot;&quot;);&quot;&quot;)">
            <text:p/>
          </table:table-cell>
          <table:table-cell table:formula="of:=IF(NOT([.$I371]=&quot;&quot;);IF([.$C371]=[.P$1];[.$I371];&quot;&quot;);&quot;&quot;)">
            <text:p/>
          </table:table-cell>
          <table:table-cell table:formula="of:=IF(NOT([.$I371]=&quot;&quot;);IF([.$C371]=[.Q$1];[.$I371];&quot;&quot;);&quot;&quot;)">
            <text:p/>
          </table:table-cell>
          <table:table-cell table:formula="of:=IF(NOT([.$I371]=&quot;&quot;);IF([.$C371]=[.R$1];[.$I371];&quot;&quot;);&quot;&quot;)">
            <text:p/>
          </table:table-cell>
          <table:table-cell table:formula="of:=IF(NOT([.$I371]=&quot;&quot;);IF([.$C371]=[.S$1];[.$I371];&quot;&quot;);&quot;&quot;)">
            <text:p/>
          </table:table-cell>
          <table:table-cell table:formula="of:=IF(NOT([.$I371]=&quot;&quot;);IF([.$C371]=[.T$1];[.$I371];&quot;&quot;);&quot;&quot;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58" office:value-type="string" calcext:value-type="string">
            <text:p>Alyn and Dee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000760066125760073" calcext:value-type="percentage">
            <text:p>0.01%</text:p>
          </table:table-cell>
          <table:table-cell table:formula="of:=IF([.D372]=&quot;con&quot;;[.E372];-[.E372])" office:value-type="percentage" office:value="0.0000760066125760073" calcext:value-type="percentage">
            <text:p>0.01%</text:p>
          </table:table-cell>
          <table:table-cell table:formula="of:=IF([.D372]=&quot;lab&quot;;[.E372];-[.E372])" office:value-type="percentage" office:value="-0.0000760066125760073" calcext:value-type="percentage">
            <text:p>-0.01%</text:p>
          </table:table-cell>
          <table:table-cell table:formula="of:=IF([.D372]=&quot;lib&quot;;[.E372];-[.E372])" office:value-type="percentage" office:value="-0.0000760066125760073" calcext:value-type="percentage">
            <text:p>-0.01%</text:p>
          </table:table-cell>
          <table:table-cell/>
          <table:table-cell table:formula="of:=IF(NOT([.$I372]=&quot;&quot;);IF([.$C372]=[.J$1];[.$I372];&quot;&quot;);&quot;&quot;)">
            <text:p/>
          </table:table-cell>
          <table:table-cell table:formula="of:=IF(NOT([.$I372]=&quot;&quot;);IF([.$C372]=[.K$1];[.$I372];&quot;&quot;);&quot;&quot;)">
            <text:p/>
          </table:table-cell>
          <table:table-cell table:formula="of:=IF(NOT([.$I372]=&quot;&quot;);IF([.$C372]=[.L$1];[.$I372];&quot;&quot;);&quot;&quot;)">
            <text:p/>
          </table:table-cell>
          <table:table-cell table:formula="of:=IF(NOT([.$I372]=&quot;&quot;);IF([.$C372]=[.M$1];[.$I372];&quot;&quot;);&quot;&quot;)">
            <text:p/>
          </table:table-cell>
          <table:table-cell table:formula="of:=IF(NOT([.$I372]=&quot;&quot;);IF([.$C372]=[.N$1];[.$I372];&quot;&quot;);&quot;&quot;)">
            <text:p/>
          </table:table-cell>
          <table:table-cell table:formula="of:=IF(NOT([.$I372]=&quot;&quot;);IF([.$C372]=[.O$1];[.$I372];&quot;&quot;);&quot;&quot;)">
            <text:p/>
          </table:table-cell>
          <table:table-cell table:formula="of:=IF(NOT([.$I372]=&quot;&quot;);IF([.$C372]=[.P$1];[.$I372];&quot;&quot;);&quot;&quot;)">
            <text:p/>
          </table:table-cell>
          <table:table-cell table:formula="of:=IF(NOT([.$I372]=&quot;&quot;);IF([.$C372]=[.Q$1];[.$I372];&quot;&quot;);&quot;&quot;)">
            <text:p/>
          </table:table-cell>
          <table:table-cell table:formula="of:=IF(NOT([.$I372]=&quot;&quot;);IF([.$C372]=[.R$1];[.$I372];&quot;&quot;);&quot;&quot;)">
            <text:p/>
          </table:table-cell>
          <table:table-cell table:formula="of:=IF(NOT([.$I372]=&quot;&quot;);IF([.$C372]=[.S$1];[.$I372];&quot;&quot;);&quot;&quot;)">
            <text:p/>
          </table:table-cell>
          <table:table-cell table:formula="of:=IF(NOT([.$I372]=&quot;&quot;);IF([.$C372]=[.T$1];[.$I372];&quot;&quot;)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ventry Nor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percentage" office:value="0.00449234357789202" calcext:value-type="percentage">
            <text:p>0.45%</text:p>
          </table:table-cell>
          <table:table-cell table:formula="of:=IF([.D373]=&quot;con&quot;;[.E373];-[.E373])" office:value-type="percentage" office:value="-0.00449234357789202" calcext:value-type="percentage">
            <text:p>-0.45%</text:p>
          </table:table-cell>
          <table:table-cell table:formula="of:=IF([.D373]=&quot;lab&quot;;[.E373];-[.E373])" office:value-type="percentage" office:value="0.00449234357789202" calcext:value-type="percentage">
            <text:p>0.45%</text:p>
          </table:table-cell>
          <table:table-cell table:formula="of:=IF([.D373]=&quot;lib&quot;;[.E373];-[.E373])" office:value-type="percentage" office:value="-0.00449234357789202" calcext:value-type="percentage">
            <text:p>-0.45%</text:p>
          </table:table-cell>
          <table:table-cell/>
          <table:table-cell table:formula="of:=IF(NOT([.$I373]=&quot;&quot;);IF([.$C373]=[.J$1];[.$I373];&quot;&quot;);&quot;&quot;)">
            <text:p/>
          </table:table-cell>
          <table:table-cell table:formula="of:=IF(NOT([.$I373]=&quot;&quot;);IF([.$C373]=[.K$1];[.$I373];&quot;&quot;);&quot;&quot;)">
            <text:p/>
          </table:table-cell>
          <table:table-cell table:formula="of:=IF(NOT([.$I373]=&quot;&quot;);IF([.$C373]=[.L$1];[.$I373];&quot;&quot;);&quot;&quot;)">
            <text:p/>
          </table:table-cell>
          <table:table-cell table:formula="of:=IF(NOT([.$I373]=&quot;&quot;);IF([.$C373]=[.M$1];[.$I373];&quot;&quot;);&quot;&quot;)">
            <text:p/>
          </table:table-cell>
          <table:table-cell table:formula="of:=IF(NOT([.$I373]=&quot;&quot;);IF([.$C373]=[.N$1];[.$I373];&quot;&quot;);&quot;&quot;)">
            <text:p/>
          </table:table-cell>
          <table:table-cell table:formula="of:=IF(NOT([.$I373]=&quot;&quot;);IF([.$C373]=[.O$1];[.$I373];&quot;&quot;);&quot;&quot;)">
            <text:p/>
          </table:table-cell>
          <table:table-cell table:formula="of:=IF(NOT([.$I373]=&quot;&quot;);IF([.$C373]=[.P$1];[.$I373];&quot;&quot;);&quot;&quot;)">
            <text:p/>
          </table:table-cell>
          <table:table-cell table:formula="of:=IF(NOT([.$I373]=&quot;&quot;);IF([.$C373]=[.Q$1];[.$I373];&quot;&quot;);&quot;&quot;)">
            <text:p/>
          </table:table-cell>
          <table:table-cell table:formula="of:=IF(NOT([.$I373]=&quot;&quot;);IF([.$C373]=[.R$1];[.$I373];&quot;&quot;);&quot;&quot;)">
            <text:p/>
          </table:table-cell>
          <table:table-cell table:formula="of:=IF(NOT([.$I373]=&quot;&quot;);IF([.$C373]=[.S$1];[.$I373];&quot;&quot;);&quot;&quot;)">
            <text:p/>
          </table:table-cell>
          <table:table-cell table:formula="of:=IF(NOT([.$I373]=&quot;&quot;);IF([.$C373]=[.T$1];[.$I373];&quot;&quot;);&quot;&quot;)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58" office:value-type="string" calcext:value-type="string">
            <text:p>Rawmarsh and Conis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457079712692798" calcext:value-type="percentage">
            <text:p>0.46%</text:p>
          </table:table-cell>
          <table:table-cell table:formula="of:=IF([.D374]=&quot;con&quot;;[.E374];-[.E374])" office:value-type="percentage" office:value="-0.00457079712692798" calcext:value-type="percentage">
            <text:p>-0.46%</text:p>
          </table:table-cell>
          <table:table-cell table:formula="of:=IF([.D374]=&quot;lab&quot;;[.E374];-[.E374])" office:value-type="percentage" office:value="0.00457079712692798" calcext:value-type="percentage">
            <text:p>0.46%</text:p>
          </table:table-cell>
          <table:table-cell table:formula="of:=IF([.D374]=&quot;lib&quot;;[.E374];-[.E374])" office:value-type="percentage" office:value="-0.00457079712692798" calcext:value-type="percentage">
            <text:p>-0.46%</text:p>
          </table:table-cell>
          <table:table-cell/>
          <table:table-cell table:formula="of:=IF(NOT([.$I374]=&quot;&quot;);IF([.$C374]=[.J$1];[.$I374];&quot;&quot;);&quot;&quot;)">
            <text:p/>
          </table:table-cell>
          <table:table-cell table:formula="of:=IF(NOT([.$I374]=&quot;&quot;);IF([.$C374]=[.K$1];[.$I374];&quot;&quot;);&quot;&quot;)">
            <text:p/>
          </table:table-cell>
          <table:table-cell table:formula="of:=IF(NOT([.$I374]=&quot;&quot;);IF([.$C374]=[.L$1];[.$I374];&quot;&quot;);&quot;&quot;)">
            <text:p/>
          </table:table-cell>
          <table:table-cell table:formula="of:=IF(NOT([.$I374]=&quot;&quot;);IF([.$C374]=[.M$1];[.$I374];&quot;&quot;);&quot;&quot;)">
            <text:p/>
          </table:table-cell>
          <table:table-cell table:formula="of:=IF(NOT([.$I374]=&quot;&quot;);IF([.$C374]=[.N$1];[.$I374];&quot;&quot;);&quot;&quot;)">
            <text:p/>
          </table:table-cell>
          <table:table-cell table:formula="of:=IF(NOT([.$I374]=&quot;&quot;);IF([.$C374]=[.O$1];[.$I374];&quot;&quot;);&quot;&quot;)">
            <text:p/>
          </table:table-cell>
          <table:table-cell table:formula="of:=IF(NOT([.$I374]=&quot;&quot;);IF([.$C374]=[.P$1];[.$I374];&quot;&quot;);&quot;&quot;)">
            <text:p/>
          </table:table-cell>
          <table:table-cell table:formula="of:=IF(NOT([.$I374]=&quot;&quot;);IF([.$C374]=[.Q$1];[.$I374];&quot;&quot;);&quot;&quot;)">
            <text:p/>
          </table:table-cell>
          <table:table-cell table:formula="of:=IF(NOT([.$I374]=&quot;&quot;);IF([.$C374]=[.R$1];[.$I374];&quot;&quot;);&quot;&quot;)">
            <text:p/>
          </table:table-cell>
          <table:table-cell table:formula="of:=IF(NOT([.$I374]=&quot;&quot;);IF([.$C374]=[.S$1];[.$I374];&quot;&quot;);&quot;&quot;)">
            <text:p/>
          </table:table-cell>
          <table:table-cell table:formula="of:=IF(NOT([.$I374]=&quot;&quot;);IF([.$C374]=[.T$1];[.$I374];&quot;&quot;);&quot;&quot;)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71" office:value-type="string" calcext:value-type="string">
            <text:p>Beckenham and Pen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492101483963603" calcext:value-type="percentage">
            <text:p>0.49%</text:p>
          </table:table-cell>
          <table:table-cell table:formula="of:=IF([.D375]=&quot;con&quot;;[.E375];-[.E375])" office:value-type="percentage" office:value="-0.00492101483963603" calcext:value-type="percentage">
            <text:p>-0.49%</text:p>
          </table:table-cell>
          <table:table-cell table:formula="of:=IF([.D375]=&quot;lab&quot;;[.E375];-[.E375])" office:value-type="percentage" office:value="0.00492101483963603" calcext:value-type="percentage">
            <text:p>0.49%</text:p>
          </table:table-cell>
          <table:table-cell table:formula="of:=IF([.D375]=&quot;lib&quot;;[.E375];-[.E375])" office:value-type="percentage" office:value="-0.00492101483963603" calcext:value-type="percentage">
            <text:p>-0.49%</text:p>
          </table:table-cell>
          <table:table-cell/>
          <table:table-cell table:formula="of:=IF(NOT([.$I375]=&quot;&quot;);IF([.$C375]=[.J$1];[.$I375];&quot;&quot;);&quot;&quot;)">
            <text:p/>
          </table:table-cell>
          <table:table-cell table:formula="of:=IF(NOT([.$I375]=&quot;&quot;);IF([.$C375]=[.K$1];[.$I375];&quot;&quot;);&quot;&quot;)">
            <text:p/>
          </table:table-cell>
          <table:table-cell table:formula="of:=IF(NOT([.$I375]=&quot;&quot;);IF([.$C375]=[.L$1];[.$I375];&quot;&quot;);&quot;&quot;)">
            <text:p/>
          </table:table-cell>
          <table:table-cell table:formula="of:=IF(NOT([.$I375]=&quot;&quot;);IF([.$C375]=[.M$1];[.$I375];&quot;&quot;);&quot;&quot;)">
            <text:p/>
          </table:table-cell>
          <table:table-cell table:formula="of:=IF(NOT([.$I375]=&quot;&quot;);IF([.$C375]=[.N$1];[.$I375];&quot;&quot;);&quot;&quot;)">
            <text:p/>
          </table:table-cell>
          <table:table-cell table:formula="of:=IF(NOT([.$I375]=&quot;&quot;);IF([.$C375]=[.O$1];[.$I375];&quot;&quot;);&quot;&quot;)">
            <text:p/>
          </table:table-cell>
          <table:table-cell table:formula="of:=IF(NOT([.$I375]=&quot;&quot;);IF([.$C375]=[.P$1];[.$I375];&quot;&quot;);&quot;&quot;)">
            <text:p/>
          </table:table-cell>
          <table:table-cell table:formula="of:=IF(NOT([.$I375]=&quot;&quot;);IF([.$C375]=[.Q$1];[.$I375];&quot;&quot;);&quot;&quot;)">
            <text:p/>
          </table:table-cell>
          <table:table-cell table:formula="of:=IF(NOT([.$I375]=&quot;&quot;);IF([.$C375]=[.R$1];[.$I375];&quot;&quot;);&quot;&quot;)">
            <text:p/>
          </table:table-cell>
          <table:table-cell table:formula="of:=IF(NOT([.$I375]=&quot;&quot;);IF([.$C375]=[.S$1];[.$I375];&quot;&quot;);&quot;&quot;)">
            <text:p/>
          </table:table-cell>
          <table:table-cell table:formula="of:=IF(NOT([.$I375]=&quot;&quot;);IF([.$C375]=[.T$1];[.$I375];&quot;&quot;);&quot;&quot;)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58" office:value-type="string" calcext:value-type="string">
            <text:p>Blyth and 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570876883683802" calcext:value-type="percentage">
            <text:p>0.57%</text:p>
          </table:table-cell>
          <table:table-cell table:formula="of:=IF([.D376]=&quot;con&quot;;[.E376];-[.E376])" office:value-type="percentage" office:value="-0.00570876883683802" calcext:value-type="percentage">
            <text:p>-0.57%</text:p>
          </table:table-cell>
          <table:table-cell table:formula="of:=IF([.D376]=&quot;lab&quot;;[.E376];-[.E376])" office:value-type="percentage" office:value="0.00570876883683802" calcext:value-type="percentage">
            <text:p>0.57%</text:p>
          </table:table-cell>
          <table:table-cell table:formula="of:=IF([.D376]=&quot;lib&quot;;[.E376];-[.E376])" office:value-type="percentage" office:value="-0.00570876883683802" calcext:value-type="percentage">
            <text:p>-0.57%</text:p>
          </table:table-cell>
          <table:table-cell/>
          <table:table-cell table:formula="of:=IF(NOT([.$I376]=&quot;&quot;);IF([.$C376]=[.J$1];[.$I376];&quot;&quot;);&quot;&quot;)">
            <text:p/>
          </table:table-cell>
          <table:table-cell table:formula="of:=IF(NOT([.$I376]=&quot;&quot;);IF([.$C376]=[.K$1];[.$I376];&quot;&quot;);&quot;&quot;)">
            <text:p/>
          </table:table-cell>
          <table:table-cell table:formula="of:=IF(NOT([.$I376]=&quot;&quot;);IF([.$C376]=[.L$1];[.$I376];&quot;&quot;);&quot;&quot;)">
            <text:p/>
          </table:table-cell>
          <table:table-cell table:formula="of:=IF(NOT([.$I376]=&quot;&quot;);IF([.$C376]=[.M$1];[.$I376];&quot;&quot;);&quot;&quot;)">
            <text:p/>
          </table:table-cell>
          <table:table-cell table:formula="of:=IF(NOT([.$I376]=&quot;&quot;);IF([.$C376]=[.N$1];[.$I376];&quot;&quot;);&quot;&quot;)">
            <text:p/>
          </table:table-cell>
          <table:table-cell table:formula="of:=IF(NOT([.$I376]=&quot;&quot;);IF([.$C376]=[.O$1];[.$I376];&quot;&quot;);&quot;&quot;)">
            <text:p/>
          </table:table-cell>
          <table:table-cell table:formula="of:=IF(NOT([.$I376]=&quot;&quot;);IF([.$C376]=[.P$1];[.$I376];&quot;&quot;);&quot;&quot;)">
            <text:p/>
          </table:table-cell>
          <table:table-cell table:formula="of:=IF(NOT([.$I376]=&quot;&quot;);IF([.$C376]=[.Q$1];[.$I376];&quot;&quot;);&quot;&quot;)">
            <text:p/>
          </table:table-cell>
          <table:table-cell table:formula="of:=IF(NOT([.$I376]=&quot;&quot;);IF([.$C376]=[.R$1];[.$I376];&quot;&quot;);&quot;&quot;)">
            <text:p/>
          </table:table-cell>
          <table:table-cell table:formula="of:=IF(NOT([.$I376]=&quot;&quot;);IF([.$C376]=[.S$1];[.$I376];&quot;&quot;);&quot;&quot;)">
            <text:p/>
          </table:table-cell>
          <table:table-cell table:formula="of:=IF(NOT([.$I376]=&quot;&quot;);IF([.$C376]=[.T$1];[.$I376];&quot;&quot;);&quot;&quot;)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71" office:value-type="string" calcext:value-type="string">
            <text:p>Dewsbury and Bat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706904838192901" calcext:value-type="percentage">
            <text:p>0.71%</text:p>
          </table:table-cell>
          <table:table-cell table:formula="of:=IF([.D377]=&quot;con&quot;;[.E377];-[.E377])" office:value-type="percentage" office:value="-0.00706904838192901" calcext:value-type="percentage">
            <text:p>-0.71%</text:p>
          </table:table-cell>
          <table:table-cell table:formula="of:=IF([.D377]=&quot;lab&quot;;[.E377];-[.E377])" office:value-type="percentage" office:value="0.00706904838192901" calcext:value-type="percentage">
            <text:p>0.71%</text:p>
          </table:table-cell>
          <table:table-cell table:formula="of:=IF([.D377]=&quot;lib&quot;;[.E377];-[.E377])" office:value-type="percentage" office:value="-0.00706904838192901" calcext:value-type="percentage">
            <text:p>-0.71%</text:p>
          </table:table-cell>
          <table:table-cell/>
          <table:table-cell table:formula="of:=IF(NOT([.$I377]=&quot;&quot;);IF([.$C377]=[.J$1];[.$I377];&quot;&quot;);&quot;&quot;)">
            <text:p/>
          </table:table-cell>
          <table:table-cell table:formula="of:=IF(NOT([.$I377]=&quot;&quot;);IF([.$C377]=[.K$1];[.$I377];&quot;&quot;);&quot;&quot;)">
            <text:p/>
          </table:table-cell>
          <table:table-cell table:formula="of:=IF(NOT([.$I377]=&quot;&quot;);IF([.$C377]=[.L$1];[.$I377];&quot;&quot;);&quot;&quot;)">
            <text:p/>
          </table:table-cell>
          <table:table-cell table:formula="of:=IF(NOT([.$I377]=&quot;&quot;);IF([.$C377]=[.M$1];[.$I377];&quot;&quot;);&quot;&quot;)">
            <text:p/>
          </table:table-cell>
          <table:table-cell table:formula="of:=IF(NOT([.$I377]=&quot;&quot;);IF([.$C377]=[.N$1];[.$I377];&quot;&quot;);&quot;&quot;)">
            <text:p/>
          </table:table-cell>
          <table:table-cell table:formula="of:=IF(NOT([.$I377]=&quot;&quot;);IF([.$C377]=[.O$1];[.$I377];&quot;&quot;);&quot;&quot;)">
            <text:p/>
          </table:table-cell>
          <table:table-cell table:formula="of:=IF(NOT([.$I377]=&quot;&quot;);IF([.$C377]=[.P$1];[.$I377];&quot;&quot;);&quot;&quot;)">
            <text:p/>
          </table:table-cell>
          <table:table-cell table:formula="of:=IF(NOT([.$I377]=&quot;&quot;);IF([.$C377]=[.Q$1];[.$I377];&quot;&quot;);&quot;&quot;)">
            <text:p/>
          </table:table-cell>
          <table:table-cell table:formula="of:=IF(NOT([.$I377]=&quot;&quot;);IF([.$C377]=[.R$1];[.$I377];&quot;&quot;);&quot;&quot;)">
            <text:p/>
          </table:table-cell>
          <table:table-cell table:formula="of:=IF(NOT([.$I377]=&quot;&quot;);IF([.$C377]=[.S$1];[.$I377];&quot;&quot;);&quot;&quot;)">
            <text:p/>
          </table:table-cell>
          <table:table-cell table:formula="of:=IF(NOT([.$I377]=&quot;&quot;);IF([.$C377]=[.T$1];[.$I377];&quot;&quot;);&quot;&quot;)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1" office:value-type="string" calcext:value-type="string">
            <text:p>Bristol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851972346482399" calcext:value-type="percentage">
            <text:p>0.85%</text:p>
          </table:table-cell>
          <table:table-cell table:formula="of:=IF([.D378]=&quot;con&quot;;[.E378];-[.E378])" office:value-type="percentage" office:value="-0.00851972346482399" calcext:value-type="percentage">
            <text:p>-0.85%</text:p>
          </table:table-cell>
          <table:table-cell table:formula="of:=IF([.D378]=&quot;lab&quot;;[.E378];-[.E378])" office:value-type="percentage" office:value="0.00851972346482399" calcext:value-type="percentage">
            <text:p>0.85%</text:p>
          </table:table-cell>
          <table:table-cell table:formula="of:=IF([.D378]=&quot;lib&quot;;[.E378];-[.E378])" office:value-type="percentage" office:value="-0.00851972346482399" calcext:value-type="percentage">
            <text:p>-0.85%</text:p>
          </table:table-cell>
          <table:table-cell/>
          <table:table-cell table:formula="of:=IF(NOT([.$I378]=&quot;&quot;);IF([.$C378]=[.J$1];[.$I378];&quot;&quot;);&quot;&quot;)">
            <text:p/>
          </table:table-cell>
          <table:table-cell table:formula="of:=IF(NOT([.$I378]=&quot;&quot;);IF([.$C378]=[.K$1];[.$I378];&quot;&quot;);&quot;&quot;)">
            <text:p/>
          </table:table-cell>
          <table:table-cell table:formula="of:=IF(NOT([.$I378]=&quot;&quot;);IF([.$C378]=[.L$1];[.$I378];&quot;&quot;);&quot;&quot;)">
            <text:p/>
          </table:table-cell>
          <table:table-cell table:formula="of:=IF(NOT([.$I378]=&quot;&quot;);IF([.$C378]=[.M$1];[.$I378];&quot;&quot;);&quot;&quot;)">
            <text:p/>
          </table:table-cell>
          <table:table-cell table:formula="of:=IF(NOT([.$I378]=&quot;&quot;);IF([.$C378]=[.N$1];[.$I378];&quot;&quot;);&quot;&quot;)">
            <text:p/>
          </table:table-cell>
          <table:table-cell table:formula="of:=IF(NOT([.$I378]=&quot;&quot;);IF([.$C378]=[.O$1];[.$I378];&quot;&quot;);&quot;&quot;)">
            <text:p/>
          </table:table-cell>
          <table:table-cell table:formula="of:=IF(NOT([.$I378]=&quot;&quot;);IF([.$C378]=[.P$1];[.$I378];&quot;&quot;);&quot;&quot;)">
            <text:p/>
          </table:table-cell>
          <table:table-cell table:formula="of:=IF(NOT([.$I378]=&quot;&quot;);IF([.$C378]=[.Q$1];[.$I378];&quot;&quot;);&quot;&quot;)">
            <text:p/>
          </table:table-cell>
          <table:table-cell table:formula="of:=IF(NOT([.$I378]=&quot;&quot;);IF([.$C378]=[.R$1];[.$I378];&quot;&quot;);&quot;&quot;)">
            <text:p/>
          </table:table-cell>
          <table:table-cell table:formula="of:=IF(NOT([.$I378]=&quot;&quot;);IF([.$C378]=[.S$1];[.$I378];&quot;&quot;);&quot;&quot;)">
            <text:p/>
          </table:table-cell>
          <table:table-cell table:formula="of:=IF(NOT([.$I378]=&quot;&quot;);IF([.$C378]=[.T$1];[.$I378];&quot;&quot;);&quot;&quot;)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58" office:value-type="string" calcext:value-type="string">
            <text:p>Heywood and Middle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266502276176" calcext:value-type="percentage">
            <text:p>1.03%</text:p>
          </table:table-cell>
          <table:table-cell table:formula="of:=IF([.D379]=&quot;con&quot;;[.E379];-[.E379])" office:value-type="percentage" office:value="-0.010266502276176" calcext:value-type="percentage">
            <text:p>-1.03%</text:p>
          </table:table-cell>
          <table:table-cell table:formula="of:=IF([.D379]=&quot;lab&quot;;[.E379];-[.E379])" office:value-type="percentage" office:value="0.010266502276176" calcext:value-type="percentage">
            <text:p>1.03%</text:p>
          </table:table-cell>
          <table:table-cell table:formula="of:=IF([.D379]=&quot;lib&quot;;[.E379];-[.E379])" office:value-type="percentage" office:value="-0.010266502276176" calcext:value-type="percentage">
            <text:p>-1.03%</text:p>
          </table:table-cell>
          <table:table-cell/>
          <table:table-cell table:formula="of:=IF(NOT([.$I379]=&quot;&quot;);IF([.$C379]=[.J$1];[.$I379];&quot;&quot;);&quot;&quot;)">
            <text:p/>
          </table:table-cell>
          <table:table-cell table:formula="of:=IF(NOT([.$I379]=&quot;&quot;);IF([.$C379]=[.K$1];[.$I379];&quot;&quot;);&quot;&quot;)">
            <text:p/>
          </table:table-cell>
          <table:table-cell table:formula="of:=IF(NOT([.$I379]=&quot;&quot;);IF([.$C379]=[.L$1];[.$I379];&quot;&quot;);&quot;&quot;)">
            <text:p/>
          </table:table-cell>
          <table:table-cell table:formula="of:=IF(NOT([.$I379]=&quot;&quot;);IF([.$C379]=[.M$1];[.$I379];&quot;&quot;);&quot;&quot;)">
            <text:p/>
          </table:table-cell>
          <table:table-cell table:formula="of:=IF(NOT([.$I379]=&quot;&quot;);IF([.$C379]=[.N$1];[.$I379];&quot;&quot;);&quot;&quot;)">
            <text:p/>
          </table:table-cell>
          <table:table-cell table:formula="of:=IF(NOT([.$I379]=&quot;&quot;);IF([.$C379]=[.O$1];[.$I379];&quot;&quot;);&quot;&quot;)">
            <text:p/>
          </table:table-cell>
          <table:table-cell table:formula="of:=IF(NOT([.$I379]=&quot;&quot;);IF([.$C379]=[.P$1];[.$I379];&quot;&quot;);&quot;&quot;)">
            <text:p/>
          </table:table-cell>
          <table:table-cell table:formula="of:=IF(NOT([.$I379]=&quot;&quot;);IF([.$C379]=[.Q$1];[.$I379];&quot;&quot;);&quot;&quot;)">
            <text:p/>
          </table:table-cell>
          <table:table-cell table:formula="of:=IF(NOT([.$I379]=&quot;&quot;);IF([.$C379]=[.R$1];[.$I379];&quot;&quot;);&quot;&quot;)">
            <text:p/>
          </table:table-cell>
          <table:table-cell table:formula="of:=IF(NOT([.$I379]=&quot;&quot;);IF([.$C379]=[.S$1];[.$I379];&quot;&quot;);&quot;&quot;)">
            <text:p/>
          </table:table-cell>
          <table:table-cell table:formula="of:=IF(NOT([.$I379]=&quot;&quot;);IF([.$C379]=[.T$1];[.$I379];&quot;&quot;);&quot;&quot;)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58" office:value-type="string" calcext:value-type="string">
            <text:p>Bolton Nor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473300459392" calcext:value-type="percentage">
            <text:p>1.05%</text:p>
          </table:table-cell>
          <table:table-cell table:formula="of:=IF([.D380]=&quot;con&quot;;[.E380];-[.E380])" office:value-type="percentage" office:value="-0.010473300459392" calcext:value-type="percentage">
            <text:p>-1.05%</text:p>
          </table:table-cell>
          <table:table-cell table:formula="of:=IF([.D380]=&quot;lab&quot;;[.E380];-[.E380])" office:value-type="percentage" office:value="0.010473300459392" calcext:value-type="percentage">
            <text:p>1.05%</text:p>
          </table:table-cell>
          <table:table-cell table:formula="of:=IF([.D380]=&quot;lib&quot;;[.E380];-[.E380])" office:value-type="percentage" office:value="-0.010473300459392" calcext:value-type="percentage">
            <text:p>-1.05%</text:p>
          </table:table-cell>
          <table:table-cell/>
          <table:table-cell table:formula="of:=IF(NOT([.$I380]=&quot;&quot;);IF([.$C380]=[.J$1];[.$I380];&quot;&quot;);&quot;&quot;)">
            <text:p/>
          </table:table-cell>
          <table:table-cell table:formula="of:=IF(NOT([.$I380]=&quot;&quot;);IF([.$C380]=[.K$1];[.$I380];&quot;&quot;);&quot;&quot;)">
            <text:p/>
          </table:table-cell>
          <table:table-cell table:formula="of:=IF(NOT([.$I380]=&quot;&quot;);IF([.$C380]=[.L$1];[.$I380];&quot;&quot;);&quot;&quot;)">
            <text:p/>
          </table:table-cell>
          <table:table-cell table:formula="of:=IF(NOT([.$I380]=&quot;&quot;);IF([.$C380]=[.M$1];[.$I380];&quot;&quot;);&quot;&quot;)">
            <text:p/>
          </table:table-cell>
          <table:table-cell table:formula="of:=IF(NOT([.$I380]=&quot;&quot;);IF([.$C380]=[.N$1];[.$I380];&quot;&quot;);&quot;&quot;)">
            <text:p/>
          </table:table-cell>
          <table:table-cell table:formula="of:=IF(NOT([.$I380]=&quot;&quot;);IF([.$C380]=[.O$1];[.$I380];&quot;&quot;);&quot;&quot;)">
            <text:p/>
          </table:table-cell>
          <table:table-cell table:formula="of:=IF(NOT([.$I380]=&quot;&quot;);IF([.$C380]=[.P$1];[.$I380];&quot;&quot;);&quot;&quot;)">
            <text:p/>
          </table:table-cell>
          <table:table-cell table:formula="of:=IF(NOT([.$I380]=&quot;&quot;);IF([.$C380]=[.Q$1];[.$I380];&quot;&quot;);&quot;&quot;)">
            <text:p/>
          </table:table-cell>
          <table:table-cell table:formula="of:=IF(NOT([.$I380]=&quot;&quot;);IF([.$C380]=[.R$1];[.$I380];&quot;&quot;);&quot;&quot;)">
            <text:p/>
          </table:table-cell>
          <table:table-cell table:formula="of:=IF(NOT([.$I380]=&quot;&quot;);IF([.$C380]=[.S$1];[.$I380];&quot;&quot;);&quot;&quot;)">
            <text:p/>
          </table:table-cell>
          <table:table-cell table:formula="of:=IF(NOT([.$I380]=&quot;&quot;);IF([.$C380]=[.T$1];[.$I380];&quot;&quot;);&quot;&quot;)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58" office:value-type="string" calcext:value-type="string">
            <text:p>Stock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1031303841937" calcext:value-type="percentage">
            <text:p>1.10%</text:p>
          </table:table-cell>
          <table:table-cell table:formula="of:=IF([.D381]=&quot;con&quot;;[.E381];-[.E381])" office:value-type="percentage" office:value="-0.011031303841937" calcext:value-type="percentage">
            <text:p>-1.10%</text:p>
          </table:table-cell>
          <table:table-cell table:formula="of:=IF([.D381]=&quot;lab&quot;;[.E381];-[.E381])" office:value-type="percentage" office:value="0.011031303841937" calcext:value-type="percentage">
            <text:p>1.10%</text:p>
          </table:table-cell>
          <table:table-cell table:formula="of:=IF([.D381]=&quot;lib&quot;;[.E381];-[.E381])" office:value-type="percentage" office:value="-0.011031303841937" calcext:value-type="percentage">
            <text:p>-1.10%</text:p>
          </table:table-cell>
          <table:table-cell/>
          <table:table-cell table:formula="of:=IF(NOT([.$I381]=&quot;&quot;);IF([.$C381]=[.J$1];[.$I381];&quot;&quot;);&quot;&quot;)">
            <text:p/>
          </table:table-cell>
          <table:table-cell table:formula="of:=IF(NOT([.$I381]=&quot;&quot;);IF([.$C381]=[.K$1];[.$I381];&quot;&quot;);&quot;&quot;)">
            <text:p/>
          </table:table-cell>
          <table:table-cell table:formula="of:=IF(NOT([.$I381]=&quot;&quot;);IF([.$C381]=[.L$1];[.$I381];&quot;&quot;);&quot;&quot;)">
            <text:p/>
          </table:table-cell>
          <table:table-cell table:formula="of:=IF(NOT([.$I381]=&quot;&quot;);IF([.$C381]=[.M$1];[.$I381];&quot;&quot;);&quot;&quot;)">
            <text:p/>
          </table:table-cell>
          <table:table-cell table:formula="of:=IF(NOT([.$I381]=&quot;&quot;);IF([.$C381]=[.N$1];[.$I381];&quot;&quot;);&quot;&quot;)">
            <text:p/>
          </table:table-cell>
          <table:table-cell table:formula="of:=IF(NOT([.$I381]=&quot;&quot;);IF([.$C381]=[.O$1];[.$I381];&quot;&quot;);&quot;&quot;)">
            <text:p/>
          </table:table-cell>
          <table:table-cell table:formula="of:=IF(NOT([.$I381]=&quot;&quot;);IF([.$C381]=[.P$1];[.$I381];&quot;&quot;);&quot;&quot;)">
            <text:p/>
          </table:table-cell>
          <table:table-cell table:formula="of:=IF(NOT([.$I381]=&quot;&quot;);IF([.$C381]=[.Q$1];[.$I381];&quot;&quot;);&quot;&quot;)">
            <text:p/>
          </table:table-cell>
          <table:table-cell table:formula="of:=IF(NOT([.$I381]=&quot;&quot;);IF([.$C381]=[.R$1];[.$I381];&quot;&quot;);&quot;&quot;)">
            <text:p/>
          </table:table-cell>
          <table:table-cell table:formula="of:=IF(NOT([.$I381]=&quot;&quot;);IF([.$C381]=[.S$1];[.$I381];&quot;&quot;);&quot;&quot;)">
            <text:p/>
          </table:table-cell>
          <table:table-cell table:formula="of:=IF(NOT([.$I381]=&quot;&quot;);IF([.$C381]=[.T$1];[.$I381];&quot;&quot;);&quot;&quot;)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0" office:value-type="string" calcext:value-type="string">
            <text:p>Wimble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181646035698" calcext:value-type="percentage">
            <text:p>1.82%</text:p>
          </table:table-cell>
          <table:table-cell table:formula="of:=IF([.D382]=&quot;con&quot;;[.E382];-[.E382])" office:value-type="percentage" office:value="-0.0181646035698" calcext:value-type="percentage">
            <text:p>-1.82%</text:p>
          </table:table-cell>
          <table:table-cell table:formula="of:=IF([.D382]=&quot;lab&quot;;[.E382];-[.E382])" office:value-type="percentage" office:value="-0.0181646035698" calcext:value-type="percentage">
            <text:p>-1.82%</text:p>
          </table:table-cell>
          <table:table-cell table:formula="of:=IF([.D382]=&quot;lib&quot;;[.E382];-[.E382])" office:value-type="percentage" office:value="0.0181646035698" calcext:value-type="percentage">
            <text:p>1.82%</text:p>
          </table:table-cell>
          <table:table-cell/>
          <table:table-cell table:formula="of:=IF(NOT([.$I382]=&quot;&quot;);IF([.$C382]=[.J$1];[.$I382];&quot;&quot;);&quot;&quot;)">
            <text:p/>
          </table:table-cell>
          <table:table-cell table:formula="of:=IF(NOT([.$I382]=&quot;&quot;);IF([.$C382]=[.K$1];[.$I382];&quot;&quot;);&quot;&quot;)">
            <text:p/>
          </table:table-cell>
          <table:table-cell table:formula="of:=IF(NOT([.$I382]=&quot;&quot;);IF([.$C382]=[.L$1];[.$I382];&quot;&quot;);&quot;&quot;)">
            <text:p/>
          </table:table-cell>
          <table:table-cell table:formula="of:=IF(NOT([.$I382]=&quot;&quot;);IF([.$C382]=[.M$1];[.$I382];&quot;&quot;);&quot;&quot;)">
            <text:p/>
          </table:table-cell>
          <table:table-cell table:formula="of:=IF(NOT([.$I382]=&quot;&quot;);IF([.$C382]=[.N$1];[.$I382];&quot;&quot;);&quot;&quot;)">
            <text:p/>
          </table:table-cell>
          <table:table-cell table:formula="of:=IF(NOT([.$I382]=&quot;&quot;);IF([.$C382]=[.O$1];[.$I382];&quot;&quot;);&quot;&quot;)">
            <text:p/>
          </table:table-cell>
          <table:table-cell table:formula="of:=IF(NOT([.$I382]=&quot;&quot;);IF([.$C382]=[.P$1];[.$I382];&quot;&quot;);&quot;&quot;)">
            <text:p/>
          </table:table-cell>
          <table:table-cell table:formula="of:=IF(NOT([.$I382]=&quot;&quot;);IF([.$C382]=[.Q$1];[.$I382];&quot;&quot;);&quot;&quot;)">
            <text:p/>
          </table:table-cell>
          <table:table-cell table:formula="of:=IF(NOT([.$I382]=&quot;&quot;);IF([.$C382]=[.R$1];[.$I382];&quot;&quot;);&quot;&quot;)">
            <text:p/>
          </table:table-cell>
          <table:table-cell table:formula="of:=IF(NOT([.$I382]=&quot;&quot;);IF([.$C382]=[.S$1];[.$I382];&quot;&quot;);&quot;&quot;)">
            <text:p/>
          </table:table-cell>
          <table:table-cell table:formula="of:=IF(NOT([.$I382]=&quot;&quot;);IF([.$C382]=[.T$1];[.$I382];&quot;&quot;);&quot;&quot;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71" office:value-type="string" calcext:value-type="string">
            <text:p>Dagenham and Rain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18779664110989" calcext:value-type="percentage">
            <text:p>1.88%</text:p>
          </table:table-cell>
          <table:table-cell table:formula="of:=IF([.D383]=&quot;con&quot;;[.E383];-[.E383])" office:value-type="percentage" office:value="-0.018779664110989" calcext:value-type="percentage">
            <text:p>-1.88%</text:p>
          </table:table-cell>
          <table:table-cell table:formula="of:=IF([.D383]=&quot;lab&quot;;[.E383];-[.E383])" office:value-type="percentage" office:value="0.018779664110989" calcext:value-type="percentage">
            <text:p>1.88%</text:p>
          </table:table-cell>
          <table:table-cell table:formula="of:=IF([.D383]=&quot;lib&quot;;[.E383];-[.E383])" office:value-type="percentage" office:value="-0.018779664110989" calcext:value-type="percentage">
            <text:p>-1.88%</text:p>
          </table:table-cell>
          <table:table-cell/>
          <table:table-cell table:formula="of:=IF(NOT([.$I383]=&quot;&quot;);IF([.$C383]=[.J$1];[.$I383];&quot;&quot;);&quot;&quot;)">
            <text:p/>
          </table:table-cell>
          <table:table-cell table:formula="of:=IF(NOT([.$I383]=&quot;&quot;);IF([.$C383]=[.K$1];[.$I383];&quot;&quot;);&quot;&quot;)">
            <text:p/>
          </table:table-cell>
          <table:table-cell table:formula="of:=IF(NOT([.$I383]=&quot;&quot;);IF([.$C383]=[.L$1];[.$I383];&quot;&quot;);&quot;&quot;)">
            <text:p/>
          </table:table-cell>
          <table:table-cell table:formula="of:=IF(NOT([.$I383]=&quot;&quot;);IF([.$C383]=[.M$1];[.$I383];&quot;&quot;);&quot;&quot;)">
            <text:p/>
          </table:table-cell>
          <table:table-cell table:formula="of:=IF(NOT([.$I383]=&quot;&quot;);IF([.$C383]=[.N$1];[.$I383];&quot;&quot;);&quot;&quot;)">
            <text:p/>
          </table:table-cell>
          <table:table-cell table:formula="of:=IF(NOT([.$I383]=&quot;&quot;);IF([.$C383]=[.O$1];[.$I383];&quot;&quot;);&quot;&quot;)">
            <text:p/>
          </table:table-cell>
          <table:table-cell table:formula="of:=IF(NOT([.$I383]=&quot;&quot;);IF([.$C383]=[.P$1];[.$I383];&quot;&quot;);&quot;&quot;)">
            <text:p/>
          </table:table-cell>
          <table:table-cell table:formula="of:=IF(NOT([.$I383]=&quot;&quot;);IF([.$C383]=[.Q$1];[.$I383];&quot;&quot;);&quot;&quot;)">
            <text:p/>
          </table:table-cell>
          <table:table-cell table:formula="of:=IF(NOT([.$I383]=&quot;&quot;);IF([.$C383]=[.R$1];[.$I383];&quot;&quot;);&quot;&quot;)">
            <text:p/>
          </table:table-cell>
          <table:table-cell table:formula="of:=IF(NOT([.$I383]=&quot;&quot;);IF([.$C383]=[.S$1];[.$I383];&quot;&quot;);&quot;&quot;)">
            <text:p/>
          </table:table-cell>
          <table:table-cell table:formula="of:=IF(NOT([.$I383]=&quot;&quot;);IF([.$C383]=[.T$1];[.$I383];&quot;&quot;);&quot;&quot;)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5" office:value-type="string" calcext:value-type="string">
            <text:p>Ceredigion Prese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18837605513823" calcext:value-type="percentage">
            <text:p>1.88%</text:p>
          </table:table-cell>
          <table:table-cell table:formula="of:=IF([.D384]=&quot;con&quot;;[.E384];-[.E384])" office:value-type="percentage" office:value="-0.018837605513823" calcext:value-type="percentage">
            <text:p>-1.88%</text:p>
          </table:table-cell>
          <table:table-cell table:formula="of:=IF([.D384]=&quot;lab&quot;;[.E384];-[.E384])" office:value-type="percentage" office:value="-0.018837605513823" calcext:value-type="percentage">
            <text:p>-1.88%</text:p>
          </table:table-cell>
          <table:table-cell table:formula="of:=IF([.D384]=&quot;lib&quot;;[.E384];-[.E384])" office:value-type="percentage" office:value="-0.018837605513823" calcext:value-type="percentage">
            <text:p>-1.88%</text:p>
          </table:table-cell>
          <table:table-cell/>
          <table:table-cell table:formula="of:=IF(NOT([.$I384]=&quot;&quot;);IF([.$C384]=[.J$1];[.$I384];&quot;&quot;);&quot;&quot;)">
            <text:p/>
          </table:table-cell>
          <table:table-cell table:formula="of:=IF(NOT([.$I384]=&quot;&quot;);IF([.$C384]=[.K$1];[.$I384];&quot;&quot;);&quot;&quot;)">
            <text:p/>
          </table:table-cell>
          <table:table-cell table:formula="of:=IF(NOT([.$I384]=&quot;&quot;);IF([.$C384]=[.L$1];[.$I384];&quot;&quot;);&quot;&quot;)">
            <text:p/>
          </table:table-cell>
          <table:table-cell table:formula="of:=IF(NOT([.$I384]=&quot;&quot;);IF([.$C384]=[.M$1];[.$I384];&quot;&quot;);&quot;&quot;)">
            <text:p/>
          </table:table-cell>
          <table:table-cell table:formula="of:=IF(NOT([.$I384]=&quot;&quot;);IF([.$C384]=[.N$1];[.$I384];&quot;&quot;);&quot;&quot;)">
            <text:p/>
          </table:table-cell>
          <table:table-cell table:formula="of:=IF(NOT([.$I384]=&quot;&quot;);IF([.$C384]=[.O$1];[.$I384];&quot;&quot;);&quot;&quot;)">
            <text:p/>
          </table:table-cell>
          <table:table-cell table:formula="of:=IF(NOT([.$I384]=&quot;&quot;);IF([.$C384]=[.P$1];[.$I384];&quot;&quot;);&quot;&quot;)">
            <text:p/>
          </table:table-cell>
          <table:table-cell table:formula="of:=IF(NOT([.$I384]=&quot;&quot;);IF([.$C384]=[.Q$1];[.$I384];&quot;&quot;);&quot;&quot;)">
            <text:p/>
          </table:table-cell>
          <table:table-cell table:formula="of:=IF(NOT([.$I384]=&quot;&quot;);IF([.$C384]=[.R$1];[.$I384];&quot;&quot;);&quot;&quot;)">
            <text:p/>
          </table:table-cell>
          <table:table-cell table:formula="of:=IF(NOT([.$I384]=&quot;&quot;);IF([.$C384]=[.S$1];[.$I384];&quot;&quot;);&quot;&quot;)">
            <text:p/>
          </table:table-cell>
          <table:table-cell table:formula="of:=IF(NOT([.$I384]=&quot;&quot;);IF([.$C384]=[.T$1];[.$I384];&quot;&quot;);&quot;&quot;)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70" office:value-type="string" calcext:value-type="string">
            <text:p>North East Fif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2083984375" calcext:value-type="percentage">
            <text:p>2.08%</text:p>
          </table:table-cell>
          <table:table-cell table:formula="of:=IF([.D385]=&quot;con&quot;;[.E385];-[.E385])" office:value-type="percentage" office:value="-0.02083984375" calcext:value-type="percentage">
            <text:p>-2.08%</text:p>
          </table:table-cell>
          <table:table-cell table:formula="of:=IF([.D385]=&quot;lab&quot;;[.E385];-[.E385])" office:value-type="percentage" office:value="-0.02083984375" calcext:value-type="percentage">
            <text:p>-2.08%</text:p>
          </table:table-cell>
          <table:table-cell table:formula="of:=IF([.D385]=&quot;lib&quot;;[.E385];-[.E385])" office:value-type="percentage" office:value="-0.02083984375" calcext:value-type="percentage">
            <text:p>-2.08%</text:p>
          </table:table-cell>
          <table:table-cell/>
          <table:table-cell table:formula="of:=IF(NOT([.$I385]=&quot;&quot;);IF([.$C385]=[.J$1];[.$I385];&quot;&quot;);&quot;&quot;)">
            <text:p/>
          </table:table-cell>
          <table:table-cell table:formula="of:=IF(NOT([.$I385]=&quot;&quot;);IF([.$C385]=[.K$1];[.$I385];&quot;&quot;);&quot;&quot;)">
            <text:p/>
          </table:table-cell>
          <table:table-cell table:formula="of:=IF(NOT([.$I385]=&quot;&quot;);IF([.$C385]=[.L$1];[.$I385];&quot;&quot;);&quot;&quot;)">
            <text:p/>
          </table:table-cell>
          <table:table-cell table:formula="of:=IF(NOT([.$I385]=&quot;&quot;);IF([.$C385]=[.M$1];[.$I385];&quot;&quot;);&quot;&quot;)">
            <text:p/>
          </table:table-cell>
          <table:table-cell table:formula="of:=IF(NOT([.$I385]=&quot;&quot;);IF([.$C385]=[.N$1];[.$I385];&quot;&quot;);&quot;&quot;)">
            <text:p/>
          </table:table-cell>
          <table:table-cell table:formula="of:=IF(NOT([.$I385]=&quot;&quot;);IF([.$C385]=[.O$1];[.$I385];&quot;&quot;);&quot;&quot;)">
            <text:p/>
          </table:table-cell>
          <table:table-cell table:formula="of:=IF(NOT([.$I385]=&quot;&quot;);IF([.$C385]=[.P$1];[.$I385];&quot;&quot;);&quot;&quot;)">
            <text:p/>
          </table:table-cell>
          <table:table-cell table:formula="of:=IF(NOT([.$I385]=&quot;&quot;);IF([.$C385]=[.Q$1];[.$I385];&quot;&quot;);&quot;&quot;)">
            <text:p/>
          </table:table-cell>
          <table:table-cell table:formula="of:=IF(NOT([.$I385]=&quot;&quot;);IF([.$C385]=[.R$1];[.$I385];&quot;&quot;);&quot;&quot;)">
            <text:p/>
          </table:table-cell>
          <table:table-cell table:formula="of:=IF(NOT([.$I385]=&quot;&quot;);IF([.$C385]=[.S$1];[.$I385];&quot;&quot;);&quot;&quot;)">
            <text:p/>
          </table:table-cell>
          <table:table-cell table:formula="of:=IF(NOT([.$I385]=&quot;&quot;);IF([.$C385]=[.T$1];[.$I385];&quot;&quot;);&quot;&quot;)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64" office:value-type="string" calcext:value-type="string">
            <text:p>Kensington and Bays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23609496305742" calcext:value-type="percentage">
            <text:p>2.36%</text:p>
          </table:table-cell>
          <table:table-cell table:formula="of:=IF([.D386]=&quot;con&quot;;[.E386];-[.E386])" office:value-type="percentage" office:value="-0.023609496305742" calcext:value-type="percentage">
            <text:p>-2.36%</text:p>
          </table:table-cell>
          <table:table-cell table:formula="of:=IF([.D386]=&quot;lab&quot;;[.E386];-[.E386])" office:value-type="percentage" office:value="0.023609496305742" calcext:value-type="percentage">
            <text:p>2.36%</text:p>
          </table:table-cell>
          <table:table-cell table:formula="of:=IF([.D386]=&quot;lib&quot;;[.E386];-[.E386])" office:value-type="percentage" office:value="-0.023609496305742" calcext:value-type="percentage">
            <text:p>-2.36%</text:p>
          </table:table-cell>
          <table:table-cell/>
          <table:table-cell table:formula="of:=IF(NOT([.$I386]=&quot;&quot;);IF([.$C386]=[.J$1];[.$I386];&quot;&quot;);&quot;&quot;)">
            <text:p/>
          </table:table-cell>
          <table:table-cell table:formula="of:=IF(NOT([.$I386]=&quot;&quot;);IF([.$C386]=[.K$1];[.$I386];&quot;&quot;);&quot;&quot;)">
            <text:p/>
          </table:table-cell>
          <table:table-cell table:formula="of:=IF(NOT([.$I386]=&quot;&quot;);IF([.$C386]=[.L$1];[.$I386];&quot;&quot;);&quot;&quot;)">
            <text:p/>
          </table:table-cell>
          <table:table-cell table:formula="of:=IF(NOT([.$I386]=&quot;&quot;);IF([.$C386]=[.M$1];[.$I386];&quot;&quot;);&quot;&quot;)">
            <text:p/>
          </table:table-cell>
          <table:table-cell table:formula="of:=IF(NOT([.$I386]=&quot;&quot;);IF([.$C386]=[.N$1];[.$I386];&quot;&quot;);&quot;&quot;)">
            <text:p/>
          </table:table-cell>
          <table:table-cell table:formula="of:=IF(NOT([.$I386]=&quot;&quot;);IF([.$C386]=[.O$1];[.$I386];&quot;&quot;);&quot;&quot;)">
            <text:p/>
          </table:table-cell>
          <table:table-cell table:formula="of:=IF(NOT([.$I386]=&quot;&quot;);IF([.$C386]=[.P$1];[.$I386];&quot;&quot;);&quot;&quot;)">
            <text:p/>
          </table:table-cell>
          <table:table-cell table:formula="of:=IF(NOT([.$I386]=&quot;&quot;);IF([.$C386]=[.Q$1];[.$I386];&quot;&quot;);&quot;&quot;)">
            <text:p/>
          </table:table-cell>
          <table:table-cell table:formula="of:=IF(NOT([.$I386]=&quot;&quot;);IF([.$C386]=[.R$1];[.$I386];&quot;&quot;);&quot;&quot;)">
            <text:p/>
          </table:table-cell>
          <table:table-cell table:formula="of:=IF(NOT([.$I386]=&quot;&quot;);IF([.$C386]=[.S$1];[.$I386];&quot;&quot;);&quot;&quot;)">
            <text:p/>
          </table:table-cell>
          <table:table-cell table:formula="of:=IF(NOT([.$I386]=&quot;&quot;);IF([.$C386]=[.T$1];[.$I386];&quot;&quot;);&quot;&quot;)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58" office:value-type="string" calcext:value-type="string">
            <text:p>Pontefract, Castleford and Knotting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6447445113658" calcext:value-type="percentage">
            <text:p>2.64%</text:p>
          </table:table-cell>
          <table:table-cell table:formula="of:=IF([.D387]=&quot;con&quot;;[.E387];-[.E387])" office:value-type="percentage" office:value="-0.026447445113658" calcext:value-type="percentage">
            <text:p>-2.64%</text:p>
          </table:table-cell>
          <table:table-cell table:formula="of:=IF([.D387]=&quot;lab&quot;;[.E387];-[.E387])" office:value-type="percentage" office:value="0.026447445113658" calcext:value-type="percentage">
            <text:p>2.64%</text:p>
          </table:table-cell>
          <table:table-cell table:formula="of:=IF([.D387]=&quot;lib&quot;;[.E387];-[.E387])" office:value-type="percentage" office:value="-0.026447445113658" calcext:value-type="percentage">
            <text:p>-2.64%</text:p>
          </table:table-cell>
          <table:table-cell/>
          <table:table-cell table:formula="of:=IF(NOT([.$I387]=&quot;&quot;);IF([.$C387]=[.J$1];[.$I387];&quot;&quot;);&quot;&quot;)">
            <text:p/>
          </table:table-cell>
          <table:table-cell table:formula="of:=IF(NOT([.$I387]=&quot;&quot;);IF([.$C387]=[.K$1];[.$I387];&quot;&quot;);&quot;&quot;)">
            <text:p/>
          </table:table-cell>
          <table:table-cell table:formula="of:=IF(NOT([.$I387]=&quot;&quot;);IF([.$C387]=[.L$1];[.$I387];&quot;&quot;);&quot;&quot;)">
            <text:p/>
          </table:table-cell>
          <table:table-cell table:formula="of:=IF(NOT([.$I387]=&quot;&quot;);IF([.$C387]=[.M$1];[.$I387];&quot;&quot;);&quot;&quot;)">
            <text:p/>
          </table:table-cell>
          <table:table-cell table:formula="of:=IF(NOT([.$I387]=&quot;&quot;);IF([.$C387]=[.N$1];[.$I387];&quot;&quot;);&quot;&quot;)">
            <text:p/>
          </table:table-cell>
          <table:table-cell table:formula="of:=IF(NOT([.$I387]=&quot;&quot;);IF([.$C387]=[.O$1];[.$I387];&quot;&quot;);&quot;&quot;)">
            <text:p/>
          </table:table-cell>
          <table:table-cell table:formula="of:=IF(NOT([.$I387]=&quot;&quot;);IF([.$C387]=[.P$1];[.$I387];&quot;&quot;);&quot;&quot;)">
            <text:p/>
          </table:table-cell>
          <table:table-cell table:formula="of:=IF(NOT([.$I387]=&quot;&quot;);IF([.$C387]=[.Q$1];[.$I387];&quot;&quot;);&quot;&quot;)">
            <text:p/>
          </table:table-cell>
          <table:table-cell table:formula="of:=IF(NOT([.$I387]=&quot;&quot;);IF([.$C387]=[.R$1];[.$I387];&quot;&quot;);&quot;&quot;)">
            <text:p/>
          </table:table-cell>
          <table:table-cell table:formula="of:=IF(NOT([.$I387]=&quot;&quot;);IF([.$C387]=[.S$1];[.$I387];&quot;&quot;);&quot;&quot;)">
            <text:p/>
          </table:table-cell>
          <table:table-cell table:formula="of:=IF(NOT([.$I387]=&quot;&quot;);IF([.$C387]=[.T$1];[.$I387];&quot;&quot;);&quot;&quot;)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58" office:value-type="string" calcext:value-type="string">
            <text:p>Normanton and Hems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7277500057066" calcext:value-type="percentage">
            <text:p>2.73%</text:p>
          </table:table-cell>
          <table:table-cell table:formula="of:=IF([.D388]=&quot;con&quot;;[.E388];-[.E388])" office:value-type="percentage" office:value="-0.027277500057066" calcext:value-type="percentage">
            <text:p>-2.73%</text:p>
          </table:table-cell>
          <table:table-cell table:formula="of:=IF([.D388]=&quot;lab&quot;;[.E388];-[.E388])" office:value-type="percentage" office:value="0.027277500057066" calcext:value-type="percentage">
            <text:p>2.73%</text:p>
          </table:table-cell>
          <table:table-cell table:formula="of:=IF([.D388]=&quot;lib&quot;;[.E388];-[.E388])" office:value-type="percentage" office:value="-0.027277500057066" calcext:value-type="percentage">
            <text:p>-2.73%</text:p>
          </table:table-cell>
          <table:table-cell/>
          <table:table-cell table:formula="of:=IF(NOT([.$I388]=&quot;&quot;);IF([.$C388]=[.J$1];[.$I388];&quot;&quot;);&quot;&quot;)">
            <text:p/>
          </table:table-cell>
          <table:table-cell table:formula="of:=IF(NOT([.$I388]=&quot;&quot;);IF([.$C388]=[.K$1];[.$I388];&quot;&quot;);&quot;&quot;)">
            <text:p/>
          </table:table-cell>
          <table:table-cell table:formula="of:=IF(NOT([.$I388]=&quot;&quot;);IF([.$C388]=[.L$1];[.$I388];&quot;&quot;);&quot;&quot;)">
            <text:p/>
          </table:table-cell>
          <table:table-cell table:formula="of:=IF(NOT([.$I388]=&quot;&quot;);IF([.$C388]=[.M$1];[.$I388];&quot;&quot;);&quot;&quot;)">
            <text:p/>
          </table:table-cell>
          <table:table-cell table:formula="of:=IF(NOT([.$I388]=&quot;&quot;);IF([.$C388]=[.N$1];[.$I388];&quot;&quot;);&quot;&quot;)">
            <text:p/>
          </table:table-cell>
          <table:table-cell table:formula="of:=IF(NOT([.$I388]=&quot;&quot;);IF([.$C388]=[.O$1];[.$I388];&quot;&quot;);&quot;&quot;)">
            <text:p/>
          </table:table-cell>
          <table:table-cell table:formula="of:=IF(NOT([.$I388]=&quot;&quot;);IF([.$C388]=[.P$1];[.$I388];&quot;&quot;);&quot;&quot;)">
            <text:p/>
          </table:table-cell>
          <table:table-cell table:formula="of:=IF(NOT([.$I388]=&quot;&quot;);IF([.$C388]=[.Q$1];[.$I388];&quot;&quot;);&quot;&quot;)">
            <text:p/>
          </table:table-cell>
          <table:table-cell table:formula="of:=IF(NOT([.$I388]=&quot;&quot;);IF([.$C388]=[.R$1];[.$I388];&quot;&quot;);&quot;&quot;)">
            <text:p/>
          </table:table-cell>
          <table:table-cell table:formula="of:=IF(NOT([.$I388]=&quot;&quot;);IF([.$C388]=[.S$1];[.$I388];&quot;&quot;);&quot;&quot;)">
            <text:p/>
          </table:table-cell>
          <table:table-cell table:formula="of:=IF(NOT([.$I388]=&quot;&quot;);IF([.$C388]=[.T$1];[.$I388];&quot;&quot;);&quot;&quot;)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71" office:value-type="string" calcext:value-type="string">
            <text:p>Bur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2948251403195" calcext:value-type="percentage">
            <text:p>2.95%</text:p>
          </table:table-cell>
          <table:table-cell table:formula="of:=IF([.D389]=&quot;con&quot;;[.E389];-[.E389])" office:value-type="percentage" office:value="-0.02948251403195" calcext:value-type="percentage">
            <text:p>-2.95%</text:p>
          </table:table-cell>
          <table:table-cell table:formula="of:=IF([.D389]=&quot;lab&quot;;[.E389];-[.E389])" office:value-type="percentage" office:value="0.02948251403195" calcext:value-type="percentage">
            <text:p>2.95%</text:p>
          </table:table-cell>
          <table:table-cell table:formula="of:=IF([.D389]=&quot;lib&quot;;[.E389];-[.E389])" office:value-type="percentage" office:value="-0.02948251403195" calcext:value-type="percentage">
            <text:p>-2.95%</text:p>
          </table:table-cell>
          <table:table-cell/>
          <table:table-cell table:formula="of:=IF(NOT([.$I389]=&quot;&quot;);IF([.$C389]=[.J$1];[.$I389];&quot;&quot;);&quot;&quot;)">
            <text:p/>
          </table:table-cell>
          <table:table-cell table:formula="of:=IF(NOT([.$I389]=&quot;&quot;);IF([.$C389]=[.K$1];[.$I389];&quot;&quot;);&quot;&quot;)">
            <text:p/>
          </table:table-cell>
          <table:table-cell table:formula="of:=IF(NOT([.$I389]=&quot;&quot;);IF([.$C389]=[.L$1];[.$I389];&quot;&quot;);&quot;&quot;)">
            <text:p/>
          </table:table-cell>
          <table:table-cell table:formula="of:=IF(NOT([.$I389]=&quot;&quot;);IF([.$C389]=[.M$1];[.$I389];&quot;&quot;);&quot;&quot;)">
            <text:p/>
          </table:table-cell>
          <table:table-cell table:formula="of:=IF(NOT([.$I389]=&quot;&quot;);IF([.$C389]=[.N$1];[.$I389];&quot;&quot;);&quot;&quot;)">
            <text:p/>
          </table:table-cell>
          <table:table-cell table:formula="of:=IF(NOT([.$I389]=&quot;&quot;);IF([.$C389]=[.O$1];[.$I389];&quot;&quot;);&quot;&quot;)">
            <text:p/>
          </table:table-cell>
          <table:table-cell table:formula="of:=IF(NOT([.$I389]=&quot;&quot;);IF([.$C389]=[.P$1];[.$I389];&quot;&quot;);&quot;&quot;)">
            <text:p/>
          </table:table-cell>
          <table:table-cell table:formula="of:=IF(NOT([.$I389]=&quot;&quot;);IF([.$C389]=[.Q$1];[.$I389];&quot;&quot;);&quot;&quot;)">
            <text:p/>
          </table:table-cell>
          <table:table-cell table:formula="of:=IF(NOT([.$I389]=&quot;&quot;);IF([.$C389]=[.R$1];[.$I389];&quot;&quot;);&quot;&quot;)">
            <text:p/>
          </table:table-cell>
          <table:table-cell table:formula="of:=IF(NOT([.$I389]=&quot;&quot;);IF([.$C389]=[.S$1];[.$I389];&quot;&quot;);&quot;&quot;)">
            <text:p/>
          </table:table-cell>
          <table:table-cell table:formula="of:=IF(NOT([.$I389]=&quot;&quot;);IF([.$C389]=[.T$1];[.$I389];&quot;&quot;);&quot;&quot;)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71" office:value-type="string" calcext:value-type="string">
            <text:p>Leeds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30389831267063" calcext:value-type="percentage">
            <text:p>3.04%</text:p>
          </table:table-cell>
          <table:table-cell table:formula="of:=IF([.D390]=&quot;con&quot;;[.E390];-[.E390])" office:value-type="percentage" office:value="-0.030389831267063" calcext:value-type="percentage">
            <text:p>-3.04%</text:p>
          </table:table-cell>
          <table:table-cell table:formula="of:=IF([.D390]=&quot;lab&quot;;[.E390];-[.E390])" office:value-type="percentage" office:value="0.030389831267063" calcext:value-type="percentage">
            <text:p>3.04%</text:p>
          </table:table-cell>
          <table:table-cell table:formula="of:=IF([.D390]=&quot;lib&quot;;[.E390];-[.E390])" office:value-type="percentage" office:value="-0.030389831267063" calcext:value-type="percentage">
            <text:p>-3.04%</text:p>
          </table:table-cell>
          <table:table-cell/>
          <table:table-cell table:formula="of:=IF(NOT([.$I390]=&quot;&quot;);IF([.$C390]=[.J$1];[.$I390];&quot;&quot;);&quot;&quot;)">
            <text:p/>
          </table:table-cell>
          <table:table-cell table:formula="of:=IF(NOT([.$I390]=&quot;&quot;);IF([.$C390]=[.K$1];[.$I390];&quot;&quot;);&quot;&quot;)">
            <text:p/>
          </table:table-cell>
          <table:table-cell table:formula="of:=IF(NOT([.$I390]=&quot;&quot;);IF([.$C390]=[.L$1];[.$I390];&quot;&quot;);&quot;&quot;)">
            <text:p/>
          </table:table-cell>
          <table:table-cell table:formula="of:=IF(NOT([.$I390]=&quot;&quot;);IF([.$C390]=[.M$1];[.$I390];&quot;&quot;);&quot;&quot;)">
            <text:p/>
          </table:table-cell>
          <table:table-cell table:formula="of:=IF(NOT([.$I390]=&quot;&quot;);IF([.$C390]=[.N$1];[.$I390];&quot;&quot;);&quot;&quot;)">
            <text:p/>
          </table:table-cell>
          <table:table-cell table:formula="of:=IF(NOT([.$I390]=&quot;&quot;);IF([.$C390]=[.O$1];[.$I390];&quot;&quot;);&quot;&quot;)">
            <text:p/>
          </table:table-cell>
          <table:table-cell table:formula="of:=IF(NOT([.$I390]=&quot;&quot;);IF([.$C390]=[.P$1];[.$I390];&quot;&quot;);&quot;&quot;)">
            <text:p/>
          </table:table-cell>
          <table:table-cell table:formula="of:=IF(NOT([.$I390]=&quot;&quot;);IF([.$C390]=[.Q$1];[.$I390];&quot;&quot;);&quot;&quot;)">
            <text:p/>
          </table:table-cell>
          <table:table-cell table:formula="of:=IF(NOT([.$I390]=&quot;&quot;);IF([.$C390]=[.R$1];[.$I390];&quot;&quot;);&quot;&quot;)">
            <text:p/>
          </table:table-cell>
          <table:table-cell table:formula="of:=IF(NOT([.$I390]=&quot;&quot;);IF([.$C390]=[.S$1];[.$I390];&quot;&quot;);&quot;&quot;)">
            <text:p/>
          </table:table-cell>
          <table:table-cell table:formula="of:=IF(NOT([.$I390]=&quot;&quot;);IF([.$C390]=[.T$1];[.$I390];&quot;&quot;);&quot;&quot;)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69" office:value-type="string" calcext:value-type="string">
            <text:p>Canter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0545492913164" calcext:value-type="percentage">
            <text:p>3.05%</text:p>
          </table:table-cell>
          <table:table-cell table:formula="of:=IF([.D391]=&quot;con&quot;;[.E391];-[.E391])" office:value-type="percentage" office:value="-0.030545492913164" calcext:value-type="percentage">
            <text:p>-3.05%</text:p>
          </table:table-cell>
          <table:table-cell table:formula="of:=IF([.D391]=&quot;lab&quot;;[.E391];-[.E391])" office:value-type="percentage" office:value="0.030545492913164" calcext:value-type="percentage">
            <text:p>3.05%</text:p>
          </table:table-cell>
          <table:table-cell table:formula="of:=IF([.D391]=&quot;lib&quot;;[.E391];-[.E391])" office:value-type="percentage" office:value="-0.030545492913164" calcext:value-type="percentage">
            <text:p>-3.05%</text:p>
          </table:table-cell>
          <table:table-cell/>
          <table:table-cell table:formula="of:=IF(NOT([.$I391]=&quot;&quot;);IF([.$C391]=[.J$1];[.$I391];&quot;&quot;);&quot;&quot;)">
            <text:p/>
          </table:table-cell>
          <table:table-cell table:formula="of:=IF(NOT([.$I391]=&quot;&quot;);IF([.$C391]=[.K$1];[.$I391];&quot;&quot;);&quot;&quot;)">
            <text:p/>
          </table:table-cell>
          <table:table-cell table:formula="of:=IF(NOT([.$I391]=&quot;&quot;);IF([.$C391]=[.L$1];[.$I391];&quot;&quot;);&quot;&quot;)">
            <text:p/>
          </table:table-cell>
          <table:table-cell table:formula="of:=IF(NOT([.$I391]=&quot;&quot;);IF([.$C391]=[.M$1];[.$I391];&quot;&quot;);&quot;&quot;)">
            <text:p/>
          </table:table-cell>
          <table:table-cell table:formula="of:=IF(NOT([.$I391]=&quot;&quot;);IF([.$C391]=[.N$1];[.$I391];&quot;&quot;);&quot;&quot;)">
            <text:p/>
          </table:table-cell>
          <table:table-cell table:formula="of:=IF(NOT([.$I391]=&quot;&quot;);IF([.$C391]=[.O$1];[.$I391];&quot;&quot;);&quot;&quot;)">
            <text:p/>
          </table:table-cell>
          <table:table-cell table:formula="of:=IF(NOT([.$I391]=&quot;&quot;);IF([.$C391]=[.P$1];[.$I391];&quot;&quot;);&quot;&quot;)">
            <text:p/>
          </table:table-cell>
          <table:table-cell table:formula="of:=IF(NOT([.$I391]=&quot;&quot;);IF([.$C391]=[.Q$1];[.$I391];&quot;&quot;);&quot;&quot;)">
            <text:p/>
          </table:table-cell>
          <table:table-cell table:formula="of:=IF(NOT([.$I391]=&quot;&quot;);IF([.$C391]=[.R$1];[.$I391];&quot;&quot;);&quot;&quot;)">
            <text:p/>
          </table:table-cell>
          <table:table-cell table:formula="of:=IF(NOT([.$I391]=&quot;&quot;);IF([.$C391]=[.S$1];[.$I391];&quot;&quot;);&quot;&quot;)">
            <text:p/>
          </table:table-cell>
          <table:table-cell table:formula="of:=IF(NOT([.$I391]=&quot;&quot;);IF([.$C391]=[.T$1];[.$I391];&quot;&quot;)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70" office:value-type="string" calcext:value-type="string">
            <text:p>Edinburgh We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32563906210116" calcext:value-type="percentage">
            <text:p>3.26%</text:p>
          </table:table-cell>
          <table:table-cell table:formula="of:=IF([.D392]=&quot;con&quot;;[.E392];-[.E392])" office:value-type="percentage" office:value="-0.032563906210116" calcext:value-type="percentage">
            <text:p>-3.26%</text:p>
          </table:table-cell>
          <table:table-cell table:formula="of:=IF([.D392]=&quot;lab&quot;;[.E392];-[.E392])" office:value-type="percentage" office:value="-0.032563906210116" calcext:value-type="percentage">
            <text:p>-3.26%</text:p>
          </table:table-cell>
          <table:table-cell table:formula="of:=IF([.D392]=&quot;lib&quot;;[.E392];-[.E392])" office:value-type="percentage" office:value="0.032563906210116" calcext:value-type="percentage">
            <text:p>3.26%</text:p>
          </table:table-cell>
          <table:table-cell/>
          <table:table-cell table:formula="of:=IF(NOT([.$I392]=&quot;&quot;);IF([.$C392]=[.J$1];[.$I392];&quot;&quot;);&quot;&quot;)">
            <text:p/>
          </table:table-cell>
          <table:table-cell table:formula="of:=IF(NOT([.$I392]=&quot;&quot;);IF([.$C392]=[.K$1];[.$I392];&quot;&quot;);&quot;&quot;)">
            <text:p/>
          </table:table-cell>
          <table:table-cell table:formula="of:=IF(NOT([.$I392]=&quot;&quot;);IF([.$C392]=[.L$1];[.$I392];&quot;&quot;);&quot;&quot;)">
            <text:p/>
          </table:table-cell>
          <table:table-cell table:formula="of:=IF(NOT([.$I392]=&quot;&quot;);IF([.$C392]=[.M$1];[.$I392];&quot;&quot;);&quot;&quot;)">
            <text:p/>
          </table:table-cell>
          <table:table-cell table:formula="of:=IF(NOT([.$I392]=&quot;&quot;);IF([.$C392]=[.N$1];[.$I392];&quot;&quot;);&quot;&quot;)">
            <text:p/>
          </table:table-cell>
          <table:table-cell table:formula="of:=IF(NOT([.$I392]=&quot;&quot;);IF([.$C392]=[.O$1];[.$I392];&quot;&quot;);&quot;&quot;)">
            <text:p/>
          </table:table-cell>
          <table:table-cell table:formula="of:=IF(NOT([.$I392]=&quot;&quot;);IF([.$C392]=[.P$1];[.$I392];&quot;&quot;);&quot;&quot;)">
            <text:p/>
          </table:table-cell>
          <table:table-cell table:formula="of:=IF(NOT([.$I392]=&quot;&quot;);IF([.$C392]=[.Q$1];[.$I392];&quot;&quot;);&quot;&quot;)">
            <text:p/>
          </table:table-cell>
          <table:table-cell table:formula="of:=IF(NOT([.$I392]=&quot;&quot;);IF([.$C392]=[.R$1];[.$I392];&quot;&quot;);&quot;&quot;)">
            <text:p/>
          </table:table-cell>
          <table:table-cell table:formula="of:=IF(NOT([.$I392]=&quot;&quot;);IF([.$C392]=[.S$1];[.$I392];&quot;&quot;);&quot;&quot;)">
            <text:p/>
          </table:table-cell>
          <table:table-cell table:formula="of:=IF(NOT([.$I392]=&quot;&quot;);IF([.$C392]=[.T$1];[.$I392];&quot;&quot;);&quot;&quot;)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69" office:value-type="string" calcext:value-type="string">
            <text:p>Brid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2717526138579" calcext:value-type="percentage">
            <text:p>3.27%</text:p>
          </table:table-cell>
          <table:table-cell table:formula="of:=IF([.D393]=&quot;con&quot;;[.E393];-[.E393])" office:value-type="percentage" office:value="-0.032717526138579" calcext:value-type="percentage">
            <text:p>-3.27%</text:p>
          </table:table-cell>
          <table:table-cell table:formula="of:=IF([.D393]=&quot;lab&quot;;[.E393];-[.E393])" office:value-type="percentage" office:value="0.032717526138579" calcext:value-type="percentage">
            <text:p>3.27%</text:p>
          </table:table-cell>
          <table:table-cell table:formula="of:=IF([.D393]=&quot;lib&quot;;[.E393];-[.E393])" office:value-type="percentage" office:value="-0.032717526138579" calcext:value-type="percentage">
            <text:p>-3.27%</text:p>
          </table:table-cell>
          <table:table-cell/>
          <table:table-cell table:formula="of:=IF(NOT([.$I393]=&quot;&quot;);IF([.$C393]=[.J$1];[.$I393];&quot;&quot;);&quot;&quot;)">
            <text:p/>
          </table:table-cell>
          <table:table-cell table:formula="of:=IF(NOT([.$I393]=&quot;&quot;);IF([.$C393]=[.K$1];[.$I393];&quot;&quot;);&quot;&quot;)">
            <text:p/>
          </table:table-cell>
          <table:table-cell table:formula="of:=IF(NOT([.$I393]=&quot;&quot;);IF([.$C393]=[.L$1];[.$I393];&quot;&quot;);&quot;&quot;)">
            <text:p/>
          </table:table-cell>
          <table:table-cell table:formula="of:=IF(NOT([.$I393]=&quot;&quot;);IF([.$C393]=[.M$1];[.$I393];&quot;&quot;);&quot;&quot;)">
            <text:p/>
          </table:table-cell>
          <table:table-cell table:formula="of:=IF(NOT([.$I393]=&quot;&quot;);IF([.$C393]=[.N$1];[.$I393];&quot;&quot;);&quot;&quot;)">
            <text:p/>
          </table:table-cell>
          <table:table-cell table:formula="of:=IF(NOT([.$I393]=&quot;&quot;);IF([.$C393]=[.O$1];[.$I393];&quot;&quot;);&quot;&quot;)">
            <text:p/>
          </table:table-cell>
          <table:table-cell table:formula="of:=IF(NOT([.$I393]=&quot;&quot;);IF([.$C393]=[.P$1];[.$I393];&quot;&quot;);&quot;&quot;)">
            <text:p/>
          </table:table-cell>
          <table:table-cell table:formula="of:=IF(NOT([.$I393]=&quot;&quot;);IF([.$C393]=[.Q$1];[.$I393];&quot;&quot;);&quot;&quot;)">
            <text:p/>
          </table:table-cell>
          <table:table-cell table:formula="of:=IF(NOT([.$I393]=&quot;&quot;);IF([.$C393]=[.R$1];[.$I393];&quot;&quot;);&quot;&quot;)">
            <text:p/>
          </table:table-cell>
          <table:table-cell table:formula="of:=IF(NOT([.$I393]=&quot;&quot;);IF([.$C393]=[.S$1];[.$I393];&quot;&quot;);&quot;&quot;)">
            <text:p/>
          </table:table-cell>
          <table:table-cell table:formula="of:=IF(NOT([.$I393]=&quot;&quot;);IF([.$C393]=[.T$1];[.$I393];&quot;&quot;);&quot;&quot;)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58" office:value-type="string" calcext:value-type="string">
            <text:p>Chest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2948816930833" calcext:value-type="percentage">
            <text:p>3.29%</text:p>
          </table:table-cell>
          <table:table-cell table:formula="of:=IF([.D394]=&quot;con&quot;;[.E394];-[.E394])" office:value-type="percentage" office:value="-0.032948816930833" calcext:value-type="percentage">
            <text:p>-3.29%</text:p>
          </table:table-cell>
          <table:table-cell table:formula="of:=IF([.D394]=&quot;lab&quot;;[.E394];-[.E394])" office:value-type="percentage" office:value="0.032948816930833" calcext:value-type="percentage">
            <text:p>3.29%</text:p>
          </table:table-cell>
          <table:table-cell table:formula="of:=IF([.D394]=&quot;lib&quot;;[.E394];-[.E394])" office:value-type="percentage" office:value="-0.032948816930833" calcext:value-type="percentage">
            <text:p>-3.29%</text:p>
          </table:table-cell>
          <table:table-cell/>
          <table:table-cell table:formula="of:=IF(NOT([.$I394]=&quot;&quot;);IF([.$C394]=[.J$1];[.$I394];&quot;&quot;);&quot;&quot;)">
            <text:p/>
          </table:table-cell>
          <table:table-cell table:formula="of:=IF(NOT([.$I394]=&quot;&quot;);IF([.$C394]=[.K$1];[.$I394];&quot;&quot;);&quot;&quot;)">
            <text:p/>
          </table:table-cell>
          <table:table-cell table:formula="of:=IF(NOT([.$I394]=&quot;&quot;);IF([.$C394]=[.L$1];[.$I394];&quot;&quot;);&quot;&quot;)">
            <text:p/>
          </table:table-cell>
          <table:table-cell table:formula="of:=IF(NOT([.$I394]=&quot;&quot;);IF([.$C394]=[.M$1];[.$I394];&quot;&quot;);&quot;&quot;)">
            <text:p/>
          </table:table-cell>
          <table:table-cell table:formula="of:=IF(NOT([.$I394]=&quot;&quot;);IF([.$C394]=[.N$1];[.$I394];&quot;&quot;);&quot;&quot;)">
            <text:p/>
          </table:table-cell>
          <table:table-cell table:formula="of:=IF(NOT([.$I394]=&quot;&quot;);IF([.$C394]=[.O$1];[.$I394];&quot;&quot;);&quot;&quot;)">
            <text:p/>
          </table:table-cell>
          <table:table-cell table:formula="of:=IF(NOT([.$I394]=&quot;&quot;);IF([.$C394]=[.P$1];[.$I394];&quot;&quot;);&quot;&quot;)">
            <text:p/>
          </table:table-cell>
          <table:table-cell table:formula="of:=IF(NOT([.$I394]=&quot;&quot;);IF([.$C394]=[.Q$1];[.$I394];&quot;&quot;);&quot;&quot;)">
            <text:p/>
          </table:table-cell>
          <table:table-cell table:formula="of:=IF(NOT([.$I394]=&quot;&quot;);IF([.$C394]=[.R$1];[.$I394];&quot;&quot;);&quot;&quot;)">
            <text:p/>
          </table:table-cell>
          <table:table-cell table:formula="of:=IF(NOT([.$I394]=&quot;&quot;);IF([.$C394]=[.S$1];[.$I394];&quot;&quot;);&quot;&quot;)">
            <text:p/>
          </table:table-cell>
          <table:table-cell table:formula="of:=IF(NOT([.$I394]=&quot;&quot;);IF([.$C394]=[.T$1];[.$I394];&quot;&quot;);&quot;&quot;)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58" office:value-type="string" calcext:value-type="string">
            <text:p>Oldham East and Saddl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027805931345" calcext:value-type="percentage">
            <text:p>3.30%</text:p>
          </table:table-cell>
          <table:table-cell table:formula="of:=IF([.D395]=&quot;con&quot;;[.E395];-[.E395])" office:value-type="percentage" office:value="-0.033027805931345" calcext:value-type="percentage">
            <text:p>-3.30%</text:p>
          </table:table-cell>
          <table:table-cell table:formula="of:=IF([.D395]=&quot;lab&quot;;[.E395];-[.E395])" office:value-type="percentage" office:value="0.033027805931345" calcext:value-type="percentage">
            <text:p>3.30%</text:p>
          </table:table-cell>
          <table:table-cell table:formula="of:=IF([.D395]=&quot;lib&quot;;[.E395];-[.E395])" office:value-type="percentage" office:value="-0.033027805931345" calcext:value-type="percentage">
            <text:p>-3.30%</text:p>
          </table:table-cell>
          <table:table-cell/>
          <table:table-cell table:formula="of:=IF(NOT([.$I395]=&quot;&quot;);IF([.$C395]=[.J$1];[.$I395];&quot;&quot;);&quot;&quot;)">
            <text:p/>
          </table:table-cell>
          <table:table-cell table:formula="of:=IF(NOT([.$I395]=&quot;&quot;);IF([.$C395]=[.K$1];[.$I395];&quot;&quot;);&quot;&quot;)">
            <text:p/>
          </table:table-cell>
          <table:table-cell table:formula="of:=IF(NOT([.$I395]=&quot;&quot;);IF([.$C395]=[.L$1];[.$I395];&quot;&quot;);&quot;&quot;)">
            <text:p/>
          </table:table-cell>
          <table:table-cell table:formula="of:=IF(NOT([.$I395]=&quot;&quot;);IF([.$C395]=[.M$1];[.$I395];&quot;&quot;);&quot;&quot;)">
            <text:p/>
          </table:table-cell>
          <table:table-cell table:formula="of:=IF(NOT([.$I395]=&quot;&quot;);IF([.$C395]=[.N$1];[.$I395];&quot;&quot;);&quot;&quot;)">
            <text:p/>
          </table:table-cell>
          <table:table-cell table:formula="of:=IF(NOT([.$I395]=&quot;&quot;);IF([.$C395]=[.O$1];[.$I395];&quot;&quot;);&quot;&quot;)">
            <text:p/>
          </table:table-cell>
          <table:table-cell table:formula="of:=IF(NOT([.$I395]=&quot;&quot;);IF([.$C395]=[.P$1];[.$I395];&quot;&quot;);&quot;&quot;)">
            <text:p/>
          </table:table-cell>
          <table:table-cell table:formula="of:=IF(NOT([.$I395]=&quot;&quot;);IF([.$C395]=[.Q$1];[.$I395];&quot;&quot;);&quot;&quot;)">
            <text:p/>
          </table:table-cell>
          <table:table-cell table:formula="of:=IF(NOT([.$I395]=&quot;&quot;);IF([.$C395]=[.R$1];[.$I395];&quot;&quot;);&quot;&quot;)">
            <text:p/>
          </table:table-cell>
          <table:table-cell table:formula="of:=IF(NOT([.$I395]=&quot;&quot;);IF([.$C395]=[.S$1];[.$I395];&quot;&quot;);&quot;&quot;)">
            <text:p/>
          </table:table-cell>
          <table:table-cell table:formula="of:=IF(NOT([.$I395]=&quot;&quot;);IF([.$C395]=[.T$1];[.$I395];&quot;&quot;);&quot;&quot;)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58" office:value-type="string" calcext:value-type="string">
            <text:p>Warring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251585249994" calcext:value-type="percentage">
            <text:p>3.33%</text:p>
          </table:table-cell>
          <table:table-cell table:formula="of:=IF([.D396]=&quot;con&quot;;[.E396];-[.E396])" office:value-type="percentage" office:value="-0.033251585249994" calcext:value-type="percentage">
            <text:p>-3.33%</text:p>
          </table:table-cell>
          <table:table-cell table:formula="of:=IF([.D396]=&quot;lab&quot;;[.E396];-[.E396])" office:value-type="percentage" office:value="0.033251585249994" calcext:value-type="percentage">
            <text:p>3.33%</text:p>
          </table:table-cell>
          <table:table-cell table:formula="of:=IF([.D396]=&quot;lib&quot;;[.E396];-[.E396])" office:value-type="percentage" office:value="-0.033251585249994" calcext:value-type="percentage">
            <text:p>-3.33%</text:p>
          </table:table-cell>
          <table:table-cell/>
          <table:table-cell table:formula="of:=IF(NOT([.$I396]=&quot;&quot;);IF([.$C396]=[.J$1];[.$I396];&quot;&quot;);&quot;&quot;)">
            <text:p/>
          </table:table-cell>
          <table:table-cell table:formula="of:=IF(NOT([.$I396]=&quot;&quot;);IF([.$C396]=[.K$1];[.$I396];&quot;&quot;);&quot;&quot;)">
            <text:p/>
          </table:table-cell>
          <table:table-cell table:formula="of:=IF(NOT([.$I396]=&quot;&quot;);IF([.$C396]=[.L$1];[.$I396];&quot;&quot;);&quot;&quot;)">
            <text:p/>
          </table:table-cell>
          <table:table-cell table:formula="of:=IF(NOT([.$I396]=&quot;&quot;);IF([.$C396]=[.M$1];[.$I396];&quot;&quot;);&quot;&quot;)">
            <text:p/>
          </table:table-cell>
          <table:table-cell table:formula="of:=IF(NOT([.$I396]=&quot;&quot;);IF([.$C396]=[.N$1];[.$I396];&quot;&quot;);&quot;&quot;)">
            <text:p/>
          </table:table-cell>
          <table:table-cell table:formula="of:=IF(NOT([.$I396]=&quot;&quot;);IF([.$C396]=[.O$1];[.$I396];&quot;&quot;);&quot;&quot;)">
            <text:p/>
          </table:table-cell>
          <table:table-cell table:formula="of:=IF(NOT([.$I396]=&quot;&quot;);IF([.$C396]=[.P$1];[.$I396];&quot;&quot;);&quot;&quot;)">
            <text:p/>
          </table:table-cell>
          <table:table-cell table:formula="of:=IF(NOT([.$I396]=&quot;&quot;);IF([.$C396]=[.Q$1];[.$I396];&quot;&quot;);&quot;&quot;)">
            <text:p/>
          </table:table-cell>
          <table:table-cell table:formula="of:=IF(NOT([.$I396]=&quot;&quot;);IF([.$C396]=[.R$1];[.$I396];&quot;&quot;);&quot;&quot;)">
            <text:p/>
          </table:table-cell>
          <table:table-cell table:formula="of:=IF(NOT([.$I396]=&quot;&quot;);IF([.$C396]=[.S$1];[.$I396];&quot;&quot;);&quot;&quot;)">
            <text:p/>
          </table:table-cell>
          <table:table-cell table:formula="of:=IF(NOT([.$I396]=&quot;&quot;);IF([.$C396]=[.T$1];[.$I396];&quot;&quot;);&quot;&quot;)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63" office:value-type="string" calcext:value-type="string">
            <text:p>Sheffield Hall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</text:p>
          </table:table-cell>
          <table:table-cell office:value-type="percentage" office:value="0.033487013444077" calcext:value-type="percentage">
            <text:p>3.35%</text:p>
          </table:table-cell>
          <table:table-cell table:formula="of:=IF([.D397]=&quot;con&quot;;[.E397];-[.E397])" office:value-type="percentage" office:value="-0.033487013444077" calcext:value-type="percentage">
            <text:p>-3.35%</text:p>
          </table:table-cell>
          <table:table-cell table:formula="of:=IF([.D397]=&quot;lab&quot;;[.E397];-[.E397])" office:value-type="percentage" office:value="0.033487013444077" calcext:value-type="percentage">
            <text:p>3.35%</text:p>
          </table:table-cell>
          <table:table-cell table:formula="of:=IF([.D397]=&quot;lib&quot;;[.E397];-[.E397])" office:value-type="percentage" office:value="-0.033487013444077" calcext:value-type="percentage">
            <text:p>-3.35%</text:p>
          </table:table-cell>
          <table:table-cell/>
          <table:table-cell table:formula="of:=IF(NOT([.$I397]=&quot;&quot;);IF([.$C397]=[.J$1];[.$I397];&quot;&quot;);&quot;&quot;)">
            <text:p/>
          </table:table-cell>
          <table:table-cell table:formula="of:=IF(NOT([.$I397]=&quot;&quot;);IF([.$C397]=[.K$1];[.$I397];&quot;&quot;);&quot;&quot;)">
            <text:p/>
          </table:table-cell>
          <table:table-cell table:formula="of:=IF(NOT([.$I397]=&quot;&quot;);IF([.$C397]=[.L$1];[.$I397];&quot;&quot;);&quot;&quot;)">
            <text:p/>
          </table:table-cell>
          <table:table-cell table:formula="of:=IF(NOT([.$I397]=&quot;&quot;);IF([.$C397]=[.M$1];[.$I397];&quot;&quot;);&quot;&quot;)">
            <text:p/>
          </table:table-cell>
          <table:table-cell table:formula="of:=IF(NOT([.$I397]=&quot;&quot;);IF([.$C397]=[.N$1];[.$I397];&quot;&quot;);&quot;&quot;)">
            <text:p/>
          </table:table-cell>
          <table:table-cell table:formula="of:=IF(NOT([.$I397]=&quot;&quot;);IF([.$C397]=[.O$1];[.$I397];&quot;&quot;);&quot;&quot;)">
            <text:p/>
          </table:table-cell>
          <table:table-cell table:formula="of:=IF(NOT([.$I397]=&quot;&quot;);IF([.$C397]=[.P$1];[.$I397];&quot;&quot;);&quot;&quot;)">
            <text:p/>
          </table:table-cell>
          <table:table-cell table:formula="of:=IF(NOT([.$I397]=&quot;&quot;);IF([.$C397]=[.Q$1];[.$I397];&quot;&quot;);&quot;&quot;)">
            <text:p/>
          </table:table-cell>
          <table:table-cell table:formula="of:=IF(NOT([.$I397]=&quot;&quot;);IF([.$C397]=[.R$1];[.$I397];&quot;&quot;);&quot;&quot;)">
            <text:p/>
          </table:table-cell>
          <table:table-cell table:formula="of:=IF(NOT([.$I397]=&quot;&quot;);IF([.$C397]=[.S$1];[.$I397];&quot;&quot;);&quot;&quot;)">
            <text:p/>
          </table:table-cell>
          <table:table-cell table:formula="of:=IF(NOT([.$I397]=&quot;&quot;);IF([.$C397]=[.T$1];[.$I397];&quot;&quot;);&quot;&quot;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70" office:value-type="string" calcext:value-type="string">
            <text:p>Mid Dunbarton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39318595486755" calcext:value-type="percentage">
            <text:p>3.93%</text:p>
          </table:table-cell>
          <table:table-cell table:formula="of:=IF([.D398]=&quot;con&quot;;[.E398];-[.E398])" office:value-type="percentage" office:value="-0.039318595486755" calcext:value-type="percentage">
            <text:p>-3.93%</text:p>
          </table:table-cell>
          <table:table-cell table:formula="of:=IF([.D398]=&quot;lab&quot;;[.E398];-[.E398])" office:value-type="percentage" office:value="-0.039318595486755" calcext:value-type="percentage">
            <text:p>-3.93%</text:p>
          </table:table-cell>
          <table:table-cell table:formula="of:=IF([.D398]=&quot;lib&quot;;[.E398];-[.E398])" office:value-type="percentage" office:value="-0.039318595486755" calcext:value-type="percentage">
            <text:p>-3.93%</text:p>
          </table:table-cell>
          <table:table-cell/>
          <table:table-cell table:formula="of:=IF(NOT([.$I398]=&quot;&quot;);IF([.$C398]=[.J$1];[.$I398];&quot;&quot;);&quot;&quot;)">
            <text:p/>
          </table:table-cell>
          <table:table-cell table:formula="of:=IF(NOT([.$I398]=&quot;&quot;);IF([.$C398]=[.K$1];[.$I398];&quot;&quot;);&quot;&quot;)">
            <text:p/>
          </table:table-cell>
          <table:table-cell table:formula="of:=IF(NOT([.$I398]=&quot;&quot;);IF([.$C398]=[.L$1];[.$I398];&quot;&quot;);&quot;&quot;)">
            <text:p/>
          </table:table-cell>
          <table:table-cell table:formula="of:=IF(NOT([.$I398]=&quot;&quot;);IF([.$C398]=[.M$1];[.$I398];&quot;&quot;);&quot;&quot;)">
            <text:p/>
          </table:table-cell>
          <table:table-cell table:formula="of:=IF(NOT([.$I398]=&quot;&quot;);IF([.$C398]=[.N$1];[.$I398];&quot;&quot;);&quot;&quot;)">
            <text:p/>
          </table:table-cell>
          <table:table-cell table:formula="of:=IF(NOT([.$I398]=&quot;&quot;);IF([.$C398]=[.O$1];[.$I398];&quot;&quot;);&quot;&quot;)">
            <text:p/>
          </table:table-cell>
          <table:table-cell table:formula="of:=IF(NOT([.$I398]=&quot;&quot;);IF([.$C398]=[.P$1];[.$I398];&quot;&quot;);&quot;&quot;)">
            <text:p/>
          </table:table-cell>
          <table:table-cell table:formula="of:=IF(NOT([.$I398]=&quot;&quot;);IF([.$C398]=[.Q$1];[.$I398];&quot;&quot;);&quot;&quot;)">
            <text:p/>
          </table:table-cell>
          <table:table-cell table:formula="of:=IF(NOT([.$I398]=&quot;&quot;);IF([.$C398]=[.R$1];[.$I398];&quot;&quot;);&quot;&quot;)">
            <text:p/>
          </table:table-cell>
          <table:table-cell table:formula="of:=IF(NOT([.$I398]=&quot;&quot;);IF([.$C398]=[.S$1];[.$I398];&quot;&quot;);&quot;&quot;)">
            <text:p/>
          </table:table-cell>
          <table:table-cell table:formula="of:=IF(NOT([.$I398]=&quot;&quot;);IF([.$C398]=[.T$1];[.$I398];&quot;&quot;);&quot;&quot;)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4" office:value-type="string" calcext:value-type="string">
            <text:p>Coventry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4000793108766" calcext:value-type="percentage">
            <text:p>4.00%</text:p>
          </table:table-cell>
          <table:table-cell table:formula="of:=IF([.D399]=&quot;con&quot;;[.E399];-[.E399])" office:value-type="percentage" office:value="-0.04000793108766" calcext:value-type="percentage">
            <text:p>-4.00%</text:p>
          </table:table-cell>
          <table:table-cell table:formula="of:=IF([.D399]=&quot;lab&quot;;[.E399];-[.E399])" office:value-type="percentage" office:value="0.04000793108766" calcext:value-type="percentage">
            <text:p>4.00%</text:p>
          </table:table-cell>
          <table:table-cell table:formula="of:=IF([.D399]=&quot;lib&quot;;[.E399];-[.E399])" office:value-type="percentage" office:value="-0.04000793108766" calcext:value-type="percentage">
            <text:p>-4.00%</text:p>
          </table:table-cell>
          <table:table-cell/>
          <table:table-cell table:formula="of:=IF(NOT([.$I399]=&quot;&quot;);IF([.$C399]=[.J$1];[.$I399];&quot;&quot;);&quot;&quot;)">
            <text:p/>
          </table:table-cell>
          <table:table-cell table:formula="of:=IF(NOT([.$I399]=&quot;&quot;);IF([.$C399]=[.K$1];[.$I399];&quot;&quot;);&quot;&quot;)">
            <text:p/>
          </table:table-cell>
          <table:table-cell table:formula="of:=IF(NOT([.$I399]=&quot;&quot;);IF([.$C399]=[.L$1];[.$I399];&quot;&quot;);&quot;&quot;)">
            <text:p/>
          </table:table-cell>
          <table:table-cell table:formula="of:=IF(NOT([.$I399]=&quot;&quot;);IF([.$C399]=[.M$1];[.$I399];&quot;&quot;);&quot;&quot;)">
            <text:p/>
          </table:table-cell>
          <table:table-cell table:formula="of:=IF(NOT([.$I399]=&quot;&quot;);IF([.$C399]=[.N$1];[.$I399];&quot;&quot;);&quot;&quot;)">
            <text:p/>
          </table:table-cell>
          <table:table-cell table:formula="of:=IF(NOT([.$I399]=&quot;&quot;);IF([.$C399]=[.O$1];[.$I399];&quot;&quot;);&quot;&quot;)">
            <text:p/>
          </table:table-cell>
          <table:table-cell table:formula="of:=IF(NOT([.$I399]=&quot;&quot;);IF([.$C399]=[.P$1];[.$I399];&quot;&quot;);&quot;&quot;)">
            <text:p/>
          </table:table-cell>
          <table:table-cell table:formula="of:=IF(NOT([.$I399]=&quot;&quot;);IF([.$C399]=[.Q$1];[.$I399];&quot;&quot;);&quot;&quot;)">
            <text:p/>
          </table:table-cell>
          <table:table-cell table:formula="of:=IF(NOT([.$I399]=&quot;&quot;);IF([.$C399]=[.R$1];[.$I399];&quot;&quot;);&quot;&quot;)">
            <text:p/>
          </table:table-cell>
          <table:table-cell table:formula="of:=IF(NOT([.$I399]=&quot;&quot;);IF([.$C399]=[.S$1];[.$I399];&quot;&quot;);&quot;&quot;)">
            <text:p/>
          </table:table-cell>
          <table:table-cell table:formula="of:=IF(NOT([.$I399]=&quot;&quot;);IF([.$C399]=[.T$1];[.$I399];&quot;&quot;)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58" office:value-type="string" calcext:value-type="string">
            <text:p>Newport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1485939607761" calcext:value-type="percentage">
            <text:p>4.15%</text:p>
          </table:table-cell>
          <table:table-cell table:formula="of:=IF([.D400]=&quot;con&quot;;[.E400];-[.E400])" office:value-type="percentage" office:value="-0.041485939607761" calcext:value-type="percentage">
            <text:p>-4.15%</text:p>
          </table:table-cell>
          <table:table-cell table:formula="of:=IF([.D400]=&quot;lab&quot;;[.E400];-[.E400])" office:value-type="percentage" office:value="0.041485939607761" calcext:value-type="percentage">
            <text:p>4.15%</text:p>
          </table:table-cell>
          <table:table-cell table:formula="of:=IF([.D400]=&quot;lib&quot;;[.E400];-[.E400])" office:value-type="percentage" office:value="-0.041485939607761" calcext:value-type="percentage">
            <text:p>-4.15%</text:p>
          </table:table-cell>
          <table:table-cell/>
          <table:table-cell table:formula="of:=IF(NOT([.$I400]=&quot;&quot;);IF([.$C400]=[.J$1];[.$I400];&quot;&quot;);&quot;&quot;)">
            <text:p/>
          </table:table-cell>
          <table:table-cell table:formula="of:=IF(NOT([.$I400]=&quot;&quot;);IF([.$C400]=[.K$1];[.$I400];&quot;&quot;);&quot;&quot;)">
            <text:p/>
          </table:table-cell>
          <table:table-cell table:formula="of:=IF(NOT([.$I400]=&quot;&quot;);IF([.$C400]=[.L$1];[.$I400];&quot;&quot;);&quot;&quot;)">
            <text:p/>
          </table:table-cell>
          <table:table-cell table:formula="of:=IF(NOT([.$I400]=&quot;&quot;);IF([.$C400]=[.M$1];[.$I400];&quot;&quot;);&quot;&quot;)">
            <text:p/>
          </table:table-cell>
          <table:table-cell table:formula="of:=IF(NOT([.$I400]=&quot;&quot;);IF([.$C400]=[.N$1];[.$I400];&quot;&quot;);&quot;&quot;)">
            <text:p/>
          </table:table-cell>
          <table:table-cell table:formula="of:=IF(NOT([.$I400]=&quot;&quot;);IF([.$C400]=[.O$1];[.$I400];&quot;&quot;);&quot;&quot;)">
            <text:p/>
          </table:table-cell>
          <table:table-cell table:formula="of:=IF(NOT([.$I400]=&quot;&quot;);IF([.$C400]=[.P$1];[.$I400];&quot;&quot;);&quot;&quot;)">
            <text:p/>
          </table:table-cell>
          <table:table-cell table:formula="of:=IF(NOT([.$I400]=&quot;&quot;);IF([.$C400]=[.Q$1];[.$I400];&quot;&quot;);&quot;&quot;)">
            <text:p/>
          </table:table-cell>
          <table:table-cell table:formula="of:=IF(NOT([.$I400]=&quot;&quot;);IF([.$C400]=[.R$1];[.$I400];&quot;&quot;);&quot;&quot;)">
            <text:p/>
          </table:table-cell>
          <table:table-cell table:formula="of:=IF(NOT([.$I400]=&quot;&quot;);IF([.$C400]=[.S$1];[.$I400];&quot;&quot;);&quot;&quot;)">
            <text:p/>
          </table:table-cell>
          <table:table-cell table:formula="of:=IF(NOT([.$I400]=&quot;&quot;);IF([.$C400]=[.T$1];[.$I400];&quot;&quot;);&quot;&quot;)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8" office:value-type="string" calcext:value-type="string">
            <text:p>Doncaster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5066934560662" calcext:value-type="percentage">
            <text:p>4.51%</text:p>
          </table:table-cell>
          <table:table-cell table:formula="of:=IF([.D401]=&quot;con&quot;;[.E401];-[.E401])" office:value-type="percentage" office:value="-0.045066934560662" calcext:value-type="percentage">
            <text:p>-4.51%</text:p>
          </table:table-cell>
          <table:table-cell table:formula="of:=IF([.D401]=&quot;lab&quot;;[.E401];-[.E401])" office:value-type="percentage" office:value="0.045066934560662" calcext:value-type="percentage">
            <text:p>4.51%</text:p>
          </table:table-cell>
          <table:table-cell table:formula="of:=IF([.D401]=&quot;lib&quot;;[.E401];-[.E401])" office:value-type="percentage" office:value="-0.045066934560662" calcext:value-type="percentage">
            <text:p>-4.51%</text:p>
          </table:table-cell>
          <table:table-cell/>
          <table:table-cell table:formula="of:=IF(NOT([.$I401]=&quot;&quot;);IF([.$C401]=[.J$1];[.$I401];&quot;&quot;);&quot;&quot;)">
            <text:p/>
          </table:table-cell>
          <table:table-cell table:formula="of:=IF(NOT([.$I401]=&quot;&quot;);IF([.$C401]=[.K$1];[.$I401];&quot;&quot;);&quot;&quot;)">
            <text:p/>
          </table:table-cell>
          <table:table-cell table:formula="of:=IF(NOT([.$I401]=&quot;&quot;);IF([.$C401]=[.L$1];[.$I401];&quot;&quot;);&quot;&quot;)">
            <text:p/>
          </table:table-cell>
          <table:table-cell table:formula="of:=IF(NOT([.$I401]=&quot;&quot;);IF([.$C401]=[.M$1];[.$I401];&quot;&quot;);&quot;&quot;)">
            <text:p/>
          </table:table-cell>
          <table:table-cell table:formula="of:=IF(NOT([.$I401]=&quot;&quot;);IF([.$C401]=[.N$1];[.$I401];&quot;&quot;);&quot;&quot;)">
            <text:p/>
          </table:table-cell>
          <table:table-cell table:formula="of:=IF(NOT([.$I401]=&quot;&quot;);IF([.$C401]=[.O$1];[.$I401];&quot;&quot;);&quot;&quot;)">
            <text:p/>
          </table:table-cell>
          <table:table-cell table:formula="of:=IF(NOT([.$I401]=&quot;&quot;);IF([.$C401]=[.P$1];[.$I401];&quot;&quot;);&quot;&quot;)">
            <text:p/>
          </table:table-cell>
          <table:table-cell table:formula="of:=IF(NOT([.$I401]=&quot;&quot;);IF([.$C401]=[.Q$1];[.$I401];&quot;&quot;);&quot;&quot;)">
            <text:p/>
          </table:table-cell>
          <table:table-cell table:formula="of:=IF(NOT([.$I401]=&quot;&quot;);IF([.$C401]=[.R$1];[.$I401];&quot;&quot;);&quot;&quot;)">
            <text:p/>
          </table:table-cell>
          <table:table-cell table:formula="of:=IF(NOT([.$I401]=&quot;&quot;);IF([.$C401]=[.S$1];[.$I401];&quot;&quot;);&quot;&quot;)">
            <text:p/>
          </table:table-cell>
          <table:table-cell table:formula="of:=IF(NOT([.$I401]=&quot;&quot;);IF([.$C401]=[.T$1];[.$I401];&quot;&quot;);&quot;&quot;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58" office:value-type="string" calcext:value-type="string">
            <text:p>Sp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8918720689885" calcext:value-type="percentage">
            <text:p>4.89%</text:p>
          </table:table-cell>
          <table:table-cell table:formula="of:=IF([.D402]=&quot;con&quot;;[.E402];-[.E402])" office:value-type="percentage" office:value="-0.048918720689885" calcext:value-type="percentage">
            <text:p>-4.89%</text:p>
          </table:table-cell>
          <table:table-cell table:formula="of:=IF([.D402]=&quot;lab&quot;;[.E402];-[.E402])" office:value-type="percentage" office:value="0.048918720689885" calcext:value-type="percentage">
            <text:p>4.89%</text:p>
          </table:table-cell>
          <table:table-cell table:formula="of:=IF([.D402]=&quot;lib&quot;;[.E402];-[.E402])" office:value-type="percentage" office:value="-0.048918720689885" calcext:value-type="percentage">
            <text:p>-4.89%</text:p>
          </table:table-cell>
          <table:table-cell/>
          <table:table-cell table:formula="of:=IF(NOT([.$I402]=&quot;&quot;);IF([.$C402]=[.J$1];[.$I402];&quot;&quot;);&quot;&quot;)">
            <text:p/>
          </table:table-cell>
          <table:table-cell table:formula="of:=IF(NOT([.$I402]=&quot;&quot;);IF([.$C402]=[.K$1];[.$I402];&quot;&quot;);&quot;&quot;)">
            <text:p/>
          </table:table-cell>
          <table:table-cell table:formula="of:=IF(NOT([.$I402]=&quot;&quot;);IF([.$C402]=[.L$1];[.$I402];&quot;&quot;);&quot;&quot;)">
            <text:p/>
          </table:table-cell>
          <table:table-cell table:formula="of:=IF(NOT([.$I402]=&quot;&quot;);IF([.$C402]=[.M$1];[.$I402];&quot;&quot;);&quot;&quot;)">
            <text:p/>
          </table:table-cell>
          <table:table-cell table:formula="of:=IF(NOT([.$I402]=&quot;&quot;);IF([.$C402]=[.N$1];[.$I402];&quot;&quot;);&quot;&quot;)">
            <text:p/>
          </table:table-cell>
          <table:table-cell table:formula="of:=IF(NOT([.$I402]=&quot;&quot;);IF([.$C402]=[.O$1];[.$I402];&quot;&quot;);&quot;&quot;)">
            <text:p/>
          </table:table-cell>
          <table:table-cell table:formula="of:=IF(NOT([.$I402]=&quot;&quot;);IF([.$C402]=[.P$1];[.$I402];&quot;&quot;);&quot;&quot;)">
            <text:p/>
          </table:table-cell>
          <table:table-cell table:formula="of:=IF(NOT([.$I402]=&quot;&quot;);IF([.$C402]=[.Q$1];[.$I402];&quot;&quot;);&quot;&quot;)">
            <text:p/>
          </table:table-cell>
          <table:table-cell table:formula="of:=IF(NOT([.$I402]=&quot;&quot;);IF([.$C402]=[.R$1];[.$I402];&quot;&quot;);&quot;&quot;)">
            <text:p/>
          </table:table-cell>
          <table:table-cell table:formula="of:=IF(NOT([.$I402]=&quot;&quot;);IF([.$C402]=[.S$1];[.$I402];&quot;&quot;);&quot;&quot;)">
            <text:p/>
          </table:table-cell>
          <table:table-cell table:formula="of:=IF(NOT([.$I402]=&quot;&quot;);IF([.$C402]=[.T$1];[.$I402];&quot;&quot;);&quot;&quot;)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58" office:value-type="string" calcext:value-type="string">
            <text:p>Blaydon and Cons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58460865763" calcext:value-type="percentage">
            <text:p>4.96%</text:p>
          </table:table-cell>
          <table:table-cell table:formula="of:=IF([.D403]=&quot;con&quot;;[.E403];-[.E403])" office:value-type="percentage" office:value="-0.04958460865763" calcext:value-type="percentage">
            <text:p>-4.96%</text:p>
          </table:table-cell>
          <table:table-cell table:formula="of:=IF([.D403]=&quot;lab&quot;;[.E403];-[.E403])" office:value-type="percentage" office:value="0.04958460865763" calcext:value-type="percentage">
            <text:p>4.96%</text:p>
          </table:table-cell>
          <table:table-cell table:formula="of:=IF([.D403]=&quot;lib&quot;;[.E403];-[.E403])" office:value-type="percentage" office:value="-0.04958460865763" calcext:value-type="percentage">
            <text:p>-4.96%</text:p>
          </table:table-cell>
          <table:table-cell/>
          <table:table-cell table:formula="of:=IF(NOT([.$I403]=&quot;&quot;);IF([.$C403]=[.J$1];[.$I403];&quot;&quot;);&quot;&quot;)">
            <text:p/>
          </table:table-cell>
          <table:table-cell table:formula="of:=IF(NOT([.$I403]=&quot;&quot;);IF([.$C403]=[.K$1];[.$I403];&quot;&quot;);&quot;&quot;)">
            <text:p/>
          </table:table-cell>
          <table:table-cell table:formula="of:=IF(NOT([.$I403]=&quot;&quot;);IF([.$C403]=[.L$1];[.$I403];&quot;&quot;);&quot;&quot;)">
            <text:p/>
          </table:table-cell>
          <table:table-cell table:formula="of:=IF(NOT([.$I403]=&quot;&quot;);IF([.$C403]=[.M$1];[.$I403];&quot;&quot;);&quot;&quot;)">
            <text:p/>
          </table:table-cell>
          <table:table-cell table:formula="of:=IF(NOT([.$I403]=&quot;&quot;);IF([.$C403]=[.N$1];[.$I403];&quot;&quot;);&quot;&quot;)">
            <text:p/>
          </table:table-cell>
          <table:table-cell table:formula="of:=IF(NOT([.$I403]=&quot;&quot;);IF([.$C403]=[.O$1];[.$I403];&quot;&quot;);&quot;&quot;)">
            <text:p/>
          </table:table-cell>
          <table:table-cell table:formula="of:=IF(NOT([.$I403]=&quot;&quot;);IF([.$C403]=[.P$1];[.$I403];&quot;&quot;);&quot;&quot;)">
            <text:p/>
          </table:table-cell>
          <table:table-cell table:formula="of:=IF(NOT([.$I403]=&quot;&quot;);IF([.$C403]=[.Q$1];[.$I403];&quot;&quot;);&quot;&quot;)">
            <text:p/>
          </table:table-cell>
          <table:table-cell table:formula="of:=IF(NOT([.$I403]=&quot;&quot;);IF([.$C403]=[.R$1];[.$I403];&quot;&quot;);&quot;&quot;)">
            <text:p/>
          </table:table-cell>
          <table:table-cell table:formula="of:=IF(NOT([.$I403]=&quot;&quot;);IF([.$C403]=[.S$1];[.$I403];&quot;&quot;);&quot;&quot;)">
            <text:p/>
          </table:table-cell>
          <table:table-cell table:formula="of:=IF(NOT([.$I403]=&quot;&quot;);IF([.$C403]=[.T$1];[.$I403];&quot;&quot;);&quot;&quot;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58" office:value-type="string" calcext:value-type="string">
            <text:p>Hali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89683776159" calcext:value-type="percentage">
            <text:p>4.99%</text:p>
          </table:table-cell>
          <table:table-cell table:formula="of:=IF([.D404]=&quot;con&quot;;[.E404];-[.E404])" office:value-type="percentage" office:value="-0.04989683776159" calcext:value-type="percentage">
            <text:p>-4.99%</text:p>
          </table:table-cell>
          <table:table-cell table:formula="of:=IF([.D404]=&quot;lab&quot;;[.E404];-[.E404])" office:value-type="percentage" office:value="0.04989683776159" calcext:value-type="percentage">
            <text:p>4.99%</text:p>
          </table:table-cell>
          <table:table-cell table:formula="of:=IF([.D404]=&quot;lib&quot;;[.E404];-[.E404])" office:value-type="percentage" office:value="-0.04989683776159" calcext:value-type="percentage">
            <text:p>-4.99%</text:p>
          </table:table-cell>
          <table:table-cell/>
          <table:table-cell table:formula="of:=IF(NOT([.$I404]=&quot;&quot;);IF([.$C404]=[.J$1];[.$I404];&quot;&quot;);&quot;&quot;)">
            <text:p/>
          </table:table-cell>
          <table:table-cell table:formula="of:=IF(NOT([.$I404]=&quot;&quot;);IF([.$C404]=[.K$1];[.$I404];&quot;&quot;);&quot;&quot;)">
            <text:p/>
          </table:table-cell>
          <table:table-cell table:formula="of:=IF(NOT([.$I404]=&quot;&quot;);IF([.$C404]=[.L$1];[.$I404];&quot;&quot;);&quot;&quot;)">
            <text:p/>
          </table:table-cell>
          <table:table-cell table:formula="of:=IF(NOT([.$I404]=&quot;&quot;);IF([.$C404]=[.M$1];[.$I404];&quot;&quot;);&quot;&quot;)">
            <text:p/>
          </table:table-cell>
          <table:table-cell table:formula="of:=IF(NOT([.$I404]=&quot;&quot;);IF([.$C404]=[.N$1];[.$I404];&quot;&quot;);&quot;&quot;)">
            <text:p/>
          </table:table-cell>
          <table:table-cell table:formula="of:=IF(NOT([.$I404]=&quot;&quot;);IF([.$C404]=[.O$1];[.$I404];&quot;&quot;);&quot;&quot;)">
            <text:p/>
          </table:table-cell>
          <table:table-cell table:formula="of:=IF(NOT([.$I404]=&quot;&quot;);IF([.$C404]=[.P$1];[.$I404];&quot;&quot;);&quot;&quot;)">
            <text:p/>
          </table:table-cell>
          <table:table-cell table:formula="of:=IF(NOT([.$I404]=&quot;&quot;);IF([.$C404]=[.Q$1];[.$I404];&quot;&quot;);&quot;&quot;)">
            <text:p/>
          </table:table-cell>
          <table:table-cell table:formula="of:=IF(NOT([.$I404]=&quot;&quot;);IF([.$C404]=[.R$1];[.$I404];&quot;&quot;);&quot;&quot;)">
            <text:p/>
          </table:table-cell>
          <table:table-cell table:formula="of:=IF(NOT([.$I404]=&quot;&quot;);IF([.$C404]=[.S$1];[.$I404];&quot;&quot;);&quot;&quot;)">
            <text:p/>
          </table:table-cell>
          <table:table-cell table:formula="of:=IF(NOT([.$I404]=&quot;&quot;);IF([.$C404]=[.T$1];[.$I404];&quot;&quot;);&quot;&quot;)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65" office:value-type="string" calcext:value-type="string">
            <text:p>Ayr, Carrick and Cumn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49987122252747" calcext:value-type="percentage">
            <text:p>5.00%</text:p>
          </table:table-cell>
          <table:table-cell table:formula="of:=IF([.D405]=&quot;con&quot;;[.E405];-[.E405])" office:value-type="percentage" office:value="-0.049987122252747" calcext:value-type="percentage">
            <text:p>-5.00%</text:p>
          </table:table-cell>
          <table:table-cell table:formula="of:=IF([.D405]=&quot;lab&quot;;[.E405];-[.E405])" office:value-type="percentage" office:value="-0.049987122252747" calcext:value-type="percentage">
            <text:p>-5.00%</text:p>
          </table:table-cell>
          <table:table-cell table:formula="of:=IF([.D405]=&quot;lib&quot;;[.E405];-[.E405])" office:value-type="percentage" office:value="-0.049987122252747" calcext:value-type="percentage">
            <text:p>-5.00%</text:p>
          </table:table-cell>
          <table:table-cell/>
          <table:table-cell table:formula="of:=IF(NOT([.$I405]=&quot;&quot;);IF([.$C405]=[.J$1];[.$I405];&quot;&quot;);&quot;&quot;)">
            <text:p/>
          </table:table-cell>
          <table:table-cell table:formula="of:=IF(NOT([.$I405]=&quot;&quot;);IF([.$C405]=[.K$1];[.$I405];&quot;&quot;);&quot;&quot;)">
            <text:p/>
          </table:table-cell>
          <table:table-cell table:formula="of:=IF(NOT([.$I405]=&quot;&quot;);IF([.$C405]=[.L$1];[.$I405];&quot;&quot;);&quot;&quot;)">
            <text:p/>
          </table:table-cell>
          <table:table-cell table:formula="of:=IF(NOT([.$I405]=&quot;&quot;);IF([.$C405]=[.M$1];[.$I405];&quot;&quot;);&quot;&quot;)">
            <text:p/>
          </table:table-cell>
          <table:table-cell table:formula="of:=IF(NOT([.$I405]=&quot;&quot;);IF([.$C405]=[.N$1];[.$I405];&quot;&quot;);&quot;&quot;)">
            <text:p/>
          </table:table-cell>
          <table:table-cell table:formula="of:=IF(NOT([.$I405]=&quot;&quot;);IF([.$C405]=[.O$1];[.$I405];&quot;&quot;);&quot;&quot;)">
            <text:p/>
          </table:table-cell>
          <table:table-cell table:formula="of:=IF(NOT([.$I405]=&quot;&quot;);IF([.$C405]=[.P$1];[.$I405];&quot;&quot;);&quot;&quot;)">
            <text:p/>
          </table:table-cell>
          <table:table-cell table:formula="of:=IF(NOT([.$I405]=&quot;&quot;);IF([.$C405]=[.Q$1];[.$I405];&quot;&quot;);&quot;&quot;)">
            <text:p/>
          </table:table-cell>
          <table:table-cell table:formula="of:=IF(NOT([.$I405]=&quot;&quot;);IF([.$C405]=[.R$1];[.$I405];&quot;&quot;);&quot;&quot;)">
            <text:p/>
          </table:table-cell>
          <table:table-cell table:formula="of:=IF(NOT([.$I405]=&quot;&quot;);IF([.$C405]=[.S$1];[.$I405];&quot;&quot;);&quot;&quot;)">
            <text:p/>
          </table:table-cell>
          <table:table-cell table:formula="of:=IF(NOT([.$I405]=&quot;&quot;);IF([.$C405]=[.T$1];[.$I405];&quot;&quot;);&quot;&quot;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65" office:value-type="string" calcext:value-type="string">
            <text:p>Moray West, Nairn and Strathsp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1506428708502" calcext:value-type="percentage">
            <text:p>5.15%</text:p>
          </table:table-cell>
          <table:table-cell table:formula="of:=IF([.D406]=&quot;con&quot;;[.E406];-[.E406])" office:value-type="percentage" office:value="-0.051506428708502" calcext:value-type="percentage">
            <text:p>-5.15%</text:p>
          </table:table-cell>
          <table:table-cell table:formula="of:=IF([.D406]=&quot;lab&quot;;[.E406];-[.E406])" office:value-type="percentage" office:value="-0.051506428708502" calcext:value-type="percentage">
            <text:p>-5.15%</text:p>
          </table:table-cell>
          <table:table-cell table:formula="of:=IF([.D406]=&quot;lib&quot;;[.E406];-[.E406])" office:value-type="percentage" office:value="-0.051506428708502" calcext:value-type="percentage">
            <text:p>-5.15%</text:p>
          </table:table-cell>
          <table:table-cell/>
          <table:table-cell table:formula="of:=IF(NOT([.$I406]=&quot;&quot;);IF([.$C406]=[.J$1];[.$I406];&quot;&quot;);&quot;&quot;)">
            <text:p/>
          </table:table-cell>
          <table:table-cell table:formula="of:=IF(NOT([.$I406]=&quot;&quot;);IF([.$C406]=[.K$1];[.$I406];&quot;&quot;);&quot;&quot;)">
            <text:p/>
          </table:table-cell>
          <table:table-cell table:formula="of:=IF(NOT([.$I406]=&quot;&quot;);IF([.$C406]=[.L$1];[.$I406];&quot;&quot;);&quot;&quot;)">
            <text:p/>
          </table:table-cell>
          <table:table-cell table:formula="of:=IF(NOT([.$I406]=&quot;&quot;);IF([.$C406]=[.M$1];[.$I406];&quot;&quot;);&quot;&quot;)">
            <text:p/>
          </table:table-cell>
          <table:table-cell table:formula="of:=IF(NOT([.$I406]=&quot;&quot;);IF([.$C406]=[.N$1];[.$I406];&quot;&quot;);&quot;&quot;)">
            <text:p/>
          </table:table-cell>
          <table:table-cell table:formula="of:=IF(NOT([.$I406]=&quot;&quot;);IF([.$C406]=[.O$1];[.$I406];&quot;&quot;);&quot;&quot;)">
            <text:p/>
          </table:table-cell>
          <table:table-cell table:formula="of:=IF(NOT([.$I406]=&quot;&quot;);IF([.$C406]=[.P$1];[.$I406];&quot;&quot;);&quot;&quot;)">
            <text:p/>
          </table:table-cell>
          <table:table-cell table:formula="of:=IF(NOT([.$I406]=&quot;&quot;);IF([.$C406]=[.Q$1];[.$I406];&quot;&quot;);&quot;&quot;)">
            <text:p/>
          </table:table-cell>
          <table:table-cell table:formula="of:=IF(NOT([.$I406]=&quot;&quot;);IF([.$C406]=[.R$1];[.$I406];&quot;&quot;);&quot;&quot;)">
            <text:p/>
          </table:table-cell>
          <table:table-cell table:formula="of:=IF(NOT([.$I406]=&quot;&quot;);IF([.$C406]=[.S$1];[.$I406];&quot;&quot;);&quot;&quot;)">
            <text:p/>
          </table:table-cell>
          <table:table-cell table:formula="of:=IF(NOT([.$I406]=&quot;&quot;);IF([.$C406]=[.T$1];[.$I406];&quot;&quot;);&quot;&quot;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71" office:value-type="string" calcext:value-type="string">
            <text:p>Reading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54762637531738" calcext:value-type="percentage">
            <text:p>5.48%</text:p>
          </table:table-cell>
          <table:table-cell table:formula="of:=IF([.D407]=&quot;con&quot;;[.E407];-[.E407])" office:value-type="percentage" office:value="-0.054762637531738" calcext:value-type="percentage">
            <text:p>-5.48%</text:p>
          </table:table-cell>
          <table:table-cell table:formula="of:=IF([.D407]=&quot;lab&quot;;[.E407];-[.E407])" office:value-type="percentage" office:value="0.054762637531738" calcext:value-type="percentage">
            <text:p>5.48%</text:p>
          </table:table-cell>
          <table:table-cell table:formula="of:=IF([.D407]=&quot;lib&quot;;[.E407];-[.E407])" office:value-type="percentage" office:value="-0.054762637531738" calcext:value-type="percentage">
            <text:p>-5.48%</text:p>
          </table:table-cell>
          <table:table-cell/>
          <table:table-cell table:formula="of:=IF(NOT([.$I407]=&quot;&quot;);IF([.$C407]=[.J$1];[.$I407];&quot;&quot;);&quot;&quot;)">
            <text:p/>
          </table:table-cell>
          <table:table-cell table:formula="of:=IF(NOT([.$I407]=&quot;&quot;);IF([.$C407]=[.K$1];[.$I407];&quot;&quot;);&quot;&quot;)">
            <text:p/>
          </table:table-cell>
          <table:table-cell table:formula="of:=IF(NOT([.$I407]=&quot;&quot;);IF([.$C407]=[.L$1];[.$I407];&quot;&quot;);&quot;&quot;)">
            <text:p/>
          </table:table-cell>
          <table:table-cell table:formula="of:=IF(NOT([.$I407]=&quot;&quot;);IF([.$C407]=[.M$1];[.$I407];&quot;&quot;);&quot;&quot;)">
            <text:p/>
          </table:table-cell>
          <table:table-cell table:formula="of:=IF(NOT([.$I407]=&quot;&quot;);IF([.$C407]=[.N$1];[.$I407];&quot;&quot;);&quot;&quot;)">
            <text:p/>
          </table:table-cell>
          <table:table-cell table:formula="of:=IF(NOT([.$I407]=&quot;&quot;);IF([.$C407]=[.O$1];[.$I407];&quot;&quot;);&quot;&quot;)">
            <text:p/>
          </table:table-cell>
          <table:table-cell table:formula="of:=IF(NOT([.$I407]=&quot;&quot;);IF([.$C407]=[.P$1];[.$I407];&quot;&quot;);&quot;&quot;)">
            <text:p/>
          </table:table-cell>
          <table:table-cell table:formula="of:=IF(NOT([.$I407]=&quot;&quot;);IF([.$C407]=[.Q$1];[.$I407];&quot;&quot;);&quot;&quot;)">
            <text:p/>
          </table:table-cell>
          <table:table-cell table:formula="of:=IF(NOT([.$I407]=&quot;&quot;);IF([.$C407]=[.R$1];[.$I407];&quot;&quot;);&quot;&quot;)">
            <text:p/>
          </table:table-cell>
          <table:table-cell table:formula="of:=IF(NOT([.$I407]=&quot;&quot;);IF([.$C407]=[.S$1];[.$I407];&quot;&quot;);&quot;&quot;)">
            <text:p/>
          </table:table-cell>
          <table:table-cell table:formula="of:=IF(NOT([.$I407]=&quot;&quot;);IF([.$C407]=[.T$1];[.$I407];&quot;&quot;);&quot;&quot;)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58" office:value-type="string" calcext:value-type="string">
            <text:p>Doncaste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58171745152355" calcext:value-type="percentage">
            <text:p>5.82%</text:p>
          </table:table-cell>
          <table:table-cell table:formula="of:=IF([.D408]=&quot;con&quot;;[.E408];-[.E408])" office:value-type="percentage" office:value="-0.058171745152355" calcext:value-type="percentage">
            <text:p>-5.82%</text:p>
          </table:table-cell>
          <table:table-cell table:formula="of:=IF([.D408]=&quot;lab&quot;;[.E408];-[.E408])" office:value-type="percentage" office:value="0.058171745152355" calcext:value-type="percentage">
            <text:p>5.82%</text:p>
          </table:table-cell>
          <table:table-cell table:formula="of:=IF([.D408]=&quot;lib&quot;;[.E408];-[.E408])" office:value-type="percentage" office:value="-0.058171745152355" calcext:value-type="percentage">
            <text:p>-5.82%</text:p>
          </table:table-cell>
          <table:table-cell/>
          <table:table-cell table:formula="of:=IF(NOT([.$I408]=&quot;&quot;);IF([.$C408]=[.J$1];[.$I408];&quot;&quot;);&quot;&quot;)">
            <text:p/>
          </table:table-cell>
          <table:table-cell table:formula="of:=IF(NOT([.$I408]=&quot;&quot;);IF([.$C408]=[.K$1];[.$I408];&quot;&quot;);&quot;&quot;)">
            <text:p/>
          </table:table-cell>
          <table:table-cell table:formula="of:=IF(NOT([.$I408]=&quot;&quot;);IF([.$C408]=[.L$1];[.$I408];&quot;&quot;);&quot;&quot;)">
            <text:p/>
          </table:table-cell>
          <table:table-cell table:formula="of:=IF(NOT([.$I408]=&quot;&quot;);IF([.$C408]=[.M$1];[.$I408];&quot;&quot;);&quot;&quot;)">
            <text:p/>
          </table:table-cell>
          <table:table-cell table:formula="of:=IF(NOT([.$I408]=&quot;&quot;);IF([.$C408]=[.N$1];[.$I408];&quot;&quot;);&quot;&quot;)">
            <text:p/>
          </table:table-cell>
          <table:table-cell table:formula="of:=IF(NOT([.$I408]=&quot;&quot;);IF([.$C408]=[.O$1];[.$I408];&quot;&quot;);&quot;&quot;)">
            <text:p/>
          </table:table-cell>
          <table:table-cell table:formula="of:=IF(NOT([.$I408]=&quot;&quot;);IF([.$C408]=[.P$1];[.$I408];&quot;&quot;);&quot;&quot;)">
            <text:p/>
          </table:table-cell>
          <table:table-cell table:formula="of:=IF(NOT([.$I408]=&quot;&quot;);IF([.$C408]=[.Q$1];[.$I408];&quot;&quot;);&quot;&quot;)">
            <text:p/>
          </table:table-cell>
          <table:table-cell table:formula="of:=IF(NOT([.$I408]=&quot;&quot;);IF([.$C408]=[.R$1];[.$I408];&quot;&quot;);&quot;&quot;)">
            <text:p/>
          </table:table-cell>
          <table:table-cell table:formula="of:=IF(NOT([.$I408]=&quot;&quot;);IF([.$C408]=[.S$1];[.$I408];&quot;&quot;);&quot;&quot;)">
            <text:p/>
          </table:table-cell>
          <table:table-cell table:formula="of:=IF(NOT([.$I408]=&quot;&quot;);IF([.$C408]=[.T$1];[.$I408];&quot;&quot;)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65" office:value-type="string" calcext:value-type="string">
            <text:p>Cowdenbeath and Kirkcal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8899956691208" calcext:value-type="percentage">
            <text:p>5.89%</text:p>
          </table:table-cell>
          <table:table-cell table:formula="of:=IF([.D409]=&quot;con&quot;;[.E409];-[.E409])" office:value-type="percentage" office:value="-0.058899956691208" calcext:value-type="percentage">
            <text:p>-5.89%</text:p>
          </table:table-cell>
          <table:table-cell table:formula="of:=IF([.D409]=&quot;lab&quot;;[.E409];-[.E409])" office:value-type="percentage" office:value="-0.058899956691208" calcext:value-type="percentage">
            <text:p>-5.89%</text:p>
          </table:table-cell>
          <table:table-cell table:formula="of:=IF([.D409]=&quot;lib&quot;;[.E409];-[.E409])" office:value-type="percentage" office:value="-0.058899956691208" calcext:value-type="percentage">
            <text:p>-5.89%</text:p>
          </table:table-cell>
          <table:table-cell/>
          <table:table-cell table:formula="of:=IF(NOT([.$I409]=&quot;&quot;);IF([.$C409]=[.J$1];[.$I409];&quot;&quot;);&quot;&quot;)">
            <text:p/>
          </table:table-cell>
          <table:table-cell table:formula="of:=IF(NOT([.$I409]=&quot;&quot;);IF([.$C409]=[.K$1];[.$I409];&quot;&quot;);&quot;&quot;)">
            <text:p/>
          </table:table-cell>
          <table:table-cell table:formula="of:=IF(NOT([.$I409]=&quot;&quot;);IF([.$C409]=[.L$1];[.$I409];&quot;&quot;);&quot;&quot;)">
            <text:p/>
          </table:table-cell>
          <table:table-cell table:formula="of:=IF(NOT([.$I409]=&quot;&quot;);IF([.$C409]=[.M$1];[.$I409];&quot;&quot;);&quot;&quot;)">
            <text:p/>
          </table:table-cell>
          <table:table-cell table:formula="of:=IF(NOT([.$I409]=&quot;&quot;);IF([.$C409]=[.N$1];[.$I409];&quot;&quot;);&quot;&quot;)">
            <text:p/>
          </table:table-cell>
          <table:table-cell table:formula="of:=IF(NOT([.$I409]=&quot;&quot;);IF([.$C409]=[.O$1];[.$I409];&quot;&quot;);&quot;&quot;)">
            <text:p/>
          </table:table-cell>
          <table:table-cell table:formula="of:=IF(NOT([.$I409]=&quot;&quot;);IF([.$C409]=[.P$1];[.$I409];&quot;&quot;);&quot;&quot;)">
            <text:p/>
          </table:table-cell>
          <table:table-cell table:formula="of:=IF(NOT([.$I409]=&quot;&quot;);IF([.$C409]=[.Q$1];[.$I409];&quot;&quot;);&quot;&quot;)">
            <text:p/>
          </table:table-cell>
          <table:table-cell table:formula="of:=IF(NOT([.$I409]=&quot;&quot;);IF([.$C409]=[.R$1];[.$I409];&quot;&quot;);&quot;&quot;)">
            <text:p/>
          </table:table-cell>
          <table:table-cell table:formula="of:=IF(NOT([.$I409]=&quot;&quot;);IF([.$C409]=[.S$1];[.$I409];&quot;&quot;);&quot;&quot;)">
            <text:p/>
          </table:table-cell>
          <table:table-cell table:formula="of:=IF(NOT([.$I409]=&quot;&quot;);IF([.$C409]=[.T$1];[.$I409];&quot;&quot;);&quot;&quot;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58" office:value-type="string" calcext:value-type="string">
            <text:p>Torfa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2291169451075" calcext:value-type="percentage">
            <text:p>6.23%</text:p>
          </table:table-cell>
          <table:table-cell table:formula="of:=IF([.D410]=&quot;con&quot;;[.E410];-[.E410])" office:value-type="percentage" office:value="-0.062291169451075" calcext:value-type="percentage">
            <text:p>-6.23%</text:p>
          </table:table-cell>
          <table:table-cell table:formula="of:=IF([.D410]=&quot;lab&quot;;[.E410];-[.E410])" office:value-type="percentage" office:value="0.062291169451075" calcext:value-type="percentage">
            <text:p>6.23%</text:p>
          </table:table-cell>
          <table:table-cell table:formula="of:=IF([.D410]=&quot;lib&quot;;[.E410];-[.E410])" office:value-type="percentage" office:value="-0.062291169451075" calcext:value-type="percentage">
            <text:p>-6.23%</text:p>
          </table:table-cell>
          <table:table-cell/>
          <table:table-cell table:formula="of:=IF(NOT([.$I410]=&quot;&quot;);IF([.$C410]=[.J$1];[.$I410];&quot;&quot;);&quot;&quot;)">
            <text:p/>
          </table:table-cell>
          <table:table-cell table:formula="of:=IF(NOT([.$I410]=&quot;&quot;);IF([.$C410]=[.K$1];[.$I410];&quot;&quot;);&quot;&quot;)">
            <text:p/>
          </table:table-cell>
          <table:table-cell table:formula="of:=IF(NOT([.$I410]=&quot;&quot;);IF([.$C410]=[.L$1];[.$I410];&quot;&quot;);&quot;&quot;)">
            <text:p/>
          </table:table-cell>
          <table:table-cell table:formula="of:=IF(NOT([.$I410]=&quot;&quot;);IF([.$C410]=[.M$1];[.$I410];&quot;&quot;);&quot;&quot;)">
            <text:p/>
          </table:table-cell>
          <table:table-cell table:formula="of:=IF(NOT([.$I410]=&quot;&quot;);IF([.$C410]=[.N$1];[.$I410];&quot;&quot;);&quot;&quot;)">
            <text:p/>
          </table:table-cell>
          <table:table-cell table:formula="of:=IF(NOT([.$I410]=&quot;&quot;);IF([.$C410]=[.O$1];[.$I410];&quot;&quot;);&quot;&quot;)">
            <text:p/>
          </table:table-cell>
          <table:table-cell table:formula="of:=IF(NOT([.$I410]=&quot;&quot;);IF([.$C410]=[.P$1];[.$I410];&quot;&quot;);&quot;&quot;)">
            <text:p/>
          </table:table-cell>
          <table:table-cell table:formula="of:=IF(NOT([.$I410]=&quot;&quot;);IF([.$C410]=[.Q$1];[.$I410];&quot;&quot;);&quot;&quot;)">
            <text:p/>
          </table:table-cell>
          <table:table-cell table:formula="of:=IF(NOT([.$I410]=&quot;&quot;);IF([.$C410]=[.R$1];[.$I410];&quot;&quot;);&quot;&quot;)">
            <text:p/>
          </table:table-cell>
          <table:table-cell table:formula="of:=IF(NOT([.$I410]=&quot;&quot;);IF([.$C410]=[.S$1];[.$I410];&quot;&quot;);&quot;&quot;)">
            <text:p/>
          </table:table-cell>
          <table:table-cell table:formula="of:=IF(NOT([.$I410]=&quot;&quot;);IF([.$C410]=[.T$1];[.$I410];&quot;&quot;);&quot;&quot;)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58" office:value-type="string" calcext:value-type="string">
            <text:p>Kingston upon Hull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554702225223" calcext:value-type="percentage">
            <text:p>6.55%</text:p>
          </table:table-cell>
          <table:table-cell table:formula="of:=IF([.D411]=&quot;con&quot;;[.E411];-[.E411])" office:value-type="percentage" office:value="-0.06554702225223" calcext:value-type="percentage">
            <text:p>-6.55%</text:p>
          </table:table-cell>
          <table:table-cell table:formula="of:=IF([.D411]=&quot;lab&quot;;[.E411];-[.E411])" office:value-type="percentage" office:value="0.06554702225223" calcext:value-type="percentage">
            <text:p>6.55%</text:p>
          </table:table-cell>
          <table:table-cell table:formula="of:=IF([.D411]=&quot;lib&quot;;[.E411];-[.E411])" office:value-type="percentage" office:value="-0.06554702225223" calcext:value-type="percentage">
            <text:p>-6.55%</text:p>
          </table:table-cell>
          <table:table-cell/>
          <table:table-cell table:formula="of:=IF(NOT([.$I411]=&quot;&quot;);IF([.$C411]=[.J$1];[.$I411];&quot;&quot;);&quot;&quot;)">
            <text:p/>
          </table:table-cell>
          <table:table-cell table:formula="of:=IF(NOT([.$I411]=&quot;&quot;);IF([.$C411]=[.K$1];[.$I411];&quot;&quot;);&quot;&quot;)">
            <text:p/>
          </table:table-cell>
          <table:table-cell table:formula="of:=IF(NOT([.$I411]=&quot;&quot;);IF([.$C411]=[.L$1];[.$I411];&quot;&quot;);&quot;&quot;)">
            <text:p/>
          </table:table-cell>
          <table:table-cell table:formula="of:=IF(NOT([.$I411]=&quot;&quot;);IF([.$C411]=[.M$1];[.$I411];&quot;&quot;);&quot;&quot;)">
            <text:p/>
          </table:table-cell>
          <table:table-cell table:formula="of:=IF(NOT([.$I411]=&quot;&quot;);IF([.$C411]=[.N$1];[.$I411];&quot;&quot;);&quot;&quot;)">
            <text:p/>
          </table:table-cell>
          <table:table-cell table:formula="of:=IF(NOT([.$I411]=&quot;&quot;);IF([.$C411]=[.O$1];[.$I411];&quot;&quot;);&quot;&quot;)">
            <text:p/>
          </table:table-cell>
          <table:table-cell table:formula="of:=IF(NOT([.$I411]=&quot;&quot;);IF([.$C411]=[.P$1];[.$I411];&quot;&quot;);&quot;&quot;)">
            <text:p/>
          </table:table-cell>
          <table:table-cell table:formula="of:=IF(NOT([.$I411]=&quot;&quot;);IF([.$C411]=[.Q$1];[.$I411];&quot;&quot;);&quot;&quot;)">
            <text:p/>
          </table:table-cell>
          <table:table-cell table:formula="of:=IF(NOT([.$I411]=&quot;&quot;);IF([.$C411]=[.R$1];[.$I411];&quot;&quot;);&quot;&quot;)">
            <text:p/>
          </table:table-cell>
          <table:table-cell table:formula="of:=IF(NOT([.$I411]=&quot;&quot;);IF([.$C411]=[.S$1];[.$I411];&quot;&quot;);&quot;&quot;)">
            <text:p/>
          </table:table-cell>
          <table:table-cell table:formula="of:=IF(NOT([.$I411]=&quot;&quot;);IF([.$C411]=[.T$1];[.$I411];&quot;&quot;);&quot;&quot;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65" office:value-type="string" calcext:value-type="string">
            <text:p>Lothi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66399519910177" calcext:value-type="percentage">
            <text:p>6.64%</text:p>
          </table:table-cell>
          <table:table-cell table:formula="of:=IF([.D412]=&quot;con&quot;;[.E412];-[.E412])" office:value-type="percentage" office:value="-0.066399519910177" calcext:value-type="percentage">
            <text:p>-6.64%</text:p>
          </table:table-cell>
          <table:table-cell table:formula="of:=IF([.D412]=&quot;lab&quot;;[.E412];-[.E412])" office:value-type="percentage" office:value="-0.066399519910177" calcext:value-type="percentage">
            <text:p>-6.64%</text:p>
          </table:table-cell>
          <table:table-cell table:formula="of:=IF([.D412]=&quot;lib&quot;;[.E412];-[.E412])" office:value-type="percentage" office:value="-0.066399519910177" calcext:value-type="percentage">
            <text:p>-6.64%</text:p>
          </table:table-cell>
          <table:table-cell/>
          <table:table-cell table:formula="of:=IF(NOT([.$I412]=&quot;&quot;);IF([.$C412]=[.J$1];[.$I412];&quot;&quot;);&quot;&quot;)">
            <text:p/>
          </table:table-cell>
          <table:table-cell table:formula="of:=IF(NOT([.$I412]=&quot;&quot;);IF([.$C412]=[.K$1];[.$I412];&quot;&quot;);&quot;&quot;)">
            <text:p/>
          </table:table-cell>
          <table:table-cell table:formula="of:=IF(NOT([.$I412]=&quot;&quot;);IF([.$C412]=[.L$1];[.$I412];&quot;&quot;);&quot;&quot;)">
            <text:p/>
          </table:table-cell>
          <table:table-cell table:formula="of:=IF(NOT([.$I412]=&quot;&quot;);IF([.$C412]=[.M$1];[.$I412];&quot;&quot;);&quot;&quot;)">
            <text:p/>
          </table:table-cell>
          <table:table-cell table:formula="of:=IF(NOT([.$I412]=&quot;&quot;);IF([.$C412]=[.N$1];[.$I412];&quot;&quot;);&quot;&quot;)">
            <text:p/>
          </table:table-cell>
          <table:table-cell table:formula="of:=IF(NOT([.$I412]=&quot;&quot;);IF([.$C412]=[.O$1];[.$I412];&quot;&quot;);&quot;&quot;)">
            <text:p/>
          </table:table-cell>
          <table:table-cell table:formula="of:=IF(NOT([.$I412]=&quot;&quot;);IF([.$C412]=[.P$1];[.$I412];&quot;&quot;);&quot;&quot;)">
            <text:p/>
          </table:table-cell>
          <table:table-cell table:formula="of:=IF(NOT([.$I412]=&quot;&quot;);IF([.$C412]=[.Q$1];[.$I412];&quot;&quot;);&quot;&quot;)">
            <text:p/>
          </table:table-cell>
          <table:table-cell table:formula="of:=IF(NOT([.$I412]=&quot;&quot;);IF([.$C412]=[.R$1];[.$I412];&quot;&quot;);&quot;&quot;)">
            <text:p/>
          </table:table-cell>
          <table:table-cell table:formula="of:=IF(NOT([.$I412]=&quot;&quot;);IF([.$C412]=[.S$1];[.$I412];&quot;&quot;);&quot;&quot;)">
            <text:p/>
          </table:table-cell>
          <table:table-cell table:formula="of:=IF(NOT([.$I412]=&quot;&quot;);IF([.$C412]=[.T$1];[.$I412];&quot;&quot;);&quot;&quot;)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58" office:value-type="string" calcext:value-type="string">
            <text:p>Kingston upon Hull North and Cott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809110680911" calcext:value-type="percentage">
            <text:p>6.81%</text:p>
          </table:table-cell>
          <table:table-cell table:formula="of:=IF([.D413]=&quot;con&quot;;[.E413];-[.E413])" office:value-type="percentage" office:value="-0.06809110680911" calcext:value-type="percentage">
            <text:p>-6.81%</text:p>
          </table:table-cell>
          <table:table-cell table:formula="of:=IF([.D413]=&quot;lab&quot;;[.E413];-[.E413])" office:value-type="percentage" office:value="0.06809110680911" calcext:value-type="percentage">
            <text:p>6.81%</text:p>
          </table:table-cell>
          <table:table-cell table:formula="of:=IF([.D413]=&quot;lib&quot;;[.E413];-[.E413])" office:value-type="percentage" office:value="-0.06809110680911" calcext:value-type="percentage">
            <text:p>-6.81%</text:p>
          </table:table-cell>
          <table:table-cell/>
          <table:table-cell table:formula="of:=IF(NOT([.$I413]=&quot;&quot;);IF([.$C413]=[.J$1];[.$I413];&quot;&quot;);&quot;&quot;)">
            <text:p/>
          </table:table-cell>
          <table:table-cell table:formula="of:=IF(NOT([.$I413]=&quot;&quot;);IF([.$C413]=[.K$1];[.$I413];&quot;&quot;);&quot;&quot;)">
            <text:p/>
          </table:table-cell>
          <table:table-cell table:formula="of:=IF(NOT([.$I413]=&quot;&quot;);IF([.$C413]=[.L$1];[.$I413];&quot;&quot;);&quot;&quot;)">
            <text:p/>
          </table:table-cell>
          <table:table-cell table:formula="of:=IF(NOT([.$I413]=&quot;&quot;);IF([.$C413]=[.M$1];[.$I413];&quot;&quot;);&quot;&quot;)">
            <text:p/>
          </table:table-cell>
          <table:table-cell table:formula="of:=IF(NOT([.$I413]=&quot;&quot;);IF([.$C413]=[.N$1];[.$I413];&quot;&quot;);&quot;&quot;)">
            <text:p/>
          </table:table-cell>
          <table:table-cell table:formula="of:=IF(NOT([.$I413]=&quot;&quot;);IF([.$C413]=[.O$1];[.$I413];&quot;&quot;);&quot;&quot;)">
            <text:p/>
          </table:table-cell>
          <table:table-cell table:formula="of:=IF(NOT([.$I413]=&quot;&quot;);IF([.$C413]=[.P$1];[.$I413];&quot;&quot;);&quot;&quot;)">
            <text:p/>
          </table:table-cell>
          <table:table-cell table:formula="of:=IF(NOT([.$I413]=&quot;&quot;);IF([.$C413]=[.Q$1];[.$I413];&quot;&quot;);&quot;&quot;)">
            <text:p/>
          </table:table-cell>
          <table:table-cell table:formula="of:=IF(NOT([.$I413]=&quot;&quot;);IF([.$C413]=[.R$1];[.$I413];&quot;&quot;);&quot;&quot;)">
            <text:p/>
          </table:table-cell>
          <table:table-cell table:formula="of:=IF(NOT([.$I413]=&quot;&quot;);IF([.$C413]=[.S$1];[.$I413];&quot;&quot;);&quot;&quot;)">
            <text:p/>
          </table:table-cell>
          <table:table-cell table:formula="of:=IF(NOT([.$I413]=&quot;&quot;);IF([.$C413]=[.T$1];[.$I413];&quot;&quot;);&quot;&quot;)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58" office:value-type="string" calcext:value-type="string">
            <text:p>Rothe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9525260921769" calcext:value-type="percentage">
            <text:p>6.95%</text:p>
          </table:table-cell>
          <table:table-cell table:formula="of:=IF([.D414]=&quot;con&quot;;[.E414];-[.E414])" office:value-type="percentage" office:value="-0.069525260921769" calcext:value-type="percentage">
            <text:p>-6.95%</text:p>
          </table:table-cell>
          <table:table-cell table:formula="of:=IF([.D414]=&quot;lab&quot;;[.E414];-[.E414])" office:value-type="percentage" office:value="0.069525260921769" calcext:value-type="percentage">
            <text:p>6.95%</text:p>
          </table:table-cell>
          <table:table-cell table:formula="of:=IF([.D414]=&quot;lib&quot;;[.E414];-[.E414])" office:value-type="percentage" office:value="-0.069525260921769" calcext:value-type="percentage">
            <text:p>-6.95%</text:p>
          </table:table-cell>
          <table:table-cell/>
          <table:table-cell table:formula="of:=IF(NOT([.$I414]=&quot;&quot;);IF([.$C414]=[.J$1];[.$I414];&quot;&quot;);&quot;&quot;)">
            <text:p/>
          </table:table-cell>
          <table:table-cell table:formula="of:=IF(NOT([.$I414]=&quot;&quot;);IF([.$C414]=[.K$1];[.$I414];&quot;&quot;);&quot;&quot;)">
            <text:p/>
          </table:table-cell>
          <table:table-cell table:formula="of:=IF(NOT([.$I414]=&quot;&quot;);IF([.$C414]=[.L$1];[.$I414];&quot;&quot;);&quot;&quot;)">
            <text:p/>
          </table:table-cell>
          <table:table-cell table:formula="of:=IF(NOT([.$I414]=&quot;&quot;);IF([.$C414]=[.M$1];[.$I414];&quot;&quot;);&quot;&quot;)">
            <text:p/>
          </table:table-cell>
          <table:table-cell table:formula="of:=IF(NOT([.$I414]=&quot;&quot;);IF([.$C414]=[.N$1];[.$I414];&quot;&quot;);&quot;&quot;)">
            <text:p/>
          </table:table-cell>
          <table:table-cell table:formula="of:=IF(NOT([.$I414]=&quot;&quot;);IF([.$C414]=[.O$1];[.$I414];&quot;&quot;);&quot;&quot;)">
            <text:p/>
          </table:table-cell>
          <table:table-cell table:formula="of:=IF(NOT([.$I414]=&quot;&quot;);IF([.$C414]=[.P$1];[.$I414];&quot;&quot;);&quot;&quot;)">
            <text:p/>
          </table:table-cell>
          <table:table-cell table:formula="of:=IF(NOT([.$I414]=&quot;&quot;);IF([.$C414]=[.Q$1];[.$I414];&quot;&quot;);&quot;&quot;)">
            <text:p/>
          </table:table-cell>
          <table:table-cell table:formula="of:=IF(NOT([.$I414]=&quot;&quot;);IF([.$C414]=[.R$1];[.$I414];&quot;&quot;);&quot;&quot;)">
            <text:p/>
          </table:table-cell>
          <table:table-cell table:formula="of:=IF(NOT([.$I414]=&quot;&quot;);IF([.$C414]=[.S$1];[.$I414];&quot;&quot;);&quot;&quot;)">
            <text:p/>
          </table:table-cell>
          <table:table-cell table:formula="of:=IF(NOT([.$I414]=&quot;&quot;);IF([.$C414]=[.T$1];[.$I414];&quot;&quot;);&quot;&quot;)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71" office:value-type="string" calcext:value-type="string">
            <text:p>Brad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69537006765083" calcext:value-type="percentage">
            <text:p>6.95%</text:p>
          </table:table-cell>
          <table:table-cell table:formula="of:=IF([.D415]=&quot;con&quot;;[.E415];-[.E415])" office:value-type="percentage" office:value="-0.069537006765083" calcext:value-type="percentage">
            <text:p>-6.95%</text:p>
          </table:table-cell>
          <table:table-cell table:formula="of:=IF([.D415]=&quot;lab&quot;;[.E415];-[.E415])" office:value-type="percentage" office:value="0.069537006765083" calcext:value-type="percentage">
            <text:p>6.95%</text:p>
          </table:table-cell>
          <table:table-cell table:formula="of:=IF([.D415]=&quot;lib&quot;;[.E415];-[.E415])" office:value-type="percentage" office:value="-0.069537006765083" calcext:value-type="percentage">
            <text:p>-6.95%</text:p>
          </table:table-cell>
          <table:table-cell/>
          <table:table-cell table:formula="of:=IF(NOT([.$I415]=&quot;&quot;);IF([.$C415]=[.J$1];[.$I415];&quot;&quot;);&quot;&quot;)">
            <text:p/>
          </table:table-cell>
          <table:table-cell table:formula="of:=IF(NOT([.$I415]=&quot;&quot;);IF([.$C415]=[.K$1];[.$I415];&quot;&quot;);&quot;&quot;)">
            <text:p/>
          </table:table-cell>
          <table:table-cell table:formula="of:=IF(NOT([.$I415]=&quot;&quot;);IF([.$C415]=[.L$1];[.$I415];&quot;&quot;);&quot;&quot;)">
            <text:p/>
          </table:table-cell>
          <table:table-cell table:formula="of:=IF(NOT([.$I415]=&quot;&quot;);IF([.$C415]=[.M$1];[.$I415];&quot;&quot;);&quot;&quot;)">
            <text:p/>
          </table:table-cell>
          <table:table-cell table:formula="of:=IF(NOT([.$I415]=&quot;&quot;);IF([.$C415]=[.N$1];[.$I415];&quot;&quot;);&quot;&quot;)">
            <text:p/>
          </table:table-cell>
          <table:table-cell table:formula="of:=IF(NOT([.$I415]=&quot;&quot;);IF([.$C415]=[.O$1];[.$I415];&quot;&quot;);&quot;&quot;)">
            <text:p/>
          </table:table-cell>
          <table:table-cell table:formula="of:=IF(NOT([.$I415]=&quot;&quot;);IF([.$C415]=[.P$1];[.$I415];&quot;&quot;);&quot;&quot;)">
            <text:p/>
          </table:table-cell>
          <table:table-cell table:formula="of:=IF(NOT([.$I415]=&quot;&quot;);IF([.$C415]=[.Q$1];[.$I415];&quot;&quot;);&quot;&quot;)">
            <text:p/>
          </table:table-cell>
          <table:table-cell table:formula="of:=IF(NOT([.$I415]=&quot;&quot;);IF([.$C415]=[.R$1];[.$I415];&quot;&quot;);&quot;&quot;)">
            <text:p/>
          </table:table-cell>
          <table:table-cell table:formula="of:=IF(NOT([.$I415]=&quot;&quot;);IF([.$C415]=[.S$1];[.$I415];&quot;&quot;);&quot;&quot;)">
            <text:p/>
          </table:table-cell>
          <table:table-cell table:formula="of:=IF(NOT([.$I415]=&quot;&quot;);IF([.$C415]=[.T$1];[.$I415];&quot;&quot;);&quot;&quot;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58" office:value-type="string" calcext:value-type="string">
            <text:p>Sunderland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0130607609313" calcext:value-type="percentage">
            <text:p>7.01%</text:p>
          </table:table-cell>
          <table:table-cell table:formula="of:=IF([.D416]=&quot;con&quot;;[.E416];-[.E416])" office:value-type="percentage" office:value="-0.070130607609313" calcext:value-type="percentage">
            <text:p>-7.01%</text:p>
          </table:table-cell>
          <table:table-cell table:formula="of:=IF([.D416]=&quot;lab&quot;;[.E416];-[.E416])" office:value-type="percentage" office:value="0.070130607609313" calcext:value-type="percentage">
            <text:p>7.01%</text:p>
          </table:table-cell>
          <table:table-cell table:formula="of:=IF([.D416]=&quot;lib&quot;;[.E416];-[.E416])" office:value-type="percentage" office:value="-0.070130607609313" calcext:value-type="percentage">
            <text:p>-7.01%</text:p>
          </table:table-cell>
          <table:table-cell/>
          <table:table-cell table:formula="of:=IF(NOT([.$I416]=&quot;&quot;);IF([.$C416]=[.J$1];[.$I416];&quot;&quot;);&quot;&quot;)">
            <text:p/>
          </table:table-cell>
          <table:table-cell table:formula="of:=IF(NOT([.$I416]=&quot;&quot;);IF([.$C416]=[.K$1];[.$I416];&quot;&quot;);&quot;&quot;)">
            <text:p/>
          </table:table-cell>
          <table:table-cell table:formula="of:=IF(NOT([.$I416]=&quot;&quot;);IF([.$C416]=[.L$1];[.$I416];&quot;&quot;);&quot;&quot;)">
            <text:p/>
          </table:table-cell>
          <table:table-cell table:formula="of:=IF(NOT([.$I416]=&quot;&quot;);IF([.$C416]=[.M$1];[.$I416];&quot;&quot;);&quot;&quot;)">
            <text:p/>
          </table:table-cell>
          <table:table-cell table:formula="of:=IF(NOT([.$I416]=&quot;&quot;);IF([.$C416]=[.N$1];[.$I416];&quot;&quot;);&quot;&quot;)">
            <text:p/>
          </table:table-cell>
          <table:table-cell table:formula="of:=IF(NOT([.$I416]=&quot;&quot;);IF([.$C416]=[.O$1];[.$I416];&quot;&quot;);&quot;&quot;)">
            <text:p/>
          </table:table-cell>
          <table:table-cell table:formula="of:=IF(NOT([.$I416]=&quot;&quot;);IF([.$C416]=[.P$1];[.$I416];&quot;&quot;);&quot;&quot;)">
            <text:p/>
          </table:table-cell>
          <table:table-cell table:formula="of:=IF(NOT([.$I416]=&quot;&quot;);IF([.$C416]=[.Q$1];[.$I416];&quot;&quot;);&quot;&quot;)">
            <text:p/>
          </table:table-cell>
          <table:table-cell table:formula="of:=IF(NOT([.$I416]=&quot;&quot;);IF([.$C416]=[.R$1];[.$I416];&quot;&quot;);&quot;&quot;)">
            <text:p/>
          </table:table-cell>
          <table:table-cell table:formula="of:=IF(NOT([.$I416]=&quot;&quot;);IF([.$C416]=[.S$1];[.$I416];&quot;&quot;);&quot;&quot;)">
            <text:p/>
          </table:table-cell>
          <table:table-cell table:formula="of:=IF(NOT([.$I416]=&quot;&quot;);IF([.$C416]=[.T$1];[.$I416];&quot;&quot;);&quot;&quot;)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69" office:value-type="string" calcext:value-type="string">
            <text:p>Leeds North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71645679548415" calcext:value-type="percentage">
            <text:p>7.16%</text:p>
          </table:table-cell>
          <table:table-cell table:formula="of:=IF([.D417]=&quot;con&quot;;[.E417];-[.E417])" office:value-type="percentage" office:value="-0.071645679548415" calcext:value-type="percentage">
            <text:p>-7.16%</text:p>
          </table:table-cell>
          <table:table-cell table:formula="of:=IF([.D417]=&quot;lab&quot;;[.E417];-[.E417])" office:value-type="percentage" office:value="0.071645679548415" calcext:value-type="percentage">
            <text:p>7.16%</text:p>
          </table:table-cell>
          <table:table-cell table:formula="of:=IF([.D417]=&quot;lib&quot;;[.E417];-[.E417])" office:value-type="percentage" office:value="-0.071645679548415" calcext:value-type="percentage">
            <text:p>-7.16%</text:p>
          </table:table-cell>
          <table:table-cell/>
          <table:table-cell table:formula="of:=IF(NOT([.$I417]=&quot;&quot;);IF([.$C417]=[.J$1];[.$I417];&quot;&quot;);&quot;&quot;)">
            <text:p/>
          </table:table-cell>
          <table:table-cell table:formula="of:=IF(NOT([.$I417]=&quot;&quot;);IF([.$C417]=[.K$1];[.$I417];&quot;&quot;);&quot;&quot;)">
            <text:p/>
          </table:table-cell>
          <table:table-cell table:formula="of:=IF(NOT([.$I417]=&quot;&quot;);IF([.$C417]=[.L$1];[.$I417];&quot;&quot;);&quot;&quot;)">
            <text:p/>
          </table:table-cell>
          <table:table-cell table:formula="of:=IF(NOT([.$I417]=&quot;&quot;);IF([.$C417]=[.M$1];[.$I417];&quot;&quot;);&quot;&quot;)">
            <text:p/>
          </table:table-cell>
          <table:table-cell table:formula="of:=IF(NOT([.$I417]=&quot;&quot;);IF([.$C417]=[.N$1];[.$I417];&quot;&quot;);&quot;&quot;)">
            <text:p/>
          </table:table-cell>
          <table:table-cell table:formula="of:=IF(NOT([.$I417]=&quot;&quot;);IF([.$C417]=[.O$1];[.$I417];&quot;&quot;);&quot;&quot;)">
            <text:p/>
          </table:table-cell>
          <table:table-cell table:formula="of:=IF(NOT([.$I417]=&quot;&quot;);IF([.$C417]=[.P$1];[.$I417];&quot;&quot;);&quot;&quot;)">
            <text:p/>
          </table:table-cell>
          <table:table-cell table:formula="of:=IF(NOT([.$I417]=&quot;&quot;);IF([.$C417]=[.Q$1];[.$I417];&quot;&quot;);&quot;&quot;)">
            <text:p/>
          </table:table-cell>
          <table:table-cell table:formula="of:=IF(NOT([.$I417]=&quot;&quot;);IF([.$C417]=[.R$1];[.$I417];&quot;&quot;);&quot;&quot;)">
            <text:p/>
          </table:table-cell>
          <table:table-cell table:formula="of:=IF(NOT([.$I417]=&quot;&quot;);IF([.$C417]=[.S$1];[.$I417];&quot;&quot;);&quot;&quot;)">
            <text:p/>
          </table:table-cell>
          <table:table-cell table:formula="of:=IF(NOT([.$I417]=&quot;&quot;);IF([.$C417]=[.T$1];[.$I417];&quot;&quot;);&quot;&quot;)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58" office:value-type="string" calcext:value-type="string">
            <text:p>Stalybridge and 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1929096369363" calcext:value-type="percentage">
            <text:p>7.19%</text:p>
          </table:table-cell>
          <table:table-cell table:formula="of:=IF([.D418]=&quot;con&quot;;[.E418];-[.E418])" office:value-type="percentage" office:value="-0.071929096369363" calcext:value-type="percentage">
            <text:p>-7.19%</text:p>
          </table:table-cell>
          <table:table-cell table:formula="of:=IF([.D418]=&quot;lab&quot;;[.E418];-[.E418])" office:value-type="percentage" office:value="0.071929096369363" calcext:value-type="percentage">
            <text:p>7.19%</text:p>
          </table:table-cell>
          <table:table-cell table:formula="of:=IF([.D418]=&quot;lib&quot;;[.E418];-[.E418])" office:value-type="percentage" office:value="-0.071929096369363" calcext:value-type="percentage">
            <text:p>-7.19%</text:p>
          </table:table-cell>
          <table:table-cell/>
          <table:table-cell table:formula="of:=IF(NOT([.$I418]=&quot;&quot;);IF([.$C418]=[.J$1];[.$I418];&quot;&quot;);&quot;&quot;)">
            <text:p/>
          </table:table-cell>
          <table:table-cell table:formula="of:=IF(NOT([.$I418]=&quot;&quot;);IF([.$C418]=[.K$1];[.$I418];&quot;&quot;);&quot;&quot;)">
            <text:p/>
          </table:table-cell>
          <table:table-cell table:formula="of:=IF(NOT([.$I418]=&quot;&quot;);IF([.$C418]=[.L$1];[.$I418];&quot;&quot;);&quot;&quot;)">
            <text:p/>
          </table:table-cell>
          <table:table-cell table:formula="of:=IF(NOT([.$I418]=&quot;&quot;);IF([.$C418]=[.M$1];[.$I418];&quot;&quot;);&quot;&quot;)">
            <text:p/>
          </table:table-cell>
          <table:table-cell table:formula="of:=IF(NOT([.$I418]=&quot;&quot;);IF([.$C418]=[.N$1];[.$I418];&quot;&quot;);&quot;&quot;)">
            <text:p/>
          </table:table-cell>
          <table:table-cell table:formula="of:=IF(NOT([.$I418]=&quot;&quot;);IF([.$C418]=[.O$1];[.$I418];&quot;&quot;);&quot;&quot;)">
            <text:p/>
          </table:table-cell>
          <table:table-cell table:formula="of:=IF(NOT([.$I418]=&quot;&quot;);IF([.$C418]=[.P$1];[.$I418];&quot;&quot;);&quot;&quot;)">
            <text:p/>
          </table:table-cell>
          <table:table-cell table:formula="of:=IF(NOT([.$I418]=&quot;&quot;);IF([.$C418]=[.Q$1];[.$I418];&quot;&quot;);&quot;&quot;)">
            <text:p/>
          </table:table-cell>
          <table:table-cell table:formula="of:=IF(NOT([.$I418]=&quot;&quot;);IF([.$C418]=[.R$1];[.$I418];&quot;&quot;);&quot;&quot;)">
            <text:p/>
          </table:table-cell>
          <table:table-cell table:formula="of:=IF(NOT([.$I418]=&quot;&quot;);IF([.$C418]=[.S$1];[.$I418];&quot;&quot;);&quot;&quot;)">
            <text:p/>
          </table:table-cell>
          <table:table-cell table:formula="of:=IF(NOT([.$I418]=&quot;&quot;);IF([.$C418]=[.T$1];[.$I418];&quot;&quot;);&quot;&quot;)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58" office:value-type="string" calcext:value-type="string">
            <text:p>Cramlington and Killing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5245269796776" calcext:value-type="percentage">
            <text:p>7.52%</text:p>
          </table:table-cell>
          <table:table-cell table:formula="of:=IF([.D419]=&quot;con&quot;;[.E419];-[.E419])" office:value-type="percentage" office:value="-0.075245269796776" calcext:value-type="percentage">
            <text:p>-7.52%</text:p>
          </table:table-cell>
          <table:table-cell table:formula="of:=IF([.D419]=&quot;lab&quot;;[.E419];-[.E419])" office:value-type="percentage" office:value="0.075245269796776" calcext:value-type="percentage">
            <text:p>7.52%</text:p>
          </table:table-cell>
          <table:table-cell table:formula="of:=IF([.D419]=&quot;lib&quot;;[.E419];-[.E419])" office:value-type="percentage" office:value="-0.075245269796776" calcext:value-type="percentage">
            <text:p>-7.52%</text:p>
          </table:table-cell>
          <table:table-cell/>
          <table:table-cell table:formula="of:=IF(NOT([.$I419]=&quot;&quot;);IF([.$C419]=[.J$1];[.$I419];&quot;&quot;);&quot;&quot;)">
            <text:p/>
          </table:table-cell>
          <table:table-cell table:formula="of:=IF(NOT([.$I419]=&quot;&quot;);IF([.$C419]=[.K$1];[.$I419];&quot;&quot;);&quot;&quot;)">
            <text:p/>
          </table:table-cell>
          <table:table-cell table:formula="of:=IF(NOT([.$I419]=&quot;&quot;);IF([.$C419]=[.L$1];[.$I419];&quot;&quot;);&quot;&quot;)">
            <text:p/>
          </table:table-cell>
          <table:table-cell table:formula="of:=IF(NOT([.$I419]=&quot;&quot;);IF([.$C419]=[.M$1];[.$I419];&quot;&quot;);&quot;&quot;)">
            <text:p/>
          </table:table-cell>
          <table:table-cell table:formula="of:=IF(NOT([.$I419]=&quot;&quot;);IF([.$C419]=[.N$1];[.$I419];&quot;&quot;);&quot;&quot;)">
            <text:p/>
          </table:table-cell>
          <table:table-cell table:formula="of:=IF(NOT([.$I419]=&quot;&quot;);IF([.$C419]=[.O$1];[.$I419];&quot;&quot;);&quot;&quot;)">
            <text:p/>
          </table:table-cell>
          <table:table-cell table:formula="of:=IF(NOT([.$I419]=&quot;&quot;);IF([.$C419]=[.P$1];[.$I419];&quot;&quot;);&quot;&quot;)">
            <text:p/>
          </table:table-cell>
          <table:table-cell table:formula="of:=IF(NOT([.$I419]=&quot;&quot;);IF([.$C419]=[.Q$1];[.$I419];&quot;&quot;);&quot;&quot;)">
            <text:p/>
          </table:table-cell>
          <table:table-cell table:formula="of:=IF(NOT([.$I419]=&quot;&quot;);IF([.$C419]=[.R$1];[.$I419];&quot;&quot;);&quot;&quot;)">
            <text:p/>
          </table:table-cell>
          <table:table-cell table:formula="of:=IF(NOT([.$I419]=&quot;&quot;);IF([.$C419]=[.S$1];[.$I419];&quot;&quot;);&quot;&quot;)">
            <text:p/>
          </table:table-cell>
          <table:table-cell table:formula="of:=IF(NOT([.$I419]=&quot;&quot;);IF([.$C419]=[.T$1];[.$I419];&quot;&quot;);&quot;&quot;)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71" office:value-type="string" calcext:value-type="string">
            <text:p>Hudders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8547693311317" calcext:value-type="percentage">
            <text:p>7.85%</text:p>
          </table:table-cell>
          <table:table-cell table:formula="of:=IF([.D420]=&quot;con&quot;;[.E420];-[.E420])" office:value-type="percentage" office:value="-0.078547693311317" calcext:value-type="percentage">
            <text:p>-7.85%</text:p>
          </table:table-cell>
          <table:table-cell table:formula="of:=IF([.D420]=&quot;lab&quot;;[.E420];-[.E420])" office:value-type="percentage" office:value="0.078547693311317" calcext:value-type="percentage">
            <text:p>7.85%</text:p>
          </table:table-cell>
          <table:table-cell table:formula="of:=IF([.D420]=&quot;lib&quot;;[.E420];-[.E420])" office:value-type="percentage" office:value="-0.078547693311317" calcext:value-type="percentage">
            <text:p>-7.85%</text:p>
          </table:table-cell>
          <table:table-cell/>
          <table:table-cell table:formula="of:=IF(NOT([.$I420]=&quot;&quot;);IF([.$C420]=[.J$1];[.$I420];&quot;&quot;);&quot;&quot;)">
            <text:p/>
          </table:table-cell>
          <table:table-cell table:formula="of:=IF(NOT([.$I420]=&quot;&quot;);IF([.$C420]=[.K$1];[.$I420];&quot;&quot;);&quot;&quot;)">
            <text:p/>
          </table:table-cell>
          <table:table-cell table:formula="of:=IF(NOT([.$I420]=&quot;&quot;);IF([.$C420]=[.L$1];[.$I420];&quot;&quot;);&quot;&quot;)">
            <text:p/>
          </table:table-cell>
          <table:table-cell table:formula="of:=IF(NOT([.$I420]=&quot;&quot;);IF([.$C420]=[.M$1];[.$I420];&quot;&quot;);&quot;&quot;)">
            <text:p/>
          </table:table-cell>
          <table:table-cell table:formula="of:=IF(NOT([.$I420]=&quot;&quot;);IF([.$C420]=[.N$1];[.$I420];&quot;&quot;);&quot;&quot;)">
            <text:p/>
          </table:table-cell>
          <table:table-cell table:formula="of:=IF(NOT([.$I420]=&quot;&quot;);IF([.$C420]=[.O$1];[.$I420];&quot;&quot;);&quot;&quot;)">
            <text:p/>
          </table:table-cell>
          <table:table-cell table:formula="of:=IF(NOT([.$I420]=&quot;&quot;);IF([.$C420]=[.P$1];[.$I420];&quot;&quot;);&quot;&quot;)">
            <text:p/>
          </table:table-cell>
          <table:table-cell table:formula="of:=IF(NOT([.$I420]=&quot;&quot;);IF([.$C420]=[.Q$1];[.$I420];&quot;&quot;);&quot;&quot;)">
            <text:p/>
          </table:table-cell>
          <table:table-cell table:formula="of:=IF(NOT([.$I420]=&quot;&quot;);IF([.$C420]=[.R$1];[.$I420];&quot;&quot;);&quot;&quot;)">
            <text:p/>
          </table:table-cell>
          <table:table-cell table:formula="of:=IF(NOT([.$I420]=&quot;&quot;);IF([.$C420]=[.S$1];[.$I420];&quot;&quot;);&quot;&quot;)">
            <text:p/>
          </table:table-cell>
          <table:table-cell table:formula="of:=IF(NOT([.$I420]=&quot;&quot;);IF([.$C420]=[.T$1];[.$I420];&quot;&quot;);&quot;&quot;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71" office:value-type="string" calcext:value-type="string">
            <text:p>Croydon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9621759456014" calcext:value-type="percentage">
            <text:p>7.96%</text:p>
          </table:table-cell>
          <table:table-cell table:formula="of:=IF([.D421]=&quot;con&quot;;[.E421];-[.E421])" office:value-type="percentage" office:value="-0.079621759456014" calcext:value-type="percentage">
            <text:p>-7.96%</text:p>
          </table:table-cell>
          <table:table-cell table:formula="of:=IF([.D421]=&quot;lab&quot;;[.E421];-[.E421])" office:value-type="percentage" office:value="0.079621759456014" calcext:value-type="percentage">
            <text:p>7.96%</text:p>
          </table:table-cell>
          <table:table-cell table:formula="of:=IF([.D421]=&quot;lib&quot;;[.E421];-[.E421])" office:value-type="percentage" office:value="-0.079621759456014" calcext:value-type="percentage">
            <text:p>-7.96%</text:p>
          </table:table-cell>
          <table:table-cell/>
          <table:table-cell table:formula="of:=IF(NOT([.$I421]=&quot;&quot;);IF([.$C421]=[.J$1];[.$I421];&quot;&quot;);&quot;&quot;)">
            <text:p/>
          </table:table-cell>
          <table:table-cell table:formula="of:=IF(NOT([.$I421]=&quot;&quot;);IF([.$C421]=[.K$1];[.$I421];&quot;&quot;);&quot;&quot;)">
            <text:p/>
          </table:table-cell>
          <table:table-cell table:formula="of:=IF(NOT([.$I421]=&quot;&quot;);IF([.$C421]=[.L$1];[.$I421];&quot;&quot;);&quot;&quot;)">
            <text:p/>
          </table:table-cell>
          <table:table-cell table:formula="of:=IF(NOT([.$I421]=&quot;&quot;);IF([.$C421]=[.M$1];[.$I421];&quot;&quot;);&quot;&quot;)">
            <text:p/>
          </table:table-cell>
          <table:table-cell table:formula="of:=IF(NOT([.$I421]=&quot;&quot;);IF([.$C421]=[.N$1];[.$I421];&quot;&quot;);&quot;&quot;)">
            <text:p/>
          </table:table-cell>
          <table:table-cell table:formula="of:=IF(NOT([.$I421]=&quot;&quot;);IF([.$C421]=[.O$1];[.$I421];&quot;&quot;);&quot;&quot;)">
            <text:p/>
          </table:table-cell>
          <table:table-cell table:formula="of:=IF(NOT([.$I421]=&quot;&quot;);IF([.$C421]=[.P$1];[.$I421];&quot;&quot;);&quot;&quot;)">
            <text:p/>
          </table:table-cell>
          <table:table-cell table:formula="of:=IF(NOT([.$I421]=&quot;&quot;);IF([.$C421]=[.Q$1];[.$I421];&quot;&quot;);&quot;&quot;)">
            <text:p/>
          </table:table-cell>
          <table:table-cell table:formula="of:=IF(NOT([.$I421]=&quot;&quot;);IF([.$C421]=[.R$1];[.$I421];&quot;&quot;);&quot;&quot;)">
            <text:p/>
          </table:table-cell>
          <table:table-cell table:formula="of:=IF(NOT([.$I421]=&quot;&quot;);IF([.$C421]=[.S$1];[.$I421];&quot;&quot;);&quot;&quot;)">
            <text:p/>
          </table:table-cell>
          <table:table-cell table:formula="of:=IF(NOT([.$I421]=&quot;&quot;);IF([.$C421]=[.T$1];[.$I421];&quot;&quot;);&quot;&quot;)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71" office:value-type="string" calcext:value-type="string">
            <text:p>Leeds West and Puds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80045047916534" calcext:value-type="percentage">
            <text:p>8.00%</text:p>
          </table:table-cell>
          <table:table-cell table:formula="of:=IF([.D422]=&quot;con&quot;;[.E422];-[.E422])" office:value-type="percentage" office:value="-0.080045047916534" calcext:value-type="percentage">
            <text:p>-8.00%</text:p>
          </table:table-cell>
          <table:table-cell table:formula="of:=IF([.D422]=&quot;lab&quot;;[.E422];-[.E422])" office:value-type="percentage" office:value="0.080045047916534" calcext:value-type="percentage">
            <text:p>8.00%</text:p>
          </table:table-cell>
          <table:table-cell table:formula="of:=IF([.D422]=&quot;lib&quot;;[.E422];-[.E422])" office:value-type="percentage" office:value="-0.080045047916534" calcext:value-type="percentage">
            <text:p>-8.00%</text:p>
          </table:table-cell>
          <table:table-cell/>
          <table:table-cell table:formula="of:=IF(NOT([.$I422]=&quot;&quot;);IF([.$C422]=[.J$1];[.$I422];&quot;&quot;);&quot;&quot;)">
            <text:p/>
          </table:table-cell>
          <table:table-cell table:formula="of:=IF(NOT([.$I422]=&quot;&quot;);IF([.$C422]=[.K$1];[.$I422];&quot;&quot;);&quot;&quot;)">
            <text:p/>
          </table:table-cell>
          <table:table-cell table:formula="of:=IF(NOT([.$I422]=&quot;&quot;);IF([.$C422]=[.L$1];[.$I422];&quot;&quot;);&quot;&quot;)">
            <text:p/>
          </table:table-cell>
          <table:table-cell table:formula="of:=IF(NOT([.$I422]=&quot;&quot;);IF([.$C422]=[.M$1];[.$I422];&quot;&quot;);&quot;&quot;)">
            <text:p/>
          </table:table-cell>
          <table:table-cell table:formula="of:=IF(NOT([.$I422]=&quot;&quot;);IF([.$C422]=[.N$1];[.$I422];&quot;&quot;);&quot;&quot;)">
            <text:p/>
          </table:table-cell>
          <table:table-cell table:formula="of:=IF(NOT([.$I422]=&quot;&quot;);IF([.$C422]=[.O$1];[.$I422];&quot;&quot;);&quot;&quot;)">
            <text:p/>
          </table:table-cell>
          <table:table-cell table:formula="of:=IF(NOT([.$I422]=&quot;&quot;);IF([.$C422]=[.P$1];[.$I422];&quot;&quot;);&quot;&quot;)">
            <text:p/>
          </table:table-cell>
          <table:table-cell table:formula="of:=IF(NOT([.$I422]=&quot;&quot;);IF([.$C422]=[.Q$1];[.$I422];&quot;&quot;);&quot;&quot;)">
            <text:p/>
          </table:table-cell>
          <table:table-cell table:formula="of:=IF(NOT([.$I422]=&quot;&quot;);IF([.$C422]=[.R$1];[.$I422];&quot;&quot;);&quot;&quot;)">
            <text:p/>
          </table:table-cell>
          <table:table-cell table:formula="of:=IF(NOT([.$I422]=&quot;&quot;);IF([.$C422]=[.S$1];[.$I422];&quot;&quot;);&quot;&quot;)">
            <text:p/>
          </table:table-cell>
          <table:table-cell table:formula="of:=IF(NOT([.$I422]=&quot;&quot;);IF([.$C422]=[.T$1];[.$I422];&quot;&quot;);&quot;&quot;)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58" office:value-type="string" calcext:value-type="string">
            <text:p>Houghton and Sunderlan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2769800833719" calcext:value-type="percentage">
            <text:p>8.28%</text:p>
          </table:table-cell>
          <table:table-cell table:formula="of:=IF([.D423]=&quot;con&quot;;[.E423];-[.E423])" office:value-type="percentage" office:value="-0.082769800833719" calcext:value-type="percentage">
            <text:p>-8.28%</text:p>
          </table:table-cell>
          <table:table-cell table:formula="of:=IF([.D423]=&quot;lab&quot;;[.E423];-[.E423])" office:value-type="percentage" office:value="0.082769800833719" calcext:value-type="percentage">
            <text:p>8.28%</text:p>
          </table:table-cell>
          <table:table-cell table:formula="of:=IF([.D423]=&quot;lib&quot;;[.E423];-[.E423])" office:value-type="percentage" office:value="-0.082769800833719" calcext:value-type="percentage">
            <text:p>-8.28%</text:p>
          </table:table-cell>
          <table:table-cell/>
          <table:table-cell table:formula="of:=IF(NOT([.$I423]=&quot;&quot;);IF([.$C423]=[.J$1];[.$I423];&quot;&quot;);&quot;&quot;)">
            <text:p/>
          </table:table-cell>
          <table:table-cell table:formula="of:=IF(NOT([.$I423]=&quot;&quot;);IF([.$C423]=[.K$1];[.$I423];&quot;&quot;);&quot;&quot;)">
            <text:p/>
          </table:table-cell>
          <table:table-cell table:formula="of:=IF(NOT([.$I423]=&quot;&quot;);IF([.$C423]=[.L$1];[.$I423];&quot;&quot;);&quot;&quot;)">
            <text:p/>
          </table:table-cell>
          <table:table-cell table:formula="of:=IF(NOT([.$I423]=&quot;&quot;);IF([.$C423]=[.M$1];[.$I423];&quot;&quot;);&quot;&quot;)">
            <text:p/>
          </table:table-cell>
          <table:table-cell table:formula="of:=IF(NOT([.$I423]=&quot;&quot;);IF([.$C423]=[.N$1];[.$I423];&quot;&quot;);&quot;&quot;)">
            <text:p/>
          </table:table-cell>
          <table:table-cell table:formula="of:=IF(NOT([.$I423]=&quot;&quot;);IF([.$C423]=[.O$1];[.$I423];&quot;&quot;);&quot;&quot;)">
            <text:p/>
          </table:table-cell>
          <table:table-cell table:formula="of:=IF(NOT([.$I423]=&quot;&quot;);IF([.$C423]=[.P$1];[.$I423];&quot;&quot;);&quot;&quot;)">
            <text:p/>
          </table:table-cell>
          <table:table-cell table:formula="of:=IF(NOT([.$I423]=&quot;&quot;);IF([.$C423]=[.Q$1];[.$I423];&quot;&quot;);&quot;&quot;)">
            <text:p/>
          </table:table-cell>
          <table:table-cell table:formula="of:=IF(NOT([.$I423]=&quot;&quot;);IF([.$C423]=[.R$1];[.$I423];&quot;&quot;);&quot;&quot;)">
            <text:p/>
          </table:table-cell>
          <table:table-cell table:formula="of:=IF(NOT([.$I423]=&quot;&quot;);IF([.$C423]=[.S$1];[.$I423];&quot;&quot;);&quot;&quot;)">
            <text:p/>
          </table:table-cell>
          <table:table-cell table:formula="of:=IF(NOT([.$I423]=&quot;&quot;);IF([.$C423]=[.T$1];[.$I423];&quot;&quot;);&quot;&quot;)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69" office:value-type="string" calcext:value-type="string">
            <text:p>G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2823148896847" calcext:value-type="percentage">
            <text:p>8.28%</text:p>
          </table:table-cell>
          <table:table-cell table:formula="of:=IF([.D424]=&quot;con&quot;;[.E424];-[.E424])" office:value-type="percentage" office:value="-0.082823148896847" calcext:value-type="percentage">
            <text:p>-8.28%</text:p>
          </table:table-cell>
          <table:table-cell table:formula="of:=IF([.D424]=&quot;lab&quot;;[.E424];-[.E424])" office:value-type="percentage" office:value="0.082823148896847" calcext:value-type="percentage">
            <text:p>8.28%</text:p>
          </table:table-cell>
          <table:table-cell table:formula="of:=IF([.D424]=&quot;lib&quot;;[.E424];-[.E424])" office:value-type="percentage" office:value="-0.082823148896847" calcext:value-type="percentage">
            <text:p>-8.28%</text:p>
          </table:table-cell>
          <table:table-cell/>
          <table:table-cell table:formula="of:=IF(NOT([.$I424]=&quot;&quot;);IF([.$C424]=[.J$1];[.$I424];&quot;&quot;);&quot;&quot;)">
            <text:p/>
          </table:table-cell>
          <table:table-cell table:formula="of:=IF(NOT([.$I424]=&quot;&quot;);IF([.$C424]=[.K$1];[.$I424];&quot;&quot;);&quot;&quot;)">
            <text:p/>
          </table:table-cell>
          <table:table-cell table:formula="of:=IF(NOT([.$I424]=&quot;&quot;);IF([.$C424]=[.L$1];[.$I424];&quot;&quot;);&quot;&quot;)">
            <text:p/>
          </table:table-cell>
          <table:table-cell table:formula="of:=IF(NOT([.$I424]=&quot;&quot;);IF([.$C424]=[.M$1];[.$I424];&quot;&quot;);&quot;&quot;)">
            <text:p/>
          </table:table-cell>
          <table:table-cell table:formula="of:=IF(NOT([.$I424]=&quot;&quot;);IF([.$C424]=[.N$1];[.$I424];&quot;&quot;);&quot;&quot;)">
            <text:p/>
          </table:table-cell>
          <table:table-cell table:formula="of:=IF(NOT([.$I424]=&quot;&quot;);IF([.$C424]=[.O$1];[.$I424];&quot;&quot;);&quot;&quot;)">
            <text:p/>
          </table:table-cell>
          <table:table-cell table:formula="of:=IF(NOT([.$I424]=&quot;&quot;);IF([.$C424]=[.P$1];[.$I424];&quot;&quot;);&quot;&quot;)">
            <text:p/>
          </table:table-cell>
          <table:table-cell table:formula="of:=IF(NOT([.$I424]=&quot;&quot;);IF([.$C424]=[.Q$1];[.$I424];&quot;&quot;);&quot;&quot;)">
            <text:p/>
          </table:table-cell>
          <table:table-cell table:formula="of:=IF(NOT([.$I424]=&quot;&quot;);IF([.$C424]=[.R$1];[.$I424];&quot;&quot;);&quot;&quot;)">
            <text:p/>
          </table:table-cell>
          <table:table-cell table:formula="of:=IF(NOT([.$I424]=&quot;&quot;);IF([.$C424]=[.S$1];[.$I424];&quot;&quot;);&quot;&quot;)">
            <text:p/>
          </table:table-cell>
          <table:table-cell table:formula="of:=IF(NOT([.$I424]=&quot;&quot;);IF([.$C424]=[.T$1];[.$I424];&quot;&quot;);&quot;&quot;)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58" office:value-type="string" calcext:value-type="string">
            <text:p>Llan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4855258745948" calcext:value-type="percentage">
            <text:p>8.49%</text:p>
          </table:table-cell>
          <table:table-cell table:formula="of:=IF([.D425]=&quot;con&quot;;[.E425];-[.E425])" office:value-type="percentage" office:value="-0.084855258745948" calcext:value-type="percentage">
            <text:p>-8.49%</text:p>
          </table:table-cell>
          <table:table-cell table:formula="of:=IF([.D425]=&quot;lab&quot;;[.E425];-[.E425])" office:value-type="percentage" office:value="0.084855258745948" calcext:value-type="percentage">
            <text:p>8.49%</text:p>
          </table:table-cell>
          <table:table-cell table:formula="of:=IF([.D425]=&quot;lib&quot;;[.E425];-[.E425])" office:value-type="percentage" office:value="-0.084855258745948" calcext:value-type="percentage">
            <text:p>-8.49%</text:p>
          </table:table-cell>
          <table:table-cell/>
          <table:table-cell table:formula="of:=IF(NOT([.$I425]=&quot;&quot;);IF([.$C425]=[.J$1];[.$I425];&quot;&quot;);&quot;&quot;)">
            <text:p/>
          </table:table-cell>
          <table:table-cell table:formula="of:=IF(NOT([.$I425]=&quot;&quot;);IF([.$C425]=[.K$1];[.$I425];&quot;&quot;);&quot;&quot;)">
            <text:p/>
          </table:table-cell>
          <table:table-cell table:formula="of:=IF(NOT([.$I425]=&quot;&quot;);IF([.$C425]=[.L$1];[.$I425];&quot;&quot;);&quot;&quot;)">
            <text:p/>
          </table:table-cell>
          <table:table-cell table:formula="of:=IF(NOT([.$I425]=&quot;&quot;);IF([.$C425]=[.M$1];[.$I425];&quot;&quot;);&quot;&quot;)">
            <text:p/>
          </table:table-cell>
          <table:table-cell table:formula="of:=IF(NOT([.$I425]=&quot;&quot;);IF([.$C425]=[.N$1];[.$I425];&quot;&quot;);&quot;&quot;)">
            <text:p/>
          </table:table-cell>
          <table:table-cell table:formula="of:=IF(NOT([.$I425]=&quot;&quot;);IF([.$C425]=[.O$1];[.$I425];&quot;&quot;);&quot;&quot;)">
            <text:p/>
          </table:table-cell>
          <table:table-cell table:formula="of:=IF(NOT([.$I425]=&quot;&quot;);IF([.$C425]=[.P$1];[.$I425];&quot;&quot;);&quot;&quot;)">
            <text:p/>
          </table:table-cell>
          <table:table-cell table:formula="of:=IF(NOT([.$I425]=&quot;&quot;);IF([.$C425]=[.Q$1];[.$I425];&quot;&quot;);&quot;&quot;)">
            <text:p/>
          </table:table-cell>
          <table:table-cell table:formula="of:=IF(NOT([.$I425]=&quot;&quot;);IF([.$C425]=[.R$1];[.$I425];&quot;&quot;);&quot;&quot;)">
            <text:p/>
          </table:table-cell>
          <table:table-cell table:formula="of:=IF(NOT([.$I425]=&quot;&quot;);IF([.$C425]=[.S$1];[.$I425];&quot;&quot;);&quot;&quot;)">
            <text:p/>
          </table:table-cell>
          <table:table-cell table:formula="of:=IF(NOT([.$I425]=&quot;&quot;);IF([.$C425]=[.T$1];[.$I425];&quot;&quot;);&quot;&quot;)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69" office:value-type="string" calcext:value-type="string">
            <text:p>City of Dur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6166434757326" calcext:value-type="percentage">
            <text:p>8.62%</text:p>
          </table:table-cell>
          <table:table-cell table:formula="of:=IF([.D426]=&quot;con&quot;;[.E426];-[.E426])" office:value-type="percentage" office:value="-0.086166434757326" calcext:value-type="percentage">
            <text:p>-8.62%</text:p>
          </table:table-cell>
          <table:table-cell table:formula="of:=IF([.D426]=&quot;lab&quot;;[.E426];-[.E426])" office:value-type="percentage" office:value="0.086166434757326" calcext:value-type="percentage">
            <text:p>8.62%</text:p>
          </table:table-cell>
          <table:table-cell table:formula="of:=IF([.D426]=&quot;lib&quot;;[.E426];-[.E426])" office:value-type="percentage" office:value="-0.086166434757326" calcext:value-type="percentage">
            <text:p>-8.62%</text:p>
          </table:table-cell>
          <table:table-cell/>
          <table:table-cell table:formula="of:=IF(NOT([.$I426]=&quot;&quot;);IF([.$C426]=[.J$1];[.$I426];&quot;&quot;);&quot;&quot;)">
            <text:p/>
          </table:table-cell>
          <table:table-cell table:formula="of:=IF(NOT([.$I426]=&quot;&quot;);IF([.$C426]=[.K$1];[.$I426];&quot;&quot;);&quot;&quot;)">
            <text:p/>
          </table:table-cell>
          <table:table-cell table:formula="of:=IF(NOT([.$I426]=&quot;&quot;);IF([.$C426]=[.L$1];[.$I426];&quot;&quot;);&quot;&quot;)">
            <text:p/>
          </table:table-cell>
          <table:table-cell table:formula="of:=IF(NOT([.$I426]=&quot;&quot;);IF([.$C426]=[.M$1];[.$I426];&quot;&quot;);&quot;&quot;)">
            <text:p/>
          </table:table-cell>
          <table:table-cell table:formula="of:=IF(NOT([.$I426]=&quot;&quot;);IF([.$C426]=[.N$1];[.$I426];&quot;&quot;);&quot;&quot;)">
            <text:p/>
          </table:table-cell>
          <table:table-cell table:formula="of:=IF(NOT([.$I426]=&quot;&quot;);IF([.$C426]=[.O$1];[.$I426];&quot;&quot;);&quot;&quot;)">
            <text:p/>
          </table:table-cell>
          <table:table-cell table:formula="of:=IF(NOT([.$I426]=&quot;&quot;);IF([.$C426]=[.P$1];[.$I426];&quot;&quot;);&quot;&quot;)">
            <text:p/>
          </table:table-cell>
          <table:table-cell table:formula="of:=IF(NOT([.$I426]=&quot;&quot;);IF([.$C426]=[.Q$1];[.$I426];&quot;&quot;);&quot;&quot;)">
            <text:p/>
          </table:table-cell>
          <table:table-cell table:formula="of:=IF(NOT([.$I426]=&quot;&quot;);IF([.$C426]=[.R$1];[.$I426];&quot;&quot;);&quot;&quot;)">
            <text:p/>
          </table:table-cell>
          <table:table-cell table:formula="of:=IF(NOT([.$I426]=&quot;&quot;);IF([.$C426]=[.S$1];[.$I426];&quot;&quot;);&quot;&quot;)">
            <text:p/>
          </table:table-cell>
          <table:table-cell table:formula="of:=IF(NOT([.$I426]=&quot;&quot;);IF([.$C426]=[.T$1];[.$I426];&quot;&quot;);&quot;&quot;)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58" office:value-type="string" calcext:value-type="string">
            <text:p>Hartle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7603869678582" calcext:value-type="percentage">
            <text:p>8.76%</text:p>
          </table:table-cell>
          <table:table-cell table:formula="of:=IF([.D427]=&quot;con&quot;;[.E427];-[.E427])" office:value-type="percentage" office:value="-0.087603869678582" calcext:value-type="percentage">
            <text:p>-8.76%</text:p>
          </table:table-cell>
          <table:table-cell table:formula="of:=IF([.D427]=&quot;lab&quot;;[.E427];-[.E427])" office:value-type="percentage" office:value="0.087603869678582" calcext:value-type="percentage">
            <text:p>8.76%</text:p>
          </table:table-cell>
          <table:table-cell table:formula="of:=IF([.D427]=&quot;lib&quot;;[.E427];-[.E427])" office:value-type="percentage" office:value="-0.087603869678582" calcext:value-type="percentage">
            <text:p>-8.76%</text:p>
          </table:table-cell>
          <table:table-cell/>
          <table:table-cell table:formula="of:=IF(NOT([.$I427]=&quot;&quot;);IF([.$C427]=[.J$1];[.$I427];&quot;&quot;);&quot;&quot;)">
            <text:p/>
          </table:table-cell>
          <table:table-cell table:formula="of:=IF(NOT([.$I427]=&quot;&quot;);IF([.$C427]=[.K$1];[.$I427];&quot;&quot;);&quot;&quot;)">
            <text:p/>
          </table:table-cell>
          <table:table-cell table:formula="of:=IF(NOT([.$I427]=&quot;&quot;);IF([.$C427]=[.L$1];[.$I427];&quot;&quot;);&quot;&quot;)">
            <text:p/>
          </table:table-cell>
          <table:table-cell table:formula="of:=IF(NOT([.$I427]=&quot;&quot;);IF([.$C427]=[.M$1];[.$I427];&quot;&quot;);&quot;&quot;)">
            <text:p/>
          </table:table-cell>
          <table:table-cell table:formula="of:=IF(NOT([.$I427]=&quot;&quot;);IF([.$C427]=[.N$1];[.$I427];&quot;&quot;);&quot;&quot;)">
            <text:p/>
          </table:table-cell>
          <table:table-cell table:formula="of:=IF(NOT([.$I427]=&quot;&quot;);IF([.$C427]=[.O$1];[.$I427];&quot;&quot;);&quot;&quot;)">
            <text:p/>
          </table:table-cell>
          <table:table-cell table:formula="of:=IF(NOT([.$I427]=&quot;&quot;);IF([.$C427]=[.P$1];[.$I427];&quot;&quot;);&quot;&quot;)">
            <text:p/>
          </table:table-cell>
          <table:table-cell table:formula="of:=IF(NOT([.$I427]=&quot;&quot;);IF([.$C427]=[.Q$1];[.$I427];&quot;&quot;);&quot;&quot;)">
            <text:p/>
          </table:table-cell>
          <table:table-cell table:formula="of:=IF(NOT([.$I427]=&quot;&quot;);IF([.$C427]=[.R$1];[.$I427];&quot;&quot;);&quot;&quot;)">
            <text:p/>
          </table:table-cell>
          <table:table-cell table:formula="of:=IF(NOT([.$I427]=&quot;&quot;);IF([.$C427]=[.S$1];[.$I427];&quot;&quot;);&quot;&quot;)">
            <text:p/>
          </table:table-cell>
          <table:table-cell table:formula="of:=IF(NOT([.$I427]=&quot;&quot;);IF([.$C427]=[.T$1];[.$I427];&quot;&quot;);&quot;&quot;)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4" office:value-type="string" calcext:value-type="string">
            <text:p>Plymouth Sutton and Devon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92163557289761" calcext:value-type="percentage">
            <text:p>9.22%</text:p>
          </table:table-cell>
          <table:table-cell table:formula="of:=IF([.D428]=&quot;con&quot;;[.E428];-[.E428])" office:value-type="percentage" office:value="-0.092163557289761" calcext:value-type="percentage">
            <text:p>-9.22%</text:p>
          </table:table-cell>
          <table:table-cell table:formula="of:=IF([.D428]=&quot;lab&quot;;[.E428];-[.E428])" office:value-type="percentage" office:value="0.092163557289761" calcext:value-type="percentage">
            <text:p>9.22%</text:p>
          </table:table-cell>
          <table:table-cell table:formula="of:=IF([.D428]=&quot;lib&quot;;[.E428];-[.E428])" office:value-type="percentage" office:value="-0.092163557289761" calcext:value-type="percentage">
            <text:p>-9.22%</text:p>
          </table:table-cell>
          <table:table-cell/>
          <table:table-cell table:formula="of:=IF(NOT([.$I428]=&quot;&quot;);IF([.$C428]=[.J$1];[.$I428];&quot;&quot;);&quot;&quot;)">
            <text:p/>
          </table:table-cell>
          <table:table-cell table:formula="of:=IF(NOT([.$I428]=&quot;&quot;);IF([.$C428]=[.K$1];[.$I428];&quot;&quot;);&quot;&quot;)">
            <text:p/>
          </table:table-cell>
          <table:table-cell table:formula="of:=IF(NOT([.$I428]=&quot;&quot;);IF([.$C428]=[.L$1];[.$I428];&quot;&quot;);&quot;&quot;)">
            <text:p/>
          </table:table-cell>
          <table:table-cell table:formula="of:=IF(NOT([.$I428]=&quot;&quot;);IF([.$C428]=[.M$1];[.$I428];&quot;&quot;);&quot;&quot;)">
            <text:p/>
          </table:table-cell>
          <table:table-cell table:formula="of:=IF(NOT([.$I428]=&quot;&quot;);IF([.$C428]=[.N$1];[.$I428];&quot;&quot;);&quot;&quot;)">
            <text:p/>
          </table:table-cell>
          <table:table-cell table:formula="of:=IF(NOT([.$I428]=&quot;&quot;);IF([.$C428]=[.O$1];[.$I428];&quot;&quot;);&quot;&quot;)">
            <text:p/>
          </table:table-cell>
          <table:table-cell table:formula="of:=IF(NOT([.$I428]=&quot;&quot;);IF([.$C428]=[.P$1];[.$I428];&quot;&quot;);&quot;&quot;)">
            <text:p/>
          </table:table-cell>
          <table:table-cell table:formula="of:=IF(NOT([.$I428]=&quot;&quot;);IF([.$C428]=[.Q$1];[.$I428];&quot;&quot;);&quot;&quot;)">
            <text:p/>
          </table:table-cell>
          <table:table-cell table:formula="of:=IF(NOT([.$I428]=&quot;&quot;);IF([.$C428]=[.R$1];[.$I428];&quot;&quot;);&quot;&quot;)">
            <text:p/>
          </table:table-cell>
          <table:table-cell table:formula="of:=IF(NOT([.$I428]=&quot;&quot;);IF([.$C428]=[.S$1];[.$I428];&quot;&quot;);&quot;&quot;)">
            <text:p/>
          </table:table-cell>
          <table:table-cell table:formula="of:=IF(NOT([.$I428]=&quot;&quot;);IF([.$C428]=[.T$1];[.$I428];&quot;&quot;);&quot;&quot;)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69" office:value-type="string" calcext:value-type="string">
            <text:p>Wirral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3031167898388" calcext:value-type="percentage">
            <text:p>9.30%</text:p>
          </table:table-cell>
          <table:table-cell table:formula="of:=IF([.D429]=&quot;con&quot;;[.E429];-[.E429])" office:value-type="percentage" office:value="-0.093031167898388" calcext:value-type="percentage">
            <text:p>-9.30%</text:p>
          </table:table-cell>
          <table:table-cell table:formula="of:=IF([.D429]=&quot;lab&quot;;[.E429];-[.E429])" office:value-type="percentage" office:value="0.093031167898388" calcext:value-type="percentage">
            <text:p>9.30%</text:p>
          </table:table-cell>
          <table:table-cell table:formula="of:=IF([.D429]=&quot;lib&quot;;[.E429];-[.E429])" office:value-type="percentage" office:value="-0.093031167898388" calcext:value-type="percentage">
            <text:p>-9.30%</text:p>
          </table:table-cell>
          <table:table-cell/>
          <table:table-cell table:formula="of:=IF(NOT([.$I429]=&quot;&quot;);IF([.$C429]=[.J$1];[.$I429];&quot;&quot;);&quot;&quot;)">
            <text:p/>
          </table:table-cell>
          <table:table-cell table:formula="of:=IF(NOT([.$I429]=&quot;&quot;);IF([.$C429]=[.K$1];[.$I429];&quot;&quot;);&quot;&quot;)">
            <text:p/>
          </table:table-cell>
          <table:table-cell table:formula="of:=IF(NOT([.$I429]=&quot;&quot;);IF([.$C429]=[.L$1];[.$I429];&quot;&quot;);&quot;&quot;)">
            <text:p/>
          </table:table-cell>
          <table:table-cell table:formula="of:=IF(NOT([.$I429]=&quot;&quot;);IF([.$C429]=[.M$1];[.$I429];&quot;&quot;);&quot;&quot;)">
            <text:p/>
          </table:table-cell>
          <table:table-cell table:formula="of:=IF(NOT([.$I429]=&quot;&quot;);IF([.$C429]=[.N$1];[.$I429];&quot;&quot;);&quot;&quot;)">
            <text:p/>
          </table:table-cell>
          <table:table-cell table:formula="of:=IF(NOT([.$I429]=&quot;&quot;);IF([.$C429]=[.O$1];[.$I429];&quot;&quot;);&quot;&quot;)">
            <text:p/>
          </table:table-cell>
          <table:table-cell table:formula="of:=IF(NOT([.$I429]=&quot;&quot;);IF([.$C429]=[.P$1];[.$I429];&quot;&quot;);&quot;&quot;)">
            <text:p/>
          </table:table-cell>
          <table:table-cell table:formula="of:=IF(NOT([.$I429]=&quot;&quot;);IF([.$C429]=[.Q$1];[.$I429];&quot;&quot;);&quot;&quot;)">
            <text:p/>
          </table:table-cell>
          <table:table-cell table:formula="of:=IF(NOT([.$I429]=&quot;&quot;);IF([.$C429]=[.R$1];[.$I429];&quot;&quot;);&quot;&quot;)">
            <text:p/>
          </table:table-cell>
          <table:table-cell table:formula="of:=IF(NOT([.$I429]=&quot;&quot;);IF([.$C429]=[.S$1];[.$I429];&quot;&quot;);&quot;&quot;)">
            <text:p/>
          </table:table-cell>
          <table:table-cell table:formula="of:=IF(NOT([.$I429]=&quot;&quot;);IF([.$C429]=[.T$1];[.$I429];&quot;&quot;);&quot;&quot;)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58" office:value-type="string" calcext:value-type="string">
            <text:p>Newport West and Islw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93248424199103" calcext:value-type="percentage">
            <text:p>9.32%</text:p>
          </table:table-cell>
          <table:table-cell table:formula="of:=IF([.D430]=&quot;con&quot;;[.E430];-[.E430])" office:value-type="percentage" office:value="-0.093248424199103" calcext:value-type="percentage">
            <text:p>-9.32%</text:p>
          </table:table-cell>
          <table:table-cell table:formula="of:=IF([.D430]=&quot;lab&quot;;[.E430];-[.E430])" office:value-type="percentage" office:value="0.093248424199103" calcext:value-type="percentage">
            <text:p>9.32%</text:p>
          </table:table-cell>
          <table:table-cell table:formula="of:=IF([.D430]=&quot;lib&quot;;[.E430];-[.E430])" office:value-type="percentage" office:value="-0.093248424199103" calcext:value-type="percentage">
            <text:p>-9.32%</text:p>
          </table:table-cell>
          <table:table-cell/>
          <table:table-cell table:formula="of:=IF(NOT([.$I430]=&quot;&quot;);IF([.$C430]=[.J$1];[.$I430];&quot;&quot;);&quot;&quot;)">
            <text:p/>
          </table:table-cell>
          <table:table-cell table:formula="of:=IF(NOT([.$I430]=&quot;&quot;);IF([.$C430]=[.K$1];[.$I430];&quot;&quot;);&quot;&quot;)">
            <text:p/>
          </table:table-cell>
          <table:table-cell table:formula="of:=IF(NOT([.$I430]=&quot;&quot;);IF([.$C430]=[.L$1];[.$I430];&quot;&quot;);&quot;&quot;)">
            <text:p/>
          </table:table-cell>
          <table:table-cell table:formula="of:=IF(NOT([.$I430]=&quot;&quot;);IF([.$C430]=[.M$1];[.$I430];&quot;&quot;);&quot;&quot;)">
            <text:p/>
          </table:table-cell>
          <table:table-cell table:formula="of:=IF(NOT([.$I430]=&quot;&quot;);IF([.$C430]=[.N$1];[.$I430];&quot;&quot;);&quot;&quot;)">
            <text:p/>
          </table:table-cell>
          <table:table-cell table:formula="of:=IF(NOT([.$I430]=&quot;&quot;);IF([.$C430]=[.O$1];[.$I430];&quot;&quot;);&quot;&quot;)">
            <text:p/>
          </table:table-cell>
          <table:table-cell table:formula="of:=IF(NOT([.$I430]=&quot;&quot;);IF([.$C430]=[.P$1];[.$I430];&quot;&quot;);&quot;&quot;)">
            <text:p/>
          </table:table-cell>
          <table:table-cell table:formula="of:=IF(NOT([.$I430]=&quot;&quot;);IF([.$C430]=[.Q$1];[.$I430];&quot;&quot;);&quot;&quot;)">
            <text:p/>
          </table:table-cell>
          <table:table-cell table:formula="of:=IF(NOT([.$I430]=&quot;&quot;);IF([.$C430]=[.R$1];[.$I430];&quot;&quot;);&quot;&quot;)">
            <text:p/>
          </table:table-cell>
          <table:table-cell table:formula="of:=IF(NOT([.$I430]=&quot;&quot;);IF([.$C430]=[.S$1];[.$I430];&quot;&quot;);&quot;&quot;)">
            <text:p/>
          </table:table-cell>
          <table:table-cell table:formula="of:=IF(NOT([.$I430]=&quot;&quot;);IF([.$C430]=[.T$1];[.$I430];&quot;&quot;);&quot;&quot;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71" office:value-type="string" calcext:value-type="string">
            <text:p>Nottingham North and Kimber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93337176346255" calcext:value-type="percentage">
            <text:p>9.33%</text:p>
          </table:table-cell>
          <table:table-cell table:formula="of:=IF([.D431]=&quot;con&quot;;[.E431];-[.E431])" office:value-type="percentage" office:value="-0.093337176346255" calcext:value-type="percentage">
            <text:p>-9.33%</text:p>
          </table:table-cell>
          <table:table-cell table:formula="of:=IF([.D431]=&quot;lab&quot;;[.E431];-[.E431])" office:value-type="percentage" office:value="0.093337176346255" calcext:value-type="percentage">
            <text:p>9.33%</text:p>
          </table:table-cell>
          <table:table-cell table:formula="of:=IF([.D431]=&quot;lib&quot;;[.E431];-[.E431])" office:value-type="percentage" office:value="-0.093337176346255" calcext:value-type="percentage">
            <text:p>-9.33%</text:p>
          </table:table-cell>
          <table:table-cell/>
          <table:table-cell table:formula="of:=IF(NOT([.$I431]=&quot;&quot;);IF([.$C431]=[.J$1];[.$I431];&quot;&quot;);&quot;&quot;)">
            <text:p/>
          </table:table-cell>
          <table:table-cell table:formula="of:=IF(NOT([.$I431]=&quot;&quot;);IF([.$C431]=[.K$1];[.$I431];&quot;&quot;);&quot;&quot;)">
            <text:p/>
          </table:table-cell>
          <table:table-cell table:formula="of:=IF(NOT([.$I431]=&quot;&quot;);IF([.$C431]=[.L$1];[.$I431];&quot;&quot;);&quot;&quot;)">
            <text:p/>
          </table:table-cell>
          <table:table-cell table:formula="of:=IF(NOT([.$I431]=&quot;&quot;);IF([.$C431]=[.M$1];[.$I431];&quot;&quot;);&quot;&quot;)">
            <text:p/>
          </table:table-cell>
          <table:table-cell table:formula="of:=IF(NOT([.$I431]=&quot;&quot;);IF([.$C431]=[.N$1];[.$I431];&quot;&quot;);&quot;&quot;)">
            <text:p/>
          </table:table-cell>
          <table:table-cell table:formula="of:=IF(NOT([.$I431]=&quot;&quot;);IF([.$C431]=[.O$1];[.$I431];&quot;&quot;);&quot;&quot;)">
            <text:p/>
          </table:table-cell>
          <table:table-cell table:formula="of:=IF(NOT([.$I431]=&quot;&quot;);IF([.$C431]=[.P$1];[.$I431];&quot;&quot;);&quot;&quot;)">
            <text:p/>
          </table:table-cell>
          <table:table-cell table:formula="of:=IF(NOT([.$I431]=&quot;&quot;);IF([.$C431]=[.Q$1];[.$I431];&quot;&quot;);&quot;&quot;)">
            <text:p/>
          </table:table-cell>
          <table:table-cell table:formula="of:=IF(NOT([.$I431]=&quot;&quot;);IF([.$C431]=[.R$1];[.$I431];&quot;&quot;);&quot;&quot;)">
            <text:p/>
          </table:table-cell>
          <table:table-cell table:formula="of:=IF(NOT([.$I431]=&quot;&quot;);IF([.$C431]=[.S$1];[.$I431];&quot;&quot;);&quot;&quot;)">
            <text:p/>
          </table:table-cell>
          <table:table-cell table:formula="of:=IF(NOT([.$I431]=&quot;&quot;);IF([.$C431]=[.T$1];[.$I431];&quot;&quot;);&quot;&quot;)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65" office:value-type="string" calcext:value-type="string">
            <text:p>Caithness, Sutherland and Easter Ro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4489858872523" calcext:value-type="percentage">
            <text:p>9.45%</text:p>
          </table:table-cell>
          <table:table-cell table:formula="of:=IF([.D432]=&quot;con&quot;;[.E432];-[.E432])" office:value-type="percentage" office:value="-0.094489858872523" calcext:value-type="percentage">
            <text:p>-9.45%</text:p>
          </table:table-cell>
          <table:table-cell table:formula="of:=IF([.D432]=&quot;lab&quot;;[.E432];-[.E432])" office:value-type="percentage" office:value="-0.094489858872523" calcext:value-type="percentage">
            <text:p>-9.45%</text:p>
          </table:table-cell>
          <table:table-cell table:formula="of:=IF([.D432]=&quot;lib&quot;;[.E432];-[.E432])" office:value-type="percentage" office:value="-0.094489858872523" calcext:value-type="percentage">
            <text:p>-9.45%</text:p>
          </table:table-cell>
          <table:table-cell/>
          <table:table-cell table:formula="of:=IF(NOT([.$I432]=&quot;&quot;);IF([.$C432]=[.J$1];[.$I432];&quot;&quot;);&quot;&quot;)">
            <text:p/>
          </table:table-cell>
          <table:table-cell table:formula="of:=IF(NOT([.$I432]=&quot;&quot;);IF([.$C432]=[.K$1];[.$I432];&quot;&quot;);&quot;&quot;)">
            <text:p/>
          </table:table-cell>
          <table:table-cell table:formula="of:=IF(NOT([.$I432]=&quot;&quot;);IF([.$C432]=[.L$1];[.$I432];&quot;&quot;);&quot;&quot;)">
            <text:p/>
          </table:table-cell>
          <table:table-cell table:formula="of:=IF(NOT([.$I432]=&quot;&quot;);IF([.$C432]=[.M$1];[.$I432];&quot;&quot;);&quot;&quot;)">
            <text:p/>
          </table:table-cell>
          <table:table-cell table:formula="of:=IF(NOT([.$I432]=&quot;&quot;);IF([.$C432]=[.N$1];[.$I432];&quot;&quot;);&quot;&quot;)">
            <text:p/>
          </table:table-cell>
          <table:table-cell table:formula="of:=IF(NOT([.$I432]=&quot;&quot;);IF([.$C432]=[.O$1];[.$I432];&quot;&quot;);&quot;&quot;)">
            <text:p/>
          </table:table-cell>
          <table:table-cell table:formula="of:=IF(NOT([.$I432]=&quot;&quot;);IF([.$C432]=[.P$1];[.$I432];&quot;&quot;);&quot;&quot;)">
            <text:p/>
          </table:table-cell>
          <table:table-cell table:formula="of:=IF(NOT([.$I432]=&quot;&quot;);IF([.$C432]=[.Q$1];[.$I432];&quot;&quot;);&quot;&quot;)">
            <text:p/>
          </table:table-cell>
          <table:table-cell table:formula="of:=IF(NOT([.$I432]=&quot;&quot;);IF([.$C432]=[.R$1];[.$I432];&quot;&quot;);&quot;&quot;)">
            <text:p/>
          </table:table-cell>
          <table:table-cell table:formula="of:=IF(NOT([.$I432]=&quot;&quot;);IF([.$C432]=[.S$1];[.$I432];&quot;&quot;);&quot;&quot;)">
            <text:p/>
          </table:table-cell>
          <table:table-cell table:formula="of:=IF(NOT([.$I432]=&quot;&quot;);IF([.$C432]=[.T$1];[.$I432];&quot;&quot;);&quot;&quot;)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69" office:value-type="string" calcext:value-type="string">
            <text:p>Tyne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6101237920923" calcext:value-type="percentage">
            <text:p>9.61%</text:p>
          </table:table-cell>
          <table:table-cell table:formula="of:=IF([.D433]=&quot;con&quot;;[.E433];-[.E433])" office:value-type="percentage" office:value="-0.096101237920923" calcext:value-type="percentage">
            <text:p>-9.61%</text:p>
          </table:table-cell>
          <table:table-cell table:formula="of:=IF([.D433]=&quot;lab&quot;;[.E433];-[.E433])" office:value-type="percentage" office:value="0.096101237920923" calcext:value-type="percentage">
            <text:p>9.61%</text:p>
          </table:table-cell>
          <table:table-cell table:formula="of:=IF([.D433]=&quot;lib&quot;;[.E433];-[.E433])" office:value-type="percentage" office:value="-0.096101237920923" calcext:value-type="percentage">
            <text:p>-9.61%</text:p>
          </table:table-cell>
          <table:table-cell/>
          <table:table-cell table:formula="of:=IF(NOT([.$I433]=&quot;&quot;);IF([.$C433]=[.J$1];[.$I433];&quot;&quot;);&quot;&quot;)">
            <text:p/>
          </table:table-cell>
          <table:table-cell table:formula="of:=IF(NOT([.$I433]=&quot;&quot;);IF([.$C433]=[.K$1];[.$I433];&quot;&quot;);&quot;&quot;)">
            <text:p/>
          </table:table-cell>
          <table:table-cell table:formula="of:=IF(NOT([.$I433]=&quot;&quot;);IF([.$C433]=[.L$1];[.$I433];&quot;&quot;);&quot;&quot;)">
            <text:p/>
          </table:table-cell>
          <table:table-cell table:formula="of:=IF(NOT([.$I433]=&quot;&quot;);IF([.$C433]=[.M$1];[.$I433];&quot;&quot;);&quot;&quot;)">
            <text:p/>
          </table:table-cell>
          <table:table-cell table:formula="of:=IF(NOT([.$I433]=&quot;&quot;);IF([.$C433]=[.N$1];[.$I433];&quot;&quot;);&quot;&quot;)">
            <text:p/>
          </table:table-cell>
          <table:table-cell table:formula="of:=IF(NOT([.$I433]=&quot;&quot;);IF([.$C433]=[.O$1];[.$I433];&quot;&quot;);&quot;&quot;)">
            <text:p/>
          </table:table-cell>
          <table:table-cell table:formula="of:=IF(NOT([.$I433]=&quot;&quot;);IF([.$C433]=[.P$1];[.$I433];&quot;&quot;);&quot;&quot;)">
            <text:p/>
          </table:table-cell>
          <table:table-cell table:formula="of:=IF(NOT([.$I433]=&quot;&quot;);IF([.$C433]=[.Q$1];[.$I433];&quot;&quot;);&quot;&quot;)">
            <text:p/>
          </table:table-cell>
          <table:table-cell table:formula="of:=IF(NOT([.$I433]=&quot;&quot;);IF([.$C433]=[.R$1];[.$I433];&quot;&quot;);&quot;&quot;)">
            <text:p/>
          </table:table-cell>
          <table:table-cell table:formula="of:=IF(NOT([.$I433]=&quot;&quot;);IF([.$C433]=[.S$1];[.$I433];&quot;&quot;);&quot;&quot;)">
            <text:p/>
          </table:table-cell>
          <table:table-cell table:formula="of:=IF(NOT([.$I433]=&quot;&quot;);IF([.$C433]=[.T$1];[.$I433];&quot;&quot;);&quot;&quot;)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70" office:value-type="string" calcext:value-type="string">
            <text:p>Barnsley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096177975098928" calcext:value-type="percentage">
            <text:p>9.62%</text:p>
          </table:table-cell>
          <table:table-cell table:formula="of:=IF([.D434]=&quot;con&quot;;[.E434];-[.E434])" office:value-type="percentage" office:value="-0.096177975098928" calcext:value-type="percentage">
            <text:p>-9.62%</text:p>
          </table:table-cell>
          <table:table-cell table:formula="of:=IF([.D434]=&quot;lab&quot;;[.E434];-[.E434])" office:value-type="percentage" office:value="0.096177975098928" calcext:value-type="percentage">
            <text:p>9.62%</text:p>
          </table:table-cell>
          <table:table-cell table:formula="of:=IF([.D434]=&quot;lib&quot;;[.E434];-[.E434])" office:value-type="percentage" office:value="-0.096177975098928" calcext:value-type="percentage">
            <text:p>-9.62%</text:p>
          </table:table-cell>
          <table:table-cell/>
          <table:table-cell table:formula="of:=IF(NOT([.$I434]=&quot;&quot;);IF([.$C434]=[.J$1];[.$I434];&quot;&quot;);&quot;&quot;)">
            <text:p/>
          </table:table-cell>
          <table:table-cell table:formula="of:=IF(NOT([.$I434]=&quot;&quot;);IF([.$C434]=[.K$1];[.$I434];&quot;&quot;);&quot;&quot;)">
            <text:p/>
          </table:table-cell>
          <table:table-cell table:formula="of:=IF(NOT([.$I434]=&quot;&quot;);IF([.$C434]=[.L$1];[.$I434];&quot;&quot;);&quot;&quot;)">
            <text:p/>
          </table:table-cell>
          <table:table-cell table:formula="of:=IF(NOT([.$I434]=&quot;&quot;);IF([.$C434]=[.M$1];[.$I434];&quot;&quot;);&quot;&quot;)">
            <text:p/>
          </table:table-cell>
          <table:table-cell table:formula="of:=IF(NOT([.$I434]=&quot;&quot;);IF([.$C434]=[.N$1];[.$I434];&quot;&quot;);&quot;&quot;)">
            <text:p/>
          </table:table-cell>
          <table:table-cell table:formula="of:=IF(NOT([.$I434]=&quot;&quot;);IF([.$C434]=[.O$1];[.$I434];&quot;&quot;);&quot;&quot;)">
            <text:p/>
          </table:table-cell>
          <table:table-cell table:formula="of:=IF(NOT([.$I434]=&quot;&quot;);IF([.$C434]=[.P$1];[.$I434];&quot;&quot;);&quot;&quot;)">
            <text:p/>
          </table:table-cell>
          <table:table-cell table:formula="of:=IF(NOT([.$I434]=&quot;&quot;);IF([.$C434]=[.Q$1];[.$I434];&quot;&quot;);&quot;&quot;)">
            <text:p/>
          </table:table-cell>
          <table:table-cell table:formula="of:=IF(NOT([.$I434]=&quot;&quot;);IF([.$C434]=[.R$1];[.$I434];&quot;&quot;);&quot;&quot;)">
            <text:p/>
          </table:table-cell>
          <table:table-cell table:formula="of:=IF(NOT([.$I434]=&quot;&quot;);IF([.$C434]=[.S$1];[.$I434];&quot;&quot;);&quot;&quot;)">
            <text:p/>
          </table:table-cell>
          <table:table-cell table:formula="of:=IF(NOT([.$I434]=&quot;&quot;);IF([.$C434]=[.T$1];[.$I434];&quot;&quot;);&quot;&quot;)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64" office:value-type="string" calcext:value-type="string">
            <text:p>Put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799060274576" calcext:value-type="percentage">
            <text:p>9.68%</text:p>
          </table:table-cell>
          <table:table-cell table:formula="of:=IF([.D435]=&quot;con&quot;;[.E435];-[.E435])" office:value-type="percentage" office:value="-0.096799060274576" calcext:value-type="percentage">
            <text:p>-9.68%</text:p>
          </table:table-cell>
          <table:table-cell table:formula="of:=IF([.D435]=&quot;lab&quot;;[.E435];-[.E435])" office:value-type="percentage" office:value="0.096799060274576" calcext:value-type="percentage">
            <text:p>9.68%</text:p>
          </table:table-cell>
          <table:table-cell table:formula="of:=IF([.D435]=&quot;lib&quot;;[.E435];-[.E435])" office:value-type="percentage" office:value="-0.096799060274576" calcext:value-type="percentage">
            <text:p>-9.68%</text:p>
          </table:table-cell>
          <table:table-cell/>
          <table:table-cell table:formula="of:=IF(NOT([.$I435]=&quot;&quot;);IF([.$C435]=[.J$1];[.$I435];&quot;&quot;);&quot;&quot;)">
            <text:p/>
          </table:table-cell>
          <table:table-cell table:formula="of:=IF(NOT([.$I435]=&quot;&quot;);IF([.$C435]=[.K$1];[.$I435];&quot;&quot;);&quot;&quot;)">
            <text:p/>
          </table:table-cell>
          <table:table-cell table:formula="of:=IF(NOT([.$I435]=&quot;&quot;);IF([.$C435]=[.L$1];[.$I435];&quot;&quot;);&quot;&quot;)">
            <text:p/>
          </table:table-cell>
          <table:table-cell table:formula="of:=IF(NOT([.$I435]=&quot;&quot;);IF([.$C435]=[.M$1];[.$I435];&quot;&quot;);&quot;&quot;)">
            <text:p/>
          </table:table-cell>
          <table:table-cell table:formula="of:=IF(NOT([.$I435]=&quot;&quot;);IF([.$C435]=[.N$1];[.$I435];&quot;&quot;);&quot;&quot;)">
            <text:p/>
          </table:table-cell>
          <table:table-cell table:formula="of:=IF(NOT([.$I435]=&quot;&quot;);IF([.$C435]=[.O$1];[.$I435];&quot;&quot;);&quot;&quot;)">
            <text:p/>
          </table:table-cell>
          <table:table-cell table:formula="of:=IF(NOT([.$I435]=&quot;&quot;);IF([.$C435]=[.P$1];[.$I435];&quot;&quot;);&quot;&quot;)">
            <text:p/>
          </table:table-cell>
          <table:table-cell table:formula="of:=IF(NOT([.$I435]=&quot;&quot;);IF([.$C435]=[.Q$1];[.$I435];&quot;&quot;);&quot;&quot;)">
            <text:p/>
          </table:table-cell>
          <table:table-cell table:formula="of:=IF(NOT([.$I435]=&quot;&quot;);IF([.$C435]=[.R$1];[.$I435];&quot;&quot;);&quot;&quot;)">
            <text:p/>
          </table:table-cell>
          <table:table-cell table:formula="of:=IF(NOT([.$I435]=&quot;&quot;);IF([.$C435]=[.S$1];[.$I435];&quot;&quot;);&quot;&quot;)">
            <text:p/>
          </table:table-cell>
          <table:table-cell table:formula="of:=IF(NOT([.$I435]=&quot;&quot;);IF([.$C435]=[.T$1];[.$I435];&quot;&quot;);&quot;&quot;)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64" office:value-type="string" calcext:value-type="string">
            <text:p>Batter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971516493414" calcext:value-type="percentage">
            <text:p>9.70%</text:p>
          </table:table-cell>
          <table:table-cell table:formula="of:=IF([.D436]=&quot;con&quot;;[.E436];-[.E436])" office:value-type="percentage" office:value="-0.096971516493414" calcext:value-type="percentage">
            <text:p>-9.70%</text:p>
          </table:table-cell>
          <table:table-cell table:formula="of:=IF([.D436]=&quot;lab&quot;;[.E436];-[.E436])" office:value-type="percentage" office:value="0.096971516493414" calcext:value-type="percentage">
            <text:p>9.70%</text:p>
          </table:table-cell>
          <table:table-cell table:formula="of:=IF([.D436]=&quot;lib&quot;;[.E436];-[.E436])" office:value-type="percentage" office:value="-0.096971516493414" calcext:value-type="percentage">
            <text:p>-9.70%</text:p>
          </table:table-cell>
          <table:table-cell/>
          <table:table-cell table:formula="of:=IF(NOT([.$I436]=&quot;&quot;);IF([.$C436]=[.J$1];[.$I436];&quot;&quot;);&quot;&quot;)">
            <text:p/>
          </table:table-cell>
          <table:table-cell table:formula="of:=IF(NOT([.$I436]=&quot;&quot;);IF([.$C436]=[.K$1];[.$I436];&quot;&quot;);&quot;&quot;)">
            <text:p/>
          </table:table-cell>
          <table:table-cell table:formula="of:=IF(NOT([.$I436]=&quot;&quot;);IF([.$C436]=[.L$1];[.$I436];&quot;&quot;);&quot;&quot;)">
            <text:p/>
          </table:table-cell>
          <table:table-cell table:formula="of:=IF(NOT([.$I436]=&quot;&quot;);IF([.$C436]=[.M$1];[.$I436];&quot;&quot;);&quot;&quot;)">
            <text:p/>
          </table:table-cell>
          <table:table-cell table:formula="of:=IF(NOT([.$I436]=&quot;&quot;);IF([.$C436]=[.N$1];[.$I436];&quot;&quot;);&quot;&quot;)">
            <text:p/>
          </table:table-cell>
          <table:table-cell table:formula="of:=IF(NOT([.$I436]=&quot;&quot;);IF([.$C436]=[.O$1];[.$I436];&quot;&quot;);&quot;&quot;)">
            <text:p/>
          </table:table-cell>
          <table:table-cell table:formula="of:=IF(NOT([.$I436]=&quot;&quot;);IF([.$C436]=[.P$1];[.$I436];&quot;&quot;);&quot;&quot;)">
            <text:p/>
          </table:table-cell>
          <table:table-cell table:formula="of:=IF(NOT([.$I436]=&quot;&quot;);IF([.$C436]=[.Q$1];[.$I436];&quot;&quot;);&quot;&quot;)">
            <text:p/>
          </table:table-cell>
          <table:table-cell table:formula="of:=IF(NOT([.$I436]=&quot;&quot;);IF([.$C436]=[.R$1];[.$I436];&quot;&quot;);&quot;&quot;)">
            <text:p/>
          </table:table-cell>
          <table:table-cell table:formula="of:=IF(NOT([.$I436]=&quot;&quot;);IF([.$C436]=[.S$1];[.$I436];&quot;&quot;);&quot;&quot;)">
            <text:p/>
          </table:table-cell>
          <table:table-cell table:formula="of:=IF(NOT([.$I436]=&quot;&quot;);IF([.$C436]=[.T$1];[.$I436];&quot;&quot;);&quot;&quot;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65" office:value-type="string" calcext:value-type="string">
            <text:p>East Renfrew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8018317466626" calcext:value-type="percentage">
            <text:p>9.80%</text:p>
          </table:table-cell>
          <table:table-cell table:formula="of:=IF([.D437]=&quot;con&quot;;[.E437];-[.E437])" office:value-type="percentage" office:value="-0.098018317466626" calcext:value-type="percentage">
            <text:p>-9.80%</text:p>
          </table:table-cell>
          <table:table-cell table:formula="of:=IF([.D437]=&quot;lab&quot;;[.E437];-[.E437])" office:value-type="percentage" office:value="-0.098018317466626" calcext:value-type="percentage">
            <text:p>-9.80%</text:p>
          </table:table-cell>
          <table:table-cell table:formula="of:=IF([.D437]=&quot;lib&quot;;[.E437];-[.E437])" office:value-type="percentage" office:value="-0.098018317466626" calcext:value-type="percentage">
            <text:p>-9.80%</text:p>
          </table:table-cell>
          <table:table-cell/>
          <table:table-cell table:formula="of:=IF(NOT([.$I437]=&quot;&quot;);IF([.$C437]=[.J$1];[.$I437];&quot;&quot;);&quot;&quot;)">
            <text:p/>
          </table:table-cell>
          <table:table-cell table:formula="of:=IF(NOT([.$I437]=&quot;&quot;);IF([.$C437]=[.K$1];[.$I437];&quot;&quot;);&quot;&quot;)">
            <text:p/>
          </table:table-cell>
          <table:table-cell table:formula="of:=IF(NOT([.$I437]=&quot;&quot;);IF([.$C437]=[.L$1];[.$I437];&quot;&quot;);&quot;&quot;)">
            <text:p/>
          </table:table-cell>
          <table:table-cell table:formula="of:=IF(NOT([.$I437]=&quot;&quot;);IF([.$C437]=[.M$1];[.$I437];&quot;&quot;);&quot;&quot;)">
            <text:p/>
          </table:table-cell>
          <table:table-cell table:formula="of:=IF(NOT([.$I437]=&quot;&quot;);IF([.$C437]=[.N$1];[.$I437];&quot;&quot;);&quot;&quot;)">
            <text:p/>
          </table:table-cell>
          <table:table-cell table:formula="of:=IF(NOT([.$I437]=&quot;&quot;);IF([.$C437]=[.O$1];[.$I437];&quot;&quot;);&quot;&quot;)">
            <text:p/>
          </table:table-cell>
          <table:table-cell table:formula="of:=IF(NOT([.$I437]=&quot;&quot;);IF([.$C437]=[.P$1];[.$I437];&quot;&quot;);&quot;&quot;)">
            <text:p/>
          </table:table-cell>
          <table:table-cell table:formula="of:=IF(NOT([.$I437]=&quot;&quot;);IF([.$C437]=[.Q$1];[.$I437];&quot;&quot;);&quot;&quot;)">
            <text:p/>
          </table:table-cell>
          <table:table-cell table:formula="of:=IF(NOT([.$I437]=&quot;&quot;);IF([.$C437]=[.R$1];[.$I437];&quot;&quot;);&quot;&quot;)">
            <text:p/>
          </table:table-cell>
          <table:table-cell table:formula="of:=IF(NOT([.$I437]=&quot;&quot;);IF([.$C437]=[.S$1];[.$I437];&quot;&quot;);&quot;&quot;)">
            <text:p/>
          </table:table-cell>
          <table:table-cell table:formula="of:=IF(NOT([.$I437]=&quot;&quot;);IF([.$C437]=[.T$1];[.$I437];&quot;&quot;);&quot;&quot;)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65" office:value-type="string" calcext:value-type="string">
            <text:p>Argyll, Bute and South Locha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00510907784059" calcext:value-type="percentage">
            <text:p>10.05%</text:p>
          </table:table-cell>
          <table:table-cell table:formula="of:=IF([.D438]=&quot;con&quot;;[.E438];-[.E438])" office:value-type="percentage" office:value="-0.100510907784059" calcext:value-type="percentage">
            <text:p>-10.05%</text:p>
          </table:table-cell>
          <table:table-cell table:formula="of:=IF([.D438]=&quot;lab&quot;;[.E438];-[.E438])" office:value-type="percentage" office:value="-0.100510907784059" calcext:value-type="percentage">
            <text:p>-10.05%</text:p>
          </table:table-cell>
          <table:table-cell table:formula="of:=IF([.D438]=&quot;lib&quot;;[.E438];-[.E438])" office:value-type="percentage" office:value="-0.100510907784059" calcext:value-type="percentage">
            <text:p>-10.05%</text:p>
          </table:table-cell>
          <table:table-cell/>
          <table:table-cell table:formula="of:=IF(NOT([.$I438]=&quot;&quot;);IF([.$C438]=[.J$1];[.$I438];&quot;&quot;);&quot;&quot;)">
            <text:p/>
          </table:table-cell>
          <table:table-cell table:formula="of:=IF(NOT([.$I438]=&quot;&quot;);IF([.$C438]=[.K$1];[.$I438];&quot;&quot;);&quot;&quot;)">
            <text:p/>
          </table:table-cell>
          <table:table-cell table:formula="of:=IF(NOT([.$I438]=&quot;&quot;);IF([.$C438]=[.L$1];[.$I438];&quot;&quot;);&quot;&quot;)">
            <text:p/>
          </table:table-cell>
          <table:table-cell table:formula="of:=IF(NOT([.$I438]=&quot;&quot;);IF([.$C438]=[.M$1];[.$I438];&quot;&quot;);&quot;&quot;)">
            <text:p/>
          </table:table-cell>
          <table:table-cell table:formula="of:=IF(NOT([.$I438]=&quot;&quot;);IF([.$C438]=[.N$1];[.$I438];&quot;&quot;);&quot;&quot;)">
            <text:p/>
          </table:table-cell>
          <table:table-cell table:formula="of:=IF(NOT([.$I438]=&quot;&quot;);IF([.$C438]=[.O$1];[.$I438];&quot;&quot;);&quot;&quot;)">
            <text:p/>
          </table:table-cell>
          <table:table-cell table:formula="of:=IF(NOT([.$I438]=&quot;&quot;);IF([.$C438]=[.P$1];[.$I438];&quot;&quot;);&quot;&quot;)">
            <text:p/>
          </table:table-cell>
          <table:table-cell table:formula="of:=IF(NOT([.$I438]=&quot;&quot;);IF([.$C438]=[.Q$1];[.$I438];&quot;&quot;);&quot;&quot;)">
            <text:p/>
          </table:table-cell>
          <table:table-cell table:formula="of:=IF(NOT([.$I438]=&quot;&quot;);IF([.$C438]=[.R$1];[.$I438];&quot;&quot;);&quot;&quot;)">
            <text:p/>
          </table:table-cell>
          <table:table-cell table:formula="of:=IF(NOT([.$I438]=&quot;&quot;);IF([.$C438]=[.S$1];[.$I438];&quot;&quot;);&quot;&quot;)">
            <text:p/>
          </table:table-cell>
          <table:table-cell table:formula="of:=IF(NOT([.$I438]=&quot;&quot;);IF([.$C438]=[.T$1];[.$I438];&quot;&quot;);&quot;&quot;)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70" office:value-type="string" calcext:value-type="string">
            <text:p>Barnsley Sou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02535885167464" calcext:value-type="percentage">
            <text:p>10.25%</text:p>
          </table:table-cell>
          <table:table-cell table:formula="of:=IF([.D439]=&quot;con&quot;;[.E439];-[.E439])" office:value-type="percentage" office:value="-0.102535885167464" calcext:value-type="percentage">
            <text:p>-10.25%</text:p>
          </table:table-cell>
          <table:table-cell table:formula="of:=IF([.D439]=&quot;lab&quot;;[.E439];-[.E439])" office:value-type="percentage" office:value="0.102535885167464" calcext:value-type="percentage">
            <text:p>10.25%</text:p>
          </table:table-cell>
          <table:table-cell table:formula="of:=IF([.D439]=&quot;lib&quot;;[.E439];-[.E439])" office:value-type="percentage" office:value="-0.102535885167464" calcext:value-type="percentage">
            <text:p>-10.25%</text:p>
          </table:table-cell>
          <table:table-cell/>
          <table:table-cell table:formula="of:=IF(NOT([.$I439]=&quot;&quot;);IF([.$C439]=[.J$1];[.$I439];&quot;&quot;);&quot;&quot;)">
            <text:p/>
          </table:table-cell>
          <table:table-cell table:formula="of:=IF(NOT([.$I439]=&quot;&quot;);IF([.$C439]=[.K$1];[.$I439];&quot;&quot;);&quot;&quot;)">
            <text:p/>
          </table:table-cell>
          <table:table-cell table:formula="of:=IF(NOT([.$I439]=&quot;&quot;);IF([.$C439]=[.L$1];[.$I439];&quot;&quot;);&quot;&quot;)">
            <text:p/>
          </table:table-cell>
          <table:table-cell table:formula="of:=IF(NOT([.$I439]=&quot;&quot;);IF([.$C439]=[.M$1];[.$I439];&quot;&quot;);&quot;&quot;)">
            <text:p/>
          </table:table-cell>
          <table:table-cell table:formula="of:=IF(NOT([.$I439]=&quot;&quot;);IF([.$C439]=[.N$1];[.$I439];&quot;&quot;);&quot;&quot;)">
            <text:p/>
          </table:table-cell>
          <table:table-cell table:formula="of:=IF(NOT([.$I439]=&quot;&quot;);IF([.$C439]=[.O$1];[.$I439];&quot;&quot;);&quot;&quot;)">
            <text:p/>
          </table:table-cell>
          <table:table-cell table:formula="of:=IF(NOT([.$I439]=&quot;&quot;);IF([.$C439]=[.P$1];[.$I439];&quot;&quot;);&quot;&quot;)">
            <text:p/>
          </table:table-cell>
          <table:table-cell table:formula="of:=IF(NOT([.$I439]=&quot;&quot;);IF([.$C439]=[.Q$1];[.$I439];&quot;&quot;);&quot;&quot;)">
            <text:p/>
          </table:table-cell>
          <table:table-cell table:formula="of:=IF(NOT([.$I439]=&quot;&quot;);IF([.$C439]=[.R$1];[.$I439];&quot;&quot;);&quot;&quot;)">
            <text:p/>
          </table:table-cell>
          <table:table-cell table:formula="of:=IF(NOT([.$I439]=&quot;&quot;);IF([.$C439]=[.S$1];[.$I439];&quot;&quot;);&quot;&quot;)">
            <text:p/>
          </table:table-cell>
          <table:table-cell table:formula="of:=IF(NOT([.$I439]=&quot;&quot;);IF([.$C439]=[.T$1];[.$I439];&quot;&quot;);&quot;&quot;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60" office:value-type="string" calcext:value-type="string">
            <text:p>Glasgow North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03336121178329" calcext:value-type="percentage">
            <text:p>10.33%</text:p>
          </table:table-cell>
          <table:table-cell table:formula="of:=IF([.D440]=&quot;con&quot;;[.E440];-[.E440])" office:value-type="percentage" office:value="-0.103336121178329" calcext:value-type="percentage">
            <text:p>-10.33%</text:p>
          </table:table-cell>
          <table:table-cell table:formula="of:=IF([.D440]=&quot;lab&quot;;[.E440];-[.E440])" office:value-type="percentage" office:value="-0.103336121178329" calcext:value-type="percentage">
            <text:p>-10.33%</text:p>
          </table:table-cell>
          <table:table-cell table:formula="of:=IF([.D440]=&quot;lib&quot;;[.E440];-[.E440])" office:value-type="percentage" office:value="-0.103336121178329" calcext:value-type="percentage">
            <text:p>-10.33%</text:p>
          </table:table-cell>
          <table:table-cell/>
          <table:table-cell table:formula="of:=IF(NOT([.$I440]=&quot;&quot;);IF([.$C440]=[.J$1];[.$I440];&quot;&quot;);&quot;&quot;)">
            <text:p/>
          </table:table-cell>
          <table:table-cell table:formula="of:=IF(NOT([.$I440]=&quot;&quot;);IF([.$C440]=[.K$1];[.$I440];&quot;&quot;);&quot;&quot;)">
            <text:p/>
          </table:table-cell>
          <table:table-cell table:formula="of:=IF(NOT([.$I440]=&quot;&quot;);IF([.$C440]=[.L$1];[.$I440];&quot;&quot;);&quot;&quot;)">
            <text:p/>
          </table:table-cell>
          <table:table-cell table:formula="of:=IF(NOT([.$I440]=&quot;&quot;);IF([.$C440]=[.M$1];[.$I440];&quot;&quot;);&quot;&quot;)">
            <text:p/>
          </table:table-cell>
          <table:table-cell table:formula="of:=IF(NOT([.$I440]=&quot;&quot;);IF([.$C440]=[.N$1];[.$I440];&quot;&quot;);&quot;&quot;)">
            <text:p/>
          </table:table-cell>
          <table:table-cell table:formula="of:=IF(NOT([.$I440]=&quot;&quot;);IF([.$C440]=[.O$1];[.$I440];&quot;&quot;);&quot;&quot;)">
            <text:p/>
          </table:table-cell>
          <table:table-cell table:formula="of:=IF(NOT([.$I440]=&quot;&quot;);IF([.$C440]=[.P$1];[.$I440];&quot;&quot;);&quot;&quot;)">
            <text:p/>
          </table:table-cell>
          <table:table-cell table:formula="of:=IF(NOT([.$I440]=&quot;&quot;);IF([.$C440]=[.Q$1];[.$I440];&quot;&quot;);&quot;&quot;)">
            <text:p/>
          </table:table-cell>
          <table:table-cell table:formula="of:=IF(NOT([.$I440]=&quot;&quot;);IF([.$C440]=[.R$1];[.$I440];&quot;&quot;);&quot;&quot;)">
            <text:p/>
          </table:table-cell>
          <table:table-cell table:formula="of:=IF(NOT([.$I440]=&quot;&quot;);IF([.$C440]=[.S$1];[.$I440];&quot;&quot;);&quot;&quot;)">
            <text:p/>
          </table:table-cell>
          <table:table-cell table:formula="of:=IF(NOT([.$I440]=&quot;&quot;);IF([.$C440]=[.T$1];[.$I440];&quot;&quot;);&quot;&quot;)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58" office:value-type="string" calcext:value-type="string">
            <text:p>North Du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3658944458071" calcext:value-type="percentage">
            <text:p>10.37%</text:p>
          </table:table-cell>
          <table:table-cell table:formula="of:=IF([.D441]=&quot;con&quot;;[.E441];-[.E441])" office:value-type="percentage" office:value="-0.103658944458071" calcext:value-type="percentage">
            <text:p>-10.37%</text:p>
          </table:table-cell>
          <table:table-cell table:formula="of:=IF([.D441]=&quot;lab&quot;;[.E441];-[.E441])" office:value-type="percentage" office:value="0.103658944458071" calcext:value-type="percentage">
            <text:p>10.37%</text:p>
          </table:table-cell>
          <table:table-cell table:formula="of:=IF([.D441]=&quot;lib&quot;;[.E441];-[.E441])" office:value-type="percentage" office:value="-0.103658944458071" calcext:value-type="percentage">
            <text:p>-10.37%</text:p>
          </table:table-cell>
          <table:table-cell/>
          <table:table-cell table:formula="of:=IF(NOT([.$I441]=&quot;&quot;);IF([.$C441]=[.J$1];[.$I441];&quot;&quot;);&quot;&quot;)">
            <text:p/>
          </table:table-cell>
          <table:table-cell table:formula="of:=IF(NOT([.$I441]=&quot;&quot;);IF([.$C441]=[.K$1];[.$I441];&quot;&quot;);&quot;&quot;)">
            <text:p/>
          </table:table-cell>
          <table:table-cell table:formula="of:=IF(NOT([.$I441]=&quot;&quot;);IF([.$C441]=[.L$1];[.$I441];&quot;&quot;);&quot;&quot;)">
            <text:p/>
          </table:table-cell>
          <table:table-cell table:formula="of:=IF(NOT([.$I441]=&quot;&quot;);IF([.$C441]=[.M$1];[.$I441];&quot;&quot;);&quot;&quot;)">
            <text:p/>
          </table:table-cell>
          <table:table-cell table:formula="of:=IF(NOT([.$I441]=&quot;&quot;);IF([.$C441]=[.N$1];[.$I441];&quot;&quot;);&quot;&quot;)">
            <text:p/>
          </table:table-cell>
          <table:table-cell table:formula="of:=IF(NOT([.$I441]=&quot;&quot;);IF([.$C441]=[.O$1];[.$I441];&quot;&quot;);&quot;&quot;)">
            <text:p/>
          </table:table-cell>
          <table:table-cell table:formula="of:=IF(NOT([.$I441]=&quot;&quot;);IF([.$C441]=[.P$1];[.$I441];&quot;&quot;);&quot;&quot;)">
            <text:p/>
          </table:table-cell>
          <table:table-cell table:formula="of:=IF(NOT([.$I441]=&quot;&quot;);IF([.$C441]=[.Q$1];[.$I441];&quot;&quot;);&quot;&quot;)">
            <text:p/>
          </table:table-cell>
          <table:table-cell table:formula="of:=IF(NOT([.$I441]=&quot;&quot;);IF([.$C441]=[.R$1];[.$I441];&quot;&quot;);&quot;&quot;)">
            <text:p/>
          </table:table-cell>
          <table:table-cell table:formula="of:=IF(NOT([.$I441]=&quot;&quot;);IF([.$C441]=[.S$1];[.$I441];&quot;&quot;);&quot;&quot;)">
            <text:p/>
          </table:table-cell>
          <table:table-cell table:formula="of:=IF(NOT([.$I441]=&quot;&quot;);IF([.$C441]=[.T$1];[.$I441];&quot;&quot;);&quot;&quot;)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58" office:value-type="string" calcext:value-type="string">
            <text:p>Mak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4903104252647" calcext:value-type="percentage">
            <text:p>10.49%</text:p>
          </table:table-cell>
          <table:table-cell table:formula="of:=IF([.D442]=&quot;con&quot;;[.E442];-[.E442])" office:value-type="percentage" office:value="-0.104903104252647" calcext:value-type="percentage">
            <text:p>-10.49%</text:p>
          </table:table-cell>
          <table:table-cell table:formula="of:=IF([.D442]=&quot;lab&quot;;[.E442];-[.E442])" office:value-type="percentage" office:value="0.104903104252647" calcext:value-type="percentage">
            <text:p>10.49%</text:p>
          </table:table-cell>
          <table:table-cell table:formula="of:=IF([.D442]=&quot;lib&quot;;[.E442];-[.E442])" office:value-type="percentage" office:value="-0.104903104252647" calcext:value-type="percentage">
            <text:p>-10.49%</text:p>
          </table:table-cell>
          <table:table-cell/>
          <table:table-cell table:formula="of:=IF(NOT([.$I442]=&quot;&quot;);IF([.$C442]=[.J$1];[.$I442];&quot;&quot;);&quot;&quot;)">
            <text:p/>
          </table:table-cell>
          <table:table-cell table:formula="of:=IF(NOT([.$I442]=&quot;&quot;);IF([.$C442]=[.K$1];[.$I442];&quot;&quot;);&quot;&quot;)">
            <text:p/>
          </table:table-cell>
          <table:table-cell table:formula="of:=IF(NOT([.$I442]=&quot;&quot;);IF([.$C442]=[.L$1];[.$I442];&quot;&quot;);&quot;&quot;)">
            <text:p/>
          </table:table-cell>
          <table:table-cell table:formula="of:=IF(NOT([.$I442]=&quot;&quot;);IF([.$C442]=[.M$1];[.$I442];&quot;&quot;);&quot;&quot;)">
            <text:p/>
          </table:table-cell>
          <table:table-cell table:formula="of:=IF(NOT([.$I442]=&quot;&quot;);IF([.$C442]=[.N$1];[.$I442];&quot;&quot;);&quot;&quot;)">
            <text:p/>
          </table:table-cell>
          <table:table-cell table:formula="of:=IF(NOT([.$I442]=&quot;&quot;);IF([.$C442]=[.O$1];[.$I442];&quot;&quot;);&quot;&quot;)">
            <text:p/>
          </table:table-cell>
          <table:table-cell table:formula="of:=IF(NOT([.$I442]=&quot;&quot;);IF([.$C442]=[.P$1];[.$I442];&quot;&quot;);&quot;&quot;)">
            <text:p/>
          </table:table-cell>
          <table:table-cell table:formula="of:=IF(NOT([.$I442]=&quot;&quot;);IF([.$C442]=[.Q$1];[.$I442];&quot;&quot;);&quot;&quot;)">
            <text:p/>
          </table:table-cell>
          <table:table-cell table:formula="of:=IF(NOT([.$I442]=&quot;&quot;);IF([.$C442]=[.R$1];[.$I442];&quot;&quot;);&quot;&quot;)">
            <text:p/>
          </table:table-cell>
          <table:table-cell table:formula="of:=IF(NOT([.$I442]=&quot;&quot;);IF([.$C442]=[.S$1];[.$I442];&quot;&quot;);&quot;&quot;)">
            <text:p/>
          </table:table-cell>
          <table:table-cell table:formula="of:=IF(NOT([.$I442]=&quot;&quot;);IF([.$C442]=[.T$1];[.$I442];&quot;&quot;);&quot;&quot;)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58" office:value-type="string" calcext:value-type="string">
            <text:p>Washington and Gateshea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7029335403878" calcext:value-type="percentage">
            <text:p>10.70%</text:p>
          </table:table-cell>
          <table:table-cell table:formula="of:=IF([.D443]=&quot;con&quot;;[.E443];-[.E443])" office:value-type="percentage" office:value="-0.107029335403878" calcext:value-type="percentage">
            <text:p>-10.70%</text:p>
          </table:table-cell>
          <table:table-cell table:formula="of:=IF([.D443]=&quot;lab&quot;;[.E443];-[.E443])" office:value-type="percentage" office:value="0.107029335403878" calcext:value-type="percentage">
            <text:p>10.70%</text:p>
          </table:table-cell>
          <table:table-cell table:formula="of:=IF([.D443]=&quot;lib&quot;;[.E443];-[.E443])" office:value-type="percentage" office:value="-0.107029335403878" calcext:value-type="percentage">
            <text:p>-10.70%</text:p>
          </table:table-cell>
          <table:table-cell/>
          <table:table-cell table:formula="of:=IF(NOT([.$I443]=&quot;&quot;);IF([.$C443]=[.J$1];[.$I443];&quot;&quot;);&quot;&quot;)">
            <text:p/>
          </table:table-cell>
          <table:table-cell table:formula="of:=IF(NOT([.$I443]=&quot;&quot;);IF([.$C443]=[.K$1];[.$I443];&quot;&quot;);&quot;&quot;)">
            <text:p/>
          </table:table-cell>
          <table:table-cell table:formula="of:=IF(NOT([.$I443]=&quot;&quot;);IF([.$C443]=[.L$1];[.$I443];&quot;&quot;);&quot;&quot;)">
            <text:p/>
          </table:table-cell>
          <table:table-cell table:formula="of:=IF(NOT([.$I443]=&quot;&quot;);IF([.$C443]=[.M$1];[.$I443];&quot;&quot;);&quot;&quot;)">
            <text:p/>
          </table:table-cell>
          <table:table-cell table:formula="of:=IF(NOT([.$I443]=&quot;&quot;);IF([.$C443]=[.N$1];[.$I443];&quot;&quot;);&quot;&quot;)">
            <text:p/>
          </table:table-cell>
          <table:table-cell table:formula="of:=IF(NOT([.$I443]=&quot;&quot;);IF([.$C443]=[.O$1];[.$I443];&quot;&quot;);&quot;&quot;)">
            <text:p/>
          </table:table-cell>
          <table:table-cell table:formula="of:=IF(NOT([.$I443]=&quot;&quot;);IF([.$C443]=[.P$1];[.$I443];&quot;&quot;);&quot;&quot;)">
            <text:p/>
          </table:table-cell>
          <table:table-cell table:formula="of:=IF(NOT([.$I443]=&quot;&quot;);IF([.$C443]=[.Q$1];[.$I443];&quot;&quot;);&quot;&quot;)">
            <text:p/>
          </table:table-cell>
          <table:table-cell table:formula="of:=IF(NOT([.$I443]=&quot;&quot;);IF([.$C443]=[.R$1];[.$I443];&quot;&quot;);&quot;&quot;)">
            <text:p/>
          </table:table-cell>
          <table:table-cell table:formula="of:=IF(NOT([.$I443]=&quot;&quot;);IF([.$C443]=[.S$1];[.$I443];&quot;&quot;);&quot;&quot;)">
            <text:p/>
          </table:table-cell>
          <table:table-cell table:formula="of:=IF(NOT([.$I443]=&quot;&quot;);IF([.$C443]=[.T$1];[.$I443];&quot;&quot;);&quot;&quot;)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70" office:value-type="string" calcext:value-type="string">
            <text:p>Orkney and Shetlan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08246977547496" calcext:value-type="percentage">
            <text:p>10.82%</text:p>
          </table:table-cell>
          <table:table-cell table:formula="of:=IF([.D444]=&quot;con&quot;;[.E444];-[.E444])" office:value-type="percentage" office:value="-0.108246977547496" calcext:value-type="percentage">
            <text:p>-10.82%</text:p>
          </table:table-cell>
          <table:table-cell table:formula="of:=IF([.D444]=&quot;lab&quot;;[.E444];-[.E444])" office:value-type="percentage" office:value="-0.108246977547496" calcext:value-type="percentage">
            <text:p>-10.82%</text:p>
          </table:table-cell>
          <table:table-cell table:formula="of:=IF([.D444]=&quot;lib&quot;;[.E444];-[.E444])" office:value-type="percentage" office:value="0.108246977547496" calcext:value-type="percentage">
            <text:p>10.82%</text:p>
          </table:table-cell>
          <table:table-cell/>
          <table:table-cell table:formula="of:=IF(NOT([.$I444]=&quot;&quot;);IF([.$C444]=[.J$1];[.$I444];&quot;&quot;);&quot;&quot;)">
            <text:p/>
          </table:table-cell>
          <table:table-cell table:formula="of:=IF(NOT([.$I444]=&quot;&quot;);IF([.$C444]=[.K$1];[.$I444];&quot;&quot;);&quot;&quot;)">
            <text:p/>
          </table:table-cell>
          <table:table-cell table:formula="of:=IF(NOT([.$I444]=&quot;&quot;);IF([.$C444]=[.L$1];[.$I444];&quot;&quot;);&quot;&quot;)">
            <text:p/>
          </table:table-cell>
          <table:table-cell table:formula="of:=IF(NOT([.$I444]=&quot;&quot;);IF([.$C444]=[.M$1];[.$I444];&quot;&quot;);&quot;&quot;)">
            <text:p/>
          </table:table-cell>
          <table:table-cell table:formula="of:=IF(NOT([.$I444]=&quot;&quot;);IF([.$C444]=[.N$1];[.$I444];&quot;&quot;);&quot;&quot;)">
            <text:p/>
          </table:table-cell>
          <table:table-cell table:formula="of:=IF(NOT([.$I444]=&quot;&quot;);IF([.$C444]=[.O$1];[.$I444];&quot;&quot;);&quot;&quot;)">
            <text:p/>
          </table:table-cell>
          <table:table-cell table:formula="of:=IF(NOT([.$I444]=&quot;&quot;);IF([.$C444]=[.P$1];[.$I444];&quot;&quot;);&quot;&quot;)">
            <text:p/>
          </table:table-cell>
          <table:table-cell table:formula="of:=IF(NOT([.$I444]=&quot;&quot;);IF([.$C444]=[.Q$1];[.$I444];&quot;&quot;);&quot;&quot;)">
            <text:p/>
          </table:table-cell>
          <table:table-cell table:formula="of:=IF(NOT([.$I444]=&quot;&quot;);IF([.$C444]=[.R$1];[.$I444];&quot;&quot;);&quot;&quot;)">
            <text:p/>
          </table:table-cell>
          <table:table-cell table:formula="of:=IF(NOT([.$I444]=&quot;&quot;);IF([.$C444]=[.S$1];[.$I444];&quot;&quot;);&quot;&quot;)">
            <text:p/>
          </table:table-cell>
          <table:table-cell table:formula="of:=IF(NOT([.$I444]=&quot;&quot;);IF([.$C444]=[.T$1];[.$I444];&quot;&quot;);&quot;&quot;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63" office:value-type="string" calcext:value-type="string">
            <text:p>St Alb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</text:p>
          </table:table-cell>
          <table:table-cell office:value-type="percentage" office:value="0.111190989695663" calcext:value-type="percentage">
            <text:p>11.12%</text:p>
          </table:table-cell>
          <table:table-cell table:formula="of:=IF([.D445]=&quot;con&quot;;[.E445];-[.E445])" office:value-type="percentage" office:value="-0.111190989695663" calcext:value-type="percentage">
            <text:p>-11.12%</text:p>
          </table:table-cell>
          <table:table-cell table:formula="of:=IF([.D445]=&quot;lab&quot;;[.E445];-[.E445])" office:value-type="percentage" office:value="-0.111190989695663" calcext:value-type="percentage">
            <text:p>-11.12%</text:p>
          </table:table-cell>
          <table:table-cell table:formula="of:=IF([.D445]=&quot;lib&quot;;[.E445];-[.E445])" office:value-type="percentage" office:value="0.111190989695663" calcext:value-type="percentage">
            <text:p>11.12%</text:p>
          </table:table-cell>
          <table:table-cell/>
          <table:table-cell table:formula="of:=IF(NOT([.$I445]=&quot;&quot;);IF([.$C445]=[.J$1];[.$I445];&quot;&quot;);&quot;&quot;)">
            <text:p/>
          </table:table-cell>
          <table:table-cell table:formula="of:=IF(NOT([.$I445]=&quot;&quot;);IF([.$C445]=[.K$1];[.$I445];&quot;&quot;);&quot;&quot;)">
            <text:p/>
          </table:table-cell>
          <table:table-cell table:formula="of:=IF(NOT([.$I445]=&quot;&quot;);IF([.$C445]=[.L$1];[.$I445];&quot;&quot;);&quot;&quot;)">
            <text:p/>
          </table:table-cell>
          <table:table-cell table:formula="of:=IF(NOT([.$I445]=&quot;&quot;);IF([.$C445]=[.M$1];[.$I445];&quot;&quot;);&quot;&quot;)">
            <text:p/>
          </table:table-cell>
          <table:table-cell table:formula="of:=IF(NOT([.$I445]=&quot;&quot;);IF([.$C445]=[.N$1];[.$I445];&quot;&quot;);&quot;&quot;)">
            <text:p/>
          </table:table-cell>
          <table:table-cell table:formula="of:=IF(NOT([.$I445]=&quot;&quot;);IF([.$C445]=[.O$1];[.$I445];&quot;&quot;);&quot;&quot;)">
            <text:p/>
          </table:table-cell>
          <table:table-cell table:formula="of:=IF(NOT([.$I445]=&quot;&quot;);IF([.$C445]=[.P$1];[.$I445];&quot;&quot;);&quot;&quot;)">
            <text:p/>
          </table:table-cell>
          <table:table-cell table:formula="of:=IF(NOT([.$I445]=&quot;&quot;);IF([.$C445]=[.Q$1];[.$I445];&quot;&quot;);&quot;&quot;)">
            <text:p/>
          </table:table-cell>
          <table:table-cell table:formula="of:=IF(NOT([.$I445]=&quot;&quot;);IF([.$C445]=[.R$1];[.$I445];&quot;&quot;);&quot;&quot;)">
            <text:p/>
          </table:table-cell>
          <table:table-cell table:formula="of:=IF(NOT([.$I445]=&quot;&quot;);IF([.$C445]=[.S$1];[.$I445];&quot;&quot;);&quot;&quot;)">
            <text:p/>
          </table:table-cell>
          <table:table-cell table:formula="of:=IF(NOT([.$I445]=&quot;&quot;);IF([.$C445]=[.T$1];[.$I445];&quot;&quot;);&quot;&quot;)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58" office:value-type="string" calcext:value-type="string">
            <text:p>Sheffield Sou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2233905024563" calcext:value-type="percentage">
            <text:p>11.22%</text:p>
          </table:table-cell>
          <table:table-cell table:formula="of:=IF([.D446]=&quot;con&quot;;[.E446];-[.E446])" office:value-type="percentage" office:value="-0.112233905024563" calcext:value-type="percentage">
            <text:p>-11.22%</text:p>
          </table:table-cell>
          <table:table-cell table:formula="of:=IF([.D446]=&quot;lab&quot;;[.E446];-[.E446])" office:value-type="percentage" office:value="0.112233905024563" calcext:value-type="percentage">
            <text:p>11.22%</text:p>
          </table:table-cell>
          <table:table-cell table:formula="of:=IF([.D446]=&quot;lib&quot;;[.E446];-[.E446])" office:value-type="percentage" office:value="-0.112233905024563" calcext:value-type="percentage">
            <text:p>-11.22%</text:p>
          </table:table-cell>
          <table:table-cell/>
          <table:table-cell table:formula="of:=IF(NOT([.$I446]=&quot;&quot;);IF([.$C446]=[.J$1];[.$I446];&quot;&quot;);&quot;&quot;)">
            <text:p/>
          </table:table-cell>
          <table:table-cell table:formula="of:=IF(NOT([.$I446]=&quot;&quot;);IF([.$C446]=[.K$1];[.$I446];&quot;&quot;);&quot;&quot;)">
            <text:p/>
          </table:table-cell>
          <table:table-cell table:formula="of:=IF(NOT([.$I446]=&quot;&quot;);IF([.$C446]=[.L$1];[.$I446];&quot;&quot;);&quot;&quot;)">
            <text:p/>
          </table:table-cell>
          <table:table-cell table:formula="of:=IF(NOT([.$I446]=&quot;&quot;);IF([.$C446]=[.M$1];[.$I446];&quot;&quot;);&quot;&quot;)">
            <text:p/>
          </table:table-cell>
          <table:table-cell table:formula="of:=IF(NOT([.$I446]=&quot;&quot;);IF([.$C446]=[.N$1];[.$I446];&quot;&quot;);&quot;&quot;)">
            <text:p/>
          </table:table-cell>
          <table:table-cell table:formula="of:=IF(NOT([.$I446]=&quot;&quot;);IF([.$C446]=[.O$1];[.$I446];&quot;&quot;);&quot;&quot;)">
            <text:p/>
          </table:table-cell>
          <table:table-cell table:formula="of:=IF(NOT([.$I446]=&quot;&quot;);IF([.$C446]=[.P$1];[.$I446];&quot;&quot;);&quot;&quot;)">
            <text:p/>
          </table:table-cell>
          <table:table-cell table:formula="of:=IF(NOT([.$I446]=&quot;&quot;);IF([.$C446]=[.Q$1];[.$I446];&quot;&quot;);&quot;&quot;)">
            <text:p/>
          </table:table-cell>
          <table:table-cell table:formula="of:=IF(NOT([.$I446]=&quot;&quot;);IF([.$C446]=[.R$1];[.$I446];&quot;&quot;);&quot;&quot;)">
            <text:p/>
          </table:table-cell>
          <table:table-cell table:formula="of:=IF(NOT([.$I446]=&quot;&quot;);IF([.$C446]=[.S$1];[.$I446];&quot;&quot;);&quot;&quot;)">
            <text:p/>
          </table:table-cell>
          <table:table-cell table:formula="of:=IF(NOT([.$I446]=&quot;&quot;);IF([.$C446]=[.T$1];[.$I446];&quot;&quot;);&quot;&quot;)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4" office:value-type="string" calcext:value-type="string">
            <text:p>Portsmout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13083816552452" calcext:value-type="percentage">
            <text:p>11.31%</text:p>
          </table:table-cell>
          <table:table-cell table:formula="of:=IF([.D447]=&quot;con&quot;;[.E447];-[.E447])" office:value-type="percentage" office:value="-0.113083816552452" calcext:value-type="percentage">
            <text:p>-11.31%</text:p>
          </table:table-cell>
          <table:table-cell table:formula="of:=IF([.D447]=&quot;lab&quot;;[.E447];-[.E447])" office:value-type="percentage" office:value="0.113083816552452" calcext:value-type="percentage">
            <text:p>11.31%</text:p>
          </table:table-cell>
          <table:table-cell table:formula="of:=IF([.D447]=&quot;lib&quot;;[.E447];-[.E447])" office:value-type="percentage" office:value="-0.113083816552452" calcext:value-type="percentage">
            <text:p>-11.31%</text:p>
          </table:table-cell>
          <table:table-cell/>
          <table:table-cell table:formula="of:=IF(NOT([.$I447]=&quot;&quot;);IF([.$C447]=[.J$1];[.$I447];&quot;&quot;);&quot;&quot;)">
            <text:p/>
          </table:table-cell>
          <table:table-cell table:formula="of:=IF(NOT([.$I447]=&quot;&quot;);IF([.$C447]=[.K$1];[.$I447];&quot;&quot;);&quot;&quot;)">
            <text:p/>
          </table:table-cell>
          <table:table-cell table:formula="of:=IF(NOT([.$I447]=&quot;&quot;);IF([.$C447]=[.L$1];[.$I447];&quot;&quot;);&quot;&quot;)">
            <text:p/>
          </table:table-cell>
          <table:table-cell table:formula="of:=IF(NOT([.$I447]=&quot;&quot;);IF([.$C447]=[.M$1];[.$I447];&quot;&quot;);&quot;&quot;)">
            <text:p/>
          </table:table-cell>
          <table:table-cell table:formula="of:=IF(NOT([.$I447]=&quot;&quot;);IF([.$C447]=[.N$1];[.$I447];&quot;&quot;);&quot;&quot;)">
            <text:p/>
          </table:table-cell>
          <table:table-cell table:formula="of:=IF(NOT([.$I447]=&quot;&quot;);IF([.$C447]=[.O$1];[.$I447];&quot;&quot;);&quot;&quot;)">
            <text:p/>
          </table:table-cell>
          <table:table-cell table:formula="of:=IF(NOT([.$I447]=&quot;&quot;);IF([.$C447]=[.P$1];[.$I447];&quot;&quot;);&quot;&quot;)">
            <text:p/>
          </table:table-cell>
          <table:table-cell table:formula="of:=IF(NOT([.$I447]=&quot;&quot;);IF([.$C447]=[.Q$1];[.$I447];&quot;&quot;);&quot;&quot;)">
            <text:p/>
          </table:table-cell>
          <table:table-cell table:formula="of:=IF(NOT([.$I447]=&quot;&quot;);IF([.$C447]=[.R$1];[.$I447];&quot;&quot;);&quot;&quot;)">
            <text:p/>
          </table:table-cell>
          <table:table-cell table:formula="of:=IF(NOT([.$I447]=&quot;&quot;);IF([.$C447]=[.S$1];[.$I447];&quot;&quot;);&quot;&quot;)">
            <text:p/>
          </table:table-cell>
          <table:table-cell table:formula="of:=IF(NOT([.$I447]=&quot;&quot;);IF([.$C447]=[.T$1];[.$I447];&quot;&quot;);&quot;&quot;)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65" office:value-type="string" calcext:value-type="string">
            <text:p>Central Ayr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3981175054798" calcext:value-type="percentage">
            <text:p>11.40%</text:p>
          </table:table-cell>
          <table:table-cell table:formula="of:=IF([.D448]=&quot;con&quot;;[.E448];-[.E448])" office:value-type="percentage" office:value="-0.113981175054798" calcext:value-type="percentage">
            <text:p>-11.40%</text:p>
          </table:table-cell>
          <table:table-cell table:formula="of:=IF([.D448]=&quot;lab&quot;;[.E448];-[.E448])" office:value-type="percentage" office:value="-0.113981175054798" calcext:value-type="percentage">
            <text:p>-11.40%</text:p>
          </table:table-cell>
          <table:table-cell table:formula="of:=IF([.D448]=&quot;lib&quot;;[.E448];-[.E448])" office:value-type="percentage" office:value="-0.113981175054798" calcext:value-type="percentage">
            <text:p>-11.40%</text:p>
          </table:table-cell>
          <table:table-cell/>
          <table:table-cell table:formula="of:=IF(NOT([.$I448]=&quot;&quot;);IF([.$C448]=[.J$1];[.$I448];&quot;&quot;);&quot;&quot;)">
            <text:p/>
          </table:table-cell>
          <table:table-cell table:formula="of:=IF(NOT([.$I448]=&quot;&quot;);IF([.$C448]=[.K$1];[.$I448];&quot;&quot;);&quot;&quot;)">
            <text:p/>
          </table:table-cell>
          <table:table-cell table:formula="of:=IF(NOT([.$I448]=&quot;&quot;);IF([.$C448]=[.L$1];[.$I448];&quot;&quot;);&quot;&quot;)">
            <text:p/>
          </table:table-cell>
          <table:table-cell table:formula="of:=IF(NOT([.$I448]=&quot;&quot;);IF([.$C448]=[.M$1];[.$I448];&quot;&quot;);&quot;&quot;)">
            <text:p/>
          </table:table-cell>
          <table:table-cell table:formula="of:=IF(NOT([.$I448]=&quot;&quot;);IF([.$C448]=[.N$1];[.$I448];&quot;&quot;);&quot;&quot;)">
            <text:p/>
          </table:table-cell>
          <table:table-cell table:formula="of:=IF(NOT([.$I448]=&quot;&quot;);IF([.$C448]=[.O$1];[.$I448];&quot;&quot;);&quot;&quot;)">
            <text:p/>
          </table:table-cell>
          <table:table-cell table:formula="of:=IF(NOT([.$I448]=&quot;&quot;);IF([.$C448]=[.P$1];[.$I448];&quot;&quot;);&quot;&quot;)">
            <text:p/>
          </table:table-cell>
          <table:table-cell table:formula="of:=IF(NOT([.$I448]=&quot;&quot;);IF([.$C448]=[.Q$1];[.$I448];&quot;&quot;);&quot;&quot;)">
            <text:p/>
          </table:table-cell>
          <table:table-cell table:formula="of:=IF(NOT([.$I448]=&quot;&quot;);IF([.$C448]=[.R$1];[.$I448];&quot;&quot;);&quot;&quot;)">
            <text:p/>
          </table:table-cell>
          <table:table-cell table:formula="of:=IF(NOT([.$I448]=&quot;&quot;);IF([.$C448]=[.S$1];[.$I448];&quot;&quot;);&quot;&quot;)">
            <text:p/>
          </table:table-cell>
          <table:table-cell table:formula="of:=IF(NOT([.$I448]=&quot;&quot;);IF([.$C448]=[.T$1];[.$I448];&quot;&quot;);&quot;&quot;)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65" office:value-type="string" calcext:value-type="string">
            <text:p>Perth and Kin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5490573851667" calcext:value-type="percentage">
            <text:p>11.55%</text:p>
          </table:table-cell>
          <table:table-cell table:formula="of:=IF([.D449]=&quot;con&quot;;[.E449];-[.E449])" office:value-type="percentage" office:value="-0.115490573851667" calcext:value-type="percentage">
            <text:p>-11.55%</text:p>
          </table:table-cell>
          <table:table-cell table:formula="of:=IF([.D449]=&quot;lab&quot;;[.E449];-[.E449])" office:value-type="percentage" office:value="-0.115490573851667" calcext:value-type="percentage">
            <text:p>-11.55%</text:p>
          </table:table-cell>
          <table:table-cell table:formula="of:=IF([.D449]=&quot;lib&quot;;[.E449];-[.E449])" office:value-type="percentage" office:value="-0.115490573851667" calcext:value-type="percentage">
            <text:p>-11.55%</text:p>
          </table:table-cell>
          <table:table-cell/>
          <table:table-cell table:formula="of:=IF(NOT([.$I449]=&quot;&quot;);IF([.$C449]=[.J$1];[.$I449];&quot;&quot;);&quot;&quot;)">
            <text:p/>
          </table:table-cell>
          <table:table-cell table:formula="of:=IF(NOT([.$I449]=&quot;&quot;);IF([.$C449]=[.K$1];[.$I449];&quot;&quot;);&quot;&quot;)">
            <text:p/>
          </table:table-cell>
          <table:table-cell table:formula="of:=IF(NOT([.$I449]=&quot;&quot;);IF([.$C449]=[.L$1];[.$I449];&quot;&quot;);&quot;&quot;)">
            <text:p/>
          </table:table-cell>
          <table:table-cell table:formula="of:=IF(NOT([.$I449]=&quot;&quot;);IF([.$C449]=[.M$1];[.$I449];&quot;&quot;);&quot;&quot;)">
            <text:p/>
          </table:table-cell>
          <table:table-cell table:formula="of:=IF(NOT([.$I449]=&quot;&quot;);IF([.$C449]=[.N$1];[.$I449];&quot;&quot;);&quot;&quot;)">
            <text:p/>
          </table:table-cell>
          <table:table-cell table:formula="of:=IF(NOT([.$I449]=&quot;&quot;);IF([.$C449]=[.O$1];[.$I449];&quot;&quot;);&quot;&quot;)">
            <text:p/>
          </table:table-cell>
          <table:table-cell table:formula="of:=IF(NOT([.$I449]=&quot;&quot;);IF([.$C449]=[.P$1];[.$I449];&quot;&quot;);&quot;&quot;)">
            <text:p/>
          </table:table-cell>
          <table:table-cell table:formula="of:=IF(NOT([.$I449]=&quot;&quot;);IF([.$C449]=[.Q$1];[.$I449];&quot;&quot;);&quot;&quot;)">
            <text:p/>
          </table:table-cell>
          <table:table-cell table:formula="of:=IF(NOT([.$I449]=&quot;&quot;);IF([.$C449]=[.R$1];[.$I449];&quot;&quot;);&quot;&quot;)">
            <text:p/>
          </table:table-cell>
          <table:table-cell table:formula="of:=IF(NOT([.$I449]=&quot;&quot;);IF([.$C449]=[.S$1];[.$I449];&quot;&quot;);&quot;&quot;)">
            <text:p/>
          </table:table-cell>
          <table:table-cell table:formula="of:=IF(NOT([.$I449]=&quot;&quot;);IF([.$C449]=[.T$1];[.$I449];&quot;&quot;);&quot;&quot;)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60" office:value-type="string" calcext:value-type="string">
            <text:p>Rutherg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5715928569879" calcext:value-type="percentage">
            <text:p>11.57%</text:p>
          </table:table-cell>
          <table:table-cell table:formula="of:=IF([.D450]=&quot;con&quot;;[.E450];-[.E450])" office:value-type="percentage" office:value="-0.115715928569879" calcext:value-type="percentage">
            <text:p>-11.57%</text:p>
          </table:table-cell>
          <table:table-cell table:formula="of:=IF([.D450]=&quot;lab&quot;;[.E450];-[.E450])" office:value-type="percentage" office:value="-0.115715928569879" calcext:value-type="percentage">
            <text:p>-11.57%</text:p>
          </table:table-cell>
          <table:table-cell table:formula="of:=IF([.D450]=&quot;lib&quot;;[.E450];-[.E450])" office:value-type="percentage" office:value="-0.115715928569879" calcext:value-type="percentage">
            <text:p>-11.57%</text:p>
          </table:table-cell>
          <table:table-cell/>
          <table:table-cell table:formula="of:=IF(NOT([.$I450]=&quot;&quot;);IF([.$C450]=[.J$1];[.$I450];&quot;&quot;);&quot;&quot;)">
            <text:p/>
          </table:table-cell>
          <table:table-cell table:formula="of:=IF(NOT([.$I450]=&quot;&quot;);IF([.$C450]=[.K$1];[.$I450];&quot;&quot;);&quot;&quot;)">
            <text:p/>
          </table:table-cell>
          <table:table-cell table:formula="of:=IF(NOT([.$I450]=&quot;&quot;);IF([.$C450]=[.L$1];[.$I450];&quot;&quot;);&quot;&quot;)">
            <text:p/>
          </table:table-cell>
          <table:table-cell table:formula="of:=IF(NOT([.$I450]=&quot;&quot;);IF([.$C450]=[.M$1];[.$I450];&quot;&quot;);&quot;&quot;)">
            <text:p/>
          </table:table-cell>
          <table:table-cell table:formula="of:=IF(NOT([.$I450]=&quot;&quot;);IF([.$C450]=[.N$1];[.$I450];&quot;&quot;);&quot;&quot;)">
            <text:p/>
          </table:table-cell>
          <table:table-cell table:formula="of:=IF(NOT([.$I450]=&quot;&quot;);IF([.$C450]=[.O$1];[.$I450];&quot;&quot;);&quot;&quot;)">
            <text:p/>
          </table:table-cell>
          <table:table-cell table:formula="of:=IF(NOT([.$I450]=&quot;&quot;);IF([.$C450]=[.P$1];[.$I450];&quot;&quot;);&quot;&quot;)">
            <text:p/>
          </table:table-cell>
          <table:table-cell table:formula="of:=IF(NOT([.$I450]=&quot;&quot;);IF([.$C450]=[.Q$1];[.$I450];&quot;&quot;);&quot;&quot;)">
            <text:p/>
          </table:table-cell>
          <table:table-cell table:formula="of:=IF(NOT([.$I450]=&quot;&quot;);IF([.$C450]=[.R$1];[.$I450];&quot;&quot;);&quot;&quot;)">
            <text:p/>
          </table:table-cell>
          <table:table-cell table:formula="of:=IF(NOT([.$I450]=&quot;&quot;);IF([.$C450]=[.S$1];[.$I450];&quot;&quot;);&quot;&quot;)">
            <text:p/>
          </table:table-cell>
          <table:table-cell table:formula="of:=IF(NOT([.$I450]=&quot;&quot;);IF([.$C450]=[.T$1];[.$I450];&quot;&quot;);&quot;&quot;)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70" office:value-type="string" calcext:value-type="string">
            <text:p>Oxford West and Abing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7823237915449" calcext:value-type="percentage">
            <text:p>11.78%</text:p>
          </table:table-cell>
          <table:table-cell table:formula="of:=IF([.D451]=&quot;con&quot;;[.E451];-[.E451])" office:value-type="percentage" office:value="-0.117823237915449" calcext:value-type="percentage">
            <text:p>-11.78%</text:p>
          </table:table-cell>
          <table:table-cell table:formula="of:=IF([.D451]=&quot;lab&quot;;[.E451];-[.E451])" office:value-type="percentage" office:value="-0.117823237915449" calcext:value-type="percentage">
            <text:p>-11.78%</text:p>
          </table:table-cell>
          <table:table-cell table:formula="of:=IF([.D451]=&quot;lib&quot;;[.E451];-[.E451])" office:value-type="percentage" office:value="0.117823237915449" calcext:value-type="percentage">
            <text:p>11.78%</text:p>
          </table:table-cell>
          <table:table-cell/>
          <table:table-cell table:formula="of:=IF(NOT([.$I451]=&quot;&quot;);IF([.$C451]=[.J$1];[.$I451];&quot;&quot;);&quot;&quot;)">
            <text:p/>
          </table:table-cell>
          <table:table-cell table:formula="of:=IF(NOT([.$I451]=&quot;&quot;);IF([.$C451]=[.K$1];[.$I451];&quot;&quot;);&quot;&quot;)">
            <text:p/>
          </table:table-cell>
          <table:table-cell table:formula="of:=IF(NOT([.$I451]=&quot;&quot;);IF([.$C451]=[.L$1];[.$I451];&quot;&quot;);&quot;&quot;)">
            <text:p/>
          </table:table-cell>
          <table:table-cell table:formula="of:=IF(NOT([.$I451]=&quot;&quot;);IF([.$C451]=[.M$1];[.$I451];&quot;&quot;);&quot;&quot;)">
            <text:p/>
          </table:table-cell>
          <table:table-cell table:formula="of:=IF(NOT([.$I451]=&quot;&quot;);IF([.$C451]=[.N$1];[.$I451];&quot;&quot;);&quot;&quot;)">
            <text:p/>
          </table:table-cell>
          <table:table-cell table:formula="of:=IF(NOT([.$I451]=&quot;&quot;);IF([.$C451]=[.O$1];[.$I451];&quot;&quot;);&quot;&quot;)">
            <text:p/>
          </table:table-cell>
          <table:table-cell table:formula="of:=IF(NOT([.$I451]=&quot;&quot;);IF([.$C451]=[.P$1];[.$I451];&quot;&quot;);&quot;&quot;)">
            <text:p/>
          </table:table-cell>
          <table:table-cell table:formula="of:=IF(NOT([.$I451]=&quot;&quot;);IF([.$C451]=[.Q$1];[.$I451];&quot;&quot;);&quot;&quot;)">
            <text:p/>
          </table:table-cell>
          <table:table-cell table:formula="of:=IF(NOT([.$I451]=&quot;&quot;);IF([.$C451]=[.R$1];[.$I451];&quot;&quot;);&quot;&quot;)">
            <text:p/>
          </table:table-cell>
          <table:table-cell table:formula="of:=IF(NOT([.$I451]=&quot;&quot;);IF([.$C451]=[.S$1];[.$I451];&quot;&quot;);&quot;&quot;)">
            <text:p/>
          </table:table-cell>
          <table:table-cell table:formula="of:=IF(NOT([.$I451]=&quot;&quot;);IF([.$C451]=[.T$1];[.$I451];&quot;&quot;);&quot;&quot;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58" office:value-type="string" calcext:value-type="string">
            <text:p>Worsley and Ec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7841642228739" calcext:value-type="percentage">
            <text:p>11.78%</text:p>
          </table:table-cell>
          <table:table-cell table:formula="of:=IF([.D452]=&quot;con&quot;;[.E452];-[.E452])" office:value-type="percentage" office:value="-0.117841642228739" calcext:value-type="percentage">
            <text:p>-11.78%</text:p>
          </table:table-cell>
          <table:table-cell table:formula="of:=IF([.D452]=&quot;lab&quot;;[.E452];-[.E452])" office:value-type="percentage" office:value="0.117841642228739" calcext:value-type="percentage">
            <text:p>11.78%</text:p>
          </table:table-cell>
          <table:table-cell table:formula="of:=IF([.D452]=&quot;lib&quot;;[.E452];-[.E452])" office:value-type="percentage" office:value="-0.117841642228739" calcext:value-type="percentage">
            <text:p>-11.78%</text:p>
          </table:table-cell>
          <table:table-cell/>
          <table:table-cell table:formula="of:=IF(NOT([.$I452]=&quot;&quot;);IF([.$C452]=[.J$1];[.$I452];&quot;&quot;);&quot;&quot;)">
            <text:p/>
          </table:table-cell>
          <table:table-cell table:formula="of:=IF(NOT([.$I452]=&quot;&quot;);IF([.$C452]=[.K$1];[.$I452];&quot;&quot;);&quot;&quot;)">
            <text:p/>
          </table:table-cell>
          <table:table-cell table:formula="of:=IF(NOT([.$I452]=&quot;&quot;);IF([.$C452]=[.L$1];[.$I452];&quot;&quot;);&quot;&quot;)">
            <text:p/>
          </table:table-cell>
          <table:table-cell table:formula="of:=IF(NOT([.$I452]=&quot;&quot;);IF([.$C452]=[.M$1];[.$I452];&quot;&quot;);&quot;&quot;)">
            <text:p/>
          </table:table-cell>
          <table:table-cell table:formula="of:=IF(NOT([.$I452]=&quot;&quot;);IF([.$C452]=[.N$1];[.$I452];&quot;&quot;);&quot;&quot;)">
            <text:p/>
          </table:table-cell>
          <table:table-cell table:formula="of:=IF(NOT([.$I452]=&quot;&quot;);IF([.$C452]=[.O$1];[.$I452];&quot;&quot;);&quot;&quot;)">
            <text:p/>
          </table:table-cell>
          <table:table-cell table:formula="of:=IF(NOT([.$I452]=&quot;&quot;);IF([.$C452]=[.P$1];[.$I452];&quot;&quot;);&quot;&quot;)">
            <text:p/>
          </table:table-cell>
          <table:table-cell table:formula="of:=IF(NOT([.$I452]=&quot;&quot;);IF([.$C452]=[.Q$1];[.$I452];&quot;&quot;);&quot;&quot;)">
            <text:p/>
          </table:table-cell>
          <table:table-cell table:formula="of:=IF(NOT([.$I452]=&quot;&quot;);IF([.$C452]=[.R$1];[.$I452];&quot;&quot;);&quot;&quot;)">
            <text:p/>
          </table:table-cell>
          <table:table-cell table:formula="of:=IF(NOT([.$I452]=&quot;&quot;);IF([.$C452]=[.S$1];[.$I452];&quot;&quot;);&quot;&quot;)">
            <text:p/>
          </table:table-cell>
          <table:table-cell table:formula="of:=IF(NOT([.$I452]=&quot;&quot;);IF([.$C452]=[.T$1];[.$I452];&quot;&quot;);&quot;&quot;)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60" office:value-type="string" calcext:value-type="string">
            <text:p>Midloth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8309450239522" calcext:value-type="percentage">
            <text:p>11.83%</text:p>
          </table:table-cell>
          <table:table-cell table:formula="of:=IF([.D453]=&quot;con&quot;;[.E453];-[.E453])" office:value-type="percentage" office:value="-0.118309450239522" calcext:value-type="percentage">
            <text:p>-11.83%</text:p>
          </table:table-cell>
          <table:table-cell table:formula="of:=IF([.D453]=&quot;lab&quot;;[.E453];-[.E453])" office:value-type="percentage" office:value="-0.118309450239522" calcext:value-type="percentage">
            <text:p>-11.83%</text:p>
          </table:table-cell>
          <table:table-cell table:formula="of:=IF([.D453]=&quot;lib&quot;;[.E453];-[.E453])" office:value-type="percentage" office:value="-0.118309450239522" calcext:value-type="percentage">
            <text:p>-11.83%</text:p>
          </table:table-cell>
          <table:table-cell/>
          <table:table-cell table:formula="of:=IF(NOT([.$I453]=&quot;&quot;);IF([.$C453]=[.J$1];[.$I453];&quot;&quot;);&quot;&quot;)">
            <text:p/>
          </table:table-cell>
          <table:table-cell table:formula="of:=IF(NOT([.$I453]=&quot;&quot;);IF([.$C453]=[.K$1];[.$I453];&quot;&quot;);&quot;&quot;)">
            <text:p/>
          </table:table-cell>
          <table:table-cell table:formula="of:=IF(NOT([.$I453]=&quot;&quot;);IF([.$C453]=[.L$1];[.$I453];&quot;&quot;);&quot;&quot;)">
            <text:p/>
          </table:table-cell>
          <table:table-cell table:formula="of:=IF(NOT([.$I453]=&quot;&quot;);IF([.$C453]=[.M$1];[.$I453];&quot;&quot;);&quot;&quot;)">
            <text:p/>
          </table:table-cell>
          <table:table-cell table:formula="of:=IF(NOT([.$I453]=&quot;&quot;);IF([.$C453]=[.N$1];[.$I453];&quot;&quot;);&quot;&quot;)">
            <text:p/>
          </table:table-cell>
          <table:table-cell table:formula="of:=IF(NOT([.$I453]=&quot;&quot;);IF([.$C453]=[.O$1];[.$I453];&quot;&quot;);&quot;&quot;)">
            <text:p/>
          </table:table-cell>
          <table:table-cell table:formula="of:=IF(NOT([.$I453]=&quot;&quot;);IF([.$C453]=[.P$1];[.$I453];&quot;&quot;);&quot;&quot;)">
            <text:p/>
          </table:table-cell>
          <table:table-cell table:formula="of:=IF(NOT([.$I453]=&quot;&quot;);IF([.$C453]=[.Q$1];[.$I453];&quot;&quot;);&quot;&quot;)">
            <text:p/>
          </table:table-cell>
          <table:table-cell table:formula="of:=IF(NOT([.$I453]=&quot;&quot;);IF([.$C453]=[.R$1];[.$I453];&quot;&quot;);&quot;&quot;)">
            <text:p/>
          </table:table-cell>
          <table:table-cell table:formula="of:=IF(NOT([.$I453]=&quot;&quot;);IF([.$C453]=[.S$1];[.$I453];&quot;&quot;);&quot;&quot;)">
            <text:p/>
          </table:table-cell>
          <table:table-cell table:formula="of:=IF(NOT([.$I453]=&quot;&quot;);IF([.$C453]=[.T$1];[.$I453];&quot;&quot;);&quot;&quot;)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70" office:value-type="string" calcext:value-type="string">
            <text:p>Richmond Park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9361264081148" calcext:value-type="percentage">
            <text:p>11.94%</text:p>
          </table:table-cell>
          <table:table-cell table:formula="of:=IF([.D454]=&quot;con&quot;;[.E454];-[.E454])" office:value-type="percentage" office:value="-0.119361264081148" calcext:value-type="percentage">
            <text:p>-11.94%</text:p>
          </table:table-cell>
          <table:table-cell table:formula="of:=IF([.D454]=&quot;lab&quot;;[.E454];-[.E454])" office:value-type="percentage" office:value="-0.119361264081148" calcext:value-type="percentage">
            <text:p>-11.94%</text:p>
          </table:table-cell>
          <table:table-cell table:formula="of:=IF([.D454]=&quot;lib&quot;;[.E454];-[.E454])" office:value-type="percentage" office:value="0.119361264081148" calcext:value-type="percentage">
            <text:p>11.94%</text:p>
          </table:table-cell>
          <table:table-cell/>
          <table:table-cell table:formula="of:=IF(NOT([.$I454]=&quot;&quot;);IF([.$C454]=[.J$1];[.$I454];&quot;&quot;);&quot;&quot;)">
            <text:p/>
          </table:table-cell>
          <table:table-cell table:formula="of:=IF(NOT([.$I454]=&quot;&quot;);IF([.$C454]=[.K$1];[.$I454];&quot;&quot;);&quot;&quot;)">
            <text:p/>
          </table:table-cell>
          <table:table-cell table:formula="of:=IF(NOT([.$I454]=&quot;&quot;);IF([.$C454]=[.L$1];[.$I454];&quot;&quot;);&quot;&quot;)">
            <text:p/>
          </table:table-cell>
          <table:table-cell table:formula="of:=IF(NOT([.$I454]=&quot;&quot;);IF([.$C454]=[.M$1];[.$I454];&quot;&quot;);&quot;&quot;)">
            <text:p/>
          </table:table-cell>
          <table:table-cell table:formula="of:=IF(NOT([.$I454]=&quot;&quot;);IF([.$C454]=[.N$1];[.$I454];&quot;&quot;);&quot;&quot;)">
            <text:p/>
          </table:table-cell>
          <table:table-cell table:formula="of:=IF(NOT([.$I454]=&quot;&quot;);IF([.$C454]=[.O$1];[.$I454];&quot;&quot;);&quot;&quot;)">
            <text:p/>
          </table:table-cell>
          <table:table-cell table:formula="of:=IF(NOT([.$I454]=&quot;&quot;);IF([.$C454]=[.P$1];[.$I454];&quot;&quot;);&quot;&quot;)">
            <text:p/>
          </table:table-cell>
          <table:table-cell table:formula="of:=IF(NOT([.$I454]=&quot;&quot;);IF([.$C454]=[.Q$1];[.$I454];&quot;&quot;);&quot;&quot;)">
            <text:p/>
          </table:table-cell>
          <table:table-cell table:formula="of:=IF(NOT([.$I454]=&quot;&quot;);IF([.$C454]=[.R$1];[.$I454];&quot;&quot;);&quot;&quot;)">
            <text:p/>
          </table:table-cell>
          <table:table-cell table:formula="of:=IF(NOT([.$I454]=&quot;&quot;);IF([.$C454]=[.S$1];[.$I454];&quot;&quot;);&quot;&quot;)">
            <text:p/>
          </table:table-cell>
          <table:table-cell table:formula="of:=IF(NOT([.$I454]=&quot;&quot;);IF([.$C454]=[.T$1];[.$I454];&quot;&quot;);&quot;&quot;)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65" office:value-type="string" calcext:value-type="string">
            <text:p>Angus and Perthshire Gl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21159530847717" calcext:value-type="percentage">
            <text:p>12.12%</text:p>
          </table:table-cell>
          <table:table-cell table:formula="of:=IF([.D455]=&quot;con&quot;;[.E455];-[.E455])" office:value-type="percentage" office:value="-0.121159530847717" calcext:value-type="percentage">
            <text:p>-12.12%</text:p>
          </table:table-cell>
          <table:table-cell table:formula="of:=IF([.D455]=&quot;lab&quot;;[.E455];-[.E455])" office:value-type="percentage" office:value="-0.121159530847717" calcext:value-type="percentage">
            <text:p>-12.12%</text:p>
          </table:table-cell>
          <table:table-cell table:formula="of:=IF([.D455]=&quot;lib&quot;;[.E455];-[.E455])" office:value-type="percentage" office:value="-0.121159530847717" calcext:value-type="percentage">
            <text:p>-12.12%</text:p>
          </table:table-cell>
          <table:table-cell/>
          <table:table-cell table:formula="of:=IF(NOT([.$I455]=&quot;&quot;);IF([.$C455]=[.J$1];[.$I455];&quot;&quot;);&quot;&quot;)">
            <text:p/>
          </table:table-cell>
          <table:table-cell table:formula="of:=IF(NOT([.$I455]=&quot;&quot;);IF([.$C455]=[.K$1];[.$I455];&quot;&quot;);&quot;&quot;)">
            <text:p/>
          </table:table-cell>
          <table:table-cell table:formula="of:=IF(NOT([.$I455]=&quot;&quot;);IF([.$C455]=[.L$1];[.$I455];&quot;&quot;);&quot;&quot;)">
            <text:p/>
          </table:table-cell>
          <table:table-cell table:formula="of:=IF(NOT([.$I455]=&quot;&quot;);IF([.$C455]=[.M$1];[.$I455];&quot;&quot;);&quot;&quot;)">
            <text:p/>
          </table:table-cell>
          <table:table-cell table:formula="of:=IF(NOT([.$I455]=&quot;&quot;);IF([.$C455]=[.N$1];[.$I455];&quot;&quot;);&quot;&quot;)">
            <text:p/>
          </table:table-cell>
          <table:table-cell table:formula="of:=IF(NOT([.$I455]=&quot;&quot;);IF([.$C455]=[.O$1];[.$I455];&quot;&quot;);&quot;&quot;)">
            <text:p/>
          </table:table-cell>
          <table:table-cell table:formula="of:=IF(NOT([.$I455]=&quot;&quot;);IF([.$C455]=[.P$1];[.$I455];&quot;&quot;);&quot;&quot;)">
            <text:p/>
          </table:table-cell>
          <table:table-cell table:formula="of:=IF(NOT([.$I455]=&quot;&quot;);IF([.$C455]=[.Q$1];[.$I455];&quot;&quot;);&quot;&quot;)">
            <text:p/>
          </table:table-cell>
          <table:table-cell table:formula="of:=IF(NOT([.$I455]=&quot;&quot;);IF([.$C455]=[.R$1];[.$I455];&quot;&quot;);&quot;&quot;)">
            <text:p/>
          </table:table-cell>
          <table:table-cell table:formula="of:=IF(NOT([.$I455]=&quot;&quot;);IF([.$C455]=[.S$1];[.$I455];&quot;&quot;);&quot;&quot;)">
            <text:p/>
          </table:table-cell>
          <table:table-cell table:formula="of:=IF(NOT([.$I455]=&quot;&quot;);IF([.$C455]=[.T$1];[.$I455];&quot;&quot;);&quot;&quot;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71" office:value-type="string" calcext:value-type="string">
            <text:p>Erith and Thamesm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1256678954563" calcext:value-type="percentage">
            <text:p>12.13%</text:p>
          </table:table-cell>
          <table:table-cell table:formula="of:=IF([.D456]=&quot;con&quot;;[.E456];-[.E456])" office:value-type="percentage" office:value="-0.121256678954563" calcext:value-type="percentage">
            <text:p>-12.13%</text:p>
          </table:table-cell>
          <table:table-cell table:formula="of:=IF([.D456]=&quot;lab&quot;;[.E456];-[.E456])" office:value-type="percentage" office:value="0.121256678954563" calcext:value-type="percentage">
            <text:p>12.13%</text:p>
          </table:table-cell>
          <table:table-cell table:formula="of:=IF([.D456]=&quot;lib&quot;;[.E456];-[.E456])" office:value-type="percentage" office:value="-0.121256678954563" calcext:value-type="percentage">
            <text:p>-12.13%</text:p>
          </table:table-cell>
          <table:table-cell/>
          <table:table-cell table:formula="of:=IF(NOT([.$I456]=&quot;&quot;);IF([.$C456]=[.J$1];[.$I456];&quot;&quot;);&quot;&quot;)">
            <text:p/>
          </table:table-cell>
          <table:table-cell table:formula="of:=IF(NOT([.$I456]=&quot;&quot;);IF([.$C456]=[.K$1];[.$I456];&quot;&quot;);&quot;&quot;)">
            <text:p/>
          </table:table-cell>
          <table:table-cell table:formula="of:=IF(NOT([.$I456]=&quot;&quot;);IF([.$C456]=[.L$1];[.$I456];&quot;&quot;);&quot;&quot;)">
            <text:p/>
          </table:table-cell>
          <table:table-cell table:formula="of:=IF(NOT([.$I456]=&quot;&quot;);IF([.$C456]=[.M$1];[.$I456];&quot;&quot;);&quot;&quot;)">
            <text:p/>
          </table:table-cell>
          <table:table-cell table:formula="of:=IF(NOT([.$I456]=&quot;&quot;);IF([.$C456]=[.N$1];[.$I456];&quot;&quot;);&quot;&quot;)">
            <text:p/>
          </table:table-cell>
          <table:table-cell table:formula="of:=IF(NOT([.$I456]=&quot;&quot;);IF([.$C456]=[.O$1];[.$I456];&quot;&quot;);&quot;&quot;)">
            <text:p/>
          </table:table-cell>
          <table:table-cell table:formula="of:=IF(NOT([.$I456]=&quot;&quot;);IF([.$C456]=[.P$1];[.$I456];&quot;&quot;);&quot;&quot;)">
            <text:p/>
          </table:table-cell>
          <table:table-cell table:formula="of:=IF(NOT([.$I456]=&quot;&quot;);IF([.$C456]=[.Q$1];[.$I456];&quot;&quot;);&quot;&quot;)">
            <text:p/>
          </table:table-cell>
          <table:table-cell table:formula="of:=IF(NOT([.$I456]=&quot;&quot;);IF([.$C456]=[.R$1];[.$I456];&quot;&quot;);&quot;&quot;)">
            <text:p/>
          </table:table-cell>
          <table:table-cell table:formula="of:=IF(NOT([.$I456]=&quot;&quot;);IF([.$C456]=[.S$1];[.$I456];&quot;&quot;);&quot;&quot;)">
            <text:p/>
          </table:table-cell>
          <table:table-cell table:formula="of:=IF(NOT([.$I456]=&quot;&quot;);IF([.$C456]=[.T$1];[.$I456];&quot;&quot;);&quot;&quot;)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60" office:value-type="string" calcext:value-type="string">
            <text:p>Coatbridge and Bells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1335728627285" calcext:value-type="percentage">
            <text:p>12.13%</text:p>
          </table:table-cell>
          <table:table-cell table:formula="of:=IF([.D457]=&quot;con&quot;;[.E457];-[.E457])" office:value-type="percentage" office:value="-0.121335728627285" calcext:value-type="percentage">
            <text:p>-12.13%</text:p>
          </table:table-cell>
          <table:table-cell table:formula="of:=IF([.D457]=&quot;lab&quot;;[.E457];-[.E457])" office:value-type="percentage" office:value="-0.121335728627285" calcext:value-type="percentage">
            <text:p>-12.13%</text:p>
          </table:table-cell>
          <table:table-cell table:formula="of:=IF([.D457]=&quot;lib&quot;;[.E457];-[.E457])" office:value-type="percentage" office:value="-0.121335728627285" calcext:value-type="percentage">
            <text:p>-12.13%</text:p>
          </table:table-cell>
          <table:table-cell/>
          <table:table-cell table:formula="of:=IF(NOT([.$I457]=&quot;&quot;);IF([.$C457]=[.J$1];[.$I457];&quot;&quot;);&quot;&quot;)">
            <text:p/>
          </table:table-cell>
          <table:table-cell table:formula="of:=IF(NOT([.$I457]=&quot;&quot;);IF([.$C457]=[.K$1];[.$I457];&quot;&quot;);&quot;&quot;)">
            <text:p/>
          </table:table-cell>
          <table:table-cell table:formula="of:=IF(NOT([.$I457]=&quot;&quot;);IF([.$C457]=[.L$1];[.$I457];&quot;&quot;);&quot;&quot;)">
            <text:p/>
          </table:table-cell>
          <table:table-cell table:formula="of:=IF(NOT([.$I457]=&quot;&quot;);IF([.$C457]=[.M$1];[.$I457];&quot;&quot;);&quot;&quot;)">
            <text:p/>
          </table:table-cell>
          <table:table-cell table:formula="of:=IF(NOT([.$I457]=&quot;&quot;);IF([.$C457]=[.N$1];[.$I457];&quot;&quot;);&quot;&quot;)">
            <text:p/>
          </table:table-cell>
          <table:table-cell table:formula="of:=IF(NOT([.$I457]=&quot;&quot;);IF([.$C457]=[.O$1];[.$I457];&quot;&quot;);&quot;&quot;)">
            <text:p/>
          </table:table-cell>
          <table:table-cell table:formula="of:=IF(NOT([.$I457]=&quot;&quot;);IF([.$C457]=[.P$1];[.$I457];&quot;&quot;);&quot;&quot;)">
            <text:p/>
          </table:table-cell>
          <table:table-cell table:formula="of:=IF(NOT([.$I457]=&quot;&quot;);IF([.$C457]=[.Q$1];[.$I457];&quot;&quot;);&quot;&quot;)">
            <text:p/>
          </table:table-cell>
          <table:table-cell table:formula="of:=IF(NOT([.$I457]=&quot;&quot;);IF([.$C457]=[.R$1];[.$I457];&quot;&quot;);&quot;&quot;)">
            <text:p/>
          </table:table-cell>
          <table:table-cell table:formula="of:=IF(NOT([.$I457]=&quot;&quot;);IF([.$C457]=[.S$1];[.$I457];&quot;&quot;);&quot;&quot;)">
            <text:p/>
          </table:table-cell>
          <table:table-cell table:formula="of:=IF(NOT([.$I457]=&quot;&quot;);IF([.$C457]=[.T$1];[.$I457];&quot;&quot;);&quot;&quot;)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4" office:value-type="string" calcext:value-type="string">
            <text:p>Brighton Pavil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22155835652317" calcext:value-type="percentage">
            <text:p>12.22%</text:p>
          </table:table-cell>
          <table:table-cell table:formula="of:=IF([.D458]=&quot;con&quot;;[.E458];-[.E458])" office:value-type="percentage" office:value="-0.122155835652317" calcext:value-type="percentage">
            <text:p>-12.22%</text:p>
          </table:table-cell>
          <table:table-cell table:formula="of:=IF([.D458]=&quot;lab&quot;;[.E458];-[.E458])" office:value-type="percentage" office:value="0.122155835652317" calcext:value-type="percentage">
            <text:p>12.22%</text:p>
          </table:table-cell>
          <table:table-cell table:formula="of:=IF([.D458]=&quot;lib&quot;;[.E458];-[.E458])" office:value-type="percentage" office:value="-0.122155835652317" calcext:value-type="percentage">
            <text:p>-12.22%</text:p>
          </table:table-cell>
          <table:table-cell/>
          <table:table-cell table:formula="of:=IF(NOT([.$I458]=&quot;&quot;);IF([.$C458]=[.J$1];[.$I458];&quot;&quot;);&quot;&quot;)">
            <text:p/>
          </table:table-cell>
          <table:table-cell table:formula="of:=IF(NOT([.$I458]=&quot;&quot;);IF([.$C458]=[.K$1];[.$I458];&quot;&quot;);&quot;&quot;)">
            <text:p/>
          </table:table-cell>
          <table:table-cell table:formula="of:=IF(NOT([.$I458]=&quot;&quot;);IF([.$C458]=[.L$1];[.$I458];&quot;&quot;);&quot;&quot;)">
            <text:p/>
          </table:table-cell>
          <table:table-cell table:formula="of:=IF(NOT([.$I458]=&quot;&quot;);IF([.$C458]=[.M$1];[.$I458];&quot;&quot;);&quot;&quot;)">
            <text:p/>
          </table:table-cell>
          <table:table-cell table:formula="of:=IF(NOT([.$I458]=&quot;&quot;);IF([.$C458]=[.N$1];[.$I458];&quot;&quot;);&quot;&quot;)">
            <text:p/>
          </table:table-cell>
          <table:table-cell table:formula="of:=IF(NOT([.$I458]=&quot;&quot;);IF([.$C458]=[.O$1];[.$I458];&quot;&quot;);&quot;&quot;)">
            <text:p/>
          </table:table-cell>
          <table:table-cell table:formula="of:=IF(NOT([.$I458]=&quot;&quot;);IF([.$C458]=[.P$1];[.$I458];&quot;&quot;);&quot;&quot;)">
            <text:p/>
          </table:table-cell>
          <table:table-cell table:formula="of:=IF(NOT([.$I458]=&quot;&quot;);IF([.$C458]=[.Q$1];[.$I458];&quot;&quot;);&quot;&quot;)">
            <text:p/>
          </table:table-cell>
          <table:table-cell table:formula="of:=IF(NOT([.$I458]=&quot;&quot;);IF([.$C458]=[.R$1];[.$I458];&quot;&quot;);&quot;&quot;)">
            <text:p/>
          </table:table-cell>
          <table:table-cell table:formula="of:=IF(NOT([.$I458]=&quot;&quot;);IF([.$C458]=[.S$1];[.$I458];&quot;&quot;);&quot;&quot;)">
            <text:p/>
          </table:table-cell>
          <table:table-cell table:formula="of:=IF(NOT([.$I458]=&quot;&quot;);IF([.$C458]=[.T$1];[.$I458];&quot;&quot;);&quot;&quot;)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71" office:value-type="string" calcext:value-type="string">
            <text:p>Leicester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4041108845968" calcext:value-type="percentage">
            <text:p>12.40%</text:p>
          </table:table-cell>
          <table:table-cell table:formula="of:=IF([.D459]=&quot;con&quot;;[.E459];-[.E459])" office:value-type="percentage" office:value="-0.124041108845968" calcext:value-type="percentage">
            <text:p>-12.40%</text:p>
          </table:table-cell>
          <table:table-cell table:formula="of:=IF([.D459]=&quot;lab&quot;;[.E459];-[.E459])" office:value-type="percentage" office:value="0.124041108845968" calcext:value-type="percentage">
            <text:p>12.40%</text:p>
          </table:table-cell>
          <table:table-cell table:formula="of:=IF([.D459]=&quot;lib&quot;;[.E459];-[.E459])" office:value-type="percentage" office:value="-0.124041108845968" calcext:value-type="percentage">
            <text:p>-12.40%</text:p>
          </table:table-cell>
          <table:table-cell/>
          <table:table-cell table:formula="of:=IF(NOT([.$I459]=&quot;&quot;);IF([.$C459]=[.J$1];[.$I459];&quot;&quot;);&quot;&quot;)">
            <text:p/>
          </table:table-cell>
          <table:table-cell table:formula="of:=IF(NOT([.$I459]=&quot;&quot;);IF([.$C459]=[.K$1];[.$I459];&quot;&quot;);&quot;&quot;)">
            <text:p/>
          </table:table-cell>
          <table:table-cell table:formula="of:=IF(NOT([.$I459]=&quot;&quot;);IF([.$C459]=[.L$1];[.$I459];&quot;&quot;);&quot;&quot;)">
            <text:p/>
          </table:table-cell>
          <table:table-cell table:formula="of:=IF(NOT([.$I459]=&quot;&quot;);IF([.$C459]=[.M$1];[.$I459];&quot;&quot;);&quot;&quot;)">
            <text:p/>
          </table:table-cell>
          <table:table-cell table:formula="of:=IF(NOT([.$I459]=&quot;&quot;);IF([.$C459]=[.N$1];[.$I459];&quot;&quot;);&quot;&quot;)">
            <text:p/>
          </table:table-cell>
          <table:table-cell table:formula="of:=IF(NOT([.$I459]=&quot;&quot;);IF([.$C459]=[.O$1];[.$I459];&quot;&quot;);&quot;&quot;)">
            <text:p/>
          </table:table-cell>
          <table:table-cell table:formula="of:=IF(NOT([.$I459]=&quot;&quot;);IF([.$C459]=[.P$1];[.$I459];&quot;&quot;);&quot;&quot;)">
            <text:p/>
          </table:table-cell>
          <table:table-cell table:formula="of:=IF(NOT([.$I459]=&quot;&quot;);IF([.$C459]=[.Q$1];[.$I459];&quot;&quot;);&quot;&quot;)">
            <text:p/>
          </table:table-cell>
          <table:table-cell table:formula="of:=IF(NOT([.$I459]=&quot;&quot;);IF([.$C459]=[.R$1];[.$I459];&quot;&quot;);&quot;&quot;)">
            <text:p/>
          </table:table-cell>
          <table:table-cell table:formula="of:=IF(NOT([.$I459]=&quot;&quot;);IF([.$C459]=[.S$1];[.$I459];&quot;&quot;);&quot;&quot;)">
            <text:p/>
          </table:table-cell>
          <table:table-cell table:formula="of:=IF(NOT([.$I459]=&quot;&quot;);IF([.$C459]=[.T$1];[.$I459];&quot;&quot;);&quot;&quot;)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58" office:value-type="string" calcext:value-type="string">
            <text:p>Ashton-under-L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27938449200541" calcext:value-type="percentage">
            <text:p>12.79%</text:p>
          </table:table-cell>
          <table:table-cell table:formula="of:=IF([.D460]=&quot;con&quot;;[.E460];-[.E460])" office:value-type="percentage" office:value="-0.127938449200541" calcext:value-type="percentage">
            <text:p>-12.79%</text:p>
          </table:table-cell>
          <table:table-cell table:formula="of:=IF([.D460]=&quot;lab&quot;;[.E460];-[.E460])" office:value-type="percentage" office:value="0.127938449200541" calcext:value-type="percentage">
            <text:p>12.79%</text:p>
          </table:table-cell>
          <table:table-cell table:formula="of:=IF([.D460]=&quot;lib&quot;;[.E460];-[.E460])" office:value-type="percentage" office:value="-0.127938449200541" calcext:value-type="percentage">
            <text:p>-12.79%</text:p>
          </table:table-cell>
          <table:table-cell/>
          <table:table-cell table:formula="of:=IF(NOT([.$I460]=&quot;&quot;);IF([.$C460]=[.J$1];[.$I460];&quot;&quot;);&quot;&quot;)">
            <text:p/>
          </table:table-cell>
          <table:table-cell table:formula="of:=IF(NOT([.$I460]=&quot;&quot;);IF([.$C460]=[.K$1];[.$I460];&quot;&quot;);&quot;&quot;)">
            <text:p/>
          </table:table-cell>
          <table:table-cell table:formula="of:=IF(NOT([.$I460]=&quot;&quot;);IF([.$C460]=[.L$1];[.$I460];&quot;&quot;);&quot;&quot;)">
            <text:p/>
          </table:table-cell>
          <table:table-cell table:formula="of:=IF(NOT([.$I460]=&quot;&quot;);IF([.$C460]=[.M$1];[.$I460];&quot;&quot;);&quot;&quot;)">
            <text:p/>
          </table:table-cell>
          <table:table-cell table:formula="of:=IF(NOT([.$I460]=&quot;&quot;);IF([.$C460]=[.N$1];[.$I460];&quot;&quot;);&quot;&quot;)">
            <text:p/>
          </table:table-cell>
          <table:table-cell table:formula="of:=IF(NOT([.$I460]=&quot;&quot;);IF([.$C460]=[.O$1];[.$I460];&quot;&quot;);&quot;&quot;)">
            <text:p/>
          </table:table-cell>
          <table:table-cell table:formula="of:=IF(NOT([.$I460]=&quot;&quot;);IF([.$C460]=[.P$1];[.$I460];&quot;&quot;);&quot;&quot;)">
            <text:p/>
          </table:table-cell>
          <table:table-cell table:formula="of:=IF(NOT([.$I460]=&quot;&quot;);IF([.$C460]=[.Q$1];[.$I460];&quot;&quot;);&quot;&quot;)">
            <text:p/>
          </table:table-cell>
          <table:table-cell table:formula="of:=IF(NOT([.$I460]=&quot;&quot;);IF([.$C460]=[.R$1];[.$I460];&quot;&quot;);&quot;&quot;)">
            <text:p/>
          </table:table-cell>
          <table:table-cell table:formula="of:=IF(NOT([.$I460]=&quot;&quot;);IF([.$C460]=[.S$1];[.$I460];&quot;&quot;);&quot;&quot;)">
            <text:p/>
          </table:table-cell>
          <table:table-cell table:formula="of:=IF(NOT([.$I460]=&quot;&quot;);IF([.$C460]=[.T$1];[.$I460];&quot;&quot;);&quot;&quot;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60" office:value-type="string" calcext:value-type="string">
            <text:p>Aberdee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8711934934745" calcext:value-type="percentage">
            <text:p>12.87%</text:p>
          </table:table-cell>
          <table:table-cell table:formula="of:=IF([.D461]=&quot;con&quot;;[.E461];-[.E461])" office:value-type="percentage" office:value="-0.128711934934745" calcext:value-type="percentage">
            <text:p>-12.87%</text:p>
          </table:table-cell>
          <table:table-cell table:formula="of:=IF([.D461]=&quot;lab&quot;;[.E461];-[.E461])" office:value-type="percentage" office:value="-0.128711934934745" calcext:value-type="percentage">
            <text:p>-12.87%</text:p>
          </table:table-cell>
          <table:table-cell table:formula="of:=IF([.D461]=&quot;lib&quot;;[.E461];-[.E461])" office:value-type="percentage" office:value="-0.128711934934745" calcext:value-type="percentage">
            <text:p>-12.87%</text:p>
          </table:table-cell>
          <table:table-cell/>
          <table:table-cell table:formula="of:=IF(NOT([.$I461]=&quot;&quot;);IF([.$C461]=[.J$1];[.$I461];&quot;&quot;);&quot;&quot;)">
            <text:p/>
          </table:table-cell>
          <table:table-cell table:formula="of:=IF(NOT([.$I461]=&quot;&quot;);IF([.$C461]=[.K$1];[.$I461];&quot;&quot;);&quot;&quot;)">
            <text:p/>
          </table:table-cell>
          <table:table-cell table:formula="of:=IF(NOT([.$I461]=&quot;&quot;);IF([.$C461]=[.L$1];[.$I461];&quot;&quot;);&quot;&quot;)">
            <text:p/>
          </table:table-cell>
          <table:table-cell table:formula="of:=IF(NOT([.$I461]=&quot;&quot;);IF([.$C461]=[.M$1];[.$I461];&quot;&quot;);&quot;&quot;)">
            <text:p/>
          </table:table-cell>
          <table:table-cell table:formula="of:=IF(NOT([.$I461]=&quot;&quot;);IF([.$C461]=[.N$1];[.$I461];&quot;&quot;);&quot;&quot;)">
            <text:p/>
          </table:table-cell>
          <table:table-cell table:formula="of:=IF(NOT([.$I461]=&quot;&quot;);IF([.$C461]=[.O$1];[.$I461];&quot;&quot;);&quot;&quot;)">
            <text:p/>
          </table:table-cell>
          <table:table-cell table:formula="of:=IF(NOT([.$I461]=&quot;&quot;);IF([.$C461]=[.P$1];[.$I461];&quot;&quot;);&quot;&quot;)">
            <text:p/>
          </table:table-cell>
          <table:table-cell table:formula="of:=IF(NOT([.$I461]=&quot;&quot;);IF([.$C461]=[.Q$1];[.$I461];&quot;&quot;);&quot;&quot;)">
            <text:p/>
          </table:table-cell>
          <table:table-cell table:formula="of:=IF(NOT([.$I461]=&quot;&quot;);IF([.$C461]=[.R$1];[.$I461];&quot;&quot;);&quot;&quot;)">
            <text:p/>
          </table:table-cell>
          <table:table-cell table:formula="of:=IF(NOT([.$I461]=&quot;&quot;);IF([.$C461]=[.S$1];[.$I461];&quot;&quot;);&quot;&quot;)">
            <text:p/>
          </table:table-cell>
          <table:table-cell table:formula="of:=IF(NOT([.$I461]=&quot;&quot;);IF([.$C461]=[.T$1];[.$I461];&quot;&quot;);&quot;&quot;)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69" office:value-type="string" calcext:value-type="string">
            <text:p>Chester North and Ne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0493427012663" calcext:value-type="percentage">
            <text:p>13.05%</text:p>
          </table:table-cell>
          <table:table-cell table:formula="of:=IF([.D462]=&quot;con&quot;;[.E462];-[.E462])" office:value-type="percentage" office:value="-0.130493427012663" calcext:value-type="percentage">
            <text:p>-13.05%</text:p>
          </table:table-cell>
          <table:table-cell table:formula="of:=IF([.D462]=&quot;lab&quot;;[.E462];-[.E462])" office:value-type="percentage" office:value="0.130493427012663" calcext:value-type="percentage">
            <text:p>13.05%</text:p>
          </table:table-cell>
          <table:table-cell table:formula="of:=IF([.D462]=&quot;lib&quot;;[.E462];-[.E462])" office:value-type="percentage" office:value="-0.130493427012663" calcext:value-type="percentage">
            <text:p>-13.05%</text:p>
          </table:table-cell>
          <table:table-cell/>
          <table:table-cell table:formula="of:=IF(NOT([.$I462]=&quot;&quot;);IF([.$C462]=[.J$1];[.$I462];&quot;&quot;);&quot;&quot;)">
            <text:p/>
          </table:table-cell>
          <table:table-cell table:formula="of:=IF(NOT([.$I462]=&quot;&quot;);IF([.$C462]=[.K$1];[.$I462];&quot;&quot;);&quot;&quot;)">
            <text:p/>
          </table:table-cell>
          <table:table-cell table:formula="of:=IF(NOT([.$I462]=&quot;&quot;);IF([.$C462]=[.L$1];[.$I462];&quot;&quot;);&quot;&quot;)">
            <text:p/>
          </table:table-cell>
          <table:table-cell table:formula="of:=IF(NOT([.$I462]=&quot;&quot;);IF([.$C462]=[.M$1];[.$I462];&quot;&quot;);&quot;&quot;)">
            <text:p/>
          </table:table-cell>
          <table:table-cell table:formula="of:=IF(NOT([.$I462]=&quot;&quot;);IF([.$C462]=[.N$1];[.$I462];&quot;&quot;);&quot;&quot;)">
            <text:p/>
          </table:table-cell>
          <table:table-cell table:formula="of:=IF(NOT([.$I462]=&quot;&quot;);IF([.$C462]=[.O$1];[.$I462];&quot;&quot;);&quot;&quot;)">
            <text:p/>
          </table:table-cell>
          <table:table-cell table:formula="of:=IF(NOT([.$I462]=&quot;&quot;);IF([.$C462]=[.P$1];[.$I462];&quot;&quot;);&quot;&quot;)">
            <text:p/>
          </table:table-cell>
          <table:table-cell table:formula="of:=IF(NOT([.$I462]=&quot;&quot;);IF([.$C462]=[.Q$1];[.$I462];&quot;&quot;);&quot;&quot;)">
            <text:p/>
          </table:table-cell>
          <table:table-cell table:formula="of:=IF(NOT([.$I462]=&quot;&quot;);IF([.$C462]=[.R$1];[.$I462];&quot;&quot;);&quot;&quot;)">
            <text:p/>
          </table:table-cell>
          <table:table-cell table:formula="of:=IF(NOT([.$I462]=&quot;&quot;);IF([.$C462]=[.S$1];[.$I462];&quot;&quot;);&quot;&quot;)">
            <text:p/>
          </table:table-cell>
          <table:table-cell table:formula="of:=IF(NOT([.$I462]=&quot;&quot;);IF([.$C462]=[.T$1];[.$I462];&quot;&quot;);&quot;&quot;)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60" office:value-type="string" calcext:value-type="string">
            <text:p>Airdrie and Shot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33747392376256" calcext:value-type="percentage">
            <text:p>13.37%</text:p>
          </table:table-cell>
          <table:table-cell table:formula="of:=IF([.D463]=&quot;con&quot;;[.E463];-[.E463])" office:value-type="percentage" office:value="-0.133747392376256" calcext:value-type="percentage">
            <text:p>-13.37%</text:p>
          </table:table-cell>
          <table:table-cell table:formula="of:=IF([.D463]=&quot;lab&quot;;[.E463];-[.E463])" office:value-type="percentage" office:value="-0.133747392376256" calcext:value-type="percentage">
            <text:p>-13.37%</text:p>
          </table:table-cell>
          <table:table-cell table:formula="of:=IF([.D463]=&quot;lib&quot;;[.E463];-[.E463])" office:value-type="percentage" office:value="-0.133747392376256" calcext:value-type="percentage">
            <text:p>-13.37%</text:p>
          </table:table-cell>
          <table:table-cell/>
          <table:table-cell table:formula="of:=IF(NOT([.$I463]=&quot;&quot;);IF([.$C463]=[.J$1];[.$I463];&quot;&quot;);&quot;&quot;)">
            <text:p/>
          </table:table-cell>
          <table:table-cell table:formula="of:=IF(NOT([.$I463]=&quot;&quot;);IF([.$C463]=[.K$1];[.$I463];&quot;&quot;);&quot;&quot;)">
            <text:p/>
          </table:table-cell>
          <table:table-cell table:formula="of:=IF(NOT([.$I463]=&quot;&quot;);IF([.$C463]=[.L$1];[.$I463];&quot;&quot;);&quot;&quot;)">
            <text:p/>
          </table:table-cell>
          <table:table-cell table:formula="of:=IF(NOT([.$I463]=&quot;&quot;);IF([.$C463]=[.M$1];[.$I463];&quot;&quot;);&quot;&quot;)">
            <text:p/>
          </table:table-cell>
          <table:table-cell table:formula="of:=IF(NOT([.$I463]=&quot;&quot;);IF([.$C463]=[.N$1];[.$I463];&quot;&quot;);&quot;&quot;)">
            <text:p/>
          </table:table-cell>
          <table:table-cell table:formula="of:=IF(NOT([.$I463]=&quot;&quot;);IF([.$C463]=[.O$1];[.$I463];&quot;&quot;);&quot;&quot;)">
            <text:p/>
          </table:table-cell>
          <table:table-cell table:formula="of:=IF(NOT([.$I463]=&quot;&quot;);IF([.$C463]=[.P$1];[.$I463];&quot;&quot;);&quot;&quot;)">
            <text:p/>
          </table:table-cell>
          <table:table-cell table:formula="of:=IF(NOT([.$I463]=&quot;&quot;);IF([.$C463]=[.Q$1];[.$I463];&quot;&quot;);&quot;&quot;)">
            <text:p/>
          </table:table-cell>
          <table:table-cell table:formula="of:=IF(NOT([.$I463]=&quot;&quot;);IF([.$C463]=[.R$1];[.$I463];&quot;&quot;);&quot;&quot;)">
            <text:p/>
          </table:table-cell>
          <table:table-cell table:formula="of:=IF(NOT([.$I463]=&quot;&quot;);IF([.$C463]=[.S$1];[.$I463];&quot;&quot;);&quot;&quot;)">
            <text:p/>
          </table:table-cell>
          <table:table-cell table:formula="of:=IF(NOT([.$I463]=&quot;&quot;);IF([.$C463]=[.T$1];[.$I463];&quot;&quot;);&quot;&quot;)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69" office:value-type="string" calcext:value-type="string">
            <text:p>Cardiff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5199745998543" calcext:value-type="percentage">
            <text:p>13.52%</text:p>
          </table:table-cell>
          <table:table-cell table:formula="of:=IF([.D464]=&quot;con&quot;;[.E464];-[.E464])" office:value-type="percentage" office:value="-0.135199745998543" calcext:value-type="percentage">
            <text:p>-13.52%</text:p>
          </table:table-cell>
          <table:table-cell table:formula="of:=IF([.D464]=&quot;lab&quot;;[.E464];-[.E464])" office:value-type="percentage" office:value="0.135199745998543" calcext:value-type="percentage">
            <text:p>13.52%</text:p>
          </table:table-cell>
          <table:table-cell table:formula="of:=IF([.D464]=&quot;lib&quot;;[.E464];-[.E464])" office:value-type="percentage" office:value="-0.135199745998543" calcext:value-type="percentage">
            <text:p>-13.52%</text:p>
          </table:table-cell>
          <table:table-cell/>
          <table:table-cell table:formula="of:=IF(NOT([.$I464]=&quot;&quot;);IF([.$C464]=[.J$1];[.$I464];&quot;&quot;);&quot;&quot;)">
            <text:p/>
          </table:table-cell>
          <table:table-cell table:formula="of:=IF(NOT([.$I464]=&quot;&quot;);IF([.$C464]=[.K$1];[.$I464];&quot;&quot;);&quot;&quot;)">
            <text:p/>
          </table:table-cell>
          <table:table-cell table:formula="of:=IF(NOT([.$I464]=&quot;&quot;);IF([.$C464]=[.L$1];[.$I464];&quot;&quot;);&quot;&quot;)">
            <text:p/>
          </table:table-cell>
          <table:table-cell table:formula="of:=IF(NOT([.$I464]=&quot;&quot;);IF([.$C464]=[.M$1];[.$I464];&quot;&quot;);&quot;&quot;)">
            <text:p/>
          </table:table-cell>
          <table:table-cell table:formula="of:=IF(NOT([.$I464]=&quot;&quot;);IF([.$C464]=[.N$1];[.$I464];&quot;&quot;);&quot;&quot;)">
            <text:p/>
          </table:table-cell>
          <table:table-cell table:formula="of:=IF(NOT([.$I464]=&quot;&quot;);IF([.$C464]=[.O$1];[.$I464];&quot;&quot;);&quot;&quot;)">
            <text:p/>
          </table:table-cell>
          <table:table-cell table:formula="of:=IF(NOT([.$I464]=&quot;&quot;);IF([.$C464]=[.P$1];[.$I464];&quot;&quot;);&quot;&quot;)">
            <text:p/>
          </table:table-cell>
          <table:table-cell table:formula="of:=IF(NOT([.$I464]=&quot;&quot;);IF([.$C464]=[.Q$1];[.$I464];&quot;&quot;);&quot;&quot;)">
            <text:p/>
          </table:table-cell>
          <table:table-cell table:formula="of:=IF(NOT([.$I464]=&quot;&quot;);IF([.$C464]=[.R$1];[.$I464];&quot;&quot;);&quot;&quot;)">
            <text:p/>
          </table:table-cell>
          <table:table-cell table:formula="of:=IF(NOT([.$I464]=&quot;&quot;);IF([.$C464]=[.S$1];[.$I464];&quot;&quot;);&quot;&quot;)">
            <text:p/>
          </table:table-cell>
          <table:table-cell table:formula="of:=IF(NOT([.$I464]=&quot;&quot;);IF([.$C464]=[.T$1];[.$I464];&quot;&quot;);&quot;&quot;)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71" office:value-type="string" calcext:value-type="string">
            <text:p>Brentford and Islew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35610040863982" calcext:value-type="percentage">
            <text:p>13.56%</text:p>
          </table:table-cell>
          <table:table-cell table:formula="of:=IF([.D465]=&quot;con&quot;;[.E465];-[.E465])" office:value-type="percentage" office:value="-0.135610040863982" calcext:value-type="percentage">
            <text:p>-13.56%</text:p>
          </table:table-cell>
          <table:table-cell table:formula="of:=IF([.D465]=&quot;lab&quot;;[.E465];-[.E465])" office:value-type="percentage" office:value="0.135610040863982" calcext:value-type="percentage">
            <text:p>13.56%</text:p>
          </table:table-cell>
          <table:table-cell table:formula="of:=IF([.D465]=&quot;lib&quot;;[.E465];-[.E465])" office:value-type="percentage" office:value="-0.135610040863982" calcext:value-type="percentage">
            <text:p>-13.56%</text:p>
          </table:table-cell>
          <table:table-cell/>
          <table:table-cell table:formula="of:=IF(NOT([.$I465]=&quot;&quot;);IF([.$C465]=[.J$1];[.$I465];&quot;&quot;);&quot;&quot;)">
            <text:p/>
          </table:table-cell>
          <table:table-cell table:formula="of:=IF(NOT([.$I465]=&quot;&quot;);IF([.$C465]=[.K$1];[.$I465];&quot;&quot;);&quot;&quot;)">
            <text:p/>
          </table:table-cell>
          <table:table-cell table:formula="of:=IF(NOT([.$I465]=&quot;&quot;);IF([.$C465]=[.L$1];[.$I465];&quot;&quot;);&quot;&quot;)">
            <text:p/>
          </table:table-cell>
          <table:table-cell table:formula="of:=IF(NOT([.$I465]=&quot;&quot;);IF([.$C465]=[.M$1];[.$I465];&quot;&quot;);&quot;&quot;)">
            <text:p/>
          </table:table-cell>
          <table:table-cell table:formula="of:=IF(NOT([.$I465]=&quot;&quot;);IF([.$C465]=[.N$1];[.$I465];&quot;&quot;);&quot;&quot;)">
            <text:p/>
          </table:table-cell>
          <table:table-cell table:formula="of:=IF(NOT([.$I465]=&quot;&quot;);IF([.$C465]=[.O$1];[.$I465];&quot;&quot;);&quot;&quot;)">
            <text:p/>
          </table:table-cell>
          <table:table-cell table:formula="of:=IF(NOT([.$I465]=&quot;&quot;);IF([.$C465]=[.P$1];[.$I465];&quot;&quot;);&quot;&quot;)">
            <text:p/>
          </table:table-cell>
          <table:table-cell table:formula="of:=IF(NOT([.$I465]=&quot;&quot;);IF([.$C465]=[.Q$1];[.$I465];&quot;&quot;);&quot;&quot;)">
            <text:p/>
          </table:table-cell>
          <table:table-cell table:formula="of:=IF(NOT([.$I465]=&quot;&quot;);IF([.$C465]=[.R$1];[.$I465];&quot;&quot;);&quot;&quot;)">
            <text:p/>
          </table:table-cell>
          <table:table-cell table:formula="of:=IF(NOT([.$I465]=&quot;&quot;);IF([.$C465]=[.S$1];[.$I465];&quot;&quot;);&quot;&quot;)">
            <text:p/>
          </table:table-cell>
          <table:table-cell table:formula="of:=IF(NOT([.$I465]=&quot;&quot;);IF([.$C465]=[.T$1];[.$I465];&quot;&quot;);&quot;&quot;)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71" office:value-type="string" calcext:value-type="string">
            <text:p>Derb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175027083039" calcext:value-type="percentage">
            <text:p>14.18%</text:p>
          </table:table-cell>
          <table:table-cell table:formula="of:=IF([.D466]=&quot;con&quot;;[.E466];-[.E466])" office:value-type="percentage" office:value="-0.14175027083039" calcext:value-type="percentage">
            <text:p>-14.18%</text:p>
          </table:table-cell>
          <table:table-cell table:formula="of:=IF([.D466]=&quot;lab&quot;;[.E466];-[.E466])" office:value-type="percentage" office:value="0.14175027083039" calcext:value-type="percentage">
            <text:p>14.18%</text:p>
          </table:table-cell>
          <table:table-cell table:formula="of:=IF([.D466]=&quot;lib&quot;;[.E466];-[.E466])" office:value-type="percentage" office:value="-0.14175027083039" calcext:value-type="percentage">
            <text:p>-14.18%</text:p>
          </table:table-cell>
          <table:table-cell/>
          <table:table-cell table:formula="of:=IF(NOT([.$I466]=&quot;&quot;);IF([.$C466]=[.J$1];[.$I466];&quot;&quot;);&quot;&quot;)">
            <text:p/>
          </table:table-cell>
          <table:table-cell table:formula="of:=IF(NOT([.$I466]=&quot;&quot;);IF([.$C466]=[.K$1];[.$I466];&quot;&quot;);&quot;&quot;)">
            <text:p/>
          </table:table-cell>
          <table:table-cell table:formula="of:=IF(NOT([.$I466]=&quot;&quot;);IF([.$C466]=[.L$1];[.$I466];&quot;&quot;);&quot;&quot;)">
            <text:p/>
          </table:table-cell>
          <table:table-cell table:formula="of:=IF(NOT([.$I466]=&quot;&quot;);IF([.$C466]=[.M$1];[.$I466];&quot;&quot;);&quot;&quot;)">
            <text:p/>
          </table:table-cell>
          <table:table-cell table:formula="of:=IF(NOT([.$I466]=&quot;&quot;);IF([.$C466]=[.N$1];[.$I466];&quot;&quot;);&quot;&quot;)">
            <text:p/>
          </table:table-cell>
          <table:table-cell table:formula="of:=IF(NOT([.$I466]=&quot;&quot;);IF([.$C466]=[.O$1];[.$I466];&quot;&quot;);&quot;&quot;)">
            <text:p/>
          </table:table-cell>
          <table:table-cell table:formula="of:=IF(NOT([.$I466]=&quot;&quot;);IF([.$C466]=[.P$1];[.$I466];&quot;&quot;);&quot;&quot;)">
            <text:p/>
          </table:table-cell>
          <table:table-cell table:formula="of:=IF(NOT([.$I466]=&quot;&quot;);IF([.$C466]=[.Q$1];[.$I466];&quot;&quot;);&quot;&quot;)">
            <text:p/>
          </table:table-cell>
          <table:table-cell table:formula="of:=IF(NOT([.$I466]=&quot;&quot;);IF([.$C466]=[.R$1];[.$I466];&quot;&quot;);&quot;&quot;)">
            <text:p/>
          </table:table-cell>
          <table:table-cell table:formula="of:=IF(NOT([.$I466]=&quot;&quot;);IF([.$C466]=[.S$1];[.$I466];&quot;&quot;);&quot;&quot;)">
            <text:p/>
          </table:table-cell>
          <table:table-cell table:formula="of:=IF(NOT([.$I466]=&quot;&quot;);IF([.$C466]=[.T$1];[.$I466];&quot;&quot;);&quot;&quot;)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71" office:value-type="string" calcext:value-type="string">
            <text:p>Southampton 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2627579715801" calcext:value-type="percentage">
            <text:p>14.26%</text:p>
          </table:table-cell>
          <table:table-cell table:formula="of:=IF([.D467]=&quot;con&quot;;[.E467];-[.E467])" office:value-type="percentage" office:value="-0.142627579715801" calcext:value-type="percentage">
            <text:p>-14.26%</text:p>
          </table:table-cell>
          <table:table-cell table:formula="of:=IF([.D467]=&quot;lab&quot;;[.E467];-[.E467])" office:value-type="percentage" office:value="0.142627579715801" calcext:value-type="percentage">
            <text:p>14.26%</text:p>
          </table:table-cell>
          <table:table-cell table:formula="of:=IF([.D467]=&quot;lib&quot;;[.E467];-[.E467])" office:value-type="percentage" office:value="-0.142627579715801" calcext:value-type="percentage">
            <text:p>-14.26%</text:p>
          </table:table-cell>
          <table:table-cell/>
          <table:table-cell table:formula="of:=IF(NOT([.$I467]=&quot;&quot;);IF([.$C467]=[.J$1];[.$I467];&quot;&quot;);&quot;&quot;)">
            <text:p/>
          </table:table-cell>
          <table:table-cell table:formula="of:=IF(NOT([.$I467]=&quot;&quot;);IF([.$C467]=[.K$1];[.$I467];&quot;&quot;);&quot;&quot;)">
            <text:p/>
          </table:table-cell>
          <table:table-cell table:formula="of:=IF(NOT([.$I467]=&quot;&quot;);IF([.$C467]=[.L$1];[.$I467];&quot;&quot;);&quot;&quot;)">
            <text:p/>
          </table:table-cell>
          <table:table-cell table:formula="of:=IF(NOT([.$I467]=&quot;&quot;);IF([.$C467]=[.M$1];[.$I467];&quot;&quot;);&quot;&quot;)">
            <text:p/>
          </table:table-cell>
          <table:table-cell table:formula="of:=IF(NOT([.$I467]=&quot;&quot;);IF([.$C467]=[.N$1];[.$I467];&quot;&quot;);&quot;&quot;)">
            <text:p/>
          </table:table-cell>
          <table:table-cell table:formula="of:=IF(NOT([.$I467]=&quot;&quot;);IF([.$C467]=[.O$1];[.$I467];&quot;&quot;);&quot;&quot;)">
            <text:p/>
          </table:table-cell>
          <table:table-cell table:formula="of:=IF(NOT([.$I467]=&quot;&quot;);IF([.$C467]=[.P$1];[.$I467];&quot;&quot;);&quot;&quot;)">
            <text:p/>
          </table:table-cell>
          <table:table-cell table:formula="of:=IF(NOT([.$I467]=&quot;&quot;);IF([.$C467]=[.Q$1];[.$I467];&quot;&quot;);&quot;&quot;)">
            <text:p/>
          </table:table-cell>
          <table:table-cell table:formula="of:=IF(NOT([.$I467]=&quot;&quot;);IF([.$C467]=[.R$1];[.$I467];&quot;&quot;);&quot;&quot;)">
            <text:p/>
          </table:table-cell>
          <table:table-cell table:formula="of:=IF(NOT([.$I467]=&quot;&quot;);IF([.$C467]=[.S$1];[.$I467];&quot;&quot;);&quot;&quot;)">
            <text:p/>
          </table:table-cell>
          <table:table-cell table:formula="of:=IF(NOT([.$I467]=&quot;&quot;);IF([.$C467]=[.T$1];[.$I467];&quot;&quot;);&quot;&quot;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60" office:value-type="string" calcext:value-type="string">
            <text:p>Glasgow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43756429726155" calcext:value-type="percentage">
            <text:p>14.38%</text:p>
          </table:table-cell>
          <table:table-cell table:formula="of:=IF([.D468]=&quot;con&quot;;[.E468];-[.E468])" office:value-type="percentage" office:value="-0.143756429726155" calcext:value-type="percentage">
            <text:p>-14.38%</text:p>
          </table:table-cell>
          <table:table-cell table:formula="of:=IF([.D468]=&quot;lab&quot;;[.E468];-[.E468])" office:value-type="percentage" office:value="-0.143756429726155" calcext:value-type="percentage">
            <text:p>-14.38%</text:p>
          </table:table-cell>
          <table:table-cell table:formula="of:=IF([.D468]=&quot;lib&quot;;[.E468];-[.E468])" office:value-type="percentage" office:value="-0.143756429726155" calcext:value-type="percentage">
            <text:p>-14.38%</text:p>
          </table:table-cell>
          <table:table-cell/>
          <table:table-cell table:formula="of:=IF(NOT([.$I468]=&quot;&quot;);IF([.$C468]=[.J$1];[.$I468];&quot;&quot;);&quot;&quot;)">
            <text:p/>
          </table:table-cell>
          <table:table-cell table:formula="of:=IF(NOT([.$I468]=&quot;&quot;);IF([.$C468]=[.K$1];[.$I468];&quot;&quot;);&quot;&quot;)">
            <text:p/>
          </table:table-cell>
          <table:table-cell table:formula="of:=IF(NOT([.$I468]=&quot;&quot;);IF([.$C468]=[.L$1];[.$I468];&quot;&quot;);&quot;&quot;)">
            <text:p/>
          </table:table-cell>
          <table:table-cell table:formula="of:=IF(NOT([.$I468]=&quot;&quot;);IF([.$C468]=[.M$1];[.$I468];&quot;&quot;);&quot;&quot;)">
            <text:p/>
          </table:table-cell>
          <table:table-cell table:formula="of:=IF(NOT([.$I468]=&quot;&quot;);IF([.$C468]=[.N$1];[.$I468];&quot;&quot;);&quot;&quot;)">
            <text:p/>
          </table:table-cell>
          <table:table-cell table:formula="of:=IF(NOT([.$I468]=&quot;&quot;);IF([.$C468]=[.O$1];[.$I468];&quot;&quot;);&quot;&quot;)">
            <text:p/>
          </table:table-cell>
          <table:table-cell table:formula="of:=IF(NOT([.$I468]=&quot;&quot;);IF([.$C468]=[.P$1];[.$I468];&quot;&quot;);&quot;&quot;)">
            <text:p/>
          </table:table-cell>
          <table:table-cell table:formula="of:=IF(NOT([.$I468]=&quot;&quot;);IF([.$C468]=[.Q$1];[.$I468];&quot;&quot;);&quot;&quot;)">
            <text:p/>
          </table:table-cell>
          <table:table-cell table:formula="of:=IF(NOT([.$I468]=&quot;&quot;);IF([.$C468]=[.R$1];[.$I468];&quot;&quot;);&quot;&quot;)">
            <text:p/>
          </table:table-cell>
          <table:table-cell table:formula="of:=IF(NOT([.$I468]=&quot;&quot;);IF([.$C468]=[.S$1];[.$I468];&quot;&quot;);&quot;&quot;)">
            <text:p/>
          </table:table-cell>
          <table:table-cell table:formula="of:=IF(NOT([.$I468]=&quot;&quot;);IF([.$C468]=[.T$1];[.$I468];&quot;&quot;);&quot;&quot;)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71" office:value-type="string" calcext:value-type="string">
            <text:p>Birmingham Erd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4671980380135" calcext:value-type="percentage">
            <text:p>14.47%</text:p>
          </table:table-cell>
          <table:table-cell table:formula="of:=IF([.D469]=&quot;con&quot;;[.E469];-[.E469])" office:value-type="percentage" office:value="-0.144671980380135" calcext:value-type="percentage">
            <text:p>-14.47%</text:p>
          </table:table-cell>
          <table:table-cell table:formula="of:=IF([.D469]=&quot;lab&quot;;[.E469];-[.E469])" office:value-type="percentage" office:value="0.144671980380135" calcext:value-type="percentage">
            <text:p>14.47%</text:p>
          </table:table-cell>
          <table:table-cell table:formula="of:=IF([.D469]=&quot;lib&quot;;[.E469];-[.E469])" office:value-type="percentage" office:value="-0.144671980380135" calcext:value-type="percentage">
            <text:p>-14.47%</text:p>
          </table:table-cell>
          <table:table-cell/>
          <table:table-cell table:formula="of:=IF(NOT([.$I469]=&quot;&quot;);IF([.$C469]=[.J$1];[.$I469];&quot;&quot;);&quot;&quot;)">
            <text:p/>
          </table:table-cell>
          <table:table-cell table:formula="of:=IF(NOT([.$I469]=&quot;&quot;);IF([.$C469]=[.K$1];[.$I469];&quot;&quot;);&quot;&quot;)">
            <text:p/>
          </table:table-cell>
          <table:table-cell table:formula="of:=IF(NOT([.$I469]=&quot;&quot;);IF([.$C469]=[.L$1];[.$I469];&quot;&quot;);&quot;&quot;)">
            <text:p/>
          </table:table-cell>
          <table:table-cell table:formula="of:=IF(NOT([.$I469]=&quot;&quot;);IF([.$C469]=[.M$1];[.$I469];&quot;&quot;);&quot;&quot;)">
            <text:p/>
          </table:table-cell>
          <table:table-cell table:formula="of:=IF(NOT([.$I469]=&quot;&quot;);IF([.$C469]=[.N$1];[.$I469];&quot;&quot;);&quot;&quot;)">
            <text:p/>
          </table:table-cell>
          <table:table-cell table:formula="of:=IF(NOT([.$I469]=&quot;&quot;);IF([.$C469]=[.O$1];[.$I469];&quot;&quot;);&quot;&quot;)">
            <text:p/>
          </table:table-cell>
          <table:table-cell table:formula="of:=IF(NOT([.$I469]=&quot;&quot;);IF([.$C469]=[.P$1];[.$I469];&quot;&quot;);&quot;&quot;)">
            <text:p/>
          </table:table-cell>
          <table:table-cell table:formula="of:=IF(NOT([.$I469]=&quot;&quot;);IF([.$C469]=[.Q$1];[.$I469];&quot;&quot;);&quot;&quot;)">
            <text:p/>
          </table:table-cell>
          <table:table-cell table:formula="of:=IF(NOT([.$I469]=&quot;&quot;);IF([.$C469]=[.R$1];[.$I469];&quot;&quot;);&quot;&quot;)">
            <text:p/>
          </table:table-cell>
          <table:table-cell table:formula="of:=IF(NOT([.$I469]=&quot;&quot;);IF([.$C469]=[.S$1];[.$I469];&quot;&quot;);&quot;&quot;)">
            <text:p/>
          </table:table-cell>
          <table:table-cell table:formula="of:=IF(NOT([.$I469]=&quot;&quot;);IF([.$C469]=[.T$1];[.$I469];&quot;&quot;);&quot;&quot;)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70" office:value-type="string" calcext:value-type="string">
            <text:p>Glasgow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147029691567042" calcext:value-type="percentage">
            <text:p>14.70%</text:p>
          </table:table-cell>
          <table:table-cell table:formula="of:=IF([.D470]=&quot;con&quot;;[.E470];-[.E470])" office:value-type="percentage" office:value="-0.147029691567042" calcext:value-type="percentage">
            <text:p>-14.70%</text:p>
          </table:table-cell>
          <table:table-cell table:formula="of:=IF([.D470]=&quot;lab&quot;;[.E470];-[.E470])" office:value-type="percentage" office:value="-0.147029691567042" calcext:value-type="percentage">
            <text:p>-14.70%</text:p>
          </table:table-cell>
          <table:table-cell table:formula="of:=IF([.D470]=&quot;lib&quot;;[.E470];-[.E470])" office:value-type="percentage" office:value="-0.147029691567042" calcext:value-type="percentage">
            <text:p>-14.70%</text:p>
          </table:table-cell>
          <table:table-cell/>
          <table:table-cell table:formula="of:=IF(NOT([.$I470]=&quot;&quot;);IF([.$C470]=[.J$1];[.$I470];&quot;&quot;);&quot;&quot;)">
            <text:p/>
          </table:table-cell>
          <table:table-cell table:formula="of:=IF(NOT([.$I470]=&quot;&quot;);IF([.$C470]=[.K$1];[.$I470];&quot;&quot;);&quot;&quot;)">
            <text:p/>
          </table:table-cell>
          <table:table-cell table:formula="of:=IF(NOT([.$I470]=&quot;&quot;);IF([.$C470]=[.L$1];[.$I470];&quot;&quot;);&quot;&quot;)">
            <text:p/>
          </table:table-cell>
          <table:table-cell table:formula="of:=IF(NOT([.$I470]=&quot;&quot;);IF([.$C470]=[.M$1];[.$I470];&quot;&quot;);&quot;&quot;)">
            <text:p/>
          </table:table-cell>
          <table:table-cell table:formula="of:=IF(NOT([.$I470]=&quot;&quot;);IF([.$C470]=[.N$1];[.$I470];&quot;&quot;);&quot;&quot;)">
            <text:p/>
          </table:table-cell>
          <table:table-cell table:formula="of:=IF(NOT([.$I470]=&quot;&quot;);IF([.$C470]=[.O$1];[.$I470];&quot;&quot;);&quot;&quot;)">
            <text:p/>
          </table:table-cell>
          <table:table-cell table:formula="of:=IF(NOT([.$I470]=&quot;&quot;);IF([.$C470]=[.P$1];[.$I470];&quot;&quot;);&quot;&quot;)">
            <text:p/>
          </table:table-cell>
          <table:table-cell table:formula="of:=IF(NOT([.$I470]=&quot;&quot;);IF([.$C470]=[.Q$1];[.$I470];&quot;&quot;);&quot;&quot;)">
            <text:p/>
          </table:table-cell>
          <table:table-cell table:formula="of:=IF(NOT([.$I470]=&quot;&quot;);IF([.$C470]=[.R$1];[.$I470];&quot;&quot;);&quot;&quot;)">
            <text:p/>
          </table:table-cell>
          <table:table-cell table:formula="of:=IF(NOT([.$I470]=&quot;&quot;);IF([.$C470]=[.S$1];[.$I470];&quot;&quot;);&quot;&quot;)">
            <text:p/>
          </table:table-cell>
          <table:table-cell table:formula="of:=IF(NOT([.$I470]=&quot;&quot;);IF([.$C470]=[.T$1];[.$I470];&quot;&quot;);&quot;&quot;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69" office:value-type="string" calcext:value-type="string">
            <text:p>Runcorn and Hel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47298297557365" calcext:value-type="percentage">
            <text:p>14.73%</text:p>
          </table:table-cell>
          <table:table-cell table:formula="of:=IF([.D471]=&quot;con&quot;;[.E471];-[.E471])" office:value-type="percentage" office:value="-0.147298297557365" calcext:value-type="percentage">
            <text:p>-14.73%</text:p>
          </table:table-cell>
          <table:table-cell table:formula="of:=IF([.D471]=&quot;lab&quot;;[.E471];-[.E471])" office:value-type="percentage" office:value="0.147298297557365" calcext:value-type="percentage">
            <text:p>14.73%</text:p>
          </table:table-cell>
          <table:table-cell table:formula="of:=IF([.D471]=&quot;lib&quot;;[.E471];-[.E471])" office:value-type="percentage" office:value="-0.147298297557365" calcext:value-type="percentage">
            <text:p>-14.73%</text:p>
          </table:table-cell>
          <table:table-cell/>
          <table:table-cell table:formula="of:=IF(NOT([.$I471]=&quot;&quot;);IF([.$C471]=[.J$1];[.$I471];&quot;&quot;);&quot;&quot;)">
            <text:p/>
          </table:table-cell>
          <table:table-cell table:formula="of:=IF(NOT([.$I471]=&quot;&quot;);IF([.$C471]=[.K$1];[.$I471];&quot;&quot;);&quot;&quot;)">
            <text:p/>
          </table:table-cell>
          <table:table-cell table:formula="of:=IF(NOT([.$I471]=&quot;&quot;);IF([.$C471]=[.L$1];[.$I471];&quot;&quot;);&quot;&quot;)">
            <text:p/>
          </table:table-cell>
          <table:table-cell table:formula="of:=IF(NOT([.$I471]=&quot;&quot;);IF([.$C471]=[.M$1];[.$I471];&quot;&quot;);&quot;&quot;)">
            <text:p/>
          </table:table-cell>
          <table:table-cell table:formula="of:=IF(NOT([.$I471]=&quot;&quot;);IF([.$C471]=[.N$1];[.$I471];&quot;&quot;);&quot;&quot;)">
            <text:p/>
          </table:table-cell>
          <table:table-cell table:formula="of:=IF(NOT([.$I471]=&quot;&quot;);IF([.$C471]=[.O$1];[.$I471];&quot;&quot;);&quot;&quot;)">
            <text:p/>
          </table:table-cell>
          <table:table-cell table:formula="of:=IF(NOT([.$I471]=&quot;&quot;);IF([.$C471]=[.P$1];[.$I471];&quot;&quot;);&quot;&quot;)">
            <text:p/>
          </table:table-cell>
          <table:table-cell table:formula="of:=IF(NOT([.$I471]=&quot;&quot;);IF([.$C471]=[.Q$1];[.$I471];&quot;&quot;);&quot;&quot;)">
            <text:p/>
          </table:table-cell>
          <table:table-cell table:formula="of:=IF(NOT([.$I471]=&quot;&quot;);IF([.$C471]=[.R$1];[.$I471];&quot;&quot;);&quot;&quot;)">
            <text:p/>
          </table:table-cell>
          <table:table-cell table:formula="of:=IF(NOT([.$I471]=&quot;&quot;);IF([.$C471]=[.S$1];[.$I471];&quot;&quot;);&quot;&quot;)">
            <text:p/>
          </table:table-cell>
          <table:table-cell table:formula="of:=IF(NOT([.$I471]=&quot;&quot;);IF([.$C471]=[.T$1];[.$I471];&quot;&quot;);&quot;&quot;)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71" office:value-type="string" calcext:value-type="string">
            <text:p>Coventry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9955804008696" calcext:value-type="percentage">
            <text:p>15.00%</text:p>
          </table:table-cell>
          <table:table-cell table:formula="of:=IF([.D472]=&quot;con&quot;;[.E472];-[.E472])" office:value-type="percentage" office:value="-0.149955804008696" calcext:value-type="percentage">
            <text:p>-15.00%</text:p>
          </table:table-cell>
          <table:table-cell table:formula="of:=IF([.D472]=&quot;lab&quot;;[.E472];-[.E472])" office:value-type="percentage" office:value="0.149955804008696" calcext:value-type="percentage">
            <text:p>15.00%</text:p>
          </table:table-cell>
          <table:table-cell table:formula="of:=IF([.D472]=&quot;lib&quot;;[.E472];-[.E472])" office:value-type="percentage" office:value="-0.149955804008696" calcext:value-type="percentage">
            <text:p>-15.00%</text:p>
          </table:table-cell>
          <table:table-cell/>
          <table:table-cell table:formula="of:=IF(NOT([.$I472]=&quot;&quot;);IF([.$C472]=[.J$1];[.$I472];&quot;&quot;);&quot;&quot;)">
            <text:p/>
          </table:table-cell>
          <table:table-cell table:formula="of:=IF(NOT([.$I472]=&quot;&quot;);IF([.$C472]=[.K$1];[.$I472];&quot;&quot;);&quot;&quot;)">
            <text:p/>
          </table:table-cell>
          <table:table-cell table:formula="of:=IF(NOT([.$I472]=&quot;&quot;);IF([.$C472]=[.L$1];[.$I472];&quot;&quot;);&quot;&quot;)">
            <text:p/>
          </table:table-cell>
          <table:table-cell table:formula="of:=IF(NOT([.$I472]=&quot;&quot;);IF([.$C472]=[.M$1];[.$I472];&quot;&quot;);&quot;&quot;)">
            <text:p/>
          </table:table-cell>
          <table:table-cell table:formula="of:=IF(NOT([.$I472]=&quot;&quot;);IF([.$C472]=[.N$1];[.$I472];&quot;&quot;);&quot;&quot;)">
            <text:p/>
          </table:table-cell>
          <table:table-cell table:formula="of:=IF(NOT([.$I472]=&quot;&quot;);IF([.$C472]=[.O$1];[.$I472];&quot;&quot;);&quot;&quot;)">
            <text:p/>
          </table:table-cell>
          <table:table-cell table:formula="of:=IF(NOT([.$I472]=&quot;&quot;);IF([.$C472]=[.P$1];[.$I472];&quot;&quot;);&quot;&quot;)">
            <text:p/>
          </table:table-cell>
          <table:table-cell table:formula="of:=IF(NOT([.$I472]=&quot;&quot;);IF([.$C472]=[.Q$1];[.$I472];&quot;&quot;);&quot;&quot;)">
            <text:p/>
          </table:table-cell>
          <table:table-cell table:formula="of:=IF(NOT([.$I472]=&quot;&quot;);IF([.$C472]=[.R$1];[.$I472];&quot;&quot;);&quot;&quot;)">
            <text:p/>
          </table:table-cell>
          <table:table-cell table:formula="of:=IF(NOT([.$I472]=&quot;&quot;);IF([.$C472]=[.S$1];[.$I472];&quot;&quot;);&quot;&quot;)">
            <text:p/>
          </table:table-cell>
          <table:table-cell table:formula="of:=IF(NOT([.$I472]=&quot;&quot;);IF([.$C472]=[.T$1];[.$I472];&quot;&quot;);&quot;&quot;)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71" office:value-type="string" calcext:value-type="string">
            <text:p>Bolton South and Walk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175178987226" calcext:value-type="percentage">
            <text:p>15.02%</text:p>
          </table:table-cell>
          <table:table-cell table:formula="of:=IF([.D473]=&quot;con&quot;;[.E473];-[.E473])" office:value-type="percentage" office:value="-0.150175178987226" calcext:value-type="percentage">
            <text:p>-15.02%</text:p>
          </table:table-cell>
          <table:table-cell table:formula="of:=IF([.D473]=&quot;lab&quot;;[.E473];-[.E473])" office:value-type="percentage" office:value="0.150175178987226" calcext:value-type="percentage">
            <text:p>15.02%</text:p>
          </table:table-cell>
          <table:table-cell table:formula="of:=IF([.D473]=&quot;lib&quot;;[.E473];-[.E473])" office:value-type="percentage" office:value="-0.150175178987226" calcext:value-type="percentage">
            <text:p>-15.02%</text:p>
          </table:table-cell>
          <table:table-cell/>
          <table:table-cell table:formula="of:=IF(NOT([.$I473]=&quot;&quot;);IF([.$C473]=[.J$1];[.$I473];&quot;&quot;);&quot;&quot;)">
            <text:p/>
          </table:table-cell>
          <table:table-cell table:formula="of:=IF(NOT([.$I473]=&quot;&quot;);IF([.$C473]=[.K$1];[.$I473];&quot;&quot;);&quot;&quot;)">
            <text:p/>
          </table:table-cell>
          <table:table-cell table:formula="of:=IF(NOT([.$I473]=&quot;&quot;);IF([.$C473]=[.L$1];[.$I473];&quot;&quot;);&quot;&quot;)">
            <text:p/>
          </table:table-cell>
          <table:table-cell table:formula="of:=IF(NOT([.$I473]=&quot;&quot;);IF([.$C473]=[.M$1];[.$I473];&quot;&quot;);&quot;&quot;)">
            <text:p/>
          </table:table-cell>
          <table:table-cell table:formula="of:=IF(NOT([.$I473]=&quot;&quot;);IF([.$C473]=[.N$1];[.$I473];&quot;&quot;);&quot;&quot;)">
            <text:p/>
          </table:table-cell>
          <table:table-cell table:formula="of:=IF(NOT([.$I473]=&quot;&quot;);IF([.$C473]=[.O$1];[.$I473];&quot;&quot;);&quot;&quot;)">
            <text:p/>
          </table:table-cell>
          <table:table-cell table:formula="of:=IF(NOT([.$I473]=&quot;&quot;);IF([.$C473]=[.P$1];[.$I473];&quot;&quot;);&quot;&quot;)">
            <text:p/>
          </table:table-cell>
          <table:table-cell table:formula="of:=IF(NOT([.$I473]=&quot;&quot;);IF([.$C473]=[.Q$1];[.$I473];&quot;&quot;);&quot;&quot;)">
            <text:p/>
          </table:table-cell>
          <table:table-cell table:formula="of:=IF(NOT([.$I473]=&quot;&quot;);IF([.$C473]=[.R$1];[.$I473];&quot;&quot;);&quot;&quot;)">
            <text:p/>
          </table:table-cell>
          <table:table-cell table:formula="of:=IF(NOT([.$I473]=&quot;&quot;);IF([.$C473]=[.S$1];[.$I473];&quot;&quot;);&quot;&quot;)">
            <text:p/>
          </table:table-cell>
          <table:table-cell table:formula="of:=IF(NOT([.$I473]=&quot;&quot;);IF([.$C473]=[.T$1];[.$I473];&quot;&quot;);&quot;&quot;)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71" office:value-type="string" calcext:value-type="string">
            <text:p>Harrow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386049259478" calcext:value-type="percentage">
            <text:p>15.04%</text:p>
          </table:table-cell>
          <table:table-cell table:formula="of:=IF([.D474]=&quot;con&quot;;[.E474];-[.E474])" office:value-type="percentage" office:value="-0.150386049259478" calcext:value-type="percentage">
            <text:p>-15.04%</text:p>
          </table:table-cell>
          <table:table-cell table:formula="of:=IF([.D474]=&quot;lab&quot;;[.E474];-[.E474])" office:value-type="percentage" office:value="0.150386049259478" calcext:value-type="percentage">
            <text:p>15.04%</text:p>
          </table:table-cell>
          <table:table-cell table:formula="of:=IF([.D474]=&quot;lib&quot;;[.E474];-[.E474])" office:value-type="percentage" office:value="-0.150386049259478" calcext:value-type="percentage">
            <text:p>-15.04%</text:p>
          </table:table-cell>
          <table:table-cell/>
          <table:table-cell table:formula="of:=IF(NOT([.$I474]=&quot;&quot;);IF([.$C474]=[.J$1];[.$I474];&quot;&quot;);&quot;&quot;)">
            <text:p/>
          </table:table-cell>
          <table:table-cell table:formula="of:=IF(NOT([.$I474]=&quot;&quot;);IF([.$C474]=[.K$1];[.$I474];&quot;&quot;);&quot;&quot;)">
            <text:p/>
          </table:table-cell>
          <table:table-cell table:formula="of:=IF(NOT([.$I474]=&quot;&quot;);IF([.$C474]=[.L$1];[.$I474];&quot;&quot;);&quot;&quot;)">
            <text:p/>
          </table:table-cell>
          <table:table-cell table:formula="of:=IF(NOT([.$I474]=&quot;&quot;);IF([.$C474]=[.M$1];[.$I474];&quot;&quot;);&quot;&quot;)">
            <text:p/>
          </table:table-cell>
          <table:table-cell table:formula="of:=IF(NOT([.$I474]=&quot;&quot;);IF([.$C474]=[.N$1];[.$I474];&quot;&quot;);&quot;&quot;)">
            <text:p/>
          </table:table-cell>
          <table:table-cell table:formula="of:=IF(NOT([.$I474]=&quot;&quot;);IF([.$C474]=[.O$1];[.$I474];&quot;&quot;);&quot;&quot;)">
            <text:p/>
          </table:table-cell>
          <table:table-cell table:formula="of:=IF(NOT([.$I474]=&quot;&quot;);IF([.$C474]=[.P$1];[.$I474];&quot;&quot;);&quot;&quot;)">
            <text:p/>
          </table:table-cell>
          <table:table-cell table:formula="of:=IF(NOT([.$I474]=&quot;&quot;);IF([.$C474]=[.Q$1];[.$I474];&quot;&quot;);&quot;&quot;)">
            <text:p/>
          </table:table-cell>
          <table:table-cell table:formula="of:=IF(NOT([.$I474]=&quot;&quot;);IF([.$C474]=[.R$1];[.$I474];&quot;&quot;);&quot;&quot;)">
            <text:p/>
          </table:table-cell>
          <table:table-cell table:formula="of:=IF(NOT([.$I474]=&quot;&quot;);IF([.$C474]=[.S$1];[.$I474];&quot;&quot;);&quot;&quot;)">
            <text:p/>
          </table:table-cell>
          <table:table-cell table:formula="of:=IF(NOT([.$I474]=&quot;&quot;);IF([.$C474]=[.T$1];[.$I474];&quot;&quot;);&quot;&quot;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58" office:value-type="string" calcext:value-type="string">
            <text:p>Eas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0426370119184" calcext:value-type="percentage">
            <text:p>15.04%</text:p>
          </table:table-cell>
          <table:table-cell table:formula="of:=IF([.D475]=&quot;con&quot;;[.E475];-[.E475])" office:value-type="percentage" office:value="-0.150426370119184" calcext:value-type="percentage">
            <text:p>-15.04%</text:p>
          </table:table-cell>
          <table:table-cell table:formula="of:=IF([.D475]=&quot;lab&quot;;[.E475];-[.E475])" office:value-type="percentage" office:value="0.150426370119184" calcext:value-type="percentage">
            <text:p>15.04%</text:p>
          </table:table-cell>
          <table:table-cell table:formula="of:=IF([.D475]=&quot;lib&quot;;[.E475];-[.E475])" office:value-type="percentage" office:value="-0.150426370119184" calcext:value-type="percentage">
            <text:p>-15.04%</text:p>
          </table:table-cell>
          <table:table-cell/>
          <table:table-cell table:formula="of:=IF(NOT([.$I475]=&quot;&quot;);IF([.$C475]=[.J$1];[.$I475];&quot;&quot;);&quot;&quot;)">
            <text:p/>
          </table:table-cell>
          <table:table-cell table:formula="of:=IF(NOT([.$I475]=&quot;&quot;);IF([.$C475]=[.K$1];[.$I475];&quot;&quot;);&quot;&quot;)">
            <text:p/>
          </table:table-cell>
          <table:table-cell table:formula="of:=IF(NOT([.$I475]=&quot;&quot;);IF([.$C475]=[.L$1];[.$I475];&quot;&quot;);&quot;&quot;)">
            <text:p/>
          </table:table-cell>
          <table:table-cell table:formula="of:=IF(NOT([.$I475]=&quot;&quot;);IF([.$C475]=[.M$1];[.$I475];&quot;&quot;);&quot;&quot;)">
            <text:p/>
          </table:table-cell>
          <table:table-cell table:formula="of:=IF(NOT([.$I475]=&quot;&quot;);IF([.$C475]=[.N$1];[.$I475];&quot;&quot;);&quot;&quot;)">
            <text:p/>
          </table:table-cell>
          <table:table-cell table:formula="of:=IF(NOT([.$I475]=&quot;&quot;);IF([.$C475]=[.O$1];[.$I475];&quot;&quot;);&quot;&quot;)">
            <text:p/>
          </table:table-cell>
          <table:table-cell table:formula="of:=IF(NOT([.$I475]=&quot;&quot;);IF([.$C475]=[.P$1];[.$I475];&quot;&quot;);&quot;&quot;)">
            <text:p/>
          </table:table-cell>
          <table:table-cell table:formula="of:=IF(NOT([.$I475]=&quot;&quot;);IF([.$C475]=[.Q$1];[.$I475];&quot;&quot;);&quot;&quot;)">
            <text:p/>
          </table:table-cell>
          <table:table-cell table:formula="of:=IF(NOT([.$I475]=&quot;&quot;);IF([.$C475]=[.R$1];[.$I475];&quot;&quot;);&quot;&quot;)">
            <text:p/>
          </table:table-cell>
          <table:table-cell table:formula="of:=IF(NOT([.$I475]=&quot;&quot;);IF([.$C475]=[.S$1];[.$I475];&quot;&quot;);&quot;&quot;)">
            <text:p/>
          </table:table-cell>
          <table:table-cell table:formula="of:=IF(NOT([.$I475]=&quot;&quot;);IF([.$C475]=[.T$1];[.$I475];&quot;&quot;);&quot;&quot;)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58"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3807466337471" calcext:value-type="percentage">
            <text:p>15.38%</text:p>
          </table:table-cell>
          <table:table-cell table:formula="of:=IF([.D476]=&quot;con&quot;;[.E476];-[.E476])" office:value-type="percentage" office:value="-0.153807466337471" calcext:value-type="percentage">
            <text:p>-15.38%</text:p>
          </table:table-cell>
          <table:table-cell table:formula="of:=IF([.D476]=&quot;lab&quot;;[.E476];-[.E476])" office:value-type="percentage" office:value="0.153807466337471" calcext:value-type="percentage">
            <text:p>15.38%</text:p>
          </table:table-cell>
          <table:table-cell table:formula="of:=IF([.D476]=&quot;lib&quot;;[.E476];-[.E476])" office:value-type="percentage" office:value="-0.153807466337471" calcext:value-type="percentage">
            <text:p>-15.38%</text:p>
          </table:table-cell>
          <table:table-cell/>
          <table:table-cell table:formula="of:=IF(NOT([.$I476]=&quot;&quot;);IF([.$C476]=[.J$1];[.$I476];&quot;&quot;);&quot;&quot;)">
            <text:p/>
          </table:table-cell>
          <table:table-cell table:formula="of:=IF(NOT([.$I476]=&quot;&quot;);IF([.$C476]=[.K$1];[.$I476];&quot;&quot;);&quot;&quot;)">
            <text:p/>
          </table:table-cell>
          <table:table-cell table:formula="of:=IF(NOT([.$I476]=&quot;&quot;);IF([.$C476]=[.L$1];[.$I476];&quot;&quot;);&quot;&quot;)">
            <text:p/>
          </table:table-cell>
          <table:table-cell table:formula="of:=IF(NOT([.$I476]=&quot;&quot;);IF([.$C476]=[.M$1];[.$I476];&quot;&quot;);&quot;&quot;)">
            <text:p/>
          </table:table-cell>
          <table:table-cell table:formula="of:=IF(NOT([.$I476]=&quot;&quot;);IF([.$C476]=[.N$1];[.$I476];&quot;&quot;);&quot;&quot;)">
            <text:p/>
          </table:table-cell>
          <table:table-cell table:formula="of:=IF(NOT([.$I476]=&quot;&quot;);IF([.$C476]=[.O$1];[.$I476];&quot;&quot;);&quot;&quot;)">
            <text:p/>
          </table:table-cell>
          <table:table-cell table:formula="of:=IF(NOT([.$I476]=&quot;&quot;);IF([.$C476]=[.P$1];[.$I476];&quot;&quot;);&quot;&quot;)">
            <text:p/>
          </table:table-cell>
          <table:table-cell table:formula="of:=IF(NOT([.$I476]=&quot;&quot;);IF([.$C476]=[.Q$1];[.$I476];&quot;&quot;);&quot;&quot;)">
            <text:p/>
          </table:table-cell>
          <table:table-cell table:formula="of:=IF(NOT([.$I476]=&quot;&quot;);IF([.$C476]=[.R$1];[.$I476];&quot;&quot;);&quot;&quot;)">
            <text:p/>
          </table:table-cell>
          <table:table-cell table:formula="of:=IF(NOT([.$I476]=&quot;&quot;);IF([.$C476]=[.S$1];[.$I476];&quot;&quot;);&quot;&quot;)">
            <text:p/>
          </table:table-cell>
          <table:table-cell table:formula="of:=IF(NOT([.$I476]=&quot;&quot;);IF([.$C476]=[.T$1];[.$I476];&quot;&quot;);&quot;&quot;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60" office:value-type="string" calcext:value-type="string">
            <text:p>Glasgow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553980907391" calcext:value-type="percentage">
            <text:p>15.54%</text:p>
          </table:table-cell>
          <table:table-cell table:formula="of:=IF([.D477]=&quot;con&quot;;[.E477];-[.E477])" office:value-type="percentage" office:value="-0.1553980907391" calcext:value-type="percentage">
            <text:p>-15.54%</text:p>
          </table:table-cell>
          <table:table-cell table:formula="of:=IF([.D477]=&quot;lab&quot;;[.E477];-[.E477])" office:value-type="percentage" office:value="-0.1553980907391" calcext:value-type="percentage">
            <text:p>-15.54%</text:p>
          </table:table-cell>
          <table:table-cell table:formula="of:=IF([.D477]=&quot;lib&quot;;[.E477];-[.E477])" office:value-type="percentage" office:value="-0.1553980907391" calcext:value-type="percentage">
            <text:p>-15.54%</text:p>
          </table:table-cell>
          <table:table-cell/>
          <table:table-cell table:formula="of:=IF(NOT([.$I477]=&quot;&quot;);IF([.$C477]=[.J$1];[.$I477];&quot;&quot;);&quot;&quot;)">
            <text:p/>
          </table:table-cell>
          <table:table-cell table:formula="of:=IF(NOT([.$I477]=&quot;&quot;);IF([.$C477]=[.K$1];[.$I477];&quot;&quot;);&quot;&quot;)">
            <text:p/>
          </table:table-cell>
          <table:table-cell table:formula="of:=IF(NOT([.$I477]=&quot;&quot;);IF([.$C477]=[.L$1];[.$I477];&quot;&quot;);&quot;&quot;)">
            <text:p/>
          </table:table-cell>
          <table:table-cell table:formula="of:=IF(NOT([.$I477]=&quot;&quot;);IF([.$C477]=[.M$1];[.$I477];&quot;&quot;);&quot;&quot;)">
            <text:p/>
          </table:table-cell>
          <table:table-cell table:formula="of:=IF(NOT([.$I477]=&quot;&quot;);IF([.$C477]=[.N$1];[.$I477];&quot;&quot;);&quot;&quot;)">
            <text:p/>
          </table:table-cell>
          <table:table-cell table:formula="of:=IF(NOT([.$I477]=&quot;&quot;);IF([.$C477]=[.O$1];[.$I477];&quot;&quot;);&quot;&quot;)">
            <text:p/>
          </table:table-cell>
          <table:table-cell table:formula="of:=IF(NOT([.$I477]=&quot;&quot;);IF([.$C477]=[.P$1];[.$I477];&quot;&quot;);&quot;&quot;)">
            <text:p/>
          </table:table-cell>
          <table:table-cell table:formula="of:=IF(NOT([.$I477]=&quot;&quot;);IF([.$C477]=[.Q$1];[.$I477];&quot;&quot;);&quot;&quot;)">
            <text:p/>
          </table:table-cell>
          <table:table-cell table:formula="of:=IF(NOT([.$I477]=&quot;&quot;);IF([.$C477]=[.R$1];[.$I477];&quot;&quot;);&quot;&quot;)">
            <text:p/>
          </table:table-cell>
          <table:table-cell table:formula="of:=IF(NOT([.$I477]=&quot;&quot;);IF([.$C477]=[.S$1];[.$I477];&quot;&quot;);&quot;&quot;)">
            <text:p/>
          </table:table-cell>
          <table:table-cell table:formula="of:=IF(NOT([.$I477]=&quot;&quot;);IF([.$C477]=[.T$1];[.$I477];&quot;&quot;)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65" office:value-type="string" calcext:value-type="string">
            <text:p>Alloa and Grangemo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57694149988545" calcext:value-type="percentage">
            <text:p>15.77%</text:p>
          </table:table-cell>
          <table:table-cell table:formula="of:=IF([.D478]=&quot;con&quot;;[.E478];-[.E478])" office:value-type="percentage" office:value="-0.157694149988545" calcext:value-type="percentage">
            <text:p>-15.77%</text:p>
          </table:table-cell>
          <table:table-cell table:formula="of:=IF([.D478]=&quot;lab&quot;;[.E478];-[.E478])" office:value-type="percentage" office:value="-0.157694149988545" calcext:value-type="percentage">
            <text:p>-15.77%</text:p>
          </table:table-cell>
          <table:table-cell table:formula="of:=IF([.D478]=&quot;lib&quot;;[.E478];-[.E478])" office:value-type="percentage" office:value="-0.157694149988545" calcext:value-type="percentage">
            <text:p>-15.77%</text:p>
          </table:table-cell>
          <table:table-cell/>
          <table:table-cell table:formula="of:=IF(NOT([.$I478]=&quot;&quot;);IF([.$C478]=[.J$1];[.$I478];&quot;&quot;);&quot;&quot;)">
            <text:p/>
          </table:table-cell>
          <table:table-cell table:formula="of:=IF(NOT([.$I478]=&quot;&quot;);IF([.$C478]=[.K$1];[.$I478];&quot;&quot;);&quot;&quot;)">
            <text:p/>
          </table:table-cell>
          <table:table-cell table:formula="of:=IF(NOT([.$I478]=&quot;&quot;);IF([.$C478]=[.L$1];[.$I478];&quot;&quot;);&quot;&quot;)">
            <text:p/>
          </table:table-cell>
          <table:table-cell table:formula="of:=IF(NOT([.$I478]=&quot;&quot;);IF([.$C478]=[.M$1];[.$I478];&quot;&quot;);&quot;&quot;)">
            <text:p/>
          </table:table-cell>
          <table:table-cell table:formula="of:=IF(NOT([.$I478]=&quot;&quot;);IF([.$C478]=[.N$1];[.$I478];&quot;&quot;);&quot;&quot;)">
            <text:p/>
          </table:table-cell>
          <table:table-cell table:formula="of:=IF(NOT([.$I478]=&quot;&quot;);IF([.$C478]=[.O$1];[.$I478];&quot;&quot;);&quot;&quot;)">
            <text:p/>
          </table:table-cell>
          <table:table-cell table:formula="of:=IF(NOT([.$I478]=&quot;&quot;);IF([.$C478]=[.P$1];[.$I478];&quot;&quot;);&quot;&quot;)">
            <text:p/>
          </table:table-cell>
          <table:table-cell table:formula="of:=IF(NOT([.$I478]=&quot;&quot;);IF([.$C478]=[.Q$1];[.$I478];&quot;&quot;);&quot;&quot;)">
            <text:p/>
          </table:table-cell>
          <table:table-cell table:formula="of:=IF(NOT([.$I478]=&quot;&quot;);IF([.$C478]=[.R$1];[.$I478];&quot;&quot;);&quot;&quot;)">
            <text:p/>
          </table:table-cell>
          <table:table-cell table:formula="of:=IF(NOT([.$I478]=&quot;&quot;);IF([.$C478]=[.S$1];[.$I478];&quot;&quot;);&quot;&quot;)">
            <text:p/>
          </table:table-cell>
          <table:table-cell table:formula="of:=IF(NOT([.$I478]=&quot;&quot;);IF([.$C478]=[.T$1];[.$I478];&quot;&quot;)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60" office:value-type="string" calcext:value-type="string">
            <text:p>Motherwell, Wishaw and Car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60200619560407" calcext:value-type="percentage">
            <text:p>16.02%</text:p>
          </table:table-cell>
          <table:table-cell table:formula="of:=IF([.D479]=&quot;con&quot;;[.E479];-[.E479])" office:value-type="percentage" office:value="-0.160200619560407" calcext:value-type="percentage">
            <text:p>-16.02%</text:p>
          </table:table-cell>
          <table:table-cell table:formula="of:=IF([.D479]=&quot;lab&quot;;[.E479];-[.E479])" office:value-type="percentage" office:value="-0.160200619560407" calcext:value-type="percentage">
            <text:p>-16.02%</text:p>
          </table:table-cell>
          <table:table-cell table:formula="of:=IF([.D479]=&quot;lib&quot;;[.E479];-[.E479])" office:value-type="percentage" office:value="-0.160200619560407" calcext:value-type="percentage">
            <text:p>-16.02%</text:p>
          </table:table-cell>
          <table:table-cell/>
          <table:table-cell table:formula="of:=IF(NOT([.$I479]=&quot;&quot;);IF([.$C479]=[.J$1];[.$I479];&quot;&quot;);&quot;&quot;)">
            <text:p/>
          </table:table-cell>
          <table:table-cell table:formula="of:=IF(NOT([.$I479]=&quot;&quot;);IF([.$C479]=[.K$1];[.$I479];&quot;&quot;);&quot;&quot;)">
            <text:p/>
          </table:table-cell>
          <table:table-cell table:formula="of:=IF(NOT([.$I479]=&quot;&quot;);IF([.$C479]=[.L$1];[.$I479];&quot;&quot;);&quot;&quot;)">
            <text:p/>
          </table:table-cell>
          <table:table-cell table:formula="of:=IF(NOT([.$I479]=&quot;&quot;);IF([.$C479]=[.M$1];[.$I479];&quot;&quot;);&quot;&quot;)">
            <text:p/>
          </table:table-cell>
          <table:table-cell table:formula="of:=IF(NOT([.$I479]=&quot;&quot;);IF([.$C479]=[.N$1];[.$I479];&quot;&quot;);&quot;&quot;)">
            <text:p/>
          </table:table-cell>
          <table:table-cell table:formula="of:=IF(NOT([.$I479]=&quot;&quot;);IF([.$C479]=[.O$1];[.$I479];&quot;&quot;);&quot;&quot;)">
            <text:p/>
          </table:table-cell>
          <table:table-cell table:formula="of:=IF(NOT([.$I479]=&quot;&quot;);IF([.$C479]=[.P$1];[.$I479];&quot;&quot;);&quot;&quot;)">
            <text:p/>
          </table:table-cell>
          <table:table-cell table:formula="of:=IF(NOT([.$I479]=&quot;&quot;);IF([.$C479]=[.Q$1];[.$I479];&quot;&quot;);&quot;&quot;)">
            <text:p/>
          </table:table-cell>
          <table:table-cell table:formula="of:=IF(NOT([.$I479]=&quot;&quot;);IF([.$C479]=[.R$1];[.$I479];&quot;&quot;);&quot;&quot;)">
            <text:p/>
          </table:table-cell>
          <table:table-cell table:formula="of:=IF(NOT([.$I479]=&quot;&quot;);IF([.$C479]=[.S$1];[.$I479];&quot;&quot;);&quot;&quot;)">
            <text:p/>
          </table:table-cell>
          <table:table-cell table:formula="of:=IF(NOT([.$I479]=&quot;&quot;);IF([.$C479]=[.T$1];[.$I479];&quot;&quot;);&quot;&quot;)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71" office:value-type="string" calcext:value-type="string">
            <text:p>Bristol North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0712582730931" calcext:value-type="percentage">
            <text:p>16.07%</text:p>
          </table:table-cell>
          <table:table-cell table:formula="of:=IF([.D480]=&quot;con&quot;;[.E480];-[.E480])" office:value-type="percentage" office:value="-0.160712582730931" calcext:value-type="percentage">
            <text:p>-16.07%</text:p>
          </table:table-cell>
          <table:table-cell table:formula="of:=IF([.D480]=&quot;lab&quot;;[.E480];-[.E480])" office:value-type="percentage" office:value="0.160712582730931" calcext:value-type="percentage">
            <text:p>16.07%</text:p>
          </table:table-cell>
          <table:table-cell table:formula="of:=IF([.D480]=&quot;lib&quot;;[.E480];-[.E480])" office:value-type="percentage" office:value="-0.160712582730931" calcext:value-type="percentage">
            <text:p>-16.07%</text:p>
          </table:table-cell>
          <table:table-cell/>
          <table:table-cell table:formula="of:=IF(NOT([.$I480]=&quot;&quot;);IF([.$C480]=[.J$1];[.$I480];&quot;&quot;);&quot;&quot;)">
            <text:p/>
          </table:table-cell>
          <table:table-cell table:formula="of:=IF(NOT([.$I480]=&quot;&quot;);IF([.$C480]=[.K$1];[.$I480];&quot;&quot;);&quot;&quot;)">
            <text:p/>
          </table:table-cell>
          <table:table-cell table:formula="of:=IF(NOT([.$I480]=&quot;&quot;);IF([.$C480]=[.L$1];[.$I480];&quot;&quot;);&quot;&quot;)">
            <text:p/>
          </table:table-cell>
          <table:table-cell table:formula="of:=IF(NOT([.$I480]=&quot;&quot;);IF([.$C480]=[.M$1];[.$I480];&quot;&quot;);&quot;&quot;)">
            <text:p/>
          </table:table-cell>
          <table:table-cell table:formula="of:=IF(NOT([.$I480]=&quot;&quot;);IF([.$C480]=[.N$1];[.$I480];&quot;&quot;);&quot;&quot;)">
            <text:p/>
          </table:table-cell>
          <table:table-cell table:formula="of:=IF(NOT([.$I480]=&quot;&quot;);IF([.$C480]=[.O$1];[.$I480];&quot;&quot;);&quot;&quot;)">
            <text:p/>
          </table:table-cell>
          <table:table-cell table:formula="of:=IF(NOT([.$I480]=&quot;&quot;);IF([.$C480]=[.P$1];[.$I480];&quot;&quot;);&quot;&quot;)">
            <text:p/>
          </table:table-cell>
          <table:table-cell table:formula="of:=IF(NOT([.$I480]=&quot;&quot;);IF([.$C480]=[.Q$1];[.$I480];&quot;&quot;);&quot;&quot;)">
            <text:p/>
          </table:table-cell>
          <table:table-cell table:formula="of:=IF(NOT([.$I480]=&quot;&quot;);IF([.$C480]=[.R$1];[.$I480];&quot;&quot;);&quot;&quot;)">
            <text:p/>
          </table:table-cell>
          <table:table-cell table:formula="of:=IF(NOT([.$I480]=&quot;&quot;);IF([.$C480]=[.S$1];[.$I480];&quot;&quot;);&quot;&quot;)">
            <text:p/>
          </table:table-cell>
          <table:table-cell table:formula="of:=IF(NOT([.$I480]=&quot;&quot;);IF([.$C480]=[.T$1];[.$I480];&quot;&quot;);&quot;&quot;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58" office:value-type="string" calcext:value-type="string">
            <text:p>Middlesbrough and Thornaby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164435855224" calcext:value-type="percentage">
            <text:p>16.16%</text:p>
          </table:table-cell>
          <table:table-cell table:formula="of:=IF([.D481]=&quot;con&quot;;[.E481];-[.E481])" office:value-type="percentage" office:value="-0.16164435855224" calcext:value-type="percentage">
            <text:p>-16.16%</text:p>
          </table:table-cell>
          <table:table-cell table:formula="of:=IF([.D481]=&quot;lab&quot;;[.E481];-[.E481])" office:value-type="percentage" office:value="0.16164435855224" calcext:value-type="percentage">
            <text:p>16.16%</text:p>
          </table:table-cell>
          <table:table-cell table:formula="of:=IF([.D481]=&quot;lib&quot;;[.E481];-[.E481])" office:value-type="percentage" office:value="-0.16164435855224" calcext:value-type="percentage">
            <text:p>-16.16%</text:p>
          </table:table-cell>
          <table:table-cell/>
          <table:table-cell table:formula="of:=IF(NOT([.$I481]=&quot;&quot;);IF([.$C481]=[.J$1];[.$I481];&quot;&quot;);&quot;&quot;)">
            <text:p/>
          </table:table-cell>
          <table:table-cell table:formula="of:=IF(NOT([.$I481]=&quot;&quot;);IF([.$C481]=[.K$1];[.$I481];&quot;&quot;);&quot;&quot;)">
            <text:p/>
          </table:table-cell>
          <table:table-cell table:formula="of:=IF(NOT([.$I481]=&quot;&quot;);IF([.$C481]=[.L$1];[.$I481];&quot;&quot;);&quot;&quot;)">
            <text:p/>
          </table:table-cell>
          <table:table-cell table:formula="of:=IF(NOT([.$I481]=&quot;&quot;);IF([.$C481]=[.M$1];[.$I481];&quot;&quot;);&quot;&quot;)">
            <text:p/>
          </table:table-cell>
          <table:table-cell table:formula="of:=IF(NOT([.$I481]=&quot;&quot;);IF([.$C481]=[.N$1];[.$I481];&quot;&quot;);&quot;&quot;)">
            <text:p/>
          </table:table-cell>
          <table:table-cell table:formula="of:=IF(NOT([.$I481]=&quot;&quot;);IF([.$C481]=[.O$1];[.$I481];&quot;&quot;);&quot;&quot;)">
            <text:p/>
          </table:table-cell>
          <table:table-cell table:formula="of:=IF(NOT([.$I481]=&quot;&quot;);IF([.$C481]=[.P$1];[.$I481];&quot;&quot;);&quot;&quot;)">
            <text:p/>
          </table:table-cell>
          <table:table-cell table:formula="of:=IF(NOT([.$I481]=&quot;&quot;);IF([.$C481]=[.Q$1];[.$I481];&quot;&quot;);&quot;&quot;)">
            <text:p/>
          </table:table-cell>
          <table:table-cell table:formula="of:=IF(NOT([.$I481]=&quot;&quot;);IF([.$C481]=[.R$1];[.$I481];&quot;&quot;);&quot;&quot;)">
            <text:p/>
          </table:table-cell>
          <table:table-cell table:formula="of:=IF(NOT([.$I481]=&quot;&quot;);IF([.$C481]=[.S$1];[.$I481];&quot;&quot;);&quot;&quot;)">
            <text:p/>
          </table:table-cell>
          <table:table-cell table:formula="of:=IF(NOT([.$I481]=&quot;&quot;);IF([.$C481]=[.T$1];[.$I481];&quot;&quot;);&quot;&quot;)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69" office:value-type="string" calcext:value-type="string">
            <text:p>West Lanca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62131673636098" calcext:value-type="percentage">
            <text:p>16.21%</text:p>
          </table:table-cell>
          <table:table-cell table:formula="of:=IF([.D482]=&quot;con&quot;;[.E482];-[.E482])" office:value-type="percentage" office:value="-0.162131673636098" calcext:value-type="percentage">
            <text:p>-16.21%</text:p>
          </table:table-cell>
          <table:table-cell table:formula="of:=IF([.D482]=&quot;lab&quot;;[.E482];-[.E482])" office:value-type="percentage" office:value="0.162131673636098" calcext:value-type="percentage">
            <text:p>16.21%</text:p>
          </table:table-cell>
          <table:table-cell table:formula="of:=IF([.D482]=&quot;lib&quot;;[.E482];-[.E482])" office:value-type="percentage" office:value="-0.162131673636098" calcext:value-type="percentage">
            <text:p>-16.21%</text:p>
          </table:table-cell>
          <table:table-cell/>
          <table:table-cell table:formula="of:=IF(NOT([.$I482]=&quot;&quot;);IF([.$C482]=[.J$1];[.$I482];&quot;&quot;);&quot;&quot;)">
            <text:p/>
          </table:table-cell>
          <table:table-cell table:formula="of:=IF(NOT([.$I482]=&quot;&quot;);IF([.$C482]=[.K$1];[.$I482];&quot;&quot;);&quot;&quot;)">
            <text:p/>
          </table:table-cell>
          <table:table-cell table:formula="of:=IF(NOT([.$I482]=&quot;&quot;);IF([.$C482]=[.L$1];[.$I482];&quot;&quot;);&quot;&quot;)">
            <text:p/>
          </table:table-cell>
          <table:table-cell table:formula="of:=IF(NOT([.$I482]=&quot;&quot;);IF([.$C482]=[.M$1];[.$I482];&quot;&quot;);&quot;&quot;)">
            <text:p/>
          </table:table-cell>
          <table:table-cell table:formula="of:=IF(NOT([.$I482]=&quot;&quot;);IF([.$C482]=[.N$1];[.$I482];&quot;&quot;);&quot;&quot;)">
            <text:p/>
          </table:table-cell>
          <table:table-cell table:formula="of:=IF(NOT([.$I482]=&quot;&quot;);IF([.$C482]=[.O$1];[.$I482];&quot;&quot;);&quot;&quot;)">
            <text:p/>
          </table:table-cell>
          <table:table-cell table:formula="of:=IF(NOT([.$I482]=&quot;&quot;);IF([.$C482]=[.P$1];[.$I482];&quot;&quot;);&quot;&quot;)">
            <text:p/>
          </table:table-cell>
          <table:table-cell table:formula="of:=IF(NOT([.$I482]=&quot;&quot;);IF([.$C482]=[.Q$1];[.$I482];&quot;&quot;);&quot;&quot;)">
            <text:p/>
          </table:table-cell>
          <table:table-cell table:formula="of:=IF(NOT([.$I482]=&quot;&quot;);IF([.$C482]=[.R$1];[.$I482];&quot;&quot;);&quot;&quot;)">
            <text:p/>
          </table:table-cell>
          <table:table-cell table:formula="of:=IF(NOT([.$I482]=&quot;&quot;);IF([.$C482]=[.S$1];[.$I482];&quot;&quot;);&quot;&quot;)">
            <text:p/>
          </table:table-cell>
          <table:table-cell table:formula="of:=IF(NOT([.$I482]=&quot;&quot;);IF([.$C482]=[.T$1];[.$I482];&quot;&quot;);&quot;&quot;)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71" office:value-type="string" calcext:value-type="string">
            <text:p>Leicester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5074393108849" calcext:value-type="percentage">
            <text:p>16.51%</text:p>
          </table:table-cell>
          <table:table-cell table:formula="of:=IF([.D483]=&quot;con&quot;;[.E483];-[.E483])" office:value-type="percentage" office:value="-0.165074393108849" calcext:value-type="percentage">
            <text:p>-16.51%</text:p>
          </table:table-cell>
          <table:table-cell table:formula="of:=IF([.D483]=&quot;lab&quot;;[.E483];-[.E483])" office:value-type="percentage" office:value="0.165074393108849" calcext:value-type="percentage">
            <text:p>16.51%</text:p>
          </table:table-cell>
          <table:table-cell table:formula="of:=IF([.D483]=&quot;lib&quot;;[.E483];-[.E483])" office:value-type="percentage" office:value="-0.165074393108849" calcext:value-type="percentage">
            <text:p>-16.51%</text:p>
          </table:table-cell>
          <table:table-cell/>
          <table:table-cell table:formula="of:=IF(NOT([.$I483]=&quot;&quot;);IF([.$C483]=[.J$1];[.$I483];&quot;&quot;);&quot;&quot;)">
            <text:p/>
          </table:table-cell>
          <table:table-cell table:formula="of:=IF(NOT([.$I483]=&quot;&quot;);IF([.$C483]=[.K$1];[.$I483];&quot;&quot;);&quot;&quot;)">
            <text:p/>
          </table:table-cell>
          <table:table-cell table:formula="of:=IF(NOT([.$I483]=&quot;&quot;);IF([.$C483]=[.L$1];[.$I483];&quot;&quot;);&quot;&quot;)">
            <text:p/>
          </table:table-cell>
          <table:table-cell table:formula="of:=IF(NOT([.$I483]=&quot;&quot;);IF([.$C483]=[.M$1];[.$I483];&quot;&quot;);&quot;&quot;)">
            <text:p/>
          </table:table-cell>
          <table:table-cell table:formula="of:=IF(NOT([.$I483]=&quot;&quot;);IF([.$C483]=[.N$1];[.$I483];&quot;&quot;);&quot;&quot;)">
            <text:p/>
          </table:table-cell>
          <table:table-cell table:formula="of:=IF(NOT([.$I483]=&quot;&quot;);IF([.$C483]=[.O$1];[.$I483];&quot;&quot;);&quot;&quot;)">
            <text:p/>
          </table:table-cell>
          <table:table-cell table:formula="of:=IF(NOT([.$I483]=&quot;&quot;);IF([.$C483]=[.P$1];[.$I483];&quot;&quot;);&quot;&quot;)">
            <text:p/>
          </table:table-cell>
          <table:table-cell table:formula="of:=IF(NOT([.$I483]=&quot;&quot;);IF([.$C483]=[.Q$1];[.$I483];&quot;&quot;);&quot;&quot;)">
            <text:p/>
          </table:table-cell>
          <table:table-cell table:formula="of:=IF(NOT([.$I483]=&quot;&quot;);IF([.$C483]=[.R$1];[.$I483];&quot;&quot;);&quot;&quot;)">
            <text:p/>
          </table:table-cell>
          <table:table-cell table:formula="of:=IF(NOT([.$I483]=&quot;&quot;);IF([.$C483]=[.S$1];[.$I483];&quot;&quot;);&quot;&quot;)">
            <text:p/>
          </table:table-cell>
          <table:table-cell table:formula="of:=IF(NOT([.$I483]=&quot;&quot;);IF([.$C483]=[.T$1];[.$I483];&quot;&quot;);&quot;&quot;)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71" office:value-type="string" calcext:value-type="string">
            <text:p>Luton South and South Bedfordsh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198200348473" calcext:value-type="percentage">
            <text:p>16.82%</text:p>
          </table:table-cell>
          <table:table-cell table:formula="of:=IF([.D484]=&quot;con&quot;;[.E484];-[.E484])" office:value-type="percentage" office:value="-0.168198200348473" calcext:value-type="percentage">
            <text:p>-16.82%</text:p>
          </table:table-cell>
          <table:table-cell table:formula="of:=IF([.D484]=&quot;lab&quot;;[.E484];-[.E484])" office:value-type="percentage" office:value="0.168198200348473" calcext:value-type="percentage">
            <text:p>16.82%</text:p>
          </table:table-cell>
          <table:table-cell table:formula="of:=IF([.D484]=&quot;lib&quot;;[.E484];-[.E484])" office:value-type="percentage" office:value="-0.168198200348473" calcext:value-type="percentage">
            <text:p>-16.82%</text:p>
          </table:table-cell>
          <table:table-cell/>
          <table:table-cell table:formula="of:=IF(NOT([.$I484]=&quot;&quot;);IF([.$C484]=[.J$1];[.$I484];&quot;&quot;);&quot;&quot;)">
            <text:p/>
          </table:table-cell>
          <table:table-cell table:formula="of:=IF(NOT([.$I484]=&quot;&quot;);IF([.$C484]=[.K$1];[.$I484];&quot;&quot;);&quot;&quot;)">
            <text:p/>
          </table:table-cell>
          <table:table-cell table:formula="of:=IF(NOT([.$I484]=&quot;&quot;);IF([.$C484]=[.L$1];[.$I484];&quot;&quot;);&quot;&quot;)">
            <text:p/>
          </table:table-cell>
          <table:table-cell table:formula="of:=IF(NOT([.$I484]=&quot;&quot;);IF([.$C484]=[.M$1];[.$I484];&quot;&quot;);&quot;&quot;)">
            <text:p/>
          </table:table-cell>
          <table:table-cell table:formula="of:=IF(NOT([.$I484]=&quot;&quot;);IF([.$C484]=[.N$1];[.$I484];&quot;&quot;);&quot;&quot;)">
            <text:p/>
          </table:table-cell>
          <table:table-cell table:formula="of:=IF(NOT([.$I484]=&quot;&quot;);IF([.$C484]=[.O$1];[.$I484];&quot;&quot;);&quot;&quot;)">
            <text:p/>
          </table:table-cell>
          <table:table-cell table:formula="of:=IF(NOT([.$I484]=&quot;&quot;);IF([.$C484]=[.P$1];[.$I484];&quot;&quot;);&quot;&quot;)">
            <text:p/>
          </table:table-cell>
          <table:table-cell table:formula="of:=IF(NOT([.$I484]=&quot;&quot;);IF([.$C484]=[.Q$1];[.$I484];&quot;&quot;);&quot;&quot;)">
            <text:p/>
          </table:table-cell>
          <table:table-cell table:formula="of:=IF(NOT([.$I484]=&quot;&quot;);IF([.$C484]=[.R$1];[.$I484];&quot;&quot;);&quot;&quot;)">
            <text:p/>
          </table:table-cell>
          <table:table-cell table:formula="of:=IF(NOT([.$I484]=&quot;&quot;);IF([.$C484]=[.S$1];[.$I484];&quot;&quot;);&quot;&quot;)">
            <text:p/>
          </table:table-cell>
          <table:table-cell table:formula="of:=IF(NOT([.$I484]=&quot;&quot;);IF([.$C484]=[.T$1];[.$I484];&quot;&quot;)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71" office:value-type="string" calcext:value-type="string">
            <text:p>Feltham and H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365569925929" calcext:value-type="percentage">
            <text:p>16.84%</text:p>
          </table:table-cell>
          <table:table-cell table:formula="of:=IF([.D485]=&quot;con&quot;;[.E485];-[.E485])" office:value-type="percentage" office:value="-0.168365569925929" calcext:value-type="percentage">
            <text:p>-16.84%</text:p>
          </table:table-cell>
          <table:table-cell table:formula="of:=IF([.D485]=&quot;lab&quot;;[.E485];-[.E485])" office:value-type="percentage" office:value="0.168365569925929" calcext:value-type="percentage">
            <text:p>16.84%</text:p>
          </table:table-cell>
          <table:table-cell table:formula="of:=IF([.D485]=&quot;lib&quot;;[.E485];-[.E485])" office:value-type="percentage" office:value="-0.168365569925929" calcext:value-type="percentage">
            <text:p>-16.84%</text:p>
          </table:table-cell>
          <table:table-cell/>
          <table:table-cell table:formula="of:=IF(NOT([.$I485]=&quot;&quot;);IF([.$C485]=[.J$1];[.$I485];&quot;&quot;);&quot;&quot;)">
            <text:p/>
          </table:table-cell>
          <table:table-cell table:formula="of:=IF(NOT([.$I485]=&quot;&quot;);IF([.$C485]=[.K$1];[.$I485];&quot;&quot;);&quot;&quot;)">
            <text:p/>
          </table:table-cell>
          <table:table-cell table:formula="of:=IF(NOT([.$I485]=&quot;&quot;);IF([.$C485]=[.L$1];[.$I485];&quot;&quot;);&quot;&quot;)">
            <text:p/>
          </table:table-cell>
          <table:table-cell table:formula="of:=IF(NOT([.$I485]=&quot;&quot;);IF([.$C485]=[.M$1];[.$I485];&quot;&quot;);&quot;&quot;)">
            <text:p/>
          </table:table-cell>
          <table:table-cell table:formula="of:=IF(NOT([.$I485]=&quot;&quot;);IF([.$C485]=[.N$1];[.$I485];&quot;&quot;);&quot;&quot;)">
            <text:p/>
          </table:table-cell>
          <table:table-cell table:formula="of:=IF(NOT([.$I485]=&quot;&quot;);IF([.$C485]=[.O$1];[.$I485];&quot;&quot;);&quot;&quot;)">
            <text:p/>
          </table:table-cell>
          <table:table-cell table:formula="of:=IF(NOT([.$I485]=&quot;&quot;);IF([.$C485]=[.P$1];[.$I485];&quot;&quot;);&quot;&quot;)">
            <text:p/>
          </table:table-cell>
          <table:table-cell table:formula="of:=IF(NOT([.$I485]=&quot;&quot;);IF([.$C485]=[.Q$1];[.$I485];&quot;&quot;);&quot;&quot;)">
            <text:p/>
          </table:table-cell>
          <table:table-cell table:formula="of:=IF(NOT([.$I485]=&quot;&quot;);IF([.$C485]=[.R$1];[.$I485];&quot;&quot;);&quot;&quot;)">
            <text:p/>
          </table:table-cell>
          <table:table-cell table:formula="of:=IF(NOT([.$I485]=&quot;&quot;);IF([.$C485]=[.S$1];[.$I485];&quot;&quot;);&quot;&quot;)">
            <text:p/>
          </table:table-cell>
          <table:table-cell table:formula="of:=IF(NOT([.$I485]=&quot;&quot;);IF([.$C485]=[.T$1];[.$I485];&quot;&quot;)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65" office:value-type="string" calcext:value-type="string">
            <text:p>Na h-Eileanan an I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8405056296194" calcext:value-type="percentage">
            <text:p>16.84%</text:p>
          </table:table-cell>
          <table:table-cell table:formula="of:=IF([.D486]=&quot;con&quot;;[.E486];-[.E486])" office:value-type="percentage" office:value="-0.168405056296194" calcext:value-type="percentage">
            <text:p>-16.84%</text:p>
          </table:table-cell>
          <table:table-cell table:formula="of:=IF([.D486]=&quot;lab&quot;;[.E486];-[.E486])" office:value-type="percentage" office:value="-0.168405056296194" calcext:value-type="percentage">
            <text:p>-16.84%</text:p>
          </table:table-cell>
          <table:table-cell table:formula="of:=IF([.D486]=&quot;lib&quot;;[.E486];-[.E486])" office:value-type="percentage" office:value="-0.168405056296194" calcext:value-type="percentage">
            <text:p>-16.84%</text:p>
          </table:table-cell>
          <table:table-cell/>
          <table:table-cell table:formula="of:=IF(NOT([.$I486]=&quot;&quot;);IF([.$C486]=[.J$1];[.$I486];&quot;&quot;);&quot;&quot;)">
            <text:p/>
          </table:table-cell>
          <table:table-cell table:formula="of:=IF(NOT([.$I486]=&quot;&quot;);IF([.$C486]=[.K$1];[.$I486];&quot;&quot;);&quot;&quot;)">
            <text:p/>
          </table:table-cell>
          <table:table-cell table:formula="of:=IF(NOT([.$I486]=&quot;&quot;);IF([.$C486]=[.L$1];[.$I486];&quot;&quot;);&quot;&quot;)">
            <text:p/>
          </table:table-cell>
          <table:table-cell table:formula="of:=IF(NOT([.$I486]=&quot;&quot;);IF([.$C486]=[.M$1];[.$I486];&quot;&quot;);&quot;&quot;)">
            <text:p/>
          </table:table-cell>
          <table:table-cell table:formula="of:=IF(NOT([.$I486]=&quot;&quot;);IF([.$C486]=[.N$1];[.$I486];&quot;&quot;);&quot;&quot;)">
            <text:p/>
          </table:table-cell>
          <table:table-cell table:formula="of:=IF(NOT([.$I486]=&quot;&quot;);IF([.$C486]=[.O$1];[.$I486];&quot;&quot;);&quot;&quot;)">
            <text:p/>
          </table:table-cell>
          <table:table-cell table:formula="of:=IF(NOT([.$I486]=&quot;&quot;);IF([.$C486]=[.P$1];[.$I486];&quot;&quot;);&quot;&quot;)">
            <text:p/>
          </table:table-cell>
          <table:table-cell table:formula="of:=IF(NOT([.$I486]=&quot;&quot;);IF([.$C486]=[.Q$1];[.$I486];&quot;&quot;);&quot;&quot;)">
            <text:p/>
          </table:table-cell>
          <table:table-cell table:formula="of:=IF(NOT([.$I486]=&quot;&quot;);IF([.$C486]=[.R$1];[.$I486];&quot;&quot;);&quot;&quot;)">
            <text:p/>
          </table:table-cell>
          <table:table-cell table:formula="of:=IF(NOT([.$I486]=&quot;&quot;);IF([.$C486]=[.S$1];[.$I486];&quot;&quot;);&quot;&quot;)">
            <text:p/>
          </table:table-cell>
          <table:table-cell table:formula="of:=IF(NOT([.$I486]=&quot;&quot;);IF([.$C486]=[.T$1];[.$I486];&quot;&quot;);&quot;&quot;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58" office:value-type="string" calcext:value-type="string">
            <text:p>Caerph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8831749580771" calcext:value-type="percentage">
            <text:p>16.88%</text:p>
          </table:table-cell>
          <table:table-cell table:formula="of:=IF([.D487]=&quot;con&quot;;[.E487];-[.E487])" office:value-type="percentage" office:value="-0.168831749580771" calcext:value-type="percentage">
            <text:p>-16.88%</text:p>
          </table:table-cell>
          <table:table-cell table:formula="of:=IF([.D487]=&quot;lab&quot;;[.E487];-[.E487])" office:value-type="percentage" office:value="0.168831749580771" calcext:value-type="percentage">
            <text:p>16.88%</text:p>
          </table:table-cell>
          <table:table-cell table:formula="of:=IF([.D487]=&quot;lib&quot;;[.E487];-[.E487])" office:value-type="percentage" office:value="-0.168831749580771" calcext:value-type="percentage">
            <text:p>-16.88%</text:p>
          </table:table-cell>
          <table:table-cell/>
          <table:table-cell table:formula="of:=IF(NOT([.$I487]=&quot;&quot;);IF([.$C487]=[.J$1];[.$I487];&quot;&quot;);&quot;&quot;)">
            <text:p/>
          </table:table-cell>
          <table:table-cell table:formula="of:=IF(NOT([.$I487]=&quot;&quot;);IF([.$C487]=[.K$1];[.$I487];&quot;&quot;);&quot;&quot;)">
            <text:p/>
          </table:table-cell>
          <table:table-cell table:formula="of:=IF(NOT([.$I487]=&quot;&quot;);IF([.$C487]=[.L$1];[.$I487];&quot;&quot;);&quot;&quot;)">
            <text:p/>
          </table:table-cell>
          <table:table-cell table:formula="of:=IF(NOT([.$I487]=&quot;&quot;);IF([.$C487]=[.M$1];[.$I487];&quot;&quot;);&quot;&quot;)">
            <text:p/>
          </table:table-cell>
          <table:table-cell table:formula="of:=IF(NOT([.$I487]=&quot;&quot;);IF([.$C487]=[.N$1];[.$I487];&quot;&quot;);&quot;&quot;)">
            <text:p/>
          </table:table-cell>
          <table:table-cell table:formula="of:=IF(NOT([.$I487]=&quot;&quot;);IF([.$C487]=[.O$1];[.$I487];&quot;&quot;);&quot;&quot;)">
            <text:p/>
          </table:table-cell>
          <table:table-cell table:formula="of:=IF(NOT([.$I487]=&quot;&quot;);IF([.$C487]=[.P$1];[.$I487];&quot;&quot;);&quot;&quot;)">
            <text:p/>
          </table:table-cell>
          <table:table-cell table:formula="of:=IF(NOT([.$I487]=&quot;&quot;);IF([.$C487]=[.Q$1];[.$I487];&quot;&quot;);&quot;&quot;)">
            <text:p/>
          </table:table-cell>
          <table:table-cell table:formula="of:=IF(NOT([.$I487]=&quot;&quot;);IF([.$C487]=[.R$1];[.$I487];&quot;&quot;);&quot;&quot;)">
            <text:p/>
          </table:table-cell>
          <table:table-cell table:formula="of:=IF(NOT([.$I487]=&quot;&quot;);IF([.$C487]=[.S$1];[.$I487];&quot;&quot;);&quot;&quot;)">
            <text:p/>
          </table:table-cell>
          <table:table-cell table:formula="of:=IF(NOT([.$I487]=&quot;&quot;);IF([.$C487]=[.T$1];[.$I487];&quot;&quot;);&quot;&quot;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58" office:value-type="string" calcext:value-type="string">
            <text:p>Ellesmere Port and Brombo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9493833404661" calcext:value-type="percentage">
            <text:p>16.95%</text:p>
          </table:table-cell>
          <table:table-cell table:formula="of:=IF([.D488]=&quot;con&quot;;[.E488];-[.E488])" office:value-type="percentage" office:value="-0.169493833404661" calcext:value-type="percentage">
            <text:p>-16.95%</text:p>
          </table:table-cell>
          <table:table-cell table:formula="of:=IF([.D488]=&quot;lab&quot;;[.E488];-[.E488])" office:value-type="percentage" office:value="0.169493833404661" calcext:value-type="percentage">
            <text:p>16.95%</text:p>
          </table:table-cell>
          <table:table-cell table:formula="of:=IF([.D488]=&quot;lib&quot;;[.E488];-[.E488])" office:value-type="percentage" office:value="-0.169493833404661" calcext:value-type="percentage">
            <text:p>-16.95%</text:p>
          </table:table-cell>
          <table:table-cell/>
          <table:table-cell table:formula="of:=IF(NOT([.$I488]=&quot;&quot;);IF([.$C488]=[.J$1];[.$I488];&quot;&quot;);&quot;&quot;)">
            <text:p/>
          </table:table-cell>
          <table:table-cell table:formula="of:=IF(NOT([.$I488]=&quot;&quot;);IF([.$C488]=[.K$1];[.$I488];&quot;&quot;);&quot;&quot;)">
            <text:p/>
          </table:table-cell>
          <table:table-cell table:formula="of:=IF(NOT([.$I488]=&quot;&quot;);IF([.$C488]=[.L$1];[.$I488];&quot;&quot;);&quot;&quot;)">
            <text:p/>
          </table:table-cell>
          <table:table-cell table:formula="of:=IF(NOT([.$I488]=&quot;&quot;);IF([.$C488]=[.M$1];[.$I488];&quot;&quot;);&quot;&quot;)">
            <text:p/>
          </table:table-cell>
          <table:table-cell table:formula="of:=IF(NOT([.$I488]=&quot;&quot;);IF([.$C488]=[.N$1];[.$I488];&quot;&quot;);&quot;&quot;)">
            <text:p/>
          </table:table-cell>
          <table:table-cell table:formula="of:=IF(NOT([.$I488]=&quot;&quot;);IF([.$C488]=[.O$1];[.$I488];&quot;&quot;);&quot;&quot;)">
            <text:p/>
          </table:table-cell>
          <table:table-cell table:formula="of:=IF(NOT([.$I488]=&quot;&quot;);IF([.$C488]=[.P$1];[.$I488];&quot;&quot;);&quot;&quot;)">
            <text:p/>
          </table:table-cell>
          <table:table-cell table:formula="of:=IF(NOT([.$I488]=&quot;&quot;);IF([.$C488]=[.Q$1];[.$I488];&quot;&quot;);&quot;&quot;)">
            <text:p/>
          </table:table-cell>
          <table:table-cell table:formula="of:=IF(NOT([.$I488]=&quot;&quot;);IF([.$C488]=[.R$1];[.$I488];&quot;&quot;);&quot;&quot;)">
            <text:p/>
          </table:table-cell>
          <table:table-cell table:formula="of:=IF(NOT([.$I488]=&quot;&quot;);IF([.$C488]=[.S$1];[.$I488];&quot;&quot;);&quot;&quot;)">
            <text:p/>
          </table:table-cell>
          <table:table-cell table:formula="of:=IF(NOT([.$I488]=&quot;&quot;);IF([.$C488]=[.T$1];[.$I488];&quot;&quot;);&quot;&quot;)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65" office:value-type="string" calcext:value-type="string">
            <text:p>Stirling and Strathal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9671224701154" calcext:value-type="percentage">
            <text:p>16.97%</text:p>
          </table:table-cell>
          <table:table-cell table:formula="of:=IF([.D489]=&quot;con&quot;;[.E489];-[.E489])" office:value-type="percentage" office:value="-0.169671224701154" calcext:value-type="percentage">
            <text:p>-16.97%</text:p>
          </table:table-cell>
          <table:table-cell table:formula="of:=IF([.D489]=&quot;lab&quot;;[.E489];-[.E489])" office:value-type="percentage" office:value="-0.169671224701154" calcext:value-type="percentage">
            <text:p>-16.97%</text:p>
          </table:table-cell>
          <table:table-cell table:formula="of:=IF([.D489]=&quot;lib&quot;;[.E489];-[.E489])" office:value-type="percentage" office:value="-0.169671224701154" calcext:value-type="percentage">
            <text:p>-16.97%</text:p>
          </table:table-cell>
          <table:table-cell/>
          <table:table-cell table:formula="of:=IF(NOT([.$I489]=&quot;&quot;);IF([.$C489]=[.J$1];[.$I489];&quot;&quot;);&quot;&quot;)">
            <text:p/>
          </table:table-cell>
          <table:table-cell table:formula="of:=IF(NOT([.$I489]=&quot;&quot;);IF([.$C489]=[.K$1];[.$I489];&quot;&quot;);&quot;&quot;)">
            <text:p/>
          </table:table-cell>
          <table:table-cell table:formula="of:=IF(NOT([.$I489]=&quot;&quot;);IF([.$C489]=[.L$1];[.$I489];&quot;&quot;);&quot;&quot;)">
            <text:p/>
          </table:table-cell>
          <table:table-cell table:formula="of:=IF(NOT([.$I489]=&quot;&quot;);IF([.$C489]=[.M$1];[.$I489];&quot;&quot;);&quot;&quot;)">
            <text:p/>
          </table:table-cell>
          <table:table-cell table:formula="of:=IF(NOT([.$I489]=&quot;&quot;);IF([.$C489]=[.N$1];[.$I489];&quot;&quot;);&quot;&quot;)">
            <text:p/>
          </table:table-cell>
          <table:table-cell table:formula="of:=IF(NOT([.$I489]=&quot;&quot;);IF([.$C489]=[.O$1];[.$I489];&quot;&quot;);&quot;&quot;)">
            <text:p/>
          </table:table-cell>
          <table:table-cell table:formula="of:=IF(NOT([.$I489]=&quot;&quot;);IF([.$C489]=[.P$1];[.$I489];&quot;&quot;);&quot;&quot;)">
            <text:p/>
          </table:table-cell>
          <table:table-cell table:formula="of:=IF(NOT([.$I489]=&quot;&quot;);IF([.$C489]=[.Q$1];[.$I489];&quot;&quot;);&quot;&quot;)">
            <text:p/>
          </table:table-cell>
          <table:table-cell table:formula="of:=IF(NOT([.$I489]=&quot;&quot;);IF([.$C489]=[.R$1];[.$I489];&quot;&quot;);&quot;&quot;)">
            <text:p/>
          </table:table-cell>
          <table:table-cell table:formula="of:=IF(NOT([.$I489]=&quot;&quot;);IF([.$C489]=[.S$1];[.$I489];&quot;&quot;);&quot;&quot;)">
            <text:p/>
          </table:table-cell>
          <table:table-cell table:formula="of:=IF(NOT([.$I489]=&quot;&quot;);IF([.$C489]=[.T$1];[.$I489];&quot;&quot;);&quot;&quot;)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70" office:value-type="string" calcext:value-type="string">
            <text:p>Kingston and Surbit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70069120720142" calcext:value-type="percentage">
            <text:p>17.01%</text:p>
          </table:table-cell>
          <table:table-cell table:formula="of:=IF([.D490]=&quot;con&quot;;[.E490];-[.E490])" office:value-type="percentage" office:value="-0.170069120720142" calcext:value-type="percentage">
            <text:p>-17.01%</text:p>
          </table:table-cell>
          <table:table-cell table:formula="of:=IF([.D490]=&quot;lab&quot;;[.E490];-[.E490])" office:value-type="percentage" office:value="-0.170069120720142" calcext:value-type="percentage">
            <text:p>-17.01%</text:p>
          </table:table-cell>
          <table:table-cell table:formula="of:=IF([.D490]=&quot;lib&quot;;[.E490];-[.E490])" office:value-type="percentage" office:value="0.170069120720142" calcext:value-type="percentage">
            <text:p>17.01%</text:p>
          </table:table-cell>
          <table:table-cell/>
          <table:table-cell table:formula="of:=IF(NOT([.$I490]=&quot;&quot;);IF([.$C490]=[.J$1];[.$I490];&quot;&quot;);&quot;&quot;)">
            <text:p/>
          </table:table-cell>
          <table:table-cell table:formula="of:=IF(NOT([.$I490]=&quot;&quot;);IF([.$C490]=[.K$1];[.$I490];&quot;&quot;);&quot;&quot;)">
            <text:p/>
          </table:table-cell>
          <table:table-cell table:formula="of:=IF(NOT([.$I490]=&quot;&quot;);IF([.$C490]=[.L$1];[.$I490];&quot;&quot;);&quot;&quot;)">
            <text:p/>
          </table:table-cell>
          <table:table-cell table:formula="of:=IF(NOT([.$I490]=&quot;&quot;);IF([.$C490]=[.M$1];[.$I490];&quot;&quot;);&quot;&quot;)">
            <text:p/>
          </table:table-cell>
          <table:table-cell table:formula="of:=IF(NOT([.$I490]=&quot;&quot;);IF([.$C490]=[.N$1];[.$I490];&quot;&quot;);&quot;&quot;)">
            <text:p/>
          </table:table-cell>
          <table:table-cell table:formula="of:=IF(NOT([.$I490]=&quot;&quot;);IF([.$C490]=[.O$1];[.$I490];&quot;&quot;);&quot;&quot;)">
            <text:p/>
          </table:table-cell>
          <table:table-cell table:formula="of:=IF(NOT([.$I490]=&quot;&quot;);IF([.$C490]=[.P$1];[.$I490];&quot;&quot;);&quot;&quot;)">
            <text:p/>
          </table:table-cell>
          <table:table-cell table:formula="of:=IF(NOT([.$I490]=&quot;&quot;);IF([.$C490]=[.Q$1];[.$I490];&quot;&quot;);&quot;&quot;)">
            <text:p/>
          </table:table-cell>
          <table:table-cell table:formula="of:=IF(NOT([.$I490]=&quot;&quot;);IF([.$C490]=[.R$1];[.$I490];&quot;&quot;);&quot;&quot;)">
            <text:p/>
          </table:table-cell>
          <table:table-cell table:formula="of:=IF(NOT([.$I490]=&quot;&quot;);IF([.$C490]=[.S$1];[.$I490];&quot;&quot;);&quot;&quot;)">
            <text:p/>
          </table:table-cell>
          <table:table-cell table:formula="of:=IF(NOT([.$I490]=&quot;&quot;);IF([.$C490]=[.T$1];[.$I490];&quot;&quot;);&quot;&quot;)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65" office:value-type="string" calcext:value-type="string">
            <text:p>Hamilton and Clyde Vall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70251635335023" calcext:value-type="percentage">
            <text:p>17.03%</text:p>
          </table:table-cell>
          <table:table-cell table:formula="of:=IF([.D491]=&quot;con&quot;;[.E491];-[.E491])" office:value-type="percentage" office:value="-0.170251635335023" calcext:value-type="percentage">
            <text:p>-17.03%</text:p>
          </table:table-cell>
          <table:table-cell table:formula="of:=IF([.D491]=&quot;lab&quot;;[.E491];-[.E491])" office:value-type="percentage" office:value="-0.170251635335023" calcext:value-type="percentage">
            <text:p>-17.03%</text:p>
          </table:table-cell>
          <table:table-cell table:formula="of:=IF([.D491]=&quot;lib&quot;;[.E491];-[.E491])" office:value-type="percentage" office:value="-0.170251635335023" calcext:value-type="percentage">
            <text:p>-17.03%</text:p>
          </table:table-cell>
          <table:table-cell/>
          <table:table-cell table:formula="of:=IF(NOT([.$I491]=&quot;&quot;);IF([.$C491]=[.J$1];[.$I491];&quot;&quot;);&quot;&quot;)">
            <text:p/>
          </table:table-cell>
          <table:table-cell table:formula="of:=IF(NOT([.$I491]=&quot;&quot;);IF([.$C491]=[.K$1];[.$I491];&quot;&quot;);&quot;&quot;)">
            <text:p/>
          </table:table-cell>
          <table:table-cell table:formula="of:=IF(NOT([.$I491]=&quot;&quot;);IF([.$C491]=[.L$1];[.$I491];&quot;&quot;);&quot;&quot;)">
            <text:p/>
          </table:table-cell>
          <table:table-cell table:formula="of:=IF(NOT([.$I491]=&quot;&quot;);IF([.$C491]=[.M$1];[.$I491];&quot;&quot;);&quot;&quot;)">
            <text:p/>
          </table:table-cell>
          <table:table-cell table:formula="of:=IF(NOT([.$I491]=&quot;&quot;);IF([.$C491]=[.N$1];[.$I491];&quot;&quot;);&quot;&quot;)">
            <text:p/>
          </table:table-cell>
          <table:table-cell table:formula="of:=IF(NOT([.$I491]=&quot;&quot;);IF([.$C491]=[.O$1];[.$I491];&quot;&quot;);&quot;&quot;)">
            <text:p/>
          </table:table-cell>
          <table:table-cell table:formula="of:=IF(NOT([.$I491]=&quot;&quot;);IF([.$C491]=[.P$1];[.$I491];&quot;&quot;);&quot;&quot;)">
            <text:p/>
          </table:table-cell>
          <table:table-cell table:formula="of:=IF(NOT([.$I491]=&quot;&quot;);IF([.$C491]=[.Q$1];[.$I491];&quot;&quot;);&quot;&quot;)">
            <text:p/>
          </table:table-cell>
          <table:table-cell table:formula="of:=IF(NOT([.$I491]=&quot;&quot;);IF([.$C491]=[.R$1];[.$I491];&quot;&quot;);&quot;&quot;)">
            <text:p/>
          </table:table-cell>
          <table:table-cell table:formula="of:=IF(NOT([.$I491]=&quot;&quot;);IF([.$C491]=[.S$1];[.$I491];&quot;&quot;);&quot;&quot;)">
            <text:p/>
          </table:table-cell>
          <table:table-cell table:formula="of:=IF(NOT([.$I491]=&quot;&quot;);IF([.$C491]=[.T$1];[.$I491];&quot;&quot;);&quot;&quot;)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69" office:value-type="string" calcext:value-type="string">
            <text:p>Brighton Kemptown and Peaceh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73671926856947" calcext:value-type="percentage">
            <text:p>17.37%</text:p>
          </table:table-cell>
          <table:table-cell table:formula="of:=IF([.D492]=&quot;con&quot;;[.E492];-[.E492])" office:value-type="percentage" office:value="-0.173671926856947" calcext:value-type="percentage">
            <text:p>-17.37%</text:p>
          </table:table-cell>
          <table:table-cell table:formula="of:=IF([.D492]=&quot;lab&quot;;[.E492];-[.E492])" office:value-type="percentage" office:value="0.173671926856947" calcext:value-type="percentage">
            <text:p>17.37%</text:p>
          </table:table-cell>
          <table:table-cell table:formula="of:=IF([.D492]=&quot;lib&quot;;[.E492];-[.E492])" office:value-type="percentage" office:value="-0.173671926856947" calcext:value-type="percentage">
            <text:p>-17.37%</text:p>
          </table:table-cell>
          <table:table-cell/>
          <table:table-cell table:formula="of:=IF(NOT([.$I492]=&quot;&quot;);IF([.$C492]=[.J$1];[.$I492];&quot;&quot;);&quot;&quot;)">
            <text:p/>
          </table:table-cell>
          <table:table-cell table:formula="of:=IF(NOT([.$I492]=&quot;&quot;);IF([.$C492]=[.K$1];[.$I492];&quot;&quot;);&quot;&quot;)">
            <text:p/>
          </table:table-cell>
          <table:table-cell table:formula="of:=IF(NOT([.$I492]=&quot;&quot;);IF([.$C492]=[.L$1];[.$I492];&quot;&quot;);&quot;&quot;)">
            <text:p/>
          </table:table-cell>
          <table:table-cell table:formula="of:=IF(NOT([.$I492]=&quot;&quot;);IF([.$C492]=[.M$1];[.$I492];&quot;&quot;);&quot;&quot;)">
            <text:p/>
          </table:table-cell>
          <table:table-cell table:formula="of:=IF(NOT([.$I492]=&quot;&quot;);IF([.$C492]=[.N$1];[.$I492];&quot;&quot;);&quot;&quot;)">
            <text:p/>
          </table:table-cell>
          <table:table-cell table:formula="of:=IF(NOT([.$I492]=&quot;&quot;);IF([.$C492]=[.O$1];[.$I492];&quot;&quot;);&quot;&quot;)">
            <text:p/>
          </table:table-cell>
          <table:table-cell table:formula="of:=IF(NOT([.$I492]=&quot;&quot;);IF([.$C492]=[.P$1];[.$I492];&quot;&quot;);&quot;&quot;)">
            <text:p/>
          </table:table-cell>
          <table:table-cell table:formula="of:=IF(NOT([.$I492]=&quot;&quot;);IF([.$C492]=[.Q$1];[.$I492];&quot;&quot;);&quot;&quot;)">
            <text:p/>
          </table:table-cell>
          <table:table-cell table:formula="of:=IF(NOT([.$I492]=&quot;&quot;);IF([.$C492]=[.R$1];[.$I492];&quot;&quot;);&quot;&quot;)">
            <text:p/>
          </table:table-cell>
          <table:table-cell table:formula="of:=IF(NOT([.$I492]=&quot;&quot;);IF([.$C492]=[.S$1];[.$I492];&quot;&quot;);&quot;&quot;)">
            <text:p/>
          </table:table-cell>
          <table:table-cell table:formula="of:=IF(NOT([.$I492]=&quot;&quot;);IF([.$C492]=[.T$1];[.$I492];&quot;&quot;);&quot;&quot;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58" office:value-type="string" calcext:value-type="string">
            <text:p>Gateshead Central and Whick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75556196242372" calcext:value-type="percentage">
            <text:p>17.56%</text:p>
          </table:table-cell>
          <table:table-cell table:formula="of:=IF([.D493]=&quot;con&quot;;[.E493];-[.E493])" office:value-type="percentage" office:value="-0.175556196242372" calcext:value-type="percentage">
            <text:p>-17.56%</text:p>
          </table:table-cell>
          <table:table-cell table:formula="of:=IF([.D493]=&quot;lab&quot;;[.E493];-[.E493])" office:value-type="percentage" office:value="0.175556196242372" calcext:value-type="percentage">
            <text:p>17.56%</text:p>
          </table:table-cell>
          <table:table-cell table:formula="of:=IF([.D493]=&quot;lib&quot;;[.E493];-[.E493])" office:value-type="percentage" office:value="-0.175556196242372" calcext:value-type="percentage">
            <text:p>-17.56%</text:p>
          </table:table-cell>
          <table:table-cell/>
          <table:table-cell table:formula="of:=IF(NOT([.$I493]=&quot;&quot;);IF([.$C493]=[.J$1];[.$I493];&quot;&quot;);&quot;&quot;)">
            <text:p/>
          </table:table-cell>
          <table:table-cell table:formula="of:=IF(NOT([.$I493]=&quot;&quot;);IF([.$C493]=[.K$1];[.$I493];&quot;&quot;);&quot;&quot;)">
            <text:p/>
          </table:table-cell>
          <table:table-cell table:formula="of:=IF(NOT([.$I493]=&quot;&quot;);IF([.$C493]=[.L$1];[.$I493];&quot;&quot;);&quot;&quot;)">
            <text:p/>
          </table:table-cell>
          <table:table-cell table:formula="of:=IF(NOT([.$I493]=&quot;&quot;);IF([.$C493]=[.M$1];[.$I493];&quot;&quot;);&quot;&quot;)">
            <text:p/>
          </table:table-cell>
          <table:table-cell table:formula="of:=IF(NOT([.$I493]=&quot;&quot;);IF([.$C493]=[.N$1];[.$I493];&quot;&quot;);&quot;&quot;)">
            <text:p/>
          </table:table-cell>
          <table:table-cell table:formula="of:=IF(NOT([.$I493]=&quot;&quot;);IF([.$C493]=[.O$1];[.$I493];&quot;&quot;);&quot;&quot;)">
            <text:p/>
          </table:table-cell>
          <table:table-cell table:formula="of:=IF(NOT([.$I493]=&quot;&quot;);IF([.$C493]=[.P$1];[.$I493];&quot;&quot;);&quot;&quot;)">
            <text:p/>
          </table:table-cell>
          <table:table-cell table:formula="of:=IF(NOT([.$I493]=&quot;&quot;);IF([.$C493]=[.Q$1];[.$I493];&quot;&quot;);&quot;&quot;)">
            <text:p/>
          </table:table-cell>
          <table:table-cell table:formula="of:=IF(NOT([.$I493]=&quot;&quot;);IF([.$C493]=[.R$1];[.$I493];&quot;&quot;);&quot;&quot;)">
            <text:p/>
          </table:table-cell>
          <table:table-cell table:formula="of:=IF(NOT([.$I493]=&quot;&quot;);IF([.$C493]=[.S$1];[.$I493];&quot;&quot;);&quot;&quot;)">
            <text:p/>
          </table:table-cell>
          <table:table-cell table:formula="of:=IF(NOT([.$I493]=&quot;&quot;);IF([.$C493]=[.T$1];[.$I493];&quot;&quot;);&quot;&quot;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71" office:value-type="string" calcext:value-type="string">
            <text:p>Enfiel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561466427575" calcext:value-type="percentage">
            <text:p>17.86%</text:p>
          </table:table-cell>
          <table:table-cell table:formula="of:=IF([.D494]=&quot;con&quot;;[.E494];-[.E494])" office:value-type="percentage" office:value="-0.178561466427575" calcext:value-type="percentage">
            <text:p>-17.86%</text:p>
          </table:table-cell>
          <table:table-cell table:formula="of:=IF([.D494]=&quot;lab&quot;;[.E494];-[.E494])" office:value-type="percentage" office:value="0.178561466427575" calcext:value-type="percentage">
            <text:p>17.86%</text:p>
          </table:table-cell>
          <table:table-cell table:formula="of:=IF([.D494]=&quot;lib&quot;;[.E494];-[.E494])" office:value-type="percentage" office:value="-0.178561466427575" calcext:value-type="percentage">
            <text:p>-17.86%</text:p>
          </table:table-cell>
          <table:table-cell/>
          <table:table-cell table:formula="of:=IF(NOT([.$I494]=&quot;&quot;);IF([.$C494]=[.J$1];[.$I494];&quot;&quot;);&quot;&quot;)">
            <text:p/>
          </table:table-cell>
          <table:table-cell table:formula="of:=IF(NOT([.$I494]=&quot;&quot;);IF([.$C494]=[.K$1];[.$I494];&quot;&quot;);&quot;&quot;)">
            <text:p/>
          </table:table-cell>
          <table:table-cell table:formula="of:=IF(NOT([.$I494]=&quot;&quot;);IF([.$C494]=[.L$1];[.$I494];&quot;&quot;);&quot;&quot;)">
            <text:p/>
          </table:table-cell>
          <table:table-cell table:formula="of:=IF(NOT([.$I494]=&quot;&quot;);IF([.$C494]=[.M$1];[.$I494];&quot;&quot;);&quot;&quot;)">
            <text:p/>
          </table:table-cell>
          <table:table-cell table:formula="of:=IF(NOT([.$I494]=&quot;&quot;);IF([.$C494]=[.N$1];[.$I494];&quot;&quot;);&quot;&quot;)">
            <text:p/>
          </table:table-cell>
          <table:table-cell table:formula="of:=IF(NOT([.$I494]=&quot;&quot;);IF([.$C494]=[.O$1];[.$I494];&quot;&quot;);&quot;&quot;)">
            <text:p/>
          </table:table-cell>
          <table:table-cell table:formula="of:=IF(NOT([.$I494]=&quot;&quot;);IF([.$C494]=[.P$1];[.$I494];&quot;&quot;);&quot;&quot;)">
            <text:p/>
          </table:table-cell>
          <table:table-cell table:formula="of:=IF(NOT([.$I494]=&quot;&quot;);IF([.$C494]=[.Q$1];[.$I494];&quot;&quot;);&quot;&quot;)">
            <text:p/>
          </table:table-cell>
          <table:table-cell table:formula="of:=IF(NOT([.$I494]=&quot;&quot;);IF([.$C494]=[.R$1];[.$I494];&quot;&quot;);&quot;&quot;)">
            <text:p/>
          </table:table-cell>
          <table:table-cell table:formula="of:=IF(NOT([.$I494]=&quot;&quot;);IF([.$C494]=[.S$1];[.$I494];&quot;&quot;);&quot;&quot;)">
            <text:p/>
          </table:table-cell>
          <table:table-cell table:formula="of:=IF(NOT([.$I494]=&quot;&quot;);IF([.$C494]=[.T$1];[.$I494];&quot;&quot;);&quot;&quot;)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71" office:value-type="string" calcext:value-type="string">
            <text:p>Ilfor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742386898336" calcext:value-type="percentage">
            <text:p>17.87%</text:p>
          </table:table-cell>
          <table:table-cell table:formula="of:=IF([.D495]=&quot;con&quot;;[.E495];-[.E495])" office:value-type="percentage" office:value="-0.178742386898336" calcext:value-type="percentage">
            <text:p>-17.87%</text:p>
          </table:table-cell>
          <table:table-cell table:formula="of:=IF([.D495]=&quot;lab&quot;;[.E495];-[.E495])" office:value-type="percentage" office:value="0.178742386898336" calcext:value-type="percentage">
            <text:p>17.87%</text:p>
          </table:table-cell>
          <table:table-cell table:formula="of:=IF([.D495]=&quot;lib&quot;;[.E495];-[.E495])" office:value-type="percentage" office:value="-0.178742386898336" calcext:value-type="percentage">
            <text:p>-17.87%</text:p>
          </table:table-cell>
          <table:table-cell/>
          <table:table-cell table:formula="of:=IF(NOT([.$I495]=&quot;&quot;);IF([.$C495]=[.J$1];[.$I495];&quot;&quot;);&quot;&quot;)">
            <text:p/>
          </table:table-cell>
          <table:table-cell table:formula="of:=IF(NOT([.$I495]=&quot;&quot;);IF([.$C495]=[.K$1];[.$I495];&quot;&quot;);&quot;&quot;)">
            <text:p/>
          </table:table-cell>
          <table:table-cell table:formula="of:=IF(NOT([.$I495]=&quot;&quot;);IF([.$C495]=[.L$1];[.$I495];&quot;&quot;);&quot;&quot;)">
            <text:p/>
          </table:table-cell>
          <table:table-cell table:formula="of:=IF(NOT([.$I495]=&quot;&quot;);IF([.$C495]=[.M$1];[.$I495];&quot;&quot;);&quot;&quot;)">
            <text:p/>
          </table:table-cell>
          <table:table-cell table:formula="of:=IF(NOT([.$I495]=&quot;&quot;);IF([.$C495]=[.N$1];[.$I495];&quot;&quot;);&quot;&quot;)">
            <text:p/>
          </table:table-cell>
          <table:table-cell table:formula="of:=IF(NOT([.$I495]=&quot;&quot;);IF([.$C495]=[.O$1];[.$I495];&quot;&quot;);&quot;&quot;)">
            <text:p/>
          </table:table-cell>
          <table:table-cell table:formula="of:=IF(NOT([.$I495]=&quot;&quot;);IF([.$C495]=[.P$1];[.$I495];&quot;&quot;);&quot;&quot;)">
            <text:p/>
          </table:table-cell>
          <table:table-cell table:formula="of:=IF(NOT([.$I495]=&quot;&quot;);IF([.$C495]=[.Q$1];[.$I495];&quot;&quot;);&quot;&quot;)">
            <text:p/>
          </table:table-cell>
          <table:table-cell table:formula="of:=IF(NOT([.$I495]=&quot;&quot;);IF([.$C495]=[.R$1];[.$I495];&quot;&quot;);&quot;&quot;)">
            <text:p/>
          </table:table-cell>
          <table:table-cell table:formula="of:=IF(NOT([.$I495]=&quot;&quot;);IF([.$C495]=[.S$1];[.$I495];&quot;&quot;);&quot;&quot;)">
            <text:p/>
          </table:table-cell>
          <table:table-cell table:formula="of:=IF(NOT([.$I495]=&quot;&quot;);IF([.$C495]=[.T$1];[.$I495];&quot;&quot;);&quot;&quot;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71" office:value-type="string" calcext:value-type="string">
            <text:p>Birmingham Edgba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0872794800371" calcext:value-type="percentage">
            <text:p>18.09%</text:p>
          </table:table-cell>
          <table:table-cell table:formula="of:=IF([.D496]=&quot;con&quot;;[.E496];-[.E496])" office:value-type="percentage" office:value="-0.180872794800371" calcext:value-type="percentage">
            <text:p>-18.09%</text:p>
          </table:table-cell>
          <table:table-cell table:formula="of:=IF([.D496]=&quot;lab&quot;;[.E496];-[.E496])" office:value-type="percentage" office:value="0.180872794800371" calcext:value-type="percentage">
            <text:p>18.09%</text:p>
          </table:table-cell>
          <table:table-cell table:formula="of:=IF([.D496]=&quot;lib&quot;;[.E496];-[.E496])" office:value-type="percentage" office:value="-0.180872794800371" calcext:value-type="percentage">
            <text:p>-18.09%</text:p>
          </table:table-cell>
          <table:table-cell/>
          <table:table-cell table:formula="of:=IF(NOT([.$I496]=&quot;&quot;);IF([.$C496]=[.J$1];[.$I496];&quot;&quot;);&quot;&quot;)">
            <text:p/>
          </table:table-cell>
          <table:table-cell table:formula="of:=IF(NOT([.$I496]=&quot;&quot;);IF([.$C496]=[.K$1];[.$I496];&quot;&quot;);&quot;&quot;)">
            <text:p/>
          </table:table-cell>
          <table:table-cell table:formula="of:=IF(NOT([.$I496]=&quot;&quot;);IF([.$C496]=[.L$1];[.$I496];&quot;&quot;);&quot;&quot;)">
            <text:p/>
          </table:table-cell>
          <table:table-cell table:formula="of:=IF(NOT([.$I496]=&quot;&quot;);IF([.$C496]=[.M$1];[.$I496];&quot;&quot;);&quot;&quot;)">
            <text:p/>
          </table:table-cell>
          <table:table-cell table:formula="of:=IF(NOT([.$I496]=&quot;&quot;);IF([.$C496]=[.N$1];[.$I496];&quot;&quot;);&quot;&quot;)">
            <text:p/>
          </table:table-cell>
          <table:table-cell table:formula="of:=IF(NOT([.$I496]=&quot;&quot;);IF([.$C496]=[.O$1];[.$I496];&quot;&quot;);&quot;&quot;)">
            <text:p/>
          </table:table-cell>
          <table:table-cell table:formula="of:=IF(NOT([.$I496]=&quot;&quot;);IF([.$C496]=[.P$1];[.$I496];&quot;&quot;);&quot;&quot;)">
            <text:p/>
          </table:table-cell>
          <table:table-cell table:formula="of:=IF(NOT([.$I496]=&quot;&quot;);IF([.$C496]=[.Q$1];[.$I496];&quot;&quot;);&quot;&quot;)">
            <text:p/>
          </table:table-cell>
          <table:table-cell table:formula="of:=IF(NOT([.$I496]=&quot;&quot;);IF([.$C496]=[.R$1];[.$I496];&quot;&quot;);&quot;&quot;)">
            <text:p/>
          </table:table-cell>
          <table:table-cell table:formula="of:=IF(NOT([.$I496]=&quot;&quot;);IF([.$C496]=[.S$1];[.$I496];&quot;&quot;);&quot;&quot;)">
            <text:p/>
          </table:table-cell>
          <table:table-cell table:formula="of:=IF(NOT([.$I496]=&quot;&quot;);IF([.$C496]=[.T$1];[.$I496];&quot;&quot;);&quot;&quot;)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65" office:value-type="string" calcext:value-type="string">
            <text:p>North Ayrshire and Arr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1143707482993" calcext:value-type="percentage">
            <text:p>18.11%</text:p>
          </table:table-cell>
          <table:table-cell table:formula="of:=IF([.D497]=&quot;con&quot;;[.E497];-[.E497])" office:value-type="percentage" office:value="-0.181143707482993" calcext:value-type="percentage">
            <text:p>-18.11%</text:p>
          </table:table-cell>
          <table:table-cell table:formula="of:=IF([.D497]=&quot;lab&quot;;[.E497];-[.E497])" office:value-type="percentage" office:value="-0.181143707482993" calcext:value-type="percentage">
            <text:p>-18.11%</text:p>
          </table:table-cell>
          <table:table-cell table:formula="of:=IF([.D497]=&quot;lib&quot;;[.E497];-[.E497])" office:value-type="percentage" office:value="-0.181143707482993" calcext:value-type="percentage">
            <text:p>-18.11%</text:p>
          </table:table-cell>
          <table:table-cell/>
          <table:table-cell table:formula="of:=IF(NOT([.$I497]=&quot;&quot;);IF([.$C497]=[.J$1];[.$I497];&quot;&quot;);&quot;&quot;)">
            <text:p/>
          </table:table-cell>
          <table:table-cell table:formula="of:=IF(NOT([.$I497]=&quot;&quot;);IF([.$C497]=[.K$1];[.$I497];&quot;&quot;);&quot;&quot;)">
            <text:p/>
          </table:table-cell>
          <table:table-cell table:formula="of:=IF(NOT([.$I497]=&quot;&quot;);IF([.$C497]=[.L$1];[.$I497];&quot;&quot;);&quot;&quot;)">
            <text:p/>
          </table:table-cell>
          <table:table-cell table:formula="of:=IF(NOT([.$I497]=&quot;&quot;);IF([.$C497]=[.M$1];[.$I497];&quot;&quot;);&quot;&quot;)">
            <text:p/>
          </table:table-cell>
          <table:table-cell table:formula="of:=IF(NOT([.$I497]=&quot;&quot;);IF([.$C497]=[.N$1];[.$I497];&quot;&quot;);&quot;&quot;)">
            <text:p/>
          </table:table-cell>
          <table:table-cell table:formula="of:=IF(NOT([.$I497]=&quot;&quot;);IF([.$C497]=[.O$1];[.$I497];&quot;&quot;);&quot;&quot;)">
            <text:p/>
          </table:table-cell>
          <table:table-cell table:formula="of:=IF(NOT([.$I497]=&quot;&quot;);IF([.$C497]=[.P$1];[.$I497];&quot;&quot;);&quot;&quot;)">
            <text:p/>
          </table:table-cell>
          <table:table-cell table:formula="of:=IF(NOT([.$I497]=&quot;&quot;);IF([.$C497]=[.Q$1];[.$I497];&quot;&quot;);&quot;&quot;)">
            <text:p/>
          </table:table-cell>
          <table:table-cell table:formula="of:=IF(NOT([.$I497]=&quot;&quot;);IF([.$C497]=[.R$1];[.$I497];&quot;&quot;);&quot;&quot;)">
            <text:p/>
          </table:table-cell>
          <table:table-cell table:formula="of:=IF(NOT([.$I497]=&quot;&quot;);IF([.$C497]=[.S$1];[.$I497];&quot;&quot;);&quot;&quot;)">
            <text:p/>
          </table:table-cell>
          <table:table-cell table:formula="of:=IF(NOT([.$I497]=&quot;&quot;);IF([.$C497]=[.T$1];[.$I497];&quot;&quot;);&quot;&quot;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58" office:value-type="string" calcext:value-type="string">
            <text:p>Jarrow and Gateshead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81624722427831" calcext:value-type="percentage">
            <text:p>18.16%</text:p>
          </table:table-cell>
          <table:table-cell table:formula="of:=IF([.D498]=&quot;con&quot;;[.E498];-[.E498])" office:value-type="percentage" office:value="-0.181624722427831" calcext:value-type="percentage">
            <text:p>-18.16%</text:p>
          </table:table-cell>
          <table:table-cell table:formula="of:=IF([.D498]=&quot;lab&quot;;[.E498];-[.E498])" office:value-type="percentage" office:value="0.181624722427831" calcext:value-type="percentage">
            <text:p>18.16%</text:p>
          </table:table-cell>
          <table:table-cell table:formula="of:=IF([.D498]=&quot;lib&quot;;[.E498];-[.E498])" office:value-type="percentage" office:value="-0.181624722427831" calcext:value-type="percentage">
            <text:p>-18.16%</text:p>
          </table:table-cell>
          <table:table-cell/>
          <table:table-cell table:formula="of:=IF(NOT([.$I498]=&quot;&quot;);IF([.$C498]=[.J$1];[.$I498];&quot;&quot;);&quot;&quot;)">
            <text:p/>
          </table:table-cell>
          <table:table-cell table:formula="of:=IF(NOT([.$I498]=&quot;&quot;);IF([.$C498]=[.K$1];[.$I498];&quot;&quot;);&quot;&quot;)">
            <text:p/>
          </table:table-cell>
          <table:table-cell table:formula="of:=IF(NOT([.$I498]=&quot;&quot;);IF([.$C498]=[.L$1];[.$I498];&quot;&quot;);&quot;&quot;)">
            <text:p/>
          </table:table-cell>
          <table:table-cell table:formula="of:=IF(NOT([.$I498]=&quot;&quot;);IF([.$C498]=[.M$1];[.$I498];&quot;&quot;);&quot;&quot;)">
            <text:p/>
          </table:table-cell>
          <table:table-cell table:formula="of:=IF(NOT([.$I498]=&quot;&quot;);IF([.$C498]=[.N$1];[.$I498];&quot;&quot;);&quot;&quot;)">
            <text:p/>
          </table:table-cell>
          <table:table-cell table:formula="of:=IF(NOT([.$I498]=&quot;&quot;);IF([.$C498]=[.O$1];[.$I498];&quot;&quot;);&quot;&quot;)">
            <text:p/>
          </table:table-cell>
          <table:table-cell table:formula="of:=IF(NOT([.$I498]=&quot;&quot;);IF([.$C498]=[.P$1];[.$I498];&quot;&quot;);&quot;&quot;)">
            <text:p/>
          </table:table-cell>
          <table:table-cell table:formula="of:=IF(NOT([.$I498]=&quot;&quot;);IF([.$C498]=[.Q$1];[.$I498];&quot;&quot;);&quot;&quot;)">
            <text:p/>
          </table:table-cell>
          <table:table-cell table:formula="of:=IF(NOT([.$I498]=&quot;&quot;);IF([.$C498]=[.R$1];[.$I498];&quot;&quot;);&quot;&quot;)">
            <text:p/>
          </table:table-cell>
          <table:table-cell table:formula="of:=IF(NOT([.$I498]=&quot;&quot;);IF([.$C498]=[.S$1];[.$I498];&quot;&quot;);&quot;&quot;)">
            <text:p/>
          </table:table-cell>
          <table:table-cell table:formula="of:=IF(NOT([.$I498]=&quot;&quot;);IF([.$C498]=[.T$1];[.$I498];&quot;&quot;);&quot;&quot;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65" office:value-type="string" calcext:value-type="string">
            <text:p>Dwyfor Meirionny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6014510883162" calcext:value-type="percentage">
            <text:p>18.60%</text:p>
          </table:table-cell>
          <table:table-cell table:formula="of:=IF([.D499]=&quot;con&quot;;[.E499];-[.E499])" office:value-type="percentage" office:value="-0.186014510883162" calcext:value-type="percentage">
            <text:p>-18.60%</text:p>
          </table:table-cell>
          <table:table-cell table:formula="of:=IF([.D499]=&quot;lab&quot;;[.E499];-[.E499])" office:value-type="percentage" office:value="-0.186014510883162" calcext:value-type="percentage">
            <text:p>-18.60%</text:p>
          </table:table-cell>
          <table:table-cell table:formula="of:=IF([.D499]=&quot;lib&quot;;[.E499];-[.E499])" office:value-type="percentage" office:value="-0.186014510883162" calcext:value-type="percentage">
            <text:p>-18.60%</text:p>
          </table:table-cell>
          <table:table-cell/>
          <table:table-cell table:formula="of:=IF(NOT([.$I499]=&quot;&quot;);IF([.$C499]=[.J$1];[.$I499];&quot;&quot;);&quot;&quot;)">
            <text:p/>
          </table:table-cell>
          <table:table-cell table:formula="of:=IF(NOT([.$I499]=&quot;&quot;);IF([.$C499]=[.K$1];[.$I499];&quot;&quot;);&quot;&quot;)">
            <text:p/>
          </table:table-cell>
          <table:table-cell table:formula="of:=IF(NOT([.$I499]=&quot;&quot;);IF([.$C499]=[.L$1];[.$I499];&quot;&quot;);&quot;&quot;)">
            <text:p/>
          </table:table-cell>
          <table:table-cell table:formula="of:=IF(NOT([.$I499]=&quot;&quot;);IF([.$C499]=[.M$1];[.$I499];&quot;&quot;);&quot;&quot;)">
            <text:p/>
          </table:table-cell>
          <table:table-cell table:formula="of:=IF(NOT([.$I499]=&quot;&quot;);IF([.$C499]=[.N$1];[.$I499];&quot;&quot;);&quot;&quot;)">
            <text:p/>
          </table:table-cell>
          <table:table-cell table:formula="of:=IF(NOT([.$I499]=&quot;&quot;);IF([.$C499]=[.O$1];[.$I499];&quot;&quot;);&quot;&quot;)">
            <text:p/>
          </table:table-cell>
          <table:table-cell table:formula="of:=IF(NOT([.$I499]=&quot;&quot;);IF([.$C499]=[.P$1];[.$I499];&quot;&quot;);&quot;&quot;)">
            <text:p/>
          </table:table-cell>
          <table:table-cell table:formula="of:=IF(NOT([.$I499]=&quot;&quot;);IF([.$C499]=[.Q$1];[.$I499];&quot;&quot;);&quot;&quot;)">
            <text:p/>
          </table:table-cell>
          <table:table-cell table:formula="of:=IF(NOT([.$I499]=&quot;&quot;);IF([.$C499]=[.R$1];[.$I499];&quot;&quot;);&quot;&quot;)">
            <text:p/>
          </table:table-cell>
          <table:table-cell table:formula="of:=IF(NOT([.$I499]=&quot;&quot;);IF([.$C499]=[.S$1];[.$I499];&quot;&quot;);&quot;&quot;)">
            <text:p/>
          </table:table-cell>
          <table:table-cell table:formula="of:=IF(NOT([.$I499]=&quot;&quot;);IF([.$C499]=[.T$1];[.$I499];&quot;&quot;);&quot;&quot;)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70" office:value-type="string" calcext:value-type="string">
            <text:p>Cambridg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86935618729097" calcext:value-type="percentage">
            <text:p>18.69%</text:p>
          </table:table-cell>
          <table:table-cell table:formula="of:=IF([.D500]=&quot;con&quot;;[.E500];-[.E500])" office:value-type="percentage" office:value="-0.186935618729097" calcext:value-type="percentage">
            <text:p>-18.69%</text:p>
          </table:table-cell>
          <table:table-cell table:formula="of:=IF([.D500]=&quot;lab&quot;;[.E500];-[.E500])" office:value-type="percentage" office:value="0.186935618729097" calcext:value-type="percentage">
            <text:p>18.69%</text:p>
          </table:table-cell>
          <table:table-cell table:formula="of:=IF([.D500]=&quot;lib&quot;;[.E500];-[.E500])" office:value-type="percentage" office:value="-0.186935618729097" calcext:value-type="percentage">
            <text:p>-18.69%</text:p>
          </table:table-cell>
          <table:table-cell/>
          <table:table-cell table:formula="of:=IF(NOT([.$I500]=&quot;&quot;);IF([.$C500]=[.J$1];[.$I500];&quot;&quot;);&quot;&quot;)">
            <text:p/>
          </table:table-cell>
          <table:table-cell table:formula="of:=IF(NOT([.$I500]=&quot;&quot;);IF([.$C500]=[.K$1];[.$I500];&quot;&quot;);&quot;&quot;)">
            <text:p/>
          </table:table-cell>
          <table:table-cell table:formula="of:=IF(NOT([.$I500]=&quot;&quot;);IF([.$C500]=[.L$1];[.$I500];&quot;&quot;);&quot;&quot;)">
            <text:p/>
          </table:table-cell>
          <table:table-cell table:formula="of:=IF(NOT([.$I500]=&quot;&quot;);IF([.$C500]=[.M$1];[.$I500];&quot;&quot;);&quot;&quot;)">
            <text:p/>
          </table:table-cell>
          <table:table-cell table:formula="of:=IF(NOT([.$I500]=&quot;&quot;);IF([.$C500]=[.N$1];[.$I500];&quot;&quot;);&quot;&quot;)">
            <text:p/>
          </table:table-cell>
          <table:table-cell table:formula="of:=IF(NOT([.$I500]=&quot;&quot;);IF([.$C500]=[.O$1];[.$I500];&quot;&quot;);&quot;&quot;)">
            <text:p/>
          </table:table-cell>
          <table:table-cell table:formula="of:=IF(NOT([.$I500]=&quot;&quot;);IF([.$C500]=[.P$1];[.$I500];&quot;&quot;);&quot;&quot;)">
            <text:p/>
          </table:table-cell>
          <table:table-cell table:formula="of:=IF(NOT([.$I500]=&quot;&quot;);IF([.$C500]=[.Q$1];[.$I500];&quot;&quot;);&quot;&quot;)">
            <text:p/>
          </table:table-cell>
          <table:table-cell table:formula="of:=IF(NOT([.$I500]=&quot;&quot;);IF([.$C500]=[.R$1];[.$I500];&quot;&quot;);&quot;&quot;)">
            <text:p/>
          </table:table-cell>
          <table:table-cell table:formula="of:=IF(NOT([.$I500]=&quot;&quot;);IF([.$C500]=[.S$1];[.$I500];&quot;&quot;);&quot;&quot;)">
            <text:p/>
          </table:table-cell>
          <table:table-cell table:formula="of:=IF(NOT([.$I500]=&quot;&quot;);IF([.$C500]=[.T$1];[.$I500];&quot;&quot;);&quot;&quot;)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1" office:value-type="string" calcext:value-type="string">
            <text:p>Bristol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7846020761245" calcext:value-type="percentage">
            <text:p>18.78%</text:p>
          </table:table-cell>
          <table:table-cell table:formula="of:=IF([.D501]=&quot;con&quot;;[.E501];-[.E501])" office:value-type="percentage" office:value="-0.187846020761245" calcext:value-type="percentage">
            <text:p>-18.78%</text:p>
          </table:table-cell>
          <table:table-cell table:formula="of:=IF([.D501]=&quot;lab&quot;;[.E501];-[.E501])" office:value-type="percentage" office:value="0.187846020761245" calcext:value-type="percentage">
            <text:p>18.78%</text:p>
          </table:table-cell>
          <table:table-cell table:formula="of:=IF([.D501]=&quot;lib&quot;;[.E501];-[.E501])" office:value-type="percentage" office:value="-0.187846020761245" calcext:value-type="percentage">
            <text:p>-18.78%</text:p>
          </table:table-cell>
          <table:table-cell/>
          <table:table-cell table:formula="of:=IF(NOT([.$I501]=&quot;&quot;);IF([.$C501]=[.J$1];[.$I501];&quot;&quot;);&quot;&quot;)">
            <text:p/>
          </table:table-cell>
          <table:table-cell table:formula="of:=IF(NOT([.$I501]=&quot;&quot;);IF([.$C501]=[.K$1];[.$I501];&quot;&quot;);&quot;&quot;)">
            <text:p/>
          </table:table-cell>
          <table:table-cell table:formula="of:=IF(NOT([.$I501]=&quot;&quot;);IF([.$C501]=[.L$1];[.$I501];&quot;&quot;);&quot;&quot;)">
            <text:p/>
          </table:table-cell>
          <table:table-cell table:formula="of:=IF(NOT([.$I501]=&quot;&quot;);IF([.$C501]=[.M$1];[.$I501];&quot;&quot;);&quot;&quot;)">
            <text:p/>
          </table:table-cell>
          <table:table-cell table:formula="of:=IF(NOT([.$I501]=&quot;&quot;);IF([.$C501]=[.N$1];[.$I501];&quot;&quot;);&quot;&quot;)">
            <text:p/>
          </table:table-cell>
          <table:table-cell table:formula="of:=IF(NOT([.$I501]=&quot;&quot;);IF([.$C501]=[.O$1];[.$I501];&quot;&quot;);&quot;&quot;)">
            <text:p/>
          </table:table-cell>
          <table:table-cell table:formula="of:=IF(NOT([.$I501]=&quot;&quot;);IF([.$C501]=[.P$1];[.$I501];&quot;&quot;);&quot;&quot;)">
            <text:p/>
          </table:table-cell>
          <table:table-cell table:formula="of:=IF(NOT([.$I501]=&quot;&quot;);IF([.$C501]=[.Q$1];[.$I501];&quot;&quot;);&quot;&quot;)">
            <text:p/>
          </table:table-cell>
          <table:table-cell table:formula="of:=IF(NOT([.$I501]=&quot;&quot;);IF([.$C501]=[.R$1];[.$I501];&quot;&quot;);&quot;&quot;)">
            <text:p/>
          </table:table-cell>
          <table:table-cell table:formula="of:=IF(NOT([.$I501]=&quot;&quot;);IF([.$C501]=[.S$1];[.$I501];&quot;&quot;);&quot;&quot;)">
            <text:p/>
          </table:table-cell>
          <table:table-cell table:formula="of:=IF(NOT([.$I501]=&quot;&quot;);IF([.$C501]=[.T$1];[.$I501];&quot;&quot;);&quot;&quot;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58" office:value-type="string" calcext:value-type="string">
            <text:p>Neath and Swanse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0738104482119" calcext:value-type="percentage">
            <text:p>19.07%</text:p>
          </table:table-cell>
          <table:table-cell table:formula="of:=IF([.D502]=&quot;con&quot;;[.E502];-[.E502])" office:value-type="percentage" office:value="-0.190738104482119" calcext:value-type="percentage">
            <text:p>-19.07%</text:p>
          </table:table-cell>
          <table:table-cell table:formula="of:=IF([.D502]=&quot;lab&quot;;[.E502];-[.E502])" office:value-type="percentage" office:value="0.190738104482119" calcext:value-type="percentage">
            <text:p>19.07%</text:p>
          </table:table-cell>
          <table:table-cell table:formula="of:=IF([.D502]=&quot;lib&quot;;[.E502];-[.E502])" office:value-type="percentage" office:value="-0.190738104482119" calcext:value-type="percentage">
            <text:p>-19.07%</text:p>
          </table:table-cell>
          <table:table-cell/>
          <table:table-cell table:formula="of:=IF(NOT([.$I502]=&quot;&quot;);IF([.$C502]=[.J$1];[.$I502];&quot;&quot;);&quot;&quot;)">
            <text:p/>
          </table:table-cell>
          <table:table-cell table:formula="of:=IF(NOT([.$I502]=&quot;&quot;);IF([.$C502]=[.K$1];[.$I502];&quot;&quot;);&quot;&quot;)">
            <text:p/>
          </table:table-cell>
          <table:table-cell table:formula="of:=IF(NOT([.$I502]=&quot;&quot;);IF([.$C502]=[.L$1];[.$I502];&quot;&quot;);&quot;&quot;)">
            <text:p/>
          </table:table-cell>
          <table:table-cell table:formula="of:=IF(NOT([.$I502]=&quot;&quot;);IF([.$C502]=[.M$1];[.$I502];&quot;&quot;);&quot;&quot;)">
            <text:p/>
          </table:table-cell>
          <table:table-cell table:formula="of:=IF(NOT([.$I502]=&quot;&quot;);IF([.$C502]=[.N$1];[.$I502];&quot;&quot;);&quot;&quot;)">
            <text:p/>
          </table:table-cell>
          <table:table-cell table:formula="of:=IF(NOT([.$I502]=&quot;&quot;);IF([.$C502]=[.O$1];[.$I502];&quot;&quot;);&quot;&quot;)">
            <text:p/>
          </table:table-cell>
          <table:table-cell table:formula="of:=IF(NOT([.$I502]=&quot;&quot;);IF([.$C502]=[.P$1];[.$I502];&quot;&quot;);&quot;&quot;)">
            <text:p/>
          </table:table-cell>
          <table:table-cell table:formula="of:=IF(NOT([.$I502]=&quot;&quot;);IF([.$C502]=[.Q$1];[.$I502];&quot;&quot;);&quot;&quot;)">
            <text:p/>
          </table:table-cell>
          <table:table-cell table:formula="of:=IF(NOT([.$I502]=&quot;&quot;);IF([.$C502]=[.R$1];[.$I502];&quot;&quot;);&quot;&quot;)">
            <text:p/>
          </table:table-cell>
          <table:table-cell table:formula="of:=IF(NOT([.$I502]=&quot;&quot;);IF([.$C502]=[.S$1];[.$I502];&quot;&quot;);&quot;&quot;)">
            <text:p/>
          </table:table-cell>
          <table:table-cell table:formula="of:=IF(NOT([.$I502]=&quot;&quot;);IF([.$C502]=[.T$1];[.$I502];&quot;&quot;);&quot;&quot;)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60" office:value-type="string" calcext:value-type="string">
            <text:p>Glasgow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92783233952999" calcext:value-type="percentage">
            <text:p>19.28%</text:p>
          </table:table-cell>
          <table:table-cell table:formula="of:=IF([.D503]=&quot;con&quot;;[.E503];-[.E503])" office:value-type="percentage" office:value="-0.192783233952999" calcext:value-type="percentage">
            <text:p>-19.28%</text:p>
          </table:table-cell>
          <table:table-cell table:formula="of:=IF([.D503]=&quot;lab&quot;;[.E503];-[.E503])" office:value-type="percentage" office:value="-0.192783233952999" calcext:value-type="percentage">
            <text:p>-19.28%</text:p>
          </table:table-cell>
          <table:table-cell table:formula="of:=IF([.D503]=&quot;lib&quot;;[.E503];-[.E503])" office:value-type="percentage" office:value="-0.192783233952999" calcext:value-type="percentage">
            <text:p>-19.28%</text:p>
          </table:table-cell>
          <table:table-cell/>
          <table:table-cell table:formula="of:=IF(NOT([.$I503]=&quot;&quot;);IF([.$C503]=[.J$1];[.$I503];&quot;&quot;);&quot;&quot;)">
            <text:p/>
          </table:table-cell>
          <table:table-cell table:formula="of:=IF(NOT([.$I503]=&quot;&quot;);IF([.$C503]=[.K$1];[.$I503];&quot;&quot;);&quot;&quot;)">
            <text:p/>
          </table:table-cell>
          <table:table-cell table:formula="of:=IF(NOT([.$I503]=&quot;&quot;);IF([.$C503]=[.L$1];[.$I503];&quot;&quot;);&quot;&quot;)">
            <text:p/>
          </table:table-cell>
          <table:table-cell table:formula="of:=IF(NOT([.$I503]=&quot;&quot;);IF([.$C503]=[.M$1];[.$I503];&quot;&quot;);&quot;&quot;)">
            <text:p/>
          </table:table-cell>
          <table:table-cell table:formula="of:=IF(NOT([.$I503]=&quot;&quot;);IF([.$C503]=[.N$1];[.$I503];&quot;&quot;);&quot;&quot;)">
            <text:p/>
          </table:table-cell>
          <table:table-cell table:formula="of:=IF(NOT([.$I503]=&quot;&quot;);IF([.$C503]=[.O$1];[.$I503];&quot;&quot;);&quot;&quot;)">
            <text:p/>
          </table:table-cell>
          <table:table-cell table:formula="of:=IF(NOT([.$I503]=&quot;&quot;);IF([.$C503]=[.P$1];[.$I503];&quot;&quot;);&quot;&quot;)">
            <text:p/>
          </table:table-cell>
          <table:table-cell table:formula="of:=IF(NOT([.$I503]=&quot;&quot;);IF([.$C503]=[.Q$1];[.$I503];&quot;&quot;);&quot;&quot;)">
            <text:p/>
          </table:table-cell>
          <table:table-cell table:formula="of:=IF(NOT([.$I503]=&quot;&quot;);IF([.$C503]=[.R$1];[.$I503];&quot;&quot;);&quot;&quot;)">
            <text:p/>
          </table:table-cell>
          <table:table-cell table:formula="of:=IF(NOT([.$I503]=&quot;&quot;);IF([.$C503]=[.S$1];[.$I503];&quot;&quot;);&quot;&quot;)">
            <text:p/>
          </table:table-cell>
          <table:table-cell table:formula="of:=IF(NOT([.$I503]=&quot;&quot;);IF([.$C503]=[.T$1];[.$I503];&quot;&quot;);&quot;&quot;)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4" office:value-type="string" calcext:value-type="string">
            <text:p>Ex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9616002818328" calcext:value-type="percentage">
            <text:p>19.62%</text:p>
          </table:table-cell>
          <table:table-cell table:formula="of:=IF([.D504]=&quot;con&quot;;[.E504];-[.E504])" office:value-type="percentage" office:value="-0.19616002818328" calcext:value-type="percentage">
            <text:p>-19.62%</text:p>
          </table:table-cell>
          <table:table-cell table:formula="of:=IF([.D504]=&quot;lab&quot;;[.E504];-[.E504])" office:value-type="percentage" office:value="0.19616002818328" calcext:value-type="percentage">
            <text:p>19.62%</text:p>
          </table:table-cell>
          <table:table-cell table:formula="of:=IF([.D504]=&quot;lib&quot;;[.E504];-[.E504])" office:value-type="percentage" office:value="-0.19616002818328" calcext:value-type="percentage">
            <text:p>-19.62%</text:p>
          </table:table-cell>
          <table:table-cell/>
          <table:table-cell table:formula="of:=IF(NOT([.$I504]=&quot;&quot;);IF([.$C504]=[.J$1];[.$I504];&quot;&quot;);&quot;&quot;)">
            <text:p/>
          </table:table-cell>
          <table:table-cell table:formula="of:=IF(NOT([.$I504]=&quot;&quot;);IF([.$C504]=[.K$1];[.$I504];&quot;&quot;);&quot;&quot;)">
            <text:p/>
          </table:table-cell>
          <table:table-cell table:formula="of:=IF(NOT([.$I504]=&quot;&quot;);IF([.$C504]=[.L$1];[.$I504];&quot;&quot;);&quot;&quot;)">
            <text:p/>
          </table:table-cell>
          <table:table-cell table:formula="of:=IF(NOT([.$I504]=&quot;&quot;);IF([.$C504]=[.M$1];[.$I504];&quot;&quot;);&quot;&quot;)">
            <text:p/>
          </table:table-cell>
          <table:table-cell table:formula="of:=IF(NOT([.$I504]=&quot;&quot;);IF([.$C504]=[.N$1];[.$I504];&quot;&quot;);&quot;&quot;)">
            <text:p/>
          </table:table-cell>
          <table:table-cell table:formula="of:=IF(NOT([.$I504]=&quot;&quot;);IF([.$C504]=[.O$1];[.$I504];&quot;&quot;);&quot;&quot;)">
            <text:p/>
          </table:table-cell>
          <table:table-cell table:formula="of:=IF(NOT([.$I504]=&quot;&quot;);IF([.$C504]=[.P$1];[.$I504];&quot;&quot;);&quot;&quot;)">
            <text:p/>
          </table:table-cell>
          <table:table-cell table:formula="of:=IF(NOT([.$I504]=&quot;&quot;);IF([.$C504]=[.Q$1];[.$I504];&quot;&quot;);&quot;&quot;)">
            <text:p/>
          </table:table-cell>
          <table:table-cell table:formula="of:=IF(NOT([.$I504]=&quot;&quot;);IF([.$C504]=[.R$1];[.$I504];&quot;&quot;);&quot;&quot;)">
            <text:p/>
          </table:table-cell>
          <table:table-cell table:formula="of:=IF(NOT([.$I504]=&quot;&quot;);IF([.$C504]=[.S$1];[.$I504];&quot;&quot;);&quot;&quot;)">
            <text:p/>
          </table:table-cell>
          <table:table-cell table:formula="of:=IF(NOT([.$I504]=&quot;&quot;);IF([.$C504]=[.T$1];[.$I504];&quot;&quot;);&quot;&quot;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65" office:value-type="string" calcext:value-type="string">
            <text:p>Inverclyde and Renfrewshire W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97059983804996" calcext:value-type="percentage">
            <text:p>19.71%</text:p>
          </table:table-cell>
          <table:table-cell table:formula="of:=IF([.D505]=&quot;con&quot;;[.E505];-[.E505])" office:value-type="percentage" office:value="-0.197059983804996" calcext:value-type="percentage">
            <text:p>-19.71%</text:p>
          </table:table-cell>
          <table:table-cell table:formula="of:=IF([.D505]=&quot;lab&quot;;[.E505];-[.E505])" office:value-type="percentage" office:value="-0.197059983804996" calcext:value-type="percentage">
            <text:p>-19.71%</text:p>
          </table:table-cell>
          <table:table-cell table:formula="of:=IF([.D505]=&quot;lib&quot;;[.E505];-[.E505])" office:value-type="percentage" office:value="-0.197059983804996" calcext:value-type="percentage">
            <text:p>-19.71%</text:p>
          </table:table-cell>
          <table:table-cell/>
          <table:table-cell table:formula="of:=IF(NOT([.$I505]=&quot;&quot;);IF([.$C505]=[.J$1];[.$I505];&quot;&quot;);&quot;&quot;)">
            <text:p/>
          </table:table-cell>
          <table:table-cell table:formula="of:=IF(NOT([.$I505]=&quot;&quot;);IF([.$C505]=[.K$1];[.$I505];&quot;&quot;);&quot;&quot;)">
            <text:p/>
          </table:table-cell>
          <table:table-cell table:formula="of:=IF(NOT([.$I505]=&quot;&quot;);IF([.$C505]=[.L$1];[.$I505];&quot;&quot;);&quot;&quot;)">
            <text:p/>
          </table:table-cell>
          <table:table-cell table:formula="of:=IF(NOT([.$I505]=&quot;&quot;);IF([.$C505]=[.M$1];[.$I505];&quot;&quot;);&quot;&quot;)">
            <text:p/>
          </table:table-cell>
          <table:table-cell table:formula="of:=IF(NOT([.$I505]=&quot;&quot;);IF([.$C505]=[.N$1];[.$I505];&quot;&quot;);&quot;&quot;)">
            <text:p/>
          </table:table-cell>
          <table:table-cell table:formula="of:=IF(NOT([.$I505]=&quot;&quot;);IF([.$C505]=[.O$1];[.$I505];&quot;&quot;);&quot;&quot;)">
            <text:p/>
          </table:table-cell>
          <table:table-cell table:formula="of:=IF(NOT([.$I505]=&quot;&quot;);IF([.$C505]=[.P$1];[.$I505];&quot;&quot;);&quot;&quot;)">
            <text:p/>
          </table:table-cell>
          <table:table-cell table:formula="of:=IF(NOT([.$I505]=&quot;&quot;);IF([.$C505]=[.Q$1];[.$I505];&quot;&quot;);&quot;&quot;)">
            <text:p/>
          </table:table-cell>
          <table:table-cell table:formula="of:=IF(NOT([.$I505]=&quot;&quot;);IF([.$C505]=[.R$1];[.$I505];&quot;&quot;);&quot;&quot;)">
            <text:p/>
          </table:table-cell>
          <table:table-cell table:formula="of:=IF(NOT([.$I505]=&quot;&quot;);IF([.$C505]=[.S$1];[.$I505];&quot;&quot;);&quot;&quot;)">
            <text:p/>
          </table:table-cell>
          <table:table-cell table:formula="of:=IF(NOT([.$I505]=&quot;&quot;);IF([.$C505]=[.T$1];[.$I505];&quot;&quot;);&quot;&quot;)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71" office:value-type="string" calcext:value-type="string">
            <text:p>Pr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9765161826109" calcext:value-type="percentage">
            <text:p>19.77%</text:p>
          </table:table-cell>
          <table:table-cell table:formula="of:=IF([.D506]=&quot;con&quot;;[.E506];-[.E506])" office:value-type="percentage" office:value="-0.19765161826109" calcext:value-type="percentage">
            <text:p>-19.77%</text:p>
          </table:table-cell>
          <table:table-cell table:formula="of:=IF([.D506]=&quot;lab&quot;;[.E506];-[.E506])" office:value-type="percentage" office:value="0.19765161826109" calcext:value-type="percentage">
            <text:p>19.77%</text:p>
          </table:table-cell>
          <table:table-cell table:formula="of:=IF([.D506]=&quot;lib&quot;;[.E506];-[.E506])" office:value-type="percentage" office:value="-0.19765161826109" calcext:value-type="percentage">
            <text:p>-19.77%</text:p>
          </table:table-cell>
          <table:table-cell/>
          <table:table-cell table:formula="of:=IF(NOT([.$I506]=&quot;&quot;);IF([.$C506]=[.J$1];[.$I506];&quot;&quot;);&quot;&quot;)">
            <text:p/>
          </table:table-cell>
          <table:table-cell table:formula="of:=IF(NOT([.$I506]=&quot;&quot;);IF([.$C506]=[.K$1];[.$I506];&quot;&quot;);&quot;&quot;)">
            <text:p/>
          </table:table-cell>
          <table:table-cell table:formula="of:=IF(NOT([.$I506]=&quot;&quot;);IF([.$C506]=[.L$1];[.$I506];&quot;&quot;);&quot;&quot;)">
            <text:p/>
          </table:table-cell>
          <table:table-cell table:formula="of:=IF(NOT([.$I506]=&quot;&quot;);IF([.$C506]=[.M$1];[.$I506];&quot;&quot;);&quot;&quot;)">
            <text:p/>
          </table:table-cell>
          <table:table-cell table:formula="of:=IF(NOT([.$I506]=&quot;&quot;);IF([.$C506]=[.N$1];[.$I506];&quot;&quot;);&quot;&quot;)">
            <text:p/>
          </table:table-cell>
          <table:table-cell table:formula="of:=IF(NOT([.$I506]=&quot;&quot;);IF([.$C506]=[.O$1];[.$I506];&quot;&quot;);&quot;&quot;)">
            <text:p/>
          </table:table-cell>
          <table:table-cell table:formula="of:=IF(NOT([.$I506]=&quot;&quot;);IF([.$C506]=[.P$1];[.$I506];&quot;&quot;);&quot;&quot;)">
            <text:p/>
          </table:table-cell>
          <table:table-cell table:formula="of:=IF(NOT([.$I506]=&quot;&quot;);IF([.$C506]=[.Q$1];[.$I506];&quot;&quot;);&quot;&quot;)">
            <text:p/>
          </table:table-cell>
          <table:table-cell table:formula="of:=IF(NOT([.$I506]=&quot;&quot;);IF([.$C506]=[.R$1];[.$I506];&quot;&quot;);&quot;&quot;)">
            <text:p/>
          </table:table-cell>
          <table:table-cell table:formula="of:=IF(NOT([.$I506]=&quot;&quot;);IF([.$C506]=[.S$1];[.$I506];&quot;&quot;);&quot;&quot;)">
            <text:p/>
          </table:table-cell>
          <table:table-cell table:formula="of:=IF(NOT([.$I506]=&quot;&quot;);IF([.$C506]=[.T$1];[.$I506];&quot;&quot;);&quot;&quot;)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70" office:value-type="string" calcext:value-type="string">
            <text:p>B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9783814535628" calcext:value-type="percentage">
            <text:p>19.78%</text:p>
          </table:table-cell>
          <table:table-cell table:formula="of:=IF([.D507]=&quot;con&quot;;[.E507];-[.E507])" office:value-type="percentage" office:value="-0.19783814535628" calcext:value-type="percentage">
            <text:p>-19.78%</text:p>
          </table:table-cell>
          <table:table-cell table:formula="of:=IF([.D507]=&quot;lab&quot;;[.E507];-[.E507])" office:value-type="percentage" office:value="-0.19783814535628" calcext:value-type="percentage">
            <text:p>-19.78%</text:p>
          </table:table-cell>
          <table:table-cell table:formula="of:=IF([.D507]=&quot;lib&quot;;[.E507];-[.E507])" office:value-type="percentage" office:value="0.19783814535628" calcext:value-type="percentage">
            <text:p>19.78%</text:p>
          </table:table-cell>
          <table:table-cell/>
          <table:table-cell table:formula="of:=IF(NOT([.$I507]=&quot;&quot;);IF([.$C507]=[.J$1];[.$I507];&quot;&quot;);&quot;&quot;)">
            <text:p/>
          </table:table-cell>
          <table:table-cell table:formula="of:=IF(NOT([.$I507]=&quot;&quot;);IF([.$C507]=[.K$1];[.$I507];&quot;&quot;);&quot;&quot;)">
            <text:p/>
          </table:table-cell>
          <table:table-cell table:formula="of:=IF(NOT([.$I507]=&quot;&quot;);IF([.$C507]=[.L$1];[.$I507];&quot;&quot;);&quot;&quot;)">
            <text:p/>
          </table:table-cell>
          <table:table-cell table:formula="of:=IF(NOT([.$I507]=&quot;&quot;);IF([.$C507]=[.M$1];[.$I507];&quot;&quot;);&quot;&quot;)">
            <text:p/>
          </table:table-cell>
          <table:table-cell table:formula="of:=IF(NOT([.$I507]=&quot;&quot;);IF([.$C507]=[.N$1];[.$I507];&quot;&quot;);&quot;&quot;)">
            <text:p/>
          </table:table-cell>
          <table:table-cell table:formula="of:=IF(NOT([.$I507]=&quot;&quot;);IF([.$C507]=[.O$1];[.$I507];&quot;&quot;);&quot;&quot;)">
            <text:p/>
          </table:table-cell>
          <table:table-cell table:formula="of:=IF(NOT([.$I507]=&quot;&quot;);IF([.$C507]=[.P$1];[.$I507];&quot;&quot;);&quot;&quot;)">
            <text:p/>
          </table:table-cell>
          <table:table-cell table:formula="of:=IF(NOT([.$I507]=&quot;&quot;);IF([.$C507]=[.Q$1];[.$I507];&quot;&quot;);&quot;&quot;)">
            <text:p/>
          </table:table-cell>
          <table:table-cell table:formula="of:=IF(NOT([.$I507]=&quot;&quot;);IF([.$C507]=[.R$1];[.$I507];&quot;&quot;);&quot;&quot;)">
            <text:p/>
          </table:table-cell>
          <table:table-cell table:formula="of:=IF(NOT([.$I507]=&quot;&quot;);IF([.$C507]=[.S$1];[.$I507];&quot;&quot;);&quot;&quot;)">
            <text:p/>
          </table:table-cell>
          <table:table-cell table:formula="of:=IF(NOT([.$I507]=&quot;&quot;);IF([.$C507]=[.T$1];[.$I507];&quot;&quot;);&quot;&quot;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58" office:value-type="string" calcext:value-type="string">
            <text:p>Pontypr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8672803168148" calcext:value-type="percentage">
            <text:p>19.87%</text:p>
          </table:table-cell>
          <table:table-cell table:formula="of:=IF([.D508]=&quot;con&quot;;[.E508];-[.E508])" office:value-type="percentage" office:value="-0.198672803168148" calcext:value-type="percentage">
            <text:p>-19.87%</text:p>
          </table:table-cell>
          <table:table-cell table:formula="of:=IF([.D508]=&quot;lab&quot;;[.E508];-[.E508])" office:value-type="percentage" office:value="0.198672803168148" calcext:value-type="percentage">
            <text:p>19.87%</text:p>
          </table:table-cell>
          <table:table-cell table:formula="of:=IF([.D508]=&quot;lib&quot;;[.E508];-[.E508])" office:value-type="percentage" office:value="-0.198672803168148" calcext:value-type="percentage">
            <text:p>-19.87%</text:p>
          </table:table-cell>
          <table:table-cell/>
          <table:table-cell table:formula="of:=IF(NOT([.$I508]=&quot;&quot;);IF([.$C508]=[.J$1];[.$I508];&quot;&quot;);&quot;&quot;)">
            <text:p/>
          </table:table-cell>
          <table:table-cell table:formula="of:=IF(NOT([.$I508]=&quot;&quot;);IF([.$C508]=[.K$1];[.$I508];&quot;&quot;);&quot;&quot;)">
            <text:p/>
          </table:table-cell>
          <table:table-cell table:formula="of:=IF(NOT([.$I508]=&quot;&quot;);IF([.$C508]=[.L$1];[.$I508];&quot;&quot;);&quot;&quot;)">
            <text:p/>
          </table:table-cell>
          <table:table-cell table:formula="of:=IF(NOT([.$I508]=&quot;&quot;);IF([.$C508]=[.M$1];[.$I508];&quot;&quot;);&quot;&quot;)">
            <text:p/>
          </table:table-cell>
          <table:table-cell table:formula="of:=IF(NOT([.$I508]=&quot;&quot;);IF([.$C508]=[.N$1];[.$I508];&quot;&quot;);&quot;&quot;)">
            <text:p/>
          </table:table-cell>
          <table:table-cell table:formula="of:=IF(NOT([.$I508]=&quot;&quot;);IF([.$C508]=[.O$1];[.$I508];&quot;&quot;);&quot;&quot;)">
            <text:p/>
          </table:table-cell>
          <table:table-cell table:formula="of:=IF(NOT([.$I508]=&quot;&quot;);IF([.$C508]=[.P$1];[.$I508];&quot;&quot;);&quot;&quot;)">
            <text:p/>
          </table:table-cell>
          <table:table-cell table:formula="of:=IF(NOT([.$I508]=&quot;&quot;);IF([.$C508]=[.Q$1];[.$I508];&quot;&quot;);&quot;&quot;)">
            <text:p/>
          </table:table-cell>
          <table:table-cell table:formula="of:=IF(NOT([.$I508]=&quot;&quot;);IF([.$C508]=[.R$1];[.$I508];&quot;&quot;);&quot;&quot;)">
            <text:p/>
          </table:table-cell>
          <table:table-cell table:formula="of:=IF(NOT([.$I508]=&quot;&quot;);IF([.$C508]=[.S$1];[.$I508];&quot;&quot;);&quot;&quot;)">
            <text:p/>
          </table:table-cell>
          <table:table-cell table:formula="of:=IF(NOT([.$I508]=&quot;&quot;);IF([.$C508]=[.T$1];[.$I508];&quot;&quot;);&quot;&quot;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71" office:value-type="string" calcext:value-type="string">
            <text:p>Brent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0362764785904" calcext:value-type="percentage">
            <text:p>20.04%</text:p>
          </table:table-cell>
          <table:table-cell table:formula="of:=IF([.D509]=&quot;con&quot;;[.E509];-[.E509])" office:value-type="percentage" office:value="-0.200362764785904" calcext:value-type="percentage">
            <text:p>-20.04%</text:p>
          </table:table-cell>
          <table:table-cell table:formula="of:=IF([.D509]=&quot;lab&quot;;[.E509];-[.E509])" office:value-type="percentage" office:value="0.200362764785904" calcext:value-type="percentage">
            <text:p>20.04%</text:p>
          </table:table-cell>
          <table:table-cell table:formula="of:=IF([.D509]=&quot;lib&quot;;[.E509];-[.E509])" office:value-type="percentage" office:value="-0.200362764785904" calcext:value-type="percentage">
            <text:p>-20.04%</text:p>
          </table:table-cell>
          <table:table-cell/>
          <table:table-cell table:formula="of:=IF(NOT([.$I509]=&quot;&quot;);IF([.$C509]=[.J$1];[.$I509];&quot;&quot;);&quot;&quot;)">
            <text:p/>
          </table:table-cell>
          <table:table-cell table:formula="of:=IF(NOT([.$I509]=&quot;&quot;);IF([.$C509]=[.K$1];[.$I509];&quot;&quot;);&quot;&quot;)">
            <text:p/>
          </table:table-cell>
          <table:table-cell table:formula="of:=IF(NOT([.$I509]=&quot;&quot;);IF([.$C509]=[.L$1];[.$I509];&quot;&quot;);&quot;&quot;)">
            <text:p/>
          </table:table-cell>
          <table:table-cell table:formula="of:=IF(NOT([.$I509]=&quot;&quot;);IF([.$C509]=[.M$1];[.$I509];&quot;&quot;);&quot;&quot;)">
            <text:p/>
          </table:table-cell>
          <table:table-cell table:formula="of:=IF(NOT([.$I509]=&quot;&quot;);IF([.$C509]=[.N$1];[.$I509];&quot;&quot;);&quot;&quot;)">
            <text:p/>
          </table:table-cell>
          <table:table-cell table:formula="of:=IF(NOT([.$I509]=&quot;&quot;);IF([.$C509]=[.O$1];[.$I509];&quot;&quot;);&quot;&quot;)">
            <text:p/>
          </table:table-cell>
          <table:table-cell table:formula="of:=IF(NOT([.$I509]=&quot;&quot;);IF([.$C509]=[.P$1];[.$I509];&quot;&quot;);&quot;&quot;)">
            <text:p/>
          </table:table-cell>
          <table:table-cell table:formula="of:=IF(NOT([.$I509]=&quot;&quot;);IF([.$C509]=[.Q$1];[.$I509];&quot;&quot;);&quot;&quot;)">
            <text:p/>
          </table:table-cell>
          <table:table-cell table:formula="of:=IF(NOT([.$I509]=&quot;&quot;);IF([.$C509]=[.R$1];[.$I509];&quot;&quot;);&quot;&quot;)">
            <text:p/>
          </table:table-cell>
          <table:table-cell table:formula="of:=IF(NOT([.$I509]=&quot;&quot;);IF([.$C509]=[.S$1];[.$I509];&quot;&quot;);&quot;&quot;)">
            <text:p/>
          </table:table-cell>
          <table:table-cell table:formula="of:=IF(NOT([.$I509]=&quot;&quot;);IF([.$C509]=[.T$1];[.$I509];&quot;&quot;);&quot;&quot;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60" office:value-type="string" calcext:value-type="string">
            <text:p>Glasgow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0596696856687" calcext:value-type="percentage">
            <text:p>20.06%</text:p>
          </table:table-cell>
          <table:table-cell table:formula="of:=IF([.D510]=&quot;con&quot;;[.E510];-[.E510])" office:value-type="percentage" office:value="-0.200596696856687" calcext:value-type="percentage">
            <text:p>-20.06%</text:p>
          </table:table-cell>
          <table:table-cell table:formula="of:=IF([.D510]=&quot;lab&quot;;[.E510];-[.E510])" office:value-type="percentage" office:value="-0.200596696856687" calcext:value-type="percentage">
            <text:p>-20.06%</text:p>
          </table:table-cell>
          <table:table-cell table:formula="of:=IF([.D510]=&quot;lib&quot;;[.E510];-[.E510])" office:value-type="percentage" office:value="-0.200596696856687" calcext:value-type="percentage">
            <text:p>-20.06%</text:p>
          </table:table-cell>
          <table:table-cell/>
          <table:table-cell table:formula="of:=IF(NOT([.$I510]=&quot;&quot;);IF([.$C510]=[.J$1];[.$I510];&quot;&quot;);&quot;&quot;)">
            <text:p/>
          </table:table-cell>
          <table:table-cell table:formula="of:=IF(NOT([.$I510]=&quot;&quot;);IF([.$C510]=[.K$1];[.$I510];&quot;&quot;);&quot;&quot;)">
            <text:p/>
          </table:table-cell>
          <table:table-cell table:formula="of:=IF(NOT([.$I510]=&quot;&quot;);IF([.$C510]=[.L$1];[.$I510];&quot;&quot;);&quot;&quot;)">
            <text:p/>
          </table:table-cell>
          <table:table-cell table:formula="of:=IF(NOT([.$I510]=&quot;&quot;);IF([.$C510]=[.M$1];[.$I510];&quot;&quot;);&quot;&quot;)">
            <text:p/>
          </table:table-cell>
          <table:table-cell table:formula="of:=IF(NOT([.$I510]=&quot;&quot;);IF([.$C510]=[.N$1];[.$I510];&quot;&quot;);&quot;&quot;)">
            <text:p/>
          </table:table-cell>
          <table:table-cell table:formula="of:=IF(NOT([.$I510]=&quot;&quot;);IF([.$C510]=[.O$1];[.$I510];&quot;&quot;);&quot;&quot;)">
            <text:p/>
          </table:table-cell>
          <table:table-cell table:formula="of:=IF(NOT([.$I510]=&quot;&quot;);IF([.$C510]=[.P$1];[.$I510];&quot;&quot;);&quot;&quot;)">
            <text:p/>
          </table:table-cell>
          <table:table-cell table:formula="of:=IF(NOT([.$I510]=&quot;&quot;);IF([.$C510]=[.Q$1];[.$I510];&quot;&quot;);&quot;&quot;)">
            <text:p/>
          </table:table-cell>
          <table:table-cell table:formula="of:=IF(NOT([.$I510]=&quot;&quot;);IF([.$C510]=[.R$1];[.$I510];&quot;&quot;);&quot;&quot;)">
            <text:p/>
          </table:table-cell>
          <table:table-cell table:formula="of:=IF(NOT([.$I510]=&quot;&quot;);IF([.$C510]=[.S$1];[.$I510];&quot;&quot;);&quot;&quot;)">
            <text:p/>
          </table:table-cell>
          <table:table-cell table:formula="of:=IF(NOT([.$I510]=&quot;&quot;);IF([.$C510]=[.T$1];[.$I510];&quot;&quot;);&quot;&quot;)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60" office:value-type="string" calcext:value-type="string">
            <text:p>Bathgate and Linlithg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4274386627715" calcext:value-type="percentage">
            <text:p>20.43%</text:p>
          </table:table-cell>
          <table:table-cell table:formula="of:=IF([.D511]=&quot;con&quot;;[.E511];-[.E511])" office:value-type="percentage" office:value="-0.204274386627715" calcext:value-type="percentage">
            <text:p>-20.43%</text:p>
          </table:table-cell>
          <table:table-cell table:formula="of:=IF([.D511]=&quot;lab&quot;;[.E511];-[.E511])" office:value-type="percentage" office:value="-0.204274386627715" calcext:value-type="percentage">
            <text:p>-20.43%</text:p>
          </table:table-cell>
          <table:table-cell table:formula="of:=IF([.D511]=&quot;lib&quot;;[.E511];-[.E511])" office:value-type="percentage" office:value="-0.204274386627715" calcext:value-type="percentage">
            <text:p>-20.43%</text:p>
          </table:table-cell>
          <table:table-cell/>
          <table:table-cell table:formula="of:=IF(NOT([.$I511]=&quot;&quot;);IF([.$C511]=[.J$1];[.$I511];&quot;&quot;);&quot;&quot;)">
            <text:p/>
          </table:table-cell>
          <table:table-cell table:formula="of:=IF(NOT([.$I511]=&quot;&quot;);IF([.$C511]=[.K$1];[.$I511];&quot;&quot;);&quot;&quot;)">
            <text:p/>
          </table:table-cell>
          <table:table-cell table:formula="of:=IF(NOT([.$I511]=&quot;&quot;);IF([.$C511]=[.L$1];[.$I511];&quot;&quot;);&quot;&quot;)">
            <text:p/>
          </table:table-cell>
          <table:table-cell table:formula="of:=IF(NOT([.$I511]=&quot;&quot;);IF([.$C511]=[.M$1];[.$I511];&quot;&quot;);&quot;&quot;)">
            <text:p/>
          </table:table-cell>
          <table:table-cell table:formula="of:=IF(NOT([.$I511]=&quot;&quot;);IF([.$C511]=[.N$1];[.$I511];&quot;&quot;);&quot;&quot;)">
            <text:p/>
          </table:table-cell>
          <table:table-cell table:formula="of:=IF(NOT([.$I511]=&quot;&quot;);IF([.$C511]=[.O$1];[.$I511];&quot;&quot;);&quot;&quot;)">
            <text:p/>
          </table:table-cell>
          <table:table-cell table:formula="of:=IF(NOT([.$I511]=&quot;&quot;);IF([.$C511]=[.P$1];[.$I511];&quot;&quot;);&quot;&quot;)">
            <text:p/>
          </table:table-cell>
          <table:table-cell table:formula="of:=IF(NOT([.$I511]=&quot;&quot;);IF([.$C511]=[.Q$1];[.$I511];&quot;&quot;);&quot;&quot;)">
            <text:p/>
          </table:table-cell>
          <table:table-cell table:formula="of:=IF(NOT([.$I511]=&quot;&quot;);IF([.$C511]=[.R$1];[.$I511];&quot;&quot;);&quot;&quot;)">
            <text:p/>
          </table:table-cell>
          <table:table-cell table:formula="of:=IF(NOT([.$I511]=&quot;&quot;);IF([.$C511]=[.S$1];[.$I511];&quot;&quot;);&quot;&quot;)">
            <text:p/>
          </table:table-cell>
          <table:table-cell table:formula="of:=IF(NOT([.$I511]=&quot;&quot;);IF([.$C511]=[.T$1];[.$I511];&quot;&quot;);&quot;&quot;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60" office:value-type="string" calcext:value-type="string">
            <text:p>Edinburgh East and Musselbur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5743907525472" calcext:value-type="percentage">
            <text:p>20.57%</text:p>
          </table:table-cell>
          <table:table-cell table:formula="of:=IF([.D512]=&quot;con&quot;;[.E512];-[.E512])" office:value-type="percentage" office:value="-0.205743907525472" calcext:value-type="percentage">
            <text:p>-20.57%</text:p>
          </table:table-cell>
          <table:table-cell table:formula="of:=IF([.D512]=&quot;lab&quot;;[.E512];-[.E512])" office:value-type="percentage" office:value="-0.205743907525472" calcext:value-type="percentage">
            <text:p>-20.57%</text:p>
          </table:table-cell>
          <table:table-cell table:formula="of:=IF([.D512]=&quot;lib&quot;;[.E512];-[.E512])" office:value-type="percentage" office:value="-0.205743907525472" calcext:value-type="percentage">
            <text:p>-20.57%</text:p>
          </table:table-cell>
          <table:table-cell/>
          <table:table-cell table:formula="of:=IF(NOT([.$I512]=&quot;&quot;);IF([.$C512]=[.J$1];[.$I512];&quot;&quot;);&quot;&quot;)">
            <text:p/>
          </table:table-cell>
          <table:table-cell table:formula="of:=IF(NOT([.$I512]=&quot;&quot;);IF([.$C512]=[.K$1];[.$I512];&quot;&quot;);&quot;&quot;)">
            <text:p/>
          </table:table-cell>
          <table:table-cell table:formula="of:=IF(NOT([.$I512]=&quot;&quot;);IF([.$C512]=[.L$1];[.$I512];&quot;&quot;);&quot;&quot;)">
            <text:p/>
          </table:table-cell>
          <table:table-cell table:formula="of:=IF(NOT([.$I512]=&quot;&quot;);IF([.$C512]=[.M$1];[.$I512];&quot;&quot;);&quot;&quot;)">
            <text:p/>
          </table:table-cell>
          <table:table-cell table:formula="of:=IF(NOT([.$I512]=&quot;&quot;);IF([.$C512]=[.N$1];[.$I512];&quot;&quot;);&quot;&quot;)">
            <text:p/>
          </table:table-cell>
          <table:table-cell table:formula="of:=IF(NOT([.$I512]=&quot;&quot;);IF([.$C512]=[.O$1];[.$I512];&quot;&quot;);&quot;&quot;)">
            <text:p/>
          </table:table-cell>
          <table:table-cell table:formula="of:=IF(NOT([.$I512]=&quot;&quot;);IF([.$C512]=[.P$1];[.$I512];&quot;&quot;);&quot;&quot;)">
            <text:p/>
          </table:table-cell>
          <table:table-cell table:formula="of:=IF(NOT([.$I512]=&quot;&quot;);IF([.$C512]=[.Q$1];[.$I512];&quot;&quot;);&quot;&quot;)">
            <text:p/>
          </table:table-cell>
          <table:table-cell table:formula="of:=IF(NOT([.$I512]=&quot;&quot;);IF([.$C512]=[.R$1];[.$I512];&quot;&quot;);&quot;&quot;)">
            <text:p/>
          </table:table-cell>
          <table:table-cell table:formula="of:=IF(NOT([.$I512]=&quot;&quot;);IF([.$C512]=[.S$1];[.$I512];&quot;&quot;);&quot;&quot;)">
            <text:p/>
          </table:table-cell>
          <table:table-cell table:formula="of:=IF(NOT([.$I512]=&quot;&quot;);IF([.$C512]=[.T$1];[.$I512];&quot;&quot;);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71" office:value-type="string" calcext:value-type="string">
            <text:p>Rochd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8111018064362" calcext:value-type="percentage">
            <text:p>20.81%</text:p>
          </table:table-cell>
          <table:table-cell table:formula="of:=IF([.D513]=&quot;con&quot;;[.E513];-[.E513])" office:value-type="percentage" office:value="-0.208111018064362" calcext:value-type="percentage">
            <text:p>-20.81%</text:p>
          </table:table-cell>
          <table:table-cell table:formula="of:=IF([.D513]=&quot;lab&quot;;[.E513];-[.E513])" office:value-type="percentage" office:value="0.208111018064362" calcext:value-type="percentage">
            <text:p>20.81%</text:p>
          </table:table-cell>
          <table:table-cell table:formula="of:=IF([.D513]=&quot;lib&quot;;[.E513];-[.E513])" office:value-type="percentage" office:value="-0.208111018064362" calcext:value-type="percentage">
            <text:p>-20.81%</text:p>
          </table:table-cell>
          <table:table-cell/>
          <table:table-cell table:formula="of:=IF(NOT([.$I513]=&quot;&quot;);IF([.$C513]=[.J$1];[.$I513];&quot;&quot;);&quot;&quot;)">
            <text:p/>
          </table:table-cell>
          <table:table-cell table:formula="of:=IF(NOT([.$I513]=&quot;&quot;);IF([.$C513]=[.K$1];[.$I513];&quot;&quot;);&quot;&quot;)">
            <text:p/>
          </table:table-cell>
          <table:table-cell table:formula="of:=IF(NOT([.$I513]=&quot;&quot;);IF([.$C513]=[.L$1];[.$I513];&quot;&quot;);&quot;&quot;)">
            <text:p/>
          </table:table-cell>
          <table:table-cell table:formula="of:=IF(NOT([.$I513]=&quot;&quot;);IF([.$C513]=[.M$1];[.$I513];&quot;&quot;);&quot;&quot;)">
            <text:p/>
          </table:table-cell>
          <table:table-cell table:formula="of:=IF(NOT([.$I513]=&quot;&quot;);IF([.$C513]=[.N$1];[.$I513];&quot;&quot;);&quot;&quot;)">
            <text:p/>
          </table:table-cell>
          <table:table-cell table:formula="of:=IF(NOT([.$I513]=&quot;&quot;);IF([.$C513]=[.O$1];[.$I513];&quot;&quot;);&quot;&quot;)">
            <text:p/>
          </table:table-cell>
          <table:table-cell table:formula="of:=IF(NOT([.$I513]=&quot;&quot;);IF([.$C513]=[.P$1];[.$I513];&quot;&quot;);&quot;&quot;)">
            <text:p/>
          </table:table-cell>
          <table:table-cell table:formula="of:=IF(NOT([.$I513]=&quot;&quot;);IF([.$C513]=[.Q$1];[.$I513];&quot;&quot;);&quot;&quot;)">
            <text:p/>
          </table:table-cell>
          <table:table-cell table:formula="of:=IF(NOT([.$I513]=&quot;&quot;);IF([.$C513]=[.R$1];[.$I513];&quot;&quot;);&quot;&quot;)">
            <text:p/>
          </table:table-cell>
          <table:table-cell table:formula="of:=IF(NOT([.$I513]=&quot;&quot;);IF([.$C513]=[.S$1];[.$I513];&quot;&quot;);&quot;&quot;)">
            <text:p/>
          </table:table-cell>
          <table:table-cell table:formula="of:=IF(NOT([.$I513]=&quot;&quot;);IF([.$C513]=[.T$1];[.$I513];&quot;&quot;);&quot;&quot;)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60" office:value-type="string" calcext:value-type="string">
            <text:p>Edinburgh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</text:p>
          </table:table-cell>
          <table:table-cell office:value-type="percentage" office:value="0.209027160493827" calcext:value-type="percentage">
            <text:p>20.90%</text:p>
          </table:table-cell>
          <table:table-cell table:formula="of:=IF([.D514]=&quot;con&quot;;[.E514];-[.E514])" office:value-type="percentage" office:value="-0.209027160493827" calcext:value-type="percentage">
            <text:p>-20.90%</text:p>
          </table:table-cell>
          <table:table-cell table:formula="of:=IF([.D514]=&quot;lab&quot;;[.E514];-[.E514])" office:value-type="percentage" office:value="0.209027160493827" calcext:value-type="percentage">
            <text:p>20.90%</text:p>
          </table:table-cell>
          <table:table-cell table:formula="of:=IF([.D514]=&quot;lib&quot;;[.E514];-[.E514])" office:value-type="percentage" office:value="-0.209027160493827" calcext:value-type="percentage">
            <text:p>-20.90%</text:p>
          </table:table-cell>
          <table:table-cell/>
          <table:table-cell table:formula="of:=IF(NOT([.$I514]=&quot;&quot;);IF([.$C514]=[.J$1];[.$I514];&quot;&quot;);&quot;&quot;)">
            <text:p/>
          </table:table-cell>
          <table:table-cell table:formula="of:=IF(NOT([.$I514]=&quot;&quot;);IF([.$C514]=[.K$1];[.$I514];&quot;&quot;);&quot;&quot;)">
            <text:p/>
          </table:table-cell>
          <table:table-cell table:formula="of:=IF(NOT([.$I514]=&quot;&quot;);IF([.$C514]=[.L$1];[.$I514];&quot;&quot;);&quot;&quot;)">
            <text:p/>
          </table:table-cell>
          <table:table-cell table:formula="of:=IF(NOT([.$I514]=&quot;&quot;);IF([.$C514]=[.M$1];[.$I514];&quot;&quot;);&quot;&quot;)">
            <text:p/>
          </table:table-cell>
          <table:table-cell table:formula="of:=IF(NOT([.$I514]=&quot;&quot;);IF([.$C514]=[.N$1];[.$I514];&quot;&quot;);&quot;&quot;)">
            <text:p/>
          </table:table-cell>
          <table:table-cell table:formula="of:=IF(NOT([.$I514]=&quot;&quot;);IF([.$C514]=[.O$1];[.$I514];&quot;&quot;);&quot;&quot;)">
            <text:p/>
          </table:table-cell>
          <table:table-cell table:formula="of:=IF(NOT([.$I514]=&quot;&quot;);IF([.$C514]=[.P$1];[.$I514];&quot;&quot;);&quot;&quot;)">
            <text:p/>
          </table:table-cell>
          <table:table-cell table:formula="of:=IF(NOT([.$I514]=&quot;&quot;);IF([.$C514]=[.Q$1];[.$I514];&quot;&quot;);&quot;&quot;)">
            <text:p/>
          </table:table-cell>
          <table:table-cell table:formula="of:=IF(NOT([.$I514]=&quot;&quot;);IF([.$C514]=[.R$1];[.$I514];&quot;&quot;);&quot;&quot;)">
            <text:p/>
          </table:table-cell>
          <table:table-cell table:formula="of:=IF(NOT([.$I514]=&quot;&quot;);IF([.$C514]=[.S$1];[.$I514];&quot;&quot;);&quot;&quot;)">
            <text:p/>
          </table:table-cell>
          <table:table-cell table:formula="of:=IF(NOT([.$I514]=&quot;&quot;);IF([.$C514]=[.T$1];[.$I514];&quot;&quot;);&quot;&quot;)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60" office:value-type="string" calcext:value-type="string">
            <text:p>Dunfermline and Dol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213130451073" calcext:value-type="percentage">
            <text:p>21.21%</text:p>
          </table:table-cell>
          <table:table-cell table:formula="of:=IF([.D515]=&quot;con&quot;;[.E515];-[.E515])" office:value-type="percentage" office:value="-0.21213130451073" calcext:value-type="percentage">
            <text:p>-21.21%</text:p>
          </table:table-cell>
          <table:table-cell table:formula="of:=IF([.D515]=&quot;lab&quot;;[.E515];-[.E515])" office:value-type="percentage" office:value="-0.21213130451073" calcext:value-type="percentage">
            <text:p>-21.21%</text:p>
          </table:table-cell>
          <table:table-cell table:formula="of:=IF([.D515]=&quot;lib&quot;;[.E515];-[.E515])" office:value-type="percentage" office:value="-0.21213130451073" calcext:value-type="percentage">
            <text:p>-21.21%</text:p>
          </table:table-cell>
          <table:table-cell/>
          <table:table-cell table:formula="of:=IF(NOT([.$I515]=&quot;&quot;);IF([.$C515]=[.J$1];[.$I515];&quot;&quot;);&quot;&quot;)">
            <text:p/>
          </table:table-cell>
          <table:table-cell table:formula="of:=IF(NOT([.$I515]=&quot;&quot;);IF([.$C515]=[.K$1];[.$I515];&quot;&quot;);&quot;&quot;)">
            <text:p/>
          </table:table-cell>
          <table:table-cell table:formula="of:=IF(NOT([.$I515]=&quot;&quot;);IF([.$C515]=[.L$1];[.$I515];&quot;&quot;);&quot;&quot;)">
            <text:p/>
          </table:table-cell>
          <table:table-cell table:formula="of:=IF(NOT([.$I515]=&quot;&quot;);IF([.$C515]=[.M$1];[.$I515];&quot;&quot;);&quot;&quot;)">
            <text:p/>
          </table:table-cell>
          <table:table-cell table:formula="of:=IF(NOT([.$I515]=&quot;&quot;);IF([.$C515]=[.N$1];[.$I515];&quot;&quot;);&quot;&quot;)">
            <text:p/>
          </table:table-cell>
          <table:table-cell table:formula="of:=IF(NOT([.$I515]=&quot;&quot;);IF([.$C515]=[.O$1];[.$I515];&quot;&quot;);&quot;&quot;)">
            <text:p/>
          </table:table-cell>
          <table:table-cell table:formula="of:=IF(NOT([.$I515]=&quot;&quot;);IF([.$C515]=[.P$1];[.$I515];&quot;&quot;);&quot;&quot;)">
            <text:p/>
          </table:table-cell>
          <table:table-cell table:formula="of:=IF(NOT([.$I515]=&quot;&quot;);IF([.$C515]=[.Q$1];[.$I515];&quot;&quot;);&quot;&quot;)">
            <text:p/>
          </table:table-cell>
          <table:table-cell table:formula="of:=IF(NOT([.$I515]=&quot;&quot;);IF([.$C515]=[.R$1];[.$I515];&quot;&quot;);&quot;&quot;)">
            <text:p/>
          </table:table-cell>
          <table:table-cell table:formula="of:=IF(NOT([.$I515]=&quot;&quot;);IF([.$C515]=[.S$1];[.$I515];&quot;&quot;);&quot;&quot;)">
            <text:p/>
          </table:table-cell>
          <table:table-cell table:formula="of:=IF(NOT([.$I515]=&quot;&quot;);IF([.$C515]=[.T$1];[.$I515];&quot;&quot;);&quot;&quot;)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71" office:value-type="string" calcext:value-type="string">
            <text:p>Hayes and Harl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14102415905676" calcext:value-type="percentage">
            <text:p>21.41%</text:p>
          </table:table-cell>
          <table:table-cell table:formula="of:=IF([.D516]=&quot;con&quot;;[.E516];-[.E516])" office:value-type="percentage" office:value="-0.214102415905676" calcext:value-type="percentage">
            <text:p>-21.41%</text:p>
          </table:table-cell>
          <table:table-cell table:formula="of:=IF([.D516]=&quot;lab&quot;;[.E516];-[.E516])" office:value-type="percentage" office:value="0.214102415905676" calcext:value-type="percentage">
            <text:p>21.41%</text:p>
          </table:table-cell>
          <table:table-cell table:formula="of:=IF([.D516]=&quot;lib&quot;;[.E516];-[.E516])" office:value-type="percentage" office:value="-0.214102415905676" calcext:value-type="percentage">
            <text:p>-21.41%</text:p>
          </table:table-cell>
          <table:table-cell/>
          <table:table-cell table:formula="of:=IF(NOT([.$I516]=&quot;&quot;);IF([.$C516]=[.J$1];[.$I516];&quot;&quot;);&quot;&quot;)">
            <text:p/>
          </table:table-cell>
          <table:table-cell table:formula="of:=IF(NOT([.$I516]=&quot;&quot;);IF([.$C516]=[.K$1];[.$I516];&quot;&quot;);&quot;&quot;)">
            <text:p/>
          </table:table-cell>
          <table:table-cell table:formula="of:=IF(NOT([.$I516]=&quot;&quot;);IF([.$C516]=[.L$1];[.$I516];&quot;&quot;);&quot;&quot;)">
            <text:p/>
          </table:table-cell>
          <table:table-cell table:formula="of:=IF(NOT([.$I516]=&quot;&quot;);IF([.$C516]=[.M$1];[.$I516];&quot;&quot;);&quot;&quot;)">
            <text:p/>
          </table:table-cell>
          <table:table-cell table:formula="of:=IF(NOT([.$I516]=&quot;&quot;);IF([.$C516]=[.N$1];[.$I516];&quot;&quot;);&quot;&quot;)">
            <text:p/>
          </table:table-cell>
          <table:table-cell table:formula="of:=IF(NOT([.$I516]=&quot;&quot;);IF([.$C516]=[.O$1];[.$I516];&quot;&quot;);&quot;&quot;)">
            <text:p/>
          </table:table-cell>
          <table:table-cell table:formula="of:=IF(NOT([.$I516]=&quot;&quot;);IF([.$C516]=[.P$1];[.$I516];&quot;&quot;);&quot;&quot;)">
            <text:p/>
          </table:table-cell>
          <table:table-cell table:formula="of:=IF(NOT([.$I516]=&quot;&quot;);IF([.$C516]=[.Q$1];[.$I516];&quot;&quot;);&quot;&quot;)">
            <text:p/>
          </table:table-cell>
          <table:table-cell table:formula="of:=IF(NOT([.$I516]=&quot;&quot;);IF([.$C516]=[.R$1];[.$I516];&quot;&quot;);&quot;&quot;)">
            <text:p/>
          </table:table-cell>
          <table:table-cell table:formula="of:=IF(NOT([.$I516]=&quot;&quot;);IF([.$C516]=[.S$1];[.$I516];&quot;&quot;);&quot;&quot;)">
            <text:p/>
          </table:table-cell>
          <table:table-cell table:formula="of:=IF(NOT([.$I516]=&quot;&quot;);IF([.$C516]=[.T$1];[.$I516];&quot;&quot;);&quot;&quot;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60" office:value-type="string" calcext:value-type="string">
            <text:p>West Dunbartonsh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5588433965964" calcext:value-type="percentage">
            <text:p>21.56%</text:p>
          </table:table-cell>
          <table:table-cell table:formula="of:=IF([.D517]=&quot;con&quot;;[.E517];-[.E517])" office:value-type="percentage" office:value="-0.215588433965964" calcext:value-type="percentage">
            <text:p>-21.56%</text:p>
          </table:table-cell>
          <table:table-cell table:formula="of:=IF([.D517]=&quot;lab&quot;;[.E517];-[.E517])" office:value-type="percentage" office:value="-0.215588433965964" calcext:value-type="percentage">
            <text:p>-21.56%</text:p>
          </table:table-cell>
          <table:table-cell table:formula="of:=IF([.D517]=&quot;lib&quot;;[.E517];-[.E517])" office:value-type="percentage" office:value="-0.215588433965964" calcext:value-type="percentage">
            <text:p>-21.56%</text:p>
          </table:table-cell>
          <table:table-cell/>
          <table:table-cell table:formula="of:=IF(NOT([.$I517]=&quot;&quot;);IF([.$C517]=[.J$1];[.$I517];&quot;&quot;);&quot;&quot;)">
            <text:p/>
          </table:table-cell>
          <table:table-cell table:formula="of:=IF(NOT([.$I517]=&quot;&quot;);IF([.$C517]=[.K$1];[.$I517];&quot;&quot;);&quot;&quot;)">
            <text:p/>
          </table:table-cell>
          <table:table-cell table:formula="of:=IF(NOT([.$I517]=&quot;&quot;);IF([.$C517]=[.L$1];[.$I517];&quot;&quot;);&quot;&quot;)">
            <text:p/>
          </table:table-cell>
          <table:table-cell table:formula="of:=IF(NOT([.$I517]=&quot;&quot;);IF([.$C517]=[.M$1];[.$I517];&quot;&quot;);&quot;&quot;)">
            <text:p/>
          </table:table-cell>
          <table:table-cell table:formula="of:=IF(NOT([.$I517]=&quot;&quot;);IF([.$C517]=[.N$1];[.$I517];&quot;&quot;);&quot;&quot;)">
            <text:p/>
          </table:table-cell>
          <table:table-cell table:formula="of:=IF(NOT([.$I517]=&quot;&quot;);IF([.$C517]=[.O$1];[.$I517];&quot;&quot;);&quot;&quot;)">
            <text:p/>
          </table:table-cell>
          <table:table-cell table:formula="of:=IF(NOT([.$I517]=&quot;&quot;);IF([.$C517]=[.P$1];[.$I517];&quot;&quot;);&quot;&quot;)">
            <text:p/>
          </table:table-cell>
          <table:table-cell table:formula="of:=IF(NOT([.$I517]=&quot;&quot;);IF([.$C517]=[.Q$1];[.$I517];&quot;&quot;);&quot;&quot;)">
            <text:p/>
          </table:table-cell>
          <table:table-cell table:formula="of:=IF(NOT([.$I517]=&quot;&quot;);IF([.$C517]=[.R$1];[.$I517];&quot;&quot;);&quot;&quot;)">
            <text:p/>
          </table:table-cell>
          <table:table-cell table:formula="of:=IF(NOT([.$I517]=&quot;&quot;);IF([.$C517]=[.S$1];[.$I517];&quot;&quot;);&quot;&quot;)">
            <text:p/>
          </table:table-cell>
          <table:table-cell table:formula="of:=IF(NOT([.$I517]=&quot;&quot;);IF([.$C517]=[.T$1];[.$I517];&quot;&quot;);&quot;&quot;)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70" office:value-type="string" calcext:value-type="string">
            <text:p>Twicken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218933401377903" calcext:value-type="percentage">
            <text:p>21.89%</text:p>
          </table:table-cell>
          <table:table-cell table:formula="of:=IF([.D518]=&quot;con&quot;;[.E518];-[.E518])" office:value-type="percentage" office:value="-0.218933401377903" calcext:value-type="percentage">
            <text:p>-21.89%</text:p>
          </table:table-cell>
          <table:table-cell table:formula="of:=IF([.D518]=&quot;lab&quot;;[.E518];-[.E518])" office:value-type="percentage" office:value="-0.218933401377903" calcext:value-type="percentage">
            <text:p>-21.89%</text:p>
          </table:table-cell>
          <table:table-cell table:formula="of:=IF([.D518]=&quot;lib&quot;;[.E518];-[.E518])" office:value-type="percentage" office:value="0.218933401377903" calcext:value-type="percentage">
            <text:p>21.89%</text:p>
          </table:table-cell>
          <table:table-cell/>
          <table:table-cell table:formula="of:=IF(NOT([.$I518]=&quot;&quot;);IF([.$C518]=[.J$1];[.$I518];&quot;&quot;);&quot;&quot;)">
            <text:p/>
          </table:table-cell>
          <table:table-cell table:formula="of:=IF(NOT([.$I518]=&quot;&quot;);IF([.$C518]=[.K$1];[.$I518];&quot;&quot;);&quot;&quot;)">
            <text:p/>
          </table:table-cell>
          <table:table-cell table:formula="of:=IF(NOT([.$I518]=&quot;&quot;);IF([.$C518]=[.L$1];[.$I518];&quot;&quot;);&quot;&quot;)">
            <text:p/>
          </table:table-cell>
          <table:table-cell table:formula="of:=IF(NOT([.$I518]=&quot;&quot;);IF([.$C518]=[.M$1];[.$I518];&quot;&quot;);&quot;&quot;)">
            <text:p/>
          </table:table-cell>
          <table:table-cell table:formula="of:=IF(NOT([.$I518]=&quot;&quot;);IF([.$C518]=[.N$1];[.$I518];&quot;&quot;);&quot;&quot;)">
            <text:p/>
          </table:table-cell>
          <table:table-cell table:formula="of:=IF(NOT([.$I518]=&quot;&quot;);IF([.$C518]=[.O$1];[.$I518];&quot;&quot;);&quot;&quot;)">
            <text:p/>
          </table:table-cell>
          <table:table-cell table:formula="of:=IF(NOT([.$I518]=&quot;&quot;);IF([.$C518]=[.P$1];[.$I518];&quot;&quot;);&quot;&quot;)">
            <text:p/>
          </table:table-cell>
          <table:table-cell table:formula="of:=IF(NOT([.$I518]=&quot;&quot;);IF([.$C518]=[.Q$1];[.$I518];&quot;&quot;);&quot;&quot;)">
            <text:p/>
          </table:table-cell>
          <table:table-cell table:formula="of:=IF(NOT([.$I518]=&quot;&quot;);IF([.$C518]=[.R$1];[.$I518];&quot;&quot;);&quot;&quot;)">
            <text:p/>
          </table:table-cell>
          <table:table-cell table:formula="of:=IF(NOT([.$I518]=&quot;&quot;);IF([.$C518]=[.S$1];[.$I518];&quot;&quot;);&quot;&quot;)">
            <text:p/>
          </table:table-cell>
          <table:table-cell table:formula="of:=IF(NOT([.$I518]=&quot;&quot;);IF([.$C518]=[.T$1];[.$I518];&quot;&quot;);&quot;&quot;)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60" office:value-type="string" calcext:value-type="string">
            <text:p>Aberdeen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9167679222358" calcext:value-type="percentage">
            <text:p>21.92%</text:p>
          </table:table-cell>
          <table:table-cell table:formula="of:=IF([.D519]=&quot;con&quot;;[.E519];-[.E519])" office:value-type="percentage" office:value="-0.219167679222358" calcext:value-type="percentage">
            <text:p>-21.92%</text:p>
          </table:table-cell>
          <table:table-cell table:formula="of:=IF([.D519]=&quot;lab&quot;;[.E519];-[.E519])" office:value-type="percentage" office:value="-0.219167679222358" calcext:value-type="percentage">
            <text:p>-21.92%</text:p>
          </table:table-cell>
          <table:table-cell table:formula="of:=IF([.D519]=&quot;lib&quot;;[.E519];-[.E519])" office:value-type="percentage" office:value="-0.219167679222358" calcext:value-type="percentage">
            <text:p>-21.92%</text:p>
          </table:table-cell>
          <table:table-cell/>
          <table:table-cell table:formula="of:=IF(NOT([.$I519]=&quot;&quot;);IF([.$C519]=[.J$1];[.$I519];&quot;&quot;);&quot;&quot;)">
            <text:p/>
          </table:table-cell>
          <table:table-cell table:formula="of:=IF(NOT([.$I519]=&quot;&quot;);IF([.$C519]=[.K$1];[.$I519];&quot;&quot;);&quot;&quot;)">
            <text:p/>
          </table:table-cell>
          <table:table-cell table:formula="of:=IF(NOT([.$I519]=&quot;&quot;);IF([.$C519]=[.L$1];[.$I519];&quot;&quot;);&quot;&quot;)">
            <text:p/>
          </table:table-cell>
          <table:table-cell table:formula="of:=IF(NOT([.$I519]=&quot;&quot;);IF([.$C519]=[.M$1];[.$I519];&quot;&quot;);&quot;&quot;)">
            <text:p/>
          </table:table-cell>
          <table:table-cell table:formula="of:=IF(NOT([.$I519]=&quot;&quot;);IF([.$C519]=[.N$1];[.$I519];&quot;&quot;);&quot;&quot;)">
            <text:p/>
          </table:table-cell>
          <table:table-cell table:formula="of:=IF(NOT([.$I519]=&quot;&quot;);IF([.$C519]=[.O$1];[.$I519];&quot;&quot;);&quot;&quot;)">
            <text:p/>
          </table:table-cell>
          <table:table-cell table:formula="of:=IF(NOT([.$I519]=&quot;&quot;);IF([.$C519]=[.P$1];[.$I519];&quot;&quot;);&quot;&quot;)">
            <text:p/>
          </table:table-cell>
          <table:table-cell table:formula="of:=IF(NOT([.$I519]=&quot;&quot;);IF([.$C519]=[.Q$1];[.$I519];&quot;&quot;);&quot;&quot;)">
            <text:p/>
          </table:table-cell>
          <table:table-cell table:formula="of:=IF(NOT([.$I519]=&quot;&quot;);IF([.$C519]=[.R$1];[.$I519];&quot;&quot;);&quot;&quot;)">
            <text:p/>
          </table:table-cell>
          <table:table-cell table:formula="of:=IF(NOT([.$I519]=&quot;&quot;);IF([.$C519]=[.S$1];[.$I519];&quot;&quot;);&quot;&quot;)">
            <text:p/>
          </table:table-cell>
          <table:table-cell table:formula="of:=IF(NOT([.$I519]=&quot;&quot;);IF([.$C519]=[.T$1];[.$I519];&quot;&quot;);&quot;&quot;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71" office:value-type="string" calcext:value-type="string">
            <text:p>Luton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0704496545475" calcext:value-type="percentage">
            <text:p>22.07%</text:p>
          </table:table-cell>
          <table:table-cell table:formula="of:=IF([.D520]=&quot;con&quot;;[.E520];-[.E520])" office:value-type="percentage" office:value="-0.220704496545475" calcext:value-type="percentage">
            <text:p>-22.07%</text:p>
          </table:table-cell>
          <table:table-cell table:formula="of:=IF([.D520]=&quot;lab&quot;;[.E520];-[.E520])" office:value-type="percentage" office:value="0.220704496545475" calcext:value-type="percentage">
            <text:p>22.07%</text:p>
          </table:table-cell>
          <table:table-cell table:formula="of:=IF([.D520]=&quot;lib&quot;;[.E520];-[.E520])" office:value-type="percentage" office:value="-0.220704496545475" calcext:value-type="percentage">
            <text:p>-22.07%</text:p>
          </table:table-cell>
          <table:table-cell/>
          <table:table-cell table:formula="of:=IF(NOT([.$I520]=&quot;&quot;);IF([.$C520]=[.J$1];[.$I520];&quot;&quot;);&quot;&quot;)">
            <text:p/>
          </table:table-cell>
          <table:table-cell table:formula="of:=IF(NOT([.$I520]=&quot;&quot;);IF([.$C520]=[.K$1];[.$I520];&quot;&quot;);&quot;&quot;)">
            <text:p/>
          </table:table-cell>
          <table:table-cell table:formula="of:=IF(NOT([.$I520]=&quot;&quot;);IF([.$C520]=[.L$1];[.$I520];&quot;&quot;);&quot;&quot;)">
            <text:p/>
          </table:table-cell>
          <table:table-cell table:formula="of:=IF(NOT([.$I520]=&quot;&quot;);IF([.$C520]=[.M$1];[.$I520];&quot;&quot;);&quot;&quot;)">
            <text:p/>
          </table:table-cell>
          <table:table-cell table:formula="of:=IF(NOT([.$I520]=&quot;&quot;);IF([.$C520]=[.N$1];[.$I520];&quot;&quot;);&quot;&quot;)">
            <text:p/>
          </table:table-cell>
          <table:table-cell table:formula="of:=IF(NOT([.$I520]=&quot;&quot;);IF([.$C520]=[.O$1];[.$I520];&quot;&quot;);&quot;&quot;)">
            <text:p/>
          </table:table-cell>
          <table:table-cell table:formula="of:=IF(NOT([.$I520]=&quot;&quot;);IF([.$C520]=[.P$1];[.$I520];&quot;&quot;);&quot;&quot;)">
            <text:p/>
          </table:table-cell>
          <table:table-cell table:formula="of:=IF(NOT([.$I520]=&quot;&quot;);IF([.$C520]=[.Q$1];[.$I520];&quot;&quot;);&quot;&quot;)">
            <text:p/>
          </table:table-cell>
          <table:table-cell table:formula="of:=IF(NOT([.$I520]=&quot;&quot;);IF([.$C520]=[.R$1];[.$I520];&quot;&quot;);&quot;&quot;)">
            <text:p/>
          </table:table-cell>
          <table:table-cell table:formula="of:=IF(NOT([.$I520]=&quot;&quot;);IF([.$C520]=[.S$1];[.$I520];&quot;&quot;);&quot;&quot;)">
            <text:p/>
          </table:table-cell>
          <table:table-cell table:formula="of:=IF(NOT([.$I520]=&quot;&quot;);IF([.$C520]=[.T$1];[.$I520];&quot;&quot;);&quot;&quot;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70" office:value-type="string" calcext:value-type="string">
            <text:p>Edinburgh North and Lei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225266389419387" calcext:value-type="percentage">
            <text:p>22.53%</text:p>
          </table:table-cell>
          <table:table-cell table:formula="of:=IF([.D521]=&quot;con&quot;;[.E521];-[.E521])" office:value-type="percentage" office:value="-0.225266389419387" calcext:value-type="percentage">
            <text:p>-22.53%</text:p>
          </table:table-cell>
          <table:table-cell table:formula="of:=IF([.D521]=&quot;lab&quot;;[.E521];-[.E521])" office:value-type="percentage" office:value="-0.225266389419387" calcext:value-type="percentage">
            <text:p>-22.53%</text:p>
          </table:table-cell>
          <table:table-cell table:formula="of:=IF([.D521]=&quot;lib&quot;;[.E521];-[.E521])" office:value-type="percentage" office:value="-0.225266389419387" calcext:value-type="percentage">
            <text:p>-22.53%</text:p>
          </table:table-cell>
          <table:table-cell/>
          <table:table-cell table:formula="of:=IF(NOT([.$I521]=&quot;&quot;);IF([.$C521]=[.J$1];[.$I521];&quot;&quot;);&quot;&quot;)">
            <text:p/>
          </table:table-cell>
          <table:table-cell table:formula="of:=IF(NOT([.$I521]=&quot;&quot;);IF([.$C521]=[.K$1];[.$I521];&quot;&quot;);&quot;&quot;)">
            <text:p/>
          </table:table-cell>
          <table:table-cell table:formula="of:=IF(NOT([.$I521]=&quot;&quot;);IF([.$C521]=[.L$1];[.$I521];&quot;&quot;);&quot;&quot;)">
            <text:p/>
          </table:table-cell>
          <table:table-cell table:formula="of:=IF(NOT([.$I521]=&quot;&quot;);IF([.$C521]=[.M$1];[.$I521];&quot;&quot;);&quot;&quot;)">
            <text:p/>
          </table:table-cell>
          <table:table-cell table:formula="of:=IF(NOT([.$I521]=&quot;&quot;);IF([.$C521]=[.N$1];[.$I521];&quot;&quot;);&quot;&quot;)">
            <text:p/>
          </table:table-cell>
          <table:table-cell table:formula="of:=IF(NOT([.$I521]=&quot;&quot;);IF([.$C521]=[.O$1];[.$I521];&quot;&quot;);&quot;&quot;)">
            <text:p/>
          </table:table-cell>
          <table:table-cell table:formula="of:=IF(NOT([.$I521]=&quot;&quot;);IF([.$C521]=[.P$1];[.$I521];&quot;&quot;);&quot;&quot;)">
            <text:p/>
          </table:table-cell>
          <table:table-cell table:formula="of:=IF(NOT([.$I521]=&quot;&quot;);IF([.$C521]=[.Q$1];[.$I521];&quot;&quot;);&quot;&quot;)">
            <text:p/>
          </table:table-cell>
          <table:table-cell table:formula="of:=IF(NOT([.$I521]=&quot;&quot;);IF([.$C521]=[.R$1];[.$I521];&quot;&quot;);&quot;&quot;)">
            <text:p/>
          </table:table-cell>
          <table:table-cell table:formula="of:=IF(NOT([.$I521]=&quot;&quot;);IF([.$C521]=[.S$1];[.$I521];&quot;&quot;);&quot;&quot;)">
            <text:p/>
          </table:table-cell>
          <table:table-cell table:formula="of:=IF(NOT([.$I521]=&quot;&quot;);IF([.$C521]=[.T$1];[.$I521];&quot;&quot;);&quot;&quot;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60" office:value-type="string" calcext:value-type="string">
            <text:p>Paisley and Renfrewshir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25606254693229" calcext:value-type="percentage">
            <text:p>22.56%</text:p>
          </table:table-cell>
          <table:table-cell table:formula="of:=IF([.D522]=&quot;con&quot;;[.E522];-[.E522])" office:value-type="percentage" office:value="-0.225606254693229" calcext:value-type="percentage">
            <text:p>-22.56%</text:p>
          </table:table-cell>
          <table:table-cell table:formula="of:=IF([.D522]=&quot;lab&quot;;[.E522];-[.E522])" office:value-type="percentage" office:value="-0.225606254693229" calcext:value-type="percentage">
            <text:p>-22.56%</text:p>
          </table:table-cell>
          <table:table-cell table:formula="of:=IF([.D522]=&quot;lib&quot;;[.E522];-[.E522])" office:value-type="percentage" office:value="-0.225606254693229" calcext:value-type="percentage">
            <text:p>-22.56%</text:p>
          </table:table-cell>
          <table:table-cell/>
          <table:table-cell table:formula="of:=IF(NOT([.$I522]=&quot;&quot;);IF([.$C522]=[.J$1];[.$I522];&quot;&quot;);&quot;&quot;)">
            <text:p/>
          </table:table-cell>
          <table:table-cell table:formula="of:=IF(NOT([.$I522]=&quot;&quot;);IF([.$C522]=[.K$1];[.$I522];&quot;&quot;);&quot;&quot;)">
            <text:p/>
          </table:table-cell>
          <table:table-cell table:formula="of:=IF(NOT([.$I522]=&quot;&quot;);IF([.$C522]=[.L$1];[.$I522];&quot;&quot;);&quot;&quot;)">
            <text:p/>
          </table:table-cell>
          <table:table-cell table:formula="of:=IF(NOT([.$I522]=&quot;&quot;);IF([.$C522]=[.M$1];[.$I522];&quot;&quot;);&quot;&quot;)">
            <text:p/>
          </table:table-cell>
          <table:table-cell table:formula="of:=IF(NOT([.$I522]=&quot;&quot;);IF([.$C522]=[.N$1];[.$I522];&quot;&quot;);&quot;&quot;)">
            <text:p/>
          </table:table-cell>
          <table:table-cell table:formula="of:=IF(NOT([.$I522]=&quot;&quot;);IF([.$C522]=[.O$1];[.$I522];&quot;&quot;);&quot;&quot;)">
            <text:p/>
          </table:table-cell>
          <table:table-cell table:formula="of:=IF(NOT([.$I522]=&quot;&quot;);IF([.$C522]=[.P$1];[.$I522];&quot;&quot;);&quot;&quot;)">
            <text:p/>
          </table:table-cell>
          <table:table-cell table:formula="of:=IF(NOT([.$I522]=&quot;&quot;);IF([.$C522]=[.Q$1];[.$I522];&quot;&quot;);&quot;&quot;)">
            <text:p/>
          </table:table-cell>
          <table:table-cell table:formula="of:=IF(NOT([.$I522]=&quot;&quot;);IF([.$C522]=[.R$1];[.$I522];&quot;&quot;);&quot;&quot;)">
            <text:p/>
          </table:table-cell>
          <table:table-cell table:formula="of:=IF(NOT([.$I522]=&quot;&quot;);IF([.$C522]=[.S$1];[.$I522];&quot;&quot;);&quot;&quot;)">
            <text:p/>
          </table:table-cell>
          <table:table-cell table:formula="of:=IF(NOT([.$I522]=&quot;&quot;);IF([.$C522]=[.T$1];[.$I522];&quot;&quot;);&quot;&quot;)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71" office:value-type="string" calcext:value-type="string">
            <text:p>Stock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6799887540821" calcext:value-type="percentage">
            <text:p>22.68%</text:p>
          </table:table-cell>
          <table:table-cell table:formula="of:=IF([.D523]=&quot;con&quot;;[.E523];-[.E523])" office:value-type="percentage" office:value="-0.226799887540821" calcext:value-type="percentage">
            <text:p>-22.68%</text:p>
          </table:table-cell>
          <table:table-cell table:formula="of:=IF([.D523]=&quot;lab&quot;;[.E523];-[.E523])" office:value-type="percentage" office:value="0.226799887540821" calcext:value-type="percentage">
            <text:p>22.68%</text:p>
          </table:table-cell>
          <table:table-cell table:formula="of:=IF([.D523]=&quot;lib&quot;;[.E523];-[.E523])" office:value-type="percentage" office:value="-0.226799887540821" calcext:value-type="percentage">
            <text:p>-22.68%</text:p>
          </table:table-cell>
          <table:table-cell/>
          <table:table-cell table:formula="of:=IF(NOT([.$I523]=&quot;&quot;);IF([.$C523]=[.J$1];[.$I523];&quot;&quot;);&quot;&quot;)">
            <text:p/>
          </table:table-cell>
          <table:table-cell table:formula="of:=IF(NOT([.$I523]=&quot;&quot;);IF([.$C523]=[.K$1];[.$I523];&quot;&quot;);&quot;&quot;)">
            <text:p/>
          </table:table-cell>
          <table:table-cell table:formula="of:=IF(NOT([.$I523]=&quot;&quot;);IF([.$C523]=[.L$1];[.$I523];&quot;&quot;);&quot;&quot;)">
            <text:p/>
          </table:table-cell>
          <table:table-cell table:formula="of:=IF(NOT([.$I523]=&quot;&quot;);IF([.$C523]=[.M$1];[.$I523];&quot;&quot;);&quot;&quot;)">
            <text:p/>
          </table:table-cell>
          <table:table-cell table:formula="of:=IF(NOT([.$I523]=&quot;&quot;);IF([.$C523]=[.N$1];[.$I523];&quot;&quot;);&quot;&quot;)">
            <text:p/>
          </table:table-cell>
          <table:table-cell table:formula="of:=IF(NOT([.$I523]=&quot;&quot;);IF([.$C523]=[.O$1];[.$I523];&quot;&quot;);&quot;&quot;)">
            <text:p/>
          </table:table-cell>
          <table:table-cell table:formula="of:=IF(NOT([.$I523]=&quot;&quot;);IF([.$C523]=[.P$1];[.$I523];&quot;&quot;);&quot;&quot;)">
            <text:p/>
          </table:table-cell>
          <table:table-cell table:formula="of:=IF(NOT([.$I523]=&quot;&quot;);IF([.$C523]=[.Q$1];[.$I523];&quot;&quot;);&quot;&quot;)">
            <text:p/>
          </table:table-cell>
          <table:table-cell table:formula="of:=IF(NOT([.$I523]=&quot;&quot;);IF([.$C523]=[.R$1];[.$I523];&quot;&quot;);&quot;&quot;)">
            <text:p/>
          </table:table-cell>
          <table:table-cell table:formula="of:=IF(NOT([.$I523]=&quot;&quot;);IF([.$C523]=[.S$1];[.$I523];&quot;&quot;);&quot;&quot;)">
            <text:p/>
          </table:table-cell>
          <table:table-cell table:formula="of:=IF(NOT([.$I523]=&quot;&quot;);IF([.$C523]=[.T$1];[.$I523];&quot;&quot;);&quot;&quot;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4" office:value-type="string" calcext:value-type="string">
            <text:p>Newcastle upon Tyne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27667077735229" calcext:value-type="percentage">
            <text:p>22.77%</text:p>
          </table:table-cell>
          <table:table-cell table:formula="of:=IF([.D524]=&quot;con&quot;;[.E524];-[.E524])" office:value-type="percentage" office:value="-0.227667077735229" calcext:value-type="percentage">
            <text:p>-22.77%</text:p>
          </table:table-cell>
          <table:table-cell table:formula="of:=IF([.D524]=&quot;lab&quot;;[.E524];-[.E524])" office:value-type="percentage" office:value="0.227667077735229" calcext:value-type="percentage">
            <text:p>22.77%</text:p>
          </table:table-cell>
          <table:table-cell table:formula="of:=IF([.D524]=&quot;lib&quot;;[.E524];-[.E524])" office:value-type="percentage" office:value="-0.227667077735229" calcext:value-type="percentage">
            <text:p>-22.77%</text:p>
          </table:table-cell>
          <table:table-cell/>
          <table:table-cell table:formula="of:=IF(NOT([.$I524]=&quot;&quot;);IF([.$C524]=[.J$1];[.$I524];&quot;&quot;);&quot;&quot;)">
            <text:p/>
          </table:table-cell>
          <table:table-cell table:formula="of:=IF(NOT([.$I524]=&quot;&quot;);IF([.$C524]=[.K$1];[.$I524];&quot;&quot;);&quot;&quot;)">
            <text:p/>
          </table:table-cell>
          <table:table-cell table:formula="of:=IF(NOT([.$I524]=&quot;&quot;);IF([.$C524]=[.L$1];[.$I524];&quot;&quot;);&quot;&quot;)">
            <text:p/>
          </table:table-cell>
          <table:table-cell table:formula="of:=IF(NOT([.$I524]=&quot;&quot;);IF([.$C524]=[.M$1];[.$I524];&quot;&quot;);&quot;&quot;)">
            <text:p/>
          </table:table-cell>
          <table:table-cell table:formula="of:=IF(NOT([.$I524]=&quot;&quot;);IF([.$C524]=[.N$1];[.$I524];&quot;&quot;);&quot;&quot;)">
            <text:p/>
          </table:table-cell>
          <table:table-cell table:formula="of:=IF(NOT([.$I524]=&quot;&quot;);IF([.$C524]=[.O$1];[.$I524];&quot;&quot;);&quot;&quot;)">
            <text:p/>
          </table:table-cell>
          <table:table-cell table:formula="of:=IF(NOT([.$I524]=&quot;&quot;);IF([.$C524]=[.P$1];[.$I524];&quot;&quot;);&quot;&quot;)">
            <text:p/>
          </table:table-cell>
          <table:table-cell table:formula="of:=IF(NOT([.$I524]=&quot;&quot;);IF([.$C524]=[.Q$1];[.$I524];&quot;&quot;);&quot;&quot;)">
            <text:p/>
          </table:table-cell>
          <table:table-cell table:formula="of:=IF(NOT([.$I524]=&quot;&quot;);IF([.$C524]=[.R$1];[.$I524];&quot;&quot;);&quot;&quot;)">
            <text:p/>
          </table:table-cell>
          <table:table-cell table:formula="of:=IF(NOT([.$I524]=&quot;&quot;);IF([.$C524]=[.S$1];[.$I524];&quot;&quot;);&quot;&quot;)">
            <text:p/>
          </table:table-cell>
          <table:table-cell table:formula="of:=IF(NOT([.$I524]=&quot;&quot;);IF([.$C524]=[.T$1];[.$I524];&quot;&quot;);&quot;&quot;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65" office:value-type="string" calcext:value-type="string">
            <text:p>Arbroath and Broughty F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29853890720403" calcext:value-type="percentage">
            <text:p>22.99%</text:p>
          </table:table-cell>
          <table:table-cell table:formula="of:=IF([.D525]=&quot;con&quot;;[.E525];-[.E525])" office:value-type="percentage" office:value="-0.229853890720403" calcext:value-type="percentage">
            <text:p>-22.99%</text:p>
          </table:table-cell>
          <table:table-cell table:formula="of:=IF([.D525]=&quot;lab&quot;;[.E525];-[.E525])" office:value-type="percentage" office:value="-0.229853890720403" calcext:value-type="percentage">
            <text:p>-22.99%</text:p>
          </table:table-cell>
          <table:table-cell table:formula="of:=IF([.D525]=&quot;lib&quot;;[.E525];-[.E525])" office:value-type="percentage" office:value="-0.229853890720403" calcext:value-type="percentage">
            <text:p>-22.99%</text:p>
          </table:table-cell>
          <table:table-cell/>
          <table:table-cell table:formula="of:=IF(NOT([.$I525]=&quot;&quot;);IF([.$C525]=[.J$1];[.$I525];&quot;&quot;);&quot;&quot;)">
            <text:p/>
          </table:table-cell>
          <table:table-cell table:formula="of:=IF(NOT([.$I525]=&quot;&quot;);IF([.$C525]=[.K$1];[.$I525];&quot;&quot;);&quot;&quot;)">
            <text:p/>
          </table:table-cell>
          <table:table-cell table:formula="of:=IF(NOT([.$I525]=&quot;&quot;);IF([.$C525]=[.L$1];[.$I525];&quot;&quot;);&quot;&quot;)">
            <text:p/>
          </table:table-cell>
          <table:table-cell table:formula="of:=IF(NOT([.$I525]=&quot;&quot;);IF([.$C525]=[.M$1];[.$I525];&quot;&quot;);&quot;&quot;)">
            <text:p/>
          </table:table-cell>
          <table:table-cell table:formula="of:=IF(NOT([.$I525]=&quot;&quot;);IF([.$C525]=[.N$1];[.$I525];&quot;&quot;);&quot;&quot;)">
            <text:p/>
          </table:table-cell>
          <table:table-cell table:formula="of:=IF(NOT([.$I525]=&quot;&quot;);IF([.$C525]=[.O$1];[.$I525];&quot;&quot;);&quot;&quot;)">
            <text:p/>
          </table:table-cell>
          <table:table-cell table:formula="of:=IF(NOT([.$I525]=&quot;&quot;);IF([.$C525]=[.P$1];[.$I525];&quot;&quot;);&quot;&quot;)">
            <text:p/>
          </table:table-cell>
          <table:table-cell table:formula="of:=IF(NOT([.$I525]=&quot;&quot;);IF([.$C525]=[.Q$1];[.$I525];&quot;&quot;);&quot;&quot;)">
            <text:p/>
          </table:table-cell>
          <table:table-cell table:formula="of:=IF(NOT([.$I525]=&quot;&quot;);IF([.$C525]=[.R$1];[.$I525];&quot;&quot;);&quot;&quot;)">
            <text:p/>
          </table:table-cell>
          <table:table-cell table:formula="of:=IF(NOT([.$I525]=&quot;&quot;);IF([.$C525]=[.S$1];[.$I525];&quot;&quot;);&quot;&quot;)">
            <text:p/>
          </table:table-cell>
          <table:table-cell table:formula="of:=IF(NOT([.$I525]=&quot;&quot;);IF([.$C525]=[.T$1];[.$I525];&quot;&quot;);&quot;&quot;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65" office:value-type="string" calcext:value-type="string">
            <text:p>Glenrothes and Mid Fi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1739813697132" calcext:value-type="percentage">
            <text:p>23.17%</text:p>
          </table:table-cell>
          <table:table-cell table:formula="of:=IF([.D526]=&quot;con&quot;;[.E526];-[.E526])" office:value-type="percentage" office:value="-0.231739813697132" calcext:value-type="percentage">
            <text:p>-23.17%</text:p>
          </table:table-cell>
          <table:table-cell table:formula="of:=IF([.D526]=&quot;lab&quot;;[.E526];-[.E526])" office:value-type="percentage" office:value="-0.231739813697132" calcext:value-type="percentage">
            <text:p>-23.17%</text:p>
          </table:table-cell>
          <table:table-cell table:formula="of:=IF([.D526]=&quot;lib&quot;;[.E526];-[.E526])" office:value-type="percentage" office:value="-0.231739813697132" calcext:value-type="percentage">
            <text:p>-23.17%</text:p>
          </table:table-cell>
          <table:table-cell/>
          <table:table-cell table:formula="of:=IF(NOT([.$I526]=&quot;&quot;);IF([.$C526]=[.J$1];[.$I526];&quot;&quot;);&quot;&quot;)">
            <text:p/>
          </table:table-cell>
          <table:table-cell table:formula="of:=IF(NOT([.$I526]=&quot;&quot;);IF([.$C526]=[.K$1];[.$I526];&quot;&quot;);&quot;&quot;)">
            <text:p/>
          </table:table-cell>
          <table:table-cell table:formula="of:=IF(NOT([.$I526]=&quot;&quot;);IF([.$C526]=[.L$1];[.$I526];&quot;&quot;);&quot;&quot;)">
            <text:p/>
          </table:table-cell>
          <table:table-cell table:formula="of:=IF(NOT([.$I526]=&quot;&quot;);IF([.$C526]=[.M$1];[.$I526];&quot;&quot;);&quot;&quot;)">
            <text:p/>
          </table:table-cell>
          <table:table-cell table:formula="of:=IF(NOT([.$I526]=&quot;&quot;);IF([.$C526]=[.N$1];[.$I526];&quot;&quot;);&quot;&quot;)">
            <text:p/>
          </table:table-cell>
          <table:table-cell table:formula="of:=IF(NOT([.$I526]=&quot;&quot;);IF([.$C526]=[.O$1];[.$I526];&quot;&quot;);&quot;&quot;)">
            <text:p/>
          </table:table-cell>
          <table:table-cell table:formula="of:=IF(NOT([.$I526]=&quot;&quot;);IF([.$C526]=[.P$1];[.$I526];&quot;&quot;);&quot;&quot;)">
            <text:p/>
          </table:table-cell>
          <table:table-cell table:formula="of:=IF(NOT([.$I526]=&quot;&quot;);IF([.$C526]=[.Q$1];[.$I526];&quot;&quot;);&quot;&quot;)">
            <text:p/>
          </table:table-cell>
          <table:table-cell table:formula="of:=IF(NOT([.$I526]=&quot;&quot;);IF([.$C526]=[.R$1];[.$I526];&quot;&quot;);&quot;&quot;)">
            <text:p/>
          </table:table-cell>
          <table:table-cell table:formula="of:=IF(NOT([.$I526]=&quot;&quot;);IF([.$C526]=[.S$1];[.$I526];&quot;&quot;);&quot;&quot;)">
            <text:p/>
          </table:table-cell>
          <table:table-cell table:formula="of:=IF(NOT([.$I526]=&quot;&quot;);IF([.$C526]=[.T$1];[.$I526];&quot;&quot;);&quot;&quot;)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58" office:value-type="string" calcext:value-type="string">
            <text:p>Swanse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33380763929032" calcext:value-type="percentage">
            <text:p>23.34%</text:p>
          </table:table-cell>
          <table:table-cell table:formula="of:=IF([.D527]=&quot;con&quot;;[.E527];-[.E527])" office:value-type="percentage" office:value="-0.233380763929032" calcext:value-type="percentage">
            <text:p>-23.34%</text:p>
          </table:table-cell>
          <table:table-cell table:formula="of:=IF([.D527]=&quot;lab&quot;;[.E527];-[.E527])" office:value-type="percentage" office:value="0.233380763929032" calcext:value-type="percentage">
            <text:p>23.34%</text:p>
          </table:table-cell>
          <table:table-cell table:formula="of:=IF([.D527]=&quot;lib&quot;;[.E527];-[.E527])" office:value-type="percentage" office:value="-0.233380763929032" calcext:value-type="percentage">
            <text:p>-23.34%</text:p>
          </table:table-cell>
          <table:table-cell/>
          <table:table-cell table:formula="of:=IF(NOT([.$I527]=&quot;&quot;);IF([.$C527]=[.J$1];[.$I527];&quot;&quot;);&quot;&quot;)">
            <text:p/>
          </table:table-cell>
          <table:table-cell table:formula="of:=IF(NOT([.$I527]=&quot;&quot;);IF([.$C527]=[.K$1];[.$I527];&quot;&quot;);&quot;&quot;)">
            <text:p/>
          </table:table-cell>
          <table:table-cell table:formula="of:=IF(NOT([.$I527]=&quot;&quot;);IF([.$C527]=[.L$1];[.$I527];&quot;&quot;);&quot;&quot;)">
            <text:p/>
          </table:table-cell>
          <table:table-cell table:formula="of:=IF(NOT([.$I527]=&quot;&quot;);IF([.$C527]=[.M$1];[.$I527];&quot;&quot;);&quot;&quot;)">
            <text:p/>
          </table:table-cell>
          <table:table-cell table:formula="of:=IF(NOT([.$I527]=&quot;&quot;);IF([.$C527]=[.N$1];[.$I527];&quot;&quot;);&quot;&quot;)">
            <text:p/>
          </table:table-cell>
          <table:table-cell table:formula="of:=IF(NOT([.$I527]=&quot;&quot;);IF([.$C527]=[.O$1];[.$I527];&quot;&quot;);&quot;&quot;)">
            <text:p/>
          </table:table-cell>
          <table:table-cell table:formula="of:=IF(NOT([.$I527]=&quot;&quot;);IF([.$C527]=[.P$1];[.$I527];&quot;&quot;);&quot;&quot;)">
            <text:p/>
          </table:table-cell>
          <table:table-cell table:formula="of:=IF(NOT([.$I527]=&quot;&quot;);IF([.$C527]=[.Q$1];[.$I527];&quot;&quot;);&quot;&quot;)">
            <text:p/>
          </table:table-cell>
          <table:table-cell table:formula="of:=IF(NOT([.$I527]=&quot;&quot;);IF([.$C527]=[.R$1];[.$I527];&quot;&quot;);&quot;&quot;)">
            <text:p/>
          </table:table-cell>
          <table:table-cell table:formula="of:=IF(NOT([.$I527]=&quot;&quot;);IF([.$C527]=[.S$1];[.$I527];&quot;&quot;);&quot;&quot;)">
            <text:p/>
          </table:table-cell>
          <table:table-cell table:formula="of:=IF(NOT([.$I527]=&quot;&quot;);IF([.$C527]=[.T$1];[.$I527];&quot;&quot;);&quot;&quot;)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65" office:value-type="string" calcext:value-type="string">
            <text:p>Inverness, Skye and West 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4478635353026" calcext:value-type="percentage">
            <text:p>23.45%</text:p>
          </table:table-cell>
          <table:table-cell table:formula="of:=IF([.D528]=&quot;con&quot;;[.E528];-[.E528])" office:value-type="percentage" office:value="-0.234478635353026" calcext:value-type="percentage">
            <text:p>-23.45%</text:p>
          </table:table-cell>
          <table:table-cell table:formula="of:=IF([.D528]=&quot;lab&quot;;[.E528];-[.E528])" office:value-type="percentage" office:value="-0.234478635353026" calcext:value-type="percentage">
            <text:p>-23.45%</text:p>
          </table:table-cell>
          <table:table-cell table:formula="of:=IF([.D528]=&quot;lib&quot;;[.E528];-[.E528])" office:value-type="percentage" office:value="-0.234478635353026" calcext:value-type="percentage">
            <text:p>-23.45%</text:p>
          </table:table-cell>
          <table:table-cell/>
          <table:table-cell table:formula="of:=IF(NOT([.$I528]=&quot;&quot;);IF([.$C528]=[.J$1];[.$I528];&quot;&quot;);&quot;&quot;)">
            <text:p/>
          </table:table-cell>
          <table:table-cell table:formula="of:=IF(NOT([.$I528]=&quot;&quot;);IF([.$C528]=[.K$1];[.$I528];&quot;&quot;);&quot;&quot;)">
            <text:p/>
          </table:table-cell>
          <table:table-cell table:formula="of:=IF(NOT([.$I528]=&quot;&quot;);IF([.$C528]=[.L$1];[.$I528];&quot;&quot;);&quot;&quot;)">
            <text:p/>
          </table:table-cell>
          <table:table-cell table:formula="of:=IF(NOT([.$I528]=&quot;&quot;);IF([.$C528]=[.M$1];[.$I528];&quot;&quot;);&quot;&quot;)">
            <text:p/>
          </table:table-cell>
          <table:table-cell table:formula="of:=IF(NOT([.$I528]=&quot;&quot;);IF([.$C528]=[.N$1];[.$I528];&quot;&quot;);&quot;&quot;)">
            <text:p/>
          </table:table-cell>
          <table:table-cell table:formula="of:=IF(NOT([.$I528]=&quot;&quot;);IF([.$C528]=[.O$1];[.$I528];&quot;&quot;);&quot;&quot;)">
            <text:p/>
          </table:table-cell>
          <table:table-cell table:formula="of:=IF(NOT([.$I528]=&quot;&quot;);IF([.$C528]=[.P$1];[.$I528];&quot;&quot;);&quot;&quot;)">
            <text:p/>
          </table:table-cell>
          <table:table-cell table:formula="of:=IF(NOT([.$I528]=&quot;&quot;);IF([.$C528]=[.Q$1];[.$I528];&quot;&quot;);&quot;&quot;)">
            <text:p/>
          </table:table-cell>
          <table:table-cell table:formula="of:=IF(NOT([.$I528]=&quot;&quot;);IF([.$C528]=[.R$1];[.$I528];&quot;&quot;);&quot;&quot;)">
            <text:p/>
          </table:table-cell>
          <table:table-cell table:formula="of:=IF(NOT([.$I528]=&quot;&quot;);IF([.$C528]=[.S$1];[.$I528];&quot;&quot;);&quot;&quot;)">
            <text:p/>
          </table:table-cell>
          <table:table-cell table:formula="of:=IF(NOT([.$I528]=&quot;&quot;);IF([.$C528]=[.T$1];[.$I528];&quot;&quot;);&quot;&quot;)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60" office:value-type="string" calcext:value-type="string">
            <text:p>Edinburgh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35560099083868" calcext:value-type="percentage">
            <text:p>23.56%</text:p>
          </table:table-cell>
          <table:table-cell table:formula="of:=IF([.D529]=&quot;con&quot;;[.E529];-[.E529])" office:value-type="percentage" office:value="-0.235560099083868" calcext:value-type="percentage">
            <text:p>-23.56%</text:p>
          </table:table-cell>
          <table:table-cell table:formula="of:=IF([.D529]=&quot;lab&quot;;[.E529];-[.E529])" office:value-type="percentage" office:value="-0.235560099083868" calcext:value-type="percentage">
            <text:p>-23.56%</text:p>
          </table:table-cell>
          <table:table-cell table:formula="of:=IF([.D529]=&quot;lib&quot;;[.E529];-[.E529])" office:value-type="percentage" office:value="-0.235560099083868" calcext:value-type="percentage">
            <text:p>-23.56%</text:p>
          </table:table-cell>
          <table:table-cell/>
          <table:table-cell table:formula="of:=IF(NOT([.$I529]=&quot;&quot;);IF([.$C529]=[.J$1];[.$I529];&quot;&quot;);&quot;&quot;)">
            <text:p/>
          </table:table-cell>
          <table:table-cell table:formula="of:=IF(NOT([.$I529]=&quot;&quot;);IF([.$C529]=[.K$1];[.$I529];&quot;&quot;);&quot;&quot;)">
            <text:p/>
          </table:table-cell>
          <table:table-cell table:formula="of:=IF(NOT([.$I529]=&quot;&quot;);IF([.$C529]=[.L$1];[.$I529];&quot;&quot;);&quot;&quot;)">
            <text:p/>
          </table:table-cell>
          <table:table-cell table:formula="of:=IF(NOT([.$I529]=&quot;&quot;);IF([.$C529]=[.M$1];[.$I529];&quot;&quot;);&quot;&quot;)">
            <text:p/>
          </table:table-cell>
          <table:table-cell table:formula="of:=IF(NOT([.$I529]=&quot;&quot;);IF([.$C529]=[.N$1];[.$I529];&quot;&quot;);&quot;&quot;)">
            <text:p/>
          </table:table-cell>
          <table:table-cell table:formula="of:=IF(NOT([.$I529]=&quot;&quot;);IF([.$C529]=[.O$1];[.$I529];&quot;&quot;);&quot;&quot;)">
            <text:p/>
          </table:table-cell>
          <table:table-cell table:formula="of:=IF(NOT([.$I529]=&quot;&quot;);IF([.$C529]=[.P$1];[.$I529];&quot;&quot;);&quot;&quot;)">
            <text:p/>
          </table:table-cell>
          <table:table-cell table:formula="of:=IF(NOT([.$I529]=&quot;&quot;);IF([.$C529]=[.Q$1];[.$I529];&quot;&quot;);&quot;&quot;)">
            <text:p/>
          </table:table-cell>
          <table:table-cell table:formula="of:=IF(NOT([.$I529]=&quot;&quot;);IF([.$C529]=[.R$1];[.$I529];&quot;&quot;);&quot;&quot;)">
            <text:p/>
          </table:table-cell>
          <table:table-cell table:formula="of:=IF(NOT([.$I529]=&quot;&quot;);IF([.$C529]=[.S$1];[.$I529];&quot;&quot;);&quot;&quot;)">
            <text:p/>
          </table:table-cell>
          <table:table-cell table:formula="of:=IF(NOT([.$I529]=&quot;&quot;);IF([.$C529]=[.T$1];[.$I529];&quot;&quot;);&quot;&quot;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71" office:value-type="string" calcext:value-type="string">
            <text:p>Cardiff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37651271918992" calcext:value-type="percentage">
            <text:p>23.77%</text:p>
          </table:table-cell>
          <table:table-cell table:formula="of:=IF([.D530]=&quot;con&quot;;[.E530];-[.E530])" office:value-type="percentage" office:value="-0.237651271918992" calcext:value-type="percentage">
            <text:p>-23.77%</text:p>
          </table:table-cell>
          <table:table-cell table:formula="of:=IF([.D530]=&quot;lab&quot;;[.E530];-[.E530])" office:value-type="percentage" office:value="0.237651271918992" calcext:value-type="percentage">
            <text:p>23.77%</text:p>
          </table:table-cell>
          <table:table-cell table:formula="of:=IF([.D530]=&quot;lib&quot;;[.E530];-[.E530])" office:value-type="percentage" office:value="-0.237651271918992" calcext:value-type="percentage">
            <text:p>-23.77%</text:p>
          </table:table-cell>
          <table:table-cell/>
          <table:table-cell table:formula="of:=IF(NOT([.$I530]=&quot;&quot;);IF([.$C530]=[.J$1];[.$I530];&quot;&quot;);&quot;&quot;)">
            <text:p/>
          </table:table-cell>
          <table:table-cell table:formula="of:=IF(NOT([.$I530]=&quot;&quot;);IF([.$C530]=[.K$1];[.$I530];&quot;&quot;);&quot;&quot;)">
            <text:p/>
          </table:table-cell>
          <table:table-cell table:formula="of:=IF(NOT([.$I530]=&quot;&quot;);IF([.$C530]=[.L$1];[.$I530];&quot;&quot;);&quot;&quot;)">
            <text:p/>
          </table:table-cell>
          <table:table-cell table:formula="of:=IF(NOT([.$I530]=&quot;&quot;);IF([.$C530]=[.M$1];[.$I530];&quot;&quot;);&quot;&quot;)">
            <text:p/>
          </table:table-cell>
          <table:table-cell table:formula="of:=IF(NOT([.$I530]=&quot;&quot;);IF([.$C530]=[.N$1];[.$I530];&quot;&quot;);&quot;&quot;)">
            <text:p/>
          </table:table-cell>
          <table:table-cell table:formula="of:=IF(NOT([.$I530]=&quot;&quot;);IF([.$C530]=[.O$1];[.$I530];&quot;&quot;);&quot;&quot;)">
            <text:p/>
          </table:table-cell>
          <table:table-cell table:formula="of:=IF(NOT([.$I530]=&quot;&quot;);IF([.$C530]=[.P$1];[.$I530];&quot;&quot;);&quot;&quot;)">
            <text:p/>
          </table:table-cell>
          <table:table-cell table:formula="of:=IF(NOT([.$I530]=&quot;&quot;);IF([.$C530]=[.Q$1];[.$I530];&quot;&quot;);&quot;&quot;)">
            <text:p/>
          </table:table-cell>
          <table:table-cell table:formula="of:=IF(NOT([.$I530]=&quot;&quot;);IF([.$C530]=[.R$1];[.$I530];&quot;&quot;);&quot;&quot;)">
            <text:p/>
          </table:table-cell>
          <table:table-cell table:formula="of:=IF(NOT([.$I530]=&quot;&quot;);IF([.$C530]=[.S$1];[.$I530];&quot;&quot;);&quot;&quot;)">
            <text:p/>
          </table:table-cell>
          <table:table-cell table:formula="of:=IF(NOT([.$I530]=&quot;&quot;);IF([.$C530]=[.T$1];[.$I530];&quot;&quot;);&quot;&quot;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71" office:value-type="string" calcext:value-type="string">
            <text:p>Wythenshawe and Sale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648148148148" calcext:value-type="percentage">
            <text:p>24.06%</text:p>
          </table:table-cell>
          <table:table-cell table:formula="of:=IF([.D531]=&quot;con&quot;;[.E531];-[.E531])" office:value-type="percentage" office:value="-0.240648148148148" calcext:value-type="percentage">
            <text:p>-24.06%</text:p>
          </table:table-cell>
          <table:table-cell table:formula="of:=IF([.D531]=&quot;lab&quot;;[.E531];-[.E531])" office:value-type="percentage" office:value="0.240648148148148" calcext:value-type="percentage">
            <text:p>24.06%</text:p>
          </table:table-cell>
          <table:table-cell table:formula="of:=IF([.D531]=&quot;lib&quot;;[.E531];-[.E531])" office:value-type="percentage" office:value="-0.240648148148148" calcext:value-type="percentage">
            <text:p>-24.06%</text:p>
          </table:table-cell>
          <table:table-cell/>
          <table:table-cell table:formula="of:=IF(NOT([.$I531]=&quot;&quot;);IF([.$C531]=[.J$1];[.$I531];&quot;&quot;);&quot;&quot;)">
            <text:p/>
          </table:table-cell>
          <table:table-cell table:formula="of:=IF(NOT([.$I531]=&quot;&quot;);IF([.$C531]=[.K$1];[.$I531];&quot;&quot;);&quot;&quot;)">
            <text:p/>
          </table:table-cell>
          <table:table-cell table:formula="of:=IF(NOT([.$I531]=&quot;&quot;);IF([.$C531]=[.L$1];[.$I531];&quot;&quot;);&quot;&quot;)">
            <text:p/>
          </table:table-cell>
          <table:table-cell table:formula="of:=IF(NOT([.$I531]=&quot;&quot;);IF([.$C531]=[.M$1];[.$I531];&quot;&quot;);&quot;&quot;)">
            <text:p/>
          </table:table-cell>
          <table:table-cell table:formula="of:=IF(NOT([.$I531]=&quot;&quot;);IF([.$C531]=[.N$1];[.$I531];&quot;&quot;);&quot;&quot;)">
            <text:p/>
          </table:table-cell>
          <table:table-cell table:formula="of:=IF(NOT([.$I531]=&quot;&quot;);IF([.$C531]=[.O$1];[.$I531];&quot;&quot;);&quot;&quot;)">
            <text:p/>
          </table:table-cell>
          <table:table-cell table:formula="of:=IF(NOT([.$I531]=&quot;&quot;);IF([.$C531]=[.P$1];[.$I531];&quot;&quot;);&quot;&quot;)">
            <text:p/>
          </table:table-cell>
          <table:table-cell table:formula="of:=IF(NOT([.$I531]=&quot;&quot;);IF([.$C531]=[.Q$1];[.$I531];&quot;&quot;);&quot;&quot;)">
            <text:p/>
          </table:table-cell>
          <table:table-cell table:formula="of:=IF(NOT([.$I531]=&quot;&quot;);IF([.$C531]=[.R$1];[.$I531];&quot;&quot;);&quot;&quot;)">
            <text:p/>
          </table:table-cell>
          <table:table-cell table:formula="of:=IF(NOT([.$I531]=&quot;&quot;);IF([.$C531]=[.S$1];[.$I531];&quot;&quot;);&quot;&quot;)">
            <text:p/>
          </table:table-cell>
          <table:table-cell table:formula="of:=IF(NOT([.$I531]=&quot;&quot;);IF([.$C531]=[.T$1];[.$I531];&quot;&quot;)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71" office:value-type="string" calcext:value-type="string">
            <text:p>Smethw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925841181146" calcext:value-type="percentage">
            <text:p>24.09%</text:p>
          </table:table-cell>
          <table:table-cell table:formula="of:=IF([.D532]=&quot;con&quot;;[.E532];-[.E532])" office:value-type="percentage" office:value="-0.240925841181146" calcext:value-type="percentage">
            <text:p>-24.09%</text:p>
          </table:table-cell>
          <table:table-cell table:formula="of:=IF([.D532]=&quot;lab&quot;;[.E532];-[.E532])" office:value-type="percentage" office:value="0.240925841181146" calcext:value-type="percentage">
            <text:p>24.09%</text:p>
          </table:table-cell>
          <table:table-cell table:formula="of:=IF([.D532]=&quot;lib&quot;;[.E532];-[.E532])" office:value-type="percentage" office:value="-0.240925841181146" calcext:value-type="percentage">
            <text:p>-24.09%</text:p>
          </table:table-cell>
          <table:table-cell/>
          <table:table-cell table:formula="of:=IF(NOT([.$I532]=&quot;&quot;);IF([.$C532]=[.J$1];[.$I532];&quot;&quot;);&quot;&quot;)">
            <text:p/>
          </table:table-cell>
          <table:table-cell table:formula="of:=IF(NOT([.$I532]=&quot;&quot;);IF([.$C532]=[.K$1];[.$I532];&quot;&quot;);&quot;&quot;)">
            <text:p/>
          </table:table-cell>
          <table:table-cell table:formula="of:=IF(NOT([.$I532]=&quot;&quot;);IF([.$C532]=[.L$1];[.$I532];&quot;&quot;);&quot;&quot;)">
            <text:p/>
          </table:table-cell>
          <table:table-cell table:formula="of:=IF(NOT([.$I532]=&quot;&quot;);IF([.$C532]=[.M$1];[.$I532];&quot;&quot;);&quot;&quot;)">
            <text:p/>
          </table:table-cell>
          <table:table-cell table:formula="of:=IF(NOT([.$I532]=&quot;&quot;);IF([.$C532]=[.N$1];[.$I532];&quot;&quot;);&quot;&quot;)">
            <text:p/>
          </table:table-cell>
          <table:table-cell table:formula="of:=IF(NOT([.$I532]=&quot;&quot;);IF([.$C532]=[.O$1];[.$I532];&quot;&quot;);&quot;&quot;)">
            <text:p/>
          </table:table-cell>
          <table:table-cell table:formula="of:=IF(NOT([.$I532]=&quot;&quot;);IF([.$C532]=[.P$1];[.$I532];&quot;&quot;);&quot;&quot;)">
            <text:p/>
          </table:table-cell>
          <table:table-cell table:formula="of:=IF(NOT([.$I532]=&quot;&quot;);IF([.$C532]=[.Q$1];[.$I532];&quot;&quot;);&quot;&quot;)">
            <text:p/>
          </table:table-cell>
          <table:table-cell table:formula="of:=IF(NOT([.$I532]=&quot;&quot;);IF([.$C532]=[.R$1];[.$I532];&quot;&quot;);&quot;&quot;)">
            <text:p/>
          </table:table-cell>
          <table:table-cell table:formula="of:=IF(NOT([.$I532]=&quot;&quot;);IF([.$C532]=[.S$1];[.$I532];&quot;&quot;);&quot;&quot;)">
            <text:p/>
          </table:table-cell>
          <table:table-cell table:formula="of:=IF(NOT([.$I532]=&quot;&quot;);IF([.$C532]=[.T$1];[.$I532];&quot;&quot;);&quot;&quot;)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65" office:value-type="string" calcext:value-type="string">
            <text:p>East Kilbride and Stratha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41248836149686" calcext:value-type="percentage">
            <text:p>24.12%</text:p>
          </table:table-cell>
          <table:table-cell table:formula="of:=IF([.D533]=&quot;con&quot;;[.E533];-[.E533])" office:value-type="percentage" office:value="-0.241248836149686" calcext:value-type="percentage">
            <text:p>-24.12%</text:p>
          </table:table-cell>
          <table:table-cell table:formula="of:=IF([.D533]=&quot;lab&quot;;[.E533];-[.E533])" office:value-type="percentage" office:value="-0.241248836149686" calcext:value-type="percentage">
            <text:p>-24.12%</text:p>
          </table:table-cell>
          <table:table-cell table:formula="of:=IF([.D533]=&quot;lib&quot;;[.E533];-[.E533])" office:value-type="percentage" office:value="-0.241248836149686" calcext:value-type="percentage">
            <text:p>-24.12%</text:p>
          </table:table-cell>
          <table:table-cell/>
          <table:table-cell table:formula="of:=IF(NOT([.$I533]=&quot;&quot;);IF([.$C533]=[.J$1];[.$I533];&quot;&quot;);&quot;&quot;)">
            <text:p/>
          </table:table-cell>
          <table:table-cell table:formula="of:=IF(NOT([.$I533]=&quot;&quot;);IF([.$C533]=[.K$1];[.$I533];&quot;&quot;);&quot;&quot;)">
            <text:p/>
          </table:table-cell>
          <table:table-cell table:formula="of:=IF(NOT([.$I533]=&quot;&quot;);IF([.$C533]=[.L$1];[.$I533];&quot;&quot;);&quot;&quot;)">
            <text:p/>
          </table:table-cell>
          <table:table-cell table:formula="of:=IF(NOT([.$I533]=&quot;&quot;);IF([.$C533]=[.M$1];[.$I533];&quot;&quot;);&quot;&quot;)">
            <text:p/>
          </table:table-cell>
          <table:table-cell table:formula="of:=IF(NOT([.$I533]=&quot;&quot;);IF([.$C533]=[.N$1];[.$I533];&quot;&quot;);&quot;&quot;)">
            <text:p/>
          </table:table-cell>
          <table:table-cell table:formula="of:=IF(NOT([.$I533]=&quot;&quot;);IF([.$C533]=[.O$1];[.$I533];&quot;&quot;);&quot;&quot;)">
            <text:p/>
          </table:table-cell>
          <table:table-cell table:formula="of:=IF(NOT([.$I533]=&quot;&quot;);IF([.$C533]=[.P$1];[.$I533];&quot;&quot;);&quot;&quot;)">
            <text:p/>
          </table:table-cell>
          <table:table-cell table:formula="of:=IF(NOT([.$I533]=&quot;&quot;);IF([.$C533]=[.Q$1];[.$I533];&quot;&quot;);&quot;&quot;)">
            <text:p/>
          </table:table-cell>
          <table:table-cell table:formula="of:=IF(NOT([.$I533]=&quot;&quot;);IF([.$C533]=[.R$1];[.$I533];&quot;&quot;);&quot;&quot;)">
            <text:p/>
          </table:table-cell>
          <table:table-cell table:formula="of:=IF(NOT([.$I533]=&quot;&quot;);IF([.$C533]=[.S$1];[.$I533];&quot;&quot;);&quot;&quot;)">
            <text:p/>
          </table:table-cell>
          <table:table-cell table:formula="of:=IF(NOT([.$I533]=&quot;&quot;);IF([.$C533]=[.T$1];[.$I533];&quot;&quot;);&quot;&quot;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60" office:value-type="string" calcext:value-type="string">
            <text:p>Paisley and Renfrewshir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46899711447388" calcext:value-type="percentage">
            <text:p>24.69%</text:p>
          </table:table-cell>
          <table:table-cell table:formula="of:=IF([.D534]=&quot;con&quot;;[.E534];-[.E534])" office:value-type="percentage" office:value="-0.246899711447388" calcext:value-type="percentage">
            <text:p>-24.69%</text:p>
          </table:table-cell>
          <table:table-cell table:formula="of:=IF([.D534]=&quot;lab&quot;;[.E534];-[.E534])" office:value-type="percentage" office:value="-0.246899711447388" calcext:value-type="percentage">
            <text:p>-24.69%</text:p>
          </table:table-cell>
          <table:table-cell table:formula="of:=IF([.D534]=&quot;lib&quot;;[.E534];-[.E534])" office:value-type="percentage" office:value="-0.246899711447388" calcext:value-type="percentage">
            <text:p>-24.69%</text:p>
          </table:table-cell>
          <table:table-cell/>
          <table:table-cell table:formula="of:=IF(NOT([.$I534]=&quot;&quot;);IF([.$C534]=[.J$1];[.$I534];&quot;&quot;);&quot;&quot;)">
            <text:p/>
          </table:table-cell>
          <table:table-cell table:formula="of:=IF(NOT([.$I534]=&quot;&quot;);IF([.$C534]=[.K$1];[.$I534];&quot;&quot;);&quot;&quot;)">
            <text:p/>
          </table:table-cell>
          <table:table-cell table:formula="of:=IF(NOT([.$I534]=&quot;&quot;);IF([.$C534]=[.L$1];[.$I534];&quot;&quot;);&quot;&quot;)">
            <text:p/>
          </table:table-cell>
          <table:table-cell table:formula="of:=IF(NOT([.$I534]=&quot;&quot;);IF([.$C534]=[.M$1];[.$I534];&quot;&quot;);&quot;&quot;)">
            <text:p/>
          </table:table-cell>
          <table:table-cell table:formula="of:=IF(NOT([.$I534]=&quot;&quot;);IF([.$C534]=[.N$1];[.$I534];&quot;&quot;);&quot;&quot;)">
            <text:p/>
          </table:table-cell>
          <table:table-cell table:formula="of:=IF(NOT([.$I534]=&quot;&quot;);IF([.$C534]=[.O$1];[.$I534];&quot;&quot;);&quot;&quot;)">
            <text:p/>
          </table:table-cell>
          <table:table-cell table:formula="of:=IF(NOT([.$I534]=&quot;&quot;);IF([.$C534]=[.P$1];[.$I534];&quot;&quot;);&quot;&quot;)">
            <text:p/>
          </table:table-cell>
          <table:table-cell table:formula="of:=IF(NOT([.$I534]=&quot;&quot;);IF([.$C534]=[.Q$1];[.$I534];&quot;&quot;);&quot;&quot;)">
            <text:p/>
          </table:table-cell>
          <table:table-cell table:formula="of:=IF(NOT([.$I534]=&quot;&quot;);IF([.$C534]=[.R$1];[.$I534];&quot;&quot;);&quot;&quot;)">
            <text:p/>
          </table:table-cell>
          <table:table-cell table:formula="of:=IF(NOT([.$I534]=&quot;&quot;);IF([.$C534]=[.S$1];[.$I534];&quot;&quot;);&quot;&quot;)">
            <text:p/>
          </table:table-cell>
          <table:table-cell table:formula="of:=IF(NOT([.$I534]=&quot;&quot;);IF([.$C534]=[.T$1];[.$I534];&quot;&quot;);&quot;&quot;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58" office:value-type="string" calcext:value-type="string">
            <text:p>Aberafan Maest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48689547211879" calcext:value-type="percentage">
            <text:p>24.87%</text:p>
          </table:table-cell>
          <table:table-cell table:formula="of:=IF([.D535]=&quot;con&quot;;[.E535];-[.E535])" office:value-type="percentage" office:value="-0.248689547211879" calcext:value-type="percentage">
            <text:p>-24.87%</text:p>
          </table:table-cell>
          <table:table-cell table:formula="of:=IF([.D535]=&quot;lab&quot;;[.E535];-[.E535])" office:value-type="percentage" office:value="0.248689547211879" calcext:value-type="percentage">
            <text:p>24.87%</text:p>
          </table:table-cell>
          <table:table-cell table:formula="of:=IF([.D535]=&quot;lib&quot;;[.E535];-[.E535])" office:value-type="percentage" office:value="-0.248689547211879" calcext:value-type="percentage">
            <text:p>-24.87%</text:p>
          </table:table-cell>
          <table:table-cell/>
          <table:table-cell table:formula="of:=IF(NOT([.$I535]=&quot;&quot;);IF([.$C535]=[.J$1];[.$I535];&quot;&quot;);&quot;&quot;)">
            <text:p/>
          </table:table-cell>
          <table:table-cell table:formula="of:=IF(NOT([.$I535]=&quot;&quot;);IF([.$C535]=[.K$1];[.$I535];&quot;&quot;);&quot;&quot;)">
            <text:p/>
          </table:table-cell>
          <table:table-cell table:formula="of:=IF(NOT([.$I535]=&quot;&quot;);IF([.$C535]=[.L$1];[.$I535];&quot;&quot;);&quot;&quot;)">
            <text:p/>
          </table:table-cell>
          <table:table-cell table:formula="of:=IF(NOT([.$I535]=&quot;&quot;);IF([.$C535]=[.M$1];[.$I535];&quot;&quot;);&quot;&quot;)">
            <text:p/>
          </table:table-cell>
          <table:table-cell table:formula="of:=IF(NOT([.$I535]=&quot;&quot;);IF([.$C535]=[.N$1];[.$I535];&quot;&quot;);&quot;&quot;)">
            <text:p/>
          </table:table-cell>
          <table:table-cell table:formula="of:=IF(NOT([.$I535]=&quot;&quot;);IF([.$C535]=[.O$1];[.$I535];&quot;&quot;);&quot;&quot;)">
            <text:p/>
          </table:table-cell>
          <table:table-cell table:formula="of:=IF(NOT([.$I535]=&quot;&quot;);IF([.$C535]=[.P$1];[.$I535];&quot;&quot;);&quot;&quot;)">
            <text:p/>
          </table:table-cell>
          <table:table-cell table:formula="of:=IF(NOT([.$I535]=&quot;&quot;);IF([.$C535]=[.Q$1];[.$I535];&quot;&quot;);&quot;&quot;)">
            <text:p/>
          </table:table-cell>
          <table:table-cell table:formula="of:=IF(NOT([.$I535]=&quot;&quot;);IF([.$C535]=[.R$1];[.$I535];&quot;&quot;);&quot;&quot;)">
            <text:p/>
          </table:table-cell>
          <table:table-cell table:formula="of:=IF(NOT([.$I535]=&quot;&quot;);IF([.$C535]=[.S$1];[.$I535];&quot;&quot;);&quot;&quot;)">
            <text:p/>
          </table:table-cell>
          <table:table-cell table:formula="of:=IF(NOT([.$I535]=&quot;&quot;);IF([.$C535]=[.T$1];[.$I535];&quot;&quot;);&quot;&quot;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4" office:value-type="string" calcext:value-type="string">
            <text:p>Nottingham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0813036662689" calcext:value-type="percentage">
            <text:p>25.08%</text:p>
          </table:table-cell>
          <table:table-cell table:formula="of:=IF([.D536]=&quot;con&quot;;[.E536];-[.E536])" office:value-type="percentage" office:value="-0.250813036662689" calcext:value-type="percentage">
            <text:p>-25.08%</text:p>
          </table:table-cell>
          <table:table-cell table:formula="of:=IF([.D536]=&quot;lab&quot;;[.E536];-[.E536])" office:value-type="percentage" office:value="0.250813036662689" calcext:value-type="percentage">
            <text:p>25.08%</text:p>
          </table:table-cell>
          <table:table-cell table:formula="of:=IF([.D536]=&quot;lib&quot;;[.E536];-[.E536])" office:value-type="percentage" office:value="-0.250813036662689" calcext:value-type="percentage">
            <text:p>-25.08%</text:p>
          </table:table-cell>
          <table:table-cell/>
          <table:table-cell table:formula="of:=IF(NOT([.$I536]=&quot;&quot;);IF([.$C536]=[.J$1];[.$I536];&quot;&quot;);&quot;&quot;)">
            <text:p/>
          </table:table-cell>
          <table:table-cell table:formula="of:=IF(NOT([.$I536]=&quot;&quot;);IF([.$C536]=[.K$1];[.$I536];&quot;&quot;);&quot;&quot;)">
            <text:p/>
          </table:table-cell>
          <table:table-cell table:formula="of:=IF(NOT([.$I536]=&quot;&quot;);IF([.$C536]=[.L$1];[.$I536];&quot;&quot;);&quot;&quot;)">
            <text:p/>
          </table:table-cell>
          <table:table-cell table:formula="of:=IF(NOT([.$I536]=&quot;&quot;);IF([.$C536]=[.M$1];[.$I536];&quot;&quot;);&quot;&quot;)">
            <text:p/>
          </table:table-cell>
          <table:table-cell table:formula="of:=IF(NOT([.$I536]=&quot;&quot;);IF([.$C536]=[.N$1];[.$I536];&quot;&quot;);&quot;&quot;)">
            <text:p/>
          </table:table-cell>
          <table:table-cell table:formula="of:=IF(NOT([.$I536]=&quot;&quot;);IF([.$C536]=[.O$1];[.$I536];&quot;&quot;);&quot;&quot;)">
            <text:p/>
          </table:table-cell>
          <table:table-cell table:formula="of:=IF(NOT([.$I536]=&quot;&quot;);IF([.$C536]=[.P$1];[.$I536];&quot;&quot;);&quot;&quot;)">
            <text:p/>
          </table:table-cell>
          <table:table-cell table:formula="of:=IF(NOT([.$I536]=&quot;&quot;);IF([.$C536]=[.Q$1];[.$I536];&quot;&quot;);&quot;&quot;)">
            <text:p/>
          </table:table-cell>
          <table:table-cell table:formula="of:=IF(NOT([.$I536]=&quot;&quot;);IF([.$C536]=[.R$1];[.$I536];&quot;&quot;);&quot;&quot;)">
            <text:p/>
          </table:table-cell>
          <table:table-cell table:formula="of:=IF(NOT([.$I536]=&quot;&quot;);IF([.$C536]=[.S$1];[.$I536];&quot;&quot;);&quot;&quot;)">
            <text:p/>
          </table:table-cell>
          <table:table-cell table:formula="of:=IF(NOT([.$I536]=&quot;&quot;);IF([.$C536]=[.T$1];[.$I536];&quot;&quot;);&quot;&quot;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60"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52706692913386" calcext:value-type="percentage">
            <text:p>25.27%</text:p>
          </table:table-cell>
          <table:table-cell table:formula="of:=IF([.D537]=&quot;con&quot;;[.E537];-[.E537])" office:value-type="percentage" office:value="-0.252706692913386" calcext:value-type="percentage">
            <text:p>-25.27%</text:p>
          </table:table-cell>
          <table:table-cell table:formula="of:=IF([.D537]=&quot;lab&quot;;[.E537];-[.E537])" office:value-type="percentage" office:value="-0.252706692913386" calcext:value-type="percentage">
            <text:p>-25.27%</text:p>
          </table:table-cell>
          <table:table-cell table:formula="of:=IF([.D537]=&quot;lib&quot;;[.E537];-[.E537])" office:value-type="percentage" office:value="-0.252706692913386" calcext:value-type="percentage">
            <text:p>-25.27%</text:p>
          </table:table-cell>
          <table:table-cell/>
          <table:table-cell table:formula="of:=IF(NOT([.$I537]=&quot;&quot;);IF([.$C537]=[.J$1];[.$I537];&quot;&quot;);&quot;&quot;)">
            <text:p/>
          </table:table-cell>
          <table:table-cell table:formula="of:=IF(NOT([.$I537]=&quot;&quot;);IF([.$C537]=[.K$1];[.$I537];&quot;&quot;);&quot;&quot;)">
            <text:p/>
          </table:table-cell>
          <table:table-cell table:formula="of:=IF(NOT([.$I537]=&quot;&quot;);IF([.$C537]=[.L$1];[.$I537];&quot;&quot;);&quot;&quot;)">
            <text:p/>
          </table:table-cell>
          <table:table-cell table:formula="of:=IF(NOT([.$I537]=&quot;&quot;);IF([.$C537]=[.M$1];[.$I537];&quot;&quot;);&quot;&quot;)">
            <text:p/>
          </table:table-cell>
          <table:table-cell table:formula="of:=IF(NOT([.$I537]=&quot;&quot;);IF([.$C537]=[.N$1];[.$I537];&quot;&quot;);&quot;&quot;)">
            <text:p/>
          </table:table-cell>
          <table:table-cell table:formula="of:=IF(NOT([.$I537]=&quot;&quot;);IF([.$C537]=[.O$1];[.$I537];&quot;&quot;);&quot;&quot;)">
            <text:p/>
          </table:table-cell>
          <table:table-cell table:formula="of:=IF(NOT([.$I537]=&quot;&quot;);IF([.$C537]=[.P$1];[.$I537];&quot;&quot;);&quot;&quot;)">
            <text:p/>
          </table:table-cell>
          <table:table-cell table:formula="of:=IF(NOT([.$I537]=&quot;&quot;);IF([.$C537]=[.Q$1];[.$I537];&quot;&quot;);&quot;&quot;)">
            <text:p/>
          </table:table-cell>
          <table:table-cell table:formula="of:=IF(NOT([.$I537]=&quot;&quot;);IF([.$C537]=[.R$1];[.$I537];&quot;&quot;);&quot;&quot;)">
            <text:p/>
          </table:table-cell>
          <table:table-cell table:formula="of:=IF(NOT([.$I537]=&quot;&quot;);IF([.$C537]=[.S$1];[.$I537];&quot;&quot;);&quot;&quot;)">
            <text:p/>
          </table:table-cell>
          <table:table-cell table:formula="of:=IF(NOT([.$I537]=&quot;&quot;);IF([.$C537]=[.T$1];[.$I537];&quot;&quot;);&quot;&quot;)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4" office:value-type="string" calcext:value-type="string">
            <text:p>Norwic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2865344147752" calcext:value-type="percentage">
            <text:p>25.29%</text:p>
          </table:table-cell>
          <table:table-cell table:formula="of:=IF([.D538]=&quot;con&quot;;[.E538];-[.E538])" office:value-type="percentage" office:value="-0.252865344147752" calcext:value-type="percentage">
            <text:p>-25.29%</text:p>
          </table:table-cell>
          <table:table-cell table:formula="of:=IF([.D538]=&quot;lab&quot;;[.E538];-[.E538])" office:value-type="percentage" office:value="0.252865344147752" calcext:value-type="percentage">
            <text:p>25.29%</text:p>
          </table:table-cell>
          <table:table-cell table:formula="of:=IF([.D538]=&quot;lib&quot;;[.E538];-[.E538])" office:value-type="percentage" office:value="-0.252865344147752" calcext:value-type="percentage">
            <text:p>-25.29%</text:p>
          </table:table-cell>
          <table:table-cell/>
          <table:table-cell table:formula="of:=IF(NOT([.$I538]=&quot;&quot;);IF([.$C538]=[.J$1];[.$I538];&quot;&quot;);&quot;&quot;)">
            <text:p/>
          </table:table-cell>
          <table:table-cell table:formula="of:=IF(NOT([.$I538]=&quot;&quot;);IF([.$C538]=[.K$1];[.$I538];&quot;&quot;);&quot;&quot;)">
            <text:p/>
          </table:table-cell>
          <table:table-cell table:formula="of:=IF(NOT([.$I538]=&quot;&quot;);IF([.$C538]=[.L$1];[.$I538];&quot;&quot;);&quot;&quot;)">
            <text:p/>
          </table:table-cell>
          <table:table-cell table:formula="of:=IF(NOT([.$I538]=&quot;&quot;);IF([.$C538]=[.M$1];[.$I538];&quot;&quot;);&quot;&quot;)">
            <text:p/>
          </table:table-cell>
          <table:table-cell table:formula="of:=IF(NOT([.$I538]=&quot;&quot;);IF([.$C538]=[.N$1];[.$I538];&quot;&quot;);&quot;&quot;)">
            <text:p/>
          </table:table-cell>
          <table:table-cell table:formula="of:=IF(NOT([.$I538]=&quot;&quot;);IF([.$C538]=[.O$1];[.$I538];&quot;&quot;);&quot;&quot;)">
            <text:p/>
          </table:table-cell>
          <table:table-cell table:formula="of:=IF(NOT([.$I538]=&quot;&quot;);IF([.$C538]=[.P$1];[.$I538];&quot;&quot;);&quot;&quot;)">
            <text:p/>
          </table:table-cell>
          <table:table-cell table:formula="of:=IF(NOT([.$I538]=&quot;&quot;);IF([.$C538]=[.Q$1];[.$I538];&quot;&quot;);&quot;&quot;)">
            <text:p/>
          </table:table-cell>
          <table:table-cell table:formula="of:=IF(NOT([.$I538]=&quot;&quot;);IF([.$C538]=[.R$1];[.$I538];&quot;&quot;);&quot;&quot;)">
            <text:p/>
          </table:table-cell>
          <table:table-cell table:formula="of:=IF(NOT([.$I538]=&quot;&quot;);IF([.$C538]=[.S$1];[.$I538];&quot;&quot;);&quot;&quot;)">
            <text:p/>
          </table:table-cell>
          <table:table-cell table:formula="of:=IF(NOT([.$I538]=&quot;&quot;);IF([.$C538]=[.T$1];[.$I538];&quot;&quot;);&quot;&quot;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58" office:value-type="string" calcext:value-type="string">
            <text:p>South 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53839516824849" calcext:value-type="percentage">
            <text:p>25.38%</text:p>
          </table:table-cell>
          <table:table-cell table:formula="of:=IF([.D539]=&quot;con&quot;;[.E539];-[.E539])" office:value-type="percentage" office:value="-0.253839516824849" calcext:value-type="percentage">
            <text:p>-25.38%</text:p>
          </table:table-cell>
          <table:table-cell table:formula="of:=IF([.D539]=&quot;lab&quot;;[.E539];-[.E539])" office:value-type="percentage" office:value="0.253839516824849" calcext:value-type="percentage">
            <text:p>25.38%</text:p>
          </table:table-cell>
          <table:table-cell table:formula="of:=IF([.D539]=&quot;lib&quot;;[.E539];-[.E539])" office:value-type="percentage" office:value="-0.253839516824849" calcext:value-type="percentage">
            <text:p>-25.38%</text:p>
          </table:table-cell>
          <table:table-cell/>
          <table:table-cell table:formula="of:=IF(NOT([.$I539]=&quot;&quot;);IF([.$C539]=[.J$1];[.$I539];&quot;&quot;);&quot;&quot;)">
            <text:p/>
          </table:table-cell>
          <table:table-cell table:formula="of:=IF(NOT([.$I539]=&quot;&quot;);IF([.$C539]=[.K$1];[.$I539];&quot;&quot;);&quot;&quot;)">
            <text:p/>
          </table:table-cell>
          <table:table-cell table:formula="of:=IF(NOT([.$I539]=&quot;&quot;);IF([.$C539]=[.L$1];[.$I539];&quot;&quot;);&quot;&quot;)">
            <text:p/>
          </table:table-cell>
          <table:table-cell table:formula="of:=IF(NOT([.$I539]=&quot;&quot;);IF([.$C539]=[.M$1];[.$I539];&quot;&quot;);&quot;&quot;)">
            <text:p/>
          </table:table-cell>
          <table:table-cell table:formula="of:=IF(NOT([.$I539]=&quot;&quot;);IF([.$C539]=[.N$1];[.$I539];&quot;&quot;);&quot;&quot;)">
            <text:p/>
          </table:table-cell>
          <table:table-cell table:formula="of:=IF(NOT([.$I539]=&quot;&quot;);IF([.$C539]=[.O$1];[.$I539];&quot;&quot;);&quot;&quot;)">
            <text:p/>
          </table:table-cell>
          <table:table-cell table:formula="of:=IF(NOT([.$I539]=&quot;&quot;);IF([.$C539]=[.P$1];[.$I539];&quot;&quot;);&quot;&quot;)">
            <text:p/>
          </table:table-cell>
          <table:table-cell table:formula="of:=IF(NOT([.$I539]=&quot;&quot;);IF([.$C539]=[.Q$1];[.$I539];&quot;&quot;);&quot;&quot;)">
            <text:p/>
          </table:table-cell>
          <table:table-cell table:formula="of:=IF(NOT([.$I539]=&quot;&quot;);IF([.$C539]=[.R$1];[.$I539];&quot;&quot;);&quot;&quot;)">
            <text:p/>
          </table:table-cell>
          <table:table-cell table:formula="of:=IF(NOT([.$I539]=&quot;&quot;);IF([.$C539]=[.S$1];[.$I539];&quot;&quot;);&quot;&quot;)">
            <text:p/>
          </table:table-cell>
          <table:table-cell table:formula="of:=IF(NOT([.$I539]=&quot;&quot;);IF([.$C539]=[.T$1];[.$I539];&quot;&quot;);&quot;&quot;)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71" office:value-type="string" calcext:value-type="string">
            <text:p>Oldham West, Chadderton and Ro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313989897835" calcext:value-type="percentage">
            <text:p>25.43%</text:p>
          </table:table-cell>
          <table:table-cell table:formula="of:=IF([.D540]=&quot;con&quot;;[.E540];-[.E540])" office:value-type="percentage" office:value="-0.254313989897835" calcext:value-type="percentage">
            <text:p>-25.43%</text:p>
          </table:table-cell>
          <table:table-cell table:formula="of:=IF([.D540]=&quot;lab&quot;;[.E540];-[.E540])" office:value-type="percentage" office:value="0.254313989897835" calcext:value-type="percentage">
            <text:p>25.43%</text:p>
          </table:table-cell>
          <table:table-cell table:formula="of:=IF([.D540]=&quot;lib&quot;;[.E540];-[.E540])" office:value-type="percentage" office:value="-0.254313989897835" calcext:value-type="percentage">
            <text:p>-25.43%</text:p>
          </table:table-cell>
          <table:table-cell/>
          <table:table-cell table:formula="of:=IF(NOT([.$I540]=&quot;&quot;);IF([.$C540]=[.J$1];[.$I540];&quot;&quot;);&quot;&quot;)">
            <text:p/>
          </table:table-cell>
          <table:table-cell table:formula="of:=IF(NOT([.$I540]=&quot;&quot;);IF([.$C540]=[.K$1];[.$I540];&quot;&quot;);&quot;&quot;)">
            <text:p/>
          </table:table-cell>
          <table:table-cell table:formula="of:=IF(NOT([.$I540]=&quot;&quot;);IF([.$C540]=[.L$1];[.$I540];&quot;&quot;);&quot;&quot;)">
            <text:p/>
          </table:table-cell>
          <table:table-cell table:formula="of:=IF(NOT([.$I540]=&quot;&quot;);IF([.$C540]=[.M$1];[.$I540];&quot;&quot;);&quot;&quot;)">
            <text:p/>
          </table:table-cell>
          <table:table-cell table:formula="of:=IF(NOT([.$I540]=&quot;&quot;);IF([.$C540]=[.N$1];[.$I540];&quot;&quot;);&quot;&quot;)">
            <text:p/>
          </table:table-cell>
          <table:table-cell table:formula="of:=IF(NOT([.$I540]=&quot;&quot;);IF([.$C540]=[.O$1];[.$I540];&quot;&quot;);&quot;&quot;)">
            <text:p/>
          </table:table-cell>
          <table:table-cell table:formula="of:=IF(NOT([.$I540]=&quot;&quot;);IF([.$C540]=[.P$1];[.$I540];&quot;&quot;);&quot;&quot;)">
            <text:p/>
          </table:table-cell>
          <table:table-cell table:formula="of:=IF(NOT([.$I540]=&quot;&quot;);IF([.$C540]=[.Q$1];[.$I540];&quot;&quot;);&quot;&quot;)">
            <text:p/>
          </table:table-cell>
          <table:table-cell table:formula="of:=IF(NOT([.$I540]=&quot;&quot;);IF([.$C540]=[.R$1];[.$I540];&quot;&quot;);&quot;&quot;)">
            <text:p/>
          </table:table-cell>
          <table:table-cell table:formula="of:=IF(NOT([.$I540]=&quot;&quot;);IF([.$C540]=[.S$1];[.$I540];&quot;&quot;);&quot;&quot;)">
            <text:p/>
          </table:table-cell>
          <table:table-cell table:formula="of:=IF(NOT([.$I540]=&quot;&quot;);IF([.$C540]=[.T$1];[.$I540];&quot;&quot;);&quot;&quot;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71" office:value-type="string" calcext:value-type="string">
            <text:p>Ealing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691292875989" calcext:value-type="percentage">
            <text:p>25.47%</text:p>
          </table:table-cell>
          <table:table-cell table:formula="of:=IF([.D541]=&quot;con&quot;;[.E541];-[.E541])" office:value-type="percentage" office:value="-0.254691292875989" calcext:value-type="percentage">
            <text:p>-25.47%</text:p>
          </table:table-cell>
          <table:table-cell table:formula="of:=IF([.D541]=&quot;lab&quot;;[.E541];-[.E541])" office:value-type="percentage" office:value="0.254691292875989" calcext:value-type="percentage">
            <text:p>25.47%</text:p>
          </table:table-cell>
          <table:table-cell table:formula="of:=IF([.D541]=&quot;lib&quot;;[.E541];-[.E541])" office:value-type="percentage" office:value="-0.254691292875989" calcext:value-type="percentage">
            <text:p>-25.47%</text:p>
          </table:table-cell>
          <table:table-cell/>
          <table:table-cell table:formula="of:=IF(NOT([.$I541]=&quot;&quot;);IF([.$C541]=[.J$1];[.$I541];&quot;&quot;);&quot;&quot;)">
            <text:p/>
          </table:table-cell>
          <table:table-cell table:formula="of:=IF(NOT([.$I541]=&quot;&quot;);IF([.$C541]=[.K$1];[.$I541];&quot;&quot;);&quot;&quot;)">
            <text:p/>
          </table:table-cell>
          <table:table-cell table:formula="of:=IF(NOT([.$I541]=&quot;&quot;);IF([.$C541]=[.L$1];[.$I541];&quot;&quot;);&quot;&quot;)">
            <text:p/>
          </table:table-cell>
          <table:table-cell table:formula="of:=IF(NOT([.$I541]=&quot;&quot;);IF([.$C541]=[.M$1];[.$I541];&quot;&quot;);&quot;&quot;)">
            <text:p/>
          </table:table-cell>
          <table:table-cell table:formula="of:=IF(NOT([.$I541]=&quot;&quot;);IF([.$C541]=[.N$1];[.$I541];&quot;&quot;);&quot;&quot;)">
            <text:p/>
          </table:table-cell>
          <table:table-cell table:formula="of:=IF(NOT([.$I541]=&quot;&quot;);IF([.$C541]=[.O$1];[.$I541];&quot;&quot;);&quot;&quot;)">
            <text:p/>
          </table:table-cell>
          <table:table-cell table:formula="of:=IF(NOT([.$I541]=&quot;&quot;);IF([.$C541]=[.P$1];[.$I541];&quot;&quot;);&quot;&quot;)">
            <text:p/>
          </table:table-cell>
          <table:table-cell table:formula="of:=IF(NOT([.$I541]=&quot;&quot;);IF([.$C541]=[.Q$1];[.$I541];&quot;&quot;);&quot;&quot;)">
            <text:p/>
          </table:table-cell>
          <table:table-cell table:formula="of:=IF(NOT([.$I541]=&quot;&quot;);IF([.$C541]=[.R$1];[.$I541];&quot;&quot;);&quot;&quot;)">
            <text:p/>
          </table:table-cell>
          <table:table-cell table:formula="of:=IF(NOT([.$I541]=&quot;&quot;);IF([.$C541]=[.S$1];[.$I541];&quot;&quot;);&quot;&quot;)">
            <text:p/>
          </table:table-cell>
          <table:table-cell table:formula="of:=IF(NOT([.$I541]=&quot;&quot;);IF([.$C541]=[.T$1];[.$I541];&quot;&quot;);&quot;&quot;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64" office:value-type="string" calcext:value-type="string">
            <text:p>Too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54758809807867" calcext:value-type="percentage">
            <text:p>25.48%</text:p>
          </table:table-cell>
          <table:table-cell table:formula="of:=IF([.D542]=&quot;con&quot;;[.E542];-[.E542])" office:value-type="percentage" office:value="-0.254758809807867" calcext:value-type="percentage">
            <text:p>-25.48%</text:p>
          </table:table-cell>
          <table:table-cell table:formula="of:=IF([.D542]=&quot;lab&quot;;[.E542];-[.E542])" office:value-type="percentage" office:value="0.254758809807867" calcext:value-type="percentage">
            <text:p>25.48%</text:p>
          </table:table-cell>
          <table:table-cell table:formula="of:=IF([.D542]=&quot;lib&quot;;[.E542];-[.E542])" office:value-type="percentage" office:value="-0.254758809807867" calcext:value-type="percentage">
            <text:p>-25.48%</text:p>
          </table:table-cell>
          <table:table-cell/>
          <table:table-cell table:formula="of:=IF(NOT([.$I542]=&quot;&quot;);IF([.$C542]=[.J$1];[.$I542];&quot;&quot;);&quot;&quot;)">
            <text:p/>
          </table:table-cell>
          <table:table-cell table:formula="of:=IF(NOT([.$I542]=&quot;&quot;);IF([.$C542]=[.K$1];[.$I542];&quot;&quot;);&quot;&quot;)">
            <text:p/>
          </table:table-cell>
          <table:table-cell table:formula="of:=IF(NOT([.$I542]=&quot;&quot;);IF([.$C542]=[.L$1];[.$I542];&quot;&quot;);&quot;&quot;)">
            <text:p/>
          </table:table-cell>
          <table:table-cell table:formula="of:=IF(NOT([.$I542]=&quot;&quot;);IF([.$C542]=[.M$1];[.$I542];&quot;&quot;);&quot;&quot;)">
            <text:p/>
          </table:table-cell>
          <table:table-cell table:formula="of:=IF(NOT([.$I542]=&quot;&quot;);IF([.$C542]=[.N$1];[.$I542];&quot;&quot;);&quot;&quot;)">
            <text:p/>
          </table:table-cell>
          <table:table-cell table:formula="of:=IF(NOT([.$I542]=&quot;&quot;);IF([.$C542]=[.O$1];[.$I542];&quot;&quot;);&quot;&quot;)">
            <text:p/>
          </table:table-cell>
          <table:table-cell table:formula="of:=IF(NOT([.$I542]=&quot;&quot;);IF([.$C542]=[.P$1];[.$I542];&quot;&quot;);&quot;&quot;)">
            <text:p/>
          </table:table-cell>
          <table:table-cell table:formula="of:=IF(NOT([.$I542]=&quot;&quot;);IF([.$C542]=[.Q$1];[.$I542];&quot;&quot;);&quot;&quot;)">
            <text:p/>
          </table:table-cell>
          <table:table-cell table:formula="of:=IF(NOT([.$I542]=&quot;&quot;);IF([.$C542]=[.R$1];[.$I542];&quot;&quot;);&quot;&quot;)">
            <text:p/>
          </table:table-cell>
          <table:table-cell table:formula="of:=IF(NOT([.$I542]=&quot;&quot;);IF([.$C542]=[.S$1];[.$I542];&quot;&quot;);&quot;&quot;)">
            <text:p/>
          </table:table-cell>
          <table:table-cell table:formula="of:=IF(NOT([.$I542]=&quot;&quot;);IF([.$C542]=[.T$1];[.$I542];&quot;&quot;);&quot;&quot;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4" office:value-type="string" calcext:value-type="string">
            <text:p>York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5072926435085" calcext:value-type="percentage">
            <text:p>25.51%</text:p>
          </table:table-cell>
          <table:table-cell table:formula="of:=IF([.D543]=&quot;con&quot;;[.E543];-[.E543])" office:value-type="percentage" office:value="-0.255072926435085" calcext:value-type="percentage">
            <text:p>-25.51%</text:p>
          </table:table-cell>
          <table:table-cell table:formula="of:=IF([.D543]=&quot;lab&quot;;[.E543];-[.E543])" office:value-type="percentage" office:value="0.255072926435085" calcext:value-type="percentage">
            <text:p>25.51%</text:p>
          </table:table-cell>
          <table:table-cell table:formula="of:=IF([.D543]=&quot;lib&quot;;[.E543];-[.E543])" office:value-type="percentage" office:value="-0.255072926435085" calcext:value-type="percentage">
            <text:p>-25.51%</text:p>
          </table:table-cell>
          <table:table-cell/>
          <table:table-cell table:formula="of:=IF(NOT([.$I543]=&quot;&quot;);IF([.$C543]=[.J$1];[.$I543];&quot;&quot;);&quot;&quot;)">
            <text:p/>
          </table:table-cell>
          <table:table-cell table:formula="of:=IF(NOT([.$I543]=&quot;&quot;);IF([.$C543]=[.K$1];[.$I543];&quot;&quot;);&quot;&quot;)">
            <text:p/>
          </table:table-cell>
          <table:table-cell table:formula="of:=IF(NOT([.$I543]=&quot;&quot;);IF([.$C543]=[.L$1];[.$I543];&quot;&quot;);&quot;&quot;)">
            <text:p/>
          </table:table-cell>
          <table:table-cell table:formula="of:=IF(NOT([.$I543]=&quot;&quot;);IF([.$C543]=[.M$1];[.$I543];&quot;&quot;);&quot;&quot;)">
            <text:p/>
          </table:table-cell>
          <table:table-cell table:formula="of:=IF(NOT([.$I543]=&quot;&quot;);IF([.$C543]=[.N$1];[.$I543];&quot;&quot;);&quot;&quot;)">
            <text:p/>
          </table:table-cell>
          <table:table-cell table:formula="of:=IF(NOT([.$I543]=&quot;&quot;);IF([.$C543]=[.O$1];[.$I543];&quot;&quot;);&quot;&quot;)">
            <text:p/>
          </table:table-cell>
          <table:table-cell table:formula="of:=IF(NOT([.$I543]=&quot;&quot;);IF([.$C543]=[.P$1];[.$I543];&quot;&quot;);&quot;&quot;)">
            <text:p/>
          </table:table-cell>
          <table:table-cell table:formula="of:=IF(NOT([.$I543]=&quot;&quot;);IF([.$C543]=[.Q$1];[.$I543];&quot;&quot;);&quot;&quot;)">
            <text:p/>
          </table:table-cell>
          <table:table-cell table:formula="of:=IF(NOT([.$I543]=&quot;&quot;);IF([.$C543]=[.R$1];[.$I543];&quot;&quot;);&quot;&quot;)">
            <text:p/>
          </table:table-cell>
          <table:table-cell table:formula="of:=IF(NOT([.$I543]=&quot;&quot;);IF([.$C543]=[.S$1];[.$I543];&quot;&quot;);&quot;&quot;)">
            <text:p/>
          </table:table-cell>
          <table:table-cell table:formula="of:=IF(NOT([.$I543]=&quot;&quot;);IF([.$C543]=[.T$1];[.$I543];&quot;&quot;);&quot;&quot;)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69" office:value-type="string" calcext:value-type="string">
            <text:p>Sefto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255910108918283" calcext:value-type="percentage">
            <text:p>25.59%</text:p>
          </table:table-cell>
          <table:table-cell table:formula="of:=IF([.D544]=&quot;con&quot;;[.E544];-[.E544])" office:value-type="percentage" office:value="-0.255910108918283" calcext:value-type="percentage">
            <text:p>-25.59%</text:p>
          </table:table-cell>
          <table:table-cell table:formula="of:=IF([.D544]=&quot;lab&quot;;[.E544];-[.E544])" office:value-type="percentage" office:value="0.255910108918283" calcext:value-type="percentage">
            <text:p>25.59%</text:p>
          </table:table-cell>
          <table:table-cell table:formula="of:=IF([.D544]=&quot;lib&quot;;[.E544];-[.E544])" office:value-type="percentage" office:value="-0.255910108918283" calcext:value-type="percentage">
            <text:p>-25.59%</text:p>
          </table:table-cell>
          <table:table-cell/>
          <table:table-cell table:formula="of:=IF(NOT([.$I544]=&quot;&quot;);IF([.$C544]=[.J$1];[.$I544];&quot;&quot;);&quot;&quot;)">
            <text:p/>
          </table:table-cell>
          <table:table-cell table:formula="of:=IF(NOT([.$I544]=&quot;&quot;);IF([.$C544]=[.K$1];[.$I544];&quot;&quot;);&quot;&quot;)">
            <text:p/>
          </table:table-cell>
          <table:table-cell table:formula="of:=IF(NOT([.$I544]=&quot;&quot;);IF([.$C544]=[.L$1];[.$I544];&quot;&quot;);&quot;&quot;)">
            <text:p/>
          </table:table-cell>
          <table:table-cell table:formula="of:=IF(NOT([.$I544]=&quot;&quot;);IF([.$C544]=[.M$1];[.$I544];&quot;&quot;);&quot;&quot;)">
            <text:p/>
          </table:table-cell>
          <table:table-cell table:formula="of:=IF(NOT([.$I544]=&quot;&quot;);IF([.$C544]=[.N$1];[.$I544];&quot;&quot;);&quot;&quot;)">
            <text:p/>
          </table:table-cell>
          <table:table-cell table:formula="of:=IF(NOT([.$I544]=&quot;&quot;);IF([.$C544]=[.O$1];[.$I544];&quot;&quot;);&quot;&quot;)">
            <text:p/>
          </table:table-cell>
          <table:table-cell table:formula="of:=IF(NOT([.$I544]=&quot;&quot;);IF([.$C544]=[.P$1];[.$I544];&quot;&quot;);&quot;&quot;)">
            <text:p/>
          </table:table-cell>
          <table:table-cell table:formula="of:=IF(NOT([.$I544]=&quot;&quot;);IF([.$C544]=[.Q$1];[.$I544];&quot;&quot;);&quot;&quot;)">
            <text:p/>
          </table:table-cell>
          <table:table-cell table:formula="of:=IF(NOT([.$I544]=&quot;&quot;);IF([.$C544]=[.R$1];[.$I544];&quot;&quot;);&quot;&quot;)">
            <text:p/>
          </table:table-cell>
          <table:table-cell table:formula="of:=IF(NOT([.$I544]=&quot;&quot;);IF([.$C544]=[.S$1];[.$I544];&quot;&quot;);&quot;&quot;)">
            <text:p/>
          </table:table-cell>
          <table:table-cell table:formula="of:=IF(NOT([.$I544]=&quot;&quot;);IF([.$C544]=[.T$1];[.$I544];&quot;&quot;)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4" office:value-type="string" calcext:value-type="string">
            <text:p>Newcastle upon Tyne Central and W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0818043568424" calcext:value-type="percentage">
            <text:p>26.08%</text:p>
          </table:table-cell>
          <table:table-cell table:formula="of:=IF([.D545]=&quot;con&quot;;[.E545];-[.E545])" office:value-type="percentage" office:value="-0.260818043568424" calcext:value-type="percentage">
            <text:p>-26.08%</text:p>
          </table:table-cell>
          <table:table-cell table:formula="of:=IF([.D545]=&quot;lab&quot;;[.E545];-[.E545])" office:value-type="percentage" office:value="0.260818043568424" calcext:value-type="percentage">
            <text:p>26.08%</text:p>
          </table:table-cell>
          <table:table-cell table:formula="of:=IF([.D545]=&quot;lib&quot;;[.E545];-[.E545])" office:value-type="percentage" office:value="-0.260818043568424" calcext:value-type="percentage">
            <text:p>-26.08%</text:p>
          </table:table-cell>
          <table:table-cell/>
          <table:table-cell table:formula="of:=IF(NOT([.$I545]=&quot;&quot;);IF([.$C545]=[.J$1];[.$I545];&quot;&quot;);&quot;&quot;)">
            <text:p/>
          </table:table-cell>
          <table:table-cell table:formula="of:=IF(NOT([.$I545]=&quot;&quot;);IF([.$C545]=[.K$1];[.$I545];&quot;&quot;);&quot;&quot;)">
            <text:p/>
          </table:table-cell>
          <table:table-cell table:formula="of:=IF(NOT([.$I545]=&quot;&quot;);IF([.$C545]=[.L$1];[.$I545];&quot;&quot;);&quot;&quot;)">
            <text:p/>
          </table:table-cell>
          <table:table-cell table:formula="of:=IF(NOT([.$I545]=&quot;&quot;);IF([.$C545]=[.M$1];[.$I545];&quot;&quot;);&quot;&quot;)">
            <text:p/>
          </table:table-cell>
          <table:table-cell table:formula="of:=IF(NOT([.$I545]=&quot;&quot;);IF([.$C545]=[.N$1];[.$I545];&quot;&quot;);&quot;&quot;)">
            <text:p/>
          </table:table-cell>
          <table:table-cell table:formula="of:=IF(NOT([.$I545]=&quot;&quot;);IF([.$C545]=[.O$1];[.$I545];&quot;&quot;);&quot;&quot;)">
            <text:p/>
          </table:table-cell>
          <table:table-cell table:formula="of:=IF(NOT([.$I545]=&quot;&quot;);IF([.$C545]=[.P$1];[.$I545];&quot;&quot;);&quot;&quot;)">
            <text:p/>
          </table:table-cell>
          <table:table-cell table:formula="of:=IF(NOT([.$I545]=&quot;&quot;);IF([.$C545]=[.Q$1];[.$I545];&quot;&quot;);&quot;&quot;)">
            <text:p/>
          </table:table-cell>
          <table:table-cell table:formula="of:=IF(NOT([.$I545]=&quot;&quot;);IF([.$C545]=[.R$1];[.$I545];&quot;&quot;);&quot;&quot;)">
            <text:p/>
          </table:table-cell>
          <table:table-cell table:formula="of:=IF(NOT([.$I545]=&quot;&quot;);IF([.$C545]=[.S$1];[.$I545];&quot;&quot;);&quot;&quot;)">
            <text:p/>
          </table:table-cell>
          <table:table-cell table:formula="of:=IF(NOT([.$I545]=&quot;&quot;);IF([.$C545]=[.T$1];[.$I545];&quot;&quot;);&quot;&quot;)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4" office:value-type="string" calcext:value-type="string">
            <text:p>Cardiff South and Pena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1335426789162" calcext:value-type="percentage">
            <text:p>26.13%</text:p>
          </table:table-cell>
          <table:table-cell table:formula="of:=IF([.D546]=&quot;con&quot;;[.E546];-[.E546])" office:value-type="percentage" office:value="-0.261335426789162" calcext:value-type="percentage">
            <text:p>-26.13%</text:p>
          </table:table-cell>
          <table:table-cell table:formula="of:=IF([.D546]=&quot;lab&quot;;[.E546];-[.E546])" office:value-type="percentage" office:value="0.261335426789162" calcext:value-type="percentage">
            <text:p>26.13%</text:p>
          </table:table-cell>
          <table:table-cell table:formula="of:=IF([.D546]=&quot;lib&quot;;[.E546];-[.E546])" office:value-type="percentage" office:value="-0.261335426789162" calcext:value-type="percentage">
            <text:p>-26.13%</text:p>
          </table:table-cell>
          <table:table-cell/>
          <table:table-cell table:formula="of:=IF(NOT([.$I546]=&quot;&quot;);IF([.$C546]=[.J$1];[.$I546];&quot;&quot;);&quot;&quot;)">
            <text:p/>
          </table:table-cell>
          <table:table-cell table:formula="of:=IF(NOT([.$I546]=&quot;&quot;);IF([.$C546]=[.K$1];[.$I546];&quot;&quot;);&quot;&quot;)">
            <text:p/>
          </table:table-cell>
          <table:table-cell table:formula="of:=IF(NOT([.$I546]=&quot;&quot;);IF([.$C546]=[.L$1];[.$I546];&quot;&quot;);&quot;&quot;)">
            <text:p/>
          </table:table-cell>
          <table:table-cell table:formula="of:=IF(NOT([.$I546]=&quot;&quot;);IF([.$C546]=[.M$1];[.$I546];&quot;&quot;);&quot;&quot;)">
            <text:p/>
          </table:table-cell>
          <table:table-cell table:formula="of:=IF(NOT([.$I546]=&quot;&quot;);IF([.$C546]=[.N$1];[.$I546];&quot;&quot;);&quot;&quot;)">
            <text:p/>
          </table:table-cell>
          <table:table-cell table:formula="of:=IF(NOT([.$I546]=&quot;&quot;);IF([.$C546]=[.O$1];[.$I546];&quot;&quot;);&quot;&quot;)">
            <text:p/>
          </table:table-cell>
          <table:table-cell table:formula="of:=IF(NOT([.$I546]=&quot;&quot;);IF([.$C546]=[.P$1];[.$I546];&quot;&quot;);&quot;&quot;)">
            <text:p/>
          </table:table-cell>
          <table:table-cell table:formula="of:=IF(NOT([.$I546]=&quot;&quot;);IF([.$C546]=[.Q$1];[.$I546];&quot;&quot;);&quot;&quot;)">
            <text:p/>
          </table:table-cell>
          <table:table-cell table:formula="of:=IF(NOT([.$I546]=&quot;&quot;);IF([.$C546]=[.R$1];[.$I546];&quot;&quot;);&quot;&quot;)">
            <text:p/>
          </table:table-cell>
          <table:table-cell table:formula="of:=IF(NOT([.$I546]=&quot;&quot;);IF([.$C546]=[.S$1];[.$I546];&quot;&quot;);&quot;&quot;)">
            <text:p/>
          </table:table-cell>
          <table:table-cell table:formula="of:=IF(NOT([.$I546]=&quot;&quot;);IF([.$C546]=[.T$1];[.$I546];&quot;&quot;)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60" office:value-type="string" calcext:value-type="string">
            <text:p>Cumbernauld and Kirkintill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62109399625948" calcext:value-type="percentage">
            <text:p>26.21%</text:p>
          </table:table-cell>
          <table:table-cell table:formula="of:=IF([.D547]=&quot;con&quot;;[.E547];-[.E547])" office:value-type="percentage" office:value="-0.262109399625948" calcext:value-type="percentage">
            <text:p>-26.21%</text:p>
          </table:table-cell>
          <table:table-cell table:formula="of:=IF([.D547]=&quot;lab&quot;;[.E547];-[.E547])" office:value-type="percentage" office:value="-0.262109399625948" calcext:value-type="percentage">
            <text:p>-26.21%</text:p>
          </table:table-cell>
          <table:table-cell table:formula="of:=IF([.D547]=&quot;lib&quot;;[.E547];-[.E547])" office:value-type="percentage" office:value="-0.262109399625948" calcext:value-type="percentage">
            <text:p>-26.21%</text:p>
          </table:table-cell>
          <table:table-cell/>
          <table:table-cell table:formula="of:=IF(NOT([.$I547]=&quot;&quot;);IF([.$C547]=[.J$1];[.$I547];&quot;&quot;);&quot;&quot;)">
            <text:p/>
          </table:table-cell>
          <table:table-cell table:formula="of:=IF(NOT([.$I547]=&quot;&quot;);IF([.$C547]=[.K$1];[.$I547];&quot;&quot;);&quot;&quot;)">
            <text:p/>
          </table:table-cell>
          <table:table-cell table:formula="of:=IF(NOT([.$I547]=&quot;&quot;);IF([.$C547]=[.L$1];[.$I547];&quot;&quot;);&quot;&quot;)">
            <text:p/>
          </table:table-cell>
          <table:table-cell table:formula="of:=IF(NOT([.$I547]=&quot;&quot;);IF([.$C547]=[.M$1];[.$I547];&quot;&quot;);&quot;&quot;)">
            <text:p/>
          </table:table-cell>
          <table:table-cell table:formula="of:=IF(NOT([.$I547]=&quot;&quot;);IF([.$C547]=[.N$1];[.$I547];&quot;&quot;);&quot;&quot;)">
            <text:p/>
          </table:table-cell>
          <table:table-cell table:formula="of:=IF(NOT([.$I547]=&quot;&quot;);IF([.$C547]=[.O$1];[.$I547];&quot;&quot;);&quot;&quot;)">
            <text:p/>
          </table:table-cell>
          <table:table-cell table:formula="of:=IF(NOT([.$I547]=&quot;&quot;);IF([.$C547]=[.P$1];[.$I547];&quot;&quot;);&quot;&quot;)">
            <text:p/>
          </table:table-cell>
          <table:table-cell table:formula="of:=IF(NOT([.$I547]=&quot;&quot;);IF([.$C547]=[.Q$1];[.$I547];&quot;&quot;);&quot;&quot;)">
            <text:p/>
          </table:table-cell>
          <table:table-cell table:formula="of:=IF(NOT([.$I547]=&quot;&quot;);IF([.$C547]=[.R$1];[.$I547];&quot;&quot;);&quot;&quot;)">
            <text:p/>
          </table:table-cell>
          <table:table-cell table:formula="of:=IF(NOT([.$I547]=&quot;&quot;);IF([.$C547]=[.S$1];[.$I547];&quot;&quot;);&quot;&quot;)">
            <text:p/>
          </table:table-cell>
          <table:table-cell table:formula="of:=IF(NOT([.$I547]=&quot;&quot;);IF([.$C547]=[.T$1];[.$I547];&quot;&quot;);&quot;&quot;)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4" office:value-type="string" calcext:value-type="string">
            <text:p>Birmingham Selly 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2916506676906" calcext:value-type="percentage">
            <text:p>26.29%</text:p>
          </table:table-cell>
          <table:table-cell table:formula="of:=IF([.D548]=&quot;con&quot;;[.E548];-[.E548])" office:value-type="percentage" office:value="-0.262916506676906" calcext:value-type="percentage">
            <text:p>-26.29%</text:p>
          </table:table-cell>
          <table:table-cell table:formula="of:=IF([.D548]=&quot;lab&quot;;[.E548];-[.E548])" office:value-type="percentage" office:value="0.262916506676906" calcext:value-type="percentage">
            <text:p>26.29%</text:p>
          </table:table-cell>
          <table:table-cell table:formula="of:=IF([.D548]=&quot;lib&quot;;[.E548];-[.E548])" office:value-type="percentage" office:value="-0.262916506676906" calcext:value-type="percentage">
            <text:p>-26.29%</text:p>
          </table:table-cell>
          <table:table-cell/>
          <table:table-cell table:formula="of:=IF(NOT([.$I548]=&quot;&quot;);IF([.$C548]=[.J$1];[.$I548];&quot;&quot;);&quot;&quot;)">
            <text:p/>
          </table:table-cell>
          <table:table-cell table:formula="of:=IF(NOT([.$I548]=&quot;&quot;);IF([.$C548]=[.K$1];[.$I548];&quot;&quot;);&quot;&quot;)">
            <text:p/>
          </table:table-cell>
          <table:table-cell table:formula="of:=IF(NOT([.$I548]=&quot;&quot;);IF([.$C548]=[.L$1];[.$I548];&quot;&quot;);&quot;&quot;)">
            <text:p/>
          </table:table-cell>
          <table:table-cell table:formula="of:=IF(NOT([.$I548]=&quot;&quot;);IF([.$C548]=[.M$1];[.$I548];&quot;&quot;);&quot;&quot;)">
            <text:p/>
          </table:table-cell>
          <table:table-cell table:formula="of:=IF(NOT([.$I548]=&quot;&quot;);IF([.$C548]=[.N$1];[.$I548];&quot;&quot;);&quot;&quot;)">
            <text:p/>
          </table:table-cell>
          <table:table-cell table:formula="of:=IF(NOT([.$I548]=&quot;&quot;);IF([.$C548]=[.O$1];[.$I548];&quot;&quot;);&quot;&quot;)">
            <text:p/>
          </table:table-cell>
          <table:table-cell table:formula="of:=IF(NOT([.$I548]=&quot;&quot;);IF([.$C548]=[.P$1];[.$I548];&quot;&quot;);&quot;&quot;)">
            <text:p/>
          </table:table-cell>
          <table:table-cell table:formula="of:=IF(NOT([.$I548]=&quot;&quot;);IF([.$C548]=[.Q$1];[.$I548];&quot;&quot;);&quot;&quot;)">
            <text:p/>
          </table:table-cell>
          <table:table-cell table:formula="of:=IF(NOT([.$I548]=&quot;&quot;);IF([.$C548]=[.R$1];[.$I548];&quot;&quot;);&quot;&quot;)">
            <text:p/>
          </table:table-cell>
          <table:table-cell table:formula="of:=IF(NOT([.$I548]=&quot;&quot;);IF([.$C548]=[.S$1];[.$I548];&quot;&quot;);&quot;&quot;)">
            <text:p/>
          </table:table-cell>
          <table:table-cell table:formula="of:=IF(NOT([.$I548]=&quot;&quot;);IF([.$C548]=[.T$1];[.$I548];&quot;&quot;);&quot;&quot;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65" office:value-type="string" calcext:value-type="string">
            <text:p>Fa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3806278178778" calcext:value-type="percentage">
            <text:p>26.38%</text:p>
          </table:table-cell>
          <table:table-cell table:formula="of:=IF([.D549]=&quot;con&quot;;[.E549];-[.E549])" office:value-type="percentage" office:value="-0.263806278178778" calcext:value-type="percentage">
            <text:p>-26.38%</text:p>
          </table:table-cell>
          <table:table-cell table:formula="of:=IF([.D549]=&quot;lab&quot;;[.E549];-[.E549])" office:value-type="percentage" office:value="-0.263806278178778" calcext:value-type="percentage">
            <text:p>-26.38%</text:p>
          </table:table-cell>
          <table:table-cell table:formula="of:=IF([.D549]=&quot;lib&quot;;[.E549];-[.E549])" office:value-type="percentage" office:value="-0.263806278178778" calcext:value-type="percentage">
            <text:p>-26.38%</text:p>
          </table:table-cell>
          <table:table-cell/>
          <table:table-cell table:formula="of:=IF(NOT([.$I549]=&quot;&quot;);IF([.$C549]=[.J$1];[.$I549];&quot;&quot;);&quot;&quot;)">
            <text:p/>
          </table:table-cell>
          <table:table-cell table:formula="of:=IF(NOT([.$I549]=&quot;&quot;);IF([.$C549]=[.K$1];[.$I549];&quot;&quot;);&quot;&quot;)">
            <text:p/>
          </table:table-cell>
          <table:table-cell table:formula="of:=IF(NOT([.$I549]=&quot;&quot;);IF([.$C549]=[.L$1];[.$I549];&quot;&quot;);&quot;&quot;)">
            <text:p/>
          </table:table-cell>
          <table:table-cell table:formula="of:=IF(NOT([.$I549]=&quot;&quot;);IF([.$C549]=[.M$1];[.$I549];&quot;&quot;);&quot;&quot;)">
            <text:p/>
          </table:table-cell>
          <table:table-cell table:formula="of:=IF(NOT([.$I549]=&quot;&quot;);IF([.$C549]=[.N$1];[.$I549];&quot;&quot;);&quot;&quot;)">
            <text:p/>
          </table:table-cell>
          <table:table-cell table:formula="of:=IF(NOT([.$I549]=&quot;&quot;);IF([.$C549]=[.O$1];[.$I549];&quot;&quot;);&quot;&quot;)">
            <text:p/>
          </table:table-cell>
          <table:table-cell table:formula="of:=IF(NOT([.$I549]=&quot;&quot;);IF([.$C549]=[.P$1];[.$I549];&quot;&quot;);&quot;&quot;)">
            <text:p/>
          </table:table-cell>
          <table:table-cell table:formula="of:=IF(NOT([.$I549]=&quot;&quot;);IF([.$C549]=[.Q$1];[.$I549];&quot;&quot;);&quot;&quot;)">
            <text:p/>
          </table:table-cell>
          <table:table-cell table:formula="of:=IF(NOT([.$I549]=&quot;&quot;);IF([.$C549]=[.R$1];[.$I549];&quot;&quot;);&quot;&quot;)">
            <text:p/>
          </table:table-cell>
          <table:table-cell table:formula="of:=IF(NOT([.$I549]=&quot;&quot;);IF([.$C549]=[.S$1];[.$I549];&quot;&quot;);&quot;&quot;)">
            <text:p/>
          </table:table-cell>
          <table:table-cell table:formula="of:=IF(NOT([.$I549]=&quot;&quot;);IF([.$C549]=[.T$1];[.$I549];&quot;&quot;);&quot;&quot;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64" office:value-type="string" calcext:value-type="string">
            <text:p>Ealing Central and Ac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65297162822178" calcext:value-type="percentage">
            <text:p>26.53%</text:p>
          </table:table-cell>
          <table:table-cell table:formula="of:=IF([.D550]=&quot;con&quot;;[.E550];-[.E550])" office:value-type="percentage" office:value="-0.265297162822178" calcext:value-type="percentage">
            <text:p>-26.53%</text:p>
          </table:table-cell>
          <table:table-cell table:formula="of:=IF([.D550]=&quot;lab&quot;;[.E550];-[.E550])" office:value-type="percentage" office:value="0.265297162822178" calcext:value-type="percentage">
            <text:p>26.53%</text:p>
          </table:table-cell>
          <table:table-cell table:formula="of:=IF([.D550]=&quot;lib&quot;;[.E550];-[.E550])" office:value-type="percentage" office:value="-0.265297162822178" calcext:value-type="percentage">
            <text:p>-26.53%</text:p>
          </table:table-cell>
          <table:table-cell/>
          <table:table-cell table:formula="of:=IF(NOT([.$I550]=&quot;&quot;);IF([.$C550]=[.J$1];[.$I550];&quot;&quot;);&quot;&quot;)">
            <text:p/>
          </table:table-cell>
          <table:table-cell table:formula="of:=IF(NOT([.$I550]=&quot;&quot;);IF([.$C550]=[.K$1];[.$I550];&quot;&quot;);&quot;&quot;)">
            <text:p/>
          </table:table-cell>
          <table:table-cell table:formula="of:=IF(NOT([.$I550]=&quot;&quot;);IF([.$C550]=[.L$1];[.$I550];&quot;&quot;);&quot;&quot;)">
            <text:p/>
          </table:table-cell>
          <table:table-cell table:formula="of:=IF(NOT([.$I550]=&quot;&quot;);IF([.$C550]=[.M$1];[.$I550];&quot;&quot;);&quot;&quot;)">
            <text:p/>
          </table:table-cell>
          <table:table-cell table:formula="of:=IF(NOT([.$I550]=&quot;&quot;);IF([.$C550]=[.N$1];[.$I550];&quot;&quot;);&quot;&quot;)">
            <text:p/>
          </table:table-cell>
          <table:table-cell table:formula="of:=IF(NOT([.$I550]=&quot;&quot;);IF([.$C550]=[.O$1];[.$I550];&quot;&quot;);&quot;&quot;)">
            <text:p/>
          </table:table-cell>
          <table:table-cell table:formula="of:=IF(NOT([.$I550]=&quot;&quot;);IF([.$C550]=[.P$1];[.$I550];&quot;&quot;);&quot;&quot;)">
            <text:p/>
          </table:table-cell>
          <table:table-cell table:formula="of:=IF(NOT([.$I550]=&quot;&quot;);IF([.$C550]=[.Q$1];[.$I550];&quot;&quot;);&quot;&quot;)">
            <text:p/>
          </table:table-cell>
          <table:table-cell table:formula="of:=IF(NOT([.$I550]=&quot;&quot;);IF([.$C550]=[.R$1];[.$I550];&quot;&quot;);&quot;&quot;)">
            <text:p/>
          </table:table-cell>
          <table:table-cell table:formula="of:=IF(NOT([.$I550]=&quot;&quot;);IF([.$C550]=[.S$1];[.$I550];&quot;&quot;);&quot;&quot;)">
            <text:p/>
          </table:table-cell>
          <table:table-cell table:formula="of:=IF(NOT([.$I550]=&quot;&quot;);IF([.$C550]=[.T$1];[.$I550];&quot;&quot;);&quot;&quot;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65" office:value-type="string" calcext:value-type="string">
            <text:p>Kilmarnock and Loudo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577229115492" calcext:value-type="percentage">
            <text:p>26.58%</text:p>
          </table:table-cell>
          <table:table-cell table:formula="of:=IF([.D551]=&quot;con&quot;;[.E551];-[.E551])" office:value-type="percentage" office:value="-0.26577229115492" calcext:value-type="percentage">
            <text:p>-26.58%</text:p>
          </table:table-cell>
          <table:table-cell table:formula="of:=IF([.D551]=&quot;lab&quot;;[.E551];-[.E551])" office:value-type="percentage" office:value="-0.26577229115492" calcext:value-type="percentage">
            <text:p>-26.58%</text:p>
          </table:table-cell>
          <table:table-cell table:formula="of:=IF([.D551]=&quot;lib&quot;;[.E551];-[.E551])" office:value-type="percentage" office:value="-0.26577229115492" calcext:value-type="percentage">
            <text:p>-26.58%</text:p>
          </table:table-cell>
          <table:table-cell/>
          <table:table-cell table:formula="of:=IF(NOT([.$I551]=&quot;&quot;);IF([.$C551]=[.J$1];[.$I551];&quot;&quot;);&quot;&quot;)">
            <text:p/>
          </table:table-cell>
          <table:table-cell table:formula="of:=IF(NOT([.$I551]=&quot;&quot;);IF([.$C551]=[.K$1];[.$I551];&quot;&quot;);&quot;&quot;)">
            <text:p/>
          </table:table-cell>
          <table:table-cell table:formula="of:=IF(NOT([.$I551]=&quot;&quot;);IF([.$C551]=[.L$1];[.$I551];&quot;&quot;);&quot;&quot;)">
            <text:p/>
          </table:table-cell>
          <table:table-cell table:formula="of:=IF(NOT([.$I551]=&quot;&quot;);IF([.$C551]=[.M$1];[.$I551];&quot;&quot;);&quot;&quot;)">
            <text:p/>
          </table:table-cell>
          <table:table-cell table:formula="of:=IF(NOT([.$I551]=&quot;&quot;);IF([.$C551]=[.N$1];[.$I551];&quot;&quot;);&quot;&quot;)">
            <text:p/>
          </table:table-cell>
          <table:table-cell table:formula="of:=IF(NOT([.$I551]=&quot;&quot;);IF([.$C551]=[.O$1];[.$I551];&quot;&quot;);&quot;&quot;)">
            <text:p/>
          </table:table-cell>
          <table:table-cell table:formula="of:=IF(NOT([.$I551]=&quot;&quot;);IF([.$C551]=[.P$1];[.$I551];&quot;&quot;);&quot;&quot;)">
            <text:p/>
          </table:table-cell>
          <table:table-cell table:formula="of:=IF(NOT([.$I551]=&quot;&quot;);IF([.$C551]=[.Q$1];[.$I551];&quot;&quot;);&quot;&quot;)">
            <text:p/>
          </table:table-cell>
          <table:table-cell table:formula="of:=IF(NOT([.$I551]=&quot;&quot;);IF([.$C551]=[.R$1];[.$I551];&quot;&quot;);&quot;&quot;)">
            <text:p/>
          </table:table-cell>
          <table:table-cell table:formula="of:=IF(NOT([.$I551]=&quot;&quot;);IF([.$C551]=[.S$1];[.$I551];&quot;&quot;);&quot;&quot;)">
            <text:p/>
          </table:table-cell>
          <table:table-cell table:formula="of:=IF(NOT([.$I551]=&quot;&quot;);IF([.$C551]=[.T$1];[.$I551];&quot;&quot;);&quot;&quot;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58" office:value-type="string" calcext:value-type="string">
            <text:p>St Helens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67770588880359" calcext:value-type="percentage">
            <text:p>26.78%</text:p>
          </table:table-cell>
          <table:table-cell table:formula="of:=IF([.D552]=&quot;con&quot;;[.E552];-[.E552])" office:value-type="percentage" office:value="-0.267770588880359" calcext:value-type="percentage">
            <text:p>-26.78%</text:p>
          </table:table-cell>
          <table:table-cell table:formula="of:=IF([.D552]=&quot;lab&quot;;[.E552];-[.E552])" office:value-type="percentage" office:value="0.267770588880359" calcext:value-type="percentage">
            <text:p>26.78%</text:p>
          </table:table-cell>
          <table:table-cell table:formula="of:=IF([.D552]=&quot;lib&quot;;[.E552];-[.E552])" office:value-type="percentage" office:value="-0.267770588880359" calcext:value-type="percentage">
            <text:p>-26.78%</text:p>
          </table:table-cell>
          <table:table-cell/>
          <table:table-cell table:formula="of:=IF(NOT([.$I552]=&quot;&quot;);IF([.$C552]=[.J$1];[.$I552];&quot;&quot;);&quot;&quot;)">
            <text:p/>
          </table:table-cell>
          <table:table-cell table:formula="of:=IF(NOT([.$I552]=&quot;&quot;);IF([.$C552]=[.K$1];[.$I552];&quot;&quot;);&quot;&quot;)">
            <text:p/>
          </table:table-cell>
          <table:table-cell table:formula="of:=IF(NOT([.$I552]=&quot;&quot;);IF([.$C552]=[.L$1];[.$I552];&quot;&quot;);&quot;&quot;)">
            <text:p/>
          </table:table-cell>
          <table:table-cell table:formula="of:=IF(NOT([.$I552]=&quot;&quot;);IF([.$C552]=[.M$1];[.$I552];&quot;&quot;);&quot;&quot;)">
            <text:p/>
          </table:table-cell>
          <table:table-cell table:formula="of:=IF(NOT([.$I552]=&quot;&quot;);IF([.$C552]=[.N$1];[.$I552];&quot;&quot;);&quot;&quot;)">
            <text:p/>
          </table:table-cell>
          <table:table-cell table:formula="of:=IF(NOT([.$I552]=&quot;&quot;);IF([.$C552]=[.O$1];[.$I552];&quot;&quot;);&quot;&quot;)">
            <text:p/>
          </table:table-cell>
          <table:table-cell table:formula="of:=IF(NOT([.$I552]=&quot;&quot;);IF([.$C552]=[.P$1];[.$I552];&quot;&quot;);&quot;&quot;)">
            <text:p/>
          </table:table-cell>
          <table:table-cell table:formula="of:=IF(NOT([.$I552]=&quot;&quot;);IF([.$C552]=[.Q$1];[.$I552];&quot;&quot;);&quot;&quot;)">
            <text:p/>
          </table:table-cell>
          <table:table-cell table:formula="of:=IF(NOT([.$I552]=&quot;&quot;);IF([.$C552]=[.R$1];[.$I552];&quot;&quot;);&quot;&quot;)">
            <text:p/>
          </table:table-cell>
          <table:table-cell table:formula="of:=IF(NOT([.$I552]=&quot;&quot;);IF([.$C552]=[.S$1];[.$I552];&quot;&quot;);&quot;&quot;)">
            <text:p/>
          </table:table-cell>
          <table:table-cell table:formula="of:=IF(NOT([.$I552]=&quot;&quot;);IF([.$C552]=[.T$1];[.$I552];&quot;&quot;);&quot;&quot;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64" office:value-type="string" calcext:value-type="string">
            <text:p>Southgate and Wood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0223782360684" calcext:value-type="percentage">
            <text:p>27.02%</text:p>
          </table:table-cell>
          <table:table-cell table:formula="of:=IF([.D553]=&quot;con&quot;;[.E553];-[.E553])" office:value-type="percentage" office:value="-0.270223782360684" calcext:value-type="percentage">
            <text:p>-27.02%</text:p>
          </table:table-cell>
          <table:table-cell table:formula="of:=IF([.D553]=&quot;lab&quot;;[.E553];-[.E553])" office:value-type="percentage" office:value="0.270223782360684" calcext:value-type="percentage">
            <text:p>27.02%</text:p>
          </table:table-cell>
          <table:table-cell table:formula="of:=IF([.D553]=&quot;lib&quot;;[.E553];-[.E553])" office:value-type="percentage" office:value="-0.270223782360684" calcext:value-type="percentage">
            <text:p>-27.02%</text:p>
          </table:table-cell>
          <table:table-cell/>
          <table:table-cell table:formula="of:=IF(NOT([.$I553]=&quot;&quot;);IF([.$C553]=[.J$1];[.$I553];&quot;&quot;);&quot;&quot;)">
            <text:p/>
          </table:table-cell>
          <table:table-cell table:formula="of:=IF(NOT([.$I553]=&quot;&quot;);IF([.$C553]=[.K$1];[.$I553];&quot;&quot;);&quot;&quot;)">
            <text:p/>
          </table:table-cell>
          <table:table-cell table:formula="of:=IF(NOT([.$I553]=&quot;&quot;);IF([.$C553]=[.L$1];[.$I553];&quot;&quot;);&quot;&quot;)">
            <text:p/>
          </table:table-cell>
          <table:table-cell table:formula="of:=IF(NOT([.$I553]=&quot;&quot;);IF([.$C553]=[.M$1];[.$I553];&quot;&quot;);&quot;&quot;)">
            <text:p/>
          </table:table-cell>
          <table:table-cell table:formula="of:=IF(NOT([.$I553]=&quot;&quot;);IF([.$C553]=[.N$1];[.$I553];&quot;&quot;);&quot;&quot;)">
            <text:p/>
          </table:table-cell>
          <table:table-cell table:formula="of:=IF(NOT([.$I553]=&quot;&quot;);IF([.$C553]=[.O$1];[.$I553];&quot;&quot;);&quot;&quot;)">
            <text:p/>
          </table:table-cell>
          <table:table-cell table:formula="of:=IF(NOT([.$I553]=&quot;&quot;);IF([.$C553]=[.P$1];[.$I553];&quot;&quot;);&quot;&quot;)">
            <text:p/>
          </table:table-cell>
          <table:table-cell table:formula="of:=IF(NOT([.$I553]=&quot;&quot;);IF([.$C553]=[.Q$1];[.$I553];&quot;&quot;);&quot;&quot;)">
            <text:p/>
          </table:table-cell>
          <table:table-cell table:formula="of:=IF(NOT([.$I553]=&quot;&quot;);IF([.$C553]=[.R$1];[.$I553];&quot;&quot;);&quot;&quot;)">
            <text:p/>
          </table:table-cell>
          <table:table-cell table:formula="of:=IF(NOT([.$I553]=&quot;&quot;);IF([.$C553]=[.S$1];[.$I553];&quot;&quot;);&quot;&quot;)">
            <text:p/>
          </table:table-cell>
          <table:table-cell table:formula="of:=IF(NOT([.$I553]=&quot;&quot;);IF([.$C553]=[.T$1];[.$I553];&quot;&quot;);&quot;&quot;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71" office:value-type="string" calcext:value-type="string">
            <text:p>Sl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72853951471986" calcext:value-type="percentage">
            <text:p>27.29%</text:p>
          </table:table-cell>
          <table:table-cell table:formula="of:=IF([.D554]=&quot;con&quot;;[.E554];-[.E554])" office:value-type="percentage" office:value="-0.272853951471986" calcext:value-type="percentage">
            <text:p>-27.29%</text:p>
          </table:table-cell>
          <table:table-cell table:formula="of:=IF([.D554]=&quot;lab&quot;;[.E554];-[.E554])" office:value-type="percentage" office:value="0.272853951471986" calcext:value-type="percentage">
            <text:p>27.29%</text:p>
          </table:table-cell>
          <table:table-cell table:formula="of:=IF([.D554]=&quot;lib&quot;;[.E554];-[.E554])" office:value-type="percentage" office:value="-0.272853951471986" calcext:value-type="percentage">
            <text:p>-27.29%</text:p>
          </table:table-cell>
          <table:table-cell/>
          <table:table-cell table:formula="of:=IF(NOT([.$I554]=&quot;&quot;);IF([.$C554]=[.J$1];[.$I554];&quot;&quot;);&quot;&quot;)">
            <text:p/>
          </table:table-cell>
          <table:table-cell table:formula="of:=IF(NOT([.$I554]=&quot;&quot;);IF([.$C554]=[.K$1];[.$I554];&quot;&quot;);&quot;&quot;)">
            <text:p/>
          </table:table-cell>
          <table:table-cell table:formula="of:=IF(NOT([.$I554]=&quot;&quot;);IF([.$C554]=[.L$1];[.$I554];&quot;&quot;);&quot;&quot;)">
            <text:p/>
          </table:table-cell>
          <table:table-cell table:formula="of:=IF(NOT([.$I554]=&quot;&quot;);IF([.$C554]=[.M$1];[.$I554];&quot;&quot;);&quot;&quot;)">
            <text:p/>
          </table:table-cell>
          <table:table-cell table:formula="of:=IF(NOT([.$I554]=&quot;&quot;);IF([.$C554]=[.N$1];[.$I554];&quot;&quot;);&quot;&quot;)">
            <text:p/>
          </table:table-cell>
          <table:table-cell table:formula="of:=IF(NOT([.$I554]=&quot;&quot;);IF([.$C554]=[.O$1];[.$I554];&quot;&quot;);&quot;&quot;)">
            <text:p/>
          </table:table-cell>
          <table:table-cell table:formula="of:=IF(NOT([.$I554]=&quot;&quot;);IF([.$C554]=[.P$1];[.$I554];&quot;&quot;);&quot;&quot;)">
            <text:p/>
          </table:table-cell>
          <table:table-cell table:formula="of:=IF(NOT([.$I554]=&quot;&quot;);IF([.$C554]=[.Q$1];[.$I554];&quot;&quot;);&quot;&quot;)">
            <text:p/>
          </table:table-cell>
          <table:table-cell table:formula="of:=IF(NOT([.$I554]=&quot;&quot;);IF([.$C554]=[.R$1];[.$I554];&quot;&quot;);&quot;&quot;)">
            <text:p/>
          </table:table-cell>
          <table:table-cell table:formula="of:=IF(NOT([.$I554]=&quot;&quot;);IF([.$C554]=[.S$1];[.$I554];&quot;&quot;);&quot;&quot;)">
            <text:p/>
          </table:table-cell>
          <table:table-cell table:formula="of:=IF(NOT([.$I554]=&quot;&quot;);IF([.$C554]=[.T$1];[.$I554];&quot;&quot;);&quot;&quot;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64" office:value-type="string" calcext:value-type="string">
            <text:p>Bermondsey and Old Southw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9292791564403" calcext:value-type="percentage">
            <text:p>27.93%</text:p>
          </table:table-cell>
          <table:table-cell table:formula="of:=IF([.D555]=&quot;con&quot;;[.E555];-[.E555])" office:value-type="percentage" office:value="-0.279292791564403" calcext:value-type="percentage">
            <text:p>-27.93%</text:p>
          </table:table-cell>
          <table:table-cell table:formula="of:=IF([.D555]=&quot;lab&quot;;[.E555];-[.E555])" office:value-type="percentage" office:value="0.279292791564403" calcext:value-type="percentage">
            <text:p>27.93%</text:p>
          </table:table-cell>
          <table:table-cell table:formula="of:=IF([.D555]=&quot;lib&quot;;[.E555];-[.E555])" office:value-type="percentage" office:value="-0.279292791564403" calcext:value-type="percentage">
            <text:p>-27.93%</text:p>
          </table:table-cell>
          <table:table-cell/>
          <table:table-cell table:formula="of:=IF(NOT([.$I555]=&quot;&quot;);IF([.$C555]=[.J$1];[.$I555];&quot;&quot;);&quot;&quot;)">
            <text:p/>
          </table:table-cell>
          <table:table-cell table:formula="of:=IF(NOT([.$I555]=&quot;&quot;);IF([.$C555]=[.K$1];[.$I555];&quot;&quot;);&quot;&quot;)">
            <text:p/>
          </table:table-cell>
          <table:table-cell table:formula="of:=IF(NOT([.$I555]=&quot;&quot;);IF([.$C555]=[.L$1];[.$I555];&quot;&quot;);&quot;&quot;)">
            <text:p/>
          </table:table-cell>
          <table:table-cell table:formula="of:=IF(NOT([.$I555]=&quot;&quot;);IF([.$C555]=[.M$1];[.$I555];&quot;&quot;);&quot;&quot;)">
            <text:p/>
          </table:table-cell>
          <table:table-cell table:formula="of:=IF(NOT([.$I555]=&quot;&quot;);IF([.$C555]=[.N$1];[.$I555];&quot;&quot;);&quot;&quot;)">
            <text:p/>
          </table:table-cell>
          <table:table-cell table:formula="of:=IF(NOT([.$I555]=&quot;&quot;);IF([.$C555]=[.O$1];[.$I555];&quot;&quot;);&quot;&quot;)">
            <text:p/>
          </table:table-cell>
          <table:table-cell table:formula="of:=IF(NOT([.$I555]=&quot;&quot;);IF([.$C555]=[.P$1];[.$I555];&quot;&quot;);&quot;&quot;)">
            <text:p/>
          </table:table-cell>
          <table:table-cell table:formula="of:=IF(NOT([.$I555]=&quot;&quot;);IF([.$C555]=[.Q$1];[.$I555];&quot;&quot;);&quot;&quot;)">
            <text:p/>
          </table:table-cell>
          <table:table-cell table:formula="of:=IF(NOT([.$I555]=&quot;&quot;);IF([.$C555]=[.R$1];[.$I555];&quot;&quot;);&quot;&quot;)">
            <text:p/>
          </table:table-cell>
          <table:table-cell table:formula="of:=IF(NOT([.$I555]=&quot;&quot;);IF([.$C555]=[.S$1];[.$I555];&quot;&quot;);&quot;&quot;)">
            <text:p/>
          </table:table-cell>
          <table:table-cell table:formula="of:=IF(NOT([.$I555]=&quot;&quot;);IF([.$C555]=[.T$1];[.$I555];&quot;&quot;);&quot;&quot;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58" office:value-type="string" calcext:value-type="string">
            <text:p>Sheffield Hee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82308960967565" calcext:value-type="percentage">
            <text:p>28.23%</text:p>
          </table:table-cell>
          <table:table-cell table:formula="of:=IF([.D556]=&quot;con&quot;;[.E556];-[.E556])" office:value-type="percentage" office:value="-0.282308960967565" calcext:value-type="percentage">
            <text:p>-28.23%</text:p>
          </table:table-cell>
          <table:table-cell table:formula="of:=IF([.D556]=&quot;lab&quot;;[.E556];-[.E556])" office:value-type="percentage" office:value="0.282308960967565" calcext:value-type="percentage">
            <text:p>28.23%</text:p>
          </table:table-cell>
          <table:table-cell table:formula="of:=IF([.D556]=&quot;lib&quot;;[.E556];-[.E556])" office:value-type="percentage" office:value="-0.282308960967565" calcext:value-type="percentage">
            <text:p>-28.23%</text:p>
          </table:table-cell>
          <table:table-cell/>
          <table:table-cell table:formula="of:=IF(NOT([.$I556]=&quot;&quot;);IF([.$C556]=[.J$1];[.$I556];&quot;&quot;);&quot;&quot;)">
            <text:p/>
          </table:table-cell>
          <table:table-cell table:formula="of:=IF(NOT([.$I556]=&quot;&quot;);IF([.$C556]=[.K$1];[.$I556];&quot;&quot;);&quot;&quot;)">
            <text:p/>
          </table:table-cell>
          <table:table-cell table:formula="of:=IF(NOT([.$I556]=&quot;&quot;);IF([.$C556]=[.L$1];[.$I556];&quot;&quot;);&quot;&quot;)">
            <text:p/>
          </table:table-cell>
          <table:table-cell table:formula="of:=IF(NOT([.$I556]=&quot;&quot;);IF([.$C556]=[.M$1];[.$I556];&quot;&quot;);&quot;&quot;)">
            <text:p/>
          </table:table-cell>
          <table:table-cell table:formula="of:=IF(NOT([.$I556]=&quot;&quot;);IF([.$C556]=[.N$1];[.$I556];&quot;&quot;);&quot;&quot;)">
            <text:p/>
          </table:table-cell>
          <table:table-cell table:formula="of:=IF(NOT([.$I556]=&quot;&quot;);IF([.$C556]=[.O$1];[.$I556];&quot;&quot;);&quot;&quot;)">
            <text:p/>
          </table:table-cell>
          <table:table-cell table:formula="of:=IF(NOT([.$I556]=&quot;&quot;);IF([.$C556]=[.P$1];[.$I556];&quot;&quot;);&quot;&quot;)">
            <text:p/>
          </table:table-cell>
          <table:table-cell table:formula="of:=IF(NOT([.$I556]=&quot;&quot;);IF([.$C556]=[.Q$1];[.$I556];&quot;&quot;);&quot;&quot;)">
            <text:p/>
          </table:table-cell>
          <table:table-cell table:formula="of:=IF(NOT([.$I556]=&quot;&quot;);IF([.$C556]=[.R$1];[.$I556];&quot;&quot;);&quot;&quot;)">
            <text:p/>
          </table:table-cell>
          <table:table-cell table:formula="of:=IF(NOT([.$I556]=&quot;&quot;);IF([.$C556]=[.S$1];[.$I556];&quot;&quot;);&quot;&quot;)">
            <text:p/>
          </table:table-cell>
          <table:table-cell table:formula="of:=IF(NOT([.$I556]=&quot;&quot;);IF([.$C556]=[.T$1];[.$I556];&quot;&quot;);&quot;&quot;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64" office:value-type="string" calcext:value-type="string">
            <text:p>Queen's Park and Maida V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84230466338888" calcext:value-type="percentage">
            <text:p>28.42%</text:p>
          </table:table-cell>
          <table:table-cell table:formula="of:=IF([.D557]=&quot;con&quot;;[.E557];-[.E557])" office:value-type="percentage" office:value="-0.284230466338888" calcext:value-type="percentage">
            <text:p>-28.42%</text:p>
          </table:table-cell>
          <table:table-cell table:formula="of:=IF([.D557]=&quot;lab&quot;;[.E557];-[.E557])" office:value-type="percentage" office:value="0.284230466338888" calcext:value-type="percentage">
            <text:p>28.42%</text:p>
          </table:table-cell>
          <table:table-cell table:formula="of:=IF([.D557]=&quot;lib&quot;;[.E557];-[.E557])" office:value-type="percentage" office:value="-0.284230466338888" calcext:value-type="percentage">
            <text:p>-28.42%</text:p>
          </table:table-cell>
          <table:table-cell/>
          <table:table-cell table:formula="of:=IF(NOT([.$I557]=&quot;&quot;);IF([.$C557]=[.J$1];[.$I557];&quot;&quot;);&quot;&quot;)">
            <text:p/>
          </table:table-cell>
          <table:table-cell table:formula="of:=IF(NOT([.$I557]=&quot;&quot;);IF([.$C557]=[.K$1];[.$I557];&quot;&quot;);&quot;&quot;)">
            <text:p/>
          </table:table-cell>
          <table:table-cell table:formula="of:=IF(NOT([.$I557]=&quot;&quot;);IF([.$C557]=[.L$1];[.$I557];&quot;&quot;);&quot;&quot;)">
            <text:p/>
          </table:table-cell>
          <table:table-cell table:formula="of:=IF(NOT([.$I557]=&quot;&quot;);IF([.$C557]=[.M$1];[.$I557];&quot;&quot;);&quot;&quot;)">
            <text:p/>
          </table:table-cell>
          <table:table-cell table:formula="of:=IF(NOT([.$I557]=&quot;&quot;);IF([.$C557]=[.N$1];[.$I557];&quot;&quot;);&quot;&quot;)">
            <text:p/>
          </table:table-cell>
          <table:table-cell table:formula="of:=IF(NOT([.$I557]=&quot;&quot;);IF([.$C557]=[.O$1];[.$I557];&quot;&quot;);&quot;&quot;)">
            <text:p/>
          </table:table-cell>
          <table:table-cell table:formula="of:=IF(NOT([.$I557]=&quot;&quot;);IF([.$C557]=[.P$1];[.$I557];&quot;&quot;);&quot;&quot;)">
            <text:p/>
          </table:table-cell>
          <table:table-cell table:formula="of:=IF(NOT([.$I557]=&quot;&quot;);IF([.$C557]=[.Q$1];[.$I557];&quot;&quot;);&quot;&quot;)">
            <text:p/>
          </table:table-cell>
          <table:table-cell table:formula="of:=IF(NOT([.$I557]=&quot;&quot;);IF([.$C557]=[.R$1];[.$I557];&quot;&quot;);&quot;&quot;)">
            <text:p/>
          </table:table-cell>
          <table:table-cell table:formula="of:=IF(NOT([.$I557]=&quot;&quot;);IF([.$C557]=[.S$1];[.$I557];&quot;&quot;);&quot;&quot;)">
            <text:p/>
          </table:table-cell>
          <table:table-cell table:formula="of:=IF(NOT([.$I557]=&quot;&quot;);IF([.$C557]=[.T$1];[.$I557];&quot;&quot;);&quot;&quot;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70" office:value-type="string" calcext:value-type="string">
            <text:p>Leeds Central and Heading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284697508896798" calcext:value-type="percentage">
            <text:p>28.47%</text:p>
          </table:table-cell>
          <table:table-cell table:formula="of:=IF([.D558]=&quot;con&quot;;[.E558];-[.E558])" office:value-type="percentage" office:value="-0.284697508896798" calcext:value-type="percentage">
            <text:p>-28.47%</text:p>
          </table:table-cell>
          <table:table-cell table:formula="of:=IF([.D558]=&quot;lab&quot;;[.E558];-[.E558])" office:value-type="percentage" office:value="0.284697508896798" calcext:value-type="percentage">
            <text:p>28.47%</text:p>
          </table:table-cell>
          <table:table-cell table:formula="of:=IF([.D558]=&quot;lib&quot;;[.E558];-[.E558])" office:value-type="percentage" office:value="-0.284697508896798" calcext:value-type="percentage">
            <text:p>-28.47%</text:p>
          </table:table-cell>
          <table:table-cell/>
          <table:table-cell table:formula="of:=IF(NOT([.$I558]=&quot;&quot;);IF([.$C558]=[.J$1];[.$I558];&quot;&quot;);&quot;&quot;)">
            <text:p/>
          </table:table-cell>
          <table:table-cell table:formula="of:=IF(NOT([.$I558]=&quot;&quot;);IF([.$C558]=[.K$1];[.$I558];&quot;&quot;);&quot;&quot;)">
            <text:p/>
          </table:table-cell>
          <table:table-cell table:formula="of:=IF(NOT([.$I558]=&quot;&quot;);IF([.$C558]=[.L$1];[.$I558];&quot;&quot;);&quot;&quot;)">
            <text:p/>
          </table:table-cell>
          <table:table-cell table:formula="of:=IF(NOT([.$I558]=&quot;&quot;);IF([.$C558]=[.M$1];[.$I558];&quot;&quot;);&quot;&quot;)">
            <text:p/>
          </table:table-cell>
          <table:table-cell table:formula="of:=IF(NOT([.$I558]=&quot;&quot;);IF([.$C558]=[.N$1];[.$I558];&quot;&quot;);&quot;&quot;)">
            <text:p/>
          </table:table-cell>
          <table:table-cell table:formula="of:=IF(NOT([.$I558]=&quot;&quot;);IF([.$C558]=[.O$1];[.$I558];&quot;&quot;);&quot;&quot;)">
            <text:p/>
          </table:table-cell>
          <table:table-cell table:formula="of:=IF(NOT([.$I558]=&quot;&quot;);IF([.$C558]=[.P$1];[.$I558];&quot;&quot;);&quot;&quot;)">
            <text:p/>
          </table:table-cell>
          <table:table-cell table:formula="of:=IF(NOT([.$I558]=&quot;&quot;);IF([.$C558]=[.Q$1];[.$I558];&quot;&quot;);&quot;&quot;)">
            <text:p/>
          </table:table-cell>
          <table:table-cell table:formula="of:=IF(NOT([.$I558]=&quot;&quot;);IF([.$C558]=[.R$1];[.$I558];&quot;&quot;);&quot;&quot;)">
            <text:p/>
          </table:table-cell>
          <table:table-cell table:formula="of:=IF(NOT([.$I558]=&quot;&quot;);IF([.$C558]=[.S$1];[.$I558];&quot;&quot;);&quot;&quot;)">
            <text:p/>
          </table:table-cell>
          <table:table-cell table:formula="of:=IF(NOT([.$I558]=&quot;&quot;);IF([.$C558]=[.T$1];[.$I558];&quot;&quot;);&quot;&quot;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58" office:value-type="string" calcext:value-type="string">
            <text:p>Blaenau Gwent and Rhym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91302281368821" calcext:value-type="percentage">
            <text:p>29.13%</text:p>
          </table:table-cell>
          <table:table-cell table:formula="of:=IF([.D559]=&quot;con&quot;;[.E559];-[.E559])" office:value-type="percentage" office:value="-0.291302281368821" calcext:value-type="percentage">
            <text:p>-29.13%</text:p>
          </table:table-cell>
          <table:table-cell table:formula="of:=IF([.D559]=&quot;lab&quot;;[.E559];-[.E559])" office:value-type="percentage" office:value="0.291302281368821" calcext:value-type="percentage">
            <text:p>29.13%</text:p>
          </table:table-cell>
          <table:table-cell table:formula="of:=IF([.D559]=&quot;lib&quot;;[.E559];-[.E559])" office:value-type="percentage" office:value="-0.291302281368821" calcext:value-type="percentage">
            <text:p>-29.13%</text:p>
          </table:table-cell>
          <table:table-cell/>
          <table:table-cell table:formula="of:=IF(NOT([.$I559]=&quot;&quot;);IF([.$C559]=[.J$1];[.$I559];&quot;&quot;);&quot;&quot;)">
            <text:p/>
          </table:table-cell>
          <table:table-cell table:formula="of:=IF(NOT([.$I559]=&quot;&quot;);IF([.$C559]=[.K$1];[.$I559];&quot;&quot;);&quot;&quot;)">
            <text:p/>
          </table:table-cell>
          <table:table-cell table:formula="of:=IF(NOT([.$I559]=&quot;&quot;);IF([.$C559]=[.L$1];[.$I559];&quot;&quot;);&quot;&quot;)">
            <text:p/>
          </table:table-cell>
          <table:table-cell table:formula="of:=IF(NOT([.$I559]=&quot;&quot;);IF([.$C559]=[.M$1];[.$I559];&quot;&quot;);&quot;&quot;)">
            <text:p/>
          </table:table-cell>
          <table:table-cell table:formula="of:=IF(NOT([.$I559]=&quot;&quot;);IF([.$C559]=[.N$1];[.$I559];&quot;&quot;);&quot;&quot;)">
            <text:p/>
          </table:table-cell>
          <table:table-cell table:formula="of:=IF(NOT([.$I559]=&quot;&quot;);IF([.$C559]=[.O$1];[.$I559];&quot;&quot;);&quot;&quot;)">
            <text:p/>
          </table:table-cell>
          <table:table-cell table:formula="of:=IF(NOT([.$I559]=&quot;&quot;);IF([.$C559]=[.P$1];[.$I559];&quot;&quot;);&quot;&quot;)">
            <text:p/>
          </table:table-cell>
          <table:table-cell table:formula="of:=IF(NOT([.$I559]=&quot;&quot;);IF([.$C559]=[.Q$1];[.$I559];&quot;&quot;);&quot;&quot;)">
            <text:p/>
          </table:table-cell>
          <table:table-cell table:formula="of:=IF(NOT([.$I559]=&quot;&quot;);IF([.$C559]=[.R$1];[.$I559];&quot;&quot;);&quot;&quot;)">
            <text:p/>
          </table:table-cell>
          <table:table-cell table:formula="of:=IF(NOT([.$I559]=&quot;&quot;);IF([.$C559]=[.S$1];[.$I559];&quot;&quot;);&quot;&quot;)">
            <text:p/>
          </table:table-cell>
          <table:table-cell table:formula="of:=IF(NOT([.$I559]=&quot;&quot;);IF([.$C559]=[.T$1];[.$I559];&quot;&quot;);&quot;&quot;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71" office:value-type="string" calcext:value-type="string">
            <text:p>Croydon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95554673960704" calcext:value-type="percentage">
            <text:p>29.56%</text:p>
          </table:table-cell>
          <table:table-cell table:formula="of:=IF([.D560]=&quot;con&quot;;[.E560];-[.E560])" office:value-type="percentage" office:value="-0.295554673960704" calcext:value-type="percentage">
            <text:p>-29.56%</text:p>
          </table:table-cell>
          <table:table-cell table:formula="of:=IF([.D560]=&quot;lab&quot;;[.E560];-[.E560])" office:value-type="percentage" office:value="0.295554673960704" calcext:value-type="percentage">
            <text:p>29.56%</text:p>
          </table:table-cell>
          <table:table-cell table:formula="of:=IF([.D560]=&quot;lib&quot;;[.E560];-[.E560])" office:value-type="percentage" office:value="-0.295554673960704" calcext:value-type="percentage">
            <text:p>-29.56%</text:p>
          </table:table-cell>
          <table:table-cell/>
          <table:table-cell table:formula="of:=IF(NOT([.$I560]=&quot;&quot;);IF([.$C560]=[.J$1];[.$I560];&quot;&quot;);&quot;&quot;)">
            <text:p/>
          </table:table-cell>
          <table:table-cell table:formula="of:=IF(NOT([.$I560]=&quot;&quot;);IF([.$C560]=[.K$1];[.$I560];&quot;&quot;);&quot;&quot;)">
            <text:p/>
          </table:table-cell>
          <table:table-cell table:formula="of:=IF(NOT([.$I560]=&quot;&quot;);IF([.$C560]=[.L$1];[.$I560];&quot;&quot;);&quot;&quot;)">
            <text:p/>
          </table:table-cell>
          <table:table-cell table:formula="of:=IF(NOT([.$I560]=&quot;&quot;);IF([.$C560]=[.M$1];[.$I560];&quot;&quot;);&quot;&quot;)">
            <text:p/>
          </table:table-cell>
          <table:table-cell table:formula="of:=IF(NOT([.$I560]=&quot;&quot;);IF([.$C560]=[.N$1];[.$I560];&quot;&quot;);&quot;&quot;)">
            <text:p/>
          </table:table-cell>
          <table:table-cell table:formula="of:=IF(NOT([.$I560]=&quot;&quot;);IF([.$C560]=[.O$1];[.$I560];&quot;&quot;);&quot;&quot;)">
            <text:p/>
          </table:table-cell>
          <table:table-cell table:formula="of:=IF(NOT([.$I560]=&quot;&quot;);IF([.$C560]=[.P$1];[.$I560];&quot;&quot;);&quot;&quot;)">
            <text:p/>
          </table:table-cell>
          <table:table-cell table:formula="of:=IF(NOT([.$I560]=&quot;&quot;);IF([.$C560]=[.Q$1];[.$I560];&quot;&quot;);&quot;&quot;)">
            <text:p/>
          </table:table-cell>
          <table:table-cell table:formula="of:=IF(NOT([.$I560]=&quot;&quot;);IF([.$C560]=[.R$1];[.$I560];&quot;&quot;);&quot;&quot;)">
            <text:p/>
          </table:table-cell>
          <table:table-cell table:formula="of:=IF(NOT([.$I560]=&quot;&quot;);IF([.$C560]=[.S$1];[.$I560];&quot;&quot;);&quot;&quot;)">
            <text:p/>
          </table:table-cell>
          <table:table-cell table:formula="of:=IF(NOT([.$I560]=&quot;&quot;);IF([.$C560]=[.T$1];[.$I560];&quot;&quot;);&quot;&quot;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4" office:value-type="string" calcext:value-type="string">
            <text:p>Newcastle upon Tyne East and Walls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9948052994" calcext:value-type="percentage">
            <text:p>29.95%</text:p>
          </table:table-cell>
          <table:table-cell table:formula="of:=IF([.D561]=&quot;con&quot;;[.E561];-[.E561])" office:value-type="percentage" office:value="-0.29948052994" calcext:value-type="percentage">
            <text:p>-29.95%</text:p>
          </table:table-cell>
          <table:table-cell table:formula="of:=IF([.D561]=&quot;lab&quot;;[.E561];-[.E561])" office:value-type="percentage" office:value="0.29948052994" calcext:value-type="percentage">
            <text:p>29.95%</text:p>
          </table:table-cell>
          <table:table-cell table:formula="of:=IF([.D561]=&quot;lib&quot;;[.E561];-[.E561])" office:value-type="percentage" office:value="-0.29948052994" calcext:value-type="percentage">
            <text:p>-29.95%</text:p>
          </table:table-cell>
          <table:table-cell/>
          <table:table-cell table:formula="of:=IF(NOT([.$I561]=&quot;&quot;);IF([.$C561]=[.J$1];[.$I561];&quot;&quot;);&quot;&quot;)">
            <text:p/>
          </table:table-cell>
          <table:table-cell table:formula="of:=IF(NOT([.$I561]=&quot;&quot;);IF([.$C561]=[.K$1];[.$I561];&quot;&quot;);&quot;&quot;)">
            <text:p/>
          </table:table-cell>
          <table:table-cell table:formula="of:=IF(NOT([.$I561]=&quot;&quot;);IF([.$C561]=[.L$1];[.$I561];&quot;&quot;);&quot;&quot;)">
            <text:p/>
          </table:table-cell>
          <table:table-cell table:formula="of:=IF(NOT([.$I561]=&quot;&quot;);IF([.$C561]=[.M$1];[.$I561];&quot;&quot;);&quot;&quot;)">
            <text:p/>
          </table:table-cell>
          <table:table-cell table:formula="of:=IF(NOT([.$I561]=&quot;&quot;);IF([.$C561]=[.N$1];[.$I561];&quot;&quot;);&quot;&quot;)">
            <text:p/>
          </table:table-cell>
          <table:table-cell table:formula="of:=IF(NOT([.$I561]=&quot;&quot;);IF([.$C561]=[.O$1];[.$I561];&quot;&quot;);&quot;&quot;)">
            <text:p/>
          </table:table-cell>
          <table:table-cell table:formula="of:=IF(NOT([.$I561]=&quot;&quot;);IF([.$C561]=[.P$1];[.$I561];&quot;&quot;);&quot;&quot;)">
            <text:p/>
          </table:table-cell>
          <table:table-cell table:formula="of:=IF(NOT([.$I561]=&quot;&quot;);IF([.$C561]=[.Q$1];[.$I561];&quot;&quot;);&quot;&quot;)">
            <text:p/>
          </table:table-cell>
          <table:table-cell table:formula="of:=IF(NOT([.$I561]=&quot;&quot;);IF([.$C561]=[.R$1];[.$I561];&quot;&quot;);&quot;&quot;)">
            <text:p/>
          </table:table-cell>
          <table:table-cell table:formula="of:=IF(NOT([.$I561]=&quot;&quot;);IF([.$C561]=[.S$1];[.$I561];&quot;&quot;);&quot;&quot;)">
            <text:p/>
          </table:table-cell>
          <table:table-cell table:formula="of:=IF(NOT([.$I561]=&quot;&quot;);IF([.$C561]=[.T$1];[.$I561];&quot;&quot;);&quot;&quot;)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64" office:value-type="string" calcext:value-type="string">
            <text:p>Hammersmith and Chisw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04831097863885" calcext:value-type="percentage">
            <text:p>30.48%</text:p>
          </table:table-cell>
          <table:table-cell table:formula="of:=IF([.D562]=&quot;con&quot;;[.E562];-[.E562])" office:value-type="percentage" office:value="-0.304831097863885" calcext:value-type="percentage">
            <text:p>-30.48%</text:p>
          </table:table-cell>
          <table:table-cell table:formula="of:=IF([.D562]=&quot;lab&quot;;[.E562];-[.E562])" office:value-type="percentage" office:value="0.304831097863885" calcext:value-type="percentage">
            <text:p>30.48%</text:p>
          </table:table-cell>
          <table:table-cell table:formula="of:=IF([.D562]=&quot;lib&quot;;[.E562];-[.E562])" office:value-type="percentage" office:value="-0.304831097863885" calcext:value-type="percentage">
            <text:p>-30.48%</text:p>
          </table:table-cell>
          <table:table-cell/>
          <table:table-cell table:formula="of:=IF(NOT([.$I562]=&quot;&quot;);IF([.$C562]=[.J$1];[.$I562];&quot;&quot;);&quot;&quot;)">
            <text:p/>
          </table:table-cell>
          <table:table-cell table:formula="of:=IF(NOT([.$I562]=&quot;&quot;);IF([.$C562]=[.K$1];[.$I562];&quot;&quot;);&quot;&quot;)">
            <text:p/>
          </table:table-cell>
          <table:table-cell table:formula="of:=IF(NOT([.$I562]=&quot;&quot;);IF([.$C562]=[.L$1];[.$I562];&quot;&quot;);&quot;&quot;)">
            <text:p/>
          </table:table-cell>
          <table:table-cell table:formula="of:=IF(NOT([.$I562]=&quot;&quot;);IF([.$C562]=[.M$1];[.$I562];&quot;&quot;);&quot;&quot;)">
            <text:p/>
          </table:table-cell>
          <table:table-cell table:formula="of:=IF(NOT([.$I562]=&quot;&quot;);IF([.$C562]=[.N$1];[.$I562];&quot;&quot;);&quot;&quot;)">
            <text:p/>
          </table:table-cell>
          <table:table-cell table:formula="of:=IF(NOT([.$I562]=&quot;&quot;);IF([.$C562]=[.O$1];[.$I562];&quot;&quot;);&quot;&quot;)">
            <text:p/>
          </table:table-cell>
          <table:table-cell table:formula="of:=IF(NOT([.$I562]=&quot;&quot;);IF([.$C562]=[.P$1];[.$I562];&quot;&quot;);&quot;&quot;)">
            <text:p/>
          </table:table-cell>
          <table:table-cell table:formula="of:=IF(NOT([.$I562]=&quot;&quot;);IF([.$C562]=[.Q$1];[.$I562];&quot;&quot;);&quot;&quot;)">
            <text:p/>
          </table:table-cell>
          <table:table-cell table:formula="of:=IF(NOT([.$I562]=&quot;&quot;);IF([.$C562]=[.R$1];[.$I562];&quot;&quot;);&quot;&quot;)">
            <text:p/>
          </table:table-cell>
          <table:table-cell table:formula="of:=IF(NOT([.$I562]=&quot;&quot;);IF([.$C562]=[.S$1];[.$I562];&quot;&quot;);&quot;&quot;)">
            <text:p/>
          </table:table-cell>
          <table:table-cell table:formula="of:=IF(NOT([.$I562]=&quot;&quot;);IF([.$C562]=[.T$1];[.$I562];&quot;&quot;);&quot;&quot;)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71" office:value-type="string" calcext:value-type="string">
            <text:p>Birmingham Yard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524713325425" calcext:value-type="percentage">
            <text:p>31.25%</text:p>
          </table:table-cell>
          <table:table-cell table:formula="of:=IF([.D563]=&quot;con&quot;;[.E563];-[.E563])" office:value-type="percentage" office:value="-0.312524713325425" calcext:value-type="percentage">
            <text:p>-31.25%</text:p>
          </table:table-cell>
          <table:table-cell table:formula="of:=IF([.D563]=&quot;lab&quot;;[.E563];-[.E563])" office:value-type="percentage" office:value="0.312524713325425" calcext:value-type="percentage">
            <text:p>31.25%</text:p>
          </table:table-cell>
          <table:table-cell table:formula="of:=IF([.D563]=&quot;lib&quot;;[.E563];-[.E563])" office:value-type="percentage" office:value="-0.312524713325425" calcext:value-type="percentage">
            <text:p>-31.25%</text:p>
          </table:table-cell>
          <table:table-cell/>
          <table:table-cell table:formula="of:=IF(NOT([.$I563]=&quot;&quot;);IF([.$C563]=[.J$1];[.$I563];&quot;&quot;);&quot;&quot;)">
            <text:p/>
          </table:table-cell>
          <table:table-cell table:formula="of:=IF(NOT([.$I563]=&quot;&quot;);IF([.$C563]=[.K$1];[.$I563];&quot;&quot;);&quot;&quot;)">
            <text:p/>
          </table:table-cell>
          <table:table-cell table:formula="of:=IF(NOT([.$I563]=&quot;&quot;);IF([.$C563]=[.L$1];[.$I563];&quot;&quot;);&quot;&quot;)">
            <text:p/>
          </table:table-cell>
          <table:table-cell table:formula="of:=IF(NOT([.$I563]=&quot;&quot;);IF([.$C563]=[.M$1];[.$I563];&quot;&quot;);&quot;&quot;)">
            <text:p/>
          </table:table-cell>
          <table:table-cell table:formula="of:=IF(NOT([.$I563]=&quot;&quot;);IF([.$C563]=[.N$1];[.$I563];&quot;&quot;);&quot;&quot;)">
            <text:p/>
          </table:table-cell>
          <table:table-cell table:formula="of:=IF(NOT([.$I563]=&quot;&quot;);IF([.$C563]=[.O$1];[.$I563];&quot;&quot;);&quot;&quot;)">
            <text:p/>
          </table:table-cell>
          <table:table-cell table:formula="of:=IF(NOT([.$I563]=&quot;&quot;);IF([.$C563]=[.P$1];[.$I563];&quot;&quot;);&quot;&quot;)">
            <text:p/>
          </table:table-cell>
          <table:table-cell table:formula="of:=IF(NOT([.$I563]=&quot;&quot;);IF([.$C563]=[.Q$1];[.$I563];&quot;&quot;);&quot;&quot;)">
            <text:p/>
          </table:table-cell>
          <table:table-cell table:formula="of:=IF(NOT([.$I563]=&quot;&quot;);IF([.$C563]=[.R$1];[.$I563];&quot;&quot;);&quot;&quot;)">
            <text:p/>
          </table:table-cell>
          <table:table-cell table:formula="of:=IF(NOT([.$I563]=&quot;&quot;);IF([.$C563]=[.S$1];[.$I563];&quot;&quot;);&quot;&quot;)">
            <text:p/>
          </table:table-cell>
          <table:table-cell table:formula="of:=IF(NOT([.$I563]=&quot;&quot;);IF([.$C563]=[.T$1];[.$I563];&quot;&quot;);&quot;&quot;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71" office:value-type="string" calcext:value-type="string">
            <text:p>Blackley and Middleton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637084528429" calcext:value-type="percentage">
            <text:p>31.26%</text:p>
          </table:table-cell>
          <table:table-cell table:formula="of:=IF([.D564]=&quot;con&quot;;[.E564];-[.E564])" office:value-type="percentage" office:value="-0.312637084528429" calcext:value-type="percentage">
            <text:p>-31.26%</text:p>
          </table:table-cell>
          <table:table-cell table:formula="of:=IF([.D564]=&quot;lab&quot;;[.E564];-[.E564])" office:value-type="percentage" office:value="0.312637084528429" calcext:value-type="percentage">
            <text:p>31.26%</text:p>
          </table:table-cell>
          <table:table-cell table:formula="of:=IF([.D564]=&quot;lib&quot;;[.E564];-[.E564])" office:value-type="percentage" office:value="-0.312637084528429" calcext:value-type="percentage">
            <text:p>-31.26%</text:p>
          </table:table-cell>
          <table:table-cell/>
          <table:table-cell table:formula="of:=IF(NOT([.$I564]=&quot;&quot;);IF([.$C564]=[.J$1];[.$I564];&quot;&quot;);&quot;&quot;)">
            <text:p/>
          </table:table-cell>
          <table:table-cell table:formula="of:=IF(NOT([.$I564]=&quot;&quot;);IF([.$C564]=[.K$1];[.$I564];&quot;&quot;);&quot;&quot;)">
            <text:p/>
          </table:table-cell>
          <table:table-cell table:formula="of:=IF(NOT([.$I564]=&quot;&quot;);IF([.$C564]=[.L$1];[.$I564];&quot;&quot;);&quot;&quot;)">
            <text:p/>
          </table:table-cell>
          <table:table-cell table:formula="of:=IF(NOT([.$I564]=&quot;&quot;);IF([.$C564]=[.M$1];[.$I564];&quot;&quot;);&quot;&quot;)">
            <text:p/>
          </table:table-cell>
          <table:table-cell table:formula="of:=IF(NOT([.$I564]=&quot;&quot;);IF([.$C564]=[.N$1];[.$I564];&quot;&quot;);&quot;&quot;)">
            <text:p/>
          </table:table-cell>
          <table:table-cell table:formula="of:=IF(NOT([.$I564]=&quot;&quot;);IF([.$C564]=[.O$1];[.$I564];&quot;&quot;);&quot;&quot;)">
            <text:p/>
          </table:table-cell>
          <table:table-cell table:formula="of:=IF(NOT([.$I564]=&quot;&quot;);IF([.$C564]=[.P$1];[.$I564];&quot;&quot;);&quot;&quot;)">
            <text:p/>
          </table:table-cell>
          <table:table-cell table:formula="of:=IF(NOT([.$I564]=&quot;&quot;);IF([.$C564]=[.Q$1];[.$I564];&quot;&quot;);&quot;&quot;)">
            <text:p/>
          </table:table-cell>
          <table:table-cell table:formula="of:=IF(NOT([.$I564]=&quot;&quot;);IF([.$C564]=[.R$1];[.$I564];&quot;&quot;);&quot;&quot;)">
            <text:p/>
          </table:table-cell>
          <table:table-cell table:formula="of:=IF(NOT([.$I564]=&quot;&quot;);IF([.$C564]=[.S$1];[.$I564];&quot;&quot;);&quot;&quot;)">
            <text:p/>
          </table:table-cell>
          <table:table-cell table:formula="of:=IF(NOT([.$I564]=&quot;&quot;);IF([.$C564]=[.T$1];[.$I564];&quot;&quot;);&quot;&quot;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58" office:value-type="string" calcext:value-type="string">
            <text:p>Merthyr Tydfil and Aberd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13830034924331" calcext:value-type="percentage">
            <text:p>31.38%</text:p>
          </table:table-cell>
          <table:table-cell table:formula="of:=IF([.D565]=&quot;con&quot;;[.E565];-[.E565])" office:value-type="percentage" office:value="-0.313830034924331" calcext:value-type="percentage">
            <text:p>-31.38%</text:p>
          </table:table-cell>
          <table:table-cell table:formula="of:=IF([.D565]=&quot;lab&quot;;[.E565];-[.E565])" office:value-type="percentage" office:value="0.313830034924331" calcext:value-type="percentage">
            <text:p>31.38%</text:p>
          </table:table-cell>
          <table:table-cell table:formula="of:=IF([.D565]=&quot;lib&quot;;[.E565];-[.E565])" office:value-type="percentage" office:value="-0.313830034924331" calcext:value-type="percentage">
            <text:p>-31.38%</text:p>
          </table:table-cell>
          <table:table-cell/>
          <table:table-cell table:formula="of:=IF(NOT([.$I565]=&quot;&quot;);IF([.$C565]=[.J$1];[.$I565];&quot;&quot;);&quot;&quot;)">
            <text:p/>
          </table:table-cell>
          <table:table-cell table:formula="of:=IF(NOT([.$I565]=&quot;&quot;);IF([.$C565]=[.K$1];[.$I565];&quot;&quot;);&quot;&quot;)">
            <text:p/>
          </table:table-cell>
          <table:table-cell table:formula="of:=IF(NOT([.$I565]=&quot;&quot;);IF([.$C565]=[.L$1];[.$I565];&quot;&quot;);&quot;&quot;)">
            <text:p/>
          </table:table-cell>
          <table:table-cell table:formula="of:=IF(NOT([.$I565]=&quot;&quot;);IF([.$C565]=[.M$1];[.$I565];&quot;&quot;);&quot;&quot;)">
            <text:p/>
          </table:table-cell>
          <table:table-cell table:formula="of:=IF(NOT([.$I565]=&quot;&quot;);IF([.$C565]=[.N$1];[.$I565];&quot;&quot;);&quot;&quot;)">
            <text:p/>
          </table:table-cell>
          <table:table-cell table:formula="of:=IF(NOT([.$I565]=&quot;&quot;);IF([.$C565]=[.O$1];[.$I565];&quot;&quot;);&quot;&quot;)">
            <text:p/>
          </table:table-cell>
          <table:table-cell table:formula="of:=IF(NOT([.$I565]=&quot;&quot;);IF([.$C565]=[.P$1];[.$I565];&quot;&quot;);&quot;&quot;)">
            <text:p/>
          </table:table-cell>
          <table:table-cell table:formula="of:=IF(NOT([.$I565]=&quot;&quot;);IF([.$C565]=[.Q$1];[.$I565];&quot;&quot;);&quot;&quot;)">
            <text:p/>
          </table:table-cell>
          <table:table-cell table:formula="of:=IF(NOT([.$I565]=&quot;&quot;);IF([.$C565]=[.R$1];[.$I565];&quot;&quot;);&quot;&quot;)">
            <text:p/>
          </table:table-cell>
          <table:table-cell table:formula="of:=IF(NOT([.$I565]=&quot;&quot;);IF([.$C565]=[.S$1];[.$I565];&quot;&quot;);&quot;&quot;)">
            <text:p/>
          </table:table-cell>
          <table:table-cell table:formula="of:=IF(NOT([.$I565]=&quot;&quot;);IF([.$C565]=[.T$1];[.$I565];&quot;&quot;);&quot;&quot;)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71" office:value-type="string" calcext:value-type="string">
            <text:p>Edmonton and Winchmore H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5202687960903" calcext:value-type="percentage">
            <text:p>31.52%</text:p>
          </table:table-cell>
          <table:table-cell table:formula="of:=IF([.D566]=&quot;con&quot;;[.E566];-[.E566])" office:value-type="percentage" office:value="-0.315202687960903" calcext:value-type="percentage">
            <text:p>-31.52%</text:p>
          </table:table-cell>
          <table:table-cell table:formula="of:=IF([.D566]=&quot;lab&quot;;[.E566];-[.E566])" office:value-type="percentage" office:value="0.315202687960903" calcext:value-type="percentage">
            <text:p>31.52%</text:p>
          </table:table-cell>
          <table:table-cell table:formula="of:=IF([.D566]=&quot;lib&quot;;[.E566];-[.E566])" office:value-type="percentage" office:value="-0.315202687960903" calcext:value-type="percentage">
            <text:p>-31.52%</text:p>
          </table:table-cell>
          <table:table-cell/>
          <table:table-cell table:formula="of:=IF(NOT([.$I566]=&quot;&quot;);IF([.$C566]=[.J$1];[.$I566];&quot;&quot;);&quot;&quot;)">
            <text:p/>
          </table:table-cell>
          <table:table-cell table:formula="of:=IF(NOT([.$I566]=&quot;&quot;);IF([.$C566]=[.K$1];[.$I566];&quot;&quot;);&quot;&quot;)">
            <text:p/>
          </table:table-cell>
          <table:table-cell table:formula="of:=IF(NOT([.$I566]=&quot;&quot;);IF([.$C566]=[.L$1];[.$I566];&quot;&quot;);&quot;&quot;)">
            <text:p/>
          </table:table-cell>
          <table:table-cell table:formula="of:=IF(NOT([.$I566]=&quot;&quot;);IF([.$C566]=[.M$1];[.$I566];&quot;&quot;);&quot;&quot;)">
            <text:p/>
          </table:table-cell>
          <table:table-cell table:formula="of:=IF(NOT([.$I566]=&quot;&quot;);IF([.$C566]=[.N$1];[.$I566];&quot;&quot;);&quot;&quot;)">
            <text:p/>
          </table:table-cell>
          <table:table-cell table:formula="of:=IF(NOT([.$I566]=&quot;&quot;);IF([.$C566]=[.O$1];[.$I566];&quot;&quot;);&quot;&quot;)">
            <text:p/>
          </table:table-cell>
          <table:table-cell table:formula="of:=IF(NOT([.$I566]=&quot;&quot;);IF([.$C566]=[.P$1];[.$I566];&quot;&quot;);&quot;&quot;)">
            <text:p/>
          </table:table-cell>
          <table:table-cell table:formula="of:=IF(NOT([.$I566]=&quot;&quot;);IF([.$C566]=[.Q$1];[.$I566];&quot;&quot;);&quot;&quot;)">
            <text:p/>
          </table:table-cell>
          <table:table-cell table:formula="of:=IF(NOT([.$I566]=&quot;&quot;);IF([.$C566]=[.R$1];[.$I566];&quot;&quot;);&quot;&quot;)">
            <text:p/>
          </table:table-cell>
          <table:table-cell table:formula="of:=IF(NOT([.$I566]=&quot;&quot;);IF([.$C566]=[.S$1];[.$I566];&quot;&quot;);&quot;&quot;)">
            <text:p/>
          </table:table-cell>
          <table:table-cell table:formula="of:=IF(NOT([.$I566]=&quot;&quot;);IF([.$C566]=[.T$1];[.$I566];&quot;&quot;);&quot;&quot;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64" office:value-type="string" calcext:value-type="string">
            <text:p>Hove and Portsl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1624454958716" calcext:value-type="percentage">
            <text:p>31.62%</text:p>
          </table:table-cell>
          <table:table-cell table:formula="of:=IF([.D567]=&quot;con&quot;;[.E567];-[.E567])" office:value-type="percentage" office:value="-0.31624454958716" calcext:value-type="percentage">
            <text:p>-31.62%</text:p>
          </table:table-cell>
          <table:table-cell table:formula="of:=IF([.D567]=&quot;lab&quot;;[.E567];-[.E567])" office:value-type="percentage" office:value="0.31624454958716" calcext:value-type="percentage">
            <text:p>31.62%</text:p>
          </table:table-cell>
          <table:table-cell table:formula="of:=IF([.D567]=&quot;lib&quot;;[.E567];-[.E567])" office:value-type="percentage" office:value="-0.31624454958716" calcext:value-type="percentage">
            <text:p>-31.62%</text:p>
          </table:table-cell>
          <table:table-cell/>
          <table:table-cell table:formula="of:=IF(NOT([.$I567]=&quot;&quot;);IF([.$C567]=[.J$1];[.$I567];&quot;&quot;);&quot;&quot;)">
            <text:p/>
          </table:table-cell>
          <table:table-cell table:formula="of:=IF(NOT([.$I567]=&quot;&quot;);IF([.$C567]=[.K$1];[.$I567];&quot;&quot;);&quot;&quot;)">
            <text:p/>
          </table:table-cell>
          <table:table-cell table:formula="of:=IF(NOT([.$I567]=&quot;&quot;);IF([.$C567]=[.L$1];[.$I567];&quot;&quot;);&quot;&quot;)">
            <text:p/>
          </table:table-cell>
          <table:table-cell table:formula="of:=IF(NOT([.$I567]=&quot;&quot;);IF([.$C567]=[.M$1];[.$I567];&quot;&quot;);&quot;&quot;)">
            <text:p/>
          </table:table-cell>
          <table:table-cell table:formula="of:=IF(NOT([.$I567]=&quot;&quot;);IF([.$C567]=[.N$1];[.$I567];&quot;&quot;);&quot;&quot;)">
            <text:p/>
          </table:table-cell>
          <table:table-cell table:formula="of:=IF(NOT([.$I567]=&quot;&quot;);IF([.$C567]=[.O$1];[.$I567];&quot;&quot;);&quot;&quot;)">
            <text:p/>
          </table:table-cell>
          <table:table-cell table:formula="of:=IF(NOT([.$I567]=&quot;&quot;);IF([.$C567]=[.P$1];[.$I567];&quot;&quot;);&quot;&quot;)">
            <text:p/>
          </table:table-cell>
          <table:table-cell table:formula="of:=IF(NOT([.$I567]=&quot;&quot;);IF([.$C567]=[.Q$1];[.$I567];&quot;&quot;);&quot;&quot;)">
            <text:p/>
          </table:table-cell>
          <table:table-cell table:formula="of:=IF(NOT([.$I567]=&quot;&quot;);IF([.$C567]=[.R$1];[.$I567];&quot;&quot;);&quot;&quot;)">
            <text:p/>
          </table:table-cell>
          <table:table-cell table:formula="of:=IF(NOT([.$I567]=&quot;&quot;);IF([.$C567]=[.S$1];[.$I567];&quot;&quot;);&quot;&quot;)">
            <text:p/>
          </table:table-cell>
          <table:table-cell table:formula="of:=IF(NOT([.$I567]=&quot;&quot;);IF([.$C567]=[.T$1];[.$I567];&quot;&quot;);&quot;&quot;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71" office:value-type="string" calcext:value-type="string">
            <text:p>Mitcham and Mor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6347469220246" calcext:value-type="percentage">
            <text:p>31.63%</text:p>
          </table:table-cell>
          <table:table-cell table:formula="of:=IF([.D568]=&quot;con&quot;;[.E568];-[.E568])" office:value-type="percentage" office:value="-0.316347469220246" calcext:value-type="percentage">
            <text:p>-31.63%</text:p>
          </table:table-cell>
          <table:table-cell table:formula="of:=IF([.D568]=&quot;lab&quot;;[.E568];-[.E568])" office:value-type="percentage" office:value="0.316347469220246" calcext:value-type="percentage">
            <text:p>31.63%</text:p>
          </table:table-cell>
          <table:table-cell table:formula="of:=IF([.D568]=&quot;lib&quot;;[.E568];-[.E568])" office:value-type="percentage" office:value="-0.316347469220246" calcext:value-type="percentage">
            <text:p>-31.63%</text:p>
          </table:table-cell>
          <table:table-cell/>
          <table:table-cell table:formula="of:=IF(NOT([.$I568]=&quot;&quot;);IF([.$C568]=[.J$1];[.$I568];&quot;&quot;);&quot;&quot;)">
            <text:p/>
          </table:table-cell>
          <table:table-cell table:formula="of:=IF(NOT([.$I568]=&quot;&quot;);IF([.$C568]=[.K$1];[.$I568];&quot;&quot;);&quot;&quot;)">
            <text:p/>
          </table:table-cell>
          <table:table-cell table:formula="of:=IF(NOT([.$I568]=&quot;&quot;);IF([.$C568]=[.L$1];[.$I568];&quot;&quot;);&quot;&quot;)">
            <text:p/>
          </table:table-cell>
          <table:table-cell table:formula="of:=IF(NOT([.$I568]=&quot;&quot;);IF([.$C568]=[.M$1];[.$I568];&quot;&quot;);&quot;&quot;)">
            <text:p/>
          </table:table-cell>
          <table:table-cell table:formula="of:=IF(NOT([.$I568]=&quot;&quot;);IF([.$C568]=[.N$1];[.$I568];&quot;&quot;);&quot;&quot;)">
            <text:p/>
          </table:table-cell>
          <table:table-cell table:formula="of:=IF(NOT([.$I568]=&quot;&quot;);IF([.$C568]=[.O$1];[.$I568];&quot;&quot;);&quot;&quot;)">
            <text:p/>
          </table:table-cell>
          <table:table-cell table:formula="of:=IF(NOT([.$I568]=&quot;&quot;);IF([.$C568]=[.P$1];[.$I568];&quot;&quot;);&quot;&quot;)">
            <text:p/>
          </table:table-cell>
          <table:table-cell table:formula="of:=IF(NOT([.$I568]=&quot;&quot;);IF([.$C568]=[.Q$1];[.$I568];&quot;&quot;);&quot;&quot;)">
            <text:p/>
          </table:table-cell>
          <table:table-cell table:formula="of:=IF(NOT([.$I568]=&quot;&quot;);IF([.$C568]=[.R$1];[.$I568];&quot;&quot;);&quot;&quot;)">
            <text:p/>
          </table:table-cell>
          <table:table-cell table:formula="of:=IF(NOT([.$I568]=&quot;&quot;);IF([.$C568]=[.S$1];[.$I568];&quot;&quot;);&quot;&quot;)">
            <text:p/>
          </table:table-cell>
          <table:table-cell table:formula="of:=IF(NOT([.$I568]=&quot;&quot;);IF([.$C568]=[.T$1];[.$I568];&quot;&quot;);&quot;&quot;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60" office:value-type="string" calcext:value-type="string">
            <text:p>Dundee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317450707352021" calcext:value-type="percentage">
            <text:p>31.75%</text:p>
          </table:table-cell>
          <table:table-cell table:formula="of:=IF([.D569]=&quot;con&quot;;[.E569];-[.E569])" office:value-type="percentage" office:value="-0.317450707352021" calcext:value-type="percentage">
            <text:p>-31.75%</text:p>
          </table:table-cell>
          <table:table-cell table:formula="of:=IF([.D569]=&quot;lab&quot;;[.E569];-[.E569])" office:value-type="percentage" office:value="-0.317450707352021" calcext:value-type="percentage">
            <text:p>-31.75%</text:p>
          </table:table-cell>
          <table:table-cell table:formula="of:=IF([.D569]=&quot;lib&quot;;[.E569];-[.E569])" office:value-type="percentage" office:value="-0.317450707352021" calcext:value-type="percentage">
            <text:p>-31.75%</text:p>
          </table:table-cell>
          <table:table-cell/>
          <table:table-cell table:formula="of:=IF(NOT([.$I569]=&quot;&quot;);IF([.$C569]=[.J$1];[.$I569];&quot;&quot;);&quot;&quot;)">
            <text:p/>
          </table:table-cell>
          <table:table-cell table:formula="of:=IF(NOT([.$I569]=&quot;&quot;);IF([.$C569]=[.K$1];[.$I569];&quot;&quot;);&quot;&quot;)">
            <text:p/>
          </table:table-cell>
          <table:table-cell table:formula="of:=IF(NOT([.$I569]=&quot;&quot;);IF([.$C569]=[.L$1];[.$I569];&quot;&quot;);&quot;&quot;)">
            <text:p/>
          </table:table-cell>
          <table:table-cell table:formula="of:=IF(NOT([.$I569]=&quot;&quot;);IF([.$C569]=[.M$1];[.$I569];&quot;&quot;);&quot;&quot;)">
            <text:p/>
          </table:table-cell>
          <table:table-cell table:formula="of:=IF(NOT([.$I569]=&quot;&quot;);IF([.$C569]=[.N$1];[.$I569];&quot;&quot;);&quot;&quot;)">
            <text:p/>
          </table:table-cell>
          <table:table-cell table:formula="of:=IF(NOT([.$I569]=&quot;&quot;);IF([.$C569]=[.O$1];[.$I569];&quot;&quot;);&quot;&quot;)">
            <text:p/>
          </table:table-cell>
          <table:table-cell table:formula="of:=IF(NOT([.$I569]=&quot;&quot;);IF([.$C569]=[.P$1];[.$I569];&quot;&quot;);&quot;&quot;)">
            <text:p/>
          </table:table-cell>
          <table:table-cell table:formula="of:=IF(NOT([.$I569]=&quot;&quot;);IF([.$C569]=[.Q$1];[.$I569];&quot;&quot;);&quot;&quot;)">
            <text:p/>
          </table:table-cell>
          <table:table-cell table:formula="of:=IF(NOT([.$I569]=&quot;&quot;);IF([.$C569]=[.R$1];[.$I569];&quot;&quot;);&quot;&quot;)">
            <text:p/>
          </table:table-cell>
          <table:table-cell table:formula="of:=IF(NOT([.$I569]=&quot;&quot;);IF([.$C569]=[.S$1];[.$I569];&quot;&quot;);&quot;&quot;)">
            <text:p/>
          </table:table-cell>
          <table:table-cell table:formula="of:=IF(NOT([.$I569]=&quot;&quot;);IF([.$C569]=[.T$1];[.$I569];&quot;&quot;);&quot;&quot;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71" office:value-type="string" calcext:value-type="string">
            <text:p>Birmingham Hodge Hill and Solihull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9124969022461" calcext:value-type="percentage">
            <text:p>31.91%</text:p>
          </table:table-cell>
          <table:table-cell table:formula="of:=IF([.D570]=&quot;con&quot;;[.E570];-[.E570])" office:value-type="percentage" office:value="-0.319124969022461" calcext:value-type="percentage">
            <text:p>-31.91%</text:p>
          </table:table-cell>
          <table:table-cell table:formula="of:=IF([.D570]=&quot;lab&quot;;[.E570];-[.E570])" office:value-type="percentage" office:value="0.319124969022461" calcext:value-type="percentage">
            <text:p>31.91%</text:p>
          </table:table-cell>
          <table:table-cell table:formula="of:=IF([.D570]=&quot;lib&quot;;[.E570];-[.E570])" office:value-type="percentage" office:value="-0.319124969022461" calcext:value-type="percentage">
            <text:p>-31.91%</text:p>
          </table:table-cell>
          <table:table-cell/>
          <table:table-cell table:formula="of:=IF(NOT([.$I570]=&quot;&quot;);IF([.$C570]=[.J$1];[.$I570];&quot;&quot;);&quot;&quot;)">
            <text:p/>
          </table:table-cell>
          <table:table-cell table:formula="of:=IF(NOT([.$I570]=&quot;&quot;);IF([.$C570]=[.K$1];[.$I570];&quot;&quot;);&quot;&quot;)">
            <text:p/>
          </table:table-cell>
          <table:table-cell table:formula="of:=IF(NOT([.$I570]=&quot;&quot;);IF([.$C570]=[.L$1];[.$I570];&quot;&quot;);&quot;&quot;)">
            <text:p/>
          </table:table-cell>
          <table:table-cell table:formula="of:=IF(NOT([.$I570]=&quot;&quot;);IF([.$C570]=[.M$1];[.$I570];&quot;&quot;);&quot;&quot;)">
            <text:p/>
          </table:table-cell>
          <table:table-cell table:formula="of:=IF(NOT([.$I570]=&quot;&quot;);IF([.$C570]=[.N$1];[.$I570];&quot;&quot;);&quot;&quot;)">
            <text:p/>
          </table:table-cell>
          <table:table-cell table:formula="of:=IF(NOT([.$I570]=&quot;&quot;);IF([.$C570]=[.O$1];[.$I570];&quot;&quot;);&quot;&quot;)">
            <text:p/>
          </table:table-cell>
          <table:table-cell table:formula="of:=IF(NOT([.$I570]=&quot;&quot;);IF([.$C570]=[.P$1];[.$I570];&quot;&quot;);&quot;&quot;)">
            <text:p/>
          </table:table-cell>
          <table:table-cell table:formula="of:=IF(NOT([.$I570]=&quot;&quot;);IF([.$C570]=[.Q$1];[.$I570];&quot;&quot;);&quot;&quot;)">
            <text:p/>
          </table:table-cell>
          <table:table-cell table:formula="of:=IF(NOT([.$I570]=&quot;&quot;);IF([.$C570]=[.R$1];[.$I570];&quot;&quot;);&quot;&quot;)">
            <text:p/>
          </table:table-cell>
          <table:table-cell table:formula="of:=IF(NOT([.$I570]=&quot;&quot;);IF([.$C570]=[.S$1];[.$I570];&quot;&quot;);&quot;&quot;)">
            <text:p/>
          </table:table-cell>
          <table:table-cell table:formula="of:=IF(NOT([.$I570]=&quot;&quot;);IF([.$C570]=[.T$1];[.$I570];&quot;&quot;)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71" office:value-type="string" calcext:value-type="string">
            <text:p>Sheffield Brightside and Hills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22130006701376" calcext:value-type="percentage">
            <text:p>32.21%</text:p>
          </table:table-cell>
          <table:table-cell table:formula="of:=IF([.D571]=&quot;con&quot;;[.E571];-[.E571])" office:value-type="percentage" office:value="-0.322130006701376" calcext:value-type="percentage">
            <text:p>-32.21%</text:p>
          </table:table-cell>
          <table:table-cell table:formula="of:=IF([.D571]=&quot;lab&quot;;[.E571];-[.E571])" office:value-type="percentage" office:value="0.322130006701376" calcext:value-type="percentage">
            <text:p>32.21%</text:p>
          </table:table-cell>
          <table:table-cell table:formula="of:=IF([.D571]=&quot;lib&quot;;[.E571];-[.E571])" office:value-type="percentage" office:value="-0.322130006701376" calcext:value-type="percentage">
            <text:p>-32.21%</text:p>
          </table:table-cell>
          <table:table-cell/>
          <table:table-cell table:formula="of:=IF(NOT([.$I571]=&quot;&quot;);IF([.$C571]=[.J$1];[.$I571];&quot;&quot;);&quot;&quot;)">
            <text:p/>
          </table:table-cell>
          <table:table-cell table:formula="of:=IF(NOT([.$I571]=&quot;&quot;);IF([.$C571]=[.K$1];[.$I571];&quot;&quot;);&quot;&quot;)">
            <text:p/>
          </table:table-cell>
          <table:table-cell table:formula="of:=IF(NOT([.$I571]=&quot;&quot;);IF([.$C571]=[.L$1];[.$I571];&quot;&quot;);&quot;&quot;)">
            <text:p/>
          </table:table-cell>
          <table:table-cell table:formula="of:=IF(NOT([.$I571]=&quot;&quot;);IF([.$C571]=[.M$1];[.$I571];&quot;&quot;);&quot;&quot;)">
            <text:p/>
          </table:table-cell>
          <table:table-cell table:formula="of:=IF(NOT([.$I571]=&quot;&quot;);IF([.$C571]=[.N$1];[.$I571];&quot;&quot;);&quot;&quot;)">
            <text:p/>
          </table:table-cell>
          <table:table-cell table:formula="of:=IF(NOT([.$I571]=&quot;&quot;);IF([.$C571]=[.O$1];[.$I571];&quot;&quot;);&quot;&quot;)">
            <text:p/>
          </table:table-cell>
          <table:table-cell table:formula="of:=IF(NOT([.$I571]=&quot;&quot;);IF([.$C571]=[.P$1];[.$I571];&quot;&quot;);&quot;&quot;)">
            <text:p/>
          </table:table-cell>
          <table:table-cell table:formula="of:=IF(NOT([.$I571]=&quot;&quot;);IF([.$C571]=[.Q$1];[.$I571];&quot;&quot;);&quot;&quot;)">
            <text:p/>
          </table:table-cell>
          <table:table-cell table:formula="of:=IF(NOT([.$I571]=&quot;&quot;);IF([.$C571]=[.R$1];[.$I571];&quot;&quot;);&quot;&quot;)">
            <text:p/>
          </table:table-cell>
          <table:table-cell table:formula="of:=IF(NOT([.$I571]=&quot;&quot;);IF([.$C571]=[.S$1];[.$I571];&quot;&quot;);&quot;&quot;)">
            <text:p/>
          </table:table-cell>
          <table:table-cell table:formula="of:=IF(NOT([.$I571]=&quot;&quot;);IF([.$C571]=[.T$1];[.$I571];&quot;&quot;);&quot;&quot;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64" office:value-type="string" calcext:value-type="string">
            <text:p>Hampstead and Highg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22803166888767" calcext:value-type="percentage">
            <text:p>32.28%</text:p>
          </table:table-cell>
          <table:table-cell table:formula="of:=IF([.D572]=&quot;con&quot;;[.E572];-[.E572])" office:value-type="percentage" office:value="-0.322803166888767" calcext:value-type="percentage">
            <text:p>-32.28%</text:p>
          </table:table-cell>
          <table:table-cell table:formula="of:=IF([.D572]=&quot;lab&quot;;[.E572];-[.E572])" office:value-type="percentage" office:value="0.322803166888767" calcext:value-type="percentage">
            <text:p>32.28%</text:p>
          </table:table-cell>
          <table:table-cell table:formula="of:=IF([.D572]=&quot;lib&quot;;[.E572];-[.E572])" office:value-type="percentage" office:value="-0.322803166888767" calcext:value-type="percentage">
            <text:p>-32.28%</text:p>
          </table:table-cell>
          <table:table-cell/>
          <table:table-cell table:formula="of:=IF(NOT([.$I572]=&quot;&quot;);IF([.$C572]=[.J$1];[.$I572];&quot;&quot;);&quot;&quot;)">
            <text:p/>
          </table:table-cell>
          <table:table-cell table:formula="of:=IF(NOT([.$I572]=&quot;&quot;);IF([.$C572]=[.K$1];[.$I572];&quot;&quot;);&quot;&quot;)">
            <text:p/>
          </table:table-cell>
          <table:table-cell table:formula="of:=IF(NOT([.$I572]=&quot;&quot;);IF([.$C572]=[.L$1];[.$I572];&quot;&quot;);&quot;&quot;)">
            <text:p/>
          </table:table-cell>
          <table:table-cell table:formula="of:=IF(NOT([.$I572]=&quot;&quot;);IF([.$C572]=[.M$1];[.$I572];&quot;&quot;);&quot;&quot;)">
            <text:p/>
          </table:table-cell>
          <table:table-cell table:formula="of:=IF(NOT([.$I572]=&quot;&quot;);IF([.$C572]=[.N$1];[.$I572];&quot;&quot;);&quot;&quot;)">
            <text:p/>
          </table:table-cell>
          <table:table-cell table:formula="of:=IF(NOT([.$I572]=&quot;&quot;);IF([.$C572]=[.O$1];[.$I572];&quot;&quot;);&quot;&quot;)">
            <text:p/>
          </table:table-cell>
          <table:table-cell table:formula="of:=IF(NOT([.$I572]=&quot;&quot;);IF([.$C572]=[.P$1];[.$I572];&quot;&quot;);&quot;&quot;)">
            <text:p/>
          </table:table-cell>
          <table:table-cell table:formula="of:=IF(NOT([.$I572]=&quot;&quot;);IF([.$C572]=[.Q$1];[.$I572];&quot;&quot;);&quot;&quot;)">
            <text:p/>
          </table:table-cell>
          <table:table-cell table:formula="of:=IF(NOT([.$I572]=&quot;&quot;);IF([.$C572]=[.R$1];[.$I572];&quot;&quot;);&quot;&quot;)">
            <text:p/>
          </table:table-cell>
          <table:table-cell table:formula="of:=IF(NOT([.$I572]=&quot;&quot;);IF([.$C572]=[.S$1];[.$I572];&quot;&quot;);&quot;&quot;)">
            <text:p/>
          </table:table-cell>
          <table:table-cell table:formula="of:=IF(NOT([.$I572]=&quot;&quot;);IF([.$C572]=[.T$1];[.$I572];&quot;&quot;);&quot;&quot;)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58" office:value-type="string" calcext:value-type="string">
            <text:p>Rhondda and Og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25248572273668" calcext:value-type="percentage">
            <text:p>32.52%</text:p>
          </table:table-cell>
          <table:table-cell table:formula="of:=IF([.D573]=&quot;con&quot;;[.E573];-[.E573])" office:value-type="percentage" office:value="-0.325248572273668" calcext:value-type="percentage">
            <text:p>-32.52%</text:p>
          </table:table-cell>
          <table:table-cell table:formula="of:=IF([.D573]=&quot;lab&quot;;[.E573];-[.E573])" office:value-type="percentage" office:value="0.325248572273668" calcext:value-type="percentage">
            <text:p>32.52%</text:p>
          </table:table-cell>
          <table:table-cell table:formula="of:=IF([.D573]=&quot;lib&quot;;[.E573];-[.E573])" office:value-type="percentage" office:value="-0.325248572273668" calcext:value-type="percentage">
            <text:p>-32.52%</text:p>
          </table:table-cell>
          <table:table-cell/>
          <table:table-cell table:formula="of:=IF(NOT([.$I573]=&quot;&quot;);IF([.$C573]=[.J$1];[.$I573];&quot;&quot;);&quot;&quot;)">
            <text:p/>
          </table:table-cell>
          <table:table-cell table:formula="of:=IF(NOT([.$I573]=&quot;&quot;);IF([.$C573]=[.K$1];[.$I573];&quot;&quot;);&quot;&quot;)">
            <text:p/>
          </table:table-cell>
          <table:table-cell table:formula="of:=IF(NOT([.$I573]=&quot;&quot;);IF([.$C573]=[.L$1];[.$I573];&quot;&quot;);&quot;&quot;)">
            <text:p/>
          </table:table-cell>
          <table:table-cell table:formula="of:=IF(NOT([.$I573]=&quot;&quot;);IF([.$C573]=[.M$1];[.$I573];&quot;&quot;);&quot;&quot;)">
            <text:p/>
          </table:table-cell>
          <table:table-cell table:formula="of:=IF(NOT([.$I573]=&quot;&quot;);IF([.$C573]=[.N$1];[.$I573];&quot;&quot;);&quot;&quot;)">
            <text:p/>
          </table:table-cell>
          <table:table-cell table:formula="of:=IF(NOT([.$I573]=&quot;&quot;);IF([.$C573]=[.O$1];[.$I573];&quot;&quot;);&quot;&quot;)">
            <text:p/>
          </table:table-cell>
          <table:table-cell table:formula="of:=IF(NOT([.$I573]=&quot;&quot;);IF([.$C573]=[.P$1];[.$I573];&quot;&quot;);&quot;&quot;)">
            <text:p/>
          </table:table-cell>
          <table:table-cell table:formula="of:=IF(NOT([.$I573]=&quot;&quot;);IF([.$C573]=[.Q$1];[.$I573];&quot;&quot;);&quot;&quot;)">
            <text:p/>
          </table:table-cell>
          <table:table-cell table:formula="of:=IF(NOT([.$I573]=&quot;&quot;);IF([.$C573]=[.R$1];[.$I573];&quot;&quot;);&quot;&quot;)">
            <text:p/>
          </table:table-cell>
          <table:table-cell table:formula="of:=IF(NOT([.$I573]=&quot;&quot;);IF([.$C573]=[.S$1];[.$I573];&quot;&quot;);&quot;&quot;)">
            <text:p/>
          </table:table-cell>
          <table:table-cell table:formula="of:=IF(NOT([.$I573]=&quot;&quot;);IF([.$C573]=[.T$1];[.$I573];&quot;&quot;);&quot;&quot;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71" office:value-type="string" calcext:value-type="string">
            <text:p>Stretford and Urm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37035516321084" calcext:value-type="percentage">
            <text:p>33.70%</text:p>
          </table:table-cell>
          <table:table-cell table:formula="of:=IF([.D574]=&quot;con&quot;;[.E574];-[.E574])" office:value-type="percentage" office:value="-0.337035516321084" calcext:value-type="percentage">
            <text:p>-33.70%</text:p>
          </table:table-cell>
          <table:table-cell table:formula="of:=IF([.D574]=&quot;lab&quot;;[.E574];-[.E574])" office:value-type="percentage" office:value="0.337035516321084" calcext:value-type="percentage">
            <text:p>33.70%</text:p>
          </table:table-cell>
          <table:table-cell table:formula="of:=IF([.D574]=&quot;lib&quot;;[.E574];-[.E574])" office:value-type="percentage" office:value="-0.337035516321084" calcext:value-type="percentage">
            <text:p>-33.70%</text:p>
          </table:table-cell>
          <table:table-cell/>
          <table:table-cell table:formula="of:=IF(NOT([.$I574]=&quot;&quot;);IF([.$C574]=[.J$1];[.$I574];&quot;&quot;);&quot;&quot;)">
            <text:p/>
          </table:table-cell>
          <table:table-cell table:formula="of:=IF(NOT([.$I574]=&quot;&quot;);IF([.$C574]=[.K$1];[.$I574];&quot;&quot;);&quot;&quot;)">
            <text:p/>
          </table:table-cell>
          <table:table-cell table:formula="of:=IF(NOT([.$I574]=&quot;&quot;);IF([.$C574]=[.L$1];[.$I574];&quot;&quot;);&quot;&quot;)">
            <text:p/>
          </table:table-cell>
          <table:table-cell table:formula="of:=IF(NOT([.$I574]=&quot;&quot;);IF([.$C574]=[.M$1];[.$I574];&quot;&quot;);&quot;&quot;)">
            <text:p/>
          </table:table-cell>
          <table:table-cell table:formula="of:=IF(NOT([.$I574]=&quot;&quot;);IF([.$C574]=[.N$1];[.$I574];&quot;&quot;);&quot;&quot;)">
            <text:p/>
          </table:table-cell>
          <table:table-cell table:formula="of:=IF(NOT([.$I574]=&quot;&quot;);IF([.$C574]=[.O$1];[.$I574];&quot;&quot;);&quot;&quot;)">
            <text:p/>
          </table:table-cell>
          <table:table-cell table:formula="of:=IF(NOT([.$I574]=&quot;&quot;);IF([.$C574]=[.P$1];[.$I574];&quot;&quot;);&quot;&quot;)">
            <text:p/>
          </table:table-cell>
          <table:table-cell table:formula="of:=IF(NOT([.$I574]=&quot;&quot;);IF([.$C574]=[.Q$1];[.$I574];&quot;&quot;);&quot;&quot;)">
            <text:p/>
          </table:table-cell>
          <table:table-cell table:formula="of:=IF(NOT([.$I574]=&quot;&quot;);IF([.$C574]=[.R$1];[.$I574];&quot;&quot;);&quot;&quot;)">
            <text:p/>
          </table:table-cell>
          <table:table-cell table:formula="of:=IF(NOT([.$I574]=&quot;&quot;);IF([.$C574]=[.S$1];[.$I574];&quot;&quot;);&quot;&quot;)">
            <text:p/>
          </table:table-cell>
          <table:table-cell table:formula="of:=IF(NOT([.$I574]=&quot;&quot;);IF([.$C574]=[.T$1];[.$I574];&quot;&quot;);&quot;&quot;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64" office:value-type="string" calcext:value-type="string">
            <text:p>Bristol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380267545093" calcext:value-type="percentage">
            <text:p>33.80%</text:p>
          </table:table-cell>
          <table:table-cell table:formula="of:=IF([.D575]=&quot;con&quot;;[.E575];-[.E575])" office:value-type="percentage" office:value="-0.3380267545093" calcext:value-type="percentage">
            <text:p>-33.80%</text:p>
          </table:table-cell>
          <table:table-cell table:formula="of:=IF([.D575]=&quot;lab&quot;;[.E575];-[.E575])" office:value-type="percentage" office:value="0.3380267545093" calcext:value-type="percentage">
            <text:p>33.80%</text:p>
          </table:table-cell>
          <table:table-cell table:formula="of:=IF([.D575]=&quot;lib&quot;;[.E575];-[.E575])" office:value-type="percentage" office:value="-0.3380267545093" calcext:value-type="percentage">
            <text:p>-33.80%</text:p>
          </table:table-cell>
          <table:table-cell/>
          <table:table-cell table:formula="of:=IF(NOT([.$I575]=&quot;&quot;);IF([.$C575]=[.J$1];[.$I575];&quot;&quot;);&quot;&quot;)">
            <text:p/>
          </table:table-cell>
          <table:table-cell table:formula="of:=IF(NOT([.$I575]=&quot;&quot;);IF([.$C575]=[.K$1];[.$I575];&quot;&quot;);&quot;&quot;)">
            <text:p/>
          </table:table-cell>
          <table:table-cell table:formula="of:=IF(NOT([.$I575]=&quot;&quot;);IF([.$C575]=[.L$1];[.$I575];&quot;&quot;);&quot;&quot;)">
            <text:p/>
          </table:table-cell>
          <table:table-cell table:formula="of:=IF(NOT([.$I575]=&quot;&quot;);IF([.$C575]=[.M$1];[.$I575];&quot;&quot;);&quot;&quot;)">
            <text:p/>
          </table:table-cell>
          <table:table-cell table:formula="of:=IF(NOT([.$I575]=&quot;&quot;);IF([.$C575]=[.N$1];[.$I575];&quot;&quot;);&quot;&quot;)">
            <text:p/>
          </table:table-cell>
          <table:table-cell table:formula="of:=IF(NOT([.$I575]=&quot;&quot;);IF([.$C575]=[.O$1];[.$I575];&quot;&quot;);&quot;&quot;)">
            <text:p/>
          </table:table-cell>
          <table:table-cell table:formula="of:=IF(NOT([.$I575]=&quot;&quot;);IF([.$C575]=[.P$1];[.$I575];&quot;&quot;);&quot;&quot;)">
            <text:p/>
          </table:table-cell>
          <table:table-cell table:formula="of:=IF(NOT([.$I575]=&quot;&quot;);IF([.$C575]=[.Q$1];[.$I575];&quot;&quot;);&quot;&quot;)">
            <text:p/>
          </table:table-cell>
          <table:table-cell table:formula="of:=IF(NOT([.$I575]=&quot;&quot;);IF([.$C575]=[.R$1];[.$I575];&quot;&quot;);&quot;&quot;)">
            <text:p/>
          </table:table-cell>
          <table:table-cell table:formula="of:=IF(NOT([.$I575]=&quot;&quot;);IF([.$C575]=[.S$1];[.$I575];&quot;&quot;);&quot;&quot;)">
            <text:p/>
          </table:table-cell>
          <table:table-cell table:formula="of:=IF(NOT([.$I575]=&quot;&quot;);IF([.$C575]=[.T$1];[.$I575];&quot;&quot;);&quot;&quot;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4" office:value-type="string" calcext:value-type="string">
            <text:p>Sal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41346810545007" calcext:value-type="percentage">
            <text:p>34.13%</text:p>
          </table:table-cell>
          <table:table-cell table:formula="of:=IF([.D576]=&quot;con&quot;;[.E576];-[.E576])" office:value-type="percentage" office:value="-0.341346810545007" calcext:value-type="percentage">
            <text:p>-34.13%</text:p>
          </table:table-cell>
          <table:table-cell table:formula="of:=IF([.D576]=&quot;lab&quot;;[.E576];-[.E576])" office:value-type="percentage" office:value="0.341346810545007" calcext:value-type="percentage">
            <text:p>34.13%</text:p>
          </table:table-cell>
          <table:table-cell table:formula="of:=IF([.D576]=&quot;lib&quot;;[.E576];-[.E576])" office:value-type="percentage" office:value="-0.341346810545007" calcext:value-type="percentage">
            <text:p>-34.13%</text:p>
          </table:table-cell>
          <table:table-cell/>
          <table:table-cell table:formula="of:=IF(NOT([.$I576]=&quot;&quot;);IF([.$C576]=[.J$1];[.$I576];&quot;&quot;);&quot;&quot;)">
            <text:p/>
          </table:table-cell>
          <table:table-cell table:formula="of:=IF(NOT([.$I576]=&quot;&quot;);IF([.$C576]=[.K$1];[.$I576];&quot;&quot;);&quot;&quot;)">
            <text:p/>
          </table:table-cell>
          <table:table-cell table:formula="of:=IF(NOT([.$I576]=&quot;&quot;);IF([.$C576]=[.L$1];[.$I576];&quot;&quot;);&quot;&quot;)">
            <text:p/>
          </table:table-cell>
          <table:table-cell table:formula="of:=IF(NOT([.$I576]=&quot;&quot;);IF([.$C576]=[.M$1];[.$I576];&quot;&quot;);&quot;&quot;)">
            <text:p/>
          </table:table-cell>
          <table:table-cell table:formula="of:=IF(NOT([.$I576]=&quot;&quot;);IF([.$C576]=[.N$1];[.$I576];&quot;&quot;);&quot;&quot;)">
            <text:p/>
          </table:table-cell>
          <table:table-cell table:formula="of:=IF(NOT([.$I576]=&quot;&quot;);IF([.$C576]=[.O$1];[.$I576];&quot;&quot;);&quot;&quot;)">
            <text:p/>
          </table:table-cell>
          <table:table-cell table:formula="of:=IF(NOT([.$I576]=&quot;&quot;);IF([.$C576]=[.P$1];[.$I576];&quot;&quot;);&quot;&quot;)">
            <text:p/>
          </table:table-cell>
          <table:table-cell table:formula="of:=IF(NOT([.$I576]=&quot;&quot;);IF([.$C576]=[.Q$1];[.$I576];&quot;&quot;);&quot;&quot;)">
            <text:p/>
          </table:table-cell>
          <table:table-cell table:formula="of:=IF(NOT([.$I576]=&quot;&quot;);IF([.$C576]=[.R$1];[.$I576];&quot;&quot;);&quot;&quot;)">
            <text:p/>
          </table:table-cell>
          <table:table-cell table:formula="of:=IF(NOT([.$I576]=&quot;&quot;);IF([.$C576]=[.S$1];[.$I576];&quot;&quot;);&quot;&quot;)">
            <text:p/>
          </table:table-cell>
          <table:table-cell table:formula="of:=IF(NOT([.$I576]=&quot;&quot;);IF([.$C576]=[.T$1];[.$I576];&quot;&quot;);&quot;&quot;)">
            <text:p/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64" office:value-type="string" calcext:value-type="string">
            <text:p>Clapham and Brixton H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44225053078557" calcext:value-type="percentage">
            <text:p>34.42%</text:p>
          </table:table-cell>
          <table:table-cell table:formula="of:=IF([.D577]=&quot;con&quot;;[.E577];-[.E577])" office:value-type="percentage" office:value="-0.344225053078557" calcext:value-type="percentage">
            <text:p>-34.42%</text:p>
          </table:table-cell>
          <table:table-cell table:formula="of:=IF([.D577]=&quot;lab&quot;;[.E577];-[.E577])" office:value-type="percentage" office:value="0.344225053078557" calcext:value-type="percentage">
            <text:p>34.42%</text:p>
          </table:table-cell>
          <table:table-cell table:formula="of:=IF([.D577]=&quot;lib&quot;;[.E577];-[.E577])" office:value-type="percentage" office:value="-0.344225053078557" calcext:value-type="percentage">
            <text:p>-34.42%</text:p>
          </table:table-cell>
          <table:table-cell/>
          <table:table-cell table:formula="of:=IF(NOT([.$I577]=&quot;&quot;);IF([.$C577]=[.J$1];[.$I577];&quot;&quot;);&quot;&quot;)">
            <text:p/>
          </table:table-cell>
          <table:table-cell table:formula="of:=IF(NOT([.$I577]=&quot;&quot;);IF([.$C577]=[.K$1];[.$I577];&quot;&quot;);&quot;&quot;)">
            <text:p/>
          </table:table-cell>
          <table:table-cell table:formula="of:=IF(NOT([.$I577]=&quot;&quot;);IF([.$C577]=[.L$1];[.$I577];&quot;&quot;);&quot;&quot;)">
            <text:p/>
          </table:table-cell>
          <table:table-cell table:formula="of:=IF(NOT([.$I577]=&quot;&quot;);IF([.$C577]=[.M$1];[.$I577];&quot;&quot;);&quot;&quot;)">
            <text:p/>
          </table:table-cell>
          <table:table-cell table:formula="of:=IF(NOT([.$I577]=&quot;&quot;);IF([.$C577]=[.N$1];[.$I577];&quot;&quot;);&quot;&quot;)">
            <text:p/>
          </table:table-cell>
          <table:table-cell table:formula="of:=IF(NOT([.$I577]=&quot;&quot;);IF([.$C577]=[.O$1];[.$I577];&quot;&quot;);&quot;&quot;)">
            <text:p/>
          </table:table-cell>
          <table:table-cell table:formula="of:=IF(NOT([.$I577]=&quot;&quot;);IF([.$C577]=[.P$1];[.$I577];&quot;&quot;);&quot;&quot;)">
            <text:p/>
          </table:table-cell>
          <table:table-cell table:formula="of:=IF(NOT([.$I577]=&quot;&quot;);IF([.$C577]=[.Q$1];[.$I577];&quot;&quot;);&quot;&quot;)">
            <text:p/>
          </table:table-cell>
          <table:table-cell table:formula="of:=IF(NOT([.$I577]=&quot;&quot;);IF([.$C577]=[.R$1];[.$I577];&quot;&quot;);&quot;&quot;)">
            <text:p/>
          </table:table-cell>
          <table:table-cell table:formula="of:=IF(NOT([.$I577]=&quot;&quot;);IF([.$C577]=[.S$1];[.$I577];&quot;&quot;);&quot;&quot;)">
            <text:p/>
          </table:table-cell>
          <table:table-cell table:formula="of:=IF(NOT([.$I577]=&quot;&quot;);IF([.$C577]=[.T$1];[.$I577];&quot;&quot;);&quot;&quot;)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71" office:value-type="string" calcext:value-type="string">
            <text:p>Leeds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1849945438448" calcext:value-type="percentage">
            <text:p>35.18%</text:p>
          </table:table-cell>
          <table:table-cell table:formula="of:=IF([.D578]=&quot;con&quot;;[.E578];-[.E578])" office:value-type="percentage" office:value="-0.351849945438448" calcext:value-type="percentage">
            <text:p>-35.18%</text:p>
          </table:table-cell>
          <table:table-cell table:formula="of:=IF([.D578]=&quot;lab&quot;;[.E578];-[.E578])" office:value-type="percentage" office:value="0.351849945438448" calcext:value-type="percentage">
            <text:p>35.18%</text:p>
          </table:table-cell>
          <table:table-cell table:formula="of:=IF([.D578]=&quot;lib&quot;;[.E578];-[.E578])" office:value-type="percentage" office:value="-0.351849945438448" calcext:value-type="percentage">
            <text:p>-35.18%</text:p>
          </table:table-cell>
          <table:table-cell/>
          <table:table-cell table:formula="of:=IF(NOT([.$I578]=&quot;&quot;);IF([.$C578]=[.J$1];[.$I578];&quot;&quot;);&quot;&quot;)">
            <text:p/>
          </table:table-cell>
          <table:table-cell table:formula="of:=IF(NOT([.$I578]=&quot;&quot;);IF([.$C578]=[.K$1];[.$I578];&quot;&quot;);&quot;&quot;)">
            <text:p/>
          </table:table-cell>
          <table:table-cell table:formula="of:=IF(NOT([.$I578]=&quot;&quot;);IF([.$C578]=[.L$1];[.$I578];&quot;&quot;);&quot;&quot;)">
            <text:p/>
          </table:table-cell>
          <table:table-cell table:formula="of:=IF(NOT([.$I578]=&quot;&quot;);IF([.$C578]=[.M$1];[.$I578];&quot;&quot;);&quot;&quot;)">
            <text:p/>
          </table:table-cell>
          <table:table-cell table:formula="of:=IF(NOT([.$I578]=&quot;&quot;);IF([.$C578]=[.N$1];[.$I578];&quot;&quot;);&quot;&quot;)">
            <text:p/>
          </table:table-cell>
          <table:table-cell table:formula="of:=IF(NOT([.$I578]=&quot;&quot;);IF([.$C578]=[.O$1];[.$I578];&quot;&quot;);&quot;&quot;)">
            <text:p/>
          </table:table-cell>
          <table:table-cell table:formula="of:=IF(NOT([.$I578]=&quot;&quot;);IF([.$C578]=[.P$1];[.$I578];&quot;&quot;);&quot;&quot;)">
            <text:p/>
          </table:table-cell>
          <table:table-cell table:formula="of:=IF(NOT([.$I578]=&quot;&quot;);IF([.$C578]=[.Q$1];[.$I578];&quot;&quot;);&quot;&quot;)">
            <text:p/>
          </table:table-cell>
          <table:table-cell table:formula="of:=IF(NOT([.$I578]=&quot;&quot;);IF([.$C578]=[.R$1];[.$I578];&quot;&quot;);&quot;&quot;)">
            <text:p/>
          </table:table-cell>
          <table:table-cell table:formula="of:=IF(NOT([.$I578]=&quot;&quot;);IF([.$C578]=[.S$1];[.$I578];&quot;&quot;);&quot;&quot;)">
            <text:p/>
          </table:table-cell>
          <table:table-cell table:formula="of:=IF(NOT([.$I578]=&quot;&quot;);IF([.$C578]=[.T$1];[.$I578];&quot;&quot;);&quot;&quot;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71" office:value-type="string" calcext:value-type="string">
            <text:p>Bark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3193719891171" calcext:value-type="percentage">
            <text:p>35.32%</text:p>
          </table:table-cell>
          <table:table-cell table:formula="of:=IF([.D579]=&quot;con&quot;;[.E579];-[.E579])" office:value-type="percentage" office:value="-0.353193719891171" calcext:value-type="percentage">
            <text:p>-35.32%</text:p>
          </table:table-cell>
          <table:table-cell table:formula="of:=IF([.D579]=&quot;lab&quot;;[.E579];-[.E579])" office:value-type="percentage" office:value="0.353193719891171" calcext:value-type="percentage">
            <text:p>35.32%</text:p>
          </table:table-cell>
          <table:table-cell table:formula="of:=IF([.D579]=&quot;lib&quot;;[.E579];-[.E579])" office:value-type="percentage" office:value="-0.353193719891171" calcext:value-type="percentage">
            <text:p>-35.32%</text:p>
          </table:table-cell>
          <table:table-cell/>
          <table:table-cell table:formula="of:=IF(NOT([.$I579]=&quot;&quot;);IF([.$C579]=[.J$1];[.$I579];&quot;&quot;);&quot;&quot;)">
            <text:p/>
          </table:table-cell>
          <table:table-cell table:formula="of:=IF(NOT([.$I579]=&quot;&quot;);IF([.$C579]=[.K$1];[.$I579];&quot;&quot;);&quot;&quot;)">
            <text:p/>
          </table:table-cell>
          <table:table-cell table:formula="of:=IF(NOT([.$I579]=&quot;&quot;);IF([.$C579]=[.L$1];[.$I579];&quot;&quot;);&quot;&quot;)">
            <text:p/>
          </table:table-cell>
          <table:table-cell table:formula="of:=IF(NOT([.$I579]=&quot;&quot;);IF([.$C579]=[.M$1];[.$I579];&quot;&quot;);&quot;&quot;)">
            <text:p/>
          </table:table-cell>
          <table:table-cell table:formula="of:=IF(NOT([.$I579]=&quot;&quot;);IF([.$C579]=[.N$1];[.$I579];&quot;&quot;);&quot;&quot;)">
            <text:p/>
          </table:table-cell>
          <table:table-cell table:formula="of:=IF(NOT([.$I579]=&quot;&quot;);IF([.$C579]=[.O$1];[.$I579];&quot;&quot;);&quot;&quot;)">
            <text:p/>
          </table:table-cell>
          <table:table-cell table:formula="of:=IF(NOT([.$I579]=&quot;&quot;);IF([.$C579]=[.P$1];[.$I579];&quot;&quot;);&quot;&quot;)">
            <text:p/>
          </table:table-cell>
          <table:table-cell table:formula="of:=IF(NOT([.$I579]=&quot;&quot;);IF([.$C579]=[.Q$1];[.$I579];&quot;&quot;);&quot;&quot;)">
            <text:p/>
          </table:table-cell>
          <table:table-cell table:formula="of:=IF(NOT([.$I579]=&quot;&quot;);IF([.$C579]=[.R$1];[.$I579];&quot;&quot;);&quot;&quot;)">
            <text:p/>
          </table:table-cell>
          <table:table-cell table:formula="of:=IF(NOT([.$I579]=&quot;&quot;);IF([.$C579]=[.S$1];[.$I579];&quot;&quot;);&quot;&quot;)">
            <text:p/>
          </table:table-cell>
          <table:table-cell table:formula="of:=IF(NOT([.$I579]=&quot;&quot;);IF([.$C579]=[.T$1];[.$I579];&quot;&quot;);&quot;&quot;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4" office:value-type="string" calcext:value-type="string">
            <text:p>Cardiff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59129659206406" calcext:value-type="percentage">
            <text:p>35.91%</text:p>
          </table:table-cell>
          <table:table-cell table:formula="of:=IF([.D580]=&quot;con&quot;;[.E580];-[.E580])" office:value-type="percentage" office:value="-0.359129659206406" calcext:value-type="percentage">
            <text:p>-35.91%</text:p>
          </table:table-cell>
          <table:table-cell table:formula="of:=IF([.D580]=&quot;lab&quot;;[.E580];-[.E580])" office:value-type="percentage" office:value="0.359129659206406" calcext:value-type="percentage">
            <text:p>35.91%</text:p>
          </table:table-cell>
          <table:table-cell table:formula="of:=IF([.D580]=&quot;lib&quot;;[.E580];-[.E580])" office:value-type="percentage" office:value="-0.359129659206406" calcext:value-type="percentage">
            <text:p>-35.91%</text:p>
          </table:table-cell>
          <table:table-cell/>
          <table:table-cell table:formula="of:=IF(NOT([.$I580]=&quot;&quot;);IF([.$C580]=[.J$1];[.$I580];&quot;&quot;);&quot;&quot;)">
            <text:p/>
          </table:table-cell>
          <table:table-cell table:formula="of:=IF(NOT([.$I580]=&quot;&quot;);IF([.$C580]=[.K$1];[.$I580];&quot;&quot;);&quot;&quot;)">
            <text:p/>
          </table:table-cell>
          <table:table-cell table:formula="of:=IF(NOT([.$I580]=&quot;&quot;);IF([.$C580]=[.L$1];[.$I580];&quot;&quot;);&quot;&quot;)">
            <text:p/>
          </table:table-cell>
          <table:table-cell table:formula="of:=IF(NOT([.$I580]=&quot;&quot;);IF([.$C580]=[.M$1];[.$I580];&quot;&quot;);&quot;&quot;)">
            <text:p/>
          </table:table-cell>
          <table:table-cell table:formula="of:=IF(NOT([.$I580]=&quot;&quot;);IF([.$C580]=[.N$1];[.$I580];&quot;&quot;);&quot;&quot;)">
            <text:p/>
          </table:table-cell>
          <table:table-cell table:formula="of:=IF(NOT([.$I580]=&quot;&quot;);IF([.$C580]=[.O$1];[.$I580];&quot;&quot;);&quot;&quot;)">
            <text:p/>
          </table:table-cell>
          <table:table-cell table:formula="of:=IF(NOT([.$I580]=&quot;&quot;);IF([.$C580]=[.P$1];[.$I580];&quot;&quot;);&quot;&quot;)">
            <text:p/>
          </table:table-cell>
          <table:table-cell table:formula="of:=IF(NOT([.$I580]=&quot;&quot;);IF([.$C580]=[.Q$1];[.$I580];&quot;&quot;);&quot;&quot;)">
            <text:p/>
          </table:table-cell>
          <table:table-cell table:formula="of:=IF(NOT([.$I580]=&quot;&quot;);IF([.$C580]=[.R$1];[.$I580];&quot;&quot;);&quot;&quot;)">
            <text:p/>
          </table:table-cell>
          <table:table-cell table:formula="of:=IF(NOT([.$I580]=&quot;&quot;);IF([.$C580]=[.S$1];[.$I580];&quot;&quot;);&quot;&quot;)">
            <text:p/>
          </table:table-cell>
          <table:table-cell table:formula="of:=IF(NOT([.$I580]=&quot;&quot;);IF([.$C580]=[.T$1];[.$I580];&quot;&quot;);&quot;&quot;)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64" office:value-type="string" calcext:value-type="string">
            <text:p>Greenwich and Woo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3802018085325" calcext:value-type="percentage">
            <text:p>36.38%</text:p>
          </table:table-cell>
          <table:table-cell table:formula="of:=IF([.D581]=&quot;con&quot;;[.E581];-[.E581])" office:value-type="percentage" office:value="-0.363802018085325" calcext:value-type="percentage">
            <text:p>-36.38%</text:p>
          </table:table-cell>
          <table:table-cell table:formula="of:=IF([.D581]=&quot;lab&quot;;[.E581];-[.E581])" office:value-type="percentage" office:value="0.363802018085325" calcext:value-type="percentage">
            <text:p>36.38%</text:p>
          </table:table-cell>
          <table:table-cell table:formula="of:=IF([.D581]=&quot;lib&quot;;[.E581];-[.E581])" office:value-type="percentage" office:value="-0.363802018085325" calcext:value-type="percentage">
            <text:p>-36.38%</text:p>
          </table:table-cell>
          <table:table-cell/>
          <table:table-cell table:formula="of:=IF(NOT([.$I581]=&quot;&quot;);IF([.$C581]=[.J$1];[.$I581];&quot;&quot;);&quot;&quot;)">
            <text:p/>
          </table:table-cell>
          <table:table-cell table:formula="of:=IF(NOT([.$I581]=&quot;&quot;);IF([.$C581]=[.K$1];[.$I581];&quot;&quot;);&quot;&quot;)">
            <text:p/>
          </table:table-cell>
          <table:table-cell table:formula="of:=IF(NOT([.$I581]=&quot;&quot;);IF([.$C581]=[.L$1];[.$I581];&quot;&quot;);&quot;&quot;)">
            <text:p/>
          </table:table-cell>
          <table:table-cell table:formula="of:=IF(NOT([.$I581]=&quot;&quot;);IF([.$C581]=[.M$1];[.$I581];&quot;&quot;);&quot;&quot;)">
            <text:p/>
          </table:table-cell>
          <table:table-cell table:formula="of:=IF(NOT([.$I581]=&quot;&quot;);IF([.$C581]=[.N$1];[.$I581];&quot;&quot;);&quot;&quot;)">
            <text:p/>
          </table:table-cell>
          <table:table-cell table:formula="of:=IF(NOT([.$I581]=&quot;&quot;);IF([.$C581]=[.O$1];[.$I581];&quot;&quot;);&quot;&quot;)">
            <text:p/>
          </table:table-cell>
          <table:table-cell table:formula="of:=IF(NOT([.$I581]=&quot;&quot;);IF([.$C581]=[.P$1];[.$I581];&quot;&quot;);&quot;&quot;)">
            <text:p/>
          </table:table-cell>
          <table:table-cell table:formula="of:=IF(NOT([.$I581]=&quot;&quot;);IF([.$C581]=[.Q$1];[.$I581];&quot;&quot;);&quot;&quot;)">
            <text:p/>
          </table:table-cell>
          <table:table-cell table:formula="of:=IF(NOT([.$I581]=&quot;&quot;);IF([.$C581]=[.R$1];[.$I581];&quot;&quot;);&quot;&quot;)">
            <text:p/>
          </table:table-cell>
          <table:table-cell table:formula="of:=IF(NOT([.$I581]=&quot;&quot;);IF([.$C581]=[.S$1];[.$I581];&quot;&quot;);&quot;&quot;)">
            <text:p/>
          </table:table-cell>
          <table:table-cell table:formula="of:=IF(NOT([.$I581]=&quot;&quot;);IF([.$C581]=[.T$1];[.$I581];&quot;&quot;);&quot;&quot;)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64" office:value-type="string" calcext:value-type="string">
            <text:p>Hornsey and Friern Ba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7130919220056" calcext:value-type="percentage">
            <text:p>36.71%</text:p>
          </table:table-cell>
          <table:table-cell table:formula="of:=IF([.D582]=&quot;con&quot;;[.E582];-[.E582])" office:value-type="percentage" office:value="-0.367130919220056" calcext:value-type="percentage">
            <text:p>-36.71%</text:p>
          </table:table-cell>
          <table:table-cell table:formula="of:=IF([.D582]=&quot;lab&quot;;[.E582];-[.E582])" office:value-type="percentage" office:value="0.367130919220056" calcext:value-type="percentage">
            <text:p>36.71%</text:p>
          </table:table-cell>
          <table:table-cell table:formula="of:=IF([.D582]=&quot;lib&quot;;[.E582];-[.E582])" office:value-type="percentage" office:value="-0.367130919220056" calcext:value-type="percentage">
            <text:p>-36.71%</text:p>
          </table:table-cell>
          <table:table-cell/>
          <table:table-cell table:formula="of:=IF(NOT([.$I582]=&quot;&quot;);IF([.$C582]=[.J$1];[.$I582];&quot;&quot;);&quot;&quot;)">
            <text:p/>
          </table:table-cell>
          <table:table-cell table:formula="of:=IF(NOT([.$I582]=&quot;&quot;);IF([.$C582]=[.K$1];[.$I582];&quot;&quot;);&quot;&quot;)">
            <text:p/>
          </table:table-cell>
          <table:table-cell table:formula="of:=IF(NOT([.$I582]=&quot;&quot;);IF([.$C582]=[.L$1];[.$I582];&quot;&quot;);&quot;&quot;)">
            <text:p/>
          </table:table-cell>
          <table:table-cell table:formula="of:=IF(NOT([.$I582]=&quot;&quot;);IF([.$C582]=[.M$1];[.$I582];&quot;&quot;);&quot;&quot;)">
            <text:p/>
          </table:table-cell>
          <table:table-cell table:formula="of:=IF(NOT([.$I582]=&quot;&quot;);IF([.$C582]=[.N$1];[.$I582];&quot;&quot;);&quot;&quot;)">
            <text:p/>
          </table:table-cell>
          <table:table-cell table:formula="of:=IF(NOT([.$I582]=&quot;&quot;);IF([.$C582]=[.O$1];[.$I582];&quot;&quot;);&quot;&quot;)">
            <text:p/>
          </table:table-cell>
          <table:table-cell table:formula="of:=IF(NOT([.$I582]=&quot;&quot;);IF([.$C582]=[.P$1];[.$I582];&quot;&quot;);&quot;&quot;)">
            <text:p/>
          </table:table-cell>
          <table:table-cell table:formula="of:=IF(NOT([.$I582]=&quot;&quot;);IF([.$C582]=[.Q$1];[.$I582];&quot;&quot;);&quot;&quot;)">
            <text:p/>
          </table:table-cell>
          <table:table-cell table:formula="of:=IF(NOT([.$I582]=&quot;&quot;);IF([.$C582]=[.R$1];[.$I582];&quot;&quot;);&quot;&quot;)">
            <text:p/>
          </table:table-cell>
          <table:table-cell table:formula="of:=IF(NOT([.$I582]=&quot;&quot;);IF([.$C582]=[.S$1];[.$I582];&quot;&quot;);&quot;&quot;)">
            <text:p/>
          </table:table-cell>
          <table:table-cell table:formula="of:=IF(NOT([.$I582]=&quot;&quot;);IF([.$C582]=[.T$1];[.$I582];&quot;&quot;);&quot;&quot;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58" office:value-type="string" calcext:value-type="string">
            <text:p>Walla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7176194173984" calcext:value-type="percentage">
            <text:p>37.18%</text:p>
          </table:table-cell>
          <table:table-cell table:formula="of:=IF([.D583]=&quot;con&quot;;[.E583];-[.E583])" office:value-type="percentage" office:value="-0.37176194173984" calcext:value-type="percentage">
            <text:p>-37.18%</text:p>
          </table:table-cell>
          <table:table-cell table:formula="of:=IF([.D583]=&quot;lab&quot;;[.E583];-[.E583])" office:value-type="percentage" office:value="0.37176194173984" calcext:value-type="percentage">
            <text:p>37.18%</text:p>
          </table:table-cell>
          <table:table-cell table:formula="of:=IF([.D583]=&quot;lib&quot;;[.E583];-[.E583])" office:value-type="percentage" office:value="-0.37176194173984" calcext:value-type="percentage">
            <text:p>-37.18%</text:p>
          </table:table-cell>
          <table:table-cell/>
          <table:table-cell table:formula="of:=IF(NOT([.$I583]=&quot;&quot;);IF([.$C583]=[.J$1];[.$I583];&quot;&quot;);&quot;&quot;)">
            <text:p/>
          </table:table-cell>
          <table:table-cell table:formula="of:=IF(NOT([.$I583]=&quot;&quot;);IF([.$C583]=[.K$1];[.$I583];&quot;&quot;);&quot;&quot;)">
            <text:p/>
          </table:table-cell>
          <table:table-cell table:formula="of:=IF(NOT([.$I583]=&quot;&quot;);IF([.$C583]=[.L$1];[.$I583];&quot;&quot;);&quot;&quot;)">
            <text:p/>
          </table:table-cell>
          <table:table-cell table:formula="of:=IF(NOT([.$I583]=&quot;&quot;);IF([.$C583]=[.M$1];[.$I583];&quot;&quot;);&quot;&quot;)">
            <text:p/>
          </table:table-cell>
          <table:table-cell table:formula="of:=IF(NOT([.$I583]=&quot;&quot;);IF([.$C583]=[.N$1];[.$I583];&quot;&quot;);&quot;&quot;)">
            <text:p/>
          </table:table-cell>
          <table:table-cell table:formula="of:=IF(NOT([.$I583]=&quot;&quot;);IF([.$C583]=[.O$1];[.$I583];&quot;&quot;);&quot;&quot;)">
            <text:p/>
          </table:table-cell>
          <table:table-cell table:formula="of:=IF(NOT([.$I583]=&quot;&quot;);IF([.$C583]=[.P$1];[.$I583];&quot;&quot;);&quot;&quot;)">
            <text:p/>
          </table:table-cell>
          <table:table-cell table:formula="of:=IF(NOT([.$I583]=&quot;&quot;);IF([.$C583]=[.Q$1];[.$I583];&quot;&quot;);&quot;&quot;)">
            <text:p/>
          </table:table-cell>
          <table:table-cell table:formula="of:=IF(NOT([.$I583]=&quot;&quot;);IF([.$C583]=[.R$1];[.$I583];&quot;&quot;);&quot;&quot;)">
            <text:p/>
          </table:table-cell>
          <table:table-cell table:formula="of:=IF(NOT([.$I583]=&quot;&quot;);IF([.$C583]=[.S$1];[.$I583];&quot;&quot;);&quot;&quot;)">
            <text:p/>
          </table:table-cell>
          <table:table-cell table:formula="of:=IF(NOT([.$I583]=&quot;&quot;);IF([.$C583]=[.T$1];[.$I583];&quot;&quot;);&quot;&quot;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71" office:value-type="string" calcext:value-type="string">
            <text:p>Leeds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3952779893374" calcext:value-type="percentage">
            <text:p>37.40%</text:p>
          </table:table-cell>
          <table:table-cell table:formula="of:=IF([.D584]=&quot;con&quot;;[.E584];-[.E584])" office:value-type="percentage" office:value="-0.373952779893374" calcext:value-type="percentage">
            <text:p>-37.40%</text:p>
          </table:table-cell>
          <table:table-cell table:formula="of:=IF([.D584]=&quot;lab&quot;;[.E584];-[.E584])" office:value-type="percentage" office:value="0.373952779893374" calcext:value-type="percentage">
            <text:p>37.40%</text:p>
          </table:table-cell>
          <table:table-cell table:formula="of:=IF([.D584]=&quot;lib&quot;;[.E584];-[.E584])" office:value-type="percentage" office:value="-0.373952779893374" calcext:value-type="percentage">
            <text:p>-37.40%</text:p>
          </table:table-cell>
          <table:table-cell/>
          <table:table-cell table:formula="of:=IF(NOT([.$I584]=&quot;&quot;);IF([.$C584]=[.J$1];[.$I584];&quot;&quot;);&quot;&quot;)">
            <text:p/>
          </table:table-cell>
          <table:table-cell table:formula="of:=IF(NOT([.$I584]=&quot;&quot;);IF([.$C584]=[.K$1];[.$I584];&quot;&quot;);&quot;&quot;)">
            <text:p/>
          </table:table-cell>
          <table:table-cell table:formula="of:=IF(NOT([.$I584]=&quot;&quot;);IF([.$C584]=[.L$1];[.$I584];&quot;&quot;);&quot;&quot;)">
            <text:p/>
          </table:table-cell>
          <table:table-cell table:formula="of:=IF(NOT([.$I584]=&quot;&quot;);IF([.$C584]=[.M$1];[.$I584];&quot;&quot;);&quot;&quot;)">
            <text:p/>
          </table:table-cell>
          <table:table-cell table:formula="of:=IF(NOT([.$I584]=&quot;&quot;);IF([.$C584]=[.N$1];[.$I584];&quot;&quot;);&quot;&quot;)">
            <text:p/>
          </table:table-cell>
          <table:table-cell table:formula="of:=IF(NOT([.$I584]=&quot;&quot;);IF([.$C584]=[.O$1];[.$I584];&quot;&quot;);&quot;&quot;)">
            <text:p/>
          </table:table-cell>
          <table:table-cell table:formula="of:=IF(NOT([.$I584]=&quot;&quot;);IF([.$C584]=[.P$1];[.$I584];&quot;&quot;);&quot;&quot;)">
            <text:p/>
          </table:table-cell>
          <table:table-cell table:formula="of:=IF(NOT([.$I584]=&quot;&quot;);IF([.$C584]=[.Q$1];[.$I584];&quot;&quot;);&quot;&quot;)">
            <text:p/>
          </table:table-cell>
          <table:table-cell table:formula="of:=IF(NOT([.$I584]=&quot;&quot;);IF([.$C584]=[.R$1];[.$I584];&quot;&quot;);&quot;&quot;)">
            <text:p/>
          </table:table-cell>
          <table:table-cell table:formula="of:=IF(NOT([.$I584]=&quot;&quot;);IF([.$C584]=[.S$1];[.$I584];&quot;&quot;);&quot;&quot;)">
            <text:p/>
          </table:table-cell>
          <table:table-cell table:formula="of:=IF(NOT([.$I584]=&quot;&quot;);IF([.$C584]=[.T$1];[.$I584];&quot;&quot;);&quot;&quot;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71" office:value-type="string" calcext:value-type="string">
            <text:p>Ealing South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5767680391702" calcext:value-type="percentage">
            <text:p>37.58%</text:p>
          </table:table-cell>
          <table:table-cell table:formula="of:=IF([.D585]=&quot;con&quot;;[.E585];-[.E585])" office:value-type="percentage" office:value="-0.375767680391702" calcext:value-type="percentage">
            <text:p>-37.58%</text:p>
          </table:table-cell>
          <table:table-cell table:formula="of:=IF([.D585]=&quot;lab&quot;;[.E585];-[.E585])" office:value-type="percentage" office:value="0.375767680391702" calcext:value-type="percentage">
            <text:p>37.58%</text:p>
          </table:table-cell>
          <table:table-cell table:formula="of:=IF([.D585]=&quot;lib&quot;;[.E585];-[.E585])" office:value-type="percentage" office:value="-0.375767680391702" calcext:value-type="percentage">
            <text:p>-37.58%</text:p>
          </table:table-cell>
          <table:table-cell/>
          <table:table-cell table:formula="of:=IF(NOT([.$I585]=&quot;&quot;);IF([.$C585]=[.J$1];[.$I585];&quot;&quot;);&quot;&quot;)">
            <text:p/>
          </table:table-cell>
          <table:table-cell table:formula="of:=IF(NOT([.$I585]=&quot;&quot;);IF([.$C585]=[.K$1];[.$I585];&quot;&quot;);&quot;&quot;)">
            <text:p/>
          </table:table-cell>
          <table:table-cell table:formula="of:=IF(NOT([.$I585]=&quot;&quot;);IF([.$C585]=[.L$1];[.$I585];&quot;&quot;);&quot;&quot;)">
            <text:p/>
          </table:table-cell>
          <table:table-cell table:formula="of:=IF(NOT([.$I585]=&quot;&quot;);IF([.$C585]=[.M$1];[.$I585];&quot;&quot;);&quot;&quot;)">
            <text:p/>
          </table:table-cell>
          <table:table-cell table:formula="of:=IF(NOT([.$I585]=&quot;&quot;);IF([.$C585]=[.N$1];[.$I585];&quot;&quot;);&quot;&quot;)">
            <text:p/>
          </table:table-cell>
          <table:table-cell table:formula="of:=IF(NOT([.$I585]=&quot;&quot;);IF([.$C585]=[.O$1];[.$I585];&quot;&quot;);&quot;&quot;)">
            <text:p/>
          </table:table-cell>
          <table:table-cell table:formula="of:=IF(NOT([.$I585]=&quot;&quot;);IF([.$C585]=[.P$1];[.$I585];&quot;&quot;);&quot;&quot;)">
            <text:p/>
          </table:table-cell>
          <table:table-cell table:formula="of:=IF(NOT([.$I585]=&quot;&quot;);IF([.$C585]=[.Q$1];[.$I585];&quot;&quot;);&quot;&quot;)">
            <text:p/>
          </table:table-cell>
          <table:table-cell table:formula="of:=IF(NOT([.$I585]=&quot;&quot;);IF([.$C585]=[.R$1];[.$I585];&quot;&quot;);&quot;&quot;)">
            <text:p/>
          </table:table-cell>
          <table:table-cell table:formula="of:=IF(NOT([.$I585]=&quot;&quot;);IF([.$C585]=[.S$1];[.$I585];&quot;&quot;);&quot;&quot;)">
            <text:p/>
          </table:table-cell>
          <table:table-cell table:formula="of:=IF(NOT([.$I585]=&quot;&quot;);IF([.$C585]=[.T$1];[.$I585];&quot;&quot;);&quot;&quot;)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64" office:value-type="string" calcext:value-type="string">
            <text:p>Oxford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7968258507292" calcext:value-type="percentage">
            <text:p>37.97%</text:p>
          </table:table-cell>
          <table:table-cell table:formula="of:=IF([.D586]=&quot;con&quot;;[.E586];-[.E586])" office:value-type="percentage" office:value="-0.37968258507292" calcext:value-type="percentage">
            <text:p>-37.97%</text:p>
          </table:table-cell>
          <table:table-cell table:formula="of:=IF([.D586]=&quot;lab&quot;;[.E586];-[.E586])" office:value-type="percentage" office:value="0.37968258507292" calcext:value-type="percentage">
            <text:p>37.97%</text:p>
          </table:table-cell>
          <table:table-cell table:formula="of:=IF([.D586]=&quot;lib&quot;;[.E586];-[.E586])" office:value-type="percentage" office:value="-0.37968258507292" calcext:value-type="percentage">
            <text:p>-37.97%</text:p>
          </table:table-cell>
          <table:table-cell/>
          <table:table-cell table:formula="of:=IF(NOT([.$I586]=&quot;&quot;);IF([.$C586]=[.J$1];[.$I586];&quot;&quot;);&quot;&quot;)">
            <text:p/>
          </table:table-cell>
          <table:table-cell table:formula="of:=IF(NOT([.$I586]=&quot;&quot;);IF([.$C586]=[.K$1];[.$I586];&quot;&quot;);&quot;&quot;)">
            <text:p/>
          </table:table-cell>
          <table:table-cell table:formula="of:=IF(NOT([.$I586]=&quot;&quot;);IF([.$C586]=[.L$1];[.$I586];&quot;&quot;);&quot;&quot;)">
            <text:p/>
          </table:table-cell>
          <table:table-cell table:formula="of:=IF(NOT([.$I586]=&quot;&quot;);IF([.$C586]=[.M$1];[.$I586];&quot;&quot;);&quot;&quot;)">
            <text:p/>
          </table:table-cell>
          <table:table-cell table:formula="of:=IF(NOT([.$I586]=&quot;&quot;);IF([.$C586]=[.N$1];[.$I586];&quot;&quot;);&quot;&quot;)">
            <text:p/>
          </table:table-cell>
          <table:table-cell table:formula="of:=IF(NOT([.$I586]=&quot;&quot;);IF([.$C586]=[.O$1];[.$I586];&quot;&quot;);&quot;&quot;)">
            <text:p/>
          </table:table-cell>
          <table:table-cell table:formula="of:=IF(NOT([.$I586]=&quot;&quot;);IF([.$C586]=[.P$1];[.$I586];&quot;&quot;);&quot;&quot;)">
            <text:p/>
          </table:table-cell>
          <table:table-cell table:formula="of:=IF(NOT([.$I586]=&quot;&quot;);IF([.$C586]=[.Q$1];[.$I586];&quot;&quot;);&quot;&quot;)">
            <text:p/>
          </table:table-cell>
          <table:table-cell table:formula="of:=IF(NOT([.$I586]=&quot;&quot;);IF([.$C586]=[.R$1];[.$I586];&quot;&quot;);&quot;&quot;)">
            <text:p/>
          </table:table-cell>
          <table:table-cell table:formula="of:=IF(NOT([.$I586]=&quot;&quot;);IF([.$C586]=[.S$1];[.$I586];&quot;&quot;);&quot;&quot;)">
            <text:p/>
          </table:table-cell>
          <table:table-cell table:formula="of:=IF(NOT([.$I586]=&quot;&quot;);IF([.$C586]=[.T$1];[.$I586];&quot;&quot;);&quot;&quot;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71" office:value-type="string" calcext:value-type="string">
            <text:p>Brent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80038387715931" calcext:value-type="percentage">
            <text:p>38.00%</text:p>
          </table:table-cell>
          <table:table-cell table:formula="of:=IF([.D587]=&quot;con&quot;;[.E587];-[.E587])" office:value-type="percentage" office:value="-0.380038387715931" calcext:value-type="percentage">
            <text:p>-38.00%</text:p>
          </table:table-cell>
          <table:table-cell table:formula="of:=IF([.D587]=&quot;lab&quot;;[.E587];-[.E587])" office:value-type="percentage" office:value="0.380038387715931" calcext:value-type="percentage">
            <text:p>38.00%</text:p>
          </table:table-cell>
          <table:table-cell table:formula="of:=IF([.D587]=&quot;lib&quot;;[.E587];-[.E587])" office:value-type="percentage" office:value="-0.380038387715931" calcext:value-type="percentage">
            <text:p>-38.00%</text:p>
          </table:table-cell>
          <table:table-cell/>
          <table:table-cell table:formula="of:=IF(NOT([.$I587]=&quot;&quot;);IF([.$C587]=[.J$1];[.$I587];&quot;&quot;);&quot;&quot;)">
            <text:p/>
          </table:table-cell>
          <table:table-cell table:formula="of:=IF(NOT([.$I587]=&quot;&quot;);IF([.$C587]=[.K$1];[.$I587];&quot;&quot;);&quot;&quot;)">
            <text:p/>
          </table:table-cell>
          <table:table-cell table:formula="of:=IF(NOT([.$I587]=&quot;&quot;);IF([.$C587]=[.L$1];[.$I587];&quot;&quot;);&quot;&quot;)">
            <text:p/>
          </table:table-cell>
          <table:table-cell table:formula="of:=IF(NOT([.$I587]=&quot;&quot;);IF([.$C587]=[.M$1];[.$I587];&quot;&quot;);&quot;&quot;)">
            <text:p/>
          </table:table-cell>
          <table:table-cell table:formula="of:=IF(NOT([.$I587]=&quot;&quot;);IF([.$C587]=[.N$1];[.$I587];&quot;&quot;);&quot;&quot;)">
            <text:p/>
          </table:table-cell>
          <table:table-cell table:formula="of:=IF(NOT([.$I587]=&quot;&quot;);IF([.$C587]=[.O$1];[.$I587];&quot;&quot;);&quot;&quot;)">
            <text:p/>
          </table:table-cell>
          <table:table-cell table:formula="of:=IF(NOT([.$I587]=&quot;&quot;);IF([.$C587]=[.P$1];[.$I587];&quot;&quot;);&quot;&quot;)">
            <text:p/>
          </table:table-cell>
          <table:table-cell table:formula="of:=IF(NOT([.$I587]=&quot;&quot;);IF([.$C587]=[.Q$1];[.$I587];&quot;&quot;);&quot;&quot;)">
            <text:p/>
          </table:table-cell>
          <table:table-cell table:formula="of:=IF(NOT([.$I587]=&quot;&quot;);IF([.$C587]=[.R$1];[.$I587];&quot;&quot;);&quot;&quot;)">
            <text:p/>
          </table:table-cell>
          <table:table-cell table:formula="of:=IF(NOT([.$I587]=&quot;&quot;);IF([.$C587]=[.S$1];[.$I587];&quot;&quot;);&quot;&quot;)">
            <text:p/>
          </table:table-cell>
          <table:table-cell table:formula="of:=IF(NOT([.$I587]=&quot;&quot;);IF([.$C587]=[.T$1];[.$I587];&quot;&quot;);&quot;&quot;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58" office:value-type="string" calcext:value-type="string">
            <text:p>St Helens South and Whi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98148362458049" calcext:value-type="percentage">
            <text:p>39.81%</text:p>
          </table:table-cell>
          <table:table-cell table:formula="of:=IF([.D588]=&quot;con&quot;;[.E588];-[.E588])" office:value-type="percentage" office:value="-0.398148362458049" calcext:value-type="percentage">
            <text:p>-39.81%</text:p>
          </table:table-cell>
          <table:table-cell table:formula="of:=IF([.D588]=&quot;lab&quot;;[.E588];-[.E588])" office:value-type="percentage" office:value="0.398148362458049" calcext:value-type="percentage">
            <text:p>39.81%</text:p>
          </table:table-cell>
          <table:table-cell table:formula="of:=IF([.D588]=&quot;lib&quot;;[.E588];-[.E588])" office:value-type="percentage" office:value="-0.398148362458049" calcext:value-type="percentage">
            <text:p>-39.81%</text:p>
          </table:table-cell>
          <table:table-cell/>
          <table:table-cell table:formula="of:=IF(NOT([.$I588]=&quot;&quot;);IF([.$C588]=[.J$1];[.$I588];&quot;&quot;);&quot;&quot;)">
            <text:p/>
          </table:table-cell>
          <table:table-cell table:formula="of:=IF(NOT([.$I588]=&quot;&quot;);IF([.$C588]=[.K$1];[.$I588];&quot;&quot;);&quot;&quot;)">
            <text:p/>
          </table:table-cell>
          <table:table-cell table:formula="of:=IF(NOT([.$I588]=&quot;&quot;);IF([.$C588]=[.L$1];[.$I588];&quot;&quot;);&quot;&quot;)">
            <text:p/>
          </table:table-cell>
          <table:table-cell table:formula="of:=IF(NOT([.$I588]=&quot;&quot;);IF([.$C588]=[.M$1];[.$I588];&quot;&quot;);&quot;&quot;)">
            <text:p/>
          </table:table-cell>
          <table:table-cell table:formula="of:=IF(NOT([.$I588]=&quot;&quot;);IF([.$C588]=[.N$1];[.$I588];&quot;&quot;);&quot;&quot;)">
            <text:p/>
          </table:table-cell>
          <table:table-cell table:formula="of:=IF(NOT([.$I588]=&quot;&quot;);IF([.$C588]=[.O$1];[.$I588];&quot;&quot;);&quot;&quot;)">
            <text:p/>
          </table:table-cell>
          <table:table-cell table:formula="of:=IF(NOT([.$I588]=&quot;&quot;);IF([.$C588]=[.P$1];[.$I588];&quot;&quot;);&quot;&quot;)">
            <text:p/>
          </table:table-cell>
          <table:table-cell table:formula="of:=IF(NOT([.$I588]=&quot;&quot;);IF([.$C588]=[.Q$1];[.$I588];&quot;&quot;);&quot;&quot;)">
            <text:p/>
          </table:table-cell>
          <table:table-cell table:formula="of:=IF(NOT([.$I588]=&quot;&quot;);IF([.$C588]=[.R$1];[.$I588];&quot;&quot;);&quot;&quot;)">
            <text:p/>
          </table:table-cell>
          <table:table-cell table:formula="of:=IF(NOT([.$I588]=&quot;&quot;);IF([.$C588]=[.S$1];[.$I588];&quot;&quot;);&quot;&quot;)">
            <text:p/>
          </table:table-cell>
          <table:table-cell table:formula="of:=IF(NOT([.$I588]=&quot;&quot;);IF([.$C588]=[.T$1];[.$I588];&quot;&quot;);&quot;&quot;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64" office:value-type="string" calcext:value-type="string">
            <text:p>Vauxhall and Camberwell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99271003376641" calcext:value-type="percentage">
            <text:p>39.93%</text:p>
          </table:table-cell>
          <table:table-cell table:formula="of:=IF([.D589]=&quot;con&quot;;[.E589];-[.E589])" office:value-type="percentage" office:value="-0.399271003376641" calcext:value-type="percentage">
            <text:p>-39.93%</text:p>
          </table:table-cell>
          <table:table-cell table:formula="of:=IF([.D589]=&quot;lab&quot;;[.E589];-[.E589])" office:value-type="percentage" office:value="0.399271003376641" calcext:value-type="percentage">
            <text:p>39.93%</text:p>
          </table:table-cell>
          <table:table-cell table:formula="of:=IF([.D589]=&quot;lib&quot;;[.E589];-[.E589])" office:value-type="percentage" office:value="-0.399271003376641" calcext:value-type="percentage">
            <text:p>-39.93%</text:p>
          </table:table-cell>
          <table:table-cell/>
          <table:table-cell table:formula="of:=IF(NOT([.$I589]=&quot;&quot;);IF([.$C589]=[.J$1];[.$I589];&quot;&quot;);&quot;&quot;)">
            <text:p/>
          </table:table-cell>
          <table:table-cell table:formula="of:=IF(NOT([.$I589]=&quot;&quot;);IF([.$C589]=[.K$1];[.$I589];&quot;&quot;);&quot;&quot;)">
            <text:p/>
          </table:table-cell>
          <table:table-cell table:formula="of:=IF(NOT([.$I589]=&quot;&quot;);IF([.$C589]=[.L$1];[.$I589];&quot;&quot;);&quot;&quot;)">
            <text:p/>
          </table:table-cell>
          <table:table-cell table:formula="of:=IF(NOT([.$I589]=&quot;&quot;);IF([.$C589]=[.M$1];[.$I589];&quot;&quot;);&quot;&quot;)">
            <text:p/>
          </table:table-cell>
          <table:table-cell table:formula="of:=IF(NOT([.$I589]=&quot;&quot;);IF([.$C589]=[.N$1];[.$I589];&quot;&quot;);&quot;&quot;)">
            <text:p/>
          </table:table-cell>
          <table:table-cell table:formula="of:=IF(NOT([.$I589]=&quot;&quot;);IF([.$C589]=[.O$1];[.$I589];&quot;&quot;);&quot;&quot;)">
            <text:p/>
          </table:table-cell>
          <table:table-cell table:formula="of:=IF(NOT([.$I589]=&quot;&quot;);IF([.$C589]=[.P$1];[.$I589];&quot;&quot;);&quot;&quot;)">
            <text:p/>
          </table:table-cell>
          <table:table-cell table:formula="of:=IF(NOT([.$I589]=&quot;&quot;);IF([.$C589]=[.Q$1];[.$I589];&quot;&quot;);&quot;&quot;)">
            <text:p/>
          </table:table-cell>
          <table:table-cell table:formula="of:=IF(NOT([.$I589]=&quot;&quot;);IF([.$C589]=[.R$1];[.$I589];&quot;&quot;);&quot;&quot;)">
            <text:p/>
          </table:table-cell>
          <table:table-cell table:formula="of:=IF(NOT([.$I589]=&quot;&quot;);IF([.$C589]=[.S$1];[.$I589];&quot;&quot;);&quot;&quot;)">
            <text:p/>
          </table:table-cell>
          <table:table-cell table:formula="of:=IF(NOT([.$I589]=&quot;&quot;);IF([.$C589]=[.T$1];[.$I589];&quot;&quot;);&quot;&quot;)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64" office:value-type="string" calcext:value-type="string">
            <text:p>Islington South and Fi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0118915650509" calcext:value-type="percentage">
            <text:p>40.12%</text:p>
          </table:table-cell>
          <table:table-cell table:formula="of:=IF([.D590]=&quot;con&quot;;[.E590];-[.E590])" office:value-type="percentage" office:value="-0.40118915650509" calcext:value-type="percentage">
            <text:p>-40.12%</text:p>
          </table:table-cell>
          <table:table-cell table:formula="of:=IF([.D590]=&quot;lab&quot;;[.E590];-[.E590])" office:value-type="percentage" office:value="0.40118915650509" calcext:value-type="percentage">
            <text:p>40.12%</text:p>
          </table:table-cell>
          <table:table-cell table:formula="of:=IF([.D590]=&quot;lib&quot;;[.E590];-[.E590])" office:value-type="percentage" office:value="-0.40118915650509" calcext:value-type="percentage">
            <text:p>-40.12%</text:p>
          </table:table-cell>
          <table:table-cell/>
          <table:table-cell table:formula="of:=IF(NOT([.$I590]=&quot;&quot;);IF([.$C590]=[.J$1];[.$I590];&quot;&quot;);&quot;&quot;)">
            <text:p/>
          </table:table-cell>
          <table:table-cell table:formula="of:=IF(NOT([.$I590]=&quot;&quot;);IF([.$C590]=[.K$1];[.$I590];&quot;&quot;);&quot;&quot;)">
            <text:p/>
          </table:table-cell>
          <table:table-cell table:formula="of:=IF(NOT([.$I590]=&quot;&quot;);IF([.$C590]=[.L$1];[.$I590];&quot;&quot;);&quot;&quot;)">
            <text:p/>
          </table:table-cell>
          <table:table-cell table:formula="of:=IF(NOT([.$I590]=&quot;&quot;);IF([.$C590]=[.M$1];[.$I590];&quot;&quot;);&quot;&quot;)">
            <text:p/>
          </table:table-cell>
          <table:table-cell table:formula="of:=IF(NOT([.$I590]=&quot;&quot;);IF([.$C590]=[.N$1];[.$I590];&quot;&quot;);&quot;&quot;)">
            <text:p/>
          </table:table-cell>
          <table:table-cell table:formula="of:=IF(NOT([.$I590]=&quot;&quot;);IF([.$C590]=[.O$1];[.$I590];&quot;&quot;);&quot;&quot;)">
            <text:p/>
          </table:table-cell>
          <table:table-cell table:formula="of:=IF(NOT([.$I590]=&quot;&quot;);IF([.$C590]=[.P$1];[.$I590];&quot;&quot;);&quot;&quot;)">
            <text:p/>
          </table:table-cell>
          <table:table-cell table:formula="of:=IF(NOT([.$I590]=&quot;&quot;);IF([.$C590]=[.Q$1];[.$I590];&quot;&quot;);&quot;&quot;)">
            <text:p/>
          </table:table-cell>
          <table:table-cell table:formula="of:=IF(NOT([.$I590]=&quot;&quot;);IF([.$C590]=[.R$1];[.$I590];&quot;&quot;);&quot;&quot;)">
            <text:p/>
          </table:table-cell>
          <table:table-cell table:formula="of:=IF(NOT([.$I590]=&quot;&quot;);IF([.$C590]=[.S$1];[.$I590];&quot;&quot;);&quot;&quot;)">
            <text:p/>
          </table:table-cell>
          <table:table-cell table:formula="of:=IF(NOT([.$I590]=&quot;&quot;);IF([.$C590]=[.T$1];[.$I590];&quot;&quot;);&quot;&quot;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71" office:value-type="string" calcext:value-type="string">
            <text:p>Blackb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1855753459468" calcext:value-type="percentage">
            <text:p>41.19%</text:p>
          </table:table-cell>
          <table:table-cell table:formula="of:=IF([.D591]=&quot;con&quot;;[.E591];-[.E591])" office:value-type="percentage" office:value="-0.411855753459468" calcext:value-type="percentage">
            <text:p>-41.19%</text:p>
          </table:table-cell>
          <table:table-cell table:formula="of:=IF([.D591]=&quot;lab&quot;;[.E591];-[.E591])" office:value-type="percentage" office:value="0.411855753459468" calcext:value-type="percentage">
            <text:p>41.19%</text:p>
          </table:table-cell>
          <table:table-cell table:formula="of:=IF([.D591]=&quot;lib&quot;;[.E591];-[.E591])" office:value-type="percentage" office:value="-0.411855753459468" calcext:value-type="percentage">
            <text:p>-41.19%</text:p>
          </table:table-cell>
          <table:table-cell/>
          <table:table-cell table:formula="of:=IF(NOT([.$I591]=&quot;&quot;);IF([.$C591]=[.J$1];[.$I591];&quot;&quot;);&quot;&quot;)">
            <text:p/>
          </table:table-cell>
          <table:table-cell table:formula="of:=IF(NOT([.$I591]=&quot;&quot;);IF([.$C591]=[.K$1];[.$I591];&quot;&quot;);&quot;&quot;)">
            <text:p/>
          </table:table-cell>
          <table:table-cell table:formula="of:=IF(NOT([.$I591]=&quot;&quot;);IF([.$C591]=[.L$1];[.$I591];&quot;&quot;);&quot;&quot;)">
            <text:p/>
          </table:table-cell>
          <table:table-cell table:formula="of:=IF(NOT([.$I591]=&quot;&quot;);IF([.$C591]=[.M$1];[.$I591];&quot;&quot;);&quot;&quot;)">
            <text:p/>
          </table:table-cell>
          <table:table-cell table:formula="of:=IF(NOT([.$I591]=&quot;&quot;);IF([.$C591]=[.N$1];[.$I591];&quot;&quot;);&quot;&quot;)">
            <text:p/>
          </table:table-cell>
          <table:table-cell table:formula="of:=IF(NOT([.$I591]=&quot;&quot;);IF([.$C591]=[.O$1];[.$I591];&quot;&quot;);&quot;&quot;)">
            <text:p/>
          </table:table-cell>
          <table:table-cell table:formula="of:=IF(NOT([.$I591]=&quot;&quot;);IF([.$C591]=[.P$1];[.$I591];&quot;&quot;);&quot;&quot;)">
            <text:p/>
          </table:table-cell>
          <table:table-cell table:formula="of:=IF(NOT([.$I591]=&quot;&quot;);IF([.$C591]=[.Q$1];[.$I591];&quot;&quot;);&quot;&quot;)">
            <text:p/>
          </table:table-cell>
          <table:table-cell table:formula="of:=IF(NOT([.$I591]=&quot;&quot;);IF([.$C591]=[.R$1];[.$I591];&quot;&quot;);&quot;&quot;)">
            <text:p/>
          </table:table-cell>
          <table:table-cell table:formula="of:=IF(NOT([.$I591]=&quot;&quot;);IF([.$C591]=[.S$1];[.$I591];&quot;&quot;);&quot;&quot;)">
            <text:p/>
          </table:table-cell>
          <table:table-cell table:formula="of:=IF(NOT([.$I591]=&quot;&quot;);IF([.$C591]=[.T$1];[.$I591];&quot;&quot;);&quot;&quot;)">
            <text:p/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71" office:value-type="string" calcext:value-type="string">
            <text:p>Il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3470752326399" calcext:value-type="percentage">
            <text:p>41.35%</text:p>
          </table:table-cell>
          <table:table-cell table:formula="of:=IF([.D592]=&quot;con&quot;;[.E592];-[.E592])" office:value-type="percentage" office:value="-0.413470752326399" calcext:value-type="percentage">
            <text:p>-41.35%</text:p>
          </table:table-cell>
          <table:table-cell table:formula="of:=IF([.D592]=&quot;lab&quot;;[.E592];-[.E592])" office:value-type="percentage" office:value="0.413470752326399" calcext:value-type="percentage">
            <text:p>41.35%</text:p>
          </table:table-cell>
          <table:table-cell table:formula="of:=IF([.D592]=&quot;lib&quot;;[.E592];-[.E592])" office:value-type="percentage" office:value="-0.413470752326399" calcext:value-type="percentage">
            <text:p>-41.35%</text:p>
          </table:table-cell>
          <table:table-cell/>
          <table:table-cell table:formula="of:=IF(NOT([.$I592]=&quot;&quot;);IF([.$C592]=[.J$1];[.$I592];&quot;&quot;);&quot;&quot;)">
            <text:p/>
          </table:table-cell>
          <table:table-cell table:formula="of:=IF(NOT([.$I592]=&quot;&quot;);IF([.$C592]=[.K$1];[.$I592];&quot;&quot;);&quot;&quot;)">
            <text:p/>
          </table:table-cell>
          <table:table-cell table:formula="of:=IF(NOT([.$I592]=&quot;&quot;);IF([.$C592]=[.L$1];[.$I592];&quot;&quot;);&quot;&quot;)">
            <text:p/>
          </table:table-cell>
          <table:table-cell table:formula="of:=IF(NOT([.$I592]=&quot;&quot;);IF([.$C592]=[.M$1];[.$I592];&quot;&quot;);&quot;&quot;)">
            <text:p/>
          </table:table-cell>
          <table:table-cell table:formula="of:=IF(NOT([.$I592]=&quot;&quot;);IF([.$C592]=[.N$1];[.$I592];&quot;&quot;);&quot;&quot;)">
            <text:p/>
          </table:table-cell>
          <table:table-cell table:formula="of:=IF(NOT([.$I592]=&quot;&quot;);IF([.$C592]=[.O$1];[.$I592];&quot;&quot;);&quot;&quot;)">
            <text:p/>
          </table:table-cell>
          <table:table-cell table:formula="of:=IF(NOT([.$I592]=&quot;&quot;);IF([.$C592]=[.P$1];[.$I592];&quot;&quot;);&quot;&quot;)">
            <text:p/>
          </table:table-cell>
          <table:table-cell table:formula="of:=IF(NOT([.$I592]=&quot;&quot;);IF([.$C592]=[.Q$1];[.$I592];&quot;&quot;);&quot;&quot;)">
            <text:p/>
          </table:table-cell>
          <table:table-cell table:formula="of:=IF(NOT([.$I592]=&quot;&quot;);IF([.$C592]=[.R$1];[.$I592];&quot;&quot;);&quot;&quot;)">
            <text:p/>
          </table:table-cell>
          <table:table-cell table:formula="of:=IF(NOT([.$I592]=&quot;&quot;);IF([.$C592]=[.S$1];[.$I592];&quot;&quot;);&quot;&quot;)">
            <text:p/>
          </table:table-cell>
          <table:table-cell table:formula="of:=IF(NOT([.$I592]=&quot;&quot;);IF([.$C592]=[.T$1];[.$I592];&quot;&quot;);&quot;&quot;)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58" office:value-type="string" calcext:value-type="string">
            <text:p>Birk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15825895095778" calcext:value-type="percentage">
            <text:p>41.58%</text:p>
          </table:table-cell>
          <table:table-cell table:formula="of:=IF([.D593]=&quot;con&quot;;[.E593];-[.E593])" office:value-type="percentage" office:value="-0.415825895095778" calcext:value-type="percentage">
            <text:p>-41.58%</text:p>
          </table:table-cell>
          <table:table-cell table:formula="of:=IF([.D593]=&quot;lab&quot;;[.E593];-[.E593])" office:value-type="percentage" office:value="0.415825895095778" calcext:value-type="percentage">
            <text:p>41.58%</text:p>
          </table:table-cell>
          <table:table-cell table:formula="of:=IF([.D593]=&quot;lib&quot;;[.E593];-[.E593])" office:value-type="percentage" office:value="-0.415825895095778" calcext:value-type="percentage">
            <text:p>-41.58%</text:p>
          </table:table-cell>
          <table:table-cell/>
          <table:table-cell table:formula="of:=IF(NOT([.$I593]=&quot;&quot;);IF([.$C593]=[.J$1];[.$I593];&quot;&quot;);&quot;&quot;)">
            <text:p/>
          </table:table-cell>
          <table:table-cell table:formula="of:=IF(NOT([.$I593]=&quot;&quot;);IF([.$C593]=[.K$1];[.$I593];&quot;&quot;);&quot;&quot;)">
            <text:p/>
          </table:table-cell>
          <table:table-cell table:formula="of:=IF(NOT([.$I593]=&quot;&quot;);IF([.$C593]=[.L$1];[.$I593];&quot;&quot;);&quot;&quot;)">
            <text:p/>
          </table:table-cell>
          <table:table-cell table:formula="of:=IF(NOT([.$I593]=&quot;&quot;);IF([.$C593]=[.M$1];[.$I593];&quot;&quot;);&quot;&quot;)">
            <text:p/>
          </table:table-cell>
          <table:table-cell table:formula="of:=IF(NOT([.$I593]=&quot;&quot;);IF([.$C593]=[.N$1];[.$I593];&quot;&quot;);&quot;&quot;)">
            <text:p/>
          </table:table-cell>
          <table:table-cell table:formula="of:=IF(NOT([.$I593]=&quot;&quot;);IF([.$C593]=[.O$1];[.$I593];&quot;&quot;);&quot;&quot;)">
            <text:p/>
          </table:table-cell>
          <table:table-cell table:formula="of:=IF(NOT([.$I593]=&quot;&quot;);IF([.$C593]=[.P$1];[.$I593];&quot;&quot;);&quot;&quot;)">
            <text:p/>
          </table:table-cell>
          <table:table-cell table:formula="of:=IF(NOT([.$I593]=&quot;&quot;);IF([.$C593]=[.Q$1];[.$I593];&quot;&quot;);&quot;&quot;)">
            <text:p/>
          </table:table-cell>
          <table:table-cell table:formula="of:=IF(NOT([.$I593]=&quot;&quot;);IF([.$C593]=[.R$1];[.$I593];&quot;&quot;);&quot;&quot;)">
            <text:p/>
          </table:table-cell>
          <table:table-cell table:formula="of:=IF(NOT([.$I593]=&quot;&quot;);IF([.$C593]=[.S$1];[.$I593];&quot;&quot;);&quot;&quot;)">
            <text:p/>
          </table:table-cell>
          <table:table-cell table:formula="of:=IF(NOT([.$I593]=&quot;&quot;);IF([.$C593]=[.T$1];[.$I593];&quot;&quot;);&quot;&quot;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71" office:value-type="string" calcext:value-type="string">
            <text:p>Bradford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6931291604921" calcext:value-type="percentage">
            <text:p>41.69%</text:p>
          </table:table-cell>
          <table:table-cell table:formula="of:=IF([.D594]=&quot;con&quot;;[.E594];-[.E594])" office:value-type="percentage" office:value="-0.416931291604921" calcext:value-type="percentage">
            <text:p>-41.69%</text:p>
          </table:table-cell>
          <table:table-cell table:formula="of:=IF([.D594]=&quot;lab&quot;;[.E594];-[.E594])" office:value-type="percentage" office:value="0.416931291604921" calcext:value-type="percentage">
            <text:p>41.69%</text:p>
          </table:table-cell>
          <table:table-cell table:formula="of:=IF([.D594]=&quot;lib&quot;;[.E594];-[.E594])" office:value-type="percentage" office:value="-0.416931291604921" calcext:value-type="percentage">
            <text:p>-41.69%</text:p>
          </table:table-cell>
          <table:table-cell/>
          <table:table-cell table:formula="of:=IF(NOT([.$I594]=&quot;&quot;);IF([.$C594]=[.J$1];[.$I594];&quot;&quot;);&quot;&quot;)">
            <text:p/>
          </table:table-cell>
          <table:table-cell table:formula="of:=IF(NOT([.$I594]=&quot;&quot;);IF([.$C594]=[.K$1];[.$I594];&quot;&quot;);&quot;&quot;)">
            <text:p/>
          </table:table-cell>
          <table:table-cell table:formula="of:=IF(NOT([.$I594]=&quot;&quot;);IF([.$C594]=[.L$1];[.$I594];&quot;&quot;);&quot;&quot;)">
            <text:p/>
          </table:table-cell>
          <table:table-cell table:formula="of:=IF(NOT([.$I594]=&quot;&quot;);IF([.$C594]=[.M$1];[.$I594];&quot;&quot;);&quot;&quot;)">
            <text:p/>
          </table:table-cell>
          <table:table-cell table:formula="of:=IF(NOT([.$I594]=&quot;&quot;);IF([.$C594]=[.N$1];[.$I594];&quot;&quot;);&quot;&quot;)">
            <text:p/>
          </table:table-cell>
          <table:table-cell table:formula="of:=IF(NOT([.$I594]=&quot;&quot;);IF([.$C594]=[.O$1];[.$I594];&quot;&quot;);&quot;&quot;)">
            <text:p/>
          </table:table-cell>
          <table:table-cell table:formula="of:=IF(NOT([.$I594]=&quot;&quot;);IF([.$C594]=[.P$1];[.$I594];&quot;&quot;);&quot;&quot;)">
            <text:p/>
          </table:table-cell>
          <table:table-cell table:formula="of:=IF(NOT([.$I594]=&quot;&quot;);IF([.$C594]=[.Q$1];[.$I594];&quot;&quot;);&quot;&quot;)">
            <text:p/>
          </table:table-cell>
          <table:table-cell table:formula="of:=IF(NOT([.$I594]=&quot;&quot;);IF([.$C594]=[.R$1];[.$I594];&quot;&quot;);&quot;&quot;)">
            <text:p/>
          </table:table-cell>
          <table:table-cell table:formula="of:=IF(NOT([.$I594]=&quot;&quot;);IF([.$C594]=[.S$1];[.$I594];&quot;&quot;);&quot;&quot;)">
            <text:p/>
          </table:table-cell>
          <table:table-cell table:formula="of:=IF(NOT([.$I594]=&quot;&quot;);IF([.$C594]=[.T$1];[.$I594];&quot;&quot;);&quot;&quot;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71" office:value-type="string" calcext:value-type="string">
            <text:p>Lewisham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9390487524972" calcext:value-type="percentage">
            <text:p>41.94%</text:p>
          </table:table-cell>
          <table:table-cell table:formula="of:=IF([.D595]=&quot;con&quot;;[.E595];-[.E595])" office:value-type="percentage" office:value="-0.419390487524972" calcext:value-type="percentage">
            <text:p>-41.94%</text:p>
          </table:table-cell>
          <table:table-cell table:formula="of:=IF([.D595]=&quot;lab&quot;;[.E595];-[.E595])" office:value-type="percentage" office:value="0.419390487524972" calcext:value-type="percentage">
            <text:p>41.94%</text:p>
          </table:table-cell>
          <table:table-cell table:formula="of:=IF([.D595]=&quot;lib&quot;;[.E595];-[.E595])" office:value-type="percentage" office:value="-0.419390487524972" calcext:value-type="percentage">
            <text:p>-41.94%</text:p>
          </table:table-cell>
          <table:table-cell/>
          <table:table-cell table:formula="of:=IF(NOT([.$I595]=&quot;&quot;);IF([.$C595]=[.J$1];[.$I595];&quot;&quot;);&quot;&quot;)">
            <text:p/>
          </table:table-cell>
          <table:table-cell table:formula="of:=IF(NOT([.$I595]=&quot;&quot;);IF([.$C595]=[.K$1];[.$I595];&quot;&quot;);&quot;&quot;)">
            <text:p/>
          </table:table-cell>
          <table:table-cell table:formula="of:=IF(NOT([.$I595]=&quot;&quot;);IF([.$C595]=[.L$1];[.$I595];&quot;&quot;);&quot;&quot;)">
            <text:p/>
          </table:table-cell>
          <table:table-cell table:formula="of:=IF(NOT([.$I595]=&quot;&quot;);IF([.$C595]=[.M$1];[.$I595];&quot;&quot;);&quot;&quot;)">
            <text:p/>
          </table:table-cell>
          <table:table-cell table:formula="of:=IF(NOT([.$I595]=&quot;&quot;);IF([.$C595]=[.N$1];[.$I595];&quot;&quot;);&quot;&quot;)">
            <text:p/>
          </table:table-cell>
          <table:table-cell table:formula="of:=IF(NOT([.$I595]=&quot;&quot;);IF([.$C595]=[.O$1];[.$I595];&quot;&quot;);&quot;&quot;)">
            <text:p/>
          </table:table-cell>
          <table:table-cell table:formula="of:=IF(NOT([.$I595]=&quot;&quot;);IF([.$C595]=[.P$1];[.$I595];&quot;&quot;);&quot;&quot;)">
            <text:p/>
          </table:table-cell>
          <table:table-cell table:formula="of:=IF(NOT([.$I595]=&quot;&quot;);IF([.$C595]=[.Q$1];[.$I595];&quot;&quot;);&quot;&quot;)">
            <text:p/>
          </table:table-cell>
          <table:table-cell table:formula="of:=IF(NOT([.$I595]=&quot;&quot;);IF([.$C595]=[.R$1];[.$I595];&quot;&quot;);&quot;&quot;)">
            <text:p/>
          </table:table-cell>
          <table:table-cell table:formula="of:=IF(NOT([.$I595]=&quot;&quot;);IF([.$C595]=[.S$1];[.$I595];&quot;&quot;);&quot;&quot;)">
            <text:p/>
          </table:table-cell>
          <table:table-cell table:formula="of:=IF(NOT([.$I595]=&quot;&quot;);IF([.$C595]=[.T$1];[.$I595];&quot;&quot;);&quot;&quot;)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4" office:value-type="string" calcext:value-type="string">
            <text:p>Nottingham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25190839694657" calcext:value-type="percentage">
            <text:p>42.52%</text:p>
          </table:table-cell>
          <table:table-cell table:formula="of:=IF([.D596]=&quot;con&quot;;[.E596];-[.E596])" office:value-type="percentage" office:value="-0.425190839694657" calcext:value-type="percentage">
            <text:p>-42.52%</text:p>
          </table:table-cell>
          <table:table-cell table:formula="of:=IF([.D596]=&quot;lab&quot;;[.E596];-[.E596])" office:value-type="percentage" office:value="0.425190839694657" calcext:value-type="percentage">
            <text:p>42.52%</text:p>
          </table:table-cell>
          <table:table-cell table:formula="of:=IF([.D596]=&quot;lib&quot;;[.E596];-[.E596])" office:value-type="percentage" office:value="-0.425190839694657" calcext:value-type="percentage">
            <text:p>-42.52%</text:p>
          </table:table-cell>
          <table:table-cell/>
          <table:table-cell table:formula="of:=IF(NOT([.$I596]=&quot;&quot;);IF([.$C596]=[.J$1];[.$I596];&quot;&quot;);&quot;&quot;)">
            <text:p/>
          </table:table-cell>
          <table:table-cell table:formula="of:=IF(NOT([.$I596]=&quot;&quot;);IF([.$C596]=[.K$1];[.$I596];&quot;&quot;);&quot;&quot;)">
            <text:p/>
          </table:table-cell>
          <table:table-cell table:formula="of:=IF(NOT([.$I596]=&quot;&quot;);IF([.$C596]=[.L$1];[.$I596];&quot;&quot;);&quot;&quot;)">
            <text:p/>
          </table:table-cell>
          <table:table-cell table:formula="of:=IF(NOT([.$I596]=&quot;&quot;);IF([.$C596]=[.M$1];[.$I596];&quot;&quot;);&quot;&quot;)">
            <text:p/>
          </table:table-cell>
          <table:table-cell table:formula="of:=IF(NOT([.$I596]=&quot;&quot;);IF([.$C596]=[.N$1];[.$I596];&quot;&quot;);&quot;&quot;)">
            <text:p/>
          </table:table-cell>
          <table:table-cell table:formula="of:=IF(NOT([.$I596]=&quot;&quot;);IF([.$C596]=[.O$1];[.$I596];&quot;&quot;);&quot;&quot;)">
            <text:p/>
          </table:table-cell>
          <table:table-cell table:formula="of:=IF(NOT([.$I596]=&quot;&quot;);IF([.$C596]=[.P$1];[.$I596];&quot;&quot;);&quot;&quot;)">
            <text:p/>
          </table:table-cell>
          <table:table-cell table:formula="of:=IF(NOT([.$I596]=&quot;&quot;);IF([.$C596]=[.Q$1];[.$I596];&quot;&quot;);&quot;&quot;)">
            <text:p/>
          </table:table-cell>
          <table:table-cell table:formula="of:=IF(NOT([.$I596]=&quot;&quot;);IF([.$C596]=[.R$1];[.$I596];&quot;&quot;);&quot;&quot;)">
            <text:p/>
          </table:table-cell>
          <table:table-cell table:formula="of:=IF(NOT([.$I596]=&quot;&quot;);IF([.$C596]=[.S$1];[.$I596];&quot;&quot;);&quot;&quot;)">
            <text:p/>
          </table:table-cell>
          <table:table-cell table:formula="of:=IF(NOT([.$I596]=&quot;&quot;);IF([.$C596]=[.T$1];[.$I596];&quot;&quot;);&quot;&quot;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71" office:value-type="string" calcext:value-type="string">
            <text:p>Birmingham Perry Bar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27823924163499" calcext:value-type="percentage">
            <text:p>42.78%</text:p>
          </table:table-cell>
          <table:table-cell table:formula="of:=IF([.D597]=&quot;con&quot;;[.E597];-[.E597])" office:value-type="percentage" office:value="-0.427823924163499" calcext:value-type="percentage">
            <text:p>-42.78%</text:p>
          </table:table-cell>
          <table:table-cell table:formula="of:=IF([.D597]=&quot;lab&quot;;[.E597];-[.E597])" office:value-type="percentage" office:value="0.427823924163499" calcext:value-type="percentage">
            <text:p>42.78%</text:p>
          </table:table-cell>
          <table:table-cell table:formula="of:=IF([.D597]=&quot;lib&quot;;[.E597];-[.E597])" office:value-type="percentage" office:value="-0.427823924163499" calcext:value-type="percentage">
            <text:p>-42.78%</text:p>
          </table:table-cell>
          <table:table-cell/>
          <table:table-cell table:formula="of:=IF(NOT([.$I597]=&quot;&quot;);IF([.$C597]=[.J$1];[.$I597];&quot;&quot;);&quot;&quot;)">
            <text:p/>
          </table:table-cell>
          <table:table-cell table:formula="of:=IF(NOT([.$I597]=&quot;&quot;);IF([.$C597]=[.K$1];[.$I597];&quot;&quot;);&quot;&quot;)">
            <text:p/>
          </table:table-cell>
          <table:table-cell table:formula="of:=IF(NOT([.$I597]=&quot;&quot;);IF([.$C597]=[.L$1];[.$I597];&quot;&quot;);&quot;&quot;)">
            <text:p/>
          </table:table-cell>
          <table:table-cell table:formula="of:=IF(NOT([.$I597]=&quot;&quot;);IF([.$C597]=[.M$1];[.$I597];&quot;&quot;);&quot;&quot;)">
            <text:p/>
          </table:table-cell>
          <table:table-cell table:formula="of:=IF(NOT([.$I597]=&quot;&quot;);IF([.$C597]=[.N$1];[.$I597];&quot;&quot;);&quot;&quot;)">
            <text:p/>
          </table:table-cell>
          <table:table-cell table:formula="of:=IF(NOT([.$I597]=&quot;&quot;);IF([.$C597]=[.O$1];[.$I597];&quot;&quot;);&quot;&quot;)">
            <text:p/>
          </table:table-cell>
          <table:table-cell table:formula="of:=IF(NOT([.$I597]=&quot;&quot;);IF([.$C597]=[.P$1];[.$I597];&quot;&quot;);&quot;&quot;)">
            <text:p/>
          </table:table-cell>
          <table:table-cell table:formula="of:=IF(NOT([.$I597]=&quot;&quot;);IF([.$C597]=[.Q$1];[.$I597];&quot;&quot;);&quot;&quot;)">
            <text:p/>
          </table:table-cell>
          <table:table-cell table:formula="of:=IF(NOT([.$I597]=&quot;&quot;);IF([.$C597]=[.R$1];[.$I597];&quot;&quot;);&quot;&quot;)">
            <text:p/>
          </table:table-cell>
          <table:table-cell table:formula="of:=IF(NOT([.$I597]=&quot;&quot;);IF([.$C597]=[.S$1];[.$I597];&quot;&quot;);&quot;&quot;)">
            <text:p/>
          </table:table-cell>
          <table:table-cell table:formula="of:=IF(NOT([.$I597]=&quot;&quot;);IF([.$C597]=[.T$1];[.$I597];&quot;&quot;);&quot;&quot;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64" office:value-type="string" calcext:value-type="string">
            <text:p>Streatham and Croyd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28177641653905" calcext:value-type="percentage">
            <text:p>42.82%</text:p>
          </table:table-cell>
          <table:table-cell table:formula="of:=IF([.D598]=&quot;con&quot;;[.E598];-[.E598])" office:value-type="percentage" office:value="-0.428177641653905" calcext:value-type="percentage">
            <text:p>-42.82%</text:p>
          </table:table-cell>
          <table:table-cell table:formula="of:=IF([.D598]=&quot;lab&quot;;[.E598];-[.E598])" office:value-type="percentage" office:value="0.428177641653905" calcext:value-type="percentage">
            <text:p>42.82%</text:p>
          </table:table-cell>
          <table:table-cell table:formula="of:=IF([.D598]=&quot;lib&quot;;[.E598];-[.E598])" office:value-type="percentage" office:value="-0.428177641653905" calcext:value-type="percentage">
            <text:p>-42.82%</text:p>
          </table:table-cell>
          <table:table-cell/>
          <table:table-cell table:formula="of:=IF(NOT([.$I598]=&quot;&quot;);IF([.$C598]=[.J$1];[.$I598];&quot;&quot;);&quot;&quot;)">
            <text:p/>
          </table:table-cell>
          <table:table-cell table:formula="of:=IF(NOT([.$I598]=&quot;&quot;);IF([.$C598]=[.K$1];[.$I598];&quot;&quot;);&quot;&quot;)">
            <text:p/>
          </table:table-cell>
          <table:table-cell table:formula="of:=IF(NOT([.$I598]=&quot;&quot;);IF([.$C598]=[.L$1];[.$I598];&quot;&quot;);&quot;&quot;)">
            <text:p/>
          </table:table-cell>
          <table:table-cell table:formula="of:=IF(NOT([.$I598]=&quot;&quot;);IF([.$C598]=[.M$1];[.$I598];&quot;&quot;);&quot;&quot;)">
            <text:p/>
          </table:table-cell>
          <table:table-cell table:formula="of:=IF(NOT([.$I598]=&quot;&quot;);IF([.$C598]=[.N$1];[.$I598];&quot;&quot;);&quot;&quot;)">
            <text:p/>
          </table:table-cell>
          <table:table-cell table:formula="of:=IF(NOT([.$I598]=&quot;&quot;);IF([.$C598]=[.O$1];[.$I598];&quot;&quot;);&quot;&quot;)">
            <text:p/>
          </table:table-cell>
          <table:table-cell table:formula="of:=IF(NOT([.$I598]=&quot;&quot;);IF([.$C598]=[.P$1];[.$I598];&quot;&quot;);&quot;&quot;)">
            <text:p/>
          </table:table-cell>
          <table:table-cell table:formula="of:=IF(NOT([.$I598]=&quot;&quot;);IF([.$C598]=[.Q$1];[.$I598];&quot;&quot;);&quot;&quot;)">
            <text:p/>
          </table:table-cell>
          <table:table-cell table:formula="of:=IF(NOT([.$I598]=&quot;&quot;);IF([.$C598]=[.R$1];[.$I598];&quot;&quot;);&quot;&quot;)">
            <text:p/>
          </table:table-cell>
          <table:table-cell table:formula="of:=IF(NOT([.$I598]=&quot;&quot;);IF([.$C598]=[.S$1];[.$I598];&quot;&quot;);&quot;&quot;)">
            <text:p/>
          </table:table-cell>
          <table:table-cell table:formula="of:=IF(NOT([.$I598]=&quot;&quot;);IF([.$C598]=[.T$1];[.$I598];&quot;&quot;);&quot;&quot;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64" office:value-type="string" calcext:value-type="string">
            <text:p>Leyton and Wanst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47642310960068" calcext:value-type="percentage">
            <text:p>44.76%</text:p>
          </table:table-cell>
          <table:table-cell table:formula="of:=IF([.D599]=&quot;con&quot;;[.E599];-[.E599])" office:value-type="percentage" office:value="-0.447642310960068" calcext:value-type="percentage">
            <text:p>-44.76%</text:p>
          </table:table-cell>
          <table:table-cell table:formula="of:=IF([.D599]=&quot;lab&quot;;[.E599];-[.E599])" office:value-type="percentage" office:value="0.447642310960068" calcext:value-type="percentage">
            <text:p>44.76%</text:p>
          </table:table-cell>
          <table:table-cell table:formula="of:=IF([.D599]=&quot;lib&quot;;[.E599];-[.E599])" office:value-type="percentage" office:value="-0.447642310960068" calcext:value-type="percentage">
            <text:p>-44.76%</text:p>
          </table:table-cell>
          <table:table-cell/>
          <table:table-cell table:formula="of:=IF(NOT([.$I599]=&quot;&quot;);IF([.$C599]=[.J$1];[.$I599];&quot;&quot;);&quot;&quot;)">
            <text:p/>
          </table:table-cell>
          <table:table-cell table:formula="of:=IF(NOT([.$I599]=&quot;&quot;);IF([.$C599]=[.K$1];[.$I599];&quot;&quot;);&quot;&quot;)">
            <text:p/>
          </table:table-cell>
          <table:table-cell table:formula="of:=IF(NOT([.$I599]=&quot;&quot;);IF([.$C599]=[.L$1];[.$I599];&quot;&quot;);&quot;&quot;)">
            <text:p/>
          </table:table-cell>
          <table:table-cell table:formula="of:=IF(NOT([.$I599]=&quot;&quot;);IF([.$C599]=[.M$1];[.$I599];&quot;&quot;);&quot;&quot;)">
            <text:p/>
          </table:table-cell>
          <table:table-cell table:formula="of:=IF(NOT([.$I599]=&quot;&quot;);IF([.$C599]=[.N$1];[.$I599];&quot;&quot;);&quot;&quot;)">
            <text:p/>
          </table:table-cell>
          <table:table-cell table:formula="of:=IF(NOT([.$I599]=&quot;&quot;);IF([.$C599]=[.O$1];[.$I599];&quot;&quot;);&quot;&quot;)">
            <text:p/>
          </table:table-cell>
          <table:table-cell table:formula="of:=IF(NOT([.$I599]=&quot;&quot;);IF([.$C599]=[.P$1];[.$I599];&quot;&quot;);&quot;&quot;)">
            <text:p/>
          </table:table-cell>
          <table:table-cell table:formula="of:=IF(NOT([.$I599]=&quot;&quot;);IF([.$C599]=[.Q$1];[.$I599];&quot;&quot;);&quot;&quot;)">
            <text:p/>
          </table:table-cell>
          <table:table-cell table:formula="of:=IF(NOT([.$I599]=&quot;&quot;);IF([.$C599]=[.R$1];[.$I599];&quot;&quot;);&quot;&quot;)">
            <text:p/>
          </table:table-cell>
          <table:table-cell table:formula="of:=IF(NOT([.$I599]=&quot;&quot;);IF([.$C599]=[.S$1];[.$I599];&quot;&quot;);&quot;&quot;)">
            <text:p/>
          </table:table-cell>
          <table:table-cell table:formula="of:=IF(NOT([.$I599]=&quot;&quot;);IF([.$C599]=[.T$1];[.$I599];&quot;&quot;);&quot;&quot;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4" office:value-type="string" calcext:value-type="string">
            <text:p>Manchester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50063336727851" calcext:value-type="percentage">
            <text:p>45.01%</text:p>
          </table:table-cell>
          <table:table-cell table:formula="of:=IF([.D600]=&quot;con&quot;;[.E600];-[.E600])" office:value-type="percentage" office:value="-0.450063336727851" calcext:value-type="percentage">
            <text:p>-45.01%</text:p>
          </table:table-cell>
          <table:table-cell table:formula="of:=IF([.D600]=&quot;lab&quot;;[.E600];-[.E600])" office:value-type="percentage" office:value="0.450063336727851" calcext:value-type="percentage">
            <text:p>45.01%</text:p>
          </table:table-cell>
          <table:table-cell table:formula="of:=IF([.D600]=&quot;lib&quot;;[.E600];-[.E600])" office:value-type="percentage" office:value="-0.450063336727851" calcext:value-type="percentage">
            <text:p>-45.01%</text:p>
          </table:table-cell>
          <table:table-cell/>
          <table:table-cell table:formula="of:=IF(NOT([.$I600]=&quot;&quot;);IF([.$C600]=[.J$1];[.$I600];&quot;&quot;);&quot;&quot;)">
            <text:p/>
          </table:table-cell>
          <table:table-cell table:formula="of:=IF(NOT([.$I600]=&quot;&quot;);IF([.$C600]=[.K$1];[.$I600];&quot;&quot;);&quot;&quot;)">
            <text:p/>
          </table:table-cell>
          <table:table-cell table:formula="of:=IF(NOT([.$I600]=&quot;&quot;);IF([.$C600]=[.L$1];[.$I600];&quot;&quot;);&quot;&quot;)">
            <text:p/>
          </table:table-cell>
          <table:table-cell table:formula="of:=IF(NOT([.$I600]=&quot;&quot;);IF([.$C600]=[.M$1];[.$I600];&quot;&quot;);&quot;&quot;)">
            <text:p/>
          </table:table-cell>
          <table:table-cell table:formula="of:=IF(NOT([.$I600]=&quot;&quot;);IF([.$C600]=[.N$1];[.$I600];&quot;&quot;);&quot;&quot;)">
            <text:p/>
          </table:table-cell>
          <table:table-cell table:formula="of:=IF(NOT([.$I600]=&quot;&quot;);IF([.$C600]=[.O$1];[.$I600];&quot;&quot;);&quot;&quot;)">
            <text:p/>
          </table:table-cell>
          <table:table-cell table:formula="of:=IF(NOT([.$I600]=&quot;&quot;);IF([.$C600]=[.P$1];[.$I600];&quot;&quot;);&quot;&quot;)">
            <text:p/>
          </table:table-cell>
          <table:table-cell table:formula="of:=IF(NOT([.$I600]=&quot;&quot;);IF([.$C600]=[.Q$1];[.$I600];&quot;&quot;);&quot;&quot;)">
            <text:p/>
          </table:table-cell>
          <table:table-cell table:formula="of:=IF(NOT([.$I600]=&quot;&quot;);IF([.$C600]=[.R$1];[.$I600];&quot;&quot;);&quot;&quot;)">
            <text:p/>
          </table:table-cell>
          <table:table-cell table:formula="of:=IF(NOT([.$I600]=&quot;&quot;);IF([.$C600]=[.S$1];[.$I600];&quot;&quot;);&quot;&quot;)">
            <text:p/>
          </table:table-cell>
          <table:table-cell table:formula="of:=IF(NOT([.$I600]=&quot;&quot;);IF([.$C600]=[.T$1];[.$I600];&quot;&quot;);&quot;&quot;)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4" office:value-type="string" calcext:value-type="string">
            <text:p>Leicester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60488521743003" calcext:value-type="percentage">
            <text:p>46.05%</text:p>
          </table:table-cell>
          <table:table-cell table:formula="of:=IF([.D601]=&quot;con&quot;;[.E601];-[.E601])" office:value-type="percentage" office:value="-0.460488521743003" calcext:value-type="percentage">
            <text:p>-46.05%</text:p>
          </table:table-cell>
          <table:table-cell table:formula="of:=IF([.D601]=&quot;lab&quot;;[.E601];-[.E601])" office:value-type="percentage" office:value="0.460488521743003" calcext:value-type="percentage">
            <text:p>46.05%</text:p>
          </table:table-cell>
          <table:table-cell table:formula="of:=IF([.D601]=&quot;lib&quot;;[.E601];-[.E601])" office:value-type="percentage" office:value="-0.460488521743003" calcext:value-type="percentage">
            <text:p>-46.05%</text:p>
          </table:table-cell>
          <table:table-cell/>
          <table:table-cell table:formula="of:=IF(NOT([.$I601]=&quot;&quot;);IF([.$C601]=[.J$1];[.$I601];&quot;&quot;);&quot;&quot;)">
            <text:p/>
          </table:table-cell>
          <table:table-cell table:formula="of:=IF(NOT([.$I601]=&quot;&quot;);IF([.$C601]=[.K$1];[.$I601];&quot;&quot;);&quot;&quot;)">
            <text:p/>
          </table:table-cell>
          <table:table-cell table:formula="of:=IF(NOT([.$I601]=&quot;&quot;);IF([.$C601]=[.L$1];[.$I601];&quot;&quot;);&quot;&quot;)">
            <text:p/>
          </table:table-cell>
          <table:table-cell table:formula="of:=IF(NOT([.$I601]=&quot;&quot;);IF([.$C601]=[.M$1];[.$I601];&quot;&quot;);&quot;&quot;)">
            <text:p/>
          </table:table-cell>
          <table:table-cell table:formula="of:=IF(NOT([.$I601]=&quot;&quot;);IF([.$C601]=[.N$1];[.$I601];&quot;&quot;);&quot;&quot;)">
            <text:p/>
          </table:table-cell>
          <table:table-cell table:formula="of:=IF(NOT([.$I601]=&quot;&quot;);IF([.$C601]=[.O$1];[.$I601];&quot;&quot;);&quot;&quot;)">
            <text:p/>
          </table:table-cell>
          <table:table-cell table:formula="of:=IF(NOT([.$I601]=&quot;&quot;);IF([.$C601]=[.P$1];[.$I601];&quot;&quot;);&quot;&quot;)">
            <text:p/>
          </table:table-cell>
          <table:table-cell table:formula="of:=IF(NOT([.$I601]=&quot;&quot;);IF([.$C601]=[.Q$1];[.$I601];&quot;&quot;);&quot;&quot;)">
            <text:p/>
          </table:table-cell>
          <table:table-cell table:formula="of:=IF(NOT([.$I601]=&quot;&quot;);IF([.$C601]=[.R$1];[.$I601];&quot;&quot;);&quot;&quot;)">
            <text:p/>
          </table:table-cell>
          <table:table-cell table:formula="of:=IF(NOT([.$I601]=&quot;&quot;);IF([.$C601]=[.S$1];[.$I601];&quot;&quot;);&quot;&quot;)">
            <text:p/>
          </table:table-cell>
          <table:table-cell table:formula="of:=IF(NOT([.$I601]=&quot;&quot;);IF([.$C601]=[.T$1];[.$I601];&quot;&quot;);&quot;&quot;)">
            <text:p/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58" office:value-type="string" calcext:value-type="string">
            <text:p>Widnes and Hale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63521467354109" calcext:value-type="percentage">
            <text:p>46.35%</text:p>
          </table:table-cell>
          <table:table-cell table:formula="of:=IF([.D602]=&quot;con&quot;;[.E602];-[.E602])" office:value-type="percentage" office:value="-0.463521467354109" calcext:value-type="percentage">
            <text:p>-46.35%</text:p>
          </table:table-cell>
          <table:table-cell table:formula="of:=IF([.D602]=&quot;lab&quot;;[.E602];-[.E602])" office:value-type="percentage" office:value="0.463521467354109" calcext:value-type="percentage">
            <text:p>46.35%</text:p>
          </table:table-cell>
          <table:table-cell table:formula="of:=IF([.D602]=&quot;lib&quot;;[.E602];-[.E602])" office:value-type="percentage" office:value="-0.463521467354109" calcext:value-type="percentage">
            <text:p>-46.35%</text:p>
          </table:table-cell>
          <table:table-cell/>
          <table:table-cell table:formula="of:=IF(NOT([.$I602]=&quot;&quot;);IF([.$C602]=[.J$1];[.$I602];&quot;&quot;);&quot;&quot;)">
            <text:p/>
          </table:table-cell>
          <table:table-cell table:formula="of:=IF(NOT([.$I602]=&quot;&quot;);IF([.$C602]=[.K$1];[.$I602];&quot;&quot;);&quot;&quot;)">
            <text:p/>
          </table:table-cell>
          <table:table-cell table:formula="of:=IF(NOT([.$I602]=&quot;&quot;);IF([.$C602]=[.L$1];[.$I602];&quot;&quot;);&quot;&quot;)">
            <text:p/>
          </table:table-cell>
          <table:table-cell table:formula="of:=IF(NOT([.$I602]=&quot;&quot;);IF([.$C602]=[.M$1];[.$I602];&quot;&quot;);&quot;&quot;)">
            <text:p/>
          </table:table-cell>
          <table:table-cell table:formula="of:=IF(NOT([.$I602]=&quot;&quot;);IF([.$C602]=[.N$1];[.$I602];&quot;&quot;);&quot;&quot;)">
            <text:p/>
          </table:table-cell>
          <table:table-cell table:formula="of:=IF(NOT([.$I602]=&quot;&quot;);IF([.$C602]=[.O$1];[.$I602];&quot;&quot;);&quot;&quot;)">
            <text:p/>
          </table:table-cell>
          <table:table-cell table:formula="of:=IF(NOT([.$I602]=&quot;&quot;);IF([.$C602]=[.P$1];[.$I602];&quot;&quot;);&quot;&quot;)">
            <text:p/>
          </table:table-cell>
          <table:table-cell table:formula="of:=IF(NOT([.$I602]=&quot;&quot;);IF([.$C602]=[.Q$1];[.$I602];&quot;&quot;);&quot;&quot;)">
            <text:p/>
          </table:table-cell>
          <table:table-cell table:formula="of:=IF(NOT([.$I602]=&quot;&quot;);IF([.$C602]=[.R$1];[.$I602];&quot;&quot;);&quot;&quot;)">
            <text:p/>
          </table:table-cell>
          <table:table-cell table:formula="of:=IF(NOT([.$I602]=&quot;&quot;);IF([.$C602]=[.S$1];[.$I602];&quot;&quot;);&quot;&quot;)">
            <text:p/>
          </table:table-cell>
          <table:table-cell table:formula="of:=IF(NOT([.$I602]=&quot;&quot;);IF([.$C602]=[.T$1];[.$I602];&quot;&quot;);&quot;&quot;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70" office:value-type="string" calcext:value-type="string">
            <text:p>Chor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479545584944632" calcext:value-type="percentage">
            <text:p>47.95%</text:p>
          </table:table-cell>
          <table:table-cell table:formula="of:=IF([.D603]=&quot;con&quot;;[.E603];-[.E603])" office:value-type="percentage" office:value="-0.479545584944632" calcext:value-type="percentage">
            <text:p>-47.95%</text:p>
          </table:table-cell>
          <table:table-cell table:formula="of:=IF([.D603]=&quot;lab&quot;;[.E603];-[.E603])" office:value-type="percentage" office:value="0.479545584944632" calcext:value-type="percentage">
            <text:p>47.95%</text:p>
          </table:table-cell>
          <table:table-cell table:formula="of:=IF([.D603]=&quot;lib&quot;;[.E603];-[.E603])" office:value-type="percentage" office:value="-0.479545584944632" calcext:value-type="percentage">
            <text:p>-47.95%</text:p>
          </table:table-cell>
          <table:table-cell/>
          <table:table-cell table:formula="of:=IF(NOT([.$I603]=&quot;&quot;);IF([.$C603]=[.J$1];[.$I603];&quot;&quot;);&quot;&quot;)">
            <text:p/>
          </table:table-cell>
          <table:table-cell table:formula="of:=IF(NOT([.$I603]=&quot;&quot;);IF([.$C603]=[.K$1];[.$I603];&quot;&quot;);&quot;&quot;)">
            <text:p/>
          </table:table-cell>
          <table:table-cell table:formula="of:=IF(NOT([.$I603]=&quot;&quot;);IF([.$C603]=[.L$1];[.$I603];&quot;&quot;);&quot;&quot;)">
            <text:p/>
          </table:table-cell>
          <table:table-cell table:formula="of:=IF(NOT([.$I603]=&quot;&quot;);IF([.$C603]=[.M$1];[.$I603];&quot;&quot;);&quot;&quot;)">
            <text:p/>
          </table:table-cell>
          <table:table-cell table:formula="of:=IF(NOT([.$I603]=&quot;&quot;);IF([.$C603]=[.N$1];[.$I603];&quot;&quot;);&quot;&quot;)">
            <text:p/>
          </table:table-cell>
          <table:table-cell table:formula="of:=IF(NOT([.$I603]=&quot;&quot;);IF([.$C603]=[.O$1];[.$I603];&quot;&quot;);&quot;&quot;)">
            <text:p/>
          </table:table-cell>
          <table:table-cell table:formula="of:=IF(NOT([.$I603]=&quot;&quot;);IF([.$C603]=[.P$1];[.$I603];&quot;&quot;);&quot;&quot;)">
            <text:p/>
          </table:table-cell>
          <table:table-cell table:formula="of:=IF(NOT([.$I603]=&quot;&quot;);IF([.$C603]=[.Q$1];[.$I603];&quot;&quot;);&quot;&quot;)">
            <text:p/>
          </table:table-cell>
          <table:table-cell table:formula="of:=IF(NOT([.$I603]=&quot;&quot;);IF([.$C603]=[.R$1];[.$I603];&quot;&quot;);&quot;&quot;)">
            <text:p/>
          </table:table-cell>
          <table:table-cell table:formula="of:=IF(NOT([.$I603]=&quot;&quot;);IF([.$C603]=[.S$1];[.$I603];&quot;&quot;);&quot;&quot;)">
            <text:p/>
          </table:table-cell>
          <table:table-cell table:formula="of:=IF(NOT([.$I603]=&quot;&quot;);IF([.$C603]=[.T$1];[.$I603];&quot;&quot;);&quot;&quot;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64" office:value-type="string" calcext:value-type="string">
            <text:p>Poplar and Limeho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88954675377705" calcext:value-type="percentage">
            <text:p>48.90%</text:p>
          </table:table-cell>
          <table:table-cell table:formula="of:=IF([.D604]=&quot;con&quot;;[.E604];-[.E604])" office:value-type="percentage" office:value="-0.488954675377705" calcext:value-type="percentage">
            <text:p>-48.90%</text:p>
          </table:table-cell>
          <table:table-cell table:formula="of:=IF([.D604]=&quot;lab&quot;;[.E604];-[.E604])" office:value-type="percentage" office:value="0.488954675377705" calcext:value-type="percentage">
            <text:p>48.90%</text:p>
          </table:table-cell>
          <table:table-cell table:formula="of:=IF([.D604]=&quot;lib&quot;;[.E604];-[.E604])" office:value-type="percentage" office:value="-0.488954675377705" calcext:value-type="percentage">
            <text:p>-48.90%</text:p>
          </table:table-cell>
          <table:table-cell/>
          <table:table-cell table:formula="of:=IF(NOT([.$I604]=&quot;&quot;);IF([.$C604]=[.J$1];[.$I604];&quot;&quot;);&quot;&quot;)">
            <text:p/>
          </table:table-cell>
          <table:table-cell table:formula="of:=IF(NOT([.$I604]=&quot;&quot;);IF([.$C604]=[.K$1];[.$I604];&quot;&quot;);&quot;&quot;)">
            <text:p/>
          </table:table-cell>
          <table:table-cell table:formula="of:=IF(NOT([.$I604]=&quot;&quot;);IF([.$C604]=[.L$1];[.$I604];&quot;&quot;);&quot;&quot;)">
            <text:p/>
          </table:table-cell>
          <table:table-cell table:formula="of:=IF(NOT([.$I604]=&quot;&quot;);IF([.$C604]=[.M$1];[.$I604];&quot;&quot;);&quot;&quot;)">
            <text:p/>
          </table:table-cell>
          <table:table-cell table:formula="of:=IF(NOT([.$I604]=&quot;&quot;);IF([.$C604]=[.N$1];[.$I604];&quot;&quot;);&quot;&quot;)">
            <text:p/>
          </table:table-cell>
          <table:table-cell table:formula="of:=IF(NOT([.$I604]=&quot;&quot;);IF([.$C604]=[.O$1];[.$I604];&quot;&quot;);&quot;&quot;)">
            <text:p/>
          </table:table-cell>
          <table:table-cell table:formula="of:=IF(NOT([.$I604]=&quot;&quot;);IF([.$C604]=[.P$1];[.$I604];&quot;&quot;);&quot;&quot;)">
            <text:p/>
          </table:table-cell>
          <table:table-cell table:formula="of:=IF(NOT([.$I604]=&quot;&quot;);IF([.$C604]=[.Q$1];[.$I604];&quot;&quot;);&quot;&quot;)">
            <text:p/>
          </table:table-cell>
          <table:table-cell table:formula="of:=IF(NOT([.$I604]=&quot;&quot;);IF([.$C604]=[.R$1];[.$I604];&quot;&quot;);&quot;&quot;)">
            <text:p/>
          </table:table-cell>
          <table:table-cell table:formula="of:=IF(NOT([.$I604]=&quot;&quot;);IF([.$C604]=[.S$1];[.$I604];&quot;&quot;);&quot;&quot;)">
            <text:p/>
          </table:table-cell>
          <table:table-cell table:formula="of:=IF(NOT([.$I604]=&quot;&quot;);IF([.$C604]=[.T$1];[.$I604];&quot;&quot;);&quot;&quot;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64" office:value-type="string" calcext:value-type="string">
            <text:p>Holborn and St Panc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13360592330644" calcext:value-type="percentage">
            <text:p>51.34%</text:p>
          </table:table-cell>
          <table:table-cell table:formula="of:=IF([.D605]=&quot;con&quot;;[.E605];-[.E605])" office:value-type="percentage" office:value="-0.513360592330644" calcext:value-type="percentage">
            <text:p>-51.34%</text:p>
          </table:table-cell>
          <table:table-cell table:formula="of:=IF([.D605]=&quot;lab&quot;;[.E605];-[.E605])" office:value-type="percentage" office:value="0.513360592330644" calcext:value-type="percentage">
            <text:p>51.34%</text:p>
          </table:table-cell>
          <table:table-cell table:formula="of:=IF([.D605]=&quot;lib&quot;;[.E605];-[.E605])" office:value-type="percentage" office:value="-0.513360592330644" calcext:value-type="percentage">
            <text:p>-51.34%</text:p>
          </table:table-cell>
          <table:table-cell/>
          <table:table-cell table:formula="of:=IF(NOT([.$I605]=&quot;&quot;);IF([.$C605]=[.J$1];[.$I605];&quot;&quot;);&quot;&quot;)">
            <text:p/>
          </table:table-cell>
          <table:table-cell table:formula="of:=IF(NOT([.$I605]=&quot;&quot;);IF([.$C605]=[.K$1];[.$I605];&quot;&quot;);&quot;&quot;)">
            <text:p/>
          </table:table-cell>
          <table:table-cell table:formula="of:=IF(NOT([.$I605]=&quot;&quot;);IF([.$C605]=[.L$1];[.$I605];&quot;&quot;);&quot;&quot;)">
            <text:p/>
          </table:table-cell>
          <table:table-cell table:formula="of:=IF(NOT([.$I605]=&quot;&quot;);IF([.$C605]=[.M$1];[.$I605];&quot;&quot;);&quot;&quot;)">
            <text:p/>
          </table:table-cell>
          <table:table-cell table:formula="of:=IF(NOT([.$I605]=&quot;&quot;);IF([.$C605]=[.N$1];[.$I605];&quot;&quot;);&quot;&quot;)">
            <text:p/>
          </table:table-cell>
          <table:table-cell table:formula="of:=IF(NOT([.$I605]=&quot;&quot;);IF([.$C605]=[.O$1];[.$I605];&quot;&quot;);&quot;&quot;)">
            <text:p/>
          </table:table-cell>
          <table:table-cell table:formula="of:=IF(NOT([.$I605]=&quot;&quot;);IF([.$C605]=[.P$1];[.$I605];&quot;&quot;);&quot;&quot;)">
            <text:p/>
          </table:table-cell>
          <table:table-cell table:formula="of:=IF(NOT([.$I605]=&quot;&quot;);IF([.$C605]=[.Q$1];[.$I605];&quot;&quot;);&quot;&quot;)">
            <text:p/>
          </table:table-cell>
          <table:table-cell table:formula="of:=IF(NOT([.$I605]=&quot;&quot;);IF([.$C605]=[.R$1];[.$I605];&quot;&quot;);&quot;&quot;)">
            <text:p/>
          </table:table-cell>
          <table:table-cell table:formula="of:=IF(NOT([.$I605]=&quot;&quot;);IF([.$C605]=[.S$1];[.$I605];&quot;&quot;);&quot;&quot;)">
            <text:p/>
          </table:table-cell>
          <table:table-cell table:formula="of:=IF(NOT([.$I605]=&quot;&quot;);IF([.$C605]=[.T$1];[.$I605];&quot;&quot;);&quot;&quot;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71" office:value-type="string" calcext:value-type="string">
            <text:p>Gorton and Den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16239544402918" calcext:value-type="percentage">
            <text:p>51.62%</text:p>
          </table:table-cell>
          <table:table-cell table:formula="of:=IF([.D606]=&quot;con&quot;;[.E606];-[.E606])" office:value-type="percentage" office:value="-0.516239544402918" calcext:value-type="percentage">
            <text:p>-51.62%</text:p>
          </table:table-cell>
          <table:table-cell table:formula="of:=IF([.D606]=&quot;lab&quot;;[.E606];-[.E606])" office:value-type="percentage" office:value="0.516239544402918" calcext:value-type="percentage">
            <text:p>51.62%</text:p>
          </table:table-cell>
          <table:table-cell table:formula="of:=IF([.D606]=&quot;lib&quot;;[.E606];-[.E606])" office:value-type="percentage" office:value="-0.516239544402918" calcext:value-type="percentage">
            <text:p>-51.62%</text:p>
          </table:table-cell>
          <table:table-cell/>
          <table:table-cell table:formula="of:=IF(NOT([.$I606]=&quot;&quot;);IF([.$C606]=[.J$1];[.$I606];&quot;&quot;);&quot;&quot;)">
            <text:p/>
          </table:table-cell>
          <table:table-cell table:formula="of:=IF(NOT([.$I606]=&quot;&quot;);IF([.$C606]=[.K$1];[.$I606];&quot;&quot;);&quot;&quot;)">
            <text:p/>
          </table:table-cell>
          <table:table-cell table:formula="of:=IF(NOT([.$I606]=&quot;&quot;);IF([.$C606]=[.L$1];[.$I606];&quot;&quot;);&quot;&quot;)">
            <text:p/>
          </table:table-cell>
          <table:table-cell table:formula="of:=IF(NOT([.$I606]=&quot;&quot;);IF([.$C606]=[.M$1];[.$I606];&quot;&quot;);&quot;&quot;)">
            <text:p/>
          </table:table-cell>
          <table:table-cell table:formula="of:=IF(NOT([.$I606]=&quot;&quot;);IF([.$C606]=[.N$1];[.$I606];&quot;&quot;);&quot;&quot;)">
            <text:p/>
          </table:table-cell>
          <table:table-cell table:formula="of:=IF(NOT([.$I606]=&quot;&quot;);IF([.$C606]=[.O$1];[.$I606];&quot;&quot;);&quot;&quot;)">
            <text:p/>
          </table:table-cell>
          <table:table-cell table:formula="of:=IF(NOT([.$I606]=&quot;&quot;);IF([.$C606]=[.P$1];[.$I606];&quot;&quot;);&quot;&quot;)">
            <text:p/>
          </table:table-cell>
          <table:table-cell table:formula="of:=IF(NOT([.$I606]=&quot;&quot;);IF([.$C606]=[.Q$1];[.$I606];&quot;&quot;);&quot;&quot;)">
            <text:p/>
          </table:table-cell>
          <table:table-cell table:formula="of:=IF(NOT([.$I606]=&quot;&quot;);IF([.$C606]=[.R$1];[.$I606];&quot;&quot;);&quot;&quot;)">
            <text:p/>
          </table:table-cell>
          <table:table-cell table:formula="of:=IF(NOT([.$I606]=&quot;&quot;);IF([.$C606]=[.S$1];[.$I606];&quot;&quot;);&quot;&quot;)">
            <text:p/>
          </table:table-cell>
          <table:table-cell table:formula="of:=IF(NOT([.$I606]=&quot;&quot;);IF([.$C606]=[.T$1];[.$I606];&quot;&quot;);&quot;&quot;)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64" office:value-type="string" calcext:value-type="string">
            <text:p>Lewisham West and East Du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0341607620478" calcext:value-type="percentage">
            <text:p>52.03%</text:p>
          </table:table-cell>
          <table:table-cell table:formula="of:=IF([.D607]=&quot;con&quot;;[.E607];-[.E607])" office:value-type="percentage" office:value="-0.520341607620478" calcext:value-type="percentage">
            <text:p>-52.03%</text:p>
          </table:table-cell>
          <table:table-cell table:formula="of:=IF([.D607]=&quot;lab&quot;;[.E607];-[.E607])" office:value-type="percentage" office:value="0.520341607620478" calcext:value-type="percentage">
            <text:p>52.03%</text:p>
          </table:table-cell>
          <table:table-cell table:formula="of:=IF([.D607]=&quot;lib&quot;;[.E607];-[.E607])" office:value-type="percentage" office:value="-0.520341607620478" calcext:value-type="percentage">
            <text:p>-52.03%</text:p>
          </table:table-cell>
          <table:table-cell/>
          <table:table-cell table:formula="of:=IF(NOT([.$I607]=&quot;&quot;);IF([.$C607]=[.J$1];[.$I607];&quot;&quot;);&quot;&quot;)">
            <text:p/>
          </table:table-cell>
          <table:table-cell table:formula="of:=IF(NOT([.$I607]=&quot;&quot;);IF([.$C607]=[.K$1];[.$I607];&quot;&quot;);&quot;&quot;)">
            <text:p/>
          </table:table-cell>
          <table:table-cell table:formula="of:=IF(NOT([.$I607]=&quot;&quot;);IF([.$C607]=[.L$1];[.$I607];&quot;&quot;);&quot;&quot;)">
            <text:p/>
          </table:table-cell>
          <table:table-cell table:formula="of:=IF(NOT([.$I607]=&quot;&quot;);IF([.$C607]=[.M$1];[.$I607];&quot;&quot;);&quot;&quot;)">
            <text:p/>
          </table:table-cell>
          <table:table-cell table:formula="of:=IF(NOT([.$I607]=&quot;&quot;);IF([.$C607]=[.N$1];[.$I607];&quot;&quot;);&quot;&quot;)">
            <text:p/>
          </table:table-cell>
          <table:table-cell table:formula="of:=IF(NOT([.$I607]=&quot;&quot;);IF([.$C607]=[.O$1];[.$I607];&quot;&quot;);&quot;&quot;)">
            <text:p/>
          </table:table-cell>
          <table:table-cell table:formula="of:=IF(NOT([.$I607]=&quot;&quot;);IF([.$C607]=[.P$1];[.$I607];&quot;&quot;);&quot;&quot;)">
            <text:p/>
          </table:table-cell>
          <table:table-cell table:formula="of:=IF(NOT([.$I607]=&quot;&quot;);IF([.$C607]=[.Q$1];[.$I607];&quot;&quot;);&quot;&quot;)">
            <text:p/>
          </table:table-cell>
          <table:table-cell table:formula="of:=IF(NOT([.$I607]=&quot;&quot;);IF([.$C607]=[.R$1];[.$I607];&quot;&quot;);&quot;&quot;)">
            <text:p/>
          </table:table-cell>
          <table:table-cell table:formula="of:=IF(NOT([.$I607]=&quot;&quot;);IF([.$C607]=[.S$1];[.$I607];&quot;&quot;);&quot;&quot;)">
            <text:p/>
          </table:table-cell>
          <table:table-cell table:formula="of:=IF(NOT([.$I607]=&quot;&quot;);IF([.$C607]=[.T$1];[.$I607];&quot;&quot;);&quot;&quot;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71" office:value-type="string" calcext:value-type="string">
            <text:p>Birmingham Hall Green and Mose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28468002326374" calcext:value-type="percentage">
            <text:p>52.85%</text:p>
          </table:table-cell>
          <table:table-cell table:formula="of:=IF([.D608]=&quot;con&quot;;[.E608];-[.E608])" office:value-type="percentage" office:value="-0.528468002326374" calcext:value-type="percentage">
            <text:p>-52.85%</text:p>
          </table:table-cell>
          <table:table-cell table:formula="of:=IF([.D608]=&quot;lab&quot;;[.E608];-[.E608])" office:value-type="percentage" office:value="0.528468002326374" calcext:value-type="percentage">
            <text:p>52.85%</text:p>
          </table:table-cell>
          <table:table-cell table:formula="of:=IF([.D608]=&quot;lib&quot;;[.E608];-[.E608])" office:value-type="percentage" office:value="-0.528468002326374" calcext:value-type="percentage">
            <text:p>-52.85%</text:p>
          </table:table-cell>
          <table:table-cell/>
          <table:table-cell table:formula="of:=IF(NOT([.$I608]=&quot;&quot;);IF([.$C608]=[.J$1];[.$I608];&quot;&quot;);&quot;&quot;)">
            <text:p/>
          </table:table-cell>
          <table:table-cell table:formula="of:=IF(NOT([.$I608]=&quot;&quot;);IF([.$C608]=[.K$1];[.$I608];&quot;&quot;);&quot;&quot;)">
            <text:p/>
          </table:table-cell>
          <table:table-cell table:formula="of:=IF(NOT([.$I608]=&quot;&quot;);IF([.$C608]=[.L$1];[.$I608];&quot;&quot;);&quot;&quot;)">
            <text:p/>
          </table:table-cell>
          <table:table-cell table:formula="of:=IF(NOT([.$I608]=&quot;&quot;);IF([.$C608]=[.M$1];[.$I608];&quot;&quot;);&quot;&quot;)">
            <text:p/>
          </table:table-cell>
          <table:table-cell table:formula="of:=IF(NOT([.$I608]=&quot;&quot;);IF([.$C608]=[.N$1];[.$I608];&quot;&quot;);&quot;&quot;)">
            <text:p/>
          </table:table-cell>
          <table:table-cell table:formula="of:=IF(NOT([.$I608]=&quot;&quot;);IF([.$C608]=[.O$1];[.$I608];&quot;&quot;);&quot;&quot;)">
            <text:p/>
          </table:table-cell>
          <table:table-cell table:formula="of:=IF(NOT([.$I608]=&quot;&quot;);IF([.$C608]=[.P$1];[.$I608];&quot;&quot;);&quot;&quot;)">
            <text:p/>
          </table:table-cell>
          <table:table-cell table:formula="of:=IF(NOT([.$I608]=&quot;&quot;);IF([.$C608]=[.Q$1];[.$I608];&quot;&quot;);&quot;&quot;)">
            <text:p/>
          </table:table-cell>
          <table:table-cell table:formula="of:=IF(NOT([.$I608]=&quot;&quot;);IF([.$C608]=[.R$1];[.$I608];&quot;&quot;);&quot;&quot;)">
            <text:p/>
          </table:table-cell>
          <table:table-cell table:formula="of:=IF(NOT([.$I608]=&quot;&quot;);IF([.$C608]=[.S$1];[.$I608];&quot;&quot;);&quot;&quot;)">
            <text:p/>
          </table:table-cell>
          <table:table-cell table:formula="of:=IF(NOT([.$I608]=&quot;&quot;);IF([.$C608]=[.T$1];[.$I608];&quot;&quot;);&quot;&quot;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64" office:value-type="string" calcext:value-type="string">
            <text:p>Islingt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9275045979102" calcext:value-type="percentage">
            <text:p>52.93%</text:p>
          </table:table-cell>
          <table:table-cell table:formula="of:=IF([.D609]=&quot;con&quot;;[.E609];-[.E609])" office:value-type="percentage" office:value="-0.529275045979102" calcext:value-type="percentage">
            <text:p>-52.93%</text:p>
          </table:table-cell>
          <table:table-cell table:formula="of:=IF([.D609]=&quot;lab&quot;;[.E609];-[.E609])" office:value-type="percentage" office:value="0.529275045979102" calcext:value-type="percentage">
            <text:p>52.93%</text:p>
          </table:table-cell>
          <table:table-cell table:formula="of:=IF([.D609]=&quot;lib&quot;;[.E609];-[.E609])" office:value-type="percentage" office:value="-0.529275045979102" calcext:value-type="percentage">
            <text:p>-52.93%</text:p>
          </table:table-cell>
          <table:table-cell/>
          <table:table-cell table:formula="of:=IF(NOT([.$I609]=&quot;&quot;);IF([.$C609]=[.J$1];[.$I609];&quot;&quot;);&quot;&quot;)">
            <text:p/>
          </table:table-cell>
          <table:table-cell table:formula="of:=IF(NOT([.$I609]=&quot;&quot;);IF([.$C609]=[.K$1];[.$I609];&quot;&quot;);&quot;&quot;)">
            <text:p/>
          </table:table-cell>
          <table:table-cell table:formula="of:=IF(NOT([.$I609]=&quot;&quot;);IF([.$C609]=[.L$1];[.$I609];&quot;&quot;);&quot;&quot;)">
            <text:p/>
          </table:table-cell>
          <table:table-cell table:formula="of:=IF(NOT([.$I609]=&quot;&quot;);IF([.$C609]=[.M$1];[.$I609];&quot;&quot;);&quot;&quot;)">
            <text:p/>
          </table:table-cell>
          <table:table-cell table:formula="of:=IF(NOT([.$I609]=&quot;&quot;);IF([.$C609]=[.N$1];[.$I609];&quot;&quot;);&quot;&quot;)">
            <text:p/>
          </table:table-cell>
          <table:table-cell table:formula="of:=IF(NOT([.$I609]=&quot;&quot;);IF([.$C609]=[.O$1];[.$I609];&quot;&quot;);&quot;&quot;)">
            <text:p/>
          </table:table-cell>
          <table:table-cell table:formula="of:=IF(NOT([.$I609]=&quot;&quot;);IF([.$C609]=[.P$1];[.$I609];&quot;&quot;);&quot;&quot;)">
            <text:p/>
          </table:table-cell>
          <table:table-cell table:formula="of:=IF(NOT([.$I609]=&quot;&quot;);IF([.$C609]=[.Q$1];[.$I609];&quot;&quot;);&quot;&quot;)">
            <text:p/>
          </table:table-cell>
          <table:table-cell table:formula="of:=IF(NOT([.$I609]=&quot;&quot;);IF([.$C609]=[.R$1];[.$I609];&quot;&quot;);&quot;&quot;)">
            <text:p/>
          </table:table-cell>
          <table:table-cell table:formula="of:=IF(NOT([.$I609]=&quot;&quot;);IF([.$C609]=[.S$1];[.$I609];&quot;&quot;);&quot;&quot;)">
            <text:p/>
          </table:table-cell>
          <table:table-cell table:formula="of:=IF(NOT([.$I609]=&quot;&quot;);IF([.$C609]=[.T$1];[.$I609];&quot;&quot;);&quot;&quot;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64" office:value-type="string" calcext:value-type="string">
            <text:p>Manchester With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53825262281797" calcext:value-type="percentage">
            <text:p>55.38%</text:p>
          </table:table-cell>
          <table:table-cell table:formula="of:=IF([.D610]=&quot;con&quot;;[.E610];-[.E610])" office:value-type="percentage" office:value="-0.553825262281797" calcext:value-type="percentage">
            <text:p>-55.38%</text:p>
          </table:table-cell>
          <table:table-cell table:formula="of:=IF([.D610]=&quot;lab&quot;;[.E610];-[.E610])" office:value-type="percentage" office:value="0.553825262281797" calcext:value-type="percentage">
            <text:p>55.38%</text:p>
          </table:table-cell>
          <table:table-cell table:formula="of:=IF([.D610]=&quot;lib&quot;;[.E610];-[.E610])" office:value-type="percentage" office:value="-0.553825262281797" calcext:value-type="percentage">
            <text:p>-55.38%</text:p>
          </table:table-cell>
          <table:table-cell/>
          <table:table-cell table:formula="of:=IF(NOT([.$I610]=&quot;&quot;);IF([.$C610]=[.J$1];[.$I610];&quot;&quot;);&quot;&quot;)">
            <text:p/>
          </table:table-cell>
          <table:table-cell table:formula="of:=IF(NOT([.$I610]=&quot;&quot;);IF([.$C610]=[.K$1];[.$I610];&quot;&quot;);&quot;&quot;)">
            <text:p/>
          </table:table-cell>
          <table:table-cell table:formula="of:=IF(NOT([.$I610]=&quot;&quot;);IF([.$C610]=[.L$1];[.$I610];&quot;&quot;);&quot;&quot;)">
            <text:p/>
          </table:table-cell>
          <table:table-cell table:formula="of:=IF(NOT([.$I610]=&quot;&quot;);IF([.$C610]=[.M$1];[.$I610];&quot;&quot;);&quot;&quot;)">
            <text:p/>
          </table:table-cell>
          <table:table-cell table:formula="of:=IF(NOT([.$I610]=&quot;&quot;);IF([.$C610]=[.N$1];[.$I610];&quot;&quot;);&quot;&quot;)">
            <text:p/>
          </table:table-cell>
          <table:table-cell table:formula="of:=IF(NOT([.$I610]=&quot;&quot;);IF([.$C610]=[.O$1];[.$I610];&quot;&quot;);&quot;&quot;)">
            <text:p/>
          </table:table-cell>
          <table:table-cell table:formula="of:=IF(NOT([.$I610]=&quot;&quot;);IF([.$C610]=[.P$1];[.$I610];&quot;&quot;);&quot;&quot;)">
            <text:p/>
          </table:table-cell>
          <table:table-cell table:formula="of:=IF(NOT([.$I610]=&quot;&quot;);IF([.$C610]=[.Q$1];[.$I610];&quot;&quot;);&quot;&quot;)">
            <text:p/>
          </table:table-cell>
          <table:table-cell table:formula="of:=IF(NOT([.$I610]=&quot;&quot;);IF([.$C610]=[.R$1];[.$I610];&quot;&quot;);&quot;&quot;)">
            <text:p/>
          </table:table-cell>
          <table:table-cell table:formula="of:=IF(NOT([.$I610]=&quot;&quot;);IF([.$C610]=[.S$1];[.$I610];&quot;&quot;);&quot;&quot;)">
            <text:p/>
          </table:table-cell>
          <table:table-cell table:formula="of:=IF(NOT([.$I610]=&quot;&quot;);IF([.$C610]=[.T$1];[.$I610];&quot;&quot;);&quot;&quot;)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64" office:value-type="string" calcext:value-type="string">
            <text:p>West Ham and Beck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1052751978771" calcext:value-type="percentage">
            <text:p>57.11%</text:p>
          </table:table-cell>
          <table:table-cell table:formula="of:=IF([.D611]=&quot;con&quot;;[.E611];-[.E611])" office:value-type="percentage" office:value="-0.571052751978771" calcext:value-type="percentage">
            <text:p>-57.11%</text:p>
          </table:table-cell>
          <table:table-cell table:formula="of:=IF([.D611]=&quot;lab&quot;;[.E611];-[.E611])" office:value-type="percentage" office:value="0.571052751978771" calcext:value-type="percentage">
            <text:p>57.11%</text:p>
          </table:table-cell>
          <table:table-cell table:formula="of:=IF([.D611]=&quot;lib&quot;;[.E611];-[.E611])" office:value-type="percentage" office:value="-0.571052751978771" calcext:value-type="percentage">
            <text:p>-57.11%</text:p>
          </table:table-cell>
          <table:table-cell/>
          <table:table-cell table:formula="of:=IF(NOT([.$I611]=&quot;&quot;);IF([.$C611]=[.J$1];[.$I611];&quot;&quot;);&quot;&quot;)">
            <text:p/>
          </table:table-cell>
          <table:table-cell table:formula="of:=IF(NOT([.$I611]=&quot;&quot;);IF([.$C611]=[.K$1];[.$I611];&quot;&quot;);&quot;&quot;)">
            <text:p/>
          </table:table-cell>
          <table:table-cell table:formula="of:=IF(NOT([.$I611]=&quot;&quot;);IF([.$C611]=[.L$1];[.$I611];&quot;&quot;);&quot;&quot;)">
            <text:p/>
          </table:table-cell>
          <table:table-cell table:formula="of:=IF(NOT([.$I611]=&quot;&quot;);IF([.$C611]=[.M$1];[.$I611];&quot;&quot;);&quot;&quot;)">
            <text:p/>
          </table:table-cell>
          <table:table-cell table:formula="of:=IF(NOT([.$I611]=&quot;&quot;);IF([.$C611]=[.N$1];[.$I611];&quot;&quot;);&quot;&quot;)">
            <text:p/>
          </table:table-cell>
          <table:table-cell table:formula="of:=IF(NOT([.$I611]=&quot;&quot;);IF([.$C611]=[.O$1];[.$I611];&quot;&quot;);&quot;&quot;)">
            <text:p/>
          </table:table-cell>
          <table:table-cell table:formula="of:=IF(NOT([.$I611]=&quot;&quot;);IF([.$C611]=[.P$1];[.$I611];&quot;&quot;);&quot;&quot;)">
            <text:p/>
          </table:table-cell>
          <table:table-cell table:formula="of:=IF(NOT([.$I611]=&quot;&quot;);IF([.$C611]=[.Q$1];[.$I611];&quot;&quot;);&quot;&quot;)">
            <text:p/>
          </table:table-cell>
          <table:table-cell table:formula="of:=IF(NOT([.$I611]=&quot;&quot;);IF([.$C611]=[.R$1];[.$I611];&quot;&quot;);&quot;&quot;)">
            <text:p/>
          </table:table-cell>
          <table:table-cell table:formula="of:=IF(NOT([.$I611]=&quot;&quot;);IF([.$C611]=[.S$1];[.$I611];&quot;&quot;);&quot;&quot;)">
            <text:p/>
          </table:table-cell>
          <table:table-cell table:formula="of:=IF(NOT([.$I611]=&quot;&quot;);IF([.$C611]=[.T$1];[.$I611];&quot;&quot;);&quot;&quot;)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64" office:value-type="string" calcext:value-type="string">
            <text:p>Stratford and B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6719697315039" calcext:value-type="percentage">
            <text:p>57.67%</text:p>
          </table:table-cell>
          <table:table-cell table:formula="of:=IF([.D612]=&quot;con&quot;;[.E612];-[.E612])" office:value-type="percentage" office:value="-0.576719697315039" calcext:value-type="percentage">
            <text:p>-57.67%</text:p>
          </table:table-cell>
          <table:table-cell table:formula="of:=IF([.D612]=&quot;lab&quot;;[.E612];-[.E612])" office:value-type="percentage" office:value="0.576719697315039" calcext:value-type="percentage">
            <text:p>57.67%</text:p>
          </table:table-cell>
          <table:table-cell table:formula="of:=IF([.D612]=&quot;lib&quot;;[.E612];-[.E612])" office:value-type="percentage" office:value="-0.576719697315039" calcext:value-type="percentage">
            <text:p>-57.67%</text:p>
          </table:table-cell>
          <table:table-cell/>
          <table:table-cell table:formula="of:=IF(NOT([.$I612]=&quot;&quot;);IF([.$C612]=[.J$1];[.$I612];&quot;&quot;);&quot;&quot;)">
            <text:p/>
          </table:table-cell>
          <table:table-cell table:formula="of:=IF(NOT([.$I612]=&quot;&quot;);IF([.$C612]=[.K$1];[.$I612];&quot;&quot;);&quot;&quot;)">
            <text:p/>
          </table:table-cell>
          <table:table-cell table:formula="of:=IF(NOT([.$I612]=&quot;&quot;);IF([.$C612]=[.L$1];[.$I612];&quot;&quot;);&quot;&quot;)">
            <text:p/>
          </table:table-cell>
          <table:table-cell table:formula="of:=IF(NOT([.$I612]=&quot;&quot;);IF([.$C612]=[.M$1];[.$I612];&quot;&quot;);&quot;&quot;)">
            <text:p/>
          </table:table-cell>
          <table:table-cell table:formula="of:=IF(NOT([.$I612]=&quot;&quot;);IF([.$C612]=[.N$1];[.$I612];&quot;&quot;);&quot;&quot;)">
            <text:p/>
          </table:table-cell>
          <table:table-cell table:formula="of:=IF(NOT([.$I612]=&quot;&quot;);IF([.$C612]=[.O$1];[.$I612];&quot;&quot;);&quot;&quot;)">
            <text:p/>
          </table:table-cell>
          <table:table-cell table:formula="of:=IF(NOT([.$I612]=&quot;&quot;);IF([.$C612]=[.P$1];[.$I612];&quot;&quot;);&quot;&quot;)">
            <text:p/>
          </table:table-cell>
          <table:table-cell table:formula="of:=IF(NOT([.$I612]=&quot;&quot;);IF([.$C612]=[.Q$1];[.$I612];&quot;&quot;);&quot;&quot;)">
            <text:p/>
          </table:table-cell>
          <table:table-cell table:formula="of:=IF(NOT([.$I612]=&quot;&quot;);IF([.$C612]=[.R$1];[.$I612];&quot;&quot;);&quot;&quot;)">
            <text:p/>
          </table:table-cell>
          <table:table-cell table:formula="of:=IF(NOT([.$I612]=&quot;&quot;);IF([.$C612]=[.S$1];[.$I612];&quot;&quot;);&quot;&quot;)">
            <text:p/>
          </table:table-cell>
          <table:table-cell table:formula="of:=IF(NOT([.$I612]=&quot;&quot;);IF([.$C612]=[.T$1];[.$I612];&quot;&quot;);&quot;&quot;)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64" office:value-type="string" calcext:value-type="string">
            <text:p>Peck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7628485052066" calcext:value-type="percentage">
            <text:p>57.76%</text:p>
          </table:table-cell>
          <table:table-cell table:formula="of:=IF([.D613]=&quot;con&quot;;[.E613];-[.E613])" office:value-type="percentage" office:value="-0.577628485052066" calcext:value-type="percentage">
            <text:p>-57.76%</text:p>
          </table:table-cell>
          <table:table-cell table:formula="of:=IF([.D613]=&quot;lab&quot;;[.E613];-[.E613])" office:value-type="percentage" office:value="0.577628485052066" calcext:value-type="percentage">
            <text:p>57.76%</text:p>
          </table:table-cell>
          <table:table-cell table:formula="of:=IF([.D613]=&quot;lib&quot;;[.E613];-[.E613])" office:value-type="percentage" office:value="-0.577628485052066" calcext:value-type="percentage">
            <text:p>-57.76%</text:p>
          </table:table-cell>
          <table:table-cell/>
          <table:table-cell table:formula="of:=IF(NOT([.$I613]=&quot;&quot;);IF([.$C613]=[.J$1];[.$I613];&quot;&quot;);&quot;&quot;)">
            <text:p/>
          </table:table-cell>
          <table:table-cell table:formula="of:=IF(NOT([.$I613]=&quot;&quot;);IF([.$C613]=[.K$1];[.$I613];&quot;&quot;);&quot;&quot;)">
            <text:p/>
          </table:table-cell>
          <table:table-cell table:formula="of:=IF(NOT([.$I613]=&quot;&quot;);IF([.$C613]=[.L$1];[.$I613];&quot;&quot;);&quot;&quot;)">
            <text:p/>
          </table:table-cell>
          <table:table-cell table:formula="of:=IF(NOT([.$I613]=&quot;&quot;);IF([.$C613]=[.M$1];[.$I613];&quot;&quot;);&quot;&quot;)">
            <text:p/>
          </table:table-cell>
          <table:table-cell table:formula="of:=IF(NOT([.$I613]=&quot;&quot;);IF([.$C613]=[.N$1];[.$I613];&quot;&quot;);&quot;&quot;)">
            <text:p/>
          </table:table-cell>
          <table:table-cell table:formula="of:=IF(NOT([.$I613]=&quot;&quot;);IF([.$C613]=[.O$1];[.$I613];&quot;&quot;);&quot;&quot;)">
            <text:p/>
          </table:table-cell>
          <table:table-cell table:formula="of:=IF(NOT([.$I613]=&quot;&quot;);IF([.$C613]=[.P$1];[.$I613];&quot;&quot;);&quot;&quot;)">
            <text:p/>
          </table:table-cell>
          <table:table-cell table:formula="of:=IF(NOT([.$I613]=&quot;&quot;);IF([.$C613]=[.Q$1];[.$I613];&quot;&quot;);&quot;&quot;)">
            <text:p/>
          </table:table-cell>
          <table:table-cell table:formula="of:=IF(NOT([.$I613]=&quot;&quot;);IF([.$C613]=[.R$1];[.$I613];&quot;&quot;);&quot;&quot;)">
            <text:p/>
          </table:table-cell>
          <table:table-cell table:formula="of:=IF(NOT([.$I613]=&quot;&quot;);IF([.$C613]=[.S$1];[.$I613];&quot;&quot;);&quot;&quot;)">
            <text:p/>
          </table:table-cell>
          <table:table-cell table:formula="of:=IF(NOT([.$I613]=&quot;&quot;);IF([.$C613]=[.T$1];[.$I613];&quot;&quot;);&quot;&quot;)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70" office:value-type="string" calcext:value-type="string">
            <text:p>Sheffield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588517963648698" calcext:value-type="percentage">
            <text:p>58.85%</text:p>
          </table:table-cell>
          <table:table-cell table:formula="of:=IF([.D614]=&quot;con&quot;;[.E614];-[.E614])" office:value-type="percentage" office:value="-0.588517963648698" calcext:value-type="percentage">
            <text:p>-58.85%</text:p>
          </table:table-cell>
          <table:table-cell table:formula="of:=IF([.D614]=&quot;lab&quot;;[.E614];-[.E614])" office:value-type="percentage" office:value="0.588517963648698" calcext:value-type="percentage">
            <text:p>58.85%</text:p>
          </table:table-cell>
          <table:table-cell table:formula="of:=IF([.D614]=&quot;lib&quot;;[.E614];-[.E614])" office:value-type="percentage" office:value="-0.588517963648698" calcext:value-type="percentage">
            <text:p>-58.85%</text:p>
          </table:table-cell>
          <table:table-cell/>
          <table:table-cell table:formula="of:=IF(NOT([.$I614]=&quot;&quot;);IF([.$C614]=[.J$1];[.$I614];&quot;&quot;);&quot;&quot;)">
            <text:p/>
          </table:table-cell>
          <table:table-cell table:formula="of:=IF(NOT([.$I614]=&quot;&quot;);IF([.$C614]=[.K$1];[.$I614];&quot;&quot;);&quot;&quot;)">
            <text:p/>
          </table:table-cell>
          <table:table-cell table:formula="of:=IF(NOT([.$I614]=&quot;&quot;);IF([.$C614]=[.L$1];[.$I614];&quot;&quot;);&quot;&quot;)">
            <text:p/>
          </table:table-cell>
          <table:table-cell table:formula="of:=IF(NOT([.$I614]=&quot;&quot;);IF([.$C614]=[.M$1];[.$I614];&quot;&quot;);&quot;&quot;)">
            <text:p/>
          </table:table-cell>
          <table:table-cell table:formula="of:=IF(NOT([.$I614]=&quot;&quot;);IF([.$C614]=[.N$1];[.$I614];&quot;&quot;);&quot;&quot;)">
            <text:p/>
          </table:table-cell>
          <table:table-cell table:formula="of:=IF(NOT([.$I614]=&quot;&quot;);IF([.$C614]=[.O$1];[.$I614];&quot;&quot;);&quot;&quot;)">
            <text:p/>
          </table:table-cell>
          <table:table-cell table:formula="of:=IF(NOT([.$I614]=&quot;&quot;);IF([.$C614]=[.P$1];[.$I614];&quot;&quot;);&quot;&quot;)">
            <text:p/>
          </table:table-cell>
          <table:table-cell table:formula="of:=IF(NOT([.$I614]=&quot;&quot;);IF([.$C614]=[.Q$1];[.$I614];&quot;&quot;);&quot;&quot;)">
            <text:p/>
          </table:table-cell>
          <table:table-cell table:formula="of:=IF(NOT([.$I614]=&quot;&quot;);IF([.$C614]=[.R$1];[.$I614];&quot;&quot;);&quot;&quot;)">
            <text:p/>
          </table:table-cell>
          <table:table-cell table:formula="of:=IF(NOT([.$I614]=&quot;&quot;);IF([.$C614]=[.S$1];[.$I614];&quot;&quot;);&quot;&quot;)">
            <text:p/>
          </table:table-cell>
          <table:table-cell table:formula="of:=IF(NOT([.$I614]=&quot;&quot;);IF([.$C614]=[.T$1];[.$I614];&quot;&quot;);&quot;&quot;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64" office:value-type="string" calcext:value-type="string">
            <text:p>Dulwich and West Norw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92089957347809" calcext:value-type="percentage">
            <text:p>59.21%</text:p>
          </table:table-cell>
          <table:table-cell table:formula="of:=IF([.D615]=&quot;con&quot;;[.E615];-[.E615])" office:value-type="percentage" office:value="-0.592089957347809" calcext:value-type="percentage">
            <text:p>-59.21%</text:p>
          </table:table-cell>
          <table:table-cell table:formula="of:=IF([.D615]=&quot;lab&quot;;[.E615];-[.E615])" office:value-type="percentage" office:value="0.592089957347809" calcext:value-type="percentage">
            <text:p>59.21%</text:p>
          </table:table-cell>
          <table:table-cell table:formula="of:=IF([.D615]=&quot;lib&quot;;[.E615];-[.E615])" office:value-type="percentage" office:value="-0.592089957347809" calcext:value-type="percentage">
            <text:p>-59.21%</text:p>
          </table:table-cell>
          <table:table-cell/>
          <table:table-cell table:formula="of:=IF(NOT([.$I615]=&quot;&quot;);IF([.$C615]=[.J$1];[.$I615];&quot;&quot;);&quot;&quot;)">
            <text:p/>
          </table:table-cell>
          <table:table-cell table:formula="of:=IF(NOT([.$I615]=&quot;&quot;);IF([.$C615]=[.K$1];[.$I615];&quot;&quot;);&quot;&quot;)">
            <text:p/>
          </table:table-cell>
          <table:table-cell table:formula="of:=IF(NOT([.$I615]=&quot;&quot;);IF([.$C615]=[.L$1];[.$I615];&quot;&quot;);&quot;&quot;)">
            <text:p/>
          </table:table-cell>
          <table:table-cell table:formula="of:=IF(NOT([.$I615]=&quot;&quot;);IF([.$C615]=[.M$1];[.$I615];&quot;&quot;);&quot;&quot;)">
            <text:p/>
          </table:table-cell>
          <table:table-cell table:formula="of:=IF(NOT([.$I615]=&quot;&quot;);IF([.$C615]=[.N$1];[.$I615];&quot;&quot;);&quot;&quot;)">
            <text:p/>
          </table:table-cell>
          <table:table-cell table:formula="of:=IF(NOT([.$I615]=&quot;&quot;);IF([.$C615]=[.O$1];[.$I615];&quot;&quot;);&quot;&quot;)">
            <text:p/>
          </table:table-cell>
          <table:table-cell table:formula="of:=IF(NOT([.$I615]=&quot;&quot;);IF([.$C615]=[.P$1];[.$I615];&quot;&quot;);&quot;&quot;)">
            <text:p/>
          </table:table-cell>
          <table:table-cell table:formula="of:=IF(NOT([.$I615]=&quot;&quot;);IF([.$C615]=[.Q$1];[.$I615];&quot;&quot;);&quot;&quot;)">
            <text:p/>
          </table:table-cell>
          <table:table-cell table:formula="of:=IF(NOT([.$I615]=&quot;&quot;);IF([.$C615]=[.R$1];[.$I615];&quot;&quot;);&quot;&quot;)">
            <text:p/>
          </table:table-cell>
          <table:table-cell table:formula="of:=IF(NOT([.$I615]=&quot;&quot;);IF([.$C615]=[.S$1];[.$I615];&quot;&quot;);&quot;&quot;)">
            <text:p/>
          </table:table-cell>
          <table:table-cell table:formula="of:=IF(NOT([.$I615]=&quot;&quot;);IF([.$C615]=[.T$1];[.$I615];&quot;&quot;);&quot;&quot;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64" office:value-type="string" calcext:value-type="string">
            <text:p>Lewisham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0120795235299" calcext:value-type="percentage">
            <text:p>60.12%</text:p>
          </table:table-cell>
          <table:table-cell table:formula="of:=IF([.D616]=&quot;con&quot;;[.E616];-[.E616])" office:value-type="percentage" office:value="-0.60120795235299" calcext:value-type="percentage">
            <text:p>-60.12%</text:p>
          </table:table-cell>
          <table:table-cell table:formula="of:=IF([.D616]=&quot;lab&quot;;[.E616];-[.E616])" office:value-type="percentage" office:value="0.60120795235299" calcext:value-type="percentage">
            <text:p>60.12%</text:p>
          </table:table-cell>
          <table:table-cell table:formula="of:=IF([.D616]=&quot;lib&quot;;[.E616];-[.E616])" office:value-type="percentage" office:value="-0.60120795235299" calcext:value-type="percentage">
            <text:p>-60.12%</text:p>
          </table:table-cell>
          <table:table-cell/>
          <table:table-cell table:formula="of:=IF(NOT([.$I616]=&quot;&quot;);IF([.$C616]=[.J$1];[.$I616];&quot;&quot;);&quot;&quot;)">
            <text:p/>
          </table:table-cell>
          <table:table-cell table:formula="of:=IF(NOT([.$I616]=&quot;&quot;);IF([.$C616]=[.K$1];[.$I616];&quot;&quot;);&quot;&quot;)">
            <text:p/>
          </table:table-cell>
          <table:table-cell table:formula="of:=IF(NOT([.$I616]=&quot;&quot;);IF([.$C616]=[.L$1];[.$I616];&quot;&quot;);&quot;&quot;)">
            <text:p/>
          </table:table-cell>
          <table:table-cell table:formula="of:=IF(NOT([.$I616]=&quot;&quot;);IF([.$C616]=[.M$1];[.$I616];&quot;&quot;);&quot;&quot;)">
            <text:p/>
          </table:table-cell>
          <table:table-cell table:formula="of:=IF(NOT([.$I616]=&quot;&quot;);IF([.$C616]=[.N$1];[.$I616];&quot;&quot;);&quot;&quot;)">
            <text:p/>
          </table:table-cell>
          <table:table-cell table:formula="of:=IF(NOT([.$I616]=&quot;&quot;);IF([.$C616]=[.O$1];[.$I616];&quot;&quot;);&quot;&quot;)">
            <text:p/>
          </table:table-cell>
          <table:table-cell table:formula="of:=IF(NOT([.$I616]=&quot;&quot;);IF([.$C616]=[.P$1];[.$I616];&quot;&quot;);&quot;&quot;)">
            <text:p/>
          </table:table-cell>
          <table:table-cell table:formula="of:=IF(NOT([.$I616]=&quot;&quot;);IF([.$C616]=[.Q$1];[.$I616];&quot;&quot;);&quot;&quot;)">
            <text:p/>
          </table:table-cell>
          <table:table-cell table:formula="of:=IF(NOT([.$I616]=&quot;&quot;);IF([.$C616]=[.R$1];[.$I616];&quot;&quot;);&quot;&quot;)">
            <text:p/>
          </table:table-cell>
          <table:table-cell table:formula="of:=IF(NOT([.$I616]=&quot;&quot;);IF([.$C616]=[.S$1];[.$I616];&quot;&quot;);&quot;&quot;)">
            <text:p/>
          </table:table-cell>
          <table:table-cell table:formula="of:=IF(NOT([.$I616]=&quot;&quot;);IF([.$C616]=[.T$1];[.$I616];&quot;&quot;);&quot;&quot;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58" office:value-type="string" calcext:value-type="string">
            <text:p>Liverpool Gar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611476063550696" calcext:value-type="percentage">
            <text:p>61.15%</text:p>
          </table:table-cell>
          <table:table-cell table:formula="of:=IF([.D617]=&quot;con&quot;;[.E617];-[.E617])" office:value-type="percentage" office:value="-0.611476063550696" calcext:value-type="percentage">
            <text:p>-61.15%</text:p>
          </table:table-cell>
          <table:table-cell table:formula="of:=IF([.D617]=&quot;lab&quot;;[.E617];-[.E617])" office:value-type="percentage" office:value="0.611476063550696" calcext:value-type="percentage">
            <text:p>61.15%</text:p>
          </table:table-cell>
          <table:table-cell table:formula="of:=IF([.D617]=&quot;lib&quot;;[.E617];-[.E617])" office:value-type="percentage" office:value="-0.611476063550696" calcext:value-type="percentage">
            <text:p>-61.15%</text:p>
          </table:table-cell>
          <table:table-cell/>
          <table:table-cell table:formula="of:=IF(NOT([.$I617]=&quot;&quot;);IF([.$C617]=[.J$1];[.$I617];&quot;&quot;);&quot;&quot;)">
            <text:p/>
          </table:table-cell>
          <table:table-cell table:formula="of:=IF(NOT([.$I617]=&quot;&quot;);IF([.$C617]=[.K$1];[.$I617];&quot;&quot;);&quot;&quot;)">
            <text:p/>
          </table:table-cell>
          <table:table-cell table:formula="of:=IF(NOT([.$I617]=&quot;&quot;);IF([.$C617]=[.L$1];[.$I617];&quot;&quot;);&quot;&quot;)">
            <text:p/>
          </table:table-cell>
          <table:table-cell table:formula="of:=IF(NOT([.$I617]=&quot;&quot;);IF([.$C617]=[.M$1];[.$I617];&quot;&quot;);&quot;&quot;)">
            <text:p/>
          </table:table-cell>
          <table:table-cell table:formula="of:=IF(NOT([.$I617]=&quot;&quot;);IF([.$C617]=[.N$1];[.$I617];&quot;&quot;);&quot;&quot;)">
            <text:p/>
          </table:table-cell>
          <table:table-cell table:formula="of:=IF(NOT([.$I617]=&quot;&quot;);IF([.$C617]=[.O$1];[.$I617];&quot;&quot;);&quot;&quot;)">
            <text:p/>
          </table:table-cell>
          <table:table-cell table:formula="of:=IF(NOT([.$I617]=&quot;&quot;);IF([.$C617]=[.P$1];[.$I617];&quot;&quot;);&quot;&quot;)">
            <text:p/>
          </table:table-cell>
          <table:table-cell table:formula="of:=IF(NOT([.$I617]=&quot;&quot;);IF([.$C617]=[.Q$1];[.$I617];&quot;&quot;);&quot;&quot;)">
            <text:p/>
          </table:table-cell>
          <table:table-cell table:formula="of:=IF(NOT([.$I617]=&quot;&quot;);IF([.$C617]=[.R$1];[.$I617];&quot;&quot;);&quot;&quot;)">
            <text:p/>
          </table:table-cell>
          <table:table-cell table:formula="of:=IF(NOT([.$I617]=&quot;&quot;);IF([.$C617]=[.S$1];[.$I617];&quot;&quot;);&quot;&quot;)">
            <text:p/>
          </table:table-cell>
          <table:table-cell table:formula="of:=IF(NOT([.$I617]=&quot;&quot;);IF([.$C617]=[.T$1];[.$I617];&quot;&quot;);&quot;&quot;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71" office:value-type="string" calcext:value-type="string">
            <text:p>East 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1733048838312" calcext:value-type="percentage">
            <text:p>61.73%</text:p>
          </table:table-cell>
          <table:table-cell table:formula="of:=IF([.D618]=&quot;con&quot;;[.E618];-[.E618])" office:value-type="percentage" office:value="-0.61733048838312" calcext:value-type="percentage">
            <text:p>-61.73%</text:p>
          </table:table-cell>
          <table:table-cell table:formula="of:=IF([.D618]=&quot;lab&quot;;[.E618];-[.E618])" office:value-type="percentage" office:value="0.61733048838312" calcext:value-type="percentage">
            <text:p>61.73%</text:p>
          </table:table-cell>
          <table:table-cell table:formula="of:=IF([.D618]=&quot;lib&quot;;[.E618];-[.E618])" office:value-type="percentage" office:value="-0.61733048838312" calcext:value-type="percentage">
            <text:p>-61.73%</text:p>
          </table:table-cell>
          <table:table-cell/>
          <table:table-cell table:formula="of:=IF(NOT([.$I618]=&quot;&quot;);IF([.$C618]=[.J$1];[.$I618];&quot;&quot;);&quot;&quot;)">
            <text:p/>
          </table:table-cell>
          <table:table-cell table:formula="of:=IF(NOT([.$I618]=&quot;&quot;);IF([.$C618]=[.K$1];[.$I618];&quot;&quot;);&quot;&quot;)">
            <text:p/>
          </table:table-cell>
          <table:table-cell table:formula="of:=IF(NOT([.$I618]=&quot;&quot;);IF([.$C618]=[.L$1];[.$I618];&quot;&quot;);&quot;&quot;)">
            <text:p/>
          </table:table-cell>
          <table:table-cell table:formula="of:=IF(NOT([.$I618]=&quot;&quot;);IF([.$C618]=[.M$1];[.$I618];&quot;&quot;);&quot;&quot;)">
            <text:p/>
          </table:table-cell>
          <table:table-cell table:formula="of:=IF(NOT([.$I618]=&quot;&quot;);IF([.$C618]=[.N$1];[.$I618];&quot;&quot;);&quot;&quot;)">
            <text:p/>
          </table:table-cell>
          <table:table-cell table:formula="of:=IF(NOT([.$I618]=&quot;&quot;);IF([.$C618]=[.O$1];[.$I618];&quot;&quot;);&quot;&quot;)">
            <text:p/>
          </table:table-cell>
          <table:table-cell table:formula="of:=IF(NOT([.$I618]=&quot;&quot;);IF([.$C618]=[.P$1];[.$I618];&quot;&quot;);&quot;&quot;)">
            <text:p/>
          </table:table-cell>
          <table:table-cell table:formula="of:=IF(NOT([.$I618]=&quot;&quot;);IF([.$C618]=[.Q$1];[.$I618];&quot;&quot;);&quot;&quot;)">
            <text:p/>
          </table:table-cell>
          <table:table-cell table:formula="of:=IF(NOT([.$I618]=&quot;&quot;);IF([.$C618]=[.R$1];[.$I618];&quot;&quot;);&quot;&quot;)">
            <text:p/>
          </table:table-cell>
          <table:table-cell table:formula="of:=IF(NOT([.$I618]=&quot;&quot;);IF([.$C618]=[.S$1];[.$I618];&quot;&quot;);&quot;&quot;)">
            <text:p/>
          </table:table-cell>
          <table:table-cell table:formula="of:=IF(NOT([.$I618]=&quot;&quot;);IF([.$C618]=[.T$1];[.$I618];&quot;&quot;);&quot;&quot;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71" office:value-type="string" calcext:value-type="string">
            <text:p>Bradford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21869821395691" calcext:value-type="percentage">
            <text:p>62.19%</text:p>
          </table:table-cell>
          <table:table-cell table:formula="of:=IF([.D619]=&quot;con&quot;;[.E619];-[.E619])" office:value-type="percentage" office:value="-0.621869821395691" calcext:value-type="percentage">
            <text:p>-62.19%</text:p>
          </table:table-cell>
          <table:table-cell table:formula="of:=IF([.D619]=&quot;lab&quot;;[.E619];-[.E619])" office:value-type="percentage" office:value="0.621869821395691" calcext:value-type="percentage">
            <text:p>62.19%</text:p>
          </table:table-cell>
          <table:table-cell table:formula="of:=IF([.D619]=&quot;lib&quot;;[.E619];-[.E619])" office:value-type="percentage" office:value="-0.621869821395691" calcext:value-type="percentage">
            <text:p>-62.19%</text:p>
          </table:table-cell>
          <table:table-cell/>
          <table:table-cell table:formula="of:=IF(NOT([.$I619]=&quot;&quot;);IF([.$C619]=[.J$1];[.$I619];&quot;&quot;);&quot;&quot;)">
            <text:p/>
          </table:table-cell>
          <table:table-cell table:formula="of:=IF(NOT([.$I619]=&quot;&quot;);IF([.$C619]=[.K$1];[.$I619];&quot;&quot;);&quot;&quot;)">
            <text:p/>
          </table:table-cell>
          <table:table-cell table:formula="of:=IF(NOT([.$I619]=&quot;&quot;);IF([.$C619]=[.L$1];[.$I619];&quot;&quot;);&quot;&quot;)">
            <text:p/>
          </table:table-cell>
          <table:table-cell table:formula="of:=IF(NOT([.$I619]=&quot;&quot;);IF([.$C619]=[.M$1];[.$I619];&quot;&quot;);&quot;&quot;)">
            <text:p/>
          </table:table-cell>
          <table:table-cell table:formula="of:=IF(NOT([.$I619]=&quot;&quot;);IF([.$C619]=[.N$1];[.$I619];&quot;&quot;);&quot;&quot;)">
            <text:p/>
          </table:table-cell>
          <table:table-cell table:formula="of:=IF(NOT([.$I619]=&quot;&quot;);IF([.$C619]=[.O$1];[.$I619];&quot;&quot;);&quot;&quot;)">
            <text:p/>
          </table:table-cell>
          <table:table-cell table:formula="of:=IF(NOT([.$I619]=&quot;&quot;);IF([.$C619]=[.P$1];[.$I619];&quot;&quot;);&quot;&quot;)">
            <text:p/>
          </table:table-cell>
          <table:table-cell table:formula="of:=IF(NOT([.$I619]=&quot;&quot;);IF([.$C619]=[.Q$1];[.$I619];&quot;&quot;);&quot;&quot;)">
            <text:p/>
          </table:table-cell>
          <table:table-cell table:formula="of:=IF(NOT([.$I619]=&quot;&quot;);IF([.$C619]=[.R$1];[.$I619];&quot;&quot;);&quot;&quot;)">
            <text:p/>
          </table:table-cell>
          <table:table-cell table:formula="of:=IF(NOT([.$I619]=&quot;&quot;);IF([.$C619]=[.S$1];[.$I619];&quot;&quot;);&quot;&quot;)">
            <text:p/>
          </table:table-cell>
          <table:table-cell table:formula="of:=IF(NOT([.$I619]=&quot;&quot;);IF([.$C619]=[.T$1];[.$I619];&quot;&quot;);&quot;&quot;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64" office:value-type="string" calcext:value-type="string">
            <text:p>Bethnal Green and Step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28281268559211" calcext:value-type="percentage">
            <text:p>62.83%</text:p>
          </table:table-cell>
          <table:table-cell table:formula="of:=IF([.D620]=&quot;con&quot;;[.E620];-[.E620])" office:value-type="percentage" office:value="-0.628281268559211" calcext:value-type="percentage">
            <text:p>-62.83%</text:p>
          </table:table-cell>
          <table:table-cell table:formula="of:=IF([.D620]=&quot;lab&quot;;[.E620];-[.E620])" office:value-type="percentage" office:value="0.628281268559211" calcext:value-type="percentage">
            <text:p>62.83%</text:p>
          </table:table-cell>
          <table:table-cell table:formula="of:=IF([.D620]=&quot;lib&quot;;[.E620];-[.E620])" office:value-type="percentage" office:value="-0.628281268559211" calcext:value-type="percentage">
            <text:p>-62.83%</text:p>
          </table:table-cell>
          <table:table-cell/>
          <table:table-cell table:formula="of:=IF(NOT([.$I620]=&quot;&quot;);IF([.$C620]=[.J$1];[.$I620];&quot;&quot;);&quot;&quot;)">
            <text:p/>
          </table:table-cell>
          <table:table-cell table:formula="of:=IF(NOT([.$I620]=&quot;&quot;);IF([.$C620]=[.K$1];[.$I620];&quot;&quot;);&quot;&quot;)">
            <text:p/>
          </table:table-cell>
          <table:table-cell table:formula="of:=IF(NOT([.$I620]=&quot;&quot;);IF([.$C620]=[.L$1];[.$I620];&quot;&quot;);&quot;&quot;)">
            <text:p/>
          </table:table-cell>
          <table:table-cell table:formula="of:=IF(NOT([.$I620]=&quot;&quot;);IF([.$C620]=[.M$1];[.$I620];&quot;&quot;);&quot;&quot;)">
            <text:p/>
          </table:table-cell>
          <table:table-cell table:formula="of:=IF(NOT([.$I620]=&quot;&quot;);IF([.$C620]=[.N$1];[.$I620];&quot;&quot;);&quot;&quot;)">
            <text:p/>
          </table:table-cell>
          <table:table-cell table:formula="of:=IF(NOT([.$I620]=&quot;&quot;);IF([.$C620]=[.O$1];[.$I620];&quot;&quot;);&quot;&quot;)">
            <text:p/>
          </table:table-cell>
          <table:table-cell table:formula="of:=IF(NOT([.$I620]=&quot;&quot;);IF([.$C620]=[.P$1];[.$I620];&quot;&quot;);&quot;&quot;)">
            <text:p/>
          </table:table-cell>
          <table:table-cell table:formula="of:=IF(NOT([.$I620]=&quot;&quot;);IF([.$C620]=[.Q$1];[.$I620];&quot;&quot;);&quot;&quot;)">
            <text:p/>
          </table:table-cell>
          <table:table-cell table:formula="of:=IF(NOT([.$I620]=&quot;&quot;);IF([.$C620]=[.R$1];[.$I620];&quot;&quot;);&quot;&quot;)">
            <text:p/>
          </table:table-cell>
          <table:table-cell table:formula="of:=IF(NOT([.$I620]=&quot;&quot;);IF([.$C620]=[.S$1];[.$I620];&quot;&quot;);&quot;&quot;)">
            <text:p/>
          </table:table-cell>
          <table:table-cell table:formula="of:=IF(NOT([.$I620]=&quot;&quot;);IF([.$C620]=[.T$1];[.$I620];&quot;&quot;);&quot;&quot;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4" office:value-type="string" calcext:value-type="string">
            <text:p>Manchester Rushol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38854696280439" calcext:value-type="percentage">
            <text:p>63.89%</text:p>
          </table:table-cell>
          <table:table-cell table:formula="of:=IF([.D621]=&quot;con&quot;;[.E621];-[.E621])" office:value-type="percentage" office:value="-0.638854696280439" calcext:value-type="percentage">
            <text:p>-63.89%</text:p>
          </table:table-cell>
          <table:table-cell table:formula="of:=IF([.D621]=&quot;lab&quot;;[.E621];-[.E621])" office:value-type="percentage" office:value="0.638854696280439" calcext:value-type="percentage">
            <text:p>63.89%</text:p>
          </table:table-cell>
          <table:table-cell table:formula="of:=IF([.D621]=&quot;lib&quot;;[.E621];-[.E621])" office:value-type="percentage" office:value="-0.638854696280439" calcext:value-type="percentage">
            <text:p>-63.89%</text:p>
          </table:table-cell>
          <table:table-cell/>
          <table:table-cell table:formula="of:=IF(NOT([.$I621]=&quot;&quot;);IF([.$C621]=[.J$1];[.$I621];&quot;&quot;);&quot;&quot;)">
            <text:p/>
          </table:table-cell>
          <table:table-cell table:formula="of:=IF(NOT([.$I621]=&quot;&quot;);IF([.$C621]=[.K$1];[.$I621];&quot;&quot;);&quot;&quot;)">
            <text:p/>
          </table:table-cell>
          <table:table-cell table:formula="of:=IF(NOT([.$I621]=&quot;&quot;);IF([.$C621]=[.L$1];[.$I621];&quot;&quot;);&quot;&quot;)">
            <text:p/>
          </table:table-cell>
          <table:table-cell table:formula="of:=IF(NOT([.$I621]=&quot;&quot;);IF([.$C621]=[.M$1];[.$I621];&quot;&quot;);&quot;&quot;)">
            <text:p/>
          </table:table-cell>
          <table:table-cell table:formula="of:=IF(NOT([.$I621]=&quot;&quot;);IF([.$C621]=[.N$1];[.$I621];&quot;&quot;);&quot;&quot;)">
            <text:p/>
          </table:table-cell>
          <table:table-cell table:formula="of:=IF(NOT([.$I621]=&quot;&quot;);IF([.$C621]=[.O$1];[.$I621];&quot;&quot;);&quot;&quot;)">
            <text:p/>
          </table:table-cell>
          <table:table-cell table:formula="of:=IF(NOT([.$I621]=&quot;&quot;);IF([.$C621]=[.P$1];[.$I621];&quot;&quot;);&quot;&quot;)">
            <text:p/>
          </table:table-cell>
          <table:table-cell table:formula="of:=IF(NOT([.$I621]=&quot;&quot;);IF([.$C621]=[.Q$1];[.$I621];&quot;&quot;);&quot;&quot;)">
            <text:p/>
          </table:table-cell>
          <table:table-cell table:formula="of:=IF(NOT([.$I621]=&quot;&quot;);IF([.$C621]=[.R$1];[.$I621];&quot;&quot;);&quot;&quot;)">
            <text:p/>
          </table:table-cell>
          <table:table-cell table:formula="of:=IF(NOT([.$I621]=&quot;&quot;);IF([.$C621]=[.S$1];[.$I621];&quot;&quot;);&quot;&quot;)">
            <text:p/>
          </table:table-cell>
          <table:table-cell table:formula="of:=IF(NOT([.$I621]=&quot;&quot;);IF([.$C621]=[.T$1];[.$I621];&quot;&quot;);&quot;&quot;)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64" office:value-type="string" calcext:value-type="string">
            <text:p>Hackney North and Stoke New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42286118104324" calcext:value-type="percentage">
            <text:p>64.23%</text:p>
          </table:table-cell>
          <table:table-cell table:formula="of:=IF([.D622]=&quot;con&quot;;[.E622];-[.E622])" office:value-type="percentage" office:value="-0.642286118104324" calcext:value-type="percentage">
            <text:p>-64.23%</text:p>
          </table:table-cell>
          <table:table-cell table:formula="of:=IF([.D622]=&quot;lab&quot;;[.E622];-[.E622])" office:value-type="percentage" office:value="0.642286118104324" calcext:value-type="percentage">
            <text:p>64.23%</text:p>
          </table:table-cell>
          <table:table-cell table:formula="of:=IF([.D622]=&quot;lib&quot;;[.E622];-[.E622])" office:value-type="percentage" office:value="-0.642286118104324" calcext:value-type="percentage">
            <text:p>-64.23%</text:p>
          </table:table-cell>
          <table:table-cell/>
          <table:table-cell table:formula="of:=IF(NOT([.$I622]=&quot;&quot;);IF([.$C622]=[.J$1];[.$I622];&quot;&quot;);&quot;&quot;)">
            <text:p/>
          </table:table-cell>
          <table:table-cell table:formula="of:=IF(NOT([.$I622]=&quot;&quot;);IF([.$C622]=[.K$1];[.$I622];&quot;&quot;);&quot;&quot;)">
            <text:p/>
          </table:table-cell>
          <table:table-cell table:formula="of:=IF(NOT([.$I622]=&quot;&quot;);IF([.$C622]=[.L$1];[.$I622];&quot;&quot;);&quot;&quot;)">
            <text:p/>
          </table:table-cell>
          <table:table-cell table:formula="of:=IF(NOT([.$I622]=&quot;&quot;);IF([.$C622]=[.M$1];[.$I622];&quot;&quot;);&quot;&quot;)">
            <text:p/>
          </table:table-cell>
          <table:table-cell table:formula="of:=IF(NOT([.$I622]=&quot;&quot;);IF([.$C622]=[.N$1];[.$I622];&quot;&quot;);&quot;&quot;)">
            <text:p/>
          </table:table-cell>
          <table:table-cell table:formula="of:=IF(NOT([.$I622]=&quot;&quot;);IF([.$C622]=[.O$1];[.$I622];&quot;&quot;);&quot;&quot;)">
            <text:p/>
          </table:table-cell>
          <table:table-cell table:formula="of:=IF(NOT([.$I622]=&quot;&quot;);IF([.$C622]=[.P$1];[.$I622];&quot;&quot;);&quot;&quot;)">
            <text:p/>
          </table:table-cell>
          <table:table-cell table:formula="of:=IF(NOT([.$I622]=&quot;&quot;);IF([.$C622]=[.Q$1];[.$I622];&quot;&quot;);&quot;&quot;)">
            <text:p/>
          </table:table-cell>
          <table:table-cell table:formula="of:=IF(NOT([.$I622]=&quot;&quot;);IF([.$C622]=[.R$1];[.$I622];&quot;&quot;);&quot;&quot;)">
            <text:p/>
          </table:table-cell>
          <table:table-cell table:formula="of:=IF(NOT([.$I622]=&quot;&quot;);IF([.$C622]=[.S$1];[.$I622];&quot;&quot;);&quot;&quot;)">
            <text:p/>
          </table:table-cell>
          <table:table-cell table:formula="of:=IF(NOT([.$I622]=&quot;&quot;);IF([.$C622]=[.T$1];[.$I622];&quot;&quot;);&quot;&quot;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64" office:value-type="string" calcext:value-type="string">
            <text:p>Hackney South and Shored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58334597957812" calcext:value-type="percentage">
            <text:p>65.83%</text:p>
          </table:table-cell>
          <table:table-cell table:formula="of:=IF([.D623]=&quot;con&quot;;[.E623];-[.E623])" office:value-type="percentage" office:value="-0.658334597957812" calcext:value-type="percentage">
            <text:p>-65.83%</text:p>
          </table:table-cell>
          <table:table-cell table:formula="of:=IF([.D623]=&quot;lab&quot;;[.E623];-[.E623])" office:value-type="percentage" office:value="0.658334597957812" calcext:value-type="percentage">
            <text:p>65.83%</text:p>
          </table:table-cell>
          <table:table-cell table:formula="of:=IF([.D623]=&quot;lib&quot;;[.E623];-[.E623])" office:value-type="percentage" office:value="-0.658334597957812" calcext:value-type="percentage">
            <text:p>-65.83%</text:p>
          </table:table-cell>
          <table:table-cell/>
          <table:table-cell table:formula="of:=IF(NOT([.$I623]=&quot;&quot;);IF([.$C623]=[.J$1];[.$I623];&quot;&quot;);&quot;&quot;)">
            <text:p/>
          </table:table-cell>
          <table:table-cell table:formula="of:=IF(NOT([.$I623]=&quot;&quot;);IF([.$C623]=[.K$1];[.$I623];&quot;&quot;);&quot;&quot;)">
            <text:p/>
          </table:table-cell>
          <table:table-cell table:formula="of:=IF(NOT([.$I623]=&quot;&quot;);IF([.$C623]=[.L$1];[.$I623];&quot;&quot;);&quot;&quot;)">
            <text:p/>
          </table:table-cell>
          <table:table-cell table:formula="of:=IF(NOT([.$I623]=&quot;&quot;);IF([.$C623]=[.M$1];[.$I623];&quot;&quot;);&quot;&quot;)">
            <text:p/>
          </table:table-cell>
          <table:table-cell table:formula="of:=IF(NOT([.$I623]=&quot;&quot;);IF([.$C623]=[.N$1];[.$I623];&quot;&quot;);&quot;&quot;)">
            <text:p/>
          </table:table-cell>
          <table:table-cell table:formula="of:=IF(NOT([.$I623]=&quot;&quot;);IF([.$C623]=[.O$1];[.$I623];&quot;&quot;);&quot;&quot;)">
            <text:p/>
          </table:table-cell>
          <table:table-cell table:formula="of:=IF(NOT([.$I623]=&quot;&quot;);IF([.$C623]=[.P$1];[.$I623];&quot;&quot;);&quot;&quot;)">
            <text:p/>
          </table:table-cell>
          <table:table-cell table:formula="of:=IF(NOT([.$I623]=&quot;&quot;);IF([.$C623]=[.Q$1];[.$I623];&quot;&quot;);&quot;&quot;)">
            <text:p/>
          </table:table-cell>
          <table:table-cell table:formula="of:=IF(NOT([.$I623]=&quot;&quot;);IF([.$C623]=[.R$1];[.$I623];&quot;&quot;);&quot;&quot;)">
            <text:p/>
          </table:table-cell>
          <table:table-cell table:formula="of:=IF(NOT([.$I623]=&quot;&quot;);IF([.$C623]=[.S$1];[.$I623];&quot;&quot;);&quot;&quot;)">
            <text:p/>
          </table:table-cell>
          <table:table-cell table:formula="of:=IF(NOT([.$I623]=&quot;&quot;);IF([.$C623]=[.T$1];[.$I623];&quot;&quot;);&quot;&quot;)">
            <text:p/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70" office:value-type="string" calcext:value-type="string">
            <text:p>Birmingham Ladywoo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59314405170759" calcext:value-type="percentage">
            <text:p>65.93%</text:p>
          </table:table-cell>
          <table:table-cell table:formula="of:=IF([.D624]=&quot;con&quot;;[.E624];-[.E624])" office:value-type="percentage" office:value="-0.659314405170759" calcext:value-type="percentage">
            <text:p>-65.93%</text:p>
          </table:table-cell>
          <table:table-cell table:formula="of:=IF([.D624]=&quot;lab&quot;;[.E624];-[.E624])" office:value-type="percentage" office:value="0.659314405170759" calcext:value-type="percentage">
            <text:p>65.93%</text:p>
          </table:table-cell>
          <table:table-cell table:formula="of:=IF([.D624]=&quot;lib&quot;;[.E624];-[.E624])" office:value-type="percentage" office:value="-0.659314405170759" calcext:value-type="percentage">
            <text:p>-65.93%</text:p>
          </table:table-cell>
          <table:table-cell/>
          <table:table-cell table:formula="of:=IF(NOT([.$I624]=&quot;&quot;);IF([.$C624]=[.J$1];[.$I624];&quot;&quot;);&quot;&quot;)">
            <text:p/>
          </table:table-cell>
          <table:table-cell table:formula="of:=IF(NOT([.$I624]=&quot;&quot;);IF([.$C624]=[.K$1];[.$I624];&quot;&quot;);&quot;&quot;)">
            <text:p/>
          </table:table-cell>
          <table:table-cell table:formula="of:=IF(NOT([.$I624]=&quot;&quot;);IF([.$C624]=[.L$1];[.$I624];&quot;&quot;);&quot;&quot;)">
            <text:p/>
          </table:table-cell>
          <table:table-cell table:formula="of:=IF(NOT([.$I624]=&quot;&quot;);IF([.$C624]=[.M$1];[.$I624];&quot;&quot;);&quot;&quot;)">
            <text:p/>
          </table:table-cell>
          <table:table-cell table:formula="of:=IF(NOT([.$I624]=&quot;&quot;);IF([.$C624]=[.N$1];[.$I624];&quot;&quot;);&quot;&quot;)">
            <text:p/>
          </table:table-cell>
          <table:table-cell table:formula="of:=IF(NOT([.$I624]=&quot;&quot;);IF([.$C624]=[.O$1];[.$I624];&quot;&quot;);&quot;&quot;)">
            <text:p/>
          </table:table-cell>
          <table:table-cell table:formula="of:=IF(NOT([.$I624]=&quot;&quot;);IF([.$C624]=[.P$1];[.$I624];&quot;&quot;);&quot;&quot;)">
            <text:p/>
          </table:table-cell>
          <table:table-cell table:formula="of:=IF(NOT([.$I624]=&quot;&quot;);IF([.$C624]=[.Q$1];[.$I624];&quot;&quot;);&quot;&quot;)">
            <text:p/>
          </table:table-cell>
          <table:table-cell table:formula="of:=IF(NOT([.$I624]=&quot;&quot;);IF([.$C624]=[.R$1];[.$I624];&quot;&quot;);&quot;&quot;)">
            <text:p/>
          </table:table-cell>
          <table:table-cell table:formula="of:=IF(NOT([.$I624]=&quot;&quot;);IF([.$C624]=[.S$1];[.$I624];&quot;&quot;);&quot;&quot;)">
            <text:p/>
          </table:table-cell>
          <table:table-cell table:formula="of:=IF(NOT([.$I624]=&quot;&quot;);IF([.$C624]=[.T$1];[.$I624];&quot;&quot;);&quot;&quot;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64" office:value-type="string" calcext:value-type="string">
            <text:p>Walthamst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2246255525514" calcext:value-type="percentage">
            <text:p>66.22%</text:p>
          </table:table-cell>
          <table:table-cell table:formula="of:=IF([.D625]=&quot;con&quot;;[.E625];-[.E625])" office:value-type="percentage" office:value="-0.662246255525514" calcext:value-type="percentage">
            <text:p>-66.22%</text:p>
          </table:table-cell>
          <table:table-cell table:formula="of:=IF([.D625]=&quot;lab&quot;;[.E625];-[.E625])" office:value-type="percentage" office:value="0.662246255525514" calcext:value-type="percentage">
            <text:p>66.22%</text:p>
          </table:table-cell>
          <table:table-cell table:formula="of:=IF([.D625]=&quot;lib&quot;;[.E625];-[.E625])" office:value-type="percentage" office:value="-0.662246255525514" calcext:value-type="percentage">
            <text:p>-66.22%</text:p>
          </table:table-cell>
          <table:table-cell/>
          <table:table-cell table:formula="of:=IF(NOT([.$I625]=&quot;&quot;);IF([.$C625]=[.J$1];[.$I625];&quot;&quot;);&quot;&quot;)">
            <text:p/>
          </table:table-cell>
          <table:table-cell table:formula="of:=IF(NOT([.$I625]=&quot;&quot;);IF([.$C625]=[.K$1];[.$I625];&quot;&quot;);&quot;&quot;)">
            <text:p/>
          </table:table-cell>
          <table:table-cell table:formula="of:=IF(NOT([.$I625]=&quot;&quot;);IF([.$C625]=[.L$1];[.$I625];&quot;&quot;);&quot;&quot;)">
            <text:p/>
          </table:table-cell>
          <table:table-cell table:formula="of:=IF(NOT([.$I625]=&quot;&quot;);IF([.$C625]=[.M$1];[.$I625];&quot;&quot;);&quot;&quot;)">
            <text:p/>
          </table:table-cell>
          <table:table-cell table:formula="of:=IF(NOT([.$I625]=&quot;&quot;);IF([.$C625]=[.N$1];[.$I625];&quot;&quot;);&quot;&quot;)">
            <text:p/>
          </table:table-cell>
          <table:table-cell table:formula="of:=IF(NOT([.$I625]=&quot;&quot;);IF([.$C625]=[.O$1];[.$I625];&quot;&quot;);&quot;&quot;)">
            <text:p/>
          </table:table-cell>
          <table:table-cell table:formula="of:=IF(NOT([.$I625]=&quot;&quot;);IF([.$C625]=[.P$1];[.$I625];&quot;&quot;);&quot;&quot;)">
            <text:p/>
          </table:table-cell>
          <table:table-cell table:formula="of:=IF(NOT([.$I625]=&quot;&quot;);IF([.$C625]=[.Q$1];[.$I625];&quot;&quot;);&quot;&quot;)">
            <text:p/>
          </table:table-cell>
          <table:table-cell table:formula="of:=IF(NOT([.$I625]=&quot;&quot;);IF([.$C625]=[.R$1];[.$I625];&quot;&quot;);&quot;&quot;)">
            <text:p/>
          </table:table-cell>
          <table:table-cell table:formula="of:=IF(NOT([.$I625]=&quot;&quot;);IF([.$C625]=[.S$1];[.$I625];&quot;&quot;);&quot;&quot;)">
            <text:p/>
          </table:table-cell>
          <table:table-cell table:formula="of:=IF(NOT([.$I625]=&quot;&quot;);IF([.$C625]=[.T$1];[.$I625];&quot;&quot;);&quot;&quot;)">
            <text:p/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64" office:value-type="string" calcext:value-type="string">
            <text:p>Totten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4547882319186" calcext:value-type="percentage">
            <text:p>66.45%</text:p>
          </table:table-cell>
          <table:table-cell table:formula="of:=IF([.D626]=&quot;con&quot;;[.E626];-[.E626])" office:value-type="percentage" office:value="-0.664547882319186" calcext:value-type="percentage">
            <text:p>-66.45%</text:p>
          </table:table-cell>
          <table:table-cell table:formula="of:=IF([.D626]=&quot;lab&quot;;[.E626];-[.E626])" office:value-type="percentage" office:value="0.664547882319186" calcext:value-type="percentage">
            <text:p>66.45%</text:p>
          </table:table-cell>
          <table:table-cell table:formula="of:=IF([.D626]=&quot;lib&quot;;[.E626];-[.E626])" office:value-type="percentage" office:value="-0.664547882319186" calcext:value-type="percentage">
            <text:p>-66.45%</text:p>
          </table:table-cell>
          <table:table-cell/>
          <table:table-cell table:formula="of:=IF(NOT([.$I626]=&quot;&quot;);IF([.$C626]=[.J$1];[.$I626];&quot;&quot;);&quot;&quot;)">
            <text:p/>
          </table:table-cell>
          <table:table-cell table:formula="of:=IF(NOT([.$I626]=&quot;&quot;);IF([.$C626]=[.K$1];[.$I626];&quot;&quot;);&quot;&quot;)">
            <text:p/>
          </table:table-cell>
          <table:table-cell table:formula="of:=IF(NOT([.$I626]=&quot;&quot;);IF([.$C626]=[.L$1];[.$I626];&quot;&quot;);&quot;&quot;)">
            <text:p/>
          </table:table-cell>
          <table:table-cell table:formula="of:=IF(NOT([.$I626]=&quot;&quot;);IF([.$C626]=[.M$1];[.$I626];&quot;&quot;);&quot;&quot;)">
            <text:p/>
          </table:table-cell>
          <table:table-cell table:formula="of:=IF(NOT([.$I626]=&quot;&quot;);IF([.$C626]=[.N$1];[.$I626];&quot;&quot;);&quot;&quot;)">
            <text:p/>
          </table:table-cell>
          <table:table-cell table:formula="of:=IF(NOT([.$I626]=&quot;&quot;);IF([.$C626]=[.O$1];[.$I626];&quot;&quot;);&quot;&quot;)">
            <text:p/>
          </table:table-cell>
          <table:table-cell table:formula="of:=IF(NOT([.$I626]=&quot;&quot;);IF([.$C626]=[.P$1];[.$I626];&quot;&quot;);&quot;&quot;)">
            <text:p/>
          </table:table-cell>
          <table:table-cell table:formula="of:=IF(NOT([.$I626]=&quot;&quot;);IF([.$C626]=[.Q$1];[.$I626];&quot;&quot;);&quot;&quot;)">
            <text:p/>
          </table:table-cell>
          <table:table-cell table:formula="of:=IF(NOT([.$I626]=&quot;&quot;);IF([.$C626]=[.R$1];[.$I626];&quot;&quot;);&quot;&quot;)">
            <text:p/>
          </table:table-cell>
          <table:table-cell table:formula="of:=IF(NOT([.$I626]=&quot;&quot;);IF([.$C626]=[.S$1];[.$I626];&quot;&quot;);&quot;&quot;)">
            <text:p/>
          </table:table-cell>
          <table:table-cell table:formula="of:=IF(NOT([.$I626]=&quot;&quot;);IF([.$C626]=[.T$1];[.$I626];&quot;&quot;);&quot;&quot;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70" office:value-type="string" calcext:value-type="string">
            <text:p>Bristol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73640939155182" calcext:value-type="percentage">
            <text:p>67.36%</text:p>
          </table:table-cell>
          <table:table-cell table:formula="of:=IF([.D627]=&quot;con&quot;;[.E627];-[.E627])" office:value-type="percentage" office:value="-0.673640939155182" calcext:value-type="percentage">
            <text:p>-67.36%</text:p>
          </table:table-cell>
          <table:table-cell table:formula="of:=IF([.D627]=&quot;lab&quot;;[.E627];-[.E627])" office:value-type="percentage" office:value="0.673640939155182" calcext:value-type="percentage">
            <text:p>67.36%</text:p>
          </table:table-cell>
          <table:table-cell table:formula="of:=IF([.D627]=&quot;lib&quot;;[.E627];-[.E627])" office:value-type="percentage" office:value="-0.673640939155182" calcext:value-type="percentage">
            <text:p>-67.36%</text:p>
          </table:table-cell>
          <table:table-cell/>
          <table:table-cell table:formula="of:=IF(NOT([.$I627]=&quot;&quot;);IF([.$C627]=[.J$1];[.$I627];&quot;&quot;);&quot;&quot;)">
            <text:p/>
          </table:table-cell>
          <table:table-cell table:formula="of:=IF(NOT([.$I627]=&quot;&quot;);IF([.$C627]=[.K$1];[.$I627];&quot;&quot;);&quot;&quot;)">
            <text:p/>
          </table:table-cell>
          <table:table-cell table:formula="of:=IF(NOT([.$I627]=&quot;&quot;);IF([.$C627]=[.L$1];[.$I627];&quot;&quot;);&quot;&quot;)">
            <text:p/>
          </table:table-cell>
          <table:table-cell table:formula="of:=IF(NOT([.$I627]=&quot;&quot;);IF([.$C627]=[.M$1];[.$I627];&quot;&quot;);&quot;&quot;)">
            <text:p/>
          </table:table-cell>
          <table:table-cell table:formula="of:=IF(NOT([.$I627]=&quot;&quot;);IF([.$C627]=[.N$1];[.$I627];&quot;&quot;);&quot;&quot;)">
            <text:p/>
          </table:table-cell>
          <table:table-cell table:formula="of:=IF(NOT([.$I627]=&quot;&quot;);IF([.$C627]=[.O$1];[.$I627];&quot;&quot;);&quot;&quot;)">
            <text:p/>
          </table:table-cell>
          <table:table-cell table:formula="of:=IF(NOT([.$I627]=&quot;&quot;);IF([.$C627]=[.P$1];[.$I627];&quot;&quot;);&quot;&quot;)">
            <text:p/>
          </table:table-cell>
          <table:table-cell table:formula="of:=IF(NOT([.$I627]=&quot;&quot;);IF([.$C627]=[.Q$1];[.$I627];&quot;&quot;);&quot;&quot;)">
            <text:p/>
          </table:table-cell>
          <table:table-cell table:formula="of:=IF(NOT([.$I627]=&quot;&quot;);IF([.$C627]=[.R$1];[.$I627];&quot;&quot;);&quot;&quot;)">
            <text:p/>
          </table:table-cell>
          <table:table-cell table:formula="of:=IF(NOT([.$I627]=&quot;&quot;);IF([.$C627]=[.S$1];[.$I627];&quot;&quot;);&quot;&quot;)">
            <text:p/>
          </table:table-cell>
          <table:table-cell table:formula="of:=IF(NOT([.$I627]=&quot;&quot;);IF([.$C627]=[.T$1];[.$I627];&quot;&quot;);&quot;&quot;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4" office:value-type="string" calcext:value-type="string">
            <text:p>Liverpool Waver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80058420402202" calcext:value-type="percentage">
            <text:p>68.01%</text:p>
          </table:table-cell>
          <table:table-cell table:formula="of:=IF([.D628]=&quot;con&quot;;[.E628];-[.E628])" office:value-type="percentage" office:value="-0.680058420402202" calcext:value-type="percentage">
            <text:p>-68.01%</text:p>
          </table:table-cell>
          <table:table-cell table:formula="of:=IF([.D628]=&quot;lab&quot;;[.E628];-[.E628])" office:value-type="percentage" office:value="0.680058420402202" calcext:value-type="percentage">
            <text:p>68.01%</text:p>
          </table:table-cell>
          <table:table-cell table:formula="of:=IF([.D628]=&quot;lib&quot;;[.E628];-[.E628])" office:value-type="percentage" office:value="-0.680058420402202" calcext:value-type="percentage">
            <text:p>-68.01%</text:p>
          </table:table-cell>
          <table:table-cell/>
          <table:table-cell table:formula="of:=IF(NOT([.$I628]=&quot;&quot;);IF([.$C628]=[.J$1];[.$I628];&quot;&quot;);&quot;&quot;)">
            <text:p/>
          </table:table-cell>
          <table:table-cell table:formula="of:=IF(NOT([.$I628]=&quot;&quot;);IF([.$C628]=[.K$1];[.$I628];&quot;&quot;);&quot;&quot;)">
            <text:p/>
          </table:table-cell>
          <table:table-cell table:formula="of:=IF(NOT([.$I628]=&quot;&quot;);IF([.$C628]=[.L$1];[.$I628];&quot;&quot;);&quot;&quot;)">
            <text:p/>
          </table:table-cell>
          <table:table-cell table:formula="of:=IF(NOT([.$I628]=&quot;&quot;);IF([.$C628]=[.M$1];[.$I628];&quot;&quot;);&quot;&quot;)">
            <text:p/>
          </table:table-cell>
          <table:table-cell table:formula="of:=IF(NOT([.$I628]=&quot;&quot;);IF([.$C628]=[.N$1];[.$I628];&quot;&quot;);&quot;&quot;)">
            <text:p/>
          </table:table-cell>
          <table:table-cell table:formula="of:=IF(NOT([.$I628]=&quot;&quot;);IF([.$C628]=[.O$1];[.$I628];&quot;&quot;);&quot;&quot;)">
            <text:p/>
          </table:table-cell>
          <table:table-cell table:formula="of:=IF(NOT([.$I628]=&quot;&quot;);IF([.$C628]=[.P$1];[.$I628];&quot;&quot;);&quot;&quot;)">
            <text:p/>
          </table:table-cell>
          <table:table-cell table:formula="of:=IF(NOT([.$I628]=&quot;&quot;);IF([.$C628]=[.Q$1];[.$I628];&quot;&quot;);&quot;&quot;)">
            <text:p/>
          </table:table-cell>
          <table:table-cell table:formula="of:=IF(NOT([.$I628]=&quot;&quot;);IF([.$C628]=[.R$1];[.$I628];&quot;&quot;);&quot;&quot;)">
            <text:p/>
          </table:table-cell>
          <table:table-cell table:formula="of:=IF(NOT([.$I628]=&quot;&quot;);IF([.$C628]=[.S$1];[.$I628];&quot;&quot;);&quot;&quot;)">
            <text:p/>
          </table:table-cell>
          <table:table-cell table:formula="of:=IF(NOT([.$I628]=&quot;&quot;);IF([.$C628]=[.T$1];[.$I628];&quot;&quot;)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70" office:value-type="string" calcext:value-type="string">
            <text:p>Liverpool West Derb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95725584288634" calcext:value-type="percentage">
            <text:p>69.57%</text:p>
          </table:table-cell>
          <table:table-cell table:formula="of:=IF([.D629]=&quot;con&quot;;[.E629];-[.E629])" office:value-type="percentage" office:value="-0.695725584288634" calcext:value-type="percentage">
            <text:p>-69.57%</text:p>
          </table:table-cell>
          <table:table-cell table:formula="of:=IF([.D629]=&quot;lab&quot;;[.E629];-[.E629])" office:value-type="percentage" office:value="0.695725584288634" calcext:value-type="percentage">
            <text:p>69.57%</text:p>
          </table:table-cell>
          <table:table-cell table:formula="of:=IF([.D629]=&quot;lib&quot;;[.E629];-[.E629])" office:value-type="percentage" office:value="-0.695725584288634" calcext:value-type="percentage">
            <text:p>-69.57%</text:p>
          </table:table-cell>
          <table:table-cell/>
          <table:table-cell table:formula="of:=IF(NOT([.$I629]=&quot;&quot;);IF([.$C629]=[.J$1];[.$I629];&quot;&quot;);&quot;&quot;)">
            <text:p/>
          </table:table-cell>
          <table:table-cell table:formula="of:=IF(NOT([.$I629]=&quot;&quot;);IF([.$C629]=[.K$1];[.$I629];&quot;&quot;);&quot;&quot;)">
            <text:p/>
          </table:table-cell>
          <table:table-cell table:formula="of:=IF(NOT([.$I629]=&quot;&quot;);IF([.$C629]=[.L$1];[.$I629];&quot;&quot;);&quot;&quot;)">
            <text:p/>
          </table:table-cell>
          <table:table-cell table:formula="of:=IF(NOT([.$I629]=&quot;&quot;);IF([.$C629]=[.M$1];[.$I629];&quot;&quot;);&quot;&quot;)">
            <text:p/>
          </table:table-cell>
          <table:table-cell table:formula="of:=IF(NOT([.$I629]=&quot;&quot;);IF([.$C629]=[.N$1];[.$I629];&quot;&quot;);&quot;&quot;)">
            <text:p/>
          </table:table-cell>
          <table:table-cell table:formula="of:=IF(NOT([.$I629]=&quot;&quot;);IF([.$C629]=[.O$1];[.$I629];&quot;&quot;);&quot;&quot;)">
            <text:p/>
          </table:table-cell>
          <table:table-cell table:formula="of:=IF(NOT([.$I629]=&quot;&quot;);IF([.$C629]=[.P$1];[.$I629];&quot;&quot;);&quot;&quot;)">
            <text:p/>
          </table:table-cell>
          <table:table-cell table:formula="of:=IF(NOT([.$I629]=&quot;&quot;);IF([.$C629]=[.Q$1];[.$I629];&quot;&quot;);&quot;&quot;)">
            <text:p/>
          </table:table-cell>
          <table:table-cell table:formula="of:=IF(NOT([.$I629]=&quot;&quot;);IF([.$C629]=[.R$1];[.$I629];&quot;&quot;);&quot;&quot;)">
            <text:p/>
          </table:table-cell>
          <table:table-cell table:formula="of:=IF(NOT([.$I629]=&quot;&quot;);IF([.$C629]=[.S$1];[.$I629];&quot;&quot;);&quot;&quot;)">
            <text:p/>
          </table:table-cell>
          <table:table-cell table:formula="of:=IF(NOT([.$I629]=&quot;&quot;);IF([.$C629]=[.T$1];[.$I629];&quot;&quot;);&quot;&quot;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71" office:value-type="string" calcext:value-type="string">
            <text:p>Liverpool Wal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9962559936943" calcext:value-type="percentage">
            <text:p>69.96%</text:p>
          </table:table-cell>
          <table:table-cell table:formula="of:=IF([.D630]=&quot;con&quot;;[.E630];-[.E630])" office:value-type="percentage" office:value="-0.69962559936943" calcext:value-type="percentage">
            <text:p>-69.96%</text:p>
          </table:table-cell>
          <table:table-cell table:formula="of:=IF([.D630]=&quot;lab&quot;;[.E630];-[.E630])" office:value-type="percentage" office:value="0.69962559936943" calcext:value-type="percentage">
            <text:p>69.96%</text:p>
          </table:table-cell>
          <table:table-cell table:formula="of:=IF([.D630]=&quot;lib&quot;;[.E630];-[.E630])" office:value-type="percentage" office:value="-0.69962559936943" calcext:value-type="percentage">
            <text:p>-69.96%</text:p>
          </table:table-cell>
          <table:table-cell/>
          <table:table-cell table:formula="of:=IF(NOT([.$I630]=&quot;&quot;);IF([.$C630]=[.J$1];[.$I630];&quot;&quot;);&quot;&quot;)">
            <text:p/>
          </table:table-cell>
          <table:table-cell table:formula="of:=IF(NOT([.$I630]=&quot;&quot;);IF([.$C630]=[.K$1];[.$I630];&quot;&quot;);&quot;&quot;)">
            <text:p/>
          </table:table-cell>
          <table:table-cell table:formula="of:=IF(NOT([.$I630]=&quot;&quot;);IF([.$C630]=[.L$1];[.$I630];&quot;&quot;);&quot;&quot;)">
            <text:p/>
          </table:table-cell>
          <table:table-cell table:formula="of:=IF(NOT([.$I630]=&quot;&quot;);IF([.$C630]=[.M$1];[.$I630];&quot;&quot;);&quot;&quot;)">
            <text:p/>
          </table:table-cell>
          <table:table-cell table:formula="of:=IF(NOT([.$I630]=&quot;&quot;);IF([.$C630]=[.N$1];[.$I630];&quot;&quot;);&quot;&quot;)">
            <text:p/>
          </table:table-cell>
          <table:table-cell table:formula="of:=IF(NOT([.$I630]=&quot;&quot;);IF([.$C630]=[.O$1];[.$I630];&quot;&quot;);&quot;&quot;)">
            <text:p/>
          </table:table-cell>
          <table:table-cell table:formula="of:=IF(NOT([.$I630]=&quot;&quot;);IF([.$C630]=[.P$1];[.$I630];&quot;&quot;);&quot;&quot;)">
            <text:p/>
          </table:table-cell>
          <table:table-cell table:formula="of:=IF(NOT([.$I630]=&quot;&quot;);IF([.$C630]=[.Q$1];[.$I630];&quot;&quot;);&quot;&quot;)">
            <text:p/>
          </table:table-cell>
          <table:table-cell table:formula="of:=IF(NOT([.$I630]=&quot;&quot;);IF([.$C630]=[.R$1];[.$I630];&quot;&quot;);&quot;&quot;)">
            <text:p/>
          </table:table-cell>
          <table:table-cell table:formula="of:=IF(NOT([.$I630]=&quot;&quot;);IF([.$C630]=[.S$1];[.$I630];&quot;&quot;);&quot;&quot;)">
            <text:p/>
          </table:table-cell>
          <table:table-cell table:formula="of:=IF(NOT([.$I630]=&quot;&quot;);IF([.$C630]=[.T$1];[.$I630];&quot;&quot;);&quot;&quot;)">
            <text:p/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70" office:value-type="string" calcext:value-type="string">
            <text:p>Boot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19796700549908" calcext:value-type="percentage">
            <text:p>71.98%</text:p>
          </table:table-cell>
          <table:table-cell table:formula="of:=IF([.D631]=&quot;con&quot;;[.E631];-[.E631])" office:value-type="percentage" office:value="-0.719796700549908" calcext:value-type="percentage">
            <text:p>-71.98%</text:p>
          </table:table-cell>
          <table:table-cell table:formula="of:=IF([.D631]=&quot;lab&quot;;[.E631];-[.E631])" office:value-type="percentage" office:value="0.719796700549908" calcext:value-type="percentage">
            <text:p>71.98%</text:p>
          </table:table-cell>
          <table:table-cell table:formula="of:=IF([.D631]=&quot;lib&quot;;[.E631];-[.E631])" office:value-type="percentage" office:value="-0.719796700549908" calcext:value-type="percentage">
            <text:p>-71.98%</text:p>
          </table:table-cell>
          <table:table-cell/>
          <table:table-cell table:formula="of:=IF(NOT([.$I631]=&quot;&quot;);IF([.$C631]=[.J$1];[.$I631];&quot;&quot;);&quot;&quot;)">
            <text:p/>
          </table:table-cell>
          <table:table-cell table:formula="of:=IF(NOT([.$I631]=&quot;&quot;);IF([.$C631]=[.K$1];[.$I631];&quot;&quot;);&quot;&quot;)">
            <text:p/>
          </table:table-cell>
          <table:table-cell table:formula="of:=IF(NOT([.$I631]=&quot;&quot;);IF([.$C631]=[.L$1];[.$I631];&quot;&quot;);&quot;&quot;)">
            <text:p/>
          </table:table-cell>
          <table:table-cell table:formula="of:=IF(NOT([.$I631]=&quot;&quot;);IF([.$C631]=[.M$1];[.$I631];&quot;&quot;);&quot;&quot;)">
            <text:p/>
          </table:table-cell>
          <table:table-cell table:formula="of:=IF(NOT([.$I631]=&quot;&quot;);IF([.$C631]=[.N$1];[.$I631];&quot;&quot;);&quot;&quot;)">
            <text:p/>
          </table:table-cell>
          <table:table-cell table:formula="of:=IF(NOT([.$I631]=&quot;&quot;);IF([.$C631]=[.O$1];[.$I631];&quot;&quot;);&quot;&quot;)">
            <text:p/>
          </table:table-cell>
          <table:table-cell table:formula="of:=IF(NOT([.$I631]=&quot;&quot;);IF([.$C631]=[.P$1];[.$I631];&quot;&quot;);&quot;&quot;)">
            <text:p/>
          </table:table-cell>
          <table:table-cell table:formula="of:=IF(NOT([.$I631]=&quot;&quot;);IF([.$C631]=[.Q$1];[.$I631];&quot;&quot;);&quot;&quot;)">
            <text:p/>
          </table:table-cell>
          <table:table-cell table:formula="of:=IF(NOT([.$I631]=&quot;&quot;);IF([.$C631]=[.R$1];[.$I631];&quot;&quot;);&quot;&quot;)">
            <text:p/>
          </table:table-cell>
          <table:table-cell table:formula="of:=IF(NOT([.$I631]=&quot;&quot;);IF([.$C631]=[.S$1];[.$I631];&quot;&quot;);&quot;&quot;)">
            <text:p/>
          </table:table-cell>
          <table:table-cell table:formula="of:=IF(NOT([.$I631]=&quot;&quot;);IF([.$C631]=[.T$1];[.$I631];&quot;&quot;);&quot;&quot;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70" office:value-type="string" calcext:value-type="string">
            <text:p>Knows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33103754721173" calcext:value-type="percentage">
            <text:p>73.31%</text:p>
          </table:table-cell>
          <table:table-cell table:formula="of:=IF([.D632]=&quot;con&quot;;[.E632];-[.E632])" office:value-type="percentage" office:value="-0.733103754721173" calcext:value-type="percentage">
            <text:p>-73.31%</text:p>
          </table:table-cell>
          <table:table-cell table:formula="of:=IF([.D632]=&quot;lab&quot;;[.E632];-[.E632])" office:value-type="percentage" office:value="0.733103754721173" calcext:value-type="percentage">
            <text:p>73.31%</text:p>
          </table:table-cell>
          <table:table-cell table:formula="of:=IF([.D632]=&quot;lib&quot;;[.E632];-[.E632])" office:value-type="percentage" office:value="-0.733103754721173" calcext:value-type="percentage">
            <text:p>-73.31%</text:p>
          </table:table-cell>
          <table:table-cell/>
          <table:table-cell table:formula="of:=IF(NOT([.$I632]=&quot;&quot;);IF([.$C632]=[.J$1];[.$I632];&quot;&quot;);&quot;&quot;)">
            <text:p/>
          </table:table-cell>
          <table:table-cell table:formula="of:=IF(NOT([.$I632]=&quot;&quot;);IF([.$C632]=[.K$1];[.$I632];&quot;&quot;);&quot;&quot;)">
            <text:p/>
          </table:table-cell>
          <table:table-cell table:formula="of:=IF(NOT([.$I632]=&quot;&quot;);IF([.$C632]=[.L$1];[.$I632];&quot;&quot;);&quot;&quot;)">
            <text:p/>
          </table:table-cell>
          <table:table-cell table:formula="of:=IF(NOT([.$I632]=&quot;&quot;);IF([.$C632]=[.M$1];[.$I632];&quot;&quot;);&quot;&quot;)">
            <text:p/>
          </table:table-cell>
          <table:table-cell table:formula="of:=IF(NOT([.$I632]=&quot;&quot;);IF([.$C632]=[.N$1];[.$I632];&quot;&quot;);&quot;&quot;)">
            <text:p/>
          </table:table-cell>
          <table:table-cell table:formula="of:=IF(NOT([.$I632]=&quot;&quot;);IF([.$C632]=[.O$1];[.$I632];&quot;&quot;);&quot;&quot;)">
            <text:p/>
          </table:table-cell>
          <table:table-cell table:formula="of:=IF(NOT([.$I632]=&quot;&quot;);IF([.$C632]=[.P$1];[.$I632];&quot;&quot;);&quot;&quot;)">
            <text:p/>
          </table:table-cell>
          <table:table-cell table:formula="of:=IF(NOT([.$I632]=&quot;&quot;);IF([.$C632]=[.Q$1];[.$I632];&quot;&quot;);&quot;&quot;)">
            <text:p/>
          </table:table-cell>
          <table:table-cell table:formula="of:=IF(NOT([.$I632]=&quot;&quot;);IF([.$C632]=[.R$1];[.$I632];&quot;&quot;);&quot;&quot;)">
            <text:p/>
          </table:table-cell>
          <table:table-cell table:formula="of:=IF(NOT([.$I632]=&quot;&quot;);IF([.$C632]=[.S$1];[.$I632];&quot;&quot;);&quot;&quot;)">
            <text:p/>
          </table:table-cell>
          <table:table-cell table:formula="of:=IF(NOT([.$I632]=&quot;&quot;);IF([.$C632]=[.T$1];[.$I632];&quot;&quot;);&quot;&quot;)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4" office:value-type="string" calcext:value-type="string">
            <text:p>Liverpool River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74987959880227" calcext:value-type="percentage">
            <text:p>74.99%</text:p>
          </table:table-cell>
          <table:table-cell table:formula="of:=IF([.D633]=&quot;con&quot;;[.E633];-[.E633])" office:value-type="percentage" office:value="-0.74987959880227" calcext:value-type="percentage">
            <text:p>-74.99%</text:p>
          </table:table-cell>
          <table:table-cell table:formula="of:=IF([.D633]=&quot;lab&quot;;[.E633];-[.E633])" office:value-type="percentage" office:value="0.74987959880227" calcext:value-type="percentage">
            <text:p>74.99%</text:p>
          </table:table-cell>
          <table:table-cell table:formula="of:=IF([.D633]=&quot;lib&quot;;[.E633];-[.E633])" office:value-type="percentage" office:value="-0.74987959880227" calcext:value-type="percentage">
            <text:p>-74.99%</text:p>
          </table:table-cell>
          <table:table-cell/>
          <table:table-cell table:formula="of:=IF(NOT([.$I633]=&quot;&quot;);IF([.$C633]=[.J$1];[.$I633];&quot;&quot;);&quot;&quot;)">
            <text:p/>
          </table:table-cell>
          <table:table-cell table:formula="of:=IF(NOT([.$I633]=&quot;&quot;);IF([.$C633]=[.K$1];[.$I633];&quot;&quot;);&quot;&quot;)">
            <text:p/>
          </table:table-cell>
          <table:table-cell table:formula="of:=IF(NOT([.$I633]=&quot;&quot;);IF([.$C633]=[.L$1];[.$I633];&quot;&quot;);&quot;&quot;)">
            <text:p/>
          </table:table-cell>
          <table:table-cell table:formula="of:=IF(NOT([.$I633]=&quot;&quot;);IF([.$C633]=[.M$1];[.$I633];&quot;&quot;);&quot;&quot;)">
            <text:p/>
          </table:table-cell>
          <table:table-cell table:formula="of:=IF(NOT([.$I633]=&quot;&quot;);IF([.$C633]=[.N$1];[.$I633];&quot;&quot;);&quot;&quot;)">
            <text:p/>
          </table:table-cell>
          <table:table-cell table:formula="of:=IF(NOT([.$I633]=&quot;&quot;);IF([.$C633]=[.O$1];[.$I633];&quot;&quot;);&quot;&quot;)">
            <text:p/>
          </table:table-cell>
          <table:table-cell table:formula="of:=IF(NOT([.$I633]=&quot;&quot;);IF([.$C633]=[.P$1];[.$I633];&quot;&quot;);&quot;&quot;)">
            <text:p/>
          </table:table-cell>
          <table:table-cell table:formula="of:=IF(NOT([.$I633]=&quot;&quot;);IF([.$C633]=[.Q$1];[.$I633];&quot;&quot;);&quot;&quot;)">
            <text:p/>
          </table:table-cell>
          <table:table-cell table:formula="of:=IF(NOT([.$I633]=&quot;&quot;);IF([.$C633]=[.R$1];[.$I633];&quot;&quot;);&quot;&quot;)">
            <text:p/>
          </table:table-cell>
          <table:table-cell table:formula="of:=IF(NOT([.$I633]=&quot;&quot;);IF([.$C633]=[.S$1];[.$I633];&quot;&quot;);&quot;&quot;)">
            <text:p/>
          </table:table-cell>
          <table:table-cell table:formula="of:=IF(NOT([.$I633]=&quot;&quot;);IF([.$C633]=[.T$1];[.$I633];&quot;&quot;);&quot;&quot;)">
            <text:p/>
          </table:table-cell>
        </table:table-row>
      </table:table>
      <table:named-expressions>
        <table:named-expression table:name="CellColour" table:base-cell-address="$Meter.$B$31" table:expression="get.cell(63;OFFSET(INDIRECT(&quot;RC&quot;;0);1;1)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6-07T16:27:48.908515913</dc:date>
    <meta:editing-duration>PT10H31M54S</meta:editing-duration>
    <meta:editing-cycles>8</meta:editing-cycles>
    <meta:generator>LibreOffice/7.3.7.2$Linux_X86_64 LibreOffice_project/30$Build-2</meta:generator>
    <meta:print-date>2024-06-05T15:21:42.963385828</meta:print-date>
    <meta:document-statistic meta:table-count="3" meta:cell-count="16695" meta:object-count="0"/>
  </office:meta>
</office:document-meta>
</file>